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Comic Sans MS" svg:font-family="'Comic Sans MS'" style:font-family-generic="swiss"/>
    <style:font-face style:name="MS Sans Serif" svg:font-family="'MS Sans Serif'" style:font-family-generic="swiss"/>
    <style:font-face style:name="Mangal" svg:font-family="Mangal" style:font-family-generic="swiss"/>
    <style:font-face style:name="Tahoma" svg:font-family="Tahoma" style:font-family-generic="swiss"/>
    <style:font-face style:name="Trebuchet MS" svg:font-family="'Trebuchet MS'"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904cm"/>
    </style:style>
    <style:style style:name="co2" style:family="table-column">
      <style:table-column-properties fo:break-before="auto" style:column-width="3.076cm"/>
    </style:style>
    <style:style style:name="co3" style:family="table-column">
      <style:table-column-properties fo:break-before="auto" style:column-width="13.122cm"/>
    </style:style>
    <style:style style:name="co4" style:family="table-column">
      <style:table-column-properties fo:break-before="auto" style:column-width="2.166cm"/>
    </style:style>
    <style:style style:name="co5" style:family="table-column">
      <style:table-column-properties fo:break-before="auto" style:column-width="2.432cm"/>
    </style:style>
    <style:style style:name="co6" style:family="table-column">
      <style:table-column-properties fo:break-before="auto" style:column-width="2.727cm"/>
    </style:style>
    <style:style style:name="co7" style:family="table-column">
      <style:table-column-properties fo:break-before="auto" style:column-width="4.838cm"/>
    </style:style>
    <style:style style:name="co8" style:family="table-column">
      <style:table-column-properties fo:break-before="auto" style:column-width="2.378cm"/>
    </style:style>
    <style:style style:name="co9" style:family="table-column">
      <style:table-column-properties fo:break-before="auto" style:column-width="2.237cm"/>
    </style:style>
    <style:style style:name="co10" style:family="table-column">
      <style:table-column-properties fo:break-before="auto" style:column-width="2.602cm"/>
    </style:style>
    <style:style style:name="co11" style:family="table-column">
      <style:table-column-properties fo:break-before="auto" style:column-width="2.35cm"/>
    </style:style>
    <style:style style:name="co12" style:family="table-column">
      <style:table-column-properties fo:break-before="auto" style:column-width="2.831cm"/>
    </style:style>
    <style:style style:name="co13" style:family="table-column">
      <style:table-column-properties fo:break-before="auto" style:column-width="2.406cm"/>
    </style:style>
    <style:style style:name="co14" style:family="table-column">
      <style:table-column-properties fo:break-before="auto" style:column-width="8.978cm"/>
    </style:style>
    <style:style style:name="co15" style:family="table-column">
      <style:table-column-properties fo:break-before="auto" style:column-width="2.88cm"/>
    </style:style>
    <style:style style:name="co16" style:family="table-column">
      <style:table-column-properties fo:break-before="auto" style:column-width="2.489cm"/>
    </style:style>
    <style:style style:name="co17" style:family="table-column">
      <style:table-column-properties fo:break-before="auto" style:column-width="2.909cm"/>
    </style:style>
    <style:style style:name="co18" style:family="table-column">
      <style:table-column-properties fo:break-before="auto" style:column-width="8.11cm"/>
    </style:style>
    <style:style style:name="co19" style:family="table-column">
      <style:table-column-properties fo:break-before="auto" style:column-width="2.824cm"/>
    </style:style>
    <style:style style:name="co20" style:family="table-column">
      <style:table-column-properties fo:break-before="auto" style:column-width="2.741cm"/>
    </style:style>
    <style:style style:name="co21" style:family="table-column">
      <style:table-column-properties fo:break-before="auto" style:column-width="3.35cm"/>
    </style:style>
    <style:style style:name="co22" style:family="table-column">
      <style:table-column-properties fo:break-before="auto" style:column-width="9.876cm"/>
    </style:style>
    <style:style style:name="co23" style:family="table-column">
      <style:table-column-properties fo:break-before="auto" style:column-width="6.294cm"/>
    </style:style>
    <style:style style:name="co24" style:family="table-column">
      <style:table-column-properties fo:break-before="auto" style:column-width="2.208cm"/>
    </style:style>
    <style:style style:name="co25" style:family="table-column">
      <style:table-column-properties fo:break-before="auto" style:column-width="1.623cm"/>
    </style:style>
    <style:style style:name="co26" style:family="table-column">
      <style:table-column-properties fo:break-before="auto" style:column-width="1.453cm"/>
    </style:style>
    <style:style style:name="co27" style:family="table-column">
      <style:table-column-properties fo:break-before="auto" style:column-width="4.177cm"/>
    </style:style>
    <style:style style:name="co28" style:family="table-column">
      <style:table-column-properties fo:break-before="auto" style:column-width="4.695cm"/>
    </style:style>
    <style:style style:name="co29" style:family="table-column">
      <style:table-column-properties fo:break-before="auto" style:column-width="3.944cm"/>
    </style:style>
    <style:style style:name="co30" style:family="table-column">
      <style:table-column-properties fo:break-before="auto" style:column-width="2.21cm"/>
    </style:style>
    <style:style style:name="co31" style:family="table-column">
      <style:table-column-properties fo:break-before="auto" style:column-width="1.93cm"/>
    </style:style>
    <style:style style:name="co32" style:family="table-column">
      <style:table-column-properties fo:break-before="auto" style:column-width="3.831cm"/>
    </style:style>
    <style:style style:name="co33" style:family="table-column">
      <style:table-column-properties fo:break-before="auto" style:column-width="1.258cm"/>
    </style:style>
    <style:style style:name="co34" style:family="table-column">
      <style:table-column-properties fo:break-before="auto" style:column-width="2.097cm"/>
    </style:style>
    <style:style style:name="co35" style:family="table-column">
      <style:table-column-properties fo:break-before="auto" style:column-width="2.293cm"/>
    </style:style>
    <style:style style:name="co36" style:family="table-column">
      <style:table-column-properties fo:break-before="auto" style:column-width="1.79cm"/>
    </style:style>
    <style:style style:name="co37" style:family="table-column">
      <style:table-column-properties fo:break-before="auto" style:column-width="1.819cm"/>
    </style:style>
    <style:style style:name="co38" style:family="table-column">
      <style:table-column-properties fo:break-before="auto" style:column-width="1.958cm"/>
    </style:style>
    <style:style style:name="co39" style:family="table-column">
      <style:table-column-properties fo:break-before="auto" style:column-width="2.965cm"/>
    </style:style>
    <style:style style:name="co40" style:family="table-column">
      <style:table-column-properties fo:break-before="auto" style:column-width="1.734cm"/>
    </style:style>
    <style:style style:name="co41" style:family="table-column">
      <style:table-column-properties fo:break-before="auto" style:column-width="1.901cm"/>
    </style:style>
    <style:style style:name="co42" style:family="table-column">
      <style:table-column-properties fo:break-before="auto" style:column-width="1.062cm"/>
    </style:style>
    <style:style style:name="co43" style:family="table-column">
      <style:table-column-properties fo:break-before="auto" style:column-width="2.182cm"/>
    </style:style>
    <style:style style:name="co44" style:family="table-column">
      <style:table-column-properties fo:break-before="auto" style:column-width="1.762cm"/>
    </style:style>
    <style:style style:name="co45" style:family="table-column">
      <style:table-column-properties fo:break-before="auto" style:column-width="2.041cm"/>
    </style:style>
    <style:style style:name="co46" style:family="table-column">
      <style:table-column-properties fo:break-before="auto" style:column-width="2.685cm"/>
    </style:style>
    <style:style style:name="co47" style:family="table-column">
      <style:table-column-properties fo:break-before="auto" style:column-width="7.872cm"/>
    </style:style>
    <style:style style:name="co48" style:family="table-column">
      <style:table-column-properties fo:break-before="auto" style:column-width="6.906cm"/>
    </style:style>
    <style:style style:name="co49" style:family="table-column">
      <style:table-column-properties fo:break-before="auto" style:column-width="7.775cm"/>
    </style:style>
    <style:style style:name="co50" style:family="table-column">
      <style:table-column-properties fo:break-before="auto" style:column-width="5.343cm"/>
    </style:style>
    <style:style style:name="co51" style:family="table-column">
      <style:table-column-properties fo:break-before="auto" style:column-width="1.147cm"/>
    </style:style>
    <style:style style:name="co52" style:family="table-column">
      <style:table-column-properties fo:break-before="auto" style:column-width="2.265cm"/>
    </style:style>
    <style:style style:name="co53" style:family="table-column">
      <style:table-column-properties fo:break-before="auto" style:column-width="5.369cm"/>
    </style:style>
    <style:style style:name="co54" style:family="table-column">
      <style:table-column-properties fo:break-before="auto" style:column-width="5.091cm"/>
    </style:style>
    <style:style style:name="co55" style:family="table-column">
      <style:table-column-properties fo:break-before="auto" style:column-width="5.173cm"/>
    </style:style>
    <style:style style:name="co56" style:family="table-column">
      <style:table-column-properties fo:break-before="auto" style:column-width="1.595cm"/>
    </style:style>
    <style:style style:name="co57" style:family="table-column">
      <style:table-column-properties fo:break-before="auto" style:column-width="3.72cm"/>
    </style:style>
    <style:style style:name="co58" style:family="table-column">
      <style:table-column-properties fo:break-before="auto" style:column-width="0.587cm"/>
    </style:style>
    <style:style style:name="co59" style:family="table-column">
      <style:table-column-properties fo:break-before="auto" style:column-width="2.545cm"/>
    </style:style>
    <style:style style:name="co60" style:family="table-column">
      <style:table-column-properties fo:break-before="auto" style:column-width="6.013cm"/>
    </style:style>
    <style:style style:name="co61" style:family="table-column">
      <style:table-column-properties fo:break-before="auto" style:column-width="1.314cm"/>
    </style:style>
    <style:style style:name="co62" style:family="table-column">
      <style:table-column-properties fo:break-before="auto" style:column-width="7.803cm"/>
    </style:style>
    <style:style style:name="co63" style:family="table-column">
      <style:table-column-properties fo:break-before="auto" style:column-width="2.069cm"/>
    </style:style>
    <style:style style:name="co64" style:family="table-column">
      <style:table-column-properties fo:break-before="auto" style:column-width="0.224cm"/>
    </style:style>
    <style:style style:name="co65" style:family="table-column">
      <style:table-column-properties fo:break-before="auto" style:column-width="12.614cm"/>
    </style:style>
    <style:style style:name="co66" style:family="table-column">
      <style:table-column-properties fo:break-before="auto" style:column-width="0.307cm"/>
    </style:style>
    <style:style style:name="co67" style:family="table-column">
      <style:table-column-properties fo:break-before="auto" style:column-width="1.09cm"/>
    </style:style>
    <style:style style:name="co68" style:family="table-column">
      <style:table-column-properties fo:break-before="auto" style:column-width="3.133cm"/>
    </style:style>
    <style:style style:name="co69" style:family="table-column">
      <style:table-column-properties fo:break-before="auto" style:column-width="12.345cm"/>
    </style:style>
    <style:style style:name="co70" style:family="table-column">
      <style:table-column-properties fo:break-before="auto" style:column-width="2.258cm"/>
    </style:style>
    <style:style style:name="co71" style:family="table-column">
      <style:table-column-properties fo:break-before="auto" style:column-width="36.885cm"/>
    </style:style>
    <style:style style:name="co72" style:family="table-column">
      <style:table-column-properties fo:break-before="auto" style:column-width="7.699cm"/>
    </style:style>
    <style:style style:name="co73" style:family="table-column">
      <style:table-column-properties fo:break-before="auto" style:column-width="8.737cm"/>
    </style:style>
    <style:style style:name="co74" style:family="table-column">
      <style:table-column-properties fo:break-before="auto" style:column-width="2.734cm"/>
    </style:style>
    <style:style style:name="co75" style:family="table-column">
      <style:table-column-properties fo:break-before="auto" style:column-width="2.849cm"/>
    </style:style>
    <style:style style:name="co76" style:family="table-column">
      <style:table-column-properties fo:break-before="auto" style:column-width="42.545cm"/>
    </style:style>
    <style:style style:name="ro1" style:family="table-row">
      <style:table-row-properties style:row-height="0.45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0.423cm" fo:break-before="auto" style:use-optimal-row-height="false"/>
    </style:style>
    <style:style style:name="ro4" style:family="table-row">
      <style:table-row-properties style:row-height="0.397cm" fo:break-before="auto" style:use-optimal-row-height="false"/>
    </style:style>
    <style:style style:name="ro5" style:family="table-row">
      <style:table-row-properties style:row-height="0.497cm" fo:break-before="auto" style:use-optimal-row-height="true"/>
    </style:style>
    <style:style style:name="ro6" style:family="table-row">
      <style:table-row-properties style:row-height="0.512cm" fo:break-before="auto" style:use-optimal-row-height="true"/>
    </style:style>
    <style:style style:name="ro7" style:family="table-row">
      <style:table-row-properties style:row-height="0.45cm" fo:break-before="page" style:use-optimal-row-height="false"/>
    </style:style>
    <style:style style:name="ro8" style:family="table-row">
      <style:table-row-properties style:row-height="1.349cm" fo:break-before="auto" style:use-optimal-row-height="false"/>
    </style:style>
    <style:style style:name="ro9" style:family="table-row">
      <style:table-row-properties style:row-height="1.746cm" fo:break-before="auto" style:use-optimal-row-height="false"/>
    </style:style>
    <style:style style:name="ro10" style:family="table-row">
      <style:table-row-properties style:row-height="0.741cm" fo:break-before="auto" style:use-optimal-row-height="false"/>
    </style:style>
    <style:style style:name="ro11" style:family="table-row">
      <style:table-row-properties style:row-height="0.847cm" fo:break-before="auto" style:use-optimal-row-height="false"/>
    </style:style>
    <style:style style:name="ro12" style:family="table-row">
      <style:table-row-properties style:row-height="0.873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1.429cm" fo:break-before="auto" style:use-optimal-row-height="false"/>
    </style:style>
    <style:style style:name="ro15" style:family="table-row">
      <style:table-row-properties style:row-height="0.582cm" fo:break-before="auto" style:use-optimal-row-height="false"/>
    </style:style>
    <style:style style:name="ro16" style:family="table-row">
      <style:table-row-properties style:row-height="0.476cm" fo:break-before="auto" style:use-optimal-row-height="false"/>
    </style:style>
    <style:style style:name="ro17" style:family="table-row">
      <style:table-row-properties style:row-height="2.249cm" fo:break-before="auto" style:use-optimal-row-height="true"/>
    </style:style>
    <style:style style:name="ro18" style:family="table-row">
      <style:table-row-properties style:row-height="0.9cm" fo:break-before="auto" style:use-optimal-row-height="true"/>
    </style:style>
    <style:style style:name="ro19" style:family="table-row">
      <style:table-row-properties style:row-height="0.476cm" fo:break-before="auto" style:use-optimal-row-height="true"/>
    </style:style>
    <style:style style:name="ro20" style:family="table-row">
      <style:table-row-properties style:row-height="1.349cm" fo:break-before="auto" style:use-optimal-row-height="true"/>
    </style:style>
    <style:style style:name="ro21" style:family="table-row">
      <style:table-row-properties style:row-height="1.799cm" fo:break-before="auto" style:use-optimal-row-height="true"/>
    </style:style>
    <style:style style:name="ro22" style:family="table-row">
      <style:table-row-properties style:row-height="1.376cm" fo:break-before="auto" style:use-optimal-row-height="true"/>
    </style:style>
    <style:style style:name="ro23" style:family="table-row">
      <style:table-row-properties style:row-height="0.582cm" fo:break-before="auto" style:use-optimal-row-height="true"/>
    </style:style>
    <style:style style:name="ro24" style:family="table-row">
      <style:table-row-properties style:row-height="0.452cm" fo:break-before="auto" style:use-optimal-row-height="true"/>
    </style:style>
    <style:style style:name="ta1" style:family="table" style:master-page-name="PageStyle_5f_Hypothèses">
      <style:table-properties table:display="true" style:writing-mode="lr-tb"/>
    </style:style>
    <style:style style:name="ta2" style:family="table" style:master-page-name="PageStyle_5f_1.1_20_Plan_20_de_20_financement_20_">
      <style:table-properties table:display="true" style:writing-mode="lr-tb"/>
    </style:style>
    <style:style style:name="ta3" style:family="table" style:master-page-name="PageStyle_5f_1.2_20_Amortissements">
      <style:table-properties table:display="true" style:writing-mode="lr-tb"/>
    </style:style>
    <style:style style:name="ta4" style:family="table" style:master-page-name="PageStyle_5f_2.1_20_CA_2c__20_CV">
      <style:table-properties table:display="true" style:writing-mode="lr-tb"/>
    </style:style>
    <style:style style:name="ta5" style:family="table" style:master-page-name="PageStyle_5f_2.2_20_CF">
      <style:table-properties table:display="true" style:writing-mode="lr-tb"/>
    </style:style>
    <style:style style:name="ta6" style:family="table" style:master-page-name="PageStyle_5f_3._20_Personnel">
      <style:table-properties table:display="true" style:writing-mode="lr-tb"/>
    </style:style>
    <style:style style:name="ta7" style:family="table" style:master-page-name="PageStyle_5f_4._20_CdR">
      <style:table-properties table:display="true" style:writing-mode="lr-tb"/>
    </style:style>
    <style:style style:name="ta8" style:family="table" style:master-page-name="PageStyle_5f_5._20_Impôts">
      <style:table-properties table:display="true" style:writing-mode="lr-tb"/>
    </style:style>
    <style:style style:name="ta9" style:family="table" style:master-page-name="PageStyle_5f_6._20_Trésorerie_20_si_20_préfin_20_T">
      <style:table-properties table:display="true" style:writing-mode="lr-tb"/>
    </style:style>
    <style:style style:name="ta10" style:family="table" style:master-page-name="PageStyle_5f_6.bis_20_Trésorerie_20_si_20_pas_20_préfin">
      <style:table-properties table:display="true" style:writing-mode="lr-tb"/>
    </style:style>
    <style:style style:name="ta11" style:family="table" style:master-page-name="PageStyle_5f_7._20_bilan_20__2b__20_ratio">
      <style:table-properties table:display="true" style:writing-mode="lr-tb"/>
    </style:style>
    <style:style style:name="ta12" style:family="table" style:master-page-name="PageStyle_5f_7._20_Plan_20_rbt">
      <style:table-properties table:display="false" style:writing-mode="lr-tb"/>
    </style:style>
    <style:style style:name="ta13" style:family="table" style:master-page-name="PageStyle_5f_plan_20_A_20_versus_20_B">
      <style:table-properties table:display="false" style:writing-mode="lr-tb"/>
    </style:style>
    <style:style style:name="ta14" style:family="table" style:master-page-name="PageStyle_5f_Feuil1">
      <style:table-properties table:display="false" style:writing-mode="lr-tb"/>
    </style:style>
    <style:style style:name="ta15" style:family="table" style:master-page-name="PageStyle_5f_Rapport_20_sur_20_la_20_compatibilité">
      <style:table-properties table:display="false" style:writing-mode="lr-tb"/>
    </style:style>
    <style:style style:name="ta16"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fo:background-color="#dce6f2"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8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fo:background-color="#dce6f2"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 style:family="table-cell" style:parent-style-name="Excel_5f_BuiltIn_5f_Percent">
      <style:table-cell-properties style:glyph-orientation-vertical="0" fo:background-color="#dce6f2"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table-cell-properties fo:background-color="#dce6f2"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 style:family="table-cell" style:parent-style-name="Default" style:data-style-name="N0">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1_5f_1" style:base-cell-address="Hypothèses.B23"/>
      <style:map style:condition="cell-content()&gt;0" style:apply-style-name="Excel_5f_CondFormat_5f_1_5f_1_5f_2" style:base-cell-address="Hypothèses.B23"/>
    </style:style>
    <style:style style:name="ce20"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7_5f_1" style:base-cell-address="Hypothèses.B25"/>
      <style:map style:condition="cell-content()&gt;0" style:apply-style-name="Excel_5f_CondFormat_5f_1_5f_7_5f_2" style:base-cell-address="Hypothèses.B25"/>
    </style:style>
    <style:style style:name="ce21" style:family="table-cell" style:parent-style-name="Default" style:data-style-name="N2">
      <style:table-cell-properties fo:padding="0.071cm"/>
    </style:style>
    <style:style style:name="ce22" style:family="table-cell" style:parent-style-name="Default" style:data-style-name="N202">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2_5f_1" style:base-cell-address="Hypothèses.B42"/>
      <style:map style:condition="cell-content()&gt;0" style:apply-style-name="Excel_5f_CondFormat_5f_1_5f_2_5f_2" style:base-cell-address="Hypothèses.B42"/>
    </style:style>
    <style:style style:name="ce23"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89">
      <style:table-cell-properties style:glyph-orientation-vertical="0" fo:border-bottom="0.2pt solid #3c3c3c"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Excel_5f_BuiltIn_5f_Comma">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NOT(ISERROR(SEARCH(&quot;PB&quot;;[Hypothèses.G24]))))" style:apply-style-name="Excel_5f_CondFormat_5f_1_5f_3_5f_1" style:base-cell-address="Hypothèses.G24"/>
    </style:style>
    <style:style style:name="ce28" style:family="table-cell" style:parent-style-name="Excel_5f_BuiltIn_5f_Comma">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table-cell-properties fo:background-color="transparent" fo:padding="0.071cm"/>
    </style:style>
    <style:style style:name="ce30" style:family="table-cell" style:parent-style-name="Default" style:data-style-name="N189">
      <style:table-cell-properties style:glyph-orientation-vertical="0" fo:border-bottom="0.2pt solid #3c3c3c" fo:background-color="#bfbfb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89">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diagonal-bl-tr="none" style:diagonal-tl-br="none" fo:background-color="transparent" fo:border="none" fo:padding="0.071cm" style:rotation-align="none"/>
    </style:style>
    <style:style style:name="ce34"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4_5f_1" style:base-cell-address="Hypothèses.E50"/>
      <style:map style:condition="cell-content()&lt;0" style:apply-style-name="Excel_5f_CondFormat_5f_1_5f_4_5f_2" style:base-cell-address="Hypothèses.E50"/>
      <style:map style:condition="cell-content()&gt;0" style:apply-style-name="Excel_5f_CondFormat_5f_1_5f_4_5f_3" style:base-cell-address="Hypothèses.E50"/>
    </style:style>
    <style:style style:name="ce36"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5_5f_1" style:base-cell-address="Hypothèses.E53"/>
      <style:map style:condition="cell-content()&lt;0" style:apply-style-name="Excel_5f_CondFormat_5f_1_5f_5_5f_2" style:base-cell-address="Hypothèses.E53"/>
      <style:map style:condition="cell-content()&gt;0" style:apply-style-name="Excel_5f_CondFormat_5f_1_5f_5_5f_3" style:base-cell-address="Hypothèses.E53"/>
    </style:style>
    <style:style style:name="ce37"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6_5f_1" style:base-cell-address="Hypothèses.E55"/>
      <style:map style:condition="cell-content()&lt;0" style:apply-style-name="Excel_5f_CondFormat_5f_1_5f_6_5f_2" style:base-cell-address="Hypothèses.E55"/>
      <style:map style:condition="cell-content()&gt;0" style:apply-style-name="Excel_5f_CondFormat_5f_1_5f_6_5f_3" style:base-cell-address="Hypothèses.E55"/>
    </style:style>
    <style:style style:name="ce38" style:family="table-cell" style:parent-style-name="Default">
      <style:map style:condition="is-true-formula(NOT(ISERROR(SEARCH(&quot;PB&quot;;[Hypothèses.G24]))))" style:apply-style-name="Excel_5f_CondFormat_5f_1_5f_3_5f_1" style:base-cell-address="Hypothèses.G24"/>
    </style:style>
    <style:style style:name="ce39"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diagonal-bl-tr="none" style:diagonal-tl-br="none" fo:border="none" fo:padding="0.071cm" style:rotation-align="none"/>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137"/>
    <style:style style:name="ce44"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data-style-name="N2">
      <style:table-cell-properties style:diagonal-bl-tr="none" style:diagonal-tl-br="none" fo:border="none" fo:padding="0.071cm" style:rotation-align="none"/>
    </style:style>
    <style:style style:name="ce4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 style:family="table-cell" style:parent-style-name="Normal_5f_Feuil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Normal_5f_Feuil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 style:family="table-cell" style:parent-style-name="Normal_5f_Feuil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Normal_5f_Feuil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Normal_5f_Feuil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 style:family="table-cell" style:parent-style-name="Normal_5f_Feuil1">
      <style:table-cell-properties style:glyph-orientation-vertical="0" fo:border-bottom="0.2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 style:family="table-cell" style:parent-style-name="Normal_5f_Feuil1">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Excel_20_Built-in_20_20_25__20_-_20_Accent1" style:data-style-name="N135">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 style:family="table-cell" style:parent-style-name="Normal_5f_Feuil1">
      <style:table-cell-properties style:glyph-orientation-vertical="0" fo:border-bottom="0.2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Excel_20_Built-in_20_20_25__20_-_20_Accent1" style:data-style-name="N135">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Excel_20_Built-in_20_20_25__20_-_20_Accent1" style:data-style-name="N135">
      <style:table-cell-properties style:glyph-orientation-vertical="0" fo:background-color="#fffff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value-type" style:repeat-content="false" fo:wrap-option="wrap" fo:border-left="0.2pt solid #3c3c3c" style:direction="ltr" fo:padding="0.071cm" fo:border-right="0.2pt solid #000000" style:rotation-angle="0" style:rotation-align="none" style:shrink-to-fit="false" fo:border-top="0.2pt solid #000000" style:vertical-align="middle"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 style:family="table-cell" style:parent-style-name="Normal_5f_Feuil1" style:data-style-name="N166">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value-type" style:repeat-content="false" fo:wrap-option="wrap" fo:border-left="none" style:direction="ltr" fo:padding="0.071cm" fo:border-right="0.2pt solid #000000" style:rotation-angle="0" style:rotation-align="none" style:shrink-to-fit="false" fo:border-top="0.2pt solid #000000" style:vertical-align="middle"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2" style:family="table-cell" style:parent-style-name="Excel_20_Built-in_20_20_25__20_-_20_Accent1" style:data-style-name="N135">
      <style:table-cell-properties style:glyph-orientation-vertical="0" fo:border-bottom="0.2pt solid #000000" style:cell-protect="protected"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 style:family="table-cell" style:parent-style-name="Excel_20_Built-in_20_20_25__20_-_20_Accent1" style:data-style-name="N135">
      <style:table-cell-properties style:glyph-orientation-vertical="0" fo:border-bottom="0.2pt solid #000000" fo:background-color="#dce6f2"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Excel_20_Built-in_20_20_25__20_-_20_Accent1" style:data-style-name="N135">
      <style:table-cell-properties style:glyph-orientation-vertical="0" fo:border-bottom="0.2pt solid #000000" fo:background-color="#dce6f2"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 style:family="table-cell" style:parent-style-name="Excel_20_Built-in_20_20_25__20_-_20_Accent1" style:data-style-name="N135">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 style:family="table-cell" style:parent-style-name="Excel_20_Built-in_20_20_25__20_-_20_Accent1" style:data-style-name="N135">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Normal_5f_Feuil1">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 style:family="table-cell" style:parent-style-name="Excel_20_Built-in_20_20_25__20_-_20_Accent1" style:data-style-name="N135">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0"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Excel_20_Built-in_20_20_25__20_-_20_Accent1" style:data-style-name="N135">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Excel_20_Built-in_20_20_25__20_-_20_Accent1" style:data-style-name="N0">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Excel_20_Built-in_20_20_25__20_-_20_Accent1" style:data-style-name="N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 style:family="table-cell" style:parent-style-name="Normal_5f_Feuil1">
      <style:table-cell-properties style:glyph-orientation-vertical="0" fo:border-bottom="none" style:diagonal-bl-tr="none" style:diagonal-tl-br="none" style:text-align-source="value-type" style:repeat-content="false" fo:wrap-option="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3"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Normal_5f_Feuil1">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 style:family="table-cell" style:parent-style-name="Normal_5f_Feuil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 style:family="table-cell" style:parent-style-name="Normal_5f_Feuil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 style:family="table-cell" style:parent-style-name="Normal_5f_Feuil1" style:data-style-name="N178">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 style:family="table-cell" style:parent-style-name="Default"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Excel_5f_BuiltIn_5f_Comma">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1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2_5f_1_5f_1" style:base-cell-address="'1.1 Plan de financement '.H48"/>
      <style:map style:condition="cell-content()=&quot;OK&quot;" style:apply-style-name="Excel_5f_CondFormat_5f_2_5f_1_5f_2" style:base-cell-address="'1.1 Plan de financement '.H48"/>
    </style:style>
    <style:style style:name="ce117" style:family="table-cell" style:parent-style-name="Default" style:data-style-name="N165">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22"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data-style-name="N121">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4" style:family="table-cell" style:parent-style-name="Default" style:data-style-name="N121">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5" style:family="table-cell" style:parent-style-name="Excel_5f_BuiltIn_5f_Comma" style:data-style-name="N0">
      <style:table-cell-properties style:glyph-orientation-vertical="0" fo:background-color="#dce6f2" style:cell-protect="protected" style:print-content="true"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style>
    <style:style style:name="ce126" style:family="table-cell" style:parent-style-name="Default" style:data-style-name="N121">
      <style:table-cell-properties style:glyph-orientation-vertical="0"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7" style:family="table-cell" style:parent-style-name="Default" style:data-style-name="N12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data-style-name="N121">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30"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31" style:family="table-cell" style:parent-style-name="Default" style:data-style-name="N121">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Excel_5f_BuiltIn_5f_Percent" style:data-style-name="N1">
      <style:table-cell-properties style:glyph-orientation-vertical="0" fo:background-color="#dce6f2" style:cell-protect="protected"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data-style-name="N121">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data-style-name="N10">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data-style-name="N121">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8"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0"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4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3"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Excel_5f_BuiltIn_5f_Comma"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6" style:family="table-cell" style:parent-style-name="Excel_5f_BuiltIn_5f_Comma"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8"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data-style-name="N10109">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Default" style:data-style-name="N10109">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glyph-orientation-vertical="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glyph-orientation-vertical="0" style:cell-protect="none" style:print-content="true" style:diagonal-bl-tr="none" style:diagonal-tl-br="none" style:text-align-source="value-type" style:repeat-content="false" fo:wrap-option="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5"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109">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7"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glyph-orientation-vertical="0" fo:background-color="#c0c0c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9" style:family="table-cell" style:parent-style-name="Excel_20_Built-in_20_20_25__20_-_20_Accent1" style:data-style-name="N135">
      <style:table-cell-properties style:glyph-orientation-vertical="0" fo:background-color="#bfbfb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0"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Excel_5f_BuiltIn_5f_Comma" style:data-style-name="N174">
      <style:table-cell-properties style:glyph-orientation-vertical="0" fo:background-color="#c0c0c0" style:cell-protect="protected"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2" style:family="table-cell" style:parent-style-name="Default" style:data-style-name="N176">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3" style:family="table-cell" style:parent-style-name="Default" style:data-style-name="N176">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4" style:family="table-cell" style:parent-style-name="Default" style:data-style-name="N176">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5" style:family="table-cell" style:parent-style-name="Default" style:data-style-name="N176">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6" style:family="table-cell" style:parent-style-name="Excel_20_Built-in_20_20_25__20_-_20_Accent1" style:data-style-name="N178">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68"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Excel_5f_BuiltIn_5f_Comma" style:data-style-name="N174">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data-style-name="N1">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5"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6"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7" style:family="table-cell" style:parent-style-name="Default" style:data-style-name="N1">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8"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data-style-name="N1">
      <style:table-cell-properties style:glyph-orientation-vertical="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0" style:family="table-cell" style:parent-style-name="Default" style:data-style-name="N1">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1" style:family="table-cell" style:parent-style-name="Default" style:data-style-name="N1">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2" style:family="table-cell" style:parent-style-name="Default" style:data-style-name="N1">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data-style-name="N1">
      <style:table-cell-properties style:glyph-orientation-vertical="0" fo:border-bottom="0.2pt solid #3c3c3c"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5" style:family="table-cell" style:parent-style-name="Default" style:data-style-name="N1">
      <style:table-cell-properties style:glyph-orientation-vertical="0" fo:background-color="#c0c0c0" style:diagonal-bl-tr="none" style:diagonal-tl-br="none" style:text-align-source="fix" style:repeat-content="false" fo:wrap-option="wrap" fo:border="0.2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7" style:family="table-cell" style:parent-style-name="Default" style:data-style-name="N1">
      <style:table-cell-properties style:glyph-orientation-vertical="0" fo:border-bottom="0.2pt solid #3c3c3c"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9"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Excel_5f_BuiltIn_5f_Comma" style:data-style-name="N174">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2"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6" style:family="table-cell" style:parent-style-name="Default">
      <style:table-cell-properties style:glyph-orientation-vertical="0" fo:border-bottom="0.2pt solid #3c3c3c" fo:background-color="#bfbfb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7" style:family="table-cell" style:parent-style-name="Default" style:data-style-name="N178">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8" style:family="table-cell" style:parent-style-name="Default" style:data-style-name="N178">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9" style:family="table-cell" style:parent-style-name="Default" style:data-style-name="N178">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0" style:family="table-cell" style:parent-style-name="Default" style:data-style-name="N178">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2"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3"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4" style:family="table-cell" style:parent-style-name="Default" style:data-style-name="N176">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5"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6" style:family="table-cell" style:parent-style-name="Excel_20_Built-in_20_20_25__20_-_20_Accent1" style:data-style-name="N135">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7"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8" style:family="table-cell" style:parent-style-name="Default" style:data-style-name="N176">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9" style:family="table-cell" style:parent-style-name="Excel_20_Built-in_20_20_25__20_-_20_Accent1" style:data-style-name="N135">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0" style:family="table-cell" style:parent-style-name="Excel_20_Built-in_20_20_25__20_-_20_Accent1" style:data-style-name="N117">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1" style:family="table-cell" style:parent-style-name="Excel_20_Built-in_20_20_25__20_-_20_Accent1" style:data-style-name="N176">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2"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3" style:family="table-cell" style:parent-style-name="Default" style:data-style-name="N2">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4"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15"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6" style:family="table-cell" style:parent-style-name="Excel_5f_BuiltIn_5f_Comma" style:data-style-name="N17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7" style:family="table-cell" style:parent-style-name="Excel_5f_BuiltIn_5f_Comma" style:data-style-name="N17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8"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1_5f_1" style:base-cell-address="'2.1 CA, CV'.J8"/>
      <style:map style:condition="cell-content()=&quot;OK&quot;" style:apply-style-name="Excel_5f_CondFormat_5f_4_5f_1_5f_2" style:base-cell-address="'2.1 CA, CV'.J8"/>
    </style:style>
    <style:style style:name="ce219" style:family="table-cell" style:parent-style-name="Default" style:data-style-name="N165">
      <style:table-cell-properties style:glyph-orientation-vertical="0" fo:border-bottom="0.2pt solid #000000"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0" style:family="table-cell" style:parent-style-name="Default" style:data-style-name="N2">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2_5f_1" style:base-cell-address="'2.1 CA, CV'.J12"/>
      <style:map style:condition="cell-content()=&quot;OK&quot;" style:apply-style-name="Excel_5f_CondFormat_5f_4_5f_2_5f_2" style:base-cell-address="'2.1 CA, CV'.J12"/>
    </style:style>
    <style:style style:name="ce221" style:family="table-cell" style:parent-style-name="Default" style:data-style-name="N165">
      <style:table-cell-properties style:glyph-orientation-vertical="0" fo:border-bottom="none" style:diagonal-bl-tr="none" style:diagonal-tl-br="none" style:text-align-source="value-type"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2" style:family="table-cell" style:parent-style-name="Excel_5f_BuiltIn_5f_Comma" style:data-style-name="N17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3" style:family="table-cell" style:parent-style-name="Default" style:data-style-name="N2">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3_5f_1" style:base-cell-address="'2.1 CA, CV'.J16"/>
      <style:map style:condition="cell-content()=&quot;OK&quot;" style:apply-style-name="Excel_5f_CondFormat_5f_4_5f_3_5f_2" style:base-cell-address="'2.1 CA, CV'.J16"/>
    </style:style>
    <style:style style:name="ce224" style:family="table-cell" style:parent-style-name="Default" style:data-style-name="N165">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5"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6"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7" style:family="table-cell" style:parent-style-name="Default" style:data-style-name="N2">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8" style:family="table-cell" style:parent-style-name="Default" style:data-style-name="N2">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9" style:family="table-cell" style:parent-style-name="Default" style:data-style-name="N2">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0"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1"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2" style:family="table-cell" style:parent-style-name="Default" style:data-style-name="N2">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3" style:family="table-cell" style:parent-style-name="Default" style:data-style-name="N2">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4" style:family="table-cell" style:parent-style-name="Default" style:data-style-name="N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5" style:family="table-cell" style:parent-style-name="Default" style:data-style-name="N2">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6"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8"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data-style-name="N2">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0" style:family="table-cell" style:parent-style-name="Default" style:data-style-name="N1">
      <style:table-cell-properties style:glyph-orientation-vertical="0" fo:border-bottom="0.2pt solid #3c3c3c" fo:background-color="#c0c0c0" style:diagonal-bl-tr="none" style:diagonal-tl-br="none" style:text-align-source="fix" style:repeat-content="false" fo:wrap-option="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1"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5_5f_1" style:base-cell-address="'2.1 CA, CV'.K8"/>
      <style:map style:condition="cell-content()=&quot;OK&quot;" style:apply-style-name="Excel_5f_CondFormat_5f_4_5f_5_5f_2" style:base-cell-address="'2.1 CA, CV'.K8"/>
    </style:style>
    <style:style style:name="ce242"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6_5f_1" style:base-cell-address="'2.1 CA, CV'.K12"/>
      <style:map style:condition="cell-content()=&quot;OK&quot;" style:apply-style-name="Excel_5f_CondFormat_5f_4_5f_6_5f_2" style:base-cell-address="'2.1 CA, CV'.K12"/>
    </style:style>
    <style:style style:name="ce243"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4_5f_1" style:base-cell-address="'2.1 CA, CV'.K16"/>
      <style:map style:condition="cell-content()=&quot;OK&quot;" style:apply-style-name="Excel_5f_CondFormat_5f_4_5f_4_5f_2" style:base-cell-address="'2.1 CA, CV'.K16"/>
    </style:style>
    <style:style style:name="ce244" style:family="table-cell" style:parent-style-name="Default" style:data-style-name="N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5"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6"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7" style:family="table-cell" style:parent-style-name="Default" style:data-style-name="N2">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8" style:family="table-cell" style:parent-style-name="Default" style:data-style-name="N2">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0" style:family="table-cell" style:parent-style-name="Excel_5f_BuiltIn_5f_Comma" style:data-style-name="N17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2"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3" style:family="table-cell" style:parent-style-name="Default" style:data-style-name="N117">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glyph-orientation-vertical="0" fo:background-color="#bfbfbf"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5" style:family="table-cell" style:parent-style-name="Default" style:data-style-name="N176">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6" style:family="table-cell" style:parent-style-name="Default" style:data-style-name="N176">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7" style:family="table-cell" style:parent-style-name="Default" style:data-style-name="N176">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9" style:family="table-cell" style:parent-style-name="Default">
      <style:table-cell-properties style:glyph-orientation-vertical="0" fo:background-color="#0066cc"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0"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1" style:family="table-cell" style:parent-style-name="Default" style:data-style-name="N117">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2" style:family="table-cell" style:parent-style-name="Default" style:data-style-name="N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3"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6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4" style:family="table-cell" style:parent-style-name="Excel_20_Built-in_20_20_25__20_-_20_Accent1" style:data-style-name="N176">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6" style:family="table-cell" style:parent-style-name="Default">
      <style:table-cell-properties style:glyph-orientation-vertical="0" fo:border-bottom="0.2pt solid #000000" fo:background-color="#c0c0c0" style:cell-protect="none" style:print-content="true"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7" style:family="table-cell" style:parent-style-name="Excel_20_Built-in_20_20_25__20_-_20_Accent1" style:data-style-name="N174">
      <style:table-cell-properties style:glyph-orientation-vertical="0" fo:background-color="#dce6f2"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8" style:family="table-cell" style:parent-style-name="Excel_20_Built-in_20_20_25__20_-_20_Accent1" style:data-style-name="N17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9" style:family="table-cell" style:parent-style-name="Default" style:data-style-name="N177">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0" style:family="table-cell" style:parent-style-name="Default" style:data-style-name="N177">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1" style:family="table-cell" style:parent-style-name="Excel_20_Built-in_20_20_25__20_-_20_Accent1" style:data-style-name="N174">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2" style:family="table-cell" style:parent-style-name="Default" style:data-style-name="N177">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3" style:family="table-cell" style:parent-style-name="Excel_20_Built-in_20_20_25__20_-_20_Accent1" style:data-style-name="N17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4" style:family="table-cell" style:parent-style-name="Default" style:data-style-name="N177">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6"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7" style:family="table-cell" style:parent-style-name="Default" style:data-style-name="N177">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8" style:family="table-cell" style:parent-style-name="Default" style:data-style-name="N177">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9" style:family="table-cell" style:parent-style-name="Excel_20_Built-in_20_20_25__20_-_20_Accent1" style:data-style-name="N174">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0" style:family="table-cell" style:parent-style-name="Default" style:data-style-name="N177">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1" style:family="table-cell" style:parent-style-name="Default">
      <style:table-cell-properties style:glyph-orientation-vertical="0" fo:background-color="#0066cc"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data-style-name="N19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7" style:family="table-cell" style:parent-style-name="Default" style:data-style-name="N19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8"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2" style:family="table-cell" style:parent-style-name="Default" style:data-style-name="N12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3" style:family="table-cell" style:parent-style-name="Default" style:data-style-name="N12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4" style:family="table-cell" style:parent-style-name="Default" style:data-style-name="N12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5"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6" style:family="table-cell" style:parent-style-name="Default">
      <style:table-cell-properties style:glyph-orientation-vertical="0" fo:background-color="#0066cc"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7" style:family="table-cell" style:parent-style-name="Default">
      <style:table-cell-properties style:glyph-orientation-vertical="0" fo:background-color="#ccffff"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29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00"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1" style:family="table-cell" style:parent-style-name="Default">
      <style:table-cell-properties style:glyph-orientation-vertical="0" fo:border-bottom="none"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2" style:family="table-cell" style:parent-style-name="Default">
      <style:table-cell-properties style:glyph-orientation-vertical="0" fo:border-bottom="none"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3" style:family="table-cell" style:parent-style-name="Default">
      <style:table-cell-properties style:glyph-orientation-vertical="0" fo:border-bottom="0.2pt solid #000000"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06" style:family="table-cell" style:parent-style-name="Default" style:data-style-name="N1">
      <style:table-cell-properties style:glyph-orientation-vertical="0" fo:background-color="#bfbfbf"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7" style:family="table-cell" style:parent-style-name="Default"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8" style:family="table-cell" style:parent-style-name="Default"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9"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310"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311" style:family="table-cell" style:parent-style-name="Default" style:data-style-name="N1">
      <style:table-cell-properties style:glyph-orientation-vertical="0" fo:border-bottom="0.2pt solid #000000" fo:background-color="#bfbfbf"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12" style:family="table-cell" style:parent-style-name="Default" style:data-style-name="N18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3"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style>
    <style:style style:name="ce314"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180">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6"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17" style:family="table-cell" style:parent-style-name="Default" style:data-style-name="N180">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8" style:family="table-cell" style:parent-style-name="Default" style:data-style-name="N13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font-size="10pt" fo:font-weight="normal" style:font-size-asian="10pt" style:font-weight-asian="normal" style:font-size-complex="10pt" style:font-weight-complex="normal"/>
    </style:style>
    <style:style style:name="ce319" style:family="table-cell" style:parent-style-name="Default" style:data-style-name="N137">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0" style:family="table-cell" style:parent-style-name="Default" style:data-style-name="N137">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1" style:family="table-cell" style:parent-style-name="Default" style:data-style-name="N137">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2" style:family="table-cell" style:parent-style-name="Default">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3" style:family="table-cell" style:parent-style-name="Default">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4" style:family="table-cell" style:parent-style-name="Default">
      <style:table-cell-properties style:cell-protect="none"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5" style:family="table-cell" style:parent-style-name="Default" style:data-style-name="N3">
      <style:table-cell-properties style:cell-protect="none" style:print-content="true" style:diagonal-bl-tr="none" style:diagonal-tl-br="none" fo:background-color="transparent" fo:border="0.2pt solid #000000"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6"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0.2pt solid #333333"/>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7"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8" style:family="table-cell" style:parent-style-name="Default">
      <style:table-cell-properties fo:border-bottom="none" style:cell-protect="none" style:print-content="true" style:diagonal-bl-tr="none" style:diagonal-tl-br="none" fo:background-color="transparent" fo:border-left="0.2pt solid #333333" fo:padding="0.071cm" fo:border-right="none" style:rotation-align="none" fo:border-top="0.2pt solid #333333"/>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9" style:family="table-cell" style:parent-style-name="Default">
      <style:table-cell-properties fo:border-bottom="0.2pt solid #000000"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0" style:family="table-cell" style:parent-style-name="Default">
      <style:table-cell-properties fo:border-bottom="0.2pt solid #3c3c3c"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1"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2"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3" style:family="table-cell" style:parent-style-name="Default">
      <style:table-cell-properties fo:border-bottom="0.06pt solid #000000"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4"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5"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0.2pt solid #000000"/>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6" style:family="table-cell" style:parent-style-name="Default">
      <style:table-cell-properties fo:border-bottom="none" style:cell-protect="none" style:print-content="true" style:diagonal-bl-tr="none" style:diagonal-tl-br="none" fo:background-color="transparent" fo:border-left="0.2pt solid #333333" fo:padding="0.071cm" fo:border-right="none"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7" style:family="table-cell" style:parent-style-name="Default">
      <style:table-cell-properties fo:border-bottom="none" style:cell-protect="none" style:print-content="true" style:diagonal-bl-tr="none" style:diagonal-tl-br="none" fo:background-color="transparent" fo:border-left="0.2pt solid #3c3c3c"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8" style:family="table-cell" style:parent-style-name="Default">
      <style:table-cell-properties fo:border-bottom="none" style:cell-protect="none" style:print-content="true" style:diagonal-bl-tr="none" style:diagonal-tl-br="none" fo:background-color="transparent" fo:border-left="0.2pt solid #3c3c3c"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9" style:family="table-cell" style:parent-style-name="Default">
      <style:table-cell-properties fo:border-bottom="0.2pt solid #3c3c3c" style:cell-protect="none" style:print-content="true" style:diagonal-bl-tr="none" style:diagonal-tl-br="none" fo:background-color="transparent" fo:border-left="0.2pt solid #3c3c3c"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0"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0.06pt solid #000000"/>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1"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2" style:family="table-cell" style:parent-style-name="Default">
      <style:table-cell-properties fo:border-bottom="0.2pt solid #333333" style:cell-protect="none" style:print-content="true" style:diagonal-bl-tr="none" style:diagonal-tl-br="none" fo:background-color="transparent" fo:border-left="0.2pt solid #333333" fo:padding="0.071cm" fo:border-right="0.2pt solid #000000"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3" style:family="table-cell" style:parent-style-name="Default" style:data-style-name="N3">
      <style:table-cell-properties fo:border-bottom="0.2pt solid #3c3c3c" fo:background-color="#a6a6a6" style:cell-protect="none" style:print-content="true" style:diagonal-bl-tr="none" style:diagonal-tl-br="none" fo:border-left="0.2pt solid #3c3c3c"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4" style:family="table-cell" style:parent-style-name="Default" style:data-style-name="N3">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5"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7"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8"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9" style:family="table-cell" style:parent-style-name="Excel_20_Built-in_20_20_25__20_-_20_Accent1" style:data-style-name="N13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0"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1" style:family="table-cell" style:parent-style-name="Excel_20_Built-in_20_20_25__20_-_20_Accent1" style:data-style-name="N135">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2" style:family="table-cell" style:parent-style-name="Default" style:data-style-name="N10109">
      <style:table-cell-properties style:glyph-orientation-vertical="0"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4" style:family="table-cell" style:parent-style-name="Default">
      <style:table-cell-properties fo:border-bottom="0.2pt solid #000000" style:diagonal-bl-tr="none" style:diagonal-tl-br="none" fo:background-color="transparent" fo:border-left="0.2pt solid #000000" fo:padding="0.071cm" fo:border-right="none" style:rotation-align="none" fo:border-top="0.2pt solid #000000"/>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5"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6" style:family="table-cell" style:parent-style-name="Default" style:data-style-name="N3">
      <style:table-cell-properties style:glyph-orientation-vertical="0" fo:border-bottom="none" fo:background-color="#dce6f2" style:cell-protect="none" style:print-content="true" style:diagonal-bl-tr="none" style:diagonal-tl-br="none" style:text-align-source="fix" style:repeat-content="false"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7"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0"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1"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2"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4"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5"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none" style:rotation-angle="0" style:rotation-align="none" style:shrink-to-fit="false" fo:border-top="0.2pt solid #333333"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8"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9"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0"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1"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2"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3"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4"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5"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6"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7" style:family="table-cell" style:parent-style-name="Excel_20_Built-in_20_20_25__20_-_20_Accent1" style:data-style-name="N180">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8"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9"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0" style:family="table-cell" style:parent-style-name="Default">
      <style:table-cell-properties fo:border-bottom="0.2pt solid #3c3c3c" fo:background-color="#a6a6a6" style:diagonal-bl-tr="none" style:diagonal-tl-br="none" fo:border-left="0.2pt solid #000000" fo:padding="0.071cm" fo:border-right="0.2pt solid #000000"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2"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3"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4"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5" style:family="table-cell" style:parent-style-name="Normal_5f_Feuil1"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2pt solid #000000"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6"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8"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9" style:family="table-cell" style:parent-style-name="Default">
      <style:table-cell-properties fo:border-bottom="0.2pt solid #000000" style:diagonal-bl-tr="none" style:diagonal-tl-br="none" fo:background-color="transparent" fo:border-left="none" fo:padding="0.071cm" fo:border-right="none" style:rotation-align="none" fo:border-top="0.2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2" style:family="table-cell" style:parent-style-name="Default" style:data-style-name="N3">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3"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4"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5"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33333"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6"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8"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9"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1"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2"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3"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4" style:family="table-cell" style:parent-style-name="Default">
      <style:table-cell-properties fo:border-bottom="0.2pt solid #3c3c3c" fo:background-color="#a6a6a6" style:diagonal-bl-tr="none" style:diagonal-tl-br="none" fo:border-left="0.2pt solid #000000" fo:padding="0.071cm" fo:border-right="none"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5"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6" style:family="table-cell" style:parent-style-name="Default">
      <style:table-cell-properties style:diagonal-bl-tr="none" style:diagonal-tl-br="none" fo:background-color="transparent" fo:border="0.2pt solid #000000"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8"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0"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1"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2"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4"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6"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7"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8"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9"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0"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1"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2"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3"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4"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6"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7"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8" style:family="table-cell" style:parent-style-name="Default">
      <style:table-cell-properties fo:border-bottom="0.2pt solid #3c3c3c" style:diagonal-bl-tr="none" style:diagonal-tl-br="none" fo:background-color="transparent" fo:border-left="0.2pt solid #000000" fo:padding="0.071cm" fo:border-right="none"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9"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0"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1"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2"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3"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4"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5"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7"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8"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0"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1"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3"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4"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5" style:family="table-cell" style:parent-style-name="Default">
      <style:table-cell-properties style:diagonal-bl-tr="none" style:diagonal-tl-br="none" fo:background-color="transparent" fo:border="0.2pt solid #3c3c3c"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7"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8"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9"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0" style:family="table-cell" style:parent-style-name="Excel_5f_BuiltIn_5f_Percen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4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2" style:family="table-cell" style:parent-style-name="Default">
      <style:table-cell-properties style:cell-protect="none"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3" style:family="table-cell" style:parent-style-name="Default">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4"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5"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6"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7"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8"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9" style:family="table-cell" style:parent-style-name="Default" style:data-style-name="N3">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33333"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2"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3" style:family="table-cell" style:parent-style-name="Excel_20_Built-in_20_20_25__20_-_20_Accent1" style:data-style-name="N180">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4" style:family="table-cell" style:parent-style-name="Excel_20_Built-in_20_20_25__20_-_20_Accent1" style:data-style-name="N180">
      <style:table-cell-properties style:glyph-orientation-vertical="0" fo:border-bottom="0.2pt solid #000000"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5" style:family="table-cell" style:parent-style-name="Default" style:data-style-name="N3">
      <style:table-cell-properties fo:border-bottom="0.2pt solid #3c3c3c" fo:background-color="#a6a6a6" style:cell-protect="protected" style:print-content="true" style:diagonal-bl-tr="none" style:diagonal-tl-br="none" fo:border-left="0.2pt solid #333333"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6"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467" style:family="table-cell" style:parent-style-name="Default" style:data-style-name="N3">
      <style:table-cell-properties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8"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9" style:family="table-cell" style:parent-style-name="Default">
      <style:table-cell-properties fo:background-color="transparent" fo:padding="0.071cm"/>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0"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2" style:family="table-cell" style:parent-style-name="Normal_5f_Feuil1" style:data-style-name="N2">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3"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5"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6" style:family="table-cell" style:parent-style-name="Normal_5f_Feuil1"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7"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8" style:family="table-cell" style:parent-style-name="Default" style:data-style-name="N3">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9"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1" style:family="table-cell" style:parent-style-name="Default">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2"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4"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7"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8"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9"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0"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1"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2" style:family="table-cell" style:parent-style-name="Excel_20_Built-in_20_20_25__20_-_20_Accent1" style:data-style-name="N180">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4"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5"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6"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8"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9"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0"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1"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2" style:family="table-cell" style:parent-style-name="Default">
      <style:table-cell-properties style:glyph-orientation-vertical="0" fo:border-bottom="none" style:diagonal-bl-tr="none" style:diagonal-tl-br="none" style:text-align-source="fix" style:repeat-content="false" fo:background-color="transparent" fo:wrap-option="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4"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6"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7"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8" style:family="table-cell" style:parent-style-name="Excel_20_Built-in_20_20_25__20_-_20_Accent1" style:data-style-name="N3">
      <style:table-cell-properties style:glyph-orientation-vertical="0" fo:border-bottom="none" style:cell-protect="none" style:print-content="true" style:diagonal-bl-tr="none" style:diagonal-tl-br="none" style:text-align-source="value-type" style:repeat-content="false" fo:background-color="transparent" fo:wrap-option="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9" style:family="table-cell" style:parent-style-name="Excel_20_Built-in_20_20_25__20_-_20_Accent1" style:data-style-name="N3">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1"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2"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4" style:family="table-cell" style:parent-style-name="Excel_20_Built-in_20_20_25__20_-_20_Accent1" style:data-style-name="N180">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5" style:family="table-cell" style:parent-style-name="Default" style:data-style-name="N19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6"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517" style:family="table-cell" style:parent-style-name="Default" style:data-style-name="N18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8"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0"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1" style:family="table-cell" style:parent-style-name="Default">
      <style:table-cell-properties style:cell-protect="none" style:print-content="true"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2" style:family="table-cell" style:parent-style-name="Excel_20_Built-in_20_20_25__20_-_20_Accent1" style:data-style-name="N3">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3" style:family="table-cell" style:parent-style-name="Excel_20_Built-in_20_20_25__20_-_20_Accent1" style:data-style-name="N3">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4"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5"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6" style:family="table-cell" style:parent-style-name="Normal_5f_Feuil1" style:data-style-name="N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7" style:family="table-cell" style:parent-style-name="Normal_5f_Feuil1" style:data-style-name="N18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8" style:family="table-cell" style:parent-style-name="Default">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9"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0" style:family="table-cell" style:parent-style-name="Default" style:data-style-name="N18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2" style:family="table-cell" style:parent-style-name="Excel_5f_BuiltIn_5f_Percen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3"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4" style:family="table-cell" style:parent-style-name="Normal_5f_Feuil1" style:data-style-name="N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5" style:family="table-cell" style:parent-style-name="Normal_5f_Feuil1" style:data-style-name="N4">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6" style:family="table-cell" style:parent-style-name="Normal_5f_Feuil1"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7" style:family="table-cell" style:parent-style-name="Normal_5f_Feuil1" style:data-style-name="N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8" style:family="table-cell" style:parent-style-name="Milliers_20__5b_0_5d__5f_Feuil1" style:data-style-name="N11">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9"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0"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1" style:family="table-cell" style:parent-style-name="Milliers_20__5b_0_5d__5f_Feuil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2" style:family="table-cell" style:parent-style-name="Milliers_20__5b_0_5d__5f_Feuil1">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3" style:family="table-cell" style:parent-style-name="Default">
      <style:table-cell-properties fo:background-color="transparent"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5" style:family="table-cell" style:parent-style-name="Default">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6" style:family="table-cell" style:parent-style-name="Default">
      <style:table-cell-properties style:glyph-orientation-vertical="0" fo:border-bottom="0.2pt solid #000000" fo:background-color="#bfbfbf" style:diagonal-bl-tr="none" style:diagonal-tl-br="none" style:text-align-source="value-type"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0" style:family="table-cell" style:parent-style-name="Default">
      <style:table-cell-properties style:glyph-orientation-vertical="0" fo:border-bottom="0.2pt solid #000000"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2"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4"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5" style:family="table-cell" style:parent-style-name="Milliers_5f_Modèle_20_Officiel_20_-_20_Plan_20_Financier_20_-_20_8.0" style:data-style-name="N169">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6" style:family="table-cell" style:parent-style-name="Default">
      <style:table-cell-properties style:glyph-orientation-vertical="0" fo:border-bottom="0.2pt solid #3c3c3c"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7"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7_5f_1_5f_1" style:base-cell-address="'4. CdR'.F46"/>
      <style:map style:condition="cell-content()&gt;0" style:apply-style-name="Excel_5f_CondFormat_5f_7_5f_1_5f_2" style:base-cell-address="'4. CdR'.F46"/>
    </style:style>
    <style:style style:name="ce558" style:family="table-cell" style:parent-style-name="Milliers_5f_Modèle_20_Officiel_20_-_20_Plan_20_Financier_20_-_20_8.0" style:data-style-name="N169">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9" style:family="table-cell" style:parent-style-name="Milliers_5f_Modèle_20_Officiel_20_-_20_Plan_20_Financier_20_-_20_8.0" style:data-style-name="N169">
      <style:table-cell-properties style:glyph-orientation-vertical="0" fo:background-color="#dce6f2"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0" style:family="table-cell" style:parent-style-name="Default" style:data-style-name="N169">
      <style:table-cell-properties style:glyph-orientation-vertical="0" fo:background-color="#dce6f2"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1" style:family="table-cell" style:parent-style-name="Default" style:data-style-name="N169">
      <style:table-cell-properties style:glyph-orientation-vertical="0" fo:background-color="#dce6f2"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2" style:family="table-cell" style:parent-style-name="Milliers_5f_Modèle_20_Officiel_20_-_20_Plan_20_Financier_20_-_20_8.0" style:data-style-name="N169">
      <style:table-cell-properties style:glyph-orientation-vertical="0" fo:background-color="#dce6f2"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3" style:family="table-cell" style:parent-style-name="Default" style:data-style-name="N169">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4" style:family="table-cell" style:parent-style-name="Milliers_5f_Modèle_20_Officiel_20_-_20_Plan_20_Financier_20_-_20_8.0" style:data-style-name="N169">
      <style:table-cell-properties style:glyph-orientation-vertical="0" fo:background-color="#dce6f2"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5" style:family="table-cell" style:parent-style-name="Excel_20_Built-in_20_20_25__20_-_20_Accent1" style:data-style-name="N182">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6" style:family="table-cell" style:parent-style-name="Excel_20_Built-in_20_20_25__20_-_20_Accent1"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7" style:family="table-cell" style:parent-style-name="Excel_20_Built-in_20_20_25__20_-_20_Accent1" style:data-style-name="N182">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8" style:family="table-cell" style:parent-style-name="Default">
      <style:table-cell-properties style:glyph-orientation-vertical="0" fo:border-bottom="0.2pt solid #000000"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0"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1"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2" style:family="table-cell" style:parent-style-name="Milliers_5f_Modèle_20_Officiel_20_-_20_Plan_20_Financier_20_-_20_8.0" style:data-style-name="N16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3" style:family="table-cell" style:parent-style-name="Default" style:data-style-name="N169">
      <style:table-cell-properties style:glyph-orientation-vertical="0" fo:border-bottom="non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4"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7_5f_1_5f_1" style:base-cell-address="'4. CdR'.F46"/>
      <style:map style:condition="cell-content()&gt;0" style:apply-style-name="Excel_5f_CondFormat_5f_7_5f_1_5f_2" style:base-cell-address="'4. CdR'.F46"/>
    </style:style>
    <style:style style:name="ce575"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76" style:family="table-cell" style:parent-style-name="Default">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7"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9"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0"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2"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3"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6"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7" style:family="table-cell" style:parent-style-name="Default" style:data-style-name="N16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8" style:family="table-cell" style:parent-style-name="Excel_20_Built-in_20_20_25__20_-_20_Accent1"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9"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0"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1" style:family="table-cell" style:parent-style-name="Default" style:data-style-name="N169">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2" style:family="table-cell" style:parent-style-name="Default" style:data-style-name="N12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3" style:family="table-cell" style:parent-style-name="Default" style:data-style-name="N169">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4" style:family="table-cell" style:parent-style-name="Excel_20_Built-in_20_20_25__20_-_20_Accent1"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5"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6"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7" style:family="table-cell" style:parent-style-name="Default" style:data-style-name="N169">
      <style:table-cell-properties style:glyph-orientation-vertical="0" fo:border-bottom="none" fo:background-color="#dce6f2"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8"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9"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0" style:family="table-cell" style:parent-style-name="Default" style:data-style-name="N169">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1" style:family="table-cell" style:parent-style-name="Milliers_5f_Modèle_20_Officiel_20_-_20_Plan_20_Financier_20_-_20_8.0" style:data-style-name="N169">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2" style:family="table-cell" style:parent-style-name="Default" style:data-style-name="N169">
      <style:table-cell-properties style:glyph-orientation-vertical="0" fo:border-bottom="none"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3"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4"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5" style:family="table-cell" style:parent-style-name="Default" style:data-style-name="N169">
      <style:table-cell-properties style:glyph-orientation-vertical="0" fo:border-bottom="none" fo:background-color="#dce6f2"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6" style:family="table-cell" style:parent-style-name="Default" style:data-style-name="N169">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7" style:family="table-cell" style:parent-style-name="Default" style:data-style-name="N16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8" style:family="table-cell" style:parent-style-name="Excel_5f_BuiltIn_5f_Currency" style:data-style-name="N19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0" style:family="table-cell" style:parent-style-name="Default" style:data-style-name="N1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1" style:family="table-cell" style:parent-style-name="Excel_20_Built-in_20_Total" style:data-style-name="N19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3" style:family="table-cell" style:parent-style-name="Excel_5f_BuiltIn_5f_Percent" style:data-style-name="N1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4"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618"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9" style:family="table-cell" style:parent-style-name="Default" style:data-style-name="N3">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0"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1" style:family="table-cell" style:parent-style-name="Default" style:data-style-name="N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2"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3" style:family="table-cell" style:parent-style-name="Default" style:data-style-name="N18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2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25" style:family="table-cell" style:parent-style-name="Default">
      <style:table-cell-properties fo:background-color="#ffff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7" style:family="table-cell" style:parent-style-name="Excel_5f_BuiltIn_5f_Comma" style:data-style-name="N195">
      <style:table-cell-properties style:glyph-orientation-vertical="0" fo:border-bottom="0.2pt solid #3c3c3c"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8" style:family="table-cell" style:parent-style-name="Excel_5f_BuiltIn_5f_Comma" style:data-style-name="N195">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9"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2"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3"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4"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5" style:family="table-cell" style:parent-style-name="Default" style:data-style-name="N3">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36"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7"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8"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9" style:family="table-cell" style:parent-style-name="Default" style:data-style-name="N3">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4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4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2"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3"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6" style:family="table-cell" style:parent-style-name="Default" style:data-style-name="N10">
      <style:table-cell-properties fo:background-color="#ffffff"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7" style:family="table-cell" style:parent-style-name="Excel_5f_BuiltIn_5f_Comma" style:data-style-name="N195">
      <style:table-cell-properties style:glyph-orientation-vertical="0" fo:border-bottom="0.2pt solid #3c3c3c"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8" style:family="table-cell" style:parent-style-name="Excel_5f_BuiltIn_5f_Comma" style:data-style-name="N195">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9"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2"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53"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54" style:family="table-cell" style:parent-style-name="Default" style:data-style-name="N10">
      <style:table-cell-properties fo:border-bottom="0.2pt solid #000000" fo:background-color="#dce6f2" style:diagonal-bl-tr="none" style:diagonal-tl-br="none" fo:border-left="none" fo:padding="0.071cm" fo:border-right="0.2pt solid #3c3c3c" style:rotation-align="none" fo:border-top="non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57"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8"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value-type"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css3t:text-justify="auto"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9"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0"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fo:color="#ff0000"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1"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2"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top" style:vertical-justify="auto"/>
      <style:paragraph-properties fo:text-align="end" css3t:text-justify="auto" fo:margin-left="0cm" style:writing-mode="page"/>
      <style:text-properties fo:color="#ff0000"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3" style:family="table-cell" style:parent-style-name="Default" style:data-style-name="N10">
      <style:table-cell-properties fo:border-bottom="none" fo:background-color="#dce6f2" style:diagonal-bl-tr="none" style:diagonal-tl-br="none" fo:border-left="none" fo:padding="0.071cm" fo:border-right="0.2pt solid #3c3c3c" style:rotation-align="none" fo:border-top="non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4" style:family="table-cell" style:parent-style-name="Excel_5f_BuiltIn_5f_Percent">
      <style:table-cell-properties style:glyph-orientation-vertical="0" fo:border-bottom="0.2pt solid #000000"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fo:color="#bfbfbf"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5" style:family="table-cell" style:parent-style-name="Default" style:data-style-name="N10">
      <style:table-cell-properties fo:border-bottom="0.2pt solid #3c3c3c" fo:background-color="#dce6f2" style:diagonal-bl-tr="none" style:diagonal-tl-br="none" fo:border-left="none" fo:padding="0.071cm" fo:border-right="0.2pt solid #3c3c3c" style:rotation-align="none" fo:border-top="0.2pt solid #3c3c3c"/>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67"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9"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1" style:family="table-cell" style:parent-style-name="Default">
      <style:table-cell-properties fo:background-color="#ffffff"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2" style:family="table-cell" style:parent-style-name="Default">
      <style:table-cell-properties style:glyph-orientation-vertical="0" fo:border-bottom="none" fo:background-color="#0066cc"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4" style:family="table-cell" style:parent-style-name="Default" style:data-style-name="N121">
      <style:table-cell-properties style:glyph-orientation-vertical="0" fo:border-bottom="0.2pt solid #3c3c3c"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5" style:family="table-cell" style:parent-style-name="Default" style:data-style-name="N121">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7"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8"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9"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0" style:family="table-cell" style:parent-style-name="Default" style:data-style-name="N3">
      <style:table-cell-properties fo:border-bottom="0.2pt solid #3c3c3c" fo:background-color="#dce6f2" style:diagonal-bl-tr="none" style:diagonal-tl-br="none" fo:border-left="none" fo:padding="0.071cm" fo:border-right="0.2pt solid #3c3c3c" style:rotation-align="none" fo:border-top="0.2pt solid #3c3c3c"/>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1" style:family="table-cell" style:parent-style-name="Default" style:data-style-name="N184">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2"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83"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4"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5"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6"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7"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8" style:family="table-cell" style:parent-style-name="Default" style:data-style-name="N3">
      <style:table-cell-properties fo:border-bottom="none" fo:background-color="#ffffff" style:diagonal-bl-tr="none" style:diagonal-tl-br="none" fo:border-left="0.2pt solid #3c3c3c" fo:padding="0.071cm" fo:border-right="0.2pt solid #3c3c3c" style:rotation-align="none" fo:border-top="0.2pt solid #3c3c3c"/>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9" style:family="table-cell" style:parent-style-name="Default" style:data-style-name="N3">
      <style:table-cell-properties fo:border-bottom="none" fo:background-color="#ffffff" style:diagonal-bl-tr="none" style:diagonal-tl-br="none" fo:border-left="none" fo:padding="0.071cm" fo:border-right="0.2pt solid #3c3c3c" style:rotation-align="none" fo:border-top="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0"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2"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3"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4"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9_5f_5_5f_1" style:base-cell-address="'6. Trésorerie si préfin T'.C50"/>
      <style:map style:condition="cell-content()&lt;0" style:apply-style-name="Excel_5f_CondFormat_5f_9_5f_5_5f_2" style:base-cell-address="'6. Trésorerie si préfin T'.C50"/>
      <style:map style:condition="cell-content()&gt;0" style:apply-style-name="Excel_5f_CondFormat_5f_9_5f_5_5f_3" style:base-cell-address="'6. Trésorerie si préfin T'.C50"/>
    </style:style>
    <style:style style:name="ce69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96"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7"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8"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699"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700" style:family="table-cell" style:parent-style-name="Default" style:data-style-name="N12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1" style:family="table-cell" style:parent-style-name="Default" style:data-style-name="N121">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2" style:family="table-cell" style:parent-style-name="Default" style:data-style-name="N12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3" style:family="table-cell" style:parent-style-name="Default" style:data-style-name="N121">
      <style:table-cell-properties style:glyph-orientation-vertical="0" fo:border-bottom="0.2pt solid #3c3c3c"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4" style:family="table-cell" style:parent-style-name="Default" style:data-style-name="N121">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5" style:family="table-cell" style:parent-style-name="Default" style:data-style-name="N169">
      <style:table-cell-properties style:glyph-orientation-vertical="0" fo:border-bottom="0.2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6" style:family="table-cell" style:parent-style-name="Default" style:data-style-name="N12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7"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8" style:family="table-cell" style:parent-style-name="Default" style:data-style-name="N3">
      <style:table-cell-properties fo:background-color="#ffff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9"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0"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1" style:family="table-cell" style:parent-style-name="Default" style:data-style-name="N20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2"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13"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4"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5"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6"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7"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8"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9"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0" style:family="table-cell" style:parent-style-name="Default" style:data-style-name="N165">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1" style:family="table-cell" style:parent-style-name="Default" style:data-style-name="N165">
      <style:table-cell-properties style:glyph-orientation-vertical="0" fo:border-bottom="0.2pt solid #000000"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2"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3"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3_5f_1" style:base-cell-address="'6. Trésorerie si préfin T'.D50"/>
    </style:style>
    <style:style style:name="ce724" style:family="table-cell" style:parent-style-name="Default" style:data-style-name="N16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5" style:family="table-cell" style:parent-style-name="Default" style:data-style-name="N165">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6"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727"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728" style:family="table-cell" style:parent-style-name="Default" style:data-style-name="N12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9" style:family="table-cell" style:parent-style-name="Default" style:data-style-name="N121">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0"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1"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32"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33"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4" style:family="table-cell" style:parent-style-name="Default" style:data-style-name="N3">
      <style:table-cell-properties fo:background-color="#ffffff" style:diagonal-bl-tr="none" style:diagonal-tl-br="none" fo:border="none" fo:padding="0.071cm" style:rotation-align="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5"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6" style:family="table-cell" style:parent-style-name="Default">
      <style:table-cell-properties fo:background-color="#ffffff" fo:padding="0.071cm"/>
    </style:style>
    <style:style style:name="ce737" style:family="table-cell" style:parent-style-name="Default" style:data-style-name="N121">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8" style:family="table-cell" style:parent-style-name="Default" style:data-style-name="N121">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39" style:family="table-cell" style:parent-style-name="Default" style:data-style-name="N121">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0" style:family="table-cell" style:parent-style-name="Default" style:data-style-name="N169">
      <style:table-cell-properties style:glyph-orientation-vertical="0" fo:border-bottom="0.2pt solid #000000" fo:background-color="#c0c0c0"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1" style:family="table-cell" style:parent-style-name="Default" style:data-style-name="N121">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2"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3"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4"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5"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6"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47"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8"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9"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50"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51"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2"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3"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4"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5"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6" style:family="table-cell" style:parent-style-name="Default" style:data-style-name="N165">
      <style:table-cell-properties style:glyph-orientation-vertical="0" fo:border-bottom="0.2pt solid #000000"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7"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3_5f_1" style:base-cell-address="'6. Trésorerie si préfin T'.D50"/>
    </style:style>
    <style:style style:name="ce758" style:family="table-cell" style:parent-style-name="Default" style:data-style-name="N16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9" style:family="table-cell" style:parent-style-name="Default" style:data-style-name="N16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0"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61"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62" style:family="table-cell" style:parent-style-name="Default" style:data-style-name="N169">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3" style:family="table-cell" style:parent-style-name="Default" style:data-style-name="N169">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4" style:family="table-cell" style:parent-style-name="Default" style:data-style-name="N121">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5"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6"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67"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8"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9"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0"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4_5f_1" style:base-cell-address="'6. Trésorerie si préfin T'.P50"/>
    </style:style>
    <style:style style:name="ce771" style:family="table-cell" style:parent-style-name="Default" style:data-style-name="N3">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2" style:family="table-cell" style:parent-style-name="Default" style:data-style-name="N3">
      <style:table-cell-properties fo:background-color="transparent"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3" style:family="table-cell" style:parent-style-name="Default" style:data-style-name="N184">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4" style:family="table-cell" style:parent-style-name="Default" style:data-style-name="N191">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5" style:family="table-cell" style:parent-style-name="Default" style:data-style-name="N4">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6" style:family="table-cell" style:parent-style-name="Default" style:data-style-name="N12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7" style:family="table-cell" style:parent-style-name="Default" style:data-style-name="N121">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8" style:family="table-cell" style:parent-style-name="Default" style:data-style-name="N169">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9" style:family="table-cell" style:parent-style-name="Default" style:data-style-name="N169">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0" style:family="table-cell" style:parent-style-name="Default" style:data-style-name="N169">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1"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2"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3" style:family="table-cell" style:parent-style-name="Default" style:data-style-name="N169">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84"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5" style:family="table-cell" style:parent-style-name="Default" style:data-style-name="N12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6" style:family="table-cell" style:parent-style-name="Default" style:data-style-name="N121">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7" style:family="table-cell" style:parent-style-name="Default" style:data-style-name="N121">
      <style:table-cell-properties style:glyph-orientation-vertical="0" fo:background-color="#ff000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8" style:family="table-cell" style:parent-style-name="Default" style:data-style-name="N196">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9" style:family="table-cell" style:parent-style-name="Default" style:data-style-name="N197">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0" style:family="table-cell" style:parent-style-name="Default" style:data-style-name="N198">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1" style:family="table-cell" style:parent-style-name="Default" style:data-style-name="N3">
      <style:table-cell-properties style:diagonal-bl-tr="none" style:diagonal-tl-br="none" fo:background-color="transparent" fo:border="none" fo:padding="0.071cm" style:rotation-align="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2" style:family="table-cell" style:parent-style-name="Default" style:data-style-name="N3">
      <style:table-cell-properties fo:background-color="#c0c0c0"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3" style:family="table-cell" style:parent-style-name="Default" style:data-style-name="N10">
      <style:table-cell-properties fo:background-color="#ffff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4"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10_5f_3_5f_1" style:base-cell-address="'6.bis Trésorerie si pas préfin'.C50"/>
      <style:map style:condition="cell-content()&lt;0" style:apply-style-name="Excel_5f_CondFormat_5f_10_5f_3_5f_2" style:base-cell-address="'6.bis Trésorerie si pas préfin'.C50"/>
      <style:map style:condition="cell-content()&gt;0" style:apply-style-name="Excel_5f_CondFormat_5f_10_5f_3_5f_3" style:base-cell-address="'6.bis Trésorerie si pas préfin'.C50"/>
    </style:style>
    <style:style style:name="ce795"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10_5f_3_5f_1" style:base-cell-address="'6.bis Trésorerie si pas préfin'.C50"/>
      <style:map style:condition="cell-content()&lt;0" style:apply-style-name="Excel_5f_CondFormat_5f_10_5f_3_5f_2" style:base-cell-address="'6.bis Trésorerie si pas préfin'.C50"/>
      <style:map style:condition="cell-content()&gt;0" style:apply-style-name="Excel_5f_CondFormat_5f_10_5f_3_5f_3" style:base-cell-address="'6.bis Trésorerie si pas préfin'.C50"/>
    </style:style>
    <style:style style:name="ce796"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797"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798"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9"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0"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1"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1_5f_1" style:base-cell-address="'6.bis Trésorerie si pas préfin'.D50"/>
    </style:style>
    <style:style style:name="ce802"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803"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804"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5"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06"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07"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8"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1_5f_1" style:base-cell-address="'6.bis Trésorerie si pas préfin'.D50"/>
    </style:style>
    <style:style style:name="ce809"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10"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11"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2_5f_1" style:base-cell-address="'6.bis Trésorerie si pas préfin'.P50"/>
    </style:style>
    <style:style style:name="ce812"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2_5f_1" style:base-cell-address="'6.bis Trésorerie si pas préfin'.P50"/>
    </style:style>
    <style:style style:name="ce813"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4"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5" style:family="table-cell" style:parent-style-name="Milliers_20_4" style:data-style-name="N185">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6"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7"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8"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9"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0"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middle"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1"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2"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3"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824"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5"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6" style:family="table-cell" style:parent-style-name="Milliers_20_4" style:data-style-name="N185">
      <style:table-cell-properties style:glyph-orientation-vertical="0" fo:background-color="#fffff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7" style:family="table-cell" style:parent-style-name="Milliers_20_4" style:data-style-name="N185">
      <style:table-cell-properties style:glyph-orientation-vertical="0" fo:background-color="#c0c0c0"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8" style:family="table-cell" style:parent-style-name="Normal_20_4">
      <style:table-cell-properties style:glyph-orientation-vertical="0" fo:border-bottom="0.2pt solid #000000" style:diagonal-bl-tr="none" style:diagonal-tl-br="none" style:text-align-source="value-type" style:repeat-content="false" fo:wrap-option="wrap" fo:border-left="0.2pt solid #000000"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9" style:family="table-cell" style:parent-style-name="Normal_20_4">
      <style:table-cell-properties style:glyph-orientation-vertical="0" fo:background-color="#ffffff" style:diagonal-bl-tr="none" style:diagonal-tl-br="none" style:text-align-source="value-type" style:repeat-content="false" fo:wrap-option="wrap" fo:border="0.2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0" style:family="table-cell" style:parent-style-name="Normal_20_4">
      <style:table-cell-properties style:glyph-orientation-vertical="0" fo:background-color="#ffffff" style:diagonal-bl-tr="none" style:diagonal-tl-br="none" style:text-align-source="value-type" style:repeat-content="false" fo:wrap-option="wrap" fo:border="0.2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1"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2"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3" style:family="table-cell" style:parent-style-name="Milliers_20_4" style:data-style-name="N1">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4"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5"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6" style:family="table-cell" style:parent-style-name="Milliers_20_4" style:data-style-name="N18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7"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8"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9"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0"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1"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0.2pt solid #3c3c3c"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2"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3" style:family="table-cell" style:parent-style-name="Milliers_20_4" style:data-style-name="N185">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4" style:family="table-cell" style:parent-style-name="Milliers_20_4" style:data-style-name="N185">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5" style:family="table-cell" style:parent-style-name="Milliers_20_4" style:data-style-name="N165">
      <style:table-cell-properties style:glyph-orientation-vertical="0" fo:border-bottom="none" fo:background-color="#dce6f2" style:cell-protect="none" style:print-content="tru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6"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7"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8"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9" style:family="table-cell" style:parent-style-name="Milliers_20_4" style:data-style-name="N169">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0"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1" style:family="table-cell" style:parent-style-name="Milliers_20_4" style:data-style-name="N16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2" style:family="table-cell" style:parent-style-name="Milliers_20_4" style:data-style-name="N169">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3"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4"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5" style:family="table-cell" style:parent-style-name="Milliers_20_4" style:data-style-name="N178">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56"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7" style:family="table-cell" style:parent-style-name="Milliers_20_4" style:data-style-name="N169">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8" style:family="table-cell" style:parent-style-name="Milliers_20_4" style:data-style-name="N185">
      <style:table-cell-properties style:glyph-orientation-vertical="0" fo:border-bottom="0.2pt solid #000000" fo:background-color="#ffffff"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9" style:family="table-cell" style:parent-style-name="Milliers_20_4" style:data-style-name="N3">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0" style:family="table-cell" style:parent-style-name="Milliers_20_4"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1"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2"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3" style:family="table-cell" style:parent-style-name="Milliers_20_4" style:data-style-name="N3">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4"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5"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6" style:family="table-cell" style:parent-style-name="Milliers_20_4" style:data-style-name="N19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7"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8"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9" style:family="table-cell" style:parent-style-name="Milliers_20_4" style:data-style-name="N165">
      <style:table-cell-properties style:glyph-orientation-vertical="0" fo:background-color="#dce6f2"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0"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1"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72" style:family="table-cell" style:parent-style-name="Milliers_20_4" style:data-style-name="N178">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73"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74" style:family="table-cell" style:parent-style-name="Milliers_20_4" style:data-style-name="N185">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5" style:family="table-cell" style:parent-style-name="Milliers_20_4" style:data-style-name="N19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6"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7" style:family="table-cell" style:parent-style-name="Milliers_20_4" style:data-style-name="N0">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8"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9" style:family="table-cell" style:parent-style-name="Milliers_20_4" style:data-style-name="N0">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0"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1" style:family="table-cell" style:parent-style-name="Milliers_20_4" style:data-style-name="N0">
      <style:table-cell-properties style:glyph-orientation-vertical="0" fo:border-bottom="none" fo:background-color="#dce6f2" style:cell-protect="none" style:print-content="tru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2" style:family="table-cell" style:parent-style-name="Milliers_20_4" style:data-style-name="N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3" style:family="table-cell" style:parent-style-name="Milliers_20_4" style:data-style-name="N169">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4" style:family="table-cell" style:parent-style-name="Milliers_20_4" style:data-style-name="N0">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5"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6"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87" style:family="table-cell" style:parent-style-name="Milliers_20_4" style:data-style-name="N178">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88"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89" style:family="table-cell" style:parent-style-name="Milliers_20_4" style:data-style-name="N185">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0"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1" style:family="table-cell" style:parent-style-name="Milliers_20_4"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2"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3"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4" style:family="table-cell" style:parent-style-name="Normal_20_4">
      <style:table-cell-properties fo:border-bottom="none" style:diagonal-bl-tr="none" style:diagonal-tl-br="none" fo:border-left="0.2pt solid #000000" fo:padding="0.071cm" fo:border-right="none"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5" style:family="table-cell" style:parent-style-name="Milliers_20_4" style:data-style-name="N16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6" style:family="table-cell" style:parent-style-name="Milliers_20_4" style:data-style-name="N169">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7"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8" style:family="table-cell" style:parent-style-name="Milliers_20_4" style:data-style-name="N165">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9"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0" style:family="table-cell" style:parent-style-name="Milliers_20_4"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1" style:family="table-cell" style:parent-style-name="Milliers_20_4" style:data-style-name="N18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2" style:family="table-cell" style:parent-style-name="Milliers_20_4" style:data-style-name="N16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3" style:family="table-cell" style:parent-style-name="Milliers_20_4" style:data-style-name="N16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4" style:family="table-cell" style:parent-style-name="Milliers_20_4" style:data-style-name="N16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5"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6" style:family="table-cell" style:parent-style-name="Milliers_20_4" style:data-style-name="N12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07" style:family="table-cell" style:parent-style-name="Milliers_20_4" style:data-style-name="N185">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08" style:family="table-cell" style:parent-style-name="Milliers_20_4"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9" style:family="table-cell" style:parent-style-name="Milliers_20_4" style:data-style-name="N18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10"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1" style:family="table-cell" style:parent-style-name="Milliers_20_4" style:data-style-name="N165">
      <style:table-cell-properties style:glyph-orientation-vertical="0" fo:border-bottom="none" fo:background-color="#dce6f2" style:cell-protect="none" style:print-content="tru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2"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3" style:family="table-cell" style:parent-style-name="Milliers_20_4" style:data-style-name="N16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4"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5"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6"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17"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8"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css3t:text-justify="auto" fo:margin-left="0cm" style:writing-mode="page"/>
    </style:style>
    <style:style style:name="ce92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style>
    <style:style style:name="ce922" style:family="table-cell" style:parent-style-name="Default">
      <style:table-cell-properties style:glyph-orientation-vertical="0" fo:border-bottom="0.2pt solid #3c3c3c" fo:background-color="#dce6f2"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3"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4" style:family="table-cell" style:parent-style-name="Milliers_20_4" style:data-style-name="N18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5" style:family="table-cell" style:parent-style-name="Milliers_20_4" style:data-style-name="N18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6" style:family="table-cell" style:parent-style-name="Milliers_20_4" style:data-style-name="N18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7"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8" style:family="table-cell" style:parent-style-name="Normal_5f_Remboursement_20_FRB">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9" style:family="table-cell" style:parent-style-name="Normal_5f_Remboursement_20_FRB">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0"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1"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32"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solid" style:text-underline-width="auto" style:text-underline-color="font-color" fo:font-weight="bold" style:font-size-asian="10pt" style:font-style-asian="normal" style:font-weight-asian="bold" style:font-name-complex="Tahoma" style:font-size-complex="10pt" style:font-style-complex="normal" style:font-weight-complex="bold"/>
    </style:style>
    <style:style style:name="ce933" style:family="table-cell" style:parent-style-name="Normal_5f_Remboursement_20_FRB">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4" style:family="table-cell" style:parent-style-name="Normal_5f_Remboursement_20_FRB" style:data-style-name="N11">
      <style:table-cell-properties style:glyph-orientation-vertical="0" fo:background-color="#dce6f2"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5" style:family="table-cell" style:parent-style-name="Normal_5f_Remboursement_20_FRB"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6" style:family="table-cell" style:parent-style-name="Normal_5f_Remboursement_20_FRB">
      <style:table-cell-properties style:glyph-orientation-vertical="0" fo:background-color="#dce6f2"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7" style:family="table-cell" style:parent-style-name="Normal_5f_Remboursement_20_FRB" style:data-style-name="N3">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8" style:family="table-cell" style:parent-style-name="Normal_5f_Remboursement_20_FRB" style:data-style-name="N3">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9" style:family="table-cell" style:parent-style-name="Normal_5f_Remboursement_20_FRB" style:data-style-name="N3">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0" style:family="table-cell" style:parent-style-name="Milliers_20_2_20_2"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1" style:family="table-cell" style:parent-style-name="Normal_5f_Remboursement_20_FRB" style:data-style-name="N1010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2" style:family="table-cell" style:parent-style-name="Normal_5f_Remboursement_20_FRB" style:data-style-name="N1010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3" style:family="table-cell" style:parent-style-name="Normal_5f_Remboursement_20_FRB">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4" style:family="table-cell" style:parent-style-name="Normal_5f_Remboursement_20_FRB">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5" style:family="table-cell" style:parent-style-name="Normal_5f_Remboursement_20_FRB">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6" style:family="table-cell" style:parent-style-name="Normal_5f_Remboursement_20_FRB">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7" style:family="table-cell" style:parent-style-name="Normal_5f_Remboursement_20_FRB">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8" style:family="table-cell" style:parent-style-name="Normal_5f_Remboursement_20_FRB">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9" style:family="table-cell" style:parent-style-name="Milliers_20__5b_0_5d__5f_Remboursement_20_FRB"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0" style:family="table-cell" style:parent-style-name="Milliers_20__5b_0_5d__5f_Remboursement_20_FRB" style:data-style-name="N3">
      <style:table-cell-properties style:glyph-orientation-vertical="0" fo:border-bottom="0.6pt solid #000000" style:cell-protect="protected" style:print-content="true" style:diagonal-bl-tr="none" style:diagonal-tl-br="none" style:text-align-source="value-type" style:repeat-content="false" fo:background-color="transparent" fo:wrap-option="wrap" fo:border-left="0.6pt solid #000000"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1" style:family="table-cell" style:parent-style-name="Milliers_20__5b_0_5d__5f_Remboursement_20_FRB" style:data-style-name="N3">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2" style:family="table-cell" style:parent-style-name="Milliers_20__5b_0_5d__5f_Remboursement_20_FRB"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3" style:family="table-cell" style:parent-style-name="Milliers_20__5b_0_5d__5f_Remboursement_20_FRB" style:data-style-name="N3">
      <style:table-cell-properties style:glyph-orientation-vertical="0" fo:border-bottom="0.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4"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5" style:family="table-cell" style:parent-style-name="Normal_5f_Remboursement_20_FRB" style:data-style-name="N178">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6" style:family="table-cell" style:parent-style-name="Normal_5f_Remboursement_20_FRB" style:data-style-name="N178">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7" style:family="table-cell" style:parent-style-name="Milliers_20__5b_0_5d__5f_Remboursement_20_FRB" style:data-style-name="N178">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8" style:family="table-cell" style:parent-style-name="Milliers_20__5b_0_5d__5f_Remboursement_20_FRB" style:data-style-name="N178">
      <style:table-cell-properties style:glyph-orientation-vertical="0" fo:border-bottom="0.6pt solid #000000" style:cell-protect="protected"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9" style:family="table-cell" style:parent-style-name="Milliers_20__5b_0_5d__5f_Remboursement_20_FRB" style:data-style-name="N178">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0"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1" style:family="table-cell" style:parent-style-name="Excel_5f_BuiltIn_5f_Currency" style:data-style-name="N17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2" style:family="table-cell" style:parent-style-name="Excel_20_Built-in_20_Total" style:data-style-name="N178">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3"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12_5f_2_5f_1" style:base-cell-address="'7. Plan rbt'.G160"/>
      <style:map style:condition="cell-content()=&quot;OK&quot;" style:apply-style-name="Excel_5f_CondFormat_5f_12_5f_2_5f_2" style:base-cell-address="'7. Plan rbt'.G160"/>
    </style:style>
    <style:style style:name="ce964" style:family="table-cell" style:parent-style-name="Milliers_20__5b_0_5d__5f_Remboursement_20_FRB" style:data-style-name="N178">
      <style:table-cell-properties style:glyph-orientation-vertical="0" fo:border-bottom="none" style:cell-protect="protected"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5"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6" style:family="table-cell" style:parent-style-name="Normal_5f_Remboursement_20_FRB" style:data-style-name="N178">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7"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12_5f_1_5f_1" style:base-cell-address="'7. Plan rbt'.J159"/>
      <style:map style:condition="cell-content()=&quot;OK&quot;" style:apply-style-name="Excel_5f_CondFormat_5f_12_5f_1_5f_2" style:base-cell-address="'7. Plan rbt'.J159"/>
    </style:style>
    <style:style style:name="ce968" style:family="table-cell" style:parent-style-name="Normal_5f_Remboursement_20_FRB" style:data-style-name="N178">
      <style:table-cell-properties style:glyph-orientation-vertical="0" fo:border-bottom="none" style:diagonal-bl-tr="none" style:diagonal-tl-br="none" style:text-align-source="value-type" style:repeat-content="false" fo:wrap-option="no-wrap" fo:border-left="none"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9" style:family="table-cell" style:parent-style-name="Normal_5f_Remboursement_20_FRB" style:data-style-name="N178">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0" style:family="table-cell" style:parent-style-name="Normal_5f_Remboursement_20_FRB" style:data-style-name="N178">
      <style:table-cell-properties style:glyph-orientation-vertical="0" fo:border-bottom="0.6pt solid #000000" style:diagonal-bl-tr="none" style:diagonal-tl-br="none" style:text-align-source="value-type" style:repeat-content="false" fo:wrap-option="no-wrap" fo:border-left="none"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1" style:family="table-cell" style:parent-style-name="Normal_5f_Remboursement_20_FRB" style:data-style-name="N178">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2" style:family="table-cell" style:parent-style-name="Excel_5f_BuiltIn_5f_Comma" style:data-style-name="N17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3" style:family="table-cell" style:parent-style-name="Normal_5f_Remboursement_20_FRB" style:data-style-name="N10106">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4" style:family="table-cell" style:parent-style-name="Default">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5" style:family="table-cell" style:parent-style-name="Default">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6"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7" style:family="table-cell" style:parent-style-name="Default" style:data-style-name="N169">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8" style:family="table-cell" style:parent-style-name="Milliers_5f_Modèle_20_Officiel_20_-_20_Plan_20_Financier_20_-_20_8.0" style:data-style-name="N169">
      <style:table-cell-properties style:glyph-orientation-vertical="0" fo:background-color="#ffff0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9" style:family="table-cell" style:parent-style-name="Default" style:data-style-name="N169">
      <style:table-cell-properties style:glyph-orientation-vertical="0" fo:background-color="#dce6f2"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0" style:family="table-cell" style:parent-style-name="Default" style:data-style-name="N16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1" style:family="table-cell" style:parent-style-name="Milliers_5f_Modèle_20_Officiel_20_-_20_Plan_20_Financier_20_-_20_8.0" style:data-style-name="N16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2" style:family="table-cell" style:parent-style-name="Milliers_5f_Modèle_20_Officiel_20_-_20_Plan_20_Financier_20_-_20_8.0" style:data-style-name="N169">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3" style:family="table-cell" style:parent-style-name="Milliers_5f_Modèle_20_Officiel_20_-_20_Plan_20_Financier_20_-_20_8.0"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4" style:family="table-cell" style:parent-style-name="Milliers_5f_Modèle_20_Officiel_20_-_20_Plan_20_Financier_20_-_20_8.0" style:data-style-name="N169">
      <style:table-cell-properties style:glyph-orientation-vertical="0" fo:background-color="#dce6f2"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5" style:family="table-cell" style:parent-style-name="Default" style:data-style-name="N169">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6" style:family="table-cell" style:parent-style-name="Default" style:data-style-name="N121">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7"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3_5f_1" style:base-cell-address="'plan A versus B'.B35"/>
      <style:map style:condition="cell-content()&gt;0" style:apply-style-name="Excel_5f_CondFormat_5f_13_5f_3_5f_2" style:base-cell-address="'plan A versus B'.B35"/>
    </style:style>
    <style:style style:name="ce988" style:family="table-cell" style:parent-style-name="Default" style:data-style-name="N189">
      <style:table-cell-properties style:glyph-orientation-vertical="0" fo:background-color="#bfbfb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3_5f_1" style:base-cell-address="'plan A versus B'.B35"/>
      <style:map style:condition="cell-content()&gt;0" style:apply-style-name="Excel_5f_CondFormat_5f_13_5f_3_5f_2" style:base-cell-address="'plan A versus B'.B35"/>
    </style:style>
    <style:style style:name="ce989"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4_5f_1" style:base-cell-address="'plan A versus B'.B37"/>
      <style:map style:condition="cell-content()&gt;0" style:apply-style-name="Excel_5f_CondFormat_5f_13_5f_14_5f_2" style:base-cell-address="'plan A versus B'.B37"/>
    </style:style>
    <style:style style:name="ce990"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1" style:family="table-cell" style:parent-style-name="Default" style:data-style-name="N169">
      <style:table-cell-properties style:glyph-orientation-vertical="0" fo:border-bottom="none" fo:background-color="#ffff00"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2" style:family="table-cell" style:parent-style-name="Milliers_5f_Modèle_20_Officiel_20_-_20_Plan_20_Financier_20_-_20_8.0" style:data-style-name="N169">
      <style:table-cell-properties style:glyph-orientation-vertical="0" fo:border-bottom="none" fo:background-color="#ffff00" style:cell-protect="none"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3" style:family="table-cell" style:parent-style-name="Default" style:data-style-name="N169">
      <style:table-cell-properties style:glyph-orientation-vertical="0" fo:border-bottom="none" fo:background-color="#dce6f2"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4" style:family="table-cell" style:parent-style-name="Default" style:data-style-name="N169">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5" style:family="table-cell" style:parent-style-name="Milliers_5f_Modèle_20_Officiel_20_-_20_Plan_20_Financier_20_-_20_8.0" style:data-style-name="N169">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6" style:family="table-cell" style:parent-style-name="Milliers_5f_Modèle_20_Officiel_20_-_20_Plan_20_Financier_20_-_20_8.0" style:data-style-name="N169">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7" style:family="table-cell" style:parent-style-name="Milliers_5f_Modèle_20_Officiel_20_-_20_Plan_20_Financier_20_-_20_8.0" style:data-style-name="N169">
      <style:table-cell-properties style:glyph-orientation-vertical="0" fo:border-bottom="none" fo:background-color="#dce6f2" style:cell-protect="protected"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8" style:family="table-cell" style:parent-style-name="Milliers_5f_Modèle_20_Officiel_20_-_20_Plan_20_Financier_20_-_20_8.0" style:data-style-name="N169">
      <style:table-cell-properties style:glyph-orientation-vertical="0" fo:border-bottom="0.2pt solid #000000" fo:background-color="#dce6f2" style:cell-protect="protected"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9" style:family="table-cell" style:parent-style-name="Default" style:data-style-name="N169">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0" style:family="table-cell" style:parent-style-name="Default" style:data-style-name="N121">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1"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_5f_1" style:base-cell-address="'plan A versus B'.C35"/>
      <style:map style:condition="cell-content()&gt;0" style:apply-style-name="Excel_5f_CondFormat_5f_13_5f_1_5f_2" style:base-cell-address="'plan A versus B'.C35"/>
    </style:style>
    <style:style style:name="ce1002"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3_5f_1" style:base-cell-address="'plan A versus B'.C37"/>
      <style:map style:condition="cell-content()&gt;0" style:apply-style-name="Excel_5f_CondFormat_5f_13_5f_13_5f_2" style:base-cell-address="'plan A versus B'.C37"/>
    </style:style>
    <style:style style:name="ce1003"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3c3c3c"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4"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5"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6"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7"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style>
    <style:style style:name="ce1009"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10"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10_5f_1" style:base-cell-address="'plan A versus B'.D35"/>
      <style:map style:condition="cell-content()&lt;0" style:apply-style-name="Excel_5f_CondFormat_5f_13_5f_10_5f_2" style:base-cell-address="'plan A versus B'.D35"/>
      <style:map style:condition="cell-content()&gt;0" style:apply-style-name="Excel_5f_CondFormat_5f_13_5f_10_5f_3" style:base-cell-address="'plan A versus B'.D35"/>
    </style:style>
    <style:style style:name="ce10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12" style:family="table-cell" style:parent-style-name="Default" style:data-style-name="N14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13" style:family="table-cell" style:parent-style-name="Default" style:data-style-name="N14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4" style:family="table-cell" style:parent-style-name="Default">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5" style:family="table-cell" style:parent-style-name="Default">
      <style:table-cell-properties style:glyph-orientation-vertical="0" fo:border-bottom="non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7" style:family="table-cell" style:parent-style-name="Default">
      <style:table-cell-properties style:glyph-orientation-vertical="0" fo:border-bottom="0.2pt solid #0000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8" style:family="table-cell" style:parent-style-name="Default">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9" style:family="table-cell" style:parent-style-name="Default" style:data-style-name="N169">
      <style:table-cell-properties style:glyph-orientation-vertical="0" fo:border-bottom="none" fo:background-color="#ffff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0" style:family="table-cell" style:parent-style-name="Milliers_5f_Modèle_20_Officiel_20_-_20_Plan_20_Financier_20_-_20_8.0" style:data-style-name="N169">
      <style:table-cell-properties style:glyph-orientation-vertical="0" fo:border-bottom="none" fo:background-color="#ffff00"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1" style:family="table-cell" style:parent-style-name="Default" style:data-style-name="N169">
      <style:table-cell-properties style:glyph-orientation-vertical="0" fo:border-bottom="none" fo:background-color="#dce6f2"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2" style:family="table-cell" style:parent-style-name="Default" style:data-style-name="N169">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3" style:family="table-cell" style:parent-style-name="Milliers_5f_Modèle_20_Officiel_20_-_20_Plan_20_Financier_20_-_20_8.0" style:data-style-name="N169">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4" style:family="table-cell" style:parent-style-name="Milliers_5f_Modèle_20_Officiel_20_-_20_Plan_20_Financier_20_-_20_8.0" style:data-style-name="N169">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5" style:family="table-cell" style:parent-style-name="Milliers_5f_Modèle_20_Officiel_20_-_20_Plan_20_Financier_20_-_20_8.0"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6" style:family="table-cell" style:parent-style-name="Milliers_5f_Modèle_20_Officiel_20_-_20_Plan_20_Financier_20_-_20_8.0" style:data-style-name="N169">
      <style:table-cell-properties style:glyph-orientation-vertical="0" fo:border-bottom="none" fo:background-color="#dce6f2" style:cell-protect="protected"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7" style:family="table-cell" style:parent-style-name="Milliers_5f_Modèle_20_Officiel_20_-_20_Plan_20_Financier_20_-_20_8.0" style:data-style-name="N169">
      <style:table-cell-properties style:glyph-orientation-vertical="0" fo:border-bottom="0.2pt solid #000000" fo:background-color="#dce6f2" style:cell-protect="protected"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8"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29" style:family="table-cell" style:parent-style-name="Default">
      <style:table-cell-properties style:glyph-orientation-vertical="0" fo:border-bottom="non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map style:condition="cell-content()&lt;0" style:apply-style-name="Excel_5f_CondFormat_5f_13_5f_9_5f_1" style:base-cell-address="'plan A versus B'.I6"/>
      <style:map style:condition="cell-content()&gt;0" style:apply-style-name="Excel_5f_CondFormat_5f_13_5f_9_5f_2" style:base-cell-address="'plan A versus B'.I6"/>
    </style:style>
    <style:style style:name="ce1030"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31" style:family="table-cell" style:parent-style-name="Default">
      <style:table-cell-properties style:glyph-orientation-vertical="0" fo:border-bottom="0.2pt solid #0000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map style:condition="cell-content()&lt;0" style:apply-style-name="Excel_5f_CondFormat_5f_13_5f_9_5f_1" style:base-cell-address="'plan A versus B'.I6"/>
      <style:map style:condition="cell-content()&gt;0" style:apply-style-name="Excel_5f_CondFormat_5f_13_5f_9_5f_2" style:base-cell-address="'plan A versus B'.I6"/>
    </style:style>
    <style:style style:name="ce1032"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33" style:family="table-cell" style:parent-style-name="Default" style:data-style-name="N169">
      <style:table-cell-properties style:glyph-orientation-vertical="0" fo:background-color="#ffff0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4" style:family="table-cell" style:parent-style-name="Milliers_5f_Modèle_20_Officiel_20_-_20_Plan_20_Financier_20_-_20_8.0" style:data-style-name="N169">
      <style:table-cell-properties style:glyph-orientation-vertical="0" fo:background-color="#ffff0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5"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4_5f_2_5f_1" style:base-cell-address="Feuil1.B44"/>
      <style:map style:condition="cell-content()&gt;0" style:apply-style-name="Excel_5f_CondFormat_5f_14_5f_2_5f_2" style:base-cell-address="Feuil1.B44"/>
    </style:style>
    <style:style style:name="ce1036"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1_5f_1" style:base-cell-address="Feuil1.B45"/>
      <style:map style:condition="cell-content()&gt;0" style:apply-style-name="Excel_5f_CondFormat_5f_14_5f_1_5f_2" style:base-cell-address="Feuil1.B45"/>
    </style:style>
    <style:style style:name="ce1037"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3_5f_1" style:base-cell-address="Feuil1.B46"/>
      <style:map style:condition="cell-content()&gt;0" style:apply-style-name="Excel_5f_CondFormat_5f_14_5f_3_5f_2" style:base-cell-address="Feuil1.B46"/>
    </style:style>
    <style:style style:name="ce1038" style:family="table-cell" style:parent-style-name="Excel_20_Built-in_20_20_25__20_-_20_Accent1" style:data-style-name="N1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9" style:family="table-cell" style:parent-style-name="Excel_20_Built-in_20_20_25__20_-_20_Accent1" style:data-style-name="N1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0"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1"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4_5f_2_5f_1" style:base-cell-address="Feuil1.B44"/>
      <style:map style:condition="cell-content()&gt;0" style:apply-style-name="Excel_5f_CondFormat_5f_14_5f_2_5f_2" style:base-cell-address="Feuil1.B44"/>
    </style:style>
    <style:style style:name="ce1042"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1_5f_1" style:base-cell-address="Feuil1.B45"/>
      <style:map style:condition="cell-content()&gt;0" style:apply-style-name="Excel_5f_CondFormat_5f_14_5f_1_5f_2" style:base-cell-address="Feuil1.B45"/>
    </style:style>
    <style:style style:name="ce1043"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3_5f_1" style:base-cell-address="Feuil1.B46"/>
      <style:map style:condition="cell-content()&gt;0" style:apply-style-name="Excel_5f_CondFormat_5f_14_5f_3_5f_2" style:base-cell-address="Feuil1.B46"/>
    </style:style>
    <style:style style:name="ce1044"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5"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6"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7" style:family="table-cell" style:parent-style-name="Excel_20_Built-in_20_20_25__20_-_20_Accent1"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8"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9"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0"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1"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2"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3" style:family="table-cell" style:parent-style-name="Default" style:data-style-name="N169">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4" style:family="table-cell" style:parent-style-name="Default" style:data-style-name="N169">
      <style:table-cell-properties style:glyph-orientation-vertical="0" fo:border-bottom="0.2pt solid #000000"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5"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6"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1057" style:family="table-cell" style:parent-style-name="Default" style:data-style-name="N0">
      <style:table-cell-properties style:glyph-orientation-vertical="0" fo:border-bottom="none" style:diagonal-bl-tr="none" style:diagonal-tl-br="none" style:text-align-source="value-type" style:repeat-content="false" fo:wrap-option="wrap" fo:border-left="0.6pt solid #000000"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58" style:family="table-cell" style:parent-style-name="Default" style:data-style-name="N0">
      <style:table-cell-properties style:glyph-orientation-vertical="0" fo:border-bottom="none" style:diagonal-bl-tr="none" style:diagonal-tl-br="none" style:text-align-source="value-type" style:repeat-content="false"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59"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60"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0.6pt solid #000000"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1" style:family="table-cell" style:parent-style-name="Default" style:data-style-name="N0">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2"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63"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none"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4"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5"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066"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6pt solid #000000" style:vertical-align="top" style:vertical-justify="auto"/>
      <style:paragraph-properties fo:text-align="center" css3t:text-justify="auto" fo:margin-left="0cm" style:writing-mode="page"/>
    </style:style>
    <style:style style:name="ce1067"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style>
    <style:style style:name="ce1068"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none" style:rotation-angle="0" style:rotation-align="none" style:shrink-to-fit="false" fo:border-top="0.6pt solid #000000" style:vertical-align="top" style:vertical-justify="auto"/>
      <style:paragraph-properties fo:text-align="center" css3t:text-justify="auto" fo:margin-left="0cm" style:writing-mode="page"/>
    </style:style>
    <style:style style:name="ce1069"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070"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6pt solid #000000" style:rotation-angle="0" style:rotation-align="none" style:shrink-to-fit="false" fo:border-top="0.6pt solid #000000" style:vertical-align="top" style:vertical-justify="auto"/>
      <style:paragraph-properties fo:text-align="center" css3t:text-justify="auto" fo:margin-left="0cm" style:writing-mode="page"/>
    </style:style>
    <style:style style:name="ce1071"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072"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0.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073"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0.6pt solid #000000" style:rotation-angle="0" style:rotation-align="none" style:shrink-to-fit="false" fo:border-top="0.6pt solid #000000" style:vertical-align="top" style:vertical-justify="auto"/>
      <style:paragraph-properties fo:text-align="center" css3t:text-justify="auto" fo:margin-left="0cm" style:writing-mode="page"/>
    </style:style>
    <style:style style:name="ce1074" style:family="table-cell" style:parent-style-name="Default">
      <style:text-properties style:font-name="Arial" fo:font-size="12pt" style:font-size-asian="12pt" style:font-size-complex="12pt"/>
    </style:style>
    <style:style style:name="ce1075" style:family="table-cell" style:parent-style-name="Default">
      <style:text-properties style:font-name="Arial" fo:font-size="12pt" fo:font-weight="bold" style:font-size-asian="12pt" style:font-weight-asian="bold" style:font-size-complex="12pt" style:font-weight-complex="bold"/>
    </style:style>
    <style:style style:name="ce1076" style:family="table-cell" style:parent-style-name="Default">
      <style:text-properties style:font-name="Arial" fo:font-size="12pt" fo:font-weight="normal" style:font-size-asian="12pt" style:font-weight-asian="normal" style:font-size-complex="12pt" style:font-weight-complex="normal"/>
    </style:style>
    <style:style style:name="ce1077"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078" style:family="table-cell" style:parent-style-name="Default" style:data-style-name="N137">
      <style:text-properties style:font-name="Arial" fo:font-size="12pt" style:font-size-asian="12pt" style:font-size-complex="12pt"/>
    </style:style>
    <style:style style:name="ce1079" style:family="table-cell" style:parent-style-name="Default" style:data-style-name="N137">
      <style:text-properties style:font-name="Arial" fo:font-size="12pt" fo:font-weight="bold" style:font-size-asian="12pt" style:font-weight-asian="bold" style:font-size-complex="12pt" style:font-weight-complex="bold"/>
    </style:style>
    <style:style style:name="ce1080" style:family="table-cell" style:parent-style-name="Default" style:data-style-name="N137">
      <style:text-properties style:font-name="Arial" fo:font-size="12pt" fo:font-weight="normal" style:font-size-asian="12pt" style:font-weight-asian="normal" style:font-size-complex="12pt" style:font-weight-complex="normal"/>
    </style:style>
    <style:style style:name="ce1081" style:family="table-cell" style:parent-style-name="Default" style:data-style-name="N137">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082" style:family="table-cell" style:parent-style-name="Default">
      <style:text-properties style:font-name="Arial" fo:font-size="12pt" fo:font-weight="normal" style:font-name-asian="DejaVu Sans" style:font-size-asian="12pt" style:font-weight-asian="normal" style:font-name-complex="Lohit Hindi" style:font-size-complex="12pt" style:font-weight-complex="normal"/>
    </style:style>
    <style:style style:name="ce1083" style:family="table-cell" style:parent-style-name="Default">
      <style:text-properties style:font-name="Arial" fo:font-size="12pt" style:font-name-asian="DejaVu Sans" style:font-size-asian="12pt" style:font-name-complex="Lohit Hindi" style:font-size-complex="12pt"/>
    </style:style>
    <style:style style:name="ce1084"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085" style:family="table-cell" style:parent-style-name="Default">
      <style:table-cell-properties fo:background-color="transparent"/>
      <style:text-properties fo:font-size="12pt" style:font-size-asian="12pt" style:font-size-complex="12pt"/>
    </style:style>
    <style:style style:name="ce1086" style:family="table-cell" style:parent-style-name="Default" style:data-style-name="N137">
      <style:table-cell-properties fo:background-color="transparent"/>
      <style:text-properties fo:font-size="12pt" fo:font-weight="bold" style:font-size-asian="12pt" style:font-weight-asian="bold" style:font-size-complex="12pt" style:font-weight-complex="bold"/>
    </style:style>
    <style:style style:name="ce1087" style:family="table-cell" style:parent-style-name="Default" style:data-style-name="N137">
      <style:table-cell-properties fo:background-color="transparent"/>
      <style:text-properties fo:font-size="12pt" style:font-size-asian="12pt" style:font-size-complex="12pt"/>
    </style:style>
    <style:style style:name="ce1088" style:family="table-cell" style:parent-style-name="Excel_20_Built-in_20_20_25__20_-_20_Accent1" style:data-style-name="N137">
      <style:table-cell-properties fo:background-color="transparent"/>
      <style:text-properties fo:font-size="12pt" style:font-size-asian="12pt" style:font-size-complex="12pt"/>
    </style:style>
    <style:style style:name="ce1089" style:family="table-cell" style:parent-style-name="Excel_20_Built-in_20_20_25__20_-_20_Accent1">
      <style:table-cell-properties fo:background-color="transparent"/>
      <style:text-properties fo:font-size="12pt" style:font-size-asian="12pt" style:font-size-complex="12pt"/>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gr2" style:family="graphic">
      <style:graphic-properties draw:stroke="solid" svg:stroke-width="0.026cm" svg:stroke-color="#000000" draw:marker-start="Extrémités_20_de_20_flèche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3" style:family="graphic">
      <style:graphic-properties draw:stroke="solid" svg:stroke-width="0.026cm" svg:stroke-color="#bcbcbc" draw:stroke-linejoin="round" svg:stroke-linecap="square" draw:fill="solid" draw:fill-color="#ffffff" draw:textarea-horizontal-align="justify" draw:textarea-vertical-align="top" draw:auto-grow-height="false" fo:padding-top="0.254cm" fo:padding-bottom="0.13cm" fo:padding-left="0.25cm" fo:padding-right="0.25cm" fo:wrap-option="wrap"/>
    </style:style>
    <style:style style:name="gr4" style:family="graphic">
      <style:graphic-properties draw:stroke="solid" svg:stroke-width="0.026cm" svg:stroke-color="#000000" draw:marker-start="msArrowEnd_20_5" draw:marker-start-width="0.21cm" draw:marker-start-center="false" draw:stroke-linejoin="miter" svg:stroke-linecap="square" draw:fill="solid" draw:fill-color="#ffffe0" draw:textarea-horizontal-align="justify" draw:textarea-vertical-align="top" draw:auto-grow-height="false" draw:auto-grow-width="false" fo:padding-top="0.056cm" fo:padding-bottom="0.056cm" fo:padding-left="0.056cm" fo:padding-right="0.056cm" fo:wrap-option="no-wrap" draw:shadow="hidden" draw:shadow-offset-x="0.1cm" draw:shadow-offset-y="0.1cm" draw:caption-escape-direction="auto"/>
    </style:style>
    <style:style style:name="gr5" style:family="graphic">
      <style:graphic-properties draw:stroke="solid" svg:stroke-width="0.026cm" svg:stroke-color="#000000" draw:marker-start="msArrowEnd_20_5" draw:marker-start-width="0.21cm" draw:marker-start-center="false" draw:stroke-linejoin="miter" svg:stroke-linecap="square"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caption-escape-direction="auto"/>
    </style:style>
    <style:style style:name="gr6"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style:text-outline="false" style:text-line-through-style="none" style:font-name="Arial" fo:font-size="10pt" fo:language="fr" fo:country="B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center" style:writing-mode="lr-tb"/>
    </style:style>
    <style:style style:name="T1" style:family="text">
      <style:text-properties fo:color="#ffffff" style:text-outline="false" style:text-line-through-style="none" style:text-position="0% 100%" style:font-name="Tahoma" fo:font-size="9pt" fo:language="fr" fo:country="BE"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name-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ffff" style:text-outline="false" style:text-line-through-style="none" style:text-position="0% 100%" style:font-name="Tahoma" fo:font-size="9pt" fo:language="fr" fo:country="BE"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4" style:family="text">
      <style:text-properties style:use-window-font-color="true" style:text-outline="false" style:text-line-through-style="none" style:text-position="0% 100%" style:font-name="Arial" fo:font-size="10pt" fo:language="fr" fo:country="B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6" style:family="text">
      <style:text-properties fo:color="#ff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7" style:family="text">
      <style:text-properties fo:color="#ff0000" style:text-outline="false" style:text-line-through-style="none" style:text-position="0% 100%"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T8" style:family="text">
      <style:text-properties fo:color="#ff0000"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9"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0"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0000ff" style:text-outline="false" style:text-line-through-style="none" style:font-name="Arial" fo:font-size="10pt" fo:language="fr" fo:country="BE"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font-name-asian="DejaVu Sans" style:font-name-complex="Lohit Hindi"/>
    </style:style>
  </office:automatic-styles>
  <office:body>
    <office:spreadsheet>
      <table:calculation-settings table:case-sensitive="false" table:automatic-find-labels="false" table:use-regular-expressions="false"/>
      <table:table table:name="Hypothèses"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Default"/>
        <table:table-column table:style-name="co5" table:default-cell-style-name="ce2"/>
        <table:table-column table:style-name="co4" table:number-columns-repeated="4" table:default-cell-style-name="Default"/>
        <table:table-column table:style-name="co6" table:default-cell-style-name="Default"/>
        <table:table-column table:style-name="co4" table:number-columns-repeated="2" table:default-cell-style-name="Default"/>
        <table:table-column table:style-name="co7" table:default-cell-style-name="ce2"/>
        <table:table-column table:style-name="co4" table:number-columns-repeated="1010" table:default-cell-style-name="Default"/>
        <table:table-row table:style-name="ro1">
          <table:table-cell table:style-name="ce1" office:value-type="string">
            <text:p>Attention, les cellules sur fond blanc se calculent seules, les modifier change les formules et induit des erreurs en chaine</text:p>
          </table:table-cell>
          <table:table-cell table:style-name="ce1" table:number-columns-repeated="8"/>
          <table:table-cell table:number-columns-repeated="1015"/>
        </table:table-row>
        <table:table-row table:style-name="ro1">
          <table:table-cell table:number-columns-repeated="1024"/>
        </table:table-row>
        <table:table-row table:style-name="ro2">
          <table:table-cell table:style-name="ce3" office:value-type="string">
            <text:p>HYPOTHESES</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group>
          <table:table-row table:style-name="ro1">
            <table:table-cell table:number-columns-repeated="1024"/>
          </table:table-row>
          <table:table-row table:style-name="ro1">
            <table:table-cell table:style-name="ce4" office:value-type="string">
              <text:p>Plan B an 1</text:p>
            </table:table-cell>
            <table:table-cell table:style-name="ce5" table:number-columns-repeated="1023"/>
          </table:table-row>
          <table:table-row table:style-name="ro1">
            <table:table-cell table:style-name="ce5" office:value-type="string">
              <text:p>- Chiffre d'affaire</text:p>
            </table:table-cell>
            <table:table-cell table:style-name="ce12" office:value-type="float" office:value="15">
              <text:p>15</text:p>
            </table:table-cell>
            <table:table-cell table:style-name="ce5" office:value-type="string">
              <office:annotation draw:style-name="gr2" draw:text-style-name="P2" svg:width="7.232cm" svg:height="2.593cm" svg:x="24.149cm" svg:y="1.773cm" draw:caption-point-x="-12.103cm" draw:caption-point-y="0.485cm">
                <dc:date>2014-07-21T00:00:00</dc:date>
                <text:p text:style-name="P2"><text:span text:style-name="T1">Céline Decamp:</text:span></text:p>
                <text:p text:style-name="P2"><text:span text:style-name="T2">je vous conseille u de faire payer plus cher aux librairies mais pas le contraire, la vente en librairie vous coute 5 euros/exemplaire hors livraison!</text:span></text:p>
              </office:annotation>
              <text:p>prix vente TVAC abonnement soit</text:p>
            </table:table-cell>
            <table:table-cell table:style-name="ce5"/>
            <table:table-cell table:style-name="ce31" table:formula="of:=[.B6]/(1+[.B7])" office:value-type="float" office:value="14.1509433962264">
              <text:p>14,15</text:p>
            </table:table-cell>
            <table:table-cell table:style-name="ce5" office:value-type="string">
              <text:p>HTVA</text:p>
            </table:table-cell>
            <table:table-cell table:style-name="ce5" table:number-columns-repeated="1018"/>
          </table:table-row>
          <table:table-row table:style-name="ro1">
            <table:table-cell table:style-name="ce5"/>
            <table:table-cell table:style-name="ce13" office:value-type="percentage" office:value="0.06">
              <office:annotation draw:style-name="gr2" draw:text-style-name="P2" svg:width="4.03cm" svg:height="2.065cm" svg:x="9.063cm" svg:y="2.433cm" draw:caption-point-x="-0.094cm" draw:caption-point-y="0.275cm">
                <dc:date>2014-07-21T00:00:00</dc:date>
                <text:p text:style-name="P2"><text:span text:style-name="T1">Céline Decamp:</text:span></text:p>
                <text:p text:style-name="P2"><text:span text:style-name="T2">confirmé par le bureau de TVA</text:span></text:p>
              </office:annotation>
              <text:p>6%</text:p>
            </table:table-cell>
            <table:table-cell table:style-name="ce5" office:value-type="string">
              <text:p>taux TVA ventes</text:p>
            </table:table-cell>
            <table:table-cell table:style-name="ce5" table:number-columns-repeated="3"/>
            <table:table-cell table:style-name="ce25"/>
            <table:table-cell table:style-name="ce5" table:number-columns-repeated="1017"/>
          </table:table-row>
          <table:table-row table:style-name="ro1">
            <table:table-cell table:style-name="ce5"/>
            <table:table-cell table:style-name="ce14" table:formula="of:=([.B6])*4" office:value-type="float" office:value="60">
              <text:p>60</text:p>
            </table:table-cell>
            <table:table-cell table:style-name="ce5" office:value-type="string">
              <text:p>cout pour le client d'un abonnement annuel</text:p>
            </table:table-cell>
            <table:table-cell table:style-name="ce5" table:number-columns-repeated="3"/>
            <table:table-cell table:style-name="ce25"/>
            <table:table-cell table:style-name="ce5" table:number-columns-repeated="1017"/>
          </table:table-row>
          <table:table-row table:style-name="ro2">
            <table:table-cell table:style-name="ce5"/>
            <table:table-cell table:style-name="ce15" office:value-type="float" office:value="6">
              <text:p>6</text:p>
            </table:table-cell>
            <table:table-cell table:style-name="ce5" office:value-type="string">
              <text:p>nombre de pages de pub</text:p>
            </table:table-cell>
            <table:table-cell table:style-name="ce5" table:number-columns-repeated="3"/>
            <table:table-cell table:style-name="ce25"/>
            <table:table-cell table:style-name="ce31"/>
            <table:table-cell table:style-name="ce5" table:number-columns-repeated="1016"/>
          </table:table-row>
          <table:table-row table:style-name="ro1">
            <table:table-cell table:style-name="ce5"/>
            <table:table-cell table:style-name="ce13" office:value-type="percentage" office:value="0">
              <text:p>0%</text:p>
            </table:table-cell>
            <table:table-cell table:style-name="ce5" office:value-type="string">
              <text:p>augmentation des ventes d'un numéro à l'autre</text:p>
            </table:table-cell>
            <table:table-cell table:style-name="ce5" table:number-columns-repeated="3"/>
            <table:table-cell table:style-name="ce25"/>
            <table:table-cell table:style-name="ce5" table:number-columns-repeated="1017"/>
          </table:table-row>
          <table:table-row table:style-name="ro1">
            <table:table-cell table:style-name="ce5" office:value-type="string">
              <text:p>- Quantités</text:p>
            </table:table-cell>
            <table:table-cell table:style-name="ce4" office:value-type="float" office:value="2015">
              <text:p>2015</text:p>
            </table:table-cell>
            <table:table-cell table:style-name="ce4" table:number-columns-repeated="2"/>
            <table:table-cell table:style-name="ce4" office:value-type="float" office:value="2016">
              <text:p>2016</text:p>
            </table:table-cell>
            <table:table-cell table:style-name="ce4" office:value-type="float" office:value="2017">
              <text:p>2017</text:p>
            </table:table-cell>
            <table:table-cell table:style-name="ce25"/>
            <table:table-cell table:style-name="ce5" table:number-columns-repeated="1017"/>
          </table:table-row>
          <table:table-row table:style-name="ro1">
            <table:table-cell table:style-name="ce5"/>
            <table:table-cell table:style-name="ce15" office:value-type="float" office:value="3800">
              <text:p>3800</text:p>
            </table:table-cell>
            <table:table-cell table:style-name="ce5" office:value-type="string">
              <text:p>Nombre d'abonnements annuels conclus avant lancement et payés avant premier numéro</text:p>
            </table:table-cell>
            <table:table-cell table:style-name="ce5"/>
            <table:table-cell table:style-name="ce15" office:value-type="float" office:value="4000">
              <text:p>4000</text:p>
            </table:table-cell>
            <table:table-cell table:style-name="ce15" office:value-type="float" office:value="4100">
              <text:p>4100</text:p>
            </table:table-cell>
            <table:table-cell table:style-name="ce25"/>
            <table:table-cell table:style-name="ce5" table:number-columns-repeated="1017"/>
          </table:table-row>
          <table:table-row table:style-name="ro1">
            <table:table-cell table:style-name="ce5"/>
            <table:table-cell table:style-name="ce14" office:value-type="float" office:value="50">
              <text:p>50</text:p>
            </table:table-cell>
            <table:table-cell table:style-name="ce5" office:value-type="string">
              <text:p>ventes présentoirs+librairie/trim</text:p>
            </table:table-cell>
            <table:table-cell table:style-name="ce5"/>
            <table:table-cell table:number-columns-repeated="2" table:style-name="ce15" office:value-type="float" office:value="50">
              <text:p>50</text:p>
            </table:table-cell>
            <table:table-cell table:style-name="ce5" table:number-columns-repeated="1018"/>
          </table:table-row>
          <table:table-row table:style-name="ro1">
            <table:table-cell table:style-name="ce5"/>
            <table:table-cell table:style-name="ce16" table:formula="of:=[$'2.1 CA, CV'.D6]" office:value-type="float" office:value="3850">
              <text:p>3850</text:p>
            </table:table-cell>
            <table:table-cell table:style-name="ce4" office:value-type="string">
              <text:p>nb vendus</text:p>
            </table:table-cell>
            <table:table-cell table:style-name="ce27" table:formula="of:=IF([.B14]&lt;[.B15];&quot;OK&quot;;&quot;PB&quot;)" office:value-type="string" office:string-value="OK">
              <text:p>OK</text:p>
            </table:table-cell>
            <table:table-cell table:style-name="ce16" table:formula="of:=[$'2.1 CA, CV'.D10]" office:value-type="float" office:value="4050">
              <text:p>4050</text:p>
            </table:table-cell>
            <table:table-cell table:style-name="ce16" table:formula="of:=[$'2.1 CA, CV'.D14]" office:value-type="float" office:value="4150">
              <text:p>4150</text:p>
            </table:table-cell>
            <table:table-cell table:style-name="ce27"/>
            <table:table-cell table:style-name="ce5" table:number-columns-repeated="1017"/>
          </table:table-row>
          <table:table-row table:style-name="ro1">
            <table:table-cell table:style-name="ce5"/>
            <table:table-cell table:style-name="ce15" office:value-type="float" office:value="4000">
              <text:p>4000</text:p>
            </table:table-cell>
            <table:table-cell table:style-name="ce5" office:value-type="string">
              <text:p>nombre imprimés/n°</text:p>
            </table:table-cell>
            <table:table-cell table:style-name="ce5"/>
            <table:table-cell table:number-columns-repeated="2" table:style-name="ce15" office:value-type="float" office:value="4500">
              <text:p>4500</text:p>
            </table:table-cell>
            <table:table-cell table:style-name="ce25"/>
            <table:table-cell table:style-name="ce5" table:number-columns-repeated="1017"/>
          </table:table-row>
          <table:table-row table:style-name="ro1">
            <table:table-cell table:style-name="ce5"/>
            <table:table-cell table:style-name="ce14" table:formula="of:=[.B12]*[.B8]" office:value-type="float" office:value="228000">
              <text:p>228000</text:p>
            </table:table-cell>
            <table:table-cell table:style-name="ce5" office:value-type="string">
              <text:p>prépayements</text:p>
            </table:table-cell>
            <table:table-cell table:style-name="ce5"/>
            <table:table-cell table:style-name="ce14" table:formula="of:=[.E12]*[.B8]" office:value-type="float" office:value="240000">
              <text:p>240000</text:p>
            </table:table-cell>
            <table:table-cell table:style-name="ce14" table:formula="of:=[.F12]*[.B8]" office:value-type="float" office:value="246000">
              <text:p>246000</text:p>
            </table:table-cell>
            <table:table-cell table:style-name="ce25"/>
            <table:table-cell table:style-name="ce5" table:number-columns-repeated="1017"/>
          </table:table-row>
          <table:table-row table:style-name="ro3">
            <table:table-cell table:style-name="ce5" office:value-type="string">
              <text:p>- Charges variables</text:p>
            </table:table-cell>
            <table:table-cell table:style-name="ce13" office:value-type="percentage" office:value="0.25">
              <text:p>25%</text:p>
            </table:table-cell>
            <table:table-cell table:style-name="ce5" office:value-type="string">
              <office:annotation draw:style-name="gr2" draw:text-style-name="P2" svg:width="3.999cm" svg:height="2.251cm" svg:x="12.141cm" svg:y="6.931cm" draw:caption-point-x="-0.095cm" draw:caption-point-y="0.275cm">
                <dc:date>2014-07-21T00:00:00</dc:date>
                <text:p text:style-name="P2"><text:span text:style-name="T1">Céline Decamp:</text:span></text:p>
                <text:p text:style-name="P2"><text:span text:style-name="T2">en pratique de 20 à 33%. On leur demande 22,5 (soit leur vendre à 11 euros et suggère vente aux clients à 15.) </text:span></text:p>
                <text:p text:style-name="P2"><text:span text:style-name="T2">On envisage de négocier et de vendre moins cher aux gros acheteurs (avec réévaluation)</text:span></text:p>
                <text:p text:style-name="P2"><text:span text:style-name="T2"/></text:p>
              </office:annotation>
              <text:p>marge des librairies</text:p>
            </table:table-cell>
            <table:table-cell table:style-name="ce5" table:number-columns-repeated="6"/>
            <table:table-cell table:style-name="ce39" office:value-type="string">
              <text:p>RQ marge des libraires:</text:p>
            </table:table-cell>
            <table:table-cell table:style-name="ce39"/>
            <table:table-cell table:style-name="ce42" office:value-type="string">
              <text:p>marge librairie</text:p>
            </table:table-cell>
            <table:table-cell table:style-name="ce42" office:value-type="string">
              <text:p>CA médor HTVA/numéro</text:p>
            </table:table-cell>
            <table:table-cell table:style-name="ce39" table:number-columns-repeated="3"/>
            <table:table-cell table:style-name="ce5" table:number-columns-repeated="1008"/>
          </table:table-row>
          <table:table-row table:style-name="ro4">
            <table:table-cell table:style-name="ce5" table:number-columns-repeated="2"/>
            <table:table-cell table:style-name="ce25" office:value-type="string">
              <text:p>! Ajouter le coût des enveloppes/emballages (en K101 si à l'unité)</text:p>
            </table:table-cell>
            <table:table-cell table:style-name="ce5" table:number-columns-repeated="6"/>
            <table:table-cell table:style-name="ce40" office:value-type="string" table:number-columns-spanned="2" table:number-rows-spanned="1">
              <text:p>si vente P client à 15 euros</text:p>
            </table:table-cell>
            <table:covered-table-cell table:style-name="ce40"/>
            <table:table-cell table:style-name="ce39" office:value-type="float" office:value="0.2">
              <text:p>0,2</text:p>
            </table:table-cell>
            <table:table-cell table:style-name="ce44" table:formula="of:=[.$B$6]/(1.06*(1+[.L18]))" office:value-type="float" office:value="11.7924528301887">
              <text:p>11,79</text:p>
            </table:table-cell>
            <table:table-cell table:style-name="ce39" table:number-columns-repeated="3"/>
            <table:table-cell table:style-name="ce5" table:number-columns-repeated="1008"/>
          </table:table-row>
          <table:table-row table:style-name="ro1">
            <table:table-cell table:style-name="ce5" office:value-type="string">
              <text:p>- Personnel: </text:p>
            </table:table-cell>
            <table:table-cell table:style-name="ce15" office:value-type="float" office:value="0.3">
              <text:p>0,3</text:p>
            </table:table-cell>
            <table:table-cell table:style-name="ce5" office:value-type="string">
              <text:p>salaire du resp admin au dessus du seuil minimum</text:p>
            </table:table-cell>
            <table:table-cell table:style-name="ce5" table:number-columns-repeated="6"/>
            <table:table-cell table:style-name="ce39" table:number-columns-repeated="2"/>
            <table:table-cell table:style-name="ce39" office:value-type="float" office:value="0.25">
              <text:p>0,25</text:p>
            </table:table-cell>
            <table:table-cell table:style-name="ce44" table:formula="of:=[.$B$6]/(1.06*(1+[.L19]))" office:value-type="float" office:value="11.3207547169811">
              <text:p>11,32</text:p>
            </table:table-cell>
            <table:table-cell table:style-name="ce39" table:number-columns-repeated="3"/>
            <table:table-cell table:style-name="ce5" table:number-columns-repeated="1008"/>
          </table:table-row>
          <table:table-row table:style-name="ro1">
            <table:table-cell table:style-name="ce5" table:number-columns-repeated="9"/>
            <table:table-cell table:style-name="ce39" table:number-columns-repeated="2"/>
            <table:table-cell table:style-name="ce39" office:value-type="float" office:value="0.3">
              <text:p>0,3</text:p>
            </table:table-cell>
            <table:table-cell table:style-name="ce44" table:formula="of:=[.$B$6]/(1.06*(1+[.L20]))" office:value-type="float" office:value="10.8853410740203">
              <text:p>10,89</text:p>
            </table:table-cell>
            <table:table-cell table:style-name="ce39" table:number-columns-repeated="3"/>
            <table:table-cell table:style-name="ce5" table:number-columns-repeated="1008"/>
          </table:table-row>
          <table:table-row table:style-name="ro2">
            <table:table-cell table:style-name="ce5"/>
            <table:table-cell table:style-name="ce17" table:formula="of:=[$'4. CdR'.C5]" office:value-type="float" office:value="2015">
              <text:p>2015</text:p>
            </table:table-cell>
            <table:table-cell table:style-name="ce17" office:value-type="float" office:value="2016">
              <text:p>2016</text:p>
            </table:table-cell>
            <table:table-cell table:style-name="ce17" office:value-type="float" office:value="2017">
              <text:p>2017</text:p>
            </table:table-cell>
            <table:table-cell table:style-name="ce32" office:value-type="string">
              <text:p>Tot cumulé</text:p>
            </table:table-cell>
            <table:table-cell table:style-name="ce5" table:number-columns-repeated="4"/>
            <table:table-cell table:style-name="ce39" table:number-columns-repeated="2"/>
            <table:table-cell table:style-name="ce39" office:value-type="float" office:value="0.35">
              <text:p>0,35</text:p>
            </table:table-cell>
            <table:table-cell table:style-name="ce44" table:formula="of:=[.$B$6]/(1.06*(1+[.L21]))" office:value-type="float" office:value="10.482180293501">
              <text:p>10,48</text:p>
            </table:table-cell>
            <table:table-cell table:style-name="ce39" table:number-columns-repeated="3"/>
            <table:table-cell table:style-name="ce5" table:number-columns-repeated="1008"/>
          </table:table-row>
          <table:table-row table:style-name="ro2">
            <table:table-cell table:style-name="ce6" table:formula="of:=[$'4. CdR'.A44]" office:value-type="string" office:string-value="res hors subs &amp; amort (CF) ">
              <text:p>res hors subs &amp; amort (CF) </text:p>
            </table:table-cell>
            <table:table-cell table:style-name="ce18" table:formula="of:=[$'4. CdR'.C44]" office:value-type="currency" office:currency="EUR" office:value="5806.84925963663">
              <text:p>5.807 € </text:p>
            </table:table-cell>
            <table:table-cell table:style-name="ce18" table:formula="of:=[$'4. CdR'.D44]" office:value-type="currency" office:currency="EUR" office:value="8178.24247623436">
              <text:p>8.178 € </text:p>
            </table:table-cell>
            <table:table-cell table:style-name="ce18" table:formula="of:=[$'4. CdR'.E44]" office:value-type="currency" office:currency="EUR" office:value="7411.03492933896">
              <text:p>7.411 € </text:p>
            </table:table-cell>
            <table:table-cell table:style-name="ce32" table:formula="of:=SUM([.B22:.D22])" office:value-type="currency" office:currency="EUR" office:value="21396.1266652099">
              <text:p>21.396 € </text:p>
            </table:table-cell>
            <table:table-cell table:style-name="ce5" table:number-columns-repeated="4"/>
            <table:table-cell table:style-name="ce39" table:number-columns-repeated="2"/>
            <table:table-cell table:style-name="ce39" office:value-type="float" office:value="0.4">
              <text:p>0,4</text:p>
            </table:table-cell>
            <table:table-cell table:style-name="ce44" table:formula="of:=[.$B$6]/(1.06*(1+[.L22]))" office:value-type="float" office:value="10.1078167115903">
              <text:p>10,11</text:p>
            </table:table-cell>
            <table:table-cell table:style-name="ce39" table:number-columns-repeated="3"/>
            <table:table-cell table:style-name="ce5" table:number-columns-repeated="1008"/>
          </table:table-row>
          <table:table-row table:style-name="ro2">
            <table:table-cell table:style-name="ce7" table:formula="of:=[$'4. CdR'.A45]" office:value-type="string" office:string-value="Resultat hors subsides ">
              <text:p>Resultat hors subsides </text:p>
            </table:table-cell>
            <table:table-cell table:style-name="ce19" table:formula="of:=[$'4. CdR'.C45]" office:value-type="currency" office:currency="EUR" office:value="-88.1507403633732">
              <text:p>-88 € </text:p>
            </table:table-cell>
            <table:table-cell table:style-name="ce19" table:formula="of:=[$'4. CdR'.D45]" office:value-type="currency" office:currency="EUR" office:value="1083.24247623436">
              <text:p>1.083 € </text:p>
            </table:table-cell>
            <table:table-cell table:style-name="ce19" table:formula="of:=[$'4. CdR'.E45]" office:value-type="currency" office:currency="EUR" office:value="616.034929338959">
              <text:p>616 € </text:p>
            </table:table-cell>
            <table:table-cell table:style-name="ce32" table:formula="of:=SUM([.B23:.D23])" office:value-type="currency" office:currency="EUR" office:value="1611.12666520994">
              <text:p>1.611 € </text:p>
            </table:table-cell>
            <table:table-cell table:style-name="ce5" table:number-columns-repeated="4"/>
            <table:table-cell table:style-name="ce39" table:number-columns-repeated="2"/>
            <table:table-cell table:style-name="ce5" table:number-columns-repeated="2"/>
            <table:table-cell table:style-name="ce39" table:number-columns-repeated="3"/>
            <table:table-cell table:style-name="ce5" table:number-columns-repeated="1008"/>
          </table:table-row>
          <table:table-row table:style-name="ro2">
            <table:table-cell table:style-name="ce6" table:formula="of:=[$'4. CdR'.A46]" office:value-type="string" office:string-value="Resultat avec subs. Avt IMPOTS ">
              <text:p>Resultat avec subs. Avt IMPOTS </text:p>
            </table:table-cell>
            <table:table-cell table:style-name="ce18" table:formula="of:=[$'4. CdR'.C46]" office:value-type="currency" office:currency="EUR" office:value="-88.1507403633732">
              <text:p>-88 € </text:p>
            </table:table-cell>
            <table:table-cell table:style-name="ce18" table:formula="of:=[$'4. CdR'.D46]" office:value-type="currency" office:currency="EUR" office:value="1083.24247623436">
              <text:p>1.083 € </text:p>
            </table:table-cell>
            <table:table-cell table:style-name="ce18" table:formula="of:=[$'4. CdR'.E46]" office:value-type="currency" office:currency="EUR" office:value="616.034929338959">
              <text:p>616 € </text:p>
            </table:table-cell>
            <table:table-cell table:style-name="ce32" table:formula="of:=SUM([.B24:.D24])" office:value-type="currency" office:currency="EUR" office:value="1611.12666520994">
              <text:p>1.611 € </text:p>
            </table:table-cell>
            <table:table-cell table:style-name="ce5"/>
            <table:table-cell table:style-name="ce27"/>
            <table:table-cell table:style-name="ce5" table:number-columns-repeated="2"/>
            <table:table-cell table:style-name="ce39" table:number-columns-repeated="3"/>
            <table:table-cell table:style-name="ce44"/>
            <table:table-cell table:style-name="ce39" table:number-columns-repeated="3"/>
            <table:table-cell table:style-name="ce5" table:number-columns-repeated="1008"/>
          </table:table-row>
          <table:table-row table:style-name="ro2">
            <table:table-cell table:style-name="ce7" table:formula="of:=[$'7. bilan + ratio'.A47]" office:value-type="string" office:string-value="RESULTAT après impôts ">
              <text:p>RESULTAT après impôts </text:p>
            </table:table-cell>
            <table:table-cell table:style-name="ce20" table:formula="of:=[$'7. bilan + ratio'.B47]" office:value-type="currency" office:currency="EUR" office:value="-88.1507403633732">
              <text:p>-88 € </text:p>
            </table:table-cell>
            <table:table-cell table:style-name="ce20" table:formula="of:=[$'7. bilan + ratio'.C47]" office:value-type="currency" office:currency="EUR" office:value="812.648505671015">
              <text:p>813 € </text:p>
            </table:table-cell>
            <table:table-cell table:style-name="ce20" table:formula="of:=[$'7. bilan + ratio'.D47]" office:value-type="currency" office:currency="EUR" office:value="462.149403990087">
              <text:p>462 € </text:p>
            </table:table-cell>
            <table:table-cell table:style-name="ce32" table:formula="of:=SUM([.B25:.D25])" office:value-type="currency" office:currency="EUR" office:value="1186.64716929773">
              <text:p>1.187 € </text:p>
            </table:table-cell>
            <table:table-cell table:style-name="ce5"/>
            <table:table-cell table:style-name="ce27"/>
            <table:table-cell table:style-name="ce5" table:number-columns-repeated="2"/>
            <table:table-cell table:style-name="ce39" table:number-columns-repeated="3"/>
            <table:table-cell table:style-name="ce44"/>
            <table:table-cell table:style-name="ce39" table:number-columns-repeated="3"/>
            <table:table-cell table:style-name="ce5" table:number-columns-repeated="1008"/>
          </table:table-row>
          <table:table-row table:style-name="ro2">
            <table:table-cell table:number-columns-repeated="6"/>
            <table:table-cell table:style-name="ce38"/>
            <table:table-cell table:number-columns-repeated="2"/>
            <table:table-cell table:style-name="ce41" table:number-columns-repeated="3"/>
            <table:table-cell table:style-name="ce45"/>
            <table:table-cell table:style-name="ce41" table:number-columns-repeated="3"/>
            <table:table-cell table:number-columns-repeated="1008"/>
          </table:table-row>
          <table:table-row table:style-name="ro1">
            <table:table-cell table:number-columns-repeated="1024"/>
          </table:table-row>
        </table:table-row-group>
        <table:table-row table:style-name="ro2">
          <table:table-cell table:style-name="ce3" office:value-type="string">
            <text:p>QUELS COUTS DANS UN MEDOR?</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group>
          <table:table-row table:style-name="ro2">
            <table:table-cell table:style-name="ce8" table:number-columns-repeated="3"/>
            <table:table-cell table:style-name="ce28">
              <draw:frame table:end-cell-address="Hypothèses.I46" table:end-x="2.033cm" table:end-y="0.053cm" draw:z-index="0" draw:name="Graphique 4" draw:style-name="gr1" draw:text-style-name="P1" svg:width="23.468cm" svg:height="8.182cm" svg:x="0.617cm" svg:y="0.056cm">
                <draw:object draw:notify-on-update-of-ranges="Hypothèses.B30:Hypothèses.C30 Hypothèses.A31:Hypothèses.A31 Hypothèses.B31:Hypothèses.C31 Hypothèses.A32:Hypothèses.A32 Hypothèses.B32:Hypothèses.C32 Hypothèses.A33:Hypothèses.A33 Hypothèses.B33:Hypothèses.C33 Hypothèses.A34:Hypothèses.A34 Hypothèses.B34:Hypothèses.C34 Hypothèses.A35:Hypothèses.A35 Hypothèses.B35:Hypothèses.C35 Hypothèses.A36:Hypothèses.A36 Hypothèses.B36:Hypothèses.C36 Hypothèses.A37:Hypothèses.A37 Hypothèses.B37:Hypothèses.C37 Hypothèses.A38:Hypothèses.A38 Hypothèses.B38:Hypothèses.C38 Hypothèses.A39:Hypothèses.A39 Hypothèses.B39:Hypothèses.C39" xlink:href="./Object 1" xlink:type="simple" xlink:show="embed" xlink:actuate="onLoad"/>
                <draw:image xlink:href="./ObjectReplacements/Object 1" xlink:type="simple" xlink:show="embed" xlink:actuate="onLoad"/>
              </draw:frame>
            </table:table-cell>
            <table:table-cell table:style-name="ce8" table:number-columns-repeated="3"/>
            <table:table-cell table:style-name="ce28"/>
            <table:table-cell table:style-name="ce8" table:number-columns-repeated="1016"/>
          </table:table-row>
          <table:table-row table:style-name="ro1">
            <table:table-cell table:style-name="ce7" office:value-type="string">
              <text:p>Dans un <text:s/>médor</text:p>
            </table:table-cell>
            <table:table-cell table:style-name="ce7" table:formula="of:=[$'4. CdR'.B5]" office:value-type="string" office:string-value="on dépense ">
              <text:p>on dépense </text:p>
            </table:table-cell>
            <table:table-cell table:style-name="ce7" table:formula="of:=[$'4. CdR'.H5]" office:value-type="string" office:string-value="on gagne ">
              <text:p>on gagne </text:p>
            </table:table-cell>
            <table:table-cell table:number-columns-repeated="1021"/>
          </table:table-row>
          <table:table-row table:style-name="ro1">
            <table:table-cell table:formula="of:=[$'4. CdR'.A7]" office:value-type="string" office:string-value="Impression">
              <text:p>Impression</text:p>
            </table:table-cell>
            <table:table-cell table:style-name="ce21" table:formula="of:=[$'4. CdR'.B7]" office:value-type="float" office:value="2.06077922077922">
              <text:p>2,06</text:p>
            </table:table-cell>
            <table:table-cell table:number-columns-repeated="2"/>
            <table:table-cell table:style-name="ce33" table:number-columns-repeated="7"/>
            <table:table-cell table:number-columns-repeated="1013"/>
          </table:table-row>
          <table:table-row table:style-name="ro1">
            <table:table-cell table:formula="of:=[$'4. CdR'.A8]" office:value-type="string" office:string-value="Distribution">
              <text:p>Distribution</text:p>
            </table:table-cell>
            <table:table-cell table:style-name="ce21" table:formula="of:=[$'4. CdR'.B8]" office:value-type="float" office:value="1.0867012987013">
              <text:p>1,09</text:p>
            </table:table-cell>
            <table:table-cell table:number-columns-repeated="1022"/>
          </table:table-row>
          <table:table-row table:style-name="ro1">
            <table:table-cell table:formula="of:=[$'4. CdR'.A9]" office:value-type="string" office:string-value="Pub">
              <text:p>Pub</text:p>
            </table:table-cell>
            <table:table-cell table:style-name="ce21" table:formula="of:=[$'4. CdR'.B9]" office:value-type="float" office:value="0.467532467532468">
              <text:p>0,47</text:p>
            </table:table-cell>
            <table:table-cell table:number-columns-repeated="9"/>
            <table:table-cell table:style-name="ce43"/>
            <table:table-cell table:number-columns-repeated="1012"/>
          </table:table-row>
          <table:table-row table:style-name="ro5">
            <table:table-cell table:formula="of:=[$'4. CdR'.A10]" office:value-type="string" office:string-value="61 Frs Généraux">
              <text:p>61 Frs Généraux</text:p>
            </table:table-cell>
            <table:table-cell table:style-name="ce21" table:formula="of:=[$'4. CdR'.B10]" office:value-type="float" office:value="0.620521627133198">
              <text:p>0,62</text:p>
            </table:table-cell>
            <table:table-cell table:number-columns-repeated="1022"/>
          </table:table-row>
          <table:table-row table:style-name="ro5">
            <table:table-cell table:formula="of:=[$'4. CdR'.A11]" office:value-type="string" office:string-value="62 rémunérations et charges sociales">
              <text:p>62 rémunérations et charges sociales</text:p>
            </table:table-cell>
            <table:table-cell table:style-name="ce21" table:formula="of:=[$'4. CdR'.B11]" office:value-type="float" office:value="10.0551865032468">
              <text:p>10,06</text:p>
            </table:table-cell>
            <table:table-cell table:number-columns-repeated="1022"/>
          </table:table-row>
          <table:table-row table:style-name="ro5">
            <table:table-cell table:formula="of:=[$'4. CdR'.A30]" office:value-type="string" office:string-value="63 amort., rdv et provision">
              <text:p>63 amort., rdv et provision</text:p>
            </table:table-cell>
            <table:table-cell table:style-name="ce21" table:formula="of:=[$'4. CdR'.B30]" office:value-type="float" office:value="0.382792207792208">
              <text:p>0,38</text:p>
            </table:table-cell>
            <table:table-cell table:number-columns-repeated="1022"/>
          </table:table-row>
          <table:table-row table:style-name="ro5">
            <table:table-cell table:formula="of:=[$'4. CdR'.A32]" office:value-type="string" office:string-value="64 Autres charges">
              <text:p>64 Autres charges</text:p>
            </table:table-cell>
            <table:table-cell table:style-name="ce21" table:formula="of:=[$'4. CdR'.B32]" office:value-type="float" office:value="0.0292207792207792">
              <text:p>0,03</text:p>
            </table:table-cell>
            <table:table-cell table:style-name="ce21"/>
            <table:table-cell table:number-columns-repeated="1021"/>
          </table:table-row>
          <table:table-row table:style-name="ro5">
            <table:table-cell office:value-type="string">
              <text:p>Ventes</text:p>
            </table:table-cell>
            <table:table-cell/>
            <table:table-cell table:style-name="ce21" table:formula="of:=[$'4. CdR'.H6]-[$'4. CdR'.H10]" office:value-type="float" office:value="13.0889977946582">
              <text:p>13,09</text:p>
            </table:table-cell>
            <table:table-cell table:number-columns-repeated="1021"/>
          </table:table-row>
          <table:table-row table:style-name="ro5">
            <table:table-cell office:value-type="string">
              <text:p>Pub</text:p>
            </table:table-cell>
            <table:table-cell/>
            <table:table-cell table:style-name="ce21" table:formula="of:=[$'4. CdR'.H10]" office:value-type="float" office:value="1.60996028764624">
              <text:p>1,61</text:p>
            </table:table-cell>
            <table:table-cell table:number-columns-repeated="1021"/>
          </table:table-row>
          <table:table-row table:style-name="ro5">
            <table:table-cell office:value-type="string">
              <text:p>Subsides</text:p>
            </table:table-cell>
            <table:table-cell/>
            <table:table-cell table:style-name="ce21" table:formula="of:=[$'4. CdR'.H32]" office:value-type="float" office:value="0">
              <text:p>0,00</text:p>
            </table:table-cell>
            <table:table-cell table:number-columns-repeated="1021"/>
          </table:table-row>
          <table:table-row table:style-name="ro5">
            <table:table-cell office:value-type="string">
              <text:p>Total</text:p>
            </table:table-cell>
            <table:table-cell table:style-name="ce21" table:formula="of:=SUM([.B31:.B37])" office:value-type="float" office:value="14.7027341044059">
              <text:p>14,70</text:p>
            </table:table-cell>
            <table:table-cell table:style-name="ce21" table:formula="of:=[.C38]+[.C39]+[.C40]" office:value-type="float" office:value="14.6989580823044">
              <text:p>14,70</text:p>
            </table:table-cell>
            <table:table-cell/>
            <table:table-cell table:style-name="ce21"/>
            <table:table-cell table:number-columns-repeated="1019"/>
          </table:table-row>
          <table:table-row table:style-name="ro6">
            <table:table-cell table:style-name="ce7" office:value-type="string" office:string-value="Résultat">
              <text:p>Résultat </text:p>
            </table:table-cell>
            <table:table-cell table:style-name="ce22" table:formula="of:=[.C41]-[.B41]" office:value-type="currency" office:currency="EUR" office:value="-0.00377602210151551">
              <text:p>-0,0 € </text:p>
            </table:table-cell>
            <table:table-cell table:number-columns-repeated="1022"/>
          </table:table-row>
          <table:table-row table:style-name="ro5">
            <table:table-cell table:number-columns-repeated="1024"/>
          </table:table-row>
          <table:table-row table:style-name="ro5">
            <table:table-cell table:style-name="ce9" office:value-type="string">
              <text:p>Le coût Article 27 dépend des frais à couvrir</text:p>
            </table:table-cell>
            <table:table-cell table:style-name="ce23" table:number-columns-repeated="2"/>
            <table:table-cell table:style-name="ce29" table:number-columns-repeated="1021"/>
          </table:table-row>
          <table:table-row table:style-name="ro1">
            <table:table-cell table:style-name="ce10"/>
            <table:table-cell table:style-name="ce23" table:number-columns-repeated="2"/>
            <table:table-cell table:style-name="ce29" table:number-columns-repeated="1021"/>
          </table:table-row>
          <table:table-row table:style-name="ro1">
            <table:table-cell table:number-columns-repeated="1024"/>
          </table:table-row>
        </table:table-row-group>
        <table:table-row table:style-name="ro2" table:visibility="collapse">
          <table:table-cell table:style-name="ce3" office:value-type="string">
            <text:p>COMPARAISON SCENARIOS</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 table:style-name="ro1" table:visibility="collapse">
          <table:table-cell table:number-columns-repeated="1024"/>
        </table:table-row>
        <table:table-row table:style-name="ro1" table:visibility="collapse">
          <table:table-cell table:style-name="ce11" office:value-type="string" office:string-value="Scénarios" table:number-columns-spanned="4" table:number-rows-spanned="1">
            <text:p>Scénarios </text:p>
          </table:table-cell>
          <table:covered-table-cell table:number-columns-repeated="2" table:style-name="ce24"/>
          <table:covered-table-cell table:style-name="ce30"/>
          <table:table-cell table:style-name="ce34" office:value-type="string" office:string-value="plan B">
            <text:p>plan B </text:p>
          </table:table-cell>
          <table:table-cell table:style-name="ce6" office:value-type="string" office:string-value="plan A">
            <text:p>plan A </text:p>
          </table:table-cell>
          <table:table-cell table:style-name="ce6" office:value-type="string">
            <text:p>Rq</text:p>
          </table:table-cell>
          <table:table-cell table:number-columns-repeated="1017"/>
        </table:table-row>
        <table:table-row table:style-name="ro1" table:visibility="collapse">
          <table:table-cell office:value-type="string">
            <text:p>3636 abonnements + 100 ventes/trim ; 4500 impressions ; 6 pages de pub à 1250</text:p>
          </table:table-cell>
          <table:table-cell table:number-columns-repeated="3"/>
          <table:table-cell table:style-name="ce35" office:value-type="currency" office:currency="EUR" office:value="10.5710871744668">
            <text:p>11 € </text:p>
          </table:table-cell>
          <table:table-cell table:style-name="ce35" office:value-type="currency" office:currency="EUR" office:value="-27446.7848812455">
            <text:p>-27.447 € </text:p>
          </table:table-cell>
          <table:table-cell table:number-columns-repeated="1018"/>
        </table:table-row>
        <table:table-row table:style-name="ro1" table:visibility="collapse">
          <table:table-cell office:value-type="string">
            <text:p>4100 abonnements + 100 ventes/trim ; 5000 impressions ; 0 pages de pub</text:p>
          </table:table-cell>
          <table:table-cell table:number-columns-repeated="3"/>
          <table:table-cell table:style-name="ce35" office:value-type="currency" office:currency="EUR" office:value="2307.14643100731">
            <text:p>2.307 € </text:p>
          </table:table-cell>
          <table:table-cell table:style-name="ce35" office:value-type="currency" office:currency="EUR" office:value="-25150.2095374127">
            <text:p>-25.150 € </text:p>
          </table:table-cell>
          <table:table-cell table:number-columns-repeated="1018"/>
        </table:table-row>
        <table:table-row table:style-name="ro1" table:visibility="collapse">
          <table:table-cell office:value-type="string">
            <text:p>3825 abonnements + 100 ventes/trim ; 4500 impressions ; 3 pages de pub à 1250</text:p>
          </table:table-cell>
          <table:table-cell table:number-columns-repeated="3"/>
          <table:table-cell table:style-name="ce35" office:value-type="currency" office:currency="EUR" office:value="150.856494939973">
            <text:p>151 € </text:p>
          </table:table-cell>
          <table:table-cell table:style-name="ce35" office:value-type="currency" office:currency="EUR" office:value="-27306.49947348">
            <text:p>-27.306 € </text:p>
          </table:table-cell>
          <table:table-cell table:style-name="ce2" office:value-type="string">
            <text:p>à cout de pub constants ((1200+300/pub)/trim)</text:p>
          </table:table-cell>
          <table:table-cell table:number-columns-repeated="1017"/>
        </table:table-row>
        <table:table-row table:style-name="ro1" table:visibility="collapse">
          <table:table-cell office:value-type="string">
            <text:p>3636 abonnements + 100 ventes/trim ; 4500 impressions ; 6 pages de pub à 625</text:p>
          </table:table-cell>
          <table:table-cell table:number-columns-repeated="3"/>
          <table:table-cell table:style-name="ce36" office:value-type="currency" office:currency="EUR" office:value="-3245.36992015439">
            <text:p>-3.245 € </text:p>
          </table:table-cell>
          <table:table-cell table:style-name="ce36" office:value-type="currency" office:currency="EUR" office:value="-30702.7258885744">
            <text:p>-30.703 € </text:p>
          </table:table-cell>
          <table:table-cell table:style-name="ce2" office:value-type="string">
            <text:p>à cout de pub constants ((1200+300/pub)/trim); mauvaise solution</text:p>
          </table:table-cell>
          <table:table-cell table:number-columns-repeated="1017"/>
        </table:table-row>
        <table:table-row table:style-name="ro1" table:visibility="collapse">
          <table:table-cell office:value-type="string">
            <text:p>4250 abonnements + 100 ventes/trim ; 5000 impressions ; 6 pages de pub à 1250</text:p>
          </table:table-cell>
          <table:table-cell table:number-columns-repeated="3"/>
          <table:table-cell table:style-name="ce35" office:value-type="currency" office:currency="EUR" office:value="27562.6480683066">
            <text:p>27.563 € </text:p>
          </table:table-cell>
          <table:table-cell table:style-name="ce35" office:value-type="currency" office:currency="EUR" office:value="105.292099886574">
            <text:p>105 € </text:p>
          </table:table-cell>
          <table:table-cell table:number-columns-repeated="1018"/>
        </table:table-row>
        <table:table-row table:style-name="ro1" table:visibility="collapse">
          <table:table-cell office:value-type="string">
            <text:p>4700 abonnements + 100 ventes/trim ; 5500 impressions ; 0 pages de pub</text:p>
          </table:table-cell>
          <table:table-cell table:number-columns-repeated="3"/>
          <table:table-cell table:style-name="ce37" office:value-type="currency" office:currency="EUR" office:value="29182.1305819507">
            <text:p>29.182 € </text:p>
          </table:table-cell>
          <table:table-cell table:style-name="ce37" office:value-type="currency" office:currency="EUR" office:value="1724.7746135307">
            <text:p>1.725 € </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calcext:conditional-formats>
          <calcext:conditional-format calcext:target-range-address="Hypothèses.B23:Hypothèses.D23">
            <calcext:condition calcext:apply-style-name="Excel_CondFormat_1_1_1" calcext:value="&lt;=0" calcext:base-cell-address="Hypothèses.B23"/>
            <calcext:condition calcext:apply-style-name="Excel_CondFormat_1_1_2" calcext:value="&gt;0" calcext:base-cell-address="Hypothèses.B23"/>
          </calcext:conditional-format>
          <calcext:conditional-format calcext:target-range-address="Hypothèses.B42:Hypothèses.B42">
            <calcext:condition calcext:apply-style-name="Excel_CondFormat_1_2_1" calcext:value="&lt;=0" calcext:base-cell-address="Hypothèses.B42"/>
            <calcext:condition calcext:apply-style-name="Excel_CondFormat_1_2_2" calcext:value="&gt;0" calcext:base-cell-address="Hypothèses.B42"/>
          </calcext:conditional-format>
          <calcext:conditional-format calcext:target-range-address="Hypothèses.G24:Hypothèses.G26 Hypothèses.G14:Hypothèses.G14 Hypothèses.D14:Hypothèses.D14">
            <calcext:condition calcext:apply-style-name="Excel_CondFormat_1_3_1" calcext:value="formula-is(NOT(ISERROR(SEARCH(&quot;PB&quot;;[Hypothèses.G24]))))" calcext:base-cell-address="Hypothèses.G24"/>
          </calcext:conditional-format>
          <calcext:conditional-format calcext:target-range-address="Hypothèses.E50:Hypothèses.F52 Hypothèses.E54:Hypothèses.F54">
            <calcext:condition calcext:apply-style-name="Excel_CondFormat_1_4_1" calcext:value="&lt;0" calcext:base-cell-address="Hypothèses.E50"/>
            <calcext:condition calcext:apply-style-name="Excel_CondFormat_1_4_2" calcext:value="&lt;0" calcext:base-cell-address="Hypothèses.E50"/>
            <calcext:condition calcext:apply-style-name="Excel_CondFormat_1_4_3" calcext:value="&gt;0" calcext:base-cell-address="Hypothèses.E50"/>
          </calcext:conditional-format>
          <calcext:conditional-format calcext:target-range-address="Hypothèses.E53:Hypothèses.F53">
            <calcext:condition calcext:apply-style-name="Excel_CondFormat_1_5_1" calcext:value="&lt;0" calcext:base-cell-address="Hypothèses.E53"/>
            <calcext:condition calcext:apply-style-name="Excel_CondFormat_1_5_2" calcext:value="&lt;0" calcext:base-cell-address="Hypothèses.E53"/>
            <calcext:condition calcext:apply-style-name="Excel_CondFormat_1_5_3" calcext:value="&gt;0" calcext:base-cell-address="Hypothèses.E53"/>
          </calcext:conditional-format>
          <calcext:conditional-format calcext:target-range-address="Hypothèses.E55:Hypothèses.F55">
            <calcext:condition calcext:apply-style-name="Excel_CondFormat_1_6_1" calcext:value="&lt;0" calcext:base-cell-address="Hypothèses.E55"/>
            <calcext:condition calcext:apply-style-name="Excel_CondFormat_1_6_2" calcext:value="&lt;0" calcext:base-cell-address="Hypothèses.E55"/>
            <calcext:condition calcext:apply-style-name="Excel_CondFormat_1_6_3" calcext:value="&gt;0" calcext:base-cell-address="Hypothèses.E55"/>
          </calcext:conditional-format>
          <calcext:conditional-format calcext:target-range-address="Hypothèses.B25:Hypothèses.D25">
            <calcext:condition calcext:apply-style-name="Excel_CondFormat_1_7_1" calcext:value="&lt;=0" calcext:base-cell-address="Hypothèses.B25"/>
            <calcext:condition calcext:apply-style-name="Excel_CondFormat_1_7_2" calcext:value="&gt;0" calcext:base-cell-address="Hypothèses.B25"/>
          </calcext:conditional-format>
        </calcext:conditional-formats>
      </table:table>
      <table:table table:name="1.1 Plan de financement " table:style-name="ta2" table:print-ranges="'1.1 Plan de financement '.A1:'1.1 Plan de financement '.H118">
        <office:forms form:automatic-focus="false" form:apply-design-mode="false"/>
        <table:table-column table:style-name="co8" table:default-cell-style-name="ce46"/>
        <table:table-column table:style-name="co9" table:number-columns-repeated="2" table:default-cell-style-name="ce46"/>
        <table:table-column table:style-name="co2" table:default-cell-style-name="ce69"/>
        <table:table-column table:style-name="co10" table:default-cell-style-name="ce46"/>
        <table:table-column table:style-name="co2" table:default-cell-style-name="ce46"/>
        <table:table-column table:style-name="co2" table:default-cell-style-name="ce69"/>
        <table:table-column table:style-name="co11" table:default-cell-style-name="ce46"/>
        <table:table-column table:style-name="co12" table:default-cell-style-name="ce46"/>
        <table:table-column table:style-name="co13" table:default-cell-style-name="ce46"/>
        <table:table-column table:style-name="co8" table:default-cell-style-name="ce46"/>
        <table:table-column table:style-name="co9" table:number-columns-repeated="246" table:default-cell-style-name="ce46"/>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PLAN DE FINANCEMENT HTVA POUR DEMARRAGE</text:p>
          </table:table-cell>
          <table:table-cell table:style-name="ce3" table:number-columns-repeated="2"/>
          <table:table-cell table:style-name="ce26"/>
          <table:table-cell table:style-name="ce3" table:number-columns-repeated="2"/>
          <table:table-cell table:style-name="ce26"/>
          <table:table-cell table:style-name="ce3" table:number-columns-repeated="1017"/>
        </table:table-row>
        <table:table-row table:style-name="ro2">
          <table:table-cell table:number-columns-repeated="1024"/>
        </table:table-row>
        <table:table-row table:style-name="ro2">
          <table:table-cell table:style-name="ce47" office:value-type="string" table:number-columns-spanned="4" table:number-rows-spanned="1">
            <text:p>AFFECTATION</text:p>
          </table:table-cell>
          <table:covered-table-cell table:number-columns-repeated="3" table:style-name="ce47"/>
          <table:table-cell table:style-name="ce47" office:value-type="string" table:number-columns-spanned="3" table:number-rows-spanned="1">
            <text:p>FINANCEMENTS</text:p>
          </table:table-cell>
          <table:covered-table-cell table:number-columns-repeated="2" table:style-name="ce47"/>
          <table:table-cell table:number-columns-repeated="1017"/>
        </table:table-row>
        <table:table-row table:style-name="ro2">
          <table:table-cell table:style-name="ce48" table:number-columns-repeated="3"/>
          <table:table-cell/>
          <table:table-cell table:style-name="ce87"/>
          <table:table-cell table:style-name="ce97"/>
          <table:table-cell table:style-name="ce103"/>
          <table:table-cell table:number-columns-repeated="1017"/>
        </table:table-row>
        <table:table-row table:style-name="ro2">
          <table:table-cell table:style-name="ce49" office:value-type="string">
            <text:p>1. Frais de constitution</text:p>
          </table:table-cell>
          <table:table-cell table:style-name="ce48" table:number-columns-repeated="2"/>
          <table:table-cell table:style-name="ce71" table:formula="of:=[.D7]+[.D9]" office:value-type="float" office:value="2300">
            <text:p>2.300,00 </text:p>
          </table:table-cell>
          <table:table-cell table:style-name="ce88" office:value-type="string">
            <text:p>1. Apports propres<text:span text:style-name="T5"> </text:span></text:p>
          </table:table-cell>
          <table:table-cell table:style-name="ce97"/>
          <table:table-cell table:style-name="ce104" table:formula="of:=[.G7]+[.G8]+[.G9]" office:value-type="float" office:value="9000">
            <text:p>9.000,00 </text:p>
          </table:table-cell>
          <table:table-cell table:number-columns-repeated="1017"/>
        </table:table-row>
        <table:table-row table:style-name="ro2">
          <table:table-cell table:style-name="ce48" office:value-type="string">
            <text:p>de l'entreprise (Ex. : frais notariés,</text:p>
          </table:table-cell>
          <table:table-cell table:style-name="ce48" table:number-columns-repeated="2"/>
          <table:table-cell table:style-name="ce72" office:value-type="float" office:value="1500">
            <text:p>1.500,00 </text:p>
          </table:table-cell>
          <table:table-cell table:style-name="ce89" office:value-type="string" table:number-columns-spanned="2" table:number-rows-spanned="1">
            <text:p>- apports en espèces</text:p>
          </table:table-cell>
          <table:covered-table-cell table:style-name="ce89"/>
          <table:table-cell table:style-name="ce105" table:formula="of:=[.B105]" office:value-type="float" office:value="0">
            <text:p>- </text:p>
          </table:table-cell>
          <table:table-cell table:number-columns-repeated="1017"/>
        </table:table-row>
        <table:table-row table:style-name="ro2">
          <table:table-cell table:style-name="ce48" office:value-type="string">
            <text:p>frais de publication des statuts, BCE,…)</text:p>
          </table:table-cell>
          <table:table-cell table:style-name="ce48" table:number-columns-repeated="2"/>
          <table:table-cell/>
          <table:table-cell table:style-name="ce87" office:value-type="string">
            <text:p>- apports en nature (i)</text:p>
          </table:table-cell>
          <table:table-cell table:style-name="ce97"/>
          <table:table-cell table:style-name="ce105" table:formula="of:=[.B106]" office:value-type="float" office:value="0">
            <text:p>- </text:p>
          </table:table-cell>
          <table:table-cell table:number-columns-repeated="1017"/>
        </table:table-row>
        <table:table-row table:style-name="ro2">
          <table:table-cell table:style-name="ce48" office:value-type="string">
            <text:p>Crédal</text:p>
          </table:table-cell>
          <table:table-cell table:style-name="ce48" table:number-columns-repeated="2"/>
          <table:table-cell table:style-name="ce72" office:value-type="float" office:value="800">
            <text:p>800,00 </text:p>
          </table:table-cell>
          <table:table-cell table:style-name="ce90" office:value-type="string">
            <text:p>- crowdfunding</text:p>
          </table:table-cell>
          <table:table-cell table:style-name="ce97"/>
          <table:table-cell table:style-name="ce106" office:value-type="float" office:value="9000">
            <text:p>9.000,00 </text:p>
          </table:table-cell>
          <table:table-cell/>
          <table:table-cell table:number-columns-repeated="2" office:value-type="float" office:value="9000">
            <text:p>9000</text:p>
          </table:table-cell>
          <table:table-cell table:number-columns-repeated="1014"/>
        </table:table-row>
        <table:table-row table:style-name="ro2">
          <table:table-cell table:number-columns-repeated="4"/>
          <table:table-cell table:style-name="ce91"/>
          <table:table-cell table:style-name="ce99"/>
          <table:table-cell table:style-name="ce107"/>
          <table:table-cell table:number-columns-repeated="1017"/>
        </table:table-row>
        <table:table-row table:style-name="ro2">
          <table:table-cell table:style-name="ce49" office:value-type="string">
            <text:p>2. Immobilisations immatérielles</text:p>
          </table:table-cell>
          <table:table-cell table:style-name="ce48" table:number-columns-repeated="2"/>
          <table:table-cell table:style-name="ce73" table:formula="of:=SUM([.D12:.D17])" office:value-type="float" office:value="13180">
            <text:p>13.180,00 </text:p>
          </table:table-cell>
          <table:table-cell table:style-name="ce92" office:value-type="string">
            <text:p>2. Parts </text:p>
          </table:table-cell>
          <table:table-cell/>
          <table:table-cell table:style-name="ce104" table:formula="of:=[.G12]+[.G13]" office:value-type="float" office:value="15206.1">
            <text:p>15.206,10 </text:p>
          </table:table-cell>
          <table:table-cell table:number-columns-repeated="1017"/>
        </table:table-row>
        <table:table-row table:style-name="ro2">
          <table:table-cell table:style-name="ce48" office:value-type="string">
            <text:p>Site internet</text:p>
          </table:table-cell>
          <table:table-cell table:style-name="ce48" table:number-columns-repeated="2"/>
          <table:table-cell table:style-name="ce74" office:value-type="float" office:value="6000">
            <text:p>6.000,00 </text:p>
          </table:table-cell>
          <table:table-cell table:style-name="ce93" office:value-type="string">
            <text:p>fondateurs</text:p>
          </table:table-cell>
          <table:table-cell table:style-name="ce100" table:formula="of:=[.G12]/160" office:value-type="float" office:value="39">
            <text:p>39 </text:p>
          </table:table-cell>
          <table:table-cell table:style-name="ce106" office:value-type="float" office:value="6240">
            <text:p>6.240,00 </text:p>
          </table:table-cell>
          <table:table-cell table:number-columns-repeated="2" table:style-name="ce101" office:value-type="float" office:value="3000">
            <text:p>3.000 </text:p>
          </table:table-cell>
          <table:table-cell table:style-name="ce101" office:value-type="float" office:value="6240">
            <text:p>6.240 </text:p>
          </table:table-cell>
          <table:table-cell table:number-columns-repeated="1014"/>
        </table:table-row>
        <table:table-row table:style-name="ro2">
          <table:table-cell table:style-name="ce48" office:value-type="string">
            <text:p>logo, charte graphique</text:p>
          </table:table-cell>
          <table:table-cell table:style-name="ce48" table:number-columns-repeated="2"/>
          <table:table-cell table:style-name="ce75" table:formula="of:=2420" office:value-type="float" office:value="2420">
            <text:p>2.420,00 </text:p>
          </table:table-cell>
          <table:table-cell table:style-name="ce94" office:value-type="string">
            <text:p>coopérateurs</text:p>
          </table:table-cell>
          <table:table-cell table:style-name="ce101" table:formula="of:=[.G13]/20" office:value-type="float" office:value="448.305">
            <text:p>448 </text:p>
          </table:table-cell>
          <table:table-cell table:style-name="ce81" table:formula="of:=[.D48]-[.G9]-[.G12]-[.G16]-[.G17]" office:value-type="float" office:value="8966.1">
            <text:p>8.966,10 </text:p>
          </table:table-cell>
          <table:table-cell table:style-name="ce115" table:formula="of:=[.D48]-[.H9]-[.H12]-[.H16]-[.H17]" office:value-type="float" office:value="21206.1">
            <text:p>21.206,10 </text:p>
          </table:table-cell>
          <table:table-cell table:style-name="ce115" table:formula="of:=[.D48]-[.I9]-[.I12]-[.I16]-[.I17]" office:value-type="float" office:value="6206.1">
            <text:p>6.206,10 </text:p>
          </table:table-cell>
          <table:table-cell table:style-name="ce115" table:formula="of:=[.D48]-[.J9]-[.J12]-[.J16]-[.J17]" office:value-type="float" office:value="2966.1">
            <text:p>2.966,10 </text:p>
          </table:table-cell>
          <table:table-cell table:style-name="ce115" office:value-type="string" office:string-value="-&gt;Il faut trouver de 150 à 1000 coopérateurs ( à 20 euros)">
            <text:p>-&gt;Il faut trouver de 150 à 1000 coopérateurs ( à 20 euros) </text:p>
          </table:table-cell>
          <table:table-cell table:number-columns-repeated="1013"/>
        </table:table-row>
        <table:table-row table:style-name="ro2">
          <table:table-cell office:value-type="string">
            <text:p>chemin de fer</text:p>
          </table:table-cell>
          <table:table-cell table:number-columns-repeated="2"/>
          <table:table-cell table:style-name="ce75" table:formula="of:=800" office:value-type="float" office:value="800">
            <text:p>800,00 </text:p>
          </table:table-cell>
          <table:table-cell table:number-columns-repeated="2"/>
          <table:table-cell table:style-name="ce108"/>
          <table:table-cell table:style-name="ce115"/>
          <table:table-cell table:number-columns-repeated="1016"/>
        </table:table-row>
        <table:table-row table:style-name="ro2">
          <table:table-cell table:style-name="ce48" office:value-type="string">
            <text:p>Logiciel comptable</text:p>
          </table:table-cell>
          <table:table-cell table:style-name="ce48" table:number-columns-repeated="2"/>
          <table:table-cell table:style-name="ce74" office:value-type="float" office:value="0">
            <text:p>- </text:p>
          </table:table-cell>
          <table:table-cell table:style-name="ce88" office:value-type="string">
            <text:p>2. Subsides</text:p>
          </table:table-cell>
          <table:table-cell table:style-name="ce97"/>
          <table:table-cell table:style-name="ce81" table:formula="of:=[.G16]+[.G17]" office:value-type="float" office:value="0">
            <text:p>- </text:p>
          </table:table-cell>
          <table:table-cell table:number-columns-repeated="1017"/>
        </table:table-row>
        <table:table-row table:style-name="ro2">
          <table:table-cell table:style-name="ce48" office:value-type="string">
            <text:p>Maquette de base aiguille 2/3 publications</text:p>
          </table:table-cell>
          <table:table-cell table:style-name="ce48" table:number-columns-repeated="2"/>
          <table:table-cell table:style-name="ce76" table:formula="of:=3960" office:value-type="float" office:value="3960">
            <text:p>3.960,00 </text:p>
          </table:table-cell>
          <table:table-cell table:style-name="ce90" office:value-type="string">
            <text:p>Subside boost up - creativa</text:p>
          </table:table-cell>
          <table:table-cell table:style-name="ce97"/>
          <table:table-cell table:style-name="ce109"/>
          <table:table-cell/>
          <table:table-cell table:number-columns-repeated="2" office:value-type="float" office:value="6000">
            <text:p>6000</text:p>
          </table:table-cell>
          <table:table-cell table:number-columns-repeated="1014"/>
        </table:table-row>
        <table:table-row table:style-name="ro2">
          <table:table-cell table:style-name="ce50"/>
          <table:table-cell table:style-name="ce48" table:number-columns-repeated="2"/>
          <table:table-cell table:style-name="ce77"/>
          <table:table-cell table:style-name="ce90" office:value-type="string">
            <text:p>Subside rentic</text:p>
          </table:table-cell>
          <table:table-cell table:style-name="ce97"/>
          <table:table-cell table:style-name="ce109"/>
          <table:table-cell table:number-columns-repeated="3"/>
          <table:table-cell table:number-columns-repeated="1014"/>
        </table:table-row>
        <table:table-row table:style-name="ro2">
          <table:table-cell table:style-name="ce48" table:number-columns-repeated="3"/>
          <table:table-cell table:style-name="ce78"/>
          <table:table-cell table:style-name="ce91"/>
          <table:table-cell table:style-name="ce99"/>
          <table:table-cell table:style-name="ce110"/>
          <table:table-cell table:number-columns-repeated="1017"/>
        </table:table-row>
        <table:table-row table:style-name="ro2">
          <table:table-cell table:style-name="ce49" office:value-type="string">
            <text:p>3. Immobilisations financières</text:p>
          </table:table-cell>
          <table:table-cell table:style-name="ce48" table:number-columns-repeated="2"/>
          <table:table-cell table:style-name="ce60" table:formula="of:=SUM([.D20:.D23])" office:value-type="float" office:value="0">
            <text:p>- </text:p>
          </table:table-cell>
          <table:table-cell table:style-name="ce88" office:value-type="string">
            <text:p>3. Emprunts</text:p>
          </table:table-cell>
          <table:table-cell table:style-name="ce97"/>
          <table:table-cell table:style-name="ce81"/>
          <table:table-cell table:number-columns-repeated="1017"/>
        </table:table-row>
        <table:table-row-group table:display="false">
          <table:table-row table:style-name="ro2" table:visibility="collapse">
            <table:table-cell table:style-name="ce48" office:value-type="string">
              <text:p>Capital SCRL FS à libérer</text:p>
            </table:table-cell>
            <table:table-cell table:style-name="ce48" table:number-columns-repeated="2"/>
            <table:table-cell table:style-name="ce66"/>
            <table:table-cell table:style-name="ce88"/>
            <table:table-cell table:style-name="ce102"/>
            <table:table-cell table:style-name="ce111"/>
            <table:table-cell table:number-columns-repeated="1017"/>
          </table:table-row>
          <table:table-row table:style-name="ro2" table:visibility="collapse">
            <table:table-cell table:style-name="ce48" office:value-type="string">
              <text:p>Garantie locatives</text:p>
            </table:table-cell>
            <table:table-cell table:style-name="ce48" table:number-columns-repeated="2"/>
            <table:table-cell table:style-name="ce66" office:value-type="float" office:value="0">
              <text:p>- </text:p>
            </table:table-cell>
            <table:table-cell table:style-name="ce87"/>
            <table:table-cell table:style-name="ce97"/>
            <table:table-cell table:style-name="ce111"/>
            <table:table-cell table:number-columns-repeated="1017"/>
          </table:table-row>
          <table:table-row table:style-name="ro2" table:visibility="collapse">
            <table:table-cell table:style-name="ce48" office:value-type="string">
              <text:p>Cautions gaz-élec.</text:p>
            </table:table-cell>
            <table:table-cell table:style-name="ce48" table:number-columns-repeated="2"/>
            <table:table-cell table:style-name="ce66"/>
            <table:table-cell table:number-columns-repeated="2"/>
            <table:table-cell table:style-name="ce111"/>
            <table:table-cell table:number-columns-repeated="1017"/>
          </table:table-row>
          <table:table-row table:style-name="ro2" table:visibility="collapse">
            <table:table-cell table:style-name="ce48" office:value-type="string">
              <text:p>Autres</text:p>
            </table:table-cell>
            <table:table-cell table:style-name="ce48" table:number-columns-repeated="2"/>
            <table:table-cell table:style-name="ce66" office:value-type="float" office:value="0">
              <text:p>- </text:p>
            </table:table-cell>
            <table:table-cell table:number-columns-repeated="2"/>
            <table:table-cell table:style-name="ce111"/>
            <table:table-cell table:number-columns-repeated="1017"/>
          </table:table-row>
        </table:table-row-group>
        <table:table-row table:style-name="ro2">
          <table:table-cell table:style-name="ce48" table:number-columns-repeated="3"/>
          <table:table-cell table:style-name="ce79"/>
          <table:table-cell table:style-name="ce91"/>
          <table:table-cell/>
          <table:table-cell table:style-name="ce111"/>
          <table:table-cell/>
          <table:table-cell table:style-name="ce94"/>
          <table:table-cell table:number-columns-repeated="1015"/>
        </table:table-row>
        <table:table-row table:style-name="ro2">
          <table:table-cell table:style-name="ce49" office:value-type="string">
            <text:p>4. Immobilisations matérielles</text:p>
          </table:table-cell>
          <table:table-cell table:style-name="ce48" table:number-columns-repeated="2"/>
          <table:table-cell table:style-name="ce60" table:formula="of:=SUM([.D26:.D32])" office:value-type="float" office:value="600">
            <text:p>600,00 </text:p>
          </table:table-cell>
          <table:table-cell table:number-columns-repeated="2"/>
          <table:table-cell table:style-name="ce111"/>
          <table:table-cell table:number-columns-repeated="1017"/>
        </table:table-row>
        <table:table-row-group table:display="false">
          <table:table-row table:style-name="ro2" table:visibility="collapse">
            <table:table-cell table:style-name="ce51" office:value-type="string" table:number-columns-spanned="3" table:number-rows-spanned="1">
              <text:p>- achat de terrain/d'immeuble</text:p>
            </table:table-cell>
            <table:covered-table-cell table:number-columns-repeated="2" table:style-name="ce51"/>
            <table:table-cell table:style-name="ce66" office:value-type="float" office:value="0">
              <text:p>- </text:p>
            </table:table-cell>
            <table:table-cell table:number-columns-repeated="2"/>
            <table:table-cell table:style-name="ce111"/>
            <table:table-cell table:number-columns-repeated="1017"/>
          </table:table-row>
          <table:table-row table:style-name="ro2" table:visibility="collapse">
            <table:table-cell table:style-name="ce51" office:value-type="string" table:number-columns-spanned="3" table:number-rows-spanned="1">
              <text:p>- travaux, aménagements ou transformations (a)</text:p>
            </table:table-cell>
            <table:covered-table-cell table:number-columns-repeated="2" table:style-name="ce51"/>
            <table:table-cell table:style-name="ce80" table:formula="of:=[.B60]" office:value-type="float" office:value="0">
              <text:p>- </text:p>
            </table:table-cell>
            <table:table-cell table:style-name="ce88"/>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chat de matériel (b)</text:p>
            </table:table-cell>
            <table:covered-table-cell table:number-columns-repeated="2" table:style-name="ce51"/>
            <table:table-cell table:style-name="ce81" table:formula="of:=[.B69]" office:value-type="float" office:value="600">
              <text:p>600,00 </text:p>
            </table:table-cell>
            <table:table-cell table:style-name="ce87"/>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chat de matériel roulant (c)</text:p>
            </table:table-cell>
            <table:covered-table-cell table:number-columns-repeated="2" table:style-name="ce51"/>
            <table:table-cell table:style-name="ce81" table:formula="of:=[.B75]" office:value-type="float" office:value="0">
              <text:p>- </text:p>
            </table:table-cell>
            <table:table-cell table:style-name="ce87"/>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chat mobilier prof. (d)</text:p>
            </table:table-cell>
            <table:covered-table-cell table:number-columns-repeated="2" table:style-name="ce51"/>
            <table:table-cell table:style-name="ce81" table:formula="of:=[.B83]" office:value-type="float" office:value="0">
              <text:p>- </text:p>
            </table:table-cell>
            <table:table-cell table:number-columns-repeated="2"/>
            <table:table-cell table:style-name="ce111"/>
            <table:table-cell table:number-columns-repeated="1017"/>
          </table:table-row>
          <table:table-row table:style-name="ro2" table:visibility="collapse">
            <table:table-cell table:style-name="ce51" office:value-type="string" table:number-columns-spanned="3" table:number-rows-spanned="1">
              <text:p>- équipement terrain (e)</text:p>
            </table:table-cell>
            <table:covered-table-cell table:number-columns-repeated="2" table:style-name="ce51"/>
            <table:table-cell table:style-name="ce81" table:formula="of:=[.B92]" office:value-type="float" office:value="0">
              <text:p>- </text:p>
            </table:table-cell>
            <table:table-cell table:style-name="ce87"/>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utres investissem. matériels (f)</text:p>
            </table:table-cell>
            <table:covered-table-cell table:number-columns-repeated="2" table:style-name="ce51"/>
            <table:table-cell table:style-name="ce81" table:formula="of:=[.B98]" office:value-type="float" office:value="0">
              <text:p>- </text:p>
            </table:table-cell>
            <table:table-cell table:style-name="ce87"/>
            <table:table-cell table:style-name="ce97"/>
            <table:table-cell table:style-name="ce111"/>
            <table:table-cell table:number-columns-repeated="1017"/>
          </table:table-row>
        </table:table-row-group>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49" office:value-type="string">
            <text:p>SOUS-TOTAL (1+2+3+4)</text:p>
          </table:table-cell>
          <table:table-cell table:style-name="ce48" table:number-columns-repeated="2"/>
          <table:table-cell table:style-name="ce60" table:formula="of:=[.D6]+[.D11]+[.D19]+[.D25]" office:value-type="float" office:value="16080">
            <text:p>16.080,00 </text:p>
          </table:table-cell>
          <table:table-cell table:number-columns-repeated="2"/>
          <table:table-cell table:style-name="ce111"/>
          <table:table-cell table:number-columns-repeated="1017"/>
        </table:table-row>
        <table:table-row table:style-name="ro2">
          <table:table-cell table:style-name="ce49"/>
          <table:table-cell table:style-name="ce48" table:number-columns-repeated="2"/>
          <table:table-cell/>
          <table:table-cell table:style-name="ce87"/>
          <table:table-cell table:style-name="ce97"/>
          <table:table-cell table:style-name="ce111"/>
          <table:table-cell table:number-columns-repeated="1017"/>
        </table:table-row>
        <table:table-row table:style-name="ro2">
          <table:table-cell table:style-name="ce49" office:value-type="string">
            <text:p>5. Stocks (g)</text:p>
          </table:table-cell>
          <table:table-cell table:style-name="ce48" table:number-columns-repeated="2"/>
          <table:table-cell table:style-name="ce60" table:formula="of:=SUM([.D37:.D38])" office:value-type="float" office:value="0">
            <text:p>- </text:p>
          </table:table-cell>
          <table:table-cell table:style-name="ce87"/>
          <table:table-cell table:style-name="ce97"/>
          <table:table-cell table:style-name="ce111"/>
          <table:table-cell table:number-columns-repeated="1017"/>
        </table:table-row>
        <table:table-row table:style-name="ro2">
          <table:table-cell table:style-name="ce51" office:value-type="string" table:number-columns-spanned="3" table:number-rows-spanned="1">
            <text:p>- matières premières</text:p>
          </table:table-cell>
          <table:covered-table-cell table:number-columns-repeated="2" table:style-name="ce51"/>
          <table:table-cell table:style-name="ce66"/>
          <table:table-cell table:style-name="ce87"/>
          <table:table-cell table:style-name="ce97"/>
          <table:table-cell table:style-name="ce111"/>
          <table:table-cell table:number-columns-repeated="1017"/>
        </table:table-row>
        <table:table-row table:style-name="ro2">
          <table:table-cell table:style-name="ce51" office:value-type="string" table:number-columns-spanned="3" table:number-rows-spanned="1">
            <text:p>- marchandises</text:p>
          </table:table-cell>
          <table:covered-table-cell table:number-columns-repeated="2" table:style-name="ce51"/>
          <table:table-cell table:style-name="ce66"/>
          <table:table-cell table:style-name="ce87"/>
          <table:table-cell table:style-name="ce97"/>
          <table:table-cell table:style-name="ce111"/>
          <table:table-cell table:number-columns-repeated="1017"/>
        </table:table-row>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52" office:value-type="string" table:number-columns-spanned="3" table:number-rows-spanned="1">
            <text:p>6. Trésorerie minimale (h)</text:p>
          </table:table-cell>
          <table:covered-table-cell table:number-columns-repeated="2" table:style-name="ce52"/>
          <table:table-cell table:style-name="ce60" table:formula="of:=SUM([$'2.2 CF'.E5:.E21])*3" office:value-type="float" office:value="2626.1">
            <office:annotation draw:style-name="gr4" draw:text-style-name="P2" svg:width="3.137cm" svg:height="2.223cm" svg:x="24.106cm" svg:y="11.905cm" draw:caption-point-x="-14.189cm" draw:caption-point-y="0.699cm">
              <dc:date>2014-07-21T00:00:00</dc:date>
              <text:p text:style-name="P2"><text:span text:style-name="T4">Céline Decamp:</text:span></text:p>
              <text:p text:style-name="P2"><text:span text:style-name="T4">On prévoit un trimestre de charges (frais généraux)</text:span></text:p>
            </office:annotation>
            <text:p>2.626,10 </text:p>
          </table:table-cell>
          <table:table-cell table:style-name="ce87"/>
          <table:table-cell table:style-name="ce97"/>
          <table:table-cell table:style-name="ce111"/>
          <table:table-cell table:number-columns-repeated="1017"/>
        </table:table-row>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52" office:value-type="string" table:number-columns-spanned="3" table:number-rows-spanned="1">
            <text:p>7. Frais de lancement</text:p>
          </table:table-cell>
          <table:covered-table-cell table:number-columns-repeated="2" table:style-name="ce52"/>
          <table:table-cell table:style-name="ce60" table:formula="of:=[.D43]+[.D44]+[.D46]" office:value-type="float" office:value="5500">
            <text:p>5.500,00 </text:p>
          </table:table-cell>
          <table:table-cell table:style-name="ce87"/>
          <table:table-cell table:style-name="ce97"/>
          <table:table-cell table:style-name="ce111"/>
          <table:table-cell table:number-columns-repeated="1017"/>
        </table:table-row>
        <table:table-row table:style-name="ro2">
          <table:table-cell table:style-name="ce48" office:value-type="string">
            <text:p>Publicité</text:p>
          </table:table-cell>
          <table:table-cell table:style-name="ce48" table:number-columns-repeated="2"/>
          <table:table-cell table:style-name="ce82"/>
          <table:table-cell table:style-name="ce87"/>
          <table:table-cell table:style-name="ce97"/>
          <table:table-cell table:style-name="ce111"/>
          <table:table-cell table:number-columns-repeated="1017"/>
        </table:table-row>
        <table:table-row table:style-name="ro2">
          <table:table-cell table:style-name="ce48" office:value-type="string">
            <text:p>Événement de lancement</text:p>
          </table:table-cell>
          <table:table-cell table:style-name="ce48" table:number-columns-repeated="2"/>
          <table:table-cell table:style-name="ce76" office:value-type="float" office:value="3000">
            <text:p>3.000,00 </text:p>
          </table:table-cell>
          <table:table-cell table:style-name="ce87"/>
          <table:table-cell table:style-name="ce97"/>
          <table:table-cell table:style-name="ce111"/>
          <table:table-cell table:number-columns-repeated="1017"/>
        </table:table-row>
        <table:table-row table:style-name="ro2">
          <table:table-cell table:style-name="ce48" office:value-type="string">
            <text:p>Flyers</text:p>
          </table:table-cell>
          <table:table-cell table:style-name="ce48" table:number-columns-repeated="2"/>
          <table:table-cell table:style-name="ce76" office:value-type="float" office:value="500">
            <text:p>500,00 </text:p>
          </table:table-cell>
          <table:table-cell table:style-name="ce87"/>
          <table:table-cell table:style-name="ce97"/>
          <table:table-cell table:style-name="ce111"/>
          <table:table-cell table:number-columns-repeated="1017"/>
        </table:table-row>
        <table:table-row table:style-name="ro2">
          <table:table-cell table:style-name="ce48" office:value-type="string">
            <text:p>Autres</text:p>
          </table:table-cell>
          <table:table-cell table:style-name="ce48" table:number-columns-repeated="2"/>
          <table:table-cell table:style-name="ce82" office:value-type="float" office:value="2500">
            <text:p>2.500,00 </text:p>
          </table:table-cell>
          <table:table-cell table:style-name="ce87"/>
          <table:table-cell table:style-name="ce97"/>
          <table:table-cell table:style-name="ce111"/>
          <table:table-cell table:number-columns-repeated="1017"/>
        </table:table-row>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53" office:value-type="string">
            <text:p>TOTAL</text:p>
          </table:table-cell>
          <table:table-cell table:style-name="ce56" table:number-columns-repeated="2"/>
          <table:table-cell table:style-name="ce60" table:formula="of:=SUM([.D34]+[.D36]+[.D40]+[.D42])" office:value-type="float" office:value="24206.1">
            <text:p>24.206,10 </text:p>
          </table:table-cell>
          <table:table-cell table:style-name="ce95" office:value-type="string">
            <text:p>TOTAL</text:p>
          </table:table-cell>
          <table:table-cell table:style-name="ce56"/>
          <table:table-cell table:style-name="ce112" table:formula="of:=SUM([.G6];[.G11];[.G15];[.G19])" office:value-type="float" office:value="24206.1">
            <text:p>24.206,10 </text:p>
          </table:table-cell>
          <table:table-cell table:style-name="ce116" table:formula="of:=IF(ROUND([.D48];0)&lt;=ROUND([.G48];0);&quot;OK&quot;;&quot;PB&quot;)" office:value-type="string" office:string-value="OK">
            <text:p>OK</text:p>
          </table:table-cell>
          <table:table-cell office:value-type="string">
            <text:p>Mais <text:span text:style-name="T6">attention </text:span><text:span text:style-name="T5">à la trésorerie avant démarrage</text:span></text:p>
          </table:table-cell>
          <table:table-cell table:number-columns-repeated="1015"/>
        </table:table-row>
        <table:table-row table:style-name="ro2">
          <table:table-cell table:style-name="ce49"/>
          <table:table-cell table:style-name="ce48" table:number-columns-repeated="2"/>
          <table:table-cell table:style-name="ce61"/>
          <table:table-cell table:style-name="ce96"/>
          <table:table-cell table:style-name="ce97"/>
          <table:table-cell table:style-name="ce113" office:value-type="string">
            <text:p>Diff.</text:p>
          </table:table-cell>
          <table:table-cell table:style-name="ce117" table:formula="of:=[.G48]-[.D48]" office:value-type="float" office:value="0">
            <text:p>0 </text:p>
          </table:table-cell>
          <table:table-cell table:number-columns-repeated="1016"/>
        </table:table-row>
        <table:table-row table:style-name="ro2" table:number-rows-repeated="3">
          <table:table-cell table:style-name="ce49"/>
          <table:table-cell table:style-name="ce48" table:number-columns-repeated="2"/>
          <table:table-cell table:style-name="ce61"/>
          <table:table-cell table:style-name="ce96"/>
          <table:table-cell table:style-name="ce97"/>
          <table:table-cell table:style-name="ce61"/>
          <table:table-cell table:number-columns-repeated="1017"/>
        </table:table-row>
        <table:table-row table:style-name="ro7">
          <table:table-cell table:style-name="ce3" office:value-type="string">
            <text:p>PLAN DE FINANCEMENT ET D’AFFECTATION : détails</text:p>
          </table:table-cell>
          <table:table-cell table:style-name="ce3" table:number-columns-repeated="2"/>
          <table:table-cell table:style-name="ce26"/>
          <table:table-cell table:style-name="ce3" table:number-columns-repeated="2"/>
          <table:table-cell table:style-name="ce26"/>
          <table:table-cell table:style-name="ce3" table:number-columns-repeated="1017"/>
        </table:table-row>
        <table:table-row table:style-name="ro2">
          <table:table-cell table:style-name="ce49"/>
          <table:table-cell table:style-name="ce48" table:number-columns-repeated="2"/>
          <table:table-cell/>
          <table:table-cell table:style-name="ce48"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group>
          <table:table-row table:style-name="ro2">
            <table:table-cell table:style-name="ce49" office:value-type="string">
              <text:p>(a) Travaux, aménagements ou transformations</text:p>
            </table:table-cell>
            <table:table-cell table:style-name="ce49"/>
            <table:table-cell table:style-name="ce69"/>
            <table:table-cell/>
            <table:table-cell table:style-name="ce48" table:number-columns-repeated="2"/>
            <table:table-cell table:number-columns-repeated="1018"/>
          </table:table-row>
          <table:table-row table:style-name="ro2">
            <table:table-cell table:style-name="ce55"/>
            <table:table-cell table:style-name="ce58"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59" table:number-columns-spanned="2" table:number-rows-spanned="1"/>
            <table:covered-table-cell table:style-name="ce66"/>
            <table:table-cell table:style-name="ce84" table:number-columns-spanned="4" table:number-rows-spanned="1">
              <office:annotation office:display="true" draw:style-name="gr4" draw:text-style-name="P2" svg:width="3.972cm" svg:height="2.143cm" svg:x="19.101cm" svg:y="19.526cm" draw:caption-point-x="-0.43cm" draw:caption-point-y="1.174cm">
                <dc:date>2014-07-21T00:00:00</dc:date>
                <text:p text:style-name="P3"><text:span text:style-name="T4">Céline Decamp:</text:span></text:p>
                <text:p text:style-name="P3"><text:span text:style-name="T4">travaux?</text:span></text:p>
                <text:p text:style-name="P3"><text:span text:style-name="T4"/></text:p>
              </office:annotation>
            </table:table-cell>
            <table:covered-table-cell table:number-columns-repeated="3" table:style-name="ce84"/>
            <table:table-cell table:number-columns-repeated="1017"/>
          </table:table-row>
          <table:table-row table:style-name="ro2">
            <table:table-cell table:style-name="ce55"/>
            <table:table-cell table:style-name="ce59"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58:.C59])"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61" table:number-columns-repeated="2"/>
            <table:table-cell/>
            <table:table-cell table:style-name="ce97" table:number-columns-repeated="2"/>
            <table:table-cell table:number-columns-repeated="1018"/>
          </table:table-row>
          <table:table-row table:style-name="ro2">
            <table:table-cell table:style-name="ce49" office:value-type="string">
              <text:p>(b) Achat de matériel</text:p>
            </table:table-cell>
            <table:table-cell table:style-name="ce49"/>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3" office:value-type="float" office:value="100" table:number-columns-spanned="2" table:number-rows-spanned="1">
              <text:p>100,00 </text:p>
            </table:table-cell>
            <table:covered-table-cell table:style-name="ce70"/>
            <table:table-cell table:style-name="ce84" office:value-type="string" table:number-columns-spanned="4" table:number-rows-spanned="1">
              <text:p>2 téléphones</text:p>
            </table:table-cell>
            <table:covered-table-cell table:number-columns-repeated="3" table:style-name="ce84"/>
            <table:table-cell table:number-columns-repeated="1017"/>
          </table:table-row>
          <table:table-row table:style-name="ro2">
            <table:table-cell table:style-name="ce55"/>
            <table:table-cell table:style-name="ce63" office:value-type="float" office:value="500" table:number-columns-spanned="2" table:number-rows-spanned="1">
              <text:p>500,00 </text:p>
            </table:table-cell>
            <table:covered-table-cell table:style-name="ce70"/>
            <table:table-cell table:style-name="ce84" office:value-type="string" table:number-columns-spanned="4" table:number-rows-spanned="1">
              <text:p>disque dur raid/vpn</text:p>
            </table:table-cell>
            <table:covered-table-cell table:number-columns-repeated="3" table:style-name="ce84"/>
            <table:table-cell table:number-columns-repeated="1017"/>
          </table:table-row>
          <table:table-row table:style-name="ro2">
            <table:table-cell table:style-name="ce55"/>
            <table:table-cell table:style-name="ce63" table:number-columns-spanned="2" table:number-rows-spanned="1"/>
            <table:covered-table-cell table:style-name="ce70"/>
            <table:table-cell table:style-name="ce84" office:value-type="string" table:number-columns-spanned="4" table:number-rows-spanned="1">
              <text:p>création présentoir design</text:p>
            </table:table-cell>
            <table:covered-table-cell table:number-columns-repeated="3" table:style-name="ce84"/>
            <table:table-cell table:number-columns-repeated="1017"/>
          </table:table-row>
          <table:table-row table:style-name="ro2">
            <table:table-cell table:style-name="ce55"/>
            <table:table-cell table:style-name="ce63" table:number-columns-spanned="2" table:number-rows-spanned="1"/>
            <table:covered-table-cell table:style-name="ce70"/>
            <table:table-cell table:style-name="ce84" office:value-type="string" table:number-columns-spanned="4" table:number-rows-spanned="1">
              <text:p>fabrication 20 présentoirs</text:p>
            </table:table-cell>
            <table:covered-table-cell table:number-columns-repeated="3" table:style-name="ce84"/>
            <table:table-cell table:number-columns-repeated="1017"/>
          </table:table-row>
          <table:table-row table:style-name="ro2">
            <table:table-cell table:style-name="ce55"/>
            <table:table-cell table:style-name="ce64"/>
            <table:table-cell table:style-name="ce59"/>
            <table:table-cell table:style-name="ce85"/>
            <table:table-cell table:style-name="ce98" table:number-columns-repeated="2"/>
            <table:table-cell table:style-name="ce114"/>
            <table:table-cell table:number-columns-repeated="1017"/>
          </table:table-row>
          <table:table-row table:style-name="ro2">
            <table:table-cell table:style-name="ce54" office:value-type="string">
              <text:p>Total</text:p>
            </table:table-cell>
            <table:table-cell table:style-name="ce65" table:formula="of:=SUM([.B64:.C68])" office:value-type="float" office:value="600" table:number-columns-spanned="2" table:number-rows-spanned="1">
              <text:p>600,00 </text:p>
            </table:table-cell>
            <table:covered-table-cell table:style-name="ce65"/>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c) Achat de matériel roulant</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73:.C74])"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d) Achat de mobilier professionnel</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5" table:formula="of:=SUM([.B79:.C82])" office:value-type="float" office:value="0" table:number-columns-spanned="2" table:number-rows-spanned="1">
              <text:p>- </text:p>
            </table:table-cell>
            <table:covered-table-cell table:style-name="ce65"/>
            <table:table-cell/>
            <table:table-cell table:style-name="ce97" table:number-columns-repeated="2"/>
            <table:table-cell table:number-columns-repeated="1018"/>
          </table:table-row>
          <table:table-row table:style-name="ro2">
            <table:table-cell table:style-name="ce54"/>
            <table:table-cell table:style-name="ce67" table:number-columns-repeated="2"/>
            <table:table-cell/>
            <table:table-cell table:style-name="ce97" table:number-columns-repeated="2"/>
            <table:table-cell table:number-columns-repeated="1018"/>
          </table:table-row>
          <table:table-row table:style-name="ro2">
            <table:table-cell table:style-name="ce49" office:value-type="string">
              <text:p>(e) Equipement terrain</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5"/>
            <table:table-cell table:style-name="ce98" table:number-columns-repeated="2"/>
            <table:table-cell table:style-name="ce114"/>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5"/>
            <table:table-cell table:style-name="ce98" table:number-columns-repeated="2"/>
            <table:table-cell table:style-name="ce114"/>
            <table:table-cell table:number-columns-repeated="1017"/>
          </table:table-row>
          <table:table-row table:style-name="ro2">
            <table:table-cell table:style-name="ce55"/>
            <table:table-cell table:style-name="ce64"/>
            <table:table-cell table:style-name="ce59"/>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87:.C91])"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f) Autres investissements matériels</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96:.C97])"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i) Apports en nature<text:span text:style-name="T5"> </text:span></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102:.C105])" office:value-type="float" office:value="0" table:number-columns-spanned="2" table:number-rows-spanned="1">
              <text:p>- </text:p>
            </table:table-cell>
            <table:covered-table-cell table:style-name="ce60"/>
            <table:table-cell table:style-name="ce86"/>
            <table:table-cell table:style-name="ce51" table:number-columns-repeated="2"/>
            <table:table-cell table:style-name="ce86"/>
            <table:table-cell table:number-columns-repeated="1017"/>
          </table:table-row>
        </table:table-row-group>
        <table:table-row table:style-name="ro2">
          <table:table-cell table:style-name="ce48"/>
          <table:table-cell table:style-name="ce68" table:number-columns-repeated="2"/>
          <table:table-cell/>
          <table:table-cell table:style-name="ce97" table:number-columns-repeated="2"/>
          <table:table-cell table:number-columns-repeated="1018"/>
        </table:table-row>
        <table:table-row table:style-name="ro2">
          <table:table-cell>
            <draw:custom-shape table:end-cell-address="'1.1 Plan de financement '.G117" table:end-x="3.076cm" table:end-y="0.344cm" draw:z-index="1" draw:name="ZoneTexte 1" draw:style-name="gr3" draw:text-style-name="P3" svg:width="18.43cm" svg:height="4.313cm" svg:x="0.251cm" svg:y="0.079cm">
              <text:p text:style-name="P3"><text:span text:style-name="T3">Commentaires : </text:span></text:p>
              <draw:enhanced-geometry svg:viewBox="0 0 21600 21600" draw:type="rectangle" draw:enhanced-path="M 0 0 L 21600 0 21600 21600 0 21600 0 0 Z N"/>
            </draw:custom-shape>
          </table:table-cell>
          <table:table-cell table:number-columns-repeated="1023"/>
        </table:table-row>
        <table:table-row table:style-name="ro2" table:number-rows-repeated="104846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1.1 Plan de financement '.$A$1:.$H$118" table:range-usable-as="print-range"/>
        </table:named-expressions>
        <calcext:conditional-formats>
          <calcext:conditional-format calcext:target-range-address="'1.1 Plan de financement '.H48:'1.1 Plan de financement '.H48">
            <calcext:condition calcext:apply-style-name="Excel_CondFormat_2_1_1" calcext:value="=&quot;PB&quot;" calcext:base-cell-address="'1.1 Plan de financement '.H48"/>
            <calcext:condition calcext:apply-style-name="Excel_CondFormat_2_1_2" calcext:value="=&quot;OK&quot;" calcext:base-cell-address="'1.1 Plan de financement '.H48"/>
          </calcext:conditional-format>
        </calcext:conditional-formats>
      </table:table>
      <table:table table:name="1.2 Amortissements" table:style-name="ta3" table:print-ranges="'1.2 Amortissements'.A1:'1.2 Amortissements'.J25">
        <office:forms form:automatic-focus="false" form:apply-design-mode="false"/>
        <table:table-column table:style-name="co14" table:default-cell-style-name="ce121"/>
        <table:table-column table:style-name="co15" table:number-columns-repeated="6" table:default-cell-style-name="ce129"/>
        <table:table-column table:style-name="co15" table:number-columns-repeated="3" table:default-cell-style-name="ce121"/>
        <table:table-column table:style-name="co11" table:default-cell-style-name="ce121"/>
        <table:table-column table:style-name="co9" table:number-columns-repeated="246" table:default-cell-style-name="ce121"/>
        <table:table-column table:style-name="co9" table:number-columns-repeated="767" table:default-cell-style-name="Default"/>
        <table:table-row table:style-name="ro2">
          <table:table-cell table:style-name="ce46"/>
          <table:table-cell table:style-name="ce122" table:number-columns-repeated="6"/>
          <table:table-cell table:style-name="ce46" table:number-columns-repeated="2"/>
          <table:table-cell table:number-columns-repeated="1015"/>
        </table:table-row>
        <table:table-row table:style-name="ro2">
          <table:table-cell table:style-name="ce3" office:value-type="string">
            <text:p>AMORTISSEMENTS</text:p>
          </table:table-cell>
          <table:table-cell table:style-name="ce123" table:number-columns-repeated="6"/>
          <table:table-cell table:style-name="ce3" table:number-columns-repeated="1017"/>
        </table:table-row>
        <table:table-row table:style-name="ro2">
          <table:table-cell table:style-name="ce46"/>
          <table:table-cell table:style-name="ce122" table:number-columns-repeated="6"/>
          <table:table-cell table:style-name="ce46" table:number-columns-repeated="2"/>
          <table:table-cell table:number-columns-repeated="1015"/>
        </table:table-row>
        <table:table-row table:style-name="ro8">
          <table:table-cell table:style-name="ce47" office:value-type="string">
            <text:p>Description</text:p>
          </table:table-cell>
          <table:table-cell table:style-name="ce124" office:value-type="string" office:string-value="Année d' acquisition">
            <text:p>Année d' acquisition </text:p>
          </table:table-cell>
          <table:table-cell table:style-name="ce124" office:value-type="string">
            <text:p>Montant </text:p>
            <text:p>HTVA</text:p>
          </table:table-cell>
          <table:table-cell table:style-name="ce124" office:value-type="string" office:string-value="durée d' amortissements (ans)">
            <text:p>durée d' amortissements (ans) </text:p>
          </table:table-cell>
          <table:table-cell table:style-name="ce47" office:value-type="float" office:value="2015">
            <text:p>2015</text:p>
          </table:table-cell>
          <table:table-cell table:style-name="ce47" office:value-type="float" office:value="2016">
            <text:p>2016</text:p>
          </table:table-cell>
          <table:table-cell table:style-name="ce47" office:value-type="float" office:value="2017">
            <text:p>2017</text:p>
          </table:table-cell>
          <table:table-cell table:style-name="ce47" office:value-type="float" office:value="2018">
            <text:p>2018</text:p>
          </table:table-cell>
          <table:table-cell table:style-name="ce47" office:value-type="float" office:value="2019">
            <text:p>2019</text:p>
          </table:table-cell>
          <table:table-cell table:style-name="ce137" table:number-columns-repeated="1015"/>
        </table:table-row>
        <table:table-row table:style-name="ro2">
          <table:table-cell table:style-name="ce118" table:formula="of:=[$'1.1 Plan de financement '.A6]" office:value-type="string" office:string-value="1. Frais de constitution">
            <text:p>1. Frais de constitution</text:p>
          </table:table-cell>
          <table:table-cell table:style-name="ce125" office:value-type="float" office:value="2015">
            <text:p>2015</text:p>
          </table:table-cell>
          <table:table-cell table:style-name="ce131" table:formula="of:=[$'1.1 Plan de financement '.D6]" office:value-type="float" office:value="2300">
            <text:p>2.300,00 <text:s text:c="3"/></text:p>
          </table:table-cell>
          <table:table-cell table:style-name="ce132" office:value-type="float" office:value="1">
            <text:p>1</text:p>
          </table:table-cell>
          <table:table-cell table:style-name="ce131" table:formula="of:=IF([.$B5]&gt;[.E$4];0;IF(([.$B5]+[.$D5])&lt;=[.E$4];0;([.$C5]/[.$D5])))" office:value-type="float" office:value="2300">
            <text:p>2.300,00 <text:s text:c="3"/></text:p>
          </table:table-cell>
          <table:table-cell table:style-name="ce131" table:formula="of:=IF([.$B5]&gt;[.F$4];0;IF(([.$B5]+[.$D5])&lt;=[.F$4];0;([.$C5]/[.$D5])))" office:value-type="float" office:value="0">
            <text:p>- <text:s text:c="3"/></text:p>
          </table:table-cell>
          <table:table-cell table:style-name="ce131" table:formula="of:=IF([.$B5]&gt;[.G$4];0;IF(([.$B5]+[.$D5])&lt;=[.G$4];0;([.$C5]/[.$D5])))" office:value-type="float" office:value="0">
            <text:p>- <text:s text:c="3"/></text:p>
          </table:table-cell>
          <table:table-cell table:style-name="ce131" table:formula="of:=IF([.$B5]&gt;[.H$4];0;IF(([.$B5]+[.$D5])&lt;=[.H$4];0;([.$C5]/[.$D5])))" office:value-type="float" office:value="0">
            <text:p>- <text:s text:c="3"/></text:p>
          </table:table-cell>
          <table:table-cell table:style-name="ce131" table:formula="of:=IF([.$B5]&gt;[.I$4];0;IF(([.$B5]+[.$D5])&lt;=[.I$4];0;([.$C5]/[.$D5])))" office:value-type="float" office:value="0">
            <text:p>- <text:s text:c="3"/></text:p>
          </table:table-cell>
          <table:table-cell table:style-name="ce137" table:number-columns-repeated="1015"/>
        </table:table-row>
        <table:table-row table:style-name="ro2">
          <table:table-cell table:style-name="ce118" table:formula="of:=[$'1.1 Plan de financement '.A11]" office:value-type="string" office:string-value="2. Immobilisations immatérielles">
            <text:p>2. Immobilisations immatérielles</text:p>
          </table:table-cell>
          <table:table-cell table:style-name="ce125" office:value-type="float" office:value="2015">
            <text:p>2015</text:p>
          </table:table-cell>
          <table:table-cell table:style-name="ce131" table:formula="of:=[$'1.1 Plan de financement '.D11]" office:value-type="float" office:value="13180">
            <text:p>13.180,00 <text:s text:c="3"/></text:p>
          </table:table-cell>
          <table:table-cell table:style-name="ce132" office:value-type="float" office:value="4">
            <text:p>4</text:p>
          </table:table-cell>
          <table:table-cell table:style-name="ce131" table:formula="of:=IF([.$B6]&gt;[.E$4];0;IF(([.$B6]+[.$D6])&lt;=[.E$4];0;([.$C6]/[.$D6])))" office:value-type="float" office:value="3295">
            <text:p>3.295,00 <text:s text:c="3"/></text:p>
          </table:table-cell>
          <table:table-cell table:style-name="ce131" table:formula="of:=IF([.$B6]&gt;[.F$4];0;IF(([.$B6]+[.$D6])&lt;=[.F$4];0;([.$C6]/[.$D6])))" office:value-type="float" office:value="3295">
            <text:p>3.295,00 <text:s text:c="3"/></text:p>
          </table:table-cell>
          <table:table-cell table:style-name="ce131" table:formula="of:=IF([.$B6]&gt;[.G$4];0;IF(([.$B6]+[.$D6])&lt;=[.G$4];0;([.$C6]/[.$D6])))" office:value-type="float" office:value="3295">
            <text:p>3.295,00 <text:s text:c="3"/></text:p>
          </table:table-cell>
          <table:table-cell table:style-name="ce131" table:formula="of:=IF([.$B6]&gt;[.H$4];0;IF(([.$B6]+[.$D6])&lt;=[.H$4];0;([.$C6]/[.$D6])))" office:value-type="float" office:value="3295">
            <text:p>3.295,00 <text:s text:c="3"/></text:p>
          </table:table-cell>
          <table:table-cell table:style-name="ce131" table:formula="of:=IF([.$B6]&gt;[.I$4];0;IF(([.$B6]+[.$D6])&lt;=[.I$4];0;([.$C6]/[.$D6])))" office:value-type="float" office:value="0">
            <text:p>- <text:s text:c="3"/></text:p>
          </table:table-cell>
          <table:table-cell table:style-name="ce137" table:number-columns-repeated="1015"/>
        </table:table-row>
        <table:table-row table:style-name="ro2">
          <table:table-cell table:style-name="ce118" office:value-type="string">
            <text:p>Plateforme de publication (web/print)</text:p>
          </table:table-cell>
          <table:table-cell table:style-name="ce125" office:value-type="float" office:value="2016">
            <text:p>2016</text:p>
          </table:table-cell>
          <table:table-cell table:style-name="ce132" table:formula="of:=14000" office:value-type="float" office:value="14000">
            <text:p>14000</text:p>
          </table:table-cell>
          <table:table-cell table:style-name="ce132" office:value-type="float" office:value="4">
            <text:p>4</text:p>
          </table:table-cell>
          <table:table-cell table:style-name="ce131" table:formula="of:=IF([.$B7]&gt;[.E$4];0;IF(([.$B7]+[.$D7])&lt;=[.E$4];0;([.$C7]/[.$D7])))" office:value-type="float" office:value="0">
            <text:p>- <text:s text:c="3"/></text:p>
          </table:table-cell>
          <table:table-cell table:style-name="ce131" table:formula="of:=IF([.$B7]&gt;[.F$4];0;IF(([.$B7]+[.$D7])&lt;=[.F$4];0;([.$C7]/[.$D7])))" office:value-type="float" office:value="3500">
            <text:p>3.500,00 <text:s text:c="3"/></text:p>
          </table:table-cell>
          <table:table-cell table:style-name="ce131" table:formula="of:=IF([.$B7]&gt;[.G$4];0;IF(([.$B7]+[.$D7])&lt;=[.G$4];0;([.$C7]/[.$D7])))" office:value-type="float" office:value="3500">
            <text:p>3.500,00 <text:s text:c="3"/></text:p>
          </table:table-cell>
          <table:table-cell table:style-name="ce131" table:formula="of:=IF([.$B7]&gt;[.H$4];0;IF(([.$B7]+[.$D7])&lt;=[.H$4];0;([.$C7]/[.$D7])))" office:value-type="float" office:value="3500">
            <text:p>3.500,00 <text:s text:c="3"/></text:p>
          </table:table-cell>
          <table:table-cell table:style-name="ce131" table:formula="of:=IF([.$B7]&gt;[.I$4];0;IF(([.$B7]+[.$D7])&lt;=[.I$4];0;([.$C7]/[.$D7])))" office:value-type="float" office:value="3500">
            <text:p>3.500,00 <text:s text:c="3"/></text:p>
          </table:table-cell>
          <table:table-cell table:style-name="ce138"/>
          <table:table-cell table:style-name="ce137" table:number-columns-repeated="1014"/>
        </table:table-row>
        <table:table-row table:style-name="ro2">
          <table:table-cell table:style-name="ce118" table:formula="of:=[$'1.1 Plan de financement '.A19]" office:value-type="string" office:string-value="3. Immobilisations financières">
            <text:p>3. Immobilisations financières</text:p>
          </table:table-cell>
          <table:table-cell table:style-name="ce125"/>
          <table:table-cell table:style-name="ce131" table:formula="of:=[$'1.1 Plan de financement '.D19]" office:value-type="float" office:value="0">
            <text:p>- <text:s text:c="3"/></text:p>
          </table:table-cell>
          <table:table-cell table:style-name="ce132"/>
          <table:table-cell table:style-name="ce131" table:formula="of:=IF([.$B8]&gt;[.E$4];0;IF(([.$B8]+[.$D8])&lt;=[.E$4];0;([.$C8]/[.$D8])))" office:value-type="float" office:value="0">
            <text:p>- <text:s text:c="3"/></text:p>
          </table:table-cell>
          <table:table-cell table:style-name="ce131" table:formula="of:=IF([.$B8]&gt;[.F$4];0;IF(([.$B8]+[.$D8])&lt;=[.F$4];0;([.$C8]/[.$D8])))" office:value-type="float" office:value="0">
            <text:p>- <text:s text:c="3"/></text:p>
          </table:table-cell>
          <table:table-cell table:style-name="ce131" table:formula="of:=IF([.$B8]&gt;[.G$4];0;IF(([.$B8]+[.$D8])&lt;=[.G$4];0;([.$C8]/[.$D8])))" office:value-type="float" office:value="0">
            <text:p>- <text:s text:c="3"/></text:p>
          </table:table-cell>
          <table:table-cell table:style-name="ce131" table:formula="of:=IF([.$B8]&gt;[.H$4];0;IF(([.$B8]+[.$D8])&lt;=[.H$4];0;([.$C8]/[.$D8])))" office:value-type="float" office:value="0">
            <text:p>- <text:s text:c="3"/></text:p>
          </table:table-cell>
          <table:table-cell table:style-name="ce131" table:formula="of:=IF([.$B8]&gt;[.I$4];0;IF(([.$B8]+[.$D8])&lt;=[.I$4];0;([.$C8]/[.$D8])))" office:value-type="float" office:value="0">
            <text:p>- <text:s text:c="3"/></text:p>
          </table:table-cell>
          <table:table-cell table:style-name="ce137" table:number-columns-repeated="1015"/>
        </table:table-row>
        <table:table-row table:style-name="ro2">
          <table:table-cell table:style-name="ce118" table:formula="of:=[$'1.1 Plan de financement '.A26:.C26]" office:value-type="string" office:string-value="- achat de terrain/d'immeuble">
            <text:p>- achat de terrain/d'immeuble</text:p>
          </table:table-cell>
          <table:table-cell table:style-name="ce125"/>
          <table:table-cell table:style-name="ce131" table:formula="of:=[$'1.1 Plan de financement '.D26]" office:value-type="float" office:value="0">
            <text:p>- <text:s text:c="3"/></text:p>
          </table:table-cell>
          <table:table-cell table:style-name="ce132"/>
          <table:table-cell table:style-name="ce131" table:formula="of:=IF([.$B9]&gt;[.E$4];0;IF(([.$B9]+[.$D9])&lt;=[.E$4];0;([.$C9]/[.$D9])))" office:value-type="float" office:value="0">
            <text:p>- <text:s text:c="3"/></text:p>
          </table:table-cell>
          <table:table-cell table:style-name="ce131" table:formula="of:=IF([.$B9]&gt;[.F$4];0;IF(([.$B9]+[.$D9])&lt;=[.F$4];0;([.$C9]/[.$D9])))" office:value-type="float" office:value="0">
            <text:p>- <text:s text:c="3"/></text:p>
          </table:table-cell>
          <table:table-cell table:style-name="ce131" table:formula="of:=IF([.$B9]&gt;[.G$4];0;IF(([.$B9]+[.$D9])&lt;=[.G$4];0;([.$C9]/[.$D9])))" office:value-type="float" office:value="0">
            <text:p>- <text:s text:c="3"/></text:p>
          </table:table-cell>
          <table:table-cell table:style-name="ce131" table:formula="of:=IF([.$B9]&gt;[.H$4];0;IF(([.$B9]+[.$D9])&lt;=[.H$4];0;([.$C9]/[.$D9])))" office:value-type="float" office:value="0">
            <text:p>- <text:s text:c="3"/></text:p>
          </table:table-cell>
          <table:table-cell table:style-name="ce131" table:formula="of:=IF([.$B9]&gt;[.I$4];0;IF(([.$B9]+[.$D9])&lt;=[.I$4];0;([.$C9]/[.$D9])))" office:value-type="float" office:value="0">
            <text:p>- <text:s text:c="3"/></text:p>
          </table:table-cell>
          <table:table-cell table:style-name="ce137" table:number-columns-repeated="1015"/>
        </table:table-row>
        <table:table-row table:style-name="ro2">
          <table:table-cell table:style-name="ce118" table:formula="of:=[$'1.1 Plan de financement '.A27:.C27]" office:value-type="string" office:string-value="- travaux, aménagements ou transformations (a)">
            <text:p>- travaux, aménagements ou transformations (a)</text:p>
          </table:table-cell>
          <table:table-cell table:style-name="ce125" office:value-type="float" office:value="2015">
            <text:p>2015</text:p>
          </table:table-cell>
          <table:table-cell table:style-name="ce131" table:formula="of:=[$'1.1 Plan de financement '.D27]" office:value-type="float" office:value="0">
            <text:p>- <text:s text:c="3"/></text:p>
          </table:table-cell>
          <table:table-cell table:style-name="ce132" office:value-type="float" office:value="5">
            <text:p>5</text:p>
          </table:table-cell>
          <table:table-cell table:style-name="ce131" table:formula="of:=IF([.$B10]&gt;[.E$4];0;IF(([.$B10]+[.$D10])&lt;=[.E$4];0;([.$C10]/[.$D10])))" office:value-type="float" office:value="0">
            <text:p>- <text:s text:c="3"/></text:p>
          </table:table-cell>
          <table:table-cell table:style-name="ce131" table:formula="of:=IF([.$B10]&gt;[.F$4];0;IF(([.$B10]+[.$D10])&lt;=[.F$4];0;([.$C10]/[.$D10])))" office:value-type="float" office:value="0">
            <text:p>- <text:s text:c="3"/></text:p>
          </table:table-cell>
          <table:table-cell table:style-name="ce131" table:formula="of:=IF([.$B10]&gt;[.G$4];0;IF(([.$B10]+[.$D10])&lt;=[.G$4];0;([.$C10]/[.$D10])))" office:value-type="float" office:value="0">
            <text:p>- <text:s text:c="3"/></text:p>
          </table:table-cell>
          <table:table-cell table:style-name="ce131" table:formula="of:=IF([.$B10]&gt;[.H$4];0;IF(([.$B10]+[.$D10])&lt;=[.H$4];0;([.$C10]/[.$D10])))" office:value-type="float" office:value="0">
            <text:p>- <text:s text:c="3"/></text:p>
          </table:table-cell>
          <table:table-cell table:style-name="ce131" table:formula="of:=IF([.$B10]&gt;[.I$4];0;IF(([.$B10]+[.$D10])&lt;=[.I$4];0;([.$C10]/[.$D10])))" office:value-type="float" office:value="0">
            <text:p>- <text:s text:c="3"/></text:p>
          </table:table-cell>
          <table:table-cell table:style-name="ce137" table:number-columns-repeated="1015"/>
        </table:table-row>
        <table:table-row table:style-name="ro2">
          <table:table-cell table:style-name="ce118" table:formula="of:=[$'1.1 Plan de financement '.A28:.C28]" office:value-type="string" office:string-value="- achat de matériel (b)">
            <text:p>- achat de matériel (b)</text:p>
          </table:table-cell>
          <table:table-cell table:style-name="ce125" office:value-type="float" office:value="2015">
            <text:p>2015</text:p>
          </table:table-cell>
          <table:table-cell table:style-name="ce131" table:formula="of:=[$'1.1 Plan de financement '.D28]" office:value-type="float" office:value="600">
            <text:p>600,00 <text:s text:c="3"/></text:p>
          </table:table-cell>
          <table:table-cell table:style-name="ce132" office:value-type="float" office:value="2">
            <text:p>2</text:p>
          </table:table-cell>
          <table:table-cell table:style-name="ce131" table:formula="of:=IF([.$B11]&gt;[.E$4];0;IF(([.$B11]+[.$D11])&lt;=[.E$4];0;([.$C11]/[.$D11])))" office:value-type="float" office:value="300">
            <text:p>300,00 <text:s text:c="3"/></text:p>
          </table:table-cell>
          <table:table-cell table:style-name="ce131" table:formula="of:=IF([.$B11]&gt;[.F$4];0;IF(([.$B11]+[.$D11])&lt;=[.F$4];0;([.$C11]/[.$D11])))" office:value-type="float" office:value="300">
            <text:p>300,00 <text:s text:c="3"/></text:p>
          </table:table-cell>
          <table:table-cell table:style-name="ce131" table:formula="of:=IF([.$B11]&gt;[.G$4];0;IF(([.$B11]+[.$D11])&lt;=[.G$4];0;([.$C11]/[.$D11])))" office:value-type="float" office:value="0">
            <text:p>- <text:s text:c="3"/></text:p>
          </table:table-cell>
          <table:table-cell table:style-name="ce131" table:formula="of:=IF([.$B11]&gt;[.H$4];0;IF(([.$B11]+[.$D11])&lt;=[.H$4];0;([.$C11]/[.$D11])))" office:value-type="float" office:value="0">
            <text:p>- <text:s text:c="3"/></text:p>
          </table:table-cell>
          <table:table-cell table:style-name="ce131" table:formula="of:=IF([.$B11]&gt;[.I$4];0;IF(([.$B11]+[.$D11])&lt;=[.I$4];0;([.$C11]/[.$D11])))" office:value-type="float" office:value="0">
            <text:p>- <text:s text:c="3"/></text:p>
          </table:table-cell>
          <table:table-cell table:style-name="ce137" table:number-columns-repeated="1015"/>
        </table:table-row>
        <table:table-row table:style-name="ro2">
          <table:table-cell table:style-name="ce118" table:formula="of:=[$'1.1 Plan de financement '.A29:.C29]" office:value-type="string" office:string-value="- achat de matériel roulant (c)">
            <text:p>- achat de matériel roulant (c)</text:p>
          </table:table-cell>
          <table:table-cell table:style-name="ce125"/>
          <table:table-cell table:style-name="ce131" table:formula="of:=[$'1.1 Plan de financement '.D29]" office:value-type="float" office:value="0">
            <text:p>- <text:s text:c="3"/></text:p>
          </table:table-cell>
          <table:table-cell table:style-name="ce132"/>
          <table:table-cell table:style-name="ce131" table:formula="of:=IF([.$B12]&gt;[.E$4];0;IF(([.$B12]+[.$D12])&lt;=[.E$4];0;([.$C12]/[.$D12])))" office:value-type="float" office:value="0">
            <text:p>- <text:s text:c="3"/></text:p>
          </table:table-cell>
          <table:table-cell table:style-name="ce131" table:formula="of:=IF([.$B12]&gt;[.F$4];0;IF(([.$B12]+[.$D12])&lt;=[.F$4];0;([.$C12]/[.$D12])))" office:value-type="float" office:value="0">
            <text:p>- <text:s text:c="3"/></text:p>
          </table:table-cell>
          <table:table-cell table:style-name="ce131" table:formula="of:=IF([.$B12]&gt;[.G$4];0;IF(([.$B12]+[.$D12])&lt;=[.G$4];0;([.$C12]/[.$D12])))" office:value-type="float" office:value="0">
            <text:p>- <text:s text:c="3"/></text:p>
          </table:table-cell>
          <table:table-cell table:style-name="ce131" table:formula="of:=IF([.$B12]&gt;[.H$4];0;IF(([.$B12]+[.$D12])&lt;=[.H$4];0;([.$C12]/[.$D12])))" office:value-type="float" office:value="0">
            <text:p>- <text:s text:c="3"/></text:p>
          </table:table-cell>
          <table:table-cell table:style-name="ce131" table:formula="of:=IF([.$B12]&gt;[.I$4];0;IF(([.$B12]+[.$D12])&lt;=[.I$4];0;([.$C12]/[.$D12])))" office:value-type="float" office:value="0">
            <text:p>- <text:s text:c="3"/></text:p>
          </table:table-cell>
          <table:table-cell table:style-name="ce137" table:number-columns-repeated="1015"/>
        </table:table-row>
        <table:table-row table:style-name="ro2">
          <table:table-cell table:style-name="ce118" table:formula="of:=[$'1.1 Plan de financement '.A30:.C30]" office:value-type="string" office:string-value="- achat mobilier prof. (d)">
            <text:p>- achat mobilier prof. (d)</text:p>
          </table:table-cell>
          <table:table-cell table:style-name="ce125"/>
          <table:table-cell table:style-name="ce131" table:formula="of:=[$'1.1 Plan de financement '.D30]" office:value-type="float" office:value="0">
            <text:p>- <text:s text:c="3"/></text:p>
          </table:table-cell>
          <table:table-cell table:style-name="ce132"/>
          <table:table-cell table:style-name="ce131" table:formula="of:=IF([.$B13]&gt;[.E$4];0;IF(([.$B13]+[.$D13])&lt;=[.E$4];0;([.$C13]/[.$D13])))" office:value-type="float" office:value="0">
            <text:p>- <text:s text:c="3"/></text:p>
          </table:table-cell>
          <table:table-cell table:style-name="ce131" table:formula="of:=IF([.$B13]&gt;[.F$4];0;IF(([.$B13]+[.$D13])&lt;=[.F$4];0;([.$C13]/[.$D13])))" office:value-type="float" office:value="0">
            <text:p>- <text:s text:c="3"/></text:p>
          </table:table-cell>
          <table:table-cell table:style-name="ce131" table:formula="of:=IF([.$B13]&gt;[.G$4];0;IF(([.$B13]+[.$D13])&lt;=[.G$4];0;([.$C13]/[.$D13])))" office:value-type="float" office:value="0">
            <text:p>- <text:s text:c="3"/></text:p>
          </table:table-cell>
          <table:table-cell table:style-name="ce131" table:formula="of:=IF([.$B13]&gt;[.H$4];0;IF(([.$B13]+[.$D13])&lt;=[.H$4];0;([.$C13]/[.$D13])))" office:value-type="float" office:value="0">
            <text:p>- <text:s text:c="3"/></text:p>
          </table:table-cell>
          <table:table-cell table:style-name="ce131" table:formula="of:=IF([.$B13]&gt;[.I$4];0;IF(([.$B13]+[.$D13])&lt;=[.I$4];0;([.$C13]/[.$D13])))" office:value-type="float" office:value="0">
            <text:p>- <text:s text:c="3"/></text:p>
          </table:table-cell>
          <table:table-cell table:style-name="ce137" table:number-columns-repeated="1015"/>
        </table:table-row>
        <table:table-row table:style-name="ro2">
          <table:table-cell table:style-name="ce118" table:formula="of:=[$'1.1 Plan de financement '.A31:.C31]" office:value-type="string" office:string-value="- équipement terrain (e)">
            <text:p>- équipement terrain (e)</text:p>
          </table:table-cell>
          <table:table-cell table:style-name="ce125"/>
          <table:table-cell table:style-name="ce131" table:formula="of:=[$'1.1 Plan de financement '.D31]" office:value-type="float" office:value="0">
            <text:p>- <text:s text:c="3"/></text:p>
          </table:table-cell>
          <table:table-cell table:style-name="ce132"/>
          <table:table-cell table:style-name="ce131" table:formula="of:=IF([.$B14]&gt;[.E$4];0;IF(([.$B14]+[.$D14])&lt;=[.E$4];0;([.$C14]/[.$D14])))" office:value-type="float" office:value="0">
            <text:p>- <text:s text:c="3"/></text:p>
          </table:table-cell>
          <table:table-cell table:style-name="ce131" table:formula="of:=IF([.$B14]&gt;[.F$4];0;IF(([.$B14]+[.$D14])&lt;=[.F$4];0;([.$C14]/[.$D14])))" office:value-type="float" office:value="0">
            <text:p>- <text:s text:c="3"/></text:p>
          </table:table-cell>
          <table:table-cell table:style-name="ce131" table:formula="of:=IF([.$B14]&gt;[.G$4];0;IF(([.$B14]+[.$D14])&lt;=[.G$4];0;([.$C14]/[.$D14])))" office:value-type="float" office:value="0">
            <text:p>- <text:s text:c="3"/></text:p>
          </table:table-cell>
          <table:table-cell table:style-name="ce131" table:formula="of:=IF([.$B14]&gt;[.H$4];0;IF(([.$B14]+[.$D14])&lt;=[.H$4];0;([.$C14]/[.$D14])))" office:value-type="float" office:value="0">
            <text:p>- <text:s text:c="3"/></text:p>
          </table:table-cell>
          <table:table-cell table:style-name="ce131" table:formula="of:=IF([.$B14]&gt;[.I$4];0;IF(([.$B14]+[.$D14])&lt;=[.I$4];0;([.$C14]/[.$D14])))" office:value-type="float" office:value="0">
            <text:p>- <text:s text:c="3"/></text:p>
          </table:table-cell>
          <table:table-cell table:style-name="ce137" table:number-columns-repeated="1015"/>
        </table:table-row>
        <table:table-row table:style-name="ro2">
          <table:table-cell table:style-name="ce118" table:formula="of:=[$'1.1 Plan de financement '.A32:.C32]" office:value-type="string" office:string-value="- autres investissem. matériels (f)">
            <text:p>- autres investissem. matériels (f)</text:p>
          </table:table-cell>
          <table:table-cell table:style-name="ce125"/>
          <table:table-cell table:style-name="ce131" table:formula="of:=[$'1.1 Plan de financement '.D32]" office:value-type="float" office:value="0">
            <text:p>- <text:s text:c="3"/></text:p>
          </table:table-cell>
          <table:table-cell table:style-name="ce132"/>
          <table:table-cell table:style-name="ce131" table:formula="of:=IF([.$B15]&gt;[.E$4];0;IF(([.$B15]+[.$D15])&lt;=[.E$4];0;([.$C15]/[.$D15])))" office:value-type="float" office:value="0">
            <text:p>- <text:s text:c="3"/></text:p>
          </table:table-cell>
          <table:table-cell table:style-name="ce131" table:formula="of:=IF([.$B15]&gt;[.F$4];0;IF(([.$B15]+[.$D15])&lt;=[.F$4];0;([.$C15]/[.$D15])))" office:value-type="float" office:value="0">
            <text:p>- <text:s text:c="3"/></text:p>
          </table:table-cell>
          <table:table-cell table:style-name="ce131" table:formula="of:=IF([.$B15]&gt;[.G$4];0;IF(([.$B15]+[.$D15])&lt;=[.G$4];0;([.$C15]/[.$D15])))" office:value-type="float" office:value="0">
            <text:p>- <text:s text:c="3"/></text:p>
          </table:table-cell>
          <table:table-cell table:style-name="ce131" table:formula="of:=IF([.$B15]&gt;[.H$4];0;IF(([.$B15]+[.$D15])&lt;=[.H$4];0;([.$C15]/[.$D15])))" office:value-type="float" office:value="0">
            <text:p>- <text:s text:c="3"/></text:p>
          </table:table-cell>
          <table:table-cell table:style-name="ce131" table:formula="of:=IF([.$B15]&gt;[.I$4];0;IF(([.$B15]+[.$D15])&lt;=[.I$4];0;([.$C15]/[.$D15])))" office:value-type="float" office:value="0">
            <text:p>- <text:s text:c="3"/></text:p>
          </table:table-cell>
          <table:table-cell table:style-name="ce137" table:number-columns-repeated="1015"/>
        </table:table-row>
        <table:table-row table:style-name="ro2">
          <table:table-cell table:style-name="ce119" office:value-type="string">
            <text:p>Total</text:p>
          </table:table-cell>
          <table:table-cell table:style-name="ce126"/>
          <table:table-cell table:style-name="ce133" table:formula="of:=SUM([.C5:.C15])" office:value-type="float" office:value="30080">
            <text:p>30.080,00 <text:s text:c="3"/></text:p>
          </table:table-cell>
          <table:table-cell table:style-name="ce135"/>
          <table:table-cell table:style-name="ce133" table:formula="of:=SUM([.E5:.E15])" office:value-type="float" office:value="5895">
            <text:p>5.895,00 <text:s text:c="3"/></text:p>
          </table:table-cell>
          <table:table-cell table:style-name="ce133" table:formula="of:=SUM([.F5:.F15])" office:value-type="float" office:value="7095">
            <text:p>7.095,00 <text:s text:c="3"/></text:p>
          </table:table-cell>
          <table:table-cell table:style-name="ce133" table:formula="of:=SUM([.G5:.G15])" office:value-type="float" office:value="6795">
            <text:p>6.795,00 <text:s text:c="3"/></text:p>
          </table:table-cell>
          <table:table-cell table:style-name="ce133" table:formula="of:=SUM([.H5:.H15])" office:value-type="float" office:value="6795">
            <text:p>6.795,00 <text:s text:c="3"/></text:p>
          </table:table-cell>
          <table:table-cell table:style-name="ce133" table:formula="of:=SUM([.I5:.I15])" office:value-type="float" office:value="3500">
            <text:p>3.500,00 <text:s text:c="3"/></text:p>
          </table:table-cell>
          <table:table-cell table:style-name="ce137" table:number-columns-repeated="1015"/>
        </table:table-row>
        <table:table-row table:style-name="ro2">
          <table:table-cell table:style-name="ce99"/>
          <table:table-cell table:style-name="ce127" table:number-columns-repeated="6"/>
          <table:table-cell table:style-name="ce99"/>
          <table:table-cell table:style-name="ce136"/>
          <table:table-cell table:style-name="ce139" table:number-columns-repeated="5"/>
          <table:table-cell table:style-name="ce140" table:number-columns-repeated="1010"/>
        </table:table-row>
        <table:table-row table:style-name="ro2">
          <table:table-cell table:style-name="ce46"/>
          <table:table-cell table:style-name="ce122" table:number-columns-repeated="6"/>
          <table:table-cell table:style-name="ce46" table:number-columns-repeated="2"/>
          <table:table-cell table:style-name="ce137" table:number-columns-repeated="5"/>
          <table:table-cell table:number-columns-repeated="1010"/>
        </table:table-row>
        <table:table-row table:style-name="ro2">
          <table:table-cell table:style-name="ce47" office:value-type="string">
            <text:p>Taux amortissement</text:p>
          </table:table-cell>
          <table:table-cell table:style-name="ce124" office:value-type="string" office:string-value="Durée vie : années">
            <text:p>Durée vie : années </text:p>
          </table:table-cell>
          <table:table-cell table:style-name="ce124" office:value-type="string" office:string-value="%">
            <text:p>% </text:p>
          </table:table-cell>
          <table:table-cell table:style-name="ce122" table:number-columns-repeated="4"/>
          <table:table-cell table:style-name="ce46" table:number-columns-repeated="2"/>
          <table:table-cell table:number-columns-repeated="2"/>
          <table:table-cell table:style-name="ce137" table:number-columns-repeated="3"/>
          <table:table-cell table:number-columns-repeated="1010"/>
        </table:table-row>
        <table:table-row table:style-name="ro2">
          <table:table-cell table:style-name="ce120" office:value-type="string">
            <text:p>Investissements immatériels</text:p>
          </table:table-cell>
          <table:table-cell table:style-name="ce128" office:value-type="string" office:string-value="5 ans max">
            <text:p>5 ans max </text:p>
          </table:table-cell>
          <table:table-cell table:style-name="ce134" office:value-type="percentage" office:value="0.2">
            <text:p>20%</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Immeuble</text:p>
          </table:table-cell>
          <table:table-cell table:style-name="ce128" office:value-type="string" office:string-value="33 ans">
            <text:p>33 ans </text:p>
          </table:table-cell>
          <table:table-cell table:style-name="ce134" office:value-type="percentage" office:value="0.03">
            <text:p>3%</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Matériel roulant</text:p>
          </table:table-cell>
          <table:table-cell table:style-name="ce128" office:value-type="string" office:string-value="4 à 5ans">
            <text:p>4 à 5ans </text:p>
          </table:table-cell>
          <table:table-cell table:style-name="ce128" office:value-type="string" office:string-value="20 à 25%">
            <text:p>20 à 25% </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Matériel de bureau</text:p>
          </table:table-cell>
          <table:table-cell table:style-name="ce128" office:value-type="string" office:string-value="2 à 3ans">
            <text:p>2 à 3ans </text:p>
          </table:table-cell>
          <table:table-cell table:style-name="ce128" office:value-type="string" office:string-value="30 à 50%">
            <text:p>30 à 50% </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Mobilier professionnel</text:p>
          </table:table-cell>
          <table:table-cell table:style-name="ce128" office:value-type="string" office:string-value="10 ans">
            <text:p>10 ans </text:p>
          </table:table-cell>
          <table:table-cell table:style-name="ce134" office:value-type="percentage" office:value="0.1">
            <text:p>10%</text:p>
          </table:table-cell>
          <table:table-cell table:style-name="ce122" table:number-columns-repeated="4"/>
          <table:table-cell table:style-name="ce46" table:number-columns-repeated="2"/>
          <table:table-cell table:number-columns-repeated="1015"/>
        </table:table-row>
        <table:table-row table:style-name="ro2" table:number-rows-repeated="6">
          <table:table-cell table:style-name="ce46"/>
          <table:table-cell table:style-name="ce122" table:number-columns-repeated="6"/>
          <table:table-cell table:style-name="ce46" table:number-columns-repeated="2"/>
          <table:table-cell table:number-columns-repeated="1015"/>
        </table:table-row>
        <table:table-row table:style-name="ro2" table:number-rows-repeated="4">
          <table:table-cell table:number-columns-repeated="1024"/>
        </table:table-row>
        <table:table-row table:style-name="ro2">
          <table:table-cell/>
          <table:table-cell table:style-name="ce130"/>
          <table:table-cell table:number-columns-repeated="1022"/>
        </table:table-row>
        <table:table-row table:style-name="ro2" table:number-rows-repeated="1048540">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1.2 Amortissements'.$A$1:.$J$25" table:range-usable-as="print-range"/>
        </table:named-expressions>
      </table:table>
      <table:table table:name="2.1 CA, CV" table:style-name="ta4" table:print-ranges="'2.1 CA, CV'.A1:'2.1 CA, CV'.R157">
        <office:forms form:automatic-focus="false" form:apply-design-mode="false"/>
        <table:table-column table:style-name="co16" table:number-columns-repeated="3" table:default-cell-style-name="ce141"/>
        <table:table-column table:style-name="co16" table:number-columns-repeated="2" table:default-cell-style-name="ce171"/>
        <table:table-column table:style-name="co16" table:visibility="collapse" table:default-cell-style-name="ce171"/>
        <table:table-column table:style-name="co17" table:default-cell-style-name="ce141"/>
        <table:table-column table:style-name="co16" table:number-columns-repeated="2" table:default-cell-style-name="ce141"/>
        <table:table-column table:style-name="co16" table:number-columns-repeated="2" table:default-cell-style-name="ce212"/>
        <table:table-column table:style-name="co16" table:default-cell-style-name="ce192"/>
        <table:table-column table:style-name="co16" table:visibility="collapse" table:default-cell-style-name="ce192"/>
        <table:table-column table:style-name="co16" table:number-columns-repeated="4" table:default-cell-style-name="ce192"/>
        <table:table-column table:style-name="co16" table:visibility="collapse" table:default-cell-style-name="ce192"/>
        <table:table-column table:style-name="co9" table:number-columns-repeated="85" table:default-cell-style-name="ce192"/>
        <table:table-column table:style-name="co9" table:number-columns-repeated="154" table:default-cell-style-name="ce141"/>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I. Synthèse ventes PAPIER</text:p>
          </table:table-cell>
          <table:table-cell table:style-name="ce3" table:number-columns-repeated="2"/>
          <table:table-cell table:style-name="ce172" table:number-columns-repeated="3"/>
          <table:table-cell table:style-name="ce3" table:number-columns-repeated="3"/>
          <table:table-cell table:style-name="ce213" table:number-columns-repeated="2"/>
          <table:table-cell table:style-name="ce3"/>
          <table:table-cell table:style-name="ce259" table:number-columns-repeated="6"/>
          <table:table-cell table:style-name="ce281" table:number-columns-repeated="7"/>
          <table:table-cell table:style-name="ce259" table:number-columns-repeated="78"/>
          <table:table-cell table:style-name="ce296" table:number-columns-repeated="921"/>
        </table:table-row>
        <table:table-row table:style-name="ro2">
          <table:table-cell table:style-name="ce142" table:number-columns-repeated="3"/>
          <table:table-cell table:style-name="ce167"/>
          <table:table-cell table:style-name="ce183"/>
          <table:table-cell table:style-name="ce167"/>
          <table:table-cell table:style-name="ce142" table:number-columns-repeated="3"/>
          <table:table-cell table:style-name="ce214" table:number-columns-repeated="2"/>
          <table:table-cell table:style-name="ce142" table:number-columns-repeated="5"/>
          <table:table-cell table:style-name="ce275" table:number-columns-repeated="2"/>
          <table:table-cell table:style-name="ce142" table:number-columns-repeated="4"/>
          <table:table-cell table:style-name="ce183" table:number-columns-repeated="81"/>
          <table:table-cell table:style-name="ce173" table:number-columns-repeated="921"/>
        </table:table-row>
        <table:table-row table:style-name="ro2">
          <table:table-cell table:style-name="ce142" table:number-columns-repeated="2"/>
          <table:table-cell table:style-name="ce167"/>
          <table:table-cell table:style-name="ce173"/>
          <table:table-cell table:style-name="ce183"/>
          <table:table-cell table:style-name="ce184"/>
          <table:table-cell table:style-name="ce185" office:value-type="string" table:number-columns-spanned="5" table:number-rows-spanned="1">
            <text:p>prévisions ex ante</text:p>
          </table:table-cell>
          <table:covered-table-cell table:number-columns-repeated="3" table:style-name="ce187"/>
          <table:covered-table-cell table:style-name="ce240"/>
          <table:table-cell table:style-name="ce248"/>
          <table:table-cell table:style-name="ce173"/>
          <table:table-cell table:style-name="ce265" table:number-columns-repeated="4"/>
          <table:table-cell table:style-name="ce142" table:number-columns-repeated="5"/>
          <table:table-cell table:style-name="ce183" table:number-columns-repeated="81"/>
          <table:table-cell table:style-name="ce173" table:number-columns-repeated="921"/>
        </table:table-row>
        <table:table-row table:style-name="ro9">
          <table:table-cell table:style-name="ce47"/>
          <table:table-cell table:style-name="ce47" office:value-type="string">
            <text:p>Coûts impression <text:span text:style-name="T8">HTVA</text:span></text:p>
          </table:table-cell>
          <table:table-cell table:style-name="ce47" office:value-type="string">
            <text:p>Nb imprimés</text:p>
          </table:table-cell>
          <table:table-cell table:style-name="ce174" office:value-type="string">
            <text:p>Nb vendus</text:p>
          </table:table-cell>
          <table:table-cell table:style-name="ce183"/>
          <table:table-cell table:style-name="ce173"/>
          <table:table-cell table:style-name="ce186" office:value-type="string">
            <text:p>CA papier</text:p>
          </table:table-cell>
          <table:table-cell table:style-name="ce188" office:value-type="string">
            <text:p>Coûts distribution</text:p>
          </table:table-cell>
          <table:table-cell table:style-name="ce196" office:value-type="string">
            <text:p>Pub</text:p>
          </table:table-cell>
          <table:table-cell table:style-name="ce215" office:value-type="string">
            <text:p>résultat ann. Hors subs. avt impots</text:p>
          </table:table-cell>
          <table:table-cell table:style-name="ce215" office:value-type="string">
            <text:p>résultat ann. </text:p>
          </table:table-cell>
          <table:table-cell table:style-name="ce249"/>
          <table:table-cell table:style-name="ce173"/>
          <table:table-cell table:style-name="ce142"/>
          <table:table-cell table:style-name="ce183" table:number-columns-repeated="4"/>
          <table:table-cell table:style-name="ce173" table:number-columns-repeated="6"/>
          <table:table-cell table:style-name="ce183"/>
          <table:table-cell table:style-name="ce290"/>
          <table:table-cell table:style-name="ce183" table:number-columns-repeated="78"/>
          <table:table-cell table:style-name="ce173" table:number-columns-repeated="920"/>
        </table:table-row>
        <table:table-row table:style-name="ro2">
          <table:table-cell table:style-name="ce143" office:value-type="string" office:string-value="2015/1">
            <text:p>2015/1 </text:p>
          </table:table-cell>
          <table:table-cell table:style-name="ce157" table:formula="of:=5756+([.C6]-2000)/1000*1089" office:value-type="float" office:value="7934">
            <office:annotation draw:style-name="gr2" draw:text-style-name="P2" svg:width="7.219cm" svg:height="4.129cm" svg:x="22.734cm" svg:y="0.211cm" draw:caption-point-x="-17.767cm" draw:caption-point-y="3.344cm">
              <dc:date>2014-07-21T00:00:00</dc:date>
              <text:p text:style-name="P2"><text:span text:style-name="T1">Céline Decamp:</text:span></text:p>
              <text:p text:style-name="P2"><text:span text:style-name="T2">EST HTVA.</text:span></text:p>
              <text:p text:style-name="P2"><text:span text:style-name="T2"/></text:p>
              <text:p text:style-name="P2"><text:span text:style-name="T2">VERIF POSSIBLE PAR 500 ET SI A PRIX DIFFERENT</text:span></text:p>
              <text:p text:style-name="P2"><text:span text:style-name="T2">Dereume</text:span></text:p>
              <text:p text:style-name="P2"><text:span text:style-name="T2">contact Fabienne de Morteuil : fabienne.demorteuil@dereume.com</text:span></text:p>
              <text:p text:style-name="P2"><text:span text:style-name="T2">Prix pour 2 000 exemplaires : 5 765.00 €</text:span></text:p>
              <text:p text:style-name="P2"><text:span text:style-name="T2">Prix pour les mille supplémentaires : 1 089 €</text:span></text:p>
            </office:annotation>
            <text:p>7.934,00 </text:p>
          </table:table-cell>
          <table:table-cell table:style-name="ce168" table:formula="of:=[$Hypothèses.B15]" office:value-type="float" office:value="4000">
            <text:p>4.000 </text:p>
          </table:table-cell>
          <table:table-cell table:style-name="ce168" table:formula="of:=IF(SUM([.N27:.P29])&lt;[.C6];SUM([.N27:.P29]);&quot;PB&quot;)" office:value-type="float" office:value="3850">
            <text:p>3.850 </text:p>
          </table:table-cell>
          <table:table-cell table:style-name="ce183"/>
          <table:table-cell table:style-name="ce173"/>
          <table:table-cell table:style-name="ce170" table:formula="of:=SUM([.B27:.E29])" office:value-type="float" office:value="56590.988616872">
            <text:p>56.591 </text:p>
          </table:table-cell>
          <table:table-cell table:style-name="ce170" table:formula="of:=SUM([.B101:.D103])" office:value-type="float" office:value="4183.8">
            <text:p>4.184 </text:p>
          </table:table-cell>
          <table:table-cell table:style-name="ce197" table:formula="of:=[.E101]" office:value-type="float" office:value="1800">
            <text:p>1.800 </text:p>
          </table:table-cell>
          <table:table-cell table:style-name="ce216" table:number-columns-repeated="2"/>
          <table:table-cell table:style-name="ce250"/>
          <table:table-cell table:style-name="ce173"/>
          <table:table-cell table:style-name="ce142"/>
          <table:table-cell table:style-name="ce183"/>
          <table:table-cell table:style-name="ce142"/>
          <table:table-cell table:style-name="ce183" table:number-columns-repeated="2"/>
          <table:table-cell table:style-name="ce173" table:number-columns-repeated="6"/>
          <table:table-cell table:style-name="ce183"/>
          <table:table-cell table:style-name="ce290"/>
          <table:table-cell table:style-name="ce183" table:number-columns-repeated="78"/>
          <table:table-cell table:style-name="ce173" table:number-columns-repeated="920"/>
        </table:table-row>
        <table:table-row table:style-name="ro2">
          <table:table-cell table:style-name="ce143" office:value-type="string" office:string-value="2015/2">
            <text:p>2015/2 </text:p>
          </table:table-cell>
          <table:table-cell table:style-name="ce143" table:formula="of:=5756+([.C7]-2000)/1000*1089" office:value-type="float" office:value="7934">
            <text:p>7.934,00 </text:p>
          </table:table-cell>
          <table:table-cell table:style-name="ce168" table:formula="of:=[.C6]" office:value-type="float" office:value="4000">
            <text:p>4.000 </text:p>
          </table:table-cell>
          <table:table-cell table:style-name="ce168" table:formula="of:=IF(SUM([.N30:.P32])&lt;[.C7];SUM([.N30:.P32]);&quot;PB&quot;)" office:value-type="float" office:value="3850">
            <text:p>3.850 </text:p>
          </table:table-cell>
          <table:table-cell table:style-name="ce183"/>
          <table:table-cell table:style-name="ce173"/>
          <table:table-cell table:style-name="ce168" table:formula="of:=SUM([.B30:.E32])" office:value-type="float" office:value="56590.988616872">
            <text:p>56.591 </text:p>
          </table:table-cell>
          <table:table-cell table:style-name="ce168" table:formula="of:=SUM([.B104:.D106])" office:value-type="float" office:value="4183.8">
            <text:p>4.184 </text:p>
          </table:table-cell>
          <table:table-cell table:style-name="ce197" table:formula="of:=[.E104]" office:value-type="float" office:value="1800">
            <text:p>1.800 </text:p>
          </table:table-cell>
          <table:table-cell table:style-name="ce217" table:number-columns-repeated="2"/>
          <table:table-cell table:style-name="ce250"/>
          <table:table-cell table:style-name="ce173"/>
          <table:table-cell table:style-name="ce142"/>
          <table:table-cell table:style-name="ce183" table:number-columns-repeated="4"/>
          <table:table-cell table:style-name="ce173" table:number-columns-repeated="6"/>
          <table:table-cell table:style-name="ce183"/>
          <table:table-cell table:style-name="ce290"/>
          <table:table-cell table:style-name="ce183" table:number-columns-repeated="78"/>
          <table:table-cell table:style-name="ce173" table:number-columns-repeated="920"/>
        </table:table-row>
        <table:table-row table:style-name="ro2">
          <table:table-cell table:style-name="ce143" office:value-type="string" office:string-value="2015/3">
            <text:p>2015/3 </text:p>
          </table:table-cell>
          <table:table-cell table:style-name="ce143" table:formula="of:=5756+([.C8]-2000)/1000*1089" office:value-type="float" office:value="7934">
            <text:p>7.934,00 </text:p>
          </table:table-cell>
          <table:table-cell table:style-name="ce168" table:formula="of:=[.C7]" office:value-type="float" office:value="4000">
            <text:p>4.000 </text:p>
          </table:table-cell>
          <table:table-cell table:style-name="ce168" table:formula="of:=IF(SUM([.N33:.P35])&lt;[.C8];SUM([.N33:.P35]);&quot;PB&quot;)" office:value-type="float" office:value="3850">
            <text:p>3.850 </text:p>
          </table:table-cell>
          <table:table-cell table:style-name="ce183"/>
          <table:table-cell table:style-name="ce173"/>
          <table:table-cell table:style-name="ce168" table:formula="of:=SUM([.B33:.E35])" office:value-type="float" office:value="56590.988616872">
            <text:p>56.591 </text:p>
          </table:table-cell>
          <table:table-cell table:style-name="ce168" table:formula="of:=SUM([.B107:.D109])" office:value-type="float" office:value="4183.8">
            <text:p>4.184 </text:p>
          </table:table-cell>
          <table:table-cell table:style-name="ce197" table:formula="of:=[.E107]" office:value-type="float" office:value="1800">
            <text:p>1.800 </text:p>
          </table:table-cell>
          <table:table-cell table:style-name="ce218" table:formula="of:=IF([.J9]&gt;0;&quot;OK&quot;;&quot;PB&quot;)" office:value-type="string" office:string-value="PB">
            <text:p>PB</text:p>
          </table:table-cell>
          <table:table-cell table:style-name="ce241" table:formula="of:=IF([.K9]&gt;0;&quot;OK&quot;;&quot;PB&quot;)" office:value-type="string" office:string-value="PB">
            <text:p>PB</text:p>
          </table:table-cell>
          <table:table-cell table:style-name="ce250"/>
          <table:table-cell table:style-name="ce173"/>
          <table:table-cell table:style-name="ce142"/>
          <table:table-cell table:style-name="ce183" table:number-columns-repeated="4"/>
          <table:table-cell table:style-name="ce142" table:number-columns-repeated="6"/>
          <table:table-cell table:style-name="ce275"/>
          <table:table-cell table:style-name="ce290"/>
          <table:table-cell table:style-name="ce183" table:number-columns-repeated="78"/>
          <table:table-cell table:style-name="ce173" table:number-columns-repeated="920"/>
        </table:table-row>
        <table:table-row table:style-name="ro2">
          <table:table-cell table:style-name="ce144" office:value-type="string" office:string-value="2015/4">
            <text:p>2015/4 </text:p>
          </table:table-cell>
          <table:table-cell table:style-name="ce144" table:formula="of:=5756+([.C9]-2000)/1000*1089" office:value-type="float" office:value="7934">
            <text:p>7.934,00 </text:p>
          </table:table-cell>
          <table:table-cell table:style-name="ce169" table:formula="of:=[.C8]" office:value-type="float" office:value="4000">
            <text:p>4.000 </text:p>
          </table:table-cell>
          <table:table-cell table:style-name="ce169" table:formula="of:=IF(SUM([.N36:.P38])&lt;[.C9];SUM([.N36:.P38]);&quot;PB&quot;)" office:value-type="float" office:value="3850">
            <text:p>3.850 </text:p>
          </table:table-cell>
          <table:table-cell table:style-name="ce183"/>
          <table:table-cell table:style-name="ce46"/>
          <table:table-cell table:style-name="ce169" table:formula="of:=SUM([.B36:.E38])" office:value-type="float" office:value="56590.988616872">
            <text:p>56.591 </text:p>
          </table:table-cell>
          <table:table-cell table:style-name="ce168" table:formula="of:=SUM([.B110:.D112])" office:value-type="float" office:value="4183.8">
            <text:p>4.184 </text:p>
          </table:table-cell>
          <table:table-cell table:style-name="ce101" table:formula="of:=[.E110]" office:value-type="float" office:value="1800">
            <text:p>1.800 </text:p>
          </table:table-cell>
          <table:table-cell table:style-name="ce219" table:formula="of:=[$'4. CdR'.C46]-[$'4. CdR'.I32]" office:value-type="float" office:value="-88.1507403633732">
            <text:p>-88 </text:p>
          </table:table-cell>
          <table:table-cell table:style-name="ce219" table:formula="of:=[$'4. CdR'.C47]" office:value-type="float" office:value="-88.1507403633732">
            <text:p>-88 </text:p>
          </table:table-cell>
          <table:table-cell table:style-name="ce250"/>
          <table:table-cell table:style-name="ce46"/>
          <table:table-cell table:style-name="ce147"/>
          <table:table-cell table:style-name="ce99" table:number-columns-repeated="4"/>
          <table:table-cell table:style-name="ce147" table:number-columns-repeated="6"/>
          <table:table-cell/>
          <table:table-cell table:style-name="ce291"/>
          <table:table-cell table:style-name="ce99" table:number-columns-repeated="78"/>
          <table:table-cell table:style-name="ce46" table:number-columns-repeated="920"/>
        </table:table-row>
        <table:table-row table:style-name="ro2">
          <table:table-cell table:style-name="ce143" office:value-type="string" office:string-value="2016/1">
            <text:p>2016/1 </text:p>
          </table:table-cell>
          <table:table-cell table:style-name="ce143" table:formula="of:=(5756+([.C10]-2000)/1000*1089)*1.03" office:value-type="float" office:value="8732.855">
            <text:p>8.732,86 </text:p>
          </table:table-cell>
          <table:table-cell table:style-name="ce168" table:formula="of:=[$Hypothèses.E15]" office:value-type="float" office:value="4500">
            <text:p>4.500 </text:p>
          </table:table-cell>
          <table:table-cell table:style-name="ce168" table:formula="of:=IF(SUM([.N57:.P59])&lt;[.C10];SUM([.N57:.P59]);&quot;PB&quot;)" office:value-type="float" office:value="4050">
            <text:p>4.050 </text:p>
          </table:table-cell>
          <table:table-cell table:style-name="ce183"/>
          <table:table-cell table:style-name="ce46"/>
          <table:table-cell table:style-name="ce168" table:formula="of:=SUM([.B57:.E59])" office:value-type="float" office:value="59213.4414470607">
            <text:p>59.213 </text:p>
          </table:table-cell>
          <table:table-cell table:style-name="ce168" table:formula="of:=SUM([.B122:.D124])" office:value-type="float" office:value="4536.12">
            <text:p>4.536 </text:p>
          </table:table-cell>
          <table:table-cell table:style-name="ce101" table:formula="of:=[.E122]" office:value-type="float" office:value="1854">
            <text:p>1.854 </text:p>
          </table:table-cell>
          <table:table-cell table:style-name="ce217" table:number-columns-repeated="2"/>
          <table:table-cell table:style-name="ce250"/>
          <table:table-cell table:style-name="ce46"/>
          <table:table-cell table:style-name="ce147"/>
          <table:table-cell table:style-name="ce99" table:number-columns-repeated="4"/>
          <table:table-cell table:style-name="ce46"/>
          <table:table-cell table:style-name="ce283"/>
          <table:table-cell table:style-name="ce46" table:number-columns-repeated="4"/>
          <table:table-cell table:style-name="ce289" table:number-columns-repeated="3"/>
          <table:table-cell table:style-name="ce294"/>
          <table:table-cell table:style-name="ce295"/>
          <table:table-cell table:style-name="ce99" table:number-columns-repeated="75"/>
          <table:table-cell table:style-name="ce46" table:number-columns-repeated="920"/>
        </table:table-row>
        <table:table-row table:style-name="ro2">
          <table:table-cell table:style-name="ce143" office:value-type="string" office:string-value="2016/2">
            <text:p>2016/2 </text:p>
          </table:table-cell>
          <table:table-cell table:style-name="ce143" table:formula="of:=(5756+([.C11]-2000)/1000*1089)*1.03" office:value-type="float" office:value="8732.855">
            <text:p>8.732,86 </text:p>
          </table:table-cell>
          <table:table-cell table:style-name="ce168" table:formula="of:=[.C10]" office:value-type="float" office:value="4500">
            <text:p>4.500 </text:p>
          </table:table-cell>
          <table:table-cell table:style-name="ce168" table:formula="of:=IF(SUM([.N60:.P62])&lt;[.C11];SUM([.N60:.P62]);&quot;PB&quot;)" office:value-type="float" office:value="4050">
            <text:p>4.050 </text:p>
          </table:table-cell>
          <table:table-cell table:style-name="ce183"/>
          <table:table-cell table:style-name="ce46"/>
          <table:table-cell table:style-name="ce168" table:formula="of:=SUM([.B60:.E62])" office:value-type="float" office:value="59213.4414470607">
            <text:p>59.213 </text:p>
          </table:table-cell>
          <table:table-cell table:style-name="ce168" table:formula="of:=SUM([.B125:.D127])" office:value-type="float" office:value="4536.12">
            <text:p>4.536 </text:p>
          </table:table-cell>
          <table:table-cell table:style-name="ce101" table:formula="of:=[.E125]" office:value-type="float" office:value="1854">
            <text:p>1.854 </text:p>
          </table:table-cell>
          <table:table-cell table:style-name="ce217" table:number-columns-repeated="2"/>
          <table:table-cell table:style-name="ce250"/>
          <table:table-cell table:style-name="ce46"/>
          <table:table-cell table:style-name="ce147"/>
          <table:table-cell table:style-name="ce99" table:number-columns-repeated="4"/>
          <table:table-cell table:style-name="ce46"/>
          <table:table-cell table:style-name="ce284"/>
          <table:table-cell table:style-name="ce46" table:number-columns-repeated="4"/>
          <table:table-cell table:style-name="ce289" table:number-columns-repeated="5"/>
          <table:table-cell table:style-name="ce99" table:number-columns-repeated="75"/>
          <table:table-cell table:style-name="ce46" table:number-columns-repeated="920"/>
        </table:table-row>
        <table:table-row table:style-name="ro2">
          <table:table-cell table:style-name="ce143" office:value-type="string" office:string-value="2016/3">
            <text:p>2016/3 </text:p>
          </table:table-cell>
          <table:table-cell table:style-name="ce143" table:formula="of:=(5756+([.C12]-2000)/1000*1089)*1.03" office:value-type="float" office:value="8732.855">
            <text:p>8.732,86 </text:p>
          </table:table-cell>
          <table:table-cell table:style-name="ce168" table:formula="of:=[.C11]" office:value-type="float" office:value="4500">
            <text:p>4.500 </text:p>
          </table:table-cell>
          <table:table-cell table:style-name="ce168" table:formula="of:=IF(SUM([.N63:.P65])&lt;[.C12];SUM([.N63:.P65]);&quot;PB&quot;)" office:value-type="float" office:value="4050">
            <text:p>4.050 </text:p>
          </table:table-cell>
          <table:table-cell table:style-name="ce183"/>
          <table:table-cell table:style-name="ce173"/>
          <table:table-cell table:style-name="ce168" table:formula="of:=SUM([.B63:.E65])" office:value-type="float" office:value="59213.4414470607">
            <text:p>59.213 </text:p>
          </table:table-cell>
          <table:table-cell table:style-name="ce168" table:formula="of:=SUM([.B128:.D130])" office:value-type="float" office:value="4536.12">
            <text:p>4.536 </text:p>
          </table:table-cell>
          <table:table-cell table:style-name="ce101" table:formula="of:=[.E128]" office:value-type="float" office:value="1854">
            <text:p>1.854 </text:p>
          </table:table-cell>
          <table:table-cell table:style-name="ce220" table:formula="of:=IF([.J13]&gt;0;&quot;OK&quot;;&quot;PB&quot;)" office:value-type="string" office:string-value="OK">
            <text:p>OK</text:p>
          </table:table-cell>
          <table:table-cell table:style-name="ce242" table:formula="of:=IF([.K13]&gt;0;&quot;OK&quot;;&quot;PB&quot;)" office:value-type="string" office:string-value="OK">
            <text:p>OK</text:p>
          </table:table-cell>
          <table:table-cell table:style-name="ce250"/>
          <table:table-cell table:style-name="ce173"/>
          <table:table-cell table:style-name="ce142"/>
          <table:table-cell table:style-name="ce183" table:number-columns-repeated="4"/>
          <table:table-cell table:style-name="ce173"/>
          <table:table-cell table:style-name="ce284"/>
          <table:table-cell table:style-name="ce173" table:number-columns-repeated="4"/>
          <table:table-cell table:style-name="ce289" table:number-columns-repeated="5"/>
          <table:table-cell table:style-name="ce183" table:number-columns-repeated="75"/>
          <table:table-cell table:style-name="ce173" table:number-columns-repeated="920"/>
        </table:table-row>
        <table:table-row table:style-name="ro2">
          <table:table-cell table:style-name="ce144" office:value-type="string" office:string-value="2016/4">
            <text:p>2016/4 </text:p>
          </table:table-cell>
          <table:table-cell table:style-name="ce144" table:formula="of:=(5756+([.C13]-2000)/1000*1089)*1.03" office:value-type="float" office:value="8732.855">
            <text:p>8.732,86 </text:p>
          </table:table-cell>
          <table:table-cell table:style-name="ce168" table:formula="of:=[.C12]" office:value-type="float" office:value="4500">
            <text:p>4.500 </text:p>
          </table:table-cell>
          <table:table-cell table:style-name="ce168" table:formula="of:=IF(SUM([.N66:.P68])&lt;[.C13];SUM([.N66:.P68]);&quot;PB&quot;)" office:value-type="float" office:value="4050">
            <text:p>4.050 </text:p>
          </table:table-cell>
          <table:table-cell table:style-name="ce183"/>
          <table:table-cell table:style-name="ce173"/>
          <table:table-cell table:style-name="ce168" table:formula="of:=SUM([.B66:.E68])" office:value-type="float" office:value="59213.4414470607">
            <text:p>59.213 </text:p>
          </table:table-cell>
          <table:table-cell table:style-name="ce169" table:formula="of:=SUM([.B131:.D133])" office:value-type="float" office:value="4536.12">
            <text:p>4.536 </text:p>
          </table:table-cell>
          <table:table-cell table:style-name="ce101" table:formula="of:=[.E131]" office:value-type="float" office:value="1854">
            <text:p>1.854 </text:p>
          </table:table-cell>
          <table:table-cell table:style-name="ce221" table:formula="of:=[$'4. CdR'.D46]-[$'4. CdR'.J32]" office:value-type="float" office:value="1083.24247623436">
            <text:p>1.083 </text:p>
          </table:table-cell>
          <table:table-cell table:style-name="ce219" table:formula="of:=[$'4. CdR'.D47]" office:value-type="float" office:value="812.648505671015">
            <text:p>813 </text:p>
          </table:table-cell>
          <table:table-cell table:style-name="ce250"/>
          <table:table-cell table:style-name="ce173"/>
          <table:table-cell table:style-name="ce142"/>
          <table:table-cell table:style-name="ce183" table:number-columns-repeated="4"/>
          <table:table-cell table:style-name="ce173"/>
          <table:table-cell table:style-name="ce284"/>
          <table:table-cell table:style-name="ce142" table:number-columns-repeated="3"/>
          <table:table-cell table:style-name="ce173"/>
          <table:table-cell table:style-name="ce265"/>
          <table:table-cell table:style-name="ce292" table:number-columns-repeated="3"/>
          <table:table-cell table:style-name="ce183" table:number-columns-repeated="76"/>
          <table:table-cell table:style-name="ce173" table:number-columns-repeated="920"/>
        </table:table-row>
        <table:table-row table:style-name="ro2">
          <table:table-cell table:style-name="ce145" office:value-type="string">
            <text:p>2017/1</text:p>
          </table:table-cell>
          <table:table-cell table:style-name="ce143" table:formula="of:=(5756+([.C14]-2000)/1000*1089)*1.03*1.03" office:value-type="float" office:value="8994.84065">
            <text:p>8.994,84 </text:p>
          </table:table-cell>
          <table:table-cell table:style-name="ce170" table:formula="of:=[$Hypothèses.F15]" office:value-type="float" office:value="4500">
            <text:p>4.500 </text:p>
          </table:table-cell>
          <table:table-cell table:style-name="ce170" table:formula="of:=IF(SUM([.N78:.P80])&lt;[.C14];SUM([.N78:.P80]);&quot;PB&quot;)" office:value-type="float" office:value="4150">
            <text:p>4.150 </text:p>
          </table:table-cell>
          <table:table-cell table:style-name="ce183"/>
          <table:table-cell table:style-name="ce173"/>
          <table:table-cell table:style-name="ce170" table:formula="of:=SUM([.B78:.D80])" office:value-type="float" office:value="54326.320754717">
            <text:p>54.326 </text:p>
          </table:table-cell>
          <table:table-cell table:style-name="ce189" table:formula="of:=SUM([.B143:.D145])" office:value-type="float" office:value="4789.00869">
            <text:p>4.789 </text:p>
          </table:table-cell>
          <table:table-cell table:style-name="ce198" table:formula="of:=[.E143]" office:value-type="float" office:value="1909.62">
            <text:p>1.910 </text:p>
          </table:table-cell>
          <table:table-cell table:style-name="ce222" table:number-columns-repeated="2"/>
          <table:table-cell table:style-name="ce250"/>
          <table:table-cell table:style-name="ce173"/>
          <table:table-cell table:style-name="ce142"/>
          <table:table-cell table:style-name="ce183" table:number-columns-repeated="2"/>
          <table:table-cell table:style-name="ce173" table:number-columns-repeated="2"/>
          <table:table-cell table:style-name="ce282"/>
          <table:table-cell table:style-name="ce284"/>
          <table:table-cell table:style-name="ce142" table:number-columns-repeated="3"/>
          <table:table-cell table:style-name="ce173"/>
          <table:table-cell table:style-name="ce265"/>
          <table:table-cell table:style-name="ce292" table:number-columns-repeated="3"/>
          <table:table-cell table:style-name="ce183" table:number-columns-repeated="76"/>
          <table:table-cell table:style-name="ce173" table:number-columns-repeated="920"/>
        </table:table-row>
        <table:table-row table:style-name="ro2">
          <table:table-cell table:style-name="ce145" office:value-type="string">
            <text:p>2017/2</text:p>
          </table:table-cell>
          <table:table-cell table:style-name="ce143" table:formula="of:=(5756+([.C15]-2000)/1000*1089)*1.03*1.03" office:value-type="float" office:value="8994.84065">
            <text:p>8.994,84 </text:p>
          </table:table-cell>
          <table:table-cell table:style-name="ce168" table:formula="of:=[.C14]" office:value-type="float" office:value="4500">
            <text:p>4.500 </text:p>
          </table:table-cell>
          <table:table-cell table:style-name="ce168" table:formula="of:=IF(SUM([.N81:.P83])&lt;[.C15];SUM([.N81:.P83]);&quot;PB&quot;)" office:value-type="float" office:value="4150">
            <text:p>4.150 </text:p>
          </table:table-cell>
          <table:table-cell table:style-name="ce183"/>
          <table:table-cell table:style-name="ce173"/>
          <table:table-cell table:style-name="ce168" table:formula="of:=SUM([.B81:.D83])" office:value-type="float" office:value="54326.320754717">
            <text:p>54.326 </text:p>
          </table:table-cell>
          <table:table-cell table:style-name="ce190" table:formula="of:=SUM([.B146:.D148])" office:value-type="float" office:value="4789.00869">
            <text:p>4.789 </text:p>
          </table:table-cell>
          <table:table-cell table:style-name="ce199" table:formula="of:=[.E146]" office:value-type="float" office:value="1909.62">
            <text:p>1.910 </text:p>
          </table:table-cell>
          <table:table-cell table:style-name="ce217" table:number-columns-repeated="2"/>
          <table:table-cell table:style-name="ce250"/>
          <table:table-cell table:style-name="ce173"/>
          <table:table-cell table:style-name="ce142" table:number-columns-repeated="5"/>
          <table:table-cell table:style-name="ce173"/>
          <table:table-cell table:style-name="ce283"/>
          <table:table-cell table:style-name="ce142" table:number-columns-repeated="3"/>
          <table:table-cell table:style-name="ce173"/>
          <table:table-cell table:style-name="ce265"/>
          <table:table-cell table:style-name="ce293" table:number-columns-repeated="3"/>
          <table:table-cell table:style-name="ce183" table:number-columns-repeated="76"/>
          <table:table-cell table:style-name="ce173" table:number-columns-repeated="920"/>
        </table:table-row>
        <table:table-row table:style-name="ro2">
          <table:table-cell table:style-name="ce145" office:value-type="string">
            <text:p>2017/3</text:p>
          </table:table-cell>
          <table:table-cell table:style-name="ce143" table:formula="of:=(5756+([.C16]-2000)/1000*1089)*1.03*1.03" office:value-type="float" office:value="8994.84065">
            <text:p>8.994,84 </text:p>
          </table:table-cell>
          <table:table-cell table:style-name="ce168" table:formula="of:=[.C15]" office:value-type="float" office:value="4500">
            <text:p>4.500 </text:p>
          </table:table-cell>
          <table:table-cell table:style-name="ce168" table:formula="of:=IF(SUM([.N84:.P86])&lt;[.C16];SUM([.N84:.P86]);&quot;PB&quot;)" office:value-type="float" office:value="4150">
            <text:p>4.150 </text:p>
          </table:table-cell>
          <table:table-cell table:style-name="ce183"/>
          <table:table-cell table:style-name="ce173"/>
          <table:table-cell table:style-name="ce168" table:formula="of:=SUM([.B84:.D86])" office:value-type="float" office:value="54326.320754717">
            <text:p>54.326 </text:p>
          </table:table-cell>
          <table:table-cell table:style-name="ce190" table:formula="of:=SUM([.B149:.D151])" office:value-type="float" office:value="4789.00869">
            <text:p>4.789 </text:p>
          </table:table-cell>
          <table:table-cell table:style-name="ce199" table:formula="of:=[.E149]" office:value-type="float" office:value="1909.62">
            <text:p>1.910 </text:p>
          </table:table-cell>
          <table:table-cell table:style-name="ce223" table:formula="of:=IF([.J17]&gt;0;&quot;OK&quot;;&quot;PB&quot;)" office:value-type="string" office:string-value="OK">
            <text:p>OK</text:p>
          </table:table-cell>
          <table:table-cell table:style-name="ce243" table:formula="of:=IF([.K17]&gt;0;&quot;OK&quot;;&quot;PB&quot;)" office:value-type="string" office:string-value="OK">
            <text:p>OK</text:p>
          </table:table-cell>
          <table:table-cell table:style-name="ce250"/>
          <table:table-cell table:style-name="ce173"/>
          <table:table-cell table:style-name="ce142" table:number-columns-repeated="5"/>
          <table:table-cell table:style-name="ce173"/>
          <table:table-cell table:style-name="ce284"/>
          <table:table-cell table:style-name="ce142" table:number-columns-repeated="4"/>
          <table:table-cell table:style-name="ce183" table:number-columns-repeated="80"/>
          <table:table-cell table:style-name="ce173" table:number-columns-repeated="920"/>
        </table:table-row>
        <table:table-row table:style-name="ro2">
          <table:table-cell table:style-name="ce146" office:value-type="string">
            <text:p>2017/4</text:p>
          </table:table-cell>
          <table:table-cell table:style-name="ce144" table:formula="of:=(5756+([.C17]-2000)/1000*1089)*1.03*1.03" office:value-type="float" office:value="8994.84065">
            <text:p>8.994,84 </text:p>
          </table:table-cell>
          <table:table-cell table:style-name="ce169" table:formula="of:=[.C16]" office:value-type="float" office:value="4500">
            <text:p>4.500 </text:p>
          </table:table-cell>
          <table:table-cell table:style-name="ce169" table:formula="of:=IF(SUM([.N87:.P89])&lt;[.C17];SUM([.N87:.P89]);&quot;PB&quot;)" office:value-type="float" office:value="4150">
            <text:p>4.150 </text:p>
          </table:table-cell>
          <table:table-cell table:style-name="ce183"/>
          <table:table-cell table:style-name="ce173"/>
          <table:table-cell table:style-name="ce169" table:formula="of:=SUM([.B87:.D89])" office:value-type="float" office:value="54326.320754717">
            <text:p>54.326 </text:p>
          </table:table-cell>
          <table:table-cell table:style-name="ce191" table:formula="of:=SUM([.B152:.D154])" office:value-type="float" office:value="4789.00869">
            <text:p>4.789 </text:p>
          </table:table-cell>
          <table:table-cell table:style-name="ce200" table:formula="of:=[.E152]" office:value-type="float" office:value="1909.62">
            <text:p>1.910 </text:p>
          </table:table-cell>
          <table:table-cell table:style-name="ce224" table:formula="of:=[$'4. CdR'.E46]-[$'4. CdR'.K32]" office:value-type="float" office:value="616.034929338959">
            <text:p>616 </text:p>
          </table:table-cell>
          <table:table-cell table:style-name="ce219" table:formula="of:=[$'4. CdR'.E47]" office:value-type="float" office:value="462.149403990087">
            <text:p>462 </text:p>
          </table:table-cell>
          <table:table-cell table:style-name="ce250"/>
          <table:table-cell table:style-name="ce173"/>
          <table:table-cell table:style-name="ce142" table:number-columns-repeated="5"/>
          <table:table-cell table:style-name="ce173"/>
          <table:table-cell table:style-name="ce284"/>
          <table:table-cell table:style-name="ce142" table:number-columns-repeated="4"/>
          <table:table-cell table:style-name="ce183" table:number-columns-repeated="80"/>
          <table:table-cell table:style-name="ce173" table:number-columns-repeated="920"/>
        </table:table-row>
        <table:table-row table:style-name="ro2">
          <table:table-cell table:style-name="ce46" table:number-columns-repeated="2"/>
          <table:table-cell table:style-name="ce168"/>
          <table:table-cell table:style-name="ce175"/>
          <table:table-cell table:style-name="ce183"/>
          <table:table-cell table:style-name="ce175"/>
          <table:table-cell table:style-name="ce46" table:number-columns-repeated="3"/>
          <table:table-cell table:style-name="ce225"/>
          <table:table-cell table:style-name="ce244"/>
          <table:table-cell table:style-name="ce251"/>
          <table:table-cell table:style-name="ce46"/>
          <table:table-cell table:style-name="ce251"/>
          <table:table-cell table:style-name="ce99" table:number-columns-repeated="4"/>
          <table:table-cell table:style-name="ce46"/>
          <table:table-cell table:style-name="ce285"/>
          <table:table-cell table:style-name="ce99" table:number-columns-repeated="83"/>
          <table:table-cell table:style-name="ce46" table:number-columns-repeated="921"/>
        </table:table-row>
        <table:table-row table:style-name="ro2">
          <table:table-cell table:style-name="ce46" table:number-columns-repeated="3"/>
          <table:table-cell table:style-name="ce175"/>
          <table:table-cell table:style-name="ce183"/>
          <table:table-cell table:style-name="ce175"/>
          <table:table-cell table:style-name="ce46" table:number-columns-repeated="3"/>
          <table:table-cell table:style-name="ce225" table:number-columns-repeated="2"/>
          <table:table-cell table:style-name="ce99"/>
          <table:table-cell table:style-name="ce46"/>
          <table:table-cell table:style-name="ce99" table:number-columns-repeated="5"/>
          <table:table-cell table:style-name="ce46"/>
          <table:table-cell table:style-name="ce285"/>
          <table:table-cell table:style-name="ce99" table:number-columns-repeated="83"/>
          <table:table-cell table:style-name="ce46" table:number-columns-repeated="921"/>
        </table:table-row>
        <table:table-row table:style-name="ro2">
          <table:table-cell table:style-name="ce46" table:number-columns-repeated="3"/>
          <table:table-cell table:style-name="ce175" table:number-columns-repeated="3"/>
          <table:table-cell table:style-name="ce46" table:number-columns-repeated="3"/>
          <table:table-cell table:style-name="ce225" table:number-columns-repeated="2"/>
          <table:table-cell table:style-name="ce99"/>
          <table:table-cell table:style-name="ce46"/>
          <table:table-cell table:style-name="ce99" table:number-columns-repeated="5"/>
          <table:table-cell table:style-name="ce46"/>
          <table:table-cell table:style-name="ce285"/>
          <table:table-cell table:style-name="ce99" table:number-columns-repeated="83"/>
          <table:table-cell table:style-name="ce46" table:number-columns-repeated="921"/>
        </table:table-row>
        <table:table-row table:style-name="ro2">
          <table:table-cell table:style-name="ce3" office:value-type="string">
            <text:p>II. CHIFFRE D'AFFAIRES PREVISIONNEL <text:span text:style-name="T7">HTVA</text:span></text:p>
          </table:table-cell>
          <table:table-cell table:style-name="ce3" table:number-columns-repeated="2"/>
          <table:table-cell table:style-name="ce172" table:number-columns-repeated="3"/>
          <table:table-cell table:style-name="ce3" table:number-columns-repeated="3"/>
          <table:table-cell table:style-name="ce213" table:number-columns-repeated="2"/>
          <table:table-cell table:style-name="ce3"/>
          <table:table-cell table:style-name="ce259" table:number-columns-repeated="91"/>
          <table:table-cell table:style-name="ce29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5">
            <text:p>2015</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2"/>
          <table:table-cell table:style-name="ce201"/>
          <table:table-cell table:style-name="ce46"/>
          <table:table-cell table:style-name="ce245"/>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VENTES </text:p>
          </table:table-cell>
          <table:covered-table-cell table:number-columns-repeated="5" table:style-name="ce158"/>
          <table:table-cell table:style-name="ce149"/>
          <table:table-cell table:style-name="ce158" office:value-type="string" table:number-columns-spanned="5" table:number-rows-spanned="1">
            <text:p>Prix unitaire</text:p>
          </table:table-cell>
          <table:covered-table-cell table:number-columns-repeated="4" table:style-name="ce158"/>
          <table:table-cell table:style-name="ce266" office:value-type="string" table:number-columns-spanned="5" table:number-rows-spanned="1">
            <text:p>Quantité vendue</text:p>
          </table:table-cell>
          <table:covered-table-cell table:number-columns-repeated="4" table:style-name="ce266"/>
          <table:table-cell table:style-name="ce99" table:number-columns-repeated="87"/>
          <table:table-cell table:style-name="ce46" table:number-columns-repeated="919"/>
        </table:table-row>
        <table:table-row table:style-name="ro8">
          <table:table-cell table:style-name="ce47" office:value-type="float" office:value="2015">
            <text:p>2015</text:p>
          </table:table-cell>
          <table:table-cell table:style-name="ce159" office:value-type="string" office:string-value="Papier présentoirs">
            <text:p>Papier présentoirs </text:p>
          </table:table-cell>
          <table:table-cell table:style-name="ce159" office:value-type="string" office:string-value="Papier librairies">
            <text:p>Papier librairies </text:p>
          </table:table-cell>
          <table:table-cell table:style-name="ce159" office:value-type="string" office:string-value="Papier abonnements">
            <text:p>Papier abonnements </text:p>
          </table:table-cell>
          <table:table-cell table:style-name="ce159" office:value-type="string" office:string-value="Pub">
            <text:p>Pub </text:p>
          </table:table-cell>
          <table:table-cell table:style-name="ce159" office:value-type="string" office:string-value="Net à l'article">
            <text:p>Net à l'article </text:p>
          </table:table-cell>
          <table:table-cell table:style-name="ce47" office:value-type="string">
            <text:p>Total</text:p>
          </table:table-cell>
          <table:table-cell table:style-name="ce192"/>
          <table:table-cell table:style-name="ce159" table:formula="of:=[.$B$26]" office:value-type="string" office:string-value="Papier présentoirs ">
            <text:p>Papier présentoirs </text:p>
          </table:table-cell>
          <table:table-cell table:style-name="ce159" table:formula="of:=[.$C$26]" office:value-type="string" office:string-value="Papier librairies ">
            <text:p>Papier librairies </text:p>
          </table:table-cell>
          <table:table-cell table:style-name="ce159" table:formula="of:=[.$D$26]" office:value-type="string" office:string-value="Papier abonnements ">
            <text:p>Papier abonnements </text:p>
          </table:table-cell>
          <table:table-cell table:style-name="ce159" table:formula="of:=[.$E$26]" office:value-type="string" office:string-value="Pub ">
            <text:p>Pub </text:p>
          </table:table-cell>
          <table:table-cell table:style-name="ce159" table:formula="of:=[.$F$26]" office:value-type="string" office:string-value="Net à l'article ">
            <text:p>Net à l'article </text:p>
          </table:table-cell>
          <table:table-cell table:style-name="ce159" table:formula="of:=[.$B$26]" office:value-type="string" office:string-value="Papier présentoirs ">
            <text:p>Papier présentoirs </text:p>
          </table:table-cell>
          <table:table-cell table:style-name="ce159" table:formula="of:=[.$C$26]" office:value-type="string" office:string-value="Papier librairies ">
            <text:p>Papier librairies </text:p>
          </table:table-cell>
          <table:table-cell table:style-name="ce159" table:formula="of:=[.$D$26]" office:value-type="string" office:string-value="Papier abonnements ">
            <text:p>Papier abonnements </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0" table:formula="of:=[.I27]*[.N27]" office:value-type="float" office:value="0">
            <text:p>- </text:p>
          </table:table-cell>
          <table:table-cell table:style-name="ce160" table:formula="of:=[.J27]*[.O27]" office:value-type="float" office:value="566.037735849057">
            <text:p>566,04 </text:p>
          </table:table-cell>
          <table:table-cell table:style-name="ce160" table:formula="of:=[.K27]*[.P27]" office:value-type="float" office:value="49826.6037735849">
            <text:p>49.826,60 </text:p>
          </table:table-cell>
          <table:table-cell table:style-name="ce160" table:formula="of:=[.L27]*[.Q27]" office:value-type="float" office:value="6198.34710743802">
            <text:p>6.198,35 </text:p>
          </table:table-cell>
          <table:table-cell table:style-name="ce160" table:formula="of:=[.M27]*[.R27]" office:value-type="float" office:value="0">
            <office:annotation draw:style-name="gr5" draw:text-style-name="P2" svg:width="4.003cm" svg:height="2.223cm" svg:x="12.444cm" svg:y="9.948cm" draw:caption-point-x="-0.01cm" draw:caption-point-y="3.952cm">
              <dc:date>2014-07-21T00:00:00</dc:date>
              <text:p text:style-name="P2"><text:span text:style-name="T4">Céline Decamp:</text:span></text:p>
              <text:p text:style-name="P2"><text:span text:style-name="T4">3 ou 4 euros pour grande enquête?</text:span></text:p>
              <text:p text:style-name="P2"><text:span text:style-name="T4"><text:s/></text:span><text:span text:style-name="T4">ou achat d'explaire (poste)?</text:span></text:p>
            </office:annotation>
            <text:p>- </text:p>
          </table:table-cell>
          <table:table-cell table:style-name="ce160" table:formula="of:=SUM([.B27:.F27])" office:value-type="float" office:value="56590.988616872">
            <text:p>56.590,99 </text:p>
          </table:table-cell>
          <table:table-cell table:style-name="ce193"/>
          <table:table-cell table:style-name="ce202" table:formula="of:=[$Hypothèses.$B$6]/(1+[$Hypothèses.$B$7])" office:value-type="float" office:value="14.1509433962264">
            <text:p>14,15 </text:p>
          </table:table-cell>
          <table:table-cell table:style-name="ce202" table:formula="of:=[$Hypothèses.$B$6]/((1+[$Hypothèses.$B$7])*(1+[$Hypothèses.$B$17]))" office:value-type="float" office:value="11.3207547169811">
            <text:p>11,32 </text:p>
          </table:table-cell>
          <table:table-cell table:style-name="ce246" table:formula="of:=([$Hypothèses.$B$6]-[.K101])/(1+[$Hypothèses.$B$7])" office:value-type="float" office:value="13.1122641509434">
            <text:p>13,11</text:p>
          </table:table-cell>
          <table:table-cell table:style-name="ce252" table:formula="of:=1250/(1+[$'6. Trésorerie si préfin T'.$B$12])" office:value-type="float" office:value="1033.05785123967">
            <text:p>1.033,06 </text:p>
          </table:table-cell>
          <table:table-cell table:style-name="ce260"/>
          <table:table-cell table:style-name="ce267"/>
          <table:table-cell table:style-name="ce267" table:formula="of:=[$Hypothèses.B13]" office:value-type="float" office:value="50">
            <text:p>50 </text:p>
          </table:table-cell>
          <table:table-cell table:style-name="ce268" table:formula="of:=[$Hypothèses.B12]" office:value-type="float" office:value="3800">
            <text:p>3.800 </text:p>
          </table:table-cell>
          <table:table-cell table:style-name="ce268" table:formula="of:=[$Hypothèses.B9]" office:value-type="float" office:value="6">
            <text:p>6 </text:p>
          </table:table-cell>
          <table:table-cell table:style-name="ce279"/>
          <table:table-cell table:style-name="ce99" table:number-columns-repeated="3"/>
          <table:table-cell table:number-columns-repeated="1003"/>
        </table:table-row>
        <table:table-row table:style-name="ro2">
          <table:table-cell table:style-name="ce150" office:value-type="string">
            <text:p>Fev</text:p>
          </table:table-cell>
          <table:table-cell table:style-name="ce160" table:formula="of:=[.I28]*[.N28]" office:value-type="float" office:value="0">
            <text:p>- </text:p>
          </table:table-cell>
          <table:table-cell table:style-name="ce160" table:formula="of:=[.J28]*[.O28]" office:value-type="float" office:value="0">
            <text:p>- </text:p>
          </table:table-cell>
          <table:table-cell table:style-name="ce160" table:formula="of:=[.K28]*[.P28]" office:value-type="float" office:value="0">
            <text:p>- </text:p>
          </table:table-cell>
          <table:table-cell table:style-name="ce160" table:formula="of:=[.L28]*[.Q28]" office:value-type="float" office:value="0">
            <text:p>- </text:p>
          </table:table-cell>
          <table:table-cell table:style-name="ce160" table:formula="of:=[.M28]*[.R28]" office:value-type="float" office:value="0">
            <text:p>- </text:p>
          </table:table-cell>
          <table:table-cell table:style-name="ce160" table:formula="of:=SUM([.B28:.F28])" office:value-type="float" office:value="0">
            <text:p>- </text:p>
          </table:table-cell>
          <table:table-cell table:style-name="ce192"/>
          <table:table-cell table:style-name="ce203" table:formula="of:=[.I27]" office:value-type="float" office:value="14.1509433962264">
            <text:p>14,15 </text:p>
          </table:table-cell>
          <table:table-cell table:style-name="ce203" table:formula="of:=[.J27]" office:value-type="float" office:value="11.3207547169811">
            <text:p>11,32 </text:p>
          </table:table-cell>
          <table:table-cell table:style-name="ce237" table:formula="of:=[.K27]" office:value-type="float" office:value="13.1122641509434">
            <text:p>13,11</text:p>
          </table:table-cell>
          <table:table-cell table:style-name="ce207" table:formula="of:=[.L27]" office:value-type="float" office:value="1033.05785123967">
            <text:p>1.033,06 </text:p>
          </table:table-cell>
          <table:table-cell table:style-name="ce207"/>
          <table:table-cell table:number-columns-repeated="4" table:style-name="ce268" office:value-type="float" office:value="0">
            <text:p>- </text:p>
          </table:table-cell>
          <table:table-cell table:style-name="ce268"/>
          <table:table-cell table:number-columns-repeated="2"/>
          <table:table-cell table:style-name="ce286"/>
          <table:table-cell table:number-columns-repeated="1003"/>
        </table:table-row>
        <table:table-row table:style-name="ro2">
          <table:table-cell table:style-name="ce150" office:value-type="string">
            <text:p>Mar</text:p>
          </table:table-cell>
          <table:table-cell table:style-name="ce160" table:formula="of:=[.I29]*[.N29]" office:value-type="float" office:value="0">
            <text:p>- </text:p>
          </table:table-cell>
          <table:table-cell table:style-name="ce160" table:formula="of:=[.J29]*[.O29]" office:value-type="float" office:value="0">
            <text:p>- </text:p>
          </table:table-cell>
          <table:table-cell table:style-name="ce160" table:formula="of:=[.K29]*[.P29]" office:value-type="float" office:value="0">
            <text:p>- </text:p>
          </table:table-cell>
          <table:table-cell table:style-name="ce160" table:formula="of:=[.L29]*[.Q29]" office:value-type="float" office:value="0">
            <text:p>- </text:p>
          </table:table-cell>
          <table:table-cell table:style-name="ce160" table:formula="of:=[.M29]*[.R29]" office:value-type="float" office:value="0">
            <text:p>- </text:p>
          </table:table-cell>
          <table:table-cell table:style-name="ce160" table:formula="of:=SUM([.B29:.F29])" office:value-type="float" office:value="0">
            <text:p>- </text:p>
          </table:table-cell>
          <table:table-cell table:style-name="ce192"/>
          <table:table-cell table:style-name="ce203" table:formula="of:=[.I28]" office:value-type="float" office:value="14.1509433962264">
            <text:p>14,15 </text:p>
          </table:table-cell>
          <table:table-cell table:style-name="ce203" table:formula="of:=[.J28]" office:value-type="float" office:value="11.3207547169811">
            <text:p>11,32 </text:p>
          </table:table-cell>
          <table:table-cell table:style-name="ce237" table:formula="of:=[.K28]" office:value-type="float" office:value="13.1122641509434">
            <text:p>13,11</text:p>
          </table:table-cell>
          <table:table-cell table:style-name="ce207" table:formula="of:=[.L28]" office:value-type="float" office:value="1033.05785123967">
            <text:p>1.033,06 </text:p>
          </table:table-cell>
          <table:table-cell table:style-name="ce207"/>
          <table:table-cell table:number-columns-repeated="4" table:style-name="ce268" office:value-type="float" office:value="0">
            <text:p>- </text:p>
          </table:table-cell>
          <table:table-cell table:style-name="ce268"/>
          <table:table-cell table:style-name="ce99" table:number-columns-repeated="2"/>
          <table:table-cell table:style-name="ce287"/>
          <table:table-cell table:number-columns-repeated="1003"/>
        </table:table-row>
        <table:table-row table:style-name="ro2">
          <table:table-cell table:style-name="ce150" office:value-type="string">
            <text:p>Avr</text:p>
          </table:table-cell>
          <table:table-cell table:style-name="ce160" table:formula="of:=[.I30]*[.N30]" office:value-type="float" office:value="0">
            <text:p>- </text:p>
          </table:table-cell>
          <table:table-cell table:style-name="ce160" table:formula="of:=[.J30]*[.O30]" office:value-type="float" office:value="566.037735849057">
            <text:p>566,04 </text:p>
          </table:table-cell>
          <table:table-cell table:style-name="ce160" table:formula="of:=[.K30]*[.P30]" office:value-type="float" office:value="49826.6037735849">
            <text:p>49.826,60 </text:p>
          </table:table-cell>
          <table:table-cell table:style-name="ce160" table:formula="of:=[.L30]*[.Q30]" office:value-type="float" office:value="6198.34710743802">
            <text:p>6.198,35 </text:p>
          </table:table-cell>
          <table:table-cell table:style-name="ce160" table:formula="of:=[.M30]*[.R30]" office:value-type="float" office:value="0">
            <text:p>- </text:p>
          </table:table-cell>
          <table:table-cell table:style-name="ce160" table:formula="of:=SUM([.B30:.F30])" office:value-type="float" office:value="56590.988616872">
            <text:p>56.590,99 </text:p>
          </table:table-cell>
          <table:table-cell table:style-name="ce192"/>
          <table:table-cell table:style-name="ce203" table:formula="of:=[.I29]" office:value-type="float" office:value="14.1509433962264">
            <text:p>14,15 </text:p>
          </table:table-cell>
          <table:table-cell table:style-name="ce203" table:formula="of:=[.J29]" office:value-type="float" office:value="11.3207547169811">
            <text:p>11,32 </text:p>
          </table:table-cell>
          <table:table-cell table:style-name="ce237" table:formula="of:=[.K29]" office:value-type="float" office:value="13.1122641509434">
            <text:p>13,11</text:p>
          </table:table-cell>
          <table:table-cell table:style-name="ce207" table:formula="of:=[.L29]" office:value-type="float" office:value="1033.05785123967">
            <text:p>1.033,06 </text:p>
          </table:table-cell>
          <table:table-cell table:style-name="ce207"/>
          <table:table-cell table:style-name="ce268" table:formula="of:=[.N27]" office:value-type="float" office:value="0">
            <text:p>- </text:p>
          </table:table-cell>
          <table:table-cell table:style-name="ce268" table:formula="of:=[.O27]" office:value-type="float" office:value="50">
            <text:p>50 </text:p>
          </table:table-cell>
          <table:table-cell table:style-name="ce268" table:formula="of:=[.P27]" office:value-type="float" office:value="3800">
            <text:p>3.800 </text:p>
          </table:table-cell>
          <table:table-cell table:style-name="ce268" table:formula="of:=[.Q27]" office:value-type="float" office:value="6">
            <text:p>6 </text:p>
          </table:table-cell>
          <table:table-cell table:style-name="ce268"/>
          <table:table-cell table:number-columns-repeated="1006"/>
        </table:table-row>
        <table:table-row table:style-name="ro2">
          <table:table-cell table:style-name="ce150" office:value-type="string">
            <text:p>Mai</text:p>
          </table:table-cell>
          <table:table-cell table:style-name="ce160" table:formula="of:=[.I31]*[.N31]" office:value-type="float" office:value="0">
            <text:p>- </text:p>
          </table:table-cell>
          <table:table-cell table:style-name="ce160" table:formula="of:=[.J31]*[.O31]" office:value-type="float" office:value="0">
            <text:p>- </text:p>
          </table:table-cell>
          <table:table-cell table:style-name="ce160" table:formula="of:=[.K31]*[.P31]" office:value-type="float" office:value="0">
            <text:p>- </text:p>
          </table:table-cell>
          <table:table-cell table:style-name="ce160" table:formula="of:=[.L31]*[.Q31]" office:value-type="float" office:value="0">
            <text:p>- </text:p>
          </table:table-cell>
          <table:table-cell table:style-name="ce160" table:formula="of:=[.M31]*[.R31]" office:value-type="float" office:value="0">
            <text:p>- </text:p>
          </table:table-cell>
          <table:table-cell table:style-name="ce160" table:formula="of:=SUM([.B31:.F31])" office:value-type="float" office:value="0">
            <text:p>- </text:p>
          </table:table-cell>
          <table:table-cell table:style-name="ce192"/>
          <table:table-cell table:style-name="ce203" table:formula="of:=[.I30]" office:value-type="float" office:value="14.1509433962264">
            <text:p>14,15 </text:p>
          </table:table-cell>
          <table:table-cell table:style-name="ce203" table:formula="of:=[.J30]" office:value-type="float" office:value="11.3207547169811">
            <text:p>11,32 </text:p>
          </table:table-cell>
          <table:table-cell table:style-name="ce237" table:formula="of:=[.K30]" office:value-type="float" office:value="13.1122641509434">
            <text:p>13,11</text:p>
          </table:table-cell>
          <table:table-cell table:style-name="ce207" table:formula="of:=[.L30]" office:value-type="float" office:value="1033.05785123967">
            <text:p>1.033,06 </text:p>
          </table:table-cell>
          <table:table-cell table:style-name="ce207"/>
          <table:table-cell table:style-name="ce268" table:formula="of:=[.N28]*[.$E$7]" office:value-type="float" office:value="0">
            <text:p>- </text:p>
          </table:table-cell>
          <table:table-cell table:style-name="ce268" table:formula="of:=[.O28]*[.$E$7]" office:value-type="float" office:value="0">
            <text:p>- </text:p>
          </table:table-cell>
          <table:table-cell table:style-name="ce268" table:formula="of:=[.P28]*[.$E$7]" office:value-type="float" office:value="0">
            <text:p>- </text:p>
          </table:table-cell>
          <table:table-cell table:style-name="ce268" office:value-type="float" office:value="0">
            <text:p>- </text:p>
          </table:table-cell>
          <table:table-cell table:style-name="ce268"/>
          <table:table-cell table:style-name="ce99" table:number-columns-repeated="3"/>
          <table:table-cell table:number-columns-repeated="1003"/>
        </table:table-row>
        <table:table-row table:style-name="ro2">
          <table:table-cell table:style-name="ce150" office:value-type="string">
            <text:p>Juin</text:p>
          </table:table-cell>
          <table:table-cell table:style-name="ce160" table:formula="of:=[.I32]*[.N32]" office:value-type="float" office:value="0">
            <text:p>- </text:p>
          </table:table-cell>
          <table:table-cell table:style-name="ce160" table:formula="of:=[.J32]*[.O32]" office:value-type="float" office:value="0">
            <text:p>- </text:p>
          </table:table-cell>
          <table:table-cell table:style-name="ce160" table:formula="of:=[.K32]*[.P32]" office:value-type="float" office:value="0">
            <text:p>- </text:p>
          </table:table-cell>
          <table:table-cell table:style-name="ce160" table:formula="of:=[.L32]*[.Q32]" office:value-type="float" office:value="0">
            <text:p>- </text:p>
          </table:table-cell>
          <table:table-cell table:style-name="ce160" table:formula="of:=[.M32]*[.R32]" office:value-type="float" office:value="0">
            <text:p>- </text:p>
          </table:table-cell>
          <table:table-cell table:style-name="ce160" table:formula="of:=SUM([.B32:.F32])" office:value-type="float" office:value="0">
            <text:p>- </text:p>
          </table:table-cell>
          <table:table-cell table:style-name="ce192"/>
          <table:table-cell table:style-name="ce203" table:formula="of:=[.I31]" office:value-type="float" office:value="14.1509433962264">
            <text:p>14,15 </text:p>
          </table:table-cell>
          <table:table-cell table:style-name="ce203" table:formula="of:=[.J31]" office:value-type="float" office:value="11.3207547169811">
            <text:p>11,32 </text:p>
          </table:table-cell>
          <table:table-cell table:style-name="ce237" table:formula="of:=[.K31]" office:value-type="float" office:value="13.1122641509434">
            <text:p>13,11</text:p>
          </table:table-cell>
          <table:table-cell table:style-name="ce207" table:formula="of:=[.L31]" office:value-type="float" office:value="1033.05785123967">
            <text:p>1.033,06 </text:p>
          </table:table-cell>
          <table:table-cell table:style-name="ce207"/>
          <table:table-cell table:style-name="ce268" table:formula="of:=[.N29]*[.$E$7]" office:value-type="float" office:value="0">
            <text:p>- </text:p>
          </table:table-cell>
          <table:table-cell table:style-name="ce268" table:formula="of:=[.O29]*[.$E$7]" office:value-type="float" office:value="0">
            <text:p>- </text:p>
          </table:table-cell>
          <table:table-cell table:style-name="ce268" table:formula="of:=[.P29]*[.$E$7]" office:value-type="float" office:value="0">
            <text:p>- </text:p>
          </table:table-cell>
          <table:table-cell table:style-name="ce268" office:value-type="float" office:value="0">
            <text:p>- </text:p>
          </table:table-cell>
          <table:table-cell table:style-name="ce268"/>
          <table:table-cell table:number-columns-repeated="1006"/>
        </table:table-row>
        <table:table-row table:style-name="ro2">
          <table:table-cell table:style-name="ce150" office:value-type="string">
            <text:p>Juil</text:p>
          </table:table-cell>
          <table:table-cell table:style-name="ce160" table:formula="of:=[.I33]*[.N33]" office:value-type="float" office:value="0">
            <text:p>- </text:p>
          </table:table-cell>
          <table:table-cell table:style-name="ce160" table:formula="of:=[.J33]*[.O33]" office:value-type="float" office:value="566.037735849057">
            <text:p>566,04 </text:p>
          </table:table-cell>
          <table:table-cell table:style-name="ce160" table:formula="of:=[.K33]*[.P33]" office:value-type="float" office:value="49826.6037735849">
            <text:p>49.826,60 </text:p>
          </table:table-cell>
          <table:table-cell table:style-name="ce160" table:formula="of:=[.L33]*[.Q33]" office:value-type="float" office:value="6198.34710743802">
            <text:p>6.198,35 </text:p>
          </table:table-cell>
          <table:table-cell table:style-name="ce160" table:formula="of:=[.M33]*[.R33]" office:value-type="float" office:value="0">
            <text:p>- </text:p>
          </table:table-cell>
          <table:table-cell table:style-name="ce160" table:formula="of:=SUM([.B33:.F33])" office:value-type="float" office:value="56590.988616872">
            <text:p>56.590,99 </text:p>
          </table:table-cell>
          <table:table-cell table:style-name="ce192"/>
          <table:table-cell table:style-name="ce203" table:formula="of:=[.I32]" office:value-type="float" office:value="14.1509433962264">
            <text:p>14,15 </text:p>
          </table:table-cell>
          <table:table-cell table:style-name="ce203" table:formula="of:=[.J32]" office:value-type="float" office:value="11.3207547169811">
            <text:p>11,32 </text:p>
          </table:table-cell>
          <table:table-cell table:style-name="ce237" table:formula="of:=[.K32]" office:value-type="float" office:value="13.1122641509434">
            <text:p>13,11</text:p>
          </table:table-cell>
          <table:table-cell table:style-name="ce207" table:formula="of:=[.L32]" office:value-type="float" office:value="1033.05785123967">
            <text:p>1.033,06 </text:p>
          </table:table-cell>
          <table:table-cell table:style-name="ce207"/>
          <table:table-cell table:style-name="ce268" table:formula="of:=[.N30]" office:value-type="float" office:value="0">
            <text:p>- </text:p>
          </table:table-cell>
          <table:table-cell table:style-name="ce268" table:formula="of:=[.O30]" office:value-type="float" office:value="50">
            <text:p>50 </text:p>
          </table:table-cell>
          <table:table-cell table:style-name="ce268" table:formula="of:=[.P30]" office:value-type="float" office:value="3800">
            <text:p>3.800 </text:p>
          </table:table-cell>
          <table:table-cell table:style-name="ce268" table:formula="of:=[.Q30]" office:value-type="float" office:value="6">
            <text:p>6 </text:p>
          </table:table-cell>
          <table:table-cell table:style-name="ce268"/>
          <table:table-cell table:style-name="ce99" table:number-columns-repeated="3"/>
          <table:table-cell table:number-columns-repeated="1003"/>
        </table:table-row>
        <table:table-row table:style-name="ro2">
          <table:table-cell table:style-name="ce150" office:value-type="string">
            <text:p>Aoû</text:p>
          </table:table-cell>
          <table:table-cell table:style-name="ce160" table:formula="of:=[.I34]*[.N34]" office:value-type="float" office:value="0">
            <text:p>- </text:p>
          </table:table-cell>
          <table:table-cell table:style-name="ce160" table:formula="of:=[.J34]*[.O34]" office:value-type="float" office:value="0">
            <text:p>- </text:p>
          </table:table-cell>
          <table:table-cell table:style-name="ce160" table:formula="of:=[.K34]*[.P34]" office:value-type="float" office:value="0">
            <text:p>- </text:p>
          </table:table-cell>
          <table:table-cell table:style-name="ce160" table:formula="of:=[.L34]*[.Q34]" office:value-type="float" office:value="0">
            <text:p>- </text:p>
          </table:table-cell>
          <table:table-cell table:style-name="ce160" table:formula="of:=[.M34]*[.R34]" office:value-type="float" office:value="0">
            <text:p>- </text:p>
          </table:table-cell>
          <table:table-cell table:style-name="ce160" table:formula="of:=SUM([.B34:.F34])" office:value-type="float" office:value="0">
            <text:p>- </text:p>
          </table:table-cell>
          <table:table-cell table:style-name="ce192"/>
          <table:table-cell table:style-name="ce203" table:formula="of:=[.I33]" office:value-type="float" office:value="14.1509433962264">
            <text:p>14,15 </text:p>
          </table:table-cell>
          <table:table-cell table:style-name="ce203" table:formula="of:=[.J33]" office:value-type="float" office:value="11.3207547169811">
            <text:p>11,32 </text:p>
          </table:table-cell>
          <table:table-cell table:style-name="ce237" table:formula="of:=[.K33]" office:value-type="float" office:value="13.1122641509434">
            <text:p>13,11</text:p>
          </table:table-cell>
          <table:table-cell table:style-name="ce207" table:formula="of:=[.L33]" office:value-type="float" office:value="1033.05785123967">
            <text:p>1.033,06 </text:p>
          </table:table-cell>
          <table:table-cell table:style-name="ce207"/>
          <table:table-cell table:style-name="ce268" table:formula="of:=[.N28]*[.$E$8]" office:value-type="float" office:value="0">
            <text:p>- </text:p>
          </table:table-cell>
          <table:table-cell table:style-name="ce268" table:formula="of:=[.O28]*[.$E$8]" office:value-type="float" office:value="0">
            <text:p>- </text:p>
          </table:table-cell>
          <table:table-cell table:style-name="ce268" table:formula="of:=[.P28]*[.$E$8]" office:value-type="float" office:value="0">
            <text:p>- </text:p>
          </table:table-cell>
          <table:table-cell table:style-name="ce268" office:value-type="float" office:value="0">
            <text:p>- </text:p>
          </table:table-cell>
          <table:table-cell table:style-name="ce268"/>
          <table:table-cell table:number-columns-repeated="1006"/>
        </table:table-row>
        <table:table-row table:style-name="ro2">
          <table:table-cell table:style-name="ce150" office:value-type="string">
            <text:p>Sep</text:p>
          </table:table-cell>
          <table:table-cell table:style-name="ce160" table:formula="of:=[.I35]*[.N35]" office:value-type="float" office:value="0">
            <text:p>- </text:p>
          </table:table-cell>
          <table:table-cell table:style-name="ce160" table:formula="of:=[.J35]*[.O35]" office:value-type="float" office:value="0">
            <text:p>- </text:p>
          </table:table-cell>
          <table:table-cell table:style-name="ce160" table:formula="of:=[.K35]*[.P35]" office:value-type="float" office:value="0">
            <text:p>- </text:p>
          </table:table-cell>
          <table:table-cell table:style-name="ce160" table:formula="of:=[.L35]*[.Q35]" office:value-type="float" office:value="0">
            <text:p>- </text:p>
          </table:table-cell>
          <table:table-cell table:style-name="ce160" table:formula="of:=[.M35]*[.R35]" office:value-type="float" office:value="0">
            <text:p>- </text:p>
          </table:table-cell>
          <table:table-cell table:style-name="ce160" table:formula="of:=SUM([.B35:.F35])" office:value-type="float" office:value="0">
            <text:p>- </text:p>
          </table:table-cell>
          <table:table-cell table:style-name="ce192"/>
          <table:table-cell table:style-name="ce203" table:formula="of:=[.I34]" office:value-type="float" office:value="14.1509433962264">
            <text:p>14,15 </text:p>
          </table:table-cell>
          <table:table-cell table:style-name="ce203" table:formula="of:=[.J34]" office:value-type="float" office:value="11.3207547169811">
            <text:p>11,32 </text:p>
          </table:table-cell>
          <table:table-cell table:style-name="ce237" table:formula="of:=[.K34]" office:value-type="float" office:value="13.1122641509434">
            <text:p>13,11</text:p>
          </table:table-cell>
          <table:table-cell table:style-name="ce207" table:formula="of:=[.L34]" office:value-type="float" office:value="1033.05785123967">
            <text:p>1.033,06 </text:p>
          </table:table-cell>
          <table:table-cell table:style-name="ce207"/>
          <table:table-cell table:style-name="ce268" table:formula="of:=[.N29]*[.$E$8]" office:value-type="float" office:value="0">
            <text:p>- </text:p>
          </table:table-cell>
          <table:table-cell table:style-name="ce268" table:formula="of:=[.O29]*[.$E$8]" office:value-type="float" office:value="0">
            <text:p>- </text:p>
          </table:table-cell>
          <table:table-cell table:style-name="ce268" table:formula="of:=[.P29]*[.$E$8]" office:value-type="float" office:value="0">
            <text:p>- </text:p>
          </table:table-cell>
          <table:table-cell table:style-name="ce268" office:value-type="float" office:value="0">
            <text:p>- </text:p>
          </table:table-cell>
          <table:table-cell table:style-name="ce268"/>
          <table:table-cell table:style-name="ce99" table:number-columns-repeated="3"/>
          <table:table-cell table:number-columns-repeated="1003"/>
        </table:table-row>
        <table:table-row table:style-name="ro2">
          <table:table-cell table:style-name="ce150" office:value-type="string">
            <text:p>Oct</text:p>
          </table:table-cell>
          <table:table-cell table:style-name="ce160" table:formula="of:=[.I36]*[.N36]" office:value-type="float" office:value="0">
            <text:p>- </text:p>
          </table:table-cell>
          <table:table-cell table:style-name="ce160" table:formula="of:=[.J36]*[.O36]" office:value-type="float" office:value="566.037735849057">
            <text:p>566,04 </text:p>
          </table:table-cell>
          <table:table-cell table:style-name="ce160" table:formula="of:=[.K36]*[.P36]" office:value-type="float" office:value="49826.6037735849">
            <text:p>49.826,60 </text:p>
          </table:table-cell>
          <table:table-cell table:style-name="ce160" table:formula="of:=[.L36]*[.Q36]" office:value-type="float" office:value="6198.34710743802">
            <text:p>6.198,35 </text:p>
          </table:table-cell>
          <table:table-cell table:style-name="ce160" table:formula="of:=[.M36]*[.R36]" office:value-type="float" office:value="0">
            <text:p>- </text:p>
          </table:table-cell>
          <table:table-cell table:style-name="ce160" table:formula="of:=SUM([.B36:.F36])" office:value-type="float" office:value="56590.988616872">
            <text:p>56.590,99 </text:p>
          </table:table-cell>
          <table:table-cell table:style-name="ce192"/>
          <table:table-cell table:style-name="ce203" table:formula="of:=[.I35]" office:value-type="float" office:value="14.1509433962264">
            <text:p>14,15 </text:p>
          </table:table-cell>
          <table:table-cell table:style-name="ce203" table:formula="of:=[.J35]" office:value-type="float" office:value="11.3207547169811">
            <text:p>11,32 </text:p>
          </table:table-cell>
          <table:table-cell table:style-name="ce237" table:formula="of:=[.K35]" office:value-type="float" office:value="13.1122641509434">
            <text:p>13,11</text:p>
          </table:table-cell>
          <table:table-cell table:style-name="ce207" table:formula="of:=[.L35]" office:value-type="float" office:value="1033.05785123967">
            <text:p>1.033,06 </text:p>
          </table:table-cell>
          <table:table-cell table:style-name="ce207"/>
          <table:table-cell table:style-name="ce268" table:formula="of:=[.N33]" office:value-type="float" office:value="0">
            <text:p>- </text:p>
          </table:table-cell>
          <table:table-cell table:style-name="ce268" table:formula="of:=[.O33]" office:value-type="float" office:value="50">
            <text:p>50 </text:p>
          </table:table-cell>
          <table:table-cell table:style-name="ce268" table:formula="of:=[.P33]" office:value-type="float" office:value="3800">
            <text:p>3.800 </text:p>
          </table:table-cell>
          <table:table-cell table:style-name="ce268" table:formula="of:=[.Q33]" office:value-type="float" office:value="6">
            <text:p>6 </text:p>
          </table:table-cell>
          <table:table-cell table:style-name="ce268"/>
          <table:table-cell table:number-columns-repeated="1006"/>
        </table:table-row>
        <table:table-row table:style-name="ro2">
          <table:table-cell table:style-name="ce150" office:value-type="string">
            <text:p>Nov</text:p>
          </table:table-cell>
          <table:table-cell table:style-name="ce160" table:formula="of:=[.I37]*[.N37]" office:value-type="float" office:value="0">
            <text:p>- </text:p>
          </table:table-cell>
          <table:table-cell table:style-name="ce160" table:formula="of:=[.J37]*[.O37]" office:value-type="float" office:value="0">
            <text:p>- </text:p>
          </table:table-cell>
          <table:table-cell table:style-name="ce160" table:formula="of:=[.K37]*[.P37]" office:value-type="float" office:value="0">
            <text:p>- </text:p>
          </table:table-cell>
          <table:table-cell table:style-name="ce160" table:formula="of:=[.L37]*[.Q37]" office:value-type="float" office:value="0">
            <text:p>- </text:p>
          </table:table-cell>
          <table:table-cell table:style-name="ce160" table:formula="of:=[.M37]*[.R37]" office:value-type="float" office:value="0">
            <text:p>- </text:p>
          </table:table-cell>
          <table:table-cell table:style-name="ce160" table:formula="of:=SUM([.B37:.F37])" office:value-type="float" office:value="0">
            <text:p>- </text:p>
          </table:table-cell>
          <table:table-cell table:style-name="ce192"/>
          <table:table-cell table:style-name="ce203" table:formula="of:=[.I36]" office:value-type="float" office:value="14.1509433962264">
            <text:p>14,15 </text:p>
          </table:table-cell>
          <table:table-cell table:style-name="ce203" table:formula="of:=[.J36]" office:value-type="float" office:value="11.3207547169811">
            <text:p>11,32 </text:p>
          </table:table-cell>
          <table:table-cell table:style-name="ce237" table:formula="of:=[.K36]" office:value-type="float" office:value="13.1122641509434">
            <text:p>13,11</text:p>
          </table:table-cell>
          <table:table-cell table:style-name="ce207" table:formula="of:=[.L36]" office:value-type="float" office:value="1033.05785123967">
            <text:p>1.033,06 </text:p>
          </table:table-cell>
          <table:table-cell table:style-name="ce207"/>
          <table:table-cell table:style-name="ce268" table:formula="of:=[.N28]*[.$E$9]" office:value-type="float" office:value="0">
            <text:p>- </text:p>
          </table:table-cell>
          <table:table-cell table:style-name="ce268" table:formula="of:=[.O28]*[.$E$9]" office:value-type="float" office:value="0">
            <text:p>- </text:p>
          </table:table-cell>
          <table:table-cell table:style-name="ce268" table:formula="of:=[.P28]*[.$E$9]" office:value-type="float" office:value="0">
            <text:p>- </text:p>
          </table:table-cell>
          <table:table-cell table:style-name="ce268" office:value-type="float" office:value="0">
            <text:p>- </text:p>
          </table:table-cell>
          <table:table-cell table:style-name="ce268"/>
          <table:table-cell table:style-name="ce99" table:number-columns-repeated="3"/>
          <table:table-cell table:number-columns-repeated="1003"/>
        </table:table-row>
        <table:table-row table:style-name="ro2">
          <table:table-cell table:style-name="ce150" office:value-type="string">
            <text:p>Déc</text:p>
          </table:table-cell>
          <table:table-cell table:style-name="ce160" table:formula="of:=[.I38]*[.N38]" office:value-type="float" office:value="0">
            <text:p>- </text:p>
          </table:table-cell>
          <table:table-cell table:style-name="ce160" table:formula="of:=[.J38]*[.O38]" office:value-type="float" office:value="0">
            <text:p>- </text:p>
          </table:table-cell>
          <table:table-cell table:style-name="ce178" table:formula="of:=[.K38]*[.P38]" office:value-type="float" office:value="0">
            <text:p>- </text:p>
          </table:table-cell>
          <table:table-cell table:style-name="ce160" table:formula="of:=[.L38]*[.Q38]" office:value-type="float" office:value="0">
            <text:p>- </text:p>
          </table:table-cell>
          <table:table-cell table:style-name="ce160" table:formula="of:=[.M38]*[.R38]" office:value-type="float" office:value="0">
            <text:p>- </text:p>
          </table:table-cell>
          <table:table-cell table:style-name="ce160" table:formula="of:=SUM([.B38:.F38])" office:value-type="float" office:value="0">
            <text:p>- </text:p>
          </table:table-cell>
          <table:table-cell table:style-name="ce192"/>
          <table:table-cell table:style-name="ce203" table:formula="of:=[.I37]" office:value-type="float" office:value="14.1509433962264">
            <text:p>14,15 </text:p>
          </table:table-cell>
          <table:table-cell table:style-name="ce203" table:formula="of:=[.J37]" office:value-type="float" office:value="11.3207547169811">
            <text:p>11,32 </text:p>
          </table:table-cell>
          <table:table-cell table:style-name="ce237" table:formula="of:=[.K37]" office:value-type="float" office:value="13.1122641509434">
            <text:p>13,11</text:p>
          </table:table-cell>
          <table:table-cell table:style-name="ce207" table:formula="of:=[.L37]" office:value-type="float" office:value="1033.05785123967">
            <text:p>1.033,06 </text:p>
          </table:table-cell>
          <table:table-cell table:style-name="ce207"/>
          <table:table-cell table:style-name="ce268" table:formula="of:=[.N29]*[.$E$9]" office:value-type="float" office:value="0">
            <text:p>- </text:p>
          </table:table-cell>
          <table:table-cell table:style-name="ce268" table:formula="of:=[.O29]*[.$E$9]" office:value-type="float" office:value="0">
            <text:p>- </text:p>
          </table:table-cell>
          <table:table-cell table:style-name="ce268" table:formula="of:=[.P29]*[.$E$9]" office:value-type="float" office:value="0">
            <text:p>- </text:p>
          </table:table-cell>
          <table:table-cell table:style-name="ce268" office:value-type="float" office:value="0">
            <text:p>- </text:p>
          </table:table-cell>
          <table:table-cell table:style-name="ce268"/>
          <table:table-cell table:number-columns-repeated="1006"/>
        </table:table-row>
        <table:table-row table:style-name="ro10">
          <table:table-cell table:style-name="ce151" office:value-type="string">
            <text:p>TOTAL</text:p>
          </table:table-cell>
          <table:table-cell table:style-name="ce161" table:formula="of:=SUM([.B27:.B38])" office:value-type="float" office:value="0">
            <text:p>- </text:p>
          </table:table-cell>
          <table:table-cell table:style-name="ce161" table:formula="of:=SUM([.C27:.C38])" office:value-type="float" office:value="2264.15094339623">
            <text:p>2.264 </text:p>
          </table:table-cell>
          <table:table-cell table:style-name="ce161" table:formula="of:=SUM([.D27:.D38])" office:value-type="float" office:value="199306.41509434">
            <text:p>199.306 </text:p>
          </table:table-cell>
          <table:table-cell table:style-name="ce161" table:formula="of:=SUM([.E27:.E38])" office:value-type="float" office:value="24793.3884297521">
            <text:p>24.793 </text:p>
          </table:table-cell>
          <table:table-cell table:style-name="ce161" table:formula="of:=SUM([.F27:.F38])" office:value-type="float" office:value="0">
            <text:p>- </text:p>
          </table:table-cell>
          <table:table-cell table:style-name="ce161" table:formula="of:=SUM([.G27:.G38])" office:value-type="float" office:value="226363.954467488">
            <text:p>226.364 </text:p>
          </table:table-cell>
          <table:table-cell table:style-name="ce192"/>
          <table:table-cell table:style-name="ce204"/>
          <table:table-cell table:style-name="ce228" table:number-columns-repeated="2"/>
          <table:table-cell table:style-name="ce208" table:number-columns-repeated="2"/>
          <table:table-cell table:style-name="ce269" table:formula="of:=SUM([.N27:.N38])" office:value-type="float" office:value="0">
            <text:p>0 </text:p>
          </table:table-cell>
          <table:table-cell table:style-name="ce274" table:formula="of:=SUM([.O27:.O38])" office:value-type="float" office:value="200">
            <text:p>200 </text:p>
          </table:table-cell>
          <table:table-cell table:style-name="ce274" table:formula="of:=SUM([.P27:.P38])" office:value-type="float" office:value="15200">
            <text:p>15.200 </text:p>
          </table:table-cell>
          <table:table-cell table:style-name="ce277" table:formula="of:=SUM([.Q27:.Q38])" office:value-type="float" office:value="24">
            <text:p>24 </text:p>
          </table:table-cell>
          <table:table-cell table:style-name="ce277" table:formula="of:=SUM([.R27:.R38])" office:value-type="float" office:value="0">
            <text:p>0 </text:p>
          </table:table-cell>
          <table:table-cell table:style-name="ce99" table:number-columns-repeated="3"/>
          <table:table-cell table:number-columns-repeated="1003"/>
        </table:table-row>
        <table:table-row table:style-name="ro2">
          <table:table-cell table:style-name="ce150" office:value-type="string">
            <text:p>MOYENNE</text:p>
          </table:table-cell>
          <table:table-cell table:style-name="ce160" table:formula="of:=[.B39]/12" office:value-type="float" office:value="0">
            <text:p>- </text:p>
          </table:table-cell>
          <table:table-cell table:style-name="ce160" table:formula="of:=[.C39]/12" office:value-type="float" office:value="188.679245283019">
            <text:p>188,68 </text:p>
          </table:table-cell>
          <table:table-cell table:style-name="ce160" table:formula="of:=[.D39]/12" office:value-type="float" office:value="16608.8679245283">
            <text:p>16.608,87 </text:p>
          </table:table-cell>
          <table:table-cell table:style-name="ce160" table:formula="of:=[.E39]/12" office:value-type="float" office:value="2066.11570247934">
            <text:p>2.066,12 </text:p>
          </table:table-cell>
          <table:table-cell table:style-name="ce160" table:formula="of:=[.F39]/12" office:value-type="float" office:value="0">
            <text:p>- </text:p>
          </table:table-cell>
          <table:table-cell table:style-name="ce160" table:formula="of:=[.G39]/12" office:value-type="float" office:value="18863.6628722907">
            <text:p>18.863,66 </text:p>
          </table:table-cell>
          <table:table-cell table:style-name="ce192"/>
          <table:table-cell table:style-name="ce163"/>
          <table:table-cell table:style-name="ce229" table:number-columns-repeated="2"/>
          <table:table-cell table:style-name="ce163" table:number-columns-repeated="2"/>
          <table:table-cell table:style-name="ce270" table:formula="of:=[.N39]/4" office:value-type="float" office:value="0">
            <text:p>0 </text:p>
          </table:table-cell>
          <table:table-cell table:style-name="ce270" table:formula="of:=[.O39]/4" office:value-type="float" office:value="50">
            <text:p>50 </text:p>
          </table:table-cell>
          <table:table-cell table:style-name="ce270" table:formula="of:=[.P39]/4" office:value-type="float" office:value="3800">
            <text:p>3.800 </text:p>
          </table:table-cell>
          <table:table-cell table:style-name="ce278" table:formula="of:=[.Q39]/12" office:value-type="float" office:value="2">
            <text:p>2 </text:p>
          </table:table-cell>
          <table:table-cell table:style-name="ce280" table:formula="of:=[.R39]/12" office:value-type="float" office:value="0">
            <text:p>0 </text:p>
          </table:table-cell>
          <table:table-cell table:number-columns-repeated="1006"/>
        </table:table-row>
        <table:table-row table:style-name="ro2">
          <table:table-cell table:style-name="ce46" table:number-columns-repeated="3"/>
          <table:table-cell table:style-name="ce175" table:number-columns-repeated="3"/>
          <table:table-cell table:style-name="ce46"/>
          <table:table-cell table:style-name="ce194" office:value-type="string">
            <text:p>Prix client tvac</text:p>
          </table:table-cell>
          <table:table-cell table:style-name="ce205" table:formula="of:=[.I27]*1.06" office:value-type="float" office:value="15">
            <text:p>15,00 </text:p>
          </table:table-cell>
          <table:table-cell table:style-name="ce205" table:formula="of:=[.J27]*1.06*1.25" office:value-type="float" office:value="15">
            <text:p>15,00 </text:p>
          </table:table-cell>
          <table:table-cell table:style-name="ce205" table:formula="of:=[.K27]*1.06+[.K101]" office:value-type="float" office:value="15">
            <text:p>15,00 </text:p>
          </table:table-cell>
          <table:table-cell table:style-name="ce205" office:value-type="float" office:value="1250">
            <text:p>1.250,00 </text:p>
          </table:table-cell>
          <table:table-cell table:number-columns-repeated="1012"/>
        </table:table-row>
        <table:table-row table:style-name="ro2" table:visibility="collapse">
          <table:table-cell table:style-name="ce152" office:value-type="string">
            <text:p>Commentaires/ Explications</text:p>
          </table:table-cell>
          <table:table-cell table:style-name="ce152" table:number-columns-repeated="2"/>
          <table:table-cell table:style-name="ce179" table:number-columns-repeated="3"/>
          <table:table-cell table:style-name="ce99"/>
          <table:table-cell table:style-name="ce195"/>
          <table:table-cell table:style-name="ce94"/>
          <table:table-cell table:style-name="ce230" table:number-columns-repeated="2"/>
          <table:table-cell table:style-name="ce195"/>
          <table:table-cell table:style-name="ce99" table:number-columns-repeated="91"/>
          <table:table-cell table:style-name="ce46" table:number-columns-repeated="921"/>
        </table:table-row>
        <table:table-row table:style-name="ro2" table:visibility="collapse">
          <table:table-cell table:style-name="ce136" table:number-columns-repeated="3"/>
          <table:table-cell table:style-name="ce180" table:number-columns-repeated="3"/>
          <table:table-cell table:style-name="ce40" table:number-columns-repeated="3"/>
          <table:table-cell table:style-name="ce231" table:number-columns-repeated="2"/>
          <table:table-cell table:style-name="ce40"/>
          <table:table-cell table:style-name="ce261"/>
          <table:table-cell table:style-name="ce99"/>
          <table:table-cell table:style-name="ce261"/>
          <table:table-cell table:style-name="ce99" table:number-columns-repeated="88"/>
          <table:table-cell table:style-name="ce46" table:number-columns-repeated="921"/>
        </table:table-row>
        <table:table-row table:style-name="ro2" table:visibility="collapse">
          <table:table-cell table:style-name="ce153" office:value-type="string" table:number-columns-spanned="10" table:number-rows-spanned="6">
            <text:p>Produit A: quelle différence entre présentoir et librairie?</text:p>
            <text:p>Produit B: </text:p>
            <text:p>Produit C: </text:p>
            <text:p>Produits D: </text:p>
            <text:p>Net: à l'article</text:p>
          </table:table-cell>
          <table:covered-table-cell table:number-columns-repeated="9" table:style-name="ce153"/>
          <table:table-cell table:style-name="ce247"/>
          <table:table-cell table:style-name="ce253" table:formula="of:=15*0.75" office:value-type="float" office:value="11.25">
            <text:p>11,25 </text:p>
          </table:table-cell>
          <table:table-cell table:style-name="ce225" table:formula="of:=[.L44]/1.06" office:value-type="float" office:value="10.6132075471698">
            <text:p>10,61</text:p>
          </table:table-cell>
          <table:table-cell table:style-name="ce99"/>
          <table:table-cell table:style-name="ce261"/>
          <table:table-cell table:style-name="ce99" table:number-columns-repeated="88"/>
          <table:table-cell table:style-name="ce46" table:number-columns-repeated="921"/>
        </table:table-row>
        <table:table-row table:style-name="ro2" table:visibility="collapse">
          <table:covered-table-cell table:number-columns-repeated="10" table:style-name="ce153"/>
          <table:table-cell table:style-name="ce247"/>
          <table:table-cell table:style-name="ce253" table:formula="of:=15*0.25" office:value-type="float" office:value="3.75">
            <text:p>3,75 </text:p>
          </table:table-cell>
          <table:table-cell table:style-name="ce262"/>
          <table:table-cell table:style-name="ce99" table:number-columns-repeated="90"/>
          <table:table-cell table:style-name="ce46" table:number-columns-repeated="921"/>
        </table:table-row>
        <table:table-row table:style-name="ro2" table:visibility="collapse">
          <table:covered-table-cell table:number-columns-repeated="10" table:style-name="ce153"/>
          <table:table-cell table:style-name="ce247"/>
          <table:table-cell table:style-name="ce155"/>
          <table:table-cell table:style-name="ce262"/>
          <table:table-cell table:style-name="ce99" table:number-columns-repeated="90"/>
          <table:table-cell table:style-name="ce46" table:number-columns-repeated="921"/>
        </table:table-row>
        <table:table-row table:style-name="ro2" table:visibility="collapse">
          <table:covered-table-cell table:number-columns-repeated="10" table:style-name="ce153"/>
          <table:table-cell table:style-name="ce247"/>
          <table:table-cell table:style-name="ce155"/>
          <table:table-cell table:style-name="ce99" table:number-columns-repeated="91"/>
          <table:table-cell table:style-name="ce46" table:number-columns-repeated="921"/>
        </table:table-row>
        <table:table-row table:style-name="ro2" table:visibility="collapse">
          <table:covered-table-cell table:number-columns-repeated="10" table:style-name="ce153"/>
          <table:table-cell table:style-name="ce247"/>
          <table:table-cell table:style-name="ce155"/>
          <table:table-cell table:style-name="ce99" table:number-columns-repeated="91"/>
          <table:table-cell table:style-name="ce46" table:number-columns-repeated="921"/>
        </table:table-row>
        <table:table-row table:style-name="ro2" table:visibility="collapse">
          <table:covered-table-cell table:number-columns-repeated="10" table:style-name="ce153"/>
          <table:table-cell table:style-name="ce247"/>
          <table:table-cell table:style-name="ce99" table:number-columns-repeated="92"/>
          <table:table-cell table:style-name="ce46" table:number-columns-repeated="921"/>
        </table:table-row>
        <table:table-row table:style-name="ro2" table:visibility="collapse">
          <table:table-cell table:style-name="ce154" table:number-columns-repeated="10"/>
          <table:table-cell table:style-name="ce247"/>
          <table:table-cell table:style-name="ce99" table:number-columns-repeated="92"/>
          <table:table-cell table:style-name="ce46" table:number-columns-repeated="921"/>
        </table:table-row>
        <table:table-row table:style-name="ro7">
          <table:table-cell table:style-name="ce155" table:number-columns-spanned="10" table:number-rows-spanned="1"/>
          <table:covered-table-cell table:number-columns-repeated="9" table:style-name="ce155"/>
          <table:table-cell table:style-name="ce235"/>
          <table:table-cell table:style-name="ce99" table:number-columns-repeated="92"/>
          <table:table-cell table:style-name="ce4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6">
            <text:p>2016</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VENTES </text:p>
          </table:table-cell>
          <table:covered-table-cell table:number-columns-repeated="5" table:style-name="ce158"/>
          <table:table-cell table:style-name="ce149"/>
          <table:table-cell table:style-name="ce158" office:value-type="string" table:number-columns-spanned="5" table:number-rows-spanned="1">
            <text:p>Prix unitaire</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1">
          <table:table-cell table:style-name="ce47" office:value-type="float" office:value="2016">
            <text:p>2016</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2" table:formula="of:=[.I57]*[.N57]" office:value-type="float" office:value="0">
            <text:p>- <text:s text:c="3"/></text:p>
          </table:table-cell>
          <table:table-cell table:style-name="ce162" table:formula="of:=[.J57]*[.O57]" office:value-type="float" office:value="566.037735849057">
            <text:p>566 <text:s text:c="3"/></text:p>
          </table:table-cell>
          <table:table-cell table:style-name="ce160" table:formula="of:=[.K57]*[.P57]" office:value-type="float" office:value="52449.0566037736">
            <text:p>52.449,06 </text:p>
          </table:table-cell>
          <table:table-cell table:style-name="ce162" table:formula="of:=[.L57]*[.Q57]" office:value-type="float" office:value="6198.34710743802">
            <text:p>6.198 <text:s text:c="3"/></text:p>
          </table:table-cell>
          <table:table-cell table:style-name="ce163" table:formula="of:=[.M57]*[.R57]" office:value-type="float" office:value="0">
            <text:p>- <text:s text:c="3"/></text:p>
          </table:table-cell>
          <table:table-cell table:style-name="ce163" table:formula="of:=SUM([.B57:.F57])" office:value-type="float" office:value="59213.4414470607">
            <text:p>59.213 <text:s text:c="3"/></text:p>
          </table:table-cell>
          <table:table-cell table:style-name="ce192"/>
          <table:table-cell table:style-name="ce206" table:formula="of:=[.I27]" office:value-type="float" office:value="14.1509433962264">
            <text:p>14,15 </text:p>
          </table:table-cell>
          <table:table-cell table:style-name="ce203" table:formula="of:=[.J27]" office:value-type="float" office:value="11.3207547169811">
            <text:p>11,32 </text:p>
          </table:table-cell>
          <table:table-cell table:style-name="ce203" table:formula="of:=[.K27]" office:value-type="float" office:value="13.1122641509434">
            <text:p>13,11 </text:p>
          </table:table-cell>
          <table:table-cell table:style-name="ce203" table:formula="of:=[.L27]" office:value-type="float" office:value="1033.05785123967">
            <text:p>1.033,06 </text:p>
          </table:table-cell>
          <table:table-cell table:style-name="ce206" table:formula="of:=[.M27]" office:value-type="float" office:value="0">
            <text:p>- </text:p>
          </table:table-cell>
          <table:table-cell table:style-name="ce268"/>
          <table:table-cell table:style-name="ce268" table:formula="of:=[$Hypothèses.E13]" office:value-type="float" office:value="50">
            <text:p>50 </text:p>
          </table:table-cell>
          <table:table-cell table:style-name="ce268" table:formula="of:=[$Hypothèses.E12]" office:value-type="float" office:value="4000">
            <text:p>4.000 </text:p>
          </table:table-cell>
          <table:table-cell table:style-name="ce271" table:formula="of:=[$Hypothèses.B9]" office:value-type="float" office:value="6">
            <text:p>6 </text:p>
          </table:table-cell>
          <table:table-cell table:style-name="ce271" table:formula="of:=[.R36]*[.$E$10]" office:value-type="float" office:value="0">
            <text:p>- </text:p>
          </table:table-cell>
          <table:table-cell table:number-columns-repeated="1006"/>
        </table:table-row>
        <table:table-row table:style-name="ro2">
          <table:table-cell table:style-name="ce150" office:value-type="string">
            <text:p>Fev</text:p>
          </table:table-cell>
          <table:table-cell table:style-name="ce163" table:formula="of:=[.I58]*[.N58]" office:value-type="float" office:value="0">
            <text:p>- <text:s text:c="3"/></text:p>
          </table:table-cell>
          <table:table-cell table:style-name="ce163" table:formula="of:=[.J58]*[.O58]" office:value-type="float" office:value="0">
            <text:p>- <text:s text:c="3"/></text:p>
          </table:table-cell>
          <table:table-cell table:style-name="ce160" table:formula="of:=[.K58]*[.P58]" office:value-type="float" office:value="0">
            <text:p>- </text:p>
          </table:table-cell>
          <table:table-cell table:style-name="ce163" table:formula="of:=[.L58]*[.Q58]" office:value-type="float" office:value="0">
            <text:p>- <text:s text:c="3"/></text:p>
          </table:table-cell>
          <table:table-cell table:style-name="ce163" table:formula="of:=[.M58]*[.R58]" office:value-type="float" office:value="0">
            <text:p>- <text:s text:c="3"/></text:p>
          </table:table-cell>
          <table:table-cell table:style-name="ce163" table:formula="of:=SUM([.B58:.F58])" office:value-type="float" office:value="0">
            <text:p>- <text:s text:c="3"/></text:p>
          </table:table-cell>
          <table:table-cell table:style-name="ce192"/>
          <table:table-cell table:style-name="ce207" table:formula="of:=[.I57]" office:value-type="float" office:value="14.1509433962264">
            <text:p>14,15 </text:p>
          </table:table-cell>
          <table:table-cell table:style-name="ce203" table:formula="of:=[.J28]" office:value-type="float" office:value="11.3207547169811">
            <text:p>11,32 </text:p>
          </table:table-cell>
          <table:table-cell table:style-name="ce238" table:formula="of:=[.K57]" office:value-type="float" office:value="13.1122641509434">
            <text:p>13,11</text:p>
          </table:table-cell>
          <table:table-cell table:style-name="ce207" table:formula="of:=[.L57]" office:value-type="float" office:value="1033.05785123967">
            <text:p>1.033,06 </text:p>
          </table:table-cell>
          <table:table-cell table:style-name="ce263"/>
          <table:table-cell table:style-name="ce271" table:formula="of:=[.N28]*[.$E$10]" office:value-type="float" office:value="0">
            <text:p>- </text:p>
          </table:table-cell>
          <table:table-cell table:style-name="ce271" table:formula="of:=[.O28]*[.$E$10]" office:value-type="float" office:value="0">
            <text:p>- </text:p>
          </table:table-cell>
          <table:table-cell table:style-name="ce271" table:formula="of:=[.P28]*[.$E$10]" office:value-type="float" office:value="0">
            <text:p>- </text:p>
          </table:table-cell>
          <table:table-cell table:style-name="ce271" table:formula="of:=[.Q37]" office:value-type="float" office:value="0">
            <text:p>- </text:p>
          </table:table-cell>
          <table:table-cell table:style-name="ce271" table:formula="of:=[.R37]*[.$E$10]" office:value-type="float" office:value="0">
            <text:p>- </text:p>
          </table:table-cell>
          <table:table-cell table:number-columns-repeated="1006"/>
        </table:table-row>
        <table:table-row table:style-name="ro2">
          <table:table-cell table:style-name="ce150" office:value-type="string">
            <text:p>Mar</text:p>
          </table:table-cell>
          <table:table-cell table:style-name="ce163" table:formula="of:=[.I59]*[.N59]" office:value-type="float" office:value="0">
            <text:p>- <text:s text:c="3"/></text:p>
          </table:table-cell>
          <table:table-cell table:style-name="ce163" table:formula="of:=[.J59]*[.O59]" office:value-type="float" office:value="0">
            <text:p>- <text:s text:c="3"/></text:p>
          </table:table-cell>
          <table:table-cell table:style-name="ce160" table:formula="of:=[.K59]*[.P59]" office:value-type="float" office:value="0">
            <text:p>- </text:p>
          </table:table-cell>
          <table:table-cell table:style-name="ce163" table:formula="of:=[.L59]*[.Q59]" office:value-type="float" office:value="0">
            <text:p>- <text:s text:c="3"/></text:p>
          </table:table-cell>
          <table:table-cell table:style-name="ce163" table:formula="of:=[.M59]*[.R59]" office:value-type="float" office:value="0">
            <text:p>- <text:s text:c="3"/></text:p>
          </table:table-cell>
          <table:table-cell table:style-name="ce163" table:formula="of:=SUM([.B59:.F59])" office:value-type="float" office:value="0">
            <text:p>- <text:s text:c="3"/></text:p>
          </table:table-cell>
          <table:table-cell table:style-name="ce192"/>
          <table:table-cell table:style-name="ce207" table:formula="of:=[.I58]" office:value-type="float" office:value="14.1509433962264">
            <text:p>14,15 </text:p>
          </table:table-cell>
          <table:table-cell table:style-name="ce203" table:formula="of:=[.J29]" office:value-type="float" office:value="11.3207547169811">
            <text:p>11,32 </text:p>
          </table:table-cell>
          <table:table-cell table:style-name="ce238" table:formula="of:=[.K58]" office:value-type="float" office:value="13.1122641509434">
            <text:p>13,11</text:p>
          </table:table-cell>
          <table:table-cell table:style-name="ce207" table:formula="of:=[.L58]" office:value-type="float" office:value="1033.05785123967">
            <text:p>1.033,06 </text:p>
          </table:table-cell>
          <table:table-cell table:style-name="ce263"/>
          <table:table-cell table:style-name="ce271" table:formula="of:=[.N29]*[.$E$10]" office:value-type="float" office:value="0">
            <text:p>- </text:p>
          </table:table-cell>
          <table:table-cell table:style-name="ce271" table:formula="of:=[.O29]*[.$E$10]" office:value-type="float" office:value="0">
            <text:p>- </text:p>
          </table:table-cell>
          <table:table-cell table:style-name="ce271" table:formula="of:=[.P29]*[.$E$10]" office:value-type="float" office:value="0">
            <text:p>- </text:p>
          </table:table-cell>
          <table:table-cell table:style-name="ce271" table:formula="of:=[.Q38]" office:value-type="float" office:value="0">
            <text:p>- </text:p>
          </table:table-cell>
          <table:table-cell table:style-name="ce271" table:formula="of:=[.R38]*[.$E$10]" office:value-type="float" office:value="0">
            <text:p>- </text:p>
          </table:table-cell>
          <table:table-cell table:number-columns-repeated="1006"/>
        </table:table-row>
        <table:table-row table:style-name="ro2">
          <table:table-cell table:style-name="ce150" office:value-type="string">
            <text:p>Avr</text:p>
          </table:table-cell>
          <table:table-cell table:style-name="ce163" table:formula="of:=[.I60]*[.N60]" office:value-type="float" office:value="0">
            <text:p>- <text:s text:c="3"/></text:p>
          </table:table-cell>
          <table:table-cell table:style-name="ce163" table:formula="of:=[.J60]*[.O60]" office:value-type="float" office:value="566.037735849057">
            <text:p>566 <text:s text:c="3"/></text:p>
          </table:table-cell>
          <table:table-cell table:style-name="ce160" table:formula="of:=[.K60]*[.P60]" office:value-type="float" office:value="52449.0566037736">
            <text:p>52.449,06 </text:p>
          </table:table-cell>
          <table:table-cell table:style-name="ce163" table:formula="of:=[.L60]*[.Q60]" office:value-type="float" office:value="6198.34710743802">
            <text:p>6.198 <text:s text:c="3"/></text:p>
          </table:table-cell>
          <table:table-cell table:style-name="ce163" table:formula="of:=[.M60]*[.R60]" office:value-type="float" office:value="0">
            <text:p>- <text:s text:c="3"/></text:p>
          </table:table-cell>
          <table:table-cell table:style-name="ce163" table:formula="of:=SUM([.B60:.F60])" office:value-type="float" office:value="59213.4414470607">
            <text:p>59.213 <text:s text:c="3"/></text:p>
          </table:table-cell>
          <table:table-cell table:style-name="ce192"/>
          <table:table-cell table:style-name="ce207" table:formula="of:=[.I59]" office:value-type="float" office:value="14.1509433962264">
            <text:p>14,15 </text:p>
          </table:table-cell>
          <table:table-cell table:style-name="ce203" table:formula="of:=[.J30]" office:value-type="float" office:value="11.3207547169811">
            <text:p>11,32 </text:p>
          </table:table-cell>
          <table:table-cell table:style-name="ce238" table:formula="of:=[.K59]" office:value-type="float" office:value="13.1122641509434">
            <text:p>13,11</text:p>
          </table:table-cell>
          <table:table-cell table:style-name="ce207" table:formula="of:=[.L59]" office:value-type="float" office:value="1033.05785123967">
            <text:p>1.033,06 </text:p>
          </table:table-cell>
          <table:table-cell table:style-name="ce263"/>
          <table:table-cell table:style-name="ce271" table:formula="of:=[.N57]" office:value-type="float" office:value="0">
            <text:p>- </text:p>
          </table:table-cell>
          <table:table-cell table:style-name="ce271" table:formula="of:=[.O57]" office:value-type="float" office:value="50">
            <text:p>50 </text:p>
          </table:table-cell>
          <table:table-cell table:style-name="ce271" table:formula="of:=[.P57]" office:value-type="float" office:value="4000">
            <text:p>4.000 </text:p>
          </table:table-cell>
          <table:table-cell table:style-name="ce271" table:formula="of:=[.Q57]" office:value-type="float" office:value="6">
            <text:p>6 </text:p>
          </table:table-cell>
          <table:table-cell table:style-name="ce271"/>
          <table:table-cell table:number-columns-repeated="1006"/>
        </table:table-row>
        <table:table-row table:style-name="ro2">
          <table:table-cell table:style-name="ce150" office:value-type="string">
            <text:p>Mai</text:p>
          </table:table-cell>
          <table:table-cell table:style-name="ce163" table:formula="of:=[.I61]*[.N61]" office:value-type="float" office:value="0">
            <text:p>- <text:s text:c="3"/></text:p>
          </table:table-cell>
          <table:table-cell table:style-name="ce163" table:formula="of:=[.J61]*[.O61]" office:value-type="float" office:value="0">
            <text:p>- <text:s text:c="3"/></text:p>
          </table:table-cell>
          <table:table-cell table:style-name="ce160" table:formula="of:=[.K61]*[.P61]" office:value-type="float" office:value="0">
            <text:p>- </text:p>
          </table:table-cell>
          <table:table-cell table:style-name="ce163" table:formula="of:=[.L61]*[.Q61]" office:value-type="float" office:value="0">
            <text:p>- <text:s text:c="3"/></text:p>
          </table:table-cell>
          <table:table-cell table:style-name="ce163" table:formula="of:=[.M61]*[.R61]" office:value-type="float" office:value="0">
            <text:p>- <text:s text:c="3"/></text:p>
          </table:table-cell>
          <table:table-cell table:style-name="ce163" table:formula="of:=SUM([.B61:.F61])" office:value-type="float" office:value="0">
            <text:p>- <text:s text:c="3"/></text:p>
          </table:table-cell>
          <table:table-cell table:style-name="ce192"/>
          <table:table-cell table:style-name="ce207" table:formula="of:=[.I60]" office:value-type="float" office:value="14.1509433962264">
            <text:p>14,15 </text:p>
          </table:table-cell>
          <table:table-cell table:style-name="ce203" table:formula="of:=[.J31]" office:value-type="float" office:value="11.3207547169811">
            <text:p>11,32 </text:p>
          </table:table-cell>
          <table:table-cell table:style-name="ce238" table:formula="of:=[.K60]" office:value-type="float" office:value="13.1122641509434">
            <text:p>13,11</text:p>
          </table:table-cell>
          <table:table-cell table:style-name="ce207" table:formula="of:=[.L60]" office:value-type="float" office:value="1033.05785123967">
            <text:p>1.033,06 </text:p>
          </table:table-cell>
          <table:table-cell table:style-name="ce263"/>
          <table:table-cell table:style-name="ce271" table:formula="of:=[.N28]*[.$E$11]" office:value-type="float" office:value="0">
            <text:p>- </text:p>
          </table:table-cell>
          <table:table-cell table:style-name="ce271" table:formula="of:=[.O28]*[.$E$11]" office:value-type="float" office:value="0">
            <text:p>- </text:p>
          </table:table-cell>
          <table:table-cell table:style-name="ce271" table:formula="of:=[.P28]*[.$E$11]" office:value-type="float" office:value="0">
            <text:p>- </text:p>
          </table:table-cell>
          <table:table-cell table:style-name="ce271" table:formula="of:=[.Q28]*[.$E$11]" office:value-type="float" office:value="0">
            <text:p>- </text:p>
          </table:table-cell>
          <table:table-cell table:style-name="ce271"/>
          <table:table-cell table:number-columns-repeated="1006"/>
        </table:table-row>
        <table:table-row table:style-name="ro2">
          <table:table-cell table:style-name="ce150" office:value-type="string">
            <text:p>Juin</text:p>
          </table:table-cell>
          <table:table-cell table:style-name="ce163" table:formula="of:=[.I62]*[.N62]" office:value-type="float" office:value="0">
            <text:p>- <text:s text:c="3"/></text:p>
          </table:table-cell>
          <table:table-cell table:style-name="ce163" table:formula="of:=[.J62]*[.O62]" office:value-type="float" office:value="0">
            <text:p>- <text:s text:c="3"/></text:p>
          </table:table-cell>
          <table:table-cell table:style-name="ce160" table:formula="of:=[.K62]*[.P62]" office:value-type="float" office:value="0">
            <text:p>- </text:p>
          </table:table-cell>
          <table:table-cell table:style-name="ce163" table:formula="of:=[.L62]*[.Q62]" office:value-type="float" office:value="0">
            <text:p>- <text:s text:c="3"/></text:p>
          </table:table-cell>
          <table:table-cell table:style-name="ce163" table:formula="of:=[.M62]*[.R62]" office:value-type="float" office:value="0">
            <text:p>- <text:s text:c="3"/></text:p>
          </table:table-cell>
          <table:table-cell table:style-name="ce163" table:formula="of:=SUM([.B62:.F62])" office:value-type="float" office:value="0">
            <text:p>- <text:s text:c="3"/></text:p>
          </table:table-cell>
          <table:table-cell table:style-name="ce192"/>
          <table:table-cell table:style-name="ce207" table:formula="of:=[.I61]" office:value-type="float" office:value="14.1509433962264">
            <text:p>14,15 </text:p>
          </table:table-cell>
          <table:table-cell table:style-name="ce203" table:formula="of:=[.J32]" office:value-type="float" office:value="11.3207547169811">
            <text:p>11,32 </text:p>
          </table:table-cell>
          <table:table-cell table:style-name="ce238" table:formula="of:=[.K61]" office:value-type="float" office:value="13.1122641509434">
            <text:p>13,11</text:p>
          </table:table-cell>
          <table:table-cell table:style-name="ce207" table:formula="of:=[.L61]" office:value-type="float" office:value="1033.05785123967">
            <text:p>1.033,06 </text:p>
          </table:table-cell>
          <table:table-cell table:style-name="ce263"/>
          <table:table-cell table:style-name="ce271" table:formula="of:=[.N29]*[.$E$11]" office:value-type="float" office:value="0">
            <text:p>- </text:p>
          </table:table-cell>
          <table:table-cell table:style-name="ce271" table:formula="of:=[.O29]*[.$E$11]" office:value-type="float" office:value="0">
            <text:p>- </text:p>
          </table:table-cell>
          <table:table-cell table:style-name="ce271" table:formula="of:=[.P29]*[.$E$11]" office:value-type="float" office:value="0">
            <text:p>- </text:p>
          </table:table-cell>
          <table:table-cell table:style-name="ce271" table:formula="of:=[.Q29]*[.$E$11]" office:value-type="float" office:value="0">
            <text:p>- </text:p>
          </table:table-cell>
          <table:table-cell table:style-name="ce271"/>
          <table:table-cell table:number-columns-repeated="1006"/>
        </table:table-row>
        <table:table-row table:style-name="ro2">
          <table:table-cell table:style-name="ce150" office:value-type="string">
            <text:p>Juil</text:p>
          </table:table-cell>
          <table:table-cell table:style-name="ce163" table:formula="of:=[.I63]*[.N63]" office:value-type="float" office:value="0">
            <text:p>- <text:s text:c="3"/></text:p>
          </table:table-cell>
          <table:table-cell table:style-name="ce163" table:formula="of:=[.J63]*[.O63]" office:value-type="float" office:value="566.037735849057">
            <text:p>566 <text:s text:c="3"/></text:p>
          </table:table-cell>
          <table:table-cell table:style-name="ce160" table:formula="of:=[.K63]*[.P63]" office:value-type="float" office:value="52449.0566037736">
            <text:p>52.449,06 </text:p>
          </table:table-cell>
          <table:table-cell table:style-name="ce163" table:formula="of:=[.L63]*[.Q63]" office:value-type="float" office:value="6198.34710743802">
            <text:p>6.198 <text:s text:c="3"/></text:p>
          </table:table-cell>
          <table:table-cell table:style-name="ce163" table:formula="of:=[.M63]*[.R63]" office:value-type="float" office:value="0">
            <text:p>- <text:s text:c="3"/></text:p>
          </table:table-cell>
          <table:table-cell table:style-name="ce163" table:formula="of:=SUM([.B63:.F63])" office:value-type="float" office:value="59213.4414470607">
            <text:p>59.213 <text:s text:c="3"/></text:p>
          </table:table-cell>
          <table:table-cell table:style-name="ce192"/>
          <table:table-cell table:style-name="ce207" table:formula="of:=[.I62]" office:value-type="float" office:value="14.1509433962264">
            <text:p>14,15 </text:p>
          </table:table-cell>
          <table:table-cell table:style-name="ce203" table:formula="of:=[.J33]" office:value-type="float" office:value="11.3207547169811">
            <text:p>11,32 </text:p>
          </table:table-cell>
          <table:table-cell table:style-name="ce238" table:formula="of:=[.K62]" office:value-type="float" office:value="13.1122641509434">
            <text:p>13,11</text:p>
          </table:table-cell>
          <table:table-cell table:style-name="ce207" table:formula="of:=[.L62]" office:value-type="float" office:value="1033.05785123967">
            <text:p>1.033,06 </text:p>
          </table:table-cell>
          <table:table-cell table:style-name="ce263"/>
          <table:table-cell table:style-name="ce271" table:formula="of:=[.N60]" office:value-type="float" office:value="0">
            <text:p>- </text:p>
          </table:table-cell>
          <table:table-cell table:style-name="ce271" table:formula="of:=[.O60]" office:value-type="float" office:value="50">
            <text:p>50 </text:p>
          </table:table-cell>
          <table:table-cell table:style-name="ce271" table:formula="of:=[.P60]" office:value-type="float" office:value="4000">
            <text:p>4.000 </text:p>
          </table:table-cell>
          <table:table-cell table:style-name="ce271" table:formula="of:=[.Q60]" office:value-type="float" office:value="6">
            <text:p>6 </text:p>
          </table:table-cell>
          <table:table-cell table:style-name="ce271"/>
          <table:table-cell table:number-columns-repeated="1006"/>
        </table:table-row>
        <table:table-row table:style-name="ro2">
          <table:table-cell table:style-name="ce150" office:value-type="string">
            <text:p>Aoû</text:p>
          </table:table-cell>
          <table:table-cell table:style-name="ce163" table:formula="of:=[.I64]*[.N64]" office:value-type="float" office:value="0">
            <text:p>- <text:s text:c="3"/></text:p>
          </table:table-cell>
          <table:table-cell table:style-name="ce163" table:formula="of:=[.J64]*[.O64]" office:value-type="float" office:value="0">
            <text:p>- <text:s text:c="3"/></text:p>
          </table:table-cell>
          <table:table-cell table:style-name="ce160" table:formula="of:=[.K64]*[.P64]" office:value-type="float" office:value="0">
            <text:p>- </text:p>
          </table:table-cell>
          <table:table-cell table:style-name="ce163" table:formula="of:=[.L64]*[.Q64]" office:value-type="float" office:value="0">
            <text:p>- <text:s text:c="3"/></text:p>
          </table:table-cell>
          <table:table-cell table:style-name="ce163" table:formula="of:=[.M64]*[.R64]" office:value-type="float" office:value="0">
            <text:p>- <text:s text:c="3"/></text:p>
          </table:table-cell>
          <table:table-cell table:style-name="ce163" table:formula="of:=SUM([.B64:.F64])" office:value-type="float" office:value="0">
            <text:p>- <text:s text:c="3"/></text:p>
          </table:table-cell>
          <table:table-cell table:style-name="ce192"/>
          <table:table-cell table:style-name="ce207" table:formula="of:=[.I63]" office:value-type="float" office:value="14.1509433962264">
            <text:p>14,15 </text:p>
          </table:table-cell>
          <table:table-cell table:style-name="ce203" table:formula="of:=[.J34]" office:value-type="float" office:value="11.3207547169811">
            <text:p>11,32 </text:p>
          </table:table-cell>
          <table:table-cell table:style-name="ce238" table:formula="of:=[.K63]" office:value-type="float" office:value="13.1122641509434">
            <text:p>13,11</text:p>
          </table:table-cell>
          <table:table-cell table:style-name="ce207" table:formula="of:=[.L63]" office:value-type="float" office:value="1033.05785123967">
            <text:p>1.033,06 </text:p>
          </table:table-cell>
          <table:table-cell table:style-name="ce263"/>
          <table:table-cell table:style-name="ce271" table:formula="of:=[.N28]*[.$E$12]" office:value-type="float" office:value="0">
            <text:p>- </text:p>
          </table:table-cell>
          <table:table-cell table:style-name="ce271" table:formula="of:=[.O28]*[.$E$12]" office:value-type="float" office:value="0">
            <text:p>- </text:p>
          </table:table-cell>
          <table:table-cell table:style-name="ce271" table:formula="of:=[.P28]*[.$E$12]" office:value-type="float" office:value="0">
            <text:p>- </text:p>
          </table:table-cell>
          <table:table-cell table:number-columns-repeated="2" table:style-name="ce271"/>
          <table:table-cell table:number-columns-repeated="1006"/>
        </table:table-row>
        <table:table-row table:style-name="ro2">
          <table:table-cell table:style-name="ce150" office:value-type="string">
            <text:p>Sep</text:p>
          </table:table-cell>
          <table:table-cell table:style-name="ce163" table:formula="of:=[.I65]*[.N65]" office:value-type="float" office:value="0">
            <text:p>- <text:s text:c="3"/></text:p>
          </table:table-cell>
          <table:table-cell table:style-name="ce163" table:formula="of:=[.J65]*[.O65]" office:value-type="float" office:value="0">
            <text:p>- <text:s text:c="3"/></text:p>
          </table:table-cell>
          <table:table-cell table:style-name="ce160" table:formula="of:=[.K65]*[.P65]" office:value-type="float" office:value="0">
            <text:p>- </text:p>
          </table:table-cell>
          <table:table-cell table:style-name="ce163" table:formula="of:=[.L65]*[.Q65]" office:value-type="float" office:value="0">
            <text:p>- <text:s text:c="3"/></text:p>
          </table:table-cell>
          <table:table-cell table:style-name="ce163" table:formula="of:=[.M65]*[.R65]" office:value-type="float" office:value="0">
            <text:p>- <text:s text:c="3"/></text:p>
          </table:table-cell>
          <table:table-cell table:style-name="ce163" table:formula="of:=SUM([.B65:.F65])" office:value-type="float" office:value="0">
            <text:p>- <text:s text:c="3"/></text:p>
          </table:table-cell>
          <table:table-cell table:style-name="ce192"/>
          <table:table-cell table:style-name="ce207" table:formula="of:=[.I64]" office:value-type="float" office:value="14.1509433962264">
            <text:p>14,15 </text:p>
          </table:table-cell>
          <table:table-cell table:style-name="ce203" table:formula="of:=[.J35]" office:value-type="float" office:value="11.3207547169811">
            <text:p>11,32 </text:p>
          </table:table-cell>
          <table:table-cell table:style-name="ce238" table:formula="of:=[.K64]" office:value-type="float" office:value="13.1122641509434">
            <text:p>13,11</text:p>
          </table:table-cell>
          <table:table-cell table:style-name="ce207" table:formula="of:=[.L64]" office:value-type="float" office:value="1033.05785123967">
            <text:p>1.033,06 </text:p>
          </table:table-cell>
          <table:table-cell table:style-name="ce263"/>
          <table:table-cell table:style-name="ce271" table:formula="of:=[.N29]*[.$E$12]" office:value-type="float" office:value="0">
            <text:p>- </text:p>
          </table:table-cell>
          <table:table-cell table:style-name="ce271" table:formula="of:=[.O29]*[.$E$12]" office:value-type="float" office:value="0">
            <text:p>- </text:p>
          </table:table-cell>
          <table:table-cell table:style-name="ce271" table:formula="of:=[.P29]*[.$E$12]" office:value-type="float" office:value="0">
            <text:p>- </text:p>
          </table:table-cell>
          <table:table-cell table:number-columns-repeated="2" table:style-name="ce271"/>
          <table:table-cell table:number-columns-repeated="1006"/>
        </table:table-row>
        <table:table-row table:style-name="ro2">
          <table:table-cell table:style-name="ce150" office:value-type="string">
            <text:p>Oct</text:p>
          </table:table-cell>
          <table:table-cell table:style-name="ce163" table:formula="of:=[.I66]*[.N66]" office:value-type="float" office:value="0">
            <text:p>- <text:s text:c="3"/></text:p>
          </table:table-cell>
          <table:table-cell table:style-name="ce163" table:formula="of:=[.J66]*[.O66]" office:value-type="float" office:value="566.037735849057">
            <text:p>566 <text:s text:c="3"/></text:p>
          </table:table-cell>
          <table:table-cell table:style-name="ce160" table:formula="of:=[.K66]*[.P66]" office:value-type="float" office:value="52449.0566037736">
            <text:p>52.449,06 </text:p>
          </table:table-cell>
          <table:table-cell table:style-name="ce163" table:formula="of:=[.L66]*[.Q66]" office:value-type="float" office:value="6198.34710743802">
            <text:p>6.198 <text:s text:c="3"/></text:p>
          </table:table-cell>
          <table:table-cell table:style-name="ce163" table:formula="of:=[.M66]*[.R66]" office:value-type="float" office:value="0">
            <text:p>- <text:s text:c="3"/></text:p>
          </table:table-cell>
          <table:table-cell table:style-name="ce163" table:formula="of:=SUM([.B66:.F66])" office:value-type="float" office:value="59213.4414470607">
            <text:p>59.213 <text:s text:c="3"/></text:p>
          </table:table-cell>
          <table:table-cell table:style-name="ce192"/>
          <table:table-cell table:style-name="ce207" table:formula="of:=[.I65]" office:value-type="float" office:value="14.1509433962264">
            <text:p>14,15 </text:p>
          </table:table-cell>
          <table:table-cell table:style-name="ce203" table:formula="of:=[.J36]" office:value-type="float" office:value="11.3207547169811">
            <text:p>11,32 </text:p>
          </table:table-cell>
          <table:table-cell table:style-name="ce238" table:formula="of:=[.K65]" office:value-type="float" office:value="13.1122641509434">
            <text:p>13,11</text:p>
          </table:table-cell>
          <table:table-cell table:style-name="ce207" table:formula="of:=[.L65]" office:value-type="float" office:value="1033.05785123967">
            <text:p>1.033,06 </text:p>
          </table:table-cell>
          <table:table-cell table:style-name="ce263"/>
          <table:table-cell table:style-name="ce271" table:formula="of:=[.N63]" office:value-type="float" office:value="0">
            <text:p>- </text:p>
          </table:table-cell>
          <table:table-cell table:style-name="ce271" table:formula="of:=[.O63]" office:value-type="float" office:value="50">
            <text:p>50 </text:p>
          </table:table-cell>
          <table:table-cell table:style-name="ce271" table:formula="of:=[.P63]" office:value-type="float" office:value="4000">
            <text:p>4.000 </text:p>
          </table:table-cell>
          <table:table-cell table:style-name="ce271" table:formula="of:=[.Q63]" office:value-type="float" office:value="6">
            <text:p>6 </text:p>
          </table:table-cell>
          <table:table-cell table:style-name="ce271"/>
          <table:table-cell table:number-columns-repeated="1006"/>
        </table:table-row>
        <table:table-row table:style-name="ro2">
          <table:table-cell table:style-name="ce150" office:value-type="string">
            <text:p>Nov</text:p>
          </table:table-cell>
          <table:table-cell table:style-name="ce163" table:formula="of:=[.I67]*[.N67]" office:value-type="float" office:value="0">
            <text:p>- <text:s text:c="3"/></text:p>
          </table:table-cell>
          <table:table-cell table:style-name="ce163" table:formula="of:=[.J67]*[.O67]" office:value-type="float" office:value="0">
            <text:p>- <text:s text:c="3"/></text:p>
          </table:table-cell>
          <table:table-cell table:style-name="ce160" table:formula="of:=[.K67]*[.P67]" office:value-type="float" office:value="0">
            <text:p>- </text:p>
          </table:table-cell>
          <table:table-cell table:style-name="ce163" table:formula="of:=[.L67]*[.Q67]" office:value-type="float" office:value="0">
            <text:p>- <text:s text:c="3"/></text:p>
          </table:table-cell>
          <table:table-cell table:style-name="ce163" table:formula="of:=[.M67]*[.R67]" office:value-type="float" office:value="0">
            <text:p>- <text:s text:c="3"/></text:p>
          </table:table-cell>
          <table:table-cell table:style-name="ce163" table:formula="of:=SUM([.B67:.F67])" office:value-type="float" office:value="0">
            <text:p>- <text:s text:c="3"/></text:p>
          </table:table-cell>
          <table:table-cell table:style-name="ce192"/>
          <table:table-cell table:style-name="ce207" table:formula="of:=[.I66]" office:value-type="float" office:value="14.1509433962264">
            <text:p>14,15 </text:p>
          </table:table-cell>
          <table:table-cell table:style-name="ce203" table:formula="of:=[.J37]" office:value-type="float" office:value="11.3207547169811">
            <text:p>11,32 </text:p>
          </table:table-cell>
          <table:table-cell table:style-name="ce238" table:formula="of:=[.K66]" office:value-type="float" office:value="13.1122641509434">
            <text:p>13,11</text:p>
          </table:table-cell>
          <table:table-cell table:style-name="ce207" table:formula="of:=[.L66]" office:value-type="float" office:value="1033.05785123967">
            <text:p>1.033,06 </text:p>
          </table:table-cell>
          <table:table-cell table:style-name="ce263"/>
          <table:table-cell table:style-name="ce271" table:formula="of:=[.N28]*[.$E$13]" office:value-type="float" office:value="0">
            <text:p>- </text:p>
          </table:table-cell>
          <table:table-cell table:style-name="ce271" table:formula="of:=[.O28]*[.$E$13]" office:value-type="float" office:value="0">
            <text:p>- </text:p>
          </table:table-cell>
          <table:table-cell table:style-name="ce271" table:formula="of:=[.P28]*[.$E$13]" office:value-type="float" office:value="0">
            <text:p>- </text:p>
          </table:table-cell>
          <table:table-cell table:number-columns-repeated="2" table:style-name="ce271"/>
          <table:table-cell table:number-columns-repeated="1006"/>
        </table:table-row>
        <table:table-row table:style-name="ro2">
          <table:table-cell table:style-name="ce150" office:value-type="string">
            <text:p>Déc</text:p>
          </table:table-cell>
          <table:table-cell table:style-name="ce163" table:formula="of:=[.I68]*[.N68]" office:value-type="float" office:value="0">
            <text:p>- <text:s text:c="3"/></text:p>
          </table:table-cell>
          <table:table-cell table:style-name="ce163" table:formula="of:=[.J68]*[.O68]" office:value-type="float" office:value="0">
            <text:p>- <text:s text:c="3"/></text:p>
          </table:table-cell>
          <table:table-cell table:style-name="ce160" table:formula="of:=[.K68]*[.P68]" office:value-type="float" office:value="0">
            <text:p>- </text:p>
          </table:table-cell>
          <table:table-cell table:style-name="ce163" table:formula="of:=[.L68]*[.Q68]" office:value-type="float" office:value="0">
            <text:p>- <text:s text:c="3"/></text:p>
          </table:table-cell>
          <table:table-cell table:style-name="ce163" table:formula="of:=[.M68]*[.R68]" office:value-type="float" office:value="0">
            <text:p>- <text:s text:c="3"/></text:p>
          </table:table-cell>
          <table:table-cell table:style-name="ce163" table:formula="of:=SUM([.B68:.F68])" office:value-type="float" office:value="0">
            <text:p>- <text:s text:c="3"/></text:p>
          </table:table-cell>
          <table:table-cell table:style-name="ce192"/>
          <table:table-cell table:style-name="ce207" table:formula="of:=[.I67]" office:value-type="float" office:value="14.1509433962264">
            <text:p>14,15 </text:p>
          </table:table-cell>
          <table:table-cell table:style-name="ce203" table:formula="of:=[.J38]" office:value-type="float" office:value="11.3207547169811">
            <text:p>11,32 </text:p>
          </table:table-cell>
          <table:table-cell table:style-name="ce238" table:formula="of:=[.K67]" office:value-type="float" office:value="13.1122641509434">
            <text:p>13,11</text:p>
          </table:table-cell>
          <table:table-cell table:style-name="ce207" table:formula="of:=[.L67]" office:value-type="float" office:value="1033.05785123967">
            <text:p>1.033,06 </text:p>
          </table:table-cell>
          <table:table-cell table:style-name="ce263"/>
          <table:table-cell table:style-name="ce271" table:formula="of:=[.N29]*[.$E$13]" office:value-type="float" office:value="0">
            <text:p>- </text:p>
          </table:table-cell>
          <table:table-cell table:style-name="ce271" table:formula="of:=[.O29]*[.$E$13]" office:value-type="float" office:value="0">
            <text:p>- </text:p>
          </table:table-cell>
          <table:table-cell table:style-name="ce271" table:formula="of:=[.P29]*[.$E$13]" office:value-type="float" office:value="0">
            <text:p>- </text:p>
          </table:table-cell>
          <table:table-cell table:number-columns-repeated="2" table:style-name="ce271"/>
          <table:table-cell table:number-columns-repeated="1006"/>
        </table:table-row>
        <table:table-row table:style-name="ro2">
          <table:table-cell table:style-name="ce151" office:value-type="string">
            <text:p>TOTAL</text:p>
          </table:table-cell>
          <table:table-cell table:style-name="ce161" table:formula="of:=SUM([.B57:.B68])" office:value-type="float" office:value="0">
            <text:p>- </text:p>
          </table:table-cell>
          <table:table-cell table:style-name="ce161" table:formula="of:=SUM([.C57:.C68])" office:value-type="float" office:value="2264.15094339623">
            <text:p>2.264 </text:p>
          </table:table-cell>
          <table:table-cell table:style-name="ce161" table:formula="of:=SUM([.D57:.D68])" office:value-type="float" office:value="209796.226415094">
            <text:p>209.796 </text:p>
          </table:table-cell>
          <table:table-cell table:style-name="ce161" table:formula="of:=SUM([.E57:.E68])" office:value-type="float" office:value="24793.3884297521">
            <text:p>24.793 </text:p>
          </table:table-cell>
          <table:table-cell table:style-name="ce161" table:formula="of:=SUM([.F57:.F68])" office:value-type="float" office:value="0">
            <text:p>- </text:p>
          </table:table-cell>
          <table:table-cell table:style-name="ce161" table:formula="of:=SUM([.G57:.G68])" office:value-type="float" office:value="236853.765788243">
            <text:p>236.854 </text:p>
          </table:table-cell>
          <table:table-cell table:style-name="ce192"/>
          <table:table-cell table:style-name="ce208"/>
          <table:table-cell table:style-name="ce232" table:number-columns-repeated="2"/>
          <table:table-cell table:style-name="ce208" table:number-columns-repeated="2"/>
          <table:table-cell table:style-name="ce208" table:formula="of:=SUM([.N57:.N68])" office:value-type="float" office:value="0">
            <text:p>- <text:s text:c="3"/></text:p>
          </table:table-cell>
          <table:table-cell table:style-name="ce208" table:formula="of:=SUM([.O57:.O68])" office:value-type="float" office:value="200">
            <text:p>200 <text:s text:c="3"/></text:p>
          </table:table-cell>
          <table:table-cell table:style-name="ce208" table:formula="of:=SUM([.P57:.P68])" office:value-type="float" office:value="16000">
            <text:p>16.000 <text:s text:c="3"/></text:p>
          </table:table-cell>
          <table:table-cell table:style-name="ce208" table:formula="of:=SUM([.Q57:.Q68])" office:value-type="float" office:value="24">
            <text:p>24 <text:s text:c="3"/></text:p>
          </table:table-cell>
          <table:table-cell table:style-name="ce208" table:formula="of:=SUM([.R57:.R68])"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69]/12" office:value-type="float" office:value="0">
            <text:p>- <text:s text:c="3"/></text:p>
          </table:table-cell>
          <table:table-cell table:style-name="ce164" table:formula="of:=[.C69]/12" office:value-type="float" office:value="188.679245283019">
            <text:p>189 <text:s text:c="3"/></text:p>
          </table:table-cell>
          <table:table-cell table:style-name="ce164" table:formula="of:=[.D69]/12" office:value-type="float" office:value="17483.0188679245">
            <text:p>17.483 <text:s text:c="3"/></text:p>
          </table:table-cell>
          <table:table-cell table:style-name="ce164" table:formula="of:=[.E69]/12" office:value-type="float" office:value="2066.11570247934">
            <text:p>2.066 <text:s text:c="3"/></text:p>
          </table:table-cell>
          <table:table-cell table:style-name="ce164" table:formula="of:=[.F69]/12" office:value-type="float" office:value="0">
            <text:p>- <text:s text:c="3"/></text:p>
          </table:table-cell>
          <table:table-cell table:style-name="ce164" table:formula="of:=[.G69]/12" office:value-type="float" office:value="19737.8138156869">
            <text:p>19.738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69]/4" office:value-type="float" office:value="0">
            <text:p>0 </text:p>
          </table:table-cell>
          <table:table-cell table:style-name="ce270" table:formula="of:=[.O69]/4" office:value-type="float" office:value="50">
            <text:p>50 </text:p>
          </table:table-cell>
          <table:table-cell table:style-name="ce270" table:formula="of:=[.P69]/4" office:value-type="float" office:value="4000">
            <text:p>4.000 </text:p>
          </table:table-cell>
          <table:table-cell table:style-name="ce164" table:formula="of:=[.Q69]/12" office:value-type="float" office:value="2">
            <text:p>2 <text:s text:c="3"/></text:p>
          </table:table-cell>
          <table:table-cell table:style-name="ce164" table:formula="of:=[.R69]/12" office:value-type="float" office:value="0">
            <text:p>- <text:s text:c="3"/></text:p>
          </table:table-cell>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2">
          <table:table-cell table:style-name="ce155" table:number-columns-spanned="10" table:number-rows-spanned="1"/>
          <table:covered-table-cell table:number-columns-repeated="9" table:style-name="ce155"/>
          <table:table-cell table:style-name="ce235"/>
          <table:table-cell table:style-name="ce99" table:number-columns-repeated="92"/>
          <table:table-cell table:style-name="ce4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7">
            <text:p>2017</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VENTES </text:p>
          </table:table-cell>
          <table:covered-table-cell table:number-columns-repeated="5" table:style-name="ce158"/>
          <table:table-cell table:style-name="ce149"/>
          <table:table-cell table:style-name="ce158" office:value-type="string" table:number-columns-spanned="5" table:number-rows-spanned="1">
            <text:p>Prix unitaire</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7">
            <text:p>2017</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254"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3" table:formula="of:=[.I78]*[.N78]" office:value-type="float" office:value="0">
            <text:p>- <text:s text:c="3"/></text:p>
          </table:table-cell>
          <table:table-cell table:style-name="ce163" table:formula="of:=[.J78]*[.O78]" office:value-type="float" office:value="566.037735849057">
            <text:p>566 <text:s text:c="3"/></text:p>
          </table:table-cell>
          <table:table-cell table:style-name="ce160" table:formula="of:=[.K78]*[.P78]" office:value-type="float" office:value="53760.2830188679">
            <text:p>53.760,28 </text:p>
          </table:table-cell>
          <table:table-cell table:style-name="ce163" table:formula="of:=[.L78]*[.Q78]" office:value-type="float" office:value="6198.34710743802">
            <text:p>6.198 <text:s text:c="3"/></text:p>
          </table:table-cell>
          <table:table-cell table:style-name="ce163" table:formula="of:=[.M78]*[.R78]" office:value-type="float" office:value="0">
            <text:p>- <text:s text:c="3"/></text:p>
          </table:table-cell>
          <table:table-cell table:style-name="ce163" table:formula="of:=SUM([.B78:.F78])" office:value-type="float" office:value="60524.667862155">
            <text:p>60.525 <text:s text:c="3"/></text:p>
          </table:table-cell>
          <table:table-cell table:style-name="ce192"/>
          <table:table-cell table:style-name="ce209" table:formula="of:=[.I57]" office:value-type="float" office:value="14.1509433962264">
            <text:p>14,15 </text:p>
          </table:table-cell>
          <table:table-cell table:style-name="ce203" table:formula="of:=[.J57]" office:value-type="float" office:value="11.3207547169811">
            <text:p>11,32 </text:p>
          </table:table-cell>
          <table:table-cell table:style-name="ce203" table:formula="of:=[.K57]" office:value-type="float" office:value="13.1122641509434">
            <text:p>13,11 </text:p>
          </table:table-cell>
          <table:table-cell table:style-name="ce203" table:formula="of:=[.L57]" office:value-type="float" office:value="1033.05785123967">
            <text:p>1.033,06 </text:p>
          </table:table-cell>
          <table:table-cell table:style-name="ce209" table:formula="of:=[.M57]" office:value-type="float" office:value="0">
            <text:p>- </text:p>
          </table:table-cell>
          <table:table-cell table:style-name="ce271"/>
          <table:table-cell table:style-name="ce271" table:formula="of:=[$Hypothèses.F13]" office:value-type="float" office:value="50">
            <text:p>50 </text:p>
          </table:table-cell>
          <table:table-cell table:style-name="ce271" table:formula="of:=[$Hypothèses.F12]" office:value-type="float" office:value="4100">
            <text:p>4.100 </text:p>
          </table:table-cell>
          <table:table-cell table:style-name="ce271" table:formula="of:=[.Q66]" office:value-type="float" office:value="6">
            <text:p>6 </text:p>
          </table:table-cell>
          <table:table-cell table:style-name="ce271"/>
          <table:table-cell table:number-columns-repeated="1006"/>
        </table:table-row>
        <table:table-row table:style-name="ro2">
          <table:table-cell table:style-name="ce150" office:value-type="string">
            <text:p>Fev</text:p>
          </table:table-cell>
          <table:table-cell table:style-name="ce163" table:formula="of:=[.I79]*[.N79]" office:value-type="float" office:value="0">
            <text:p>- <text:s text:c="3"/></text:p>
          </table:table-cell>
          <table:table-cell table:style-name="ce163" table:formula="of:=[.J79]*[.O79]" office:value-type="float" office:value="0">
            <text:p>- <text:s text:c="3"/></text:p>
          </table:table-cell>
          <table:table-cell table:style-name="ce160" table:formula="of:=[.K79]*[.P79]" office:value-type="float" office:value="0">
            <text:p>- </text:p>
          </table:table-cell>
          <table:table-cell table:style-name="ce163" table:formula="of:=[.L79]*[.Q79]" office:value-type="float" office:value="0">
            <text:p>- <text:s text:c="3"/></text:p>
          </table:table-cell>
          <table:table-cell table:style-name="ce163" table:formula="of:=[.M79]*[.R79]" office:value-type="float" office:value="0">
            <text:p>- <text:s text:c="3"/></text:p>
          </table:table-cell>
          <table:table-cell table:style-name="ce163" table:formula="of:=SUM([.B79:.F79])" office:value-type="float" office:value="0">
            <text:p>- <text:s text:c="3"/></text:p>
          </table:table-cell>
          <table:table-cell table:style-name="ce192"/>
          <table:table-cell table:style-name="ce209" table:formula="of:=[.I78]" office:value-type="float" office:value="14.1509433962264">
            <text:p>14,15 </text:p>
          </table:table-cell>
          <table:table-cell table:style-name="ce203" table:formula="of:=[.J58]" office:value-type="float" office:value="11.3207547169811">
            <text:p>11,32 </text:p>
          </table:table-cell>
          <table:table-cell table:style-name="ce203" table:formula="of:=[.K58]" office:value-type="float" office:value="13.1122641509434">
            <text:p>13,11 </text:p>
          </table:table-cell>
          <table:table-cell table:style-name="ce203" table:formula="of:=[.L58]" office:value-type="float" office:value="1033.05785123967">
            <text:p>1.033,06 </text:p>
          </table:table-cell>
          <table:table-cell table:style-name="ce209" table:formula="of:=[.M78]" office:value-type="float" office:value="0">
            <text:p>- </text:p>
          </table:table-cell>
          <table:table-cell table:style-name="ce271" table:formula="of:=[.N28]*[.$E$14]" office:value-type="float" office:value="0">
            <text:p>- </text:p>
          </table:table-cell>
          <table:table-cell table:style-name="ce271" table:formula="of:=[.O28]*[.$E$14]" office:value-type="float" office:value="0">
            <text:p>- </text:p>
          </table:table-cell>
          <table:table-cell table:style-name="ce271" table:formula="of:=[.P28]*[.$E$14]" office:value-type="float" office:value="0">
            <text:p>- </text:p>
          </table:table-cell>
          <table:table-cell table:number-columns-repeated="2" table:style-name="ce271"/>
          <table:table-cell table:number-columns-repeated="1006"/>
        </table:table-row>
        <table:table-row table:style-name="ro2">
          <table:table-cell table:style-name="ce150" office:value-type="string">
            <text:p>Mar</text:p>
          </table:table-cell>
          <table:table-cell table:style-name="ce163" table:formula="of:=[.I80]*[.N80]" office:value-type="float" office:value="0">
            <text:p>- <text:s text:c="3"/></text:p>
          </table:table-cell>
          <table:table-cell table:style-name="ce163" table:formula="of:=[.J80]*[.O80]" office:value-type="float" office:value="0">
            <text:p>- <text:s text:c="3"/></text:p>
          </table:table-cell>
          <table:table-cell table:style-name="ce160" table:formula="of:=[.K80]*[.P80]" office:value-type="float" office:value="0">
            <text:p>- </text:p>
          </table:table-cell>
          <table:table-cell table:style-name="ce163" table:formula="of:=[.L80]*[.Q80]" office:value-type="float" office:value="0">
            <text:p>- <text:s text:c="3"/></text:p>
          </table:table-cell>
          <table:table-cell table:style-name="ce163" table:formula="of:=[.M80]*[.R80]" office:value-type="float" office:value="0">
            <text:p>- <text:s text:c="3"/></text:p>
          </table:table-cell>
          <table:table-cell table:style-name="ce163" table:formula="of:=SUM([.B80:.F80])" office:value-type="float" office:value="0">
            <text:p>- <text:s text:c="3"/></text:p>
          </table:table-cell>
          <table:table-cell table:style-name="ce192"/>
          <table:table-cell table:style-name="ce209" table:formula="of:=[.I79]" office:value-type="float" office:value="14.1509433962264">
            <text:p>14,15 </text:p>
          </table:table-cell>
          <table:table-cell table:style-name="ce203" table:formula="of:=[.J59]" office:value-type="float" office:value="11.3207547169811">
            <text:p>11,32 </text:p>
          </table:table-cell>
          <table:table-cell table:style-name="ce203" table:formula="of:=[.K59]" office:value-type="float" office:value="13.1122641509434">
            <text:p>13,11 </text:p>
          </table:table-cell>
          <table:table-cell table:style-name="ce203" table:formula="of:=[.L59]" office:value-type="float" office:value="1033.05785123967">
            <text:p>1.033,06 </text:p>
          </table:table-cell>
          <table:table-cell table:style-name="ce209" table:formula="of:=[.M79]" office:value-type="float" office:value="0">
            <text:p>- </text:p>
          </table:table-cell>
          <table:table-cell table:style-name="ce271" table:formula="of:=[.N29]*[.$E$14]" office:value-type="float" office:value="0">
            <text:p>- </text:p>
          </table:table-cell>
          <table:table-cell table:style-name="ce271" table:formula="of:=[.O29]*[.$E$14]" office:value-type="float" office:value="0">
            <text:p>- </text:p>
          </table:table-cell>
          <table:table-cell table:style-name="ce271" table:formula="of:=[.P29]*[.$E$14]" office:value-type="float" office:value="0">
            <text:p>- </text:p>
          </table:table-cell>
          <table:table-cell table:number-columns-repeated="2" table:style-name="ce271"/>
          <table:table-cell table:number-columns-repeated="1006"/>
        </table:table-row>
        <table:table-row table:style-name="ro2">
          <table:table-cell table:style-name="ce150" office:value-type="string">
            <text:p>Avr</text:p>
          </table:table-cell>
          <table:table-cell table:style-name="ce163" table:formula="of:=[.I81]*[.N81]" office:value-type="float" office:value="0">
            <text:p>- <text:s text:c="3"/></text:p>
          </table:table-cell>
          <table:table-cell table:style-name="ce163" table:formula="of:=[.J81]*[.O81]" office:value-type="float" office:value="566.037735849057">
            <text:p>566 <text:s text:c="3"/></text:p>
          </table:table-cell>
          <table:table-cell table:style-name="ce160" table:formula="of:=[.K81]*[.P81]" office:value-type="float" office:value="53760.2830188679">
            <text:p>53.760,28 </text:p>
          </table:table-cell>
          <table:table-cell table:style-name="ce163" table:formula="of:=[.L81]*[.Q81]" office:value-type="float" office:value="6198.34710743802">
            <text:p>6.198 <text:s text:c="3"/></text:p>
          </table:table-cell>
          <table:table-cell table:style-name="ce163" table:formula="of:=[.M81]*[.R81]" office:value-type="float" office:value="0">
            <text:p>- <text:s text:c="3"/></text:p>
          </table:table-cell>
          <table:table-cell table:style-name="ce163" table:formula="of:=SUM([.B81:.F81])" office:value-type="float" office:value="60524.667862155">
            <text:p>60.525 <text:s text:c="3"/></text:p>
          </table:table-cell>
          <table:table-cell table:style-name="ce192"/>
          <table:table-cell table:style-name="ce209" table:formula="of:=[.I80]" office:value-type="float" office:value="14.1509433962264">
            <text:p>14,15 </text:p>
          </table:table-cell>
          <table:table-cell table:style-name="ce203" table:formula="of:=[.J60]" office:value-type="float" office:value="11.3207547169811">
            <text:p>11,32 </text:p>
          </table:table-cell>
          <table:table-cell table:style-name="ce203" table:formula="of:=[.K60]" office:value-type="float" office:value="13.1122641509434">
            <text:p>13,11 </text:p>
          </table:table-cell>
          <table:table-cell table:style-name="ce203" table:formula="of:=[.L60]" office:value-type="float" office:value="1033.05785123967">
            <text:p>1.033,06 </text:p>
          </table:table-cell>
          <table:table-cell table:style-name="ce209" table:formula="of:=[.M80]" office:value-type="float" office:value="0">
            <text:p>- </text:p>
          </table:table-cell>
          <table:table-cell table:style-name="ce271" table:formula="of:=[.N78]" office:value-type="float" office:value="0">
            <text:p>- </text:p>
          </table:table-cell>
          <table:table-cell table:style-name="ce271" table:formula="of:=[.O78]" office:value-type="float" office:value="50">
            <text:p>50 </text:p>
          </table:table-cell>
          <table:table-cell table:style-name="ce271" table:formula="of:=[.P78]" office:value-type="float" office:value="4100">
            <text:p>4.100 </text:p>
          </table:table-cell>
          <table:table-cell table:style-name="ce271" table:formula="of:=[.Q78]" office:value-type="float" office:value="6">
            <text:p>6 </text:p>
          </table:table-cell>
          <table:table-cell table:style-name="ce271"/>
          <table:table-cell table:number-columns-repeated="1006"/>
        </table:table-row>
        <table:table-row table:style-name="ro2">
          <table:table-cell table:style-name="ce150" office:value-type="string">
            <text:p>Mai</text:p>
          </table:table-cell>
          <table:table-cell table:style-name="ce163" table:formula="of:=[.I82]*[.N82]" office:value-type="float" office:value="0">
            <text:p>- <text:s text:c="3"/></text:p>
          </table:table-cell>
          <table:table-cell table:style-name="ce163" table:formula="of:=[.J82]*[.O82]" office:value-type="float" office:value="0">
            <text:p>- <text:s text:c="3"/></text:p>
          </table:table-cell>
          <table:table-cell table:style-name="ce160" table:formula="of:=[.K82]*[.P82]" office:value-type="float" office:value="0">
            <text:p>- </text:p>
          </table:table-cell>
          <table:table-cell table:style-name="ce163" table:formula="of:=[.L82]*[.Q82]" office:value-type="float" office:value="0">
            <text:p>- <text:s text:c="3"/></text:p>
          </table:table-cell>
          <table:table-cell table:style-name="ce163" table:formula="of:=[.M82]*[.R82]" office:value-type="float" office:value="0">
            <text:p>- <text:s text:c="3"/></text:p>
          </table:table-cell>
          <table:table-cell table:style-name="ce163" table:formula="of:=SUM([.B82:.F82])" office:value-type="float" office:value="0">
            <text:p>- <text:s text:c="3"/></text:p>
          </table:table-cell>
          <table:table-cell table:style-name="ce192"/>
          <table:table-cell table:style-name="ce209" table:formula="of:=[.I81]" office:value-type="float" office:value="14.1509433962264">
            <text:p>14,15 </text:p>
          </table:table-cell>
          <table:table-cell table:style-name="ce203" table:formula="of:=[.J61]" office:value-type="float" office:value="11.3207547169811">
            <text:p>11,32 </text:p>
          </table:table-cell>
          <table:table-cell table:style-name="ce203" table:formula="of:=[.K61]" office:value-type="float" office:value="13.1122641509434">
            <text:p>13,11 </text:p>
          </table:table-cell>
          <table:table-cell table:style-name="ce203" table:formula="of:=[.L61]" office:value-type="float" office:value="1033.05785123967">
            <text:p>1.033,06 </text:p>
          </table:table-cell>
          <table:table-cell table:style-name="ce209" table:formula="of:=[.M81]" office:value-type="float" office:value="0">
            <text:p>- </text:p>
          </table:table-cell>
          <table:table-cell table:style-name="ce271" table:formula="of:=[.N28]*[.$E$15]" office:value-type="float" office:value="0">
            <text:p>- </text:p>
          </table:table-cell>
          <table:table-cell table:style-name="ce271" table:formula="of:=[.O28]*[.$E$15]" office:value-type="float" office:value="0">
            <text:p>- </text:p>
          </table:table-cell>
          <table:table-cell table:style-name="ce271" table:formula="of:=[.P28]*[.$E$15]" office:value-type="float" office:value="0">
            <text:p>- </text:p>
          </table:table-cell>
          <table:table-cell table:number-columns-repeated="2" table:style-name="ce271"/>
          <table:table-cell table:number-columns-repeated="1006"/>
        </table:table-row>
        <table:table-row table:style-name="ro2">
          <table:table-cell table:style-name="ce150" office:value-type="string">
            <text:p>Juin</text:p>
          </table:table-cell>
          <table:table-cell table:style-name="ce163" table:formula="of:=[.I83]*[.N83]" office:value-type="float" office:value="0">
            <text:p>- <text:s text:c="3"/></text:p>
          </table:table-cell>
          <table:table-cell table:style-name="ce163" table:formula="of:=[.J83]*[.O83]" office:value-type="float" office:value="0">
            <text:p>- <text:s text:c="3"/></text:p>
          </table:table-cell>
          <table:table-cell table:style-name="ce160" table:formula="of:=[.K83]*[.P83]" office:value-type="float" office:value="0">
            <text:p>- </text:p>
          </table:table-cell>
          <table:table-cell table:style-name="ce163" table:formula="of:=[.L83]*[.Q83]" office:value-type="float" office:value="0">
            <text:p>- <text:s text:c="3"/></text:p>
          </table:table-cell>
          <table:table-cell table:style-name="ce163" table:formula="of:=[.M83]*[.R83]" office:value-type="float" office:value="0">
            <text:p>- <text:s text:c="3"/></text:p>
          </table:table-cell>
          <table:table-cell table:style-name="ce163" table:formula="of:=SUM([.B83:.F83])" office:value-type="float" office:value="0">
            <text:p>- <text:s text:c="3"/></text:p>
          </table:table-cell>
          <table:table-cell table:style-name="ce192"/>
          <table:table-cell table:style-name="ce209" table:formula="of:=[.I82]" office:value-type="float" office:value="14.1509433962264">
            <text:p>14,15 </text:p>
          </table:table-cell>
          <table:table-cell table:style-name="ce203" table:formula="of:=[.J62]" office:value-type="float" office:value="11.3207547169811">
            <text:p>11,32 </text:p>
          </table:table-cell>
          <table:table-cell table:style-name="ce203" table:formula="of:=[.K62]" office:value-type="float" office:value="13.1122641509434">
            <text:p>13,11 </text:p>
          </table:table-cell>
          <table:table-cell table:style-name="ce203" table:formula="of:=[.L62]" office:value-type="float" office:value="1033.05785123967">
            <text:p>1.033,06 </text:p>
          </table:table-cell>
          <table:table-cell table:style-name="ce209" table:formula="of:=[.M82]" office:value-type="float" office:value="0">
            <text:p>- </text:p>
          </table:table-cell>
          <table:table-cell table:style-name="ce271" table:formula="of:=[.N29]*[.$E$15]" office:value-type="float" office:value="0">
            <text:p>- </text:p>
          </table:table-cell>
          <table:table-cell table:style-name="ce271" table:formula="of:=[.O29]*[.$E$15]" office:value-type="float" office:value="0">
            <text:p>- </text:p>
          </table:table-cell>
          <table:table-cell table:style-name="ce271" table:formula="of:=[.P29]*[.$E$15]" office:value-type="float" office:value="0">
            <text:p>- </text:p>
          </table:table-cell>
          <table:table-cell table:number-columns-repeated="2" table:style-name="ce271"/>
          <table:table-cell table:number-columns-repeated="1006"/>
        </table:table-row>
        <table:table-row table:style-name="ro2">
          <table:table-cell table:style-name="ce150" office:value-type="string">
            <text:p>Juil</text:p>
          </table:table-cell>
          <table:table-cell table:style-name="ce163" table:formula="of:=[.I84]*[.N84]" office:value-type="float" office:value="0">
            <text:p>- <text:s text:c="3"/></text:p>
          </table:table-cell>
          <table:table-cell table:style-name="ce163" table:formula="of:=[.J84]*[.O84]" office:value-type="float" office:value="566.037735849057">
            <text:p>566 <text:s text:c="3"/></text:p>
          </table:table-cell>
          <table:table-cell table:style-name="ce160" table:formula="of:=[.K84]*[.P84]" office:value-type="float" office:value="53760.2830188679">
            <text:p>53.760,28 </text:p>
          </table:table-cell>
          <table:table-cell table:style-name="ce163" table:formula="of:=[.L84]*[.Q84]" office:value-type="float" office:value="6198.34710743802">
            <text:p>6.198 <text:s text:c="3"/></text:p>
          </table:table-cell>
          <table:table-cell table:style-name="ce163" table:formula="of:=[.M84]*[.R84]" office:value-type="float" office:value="0">
            <text:p>- <text:s text:c="3"/></text:p>
          </table:table-cell>
          <table:table-cell table:style-name="ce163" table:formula="of:=SUM([.B84:.F84])" office:value-type="float" office:value="60524.667862155">
            <text:p>60.525 <text:s text:c="3"/></text:p>
          </table:table-cell>
          <table:table-cell table:style-name="ce192"/>
          <table:table-cell table:style-name="ce209" table:formula="of:=[.I83]" office:value-type="float" office:value="14.1509433962264">
            <text:p>14,15 </text:p>
          </table:table-cell>
          <table:table-cell table:style-name="ce203" table:formula="of:=[.J63]" office:value-type="float" office:value="11.3207547169811">
            <text:p>11,32 </text:p>
          </table:table-cell>
          <table:table-cell table:style-name="ce203" table:formula="of:=[.K63]" office:value-type="float" office:value="13.1122641509434">
            <text:p>13,11 </text:p>
          </table:table-cell>
          <table:table-cell table:style-name="ce203" table:formula="of:=[.L63]" office:value-type="float" office:value="1033.05785123967">
            <text:p>1.033,06 </text:p>
          </table:table-cell>
          <table:table-cell table:style-name="ce209" table:formula="of:=[.M83]" office:value-type="float" office:value="0">
            <text:p>- </text:p>
          </table:table-cell>
          <table:table-cell table:style-name="ce271" table:formula="of:=[.N81]" office:value-type="float" office:value="0">
            <text:p>- </text:p>
          </table:table-cell>
          <table:table-cell table:style-name="ce271" table:formula="of:=[.O81]" office:value-type="float" office:value="50">
            <text:p>50 </text:p>
          </table:table-cell>
          <table:table-cell table:style-name="ce271" table:formula="of:=[.P81]" office:value-type="float" office:value="4100">
            <text:p>4.100 </text:p>
          </table:table-cell>
          <table:table-cell table:style-name="ce271" table:formula="of:=[.Q81]" office:value-type="float" office:value="6">
            <text:p>6 </text:p>
          </table:table-cell>
          <table:table-cell table:style-name="ce271"/>
          <table:table-cell table:number-columns-repeated="1006"/>
        </table:table-row>
        <table:table-row table:style-name="ro2">
          <table:table-cell table:style-name="ce150" office:value-type="string">
            <text:p>Aoû</text:p>
          </table:table-cell>
          <table:table-cell table:style-name="ce163" table:formula="of:=[.I85]*[.N85]" office:value-type="float" office:value="0">
            <text:p>- <text:s text:c="3"/></text:p>
          </table:table-cell>
          <table:table-cell table:style-name="ce163" table:formula="of:=[.J85]*[.O85]" office:value-type="float" office:value="0">
            <text:p>- <text:s text:c="3"/></text:p>
          </table:table-cell>
          <table:table-cell table:style-name="ce160" table:formula="of:=[.K85]*[.P85]" office:value-type="float" office:value="0">
            <text:p>- </text:p>
          </table:table-cell>
          <table:table-cell table:style-name="ce163" table:formula="of:=[.L85]*[.Q85]" office:value-type="float" office:value="0">
            <text:p>- <text:s text:c="3"/></text:p>
          </table:table-cell>
          <table:table-cell table:style-name="ce163" table:formula="of:=[.M85]*[.R85]" office:value-type="float" office:value="0">
            <text:p>- <text:s text:c="3"/></text:p>
          </table:table-cell>
          <table:table-cell table:style-name="ce163" table:formula="of:=SUM([.B85:.F85])" office:value-type="float" office:value="0">
            <text:p>- <text:s text:c="3"/></text:p>
          </table:table-cell>
          <table:table-cell table:style-name="ce192"/>
          <table:table-cell table:style-name="ce209" table:formula="of:=[.I84]" office:value-type="float" office:value="14.1509433962264">
            <text:p>14,15 </text:p>
          </table:table-cell>
          <table:table-cell table:style-name="ce203" table:formula="of:=[.J64]" office:value-type="float" office:value="11.3207547169811">
            <text:p>11,32 </text:p>
          </table:table-cell>
          <table:table-cell table:style-name="ce203" table:formula="of:=[.K64]" office:value-type="float" office:value="13.1122641509434">
            <text:p>13,11 </text:p>
          </table:table-cell>
          <table:table-cell table:style-name="ce203" table:formula="of:=[.L64]" office:value-type="float" office:value="1033.05785123967">
            <text:p>1.033,06 </text:p>
          </table:table-cell>
          <table:table-cell table:style-name="ce209" table:formula="of:=[.M84]" office:value-type="float" office:value="0">
            <text:p>- </text:p>
          </table:table-cell>
          <table:table-cell table:style-name="ce271" table:formula="of:=[.N28]*[.$E$16]" office:value-type="float" office:value="0">
            <text:p>- </text:p>
          </table:table-cell>
          <table:table-cell table:style-name="ce271" table:formula="of:=[.O28]*[.$E$16]" office:value-type="float" office:value="0">
            <text:p>- </text:p>
          </table:table-cell>
          <table:table-cell table:style-name="ce271" table:formula="of:=[.P28]*[.$E$16]" office:value-type="float" office:value="0">
            <text:p>- </text:p>
          </table:table-cell>
          <table:table-cell table:number-columns-repeated="2" table:style-name="ce271"/>
          <table:table-cell table:number-columns-repeated="1006"/>
        </table:table-row>
        <table:table-row table:style-name="ro2">
          <table:table-cell table:style-name="ce150" office:value-type="string">
            <text:p>Sep</text:p>
          </table:table-cell>
          <table:table-cell table:style-name="ce163" table:formula="of:=[.I86]*[.N86]" office:value-type="float" office:value="0">
            <text:p>- <text:s text:c="3"/></text:p>
          </table:table-cell>
          <table:table-cell table:style-name="ce163" table:formula="of:=[.J86]*[.O86]" office:value-type="float" office:value="0">
            <text:p>- <text:s text:c="3"/></text:p>
          </table:table-cell>
          <table:table-cell table:style-name="ce160" table:formula="of:=[.K86]*[.P86]" office:value-type="float" office:value="0">
            <text:p>- </text:p>
          </table:table-cell>
          <table:table-cell table:style-name="ce163" table:formula="of:=[.L86]*[.Q86]" office:value-type="float" office:value="0">
            <text:p>- <text:s text:c="3"/></text:p>
          </table:table-cell>
          <table:table-cell table:style-name="ce163" table:formula="of:=[.M86]*[.R86]" office:value-type="float" office:value="0">
            <text:p>- <text:s text:c="3"/></text:p>
          </table:table-cell>
          <table:table-cell table:style-name="ce163" table:formula="of:=SUM([.B86:.F86])" office:value-type="float" office:value="0">
            <text:p>- <text:s text:c="3"/></text:p>
          </table:table-cell>
          <table:table-cell table:style-name="ce192"/>
          <table:table-cell table:style-name="ce209" table:formula="of:=[.I85]" office:value-type="float" office:value="14.1509433962264">
            <text:p>14,15 </text:p>
          </table:table-cell>
          <table:table-cell table:style-name="ce203" table:formula="of:=[.J65]" office:value-type="float" office:value="11.3207547169811">
            <text:p>11,32 </text:p>
          </table:table-cell>
          <table:table-cell table:style-name="ce203" table:formula="of:=[.K65]" office:value-type="float" office:value="13.1122641509434">
            <text:p>13,11 </text:p>
          </table:table-cell>
          <table:table-cell table:style-name="ce203" table:formula="of:=[.L65]" office:value-type="float" office:value="1033.05785123967">
            <text:p>1.033,06 </text:p>
          </table:table-cell>
          <table:table-cell table:style-name="ce209" table:formula="of:=[.M85]" office:value-type="float" office:value="0">
            <text:p>- </text:p>
          </table:table-cell>
          <table:table-cell table:style-name="ce271" table:formula="of:=[.N29]*[.$E$16]" office:value-type="float" office:value="0">
            <text:p>- </text:p>
          </table:table-cell>
          <table:table-cell table:style-name="ce271" table:formula="of:=[.O29]*[.$E$16]" office:value-type="float" office:value="0">
            <text:p>- </text:p>
          </table:table-cell>
          <table:table-cell table:style-name="ce271" table:formula="of:=[.P29]*[.$E$16]" office:value-type="float" office:value="0">
            <text:p>- </text:p>
          </table:table-cell>
          <table:table-cell table:number-columns-repeated="2" table:style-name="ce271"/>
          <table:table-cell table:number-columns-repeated="1006"/>
        </table:table-row>
        <table:table-row table:style-name="ro2">
          <table:table-cell table:style-name="ce150" office:value-type="string">
            <text:p>Oct</text:p>
          </table:table-cell>
          <table:table-cell table:style-name="ce163" table:formula="of:=[.I87]*[.N87]" office:value-type="float" office:value="0">
            <text:p>- <text:s text:c="3"/></text:p>
          </table:table-cell>
          <table:table-cell table:style-name="ce163" table:formula="of:=[.J87]*[.O87]" office:value-type="float" office:value="566.037735849057">
            <text:p>566 <text:s text:c="3"/></text:p>
          </table:table-cell>
          <table:table-cell table:style-name="ce160" table:formula="of:=[.K87]*[.P87]" office:value-type="float" office:value="53760.2830188679">
            <text:p>53.760,28 </text:p>
          </table:table-cell>
          <table:table-cell table:style-name="ce163" table:formula="of:=[.L87]*[.Q87]" office:value-type="float" office:value="6198.34710743802">
            <text:p>6.198 <text:s text:c="3"/></text:p>
          </table:table-cell>
          <table:table-cell table:style-name="ce163" table:formula="of:=[.M87]*[.R87]" office:value-type="float" office:value="0">
            <text:p>- <text:s text:c="3"/></text:p>
          </table:table-cell>
          <table:table-cell table:style-name="ce163" table:formula="of:=SUM([.B87:.F87])" office:value-type="float" office:value="60524.667862155">
            <text:p>60.525 <text:s text:c="3"/></text:p>
          </table:table-cell>
          <table:table-cell table:style-name="ce192"/>
          <table:table-cell table:style-name="ce209" table:formula="of:=[.I86]" office:value-type="float" office:value="14.1509433962264">
            <text:p>14,15 </text:p>
          </table:table-cell>
          <table:table-cell table:style-name="ce203" table:formula="of:=[.J66]" office:value-type="float" office:value="11.3207547169811">
            <text:p>11,32 </text:p>
          </table:table-cell>
          <table:table-cell table:style-name="ce203" table:formula="of:=[.K66]" office:value-type="float" office:value="13.1122641509434">
            <text:p>13,11 </text:p>
          </table:table-cell>
          <table:table-cell table:style-name="ce203" table:formula="of:=[.L66]" office:value-type="float" office:value="1033.05785123967">
            <text:p>1.033,06 </text:p>
          </table:table-cell>
          <table:table-cell table:style-name="ce209" table:formula="of:=[.M86]" office:value-type="float" office:value="0">
            <text:p>- </text:p>
          </table:table-cell>
          <table:table-cell table:style-name="ce271" table:formula="of:=[.N84]" office:value-type="float" office:value="0">
            <text:p>- </text:p>
          </table:table-cell>
          <table:table-cell table:style-name="ce271" table:formula="of:=[.O84]" office:value-type="float" office:value="50">
            <text:p>50 </text:p>
          </table:table-cell>
          <table:table-cell table:style-name="ce271" table:formula="of:=[.P84]" office:value-type="float" office:value="4100">
            <text:p>4.100 </text:p>
          </table:table-cell>
          <table:table-cell table:style-name="ce271" table:formula="of:=[.Q84]" office:value-type="float" office:value="6">
            <text:p>6 </text:p>
          </table:table-cell>
          <table:table-cell table:style-name="ce271"/>
          <table:table-cell table:number-columns-repeated="1006"/>
        </table:table-row>
        <table:table-row table:style-name="ro2">
          <table:table-cell table:style-name="ce150" office:value-type="string">
            <text:p>Nov</text:p>
          </table:table-cell>
          <table:table-cell table:style-name="ce163" table:formula="of:=[.I88]*[.N88]" office:value-type="float" office:value="0">
            <text:p>- <text:s text:c="3"/></text:p>
          </table:table-cell>
          <table:table-cell table:style-name="ce163" table:formula="of:=[.J88]*[.O88]" office:value-type="float" office:value="0">
            <text:p>- <text:s text:c="3"/></text:p>
          </table:table-cell>
          <table:table-cell table:style-name="ce160" table:formula="of:=[.K88]*[.P88]" office:value-type="float" office:value="0">
            <text:p>- </text:p>
          </table:table-cell>
          <table:table-cell table:style-name="ce163" table:formula="of:=[.L88]*[.Q88]" office:value-type="float" office:value="0">
            <text:p>- <text:s text:c="3"/></text:p>
          </table:table-cell>
          <table:table-cell table:style-name="ce163" table:formula="of:=[.M88]*[.R88]" office:value-type="float" office:value="0">
            <text:p>- <text:s text:c="3"/></text:p>
          </table:table-cell>
          <table:table-cell table:style-name="ce163" table:formula="of:=SUM([.B88:.F88])" office:value-type="float" office:value="0">
            <text:p>- <text:s text:c="3"/></text:p>
          </table:table-cell>
          <table:table-cell table:style-name="ce192"/>
          <table:table-cell table:style-name="ce209" table:formula="of:=[.I87]" office:value-type="float" office:value="14.1509433962264">
            <text:p>14,15 </text:p>
          </table:table-cell>
          <table:table-cell table:style-name="ce203" table:formula="of:=[.J67]" office:value-type="float" office:value="11.3207547169811">
            <text:p>11,32 </text:p>
          </table:table-cell>
          <table:table-cell table:style-name="ce203" table:formula="of:=[.K67]" office:value-type="float" office:value="13.1122641509434">
            <text:p>13,11 </text:p>
          </table:table-cell>
          <table:table-cell table:style-name="ce203" table:formula="of:=[.L67]" office:value-type="float" office:value="1033.05785123967">
            <text:p>1.033,06 </text:p>
          </table:table-cell>
          <table:table-cell table:style-name="ce209" table:formula="of:=[.M87]" office:value-type="float" office:value="0">
            <text:p>- </text:p>
          </table:table-cell>
          <table:table-cell table:style-name="ce271" table:formula="of:=[.N28]*[.$E$17]" office:value-type="float" office:value="0">
            <text:p>- </text:p>
          </table:table-cell>
          <table:table-cell table:style-name="ce271" table:formula="of:=[.O28]*[.$E$17]" office:value-type="float" office:value="0">
            <text:p>- </text:p>
          </table:table-cell>
          <table:table-cell table:style-name="ce271" table:formula="of:=[.P28]*[.$E$17]" office:value-type="float" office:value="0">
            <text:p>- </text:p>
          </table:table-cell>
          <table:table-cell table:number-columns-repeated="2" table:style-name="ce271"/>
          <table:table-cell table:number-columns-repeated="1006"/>
        </table:table-row>
        <table:table-row table:style-name="ro2">
          <table:table-cell table:style-name="ce150" office:value-type="string">
            <text:p>Déc</text:p>
          </table:table-cell>
          <table:table-cell table:style-name="ce163" table:formula="of:=[.I89]*[.N89]" office:value-type="float" office:value="0">
            <text:p>- <text:s text:c="3"/></text:p>
          </table:table-cell>
          <table:table-cell table:style-name="ce163" table:formula="of:=[.J89]*[.O89]" office:value-type="float" office:value="0">
            <text:p>- <text:s text:c="3"/></text:p>
          </table:table-cell>
          <table:table-cell table:style-name="ce160" table:formula="of:=[.K89]*[.P89]" office:value-type="float" office:value="0">
            <text:p>- </text:p>
          </table:table-cell>
          <table:table-cell table:style-name="ce163" table:formula="of:=[.L89]*[.Q89]" office:value-type="float" office:value="0">
            <text:p>- <text:s text:c="3"/></text:p>
          </table:table-cell>
          <table:table-cell table:style-name="ce163" table:formula="of:=[.M89]*[.R89]" office:value-type="float" office:value="0">
            <text:p>- <text:s text:c="3"/></text:p>
          </table:table-cell>
          <table:table-cell table:style-name="ce163" table:formula="of:=SUM([.B89:.F89])" office:value-type="float" office:value="0">
            <text:p>- <text:s text:c="3"/></text:p>
          </table:table-cell>
          <table:table-cell table:style-name="ce192"/>
          <table:table-cell table:style-name="ce209" table:formula="of:=[.I88]" office:value-type="float" office:value="14.1509433962264">
            <text:p>14,15 </text:p>
          </table:table-cell>
          <table:table-cell table:style-name="ce203" table:formula="of:=[.J68]" office:value-type="float" office:value="11.3207547169811">
            <text:p>11,32 </text:p>
          </table:table-cell>
          <table:table-cell table:style-name="ce203" table:formula="of:=[.K68]" office:value-type="float" office:value="13.1122641509434">
            <text:p>13,11 </text:p>
          </table:table-cell>
          <table:table-cell table:style-name="ce203" table:formula="of:=[.L68]" office:value-type="float" office:value="1033.05785123967">
            <text:p>1.033,06 </text:p>
          </table:table-cell>
          <table:table-cell table:style-name="ce209" table:formula="of:=[.M88]" office:value-type="float" office:value="0">
            <text:p>- </text:p>
          </table:table-cell>
          <table:table-cell table:style-name="ce271" table:formula="of:=[.N29]*[.$E$17]" office:value-type="float" office:value="0">
            <text:p>- </text:p>
          </table:table-cell>
          <table:table-cell table:style-name="ce271" table:formula="of:=[.O29]*[.$E$17]" office:value-type="float" office:value="0">
            <text:p>- </text:p>
          </table:table-cell>
          <table:table-cell table:style-name="ce271" table:formula="of:=[.P29]*[.$E$17]" office:value-type="float" office:value="0">
            <text:p>- </text:p>
          </table:table-cell>
          <table:table-cell table:number-columns-repeated="2" table:style-name="ce271"/>
          <table:table-cell table:number-columns-repeated="1006"/>
        </table:table-row>
        <table:table-row table:style-name="ro2">
          <table:table-cell table:style-name="ce151" office:value-type="string">
            <text:p>TOTAL</text:p>
          </table:table-cell>
          <table:table-cell table:style-name="ce161" table:formula="of:=SUM([.B78:.B89])" office:value-type="float" office:value="0">
            <text:p>- </text:p>
          </table:table-cell>
          <table:table-cell table:style-name="ce161" table:formula="of:=SUM([.C78:.C89])" office:value-type="float" office:value="2264.15094339623">
            <text:p>2.264 </text:p>
          </table:table-cell>
          <table:table-cell table:style-name="ce161" table:formula="of:=SUM([.D78:.D89])" office:value-type="float" office:value="215041.132075472">
            <text:p>215.041 </text:p>
          </table:table-cell>
          <table:table-cell table:style-name="ce161" table:formula="of:=SUM([.E78:.E89])" office:value-type="float" office:value="24793.3884297521">
            <text:p>24.793 </text:p>
          </table:table-cell>
          <table:table-cell table:style-name="ce161" table:formula="of:=SUM([.F78:.F89])" office:value-type="float" office:value="0">
            <text:p>- </text:p>
          </table:table-cell>
          <table:table-cell table:style-name="ce161" table:formula="of:=SUM([.G78:.G89])" office:value-type="float" office:value="242098.67144862">
            <text:p>242.099 </text:p>
          </table:table-cell>
          <table:table-cell table:style-name="ce192"/>
          <table:table-cell table:style-name="ce208"/>
          <table:table-cell table:style-name="ce232" table:number-columns-repeated="2"/>
          <table:table-cell table:style-name="ce255"/>
          <table:table-cell table:style-name="ce208"/>
          <table:table-cell table:style-name="ce208" table:formula="of:=SUM([.N78:.N89])" office:value-type="float" office:value="0">
            <text:p>- <text:s text:c="3"/></text:p>
          </table:table-cell>
          <table:table-cell table:style-name="ce208" table:formula="of:=SUM([.O78:.O89])" office:value-type="float" office:value="200">
            <text:p>200 <text:s text:c="3"/></text:p>
          </table:table-cell>
          <table:table-cell table:style-name="ce208" table:formula="of:=SUM([.P78:.P89])" office:value-type="float" office:value="16400">
            <text:p>16.400 <text:s text:c="3"/></text:p>
          </table:table-cell>
          <table:table-cell table:style-name="ce208" table:formula="of:=SUM([.Q78:.Q89])" office:value-type="float" office:value="24">
            <text:p>24 <text:s text:c="3"/></text:p>
          </table:table-cell>
          <table:table-cell table:style-name="ce208" table:formula="of:=SUM([.R78:.R89])"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90]/12" office:value-type="float" office:value="0">
            <text:p>- <text:s text:c="3"/></text:p>
          </table:table-cell>
          <table:table-cell table:style-name="ce164" table:formula="of:=[.C90]/12" office:value-type="float" office:value="188.679245283019">
            <text:p>189 <text:s text:c="3"/></text:p>
          </table:table-cell>
          <table:table-cell table:style-name="ce164" table:formula="of:=[.D90]/12" office:value-type="float" office:value="17920.0943396226">
            <text:p>17.920 <text:s text:c="3"/></text:p>
          </table:table-cell>
          <table:table-cell table:style-name="ce164" table:formula="of:=[.E90]/12" office:value-type="float" office:value="2066.11570247934">
            <text:p>2.066 <text:s text:c="3"/></text:p>
          </table:table-cell>
          <table:table-cell table:style-name="ce164" table:formula="of:=[.F90]/12" office:value-type="float" office:value="0">
            <text:p>- <text:s text:c="3"/></text:p>
          </table:table-cell>
          <table:table-cell table:style-name="ce164" table:formula="of:=[.G90]/12" office:value-type="float" office:value="20174.889287385">
            <text:p>20.175 <text:s text:c="3"/></text:p>
          </table:table-cell>
          <table:table-cell table:style-name="ce192"/>
          <table:table-cell table:style-name="ce164"/>
          <table:table-cell table:style-name="ce233" table:number-columns-repeated="2"/>
          <table:table-cell table:style-name="ce256"/>
          <table:table-cell table:style-name="ce164"/>
          <table:table-cell table:style-name="ce270" table:formula="of:=[.N90]/4" office:value-type="float" office:value="0">
            <text:p>0 </text:p>
          </table:table-cell>
          <table:table-cell table:style-name="ce270" table:formula="of:=[.O90]/4" office:value-type="float" office:value="50">
            <text:p>50 </text:p>
          </table:table-cell>
          <table:table-cell table:style-name="ce270" table:formula="of:=[.P90]/4" office:value-type="float" office:value="4100">
            <text:p>4.100 </text:p>
          </table:table-cell>
          <table:table-cell table:style-name="ce164" table:formula="of:=[.Q90]/12" office:value-type="float" office:value="2">
            <text:p>2 <text:s text:c="3"/></text:p>
          </table:table-cell>
          <table:table-cell table:style-name="ce164" table:formula="of:=[.R90]/12" office:value-type="float" office:value="0">
            <text:p>- <text:s text:c="3"/></text:p>
          </table:table-cell>
          <table:table-cell table:number-columns-repeated="1006"/>
        </table:table-row>
        <table:table-row table:style-name="ro2">
          <table:table-cell table:style-name="ce156"/>
          <table:table-cell table:style-name="ce165" table:number-columns-repeated="6"/>
          <table:table-cell table:style-name="ce192"/>
          <table:table-cell table:style-name="ce165"/>
          <table:table-cell table:style-name="ce234" table:number-columns-repeated="2"/>
          <table:table-cell table:style-name="ce257"/>
          <table:table-cell table:style-name="ce165"/>
          <table:table-cell table:style-name="ce272" table:number-columns-repeated="3"/>
          <table:table-cell table:style-name="ce165" table:number-columns-repeated="2"/>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2">
          <table:table-cell table:style-name="ce155" table:number-columns-repeated="3"/>
          <table:table-cell table:style-name="ce182" table:number-columns-repeated="3"/>
          <table:table-cell table:style-name="ce155" table:number-columns-repeated="3"/>
          <table:table-cell table:style-name="ce235" table:number-columns-repeated="2"/>
          <table:table-cell table:style-name="ce155"/>
          <table:table-cell table:style-name="ce99" table:number-columns-repeated="91"/>
          <table:table-cell table:style-name="ce46" table:number-columns-repeated="921"/>
        </table:table-row>
        <table:table-row table:style-name="ro7">
          <table:table-cell table:style-name="ce3" office:value-type="string">
            <text:p>II. CHARGES VARIABLES PREVISIONNELLES <text:span text:style-name="T7">HTVA</text:span></text:p>
          </table:table-cell>
          <table:table-cell table:style-name="ce3" table:number-columns-repeated="2"/>
          <table:table-cell table:style-name="ce172" table:number-columns-repeated="3"/>
          <table:table-cell table:style-name="ce3" table:number-columns-repeated="3"/>
          <table:table-cell table:style-name="ce213" table:number-columns-repeated="2"/>
          <table:table-cell table:style-name="ce3"/>
          <table:table-cell table:style-name="ce259" table:number-columns-repeated="91"/>
          <table:table-cell table:style-name="ce29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99" table:number-columns-repeated="92"/>
          <table:table-cell table:style-name="ce46" table:number-columns-repeated="921"/>
        </table:table-row>
        <table:table-row table:style-name="ro2">
          <table:table-cell table:style-name="ce148" office:value-type="float" office:value="2015">
            <text:p>2015</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258" table:formula="of:=300/1250" office:value-type="float" office:value="0.24">
            <text:p>0,24</text:p>
          </table:table-cell>
          <table:table-cell table:style-name="ce147" table:number-columns-repeated="4"/>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ACHATS</text:p>
          </table:table-cell>
          <table:covered-table-cell table:number-columns-repeated="5" table:style-name="ce158"/>
          <table:table-cell table:style-name="ce149"/>
          <table:table-cell table:style-name="ce158" office:value-type="string" table:number-columns-spanned="5" table:number-rows-spanned="1">
            <text:p>coûts unitaire (hors impression)</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5">
            <text:p>2015</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office:annotation office:display="true" draw:style-name="gr5" draw:text-style-name="P2" svg:width="6.058cm" svg:height="3.492cm" svg:x="40.667cm" svg:y="43.806cm" draw:caption-point-x="-15.369cm" draw:caption-point-y="-0.008cm">
              <dc:date>2014-07-21T00:00:00</dc:date>
              <text:p text:style-name="P3"><text:span text:style-name="T4">Céline Decamp:</text:span></text:p>
              <text:p text:style-name="P3"><text:span text:style-name="T4">http://www.bpost.be/site/fr/business/send_post/press/</text:span></text:p>
              <text:p text:style-name="P3"><text:span text:style-name="T4">envoi d'un 800 grammes</text:span></text:p>
              <text:p text:style-name="P3"><text:span text:style-name="T4">A priori pas de tva sur les frais postaux mais j'attend confirmation</text:span></text:p>
            </office:annotation>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6" table:formula="of:=+[.I101]*[.N101]" office:value-type="float" office:value="0">
            <text:p>- </text:p>
          </table:table-cell>
          <table:table-cell table:style-name="ce166" table:formula="of:=+[.J101]*[.O101]" office:value-type="float" office:value="0">
            <text:p>- </text:p>
          </table:table-cell>
          <table:table-cell table:style-name="ce166" table:formula="of:=+[.K101]*[.P101]" office:value-type="float" office:value="4183.8">
            <text:p>4.184 </text:p>
          </table:table-cell>
          <table:table-cell table:style-name="ce166" table:formula="of:=+[.L101]*[.Q101]" office:value-type="float" office:value="1800">
            <text:p>1.800 </text:p>
          </table:table-cell>
          <table:table-cell table:style-name="ce166" table:formula="of:=+[.M101]*[.R101]" office:value-type="float" office:value="0">
            <text:p>- </text:p>
          </table:table-cell>
          <table:table-cell table:style-name="ce163" table:formula="of:=SUM([.B101:.F101])" office:value-type="float" office:value="5983.8">
            <text:p>5.984 <text:s text:c="3"/></text:p>
          </table:table-cell>
          <table:table-cell table:style-name="ce192"/>
          <table:table-cell table:style-name="ce210" office:value-type="float" office:value="0">
            <office:annotation office:display="true" draw:style-name="gr4" draw:text-style-name="P2" svg:width="3.274cm" svg:height="1.006cm" svg:x="14.954cm" svg:y="51.327cm" draw:caption-point-x="5.366cm" draw:caption-point-y="-6.656cm">
              <dc:date>2014-07-21T00:00:00</dc:date>
              <text:p text:style-name="P3"><text:span text:style-name="T4">Céline Decamp:</text:span></text:p>
              <text:p text:style-name="P3"><text:span text:style-name="T4">prévoir pertes</text:span></text:p>
            </office:annotation>
            <text:p>- </text:p>
          </table:table-cell>
          <table:table-cell table:style-name="ce236" office:value-type="float" office:value="0">
            <text:p>0,00</text:p>
          </table:table-cell>
          <table:table-cell table:style-name="ce236" office:value-type="float" office:value="1.101">
            <text:p>1,10</text:p>
          </table:table-cell>
          <table:table-cell table:style-name="ce211" table:formula="of:=300" office:value-type="float" office:value="300">
            <text:p>300 <text:s text:c="3"/></text:p>
          </table:table-cell>
          <table:table-cell table:style-name="ce264"/>
          <table:table-cell table:style-name="ce273" table:formula="of:=[.N27]" office:value-type="float" office:value="0">
            <text:p>- </text:p>
          </table:table-cell>
          <table:table-cell table:style-name="ce273" table:formula="of:=[.O27]" office:value-type="float" office:value="50">
            <text:p>50 </text:p>
          </table:table-cell>
          <table:table-cell table:style-name="ce273" table:formula="of:=[.P27]" office:value-type="float" office:value="3800">
            <text:p>3.800 </text:p>
          </table:table-cell>
          <table:table-cell table:style-name="ce273" table:formula="of:=[.Q27]" office:value-type="float" office:value="6">
            <text:p>6 </text:p>
          </table:table-cell>
          <table:table-cell table:style-name="ce273" table:formula="of:=[.R27]" office:value-type="float" office:value="0">
            <text:p>- </text:p>
          </table:table-cell>
          <table:table-cell table:number-columns-repeated="1006"/>
        </table:table-row>
        <table:table-row table:style-name="ro2">
          <table:table-cell table:style-name="ce150" office:value-type="string">
            <text:p>Fev</text:p>
          </table:table-cell>
          <table:table-cell table:style-name="ce166" table:formula="of:=+[.I102]*[.N102]" office:value-type="float" office:value="0">
            <text:p>- </text:p>
          </table:table-cell>
          <table:table-cell table:style-name="ce166" table:formula="of:=+[.J102]*[.O102]" office:value-type="float" office:value="0">
            <text:p>- </text:p>
          </table:table-cell>
          <table:table-cell table:style-name="ce166" table:formula="of:=+[.K102]*[.P102]" office:value-type="float" office:value="0">
            <text:p>- </text:p>
          </table:table-cell>
          <table:table-cell table:style-name="ce166" table:formula="of:=+[.L102]*[.Q102]" office:value-type="float" office:value="0">
            <text:p>- </text:p>
          </table:table-cell>
          <table:table-cell table:style-name="ce166" table:formula="of:=+[.M102]*[.R102]" office:value-type="float" office:value="0">
            <text:p>- </text:p>
          </table:table-cell>
          <table:table-cell table:style-name="ce163" table:formula="of:=SUM([.B102:.F102])" office:value-type="float" office:value="0">
            <text:p>- <text:s text:c="3"/></text:p>
          </table:table-cell>
          <table:table-cell table:style-name="ce192"/>
          <table:table-cell table:style-name="ce211" table:formula="of:=[.I101]" office:value-type="float" office:value="0">
            <text:p>- <text:s text:c="3"/></text:p>
          </table:table-cell>
          <table:table-cell table:style-name="ce237" table:formula="of:=[.J101]" office:value-type="float" office:value="0">
            <text:p>0,00</text:p>
          </table:table-cell>
          <table:table-cell table:style-name="ce237" table:formula="of:=[.K101]" office:value-type="float" office:value="1.101">
            <text:p>1,10</text:p>
          </table:table-cell>
          <table:table-cell table:style-name="ce211" table:formula="of:=[.L101]" office:value-type="float" office:value="300">
            <text:p>300 <text:s text:c="3"/></text:p>
          </table:table-cell>
          <table:table-cell table:style-name="ce211" table:formula="of:=[.M101]" office:value-type="float" office:value="0">
            <text:p>- <text:s text:c="3"/></text:p>
          </table:table-cell>
          <table:table-cell table:style-name="ce273" table:formula="of:=[.N28]" office:value-type="float" office:value="0">
            <text:p>- </text:p>
          </table:table-cell>
          <table:table-cell table:style-name="ce273" table:formula="of:=[.O28]" office:value-type="float" office:value="0">
            <text:p>- </text:p>
          </table:table-cell>
          <table:table-cell table:style-name="ce273" table:formula="of:=[.P28]" office:value-type="float" office:value="0">
            <text:p>- </text:p>
          </table:table-cell>
          <table:table-cell table:style-name="ce273" table:formula="of:=[.Q28]" office:value-type="float" office:value="0">
            <text:p>- </text:p>
          </table:table-cell>
          <table:table-cell table:style-name="ce273" table:formula="of:=[.R28]" office:value-type="float" office:value="0">
            <text:p>- </text:p>
          </table:table-cell>
          <table:table-cell table:number-columns-repeated="1006"/>
        </table:table-row>
        <table:table-row table:style-name="ro2">
          <table:table-cell table:style-name="ce150" office:value-type="string">
            <text:p>Mar</text:p>
          </table:table-cell>
          <table:table-cell table:style-name="ce166" table:formula="of:=+[.I103]*[.N103]" office:value-type="float" office:value="0">
            <text:p>- </text:p>
          </table:table-cell>
          <table:table-cell table:style-name="ce166" table:formula="of:=+[.J103]*[.O103]" office:value-type="float" office:value="0">
            <text:p>- </text:p>
          </table:table-cell>
          <table:table-cell table:style-name="ce166" table:formula="of:=+[.K103]*[.P103]" office:value-type="float" office:value="0">
            <text:p>- </text:p>
          </table:table-cell>
          <table:table-cell table:style-name="ce166" table:formula="of:=+[.L103]*[.Q103]" office:value-type="float" office:value="0">
            <text:p>- </text:p>
          </table:table-cell>
          <table:table-cell table:style-name="ce166" table:formula="of:=+[.M103]*[.R103]" office:value-type="float" office:value="0">
            <text:p>- </text:p>
          </table:table-cell>
          <table:table-cell table:style-name="ce163" table:formula="of:=SUM([.B103:.F103])" office:value-type="float" office:value="0">
            <text:p>- <text:s text:c="3"/></text:p>
          </table:table-cell>
          <table:table-cell table:style-name="ce192"/>
          <table:table-cell table:style-name="ce211" table:formula="of:=[.I102]" office:value-type="float" office:value="0">
            <text:p>- <text:s text:c="3"/></text:p>
          </table:table-cell>
          <table:table-cell table:style-name="ce237" table:formula="of:=[.J102]" office:value-type="float" office:value="0">
            <text:p>0,00</text:p>
          </table:table-cell>
          <table:table-cell table:style-name="ce237" table:formula="of:=[.K102]" office:value-type="float" office:value="1.101">
            <text:p>1,10</text:p>
          </table:table-cell>
          <table:table-cell table:style-name="ce211" table:formula="of:=[.L102]" office:value-type="float" office:value="300">
            <text:p>300 <text:s text:c="3"/></text:p>
          </table:table-cell>
          <table:table-cell table:style-name="ce211" table:formula="of:=[.M102]" office:value-type="float" office:value="0">
            <text:p>- <text:s text:c="3"/></text:p>
          </table:table-cell>
          <table:table-cell table:style-name="ce273" table:formula="of:=[.N29]" office:value-type="float" office:value="0">
            <text:p>- </text:p>
          </table:table-cell>
          <table:table-cell table:style-name="ce273" table:formula="of:=[.O29]" office:value-type="float" office:value="0">
            <text:p>- </text:p>
          </table:table-cell>
          <table:table-cell table:style-name="ce273" table:formula="of:=[.P29]" office:value-type="float" office:value="0">
            <text:p>- </text:p>
          </table:table-cell>
          <table:table-cell table:style-name="ce273" table:formula="of:=[.Q29]" office:value-type="float" office:value="0">
            <text:p>- </text:p>
          </table:table-cell>
          <table:table-cell table:style-name="ce273" table:formula="of:=[.R29]" office:value-type="float" office:value="0">
            <text:p>- </text:p>
          </table:table-cell>
          <table:table-cell table:number-columns-repeated="1006"/>
        </table:table-row>
        <table:table-row table:style-name="ro2">
          <table:table-cell table:style-name="ce150" office:value-type="string">
            <text:p>Avr</text:p>
          </table:table-cell>
          <table:table-cell table:style-name="ce166" table:formula="of:=+[.I104]*[.N104]" office:value-type="float" office:value="0">
            <text:p>- </text:p>
          </table:table-cell>
          <table:table-cell table:style-name="ce166" table:formula="of:=+[.J104]*[.O104]" office:value-type="float" office:value="0">
            <text:p>- </text:p>
          </table:table-cell>
          <table:table-cell table:style-name="ce166" table:formula="of:=+[.K104]*[.P104]" office:value-type="float" office:value="4183.8">
            <text:p>4.184 </text:p>
          </table:table-cell>
          <table:table-cell table:style-name="ce166" table:formula="of:=+[.L104]*[.Q104]" office:value-type="float" office:value="1800">
            <text:p>1.800 </text:p>
          </table:table-cell>
          <table:table-cell table:style-name="ce166" table:formula="of:=+[.M104]*[.R104]" office:value-type="float" office:value="0">
            <text:p>- </text:p>
          </table:table-cell>
          <table:table-cell table:style-name="ce163" table:formula="of:=SUM([.B104:.F104])" office:value-type="float" office:value="5983.8">
            <text:p>5.984 <text:s text:c="3"/></text:p>
          </table:table-cell>
          <table:table-cell table:style-name="ce192"/>
          <table:table-cell table:style-name="ce211" table:formula="of:=[.I103]" office:value-type="float" office:value="0">
            <text:p>- <text:s text:c="3"/></text:p>
          </table:table-cell>
          <table:table-cell table:style-name="ce237" table:formula="of:=[.J103]" office:value-type="float" office:value="0">
            <text:p>0,00</text:p>
          </table:table-cell>
          <table:table-cell table:style-name="ce237" table:formula="of:=[.K103]" office:value-type="float" office:value="1.101">
            <text:p>1,10</text:p>
          </table:table-cell>
          <table:table-cell table:style-name="ce211" table:formula="of:=[.L103]" office:value-type="float" office:value="300">
            <text:p>300 <text:s text:c="3"/></text:p>
          </table:table-cell>
          <table:table-cell table:style-name="ce211" table:formula="of:=[.M103]" office:value-type="float" office:value="0">
            <text:p>- <text:s text:c="3"/></text:p>
          </table:table-cell>
          <table:table-cell table:style-name="ce273" table:formula="of:=[.N30]" office:value-type="float" office:value="0">
            <text:p>- </text:p>
          </table:table-cell>
          <table:table-cell table:style-name="ce273" table:formula="of:=[.O30]" office:value-type="float" office:value="50">
            <text:p>50 </text:p>
          </table:table-cell>
          <table:table-cell table:style-name="ce273" table:formula="of:=[.P30]" office:value-type="float" office:value="3800">
            <text:p>3.800 </text:p>
          </table:table-cell>
          <table:table-cell table:style-name="ce273" table:formula="of:=[.Q30]" office:value-type="float" office:value="6">
            <text:p>6 </text:p>
          </table:table-cell>
          <table:table-cell table:style-name="ce273" table:formula="of:=[.R30]" office:value-type="float" office:value="0">
            <text:p>- </text:p>
          </table:table-cell>
          <table:table-cell table:number-columns-repeated="1006"/>
        </table:table-row>
        <table:table-row table:style-name="ro2">
          <table:table-cell table:style-name="ce150" office:value-type="string">
            <text:p>Mai</text:p>
          </table:table-cell>
          <table:table-cell table:style-name="ce166" table:formula="of:=+[.I105]*[.N105]" office:value-type="float" office:value="0">
            <text:p>- </text:p>
          </table:table-cell>
          <table:table-cell table:style-name="ce166" table:formula="of:=+[.J105]*[.O105]" office:value-type="float" office:value="0">
            <text:p>- </text:p>
          </table:table-cell>
          <table:table-cell table:style-name="ce166" table:formula="of:=+[.K105]*[.P105]" office:value-type="float" office:value="0">
            <text:p>- </text:p>
          </table:table-cell>
          <table:table-cell table:style-name="ce166" table:formula="of:=+[.L105]*[.Q105]" office:value-type="float" office:value="0">
            <text:p>- </text:p>
          </table:table-cell>
          <table:table-cell table:style-name="ce166" table:formula="of:=+[.M105]*[.R105]" office:value-type="float" office:value="0">
            <text:p>- </text:p>
          </table:table-cell>
          <table:table-cell table:style-name="ce163" table:formula="of:=SUM([.B105:.F105])" office:value-type="float" office:value="0">
            <text:p>- <text:s text:c="3"/></text:p>
          </table:table-cell>
          <table:table-cell table:style-name="ce192"/>
          <table:table-cell table:style-name="ce211" table:formula="of:=[.I104]" office:value-type="float" office:value="0">
            <text:p>- <text:s text:c="3"/></text:p>
          </table:table-cell>
          <table:table-cell table:style-name="ce237" table:formula="of:=[.J104]" office:value-type="float" office:value="0">
            <text:p>0,00</text:p>
          </table:table-cell>
          <table:table-cell table:style-name="ce237" table:formula="of:=[.K104]" office:value-type="float" office:value="1.101">
            <text:p>1,10</text:p>
          </table:table-cell>
          <table:table-cell table:style-name="ce211" table:formula="of:=[.L104]" office:value-type="float" office:value="300">
            <text:p>300 <text:s text:c="3"/></text:p>
          </table:table-cell>
          <table:table-cell table:style-name="ce211" table:formula="of:=[.M104]" office:value-type="float" office:value="0">
            <text:p>- <text:s text:c="3"/></text:p>
          </table:table-cell>
          <table:table-cell table:style-name="ce273" table:formula="of:=[.N31]" office:value-type="float" office:value="0">
            <text:p>- </text:p>
          </table:table-cell>
          <table:table-cell table:style-name="ce273" table:formula="of:=[.O31]" office:value-type="float" office:value="0">
            <text:p>- </text:p>
          </table:table-cell>
          <table:table-cell table:style-name="ce273" table:formula="of:=[.P31]" office:value-type="float" office:value="0">
            <text:p>- </text:p>
          </table:table-cell>
          <table:table-cell table:style-name="ce273" table:formula="of:=[.Q31]" office:value-type="float" office:value="0">
            <text:p>- </text:p>
          </table:table-cell>
          <table:table-cell table:style-name="ce273" table:formula="of:=[.R31]" office:value-type="float" office:value="0">
            <text:p>- </text:p>
          </table:table-cell>
          <table:table-cell table:number-columns-repeated="1006"/>
        </table:table-row>
        <table:table-row table:style-name="ro2">
          <table:table-cell table:style-name="ce150" office:value-type="string">
            <text:p>Juin</text:p>
          </table:table-cell>
          <table:table-cell table:style-name="ce166" table:formula="of:=+[.I106]*[.N106]" office:value-type="float" office:value="0">
            <text:p>- </text:p>
          </table:table-cell>
          <table:table-cell table:style-name="ce166" table:formula="of:=+[.J106]*[.O106]" office:value-type="float" office:value="0">
            <text:p>- </text:p>
          </table:table-cell>
          <table:table-cell table:style-name="ce166" table:formula="of:=+[.K106]*[.P106]" office:value-type="float" office:value="0">
            <text:p>- </text:p>
          </table:table-cell>
          <table:table-cell table:style-name="ce166" table:formula="of:=+[.L106]*[.Q106]" office:value-type="float" office:value="0">
            <text:p>- </text:p>
          </table:table-cell>
          <table:table-cell table:style-name="ce166" table:formula="of:=+[.M106]*[.R106]" office:value-type="float" office:value="0">
            <text:p>- </text:p>
          </table:table-cell>
          <table:table-cell table:style-name="ce163" table:formula="of:=SUM([.B106:.F106])" office:value-type="float" office:value="0">
            <text:p>- <text:s text:c="3"/></text:p>
          </table:table-cell>
          <table:table-cell table:style-name="ce192"/>
          <table:table-cell table:style-name="ce211" table:formula="of:=[.I105]" office:value-type="float" office:value="0">
            <text:p>- <text:s text:c="3"/></text:p>
          </table:table-cell>
          <table:table-cell table:style-name="ce237" table:formula="of:=[.J105]" office:value-type="float" office:value="0">
            <text:p>0,00</text:p>
          </table:table-cell>
          <table:table-cell table:style-name="ce237" table:formula="of:=[.K105]" office:value-type="float" office:value="1.101">
            <text:p>1,10</text:p>
          </table:table-cell>
          <table:table-cell table:style-name="ce211" table:formula="of:=[.L105]" office:value-type="float" office:value="300">
            <text:p>300 <text:s text:c="3"/></text:p>
          </table:table-cell>
          <table:table-cell table:style-name="ce211" table:formula="of:=[.M105]" office:value-type="float" office:value="0">
            <text:p>- <text:s text:c="3"/></text:p>
          </table:table-cell>
          <table:table-cell table:style-name="ce273" table:formula="of:=[.N32]" office:value-type="float" office:value="0">
            <text:p>- </text:p>
          </table:table-cell>
          <table:table-cell table:style-name="ce273" table:formula="of:=[.O32]" office:value-type="float" office:value="0">
            <text:p>- </text:p>
          </table:table-cell>
          <table:table-cell table:style-name="ce273" table:formula="of:=[.P32]" office:value-type="float" office:value="0">
            <text:p>- </text:p>
          </table:table-cell>
          <table:table-cell table:style-name="ce273" table:formula="of:=[.Q32]" office:value-type="float" office:value="0">
            <text:p>- </text:p>
          </table:table-cell>
          <table:table-cell table:style-name="ce273" table:formula="of:=[.R32]" office:value-type="float" office:value="0">
            <text:p>- </text:p>
          </table:table-cell>
          <table:table-cell table:number-columns-repeated="1006"/>
        </table:table-row>
        <table:table-row table:style-name="ro2">
          <table:table-cell table:style-name="ce150" office:value-type="string">
            <text:p>Juil</text:p>
          </table:table-cell>
          <table:table-cell table:style-name="ce166" table:formula="of:=+[.I107]*[.N107]" office:value-type="float" office:value="0">
            <text:p>- </text:p>
          </table:table-cell>
          <table:table-cell table:style-name="ce166" table:formula="of:=+[.J107]*[.O107]" office:value-type="float" office:value="0">
            <text:p>- </text:p>
          </table:table-cell>
          <table:table-cell table:style-name="ce166" table:formula="of:=+[.K107]*[.P107]" office:value-type="float" office:value="4183.8">
            <text:p>4.184 </text:p>
          </table:table-cell>
          <table:table-cell table:style-name="ce166" table:formula="of:=+[.L107]*[.Q107]" office:value-type="float" office:value="1800">
            <text:p>1.800 </text:p>
          </table:table-cell>
          <table:table-cell table:style-name="ce166" table:formula="of:=+[.M107]*[.R107]" office:value-type="float" office:value="0">
            <text:p>- </text:p>
          </table:table-cell>
          <table:table-cell table:style-name="ce163" table:formula="of:=SUM([.B107:.F107])" office:value-type="float" office:value="5983.8">
            <text:p>5.984 <text:s text:c="3"/></text:p>
          </table:table-cell>
          <table:table-cell table:style-name="ce192"/>
          <table:table-cell table:style-name="ce211" table:formula="of:=[.I106]" office:value-type="float" office:value="0">
            <text:p>- <text:s text:c="3"/></text:p>
          </table:table-cell>
          <table:table-cell table:style-name="ce237" table:formula="of:=[.J106]" office:value-type="float" office:value="0">
            <text:p>0,00</text:p>
          </table:table-cell>
          <table:table-cell table:style-name="ce237" table:formula="of:=[.K106]" office:value-type="float" office:value="1.101">
            <text:p>1,10</text:p>
          </table:table-cell>
          <table:table-cell table:style-name="ce211" table:formula="of:=[.L106]" office:value-type="float" office:value="300">
            <text:p>300 <text:s text:c="3"/></text:p>
          </table:table-cell>
          <table:table-cell table:style-name="ce211" table:formula="of:=[.M106]" office:value-type="float" office:value="0">
            <text:p>- <text:s text:c="3"/></text:p>
          </table:table-cell>
          <table:table-cell table:style-name="ce273" table:formula="of:=[.N33]" office:value-type="float" office:value="0">
            <text:p>- </text:p>
          </table:table-cell>
          <table:table-cell table:style-name="ce273" table:formula="of:=[.O33]" office:value-type="float" office:value="50">
            <text:p>50 </text:p>
          </table:table-cell>
          <table:table-cell table:style-name="ce273" table:formula="of:=[.P33]" office:value-type="float" office:value="3800">
            <text:p>3.800 </text:p>
          </table:table-cell>
          <table:table-cell table:style-name="ce273" table:formula="of:=[.Q33]" office:value-type="float" office:value="6">
            <text:p>6 </text:p>
          </table:table-cell>
          <table:table-cell table:style-name="ce273" table:formula="of:=[.R33]" office:value-type="float" office:value="0">
            <text:p>- </text:p>
          </table:table-cell>
          <table:table-cell table:number-columns-repeated="1006"/>
        </table:table-row>
        <table:table-row table:style-name="ro2">
          <table:table-cell table:style-name="ce150" office:value-type="string">
            <text:p>Aoû</text:p>
          </table:table-cell>
          <table:table-cell table:style-name="ce166" table:formula="of:=+[.I108]*[.N108]" office:value-type="float" office:value="0">
            <text:p>- </text:p>
          </table:table-cell>
          <table:table-cell table:style-name="ce166" table:formula="of:=+[.J108]*[.O108]" office:value-type="float" office:value="0">
            <text:p>- </text:p>
          </table:table-cell>
          <table:table-cell table:style-name="ce166" table:formula="of:=+[.K108]*[.P108]" office:value-type="float" office:value="0">
            <text:p>- </text:p>
          </table:table-cell>
          <table:table-cell table:style-name="ce166" table:formula="of:=+[.L108]*[.Q108]" office:value-type="float" office:value="0">
            <text:p>- </text:p>
          </table:table-cell>
          <table:table-cell table:style-name="ce166" table:formula="of:=+[.M108]*[.R108]" office:value-type="float" office:value="0">
            <text:p>- </text:p>
          </table:table-cell>
          <table:table-cell table:style-name="ce163" table:formula="of:=SUM([.B108:.F108])" office:value-type="float" office:value="0">
            <text:p>- <text:s text:c="3"/></text:p>
          </table:table-cell>
          <table:table-cell table:style-name="ce192"/>
          <table:table-cell table:style-name="ce211" table:formula="of:=[.I107]" office:value-type="float" office:value="0">
            <text:p>- <text:s text:c="3"/></text:p>
          </table:table-cell>
          <table:table-cell table:style-name="ce237" table:formula="of:=[.J107]" office:value-type="float" office:value="0">
            <text:p>0,00</text:p>
          </table:table-cell>
          <table:table-cell table:style-name="ce237" table:formula="of:=[.K107]" office:value-type="float" office:value="1.101">
            <text:p>1,10</text:p>
          </table:table-cell>
          <table:table-cell table:style-name="ce211" table:formula="of:=[.L107]" office:value-type="float" office:value="300">
            <text:p>300 <text:s text:c="3"/></text:p>
          </table:table-cell>
          <table:table-cell table:style-name="ce211" table:formula="of:=[.M107]" office:value-type="float" office:value="0">
            <text:p>- <text:s text:c="3"/></text:p>
          </table:table-cell>
          <table:table-cell table:style-name="ce273" table:formula="of:=[.N34]" office:value-type="float" office:value="0">
            <text:p>- </text:p>
          </table:table-cell>
          <table:table-cell table:style-name="ce273" table:formula="of:=[.O34]" office:value-type="float" office:value="0">
            <text:p>- </text:p>
          </table:table-cell>
          <table:table-cell table:style-name="ce273" table:formula="of:=[.P34]" office:value-type="float" office:value="0">
            <text:p>- </text:p>
          </table:table-cell>
          <table:table-cell table:style-name="ce273" table:formula="of:=[.Q34]" office:value-type="float" office:value="0">
            <text:p>- </text:p>
          </table:table-cell>
          <table:table-cell table:style-name="ce273" table:formula="of:=[.R34]" office:value-type="float" office:value="0">
            <text:p>- </text:p>
          </table:table-cell>
          <table:table-cell table:number-columns-repeated="1006"/>
        </table:table-row>
        <table:table-row table:style-name="ro2">
          <table:table-cell table:style-name="ce150" office:value-type="string">
            <text:p>Sep</text:p>
          </table:table-cell>
          <table:table-cell table:style-name="ce166" table:formula="of:=+[.I109]*[.N109]" office:value-type="float" office:value="0">
            <text:p>- </text:p>
          </table:table-cell>
          <table:table-cell table:style-name="ce166" table:formula="of:=+[.J109]*[.O109]" office:value-type="float" office:value="0">
            <text:p>- </text:p>
          </table:table-cell>
          <table:table-cell table:style-name="ce166" table:formula="of:=+[.K109]*[.P109]" office:value-type="float" office:value="0">
            <text:p>- </text:p>
          </table:table-cell>
          <table:table-cell table:style-name="ce166" table:formula="of:=+[.L109]*[.Q109]" office:value-type="float" office:value="0">
            <text:p>- </text:p>
          </table:table-cell>
          <table:table-cell table:style-name="ce166" table:formula="of:=+[.M109]*[.R109]" office:value-type="float" office:value="0">
            <text:p>- </text:p>
          </table:table-cell>
          <table:table-cell table:style-name="ce163" table:formula="of:=SUM([.B109:.F109])" office:value-type="float" office:value="0">
            <text:p>- <text:s text:c="3"/></text:p>
          </table:table-cell>
          <table:table-cell table:style-name="ce192"/>
          <table:table-cell table:style-name="ce211" table:formula="of:=[.I108]" office:value-type="float" office:value="0">
            <text:p>- <text:s text:c="3"/></text:p>
          </table:table-cell>
          <table:table-cell table:style-name="ce237" table:formula="of:=[.J108]" office:value-type="float" office:value="0">
            <text:p>0,00</text:p>
          </table:table-cell>
          <table:table-cell table:style-name="ce237" table:formula="of:=[.K108]" office:value-type="float" office:value="1.101">
            <text:p>1,10</text:p>
          </table:table-cell>
          <table:table-cell table:style-name="ce211" table:formula="of:=[.L108]" office:value-type="float" office:value="300">
            <text:p>300 <text:s text:c="3"/></text:p>
          </table:table-cell>
          <table:table-cell table:style-name="ce211" table:formula="of:=[.M108]" office:value-type="float" office:value="0">
            <text:p>- <text:s text:c="3"/></text:p>
          </table:table-cell>
          <table:table-cell table:style-name="ce273" table:formula="of:=[.N35]" office:value-type="float" office:value="0">
            <text:p>- </text:p>
          </table:table-cell>
          <table:table-cell table:style-name="ce273" table:formula="of:=[.O35]" office:value-type="float" office:value="0">
            <text:p>- </text:p>
          </table:table-cell>
          <table:table-cell table:style-name="ce273" table:formula="of:=[.P35]" office:value-type="float" office:value="0">
            <text:p>- </text:p>
          </table:table-cell>
          <table:table-cell table:style-name="ce273" table:formula="of:=[.Q35]" office:value-type="float" office:value="0">
            <text:p>- </text:p>
          </table:table-cell>
          <table:table-cell table:style-name="ce273" table:formula="of:=[.R35]" office:value-type="float" office:value="0">
            <text:p>- </text:p>
          </table:table-cell>
          <table:table-cell table:number-columns-repeated="1006"/>
        </table:table-row>
        <table:table-row table:style-name="ro2">
          <table:table-cell table:style-name="ce150" office:value-type="string">
            <text:p>Oct</text:p>
          </table:table-cell>
          <table:table-cell table:style-name="ce166" table:formula="of:=+[.I110]*[.N110]" office:value-type="float" office:value="0">
            <text:p>- </text:p>
          </table:table-cell>
          <table:table-cell table:style-name="ce166" table:formula="of:=+[.J110]*[.O110]" office:value-type="float" office:value="0">
            <text:p>- </text:p>
          </table:table-cell>
          <table:table-cell table:style-name="ce166" table:formula="of:=+[.K110]*[.P110]" office:value-type="float" office:value="4183.8">
            <text:p>4.184 </text:p>
          </table:table-cell>
          <table:table-cell table:style-name="ce166" table:formula="of:=+[.L110]*[.Q110]" office:value-type="float" office:value="1800">
            <text:p>1.800 </text:p>
          </table:table-cell>
          <table:table-cell table:style-name="ce166" table:formula="of:=+[.M110]*[.R110]" office:value-type="float" office:value="0">
            <text:p>- </text:p>
          </table:table-cell>
          <table:table-cell table:style-name="ce163" table:formula="of:=SUM([.B110:.F110])" office:value-type="float" office:value="5983.8">
            <text:p>5.984 <text:s text:c="3"/></text:p>
          </table:table-cell>
          <table:table-cell table:style-name="ce192"/>
          <table:table-cell table:style-name="ce211" table:formula="of:=[.I109]" office:value-type="float" office:value="0">
            <text:p>- <text:s text:c="3"/></text:p>
          </table:table-cell>
          <table:table-cell table:style-name="ce237" table:formula="of:=[.J109]" office:value-type="float" office:value="0">
            <text:p>0,00</text:p>
          </table:table-cell>
          <table:table-cell table:style-name="ce237" table:formula="of:=[.K109]" office:value-type="float" office:value="1.101">
            <text:p>1,10</text:p>
          </table:table-cell>
          <table:table-cell table:style-name="ce211" table:formula="of:=[.L109]" office:value-type="float" office:value="300">
            <text:p>300 <text:s text:c="3"/></text:p>
          </table:table-cell>
          <table:table-cell table:style-name="ce211" table:formula="of:=[.M109]" office:value-type="float" office:value="0">
            <text:p>- <text:s text:c="3"/></text:p>
          </table:table-cell>
          <table:table-cell table:style-name="ce273" table:formula="of:=[.N36]" office:value-type="float" office:value="0">
            <text:p>- </text:p>
          </table:table-cell>
          <table:table-cell table:style-name="ce273" table:formula="of:=[.O36]" office:value-type="float" office:value="50">
            <text:p>50 </text:p>
          </table:table-cell>
          <table:table-cell table:style-name="ce273" table:formula="of:=[.P36]" office:value-type="float" office:value="3800">
            <text:p>3.800 </text:p>
          </table:table-cell>
          <table:table-cell table:style-name="ce273" table:formula="of:=[.Q36]" office:value-type="float" office:value="6">
            <text:p>6 </text:p>
          </table:table-cell>
          <table:table-cell table:style-name="ce273" table:formula="of:=[.R36]" office:value-type="float" office:value="0">
            <text:p>- </text:p>
          </table:table-cell>
          <table:table-cell table:number-columns-repeated="1006"/>
        </table:table-row>
        <table:table-row table:style-name="ro2">
          <table:table-cell table:style-name="ce150" office:value-type="string">
            <text:p>Nov</text:p>
          </table:table-cell>
          <table:table-cell table:style-name="ce166" table:formula="of:=+[.I111]*[.N111]" office:value-type="float" office:value="0">
            <text:p>- </text:p>
          </table:table-cell>
          <table:table-cell table:style-name="ce166" table:formula="of:=+[.J111]*[.O111]" office:value-type="float" office:value="0">
            <text:p>- </text:p>
          </table:table-cell>
          <table:table-cell table:style-name="ce166" table:formula="of:=+[.K111]*[.P111]" office:value-type="float" office:value="0">
            <text:p>- </text:p>
          </table:table-cell>
          <table:table-cell table:style-name="ce166" table:formula="of:=+[.L111]*[.Q111]" office:value-type="float" office:value="0">
            <text:p>- </text:p>
          </table:table-cell>
          <table:table-cell table:style-name="ce166" table:formula="of:=+[.M111]*[.R111]" office:value-type="float" office:value="0">
            <text:p>- </text:p>
          </table:table-cell>
          <table:table-cell table:style-name="ce163" table:formula="of:=SUM([.B111:.F111])" office:value-type="float" office:value="0">
            <text:p>- <text:s text:c="3"/></text:p>
          </table:table-cell>
          <table:table-cell table:style-name="ce192"/>
          <table:table-cell table:style-name="ce211" table:formula="of:=[.I110]" office:value-type="float" office:value="0">
            <text:p>- <text:s text:c="3"/></text:p>
          </table:table-cell>
          <table:table-cell table:style-name="ce237" table:formula="of:=[.J110]" office:value-type="float" office:value="0">
            <text:p>0,00</text:p>
          </table:table-cell>
          <table:table-cell table:style-name="ce237" table:formula="of:=[.K110]" office:value-type="float" office:value="1.101">
            <text:p>1,10</text:p>
          </table:table-cell>
          <table:table-cell table:style-name="ce211" table:formula="of:=[.L110]" office:value-type="float" office:value="300">
            <text:p>300 <text:s text:c="3"/></text:p>
          </table:table-cell>
          <table:table-cell table:style-name="ce211" table:formula="of:=[.M110]" office:value-type="float" office:value="0">
            <text:p>- <text:s text:c="3"/></text:p>
          </table:table-cell>
          <table:table-cell table:style-name="ce273" table:formula="of:=[.N37]" office:value-type="float" office:value="0">
            <text:p>- </text:p>
          </table:table-cell>
          <table:table-cell table:style-name="ce273" table:formula="of:=[.O37]" office:value-type="float" office:value="0">
            <text:p>- </text:p>
          </table:table-cell>
          <table:table-cell table:style-name="ce273" table:formula="of:=[.P37]" office:value-type="float" office:value="0">
            <text:p>- </text:p>
          </table:table-cell>
          <table:table-cell table:style-name="ce273" table:formula="of:=[.Q37]" office:value-type="float" office:value="0">
            <text:p>- </text:p>
          </table:table-cell>
          <table:table-cell table:style-name="ce273" table:formula="of:=[.R37]" office:value-type="float" office:value="0">
            <text:p>- </text:p>
          </table:table-cell>
          <table:table-cell table:number-columns-repeated="1006"/>
        </table:table-row>
        <table:table-row table:style-name="ro2">
          <table:table-cell table:style-name="ce150" office:value-type="string">
            <text:p>Déc</text:p>
          </table:table-cell>
          <table:table-cell table:style-name="ce166" table:formula="of:=+[.I112]*[.N112]" office:value-type="float" office:value="0">
            <text:p>- </text:p>
          </table:table-cell>
          <table:table-cell table:style-name="ce166" table:formula="of:=+[.J112]*[.O112]" office:value-type="float" office:value="0">
            <text:p>- </text:p>
          </table:table-cell>
          <table:table-cell table:style-name="ce166" table:formula="of:=+[.K112]*[.P112]" office:value-type="float" office:value="0">
            <text:p>- </text:p>
          </table:table-cell>
          <table:table-cell table:style-name="ce166" table:formula="of:=+[.L112]*[.Q112]" office:value-type="float" office:value="0">
            <text:p>- </text:p>
          </table:table-cell>
          <table:table-cell table:style-name="ce166" table:formula="of:=+[.M112]*[.R112]" office:value-type="float" office:value="0">
            <text:p>- </text:p>
          </table:table-cell>
          <table:table-cell table:style-name="ce163" table:formula="of:=SUM([.B112:.F112])" office:value-type="float" office:value="0">
            <text:p>- <text:s text:c="3"/></text:p>
          </table:table-cell>
          <table:table-cell table:style-name="ce192"/>
          <table:table-cell table:style-name="ce211" table:formula="of:=[.I111]" office:value-type="float" office:value="0">
            <text:p>- <text:s text:c="3"/></text:p>
          </table:table-cell>
          <table:table-cell table:style-name="ce237" table:formula="of:=[.J111]" office:value-type="float" office:value="0">
            <text:p>0,00</text:p>
          </table:table-cell>
          <table:table-cell table:style-name="ce237" table:formula="of:=[.K111]" office:value-type="float" office:value="1.101">
            <text:p>1,10</text:p>
          </table:table-cell>
          <table:table-cell table:style-name="ce211" table:formula="of:=[.L111]" office:value-type="float" office:value="300">
            <text:p>300 <text:s text:c="3"/></text:p>
          </table:table-cell>
          <table:table-cell table:style-name="ce211" table:formula="of:=[.M111]" office:value-type="float" office:value="0">
            <text:p>- <text:s text:c="3"/></text:p>
          </table:table-cell>
          <table:table-cell table:style-name="ce273" table:formula="of:=[.N38]" office:value-type="float" office:value="0">
            <text:p>- </text:p>
          </table:table-cell>
          <table:table-cell table:style-name="ce273" table:formula="of:=[.O38]" office:value-type="float" office:value="0">
            <text:p>- </text:p>
          </table:table-cell>
          <table:table-cell table:style-name="ce273" table:formula="of:=[.P38]" office:value-type="float" office:value="0">
            <text:p>- </text:p>
          </table:table-cell>
          <table:table-cell table:style-name="ce273" table:formula="of:=[.Q38]" office:value-type="float" office:value="0">
            <text:p>- </text:p>
          </table:table-cell>
          <table:table-cell table:style-name="ce273" table:formula="of:=[.R38]" office:value-type="float" office:value="0">
            <text:p>- </text:p>
          </table:table-cell>
          <table:table-cell table:number-columns-repeated="1006"/>
        </table:table-row>
        <table:table-row table:style-name="ro2">
          <table:table-cell table:style-name="ce151" office:value-type="string">
            <text:p>TOTAL</text:p>
          </table:table-cell>
          <table:table-cell table:style-name="ce161" table:formula="of:=SUM([.B101:.B112])" office:value-type="float" office:value="0">
            <text:p>- </text:p>
          </table:table-cell>
          <table:table-cell table:style-name="ce161" table:formula="of:=SUM([.C101:.C112])" office:value-type="float" office:value="0">
            <text:p>- </text:p>
          </table:table-cell>
          <table:table-cell table:style-name="ce161" table:formula="of:=SUM([.D101:.D112])" office:value-type="float" office:value="16735.2">
            <text:p>16.735 </text:p>
          </table:table-cell>
          <table:table-cell table:style-name="ce161" table:formula="of:=SUM([.E101:.E112])" office:value-type="float" office:value="7200">
            <text:p>7.200 </text:p>
          </table:table-cell>
          <table:table-cell table:style-name="ce161" table:formula="of:=SUM([.F101:.F112])" office:value-type="float" office:value="0">
            <text:p>- </text:p>
          </table:table-cell>
          <table:table-cell table:style-name="ce161" table:formula="of:=SUM([.G101:.G112])" office:value-type="float" office:value="23935.2">
            <text:p>23.935 </text:p>
          </table:table-cell>
          <table:table-cell table:style-name="ce192"/>
          <table:table-cell table:style-name="ce208"/>
          <table:table-cell table:style-name="ce232" table:number-columns-repeated="2"/>
          <table:table-cell table:style-name="ce208" table:number-columns-repeated="2"/>
          <table:table-cell table:style-name="ce208" table:formula="of:=SUM([.N101:.N112])" office:value-type="float" office:value="0">
            <text:p>- <text:s text:c="3"/></text:p>
          </table:table-cell>
          <table:table-cell table:style-name="ce208" table:formula="of:=SUM([.O101:.O112])" office:value-type="float" office:value="200">
            <text:p>200 <text:s text:c="3"/></text:p>
          </table:table-cell>
          <table:table-cell table:style-name="ce208" table:formula="of:=SUM([.P101:.P112])" office:value-type="float" office:value="15200">
            <text:p>15.200 <text:s text:c="3"/></text:p>
          </table:table-cell>
          <table:table-cell table:style-name="ce208" table:formula="of:=SUM([.Q101:.Q112])" office:value-type="float" office:value="24">
            <text:p>24 <text:s text:c="3"/></text:p>
          </table:table-cell>
          <table:table-cell table:style-name="ce208" table:formula="of:=SUM([.R101:.R112])"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113]/12" office:value-type="float" office:value="0">
            <text:p>- <text:s text:c="3"/></text:p>
          </table:table-cell>
          <table:table-cell table:style-name="ce164" table:formula="of:=[.C113]/12" office:value-type="float" office:value="0">
            <text:p>- <text:s text:c="3"/></text:p>
          </table:table-cell>
          <table:table-cell table:style-name="ce164" table:formula="of:=[.D113]/12" office:value-type="float" office:value="1394.6">
            <text:p>1.395 <text:s text:c="3"/></text:p>
          </table:table-cell>
          <table:table-cell table:style-name="ce164" table:formula="of:=[.E113]/12" office:value-type="float" office:value="600">
            <text:p>600 <text:s text:c="3"/></text:p>
          </table:table-cell>
          <table:table-cell table:style-name="ce164" table:formula="of:=[.F113]/12" office:value-type="float" office:value="0">
            <text:p>- <text:s text:c="3"/></text:p>
          </table:table-cell>
          <table:table-cell table:style-name="ce164" table:formula="of:=[.G113]/12" office:value-type="float" office:value="1994.6">
            <text:p>1.995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113]/4" office:value-type="float" office:value="0">
            <text:p>0 </text:p>
          </table:table-cell>
          <table:table-cell table:style-name="ce270" table:formula="of:=[.O113]/4" office:value-type="float" office:value="50">
            <text:p>50 </text:p>
          </table:table-cell>
          <table:table-cell table:style-name="ce270" table:formula="of:=[.P113]/4" office:value-type="float" office:value="3800">
            <text:p>3.800 </text:p>
          </table:table-cell>
          <table:table-cell table:style-name="ce164" table:formula="of:=[.Q113]/12" office:value-type="float" office:value="2">
            <text:p>2 <text:s text:c="3"/></text:p>
          </table:table-cell>
          <table:table-cell table:style-name="ce164" table:formula="of:=[.R113]/12" office:value-type="float" office:value="0">
            <text:p>- <text:s text:c="3"/></text:p>
          </table:table-cell>
          <table:table-cell table:number-columns-repeated="1006"/>
        </table:table-row>
        <table:table-row table:style-name="ro2" table:number-rows-repeated="2">
          <table:table-cell table:style-name="ce156"/>
          <table:table-cell table:style-name="ce165" table:number-columns-repeated="6"/>
          <table:table-cell table:style-name="ce192"/>
          <table:table-cell table:number-columns-repeated="1016"/>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6">
            <text:p>2016</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ACHATS</text:p>
          </table:table-cell>
          <table:covered-table-cell table:number-columns-repeated="5" table:style-name="ce158"/>
          <table:table-cell table:style-name="ce149"/>
          <table:table-cell table:style-name="ce158" office:value-type="string" table:number-columns-spanned="5" table:number-rows-spanned="1">
            <text:p>coûts unitaire (hors impression)</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6">
            <text:p>2016</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6" table:formula="of:=+[.I122]*[.N122]" office:value-type="float" office:value="0">
            <text:p>- </text:p>
          </table:table-cell>
          <table:table-cell table:style-name="ce166" table:formula="of:=+[.J122]*[.O122]" office:value-type="float" office:value="0">
            <text:p>- </text:p>
          </table:table-cell>
          <table:table-cell table:style-name="ce166" table:formula="of:=+[.K122]*[.P122]" office:value-type="float" office:value="4536.12">
            <text:p>4.536 </text:p>
          </table:table-cell>
          <table:table-cell table:style-name="ce166" table:formula="of:=+[.L122]*[.Q122]" office:value-type="float" office:value="1854">
            <text:p>1.854 </text:p>
          </table:table-cell>
          <table:table-cell table:style-name="ce166" table:formula="of:=+[.M122]*[.R122]" office:value-type="float" office:value="0">
            <text:p>- </text:p>
          </table:table-cell>
          <table:table-cell table:style-name="ce163" table:formula="of:=SUM([.B122:.F122])" office:value-type="float" office:value="6390.12">
            <text:p>6.390 <text:s text:c="3"/></text:p>
          </table:table-cell>
          <table:table-cell table:style-name="ce192"/>
          <table:table-cell table:style-name="ce210"/>
          <table:table-cell table:style-name="ce238" table:formula="of:=[.J101]*1.03" office:value-type="float" office:value="0">
            <text:p>0,00</text:p>
          </table:table-cell>
          <table:table-cell table:style-name="ce238" table:formula="of:=[.K101]*1.03" office:value-type="float" office:value="1.13403">
            <text:p>1,13</text:p>
          </table:table-cell>
          <table:table-cell table:style-name="ce211" table:formula="of:=[.L101]*1.03" office:value-type="float" office:value="309">
            <text:p>309 <text:s text:c="3"/></text:p>
          </table:table-cell>
          <table:table-cell table:style-name="ce264"/>
          <table:table-cell table:style-name="ce211" table:formula="of:=[.N57]" office:value-type="float" office:value="0">
            <text:p>- <text:s text:c="3"/></text:p>
          </table:table-cell>
          <table:table-cell table:style-name="ce211" table:formula="of:=[.O57]" office:value-type="float" office:value="50">
            <text:p>50 <text:s text:c="3"/></text:p>
          </table:table-cell>
          <table:table-cell table:style-name="ce211" table:formula="of:=[.P57]" office:value-type="float" office:value="4000">
            <text:p>4.000 <text:s text:c="3"/></text:p>
          </table:table-cell>
          <table:table-cell table:style-name="ce211" table:formula="of:=[.Q57]" office:value-type="float" office:value="6">
            <text:p>6 <text:s text:c="3"/></text:p>
          </table:table-cell>
          <table:table-cell table:style-name="ce211" table:formula="of:=[.R57]" office:value-type="float" office:value="0">
            <text:p>- <text:s text:c="3"/></text:p>
          </table:table-cell>
          <table:table-cell table:number-columns-repeated="1006"/>
        </table:table-row>
        <table:table-row table:style-name="ro2">
          <table:table-cell table:style-name="ce150" office:value-type="string">
            <text:p>Fev</text:p>
          </table:table-cell>
          <table:table-cell table:style-name="ce166" table:formula="of:=+[.I123]*[.N123]" office:value-type="float" office:value="0">
            <text:p>- </text:p>
          </table:table-cell>
          <table:table-cell table:style-name="ce166" table:formula="of:=+[.J123]*[.O123]" office:value-type="float" office:value="0">
            <text:p>- </text:p>
          </table:table-cell>
          <table:table-cell table:style-name="ce166" table:formula="of:=+[.K123]*[.P123]" office:value-type="float" office:value="0">
            <text:p>- </text:p>
          </table:table-cell>
          <table:table-cell table:style-name="ce166" table:formula="of:=+[.L123]*[.Q123]" office:value-type="float" office:value="0">
            <text:p>- </text:p>
          </table:table-cell>
          <table:table-cell table:style-name="ce166" table:formula="of:=+[.M123]*[.R123]" office:value-type="float" office:value="0">
            <text:p>- </text:p>
          </table:table-cell>
          <table:table-cell table:style-name="ce163" table:formula="of:=SUM([.B123:.F123])" office:value-type="float" office:value="0">
            <text:p>- <text:s text:c="3"/></text:p>
          </table:table-cell>
          <table:table-cell table:style-name="ce192"/>
          <table:table-cell table:style-name="ce211" table:formula="of:=[.I122]" office:value-type="float" office:value="0">
            <text:p>- <text:s text:c="3"/></text:p>
          </table:table-cell>
          <table:table-cell table:style-name="ce238" table:formula="of:=[.J122]" office:value-type="float" office:value="0">
            <text:p>0,00</text:p>
          </table:table-cell>
          <table:table-cell table:style-name="ce238" table:formula="of:=[.K122]" office:value-type="float" office:value="1.13403">
            <text:p>1,13</text:p>
          </table:table-cell>
          <table:table-cell table:style-name="ce211" table:formula="of:=[.L122]" office:value-type="float" office:value="309">
            <text:p>309 <text:s text:c="3"/></text:p>
          </table:table-cell>
          <table:table-cell table:style-name="ce211" table:formula="of:=[.M122]" office:value-type="float" office:value="0">
            <text:p>- <text:s text:c="3"/></text:p>
          </table:table-cell>
          <table:table-cell table:style-name="ce211" table:formula="of:=[.N58]" office:value-type="float" office:value="0">
            <text:p>- <text:s text:c="3"/></text:p>
          </table:table-cell>
          <table:table-cell table:style-name="ce211" table:formula="of:=[.O58]" office:value-type="float" office:value="0">
            <text:p>- <text:s text:c="3"/></text:p>
          </table:table-cell>
          <table:table-cell table:style-name="ce211" table:formula="of:=[.P58]" office:value-type="float" office:value="0">
            <text:p>- <text:s text:c="3"/></text:p>
          </table:table-cell>
          <table:table-cell table:style-name="ce211" table:formula="of:=[.Q58]" office:value-type="float" office:value="0">
            <text:p>- <text:s text:c="3"/></text:p>
          </table:table-cell>
          <table:table-cell table:style-name="ce211" table:formula="of:=[.R58]" office:value-type="float" office:value="0">
            <text:p>- <text:s text:c="3"/></text:p>
          </table:table-cell>
          <table:table-cell table:number-columns-repeated="1006"/>
        </table:table-row>
        <table:table-row table:style-name="ro2">
          <table:table-cell table:style-name="ce150" office:value-type="string">
            <text:p>Mar</text:p>
          </table:table-cell>
          <table:table-cell table:style-name="ce166" table:formula="of:=+[.I124]*[.N124]" office:value-type="float" office:value="0">
            <text:p>- </text:p>
          </table:table-cell>
          <table:table-cell table:style-name="ce166" table:formula="of:=+[.J124]*[.O124]" office:value-type="float" office:value="0">
            <text:p>- </text:p>
          </table:table-cell>
          <table:table-cell table:style-name="ce166" table:formula="of:=+[.K124]*[.P124]" office:value-type="float" office:value="0">
            <text:p>- </text:p>
          </table:table-cell>
          <table:table-cell table:style-name="ce166" table:formula="of:=+[.L124]*[.Q124]" office:value-type="float" office:value="0">
            <text:p>- </text:p>
          </table:table-cell>
          <table:table-cell table:style-name="ce166" table:formula="of:=+[.M124]*[.R124]" office:value-type="float" office:value="0">
            <text:p>- </text:p>
          </table:table-cell>
          <table:table-cell table:style-name="ce163" table:formula="of:=SUM([.B124:.F124])" office:value-type="float" office:value="0">
            <text:p>- <text:s text:c="3"/></text:p>
          </table:table-cell>
          <table:table-cell table:style-name="ce192"/>
          <table:table-cell table:style-name="ce211" table:formula="of:=[.I123]" office:value-type="float" office:value="0">
            <text:p>- <text:s text:c="3"/></text:p>
          </table:table-cell>
          <table:table-cell table:style-name="ce238" table:formula="of:=[.J123]" office:value-type="float" office:value="0">
            <text:p>0,00</text:p>
          </table:table-cell>
          <table:table-cell table:style-name="ce238" table:formula="of:=[.K123]" office:value-type="float" office:value="1.13403">
            <text:p>1,13</text:p>
          </table:table-cell>
          <table:table-cell table:style-name="ce211" table:formula="of:=[.L123]" office:value-type="float" office:value="309">
            <text:p>309 <text:s text:c="3"/></text:p>
          </table:table-cell>
          <table:table-cell table:style-name="ce211" table:formula="of:=[.M123]" office:value-type="float" office:value="0">
            <text:p>- <text:s text:c="3"/></text:p>
          </table:table-cell>
          <table:table-cell table:style-name="ce211" table:formula="of:=[.N59]" office:value-type="float" office:value="0">
            <text:p>- <text:s text:c="3"/></text:p>
          </table:table-cell>
          <table:table-cell table:style-name="ce211" table:formula="of:=[.O59]" office:value-type="float" office:value="0">
            <text:p>- <text:s text:c="3"/></text:p>
          </table:table-cell>
          <table:table-cell table:style-name="ce211" table:formula="of:=[.P59]" office:value-type="float" office:value="0">
            <text:p>- <text:s text:c="3"/></text:p>
          </table:table-cell>
          <table:table-cell table:style-name="ce211" table:formula="of:=[.Q59]" office:value-type="float" office:value="0">
            <text:p>- <text:s text:c="3"/></text:p>
          </table:table-cell>
          <table:table-cell table:style-name="ce211" table:formula="of:=[.R59]" office:value-type="float" office:value="0">
            <text:p>- <text:s text:c="3"/></text:p>
          </table:table-cell>
          <table:table-cell table:number-columns-repeated="1006"/>
        </table:table-row>
        <table:table-row table:style-name="ro2">
          <table:table-cell table:style-name="ce150" office:value-type="string">
            <text:p>Avr</text:p>
          </table:table-cell>
          <table:table-cell table:style-name="ce166" table:formula="of:=+[.I125]*[.N125]" office:value-type="float" office:value="0">
            <text:p>- </text:p>
          </table:table-cell>
          <table:table-cell table:style-name="ce166" table:formula="of:=+[.J125]*[.O125]" office:value-type="float" office:value="0">
            <text:p>- </text:p>
          </table:table-cell>
          <table:table-cell table:style-name="ce166" table:formula="of:=+[.K125]*[.P125]" office:value-type="float" office:value="4536.12">
            <text:p>4.536 </text:p>
          </table:table-cell>
          <table:table-cell table:style-name="ce166" table:formula="of:=+[.L125]*[.Q125]" office:value-type="float" office:value="1854">
            <text:p>1.854 </text:p>
          </table:table-cell>
          <table:table-cell table:style-name="ce166" table:formula="of:=+[.M125]*[.R125]" office:value-type="float" office:value="0">
            <text:p>- </text:p>
          </table:table-cell>
          <table:table-cell table:style-name="ce163" table:formula="of:=SUM([.B125:.F125])" office:value-type="float" office:value="6390.12">
            <text:p>6.390 <text:s text:c="3"/></text:p>
          </table:table-cell>
          <table:table-cell table:style-name="ce192"/>
          <table:table-cell table:style-name="ce211" table:formula="of:=[.I124]" office:value-type="float" office:value="0">
            <text:p>- <text:s text:c="3"/></text:p>
          </table:table-cell>
          <table:table-cell table:style-name="ce238" table:formula="of:=[.J124]" office:value-type="float" office:value="0">
            <text:p>0,00</text:p>
          </table:table-cell>
          <table:table-cell table:style-name="ce238" table:formula="of:=[.K124]" office:value-type="float" office:value="1.13403">
            <text:p>1,13</text:p>
          </table:table-cell>
          <table:table-cell table:style-name="ce211" table:formula="of:=[.L124]" office:value-type="float" office:value="309">
            <text:p>309 <text:s text:c="3"/></text:p>
          </table:table-cell>
          <table:table-cell table:style-name="ce211" table:formula="of:=[.M124]" office:value-type="float" office:value="0">
            <text:p>- <text:s text:c="3"/></text:p>
          </table:table-cell>
          <table:table-cell table:style-name="ce211" table:formula="of:=[.N60]" office:value-type="float" office:value="0">
            <text:p>- <text:s text:c="3"/></text:p>
          </table:table-cell>
          <table:table-cell table:style-name="ce211" table:formula="of:=[.O60]" office:value-type="float" office:value="50">
            <text:p>50 <text:s text:c="3"/></text:p>
          </table:table-cell>
          <table:table-cell table:style-name="ce211" table:formula="of:=[.P60]" office:value-type="float" office:value="4000">
            <text:p>4.000 <text:s text:c="3"/></text:p>
          </table:table-cell>
          <table:table-cell table:style-name="ce211" table:formula="of:=[.Q60]" office:value-type="float" office:value="6">
            <text:p>6 <text:s text:c="3"/></text:p>
          </table:table-cell>
          <table:table-cell table:style-name="ce211" table:formula="of:=[.R60]" office:value-type="float" office:value="0">
            <text:p>- <text:s text:c="3"/></text:p>
          </table:table-cell>
          <table:table-cell table:number-columns-repeated="1006"/>
        </table:table-row>
        <table:table-row table:style-name="ro2">
          <table:table-cell table:style-name="ce150" office:value-type="string">
            <text:p>Mai</text:p>
          </table:table-cell>
          <table:table-cell table:style-name="ce166" table:formula="of:=+[.I126]*[.N126]" office:value-type="float" office:value="0">
            <text:p>- </text:p>
          </table:table-cell>
          <table:table-cell table:style-name="ce166" table:formula="of:=+[.J126]*[.O126]" office:value-type="float" office:value="0">
            <text:p>- </text:p>
          </table:table-cell>
          <table:table-cell table:style-name="ce166" table:formula="of:=+[.K126]*[.P126]" office:value-type="float" office:value="0">
            <text:p>- </text:p>
          </table:table-cell>
          <table:table-cell table:style-name="ce166" table:formula="of:=+[.L126]*[.Q126]" office:value-type="float" office:value="0">
            <text:p>- </text:p>
          </table:table-cell>
          <table:table-cell table:style-name="ce166" table:formula="of:=+[.M126]*[.R126]" office:value-type="float" office:value="0">
            <text:p>- </text:p>
          </table:table-cell>
          <table:table-cell table:style-name="ce163" table:formula="of:=SUM([.B126:.F126])" office:value-type="float" office:value="0">
            <text:p>- <text:s text:c="3"/></text:p>
          </table:table-cell>
          <table:table-cell table:style-name="ce192"/>
          <table:table-cell table:style-name="ce211" table:formula="of:=[.I125]" office:value-type="float" office:value="0">
            <text:p>- <text:s text:c="3"/></text:p>
          </table:table-cell>
          <table:table-cell table:style-name="ce238" table:formula="of:=[.J125]" office:value-type="float" office:value="0">
            <text:p>0,00</text:p>
          </table:table-cell>
          <table:table-cell table:style-name="ce238" table:formula="of:=[.K125]" office:value-type="float" office:value="1.13403">
            <text:p>1,13</text:p>
          </table:table-cell>
          <table:table-cell table:style-name="ce211" table:formula="of:=[.L125]" office:value-type="float" office:value="309">
            <text:p>309 <text:s text:c="3"/></text:p>
          </table:table-cell>
          <table:table-cell table:style-name="ce211" table:formula="of:=[.M125]" office:value-type="float" office:value="0">
            <text:p>- <text:s text:c="3"/></text:p>
          </table:table-cell>
          <table:table-cell table:style-name="ce211" table:formula="of:=[.N61]" office:value-type="float" office:value="0">
            <text:p>- <text:s text:c="3"/></text:p>
          </table:table-cell>
          <table:table-cell table:style-name="ce211" table:formula="of:=[.O61]" office:value-type="float" office:value="0">
            <text:p>- <text:s text:c="3"/></text:p>
          </table:table-cell>
          <table:table-cell table:style-name="ce211" table:formula="of:=[.P61]" office:value-type="float" office:value="0">
            <text:p>- <text:s text:c="3"/></text:p>
          </table:table-cell>
          <table:table-cell table:style-name="ce211" table:formula="of:=[.Q61]" office:value-type="float" office:value="0">
            <text:p>- <text:s text:c="3"/></text:p>
          </table:table-cell>
          <table:table-cell table:style-name="ce211" table:formula="of:=[.R61]" office:value-type="float" office:value="0">
            <text:p>- <text:s text:c="3"/></text:p>
          </table:table-cell>
          <table:table-cell table:number-columns-repeated="1006"/>
        </table:table-row>
        <table:table-row table:style-name="ro2">
          <table:table-cell table:style-name="ce150" office:value-type="string">
            <text:p>Juin</text:p>
          </table:table-cell>
          <table:table-cell table:style-name="ce166" table:formula="of:=+[.I127]*[.N127]" office:value-type="float" office:value="0">
            <text:p>- </text:p>
          </table:table-cell>
          <table:table-cell table:style-name="ce166" table:formula="of:=+[.J127]*[.O127]" office:value-type="float" office:value="0">
            <text:p>- </text:p>
          </table:table-cell>
          <table:table-cell table:style-name="ce166" table:formula="of:=+[.K127]*[.P127]" office:value-type="float" office:value="0">
            <text:p>- </text:p>
          </table:table-cell>
          <table:table-cell table:style-name="ce166" table:formula="of:=+[.L127]*[.Q127]" office:value-type="float" office:value="0">
            <text:p>- </text:p>
          </table:table-cell>
          <table:table-cell table:style-name="ce166" table:formula="of:=+[.M127]*[.R127]" office:value-type="float" office:value="0">
            <text:p>- </text:p>
          </table:table-cell>
          <table:table-cell table:style-name="ce163" table:formula="of:=SUM([.B127:.F127])" office:value-type="float" office:value="0">
            <text:p>- <text:s text:c="3"/></text:p>
          </table:table-cell>
          <table:table-cell table:style-name="ce192"/>
          <table:table-cell table:style-name="ce211" table:formula="of:=[.I126]" office:value-type="float" office:value="0">
            <text:p>- <text:s text:c="3"/></text:p>
          </table:table-cell>
          <table:table-cell table:style-name="ce238" table:formula="of:=[.J126]" office:value-type="float" office:value="0">
            <text:p>0,00</text:p>
          </table:table-cell>
          <table:table-cell table:style-name="ce238" table:formula="of:=[.K126]" office:value-type="float" office:value="1.13403">
            <text:p>1,13</text:p>
          </table:table-cell>
          <table:table-cell table:style-name="ce211" table:formula="of:=[.L126]" office:value-type="float" office:value="309">
            <text:p>309 <text:s text:c="3"/></text:p>
          </table:table-cell>
          <table:table-cell table:style-name="ce211" table:formula="of:=[.M126]" office:value-type="float" office:value="0">
            <text:p>- <text:s text:c="3"/></text:p>
          </table:table-cell>
          <table:table-cell table:style-name="ce211" table:formula="of:=[.N62]" office:value-type="float" office:value="0">
            <text:p>- <text:s text:c="3"/></text:p>
          </table:table-cell>
          <table:table-cell table:style-name="ce211" table:formula="of:=[.O62]" office:value-type="float" office:value="0">
            <text:p>- <text:s text:c="3"/></text:p>
          </table:table-cell>
          <table:table-cell table:style-name="ce211" table:formula="of:=[.P62]" office:value-type="float" office:value="0">
            <text:p>- <text:s text:c="3"/></text:p>
          </table:table-cell>
          <table:table-cell table:style-name="ce211" table:formula="of:=[.Q62]" office:value-type="float" office:value="0">
            <text:p>- <text:s text:c="3"/></text:p>
          </table:table-cell>
          <table:table-cell table:style-name="ce211" table:formula="of:=[.R62]" office:value-type="float" office:value="0">
            <text:p>- <text:s text:c="3"/></text:p>
          </table:table-cell>
          <table:table-cell table:number-columns-repeated="1006"/>
        </table:table-row>
        <table:table-row table:style-name="ro2">
          <table:table-cell table:style-name="ce150" office:value-type="string">
            <text:p>Juil</text:p>
          </table:table-cell>
          <table:table-cell table:style-name="ce166" table:formula="of:=+[.I128]*[.N128]" office:value-type="float" office:value="0">
            <text:p>- </text:p>
          </table:table-cell>
          <table:table-cell table:style-name="ce166" table:formula="of:=+[.J128]*[.O128]" office:value-type="float" office:value="0">
            <text:p>- </text:p>
          </table:table-cell>
          <table:table-cell table:style-name="ce166" table:formula="of:=+[.K128]*[.P128]" office:value-type="float" office:value="4536.12">
            <text:p>4.536 </text:p>
          </table:table-cell>
          <table:table-cell table:style-name="ce166" table:formula="of:=+[.L128]*[.Q128]" office:value-type="float" office:value="1854">
            <text:p>1.854 </text:p>
          </table:table-cell>
          <table:table-cell table:style-name="ce166" table:formula="of:=+[.M128]*[.R128]" office:value-type="float" office:value="0">
            <text:p>- </text:p>
          </table:table-cell>
          <table:table-cell table:style-name="ce163" table:formula="of:=SUM([.B128:.F128])" office:value-type="float" office:value="6390.12">
            <text:p>6.390 <text:s text:c="3"/></text:p>
          </table:table-cell>
          <table:table-cell table:style-name="ce192"/>
          <table:table-cell table:style-name="ce211" table:formula="of:=[.I127]" office:value-type="float" office:value="0">
            <text:p>- <text:s text:c="3"/></text:p>
          </table:table-cell>
          <table:table-cell table:style-name="ce238" table:formula="of:=[.J127]" office:value-type="float" office:value="0">
            <text:p>0,00</text:p>
          </table:table-cell>
          <table:table-cell table:style-name="ce238" table:formula="of:=[.K127]" office:value-type="float" office:value="1.13403">
            <text:p>1,13</text:p>
          </table:table-cell>
          <table:table-cell table:style-name="ce211" table:formula="of:=[.L127]" office:value-type="float" office:value="309">
            <text:p>309 <text:s text:c="3"/></text:p>
          </table:table-cell>
          <table:table-cell table:style-name="ce211" table:formula="of:=[.M127]" office:value-type="float" office:value="0">
            <text:p>- <text:s text:c="3"/></text:p>
          </table:table-cell>
          <table:table-cell table:style-name="ce211" table:formula="of:=[.N63]" office:value-type="float" office:value="0">
            <text:p>- <text:s text:c="3"/></text:p>
          </table:table-cell>
          <table:table-cell table:style-name="ce211" table:formula="of:=[.O63]" office:value-type="float" office:value="50">
            <text:p>50 <text:s text:c="3"/></text:p>
          </table:table-cell>
          <table:table-cell table:style-name="ce211" table:formula="of:=[.P63]" office:value-type="float" office:value="4000">
            <text:p>4.000 <text:s text:c="3"/></text:p>
          </table:table-cell>
          <table:table-cell table:style-name="ce211" table:formula="of:=[.Q63]" office:value-type="float" office:value="6">
            <text:p>6 <text:s text:c="3"/></text:p>
          </table:table-cell>
          <table:table-cell table:style-name="ce211" table:formula="of:=[.R63]" office:value-type="float" office:value="0">
            <text:p>- <text:s text:c="3"/></text:p>
          </table:table-cell>
          <table:table-cell table:number-columns-repeated="1006"/>
        </table:table-row>
        <table:table-row table:style-name="ro2">
          <table:table-cell table:style-name="ce150" office:value-type="string">
            <text:p>Aoû</text:p>
          </table:table-cell>
          <table:table-cell table:style-name="ce166" table:formula="of:=+[.I129]*[.N129]" office:value-type="float" office:value="0">
            <text:p>- </text:p>
          </table:table-cell>
          <table:table-cell table:style-name="ce166" table:formula="of:=+[.J129]*[.O129]" office:value-type="float" office:value="0">
            <text:p>- </text:p>
          </table:table-cell>
          <table:table-cell table:style-name="ce166" table:formula="of:=+[.K129]*[.P129]" office:value-type="float" office:value="0">
            <text:p>- </text:p>
          </table:table-cell>
          <table:table-cell table:style-name="ce166" table:formula="of:=+[.L129]*[.Q129]" office:value-type="float" office:value="0">
            <text:p>- </text:p>
          </table:table-cell>
          <table:table-cell table:style-name="ce166" table:formula="of:=+[.M129]*[.R129]" office:value-type="float" office:value="0">
            <text:p>- </text:p>
          </table:table-cell>
          <table:table-cell table:style-name="ce163" table:formula="of:=SUM([.B129:.F129])" office:value-type="float" office:value="0">
            <text:p>- <text:s text:c="3"/></text:p>
          </table:table-cell>
          <table:table-cell table:style-name="ce192"/>
          <table:table-cell table:style-name="ce211" table:formula="of:=[.I128]" office:value-type="float" office:value="0">
            <text:p>- <text:s text:c="3"/></text:p>
          </table:table-cell>
          <table:table-cell table:style-name="ce238" table:formula="of:=[.J128]" office:value-type="float" office:value="0">
            <text:p>0,00</text:p>
          </table:table-cell>
          <table:table-cell table:style-name="ce238" table:formula="of:=[.K128]" office:value-type="float" office:value="1.13403">
            <text:p>1,13</text:p>
          </table:table-cell>
          <table:table-cell table:style-name="ce211" table:formula="of:=[.L128]" office:value-type="float" office:value="309">
            <text:p>309 <text:s text:c="3"/></text:p>
          </table:table-cell>
          <table:table-cell table:style-name="ce211" table:formula="of:=[.M128]" office:value-type="float" office:value="0">
            <text:p>- <text:s text:c="3"/></text:p>
          </table:table-cell>
          <table:table-cell table:style-name="ce211" table:formula="of:=[.N64]" office:value-type="float" office:value="0">
            <text:p>- <text:s text:c="3"/></text:p>
          </table:table-cell>
          <table:table-cell table:style-name="ce211" table:formula="of:=[.O64]" office:value-type="float" office:value="0">
            <text:p>- <text:s text:c="3"/></text:p>
          </table:table-cell>
          <table:table-cell table:style-name="ce211" table:formula="of:=[.P64]" office:value-type="float" office:value="0">
            <text:p>- <text:s text:c="3"/></text:p>
          </table:table-cell>
          <table:table-cell table:style-name="ce211" table:formula="of:=[.Q64]" office:value-type="float" office:value="0">
            <text:p>- <text:s text:c="3"/></text:p>
          </table:table-cell>
          <table:table-cell table:style-name="ce211" table:formula="of:=[.R64]" office:value-type="float" office:value="0">
            <text:p>- <text:s text:c="3"/></text:p>
          </table:table-cell>
          <table:table-cell table:number-columns-repeated="1006"/>
        </table:table-row>
        <table:table-row table:style-name="ro2">
          <table:table-cell table:style-name="ce150" office:value-type="string">
            <text:p>Sep</text:p>
          </table:table-cell>
          <table:table-cell table:style-name="ce166" table:formula="of:=+[.I130]*[.N130]" office:value-type="float" office:value="0">
            <text:p>- </text:p>
          </table:table-cell>
          <table:table-cell table:style-name="ce166" table:formula="of:=+[.J130]*[.O130]" office:value-type="float" office:value="0">
            <text:p>- </text:p>
          </table:table-cell>
          <table:table-cell table:style-name="ce166" table:formula="of:=+[.K130]*[.P130]" office:value-type="float" office:value="0">
            <text:p>- </text:p>
          </table:table-cell>
          <table:table-cell table:style-name="ce166" table:formula="of:=+[.L130]*[.Q130]" office:value-type="float" office:value="0">
            <text:p>- </text:p>
          </table:table-cell>
          <table:table-cell table:style-name="ce166" table:formula="of:=+[.M130]*[.R130]" office:value-type="float" office:value="0">
            <text:p>- </text:p>
          </table:table-cell>
          <table:table-cell table:style-name="ce163" table:formula="of:=SUM([.B130:.F130])" office:value-type="float" office:value="0">
            <text:p>- <text:s text:c="3"/></text:p>
          </table:table-cell>
          <table:table-cell table:style-name="ce192"/>
          <table:table-cell table:style-name="ce211" table:formula="of:=[.I129]" office:value-type="float" office:value="0">
            <text:p>- <text:s text:c="3"/></text:p>
          </table:table-cell>
          <table:table-cell table:style-name="ce238" table:formula="of:=[.J129]" office:value-type="float" office:value="0">
            <text:p>0,00</text:p>
          </table:table-cell>
          <table:table-cell table:style-name="ce238" table:formula="of:=[.K129]" office:value-type="float" office:value="1.13403">
            <text:p>1,13</text:p>
          </table:table-cell>
          <table:table-cell table:style-name="ce211" table:formula="of:=[.L129]" office:value-type="float" office:value="309">
            <text:p>309 <text:s text:c="3"/></text:p>
          </table:table-cell>
          <table:table-cell table:style-name="ce211" table:formula="of:=[.M129]" office:value-type="float" office:value="0">
            <text:p>- <text:s text:c="3"/></text:p>
          </table:table-cell>
          <table:table-cell table:style-name="ce211" table:formula="of:=[.N65]" office:value-type="float" office:value="0">
            <text:p>- <text:s text:c="3"/></text:p>
          </table:table-cell>
          <table:table-cell table:style-name="ce211" table:formula="of:=[.O65]" office:value-type="float" office:value="0">
            <text:p>- <text:s text:c="3"/></text:p>
          </table:table-cell>
          <table:table-cell table:style-name="ce211" table:formula="of:=[.P65]" office:value-type="float" office:value="0">
            <text:p>- <text:s text:c="3"/></text:p>
          </table:table-cell>
          <table:table-cell table:style-name="ce211" table:formula="of:=[.Q65]" office:value-type="float" office:value="0">
            <text:p>- <text:s text:c="3"/></text:p>
          </table:table-cell>
          <table:table-cell table:style-name="ce211" table:formula="of:=[.R65]" office:value-type="float" office:value="0">
            <text:p>- <text:s text:c="3"/></text:p>
          </table:table-cell>
          <table:table-cell table:number-columns-repeated="1006"/>
        </table:table-row>
        <table:table-row table:style-name="ro2">
          <table:table-cell table:style-name="ce150" office:value-type="string">
            <text:p>Oct</text:p>
          </table:table-cell>
          <table:table-cell table:style-name="ce166" table:formula="of:=+[.I131]*[.N131]" office:value-type="float" office:value="0">
            <text:p>- </text:p>
          </table:table-cell>
          <table:table-cell table:style-name="ce166" table:formula="of:=+[.J131]*[.O131]" office:value-type="float" office:value="0">
            <text:p>- </text:p>
          </table:table-cell>
          <table:table-cell table:style-name="ce166" table:formula="of:=+[.K131]*[.P131]" office:value-type="float" office:value="4536.12">
            <text:p>4.536 </text:p>
          </table:table-cell>
          <table:table-cell table:style-name="ce166" table:formula="of:=+[.L131]*[.Q131]" office:value-type="float" office:value="1854">
            <text:p>1.854 </text:p>
          </table:table-cell>
          <table:table-cell table:style-name="ce166" table:formula="of:=+[.M131]*[.R131]" office:value-type="float" office:value="0">
            <text:p>- </text:p>
          </table:table-cell>
          <table:table-cell table:style-name="ce163" table:formula="of:=SUM([.B131:.F131])" office:value-type="float" office:value="6390.12">
            <text:p>6.390 <text:s text:c="3"/></text:p>
          </table:table-cell>
          <table:table-cell table:style-name="ce192"/>
          <table:table-cell table:style-name="ce211" table:formula="of:=[.I130]" office:value-type="float" office:value="0">
            <text:p>- <text:s text:c="3"/></text:p>
          </table:table-cell>
          <table:table-cell table:style-name="ce238" table:formula="of:=[.J130]" office:value-type="float" office:value="0">
            <text:p>0,00</text:p>
          </table:table-cell>
          <table:table-cell table:style-name="ce238" table:formula="of:=[.K130]" office:value-type="float" office:value="1.13403">
            <text:p>1,13</text:p>
          </table:table-cell>
          <table:table-cell table:style-name="ce211" table:formula="of:=[.L130]" office:value-type="float" office:value="309">
            <text:p>309 <text:s text:c="3"/></text:p>
          </table:table-cell>
          <table:table-cell table:style-name="ce211" table:formula="of:=[.M130]" office:value-type="float" office:value="0">
            <text:p>- <text:s text:c="3"/></text:p>
          </table:table-cell>
          <table:table-cell table:style-name="ce211" table:formula="of:=[.N66]" office:value-type="float" office:value="0">
            <text:p>- <text:s text:c="3"/></text:p>
          </table:table-cell>
          <table:table-cell table:style-name="ce211" table:formula="of:=[.O66]" office:value-type="float" office:value="50">
            <text:p>50 <text:s text:c="3"/></text:p>
          </table:table-cell>
          <table:table-cell table:style-name="ce211" table:formula="of:=[.P66]" office:value-type="float" office:value="4000">
            <text:p>4.000 <text:s text:c="3"/></text:p>
          </table:table-cell>
          <table:table-cell table:style-name="ce211" table:formula="of:=[.Q66]" office:value-type="float" office:value="6">
            <text:p>6 <text:s text:c="3"/></text:p>
          </table:table-cell>
          <table:table-cell table:style-name="ce211" table:formula="of:=[.R66]" office:value-type="float" office:value="0">
            <text:p>- <text:s text:c="3"/></text:p>
          </table:table-cell>
          <table:table-cell table:number-columns-repeated="1006"/>
        </table:table-row>
        <table:table-row table:style-name="ro2">
          <table:table-cell table:style-name="ce150" office:value-type="string">
            <text:p>Nov</text:p>
          </table:table-cell>
          <table:table-cell table:style-name="ce166" table:formula="of:=+[.I132]*[.N132]" office:value-type="float" office:value="0">
            <text:p>- </text:p>
          </table:table-cell>
          <table:table-cell table:style-name="ce166" table:formula="of:=+[.J132]*[.O132]" office:value-type="float" office:value="0">
            <text:p>- </text:p>
          </table:table-cell>
          <table:table-cell table:style-name="ce166" table:formula="of:=+[.K132]*[.P132]" office:value-type="float" office:value="0">
            <text:p>- </text:p>
          </table:table-cell>
          <table:table-cell table:style-name="ce166" table:formula="of:=+[.L132]*[.Q132]" office:value-type="float" office:value="0">
            <text:p>- </text:p>
          </table:table-cell>
          <table:table-cell table:style-name="ce166" table:formula="of:=+[.M132]*[.R132]" office:value-type="float" office:value="0">
            <text:p>- </text:p>
          </table:table-cell>
          <table:table-cell table:style-name="ce163" table:formula="of:=SUM([.B132:.F132])" office:value-type="float" office:value="0">
            <text:p>- <text:s text:c="3"/></text:p>
          </table:table-cell>
          <table:table-cell table:style-name="ce192"/>
          <table:table-cell table:style-name="ce211" table:formula="of:=[.I131]" office:value-type="float" office:value="0">
            <text:p>- <text:s text:c="3"/></text:p>
          </table:table-cell>
          <table:table-cell table:style-name="ce238" table:formula="of:=[.J131]" office:value-type="float" office:value="0">
            <text:p>0,00</text:p>
          </table:table-cell>
          <table:table-cell table:style-name="ce238" table:formula="of:=[.K131]" office:value-type="float" office:value="1.13403">
            <text:p>1,13</text:p>
          </table:table-cell>
          <table:table-cell table:style-name="ce211" table:formula="of:=[.L131]" office:value-type="float" office:value="309">
            <text:p>309 <text:s text:c="3"/></text:p>
          </table:table-cell>
          <table:table-cell table:style-name="ce211" table:formula="of:=[.M131]" office:value-type="float" office:value="0">
            <text:p>- <text:s text:c="3"/></text:p>
          </table:table-cell>
          <table:table-cell table:style-name="ce211" table:formula="of:=[.N67]" office:value-type="float" office:value="0">
            <text:p>- <text:s text:c="3"/></text:p>
          </table:table-cell>
          <table:table-cell table:style-name="ce211" table:formula="of:=[.O67]" office:value-type="float" office:value="0">
            <text:p>- <text:s text:c="3"/></text:p>
          </table:table-cell>
          <table:table-cell table:style-name="ce211" table:formula="of:=[.P67]" office:value-type="float" office:value="0">
            <text:p>- <text:s text:c="3"/></text:p>
          </table:table-cell>
          <table:table-cell table:style-name="ce211" table:formula="of:=[.Q67]" office:value-type="float" office:value="0">
            <text:p>- <text:s text:c="3"/></text:p>
          </table:table-cell>
          <table:table-cell table:style-name="ce211" table:formula="of:=[.R67]" office:value-type="float" office:value="0">
            <text:p>- <text:s text:c="3"/></text:p>
          </table:table-cell>
          <table:table-cell table:number-columns-repeated="1006"/>
        </table:table-row>
        <table:table-row table:style-name="ro2">
          <table:table-cell table:style-name="ce150" office:value-type="string">
            <text:p>Déc</text:p>
          </table:table-cell>
          <table:table-cell table:style-name="ce166" table:formula="of:=+[.I133]*[.N133]" office:value-type="float" office:value="0">
            <text:p>- </text:p>
          </table:table-cell>
          <table:table-cell table:style-name="ce166" table:formula="of:=+[.J133]*[.O133]" office:value-type="float" office:value="0">
            <text:p>- </text:p>
          </table:table-cell>
          <table:table-cell table:style-name="ce166" table:formula="of:=+[.K133]*[.P133]" office:value-type="float" office:value="0">
            <text:p>- </text:p>
          </table:table-cell>
          <table:table-cell table:style-name="ce166" table:formula="of:=+[.L133]*[.Q133]" office:value-type="float" office:value="0">
            <text:p>- </text:p>
          </table:table-cell>
          <table:table-cell table:style-name="ce166" table:formula="of:=+[.M133]*[.R133]" office:value-type="float" office:value="0">
            <text:p>- </text:p>
          </table:table-cell>
          <table:table-cell table:style-name="ce163" table:formula="of:=SUM([.B133:.F133])" office:value-type="float" office:value="0">
            <text:p>- <text:s text:c="3"/></text:p>
          </table:table-cell>
          <table:table-cell table:style-name="ce192"/>
          <table:table-cell table:style-name="ce211" table:formula="of:=[.I132]" office:value-type="float" office:value="0">
            <text:p>- <text:s text:c="3"/></text:p>
          </table:table-cell>
          <table:table-cell table:style-name="ce238" table:formula="of:=[.J132]" office:value-type="float" office:value="0">
            <text:p>0,00</text:p>
          </table:table-cell>
          <table:table-cell table:style-name="ce238" table:formula="of:=[.K132]" office:value-type="float" office:value="1.13403">
            <text:p>1,13</text:p>
          </table:table-cell>
          <table:table-cell table:style-name="ce211" table:formula="of:=[.L132]" office:value-type="float" office:value="309">
            <text:p>309 <text:s text:c="3"/></text:p>
          </table:table-cell>
          <table:table-cell table:style-name="ce211" table:formula="of:=[.M132]" office:value-type="float" office:value="0">
            <text:p>- <text:s text:c="3"/></text:p>
          </table:table-cell>
          <table:table-cell table:style-name="ce211" table:formula="of:=[.N68]" office:value-type="float" office:value="0">
            <text:p>- <text:s text:c="3"/></text:p>
          </table:table-cell>
          <table:table-cell table:style-name="ce211" table:formula="of:=[.O68]" office:value-type="float" office:value="0">
            <text:p>- <text:s text:c="3"/></text:p>
          </table:table-cell>
          <table:table-cell table:style-name="ce211" table:formula="of:=[.P68]" office:value-type="float" office:value="0">
            <text:p>- <text:s text:c="3"/></text:p>
          </table:table-cell>
          <table:table-cell table:style-name="ce211" table:formula="of:=[.Q68]" office:value-type="float" office:value="0">
            <text:p>- <text:s text:c="3"/></text:p>
          </table:table-cell>
          <table:table-cell table:style-name="ce211" table:formula="of:=[.R68]" office:value-type="float" office:value="0">
            <text:p>- <text:s text:c="3"/></text:p>
          </table:table-cell>
          <table:table-cell table:number-columns-repeated="1006"/>
        </table:table-row>
        <table:table-row table:style-name="ro2">
          <table:table-cell table:style-name="ce151" office:value-type="string">
            <text:p>TOTAL</text:p>
          </table:table-cell>
          <table:table-cell table:style-name="ce161" table:formula="of:=SUM([.B122:.B133])" office:value-type="float" office:value="0">
            <text:p>- </text:p>
          </table:table-cell>
          <table:table-cell table:style-name="ce161" table:formula="of:=SUM([.C122:.C133])" office:value-type="float" office:value="0">
            <text:p>- </text:p>
          </table:table-cell>
          <table:table-cell table:style-name="ce161" table:formula="of:=SUM([.D122:.D133])" office:value-type="float" office:value="18144.48">
            <text:p>18.144 </text:p>
          </table:table-cell>
          <table:table-cell table:style-name="ce161" table:formula="of:=SUM([.E122:.E133])" office:value-type="float" office:value="7416">
            <text:p>7.416 </text:p>
          </table:table-cell>
          <table:table-cell table:style-name="ce161" table:formula="of:=SUM([.F122:.F133])" office:value-type="float" office:value="0">
            <text:p>- </text:p>
          </table:table-cell>
          <table:table-cell table:style-name="ce161" table:formula="of:=SUM([.G122:.G133])" office:value-type="float" office:value="25560.48">
            <text:p>25.560 </text:p>
          </table:table-cell>
          <table:table-cell table:style-name="ce192"/>
          <table:table-cell table:style-name="ce208"/>
          <table:table-cell table:style-name="ce232" table:number-columns-repeated="2"/>
          <table:table-cell table:style-name="ce208" table:number-columns-repeated="2"/>
          <table:table-cell table:style-name="ce208" table:formula="of:=SUM([.N122:.N133])" office:value-type="float" office:value="0">
            <text:p>- <text:s text:c="3"/></text:p>
          </table:table-cell>
          <table:table-cell table:style-name="ce208" table:formula="of:=SUM([.O122:.O133])" office:value-type="float" office:value="200">
            <text:p>200 <text:s text:c="3"/></text:p>
          </table:table-cell>
          <table:table-cell table:style-name="ce208" table:formula="of:=SUM([.P122:.P133])" office:value-type="float" office:value="16000">
            <text:p>16.000 <text:s text:c="3"/></text:p>
          </table:table-cell>
          <table:table-cell table:style-name="ce208" table:formula="of:=SUM([.Q122:.Q133])" office:value-type="float" office:value="24">
            <text:p>24 <text:s text:c="3"/></text:p>
          </table:table-cell>
          <table:table-cell table:style-name="ce208" table:formula="of:=SUM([.R122:.R133])"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134]/12" office:value-type="float" office:value="0">
            <text:p>- <text:s text:c="3"/></text:p>
          </table:table-cell>
          <table:table-cell table:style-name="ce164" table:formula="of:=[.C134]/12" office:value-type="float" office:value="0">
            <text:p>- <text:s text:c="3"/></text:p>
          </table:table-cell>
          <table:table-cell table:style-name="ce164" table:formula="of:=[.D134]/12" office:value-type="float" office:value="1512.04">
            <text:p>1.512 <text:s text:c="3"/></text:p>
          </table:table-cell>
          <table:table-cell table:style-name="ce164" table:formula="of:=[.E134]/12" office:value-type="float" office:value="618">
            <text:p>618 <text:s text:c="3"/></text:p>
          </table:table-cell>
          <table:table-cell table:style-name="ce164" table:formula="of:=[.F134]/12" office:value-type="float" office:value="0">
            <text:p>- <text:s text:c="3"/></text:p>
          </table:table-cell>
          <table:table-cell table:style-name="ce164" table:formula="of:=[.G134]/12" office:value-type="float" office:value="2130.04">
            <text:p>2.130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134]/4" office:value-type="float" office:value="0">
            <text:p>0 </text:p>
          </table:table-cell>
          <table:table-cell table:style-name="ce270" table:formula="of:=[.O134]/4" office:value-type="float" office:value="50">
            <text:p>50 </text:p>
          </table:table-cell>
          <table:table-cell table:style-name="ce270" table:formula="of:=[.P134]/4" office:value-type="float" office:value="4000">
            <text:p>4.000 </text:p>
          </table:table-cell>
          <table:table-cell table:style-name="ce164" table:formula="of:=[.Q134]/12" office:value-type="float" office:value="2">
            <text:p>2 <text:s text:c="3"/></text:p>
          </table:table-cell>
          <table:table-cell table:style-name="ce164" table:formula="of:=[.R134]/12" office:value-type="float" office:value="0">
            <text:p>- <text:s text:c="3"/></text:p>
          </table:table-cell>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2">
          <table:table-cell table:style-name="ce136" table:number-columns-repeated="3"/>
          <table:table-cell table:style-name="ce180" table:number-columns-repeated="3"/>
          <table:table-cell table:style-name="ce136" table:number-columns-repeated="3"/>
          <table:table-cell table:style-name="ce239" table:number-columns-repeated="2"/>
          <table:table-cell table:style-name="ce40"/>
          <table:table-cell table:style-name="ce99" table:number-columns-repeated="91"/>
          <table:table-cell table:style-name="ce4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7">
            <text:p>2017</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ACHATS</text:p>
          </table:table-cell>
          <table:covered-table-cell table:number-columns-repeated="5" table:style-name="ce158"/>
          <table:table-cell table:style-name="ce149"/>
          <table:table-cell table:style-name="ce158" office:value-type="string" table:number-columns-spanned="5" table:number-rows-spanned="1">
            <text:p>coûts unitaire (hors impression)</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7">
            <text:p>2017</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6" table:formula="of:=+[.I143]*[.N143]" office:value-type="float" office:value="0">
            <text:p>- </text:p>
          </table:table-cell>
          <table:table-cell table:style-name="ce166" table:formula="of:=+[.J143]*[.O143]" office:value-type="float" office:value="0">
            <text:p>- </text:p>
          </table:table-cell>
          <table:table-cell table:style-name="ce166" table:formula="of:=+[.K143]*[.P143]" office:value-type="float" office:value="4789.00869">
            <text:p>4.789 </text:p>
          </table:table-cell>
          <table:table-cell table:style-name="ce166" table:formula="of:=+[.L143]*[.Q143]" office:value-type="float" office:value="1909.62">
            <text:p>1.910 </text:p>
          </table:table-cell>
          <table:table-cell table:style-name="ce166" table:formula="of:=+[.M143]*[.R143]" office:value-type="float" office:value="0">
            <text:p>- </text:p>
          </table:table-cell>
          <table:table-cell table:style-name="ce163" table:formula="of:=SUM([.B143:.F143])" office:value-type="float" office:value="6698.62869">
            <text:p>6.699 <text:s text:c="3"/></text:p>
          </table:table-cell>
          <table:table-cell table:style-name="ce192"/>
          <table:table-cell table:style-name="ce210"/>
          <table:table-cell table:style-name="ce238" table:formula="of:=[.J122]*1.03" office:value-type="float" office:value="0">
            <text:p>0,00</text:p>
          </table:table-cell>
          <table:table-cell table:style-name="ce238" table:formula="of:=[.K122]*1.03" office:value-type="float" office:value="1.1680509">
            <text:p>1,17</text:p>
          </table:table-cell>
          <table:table-cell table:style-name="ce211" table:formula="of:=[.L122]*1.03" office:value-type="float" office:value="318.27">
            <text:p>318 <text:s text:c="3"/></text:p>
          </table:table-cell>
          <table:table-cell table:style-name="ce264"/>
          <table:table-cell table:style-name="ce211" table:formula="of:=[.N78]" office:value-type="float" office:value="0">
            <text:p>- <text:s text:c="3"/></text:p>
          </table:table-cell>
          <table:table-cell table:style-name="ce211" table:formula="of:=[.O78]" office:value-type="float" office:value="50">
            <text:p>50 <text:s text:c="3"/></text:p>
          </table:table-cell>
          <table:table-cell table:style-name="ce211" table:formula="of:=[.P78]" office:value-type="float" office:value="4100">
            <text:p>4.100 <text:s text:c="3"/></text:p>
          </table:table-cell>
          <table:table-cell table:style-name="ce211" table:formula="of:=[.Q78]" office:value-type="float" office:value="6">
            <text:p>6 <text:s text:c="3"/></text:p>
          </table:table-cell>
          <table:table-cell table:style-name="ce211" table:formula="of:=[.R78]" office:value-type="float" office:value="0">
            <text:p>- <text:s text:c="3"/></text:p>
          </table:table-cell>
          <table:table-cell table:number-columns-repeated="1006"/>
        </table:table-row>
        <table:table-row table:style-name="ro2">
          <table:table-cell table:style-name="ce150" office:value-type="string">
            <text:p>Fev</text:p>
          </table:table-cell>
          <table:table-cell table:style-name="ce166" table:formula="of:=+[.I144]*[.N144]" office:value-type="float" office:value="0">
            <text:p>- </text:p>
          </table:table-cell>
          <table:table-cell table:style-name="ce166" table:formula="of:=+[.J144]*[.O144]" office:value-type="float" office:value="0">
            <text:p>- </text:p>
          </table:table-cell>
          <table:table-cell table:style-name="ce166" table:formula="of:=+[.K144]*[.P144]" office:value-type="float" office:value="0">
            <text:p>- </text:p>
          </table:table-cell>
          <table:table-cell table:style-name="ce166" table:formula="of:=+[.L144]*[.Q144]" office:value-type="float" office:value="0">
            <text:p>- </text:p>
          </table:table-cell>
          <table:table-cell table:style-name="ce166" table:formula="of:=+[.M144]*[.R144]" office:value-type="float" office:value="0">
            <text:p>- </text:p>
          </table:table-cell>
          <table:table-cell table:style-name="ce163" table:formula="of:=SUM([.B144:.F144])" office:value-type="float" office:value="0">
            <text:p>- <text:s text:c="3"/></text:p>
          </table:table-cell>
          <table:table-cell table:style-name="ce192"/>
          <table:table-cell table:style-name="ce211" table:formula="of:=[.I143]" office:value-type="float" office:value="0">
            <text:p>- <text:s text:c="3"/></text:p>
          </table:table-cell>
          <table:table-cell table:style-name="ce238" table:formula="of:=[.J143]" office:value-type="float" office:value="0">
            <text:p>0,00</text:p>
          </table:table-cell>
          <table:table-cell table:style-name="ce238" table:formula="of:=[.K143]" office:value-type="float" office:value="1.1680509">
            <text:p>1,17</text:p>
          </table:table-cell>
          <table:table-cell table:style-name="ce211" table:formula="of:=[.L143]" office:value-type="float" office:value="318.27">
            <text:p>318 <text:s text:c="3"/></text:p>
          </table:table-cell>
          <table:table-cell table:style-name="ce211" table:formula="of:=[.M143]" office:value-type="float" office:value="0">
            <text:p>- <text:s text:c="3"/></text:p>
          </table:table-cell>
          <table:table-cell table:style-name="ce211" table:formula="of:=[.N79]" office:value-type="float" office:value="0">
            <text:p>- <text:s text:c="3"/></text:p>
          </table:table-cell>
          <table:table-cell table:style-name="ce211" table:formula="of:=[.O79]" office:value-type="float" office:value="0">
            <text:p>- <text:s text:c="3"/></text:p>
          </table:table-cell>
          <table:table-cell table:style-name="ce211" table:formula="of:=[.P79]" office:value-type="float" office:value="0">
            <text:p>- <text:s text:c="3"/></text:p>
          </table:table-cell>
          <table:table-cell table:style-name="ce211" table:formula="of:=[.Q79]" office:value-type="float" office:value="0">
            <text:p>- <text:s text:c="3"/></text:p>
          </table:table-cell>
          <table:table-cell table:style-name="ce211" table:formula="of:=[.R79]" office:value-type="float" office:value="0">
            <text:p>- <text:s text:c="3"/></text:p>
          </table:table-cell>
          <table:table-cell table:number-columns-repeated="1006"/>
        </table:table-row>
        <table:table-row table:style-name="ro2">
          <table:table-cell table:style-name="ce150" office:value-type="string">
            <text:p>Mar</text:p>
          </table:table-cell>
          <table:table-cell table:style-name="ce166" table:formula="of:=+[.I145]*[.N145]" office:value-type="float" office:value="0">
            <text:p>- </text:p>
          </table:table-cell>
          <table:table-cell table:style-name="ce166" table:formula="of:=+[.J145]*[.O145]" office:value-type="float" office:value="0">
            <text:p>- </text:p>
          </table:table-cell>
          <table:table-cell table:style-name="ce166" table:formula="of:=+[.K145]*[.P145]" office:value-type="float" office:value="0">
            <text:p>- </text:p>
          </table:table-cell>
          <table:table-cell table:style-name="ce166" table:formula="of:=+[.L145]*[.Q145]" office:value-type="float" office:value="0">
            <text:p>- </text:p>
          </table:table-cell>
          <table:table-cell table:style-name="ce166" table:formula="of:=+[.M145]*[.R145]" office:value-type="float" office:value="0">
            <text:p>- </text:p>
          </table:table-cell>
          <table:table-cell table:style-name="ce163" table:formula="of:=SUM([.B145:.F145])" office:value-type="float" office:value="0">
            <text:p>- <text:s text:c="3"/></text:p>
          </table:table-cell>
          <table:table-cell table:style-name="ce192"/>
          <table:table-cell table:style-name="ce211" table:formula="of:=[.I144]" office:value-type="float" office:value="0">
            <text:p>- <text:s text:c="3"/></text:p>
          </table:table-cell>
          <table:table-cell table:style-name="ce238" table:formula="of:=[.J144]" office:value-type="float" office:value="0">
            <text:p>0,00</text:p>
          </table:table-cell>
          <table:table-cell table:style-name="ce238" table:formula="of:=[.K144]" office:value-type="float" office:value="1.1680509">
            <text:p>1,17</text:p>
          </table:table-cell>
          <table:table-cell table:style-name="ce211" table:formula="of:=[.L144]" office:value-type="float" office:value="318.27">
            <text:p>318 <text:s text:c="3"/></text:p>
          </table:table-cell>
          <table:table-cell table:style-name="ce211" table:formula="of:=[.M144]" office:value-type="float" office:value="0">
            <text:p>- <text:s text:c="3"/></text:p>
          </table:table-cell>
          <table:table-cell table:style-name="ce211" table:formula="of:=[.N80]" office:value-type="float" office:value="0">
            <text:p>- <text:s text:c="3"/></text:p>
          </table:table-cell>
          <table:table-cell table:style-name="ce211" table:formula="of:=[.O80]" office:value-type="float" office:value="0">
            <text:p>- <text:s text:c="3"/></text:p>
          </table:table-cell>
          <table:table-cell table:style-name="ce211" table:formula="of:=[.P80]" office:value-type="float" office:value="0">
            <text:p>- <text:s text:c="3"/></text:p>
          </table:table-cell>
          <table:table-cell table:style-name="ce211" table:formula="of:=[.Q80]" office:value-type="float" office:value="0">
            <text:p>- <text:s text:c="3"/></text:p>
          </table:table-cell>
          <table:table-cell table:style-name="ce211" table:formula="of:=[.R80]" office:value-type="float" office:value="0">
            <text:p>- <text:s text:c="3"/></text:p>
          </table:table-cell>
          <table:table-cell table:number-columns-repeated="1006"/>
        </table:table-row>
        <table:table-row table:style-name="ro2">
          <table:table-cell table:style-name="ce150" office:value-type="string">
            <text:p>Avr</text:p>
          </table:table-cell>
          <table:table-cell table:style-name="ce166" table:formula="of:=+[.I146]*[.N146]" office:value-type="float" office:value="0">
            <text:p>- </text:p>
          </table:table-cell>
          <table:table-cell table:style-name="ce166" table:formula="of:=+[.J146]*[.O146]" office:value-type="float" office:value="0">
            <text:p>- </text:p>
          </table:table-cell>
          <table:table-cell table:style-name="ce166" table:formula="of:=+[.K146]*[.P146]" office:value-type="float" office:value="4789.00869">
            <text:p>4.789 </text:p>
          </table:table-cell>
          <table:table-cell table:style-name="ce166" table:formula="of:=+[.L146]*[.Q146]" office:value-type="float" office:value="1909.62">
            <text:p>1.910 </text:p>
          </table:table-cell>
          <table:table-cell table:style-name="ce166" table:formula="of:=+[.M146]*[.R146]" office:value-type="float" office:value="0">
            <text:p>- </text:p>
          </table:table-cell>
          <table:table-cell table:style-name="ce163" table:formula="of:=SUM([.B146:.F146])" office:value-type="float" office:value="6698.62869">
            <text:p>6.699 <text:s text:c="3"/></text:p>
          </table:table-cell>
          <table:table-cell table:style-name="ce192"/>
          <table:table-cell table:style-name="ce211" table:formula="of:=[.I145]" office:value-type="float" office:value="0">
            <text:p>- <text:s text:c="3"/></text:p>
          </table:table-cell>
          <table:table-cell table:style-name="ce238" table:formula="of:=[.J145]" office:value-type="float" office:value="0">
            <text:p>0,00</text:p>
          </table:table-cell>
          <table:table-cell table:style-name="ce238" table:formula="of:=[.K145]" office:value-type="float" office:value="1.1680509">
            <text:p>1,17</text:p>
          </table:table-cell>
          <table:table-cell table:style-name="ce211" table:formula="of:=[.L145]" office:value-type="float" office:value="318.27">
            <text:p>318 <text:s text:c="3"/></text:p>
          </table:table-cell>
          <table:table-cell table:style-name="ce211" table:formula="of:=[.M145]" office:value-type="float" office:value="0">
            <text:p>- <text:s text:c="3"/></text:p>
          </table:table-cell>
          <table:table-cell table:style-name="ce211" table:formula="of:=[.N81]" office:value-type="float" office:value="0">
            <text:p>- <text:s text:c="3"/></text:p>
          </table:table-cell>
          <table:table-cell table:style-name="ce211" table:formula="of:=[.O81]" office:value-type="float" office:value="50">
            <text:p>50 <text:s text:c="3"/></text:p>
          </table:table-cell>
          <table:table-cell table:style-name="ce211" table:formula="of:=[.P81]" office:value-type="float" office:value="4100">
            <text:p>4.100 <text:s text:c="3"/></text:p>
          </table:table-cell>
          <table:table-cell table:style-name="ce211" table:formula="of:=[.Q81]" office:value-type="float" office:value="6">
            <text:p>6 <text:s text:c="3"/></text:p>
          </table:table-cell>
          <table:table-cell table:style-name="ce211" table:formula="of:=[.R81]" office:value-type="float" office:value="0">
            <text:p>- <text:s text:c="3"/></text:p>
          </table:table-cell>
          <table:table-cell table:number-columns-repeated="1006"/>
        </table:table-row>
        <table:table-row table:style-name="ro2">
          <table:table-cell table:style-name="ce150" office:value-type="string">
            <text:p>Mai</text:p>
          </table:table-cell>
          <table:table-cell table:style-name="ce166" table:formula="of:=+[.I147]*[.N147]" office:value-type="float" office:value="0">
            <text:p>- </text:p>
          </table:table-cell>
          <table:table-cell table:style-name="ce166" table:formula="of:=+[.J147]*[.O147]" office:value-type="float" office:value="0">
            <text:p>- </text:p>
          </table:table-cell>
          <table:table-cell table:style-name="ce166" table:formula="of:=+[.K147]*[.P147]" office:value-type="float" office:value="0">
            <text:p>- </text:p>
          </table:table-cell>
          <table:table-cell table:style-name="ce166" table:formula="of:=+[.L147]*[.Q147]" office:value-type="float" office:value="0">
            <text:p>- </text:p>
          </table:table-cell>
          <table:table-cell table:style-name="ce166" table:formula="of:=+[.M147]*[.R147]" office:value-type="float" office:value="0">
            <text:p>- </text:p>
          </table:table-cell>
          <table:table-cell table:style-name="ce163" table:formula="of:=SUM([.B147:.F147])" office:value-type="float" office:value="0">
            <text:p>- <text:s text:c="3"/></text:p>
          </table:table-cell>
          <table:table-cell table:style-name="ce192"/>
          <table:table-cell table:style-name="ce211" table:formula="of:=[.I146]" office:value-type="float" office:value="0">
            <text:p>- <text:s text:c="3"/></text:p>
          </table:table-cell>
          <table:table-cell table:style-name="ce238" table:formula="of:=[.J146]" office:value-type="float" office:value="0">
            <text:p>0,00</text:p>
          </table:table-cell>
          <table:table-cell table:style-name="ce238" table:formula="of:=[.K146]" office:value-type="float" office:value="1.1680509">
            <text:p>1,17</text:p>
          </table:table-cell>
          <table:table-cell table:style-name="ce211" table:formula="of:=[.L146]" office:value-type="float" office:value="318.27">
            <text:p>318 <text:s text:c="3"/></text:p>
          </table:table-cell>
          <table:table-cell table:style-name="ce211" table:formula="of:=[.M146]" office:value-type="float" office:value="0">
            <text:p>- <text:s text:c="3"/></text:p>
          </table:table-cell>
          <table:table-cell table:style-name="ce211" table:formula="of:=[.N82]" office:value-type="float" office:value="0">
            <text:p>- <text:s text:c="3"/></text:p>
          </table:table-cell>
          <table:table-cell table:style-name="ce211" table:formula="of:=[.O82]" office:value-type="float" office:value="0">
            <text:p>- <text:s text:c="3"/></text:p>
          </table:table-cell>
          <table:table-cell table:style-name="ce211" table:formula="of:=[.P82]" office:value-type="float" office:value="0">
            <text:p>- <text:s text:c="3"/></text:p>
          </table:table-cell>
          <table:table-cell table:style-name="ce211" table:formula="of:=[.Q82]" office:value-type="float" office:value="0">
            <text:p>- <text:s text:c="3"/></text:p>
          </table:table-cell>
          <table:table-cell table:style-name="ce211" table:formula="of:=[.R82]" office:value-type="float" office:value="0">
            <text:p>- <text:s text:c="3"/></text:p>
          </table:table-cell>
          <table:table-cell table:number-columns-repeated="1006"/>
        </table:table-row>
        <table:table-row table:style-name="ro2">
          <table:table-cell table:style-name="ce150" office:value-type="string">
            <text:p>Juin</text:p>
          </table:table-cell>
          <table:table-cell table:style-name="ce166" table:formula="of:=+[.I148]*[.N148]" office:value-type="float" office:value="0">
            <text:p>- </text:p>
          </table:table-cell>
          <table:table-cell table:style-name="ce166" table:formula="of:=+[.J148]*[.O148]" office:value-type="float" office:value="0">
            <text:p>- </text:p>
          </table:table-cell>
          <table:table-cell table:style-name="ce166" table:formula="of:=+[.K148]*[.P148]" office:value-type="float" office:value="0">
            <text:p>- </text:p>
          </table:table-cell>
          <table:table-cell table:style-name="ce166" table:formula="of:=+[.L148]*[.Q148]" office:value-type="float" office:value="0">
            <text:p>- </text:p>
          </table:table-cell>
          <table:table-cell table:style-name="ce166" table:formula="of:=+[.M148]*[.R148]" office:value-type="float" office:value="0">
            <text:p>- </text:p>
          </table:table-cell>
          <table:table-cell table:style-name="ce163" table:formula="of:=SUM([.B148:.F148])" office:value-type="float" office:value="0">
            <text:p>- <text:s text:c="3"/></text:p>
          </table:table-cell>
          <table:table-cell table:style-name="ce192"/>
          <table:table-cell table:style-name="ce211" table:formula="of:=[.I147]" office:value-type="float" office:value="0">
            <text:p>- <text:s text:c="3"/></text:p>
          </table:table-cell>
          <table:table-cell table:style-name="ce238" table:formula="of:=[.J147]" office:value-type="float" office:value="0">
            <text:p>0,00</text:p>
          </table:table-cell>
          <table:table-cell table:style-name="ce238" table:formula="of:=[.K147]" office:value-type="float" office:value="1.1680509">
            <text:p>1,17</text:p>
          </table:table-cell>
          <table:table-cell table:style-name="ce211" table:formula="of:=[.L147]" office:value-type="float" office:value="318.27">
            <text:p>318 <text:s text:c="3"/></text:p>
          </table:table-cell>
          <table:table-cell table:style-name="ce211" table:formula="of:=[.M147]" office:value-type="float" office:value="0">
            <text:p>- <text:s text:c="3"/></text:p>
          </table:table-cell>
          <table:table-cell table:style-name="ce211" table:formula="of:=[.N83]" office:value-type="float" office:value="0">
            <text:p>- <text:s text:c="3"/></text:p>
          </table:table-cell>
          <table:table-cell table:style-name="ce211" table:formula="of:=[.O83]" office:value-type="float" office:value="0">
            <text:p>- <text:s text:c="3"/></text:p>
          </table:table-cell>
          <table:table-cell table:style-name="ce211" table:formula="of:=[.P83]" office:value-type="float" office:value="0">
            <text:p>- <text:s text:c="3"/></text:p>
          </table:table-cell>
          <table:table-cell table:style-name="ce211" table:formula="of:=[.Q83]" office:value-type="float" office:value="0">
            <text:p>- <text:s text:c="3"/></text:p>
          </table:table-cell>
          <table:table-cell table:style-name="ce211" table:formula="of:=[.R83]" office:value-type="float" office:value="0">
            <text:p>- <text:s text:c="3"/></text:p>
          </table:table-cell>
          <table:table-cell table:number-columns-repeated="1006"/>
        </table:table-row>
        <table:table-row table:style-name="ro2">
          <table:table-cell table:style-name="ce150" office:value-type="string">
            <text:p>Juil</text:p>
          </table:table-cell>
          <table:table-cell table:style-name="ce166" table:formula="of:=+[.I149]*[.N149]" office:value-type="float" office:value="0">
            <text:p>- </text:p>
          </table:table-cell>
          <table:table-cell table:style-name="ce166" table:formula="of:=+[.J149]*[.O149]" office:value-type="float" office:value="0">
            <text:p>- </text:p>
          </table:table-cell>
          <table:table-cell table:style-name="ce166" table:formula="of:=+[.K149]*[.P149]" office:value-type="float" office:value="4789.00869">
            <text:p>4.789 </text:p>
          </table:table-cell>
          <table:table-cell table:style-name="ce166" table:formula="of:=+[.L149]*[.Q149]" office:value-type="float" office:value="1909.62">
            <text:p>1.910 </text:p>
          </table:table-cell>
          <table:table-cell table:style-name="ce166" table:formula="of:=+[.M149]*[.R149]" office:value-type="float" office:value="0">
            <text:p>- </text:p>
          </table:table-cell>
          <table:table-cell table:style-name="ce163" table:formula="of:=SUM([.B149:.F149])" office:value-type="float" office:value="6698.62869">
            <text:p>6.699 <text:s text:c="3"/></text:p>
          </table:table-cell>
          <table:table-cell table:style-name="ce192"/>
          <table:table-cell table:style-name="ce211" table:formula="of:=[.I148]" office:value-type="float" office:value="0">
            <text:p>- <text:s text:c="3"/></text:p>
          </table:table-cell>
          <table:table-cell table:style-name="ce238" table:formula="of:=[.J148]" office:value-type="float" office:value="0">
            <text:p>0,00</text:p>
          </table:table-cell>
          <table:table-cell table:style-name="ce238" table:formula="of:=[.K148]" office:value-type="float" office:value="1.1680509">
            <text:p>1,17</text:p>
          </table:table-cell>
          <table:table-cell table:style-name="ce211" table:formula="of:=[.L148]" office:value-type="float" office:value="318.27">
            <text:p>318 <text:s text:c="3"/></text:p>
          </table:table-cell>
          <table:table-cell table:style-name="ce211" table:formula="of:=[.M148]" office:value-type="float" office:value="0">
            <text:p>- <text:s text:c="3"/></text:p>
          </table:table-cell>
          <table:table-cell table:style-name="ce211" table:formula="of:=[.N84]" office:value-type="float" office:value="0">
            <text:p>- <text:s text:c="3"/></text:p>
          </table:table-cell>
          <table:table-cell table:style-name="ce211" table:formula="of:=[.O84]" office:value-type="float" office:value="50">
            <text:p>50 <text:s text:c="3"/></text:p>
          </table:table-cell>
          <table:table-cell table:style-name="ce211" table:formula="of:=[.P84]" office:value-type="float" office:value="4100">
            <text:p>4.100 <text:s text:c="3"/></text:p>
          </table:table-cell>
          <table:table-cell table:style-name="ce211" table:formula="of:=[.Q84]" office:value-type="float" office:value="6">
            <text:p>6 <text:s text:c="3"/></text:p>
          </table:table-cell>
          <table:table-cell table:style-name="ce211" table:formula="of:=[.R84]" office:value-type="float" office:value="0">
            <text:p>- <text:s text:c="3"/></text:p>
          </table:table-cell>
          <table:table-cell table:number-columns-repeated="1006"/>
        </table:table-row>
        <table:table-row table:style-name="ro2">
          <table:table-cell table:style-name="ce150" office:value-type="string">
            <text:p>Aoû</text:p>
          </table:table-cell>
          <table:table-cell table:style-name="ce166" table:formula="of:=+[.I150]*[.N150]" office:value-type="float" office:value="0">
            <text:p>- </text:p>
          </table:table-cell>
          <table:table-cell table:style-name="ce166" table:formula="of:=+[.J150]*[.O150]" office:value-type="float" office:value="0">
            <text:p>- </text:p>
          </table:table-cell>
          <table:table-cell table:style-name="ce166" table:formula="of:=+[.K150]*[.P150]" office:value-type="float" office:value="0">
            <text:p>- </text:p>
          </table:table-cell>
          <table:table-cell table:style-name="ce166" table:formula="of:=+[.L150]*[.Q150]" office:value-type="float" office:value="0">
            <text:p>- </text:p>
          </table:table-cell>
          <table:table-cell table:style-name="ce166" table:formula="of:=+[.M150]*[.R150]" office:value-type="float" office:value="0">
            <text:p>- </text:p>
          </table:table-cell>
          <table:table-cell table:style-name="ce163" table:formula="of:=SUM([.B150:.F150])" office:value-type="float" office:value="0">
            <text:p>- <text:s text:c="3"/></text:p>
          </table:table-cell>
          <table:table-cell table:style-name="ce192"/>
          <table:table-cell table:style-name="ce211" table:formula="of:=[.I149]" office:value-type="float" office:value="0">
            <text:p>- <text:s text:c="3"/></text:p>
          </table:table-cell>
          <table:table-cell table:style-name="ce238" table:formula="of:=[.J149]" office:value-type="float" office:value="0">
            <text:p>0,00</text:p>
          </table:table-cell>
          <table:table-cell table:style-name="ce238" table:formula="of:=[.K149]" office:value-type="float" office:value="1.1680509">
            <text:p>1,17</text:p>
          </table:table-cell>
          <table:table-cell table:style-name="ce211" table:formula="of:=[.L149]" office:value-type="float" office:value="318.27">
            <text:p>318 <text:s text:c="3"/></text:p>
          </table:table-cell>
          <table:table-cell table:style-name="ce211" table:formula="of:=[.M149]" office:value-type="float" office:value="0">
            <text:p>- <text:s text:c="3"/></text:p>
          </table:table-cell>
          <table:table-cell table:style-name="ce211" table:formula="of:=[.N85]" office:value-type="float" office:value="0">
            <text:p>- <text:s text:c="3"/></text:p>
          </table:table-cell>
          <table:table-cell table:style-name="ce211" table:formula="of:=[.O85]" office:value-type="float" office:value="0">
            <text:p>- <text:s text:c="3"/></text:p>
          </table:table-cell>
          <table:table-cell table:style-name="ce211" table:formula="of:=[.P85]" office:value-type="float" office:value="0">
            <text:p>- <text:s text:c="3"/></text:p>
          </table:table-cell>
          <table:table-cell table:style-name="ce211" table:formula="of:=[.Q85]" office:value-type="float" office:value="0">
            <text:p>- <text:s text:c="3"/></text:p>
          </table:table-cell>
          <table:table-cell table:style-name="ce211" table:formula="of:=[.R85]" office:value-type="float" office:value="0">
            <text:p>- <text:s text:c="3"/></text:p>
          </table:table-cell>
          <table:table-cell table:number-columns-repeated="1006"/>
        </table:table-row>
        <table:table-row table:style-name="ro2">
          <table:table-cell table:style-name="ce150" office:value-type="string">
            <text:p>Sep</text:p>
          </table:table-cell>
          <table:table-cell table:style-name="ce166" table:formula="of:=+[.I151]*[.N151]" office:value-type="float" office:value="0">
            <text:p>- </text:p>
          </table:table-cell>
          <table:table-cell table:style-name="ce166" table:formula="of:=+[.J151]*[.O151]" office:value-type="float" office:value="0">
            <text:p>- </text:p>
          </table:table-cell>
          <table:table-cell table:style-name="ce166" table:formula="of:=+[.K151]*[.P151]" office:value-type="float" office:value="0">
            <text:p>- </text:p>
          </table:table-cell>
          <table:table-cell table:style-name="ce166" table:formula="of:=+[.L151]*[.Q151]" office:value-type="float" office:value="0">
            <text:p>- </text:p>
          </table:table-cell>
          <table:table-cell table:style-name="ce166" table:formula="of:=+[.M151]*[.R151]" office:value-type="float" office:value="0">
            <text:p>- </text:p>
          </table:table-cell>
          <table:table-cell table:style-name="ce163" table:formula="of:=SUM([.B151:.F151])" office:value-type="float" office:value="0">
            <text:p>- <text:s text:c="3"/></text:p>
          </table:table-cell>
          <table:table-cell table:style-name="ce192"/>
          <table:table-cell table:style-name="ce211" table:formula="of:=[.I150]" office:value-type="float" office:value="0">
            <text:p>- <text:s text:c="3"/></text:p>
          </table:table-cell>
          <table:table-cell table:style-name="ce238" table:formula="of:=[.J150]" office:value-type="float" office:value="0">
            <text:p>0,00</text:p>
          </table:table-cell>
          <table:table-cell table:style-name="ce238" table:formula="of:=[.K150]" office:value-type="float" office:value="1.1680509">
            <text:p>1,17</text:p>
          </table:table-cell>
          <table:table-cell table:style-name="ce211" table:formula="of:=[.L150]" office:value-type="float" office:value="318.27">
            <text:p>318 <text:s text:c="3"/></text:p>
          </table:table-cell>
          <table:table-cell table:style-name="ce211" table:formula="of:=[.M150]" office:value-type="float" office:value="0">
            <text:p>- <text:s text:c="3"/></text:p>
          </table:table-cell>
          <table:table-cell table:style-name="ce211" table:formula="of:=[.N86]" office:value-type="float" office:value="0">
            <text:p>- <text:s text:c="3"/></text:p>
          </table:table-cell>
          <table:table-cell table:style-name="ce211" table:formula="of:=[.O86]" office:value-type="float" office:value="0">
            <text:p>- <text:s text:c="3"/></text:p>
          </table:table-cell>
          <table:table-cell table:style-name="ce211" table:formula="of:=[.P86]" office:value-type="float" office:value="0">
            <text:p>- <text:s text:c="3"/></text:p>
          </table:table-cell>
          <table:table-cell table:style-name="ce211" table:formula="of:=[.Q86]" office:value-type="float" office:value="0">
            <text:p>- <text:s text:c="3"/></text:p>
          </table:table-cell>
          <table:table-cell table:style-name="ce211" table:formula="of:=[.R86]" office:value-type="float" office:value="0">
            <text:p>- <text:s text:c="3"/></text:p>
          </table:table-cell>
          <table:table-cell table:number-columns-repeated="1006"/>
        </table:table-row>
        <table:table-row table:style-name="ro2">
          <table:table-cell table:style-name="ce150" office:value-type="string">
            <text:p>Oct</text:p>
          </table:table-cell>
          <table:table-cell table:style-name="ce166" table:formula="of:=+[.I152]*[.N152]" office:value-type="float" office:value="0">
            <text:p>- </text:p>
          </table:table-cell>
          <table:table-cell table:style-name="ce166" table:formula="of:=+[.J152]*[.O152]" office:value-type="float" office:value="0">
            <text:p>- </text:p>
          </table:table-cell>
          <table:table-cell table:style-name="ce166" table:formula="of:=+[.K152]*[.P152]" office:value-type="float" office:value="4789.00869">
            <text:p>4.789 </text:p>
          </table:table-cell>
          <table:table-cell table:style-name="ce166" table:formula="of:=+[.L152]*[.Q152]" office:value-type="float" office:value="1909.62">
            <text:p>1.910 </text:p>
          </table:table-cell>
          <table:table-cell table:style-name="ce166" table:formula="of:=+[.M152]*[.R152]" office:value-type="float" office:value="0">
            <text:p>- </text:p>
          </table:table-cell>
          <table:table-cell table:style-name="ce163" table:formula="of:=SUM([.B152:.F152])" office:value-type="float" office:value="6698.62869">
            <text:p>6.699 <text:s text:c="3"/></text:p>
          </table:table-cell>
          <table:table-cell table:style-name="ce192"/>
          <table:table-cell table:style-name="ce211" table:formula="of:=[.I151]" office:value-type="float" office:value="0">
            <text:p>- <text:s text:c="3"/></text:p>
          </table:table-cell>
          <table:table-cell table:style-name="ce238" table:formula="of:=[.J151]" office:value-type="float" office:value="0">
            <text:p>0,00</text:p>
          </table:table-cell>
          <table:table-cell table:style-name="ce238" table:formula="of:=[.K151]" office:value-type="float" office:value="1.1680509">
            <text:p>1,17</text:p>
          </table:table-cell>
          <table:table-cell table:style-name="ce211" table:formula="of:=[.L151]" office:value-type="float" office:value="318.27">
            <text:p>318 <text:s text:c="3"/></text:p>
          </table:table-cell>
          <table:table-cell table:style-name="ce211" table:formula="of:=[.M151]" office:value-type="float" office:value="0">
            <text:p>- <text:s text:c="3"/></text:p>
          </table:table-cell>
          <table:table-cell table:style-name="ce211" table:formula="of:=[.N87]" office:value-type="float" office:value="0">
            <text:p>- <text:s text:c="3"/></text:p>
          </table:table-cell>
          <table:table-cell table:style-name="ce211" table:formula="of:=[.O87]" office:value-type="float" office:value="50">
            <text:p>50 <text:s text:c="3"/></text:p>
          </table:table-cell>
          <table:table-cell table:style-name="ce211" table:formula="of:=[.P87]" office:value-type="float" office:value="4100">
            <text:p>4.100 <text:s text:c="3"/></text:p>
          </table:table-cell>
          <table:table-cell table:style-name="ce211" table:formula="of:=[.Q87]" office:value-type="float" office:value="6">
            <text:p>6 <text:s text:c="3"/></text:p>
          </table:table-cell>
          <table:table-cell table:style-name="ce211" table:formula="of:=[.R87]" office:value-type="float" office:value="0">
            <text:p>- <text:s text:c="3"/></text:p>
          </table:table-cell>
          <table:table-cell table:number-columns-repeated="1006"/>
        </table:table-row>
        <table:table-row table:style-name="ro2">
          <table:table-cell table:style-name="ce150" office:value-type="string">
            <text:p>Nov</text:p>
          </table:table-cell>
          <table:table-cell table:style-name="ce166" table:formula="of:=+[.I153]*[.N153]" office:value-type="float" office:value="0">
            <text:p>- </text:p>
          </table:table-cell>
          <table:table-cell table:style-name="ce166" table:formula="of:=+[.J153]*[.O153]" office:value-type="float" office:value="0">
            <text:p>- </text:p>
          </table:table-cell>
          <table:table-cell table:style-name="ce166" table:formula="of:=+[.K153]*[.P153]" office:value-type="float" office:value="0">
            <text:p>- </text:p>
          </table:table-cell>
          <table:table-cell table:style-name="ce166" table:formula="of:=+[.L153]*[.Q153]" office:value-type="float" office:value="0">
            <text:p>- </text:p>
          </table:table-cell>
          <table:table-cell table:style-name="ce166" table:formula="of:=+[.M153]*[.R153]" office:value-type="float" office:value="0">
            <text:p>- </text:p>
          </table:table-cell>
          <table:table-cell table:style-name="ce163" table:formula="of:=SUM([.B153:.F153])" office:value-type="float" office:value="0">
            <text:p>- <text:s text:c="3"/></text:p>
          </table:table-cell>
          <table:table-cell table:style-name="ce192"/>
          <table:table-cell table:style-name="ce211" table:formula="of:=[.I152]" office:value-type="float" office:value="0">
            <text:p>- <text:s text:c="3"/></text:p>
          </table:table-cell>
          <table:table-cell table:style-name="ce238" table:formula="of:=[.J152]" office:value-type="float" office:value="0">
            <text:p>0,00</text:p>
          </table:table-cell>
          <table:table-cell table:style-name="ce238" table:formula="of:=[.K152]" office:value-type="float" office:value="1.1680509">
            <text:p>1,17</text:p>
          </table:table-cell>
          <table:table-cell table:style-name="ce211" table:formula="of:=[.L152]" office:value-type="float" office:value="318.27">
            <text:p>318 <text:s text:c="3"/></text:p>
          </table:table-cell>
          <table:table-cell table:style-name="ce211" table:formula="of:=[.M152]" office:value-type="float" office:value="0">
            <text:p>- <text:s text:c="3"/></text:p>
          </table:table-cell>
          <table:table-cell table:style-name="ce211" table:formula="of:=[.N88]" office:value-type="float" office:value="0">
            <text:p>- <text:s text:c="3"/></text:p>
          </table:table-cell>
          <table:table-cell table:style-name="ce211" table:formula="of:=[.O88]" office:value-type="float" office:value="0">
            <text:p>- <text:s text:c="3"/></text:p>
          </table:table-cell>
          <table:table-cell table:style-name="ce211" table:formula="of:=[.P88]" office:value-type="float" office:value="0">
            <text:p>- <text:s text:c="3"/></text:p>
          </table:table-cell>
          <table:table-cell table:style-name="ce211" table:formula="of:=[.Q88]" office:value-type="float" office:value="0">
            <text:p>- <text:s text:c="3"/></text:p>
          </table:table-cell>
          <table:table-cell table:style-name="ce211" table:formula="of:=[.R88]" office:value-type="float" office:value="0">
            <text:p>- <text:s text:c="3"/></text:p>
          </table:table-cell>
          <table:table-cell table:number-columns-repeated="1006"/>
        </table:table-row>
        <table:table-row table:style-name="ro2">
          <table:table-cell table:style-name="ce150" office:value-type="string">
            <text:p>Déc</text:p>
          </table:table-cell>
          <table:table-cell table:style-name="ce166" table:formula="of:=+[.I154]*[.N154]" office:value-type="float" office:value="0">
            <text:p>- </text:p>
          </table:table-cell>
          <table:table-cell table:style-name="ce166" table:formula="of:=+[.J154]*[.O154]" office:value-type="float" office:value="0">
            <text:p>- </text:p>
          </table:table-cell>
          <table:table-cell table:style-name="ce166" table:formula="of:=+[.K154]*[.P154]" office:value-type="float" office:value="0">
            <text:p>- </text:p>
          </table:table-cell>
          <table:table-cell table:style-name="ce166" table:formula="of:=+[.L154]*[.Q154]" office:value-type="float" office:value="0">
            <text:p>- </text:p>
          </table:table-cell>
          <table:table-cell table:style-name="ce166" table:formula="of:=+[.M154]*[.R154]" office:value-type="float" office:value="0">
            <text:p>- </text:p>
          </table:table-cell>
          <table:table-cell table:style-name="ce163" table:formula="of:=SUM([.B154:.F154])" office:value-type="float" office:value="0">
            <text:p>- <text:s text:c="3"/></text:p>
          </table:table-cell>
          <table:table-cell table:style-name="ce192"/>
          <table:table-cell table:style-name="ce211" table:formula="of:=[.I153]" office:value-type="float" office:value="0">
            <text:p>- <text:s text:c="3"/></text:p>
          </table:table-cell>
          <table:table-cell table:style-name="ce238" table:formula="of:=[.J153]" office:value-type="float" office:value="0">
            <text:p>0,00</text:p>
          </table:table-cell>
          <table:table-cell table:style-name="ce238" table:formula="of:=[.K153]" office:value-type="float" office:value="1.1680509">
            <text:p>1,17</text:p>
          </table:table-cell>
          <table:table-cell table:style-name="ce211" table:formula="of:=[.L153]" office:value-type="float" office:value="318.27">
            <text:p>318 <text:s text:c="3"/></text:p>
          </table:table-cell>
          <table:table-cell table:style-name="ce211" table:formula="of:=[.M153]" office:value-type="float" office:value="0">
            <text:p>- <text:s text:c="3"/></text:p>
          </table:table-cell>
          <table:table-cell table:style-name="ce211" table:formula="of:=[.N89]" office:value-type="float" office:value="0">
            <text:p>- <text:s text:c="3"/></text:p>
          </table:table-cell>
          <table:table-cell table:style-name="ce211" table:formula="of:=[.O89]" office:value-type="float" office:value="0">
            <text:p>- <text:s text:c="3"/></text:p>
          </table:table-cell>
          <table:table-cell table:style-name="ce211" table:formula="of:=[.P89]" office:value-type="float" office:value="0">
            <text:p>- <text:s text:c="3"/></text:p>
          </table:table-cell>
          <table:table-cell table:style-name="ce211" table:formula="of:=[.Q89]" office:value-type="float" office:value="0">
            <text:p>- <text:s text:c="3"/></text:p>
          </table:table-cell>
          <table:table-cell table:style-name="ce211" table:formula="of:=[.R89]" office:value-type="float" office:value="0">
            <text:p>- <text:s text:c="3"/></text:p>
          </table:table-cell>
          <table:table-cell table:number-columns-repeated="1006"/>
        </table:table-row>
        <table:table-row table:style-name="ro2">
          <table:table-cell table:style-name="ce151" office:value-type="string">
            <text:p>TOTAL</text:p>
          </table:table-cell>
          <table:table-cell table:style-name="ce161" table:formula="of:=SUM([.B143:.B154])" office:value-type="float" office:value="0">
            <text:p>- </text:p>
          </table:table-cell>
          <table:table-cell table:style-name="ce161" table:formula="of:=SUM([.C143:.C154])" office:value-type="float" office:value="0">
            <text:p>- </text:p>
          </table:table-cell>
          <table:table-cell table:style-name="ce161" table:formula="of:=SUM([.D143:.D154])" office:value-type="float" office:value="19156.03476">
            <text:p>19.156 </text:p>
          </table:table-cell>
          <table:table-cell table:style-name="ce161" table:formula="of:=SUM([.E143:.E154])" office:value-type="float" office:value="7638.48">
            <text:p>7.638 </text:p>
          </table:table-cell>
          <table:table-cell table:style-name="ce161" table:formula="of:=SUM([.F143:.F154])" office:value-type="float" office:value="0">
            <text:p>- </text:p>
          </table:table-cell>
          <table:table-cell table:style-name="ce161" table:formula="of:=SUM([.G143:.G154])" office:value-type="float" office:value="26794.51476">
            <text:p>26.795 </text:p>
          </table:table-cell>
          <table:table-cell table:style-name="ce192"/>
          <table:table-cell table:style-name="ce208"/>
          <table:table-cell table:style-name="ce232" table:number-columns-repeated="2"/>
          <table:table-cell table:style-name="ce208" table:number-columns-repeated="2"/>
          <table:table-cell table:style-name="ce208" table:formula="of:=SUM([.N143:.N154])" office:value-type="float" office:value="0">
            <text:p>- <text:s text:c="3"/></text:p>
          </table:table-cell>
          <table:table-cell table:style-name="ce208" table:formula="of:=SUM([.O143:.O154])" office:value-type="float" office:value="200">
            <text:p>200 <text:s text:c="3"/></text:p>
          </table:table-cell>
          <table:table-cell table:style-name="ce208" table:formula="of:=SUM([.P143:.P154])" office:value-type="float" office:value="16400">
            <text:p>16.400 <text:s text:c="3"/></text:p>
          </table:table-cell>
          <table:table-cell table:style-name="ce208" table:formula="of:=SUM([.Q143:.Q154])" office:value-type="float" office:value="24">
            <text:p>24 <text:s text:c="3"/></text:p>
          </table:table-cell>
          <table:table-cell table:style-name="ce208" table:formula="of:=SUM([.R143:.R154])"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155]/12" office:value-type="float" office:value="0">
            <text:p>- <text:s text:c="3"/></text:p>
          </table:table-cell>
          <table:table-cell table:style-name="ce164" table:formula="of:=[.C155]/12" office:value-type="float" office:value="0">
            <text:p>- <text:s text:c="3"/></text:p>
          </table:table-cell>
          <table:table-cell table:style-name="ce164" table:formula="of:=[.D155]/12" office:value-type="float" office:value="1596.33623">
            <text:p>1.596 <text:s text:c="3"/></text:p>
          </table:table-cell>
          <table:table-cell table:style-name="ce164" table:formula="of:=[.E155]/12" office:value-type="float" office:value="636.54">
            <text:p>637 <text:s text:c="3"/></text:p>
          </table:table-cell>
          <table:table-cell table:style-name="ce164" table:formula="of:=[.F155]/12" office:value-type="float" office:value="0">
            <text:p>- <text:s text:c="3"/></text:p>
          </table:table-cell>
          <table:table-cell table:style-name="ce164" table:formula="of:=[.G155]/12" office:value-type="float" office:value="2232.87623">
            <text:p>2.233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155]/4" office:value-type="float" office:value="0">
            <text:p>0 </text:p>
          </table:table-cell>
          <table:table-cell table:style-name="ce270" table:formula="of:=[.O155]/4" office:value-type="float" office:value="50">
            <text:p>50 </text:p>
          </table:table-cell>
          <table:table-cell table:style-name="ce270" table:formula="of:=[.P155]/4" office:value-type="float" office:value="4100">
            <text:p>4.100 </text:p>
          </table:table-cell>
          <table:table-cell table:style-name="ce164" table:formula="of:=[.Q155]/12" office:value-type="float" office:value="2">
            <text:p>2 <text:s text:c="3"/></text:p>
          </table:table-cell>
          <table:table-cell table:style-name="ce164" table:formula="of:=[.R155]/12" office:value-type="float" office:value="0">
            <text:p>- <text:s text:c="3"/></text:p>
          </table:table-cell>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7">
          <table:table-cell table:number-columns-repeated="1024"/>
        </table:table-row>
        <table:table-row table:style-name="ro2" table:number-rows-repeated="104841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2.1 CA, CV'.$A$1:.$R$157" table:range-usable-as="print-range"/>
        </table:named-expressions>
        <calcext:conditional-formats>
          <calcext:conditional-format calcext:target-range-address="'2.1 CA, CV'.J8:'2.1 CA, CV'.J8">
            <calcext:condition calcext:apply-style-name="Excel_CondFormat_4_1_1" calcext:value="=&quot;PB&quot;" calcext:base-cell-address="'2.1 CA, CV'.J8"/>
            <calcext:condition calcext:apply-style-name="Excel_CondFormat_4_1_2" calcext:value="=&quot;OK&quot;" calcext:base-cell-address="'2.1 CA, CV'.J8"/>
          </calcext:conditional-format>
          <calcext:conditional-format calcext:target-range-address="'2.1 CA, CV'.J12:'2.1 CA, CV'.J12">
            <calcext:condition calcext:apply-style-name="Excel_CondFormat_4_2_1" calcext:value="=&quot;PB&quot;" calcext:base-cell-address="'2.1 CA, CV'.J12"/>
            <calcext:condition calcext:apply-style-name="Excel_CondFormat_4_2_2" calcext:value="=&quot;OK&quot;" calcext:base-cell-address="'2.1 CA, CV'.J12"/>
          </calcext:conditional-format>
          <calcext:conditional-format calcext:target-range-address="'2.1 CA, CV'.J16:'2.1 CA, CV'.J16">
            <calcext:condition calcext:apply-style-name="Excel_CondFormat_4_3_1" calcext:value="=&quot;PB&quot;" calcext:base-cell-address="'2.1 CA, CV'.J16"/>
            <calcext:condition calcext:apply-style-name="Excel_CondFormat_4_3_2" calcext:value="=&quot;OK&quot;" calcext:base-cell-address="'2.1 CA, CV'.J16"/>
          </calcext:conditional-format>
          <calcext:conditional-format calcext:target-range-address="'2.1 CA, CV'.K16:'2.1 CA, CV'.K16">
            <calcext:condition calcext:apply-style-name="Excel_CondFormat_4_4_1" calcext:value="=&quot;PB&quot;" calcext:base-cell-address="'2.1 CA, CV'.K16"/>
            <calcext:condition calcext:apply-style-name="Excel_CondFormat_4_4_2" calcext:value="=&quot;OK&quot;" calcext:base-cell-address="'2.1 CA, CV'.K16"/>
          </calcext:conditional-format>
          <calcext:conditional-format calcext:target-range-address="'2.1 CA, CV'.K8:'2.1 CA, CV'.K8">
            <calcext:condition calcext:apply-style-name="Excel_CondFormat_4_5_1" calcext:value="=&quot;PB&quot;" calcext:base-cell-address="'2.1 CA, CV'.K8"/>
            <calcext:condition calcext:apply-style-name="Excel_CondFormat_4_5_2" calcext:value="=&quot;OK&quot;" calcext:base-cell-address="'2.1 CA, CV'.K8"/>
          </calcext:conditional-format>
          <calcext:conditional-format calcext:target-range-address="'2.1 CA, CV'.K12:'2.1 CA, CV'.K12">
            <calcext:condition calcext:apply-style-name="Excel_CondFormat_4_6_1" calcext:value="=&quot;PB&quot;" calcext:base-cell-address="'2.1 CA, CV'.K12"/>
            <calcext:condition calcext:apply-style-name="Excel_CondFormat_4_6_2" calcext:value="=&quot;OK&quot;" calcext:base-cell-address="'2.1 CA, CV'.K12"/>
          </calcext:conditional-format>
        </calcext:conditional-formats>
      </table:table>
      <table:table table:name="2.2 CF" table:style-name="ta5" table:print-ranges="'2.2 CF'.A1:'2.2 CF'.G39">
        <office:forms form:automatic-focus="false" form:apply-design-mode="false"/>
        <table:table-column table:style-name="co18" table:default-cell-style-name="ce298"/>
        <table:table-column table:style-name="co19" table:number-columns-repeated="2" table:default-cell-style-name="ce298"/>
        <table:table-column table:style-name="co20" table:number-columns-repeated="2" table:default-cell-style-name="ce298"/>
        <table:table-column table:style-name="co21" table:default-cell-style-name="ce298"/>
        <table:table-column table:style-name="co9" table:default-cell-style-name="ce298"/>
        <table:table-column table:style-name="co19" table:default-cell-style-name="ce318"/>
        <table:table-column table:style-name="co19" table:default-cell-style-name="ce298"/>
        <table:table-column table:style-name="co22" table:default-cell-style-name="ce298"/>
        <table:table-column table:style-name="co9" table:number-columns-repeated="247" table:default-cell-style-name="ce298"/>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III. CHARGES FIXES PREVISIONNELLES <text:span text:style-name="T7">HTVA</text:span></text:p>
          </table:table-cell>
          <table:table-cell table:style-name="ce3" table:number-columns-repeated="6"/>
          <table:table-cell table:style-name="ce319"/>
          <table:table-cell table:style-name="ce3" table:number-columns-repeated="1016"/>
        </table:table-row>
        <table:table-row table:style-name="ro2">
          <table:table-cell table:style-name="ce299" table:number-columns-repeated="5"/>
          <table:table-cell table:style-name="ce316" table:number-columns-repeated="2"/>
          <table:table-cell table:style-name="ce320"/>
          <table:table-cell table:style-name="ce99" table:number-columns-repeated="91"/>
          <table:table-cell table:style-name="ce46" table:number-columns-repeated="925"/>
        </table:table-row>
        <table:table-row table:style-name="ro13">
          <table:table-cell table:style-name="ce300" office:value-type="string">
            <text:p>Type de charges</text:p>
          </table:table-cell>
          <table:table-cell table:style-name="ce306" office:value-type="string">
            <text:p>Montant</text:p>
            <text:p>annuel HTVA</text:p>
          </table:table-cell>
          <table:table-cell table:style-name="ce311" office:value-type="string">
            <text:p>Montant mensuel</text:p>
          </table:table-cell>
          <table:table-cell table:style-name="ce306" office:value-type="string">
            <text:p>Annuel</text:p>
            <text:p>TVAC</text:p>
          </table:table-cell>
          <table:table-cell table:style-name="ce306" office:value-type="string">
            <text:p>Mensuel TVAC</text:p>
          </table:table-cell>
          <table:table-cell table:style-name="ce316" table:number-columns-repeated="2"/>
          <table:table-cell table:style-name="ce320"/>
          <table:table-cell table:style-name="ce99" table:number-columns-repeated="5"/>
          <table:table-cell table:style-name="ce192" table:number-columns-repeated="82"/>
          <table:table-cell table:style-name="ce141" table:number-columns-repeated="929"/>
        </table:table-row>
        <table:table-row table:style-name="ro2">
          <table:table-cell table:style-name="ce301" office:value-type="string">
            <text:p>Loyer - précompte immobilier</text:p>
          </table:table-cell>
          <table:table-cell table:style-name="ce307" table:formula="of:=[.C5]*12" office:value-type="float" office:value="3600">
            <text:p>3.600,00 </text:p>
          </table:table-cell>
          <table:table-cell table:style-name="ce312" table:formula="of:=[.E5]" office:value-type="float" office:value="300">
            <text:p>300,00 </text:p>
          </table:table-cell>
          <table:table-cell table:style-name="ce307" table:formula="of:=[.E5]*12" office:value-type="float" office:value="3600">
            <text:p>3.600,00 </text:p>
          </table:table-cell>
          <table:table-cell table:style-name="ce313" office:value-type="float" office:value="300">
            <text:p>300,00 </text:p>
          </table:table-cell>
          <table:table-cell table:style-name="ce316" table:number-columns-repeated="2"/>
          <table:table-cell table:style-name="ce320" table:formula="of:=[.E5]*3" office:value-type="currency" office:currency="EUR" office:value="900">
            <text:p>900,00 €</text:p>
          </table:table-cell>
          <table:table-cell table:style-name="ce99" table:formula="of:=[.H5]*[.$H$27]" office:value-type="currency" office:currency="EUR" office:value="0.131712135809847">
            <text:p>0,13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Eau</text:p>
          </table:table-cell>
          <table:table-cell table:style-name="ce307" table:formula="of:=[.C6]*12" office:value-type="float" office:value="0">
            <text:p>0,00 </text:p>
          </table:table-cell>
          <table:table-cell table:style-name="ce312" table:formula="of:=[.E6]/1.21" office:value-type="float" office:value="0">
            <text:p>0,00 </text:p>
          </table:table-cell>
          <table:table-cell table:style-name="ce307" table:formula="of:=[.E6]*12" office:value-type="float" office:value="0">
            <text:p>0,00 </text:p>
          </table:table-cell>
          <table:table-cell table:style-name="ce313" office:value-type="float" office:value="0">
            <text:p>0,00 </text:p>
          </table:table-cell>
          <table:table-cell table:style-name="ce316" table:number-columns-repeated="2"/>
          <table:table-cell table:style-name="ce320" table:formula="of:=[.E6]*3" office:value-type="currency" office:currency="EUR" office:value="0">
            <text:p>0,00 €</text:p>
          </table:table-cell>
          <table:table-cell table:style-name="ce99" table:formula="of:=[.H6]*[.$H$27]" office:value-type="currency" office:currency="EUR" office:value="0">
            <text:p>0,00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Gaz</text:p>
          </table:table-cell>
          <table:table-cell table:style-name="ce307" table:formula="of:=[.C7]*12" office:value-type="float" office:value="0">
            <text:p>0,00 </text:p>
          </table:table-cell>
          <table:table-cell table:style-name="ce312" table:formula="of:=[.E7]/1.21" office:value-type="float" office:value="0">
            <text:p>0,00 </text:p>
          </table:table-cell>
          <table:table-cell table:style-name="ce307" table:formula="of:=[.E7]*12" office:value-type="float" office:value="0">
            <text:p>0,00 </text:p>
          </table:table-cell>
          <table:table-cell table:style-name="ce313" office:value-type="float" office:value="0">
            <text:p>0,00 </text:p>
          </table:table-cell>
          <table:table-cell table:style-name="ce316" table:number-columns-repeated="2"/>
          <table:table-cell table:style-name="ce320" table:formula="of:=[.E7]*3" office:value-type="currency" office:currency="EUR" office:value="0">
            <text:p>0,00 €</text:p>
          </table:table-cell>
          <table:table-cell table:style-name="ce99" table:formula="of:=[.H7]*[.$H$27]" office:value-type="currency" office:currency="EUR" office:value="0">
            <text:p>0,00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Electricité</text:p>
          </table:table-cell>
          <table:table-cell table:style-name="ce307" table:formula="of:=[.C8]*12" office:value-type="float" office:value="0">
            <text:p>0,00 </text:p>
          </table:table-cell>
          <table:table-cell table:style-name="ce312" table:formula="of:=[.E8]/1.21" office:value-type="float" office:value="0">
            <text:p>0,00 </text:p>
          </table:table-cell>
          <table:table-cell table:style-name="ce307" table:formula="of:=[.E8]*12" office:value-type="float" office:value="0">
            <text:p>0,00 </text:p>
          </table:table-cell>
          <table:table-cell table:style-name="ce313" office:value-type="float" office:value="0">
            <text:p>0,00 </text:p>
          </table:table-cell>
          <table:table-cell table:style-name="ce316" table:number-columns-repeated="2"/>
          <table:table-cell table:style-name="ce320" table:formula="of:=[.E8]*3" office:value-type="currency" office:currency="EUR" office:value="0">
            <text:p>0,00 €</text:p>
          </table:table-cell>
          <table:table-cell table:style-name="ce99" table:formula="of:=[.H8]*[.$H$27]" office:value-type="currency" office:currency="EUR" office:value="0">
            <text:p>0,00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Mazout</text:p>
          </table:table-cell>
          <table:table-cell table:style-name="ce307" table:formula="of:=[.C9]*12" office:value-type="float" office:value="0">
            <text:p>0,00 </text:p>
          </table:table-cell>
          <table:table-cell table:style-name="ce312" table:formula="of:=[.E9]/1.21" office:value-type="float" office:value="0">
            <text:p>0,00 </text:p>
          </table:table-cell>
          <table:table-cell table:style-name="ce307" table:formula="of:=[.E9]*12" office:value-type="float" office:value="0">
            <text:p>0,00 </text:p>
          </table:table-cell>
          <table:table-cell table:style-name="ce313" office:value-type="float" office:value="0">
            <text:p>0,00 </text:p>
          </table:table-cell>
          <table:table-cell table:style-name="ce316" table:number-columns-repeated="2"/>
          <table:table-cell table:style-name="ce320" table:formula="of:=[.E9]*3" office:value-type="currency" office:currency="EUR" office:value="0">
            <text:p>0,00 €</text:p>
          </table:table-cell>
          <table:table-cell table:style-name="ce99" table:formula="of:=[.H9]*[.$H$27]" office:value-type="currency" office:currency="EUR" office:value="0">
            <text:p>0,00 €</text:p>
          </table:table-cell>
          <table:table-cell table:style-name="ce99"/>
          <table:table-cell table:style-name="ce321"/>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Téléphone, gsm, internet</text:p>
          </table:table-cell>
          <table:table-cell table:style-name="ce307" table:formula="of:=[.C10]*12" office:value-type="float" office:value="247.933884297521">
            <text:p>247,93 </text:p>
          </table:table-cell>
          <table:table-cell table:style-name="ce312" table:formula="of:=[.E10]/1.21" office:value-type="float" office:value="20.6611570247934">
            <text:p>20,66 </text:p>
          </table:table-cell>
          <table:table-cell table:style-name="ce307" table:formula="of:=[.E10]*12" office:value-type="float" office:value="300">
            <text:p>300,00 </text:p>
          </table:table-cell>
          <table:table-cell table:style-name="ce313" office:value-type="float" office:value="25">
            <text:p>25,00 </text:p>
          </table:table-cell>
          <table:table-cell table:style-name="ce316" table:number-columns-repeated="2"/>
          <table:table-cell table:style-name="ce320" table:formula="of:=[.E10]*3" office:value-type="currency" office:currency="EUR" office:value="75">
            <text:p>75,00 €</text:p>
          </table:table-cell>
          <table:table-cell table:style-name="ce99" table:formula="of:=[.H10]*[.$H$27]" office:value-type="currency" office:currency="EUR" office:value="0.0109760113174872">
            <text:p>0,01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poste</text:p>
          </table:table-cell>
          <table:table-cell table:style-name="ce307" table:formula="of:=[.C11]*12" office:value-type="float" office:value="148.760330578512">
            <text:p>148,76 </text:p>
          </table:table-cell>
          <table:table-cell table:style-name="ce312" table:formula="of:=[.E11]/1.21" office:value-type="float" office:value="12.396694214876">
            <text:p>12,40 </text:p>
          </table:table-cell>
          <table:table-cell table:style-name="ce307" table:formula="of:=[.E11]*12" office:value-type="float" office:value="180">
            <text:p>180,00 </text:p>
          </table:table-cell>
          <table:table-cell table:style-name="ce313" office:value-type="float" office:value="15">
            <office:annotation office:display="true" draw:style-name="gr5" draw:text-style-name="P2" svg:width="4.056cm" svg:height="1.35cm" svg:x="19.66cm" svg:y="4.682cm" draw:caption-point-x="-0.43cm" draw:caption-point-y="0.275cm">
              <dc:date>2014-07-21T00:00:00</dc:date>
              <text:p text:style-name="P3"><text:span text:style-name="T4">Céline Decamp:</text:span></text:p>
              <text:p text:style-name="P3"><text:span text:style-name="T4">hors distribution (compté page 2.1)</text:span></text:p>
            </office:annotation>
            <text:p>15,00 </text:p>
          </table:table-cell>
          <table:table-cell table:style-name="ce316" table:number-columns-repeated="2"/>
          <table:table-cell table:style-name="ce320" table:formula="of:=[.E11]*3" office:value-type="currency" office:currency="EUR" office:value="45">
            <text:p>45,00 €</text:p>
          </table:table-cell>
          <table:table-cell table:style-name="ce99" table:formula="of:=[.H11]*[.$H$27]" office:value-type="currency" office:currency="EUR" office:value="0.00658560679049234">
            <text:p>0,01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Publicité et frais de fonctionnement</text:p>
          </table:table-cell>
          <table:table-cell table:style-name="ce307" table:formula="of:=[.C12]*12" office:value-type="float" office:value="0">
            <text:p>0,00 </text:p>
          </table:table-cell>
          <table:table-cell table:style-name="ce312" table:formula="of:=[.E12]/1.21" office:value-type="float" office:value="0">
            <text:p>0,00 </text:p>
          </table:table-cell>
          <table:table-cell table:style-name="ce307" table:formula="of:=[.E12]*12" office:value-type="float" office:value="0">
            <text:p>0,00 </text:p>
          </table:table-cell>
          <table:table-cell table:style-name="ce313"/>
          <table:table-cell table:style-name="ce316" table:number-columns-repeated="2"/>
          <table:table-cell table:style-name="ce320" table:formula="of:=[.E12]*3" office:value-type="currency" office:currency="EUR" office:value="0">
            <text:p>0,00 €</text:p>
          </table:table-cell>
          <table:table-cell table:style-name="ce99" table:formula="of:=[.H12]*[.$H$27]" office:value-type="currency" office:currency="EUR" office:value="0">
            <text:p>0,00 €</text:p>
          </table:table-cell>
          <table:table-cell table:style-name="ce192"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Fournitures bureau, entretien</text:p>
          </table:table-cell>
          <table:table-cell table:style-name="ce307" table:formula="of:=[.C13]*12" office:value-type="float" office:value="0">
            <text:p>0,00 </text:p>
          </table:table-cell>
          <table:table-cell table:style-name="ce312" table:formula="of:=[.E13]/1.21" office:value-type="float" office:value="0">
            <text:p>0,00 </text:p>
          </table:table-cell>
          <table:table-cell table:style-name="ce307" table:formula="of:=[.E13]*12" office:value-type="float" office:value="0">
            <text:p>0,00 </text:p>
          </table:table-cell>
          <table:table-cell table:style-name="ce313"/>
          <table:table-cell table:style-name="ce316" table:number-columns-repeated="2"/>
          <table:table-cell table:style-name="ce320" table:formula="of:=[.E13]*3" office:value-type="currency" office:currency="EUR" office:value="0">
            <text:p>0,00 €</text:p>
          </table:table-cell>
          <table:table-cell table:style-name="ce99" table:formula="of:=[.H13]*[.$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Ogone ou autre</text:p>
          </table:table-cell>
          <table:table-cell table:style-name="ce307"/>
          <table:table-cell table:style-name="ce312"/>
          <table:table-cell table:style-name="ce307"/>
          <table:table-cell table:style-name="ce313"/>
          <table:table-cell table:style-name="ce316" table:number-columns-repeated="2"/>
          <table:table-cell table:style-name="ce320" table:formula="of:=[.E14]*3" office:value-type="currency" office:currency="EUR" office:value="0">
            <text:p>0,00 €</text:p>
          </table:table-cell>
          <table:table-cell table:style-name="ce99" table:formula="of:=[.H14]*[.$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Assurances (RC, travail, vol, etc.)</text:p>
          </table:table-cell>
          <table:table-cell table:style-name="ce307" table:formula="of:=[.C15]*12" office:value-type="float" office:value="1440">
            <text:p>1.440,00 </text:p>
          </table:table-cell>
          <table:table-cell table:style-name="ce312" table:formula="of:=[.E15]" office:value-type="float" office:value="120">
            <text:p>120,00 </text:p>
          </table:table-cell>
          <table:table-cell table:style-name="ce307" table:formula="of:=[.E15]*12" office:value-type="float" office:value="1440">
            <text:p>1.440,00 </text:p>
          </table:table-cell>
          <table:table-cell table:style-name="ce313" office:value-type="float" office:value="120">
            <text:p>120,00 </text:p>
          </table:table-cell>
          <table:table-cell table:style-name="ce316" table:number-columns-repeated="2"/>
          <table:table-cell table:style-name="ce320" table:formula="of:=[.E15]*3" office:value-type="currency" office:currency="EUR" office:value="360">
            <text:p>360,00 €</text:p>
          </table:table-cell>
          <table:table-cell table:style-name="ce99" table:formula="of:=[.H15]*[.$H$27]" office:value-type="currency" office:currency="EUR" office:value="0.0526848543239387">
            <text:p>0,05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Frais de déplacement (carburant, réparation)</text:p>
          </table:table-cell>
          <table:table-cell table:style-name="ce307" table:formula="of:=[.C16]*12" office:value-type="float" office:value="1144.13223140496">
            <text:p>1.144,13 </text:p>
          </table:table-cell>
          <table:table-cell table:style-name="ce312" table:formula="of:=[.E16]/1.21" office:value-type="float" office:value="95.3443526170799">
            <text:p>95,34 </text:p>
          </table:table-cell>
          <table:table-cell table:style-name="ce307" table:formula="of:=[.E16]*12" office:value-type="float" office:value="1384.4">
            <text:p>1.384,40 </text:p>
          </table:table-cell>
          <table:table-cell table:style-name="ce314" table:formula="of:=1000*0.3461/3" office:value-type="float" office:value="115.366666666667">
            <text:p>115,37 </text:p>
          </table:table-cell>
          <table:table-cell table:style-name="ce316" table:number-columns-repeated="2"/>
          <table:table-cell table:style-name="ce320" table:formula="of:=[.E16]*3" office:value-type="currency" office:currency="EUR" office:value="346.1">
            <text:p>346,10 €</text:p>
          </table:table-cell>
          <table:table-cell table:style-name="ce99" table:formula="of:=[.H16]*[.$H$27]" office:value-type="currency" office:currency="EUR" office:value="0.0506506335597644">
            <text:p>0,05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Outillage et petit matériel</text:p>
          </table:table-cell>
          <table:table-cell table:style-name="ce307" table:formula="of:=[.C17]*12" office:value-type="float" office:value="0">
            <text:p>0,00 </text:p>
          </table:table-cell>
          <table:table-cell table:style-name="ce312" table:formula="of:=[.E17]/1.21" office:value-type="float" office:value="0">
            <text:p>0,00 </text:p>
          </table:table-cell>
          <table:table-cell table:style-name="ce307" table:formula="of:=[.E17]*12" office:value-type="float" office:value="0">
            <text:p>0,00 </text:p>
          </table:table-cell>
          <table:table-cell table:style-name="ce313" office:value-type="float" office:value="0">
            <text:p>0,00 </text:p>
          </table:table-cell>
          <table:table-cell table:style-name="ce316" table:number-columns-repeated="2"/>
          <table:table-cell table:style-name="ce320" table:formula="of:=[.E17]*3" office:value-type="currency" office:currency="EUR" office:value="0">
            <text:p>0,00 €</text:p>
          </table:table-cell>
          <table:table-cell table:style-name="ce99" table:formula="of:=[.H17]*[.$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Location de matériel</text:p>
          </table:table-cell>
          <table:table-cell table:style-name="ce307" table:formula="of:=[.C18]*12" office:value-type="float" office:value="0">
            <text:p>0,00 </text:p>
          </table:table-cell>
          <table:table-cell table:style-name="ce312" table:formula="of:=[.E18]/1.21" office:value-type="float" office:value="0">
            <text:p>0,00 </text:p>
          </table:table-cell>
          <table:table-cell table:style-name="ce307" table:formula="of:=[.E18]*12" office:value-type="float" office:value="0">
            <text:p>0,00 </text:p>
          </table:table-cell>
          <table:table-cell table:style-name="ce313"/>
          <table:table-cell table:style-name="ce316" table:number-columns-repeated="2"/>
          <table:table-cell table:style-name="ce320" table:formula="of:=[.E18]*3" office:value-type="currency" office:currency="EUR" office:value="0">
            <text:p>0,00 €</text:p>
          </table:table-cell>
          <table:table-cell table:style-name="ce99" table:formula="of:=[.H18]*[.$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Formations, colloques, séminaires et documentation</text:p>
          </table:table-cell>
          <table:table-cell table:style-name="ce307" table:formula="of:=[.C19]*12" office:value-type="float" office:value="0">
            <text:p>0,00 </text:p>
          </table:table-cell>
          <table:table-cell table:style-name="ce312" table:formula="of:=[.E19]/1.21" office:value-type="float" office:value="0">
            <text:p>0,00 </text:p>
          </table:table-cell>
          <table:table-cell table:style-name="ce307" table:formula="of:=[.E19]*12" office:value-type="float" office:value="0">
            <text:p>0,00 </text:p>
          </table:table-cell>
          <table:table-cell table:style-name="ce313"/>
          <table:table-cell table:style-name="ce316" table:number-columns-repeated="2"/>
          <table:table-cell table:style-name="ce320" table:formula="of:=[.E19]*3" office:value-type="currency" office:currency="EUR" office:value="0">
            <text:p>0,00 €</text:p>
          </table:table-cell>
          <table:table-cell table:style-name="ce99" table:formula="of:=[.H19]*[.$H$27]" office:value-type="currency" office:currency="EUR"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Comptable</text:p>
          </table:table-cell>
          <table:table-cell table:style-name="ce307" table:formula="of:=[.C20]*12" office:value-type="float" office:value="1983.47107438017">
            <text:p>1.983,47 </text:p>
          </table:table-cell>
          <table:table-cell table:style-name="ce312" table:formula="of:=[.E20]/1.21" office:value-type="float" office:value="165.289256198347">
            <text:p>165,29 </text:p>
          </table:table-cell>
          <table:table-cell table:style-name="ce307" table:formula="of:=[.E20]*12" office:value-type="float" office:value="2400">
            <text:p>2.400,00 </text:p>
          </table:table-cell>
          <table:table-cell table:style-name="ce313" office:value-type="float" office:value="200">
            <text:p>200,00 </text:p>
          </table:table-cell>
          <table:table-cell table:style-name="ce316" table:number-columns-repeated="2"/>
          <table:table-cell table:style-name="ce320" table:formula="of:=[.E20]*3" office:value-type="currency" office:currency="EUR" office:value="600">
            <text:p>600,00 €</text:p>
          </table:table-cell>
          <table:table-cell table:style-name="ce99" table:formula="of:=[.H20]*[.$H$27]" office:value-type="currency" office:currency="EUR" office:value="0.0878080905398978">
            <text:p>0,09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3" office:value-type="string">
            <text:p>Divers</text:p>
          </table:table-cell>
          <table:table-cell table:style-name="ce307" table:formula="of:=[.C21]*12" office:value-type="float" office:value="991.735537190083">
            <text:p>991,74 </text:p>
          </table:table-cell>
          <table:table-cell table:style-name="ce312" table:formula="of:=[.E21]/1.21" office:value-type="float" office:value="82.6446280991736">
            <text:p>82,64 </text:p>
          </table:table-cell>
          <table:table-cell table:style-name="ce307" table:formula="of:=[.E21]*12" office:value-type="float" office:value="1200">
            <text:p>1.200,00 </text:p>
          </table:table-cell>
          <table:table-cell table:style-name="ce313" office:value-type="float" office:value="100">
            <text:p>100,00 </text:p>
          </table:table-cell>
          <table:table-cell table:style-name="ce316" table:number-columns-repeated="2"/>
          <table:table-cell table:style-name="ce320" table:formula="of:=[.E21]*3" office:value-type="currency" office:currency="EUR" office:value="300">
            <text:p>300,00 €</text:p>
          </table:table-cell>
          <table:table-cell table:style-name="ce99" table:formula="of:=[.H21]*[.$H$27]" office:value-type="currency" office:currency="EUR" office:value="0.0439040452699489">
            <text:p>0,04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4" office:value-type="string">
            <text:p>Amortissements</text:p>
          </table:table-cell>
          <table:table-cell table:style-name="ce308" table:formula="of:=[$'1.2 Amortissements'.E16]" office:value-type="float" office:value="5895">
            <text:p>5.895,00 </text:p>
          </table:table-cell>
          <table:table-cell table:style-name="ce308" table:formula="of:=[.B22]/12" office:value-type="float" office:value="491.25">
            <text:p>491,25 </text:p>
          </table:table-cell>
          <table:table-cell table:style-name="ce307" table:formula="of:=[.B22]" office:value-type="float" office:value="5895">
            <text:p>5.895,00 </text:p>
          </table:table-cell>
          <table:table-cell table:style-name="ce315" table:formula="of:=+[.D22]/12" office:value-type="float" office:value="491.25">
            <text:p>491,25 </text:p>
          </table:table-cell>
          <table:table-cell table:style-name="ce316" table:number-columns-repeated="2"/>
          <table:table-cell table:style-name="ce320" table:formula="of:=[.E22]*3" office:value-type="currency" office:currency="EUR" office:value="1473.75">
            <text:p>1.473,75 €</text:p>
          </table:table-cell>
          <table:table-cell table:style-name="ce99" table:formula="of:=[.H22]*[.$H$27]" office:value-type="currency" office:currency="EUR" office:value="0.215678622388624">
            <text:p>0,22 €</text:p>
          </table:table-cell>
          <table:table-cell table:number-columns-repeated="2"/>
          <table:table-cell table:style-name="ce99" table:number-columns-repeated="84"/>
          <table:table-cell table:style-name="ce46" table:number-columns-repeated="929"/>
        </table:table-row>
        <table:table-row table:style-name="ro2">
          <table:table-cell table:style-name="ce119" office:value-type="string">
            <text:p>Total charges professionnelles</text:p>
          </table:table-cell>
          <table:table-cell table:style-name="ce161" table:formula="of:=SUM([.B5:.B22])" office:value-type="float" office:value="15451.0330578512">
            <text:p>15.451 </text:p>
          </table:table-cell>
          <table:table-cell table:style-name="ce161" table:formula="of:=SUM([.C5:.C22])" office:value-type="float" office:value="1287.58608815427">
            <text:p>1.288 </text:p>
          </table:table-cell>
          <table:table-cell table:style-name="ce161" table:formula="of:=SUM([.D5:.D22])" office:value-type="float" office:value="16399.4">
            <text:p>16.399 </text:p>
          </table:table-cell>
          <table:table-cell table:style-name="ce161" table:formula="of:=SUM([.E5:.E22])" office:value-type="float" office:value="1366.61666666667">
            <text:p>1.367 </text:p>
          </table:table-cell>
          <table:table-cell table:style-name="ce316" table:number-columns-repeated="2"/>
          <table:table-cell table:style-name="ce320" table:formula="of:=[.E23]*3" office:value-type="currency" office:currency="EUR" office:value="4099.85">
            <text:p>4.099,85 €</text:p>
          </table:table-cell>
          <table:table-cell table:style-name="ce99" table:formula="of:=[.H23]*[.$H$27]" office:value-type="currency" office:currency="EUR" office:value="0.6">
            <text:p>0,60 €</text:p>
          </table:table-cell>
          <table:table-cell table:number-columns-repeated="2"/>
          <table:table-cell table:style-name="ce99" table:number-columns-repeated="84"/>
          <table:table-cell table:style-name="ce46" table:number-columns-repeated="929"/>
        </table:table-row>
        <table:table-row table:style-name="ro2">
          <table:table-cell table:style-name="ce141"/>
          <table:table-cell table:style-name="ce171"/>
          <table:table-cell table:style-name="ce141" table:number-columns-repeated="3"/>
          <table:table-cell table:style-name="ce317" table:formula="of:=[.D23]-[.D22]" office:value-type="float" office:value="10504.4">
            <text:p>10.504,40 </text:p>
          </table:table-cell>
          <table:table-cell table:style-name="ce192"/>
          <table:table-cell table:style-name="ce321"/>
          <table:table-cell table:style-name="ce192"/>
          <table:table-cell table:number-columns-repeated="2"/>
          <table:table-cell table:style-name="ce192" table:number-columns-repeated="88"/>
          <table:table-cell table:style-name="ce141" table:number-columns-repeated="925"/>
        </table:table-row>
        <table:table-row table:style-name="ro2">
          <table:table-cell table:number-columns-repeated="1024"/>
        </table:table-row>
        <table:table-row table:style-name="ro2">
          <table:table-cell table:style-name="ce305" office:value-type="string">
            <text:p>Charges fixes décaissées</text:p>
          </table:table-cell>
          <table:table-cell table:number-columns-repeated="1023"/>
        </table:table-row>
        <table:table-row table:style-name="ro2">
          <table:table-cell office:value-type="string">
            <text:p>Total Mensuel TVAC</text:p>
          </table:table-cell>
          <table:table-cell table:style-name="ce309" table:formula="of:=SUM([.E5:.E21])" office:value-type="float" office:value="875.366666666667">
            <text:p>875,37 <text:s text:c="3"/></text:p>
          </table:table-cell>
          <table:table-cell table:number-columns-repeated="5"/>
          <table:table-cell table:style-name="Default" table:formula="of:=0.6/[.H23]" office:value-type="float" office:value="0.000146346817566496">
            <text:p>0,0001463468</text:p>
          </table:table-cell>
          <table:table-cell table:number-columns-repeated="1016"/>
        </table:table-row>
        <table:table-row table:style-name="ro2">
          <table:table-cell office:value-type="string">
            <text:p>Total Annuel HTVA</text:p>
          </table:table-cell>
          <table:table-cell table:style-name="ce310" table:formula="of:=SUM([.B5:.B21])" office:value-type="float" office:value="9556.03305785124">
            <text:p>9.556,03 <text:s text:c="3"/></text:p>
          </table:table-cell>
          <table:table-cell table:number-columns-repeated="1022"/>
        </table:table-row>
        <table:table-row table:style-name="ro2" table:number-rows-repeated="104854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2.2 CF'.$A$1:.$G$39" table:range-usable-as="print-range"/>
        </table:named-expressions>
      </table:table>
      <table:table table:name="3. Personnel" table:style-name="ta6">
        <office:forms form:automatic-focus="false" form:apply-design-mode="false"/>
        <table:table-column table:style-name="co23" table:default-cell-style-name="ce14"/>
        <table:table-column table:style-name="co24" table:default-cell-style-name="ce14"/>
        <table:table-column table:style-name="co16" table:default-cell-style-name="ce14"/>
        <table:table-column table:style-name="co25" table:default-cell-style-name="ce14"/>
        <table:table-column table:style-name="co26" table:default-cell-style-name="ce14"/>
        <table:table-column table:style-name="co16" table:default-cell-style-name="ce469"/>
        <table:table-column table:style-name="co16" table:number-columns-repeated="2" table:default-cell-style-name="ce14"/>
        <table:table-column table:style-name="co27" table:default-cell-style-name="ce497"/>
        <table:table-column table:style-name="co28" table:default-cell-style-name="ce14"/>
        <table:table-column table:style-name="co16" table:number-columns-repeated="2" table:default-cell-style-name="ce14"/>
        <table:table-column table:style-name="co29" table:default-cell-style-name="ce510"/>
        <table:table-column table:style-name="co30" table:number-columns-repeated="2" table:default-cell-style-name="ce14"/>
        <table:table-column table:style-name="co19" table:default-cell-style-name="ce14"/>
        <table:table-column table:style-name="co31" table:default-cell-style-name="ce14"/>
        <table:table-column table:style-name="co32" table:default-cell-style-name="ce14"/>
        <table:table-column table:style-name="co33" table:default-cell-style-name="ce14"/>
        <table:table-column table:style-name="co15" table:default-cell-style-name="ce14"/>
        <table:table-column table:style-name="co34" table:default-cell-style-name="ce14"/>
        <table:table-column table:style-name="co35" table:default-cell-style-name="ce14"/>
        <table:table-column table:style-name="co36" table:number-columns-repeated="66" table:default-cell-style-name="ce14"/>
        <table:table-column table:style-name="co37" table:default-cell-style-name="ce14"/>
        <table:table-column table:style-name="co38" table:default-cell-style-name="ce14"/>
        <table:table-column table:style-name="co39" table:default-cell-style-name="ce14"/>
        <table:table-column table:style-name="co25" table:default-cell-style-name="ce14"/>
        <table:table-column table:style-name="co40" table:default-cell-style-name="ce14"/>
        <table:table-column table:style-name="co41" table:number-columns-repeated="2" table:default-cell-style-name="ce14"/>
        <table:table-column table:style-name="co34" table:default-cell-style-name="ce14"/>
        <table:table-column table:style-name="co42" table:default-cell-style-name="ce14"/>
        <table:table-column table:style-name="co43" table:default-cell-style-name="ce14"/>
        <table:table-column table:style-name="co44" table:default-cell-style-name="ce14"/>
        <table:table-column table:style-name="co30" table:default-cell-style-name="ce14"/>
        <table:table-column table:style-name="co45" table:default-cell-style-name="ce14"/>
        <table:table-column table:style-name="co46" table:default-cell-style-name="ce14"/>
        <table:table-column table:style-name="co38" table:default-cell-style-name="ce14"/>
        <table:table-column table:style-name="co41" table:default-cell-style-name="ce14"/>
        <table:table-column table:style-name="co10" table:default-cell-style-name="ce14"/>
        <table:table-column table:style-name="co36" table:number-columns-repeated="152" table:default-cell-style-name="ce14"/>
        <table:table-column table:style-name="co36" table:number-columns-repeated="767" table:default-cell-style-name="Default"/>
        <table:table-row table:style-name="ro2">
          <table:table-cell table:style-name="ce322" table:number-columns-repeated="5"/>
          <table:table-cell table:style-name="ce452"/>
          <table:table-cell table:style-name="ce322" table:number-columns-repeated="2"/>
          <table:table-cell table:style-name="ce480"/>
          <table:table-cell table:style-name="ce322" table:number-columns-repeated="2"/>
          <table:table-cell table:style-name="ce521"/>
          <table:table-cell table:style-name="ce14"/>
          <table:table-cell table:number-columns-repeated="1011"/>
        </table:table-row>
        <table:table-row table:style-name="ro2">
          <table:table-cell table:style-name="ce3" office:value-type="string">
            <text:p>TABLEAU FRAIS DE PERSONNEL/SUBSIDES <text:span text:style-name="T7">HTVA</text:span></text:p>
          </table:table-cell>
          <table:table-cell table:style-name="ce3" table:number-columns-repeated="4"/>
          <table:table-cell table:style-name="ce453"/>
          <table:table-cell table:style-name="ce3" table:number-columns-repeated="2"/>
          <table:table-cell table:style-name="ce481"/>
          <table:table-cell table:style-name="ce3" table:number-columns-repeated="1015"/>
        </table:table-row>
        <table:table-row table:style-name="ro2">
          <table:table-cell table:style-name="ce322" table:number-columns-repeated="5"/>
          <table:table-cell table:style-name="ce452"/>
          <table:table-cell table:style-name="ce322" table:number-columns-repeated="2"/>
          <table:table-cell table:style-name="ce480"/>
          <table:table-cell table:style-name="ce322" table:number-columns-repeated="2"/>
          <table:table-cell table:style-name="ce521"/>
          <table:table-cell table:style-name="ce14"/>
          <table:table-cell table:number-columns-repeated="1011"/>
        </table:table-row>
        <table:table-row table:style-name="ro14">
          <table:table-cell table:style-name="ce323"/>
          <table:table-cell table:style-name="ce47" office:value-type="string">
            <text:p>Nb</text:p>
          </table:table-cell>
          <table:table-cell table:style-name="ce47" office:value-type="string">
            <text:p>Rémunération (htva), au numéro</text:p>
          </table:table-cell>
          <table:table-cell table:style-name="ce47" office:value-type="string">
            <text:p>Nb de pages/unité</text:p>
          </table:table-cell>
          <table:table-cell table:style-name="ce47" office:value-type="string">
            <text:p>Nb de pages</text:p>
          </table:table-cell>
          <table:table-cell table:style-name="ce47" office:value-type="float" office:value="2015">
            <text:p>2015</text:p>
          </table:table-cell>
          <table:table-cell table:style-name="ce47" office:value-type="float" office:value="2016">
            <text:p>2016</text:p>
          </table:table-cell>
          <table:table-cell table:style-name="ce47" office:value-type="float" office:value="2017">
            <text:p>2017</text:p>
          </table:table-cell>
          <table:table-cell table:style-name="ce482" office:value-type="string">
            <text:p>Statut</text:p>
          </table:table-cell>
          <table:table-cell table:style-name="ce502" office:value-type="string">
            <text:p>Rôle/Rq</text:p>
          </table:table-cell>
          <table:table-cell table:style-name="ce249"/>
          <table:table-cell/>
          <table:table-cell table:style-name="ce14"/>
          <table:table-cell table:number-columns-repeated="1011"/>
        </table:table-row>
        <table:table-row table:style-name="ro15">
          <table:table-cell table:style-name="ce324"/>
          <table:table-cell table:style-name="ce353"/>
          <table:table-cell table:style-name="ce388" office:value-type="string">
            <text:p>Plan B</text:p>
          </table:table-cell>
          <table:table-cell table:style-name="ce47" table:number-columns-repeated="2"/>
          <table:table-cell table:style-name="ce454"/>
          <table:table-cell table:style-name="ce475" table:number-columns-repeated="2"/>
          <table:table-cell table:style-name="ce483"/>
          <table:table-cell table:style-name="ce503"/>
          <table:table-cell table:style-name="ce513"/>
          <table:table-cell table:style-name="ce469" table:number-columns-repeated="1013"/>
        </table:table-row>
        <table:table-row table:style-name="ro2">
          <table:table-cell table:style-name="ce325" office:value-type="string">
            <text:p>Augmentation (%)</text:p>
          </table:table-cell>
          <table:table-cell table:style-name="ce354"/>
          <table:table-cell table:style-name="ce389"/>
          <table:table-cell table:style-name="ce406" table:number-columns-repeated="2"/>
          <table:table-cell table:style-name="ce455"/>
          <table:table-cell table:number-columns-repeated="2" table:style-name="ce455" office:value-type="float" office:value="0.02">
            <text:p>0,02 </text:p>
          </table:table-cell>
          <table:table-cell table:style-name="ce484"/>
          <table:table-cell table:style-name="ce504" office:value-type="string">
            <text:p>signes/page</text:p>
          </table:table-cell>
          <table:table-cell table:style-name="ce514" office:value-type="float" office:value="2500">
            <text:p>2.500,00 </text:p>
          </table:table-cell>
          <table:table-cell/>
          <table:table-cell table:style-name="ce14"/>
          <table:table-cell table:number-columns-repeated="6"/>
          <table:table-cell table:style-name="ce543"/>
          <table:table-cell table:number-columns-repeated="1004"/>
        </table:table-row>
        <table:table-row table:style-name="ro2">
          <table:table-cell table:style-name="ce326" office:value-type="string">
            <text:p>Journalistes grandes enquêtes</text:p>
          </table:table-cell>
          <table:table-cell table:style-name="ce355" table:number-columns-repeated="2"/>
          <table:table-cell table:style-name="ce407"/>
          <table:table-cell table:style-name="ce372"/>
          <table:table-cell table:style-name="ce456" table:number-columns-repeated="3"/>
          <table:table-cell table:style-name="ce485" office:value-type="string">
            <text:p>Indépendants</text:p>
          </table:table-cell>
          <table:table-cell table:style-name="ce505" office:value-type="string">
            <text:p>prix au signe: plan B</text:p>
          </table:table-cell>
          <table:table-cell table:style-name="ce515" table:formula="of:=[.C8]/[.D8]/[.$K$6]" office:value-type="float" office:value="0.0666666666666667">
            <text:p>0,067</text:p>
          </table:table-cell>
          <table:table-cell/>
          <table:table-cell table:style-name="ce14"/>
          <table:table-cell table:number-columns-repeated="1011"/>
        </table:table-row>
        <table:table-row table:style-name="ro2">
          <table:table-cell table:style-name="ce327" office:value-type="string">
            <text:p>par trimestre</text:p>
          </table:table-cell>
          <table:table-cell table:style-name="ce356" office:value-type="float" office:value="2">
            <text:p>2</text:p>
          </table:table-cell>
          <table:table-cell table:style-name="ce356" office:value-type="float" office:value="3000">
            <text:p>3.000</text:p>
          </table:table-cell>
          <table:table-cell table:style-name="ce408" office:value-type="float" office:value="18">
            <text:p>18 </text:p>
          </table:table-cell>
          <table:table-cell table:style-name="ce431" table:formula="of:=[.D8]*[.B8]" office:value-type="float" office:value="36">
            <text:p>36 </text:p>
          </table:table-cell>
          <table:table-cell table:style-name="ce457" table:formula="of:=[.B8]*[.C8]" office:value-type="float" office:value="6000">
            <text:p>6.000</text:p>
          </table:table-cell>
          <table:table-cell table:style-name="ce457" table:formula="of:=[.F8]*(1+[.G$6])" office:value-type="float" office:value="6120">
            <text:p>6.120</text:p>
          </table:table-cell>
          <table:table-cell table:style-name="ce457" table:formula="of:=[.G8]*(1+[.H$6])" office:value-type="float" office:value="6242.4">
            <text:p>6.242</text:p>
          </table:table-cell>
          <table:table-cell table:style-name="ce486"/>
          <table:table-cell table:style-name="ce505"/>
          <table:table-cell table:style-name="ce515"/>
          <table:table-cell/>
          <table:table-cell table:style-name="ce14"/>
          <table:table-cell table:number-columns-repeated="1011"/>
        </table:table-row>
        <table:table-row table:style-name="ro2">
          <table:table-cell table:style-name="ce327" office:value-type="string">
            <text:p>par an</text:p>
          </table:table-cell>
          <table:table-cell table:style-name="ce357"/>
          <table:table-cell table:style-name="ce390"/>
          <table:table-cell table:style-name="ce361"/>
          <table:table-cell table:style-name="ce372"/>
          <table:table-cell table:style-name="ce457" table:formula="of:=[.F8]*4" office:value-type="float" office:value="24000">
            <text:p>24.000</text:p>
          </table:table-cell>
          <table:table-cell table:style-name="ce457" table:formula="of:=[.F9]*(1+[.G$6])" office:value-type="float" office:value="24480">
            <text:p>24.480</text:p>
          </table:table-cell>
          <table:table-cell table:style-name="ce457" table:formula="of:=[.H8]*4" office:value-type="float" office:value="24969.6">
            <text:p>24.970</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28" office:value-type="string">
            <text:p>Journalistes petites enquêtes</text:p>
          </table:table-cell>
          <table:table-cell table:style-name="ce358"/>
          <table:table-cell table:style-name="ce391"/>
          <table:table-cell table:style-name="ce372"/>
          <table:table-cell table:style-name="ce432"/>
          <table:table-cell table:style-name="ce458" table:number-columns-repeated="3"/>
          <table:table-cell table:style-name="ce487" office:value-type="string">
            <text:p>Indépendants</text:p>
          </table:table-cell>
          <table:table-cell table:style-name="ce505" office:value-type="string">
            <text:p>prix au signe: plan B</text:p>
          </table:table-cell>
          <table:table-cell table:style-name="ce517" table:formula="of:=[.C11]/[.D11]/[.$K$6]" office:value-type="float" office:value="0.06">
            <text:p>0,0600</text:p>
          </table:table-cell>
          <table:table-cell/>
          <table:table-cell table:style-name="ce14"/>
          <table:table-cell table:number-columns-repeated="1011"/>
        </table:table-row>
        <table:table-row table:style-name="ro2">
          <table:table-cell table:style-name="ce327" office:value-type="string">
            <text:p>par trimestre</text:p>
          </table:table-cell>
          <table:table-cell table:style-name="ce356" office:value-type="float" office:value="3">
            <text:p>3</text:p>
          </table:table-cell>
          <table:table-cell table:style-name="ce356" office:value-type="float" office:value="1500">
            <text:p>1.500</text:p>
          </table:table-cell>
          <table:table-cell table:style-name="ce408" office:value-type="float" office:value="10">
            <text:p>10 </text:p>
          </table:table-cell>
          <table:table-cell table:style-name="ce433" table:formula="of:=[.D11]*[.B11]" office:value-type="float" office:value="30">
            <text:p>30 </text:p>
          </table:table-cell>
          <table:table-cell table:style-name="ce457" table:formula="of:=[.B11]*[.C11]" office:value-type="float" office:value="4500">
            <text:p>4.500</text:p>
          </table:table-cell>
          <table:table-cell table:style-name="ce457" table:formula="of:=[.F11]*(1+[.G$6])" office:value-type="float" office:value="4590">
            <text:p>4.590</text:p>
          </table:table-cell>
          <table:table-cell table:style-name="ce457" table:formula="of:=[.G11]*(1+[.H$6])" office:value-type="float" office:value="4681.8">
            <text:p>4.682</text:p>
          </table:table-cell>
          <table:table-cell table:style-name="ce486"/>
          <table:table-cell table:style-name="ce505"/>
          <table:table-cell table:style-name="ce517"/>
          <table:table-cell/>
          <table:table-cell table:style-name="ce14"/>
          <table:table-cell table:number-columns-repeated="1011"/>
        </table:table-row>
        <table:table-row table:style-name="ro2">
          <table:table-cell table:style-name="ce329" office:value-type="string">
            <text:p>par an</text:p>
          </table:table-cell>
          <table:table-cell table:style-name="ce359"/>
          <table:table-cell table:style-name="ce392"/>
          <table:table-cell table:style-name="ce361"/>
          <table:table-cell table:style-name="ce434"/>
          <table:table-cell table:style-name="ce459" table:formula="of:=[.F11]*4" office:value-type="float" office:value="18000">
            <text:p>18.000</text:p>
          </table:table-cell>
          <table:table-cell table:style-name="ce459" table:formula="of:=[.F12]*(1+[.G$6])" office:value-type="float" office:value="18360">
            <text:p>18.360</text:p>
          </table:table-cell>
          <table:table-cell table:style-name="ce459" table:formula="of:=[.H11]*4" office:value-type="float" office:value="18727.2">
            <text:p>18.727</text:p>
          </table:table-cell>
          <table:table-cell table:style-name="ce488"/>
          <table:table-cell table:style-name="ce504"/>
          <table:table-cell table:style-name="ce516"/>
          <table:table-cell/>
          <table:table-cell table:style-name="ce14"/>
          <table:table-cell table:number-columns-repeated="1011"/>
        </table:table-row>
        <table:table-row table:style-name="ro2">
          <table:table-cell table:style-name="ce326" office:value-type="string">
            <text:p>Journalistes rubriques</text:p>
          </table:table-cell>
          <table:table-cell table:style-name="ce360"/>
          <table:table-cell table:style-name="ce355"/>
          <table:table-cell table:style-name="ce372" table:number-columns-repeated="2"/>
          <table:table-cell table:style-name="ce456" table:number-columns-repeated="3"/>
          <table:table-cell table:style-name="ce485" office:value-type="string">
            <text:p>Indépendants</text:p>
          </table:table-cell>
          <table:table-cell table:style-name="ce505" office:value-type="string">
            <text:p>prix au signe: plan B</text:p>
          </table:table-cell>
          <table:table-cell table:style-name="ce517" table:formula="of:=[.C14]/[.D14]/[.K6]" office:value-type="float" office:value="0.0498">
            <text:p>0,0498</text:p>
          </table:table-cell>
          <table:table-cell/>
          <table:table-cell table:style-name="ce14"/>
          <table:table-cell table:number-columns-repeated="1011"/>
        </table:table-row>
        <table:table-row table:style-name="ro2">
          <table:table-cell table:style-name="ce327" office:value-type="string">
            <text:p>par trimestre</text:p>
          </table:table-cell>
          <table:table-cell table:style-name="ce356" office:value-type="float" office:value="20">
            <text:p>20</text:p>
          </table:table-cell>
          <table:table-cell table:style-name="ce356" table:formula="of:=150*0.83" office:value-type="float" office:value="124.5">
            <text:p>125</text:p>
          </table:table-cell>
          <table:table-cell table:style-name="ce408" office:value-type="float" office:value="1">
            <text:p>1 </text:p>
          </table:table-cell>
          <table:table-cell table:style-name="ce431" table:formula="of:=[.D14]*[.B14]" office:value-type="float" office:value="20">
            <text:p>20 </text:p>
          </table:table-cell>
          <table:table-cell table:style-name="ce457" table:formula="of:=[.C14]*[.B14]" office:value-type="float" office:value="2490">
            <text:p>2.490</text:p>
          </table:table-cell>
          <table:table-cell table:style-name="ce457" table:formula="of:=[.F14]*(1+[.G$6])" office:value-type="float" office:value="2539.8">
            <text:p>2.540</text:p>
          </table:table-cell>
          <table:table-cell table:style-name="ce457" table:formula="of:=[.G14]*(1+[.H$6])" office:value-type="float" office:value="2590.596">
            <text:p>2.591</text:p>
          </table:table-cell>
          <table:table-cell table:style-name="ce486"/>
          <table:table-cell table:style-name="ce505"/>
          <table:table-cell table:style-name="ce517"/>
          <table:table-cell/>
          <table:table-cell table:style-name="ce14"/>
          <table:table-cell table:number-columns-repeated="5"/>
          <table:table-cell table:style-name="ce497"/>
          <table:table-cell table:number-columns-repeated="1005"/>
        </table:table-row>
        <table:table-row table:style-name="ro2">
          <table:table-cell table:style-name="ce330" office:value-type="string">
            <text:p>par an</text:p>
          </table:table-cell>
          <table:table-cell table:style-name="ce361"/>
          <table:table-cell table:style-name="ce393" office:value-type="string">
            <text:p>à la page</text:p>
          </table:table-cell>
          <table:table-cell table:style-name="ce361" table:number-columns-repeated="2"/>
          <table:table-cell table:style-name="ce357" table:formula="of:=[.F14]*4" office:value-type="float" office:value="9960">
            <text:p>9.960</text:p>
          </table:table-cell>
          <table:table-cell table:style-name="ce357" table:formula="of:=[.F15]*(1+[.G$6])" office:value-type="float" office:value="10159.2">
            <text:p>10.159</text:p>
          </table:table-cell>
          <table:table-cell table:style-name="ce357" table:formula="of:=[.H14]*4" office:value-type="float" office:value="10362.384">
            <text:p>10.362</text:p>
          </table:table-cell>
          <table:table-cell table:style-name="ce489"/>
          <table:table-cell table:style-name="ce504"/>
          <table:table-cell table:style-name="ce516"/>
          <table:table-cell/>
          <table:table-cell table:style-name="ce14"/>
          <table:table-cell table:number-columns-repeated="1011"/>
        </table:table-row>
        <table:table-row table:style-name="ro2">
          <table:table-cell table:style-name="ce331" office:value-type="string">
            <text:p>Super Entretien (1 journaliste)</text:p>
          </table:table-cell>
          <table:table-cell table:style-name="ce362"/>
          <table:table-cell table:style-name="ce355"/>
          <table:table-cell table:style-name="ce372" table:number-columns-repeated="2"/>
          <table:table-cell table:style-name="ce456" table:number-columns-repeated="3"/>
          <table:table-cell table:style-name="ce490" office:value-type="string">
            <text:p>Indépendants</text:p>
          </table:table-cell>
          <table:table-cell table:style-name="ce505" office:value-type="string">
            <text:p>prix au signe: plan B</text:p>
          </table:table-cell>
          <table:table-cell table:style-name="ce517" table:formula="of:=[.C17]/[.D17]/[.$K$6]" office:value-type="float" office:value="0.0415">
            <text:p>0,0415</text:p>
          </table:table-cell>
          <table:table-cell/>
          <table:table-cell table:style-name="ce14"/>
          <table:table-cell table:number-columns-repeated="1011"/>
        </table:table-row>
        <table:table-row table:style-name="ro2">
          <table:table-cell table:style-name="ce332" office:value-type="string">
            <text:p>Par trimestre </text:p>
          </table:table-cell>
          <table:table-cell table:style-name="ce363" office:value-type="float" office:value="1">
            <text:p>1</text:p>
          </table:table-cell>
          <table:table-cell table:style-name="ce356" table:formula="of:=1000*0.83" office:value-type="float" office:value="830">
            <text:p>830</text:p>
          </table:table-cell>
          <table:table-cell table:style-name="ce408" office:value-type="float" office:value="8">
            <text:p>8 </text:p>
          </table:table-cell>
          <table:table-cell table:style-name="ce431" table:formula="of:=[.D17]*[.B17]" office:value-type="float" office:value="8">
            <text:p>8 </text:p>
          </table:table-cell>
          <table:table-cell table:style-name="ce457" table:formula="of:=[.C17]*[.B17]" office:value-type="float" office:value="830">
            <text:p>830</text:p>
          </table:table-cell>
          <table:table-cell table:style-name="ce457" table:formula="of:=[.F17]*(1+[.G$6])" office:value-type="float" office:value="846.6">
            <text:p>847</text:p>
          </table:table-cell>
          <table:table-cell table:style-name="ce457" table:formula="of:=[.G17]*(1+[.H$6])" office:value-type="float" office:value="863.532">
            <text:p>864</text:p>
          </table:table-cell>
          <table:table-cell table:style-name="ce486"/>
          <table:table-cell table:style-name="ce505"/>
          <table:table-cell table:style-name="ce517"/>
          <table:table-cell/>
          <table:table-cell table:style-name="ce14"/>
          <table:table-cell table:number-columns-repeated="1011"/>
        </table:table-row>
        <table:table-row table:style-name="ro2">
          <table:table-cell table:style-name="ce333" office:value-type="string">
            <text:p>Par an </text:p>
          </table:table-cell>
          <table:table-cell table:style-name="ce359"/>
          <table:table-cell table:style-name="ce390"/>
          <table:table-cell table:style-name="ce409"/>
          <table:table-cell table:style-name="ce372"/>
          <table:table-cell table:style-name="ce457" table:formula="of:=[.F17]*4" office:value-type="float" office:value="3320">
            <text:p>3.320</text:p>
          </table:table-cell>
          <table:table-cell table:style-name="ce457" table:formula="of:=[.F18]*(1+[.G$6])" office:value-type="float" office:value="3386.4">
            <text:p>3.386</text:p>
          </table:table-cell>
          <table:table-cell table:style-name="ce457" table:formula="of:=[.H17]*4" office:value-type="float" office:value="3454.128">
            <text:p>3.454</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26" office:value-type="string">
            <text:p>Reportage photo</text:p>
          </table:table-cell>
          <table:table-cell table:style-name="ce364"/>
          <table:table-cell table:style-name="ce391"/>
          <table:table-cell table:style-name="ce363"/>
          <table:table-cell table:style-name="ce432"/>
          <table:table-cell table:style-name="ce458" table:number-columns-repeated="3"/>
          <table:table-cell table:style-name="ce487" office:value-type="string">
            <text:p>Indépendant</text:p>
          </table:table-cell>
          <table:table-cell table:style-name="ce505"/>
          <table:table-cell table:style-name="ce381"/>
          <table:table-cell/>
          <table:table-cell table:style-name="ce14"/>
          <table:table-cell table:number-columns-repeated="1011"/>
        </table:table-row>
        <table:table-row table:style-name="ro2">
          <table:table-cell table:style-name="ce327" office:value-type="string">
            <text:p>par trimestre</text:p>
          </table:table-cell>
          <table:table-cell table:style-name="ce365" office:value-type="float" office:value="1">
            <text:p>1 </text:p>
          </table:table-cell>
          <table:table-cell table:style-name="ce356" table:formula="of:=3000*0.83" office:value-type="float" office:value="2490">
            <text:p>2.490</text:p>
          </table:table-cell>
          <table:table-cell table:style-name="ce365" office:value-type="float" office:value="12">
            <text:p>12 </text:p>
          </table:table-cell>
          <table:table-cell table:style-name="ce433" table:formula="of:=[.D20]*[.B20]" office:value-type="float" office:value="12">
            <text:p>12 </text:p>
          </table:table-cell>
          <table:table-cell table:style-name="ce457" table:formula="of:=[.B20]*[.C20]" office:value-type="float" office:value="2490">
            <text:p>2.490</text:p>
          </table:table-cell>
          <table:table-cell table:style-name="ce457" table:formula="of:=[.F20]*(1+[.G$6])" office:value-type="float" office:value="2539.8">
            <text:p>2.540</text:p>
          </table:table-cell>
          <table:table-cell table:style-name="ce457" table:formula="of:=[.G20]*(1+[.H$6])" office:value-type="float" office:value="2590.596">
            <text:p>2.591</text:p>
          </table:table-cell>
          <table:table-cell table:style-name="ce486"/>
          <table:table-cell table:style-name="ce504"/>
          <table:table-cell table:style-name="ce381"/>
          <table:table-cell/>
          <table:table-cell table:style-name="ce14"/>
          <table:table-cell table:number-columns-repeated="1011"/>
        </table:table-row>
        <table:table-row table:style-name="ro2">
          <table:table-cell table:style-name="ce327" office:value-type="string">
            <text:p>par an</text:p>
          </table:table-cell>
          <table:table-cell table:style-name="ce363"/>
          <table:table-cell table:style-name="ce390"/>
          <table:table-cell table:style-name="ce363"/>
          <table:table-cell table:style-name="ce435"/>
          <table:table-cell table:style-name="ce457" table:formula="of:=[.F20]*4" office:value-type="float" office:value="9960">
            <text:p>9.960</text:p>
          </table:table-cell>
          <table:table-cell table:style-name="ce457" table:formula="of:=[.F21]*(1+[.G$6])" office:value-type="float" office:value="10159.2">
            <text:p>10.159</text:p>
          </table:table-cell>
          <table:table-cell table:style-name="ce457" table:formula="of:=[.H20]*4" office:value-type="float" office:value="10362.384">
            <text:p>10.362</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4" office:value-type="string">
            <text:p>Traduction article NL &gt; FR</text:p>
          </table:table-cell>
          <table:table-cell table:style-name="ce366"/>
          <table:table-cell table:style-name="ce391"/>
          <table:table-cell table:style-name="ce410"/>
          <table:table-cell table:style-name="ce436"/>
          <table:table-cell table:style-name="ce458" table:number-columns-repeated="3"/>
          <table:table-cell table:style-name="ce487" office:value-type="string">
            <text:p>Indépendant</text:p>
          </table:table-cell>
          <table:table-cell table:style-name="ce505" office:value-type="string">
            <text:p>prix au signe: plan B</text:p>
          </table:table-cell>
          <table:table-cell table:style-name="ce517" table:formula="of:=[.C23]/[.D23]/[.$K$6]" office:value-type="float" office:value="0.0225">
            <text:p>0,0225</text:p>
          </table:table-cell>
          <table:table-cell/>
          <table:table-cell table:style-name="ce14"/>
          <table:table-cell table:number-columns-repeated="1011"/>
        </table:table-row>
        <table:table-row table:style-name="ro2">
          <table:table-cell table:style-name="ce332" office:value-type="string">
            <text:p>Par trimestre </text:p>
          </table:table-cell>
          <table:table-cell table:style-name="ce365" office:value-type="float" office:value="1">
            <text:p>1 </text:p>
          </table:table-cell>
          <table:table-cell table:style-name="ce356" office:value-type="float" office:value="450">
            <text:p>450</text:p>
          </table:table-cell>
          <table:table-cell table:style-name="ce411" office:value-type="float" office:value="8">
            <text:p>8 </text:p>
          </table:table-cell>
          <table:table-cell table:style-name="ce437" table:formula="of:=[.D23]*[.B23]" office:value-type="float" office:value="8">
            <text:p>8 </text:p>
          </table:table-cell>
          <table:table-cell table:style-name="ce457" table:formula="of:=[.B23]*[.C23]" office:value-type="float" office:value="450">
            <text:p>450</text:p>
          </table:table-cell>
          <table:table-cell table:style-name="ce457" table:formula="of:=[.F23]*(1+[.G$6])" office:value-type="float" office:value="459">
            <text:p>459</text:p>
          </table:table-cell>
          <table:table-cell table:style-name="ce457" table:formula="of:=[.G23]*(1+[.H$6])" office:value-type="float" office:value="468.18">
            <text:p>468</text:p>
          </table:table-cell>
          <table:table-cell table:style-name="ce486"/>
          <table:table-cell table:style-name="ce505"/>
          <table:table-cell table:style-name="ce517"/>
          <table:table-cell/>
          <table:table-cell table:style-name="ce14"/>
          <table:table-cell table:number-columns-repeated="1011"/>
        </table:table-row>
        <table:table-row table:style-name="ro2">
          <table:table-cell table:style-name="ce333" office:value-type="string">
            <text:p>Par an </text:p>
          </table:table-cell>
          <table:table-cell table:style-name="ce363"/>
          <table:table-cell table:style-name="ce390"/>
          <table:table-cell table:style-name="ce412"/>
          <table:table-cell table:style-name="ce438"/>
          <table:table-cell table:style-name="ce457" table:formula="of:=[.F23]*4" office:value-type="float" office:value="1800">
            <text:p>1.800</text:p>
          </table:table-cell>
          <table:table-cell table:style-name="ce457" table:formula="of:=[.F24]*(1+[.G$6])" office:value-type="float" office:value="1836">
            <text:p>1.836</text:p>
          </table:table-cell>
          <table:table-cell table:style-name="ce457" table:formula="of:=[.H23]*4" office:value-type="float" office:value="1872.72">
            <text:p>1.873</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26" office:value-type="string">
            <text:p>Apport visuel</text:p>
          </table:table-cell>
          <table:table-cell table:style-name="ce367"/>
          <table:table-cell table:style-name="ce394"/>
          <table:table-cell table:style-name="ce413"/>
          <table:table-cell table:style-name="ce439"/>
          <table:table-cell table:style-name="ce460" table:number-columns-repeated="3"/>
          <table:table-cell table:style-name="ce491"/>
          <table:table-cell table:style-name="ce504"/>
          <table:table-cell table:style-name="ce518"/>
          <table:table-cell/>
          <table:table-cell table:style-name="ce14"/>
          <table:table-cell table:number-columns-repeated="1011"/>
        </table:table-row>
        <table:table-row table:style-name="ro2">
          <table:table-cell table:style-name="ce327" office:value-type="string">
            <text:p>par trimestre</text:p>
          </table:table-cell>
          <table:table-cell table:style-name="ce365" office:value-type="float" office:value="1">
            <text:p>1 </text:p>
          </table:table-cell>
          <table:table-cell table:style-name="ce356" table:formula="of:=3000*0.83" office:value-type="float" office:value="2490">
            <text:p>2.490</text:p>
          </table:table-cell>
          <table:table-cell table:style-name="ce414"/>
          <table:table-cell table:style-name="ce431" office:value-type="string">
            <text:p>?</text:p>
          </table:table-cell>
          <table:table-cell table:style-name="ce457" table:formula="of:=[.B26]*[.C26]" office:value-type="float" office:value="2490">
            <text:p>2.490</text:p>
          </table:table-cell>
          <table:table-cell table:style-name="ce457" table:formula="of:=[.F26]*(1+[.G$6])" office:value-type="float" office:value="2539.8">
            <text:p>2.540</text:p>
          </table:table-cell>
          <table:table-cell table:style-name="ce457" table:formula="of:=[.G26]*(1+[.H$6])" office:value-type="float" office:value="2590.596">
            <text:p>2.591</text:p>
          </table:table-cell>
          <table:table-cell table:style-name="ce486"/>
          <table:table-cell table:style-name="ce504"/>
          <table:table-cell table:style-name="ce518"/>
          <table:table-cell/>
          <table:table-cell table:style-name="ce14"/>
          <table:table-cell table:number-columns-repeated="1011"/>
        </table:table-row>
        <table:table-row table:style-name="ro2">
          <table:table-cell table:style-name="ce329" office:value-type="string">
            <text:p>par an</text:p>
          </table:table-cell>
          <table:table-cell table:style-name="ce363"/>
          <table:table-cell table:style-name="ce390"/>
          <table:table-cell table:style-name="ce407"/>
          <table:table-cell table:style-name="ce372"/>
          <table:table-cell table:style-name="ce457" table:formula="of:=[.F26]*4" office:value-type="float" office:value="9960">
            <text:p>9.960</text:p>
          </table:table-cell>
          <table:table-cell table:style-name="ce457" table:formula="of:=[.F27]*(1+[.G$6])" office:value-type="float" office:value="10159.2">
            <text:p>10.159</text:p>
          </table:table-cell>
          <table:table-cell table:style-name="ce457" table:formula="of:=[.H26]*4" office:value-type="float" office:value="10362.384">
            <text:p>10.362</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5" office:value-type="string">
            <text:p>Secrétaire de rédaction</text:p>
          </table:table-cell>
          <table:table-cell table:style-name="ce368"/>
          <table:table-cell table:style-name="ce394"/>
          <table:table-cell table:style-name="ce415"/>
          <table:table-cell table:style-name="ce373"/>
          <table:table-cell table:style-name="ce460"/>
          <table:table-cell table:style-name="ce460" table:formula="of:=[.F28]*(1+[.G$6])" office:value-type="float" office:value="0">
            <text:p>0</text:p>
          </table:table-cell>
          <table:table-cell table:style-name="ce460"/>
          <table:table-cell table:style-name="ce487" office:value-type="string">
            <text:p>Indépendant</text:p>
          </table:table-cell>
          <table:table-cell table:style-name="ce506" office:value-type="string">
            <text:p>coordonne la relecture avec le rédacteur en chef. Responsable impression. Expérience nécessaire</text:p>
          </table:table-cell>
          <table:table-cell table:style-name="ce518"/>
          <table:table-cell/>
          <table:table-cell table:style-name="ce14"/>
          <table:table-cell table:number-columns-repeated="1011"/>
        </table:table-row>
        <table:table-row table:style-name="ro2">
          <table:table-cell table:style-name="ce327" office:value-type="string">
            <text:p>par trimestre</text:p>
          </table:table-cell>
          <table:table-cell table:style-name="ce369"/>
          <table:table-cell table:style-name="ce356" table:formula="of:=3000*0.83" office:value-type="float" office:value="2490">
            <text:p>2.490</text:p>
          </table:table-cell>
          <table:table-cell table:style-name="ce416"/>
          <table:table-cell table:style-name="ce431"/>
          <table:table-cell table:style-name="ce457" table:formula="of:=[.C29]" office:value-type="float" office:value="2490">
            <text:p>2.490</text:p>
          </table:table-cell>
          <table:table-cell table:style-name="ce457" table:formula="of:=[.F29]*(1+[.G$6])" office:value-type="float" office:value="2539.8">
            <text:p>2.540</text:p>
          </table:table-cell>
          <table:table-cell table:style-name="ce457" table:formula="of:=[.G29]*(1+[.H$6])" office:value-type="float" office:value="2590.596">
            <text:p>2.591</text:p>
          </table:table-cell>
          <table:table-cell table:style-name="ce486" office:value-type="string">
            <text:p>au forfait</text:p>
          </table:table-cell>
          <table:table-cell table:style-name="ce507"/>
          <table:table-cell table:style-name="ce381"/>
          <table:table-cell/>
          <table:table-cell table:style-name="ce14"/>
          <table:table-cell table:number-columns-repeated="1011"/>
        </table:table-row>
        <table:table-row table:style-name="ro2">
          <table:table-cell table:style-name="ce329" office:value-type="string">
            <text:p>par an</text:p>
          </table:table-cell>
          <table:table-cell table:style-name="ce370"/>
          <table:table-cell table:style-name="ce392"/>
          <table:table-cell table:style-name="ce417"/>
          <table:table-cell table:style-name="ce440"/>
          <table:table-cell table:style-name="ce459" table:formula="of:=[.F29]*4" office:value-type="float" office:value="9960">
            <text:p>9.960</text:p>
          </table:table-cell>
          <table:table-cell table:style-name="ce459" table:formula="of:=[.F30]*(1+[.G$6])" office:value-type="float" office:value="10159.2">
            <text:p>10.159</text:p>
          </table:table-cell>
          <table:table-cell table:style-name="ce459" table:formula="of:=[.H29]*4" office:value-type="float" office:value="10362.384">
            <text:p>10.362</text:p>
          </table:table-cell>
          <table:table-cell table:style-name="ce488"/>
          <table:table-cell table:style-name="ce504"/>
          <table:table-cell table:style-name="ce516"/>
          <table:table-cell/>
          <table:table-cell table:style-name="ce14"/>
          <table:table-cell table:number-columns-repeated="1011"/>
        </table:table-row>
        <table:table-row table:style-name="ro2">
          <table:table-cell table:style-name="ce336" office:value-type="string">
            <text:p>Rédacteur en chef (tournant)</text:p>
          </table:table-cell>
          <table:table-cell table:style-name="ce369"/>
          <table:table-cell table:style-name="ce390"/>
          <table:table-cell table:style-name="ce418"/>
          <table:table-cell table:style-name="ce372"/>
          <table:table-cell table:style-name="ce457" table:number-columns-repeated="3"/>
          <table:table-cell table:style-name="ce487" office:value-type="string">
            <text:p>Indépendant</text:p>
          </table:table-cell>
          <table:table-cell table:style-name="ce506" office:value-type="string">
            <text:p>Suivi quotidien, "contrôle", représentation</text:p>
          </table:table-cell>
          <table:table-cell table:style-name="ce381"/>
          <table:table-cell/>
          <table:table-cell table:style-name="ce14"/>
          <table:table-cell table:number-columns-repeated="1011"/>
        </table:table-row>
        <table:table-row table:style-name="ro2">
          <table:table-cell table:style-name="ce327" office:value-type="string">
            <text:p>par trimestre</text:p>
          </table:table-cell>
          <table:table-cell table:style-name="ce369"/>
          <table:table-cell table:style-name="ce356" table:formula="of:=3000*0.83" office:value-type="float" office:value="2490">
            <text:p>2.490</text:p>
          </table:table-cell>
          <table:table-cell table:style-name="ce408" office:value-type="float" office:value="1">
            <text:p>1 </text:p>
          </table:table-cell>
          <table:table-cell table:style-name="ce431" table:formula="of:=[.D32]" office:value-type="float" office:value="1">
            <text:p>1 </text:p>
          </table:table-cell>
          <table:table-cell table:style-name="ce457" table:formula="of:=[.C32]" office:value-type="float" office:value="2490">
            <text:p>2.490</text:p>
          </table:table-cell>
          <table:table-cell table:style-name="ce457" table:formula="of:=[.F32]*(1+[.G$6])" office:value-type="float" office:value="2539.8">
            <text:p>2.540</text:p>
          </table:table-cell>
          <table:table-cell table:style-name="ce457" table:formula="of:=[.G32]*(1+[.H$6])" office:value-type="float" office:value="2590.596">
            <text:p>2.591</text:p>
          </table:table-cell>
          <table:table-cell table:style-name="ce486"/>
          <table:table-cell table:style-name="ce507"/>
          <table:table-cell table:style-name="ce381"/>
          <table:table-cell/>
          <table:table-cell table:style-name="ce14"/>
          <table:table-cell table:number-columns-repeated="1011"/>
        </table:table-row>
        <table:table-row table:style-name="ro2">
          <table:table-cell table:style-name="ce327" office:value-type="string">
            <text:p>par an</text:p>
          </table:table-cell>
          <table:table-cell table:style-name="ce369"/>
          <table:table-cell table:style-name="ce390"/>
          <table:table-cell table:style-name="ce419"/>
          <table:table-cell table:style-name="ce374"/>
          <table:table-cell table:style-name="ce457" table:formula="of:=[.F32]*4" office:value-type="float" office:value="9960">
            <text:p>9.960</text:p>
          </table:table-cell>
          <table:table-cell table:style-name="ce457" table:formula="of:=[.F33]*(1+[.G$6])" office:value-type="float" office:value="10159.2">
            <text:p>10.159</text:p>
          </table:table-cell>
          <table:table-cell table:style-name="ce457" table:formula="of:=[.H32]*4" office:value-type="float" office:value="10362.384">
            <text:p>10.362</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5" office:value-type="string">
            <text:p>Graphiste et mise en page</text:p>
          </table:table-cell>
          <table:table-cell table:style-name="ce371"/>
          <table:table-cell table:style-name="ce395"/>
          <table:table-cell table:style-name="ce420"/>
          <table:table-cell table:style-name="ce371"/>
          <table:table-cell table:style-name="ce461" table:number-columns-repeated="3"/>
          <table:table-cell table:style-name="ce487" office:value-type="string">
            <text:p>Indépendants (OSP)</text:p>
          </table:table-cell>
          <table:table-cell table:style-name="ce506" office:value-type="string">
            <text:p>Responsable impression</text:p>
          </table:table-cell>
          <table:table-cell table:style-name="ce381"/>
          <table:table-cell/>
          <table:table-cell table:style-name="ce14"/>
          <table:table-cell table:number-columns-repeated="1011"/>
        </table:table-row>
        <table:table-row table:style-name="ro2">
          <table:table-cell table:style-name="ce327" office:value-type="string">
            <text:p>par trimestre</text:p>
          </table:table-cell>
          <table:table-cell table:style-name="ce369"/>
          <table:table-cell table:style-name="ce356" table:formula="of:=5000*0.83" office:value-type="float" office:value="4150">
            <text:p>4.150</text:p>
          </table:table-cell>
          <table:table-cell table:style-name="ce414"/>
          <table:table-cell table:style-name="ce431" table:formula="of:=[.D35]" office:value-type="float" office:value="0">
            <text:p>0 </text:p>
          </table:table-cell>
          <table:table-cell table:style-name="ce457" table:formula="of:=[.C35]" office:value-type="float" office:value="4150">
            <text:p>4.150</text:p>
          </table:table-cell>
          <table:table-cell table:style-name="ce457" table:formula="of:=[.F35]*(1+[.G$6])" office:value-type="float" office:value="4233">
            <text:p>4.233</text:p>
          </table:table-cell>
          <table:table-cell table:style-name="ce457" table:formula="of:=[.G35]*(1+[.H$6])" office:value-type="float" office:value="4317.66">
            <text:p>4.318</text:p>
          </table:table-cell>
          <table:table-cell table:style-name="ce486"/>
          <table:table-cell table:style-name="ce504"/>
          <table:table-cell table:style-name="ce381"/>
          <table:table-cell/>
          <table:table-cell table:style-name="ce14"/>
          <table:table-cell table:number-columns-repeated="1011"/>
        </table:table-row>
        <table:table-row table:style-name="ro2">
          <table:table-cell table:style-name="ce327" office:value-type="string">
            <text:p>par an</text:p>
          </table:table-cell>
          <table:table-cell table:style-name="ce372"/>
          <table:table-cell table:style-name="ce392"/>
          <table:table-cell table:style-name="ce397"/>
          <table:table-cell table:style-name="ce363"/>
          <table:table-cell table:style-name="ce459" table:formula="of:=[.F35]*4" office:value-type="float" office:value="16600">
            <text:p>16.600</text:p>
          </table:table-cell>
          <table:table-cell table:style-name="ce459" table:formula="of:=[.F36]*(1+[.G$6])" office:value-type="float" office:value="16932">
            <text:p>16.932</text:p>
          </table:table-cell>
          <table:table-cell table:style-name="ce459" table:formula="of:=[.H35]*4" office:value-type="float" office:value="17270.64">
            <text:p>17.271</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5" office:value-type="string">
            <text:p>Responsable admin.</text:p>
          </table:table-cell>
          <table:table-cell table:style-name="ce373"/>
          <table:table-cell table:style-name="ce396"/>
          <table:table-cell table:style-name="ce421"/>
          <table:table-cell table:style-name="ce368"/>
          <table:table-cell table:style-name="ce460" table:number-columns-repeated="3"/>
          <table:table-cell table:style-name="ce492" office:value-type="string">
            <text:p>Employé</text:p>
          </table:table-cell>
          <table:table-cell table:style-name="ce506" office:value-type="string">
            <text:p>S'occupe de la pub, de lien avec rédac si prob, prépa travail comptable, payements, gestion coop, factures, notes de frais, demandes d'infos,etc</text:p>
          </table:table-cell>
          <table:table-cell table:style-name="ce519"/>
          <table:table-cell table:style-name="ce381" table:number-columns-repeated="1013"/>
        </table:table-row>
        <table:table-row table:style-name="ro2">
          <table:table-cell table:style-name="ce327" office:value-type="string">
            <text:p>brut mensuel</text:p>
          </table:table-cell>
          <table:table-cell table:style-name="ce374"/>
          <table:table-cell table:style-name="ce397"/>
          <table:table-cell table:style-name="ce422"/>
          <table:table-cell table:style-name="ce369"/>
          <table:table-cell table:style-name="ce457" table:formula="of:=[.F67]" office:value-type="float" office:value="1025.7">
            <text:p>1.026</text:p>
          </table:table-cell>
          <table:table-cell table:style-name="ce457" table:formula="of:=[.F38]*(1+[.G$6])" office:value-type="float" office:value="1046.214">
            <text:p>1.046</text:p>
          </table:table-cell>
          <table:table-cell table:style-name="ce457" table:formula="of:=[.F71]" office:value-type="float" office:value="1088.16513">
            <text:p>1.088</text:p>
          </table:table-cell>
          <table:table-cell table:style-name="ce486"/>
          <table:table-cell table:style-name="ce507"/>
          <table:table-cell table:style-name="ce381" table:number-columns-repeated="1014"/>
        </table:table-row>
        <table:table-row table:style-name="ro2">
          <table:table-cell table:style-name="ce327" office:value-type="string">
            <text:p>coût total annuel</text:p>
          </table:table-cell>
          <table:table-cell table:style-name="ce374"/>
          <table:table-cell table:style-name="ce397"/>
          <table:table-cell table:style-name="ce423"/>
          <table:table-cell table:style-name="ce441"/>
          <table:table-cell table:style-name="ce457" table:formula="of:=[.Q67]" office:value-type="float" office:value="19135.87215">
            <text:p>19.136</text:p>
          </table:table-cell>
          <table:table-cell table:style-name="ce457" table:formula="of:=[.F39]*(1+[.G$6])" office:value-type="float" office:value="19518.589593">
            <text:p>19.519</text:p>
          </table:table-cell>
          <table:table-cell table:style-name="ce457" table:formula="of:=[.Q71]" office:value-type="float" office:value="20275.4247658926">
            <text:p>20.275</text:p>
          </table:table-cell>
          <table:table-cell table:style-name="ce486"/>
          <table:table-cell table:style-name="ce504"/>
          <table:table-cell table:style-name="ce516"/>
          <table:table-cell table:style-name="ce381" table:number-columns-repeated="1013"/>
        </table:table-row>
        <table:table-row table:style-name="ro2">
          <table:table-cell table:style-name="ce337" office:value-type="string">
            <text:p>Responsable diffusion.</text:p>
          </table:table-cell>
          <table:table-cell table:style-name="ce375"/>
          <table:table-cell table:style-name="ce398"/>
          <table:table-cell table:style-name="ce424"/>
          <table:table-cell table:style-name="ce442"/>
          <table:table-cell table:style-name="ce462" table:number-columns-repeated="3"/>
          <table:table-cell table:style-name="ce493"/>
          <table:table-cell table:style-name="ce508" office:value-type="string">
            <text:p>2 postes désormais : </text:p>
          </table:table-cell>
          <table:table-cell table:style-name="ce519"/>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3000*0.83" office:value-type="float" office:value="2490">
            <text:p>2.490</text:p>
          </table:table-cell>
          <table:table-cell table:style-name="ce423"/>
          <table:table-cell table:style-name="ce443"/>
          <table:table-cell table:style-name="ce457" table:formula="of:=[.B41]*[.C41]" office:value-type="float" office:value="2490">
            <text:p>2.490</text:p>
          </table:table-cell>
          <table:table-cell table:style-name="ce457" table:formula="of:=[.F41]*(1+[.G$6])" office:value-type="float" office:value="2539.8">
            <text:p>2.540</text:p>
          </table:table-cell>
          <table:table-cell table:style-name="ce457" table:formula="of:=[.G41]*(1+[.H$6])" office:value-type="float" office:value="2590.596">
            <text:p>2.591</text:p>
          </table:table-cell>
          <table:table-cell table:style-name="ce486"/>
          <table:table-cell table:style-name="ce509" office:value-type="string">
            <text:p>- responsable diffusion à 3000 par trimestre et </text:p>
          </table:table-cell>
          <table:table-cell table:style-name="ce381"/>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9" office:value-type="string">
            <text:p>par an</text:p>
          </table:table-cell>
          <table:table-cell table:style-name="ce376"/>
          <table:table-cell table:style-name="ce399"/>
          <table:table-cell table:style-name="ce423"/>
          <table:table-cell table:style-name="ce444"/>
          <table:table-cell table:style-name="ce357" table:formula="of:=[.F41]*4" office:value-type="float" office:value="9960">
            <text:p>9.960</text:p>
          </table:table-cell>
          <table:table-cell table:style-name="ce357" table:formula="of:=[.F42]*(1+[.G$6])" office:value-type="float" office:value="10159.2">
            <text:p>10.159</text:p>
          </table:table-cell>
          <table:table-cell table:style-name="ce357" table:formula="of:=[.H41]*4" office:value-type="float" office:value="10362.384">
            <text:p>10.362</text:p>
          </table:table-cell>
          <table:table-cell table:style-name="ce489"/>
          <table:table-cell table:style-name="ce509" office:value-type="string">
            <text:p>- responsable pub avec en PLAN B (1)fixe à 996 et (2) 300€ pris sur chaque pub (vendue à 1250€), se voit dans les charges variables page 2,1</text:p>
          </table:table-cell>
          <table:table-cell table:style-name="ce516"/>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7" office:value-type="string">
            <text:p>Responsable pub (fixe)</text:p>
          </table:table-cell>
          <table:table-cell table:style-name="ce375"/>
          <table:table-cell table:style-name="ce398"/>
          <table:table-cell table:style-name="ce424"/>
          <table:table-cell table:style-name="ce442"/>
          <table:table-cell table:style-name="ce462" table:number-columns-repeated="3"/>
          <table:table-cell table:style-name="ce493"/>
          <table:table-cell table:style-name="ce504"/>
          <table:table-cell table:style-name="ce519"/>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1200*0.83" office:value-type="float" office:value="996">
            <text:p>996</text:p>
          </table:table-cell>
          <table:table-cell table:style-name="ce423"/>
          <table:table-cell table:style-name="ce443"/>
          <table:table-cell table:style-name="ce457" table:formula="of:=[.B44]*[.C44]" office:value-type="float" office:value="996">
            <text:p>996</text:p>
          </table:table-cell>
          <table:table-cell table:style-name="ce457" table:formula="of:=[.F44]*(1+[.G$6])" office:value-type="float" office:value="1015.92">
            <text:p>1.016</text:p>
          </table:table-cell>
          <table:table-cell table:style-name="ce457" table:formula="of:=[.G44]*(1+[.H$6])" office:value-type="float" office:value="1036.2384">
            <text:p>1.036</text:p>
          </table:table-cell>
          <table:table-cell table:style-name="ce486"/>
          <table:table-cell table:style-name="ce504"/>
          <table:table-cell table:style-name="ce381"/>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9" office:value-type="string">
            <text:p>par an</text:p>
          </table:table-cell>
          <table:table-cell table:style-name="ce376"/>
          <table:table-cell table:style-name="ce399"/>
          <table:table-cell table:style-name="ce423"/>
          <table:table-cell table:style-name="ce444"/>
          <table:table-cell table:style-name="ce357" table:formula="of:=[.F44]*4" office:value-type="float" office:value="3984">
            <text:p>3.984</text:p>
          </table:table-cell>
          <table:table-cell table:style-name="ce357" table:formula="of:=[.F45]*(1+[.G$6])" office:value-type="float" office:value="4063.68">
            <text:p>4.064</text:p>
          </table:table-cell>
          <table:table-cell table:style-name="ce357" table:formula="of:=[.H44]*4" office:value-type="float" office:value="4144.9536">
            <text:p>4.145</text:p>
          </table:table-cell>
          <table:table-cell table:style-name="ce489"/>
          <table:table-cell table:style-name="ce504"/>
          <table:table-cell table:style-name="ce516"/>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7" office:value-type="string">
            <text:p>Correcteur</text:p>
          </table:table-cell>
          <table:table-cell table:style-name="ce375"/>
          <table:table-cell table:style-name="ce398"/>
          <table:table-cell table:style-name="ce424"/>
          <table:table-cell table:style-name="ce442"/>
          <table:table-cell table:style-name="ce462" table:number-columns-repeated="3"/>
          <table:table-cell table:style-name="ce493"/>
          <table:table-cell table:style-name="ce504"/>
          <table:table-cell table:style-name="ce519"/>
          <table:table-cell table:style-name="ce523"/>
          <table:table-cell table:style-name="ce381" table:number-columns-repeated="4"/>
          <table:table-cell table:style-name="ce523" table:number-columns-repeated="2"/>
          <table:table-cell table:style-name="ce381" table:number-columns-repeated="1006"/>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2000*0.83" office:value-type="float" office:value="1660">
            <text:p>1.660</text:p>
          </table:table-cell>
          <table:table-cell table:style-name="ce423"/>
          <table:table-cell table:style-name="ce443"/>
          <table:table-cell table:style-name="ce457" table:formula="of:=[.B47]*[.C47]" office:value-type="float" office:value="1660">
            <text:p>1.660</text:p>
          </table:table-cell>
          <table:table-cell table:style-name="ce457" table:formula="of:=[.F47]*(1+[.G$6])" office:value-type="float" office:value="1693.2">
            <text:p>1.693</text:p>
          </table:table-cell>
          <table:table-cell table:style-name="ce457" table:formula="of:=[.G47]*(1+[.H$6])" office:value-type="float" office:value="1727.064">
            <text:p>1.727</text:p>
          </table:table-cell>
          <table:table-cell table:style-name="ce486"/>
          <table:table-cell table:style-name="ce504"/>
          <table:table-cell table:style-name="ce381"/>
          <table:table-cell table:style-name="ce523"/>
          <table:table-cell table:style-name="ce381" table:number-columns-repeated="4"/>
          <table:table-cell table:style-name="ce523" table:number-columns-repeated="2"/>
          <table:table-cell table:style-name="ce381" table:number-columns-repeated="1006"/>
        </table:table-row>
        <table:table-row table:style-name="ro2">
          <table:table-cell table:style-name="ce339" office:value-type="string">
            <text:p>par an</text:p>
          </table:table-cell>
          <table:table-cell table:style-name="ce376"/>
          <table:table-cell table:style-name="ce399"/>
          <table:table-cell table:style-name="ce423"/>
          <table:table-cell table:style-name="ce444"/>
          <table:table-cell table:style-name="ce357" table:formula="of:=[.F47]*4" office:value-type="float" office:value="6640">
            <text:p>6.640</text:p>
          </table:table-cell>
          <table:table-cell table:style-name="ce357" table:formula="of:=[.F48]*(1+[.G$6])" office:value-type="float" office:value="6772.8">
            <text:p>6.773</text:p>
          </table:table-cell>
          <table:table-cell table:style-name="ce357" table:formula="of:=[.H47]*4" office:value-type="float" office:value="6908.256">
            <text:p>6.908</text:p>
          </table:table-cell>
          <table:table-cell table:style-name="ce489"/>
          <table:table-cell table:style-name="ce504"/>
          <table:table-cell table:style-name="ce516"/>
          <table:table-cell table:style-name="ce523"/>
          <table:table-cell table:style-name="ce381" table:number-columns-repeated="4"/>
          <table:table-cell table:style-name="ce523" table:number-columns-repeated="2"/>
          <table:table-cell table:style-name="ce381" table:number-columns-repeated="1006"/>
        </table:table-row>
        <table:table-row table:style-name="ro2">
          <table:table-cell table:style-name="ce340" office:value-type="string">
            <text:p>Routeur (devis demandé aux Pilifs)</text:p>
          </table:table-cell>
          <table:table-cell table:style-name="ce375"/>
          <table:table-cell table:style-name="ce400"/>
          <table:table-cell table:style-name="ce424"/>
          <table:table-cell table:style-name="ce442"/>
          <table:table-cell table:style-name="ce462" table:number-columns-repeated="3"/>
          <table:table-cell table:style-name="ce493"/>
          <table:table-cell table:style-name="ce504"/>
          <table:table-cell table:style-name="ce519"/>
          <table:table-cell table:style-name="ce381" table:number-columns-repeated="1013"/>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85*4+30+32.5" office:value-type="float" office:value="402.5">
            <office:annotation draw:style-name="gr2" draw:text-style-name="P2" svg:width="4.059cm" svg:height="2.117cm" svg:x="11.437cm" svg:y="22.886cm" draw:caption-point-x="-0.457cm" draw:caption-point-y="0.275cm">
              <dc:date>2014-07-21T00:00:00</dc:date>
              <text:p text:style-name="P2"><text:span text:style-name="T1">Céline Decamp:</text:span></text:p>
              <text:p text:style-name="P2"><text:span text:style-name="T2">HTVA</text:span></text:p>
            </office:annotation>
            <text:p>403</text:p>
          </table:table-cell>
          <table:table-cell table:style-name="ce423"/>
          <table:table-cell table:style-name="ce443"/>
          <table:table-cell table:style-name="ce457" table:formula="of:=[.B50]*[.C50]" office:value-type="float" office:value="402.5">
            <text:p>403</text:p>
          </table:table-cell>
          <table:table-cell table:style-name="ce457" table:formula="of:=[.F50]*(1+[.G$6])" office:value-type="float" office:value="410.55">
            <text:p>411</text:p>
          </table:table-cell>
          <table:table-cell table:style-name="ce457" table:formula="of:=[.G50]*(1+[.H$6])" office:value-type="float" office:value="418.761">
            <text:p>419</text:p>
          </table:table-cell>
          <table:table-cell table:style-name="ce486"/>
          <table:table-cell table:style-name="ce504"/>
          <table:table-cell table:style-name="ce381" table:number-columns-repeated="1014"/>
        </table:table-row>
        <table:table-row table:style-name="ro2">
          <table:table-cell table:style-name="ce339" office:value-type="string">
            <text:p>par an</text:p>
          </table:table-cell>
          <table:table-cell table:style-name="ce376"/>
          <table:table-cell table:style-name="ce401"/>
          <table:table-cell table:style-name="ce422"/>
          <table:table-cell table:style-name="ce361"/>
          <table:table-cell table:style-name="ce357" table:formula="of:=[.F50]*4" office:value-type="float" office:value="1610">
            <text:p>1.610</text:p>
          </table:table-cell>
          <table:table-cell table:style-name="ce357" table:formula="of:=[.F51]*(1+[.G$6])" office:value-type="float" office:value="1642.2">
            <text:p>1.642</text:p>
          </table:table-cell>
          <table:table-cell table:style-name="ce357" table:formula="of:=[.H50]*4" office:value-type="float" office:value="1675.044">
            <text:p>1.675</text:p>
          </table:table-cell>
          <table:table-cell table:style-name="ce489"/>
          <table:table-cell table:style-name="ce504"/>
          <table:table-cell table:style-name="ce516"/>
          <table:table-cell table:style-name="ce381" table:number-columns-repeated="1013"/>
        </table:table-row>
        <table:table-row table:style-name="ro2">
          <table:table-cell table:style-name="ce341" office:value-type="string">
            <text:p>Parrains</text:p>
          </table:table-cell>
          <table:table-cell table:style-name="ce377" office:value-type="string">
            <text:p>2/enquête</text:p>
          </table:table-cell>
          <table:table-cell table:style-name="ce402"/>
          <table:table-cell table:style-name="ce425"/>
          <table:table-cell table:style-name="ce426"/>
          <table:table-cell table:style-name="ce463" office:value-type="float" office:value="0">
            <text:p>0,00 </text:p>
          </table:table-cell>
          <table:table-cell table:style-name="ce463" table:formula="of:=[.F52]*(1+[.G$6])" office:value-type="float" office:value="0">
            <text:p>0,00 </text:p>
          </table:table-cell>
          <table:table-cell table:style-name="ce463" office:value-type="float" office:value="0">
            <text:p>0,00 </text:p>
          </table:table-cell>
          <table:table-cell table:style-name="ce485" office:value-type="string">
            <text:p>Bénévole(s)</text:p>
          </table:table-cell>
          <table:table-cell table:style-name="ce506" office:value-type="string">
            <text:p>Peer review</text:p>
          </table:table-cell>
          <table:table-cell table:style-name="ce518"/>
          <table:table-cell/>
          <table:table-cell table:style-name="ce14"/>
          <table:table-cell table:number-columns-repeated="1011"/>
        </table:table-row>
        <table:table-row table:style-name="ro2">
          <table:table-cell table:style-name="ce341" office:value-type="string">
            <text:p>Distributeurs</text:p>
          </table:table-cell>
          <table:table-cell table:style-name="ce378"/>
          <table:table-cell table:style-name="ce402"/>
          <table:table-cell table:style-name="ce426" table:number-columns-repeated="2"/>
          <table:table-cell table:style-name="ce463" office:value-type="float" office:value="0">
            <text:p>0,00 </text:p>
          </table:table-cell>
          <table:table-cell table:style-name="ce463" table:formula="of:=[.F53]*(1+[.G$6])" office:value-type="float" office:value="0">
            <text:p>0,00 </text:p>
          </table:table-cell>
          <table:table-cell table:style-name="ce463" office:value-type="float" office:value="0">
            <text:p>0,00 </text:p>
          </table:table-cell>
          <table:table-cell table:style-name="ce485" office:value-type="string">
            <text:p>Bénévole(s) défrayés</text:p>
          </table:table-cell>
          <table:table-cell table:style-name="ce506" office:value-type="string">
            <text:p>Trajets, dépôt chez les partenaires de vente</text:p>
          </table:table-cell>
          <table:table-cell table:style-name="ce381"/>
          <table:table-cell/>
          <table:table-cell table:style-name="ce14"/>
          <table:table-cell table:number-columns-repeated="1011"/>
        </table:table-row>
        <table:table-row table:style-name="ro2">
          <table:table-cell table:style-name="ce342" office:value-type="string">
            <text:p>CA</text:p>
          </table:table-cell>
          <table:table-cell table:style-name="ce379"/>
          <table:table-cell table:style-name="ce403"/>
          <table:table-cell table:style-name="ce427" table:number-columns-repeated="2"/>
          <table:table-cell table:style-name="ce464" office:value-type="float" office:value="0">
            <text:p>0,00 </text:p>
          </table:table-cell>
          <table:table-cell table:style-name="ce464" table:formula="of:=[.F54]*(1+[.G$6])" office:value-type="float" office:value="0">
            <text:p>0,00 </text:p>
          </table:table-cell>
          <table:table-cell table:style-name="ce464" office:value-type="float" office:value="0">
            <text:p>0,00 </text:p>
          </table:table-cell>
          <table:table-cell table:style-name="ce494" office:value-type="string">
            <text:p>Bénévole(s)</text:p>
          </table:table-cell>
          <table:table-cell table:style-name="ce507"/>
          <table:table-cell table:number-columns-repeated="2"/>
          <table:table-cell table:style-name="ce14"/>
          <table:table-cell table:number-columns-repeated="4"/>
          <table:table-cell table:style-name="ce518"/>
          <table:table-cell table:number-columns-repeated="1006"/>
        </table:table-row>
        <table:table-row table:style-name="ro2">
          <table:table-cell table:style-name="ce343" office:value-type="string">
            <text:p>TOTAL PERSONNEL</text:p>
          </table:table-cell>
          <table:table-cell table:style-name="ce380"/>
          <table:table-cell table:style-name="ce404"/>
          <table:table-cell table:style-name="ce428" table:formula="of:=[.B8]*[.D8]+[.B11]*[.D11]+[.D14]++[.D17]+[.D20]+[.D23]+[.D26]+[.D32]+[.D35]" office:value-type="float" office:value="96">
            <text:p>96</text:p>
          </table:table-cell>
          <table:table-cell table:style-name="ce445" table:formula="of:=SUM([.E7:.E54])+[$'2.1 CA, CV'.Q27]" office:value-type="float" office:value="121">
            <text:p>121</text:p>
          </table:table-cell>
          <table:table-cell table:style-name="ce465" table:formula="of:=[.F9]+[.F12]+[.F15]+[.F18]+[.F21]+[.F24]+[.F27]+[.F30]+[.F33]+[.F36]+[.F39]+[.F42]+[.F45]+[.F48]+[.F51]+SUM([.F52:.F54])" office:value-type="float" office:value="154849.87215">
            <text:p>154.850</text:p>
          </table:table-cell>
          <table:table-cell table:style-name="ce465" table:formula="of:=[.F55]*(1+[.G$6])" office:value-type="float" office:value="157946.869593">
            <text:p>157.947</text:p>
          </table:table-cell>
          <table:table-cell table:style-name="ce465" table:formula="of:=[.H9]+[.H12]+[.H15]+[.H18]+[.H21]+[.H24]+[.H27]+[.H30]+[.H33]+[.H36]+[.H39]+[.H42]+[.H45]+[.H48]+[.H51]+SUM([.H52:.H54])" office:value-type="float" office:value="161472.270365893">
            <text:p>161.472</text:p>
          </table:table-cell>
          <table:table-cell table:style-name="ce446"/>
          <table:table-cell table:style-name="ce510"/>
          <table:table-cell table:number-columns-repeated="2"/>
          <table:table-cell table:style-name="ce14"/>
          <table:table-cell table:number-columns-repeated="4"/>
          <table:table-cell table:style-name="ce381"/>
          <table:table-cell table:number-columns-repeated="1006"/>
        </table:table-row>
        <table:table-row table:style-name="ro2">
          <table:table-cell table:style-name="ce344"/>
          <table:table-cell table:style-name="ce381" table:number-columns-repeated="3"/>
          <table:table-cell table:style-name="ce446" office:value-type="string">
            <text:p>inclus la pub</text:p>
          </table:table-cell>
          <table:table-cell table:style-name="ce466"/>
          <table:table-cell/>
          <table:table-cell table:style-name="ce477" table:formula="of:=([.G55]-[.F55])/[$'2.1 CA, CV'.K27]" office:value-type="float" office:value="236.190897876106">
            <text:p>236</text:p>
          </table:table-cell>
          <table:table-cell table:style-name="ce495"/>
          <table:table-cell table:style-name="ce382" table:number-columns-repeated="3"/>
          <table:table-cell table:number-columns-repeated="3"/>
          <table:table-cell table:style-name="ce382"/>
          <table:table-cell table:style-name="ce381"/>
          <table:table-cell table:number-columns-repeated="1007"/>
        </table:table-row>
        <table:table-row table:style-name="ro2">
          <table:table-cell table:style-name="ce344"/>
          <table:table-cell table:style-name="ce381" table:number-columns-repeated="4"/>
          <table:table-cell table:style-name="ce467"/>
          <table:table-cell/>
          <table:table-cell table:style-name="ce477" table:formula="of:=[.H56]/4" office:value-type="float" office:value="59.0477244690266">
            <text:p>59</text:p>
          </table:table-cell>
          <table:table-cell table:style-name="ce496"/>
          <table:table-cell table:style-name="ce382" table:number-columns-repeated="3"/>
          <table:table-cell table:number-columns-repeated="3"/>
          <table:table-cell table:style-name="ce382"/>
          <table:table-cell table:style-name="ce381"/>
          <table:table-cell table:number-columns-repeated="1007"/>
        </table:table-row>
        <table:table-row table:style-name="ro2">
          <table:table-cell table:style-name="ce344"/>
          <table:table-cell table:style-name="ce382" table:number-columns-repeated="4"/>
          <table:table-cell table:style-name="ce468"/>
          <table:table-cell table:style-name="ce382"/>
          <table:table-cell table:style-name="ce478"/>
          <table:table-cell table:number-columns-repeated="1016"/>
        </table:table-row>
        <table:table-row table:style-name="ro2">
          <table:table-cell table:style-name="ce3" office:value-type="string">
            <text:p>Calcul Personnel</text:p>
          </table:table-cell>
          <table:table-cell table:style-name="ce3" table:number-columns-repeated="4"/>
          <table:table-cell table:style-name="ce453"/>
          <table:table-cell table:style-name="ce3" table:number-columns-repeated="2"/>
          <table:table-cell table:style-name="ce481"/>
          <table:table-cell table:style-name="ce3" table:number-columns-repeated="3"/>
          <table:table-cell table:style-name="ce528"/>
          <table:table-cell table:style-name="ce3" table:number-columns-repeated="1011"/>
        </table:table-row>
        <table:table-row table:style-name="ro2" table:number-rows-repeated="2">
          <table:table-cell table:number-columns-repeated="1024"/>
        </table:table-row>
        <table:table-row table:style-name="ro2">
          <table:table-cell table:style-name="ce345" table:formula="of:=[.A37]" office:value-type="string" office:string-value="Responsable admin.">
            <text:p>Responsable admin.</text:p>
          </table:table-cell>
          <table:table-cell table:style-name="ce345" table:number-columns-repeated="4"/>
          <table:table-cell table:style-name="ce470"/>
          <table:table-cell table:style-name="ce345" table:number-columns-repeated="6"/>
          <table:table-cell table:style-name="ce529"/>
          <table:table-cell table:style-name="ce345" table:number-columns-repeated="1011"/>
        </table:table-row>
        <table:table-row table:style-name="ro2">
          <table:table-cell table:style-name="ce346" table:number-columns-repeated="5"/>
          <table:table-cell table:style-name="ce471"/>
          <table:table-cell table:style-name="ce346" table:number-columns-repeated="6"/>
          <table:table-cell table:number-columns-repeated="1012"/>
        </table:table-row>
        <table:table-row table:style-name="ro2">
          <table:table-cell table:style-name="ce347"/>
          <table:table-cell table:style-name="ce383"/>
          <table:table-cell table:style-name="ce347" office:value-type="string">
            <text:p>REGIME</text:p>
          </table:table-cell>
          <table:table-cell table:style-name="ce347"/>
          <table:table-cell table:style-name="ce447" office:value-type="string" table:number-columns-spanned="1" table:number-rows-spanned="3">
            <text:p>% au dessus bareme</text:p>
          </table:table-cell>
          <table:table-cell table:number-columns-repeated="2" table:style-name="ce347" office:value-type="string">
            <text:p>BRUT</text:p>
          </table:table-cell>
          <table:table-cell table:style-name="ce347" office:value-type="string">
            <text:p>Pecule </text:p>
          </table:table-cell>
          <table:table-cell table:style-name="ce498" office:value-type="string">
            <text:p>PFA</text:p>
          </table:table-cell>
          <table:table-cell table:style-name="ce511"/>
          <table:table-cell table:style-name="ce511" office:value-type="string">
            <text:p>TOTAL</text:p>
          </table:table-cell>
          <table:table-cell table:style-name="ce524" office:value-type="string">
            <text:p>Montant</text:p>
          </table:table-cell>
          <table:table-cell table:style-name="ce511" office:value-type="string">
            <text:p>Déduction</text:p>
          </table:table-cell>
          <table:table-cell table:style-name="ce511" office:value-type="string">
            <text:p>Cotisation </text:p>
          </table:table-cell>
          <table:table-cell table:style-name="ce347" office:value-type="string">
            <text:p>Double Pécule</text:p>
          </table:table-cell>
          <table:table-cell table:style-name="ce347" office:value-type="string">
            <text:p>CHARGES</text:p>
          </table:table-cell>
          <table:table-cell table:style-name="ce539" office:value-type="string">
            <text:p>TOTAL</text:p>
          </table:table-cell>
          <table:table-cell table:number-columns-repeated="2"/>
          <table:table-cell table:style-name="ce544" table:number-columns-repeated="3"/>
          <table:table-cell table:number-columns-repeated="1002"/>
        </table:table-row>
        <table:table-row table:style-name="ro2">
          <table:table-cell table:style-name="ce348" office:value-type="string">
            <text:p>Bareme</text:p>
          </table:table-cell>
          <table:table-cell table:style-name="ce384" office:value-type="string">
            <text:p>An</text:p>
          </table:table-cell>
          <table:table-cell table:style-name="ce348" office:value-type="string">
            <text:p>TEMPS</text:p>
          </table:table-cell>
          <table:table-cell table:style-name="ce348" office:value-type="string">
            <text:p>N° BAR.</text:p>
          </table:table-cell>
          <table:covered-table-cell table:style-name="ce448"/>
          <table:table-cell table:style-name="ce348" office:value-type="string">
            <text:p>MENSUEL</text:p>
          </table:table-cell>
          <table:table-cell table:style-name="ce348" office:value-type="string">
            <text:p>ANNUEL</text:p>
          </table:table-cell>
          <table:table-cell table:style-name="ce348" office:value-type="string">
            <text:p>Simple</text:p>
          </table:table-cell>
          <table:table-cell table:style-name="ce499"/>
          <table:table-cell table:style-name="ce512"/>
          <table:table-cell table:style-name="ce520" office:value-type="string">
            <text:p>BRUT+PFA</text:p>
          </table:table-cell>
          <table:table-cell table:style-name="ce525" office:value-type="string">
            <text:p>ONSS</text:p>
          </table:table-cell>
          <table:table-cell table:style-name="ce520" office:value-type="string">
            <text:p>Onss</text:p>
          </table:table-cell>
          <table:table-cell table:style-name="ce520" office:value-type="string">
            <text:p>Vacances </text:p>
          </table:table-cell>
          <table:table-cell table:style-name="ce348" office:value-type="string">
            <text:p>de vacances</text:p>
          </table:table-cell>
          <table:table-cell table:style-name="ce348" office:value-type="string">
            <text:p>Diverses</text:p>
          </table:table-cell>
          <table:table-cell table:style-name="ce540"/>
          <table:table-cell table:number-columns-repeated="2"/>
          <table:table-cell table:style-name="ce544" table:number-columns-repeated="3"/>
          <table:table-cell table:number-columns-repeated="1002"/>
        </table:table-row>
        <table:table-row table:style-name="ro2">
          <table:table-cell table:style-name="ce348"/>
          <table:table-cell table:style-name="ce384"/>
          <table:table-cell table:style-name="ce348" office:value-type="string">
            <text:p>h/sem</text:p>
          </table:table-cell>
          <table:table-cell table:style-name="ce348"/>
          <table:covered-table-cell table:style-name="ce449"/>
          <table:table-cell table:style-name="ce348"/>
          <table:table-cell table:style-name="ce476" office:value-type="string">
            <text:p>mensuel * 11</text:p>
          </table:table-cell>
          <table:table-cell table:style-name="ce479" office:value-type="string">
            <text:p>mensuel *1</text:p>
          </table:table-cell>
          <table:table-cell table:style-name="ce499"/>
          <table:table-cell table:style-name="ce512"/>
          <table:table-cell table:style-name="ce520"/>
          <table:table-cell table:style-name="ce525"/>
          <table:table-cell table:style-name="ce520"/>
          <table:table-cell table:style-name="ce532" office:value-type="percentage" office:value="0.1027">
            <text:p>10,27%</text:p>
          </table:table-cell>
          <table:table-cell table:style-name="ce479" office:value-type="string">
            <text:p>mensuel * 95%</text:p>
          </table:table-cell>
          <table:table-cell table:style-name="ce536"/>
          <table:table-cell table:style-name="ce540"/>
          <table:table-cell table:number-columns-repeated="2"/>
          <table:table-cell table:style-name="ce381" table:number-columns-repeated="3"/>
          <table:table-cell table:number-columns-repeated="1002"/>
        </table:table-row>
        <table:table-row table:style-name="ro2">
          <table:table-cell table:style-name="ce349" table:formula="of:=1578" office:value-type="float" office:value="1578">
            <text:p>1.578,00 </text:p>
          </table:table-cell>
          <table:table-cell table:style-name="ce385" office:value-type="float" office:value="2014">
            <text:p>2014</text:p>
          </table:table-cell>
          <table:table-cell table:style-name="ce349" table:formula="of:=38/2" office:value-type="float" office:value="19">
            <text:p>19,00 </text:p>
          </table:table-cell>
          <table:table-cell table:style-name="ce429" office:value-type="string">
            <office:annotation office:display="true" draw:style-name="gr5" draw:text-style-name="P2" svg:width="8.53cm" svg:height="2.435cm" svg:x="37.424cm" svg:y="36.622cm" draw:caption-point-x="-24.821cm" draw:caption-point-y="-5.815cm">
              <dc:date>2014-07-21T00:00:00</dc:date>
              <text:p text:style-name="P3"><text:span text:style-name="T4">Céline Decamp:</text:span></text:p>
              <text:p text:style-name="P3"><text:span text:style-name="T4">bareme minimum 12/12 de la CP 200 auxiliaire pour employés, a affiner!</text:span></text:p>
              <text:p text:style-name="P3"><text:span text:style-name="T4"/></text:p>
            </office:annotation>
            <text:p>CP 200</text:p>
          </table:table-cell>
          <table:table-cell table:style-name="ce450" table:formula="of:=[$Hypothèses.B19]" office:value-type="percentage" office:value="0.3">
            <text:p>30%</text:p>
          </table:table-cell>
          <table:table-cell table:style-name="ce472" table:formula="of:=[.A67]*(1+[.E67])/38*[.C67]" office:value-type="float" office:value="1025.7">
            <text:p>1025,70</text:p>
          </table:table-cell>
          <table:table-cell table:style-name="ce472" table:formula="of:=[.F67]*11" office:value-type="float" office:value="11282.7">
            <text:p>11282,70</text:p>
          </table:table-cell>
          <table:table-cell table:style-name="ce472" table:formula="of:=[.F67]" office:value-type="float" office:value="1025.7">
            <text:p>1025,70</text:p>
          </table:table-cell>
          <table:table-cell table:style-name="ce500" table:formula="of:=IF([.F67]=0;0;300.97+([.G67]*0.025))" office:value-type="float" office:value="583.0375">
            <text:p>583,04</text:p>
          </table:table-cell>
          <table:table-cell table:style-name="ce472"/>
          <table:table-cell table:style-name="ce472" table:formula="of:=[.I67]+[.H67]+[.G67]" office:value-type="float" office:value="12891.4375">
            <text:p>12891,44</text:p>
          </table:table-cell>
          <table:table-cell table:style-name="ce526" table:formula="of:=[.K67]*0.39" office:value-type="float" office:value="5027.660625">
            <text:p>5.028</text:p>
          </table:table-cell>
          <table:table-cell table:style-name="ce349"/>
          <table:table-cell table:style-name="ce472"/>
          <table:table-cell table:style-name="ce534" table:formula="of:=[.F67]*0.95" office:value-type="float" office:value="974.415">
            <text:p>974,42</text:p>
          </table:table-cell>
          <table:table-cell table:style-name="ce537" table:formula="of:=[.K67]*0.0188" office:value-type="float" office:value="242.359025">
            <text:p>242</text:p>
          </table:table-cell>
          <table:table-cell table:style-name="ce541" table:formula="of:=[.P67]+[.O67]+[.L67]-[.M67]+[.K67]" office:value-type="float" office:value="19135.87215">
            <text:p>19.136 <text:s text:c="2"/></text:p>
          </table:table-cell>
          <table:table-cell table:number-columns-repeated="2"/>
          <table:table-cell table:style-name="ce381" table:number-columns-repeated="3"/>
          <table:table-cell table:number-columns-repeated="1002"/>
        </table:table-row>
        <table:table-row table:style-name="ro2">
          <table:table-cell table:style-name="ce350"/>
          <table:table-cell table:style-name="ce386"/>
          <table:table-cell table:style-name="ce405"/>
          <table:table-cell table:style-name="ce430"/>
          <table:table-cell table:style-name="ce405"/>
          <table:table-cell table:style-name="ce473" table:formula="of:=[.F67]*12" office:value-type="float" office:value="12308.4">
            <text:p>12308,40</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2"/>
          <table:table-cell table:style-name="ce381" table:number-columns-repeated="3"/>
          <table:table-cell table:number-columns-repeated="1002"/>
        </table:table-row>
        <table:table-row table:style-name="ro2">
          <table:table-cell table:style-name="ce351" table:formula="of:=[.A67]*1.03" office:value-type="float" office:value="1625.34">
            <text:p>1.625,34 </text:p>
          </table:table-cell>
          <table:table-cell table:style-name="ce385" office:value-type="float" office:value="2015">
            <text:p>2015</text:p>
          </table:table-cell>
          <table:table-cell table:style-name="ce349" table:formula="of:=[.C67]" office:value-type="float" office:value="19">
            <text:p>19,00 </text:p>
          </table:table-cell>
          <table:table-cell table:style-name="ce429"/>
          <table:table-cell table:style-name="ce450" table:formula="of:=[.E67]" office:value-type="percentage" office:value="0.3">
            <text:p>30%</text:p>
          </table:table-cell>
          <table:table-cell table:style-name="ce472" table:formula="of:=[.A69]*(1+[.E69])/38*[.C69]" office:value-type="float" office:value="1056.471">
            <text:p>1056,47</text:p>
          </table:table-cell>
          <table:table-cell table:style-name="ce472" table:formula="of:=[.F69]*11" office:value-type="float" office:value="11621.181">
            <text:p>11621,18</text:p>
          </table:table-cell>
          <table:table-cell table:style-name="ce472" table:formula="of:=[.F69]" office:value-type="float" office:value="1056.471">
            <text:p>1056,47</text:p>
          </table:table-cell>
          <table:table-cell table:style-name="ce500" table:formula="of:=IF([.F69]=0;0;300.97+([.G69]*0.025))" office:value-type="float" office:value="591.499525">
            <text:p>591,50</text:p>
          </table:table-cell>
          <table:table-cell table:style-name="ce472"/>
          <table:table-cell table:style-name="ce472" table:formula="of:=[.I69]+[.H69]+[.G69]" office:value-type="float" office:value="13269.151525">
            <text:p>13269,15</text:p>
          </table:table-cell>
          <table:table-cell table:style-name="ce526" table:formula="of:=[.K69]*0.39" office:value-type="float" office:value="5174.96909475">
            <text:p>5.175</text:p>
          </table:table-cell>
          <table:table-cell table:style-name="ce349"/>
          <table:table-cell table:style-name="ce472"/>
          <table:table-cell table:style-name="ce534" table:formula="of:=[.F69]*0.95" office:value-type="float" office:value="1003.64745">
            <text:p>1.003,65</text:p>
          </table:table-cell>
          <table:table-cell table:style-name="ce537" table:formula="of:=[.K69]*0.0188" office:value-type="float" office:value="249.46004867">
            <text:p>249</text:p>
          </table:table-cell>
          <table:table-cell table:style-name="ce541" table:formula="of:=[.P69]+[.O69]+[.L69]-[.M69]+[.K69]" office:value-type="float" office:value="19697.22811842">
            <text:p>19.697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69]*12" office:value-type="float" office:value="12677.652">
            <text:p>12677,65</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style-name="ce351" table:formula="of:=[.A69]*1.03" office:value-type="float" office:value="1674.1002">
            <text:p>1.674,10 </text:p>
          </table:table-cell>
          <table:table-cell table:style-name="ce385" office:value-type="float" office:value="2016">
            <text:p>2016</text:p>
          </table:table-cell>
          <table:table-cell table:style-name="ce349" table:formula="of:=[.C69]" office:value-type="float" office:value="19">
            <text:p>19,00 </text:p>
          </table:table-cell>
          <table:table-cell table:style-name="ce429"/>
          <table:table-cell table:style-name="ce450" table:formula="of:=[.E69]" office:value-type="percentage" office:value="0.3">
            <text:p>30%</text:p>
          </table:table-cell>
          <table:table-cell table:style-name="ce472" table:formula="of:=[.A71]*(1+[.E71])/38*[.C71]" office:value-type="float" office:value="1088.16513">
            <text:p>1088,17</text:p>
          </table:table-cell>
          <table:table-cell table:style-name="ce472" table:formula="of:=[.F71]*11" office:value-type="float" office:value="11969.81643">
            <text:p>11969,82</text:p>
          </table:table-cell>
          <table:table-cell table:style-name="ce472" table:formula="of:=[.F71]" office:value-type="float" office:value="1088.16513">
            <text:p>1088,17</text:p>
          </table:table-cell>
          <table:table-cell table:style-name="ce500" table:formula="of:=IF([.F71]=0;0;300.97+([.G71]*0.025))" office:value-type="float" office:value="600.21541075">
            <text:p>600,22</text:p>
          </table:table-cell>
          <table:table-cell table:style-name="ce472"/>
          <table:table-cell table:style-name="ce472" table:formula="of:=[.I71]+[.H71]+[.G71]" office:value-type="float" office:value="13658.19697075">
            <text:p>13658,20</text:p>
          </table:table-cell>
          <table:table-cell table:style-name="ce526" table:formula="of:=[.K71]*0.39" office:value-type="float" office:value="5326.6968185925">
            <text:p>5.327</text:p>
          </table:table-cell>
          <table:table-cell table:style-name="ce349"/>
          <table:table-cell table:style-name="ce472"/>
          <table:table-cell table:style-name="ce534" table:formula="of:=[.F71]*0.95" office:value-type="float" office:value="1033.7568735">
            <text:p>1.033,76</text:p>
          </table:table-cell>
          <table:table-cell table:style-name="ce537" table:formula="of:=[.K71]*0.0188" office:value-type="float" office:value="256.7741030501">
            <text:p>257</text:p>
          </table:table-cell>
          <table:table-cell table:style-name="ce541" table:formula="of:=[.P71]+[.O71]+[.L71]-[.M71]+[.K71]" office:value-type="float" office:value="20275.4247658926">
            <text:p>20.275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71]*12" office:value-type="float" office:value="13057.98156">
            <text:p>13057,98</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style-name="ce351" table:formula="of:=[.A71]*1.03" office:value-type="float" office:value="1724.323206">
            <text:p>1.724,32 </text:p>
          </table:table-cell>
          <table:table-cell table:style-name="ce385" office:value-type="float" office:value="2017">
            <text:p>2017</text:p>
          </table:table-cell>
          <table:table-cell table:style-name="ce349" table:formula="of:=[.C71]" office:value-type="float" office:value="19">
            <text:p>19,00 </text:p>
          </table:table-cell>
          <table:table-cell table:style-name="ce429"/>
          <table:table-cell table:style-name="ce450" table:formula="of:=[.E71]" office:value-type="percentage" office:value="0.3">
            <text:p>30%</text:p>
          </table:table-cell>
          <table:table-cell table:style-name="ce472" table:formula="of:=[.A73]*(1+[.E73])/38*[.C73]" office:value-type="float" office:value="1120.8100839">
            <text:p>1120,81</text:p>
          </table:table-cell>
          <table:table-cell table:style-name="ce472" table:formula="of:=[.F73]*11" office:value-type="float" office:value="12328.9109229">
            <text:p>12328,91</text:p>
          </table:table-cell>
          <table:table-cell table:style-name="ce472" table:formula="of:=[.F73]" office:value-type="float" office:value="1120.8100839">
            <text:p>1120,81</text:p>
          </table:table-cell>
          <table:table-cell table:style-name="ce500" table:formula="of:=IF([.F73]=0;0;300.97+([.G73]*0.025))" office:value-type="float" office:value="609.1927730725">
            <text:p>609,19</text:p>
          </table:table-cell>
          <table:table-cell table:style-name="ce472"/>
          <table:table-cell table:style-name="ce472" table:formula="of:=[.I73]+[.H73]+[.G73]" office:value-type="float" office:value="14058.9137798725">
            <text:p>14058,91</text:p>
          </table:table-cell>
          <table:table-cell table:style-name="ce526" table:formula="of:=[.K73]*0.39" office:value-type="float" office:value="5482.97637415028">
            <text:p>5.483</text:p>
          </table:table-cell>
          <table:table-cell table:style-name="ce349"/>
          <table:table-cell table:style-name="ce472"/>
          <table:table-cell table:style-name="ce534" table:formula="of:=[.F73]*0.95" office:value-type="float" office:value="1064.769579705">
            <text:p>1.064,77</text:p>
          </table:table-cell>
          <table:table-cell table:style-name="ce537" table:formula="of:=[.K73]*0.0188" office:value-type="float" office:value="264.307579061603">
            <text:p>264</text:p>
          </table:table-cell>
          <table:table-cell table:style-name="ce541" table:formula="of:=[.P73]+[.O73]+[.L73]-[.M73]+[.K73]" office:value-type="float" office:value="20870.9673127894">
            <text:p>20.871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73]*12" office:value-type="float" office:value="13449.7210068">
            <text:p>13449,72</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style-name="ce351" table:formula="of:=[.A73]*1.03" office:value-type="float" office:value="1776.05290218">
            <text:p>1.776,05 </text:p>
          </table:table-cell>
          <table:table-cell table:style-name="ce385" office:value-type="float" office:value="2018">
            <text:p>2018</text:p>
          </table:table-cell>
          <table:table-cell table:style-name="ce349" table:formula="of:=[.C73]" office:value-type="float" office:value="19">
            <text:p>19,00 </text:p>
          </table:table-cell>
          <table:table-cell table:style-name="ce429"/>
          <table:table-cell table:style-name="ce450" table:formula="of:=[.E73]" office:value-type="percentage" office:value="0.3">
            <text:p>30%</text:p>
          </table:table-cell>
          <table:table-cell table:style-name="ce472" table:formula="of:=[.A75]*(1+[.E75])/38*[.C75]" office:value-type="float" office:value="1154.434386417">
            <text:p>1154,43</text:p>
          </table:table-cell>
          <table:table-cell table:style-name="ce472" table:formula="of:=[.F75]*11" office:value-type="float" office:value="12698.778250587">
            <text:p>12698,78</text:p>
          </table:table-cell>
          <table:table-cell table:style-name="ce472" table:formula="of:=[.F75]" office:value-type="float" office:value="1154.434386417">
            <text:p>1154,43</text:p>
          </table:table-cell>
          <table:table-cell table:style-name="ce500" table:formula="of:=IF([.F75]=0;0;300.97+([.G75]*0.025))" office:value-type="float" office:value="618.439456264675">
            <text:p>618,44</text:p>
          </table:table-cell>
          <table:table-cell table:style-name="ce472"/>
          <table:table-cell table:style-name="ce472" table:formula="of:=[.I75]+[.H75]+[.G75]" office:value-type="float" office:value="14471.6520932687">
            <text:p>14471,65</text:p>
          </table:table-cell>
          <table:table-cell table:style-name="ce526" table:formula="of:=[.K75]*0.39" office:value-type="float" office:value="5643.94431637478">
            <text:p>5.644</text:p>
          </table:table-cell>
          <table:table-cell table:style-name="ce349"/>
          <table:table-cell table:style-name="ce472"/>
          <table:table-cell table:style-name="ce534" table:formula="of:=[.F75]*0.95" office:value-type="float" office:value="1096.71266709615">
            <text:p>1.096,71</text:p>
          </table:table-cell>
          <table:table-cell table:style-name="ce537" table:formula="of:=[.K75]*0.0188" office:value-type="float" office:value="272.067059353451">
            <text:p>272</text:p>
          </table:table-cell>
          <table:table-cell table:style-name="ce541" table:formula="of:=[.P75]+[.O75]+[.L75]-[.M75]+[.K75]" office:value-type="float" office:value="21484.3761360931">
            <text:p>21.484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75]*12" office:value-type="float" office:value="13853.212637004">
            <text:p>13853,21</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number-columns-repeated="1024"/>
        </table:table-row>
        <table:table-row table:style-name="ro2">
          <table:table-cell table:style-name="ce149" office:value-type="string">
            <text:p>Commentaires/ Explications</text:p>
          </table:table-cell>
          <table:table-cell table:style-name="ce387" table:number-columns-repeated="3"/>
          <table:table-cell table:style-name="ce451"/>
          <table:table-cell table:style-name="ce474"/>
          <table:table-cell table:style-name="ce451" table:number-columns-repeated="6"/>
          <table:table-cell table:style-name="ce530"/>
          <table:table-cell table:style-name="ce533" table:number-columns-repeated="3"/>
          <table:table-cell table:style-name="ce381" table:number-columns-repeated="6"/>
          <table:table-cell table:number-columns-repeated="1002"/>
        </table:table-row>
        <table:table-row table:style-name="ro2">
          <table:table-cell table:style-name="ce352" office:value-type="string" table:number-columns-spanned="12" table:number-rows-spanned="9">
            <text:p>1) Brut mensuel: Le code NACE indique la commission paritaire qui définit un barème minimum pour le brut mensuel.</text:p>
            <text:p>2) Pécule simple: Congés payés (employés)</text:p>
            <text:p>3) Montant ONSS: <text:s/>Certains calculent sur base d'un % légèrement plus bas, ceci est plus prudent.</text:p>
            <text:p>4) Déductions ONSS: dépend du profil de la personne. Exemple:</text:p>
            <text:p>- Activa: -1000/trimestre (et 500/mois de subsides, à rentrer en page 7)</text:p>
            <text:p>- Aides premier engagement</text:p>
            <text:p>5) Cotisation vacances: ouvriers</text:p>
            <text:p>6) Double pécule de vacances: seulement employés, en juin</text:p>
            <text:p>7) Charges diverses: secretariat social</text:p>
            <text:p/>
          </table:table-cell>
          <table:covered-table-cell table:number-columns-repeated="11"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1"/>
          <table:table-cell table:style-name="ce381" table:number-columns-repeated="9"/>
          <table:table-cell table:number-columns-repeated="1002"/>
        </table:table-row>
        <table:table-row table:style-name="ro2">
          <table:covered-table-cell table:number-columns-repeated="12" table:style-name="ce352"/>
          <table:table-cell table:number-columns-repeated="1012"/>
        </table:table-row>
        <table:table-row table:style-name="ro2">
          <table:covered-table-cell table:number-columns-repeated="12" table:style-name="ce352"/>
          <table:table-cell table:number-columns-repeated="1012"/>
        </table:table-row>
        <table:table-row table:style-name="ro2">
          <table:covered-table-cell table:number-columns-repeated="12" table:style-name="ce352"/>
          <table:table-cell table:number-columns-repeated="1012"/>
        </table:table-row>
        <table:table-row table:style-name="ro2">
          <table:covered-table-cell table:number-columns-repeated="12" table:style-name="ce352"/>
          <table:table-cell table:number-columns-repeated="1012"/>
        </table:table-row>
        <table:table-row table:style-name="ro2" table:number-rows-repeated="1048488">
          <table:table-cell table:number-columns-repeated="1024"/>
        </table:table-row>
        <table:table-row table:style-name="ro2">
          <table:table-cell table:number-columns-repeated="1024"/>
        </table:table-row>
      </table:table>
      <table:table table:name="4. CdR" table:style-name="ta7" table:print-ranges="'4. CdR'.A1:'4. CdR'.K47">
        <office:forms form:automatic-focus="false" form:apply-design-mode="false"/>
        <table:table-column table:style-name="co47" table:default-cell-style-name="ce99"/>
        <table:table-column table:style-name="co2" table:visibility="collapse" table:default-cell-style-name="ce251"/>
        <table:table-column table:style-name="co2" table:number-columns-repeated="3" table:default-cell-style-name="ce251"/>
        <table:table-column table:style-name="co2" table:visibility="collapse" table:default-cell-style-name="ce251"/>
        <table:table-column table:style-name="co48" table:default-cell-style-name="ce99"/>
        <table:table-column table:style-name="co2" table:visibility="collapse" table:default-cell-style-name="ce99"/>
        <table:table-column table:style-name="co2" table:number-columns-repeated="3" table:default-cell-style-name="ce99"/>
        <table:table-column table:style-name="co9" table:visibility="collapse" table:default-cell-style-name="ce99"/>
        <table:table-column table:style-name="co9" table:number-columns-repeated="245" table:default-cell-style-name="ce99"/>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COMPTE DE RESULTATS<text:span text:style-name="T7"> HTVA</text:span></text:p>
          </table:table-cell>
          <table:table-cell table:style-name="ce3" table:number-columns-repeated="4"/>
          <table:table-cell table:style-name="ce8"/>
          <table:table-cell table:style-name="ce3" table:number-columns-repeated="1018"/>
        </table:table-row>
        <table:table-row table:style-name="ro2">
          <table:table-cell table:style-name="ce545"/>
          <table:table-cell table:style-name="ce545"/>
          <table:table-cell table:style-name="ce545"/>
          <table:table-cell table:style-name="ce545" table:number-columns-repeated="2"/>
          <table:table-cell table:style-name="ce8"/>
          <table:table-cell table:style-name="ce545" table:number-columns-repeated="1018"/>
        </table:table-row>
        <table:table-row table:style-name="ro2">
          <table:table-cell table:style-name="ce47" office:value-type="string" table:number-columns-spanned="5" table:number-rows-spanned="1">
            <text:p>CHARGES</text:p>
          </table:table-cell>
          <table:covered-table-cell table:number-columns-repeated="3" table:style-name="ce553"/>
          <table:covered-table-cell table:style-name="ce454"/>
          <table:table-cell table:style-name="ce568"/>
          <table:table-cell table:style-name="ce575" office:value-type="string">
            <text:p>PRODUITS</text:p>
          </table:table-cell>
          <table:table-cell table:style-name="ce475" table:number-columns-repeated="3"/>
          <table:table-cell table:style-name="ce599"/>
          <table:table-cell table:number-columns-repeated="1013"/>
        </table:table-row>
        <table:table-row table:style-name="ro2">
          <table:table-cell table:style-name="ce546" office:value-type="string">
            <text:p>HTVA</text:p>
          </table:table-cell>
          <table:table-cell table:style-name="ce554" office:value-type="string">
            <text:p>on dépense</text:p>
          </table:table-cell>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table:style-name="ce569" office:value-type="string">
            <text:p>2015 tvac</text:p>
          </table:table-cell>
          <table:table-cell table:style-name="ce576"/>
          <table:table-cell table:style-name="ce586" office:value-type="string">
            <text:p>on gagne</text:p>
          </table:table-cell>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office:value-type="string">
            <text:p>2015 tvac</text:p>
          </table:table-cell>
          <table:table-cell table:number-columns-repeated="1012"/>
        </table:table-row>
        <table:table-row table:style-name="ro2">
          <table:table-cell table:style-name="ce547" office:value-type="string">
            <text:p>60 Approvisions et Marchandises</text:p>
          </table:table-cell>
          <table:table-cell table:style-name="ce294" table:formula="of:=[.C6]/[.$I$44]" office:value-type="float" office:value="3.61501298701299">
            <text:p>3,62 <text:s text:c="3"/></text:p>
          </table:table-cell>
          <table:table-cell table:style-name="ce295" table:formula="of:=SUM([.C7:.C9])" office:value-type="float" office:value="55671.2">
            <text:p>55.671 <text:s text:c="3"/></text:p>
          </table:table-cell>
          <table:table-cell table:style-name="ce295" table:formula="of:=SUM([.D7:.D9])" office:value-type="float" office:value="60491.9">
            <text:p>60.492 <text:s text:c="3"/></text:p>
          </table:table-cell>
          <table:table-cell table:style-name="ce295" table:formula="of:=SUM([.E7:.E9])" office:value-type="float" office:value="62773.87736">
            <text:p>62.774 <text:s text:c="3"/></text:p>
          </table:table-cell>
          <table:table-cell table:style-name="ce570" table:formula="of:=SUM([.F7:.F9])" office:value-type="float" office:value="59087.36">
            <text:p>59.087 <text:s text:c="3"/></text:p>
          </table:table-cell>
          <table:table-cell table:style-name="ce577" office:value-type="string">
            <text:p>70 Chiffres d'Affaire</text:p>
          </table:table-cell>
          <table:table-cell table:style-name="ce294" table:formula="of:=[.I6]/[.I44]" office:value-type="float" office:value="14.6989580823044">
            <text:p>14,70 <text:s text:c="3"/></text:p>
          </table:table-cell>
          <table:table-cell table:style-name="ce295" table:formula="of:=SUM([.I7:.I11])" office:value-type="float" office:value="226363.954467488">
            <text:p>226.364 <text:s text:c="3"/></text:p>
          </table:table-cell>
          <table:table-cell table:style-name="ce295" table:formula="of:=SUM([.J7:.J11])" office:value-type="float" office:value="236853.765788243">
            <text:p>236.854 <text:s text:c="3"/></text:p>
          </table:table-cell>
          <table:table-cell table:style-name="ce600" table:formula="of:=SUM([.K7:.K11])" office:value-type="float" office:value="242098.67144862">
            <text:p>242.099 <text:s text:c="3"/></text:p>
          </table:table-cell>
          <table:table-cell table:style-name="ce607" table:formula="of:=SUM([.L7:.L10])" office:value-type="float" office:value="238979.071735537">
            <text:p>238.979 <text:s text:c="3"/></text:p>
          </table:table-cell>
          <table:table-cell table:number-columns-repeated="1012"/>
        </table:table-row>
        <table:table-row table:style-name="ro2">
          <table:table-cell table:style-name="ce548" office:value-type="string" office:string-value="Impression">
            <text:p>Impression </text:p>
          </table:table-cell>
          <table:table-cell table:style-name="ce294" table:formula="of:=[.C7]/[.$I$44]" office:value-type="float" office:value="2.06077922077922">
            <text:p>2,06 <text:s text:c="3"/></text:p>
          </table:table-cell>
          <table:table-cell table:style-name="ce555" table:formula="of:=SUM([$'2.1 CA, CV'.B6:.B9])" office:value-type="float" office:value="31736">
            <text:p>31.736 <text:s text:c="3"/></text:p>
          </table:table-cell>
          <table:table-cell table:style-name="ce555" table:formula="of:=SUM([$'2.1 CA, CV'.B10:.B13])" office:value-type="float" office:value="34931.42">
            <text:p>34.931 <text:s text:c="3"/></text:p>
          </table:table-cell>
          <table:table-cell table:style-name="ce555" table:formula="of:=SUM([$'2.1 CA, CV'.B14:.B17])" office:value-type="float" office:value="35979.3626">
            <text:p>35.979 <text:s text:c="3"/></text:p>
          </table:table-cell>
          <table:table-cell table:style-name="ce555" table:formula="of:=[.C7]*1.06" office:value-type="float" office:value="33640.16">
            <text:p>33.640 <text:s text:c="3"/></text:p>
          </table:table-cell>
          <table:table-cell table:style-name="ce578" table:formula="of:=[$'2.1 CA, CV'.B100]" office:value-type="string" office:string-value="Papier présentoirs ">
            <text:p>Papier présentoirs </text:p>
          </table:table-cell>
          <table:table-cell table:style-name="ce555"/>
          <table:table-cell table:style-name="ce555" table:formula="of:=+[$'2.1 CA, CV'.B39]" office:value-type="float" office:value="0">
            <text:p>- <text:s text:c="3"/></text:p>
          </table:table-cell>
          <table:table-cell table:style-name="ce555" table:formula="of:=+[$'2.1 CA, CV'.B69]" office:value-type="float" office:value="0">
            <text:p>- <text:s text:c="3"/></text:p>
          </table:table-cell>
          <table:table-cell table:style-name="ce601" table:formula="of:=+[$'2.1 CA, CV'.B90]" office:value-type="float" office:value="0">
            <text:p>- <text:s text:c="3"/></text:p>
          </table:table-cell>
          <table:table-cell table:style-name="ce555" table:formula="of:=[.I7]*1.06" office:value-type="float" office:value="0">
            <text:p>- <text:s text:c="3"/></text:p>
          </table:table-cell>
          <table:table-cell table:number-columns-repeated="1012"/>
        </table:table-row>
        <table:table-row table:style-name="ro2">
          <table:table-cell table:style-name="ce548" office:value-type="string" office:string-value="Distribution">
            <text:p>Distribution </text:p>
          </table:table-cell>
          <table:table-cell table:style-name="ce294" table:formula="of:=[.C8]/[.$I$44]" office:value-type="float" office:value="1.0867012987013">
            <text:p>1,09 <text:s text:c="3"/></text:p>
          </table:table-cell>
          <table:table-cell table:style-name="ce555" table:formula="of:=SUM([$'2.1 CA, CV'.H6:$'2.1 CA, CV'.H9])" office:value-type="float" office:value="16735.2">
            <text:p>16.735 <text:s text:c="3"/></text:p>
          </table:table-cell>
          <table:table-cell table:style-name="ce555" table:formula="of:=SUM([$'2.1 CA, CV'.H10:$'2.1 CA, CV'.H13])" office:value-type="float" office:value="18144.48">
            <text:p>18.144 <text:s text:c="3"/></text:p>
          </table:table-cell>
          <table:table-cell table:style-name="ce555" table:formula="of:=SUM([$'2.1 CA, CV'.H14:$'2.1 CA, CV'.H17])" office:value-type="float" office:value="19156.03476">
            <text:p>19.156 <text:s text:c="3"/></text:p>
          </table:table-cell>
          <table:table-cell table:style-name="ce555" table:formula="of:=[.C8]*1" office:value-type="float" office:value="16735.2">
            <text:p>16.735 <text:s text:c="3"/></text:p>
          </table:table-cell>
          <table:table-cell table:style-name="ce578" table:formula="of:=[$'2.1 CA, CV'.C100]" office:value-type="string" office:string-value="Papier librairies ">
            <text:p>Papier librairies </text:p>
          </table:table-cell>
          <table:table-cell table:style-name="ce555"/>
          <table:table-cell table:style-name="ce555" table:formula="of:=+[$'2.1 CA, CV'.C39]" office:value-type="float" office:value="2264.15094339623">
            <text:p>2.264 <text:s text:c="3"/></text:p>
          </table:table-cell>
          <table:table-cell table:style-name="ce555" table:formula="of:=+[$'2.1 CA, CV'.C69]" office:value-type="float" office:value="2264.15094339623">
            <text:p>2.264 <text:s text:c="3"/></text:p>
          </table:table-cell>
          <table:table-cell table:style-name="ce601" table:formula="of:=+[$'2.1 CA, CV'.C90]" office:value-type="float" office:value="2264.15094339623">
            <text:p>2.264 <text:s text:c="3"/></text:p>
          </table:table-cell>
          <table:table-cell table:style-name="ce555" table:formula="of:=[.I8]*1.06" office:value-type="float" office:value="2400">
            <text:p>2.400 <text:s text:c="3"/></text:p>
          </table:table-cell>
          <table:table-cell table:number-columns-repeated="1012"/>
        </table:table-row>
        <table:table-row table:style-name="ro2">
          <table:table-cell table:style-name="ce548" office:value-type="string" office:string-value="Pub">
            <text:p>Pub </text:p>
          </table:table-cell>
          <table:table-cell table:style-name="ce294" table:formula="of:=[.C9]/[.$I$44]" office:value-type="float" office:value="0.467532467532468">
            <text:p>0,47 <text:s text:c="3"/></text:p>
          </table:table-cell>
          <table:table-cell table:style-name="ce555" table:formula="of:=[$'2.1 CA, CV'.E101]+[$'2.1 CA, CV'.E104]+[$'2.1 CA, CV'.E107]+[$'2.1 CA, CV'.E110]" office:value-type="float" office:value="7200">
            <text:p>7.200 <text:s text:c="3"/></text:p>
          </table:table-cell>
          <table:table-cell table:style-name="ce555" table:formula="of:=[$'2.1 CA, CV'.E122]+[$'2.1 CA, CV'.E125]+[$'2.1 CA, CV'.E128]+[$'2.1 CA, CV'.E131]" office:value-type="float" office:value="7416">
            <text:p>7.416 <text:s text:c="3"/></text:p>
          </table:table-cell>
          <table:table-cell table:style-name="ce555" table:formula="of:=[$'2.1 CA, CV'.E143]+[$'2.1 CA, CV'.E146]+[$'2.1 CA, CV'.E149]+[$'2.1 CA, CV'.E152]" office:value-type="float" office:value="7638.48">
            <text:p>7.638 <text:s text:c="3"/></text:p>
          </table:table-cell>
          <table:table-cell table:style-name="ce555" table:formula="of:=[.C9]*1.21" office:value-type="float" office:value="8712">
            <text:p>8.712 <text:s text:c="3"/></text:p>
          </table:table-cell>
          <table:table-cell table:style-name="ce578" table:formula="of:=[$'2.1 CA, CV'.D100]" office:value-type="string" office:string-value="Papier abonnements ">
            <text:p>Papier abonnements </text:p>
          </table:table-cell>
          <table:table-cell table:style-name="ce555"/>
          <table:table-cell table:style-name="ce555" table:formula="of:=+[$'2.1 CA, CV'.D39]" office:value-type="float" office:value="199306.41509434">
            <text:p>199.306 <text:s text:c="3"/></text:p>
          </table:table-cell>
          <table:table-cell table:style-name="ce555" table:formula="of:=+[$'2.1 CA, CV'.D69]" office:value-type="float" office:value="209796.226415094">
            <text:p>209.796 <text:s text:c="3"/></text:p>
          </table:table-cell>
          <table:table-cell table:style-name="ce601" table:formula="of:=+[$'2.1 CA, CV'.D90]" office:value-type="float" office:value="215041.132075472">
            <text:p>215.041 <text:s text:c="3"/></text:p>
          </table:table-cell>
          <table:table-cell table:style-name="ce555" table:formula="of:=([$'2.1 CA, CV'.K27]-1.06)*[$'2.1 CA, CV'.P39]*(1+[$Hypothèses.B7])+1.06*[$'2.1 CA, CV'.P39]" office:value-type="float" office:value="210298.08">
            <text:p>210.298 <text:s text:c="3"/></text:p>
          </table:table-cell>
          <table:table-cell table:number-columns-repeated="1012"/>
        </table:table-row>
        <table:table-row table:style-name="ro2">
          <table:table-cell table:style-name="ce547" office:value-type="string">
            <text:p>61 Frs Généraux</text:p>
          </table:table-cell>
          <table:table-cell table:style-name="ce294" table:formula="of:=[.C10]/[.$I$44]" office:value-type="float" office:value="0.620521627133198">
            <text:p>0,62 <text:s text:c="3"/></text:p>
          </table:table-cell>
          <table:table-cell table:style-name="ce295" table:formula="of:=[$'2.2 CF'.B23]-[$'2.2 CF'.B22]" office:value-type="float" office:value="9556.03305785124">
            <text:p>9.556 <text:s text:c="3"/></text:p>
          </table:table-cell>
          <table:table-cell table:style-name="ce295" table:formula="of:=[.C10]*(1+[.D42])" office:value-type="float" office:value="9747.15371900827">
            <text:p>9.747 <text:s text:c="3"/></text:p>
          </table:table-cell>
          <table:table-cell table:style-name="ce295" table:formula="of:=[.D10]*(1+[.E42])" office:value-type="float" office:value="9942.09679338843">
            <text:p>9.942 <text:s text:c="3"/></text:p>
          </table:table-cell>
          <table:table-cell table:style-name="ce570" table:formula="of:=[$'2.2 CF'.D23]-[$'2.2 CF'.D22]" office:value-type="float" office:value="10504.4">
            <text:p>10.504 <text:s text:c="3"/></text:p>
          </table:table-cell>
          <table:table-cell table:style-name="ce578" table:formula="of:=[$'2.1 CA, CV'.E100]" office:value-type="string" office:string-value="Pub ">
            <text:p>Pub </text:p>
          </table:table-cell>
          <table:table-cell table:style-name="ce294" table:formula="of:=[.I10]/[.I44]" office:value-type="float" office:value="1.60996028764624">
            <text:p>1,61 <text:s text:c="3"/></text:p>
          </table:table-cell>
          <table:table-cell table:style-name="ce555" table:formula="of:=+[$'2.1 CA, CV'.E39]" office:value-type="float" office:value="24793.3884297521">
            <text:p>24.793 <text:s text:c="3"/></text:p>
          </table:table-cell>
          <table:table-cell table:style-name="ce555" table:formula="of:=+[$'2.1 CA, CV'.E69]" office:value-type="float" office:value="24793.3884297521">
            <text:p>24.793 <text:s text:c="3"/></text:p>
          </table:table-cell>
          <table:table-cell table:style-name="ce601" table:formula="of:=+[$'2.1 CA, CV'.E90]" office:value-type="float" office:value="24793.3884297521">
            <text:p>24.793 <text:s text:c="3"/></text:p>
          </table:table-cell>
          <table:table-cell table:style-name="ce555" table:formula="of:=[.I10]*1.06" office:value-type="float" office:value="26280.9917355372">
            <text:p>26.281 <text:s text:c="3"/></text:p>
          </table:table-cell>
          <table:table-cell table:style-name="ce127"/>
          <table:table-cell table:number-columns-repeated="1011"/>
        </table:table-row>
        <table:table-row table:style-name="ro2">
          <table:table-cell table:style-name="ce549" office:value-type="string">
            <text:p>62 rémunérations et charges sociales</text:p>
          </table:table-cell>
          <table:table-cell table:style-name="ce294" table:formula="of:=[.C11]/[.$I$44]" office:value-type="float" office:value="10.0551865032468">
            <text:p>10,06 <text:s text:c="3"/></text:p>
          </table:table-cell>
          <table:table-cell table:style-name="ce295" table:formula="of:=SUM([.C12:.C29])" office:value-type="float" office:value="154849.87215">
            <office:annotation draw:style-name="gr2" draw:text-style-name="P2" svg:width="4.034cm" svg:height="2.117cm" svg:x="17.882cm" svg:y="12.092cm" draw:caption-point-x="-6.944cm" draw:caption-point-y="-7.585cm">
              <dc:date>2014-07-21T00:00:00</dc:date>
              <text:p text:style-name="P2"><text:span text:style-name="T1">Céline Decamp:</text:span></text:p>
              <text:p text:style-name="P2"><text:span text:style-name="T2">mais attention, délai pour récupérer toute la tva, voir trésorerie</text:span></text:p>
            </office:annotation>
            <text:p>154.850 <text:s text:c="3"/></text:p>
          </table:table-cell>
          <table:table-cell table:style-name="ce295" table:formula="of:=SUM([.D12:.D29])" office:value-type="float" office:value="157946.869593">
            <text:p>157.947 <text:s text:c="3"/></text:p>
          </table:table-cell>
          <table:table-cell table:style-name="ce295" table:formula="of:=SUM([.E12:.E29])" office:value-type="float" office:value="161472.270365893">
            <text:p>161.472 <text:s text:c="3"/></text:p>
          </table:table-cell>
          <table:table-cell table:style-name="ce570" table:formula="of:=([.C11]-[.C22])*1.21+[.C22]" office:value-type="float" office:value="183349.81215">
            <text:p>183.350 <text:s text:c="3"/></text:p>
          </table:table-cell>
          <table:table-cell table:style-name="ce578" table:formula="of:=[$'2.1 CA, CV'.F100]" office:value-type="string" office:string-value="Net à l'article ">
            <text:p>Net à l'article </text:p>
          </table:table-cell>
          <table:table-cell table:style-name="ce555"/>
          <table:table-cell table:style-name="ce555" table:formula="of:=+[$'2.1 CA, CV'.F39]" office:value-type="float" office:value="0">
            <text:p>- <text:s text:c="3"/></text:p>
          </table:table-cell>
          <table:table-cell table:style-name="ce555" table:formula="of:=+[$'2.1 CA, CV'.F69]" office:value-type="float" office:value="0">
            <text:p>- <text:s text:c="3"/></text:p>
          </table:table-cell>
          <table:table-cell table:style-name="ce601" table:formula="of:=+[$'2.1 CA, CV'.F90]" office:value-type="float" office:value="0">
            <text:p>- <text:s text:c="3"/></text:p>
          </table:table-cell>
          <table:table-cell table:number-columns-repeated="1013"/>
        </table:table-row>
        <table:table-row-group table:display="false">
          <table:table-row table:style-name="ro2" table:visibility="collapse">
            <table:table-cell table:style-name="ce548" table:formula="of:=[$'3. Personnel'.A7]" office:value-type="string" office:string-value="Journalistes grandes enquêtes ">
              <text:p>Journalistes grandes enquêtes </text:p>
            </table:table-cell>
            <table:table-cell table:style-name="ce555" table:formula="of:=[$'3. Personnel'.G9]" office:value-type="float" office:value="24480">
              <text:p>24.480 <text:s text:c="3"/></text:p>
            </table:table-cell>
            <table:table-cell table:style-name="ce555" table:formula="of:=[$'3. Personnel'.F9]" office:value-type="float" office:value="24000">
              <text:p>24.000 <text:s text:c="3"/></text:p>
            </table:table-cell>
            <table:table-cell table:style-name="ce555" table:formula="of:=[$'3. Personnel'.G9]" office:value-type="float" office:value="24480">
              <text:p>24.480 <text:s text:c="3"/></text:p>
            </table:table-cell>
            <table:table-cell table:style-name="ce555" table:formula="of:=[$'3. Personnel'.H9]" office:value-type="float" office:value="24969.6">
              <text:p>24.970 <text:s text:c="3"/></text:p>
            </table:table-cell>
            <table:table-cell table:style-name="ce555" table:formula="of:=[$'3. Personnel'.I9]"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10]" office:value-type="string" office:string-value="Journalistes petites enquêtes ">
              <text:p>Journalistes petites enquêtes </text:p>
            </table:table-cell>
            <table:table-cell table:style-name="ce294" table:formula="of:=[.C13]/[.$I$44]" office:value-type="float" office:value="1.16883116883117">
              <text:p>1,17 <text:s text:c="3"/></text:p>
            </table:table-cell>
            <table:table-cell table:style-name="ce555" table:formula="of:=[$'3. Personnel'.F12]" office:value-type="float" office:value="18000">
              <text:p>18.000 <text:s text:c="3"/></text:p>
            </table:table-cell>
            <table:table-cell table:style-name="ce555" table:formula="of:=[$'3. Personnel'.G12]" office:value-type="float" office:value="18360">
              <text:p>18.360 <text:s text:c="3"/></text:p>
            </table:table-cell>
            <table:table-cell table:style-name="ce555" table:formula="of:=[$'3. Personnel'.H12]" office:value-type="float" office:value="18727.2">
              <text:p>18.727 <text:s text:c="3"/></text:p>
            </table:table-cell>
            <table:table-cell table:style-name="ce555" table:formula="of:=[$'3. Personnel'.I12]"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13]" office:value-type="string" office:string-value="Journalistes rubriques ">
              <text:p>Journalistes rubriques </text:p>
            </table:table-cell>
            <table:table-cell table:style-name="ce294" table:formula="of:=[.C14]/[.$I$44]" office:value-type="float" office:value="0.646753246753247">
              <text:p>0,65 <text:s text:c="3"/></text:p>
            </table:table-cell>
            <table:table-cell table:style-name="ce555" table:formula="of:=[$'3. Personnel'.F15]" office:value-type="float" office:value="9960">
              <text:p>9.960 <text:s text:c="3"/></text:p>
            </table:table-cell>
            <table:table-cell table:style-name="ce555" table:formula="of:=[$'3. Personnel'.G15]" office:value-type="float" office:value="10159.2">
              <text:p>10.159 <text:s text:c="3"/></text:p>
            </table:table-cell>
            <table:table-cell table:style-name="ce555" table:formula="of:=[$'3. Personnel'.H15]" office:value-type="float" office:value="10362.384">
              <text:p>10.362 <text:s text:c="3"/></text:p>
            </table:table-cell>
            <table:table-cell table:style-name="ce555" table:formula="of:=[$'3. Personnel'.I15]"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16]" office:value-type="string" office:string-value="Super Entretien (1 journaliste) ">
              <text:p>Super Entretien (1 journaliste) </text:p>
            </table:table-cell>
            <table:table-cell table:style-name="ce294" table:formula="of:=[.C15]/[.$I$44]" office:value-type="float" office:value="0.215584415584416">
              <text:p>0,22 <text:s text:c="3"/></text:p>
            </table:table-cell>
            <table:table-cell table:style-name="ce555" table:formula="of:=[$'3. Personnel'.F18]" office:value-type="float" office:value="3320">
              <text:p>3.320 <text:s text:c="3"/></text:p>
            </table:table-cell>
            <table:table-cell table:style-name="ce555" table:formula="of:=[$'3. Personnel'.G18]" office:value-type="float" office:value="3386.4">
              <text:p>3.386 <text:s text:c="3"/></text:p>
            </table:table-cell>
            <table:table-cell table:style-name="ce555" table:formula="of:=[$'3. Personnel'.H18]" office:value-type="float" office:value="3454.128">
              <text:p>3.454 <text:s text:c="3"/></text:p>
            </table:table-cell>
            <table:table-cell table:style-name="ce555" table:formula="of:=[$'3. Personnel'.I18]" office:value-type="float" office:value="0">
              <text:p>- <text:s text:c="3"/></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19]" office:value-type="string" office:string-value="Reportage photo ">
              <text:p>Reportage photo </text:p>
            </table:table-cell>
            <table:table-cell table:style-name="ce294" table:formula="of:=[.C16]/[.$I$44]" office:value-type="float" office:value="0.646753246753247">
              <text:p>0,65 <text:s text:c="3"/></text:p>
            </table:table-cell>
            <table:table-cell table:style-name="ce555" table:formula="of:=[$'3. Personnel'.F21]" office:value-type="float" office:value="9960">
              <text:p>9.960 <text:s text:c="3"/></text:p>
            </table:table-cell>
            <table:table-cell table:style-name="ce555" table:formula="of:=[$'3. Personnel'.G21]" office:value-type="float" office:value="10159.2">
              <text:p>10.159 <text:s text:c="3"/></text:p>
            </table:table-cell>
            <table:table-cell table:style-name="ce555" table:formula="of:=[$'3. Personnel'.H21]" office:value-type="float" office:value="10362.384">
              <text:p>10.362 <text:s text:c="3"/></text:p>
            </table:table-cell>
            <table:table-cell table:style-name="ce555" table:formula="of:=[$'3. Personnel'.I21]"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22]" office:value-type="string" office:string-value="Traduction article NL &gt; FR ">
              <text:p>Traduction article NL &gt; FR </text:p>
            </table:table-cell>
            <table:table-cell table:style-name="ce294" table:formula="of:=[.C17]/[.$I$44]" office:value-type="float" office:value="0.116883116883117">
              <text:p>0,12 <text:s text:c="3"/></text:p>
            </table:table-cell>
            <table:table-cell table:style-name="ce555" table:formula="of:=[$'3. Personnel'.F24]" office:value-type="float" office:value="1800">
              <text:p>1.800 <text:s text:c="3"/></text:p>
            </table:table-cell>
            <table:table-cell table:style-name="ce555" table:formula="of:=[$'3. Personnel'.G24]" office:value-type="float" office:value="1836">
              <text:p>1.836 <text:s text:c="3"/></text:p>
            </table:table-cell>
            <table:table-cell table:style-name="ce555" table:formula="of:=[$'3. Personnel'.H24]" office:value-type="float" office:value="1872.72">
              <text:p>1.873 <text:s text:c="3"/></text:p>
            </table:table-cell>
            <table:table-cell table:style-name="ce555" table:formula="of:=[$'3. Personnel'.I24]"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25]" office:value-type="string" office:string-value="Apport visuel ">
              <text:p>Apport visuel </text:p>
            </table:table-cell>
            <table:table-cell table:style-name="ce294" table:formula="of:=[.C18]/[.$I$44]" office:value-type="float" office:value="0.646753246753247">
              <text:p>0,65 <text:s text:c="3"/></text:p>
            </table:table-cell>
            <table:table-cell table:style-name="ce555" table:formula="of:=[$'3. Personnel'.F27]" office:value-type="float" office:value="9960">
              <text:p>9.960 <text:s text:c="3"/></text:p>
            </table:table-cell>
            <table:table-cell table:style-name="ce555" table:formula="of:=[$'3. Personnel'.G27]" office:value-type="float" office:value="10159.2">
              <text:p>10.159 <text:s text:c="3"/></text:p>
            </table:table-cell>
            <table:table-cell table:style-name="ce555" table:formula="of:=[$'3. Personnel'.H27]" office:value-type="float" office:value="10362.384">
              <text:p>10.362 <text:s text:c="3"/></text:p>
            </table:table-cell>
            <table:table-cell table:style-name="ce555" table:formula="of:=[$'3. Personnel'.I27]"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28]" office:value-type="string" office:string-value="Secrétaire de rédaction ">
              <text:p>Secrétaire de rédaction </text:p>
            </table:table-cell>
            <table:table-cell table:style-name="ce294" table:formula="of:=[.C19]/[.$I$44]" office:value-type="float" office:value="0.646753246753247">
              <text:p>0,65 <text:s text:c="3"/></text:p>
            </table:table-cell>
            <table:table-cell table:style-name="ce555" table:formula="of:=[$'3. Personnel'.F30]" office:value-type="float" office:value="9960">
              <text:p>9.960 <text:s text:c="3"/></text:p>
            </table:table-cell>
            <table:table-cell table:style-name="ce555" table:formula="of:=[$'3. Personnel'.G30]" office:value-type="float" office:value="10159.2">
              <text:p>10.159 <text:s text:c="3"/></text:p>
            </table:table-cell>
            <table:table-cell table:style-name="ce555" table:formula="of:=[$'3. Personnel'.H30]" office:value-type="float" office:value="10362.384">
              <text:p>10.362 <text:s text:c="3"/></text:p>
            </table:table-cell>
            <table:table-cell table:style-name="ce555" table:formula="of:=[$'3. Personnel'.I30]"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31]" office:value-type="string" office:string-value="Rédacteur en chef (tournant) ">
              <text:p>Rédacteur en chef (tournant) </text:p>
            </table:table-cell>
            <table:table-cell table:style-name="ce294" table:formula="of:=[.C20]/[.$I$44]" office:value-type="float" office:value="0.646753246753247">
              <text:p>0,65 <text:s text:c="3"/></text:p>
            </table:table-cell>
            <table:table-cell table:style-name="ce555" table:formula="of:=[$'3. Personnel'.F33]" office:value-type="float" office:value="9960">
              <text:p>9.960 <text:s text:c="3"/></text:p>
            </table:table-cell>
            <table:table-cell table:style-name="ce555" table:formula="of:=[$'3. Personnel'.G33]" office:value-type="float" office:value="10159.2">
              <text:p>10.159 <text:s text:c="3"/></text:p>
            </table:table-cell>
            <table:table-cell table:style-name="ce555" table:formula="of:=[$'3. Personnel'.H33]" office:value-type="float" office:value="10362.384">
              <text:p>10.362 <text:s text:c="3"/></text:p>
            </table:table-cell>
            <table:table-cell table:style-name="ce555" table:formula="of:=[$'3. Personnel'.I33]" office:value-type="float" office:value="0">
              <text:p>- <text:s text:c="3"/></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34]" office:value-type="string" office:string-value="Graphiste et mise en page ">
              <text:p>Graphiste et mise en page </text:p>
            </table:table-cell>
            <table:table-cell table:style-name="ce294" table:formula="of:=[.C21]/[.$I$44]" office:value-type="float" office:value="1.07792207792208">
              <text:p>1,08 <text:s text:c="3"/></text:p>
            </table:table-cell>
            <table:table-cell table:style-name="ce555" table:formula="of:=[$'3. Personnel'.F36]" office:value-type="float" office:value="16600">
              <text:p>16.600 <text:s text:c="3"/></text:p>
            </table:table-cell>
            <table:table-cell table:style-name="ce555" table:formula="of:=[$'3. Personnel'.G36]" office:value-type="float" office:value="16932">
              <text:p>16.932 <text:s text:c="3"/></text:p>
            </table:table-cell>
            <table:table-cell table:style-name="ce555" table:formula="of:=[$'3. Personnel'.H36]" office:value-type="float" office:value="17270.64">
              <text:p>17.271 <text:s text:c="3"/></text:p>
            </table:table-cell>
            <table:table-cell table:style-name="ce555" table:formula="of:=[$'3. Personnel'.I36]"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37]" office:value-type="string" office:string-value="Responsable admin. ">
              <text:p>Responsable admin. </text:p>
            </table:table-cell>
            <table:table-cell table:style-name="ce294" table:formula="of:=[.C22]/[.$I$44]" office:value-type="float" office:value="1.24258910064935">
              <text:p>1,24 <text:s text:c="3"/></text:p>
            </table:table-cell>
            <table:table-cell table:style-name="ce555" table:formula="of:=[$'3. Personnel'.F39]" office:value-type="float" office:value="19135.87215">
              <text:p>19.136 <text:s text:c="3"/></text:p>
            </table:table-cell>
            <table:table-cell table:style-name="ce555" table:formula="of:=[$'3. Personnel'.G39]" office:value-type="float" office:value="19518.589593">
              <text:p>19.519 <text:s text:c="3"/></text:p>
            </table:table-cell>
            <table:table-cell table:style-name="ce555" table:formula="of:=[$'3. Personnel'.H39]" office:value-type="float" office:value="20275.4247658926">
              <text:p>20.275 <text:s text:c="3"/></text:p>
            </table:table-cell>
            <table:table-cell table:style-name="ce555" table:formula="of:=[$'3. Personnel'.I39]"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40]" office:value-type="string" office:string-value="Responsable diffusion. ">
              <text:p>Responsable diffusion. </text:p>
            </table:table-cell>
            <table:table-cell table:style-name="ce294" table:formula="of:=[.C23]/[.$I$44]" office:value-type="float" office:value="0.646753246753247">
              <text:p>0,65 <text:s text:c="3"/></text:p>
            </table:table-cell>
            <table:table-cell table:style-name="ce555" table:formula="of:=[$'3. Personnel'.F42]" office:value-type="float" office:value="9960">
              <text:p>9.960 <text:s text:c="3"/></text:p>
            </table:table-cell>
            <table:table-cell table:style-name="ce555" table:formula="of:=[$'3. Personnel'.G42]" office:value-type="float" office:value="10159.2">
              <text:p>10.159 <text:s text:c="3"/></text:p>
            </table:table-cell>
            <table:table-cell table:style-name="ce555" table:formula="of:=[$'3. Personnel'.H42]" office:value-type="float" office:value="10362.384">
              <text:p>10.362 <text:s text:c="3"/></text:p>
            </table:table-cell>
            <table:table-cell table:style-name="ce555" table:formula="of:=[$'3. Personnel'.I42]"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43]" office:value-type="string" office:string-value="Responsable pub (fixe) ">
              <text:p>Responsable pub (fixe) </text:p>
            </table:table-cell>
            <table:table-cell table:style-name="ce294" table:formula="of:=[.C24]/[.$I$44]" office:value-type="float" office:value="0.258701298701299">
              <text:p>0,26 <text:s text:c="3"/></text:p>
            </table:table-cell>
            <table:table-cell table:style-name="ce555" table:formula="of:=[$'3. Personnel'.F45]" office:value-type="float" office:value="3984">
              <text:p>3.984 <text:s text:c="3"/></text:p>
            </table:table-cell>
            <table:table-cell table:style-name="ce555" table:formula="of:=[$'3. Personnel'.G45]" office:value-type="float" office:value="4063.68">
              <text:p>4.064 <text:s text:c="3"/></text:p>
            </table:table-cell>
            <table:table-cell table:style-name="ce555" table:formula="of:=[$'3. Personnel'.H45]" office:value-type="float" office:value="4144.9536">
              <text:p>4.145 <text:s text:c="3"/></text:p>
            </table:table-cell>
            <table:table-cell table:style-name="ce555" table:formula="of:=[$'3. Personnel'.I45]" office:value-type="float" office:value="0">
              <text:p>- <text:s text:c="3"/></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46]" office:value-type="string" office:string-value="Correcteur ">
              <text:p>Correcteur </text:p>
            </table:table-cell>
            <table:table-cell table:style-name="ce294" table:formula="of:=[.C25]/[.$I$44]" office:value-type="float" office:value="0.431168831168831">
              <text:p>0,43 <text:s text:c="3"/></text:p>
            </table:table-cell>
            <table:table-cell table:style-name="ce555" table:formula="of:=[$'3. Personnel'.F48]" office:value-type="float" office:value="6640">
              <text:p>6.640 <text:s text:c="3"/></text:p>
            </table:table-cell>
            <table:table-cell table:style-name="ce555" table:formula="of:=[$'3. Personnel'.G48]" office:value-type="float" office:value="6772.8">
              <text:p>6.773 <text:s text:c="3"/></text:p>
            </table:table-cell>
            <table:table-cell table:style-name="ce555" table:formula="of:=[$'3. Personnel'.H48]" office:value-type="float" office:value="6908.256">
              <text:p>6.908 <text:s text:c="3"/></text:p>
            </table:table-cell>
            <table:table-cell table:style-name="ce555" table:formula="of:=[$'3. Personnel'.I48]"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49]" office:value-type="string" office:string-value="Routeur (devis demandé aux Pilifs) ">
              <text:p>Routeur (devis demandé aux Pilifs) </text:p>
            </table:table-cell>
            <table:table-cell table:style-name="ce294" table:formula="of:=[.C26]/[.$I$44]" office:value-type="float" office:value="0.104545454545455">
              <text:p>0,10 <text:s text:c="3"/></text:p>
            </table:table-cell>
            <table:table-cell table:style-name="ce555" table:formula="of:=[$'3. Personnel'.F51]" office:value-type="float" office:value="1610">
              <text:p>1.610 <text:s text:c="3"/></text:p>
            </table:table-cell>
            <table:table-cell table:style-name="ce555" table:formula="of:=[$'3. Personnel'.G51]" office:value-type="float" office:value="1642.2">
              <text:p>1.642 <text:s text:c="3"/></text:p>
            </table:table-cell>
            <table:table-cell table:style-name="ce555" table:formula="of:=[$'3. Personnel'.H51]" office:value-type="float" office:value="1675.044">
              <text:p>1.675 <text:s text:c="3"/></text:p>
            </table:table-cell>
            <table:table-cell table:style-name="ce555" table:formula="of:=[$'3. Personnel'.I51]" office:value-type="float" office:value="0">
              <text:p>- <text:s text:c="3"/></text:p>
            </table:table-cell>
            <table:table-cell table:style-name="ce580"/>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52]" office:value-type="string" office:string-value="Parrains ">
              <text:p>Parrains </text:p>
            </table:table-cell>
            <table:table-cell table:style-name="ce294" table:formula="of:=[.C27]/[.$I$44]" office:value-type="float" office:value="0">
              <text:p>- <text:s text:c="3"/></text:p>
            </table:table-cell>
            <table:table-cell table:style-name="ce555" table:formula="of:=[$'3. Personnel'.F52]" office:value-type="float" office:value="0">
              <text:p>- <text:s text:c="3"/></text:p>
            </table:table-cell>
            <table:table-cell table:style-name="ce555" table:formula="of:=[$'3. Personnel'.G52]" office:value-type="float" office:value="0">
              <text:p>- <text:s text:c="3"/></text:p>
            </table:table-cell>
            <table:table-cell table:style-name="ce555" table:formula="of:=[$'3. Personnel'.H52]" office:value-type="float" office:value="0">
              <text:p>- <text:s text:c="3"/></text:p>
            </table:table-cell>
            <table:table-cell table:style-name="ce555" table:formula="of:=[$'3. Personnel'.I52]" office:value-type="string" office:string-value="Bénévole(s) ">
              <text:p>Bénévole(s) </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53]" office:value-type="string" office:string-value="Distributeurs ">
              <text:p>Distributeurs </text:p>
            </table:table-cell>
            <table:table-cell table:style-name="ce294" table:formula="of:=[.C28]/[.$I$44]" office:value-type="float" office:value="0">
              <text:p>- <text:s text:c="3"/></text:p>
            </table:table-cell>
            <table:table-cell table:style-name="ce555" table:formula="of:=[$'3. Personnel'.F53]" office:value-type="float" office:value="0">
              <text:p>- <text:s text:c="3"/></text:p>
            </table:table-cell>
            <table:table-cell table:style-name="ce555" table:formula="of:=[$'3. Personnel'.G53]" office:value-type="float" office:value="0">
              <text:p>- <text:s text:c="3"/></text:p>
            </table:table-cell>
            <table:table-cell table:style-name="ce555" table:formula="of:=[$'3. Personnel'.H53]" office:value-type="float" office:value="0">
              <text:p>- <text:s text:c="3"/></text:p>
            </table:table-cell>
            <table:table-cell table:style-name="ce555" table:formula="of:=[$'3. Personnel'.I53]" office:value-type="string" office:string-value="Bénévole(s) défrayés ">
              <text:p>Bénévole(s) défrayés </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54]" office:value-type="string" office:string-value="CA ">
              <text:p>CA </text:p>
            </table:table-cell>
            <table:table-cell table:style-name="ce294" table:formula="of:=[.C29]/[.$I$44]" office:value-type="float" office:value="0">
              <text:p>- <text:s text:c="3"/></text:p>
            </table:table-cell>
            <table:table-cell table:style-name="ce555" table:formula="of:=[$'3. Personnel'.F54]" office:value-type="float" office:value="0">
              <text:p>- <text:s text:c="3"/></text:p>
            </table:table-cell>
            <table:table-cell table:style-name="ce555" table:formula="of:=[$'3. Personnel'.G54]" office:value-type="float" office:value="0">
              <text:p>- <text:s text:c="3"/></text:p>
            </table:table-cell>
            <table:table-cell table:style-name="ce555" table:formula="of:=[$'3. Personnel'.H54]" office:value-type="float" office:value="0">
              <text:p>- <text:s text:c="3"/></text:p>
            </table:table-cell>
            <table:table-cell table:style-name="ce555" table:formula="of:=[$'3. Personnel'.I54]" office:value-type="string" office:string-value="Bénévole(s) ">
              <text:p>Bénévole(s) </text:p>
            </table:table-cell>
            <table:table-cell table:style-name="ce580"/>
            <table:table-cell table:style-name="ce587" table:number-columns-repeated="3"/>
            <table:table-cell table:style-name="ce602"/>
            <table:table-cell table:number-columns-repeated="1013"/>
          </table:table-row>
        </table:table-row-group>
        <table:table-row table:style-name="ro2">
          <table:table-cell table:style-name="ce549" office:value-type="string">
            <text:p>63 amort., rdv et provision</text:p>
          </table:table-cell>
          <table:table-cell table:style-name="ce294" table:formula="of:=[.C30]/[.$I$44]" office:value-type="float" office:value="0.382792207792208">
            <text:p>0,38 <text:s text:c="3"/></text:p>
          </table:table-cell>
          <table:table-cell table:style-name="ce295" table:formula="of:=+[.C31]" office:value-type="float" office:value="5895">
            <text:p>5.895 <text:s text:c="3"/></text:p>
          </table:table-cell>
          <table:table-cell table:style-name="ce295" table:formula="of:=[$'1.2 Amortissements'.F16]" office:value-type="float" office:value="7095">
            <text:p>7.095 <text:s text:c="3"/></text:p>
          </table:table-cell>
          <table:table-cell table:style-name="ce295" table:formula="of:=+[.E31]" office:value-type="float" office:value="6795">
            <text:p>6.795 <text:s text:c="3"/></text:p>
          </table:table-cell>
          <table:table-cell table:style-name="ce571" table:formula="of:=[.C30]*1.21" office:value-type="float" office:value="7132.95">
            <text:p>7.133 <text:s text:c="3"/></text:p>
          </table:table-cell>
          <table:table-cell table:style-name="ce578"/>
          <table:table-cell table:style-name="ce294"/>
          <table:table-cell table:style-name="ce555" table:number-columns-repeated="2"/>
          <table:table-cell table:style-name="ce601"/>
          <table:table-cell table:number-columns-repeated="1013"/>
        </table:table-row>
        <table:table-row table:style-name="ro2">
          <table:table-cell table:style-name="ce548" office:value-type="string" office:string-value="Immobilisations ">
            <text:p>Immobilisations <text:s/></text:p>
          </table:table-cell>
          <table:table-cell table:style-name="ce294" table:formula="of:=[.C31]/[.$I$44]" office:value-type="float" office:value="0.382792207792208">
            <text:p>0,38 <text:s text:c="3"/></text:p>
          </table:table-cell>
          <table:table-cell table:style-name="ce558" table:formula="of:=[$'1.2 Amortissements'.E16]" office:value-type="float" office:value="5895">
            <text:p>5.895 <text:s text:c="3"/></text:p>
          </table:table-cell>
          <table:table-cell table:style-name="ce558" table:formula="of:=[$'1.2 Amortissements'.F16]" office:value-type="float" office:value="7095">
            <text:p>7.095 <text:s text:c="3"/></text:p>
          </table:table-cell>
          <table:table-cell table:style-name="ce558" table:formula="of:=[$'1.2 Amortissements'.G16]" office:value-type="float" office:value="6795">
            <text:p>6.795 <text:s text:c="3"/></text:p>
          </table:table-cell>
          <table:table-cell table:style-name="ce295" table:formula="of:=[.C31]*1.21" office:value-type="float" office:value="7132.95">
            <text:p>7.133 <text:s text:c="3"/></text:p>
          </table:table-cell>
          <table:table-cell table:style-name="ce578"/>
          <table:table-cell table:style-name="ce555" table:number-columns-repeated="3"/>
          <table:table-cell table:style-name="ce601"/>
          <table:table-cell table:number-columns-repeated="1013"/>
        </table:table-row>
        <table:table-row table:style-name="ro2">
          <table:table-cell table:style-name="ce549" office:value-type="string">
            <text:p>64 Autres charges</text:p>
          </table:table-cell>
          <table:table-cell table:style-name="ce294" table:formula="of:=[.C32]/[.$I$44]" office:value-type="float" office:value="0.0292207792207792">
            <text:p>0,03 <text:s text:c="3"/></text:p>
          </table:table-cell>
          <table:table-cell table:style-name="ce295" table:formula="of:=SUM([.C33:.C36])" office:value-type="float" office:value="450">
            <text:p>450 <text:s text:c="3"/></text:p>
          </table:table-cell>
          <table:table-cell table:style-name="ce295" table:formula="of:=SUM([.D33:.D35])" office:value-type="float" office:value="459">
            <text:p>459 <text:s text:c="3"/></text:p>
          </table:table-cell>
          <table:table-cell table:style-name="ce295" table:formula="of:=SUM([.E33:.E35])" office:value-type="float" office:value="468.18">
            <text:p>468 <text:s text:c="3"/></text:p>
          </table:table-cell>
          <table:table-cell table:style-name="ce571" table:formula="of:=[.C32]*1.21" office:value-type="float" office:value="544.5">
            <text:p>545 <text:s text:c="3"/></text:p>
          </table:table-cell>
          <table:table-cell table:style-name="ce581" office:value-type="string">
            <text:p>73 Cotisations, Dons, Legs et Subsides</text:p>
          </table:table-cell>
          <table:table-cell table:style-name="ce295" table:formula="of:=[.I32]/[.I44]" office:value-type="float" office:value="0">
            <text:p>- <text:s text:c="3"/></text:p>
          </table:table-cell>
          <table:table-cell table:style-name="ce295" table:formula="of:=SUM([.I33:.I36])" office:value-type="float" office:value="0">
            <text:p>- <text:s text:c="3"/></text:p>
          </table:table-cell>
          <table:table-cell table:style-name="ce295" table:formula="of:=SUM([.J33:.J36])" office:value-type="float" office:value="0">
            <text:p>- <text:s text:c="3"/></text:p>
          </table:table-cell>
          <table:table-cell table:style-name="ce600" table:formula="of:=SUM([.K33:.K36])" office:value-type="float" office:value="0">
            <text:p>- <text:s text:c="3"/></text:p>
          </table:table-cell>
          <table:table-cell table:number-columns-repeated="1013"/>
        </table:table-row>
        <table:table-row-group>
          <table:table-row table:style-name="ro2">
            <table:table-cell table:style-name="ce548" office:value-type="string" office:string-value="Cotisation INASTI société">
              <text:p>Cotisation INASTI société </text:p>
            </table:table-cell>
            <table:table-cell table:style-name="ce294" table:formula="of:=[.C33]/[.$I$44]" office:value-type="float" office:value="0.0227272727272727">
              <text:p>0,02 <text:s text:c="3"/></text:p>
            </table:table-cell>
            <table:table-cell table:style-name="ce559" office:value-type="float" office:value="350">
              <text:p>350 <text:s text:c="3"/></text:p>
            </table:table-cell>
            <table:table-cell table:style-name="ce555" table:formula="of:=+[.C33]*(1+[.$D$42])" office:value-type="float" office:value="357">
              <text:p>357 <text:s text:c="3"/></text:p>
            </table:table-cell>
            <table:table-cell table:style-name="ce555" table:formula="of:=+[.D33]*(1+[.$E$42])" office:value-type="float" office:value="364.14">
              <text:p>364 <text:s text:c="3"/></text:p>
            </table:table-cell>
            <table:table-cell table:style-name="ce295" table:formula="of:=[.C33]*1.21" office:value-type="float" office:value="423.5">
              <text:p>424 <text:s text:c="3"/></text:p>
            </table:table-cell>
            <table:table-cell table:style-name="ce578" office:value-type="string">
              <text:p>Crowdfunding kisskissbankbank</text:p>
            </table:table-cell>
            <table:table-cell table:style-name="ce588"/>
            <table:table-cell table:style-name="ce594" office:value-type="float" office:value="0">
              <text:p>- <text:s text:c="3"/></text:p>
            </table:table-cell>
            <table:table-cell table:style-name="ce594" table:formula="of:=[.I33]" office:value-type="float" office:value="0">
              <text:p>- <text:s text:c="3"/></text:p>
            </table:table-cell>
            <table:table-cell table:style-name="ce603" table:formula="of:=[.J33]" office:value-type="float" office:value="0">
              <text:p>- <text:s text:c="3"/></text:p>
            </table:table-cell>
            <table:table-cell table:number-columns-repeated="1013"/>
          </table:table-row>
          <table:table-row table:style-name="ro2">
            <table:table-cell table:style-name="ce548" office:value-type="string" office:string-value="Taxes régionales">
              <text:p>Taxes régionales </text:p>
            </table:table-cell>
            <table:table-cell table:style-name="ce294" table:formula="of:=[.C34]/[.$I$44]" office:value-type="float" office:value="0.00649350649350649">
              <text:p>0,01 <text:s text:c="3"/></text:p>
            </table:table-cell>
            <table:table-cell table:style-name="ce559" office:value-type="float" office:value="100">
              <text:p>100 <text:s text:c="3"/></text:p>
            </table:table-cell>
            <table:table-cell table:style-name="ce559" table:formula="of:=[.C34]*(1+[.D42])" office:value-type="float" office:value="102">
              <text:p>102 <text:s text:c="3"/></text:p>
            </table:table-cell>
            <table:table-cell table:style-name="ce559" table:formula="of:=[.D34]*(1+[.E42])" office:value-type="float" office:value="104.04">
              <text:p>104 <text:s text:c="3"/></text:p>
            </table:table-cell>
            <table:table-cell table:style-name="ce555"/>
            <table:table-cell table:style-name="ce582" office:value-type="string" office:string-value="Subsides personnel">
              <text:p>Subsides personnel </text:p>
            </table:table-cell>
            <table:table-cell table:style-name="ce588"/>
            <table:table-cell table:style-name="ce595" office:value-type="float" office:value="0">
              <text:p>- <text:s text:c="3"/></text:p>
            </table:table-cell>
            <table:table-cell table:style-name="ce594" office:value-type="float" office:value="0">
              <text:p>- <text:s text:c="3"/></text:p>
            </table:table-cell>
            <table:table-cell table:style-name="ce603"/>
            <table:table-cell table:number-columns-repeated="1013"/>
          </table:table-row>
          <table:table-row table:style-name="ro2">
            <table:table-cell table:style-name="ce548" office:value-type="string" office:string-value="Taxes communales">
              <text:p>Taxes communales </text:p>
            </table:table-cell>
            <table:table-cell table:style-name="ce294" table:formula="of:=[.C35]/[.$I$44]" office:value-type="float" office:value="0">
              <text:p>- <text:s text:c="3"/></text:p>
            </table:table-cell>
            <table:table-cell table:style-name="ce560"/>
            <table:table-cell table:style-name="ce559" table:number-columns-repeated="2"/>
            <table:table-cell table:style-name="ce555"/>
            <table:table-cell table:style-name="ce582" office:value-type="string" office:string-value="Fond journalisme">
              <text:p>Fond journalisme </text:p>
            </table:table-cell>
            <table:table-cell table:style-name="ce589"/>
            <table:table-cell table:style-name="ce596"/>
            <table:table-cell table:style-name="ce598" table:formula="of:=[.I35]" office:value-type="float" office:value="0">
              <text:p>- <text:s text:c="3"/></text:p>
            </table:table-cell>
            <table:table-cell table:style-name="ce604" table:formula="of:=[.J35]" office:value-type="float" office:value="0">
              <text:p>- <text:s text:c="3"/></text:p>
            </table:table-cell>
            <table:table-cell table:number-columns-repeated="1013"/>
          </table:table-row>
          <table:table-row table:style-name="ro2">
            <table:table-cell table:style-name="ce548" office:value-type="string" office:string-value="Précompte Immobilier">
              <text:p>Précompte Immobilier </text:p>
            </table:table-cell>
            <table:table-cell table:style-name="ce294" table:formula="of:=[.C36]/[.$I$44]" office:value-type="float" office:value="0">
              <text:p>- <text:s text:c="3"/></text:p>
            </table:table-cell>
            <table:table-cell table:style-name="ce561"/>
            <table:table-cell table:style-name="ce559" table:number-columns-repeated="2"/>
            <table:table-cell table:style-name="ce555"/>
            <table:table-cell table:style-name="ce582" office:value-type="string" office:string-value="Autres Subsides">
              <text:p>Autres Subsides </text:p>
            </table:table-cell>
            <table:table-cell table:style-name="ce588"/>
            <table:table-cell table:style-name="ce595"/>
            <table:table-cell table:style-name="ce594"/>
            <table:table-cell table:style-name="ce603"/>
            <table:table-cell table:number-columns-repeated="1013"/>
          </table:table-row>
        </table:table-row-group>
        <table:table-row table:style-name="ro2">
          <table:table-cell table:style-name="ce547" office:value-type="string">
            <text:p>65 charges financières</text:p>
          </table:table-cell>
          <table:table-cell table:style-name="ce294" table:formula="of:=[.C37]/[.$I$44]" office:value-type="float" office:value="0.00194805194805195">
            <text:p>0,00 <text:s text:c="3"/></text:p>
          </table:table-cell>
          <table:table-cell table:style-name="ce295" table:formula="of:=SUM([.C38:.C39])" office:value-type="float" office:value="30">
            <text:p>30 <text:s text:c="3"/></text:p>
          </table:table-cell>
          <table:table-cell table:style-name="ce295" table:formula="of:=SUM([.D38:.D39])" office:value-type="float" office:value="30.6">
            <text:p>31 <text:s text:c="3"/></text:p>
          </table:table-cell>
          <table:table-cell table:style-name="ce295" table:formula="of:=SUM([.E38:.E39])" office:value-type="float" office:value="31.212">
            <text:p>31 <text:s text:c="3"/></text:p>
          </table:table-cell>
          <table:table-cell table:style-name="ce295"/>
          <table:table-cell table:style-name="ce583" office:value-type="string">
            <text:p>Amort. subsides en capital</text:p>
          </table:table-cell>
          <table:table-cell table:style-name="ce590"/>
          <table:table-cell table:style-name="ce596"/>
          <table:table-cell table:style-name="ce598"/>
          <table:table-cell table:style-name="ce604"/>
          <table:table-cell table:number-columns-repeated="1013"/>
        </table:table-row>
        <table:table-row table:style-name="ro2">
          <table:table-cell table:style-name="ce548" office:value-type="string" office:string-value="Charges financières d'emprunt">
            <text:p>Charges financières d'emprunt </text:p>
          </table:table-cell>
          <table:table-cell table:style-name="ce294" table:formula="of:=[.C38]/[.$I$44]" office:value-type="float" office:value="0">
            <text:p>- <text:s text:c="3"/></text:p>
          </table:table-cell>
          <table:table-cell table:style-name="ce558" table:formula="of:=+[$'7. Plan rbt'.G134]" office:value-type="float" office:value="0">
            <text:p>- <text:s text:c="3"/></text:p>
          </table:table-cell>
          <table:table-cell table:style-name="ce558" table:formula="of:=+[$'7. Plan rbt'.G135]" office:value-type="float" office:value="0">
            <text:p>- <text:s text:c="3"/></text:p>
          </table:table-cell>
          <table:table-cell table:style-name="ce558" table:formula="of:=+[$'7. Plan rbt'.G136]" office:value-type="float" office:value="0">
            <text:p>- <text:s text:c="3"/></text:p>
          </table:table-cell>
          <table:table-cell table:style-name="ce558"/>
          <table:table-cell table:style-name="ce584" office:value-type="string">
            <text:p>74 Autres produits d'exploitation</text:p>
          </table:table-cell>
          <table:table-cell table:style-name="ce560"/>
          <table:table-cell table:style-name="ce597" office:value-type="float" office:value="0">
            <text:p>- <text:s text:c="3"/></text:p>
          </table:table-cell>
          <table:table-cell table:style-name="ce560"/>
          <table:table-cell table:style-name="ce605"/>
          <table:table-cell table:number-columns-repeated="1013"/>
        </table:table-row>
        <table:table-row table:style-name="ro2">
          <table:table-cell table:style-name="ce548" office:value-type="string" office:string-value="Frais bancaires">
            <text:p>Frais bancaires </text:p>
          </table:table-cell>
          <table:table-cell table:style-name="ce294" table:formula="of:=[.C39]/[.$I$44]" office:value-type="float" office:value="0.00194805194805195">
            <text:p>0,00 <text:s text:c="3"/></text:p>
          </table:table-cell>
          <table:table-cell table:style-name="ce562" office:value-type="float" office:value="30">
            <text:p>30 <text:s text:c="3"/></text:p>
          </table:table-cell>
          <table:table-cell table:style-name="ce564" table:formula="of:=[.C39]*(1+[.D42])" office:value-type="float" office:value="30.6">
            <text:p>31 <text:s text:c="3"/></text:p>
          </table:table-cell>
          <table:table-cell table:style-name="ce564" table:formula="of:=+[.D39]*(1+[.$E$42])" office:value-type="float" office:value="31.212">
            <text:p>31 <text:s text:c="3"/></text:p>
          </table:table-cell>
          <table:table-cell table:style-name="ce572"/>
          <table:table-cell table:style-name="ce584" office:value-type="string">
            <text:p>75 Produits financiers</text:p>
          </table:table-cell>
          <table:table-cell table:style-name="ce560"/>
          <table:table-cell table:style-name="ce597"/>
          <table:table-cell table:style-name="ce560"/>
          <table:table-cell table:style-name="ce605"/>
          <table:table-cell table:number-columns-repeated="1013"/>
        </table:table-row>
        <table:table-row table:style-name="ro2">
          <table:table-cell table:style-name="ce550" office:value-type="string">
            <text:p>charges exceptionelles</text:p>
          </table:table-cell>
          <table:table-cell table:style-name="ce294" table:formula="of:=[.C40]/[.$I$44]" office:value-type="float" office:value="0">
            <text:p>- <text:s text:c="3"/></text:p>
          </table:table-cell>
          <table:table-cell table:style-name="ce562"/>
          <table:table-cell table:number-columns-repeated="2" table:style-name="ce564"/>
          <table:table-cell table:style-name="ce572"/>
          <table:table-cell table:style-name="ce584" office:value-type="string">
            <text:p>76 Produits exceptionnels</text:p>
          </table:table-cell>
          <table:table-cell table:style-name="ce560"/>
          <table:table-cell table:style-name="ce597"/>
          <table:table-cell table:style-name="ce560"/>
          <table:table-cell table:style-name="ce605"/>
          <table:table-cell table:number-columns-repeated="1013"/>
        </table:table-row>
        <table:table-row table:style-name="ro2">
          <table:table-cell table:style-name="ce551" office:value-type="string">
            <text:p>TOTAL CHARGES</text:p>
          </table:table-cell>
          <table:table-cell table:style-name="ce294" table:formula="of:=[.C41]/[.$I$44]" office:value-type="float" office:value="14.704682156354">
            <text:p>14,70 <text:s text:c="3"/></text:p>
          </table:table-cell>
          <table:table-cell table:style-name="ce563" table:formula="of:=SUM([.C6];[.C10];[.C11];[.C30];[.C32];[.C37];[.C40])" office:value-type="float" office:value="226452.105207851">
            <text:p>226.452 <text:s text:c="3"/></text:p>
          </table:table-cell>
          <table:table-cell table:style-name="ce563" table:formula="of:=SUM([.D6];[.D10];[.D11];[.D30];[.D32];[.D37];[.D40])" office:value-type="float" office:value="235770.523312008">
            <text:p>235.771 <text:s text:c="3"/></text:p>
          </table:table-cell>
          <table:table-cell table:style-name="ce563" table:formula="of:=SUM([.E6];[.E10];[.E11];[.E30];[.E32];[.E37];[.E40])" office:value-type="float" office:value="241482.636519281">
            <text:p>241.483 <text:s text:c="3"/></text:p>
          </table:table-cell>
          <table:table-cell/>
          <table:table-cell table:style-name="ce119" office:value-type="string">
            <text:p>TOTAL PRODUITS</text:p>
          </table:table-cell>
          <table:table-cell table:style-name="ce591"/>
          <table:table-cell table:style-name="ce591" table:formula="of:=SUM([.I6];[.I32];[.I37];[.I38];[.I39];[.I40])" office:value-type="float" office:value="226363.954467488">
            <text:p>226.364 <text:s text:c="3"/></text:p>
          </table:table-cell>
          <table:table-cell table:style-name="ce591" table:formula="of:=SUM([.J6];[.J32];[.J37];[.J38];[.J39];[.J40])" office:value-type="float" office:value="236853.765788243">
            <text:p>236.854 <text:s text:c="3"/></text:p>
          </table:table-cell>
          <table:table-cell table:style-name="ce606" table:formula="of:=SUM([.K6];[.K32];[.K37];[.K38];[.K39];[.K40])" office:value-type="float" office:value="242098.67144862">
            <text:p>242.099 <text:s text:c="3"/></text:p>
          </table:table-cell>
          <table:table-cell table:number-columns-repeated="1013"/>
        </table:table-row>
        <table:table-row table:style-name="ro2">
          <table:table-cell table:style-name="ce552" office:value-type="string">
            <text:p>Inflation des charges</text:p>
          </table:table-cell>
          <table:table-cell table:style-name="ce556" table:number-columns-repeated="2"/>
          <table:table-cell table:style-name="ce565" office:value-type="percentage" office:value="0.02">
            <text:p>2,0%</text:p>
          </table:table-cell>
          <table:table-cell table:style-name="ce567" office:value-type="percentage" office:value="0.02">
            <text:p>2,0%</text:p>
          </table:table-cell>
          <table:table-cell table:style-name="ce566"/>
          <table:table-cell table:style-name="ce585"/>
          <table:table-cell table:style-name="ce592" table:number-columns-repeated="4"/>
          <table:table-cell table:number-columns-repeated="1013"/>
        </table:table-row>
        <table:table-row table:style-name="ro2">
          <table:table-cell table:style-name="ce251"/>
          <table:table-cell table:number-columns-repeated="2"/>
          <table:table-cell table:style-name="ce566" table:number-columns-repeated="2"/>
          <table:table-cell table:style-name="ce573" table:formula="of:=[.C45]+[.C11]-[.F11]" office:value-type="float" office:value="-28588.0907403634">
            <text:p>-28.588 <text:s text:c="3"/></text:p>
          </table:table-cell>
          <table:table-cell table:style-name="ce585"/>
          <table:table-cell table:style-name="ce592" table:number-columns-repeated="4"/>
          <table:table-cell table:number-columns-repeated="1013"/>
        </table:table-row>
        <table:table-row table:style-name="ro2">
          <table:table-cell table:style-name="ce6" office:value-type="string">
            <text:p>res hors subs &amp; amort (CF)</text:p>
          </table:table-cell>
          <table:table-cell table:style-name="ce18" table:formula="of:=([.H6]-[.B41]+[.B30])*[.I44]" office:value-type="currency" office:currency="EUR" office:value="5806.84925963664">
            <text:p>5.807 € </text:p>
          </table:table-cell>
          <table:table-cell table:style-name="ce18" table:formula="of:=[.C45]+[.C30]" office:value-type="currency" office:currency="EUR" office:value="5806.84925963663">
            <text:p>5.807 € </text:p>
          </table:table-cell>
          <table:table-cell table:style-name="ce18" table:formula="of:=[.D45]+[.D30]" office:value-type="currency" office:currency="EUR" office:value="8178.24247623436">
            <text:p>8.178 € </text:p>
          </table:table-cell>
          <table:table-cell table:style-name="ce18" table:formula="of:=[.E45]+[.E30]" office:value-type="currency" office:currency="EUR" office:value="7411.03492933896">
            <text:p>7.411 € </text:p>
          </table:table-cell>
          <table:table-cell table:style-name="ce573" table:formula="of:=[.L6]-[.F6]-[.F10]-([.C11]-[.C22])*1.21-[.C22]" office:value-type="float" office:value="-13962.5004144628">
            <text:p>-13.963 <text:s text:c="3"/></text:p>
          </table:table-cell>
          <table:table-cell office:value-type="string">
            <text:p>nb médor par an</text:p>
          </table:table-cell>
          <table:table-cell table:style-name="ce592"/>
          <table:table-cell table:style-name="ce294" table:formula="of:=([$Hypothèses.B12]+[$'2.1 CA, CV'.N27]+[$'2.1 CA, CV'.O27])*4" office:value-type="float" office:value="15400">
            <text:p>15.400,00 <text:s text:c="3"/></text:p>
          </table:table-cell>
          <table:table-cell table:style-name="ce592" table:number-columns-repeated="2"/>
          <table:table-cell table:number-columns-repeated="1013"/>
        </table:table-row>
        <table:table-row table:style-name="ro2">
          <table:table-cell table:style-name="ce7" office:value-type="string">
            <text:p>Resultat hors subsides</text:p>
          </table:table-cell>
          <table:table-cell table:style-name="ce557" table:formula="of:=([.H6]-[.B41])*[.I44]" office:value-type="currency" office:currency="EUR" office:value="-88.1507403633623">
            <text:p>-88 € </text:p>
          </table:table-cell>
          <table:table-cell table:style-name="ce557" table:formula="of:=[.I41]-[.I32]-[.C41]" office:value-type="currency" office:currency="EUR" office:value="-88.1507403633732">
            <text:p>-88 € </text:p>
          </table:table-cell>
          <table:table-cell table:style-name="ce557" table:formula="of:=[.J41]-[.J32]-[.D41]" office:value-type="currency" office:currency="EUR" office:value="1083.24247623436">
            <text:p>1.083 € </text:p>
          </table:table-cell>
          <table:table-cell table:style-name="ce557" table:formula="of:=[.K41]-[.K32]-[.E41]" office:value-type="currency" office:currency="EUR" office:value="616.034929338959">
            <text:p>616 € </text:p>
          </table:table-cell>
          <table:table-cell table:number-columns-repeated="2"/>
          <table:table-cell table:style-name="ce261"/>
          <table:table-cell table:number-columns-repeated="1016"/>
        </table:table-row>
        <table:table-row table:style-name="ro2">
          <table:table-cell table:style-name="ce6" office:value-type="string">
            <text:p>Resultat avec subs. Avt IMPOTS</text:p>
          </table:table-cell>
          <table:table-cell table:style-name="ce18"/>
          <table:table-cell table:style-name="ce18" table:formula="of:=[.I41]-[.C41]" office:value-type="currency" office:currency="EUR" office:value="-88.1507403633732">
            <text:p>-88 € </text:p>
          </table:table-cell>
          <table:table-cell table:style-name="ce18" table:formula="of:=[.J41]-[.D41]" office:value-type="currency" office:currency="EUR" office:value="1083.24247623436">
            <text:p>1.083 € </text:p>
          </table:table-cell>
          <table:table-cell table:style-name="ce18" table:formula="of:=[.K41]-[.E41]" office:value-type="currency" office:currency="EUR" office:value="616.034929338959">
            <text:p>616 € </text:p>
          </table:table-cell>
          <table:table-cell table:style-name="ce574"/>
          <table:table-cell table:number-columns-repeated="1018"/>
        </table:table-row>
        <table:table-row table:style-name="ro2">
          <table:table-cell table:style-name="ce7" table:formula="of:=[$'7. bilan + ratio'.A47]" office:value-type="string" office:string-value="RESULTAT après impôts ">
            <text:p>RESULTAT après impôts </text:p>
          </table:table-cell>
          <table:table-cell table:style-name="ce557"/>
          <table:table-cell table:style-name="ce557" table:formula="of:=[$'7. bilan + ratio'.B47]" office:value-type="currency" office:currency="EUR" office:value="-88.1507403633732">
            <text:p>-88 € </text:p>
          </table:table-cell>
          <table:table-cell table:style-name="ce557" table:formula="of:=[$'7. bilan + ratio'.C47]" office:value-type="currency" office:currency="EUR" office:value="812.648505671015">
            <text:p>813 € </text:p>
          </table:table-cell>
          <table:table-cell table:style-name="ce557" table:formula="of:=[$'7. bilan + ratio'.D47]" office:value-type="currency" office:currency="EUR" office:value="462.149403990087">
            <text:p>462 € </text:p>
          </table:table-cell>
          <table:table-cell table:style-name="ce574"/>
          <table:table-cell table:number-columns-repeated="1018"/>
        </table:table-row>
        <table:table-row table:style-name="ro2">
          <table:table-cell table:number-columns-repeated="1024"/>
        </table:table-row>
        <table:table-row table:style-name="ro2">
          <table:table-cell>
            <draw:frame table:end-cell-address="'4. CdR'.G71" table:end-x="0.065cm" table:end-y="0.318cm" draw:z-index="1" draw:name="Graphique 3" draw:style-name="gr1" draw:text-style-name="P1" svg:width="17.166cm" svg:height="10.053cm" svg:x="0cm" svg:y="0.161cm">
              <draw:object draw:notify-on-update-of-ranges="'4. CdR'.C5:'4. CdR'.E5 '4. CdR'.A6:'4. CdR'.A6 '4. CdR'.C6:'4. CdR'.E6 '4. CdR'.A10:'4. CdR'.A10 '4. CdR'.C10:'4. CdR'.E10 '4. CdR'.A11:'4. CdR'.A11 '4. CdR'.C11:'4. CdR'.E11 '4. CdR'.A12:'4. CdR'.A12 '4. CdR'.C12:'4. CdR'.E12 '4. CdR'.A13:'4. CdR'.A13 '4. CdR'.C13:'4. CdR'.E13 '4. CdR'.A14:'4. CdR'.A14 '4. CdR'.C14:'4. CdR'.E14 '4. CdR'.A15:'4. CdR'.A15 '4. CdR'.C15:'4. CdR'.E15 '4. CdR'.A16:'4. CdR'.A16 '4. CdR'.C16:'4. CdR'.E16 '4. CdR'.A17:'4. CdR'.A17 '4. CdR'.C17:'4. CdR'.E17 '4. CdR'.A18:'4. CdR'.A18 '4. CdR'.C18:'4. CdR'.E18 '4. CdR'.A19:'4. CdR'.A19 '4. CdR'.C19:'4. CdR'.E19 '4. CdR'.A20:'4. CdR'.A20 '4. CdR'.C20:'4. CdR'.E20 '4. CdR'.A21:'4. CdR'.A21 '4. CdR'.C21:'4. CdR'.E21 '4. CdR'.A22:'4. CdR'.A22 '4. CdR'.C22:'4. CdR'.E22 '4. CdR'.A23:'4. CdR'.A23 '4. CdR'.C23:'4. CdR'.E23 '4. CdR'.A24:'4. CdR'.A24 '4. CdR'.C24:'4. CdR'.E24 '4. CdR'.A25:'4. CdR'.A25 '4. CdR'.C25:'4. CdR'.E25 '4. CdR'.A26:'4. CdR'.A26 '4. CdR'.C26:'4. CdR'.E26 '4. CdR'.A27:'4. CdR'.A27 '4. CdR'.C27:'4. CdR'.E27 '4. CdR'.A28:'4. CdR'.A28 '4. CdR'.C28:'4. CdR'.E28 '4. CdR'.A29:'4. CdR'.A29 '4. CdR'.C29:'4. CdR'.E29 '4. CdR'.A30:'4. CdR'.A30 '4. CdR'.C30:'4. CdR'.E30 '4. CdR'.A32:'4. CdR'.A32 '4. CdR'.C32:'4. CdR'.E32 '4. CdR'.A37:'4. CdR'.A37 '4. CdR'.C37:'4. CdR'.E37 '4. CdR'.A40:'4. CdR'.A40 '4. CdR'.C40:'4. CdR'.E40" xlink:href="./Object 3" xlink:type="simple" xlink:show="embed" xlink:actuate="onLoad"/>
              <draw:image xlink:href="./ObjectReplacements/Object 3" xlink:type="simple" xlink:show="embed" xlink:actuate="onLoad"/>
            </draw:frame>
          </table:table-cell>
          <table:table-cell table:number-columns-repeated="5"/>
          <table:table-cell>
            <draw:frame table:end-cell-address="'4. CdR'.K71" table:end-x="2.995cm" table:end-y="0.371cm" draw:z-index="0" draw:name="Graphique 2" draw:style-name="gr1" draw:text-style-name="P1" svg:width="15.993cm" svg:height="10.053cm" svg:x="0.061cm" svg:y="0.214cm">
              <draw:object draw:notify-on-update-of-ranges="'4. CdR'.I5:'4. CdR'.K5 '4. CdR'.G7:'4. CdR'.G7 '4. CdR'.I7:'4. CdR'.K7 '4. CdR'.G8:'4. CdR'.G8 '4. CdR'.I8:'4. CdR'.K8 '4. CdR'.G9:'4. CdR'.G9 '4. CdR'.I9:'4. CdR'.K9 '4. CdR'.G10:'4. CdR'.G10 '4. CdR'.I10:'4. CdR'.K10 '4. CdR'.G11:'4. CdR'.G11 '4. CdR'.I11:'4. CdR'.K11 '4. CdR'.G12:'4. CdR'.G12 '4. CdR'.I12:'4. CdR'.K12 '4. CdR'.G13:'4. CdR'.G13 '4. CdR'.I13:'4. CdR'.K13 '4. CdR'.G14:'4. CdR'.G14 '4. CdR'.I14:'4. CdR'.K14 '4. CdR'.G15:'4. CdR'.G15 '4. CdR'.I15:'4. CdR'.K15 '4. CdR'.G16:'4. CdR'.G16 '4. CdR'.I16:'4. CdR'.K16 '4. CdR'.G17:'4. CdR'.G17 '4. CdR'.I17:'4. CdR'.K17 '4. CdR'.G18:'4. CdR'.G18 '4. CdR'.I18:'4. CdR'.K18 '4. CdR'.G19:'4. CdR'.G19 '4. CdR'.I19:'4. CdR'.K19 '4. CdR'.G20:'4. CdR'.G20 '4. CdR'.I20:'4. CdR'.K20 '4. CdR'.G21:'4. CdR'.G21 '4. CdR'.I21:'4. CdR'.K21 '4. CdR'.G22:'4. CdR'.G22 '4. CdR'.I22:'4. CdR'.K22 '4. CdR'.G23:'4. CdR'.G23 '4. CdR'.I23:'4. CdR'.K23 '4. CdR'.G24:'4. CdR'.G24 '4. CdR'.I24:'4. CdR'.K24 '4. CdR'.G25:'4. CdR'.G25 '4. CdR'.I25:'4. CdR'.K25 '4. CdR'.G26:'4. CdR'.G26 '4. CdR'.I26:'4. CdR'.K26 '4. CdR'.G27:'4. CdR'.G27 '4. CdR'.I27:'4. CdR'.K27 '4. CdR'.G28:'4. CdR'.G28 '4. CdR'.I28:'4. CdR'.K28 '4. CdR'.G29:'4. CdR'.G29 '4. CdR'.I29:'4. CdR'.K29 '4. CdR'.G32:'4. CdR'.G32 '4. CdR'.I32:'4. CdR'.K32 '4. CdR'.G38:'4. CdR'.G38 '4. CdR'.I38:'4. CdR'.K38 '4. CdR'.G39:'4. CdR'.G39 '4. CdR'.I39:'4. CdR'.K39 '4. CdR'.G40:'4. CdR'.G40 '4. CdR'.I40:'4. CdR'.K40" xlink:href="./Object 2" xlink:type="simple" xlink:show="embed" xlink:actuate="onLoad"/>
              <draw:image xlink:href="./ObjectReplacements/Object 2" xlink:type="simple" xlink:show="embed" xlink:actuate="onLoad"/>
            </draw:frame>
          </table:table-cell>
          <table:table-cell table:number-columns-repeated="1017"/>
        </table:table-row>
        <table:table-row table:style-name="ro2" table:number-rows-repeated="1048526">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5. Impôts'.$A$1:.$K$47" table:range-usable-as="print-range"/>
        </table:named-expressions>
        <calcext:conditional-formats>
          <calcext:conditional-format calcext:target-range-address="'4. CdR'.F46:'4. CdR'.F46 '4. CdR'.B45:'4. CdR'.E45 '4. CdR'.B47:'4. CdR'.F47">
            <calcext:condition calcext:apply-style-name="Excel_CondFormat_7_1_1" calcext:value="&lt;=0" calcext:base-cell-address="'4. CdR'.F46"/>
            <calcext:condition calcext:apply-style-name="Excel_CondFormat_7_1_2" calcext:value="&gt;0" calcext:base-cell-address="'4. CdR'.F46"/>
          </calcext:conditional-format>
          <calcext:conditional-format calcext:target-range-address="'4. CdR'.B47:'4. CdR'.E47 '4. CdR'.B45:'4. CdR'.E45">
            <calcext:condition calcext:apply-style-name="Excel_CondFormat_7_2_1" calcext:value="&gt;0" calcext:base-cell-address="'4. CdR'.B47"/>
          </calcext:conditional-format>
        </calcext:conditional-formats>
      </table:table>
      <table:table table:name="5. Impôts" table:style-name="ta8">
        <office:forms form:automatic-focus="false" form:apply-design-mode="false"/>
        <table:table-column-group table:display="false">
          <table:table-column table:style-name="co4" table:visibility="collapse" table:number-columns-repeated="12" table:default-cell-style-name="ce46"/>
        </table:table-column-group>
        <table:table-column table:style-name="co49" table:default-cell-style-name="ce46"/>
        <table:table-column table:style-name="co9" table:number-columns-repeated="244" table:default-cell-style-name="ce46"/>
        <table:table-column table:style-name="co9" table:number-columns-repeated="767" table:default-cell-style-name="Default"/>
        <table:table-row table:style-name="ro16">
          <table:table-cell/>
          <table:table-cell table:style-name="ce609" office:value-type="string">
            <text:p>Début</text:p>
          </table:table-cell>
          <table:table-cell table:style-name="ce609" office:value-type="string">
            <text:p>Fin</text:p>
          </table:table-cell>
          <table:table-cell table:style-name="ce609" office:value-type="string">
            <text:p>Taux</text:p>
          </table:table-cell>
          <table:table-cell table:number-columns-repeated="2"/>
          <table:table-cell office:value-type="string">
            <text:p>Palier</text:p>
          </table:table-cell>
          <table:table-cell table:style-name="ce609" office:value-type="string">
            <text:p>Palier taxable</text:p>
          </table:table-cell>
          <table:table-cell table:style-name="ce612" office:value-type="string">
            <text:p>Impôt</text:p>
          </table:table-cell>
          <table:table-cell/>
          <table:table-cell table:style-name="ce612" office:value-type="string">
            <text:p>CHECK</text:p>
          </table:table-cell>
          <table:table-cell/>
          <table:table-cell table:style-name="ce614" table:number-columns-repeated="4"/>
          <table:table-cell table:style-name="ce99" table:number-columns-repeated="2"/>
          <table:table-cell table:number-columns-repeated="1006"/>
        </table:table-row>
        <table:table-row table:style-name="ro2">
          <table:table-cell table:style-name="ce3" office:value-type="string">
            <text:p>PLAN DE FINANCEMENT</text:p>
          </table:table-cell>
          <table:table-cell table:style-name="ce3" table:number-columns-repeated="11"/>
          <table:table-cell table:style-name="ce3" office:value-type="string">
            <text:p>CALCUL DE L'IMPOT - ISOC</text:p>
          </table:table-cell>
          <table:table-cell table:style-name="ce3" table:number-columns-repeated="1011"/>
        </table:table-row>
        <table:table-row table:style-name="ro1">
          <table:table-cell office:value-type="string">
            <text:p>Tranche I</text:p>
          </table:table-cell>
          <table:table-cell table:style-name="ce608" office:value-type="float" office:value="0">
            <text:p><text:s/>€ - </text:p>
          </table:table-cell>
          <table:table-cell table:style-name="ce608" office:value-type="float" office:value="25000">
            <text:p><text:s/>€ 25.000 </text:p>
          </table:table-cell>
          <table:table-cell table:style-name="ce610" office:value-type="percentage" office:value="0.2498">
            <text:p>24,98%</text:p>
          </table:table-cell>
          <table:table-cell table:style-name="ce608" table:formula="of:=IF([.$A$11]&gt;[.$B$7];0;([.$A$11]-[.B3])*[.D3])" office:value-type="float" office:value="80560.5">
            <text:p><text:s/>€ 80.561 </text:p>
          </table:table-cell>
          <table:table-cell/>
          <table:table-cell table:style-name="ce608" table:formula="of:=IF([.$A$11]&gt;[.$B$7];&quot;Taux de 33,99%&quot;;IF([.$A$11]&gt;[.C3];[.C3];[.$A$11]))" office:value-type="float" office:value="25000">
            <text:p><text:s/>€ 25.000 </text:p>
          </table:table-cell>
          <table:table-cell table:style-name="ce608" table:formula="of:=+[.G3]-[.B3]" office:value-type="float" office:value="25000">
            <text:p><text:s/>€ 25.000 </text:p>
          </table:table-cell>
          <table:table-cell table:style-name="ce608" table:formula="of:=IF([.H3]=&quot;Taux de 33,99%&quot;;&quot;Taux de 33,99%&quot;;+[.H3]*[.D3])" office:value-type="float" office:value="6245">
            <text:p><text:s/>€ 6.245 </text:p>
          </table:table-cell>
          <table:table-cell/>
          <table:table-cell table:style-name="ce613" table:formula="of:=+[.I3]/[.H3]" office:value-type="percentage" office:value="0.2498">
            <text:p>24,98%</text:p>
          </table:table-cell>
          <table:table-cell/>
          <table:table-cell table:style-name="ce615" table:number-columns-repeated="4"/>
          <table:table-cell table:style-name="ce99" table:number-columns-repeated="2"/>
          <table:table-cell table:number-columns-repeated="1006"/>
        </table:table-row>
        <table:table-row table:style-name="ro1">
          <table:table-cell office:value-type="string">
            <text:p>Tranche III</text:p>
          </table:table-cell>
          <table:table-cell table:style-name="ce608" table:formula="of:=+&quot;#REF!&quot;" office:value-type="string" office:string-value="#REF! ">
            <text:p>#REF! </text:p>
          </table:table-cell>
          <table:table-cell table:style-name="ce608" office:value-type="float" office:value="322500">
            <text:p><text:s/>€ 322.500 </text:p>
          </table:table-cell>
          <table:table-cell table:style-name="ce610" office:value-type="percentage" office:value="0.3554">
            <text:p>35,54%</text:p>
          </table:table-cell>
          <table:table-cell table:style-name="ce608" table:formula="of:=IF([.$A$11]&gt;[.$B$7];0;([.$A$11]-[.B4])*[.D4])" office:value-type="float" office:value="0">
            <text:p>#VALUE!</text:p>
          </table:table-cell>
          <table:table-cell/>
          <table:table-cell table:style-name="ce608" table:formula="of:=IF([.$A$11]&gt;[.$B$7];&quot;Taux de 33,99%&quot;;IF([.$A$11]&gt;[.C4];[.C4];[.$A$11]))" office:value-type="float" office:value="322500">
            <text:p><text:s/>€ 322.500 </text:p>
          </table:table-cell>
          <table:table-cell table:style-name="ce608" table:formula="of:=+[.G4]-[.B4]" office:value-type="float" office:value="0">
            <text:p>#VALUE!</text:p>
          </table:table-cell>
          <table:table-cell table:style-name="ce608" table:formula="of:=IF([.H4]=&quot;Taux de 33,99%&quot;;&quot;Taux de 33,99%&quot;;+[.H4]*[.D4])" office:value-type="float" office:value="0">
            <text:p>#VALUE!</text:p>
          </table:table-cell>
          <table:table-cell/>
          <table:table-cell table:style-name="ce613" table:formula="of:=+[.I4]/[.H4]" office:value-type="percentage" office:value="0">
            <text:p>#VALUE!</text:p>
          </table:table-cell>
          <table:table-cell/>
          <table:table-cell table:style-name="ce251"/>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table:style-name="ce622"/>
          <table:table-cell table:style-name="ce99"/>
          <table:table-cell table:number-columns-repeated="1006"/>
        </table:table-row>
        <table:table-row table:style-name="ro1">
          <table:table-cell/>
          <table:table-cell table:style-name="ce608" table:number-columns-repeated="2"/>
          <table:table-cell/>
          <table:table-cell table:style-name="ce608"/>
          <table:table-cell table:number-columns-repeated="2"/>
          <table:table-cell table:style-name="ce611" table:formula="of:=SUM([.H3:.H4])" office:value-type="float" office:value="0">
            <text:p>#VALUE!</text:p>
          </table:table-cell>
          <table:table-cell table:style-name="ce611" table:formula="of:=SUM([.I3:.I4])" office:value-type="float" office:value="0">
            <text:p>#VALUE!</text:p>
          </table:table-cell>
          <table:table-cell/>
          <table:table-cell table:style-name="ce613" table:formula="of:=+[.I5]/[.H5]" office:value-type="percentage" office:value="0">
            <text:p>#VALUE!</text:p>
          </table:table-cell>
          <table:table-cell/>
          <table:table-cell table:style-name="ce616" office:value-type="string">
            <text:p>revenus imposables</text:p>
          </table:table-cell>
          <table:table-cell table:style-name="ce618" table:formula="of:=[$'4. CdR'.C46]" office:value-type="float" office:value="-88.1507403633732">
            <text:p>-88</text:p>
          </table:table-cell>
          <table:table-cell table:style-name="ce618" table:formula="of:=[$'4. CdR'.D46]" office:value-type="float" office:value="1083.24247623436">
            <text:p>1.083</text:p>
          </table:table-cell>
          <table:table-cell table:style-name="ce618" table:formula="of:=[$'4. CdR'.E46]" office:value-type="float" office:value="616.034929338959">
            <text:p>616</text:p>
          </table:table-cell>
          <table:table-cell table:style-name="ce618"/>
          <table:table-cell table:style-name="ce99"/>
          <table:table-cell table:number-columns-repeated="1006"/>
        </table:table-row>
        <table:table-row table:style-name="ro1">
          <table:table-cell/>
          <table:table-cell table:style-name="ce608" table:number-columns-repeated="2"/>
          <table:table-cell/>
          <table:table-cell table:style-name="ce608"/>
          <table:table-cell table:number-columns-repeated="7"/>
          <table:table-cell table:style-name="ce251"/>
          <table:table-cell table:style-name="ce618" table:number-columns-repeated="2"/>
          <table:table-cell table:style-name="ce621"/>
          <table:table-cell table:style-name="ce99" table:number-columns-repeated="2"/>
          <table:table-cell table:number-columns-repeated="1006"/>
        </table:table-row>
        <table:table-row table:style-name="ro1">
          <table:table-cell office:value-type="string">
            <text:p>Normal</text:p>
          </table:table-cell>
          <table:table-cell table:style-name="ce608" office:value-type="float" office:value="322500">
            <text:p><text:s/>€ 322.500 </text:p>
          </table:table-cell>
          <table:table-cell table:style-name="ce608" office:value-type="float" office:value="1000000000">
            <text:p><text:s/>€ 1.000.000.000 </text:p>
          </table:table-cell>
          <table:table-cell table:style-name="ce610" office:value-type="percentage" office:value="0.3399">
            <text:p>33,99%</text:p>
          </table:table-cell>
          <table:table-cell/>
          <table:table-cell table:formula="of:=+[.I7]/[.A11]" office:value-type="float" office:value="0">
            <text:p>0</text:p>
          </table:table-cell>
          <table:table-cell table:number-columns-repeated="2"/>
          <table:table-cell table:style-name="ce611" table:formula="of:=IF([.$A$11]&lt;=[.$B$7];0;([.$A$11])*[.D7])" office:value-type="float" office:value="0">
            <text:p><text:s/>€ - </text:p>
          </table:table-cell>
          <table:table-cell table:number-columns-repeated="3"/>
          <table:table-cell table:style-name="ce617" office:value-type="string">
            <text:p>Revenus &lt; 322.500€</text:p>
          </table:table-cell>
          <table:table-cell table:style-name="ce251" table:number-columns-repeated="3"/>
          <table:table-cell table:style-name="ce99" table:number-columns-repeated="2"/>
          <table:table-cell table:number-columns-repeated="1006"/>
        </table:table-row>
        <table:table-row table:style-name="ro1">
          <table:table-cell table:number-columns-repeated="12"/>
          <table:table-cell table:style-name="ce251" office:value-type="string">
            <text:p>Taux de 24,98% de 0€ à 25.000€</text:p>
          </table:table-cell>
          <table:table-cell table:style-name="ce619" table:formula="of:=IF([.$N$5]&lt;0;0;IF([.$N$5]&lt;25000;[.$N$5]*0.2498;IF([.$N$5]&lt;322500;25000*0.2498;0)))" office:value-type="float" office:value="0">
            <text:p>0</text:p>
          </table:table-cell>
          <table:table-cell table:style-name="ce619" table:formula="of:=IF([.$O$5]&lt;0;0;IF([.$O$5]&lt;25000;[.$O$5]*0.2498;IF([.$O$5]&lt;322500;25000*0.2498;0)))" office:value-type="float" office:value="270.593970563343">
            <text:p>271</text:p>
          </table:table-cell>
          <table:table-cell table:style-name="ce619" table:formula="of:=IF([.$P$5]&lt;0;0;IF([.$P$5]&lt;25000;[.$P$5]*0.2498;IF([.$P$5]&lt;322500;25000*0.2498;0)))" office:value-type="float" office:value="153.885525348872">
            <text:p>154</text:p>
          </table:table-cell>
          <table:table-cell table:style-name="ce619"/>
          <table:table-cell table:style-name="ce623" table:formula="of:=+[.O8]/25000" office:value-type="float" office:value="0.0108237588225337">
            <text:p>0,0108</text:p>
          </table:table-cell>
          <table:table-cell table:style-name="ce623" table:formula="of:=+[.P8]/25000" office:value-type="float" office:value="0.00615542101395488">
            <text:p>0,0062</text:p>
          </table:table-cell>
          <table:table-cell table:number-columns-repeated="1005"/>
        </table:table-row>
        <table:table-row table:style-name="ro1">
          <table:table-cell table:number-columns-repeated="12"/>
          <table:table-cell table:style-name="ce251" office:value-type="string">
            <text:p>Taux de 31,93% de 25.000€ à 90.000€</text:p>
          </table:table-cell>
          <table:table-cell table:style-name="ce619" table:formula="of:=IF([.$N$5]&lt;0;0;IF([.$N$5]&lt;322500;IF([.N$5]&lt;25000;0;IF([.N5]&gt;90000;65000*0.3193;([.$N$5]-25000)*0.3193));0))" office:value-type="float" office:value="0">
            <text:p>0</text:p>
          </table:table-cell>
          <table:table-cell table:style-name="ce619" table:formula="of:=IF([.$O$5]&lt;0;0;IF([.$O$5]&lt;322500;IF([.O$5]&lt;25000;0;IF([.O5]&gt;90000;65000*0.3193;([.$O$5]-25000)*0.3193));0))" office:value-type="float" office:value="0">
            <text:p>0</text:p>
          </table:table-cell>
          <table:table-cell table:style-name="ce619" table:formula="of:=IF([.$P$5]&lt;0;0;IF([.$P$5]&lt;322500;IF([.P$5]&lt;25000;0;IF([.P5]&gt;90000;65000*0.3193;([.$P$5]-25000)*0.3193));0))" office:value-type="float" office:value="0">
            <text:p>0</text:p>
          </table:table-cell>
          <table:table-cell table:style-name="ce619"/>
          <table:table-cell table:style-name="ce623" table:formula="of:=+[.O9]/65000" office:value-type="float" office:value="0">
            <text:p>0,0000</text:p>
          </table:table-cell>
          <table:table-cell table:style-name="ce623" table:formula="of:=+[.P9]/65000" office:value-type="float" office:value="0">
            <text:p>0,0000</text:p>
          </table:table-cell>
          <table:table-cell table:number-columns-repeated="1005"/>
        </table:table-row>
        <table:table-row table:style-name="ro1">
          <table:table-cell office:value-type="string">
            <text:p>Bénéfices avant impôts:</text:p>
          </table:table-cell>
          <table:table-cell table:number-columns-repeated="11"/>
          <table:table-cell table:style-name="ce251" office:value-type="string">
            <text:p>Taux de 35,54% de 90.000€ à 322.500€</text:p>
          </table:table-cell>
          <table:table-cell table:style-name="ce619" table:formula="of:=IF([.$N$5]&lt;0;0;IF([.$N$5]&lt;322500;IF([.N$5]&lt;90000;0;([.$N$5]-90000)*0.3554);0))" office:value-type="float" office:value="0">
            <text:p>0</text:p>
          </table:table-cell>
          <table:table-cell table:style-name="ce619" table:formula="of:=IF([.$O$5]&lt;0;0;IF([.$O$5]&lt;322500;IF([.O$5]&lt;90000;0;([.$O$5]-90000)*0.3554);0))" office:value-type="float" office:value="0">
            <text:p>0</text:p>
          </table:table-cell>
          <table:table-cell table:style-name="ce619" table:formula="of:=IF([.$P$5]&lt;0;0;IF([.$P$5]&lt;322500;IF([.P$5]&lt;90000;0;([.$P$5]-90000)*0.3554);0))" office:value-type="float" office:value="0">
            <text:p>0</text:p>
          </table:table-cell>
          <table:table-cell table:style-name="ce619"/>
          <table:table-cell table:style-name="ce623" table:formula="of:=+[.O10]/([.O5]-90000)" office:value-type="float" office:value="-0">
            <text:p>0,0000</text:p>
          </table:table-cell>
          <table:table-cell table:style-name="ce623" table:formula="of:=+[.P10]/([.P5]-90000)" office:value-type="float" office:value="-0">
            <text:p>0,0000</text:p>
          </table:table-cell>
          <table:table-cell table:number-columns-repeated="1005"/>
        </table:table-row>
        <table:table-row table:style-name="ro1">
          <table:table-cell table:style-name="ce608" office:value-type="float" office:value="322500">
            <text:p><text:s/>€ 322.500 </text:p>
          </table:table-cell>
          <table:table-cell table:number-columns-repeated="11"/>
          <table:table-cell table:style-name="ce617" office:value-type="string">
            <text:p>Revenu &gt;322.500€</text:p>
          </table:table-cell>
          <table:table-cell table:style-name="ce619" table:number-columns-repeated="4"/>
          <table:table-cell table:style-name="ce624" table:number-columns-repeated="2"/>
          <table:table-cell table:number-columns-repeated="1005"/>
        </table:table-row>
        <table:table-row table:style-name="ro1">
          <table:table-cell table:number-columns-repeated="12"/>
          <table:table-cell table:style-name="ce251" office:value-type="string">
            <text:p>Taux de 33,99%</text:p>
          </table:table-cell>
          <table:table-cell table:style-name="ce619" table:formula="of:=IF([.N5]&lt;322500;0;[.N5]*0.3399)" office:value-type="float" office:value="0">
            <text:p>0</text:p>
          </table:table-cell>
          <table:table-cell table:style-name="ce619" table:formula="of:=IF([.O5]&lt;322500;0;[.O5]*0.3399)" office:value-type="float" office:value="0">
            <text:p>0</text:p>
          </table:table-cell>
          <table:table-cell table:style-name="ce619" table:formula="of:=IF([.P5]&lt;322500;0;[.P5]*0.3399)" office:value-type="float" office:value="0">
            <text:p>0</text:p>
          </table:table-cell>
          <table:table-cell table:style-name="ce619"/>
          <table:table-cell table:style-name="ce624" table:formula="of:=+[.O12]/[.O5]" office:value-type="float" office:value="0">
            <text:p>0</text:p>
          </table:table-cell>
          <table:table-cell table:style-name="ce624" table:formula="of:=+[.P12]/[.P5]" office:value-type="float" office:value="0">
            <text:p>0</text:p>
          </table:table-cell>
          <table:table-cell table:number-columns-repeated="1005"/>
        </table:table-row>
        <table:table-row table:style-name="ro1" table:number-rows-repeated="2">
          <table:table-cell table:number-columns-repeated="12"/>
          <table:table-cell table:style-name="ce251"/>
          <table:table-cell table:style-name="ce618" table:number-columns-repeated="2"/>
          <table:table-cell table:style-name="ce621" table:number-columns-repeated="2"/>
          <table:table-cell table:style-name="ce99"/>
          <table:table-cell table:number-columns-repeated="1006"/>
        </table:table-row>
        <table:table-row table:style-name="ro1">
          <table:table-cell table:number-columns-repeated="12"/>
          <table:table-cell table:style-name="ce616" office:value-type="string">
            <text:p>Impôt</text:p>
          </table:table-cell>
          <table:table-cell table:style-name="ce620" table:formula="of:=SUM([.N8:.N12])" office:value-type="float" office:value="0">
            <text:p>0</text:p>
          </table:table-cell>
          <table:table-cell table:style-name="ce620" table:formula="of:=SUM([.O8:.O12])" office:value-type="float" office:value="270.593970563343">
            <text:p>271</text:p>
          </table:table-cell>
          <table:table-cell table:style-name="ce620" table:formula="of:=SUM([.P8:.P12])" office:value-type="float" office:value="153.885525348872">
            <text:p>154</text:p>
          </table:table-cell>
          <table:table-cell table:style-name="ce620"/>
          <table:table-cell table:style-name="ce99"/>
          <table:table-cell table:number-columns-repeated="1006"/>
        </table:table-row>
        <table:table-row table:style-name="ro1" table:number-rows-repeated="1048560">
          <table:table-cell table:number-columns-repeated="1024"/>
        </table:table-row>
        <table:table-row table:style-name="ro1">
          <table:table-cell table:number-columns-repeated="1024"/>
        </table:table-row>
      </table:table>
      <table:table table:name="6. Trésorerie si préfin T" table:style-name="ta9" table:print-ranges="'6. Trésorerie si préfin T'.A2:'6. Trésorerie si préfin T'.N60">
        <office:forms form:automatic-focus="false" form:apply-design-mode="false"/>
        <table:table-column table:style-name="co50" table:default-cell-style-name="ce644"/>
        <table:table-column table:style-name="co51" table:default-cell-style-name="ce644"/>
        <table:table-column table:style-name="co16" table:number-columns-repeated="4" table:default-cell-style-name="ce700"/>
        <table:table-column table:style-name="co16" table:number-columns-repeated="8" table:default-cell-style-name="ce729"/>
        <table:table-column table:style-name="co16" table:default-cell-style-name="ce764"/>
        <table:table-column table:style-name="co52" table:default-cell-style-name="ce14"/>
        <table:table-column table:style-name="co9" table:default-cell-style-name="ce14"/>
        <table:table-column table:style-name="co4" table:visibility="collapse" table:number-columns-repeated="8" table:default-cell-style-name="ce14"/>
        <table:table-column table:style-name="co9" table:number-columns-repeated="100" table:default-cell-style-name="ce14"/>
        <table:table-column table:style-name="co9" table:number-columns-repeated="132" table:default-cell-style-name="ce381"/>
        <table:table-column table:style-name="co9" table:number-columns-repeated="767" table:default-cell-style-name="Default"/>
        <table:table-row table:style-name="ro2">
          <table:table-cell table:style-name="ce625"/>
          <table:table-cell table:style-name="ce646"/>
          <table:table-cell table:style-name="ce671"/>
          <table:table-cell table:style-name="ce625" table:number-columns-repeated="3"/>
          <table:table-cell table:style-name="ce671"/>
          <table:table-cell table:style-name="ce736" table:number-columns-repeated="1017"/>
        </table:table-row>
        <table:table-row table:style-name="ro2">
          <table:table-cell table:style-name="ce3" office:value-type="string">
            <text:p>PLAN DE TRESORERIE PREVISIONNNEL <text:span text:style-name="T7">TVAC</text:span></text:p>
          </table:table-cell>
          <table:table-cell table:style-name="ce3"/>
          <table:table-cell table:style-name="ce672"/>
          <table:table-cell table:style-name="ce701" table:number-columns-repeated="12"/>
          <table:table-cell table:style-name="ce3" table:number-columns-repeated="3"/>
          <table:table-cell table:style-name="ce123" table:number-columns-repeated="2"/>
          <table:table-cell table:style-name="ce3" table:number-columns-repeated="1004"/>
        </table:table-row>
        <table:table-row table:style-name="ro2">
          <table:table-cell table:style-name="ce626" table:number-columns-repeated="2"/>
          <table:table-cell table:style-name="ce673"/>
          <table:table-cell table:style-name="ce702" table:number-columns-repeated="12"/>
          <table:table-cell table:style-name="ce765" table:number-columns-repeated="3"/>
          <table:table-cell table:style-name="ce776" table:number-columns-repeated="2"/>
          <table:table-cell table:style-name="ce765" table:number-columns-repeated="1004"/>
        </table:table-row>
        <table:table-row table:style-name="ro2">
          <table:table-cell table:style-name="ce627"/>
          <table:table-cell table:style-name="ce647"/>
          <table:table-cell table:style-name="ce674" office:value-type="string" office:string-value="Pré">
            <text:p>Pré </text:p>
          </table:table-cell>
          <table:table-cell table:style-name="ce703" office:value-type="string" office:string-value="Jan">
            <text:p>Jan </text:p>
          </table:table-cell>
          <table:table-cell table:style-name="ce703" office:value-type="string">
            <text:p>Fév</text:p>
          </table:table-cell>
          <table:table-cell table:style-name="ce703" office:value-type="string" office:string-value="Mars">
            <text:p>Mars </text:p>
          </table:table-cell>
          <table:table-cell table:style-name="ce703" office:value-type="string" office:string-value="Avr">
            <text:p>Avr </text:p>
          </table:table-cell>
          <table:table-cell table:style-name="ce703" office:value-type="string" office:string-value="Mai">
            <text:p>Mai </text:p>
          </table:table-cell>
          <table:table-cell table:style-name="ce703" office:value-type="string" office:string-value="Juin">
            <text:p>Juin </text:p>
          </table:table-cell>
          <table:table-cell table:style-name="ce703" office:value-type="string" office:string-value="Juil">
            <text:p>Juil </text:p>
          </table:table-cell>
          <table:table-cell table:style-name="ce703" office:value-type="string" office:string-value="Août">
            <text:p>Août </text:p>
          </table:table-cell>
          <table:table-cell table:style-name="ce703" office:value-type="string" office:string-value="Sept">
            <text:p>Sept </text:p>
          </table:table-cell>
          <table:table-cell table:style-name="ce703" office:value-type="string" office:string-value="Oct">
            <text:p>Oct </text:p>
          </table:table-cell>
          <table:table-cell table:style-name="ce703" office:value-type="string" office:string-value="Nov">
            <text:p>Nov </text:p>
          </table:table-cell>
          <table:table-cell table:style-name="ce674" office:value-type="string">
            <text:p>Dec</text:p>
          </table:table-cell>
          <table:table-cell table:style-name="ce674" office:value-type="string" office:string-value="Janvier">
            <text:p>Janvier </text:p>
          </table:table-cell>
          <table:table-cell table:style-name="ce364" table:number-columns-repeated="2"/>
          <table:table-cell table:style-name="ce777" office:value-type="string">
            <text:p>Total </text:p>
            <text:p>TVAC</text:p>
          </table:table-cell>
          <table:table-cell table:style-name="ce777" office:value-type="string">
            <text:p>Total </text:p>
            <text:p>HTVA</text:p>
          </table:table-cell>
          <table:table-cell table:style-name="ce364" table:number-columns-repeated="105"/>
          <table:table-cell table:style-name="ce439" table:number-columns-repeated="124"/>
          <table:table-cell table:style-name="ce673" table:number-columns-repeated="3"/>
          <table:table-cell table:style-name="ce439" table:number-columns-repeated="772"/>
        </table:table-row>
        <table:table-row table:style-name="ro2">
          <table:table-cell table:style-name="ce628"/>
          <table:table-cell table:style-name="ce648" table:number-columns-repeated="2"/>
          <table:table-cell table:style-name="ce704" office:value-type="string" office:string-value="numéro 1">
            <text:p>numéro 1 </text:p>
          </table:table-cell>
          <table:table-cell table:style-name="ce704" table:number-columns-repeated="2"/>
          <table:table-cell table:style-name="ce704" office:value-type="string" office:string-value="numéro 2">
            <text:p>numéro 2 </text:p>
          </table:table-cell>
          <table:table-cell table:style-name="ce704" table:number-columns-repeated="2"/>
          <table:table-cell table:style-name="ce704" office:value-type="string" office:string-value="numéro 3">
            <text:p>numéro 3 </text:p>
          </table:table-cell>
          <table:table-cell table:style-name="ce704" table:number-columns-repeated="2"/>
          <table:table-cell table:style-name="ce704" office:value-type="string" office:string-value="numéro 4">
            <text:p>numéro 4 </text:p>
          </table:table-cell>
          <table:table-cell table:style-name="ce738"/>
          <table:table-cell table:style-name="ce739" table:number-columns-repeated="2"/>
          <table:table-cell table:style-name="ce364" table:number-columns-repeated="2"/>
          <table:table-cell table:style-name="ce778"/>
          <table:table-cell table:style-name="ce777"/>
          <table:table-cell table:style-name="ce364" table:number-columns-repeated="105"/>
          <table:table-cell table:style-name="ce439" table:number-columns-repeated="124"/>
          <table:table-cell table:style-name="ce673" table:number-columns-repeated="3"/>
          <table:table-cell table:style-name="ce439" table:number-columns-repeated="772"/>
        </table:table-row>
        <table:table-row table:style-name="ro2">
          <table:table-cell table:style-name="ce629" office:value-type="string">
            <text:p>A. DISPONIBLE</text:p>
          </table:table-cell>
          <table:table-cell table:style-name="ce649"/>
          <table:table-cell table:style-name="ce675"/>
          <table:table-cell table:style-name="ce705" table:formula="of:=[.C60]" office:value-type="float" office:value="185580.339622642">
            <text:p>185.580 <text:s text:c="3"/></text:p>
          </table:table-cell>
          <table:table-cell table:style-name="ce705" table:formula="of:=[.D60]" office:value-type="float" office:value="143065.866943475">
            <text:p>143.066 <text:s text:c="3"/></text:p>
          </table:table-cell>
          <table:table-cell table:style-name="ce705" table:formula="of:=[.E60]" office:value-type="float" office:value="148095.844264308">
            <text:p>148.096 <text:s text:c="3"/></text:p>
          </table:table-cell>
          <table:table-cell table:style-name="ce705" table:formula="of:=[.F60]" office:value-type="float" office:value="137215.781585141">
            <text:p>137.216 <text:s text:c="3"/></text:p>
          </table:table-cell>
          <table:table-cell table:style-name="ce705" table:formula="of:=[.G60]" office:value-type="float" office:value="94809.852765323">
            <text:p>94.810 <text:s text:c="3"/></text:p>
          </table:table-cell>
          <table:table-cell table:style-name="ce705" table:formula="of:=[.H60]" office:value-type="float" office:value="99839.8300861563">
            <text:p>99.840 <text:s text:c="3"/></text:p>
          </table:table-cell>
          <table:table-cell table:style-name="ce705" table:formula="of:=[.I60]" office:value-type="float" office:value="88959.7674069897">
            <text:p>88.960 <text:s text:c="3"/></text:p>
          </table:table-cell>
          <table:table-cell table:style-name="ce705" table:formula="of:=[.J60]" office:value-type="float" office:value="46519.8763230203">
            <text:p>46.520 <text:s text:c="3"/></text:p>
          </table:table-cell>
          <table:table-cell table:style-name="ce705" table:formula="of:=[.K60]" office:value-type="float" office:value="51549.8536438536">
            <text:p>51.550 <text:s text:c="3"/></text:p>
          </table:table-cell>
          <table:table-cell table:style-name="ce705" table:formula="of:=[.L60]" office:value-type="float" office:value="40669.7909646869">
            <text:p>40.670 <text:s text:c="3"/></text:p>
          </table:table-cell>
          <table:table-cell table:style-name="ce705" table:formula="of:=[.M60]" office:value-type="float" office:value="-1770.10011928249">
            <text:p>-1.770 <text:s text:c="3"/></text:p>
          </table:table-cell>
          <table:table-cell table:style-name="ce740" table:formula="of:=[.N60]" office:value-type="float" office:value="3259.87720155084">
            <text:p>3.260 <text:s text:c="3"/></text:p>
          </table:table-cell>
          <table:table-cell table:style-name="ce740" table:formula="of:=[.O60]" office:value-type="float" office:value="789.510534884174">
            <text:p>790 <text:s text:c="3"/></text:p>
          </table:table-cell>
          <table:table-cell table:style-name="ce478" table:number-columns-repeated="2"/>
          <table:table-cell table:style-name="ce740" table:formula="of:=[.O60]" office:value-type="float" office:value="789.510534884174">
            <text:p>790 <text:s text:c="3"/></text:p>
          </table:table-cell>
          <table:table-cell table:style-name="ce740" table:formula="of:=[.S60]" office:value-type="float" office:value="37155.1498625">
            <text:p>37.155 <text:s text:c="3"/></text:p>
          </table:table-cell>
          <table:table-cell table:style-name="ce740" table:formula="of:=[.T60]" office:value-type="float" office:value="0">
            <text:p>- <text:s text:c="3"/></text:p>
          </table:table-cell>
          <table:table-cell table:style-name="ce740" table:formula="of:=[.U60]" office:value-type="float" office:value="26621.2242949186">
            <text:p>26.621 <text:s text:c="3"/></text:p>
          </table:table-cell>
          <table:table-cell table:style-name="ce478" table:number-columns-repeated="103"/>
          <table:table-cell table:style-name="ce771" table:number-columns-repeated="124"/>
          <table:table-cell table:style-name="ce792" table:number-columns-repeated="3"/>
          <table:table-cell table:style-name="ce771" table:number-columns-repeated="772"/>
        </table:table-row>
        <table:table-row table:style-name="ro2">
          <table:table-cell table:style-name="ce630" office:value-type="string">
            <text:p>ENTREES</text:p>
          </table:table-cell>
          <table:table-cell table:style-name="ce650"/>
          <table:table-cell table:style-name="ce676"/>
          <table:table-cell table:style-name="ce706" table:number-columns-repeated="11"/>
          <table:table-cell table:style-name="ce741" table:number-columns-repeated="2"/>
          <table:table-cell table:style-name="ce478" table:number-columns-repeated="2"/>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1" office:value-type="string">
            <text:p>1. Ventes TVAC</text:p>
          </table:table-cell>
          <table:table-cell table:style-name="ce651" office:value-type="string">
            <text:p>tx tva</text:p>
          </table:table-cell>
          <table:table-cell table:style-name="ce677" table:formula="of:=SUM([.C9:.C12])" office:value-type="float" office:value="228000">
            <text:p>228.000 </text:p>
          </table:table-cell>
          <table:table-cell table:style-name="ce707" table:formula="of:=SUM([.D9:.D12])" office:value-type="float" office:value="0">
            <text:p>0 </text:p>
          </table:table-cell>
          <table:table-cell table:style-name="ce707" table:formula="of:=SUM([.E9:.E12])" office:value-type="float" office:value="7500">
            <text:p>7.500 </text:p>
          </table:table-cell>
          <table:table-cell table:style-name="ce707" table:formula="of:=SUM([.F9:.F12])" office:value-type="float" office:value="0">
            <text:p>0 </text:p>
          </table:table-cell>
          <table:table-cell table:style-name="ce707" table:formula="of:=SUM([.G9:.G12])" office:value-type="float" office:value="600">
            <text:p>600 </text:p>
          </table:table-cell>
          <table:table-cell table:style-name="ce707" table:formula="of:=SUM([.H9:.H12])" office:value-type="float" office:value="7500">
            <text:p>7.500 </text:p>
          </table:table-cell>
          <table:table-cell table:style-name="ce707" table:formula="of:=SUM([.I9:.I12])" office:value-type="float" office:value="0">
            <text:p>0 </text:p>
          </table:table-cell>
          <table:table-cell table:style-name="ce707" table:formula="of:=SUM([.J9:.J12])" office:value-type="float" office:value="600">
            <text:p>600 </text:p>
          </table:table-cell>
          <table:table-cell table:style-name="ce707" table:formula="of:=SUM([.K9:.K12])" office:value-type="float" office:value="7500">
            <text:p>7.500 </text:p>
          </table:table-cell>
          <table:table-cell table:style-name="ce707" table:formula="of:=SUM([.L9:.L12])" office:value-type="float" office:value="0">
            <text:p>0 </text:p>
          </table:table-cell>
          <table:table-cell table:style-name="ce707" table:formula="of:=SUM([.M9:.M12])" office:value-type="float" office:value="600">
            <text:p>600 </text:p>
          </table:table-cell>
          <table:table-cell table:style-name="ce707" table:formula="of:=SUM([.N9:.N12])" office:value-type="float" office:value="7500">
            <text:p>7.500 </text:p>
          </table:table-cell>
          <table:table-cell table:style-name="ce742" table:formula="of:=SUM([.O9:.O12])" office:value-type="float" office:value="0">
            <text:p>0 </text:p>
          </table:table-cell>
          <table:table-cell table:style-name="ce742" table:formula="of:=SUM([.P9:.P12])" office:value-type="float" office:value="240600">
            <text:p>240.600 </text:p>
          </table:table-cell>
          <table:table-cell table:style-name="ce478" table:number-columns-repeated="2"/>
          <table:table-cell table:style-name="ce780" table:formula="of:=SUM([.C8:.O8])" office:value-type="float" office:value="259800">
            <text:p>259.800 <text:s text:c="3"/></text:p>
          </table:table-cell>
          <table:table-cell table:style-name="ce764" table:formula="of:=[.S8]/1.21" office:value-type="float" office:value="214710.743801653">
            <text:p>214.710,74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table-row table:style-name="ro2">
            <table:table-cell table:style-name="ce632" table:formula="of:=[$'2.1 CA, CV'.B26]" office:value-type="string" office:string-value="Papier présentoirs ">
              <text:p>Papier présentoirs </text:p>
            </table:table-cell>
            <table:table-cell table:style-name="ce652" table:formula="of:=[$Hypothèses.$B$7]" office:value-type="percentage" office:value="0.06">
              <text:p>6%</text:p>
            </table:table-cell>
            <table:table-cell table:style-name="ce678" office:value-type="float" office:value="0">
              <text:p>- <text:s text:c="3"/></text:p>
            </table:table-cell>
            <table:table-cell table:number-columns-repeated="3" table:style-name="ce708"/>
            <table:table-cell table:style-name="ce709" table:formula="of:=[$'2.1 CA, CV'.$B$27]*(1+[$Hypothèses.B7])" office:value-type="float" office:value="0">
              <office:annotation draw:style-name="gr2" draw:text-style-name="P2" svg:width="4.03cm" svg:height="2.037cm" svg:x="26.568cm" svg:y="0.423cm" draw:caption-point-x="-7.645cm" draw:caption-point-y="3.185cm">
                <dc:date>2014-07-21T00:00:00</dc:date>
                <text:p text:style-name="P2"><text:span text:style-name="T1">Céline Decamp:</text:span></text:p>
                <text:p text:style-name="P2"><text:span text:style-name="T2">on suppose que ces exemplaires sont payés à la remise du numéro suivant</text:span></text:p>
                <text:p text:style-name="P2"><text:span text:style-name="T2"/></text:p>
              </office:annotation>
              <text:p>0 </text:p>
            </table:table-cell>
            <table:table-cell table:number-columns-repeated="2" table:style-name="ce709"/>
            <table:table-cell table:style-name="ce709" table:formula="of:=[$'2.1 CA, CV'.$B$30]*(1+[$Hypothèses.B7])" office:value-type="float" office:value="0">
              <text:p>0 </text:p>
            </table:table-cell>
            <table:table-cell table:number-columns-repeated="2" table:style-name="ce709"/>
            <table:table-cell table:style-name="ce709" table:formula="of:=[$'2.1 CA, CV'.$B$33]*(1+[$Hypothèses.B7])" office:value-type="float" office:value="0">
              <text:p>0 </text:p>
            </table:table-cell>
            <table:table-cell table:style-name="ce722"/>
            <table:table-cell table:style-name="ce743"/>
            <table:table-cell table:style-name="ce743" table:formula="of:=[$'2.1 CA, CV'.$B$36]*(1+[$Hypothèses.B7])" office:value-type="float" office:value="0">
              <text:p>0 </text:p>
            </table:table-cell>
            <table:table-cell table:style-name="ce478" table:number-columns-repeated="2"/>
            <table:table-cell table:style-name="ce780" table:formula="of:=SUM([.C9:.O9])" office:value-type="float" office:value="0">
              <text:p>- <text:s text:c="3"/></text:p>
            </table:table-cell>
            <table:table-cell table:style-name="ce764" table:formula="of:=[.S9]/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3" table:formula="of:=[$'2.1 CA, CV'.C26]" office:value-type="string" office:string-value="Papier librairies ">
              <text:p>Papier librairies </text:p>
            </table:table-cell>
            <table:table-cell table:style-name="ce653" table:formula="of:=[.B9]" office:value-type="percentage" office:value="0.06">
              <text:p>6%</text:p>
            </table:table-cell>
            <table:table-cell table:style-name="ce678" office:value-type="float" office:value="0">
              <text:p>- <text:s text:c="3"/></text:p>
            </table:table-cell>
            <table:table-cell table:number-columns-repeated="3" table:style-name="ce708"/>
            <table:table-cell table:style-name="ce709" table:formula="of:=[$'2.1 CA, CV'.$C$27]*(1+[$Hypothèses.B7])" office:value-type="float" office:value="600">
              <office:annotation draw:style-name="gr2" draw:text-style-name="P2" svg:width="4.057cm" svg:height="2.01cm" svg:x="39.459cm" svg:y="0cm" draw:caption-point-x="-20.536cm" draw:caption-point-y="4.058cm">
                <dc:date>2014-07-21T00:00:00</dc:date>
                <text:p text:style-name="P2"><text:span text:style-name="T1">Céline Decamp:</text:span></text:p>
                <text:p text:style-name="P2"><text:span text:style-name="T2">on suppose que ces exemplaires sont payés à la remise du numéro suivant</text:span></text:p>
              </office:annotation>
              <text:p>600 </text:p>
            </table:table-cell>
            <table:table-cell table:number-columns-repeated="2" table:style-name="ce709"/>
            <table:table-cell table:style-name="ce709" table:formula="of:=[$'2.1 CA, CV'.$C$30]*(1+[$Hypothèses.B7])" office:value-type="float" office:value="600">
              <text:p>600 </text:p>
            </table:table-cell>
            <table:table-cell table:number-columns-repeated="2" table:style-name="ce709"/>
            <table:table-cell table:style-name="ce709" table:formula="of:=[$'2.1 CA, CV'.$C$33]*(1+[$Hypothèses.B7])" office:value-type="float" office:value="600">
              <text:p>600 </text:p>
            </table:table-cell>
            <table:table-cell table:style-name="ce709"/>
            <table:table-cell table:style-name="ce744"/>
            <table:table-cell table:style-name="ce744" table:formula="of:=[$'2.1 CA, CV'.$C$36]*(1+[$Hypothèses.B7])" office:value-type="float" office:value="600">
              <text:p>600 </text:p>
            </table:table-cell>
            <table:table-cell table:style-name="ce771"/>
            <table:table-cell table:style-name="ce774" table:formula="of:=[.C11]/4" office:value-type="float" office:value="57000">
              <text:p>57.000,0</text:p>
            </table:table-cell>
            <table:table-cell table:style-name="ce780" table:formula="of:=SUM([.C10:.O10])" office:value-type="float" office:value="1800">
              <text:p>1.800 <text:s text:c="3"/></text:p>
            </table:table-cell>
            <table:table-cell table:style-name="ce764" table:formula="of:=[.S10]/1.21" office:value-type="float" office:value="1487.60330578512">
              <text:p>1.487,60 <text:s text:c="3"/></text:p>
            </table:table-cell>
            <table:table-cell table:style-name="ce775"/>
            <table:table-cell table:style-name="ce478" table:number-columns-repeated="104"/>
            <table:table-cell table:style-name="ce771" table:number-columns-repeated="124"/>
            <table:table-cell table:style-name="ce708" table:number-columns-repeated="3"/>
            <table:table-cell table:style-name="ce771" table:number-columns-repeated="772"/>
          </table:table-row>
          <table:table-row table:style-name="ro2">
            <table:table-cell table:style-name="ce633" table:formula="of:=[$'2.1 CA, CV'.D26]" office:value-type="string" office:string-value="Papier abonnements ">
              <text:p>Papier abonnements </text:p>
            </table:table-cell>
            <table:table-cell table:style-name="ce653" table:formula="of:=[.B10]" office:value-type="percentage" office:value="0.06">
              <text:p>6%</text:p>
            </table:table-cell>
            <table:table-cell table:style-name="ce679" table:formula="of:=[$Hypothèses.B16]" office:value-type="float" office:value="228000">
              <text:p>228.000 </text:p>
            </table:table-cell>
            <table:table-cell table:number-columns-repeated="11" table:style-name="ce709"/>
            <table:table-cell table:style-name="ce744"/>
            <table:table-cell table:style-name="ce766" table:formula="of:=[$Hypothèses.E12]*[$Hypothèses.B8]" office:value-type="float" office:value="240000">
              <text:p>240.000 </text:p>
            </table:table-cell>
            <table:table-cell table:style-name="ce771"/>
            <table:table-cell table:style-name="ce774" table:formula="of:=1.06*3250" office:value-type="float" office:value="3445">
              <text:p>3.445,0</text:p>
            </table:table-cell>
            <table:table-cell table:style-name="ce780" table:formula="of:=SUM([.C11:.O11])" office:value-type="float" office:value="228000">
              <text:p>228.00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3" table:formula="of:=[$'2.1 CA, CV'.E26]" office:value-type="string" office:string-value="Pub ">
              <text:p>Pub </text:p>
            </table:table-cell>
            <table:table-cell table:style-name="ce654" office:value-type="percentage" office:value="0.21">
              <office:annotation draw:style-name="gr2" draw:text-style-name="P2" svg:width="4.057cm" svg:height="2.01cm" svg:x="6.601cm" svg:y="5.636cm" draw:caption-point-x="-0.122cm" draw:caption-point-y="-0.679cm">
                <dc:date>2014-07-21T00:00:00</dc:date>
                <text:p text:style-name="P2"><text:span text:style-name="T1">Céline Decamp:</text:span></text:p>
                <text:p text:style-name="P2"><text:span text:style-name="T2">A confirmer, hypothèse worst case</text:span></text:p>
                <text:p text:style-name="P2"><text:span text:style-name="T2">Attention, modif. Change le résultat automatiquement</text:span></text:p>
              </office:annotation>
              <text:p>21%</text:p>
            </table:table-cell>
            <table:table-cell table:style-name="ce678" office:value-type="float" office:value="0">
              <text:p>- <text:s text:c="3"/></text:p>
            </table:table-cell>
            <table:table-cell table:style-name="ce708"/>
            <table:table-cell table:style-name="ce709" table:formula="of:=[$'2.1 CA, CV'.$E$27]*(1+[$'6. Trésorerie si préfin T'.B12])" office:value-type="float" office:value="7500">
              <text:p>7.500 </text:p>
            </table:table-cell>
            <table:table-cell table:style-name="ce709"/>
            <table:table-cell table:style-name="ce708"/>
            <table:table-cell table:style-name="ce709" table:formula="of:=[$'2.1 CA, CV'.$E$30]*(1+[$'6. Trésorerie si préfin T'.B12])" office:value-type="float" office:value="7500">
              <text:p>7.500 </text:p>
            </table:table-cell>
            <table:table-cell table:style-name="ce709"/>
            <table:table-cell table:style-name="ce708"/>
            <table:table-cell table:style-name="ce709" table:formula="of:=[$'2.1 CA, CV'.$E$33]*(1+[$'6. Trésorerie si préfin T'.B12])" office:value-type="float" office:value="7500">
              <text:p>7.500 </text:p>
            </table:table-cell>
            <table:table-cell table:style-name="ce709"/>
            <table:table-cell table:style-name="ce708"/>
            <table:table-cell table:style-name="ce709" table:formula="of:=[$'2.1 CA, CV'.$E$36]*(1+[$'6. Trésorerie si préfin T'.B12])" office:value-type="float" office:value="7500">
              <text:p>7.500 </text:p>
            </table:table-cell>
            <table:table-cell table:number-columns-repeated="2" table:style-name="ce744"/>
            <table:table-cell table:style-name="ce771"/>
            <table:table-cell table:style-name="ce774" table:formula="of:=[.R10]-[.R11]" office:value-type="float" office:value="53555">
              <text:p>53.555,0</text:p>
            </table:table-cell>
            <table:table-cell table:style-name="ce780" table:formula="of:=SUM([.C12:.O12])" office:value-type="float" office:value="30000">
              <text:p>30.00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table-row table:style-name="ro2">
          <table:table-cell table:style-name="ce631" office:value-type="string">
            <text:p>2. Autres entrées</text:p>
          </table:table-cell>
          <table:table-cell table:style-name="ce651" table:formula="of:=[.B11]" office:value-type="float" office:value="0.06">
            <text:p>0</text:p>
          </table:table-cell>
          <table:table-cell table:style-name="ce680" office:value-type="float" office:value="0">
            <text:p>0</text:p>
          </table:table-cell>
          <table:table-cell table:style-name="ce710"/>
          <table:table-cell table:style-name="ce707"/>
          <table:table-cell table:style-name="ce733"/>
          <table:table-cell table:style-name="ce735"/>
          <table:table-cell table:style-name="ce707"/>
          <table:table-cell table:style-name="ce733"/>
          <table:table-cell table:number-columns-repeated="5" table:style-name="ce707"/>
          <table:table-cell table:number-columns-repeated="2" table:style-name="ce742"/>
          <table:table-cell table:style-name="ce771"/>
          <table:table-cell table:style-name="ce775"/>
          <table:table-cell table:style-name="ce780" table:formula="of:=SUM([.C13:.O13])" office:value-type="float" office:value="0">
            <text:p>- <text:s text:c="3"/></text:p>
          </table:table-cell>
          <table:table-cell table:style-name="ce764" table:formula="of:=[.S13]/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4"/>
          <table:table-cell table:style-name="ce655"/>
          <table:table-cell table:style-name="ce681"/>
          <table:table-cell table:style-name="ce711"/>
          <table:table-cell table:style-name="ce709" table:number-columns-repeated="10"/>
          <table:table-cell table:style-name="ce745" table:number-columns-repeated="2"/>
          <table:table-cell table:style-name="ce478" table:number-columns-repeated="2"/>
          <table:table-cell table:style-name="ce780" table:formula="of:=SUM([.C14:.O14])"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5" office:value-type="string">
            <office:annotation draw:style-name="gr5" draw:text-style-name="P2" svg:width="3.862cm" svg:height="3.705cm" svg:x="12.753cm" svg:y="5.556cm" draw:caption-point-x="-7.421cm" draw:caption-point-y="0.751cm">
              <dc:date>2014-07-21T00:00:00</dc:date>
              <text:p text:style-name="P2"><text:span text:style-name="T4">La TVA se calcule sur les factures EMISES (même si pas encore payées)</text:span></text:p>
            </office:annotation>
            <text:p>Dont TVA à payer</text:p>
          </table:table-cell>
          <table:table-cell table:style-name="ce656"/>
          <table:table-cell table:style-name="ce682" table:formula="of:=([.C9]+[.C10]+[.C11]+[.C13])*(1-1/1.06)+[.C12]*(1-1/(1+[.$B$12]))" office:value-type="float" office:value="12905.6603773585">
            <text:p>12.906 </text:p>
          </table:table-cell>
          <table:table-cell table:style-name="ce712" table:formula="of:=([.D9]+[.D10]+[.D11]+[.D13])*(1-1/1.06)+[.D12]*(1-1/(1+[.$B$12]))" office:value-type="float" office:value="0">
            <text:p>0 </text:p>
          </table:table-cell>
          <table:table-cell table:style-name="ce712" table:formula="of:=([.E9]+[.E10]+[.E11]+[.E13])*(1-1/1.06)+[.E12]*(1-1/(1+[.$B$12]))" office:value-type="float" office:value="1301.65289256198">
            <text:p>1.302 </text:p>
          </table:table-cell>
          <table:table-cell table:style-name="ce712" table:formula="of:=([.F9]+[.F10]+[.F11]+[.F13])*(1-1/1.06)+[.F12]*(1-1/(1+[.$B$12]))" office:value-type="float" office:value="0">
            <text:p>0 </text:p>
          </table:table-cell>
          <table:table-cell table:style-name="ce712" table:formula="of:=([.G9]+[.G10]+[.G11]+[.G13])*(1-1/1.06)+[.G12]*(1-1/(1+[.$B$12]))" office:value-type="float" office:value="33.9622641509435">
            <text:p>34 </text:p>
          </table:table-cell>
          <table:table-cell table:style-name="ce712" table:formula="of:=([.H9]+[.H10]+[.H11]+[.H13])*(1-1/1.06)+[.H12]*(1-1/(1+[.$B$12]))" office:value-type="float" office:value="1301.65289256198">
            <text:p>1.302 </text:p>
          </table:table-cell>
          <table:table-cell table:style-name="ce712" table:formula="of:=([.I9]+[.I10]+[.I11]+[.I13])*(1-1/1.06)+[.I12]*(1-1/(1+[.$B$12]))" office:value-type="float" office:value="0">
            <text:p>0 </text:p>
          </table:table-cell>
          <table:table-cell table:style-name="ce712" table:formula="of:=([.J9]+[.J10]+[.J11]+[.J13])*(1-1/1.06)+[.J12]*(1-1/(1+[.$B$12]))" office:value-type="float" office:value="33.9622641509435">
            <text:p>34 </text:p>
          </table:table-cell>
          <table:table-cell table:style-name="ce712" table:formula="of:=([.K9]+[.K10]+[.K11]+[.K13])*(1-1/1.06)+[.K12]*(1-1/(1+[.$B$12]))" office:value-type="float" office:value="1301.65289256198">
            <text:p>1.302 </text:p>
          </table:table-cell>
          <table:table-cell table:style-name="ce712" table:formula="of:=([.L9]+[.L10]+[.L11]+[.L13])*(1-1/1.06)+[.L12]*(1-1/(1+[.$B$12]))" office:value-type="float" office:value="0">
            <text:p>0 </text:p>
          </table:table-cell>
          <table:table-cell table:style-name="ce712" table:formula="of:=([.M9]+[.M10]+[.M11]+[.M13])*(1-1/1.06)+[.M12]*(1-1/(1+[.$B$12]))" office:value-type="float" office:value="33.9622641509435">
            <text:p>34 </text:p>
          </table:table-cell>
          <table:table-cell table:style-name="ce712" table:formula="of:=([.N9]+[.N10]+[.N11]+[.N13])*(1-1/1.06)+[.N12]*(1-1/(1+[.$B$12]))" office:value-type="float" office:value="1301.65289256198">
            <text:p>1.302 </text:p>
          </table:table-cell>
          <table:table-cell table:style-name="ce746" table:formula="of:=([.O9]+[.O10]+[.O11]+[.O13])*(1-1/1.06)+[.O12]*(1-1/(1+[.$B$12]))" office:value-type="float" office:value="0">
            <text:p>0 </text:p>
          </table:table-cell>
          <table:table-cell table:style-name="ce682" table:formula="of:=([.P9]+[.P10]+[.P11]+[.P13])*(1-1/1.06)+[.P12]*(1-1/(1+[.$B$12]))" office:value-type="float" office:value="13618.8679245283">
            <text:p>13.619 </text:p>
          </table:table-cell>
          <table:table-cell table:style-name="ce478" table:number-columns-repeated="2"/>
          <table:table-cell table:style-name="ce779" table:formula="of:=SUM([.C15:.O15])" office:value-type="float" office:value="18214.1587400593">
            <text:p>18.214 <text:s text:c="3"/></text:p>
          </table:table-cell>
          <table:table-cell table:style-name="ce764" table:formula="of:=[.S15]/1.21" office:value-type="float" office:value="15053.0237521151">
            <text:p>15.053,02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4"/>
          <table:table-cell table:style-name="ce655"/>
          <table:table-cell table:style-name="ce683"/>
          <table:table-cell table:style-name="ce713" table:number-columns-repeated="11"/>
          <table:table-cell table:style-name="ce747" table:number-columns-repeated="2"/>
          <table:table-cell table:style-name="ce478" table:number-columns-repeated="2"/>
          <table:table-cell table:style-name="ce779" table:formula="of:=SUM([.C16:.O16])"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6" office:value-type="string">
            <text:p>B. TOTAL ENTREES</text:p>
          </table:table-cell>
          <table:table-cell table:style-name="ce657"/>
          <table:table-cell table:style-name="ce684" table:formula="of:=[.C8]+[.C13]" office:value-type="float" office:value="228000">
            <text:p>228.000 </text:p>
          </table:table-cell>
          <table:table-cell table:style-name="ce714" table:formula="of:=SUM([.D8]+[.D13])" office:value-type="float" office:value="0">
            <text:p>0 </text:p>
          </table:table-cell>
          <table:table-cell table:style-name="ce714" table:formula="of:=SUM([.E8]+[.E13])" office:value-type="float" office:value="7500">
            <text:p>7.500 </text:p>
          </table:table-cell>
          <table:table-cell table:style-name="ce714" table:formula="of:=SUM([.F8]+[.F13])" office:value-type="float" office:value="0">
            <text:p>0 </text:p>
          </table:table-cell>
          <table:table-cell table:style-name="ce714" table:formula="of:=SUM([.G8]+[.G13])" office:value-type="float" office:value="600">
            <text:p>600 </text:p>
          </table:table-cell>
          <table:table-cell table:style-name="ce714" table:formula="of:=SUM([.H8]+[.H13])" office:value-type="float" office:value="7500">
            <text:p>7.500 </text:p>
          </table:table-cell>
          <table:table-cell table:style-name="ce714" table:formula="of:=SUM([.I8]+[.I13])" office:value-type="float" office:value="0">
            <text:p>0 </text:p>
          </table:table-cell>
          <table:table-cell table:style-name="ce714" table:formula="of:=SUM([.J8]+[.J13])" office:value-type="float" office:value="600">
            <text:p>600 </text:p>
          </table:table-cell>
          <table:table-cell table:style-name="ce714" table:formula="of:=SUM([.K8]+[.K13])" office:value-type="float" office:value="7500">
            <text:p>7.500 </text:p>
          </table:table-cell>
          <table:table-cell table:style-name="ce714" table:formula="of:=SUM([.L8]+[.L13])" office:value-type="float" office:value="0">
            <text:p>0 </text:p>
          </table:table-cell>
          <table:table-cell table:style-name="ce714" table:formula="of:=SUM([.M8]+[.M13])" office:value-type="float" office:value="600">
            <text:p>600 </text:p>
          </table:table-cell>
          <table:table-cell table:style-name="ce714" table:formula="of:=SUM([.N8]+[.N13])" office:value-type="float" office:value="7500">
            <text:p>7.500 </text:p>
          </table:table-cell>
          <table:table-cell table:style-name="ce748" table:formula="of:=SUM([.O8]+[.O13])" office:value-type="float" office:value="0">
            <text:p>0 </text:p>
          </table:table-cell>
          <table:table-cell table:style-name="ce748" table:formula="of:=SUM([.P8]+[.P13])" office:value-type="float" office:value="240600">
            <text:p>240.600 </text:p>
          </table:table-cell>
          <table:table-cell table:style-name="ce478" table:number-columns-repeated="2"/>
          <table:table-cell table:style-name="ce780" table:formula="of:=SUM([.C17:.O17])" office:value-type="float" office:value="259800">
            <text:p>259.800 <text:s text:c="3"/></text:p>
          </table:table-cell>
          <table:table-cell table:style-name="ce764" table:formula="of:=[.S17]/1.21" office:value-type="float" office:value="214710.743801653">
            <text:p>214.710,74 <text:s text:c="3"/></text:p>
          </table:table-cell>
          <table:table-cell table:style-name="ce478" table:formula="of:=[.S15]+[.S17]" office:value-type="float" office:value="278014.158740059">
            <text:p>278.014</text:p>
          </table:table-cell>
          <table:table-cell table:style-name="ce478" table:number-columns-repeated="104"/>
          <table:table-cell table:style-name="ce771" table:number-columns-repeated="124"/>
          <table:table-cell table:style-name="ce792" table:number-columns-repeated="3"/>
          <table:table-cell table:style-name="ce771" table:number-columns-repeated="772"/>
        </table:table-row>
        <table:table-row table:style-name="ro2">
          <table:table-cell table:style-name="ce634"/>
          <table:table-cell table:style-name="ce655"/>
          <table:table-cell table:style-name="ce676"/>
          <table:table-cell table:style-name="ce715" table:number-columns-repeated="11"/>
          <table:table-cell table:style-name="ce749" table:number-columns-repeated="2"/>
          <table:table-cell table:style-name="ce771" table:number-columns-repeated="2"/>
          <table:table-cell table:style-name="ce780" table:formula="of:=SUM([.C18:.O18])" office:value-type="float" office:value="0">
            <text:p>- <text:s text:c="3"/></text:p>
          </table:table-cell>
          <table:table-cell table:style-name="ce785"/>
          <table:table-cell table:style-name="ce788"/>
          <table:table-cell table:style-name="ce771" table:number-columns-repeated="1003"/>
        </table:table-row>
        <table:table-row table:style-name="ro2">
          <table:table-cell table:style-name="ce630" office:value-type="string">
            <text:p>SORTIES</text:p>
          </table:table-cell>
          <table:table-cell table:style-name="ce650"/>
          <table:table-cell table:style-name="ce676"/>
          <table:table-cell table:number-columns-repeated="11" table:style-name="ce715"/>
          <table:table-cell table:number-columns-repeated="2" table:style-name="ce750"/>
          <table:table-cell table:style-name="ce478" table:number-columns-repeated="2"/>
          <table:table-cell table:style-name="ce780" table:formula="of:=SUM([.C19:.O19])" office:value-type="float" office:value="0">
            <text:p>- <text:s text:c="3"/></text:p>
          </table:table-cell>
          <table:table-cell table:style-name="ce764"/>
          <table:table-cell table:style-name="ce789"/>
          <table:table-cell table:style-name="ce478" table:number-columns-repeated="104"/>
          <table:table-cell table:style-name="ce771" table:number-columns-repeated="124"/>
          <table:table-cell table:style-name="ce708" table:number-columns-repeated="3"/>
          <table:table-cell table:style-name="ce771" table:number-columns-repeated="772"/>
        </table:table-row>
        <table:table-row table:style-name="ro2">
          <table:table-cell table:style-name="ce631" office:value-type="string">
            <text:p>2. Charges variables, mat. 1ères (TVAC)</text:p>
          </table:table-cell>
          <table:table-cell table:style-name="ce651"/>
          <table:table-cell table:style-name="ce685" table:formula="of:=SUM([.C21:.C25])" office:value-type="float" office:value="8410.04">
            <text:p>8.410 </text:p>
          </table:table-cell>
          <table:table-cell table:style-name="ce716" table:formula="of:=SUM([.D21:.D25])" office:value-type="float" office:value="6091.8">
            <text:p>6.092 </text:p>
          </table:table-cell>
          <table:table-cell table:style-name="ce707" table:formula="of:=SUM([.E21:.E25])" office:value-type="float" office:value="0">
            <text:p>0 </text:p>
          </table:table-cell>
          <table:table-cell table:style-name="ce707" table:formula="of:=SUM([.F21:.F25])" office:value-type="float" office:value="8410.04">
            <text:p>8.410 </text:p>
          </table:table-cell>
          <table:table-cell table:style-name="ce707" table:formula="of:=SUM([.G21:.G25])" office:value-type="float" office:value="6091.8">
            <text:p>6.092 </text:p>
          </table:table-cell>
          <table:table-cell table:style-name="ce707" table:formula="of:=SUM([.H21:.H25])" office:value-type="float" office:value="0">
            <text:p>0 </text:p>
          </table:table-cell>
          <table:table-cell table:style-name="ce707" table:formula="of:=SUM([.I21:.I25])" office:value-type="float" office:value="8410.04">
            <text:p>8.410 </text:p>
          </table:table-cell>
          <table:table-cell table:style-name="ce707" table:formula="of:=SUM([.J21:.J25])" office:value-type="float" office:value="6091.8">
            <text:p>6.092 </text:p>
          </table:table-cell>
          <table:table-cell table:style-name="ce707" table:formula="of:=SUM([.K21:.K25])" office:value-type="float" office:value="0">
            <text:p>0 </text:p>
          </table:table-cell>
          <table:table-cell table:style-name="ce707" table:formula="of:=SUM([.L21:.L25])" office:value-type="float" office:value="8410.04">
            <text:p>8.410 </text:p>
          </table:table-cell>
          <table:table-cell table:style-name="ce707" table:formula="of:=SUM([.M21:.M25])" office:value-type="float" office:value="6091.8">
            <text:p>6.092 </text:p>
          </table:table-cell>
          <table:table-cell table:style-name="ce707" table:formula="of:=SUM([.N22:.N25])" office:value-type="float" office:value="0">
            <text:p>0 </text:p>
          </table:table-cell>
          <table:table-cell table:style-name="ce742" table:formula="of:=SUM([.O22:.O25])" office:value-type="float" office:value="0">
            <text:p>0 </text:p>
          </table:table-cell>
          <table:table-cell table:style-name="ce742"/>
          <table:table-cell table:style-name="ce478" table:number-columns-repeated="2"/>
          <table:table-cell table:style-name="ce780" table:formula="of:=SUM([.C20:.O20])" office:value-type="float" office:value="58007.36">
            <text:p>58.007 <text:s text:c="3"/></text:p>
          </table:table-cell>
          <table:table-cell table:style-name="ce764" table:formula="of:=[.S20]/1.21" office:value-type="float" office:value="47939.9669421488">
            <text:p>47.939,97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display="false">
          <table:table-row table:style-name="ro2" table:visibility="collapse">
            <table:table-cell table:style-name="ce632" office:value-type="string" office:string-value="Impressions">
              <text:p>Impressions </text:p>
            </table:table-cell>
            <table:table-cell table:style-name="ce658" office:value-type="percentage" office:value="0.06">
              <office:annotation draw:style-name="gr2" draw:text-style-name="P2" svg:width="4cm" svg:height="2.567cm" svg:x="6.937cm" svg:y="8.996cm" draw:caption-point-x="-0.458cm" draw:caption-point-y="0.009cm">
                <dc:date>2014-07-21T00:00:00</dc:date>
                <text:p text:style-name="P2"><text:span text:style-name="T1">Céline Decamp:</text:span></text:p>
                <text:p text:style-name="P2"><text:span text:style-name="T2">6 ou 21, en attente de la confirmation de E. Whatelet</text:span></text:p>
              </office:annotation>
              <text:p>6%</text:p>
            </table:table-cell>
            <table:table-cell table:style-name="ce686" table:formula="of:=[$'2.1 CA, CV'.B6]*(1+[$'6. Trésorerie si préfin T'.$B$21])" office:value-type="float" office:value="8410.04">
              <text:p>8.410 </text:p>
            </table:table-cell>
            <table:table-cell table:style-name="ce717"/>
            <table:table-cell table:style-name="ce709"/>
            <table:table-cell table:style-name="ce709" table:formula="of:=[$'2.1 CA, CV'.B7]*(1+[$'6. Trésorerie si préfin T'.$B$21])" office:value-type="float" office:value="8410.04">
              <text:p>8.410 </text:p>
            </table:table-cell>
            <table:table-cell table:number-columns-repeated="2" table:style-name="ce709"/>
            <table:table-cell table:style-name="ce709" table:formula="of:=[$'2.1 CA, CV'.B8]*(1+[$'6. Trésorerie si préfin T'.$B$21])" office:value-type="float" office:value="8410.04">
              <text:p>8.410 </text:p>
            </table:table-cell>
            <table:table-cell table:number-columns-repeated="2" table:style-name="ce709"/>
            <table:table-cell table:style-name="ce709" table:formula="of:=[$'2.1 CA, CV'.B9]*(1+[$'6. Trésorerie si préfin T'.$B$21])" office:value-type="float" office:value="8410.04">
              <text:p>8.410 </text:p>
            </table:table-cell>
            <table:table-cell table:number-columns-repeated="2" table:style-name="ce709"/>
            <table:table-cell table:style-name="ce745" table:formula="of:=[$'2.1 CA, CV'.B10]*(1+[$'6. Trésorerie si préfin T'.$B$21])" office:value-type="float" office:value="9256.8263">
              <text:p>9.257 </text:p>
            </table:table-cell>
            <table:table-cell table:style-name="ce745"/>
            <table:table-cell table:style-name="ce771" table:number-columns-repeated="2"/>
            <table:table-cell table:style-name="ce780" table:formula="of:=SUM([.C21:.O21])" office:value-type="float" office:value="42896.9863">
              <text:p>42.897 <text:s text:c="3"/></text:p>
            </table:table-cell>
            <table:table-cell table:style-name="ce785"/>
            <table:table-cell table:style-name="ce771" table:number-columns-repeated="1004"/>
          </table:table-row>
          <table:table-row table:style-name="ro2" table:visibility="collapse">
            <table:table-cell table:style-name="ce633" table:formula="of:=[.A9]" office:value-type="string" office:string-value="Papier présentoirs ">
              <text:p>Papier présentoirs </text:p>
            </table:table-cell>
            <table:table-cell table:style-name="ce659"/>
            <table:table-cell table:style-name="ce678"/>
            <table:table-cell table:number-columns-repeated="2" table:style-name="ce709"/>
            <table:table-cell table:style-name="ce709" table:formula="of:=[$'2.1 CA, CV'.$B$101]" office:value-type="float" office:value="0">
              <text:p>0 </text:p>
            </table:table-cell>
            <table:table-cell table:number-columns-repeated="2" table:style-name="ce709"/>
            <table:table-cell table:style-name="ce709" table:formula="of:=[$'2.1 CA, CV'.$B$104]" office:value-type="float" office:value="0">
              <text:p>0 </text:p>
            </table:table-cell>
            <table:table-cell table:number-columns-repeated="2" table:style-name="ce709"/>
            <table:table-cell table:style-name="ce709" table:formula="of:=[$'2.1 CA, CV'.$B$107]" office:value-type="float" office:value="0">
              <text:p>0 </text:p>
            </table:table-cell>
            <table:table-cell table:number-columns-repeated="2" table:style-name="ce709"/>
            <table:table-cell table:style-name="ce751" table:formula="of:=[$'2.1 CA, CV'.$B$110]" office:value-type="float" office:value="0">
              <text:p>0 </text:p>
            </table:table-cell>
            <table:table-cell table:style-name="ce751"/>
            <table:table-cell table:style-name="ce771" table:number-columns-repeated="2"/>
            <table:table-cell table:style-name="ce780" table:formula="of:=SUM([.C22:.O22])" office:value-type="float" office:value="0">
              <text:p>- <text:s text:c="3"/></text:p>
            </table:table-cell>
            <table:table-cell table:style-name="ce785"/>
            <table:table-cell table:style-name="ce771" table:number-columns-repeated="1004"/>
          </table:table-row>
          <table:table-row table:style-name="ro2" table:visibility="collapse">
            <table:table-cell table:style-name="ce633" table:formula="of:=[.A10]" office:value-type="string" office:string-value="Papier librairies ">
              <text:p>Papier librairies </text:p>
            </table:table-cell>
            <table:table-cell table:style-name="ce659"/>
            <table:table-cell table:style-name="ce678"/>
            <table:table-cell table:style-name="ce709">
              <office:annotation draw:style-name="gr2" draw:text-style-name="P2" svg:width="3.971cm" svg:height="1.534cm" svg:x="11.832cm" svg:y="8.996cm" draw:caption-point-x="-0.375cm" draw:caption-point-y="0.009cm">
                <dc:date>2014-07-21T00:00:00</dc:date>
                <text:p text:style-name="P2"><text:span text:style-name="T1">Céline Decamp:</text:span></text:p>
                <text:p text:style-name="P2"><text:span text:style-name="T2">le % de slibrairies est de l'argent qui ne rentre pas</text:span></text:p>
                <text:p text:style-name="P2"><text:span text:style-name="T2"/></text:p>
              </office:annotation>
            </table:table-cell>
            <table:table-cell table:style-name="ce709"/>
            <table:table-cell table:style-name="ce708"/>
            <table:table-cell table:number-columns-repeated="8" table:style-name="ce709"/>
            <table:table-cell table:number-columns-repeated="2" table:style-name="ce751"/>
            <table:table-cell table:style-name="ce771" table:number-columns-repeated="2"/>
            <table:table-cell table:style-name="ce780" table:formula="of:=SUM([.C23:.O23])" office:value-type="float" office:value="0">
              <text:p>- <text:s text:c="3"/></text:p>
            </table:table-cell>
            <table:table-cell table:style-name="ce785"/>
            <table:table-cell table:style-name="ce771" table:number-columns-repeated="1004"/>
          </table:table-row>
          <table:table-row table:style-name="ro2" table:visibility="collapse">
            <table:table-cell table:style-name="ce633" table:formula="of:=[.A11]" office:value-type="string" office:string-value="Papier abonnements ">
              <text:p>Papier abonnements </text:p>
            </table:table-cell>
            <table:table-cell table:style-name="ce660" office:value-type="percentage" office:value="0">
              <office:annotation draw:style-name="gr2" draw:text-style-name="P2" svg:width="4cm" svg:height="2.012cm" svg:x="6.937cm" svg:y="10.106cm" draw:caption-point-x="-0.458cm" draw:caption-point-y="-1.101cm">
                <dc:date>2014-07-21T00:00:00</dc:date>
                <text:p text:style-name="P2"><text:span text:style-name="T1">Céline Decamp:</text:span></text:p>
                <text:p text:style-name="P2"><text:span text:style-name="T2">pas de tva sur timbre a confirmer</text:span></text:p>
                <text:p text:style-name="P2"><text:span text:style-name="T2"/></text:p>
              </office:annotation>
              <text:p>0%</text:p>
            </table:table-cell>
            <table:table-cell table:style-name="ce678"/>
            <table:table-cell table:style-name="ce709" table:formula="of:=[$'2.1 CA, CV'.D101]*(1+[.$B$24])" office:value-type="float" office:value="4183.8">
              <text:p>4.184 </text:p>
            </table:table-cell>
            <table:table-cell table:number-columns-repeated="2" table:style-name="ce709"/>
            <table:table-cell table:style-name="ce709" table:formula="of:=[$'2.1 CA, CV'.D104]*(1+[.$B$24])" office:value-type="float" office:value="4183.8">
              <text:p>4.184 </text:p>
            </table:table-cell>
            <table:table-cell table:number-columns-repeated="2" table:style-name="ce709"/>
            <table:table-cell table:style-name="ce709" table:formula="of:=[$'2.1 CA, CV'.D107]*(1+[.$B$24])" office:value-type="float" office:value="4183.8">
              <text:p>4.184 </text:p>
            </table:table-cell>
            <table:table-cell table:number-columns-repeated="2" table:style-name="ce709"/>
            <table:table-cell table:style-name="ce709" table:formula="of:=[$'2.1 CA, CV'.D110]*(1+[.$B$24])" office:value-type="float" office:value="4183.8">
              <text:p>4.184 </text:p>
            </table:table-cell>
            <table:table-cell table:style-name="ce709"/>
            <table:table-cell table:style-name="ce751"/>
            <table:table-cell table:style-name="ce693" table:formula="of:=[$'2.1 CA, CV'.D122]*(1+[.$B$24])" office:value-type="float" office:value="4536.12">
              <text:p>4.536 </text:p>
            </table:table-cell>
            <table:table-cell table:style-name="ce771" table:number-columns-repeated="2"/>
            <table:table-cell table:style-name="ce780" table:formula="of:=SUM([.C24:.O24])" office:value-type="float" office:value="16735.2">
              <text:p>16.735 <text:s text:c="3"/></text:p>
            </table:table-cell>
            <table:table-cell table:style-name="ce785" table:formula="of:=[.S24]/1.21" office:value-type="float" office:value="13830.7438016529">
              <text:p>13.830,74 <text:s text:c="3"/></text:p>
            </table:table-cell>
            <table:table-cell table:style-name="ce790"/>
            <table:table-cell table:style-name="ce771" table:number-columns-repeated="228"/>
            <table:table-cell table:style-name="ce708" table:number-columns-repeated="3"/>
            <table:table-cell table:style-name="ce771" table:number-columns-repeated="772"/>
          </table:table-row>
          <table:table-row table:style-name="ro2" table:visibility="collapse">
            <table:table-cell table:style-name="ce633" office:value-type="string" office:string-value="Pub (flexible)">
              <text:p>Pub (flexible) </text:p>
            </table:table-cell>
            <table:table-cell table:style-name="ce660" office:value-type="percentage" office:value="0.06">
              <office:annotation draw:style-name="gr2" draw:text-style-name="P2" svg:width="4.057cm" svg:height="2.488cm" svg:x="10.125cm" svg:y="9.895cm" draw:caption-point-x="-3.646cm" draw:caption-point-y="-0.89cm">
                <dc:date>2014-07-21T00:00:00</dc:date>
                <text:p text:style-name="P2"><text:span text:style-name="T1">Céline Decamp:</text:span></text:p>
                <text:p text:style-name="P2"><text:span text:style-name="T2">en attente de confiormation, hypo la plus pessimiste (on récupère moins avec un taux plus bas)</text:span></text:p>
              </office:annotation>
              <text:p>6%</text:p>
            </table:table-cell>
            <table:table-cell table:style-name="ce678"/>
            <table:table-cell table:style-name="ce709" table:formula="of:=[$'2.1 CA, CV'.$E$101]*(1+[.$B$25])" office:value-type="float" office:value="1908">
              <text:p>1.908 </text:p>
            </table:table-cell>
            <table:table-cell table:number-columns-repeated="2" table:style-name="ce709"/>
            <table:table-cell table:style-name="ce709" table:formula="of:=[$'2.1 CA, CV'.$E$104]*(1+[.$B$25])" office:value-type="float" office:value="1908">
              <text:p>1.908 </text:p>
            </table:table-cell>
            <table:table-cell table:number-columns-repeated="2" table:style-name="ce709"/>
            <table:table-cell table:style-name="ce709" table:formula="of:=[$'2.1 CA, CV'.$E$107]*(1+[.$B$25])" office:value-type="float" office:value="1908">
              <text:p>1.908 </text:p>
            </table:table-cell>
            <table:table-cell table:number-columns-repeated="2" table:style-name="ce709"/>
            <table:table-cell table:style-name="ce709" table:formula="of:=[$'2.1 CA, CV'.$E$110]*(1+[.$B$25])" office:value-type="float" office:value="1908">
              <text:p>1.908 </text:p>
            </table:table-cell>
            <table:table-cell table:style-name="ce709"/>
            <table:table-cell table:style-name="ce751"/>
            <table:table-cell table:style-name="ce767" table:formula="of:=[$'2.1 CA, CV'.$E$122]*(1+[.$B$25])" office:value-type="float" office:value="1965.24">
              <text:p>1.965 </text:p>
            </table:table-cell>
            <table:table-cell table:style-name="ce771" table:number-columns-repeated="2"/>
            <table:table-cell table:style-name="ce780" table:formula="of:=SUM([.C25:.O25])" office:value-type="float" office:value="7632">
              <text:p>7.632 <text:s text:c="3"/></text:p>
            </table:table-cell>
            <table:table-cell table:style-name="ce785" table:formula="of:=[.S25]/1.21" office:value-type="float" office:value="6307.43801652893">
              <text:p>6.307,44 <text:s text:c="3"/></text:p>
            </table:table-cell>
            <table:table-cell table:style-name="ce771" table:number-columns-repeated="229"/>
            <table:table-cell table:style-name="ce708" table:number-columns-repeated="3"/>
            <table:table-cell table:style-name="ce771" table:number-columns-repeated="772"/>
          </table:table-row>
        </table:table-row-group>
        <table:table-row table:style-name="ro2">
          <table:table-cell table:style-name="ce637" office:value-type="string">
            <text:p>3. Rémunérations</text:p>
          </table:table-cell>
          <table:table-cell table:style-name="ce661"/>
          <table:table-cell table:style-name="ce687" table:formula="of:=SUM([.C27:.C29])" office:value-type="float" office:value="0">
            <text:p>0 </text:p>
          </table:table-cell>
          <table:table-cell table:style-name="ce718" table:formula="of:=SUM([.D27:.D29])" office:value-type="float" office:value="35547.3060125">
            <text:p>35.547 </text:p>
          </table:table-cell>
          <table:table-cell table:style-name="ce718" table:formula="of:=SUM([.E27:.E29])" office:value-type="float" office:value="1594.6560125">
            <text:p>1.595 </text:p>
          </table:table-cell>
          <table:table-cell table:style-name="ce718" table:formula="of:=SUM([.F27:.F29])" office:value-type="float" office:value="1594.6560125">
            <text:p>1.595 </text:p>
          </table:table-cell>
          <table:table-cell table:style-name="ce718" table:formula="of:=SUM([.G27:.G29])" office:value-type="float" office:value="35547.3060125">
            <text:p>35.547 </text:p>
          </table:table-cell>
          <table:table-cell table:style-name="ce718" table:formula="of:=SUM([.H27:.H29])" office:value-type="float" office:value="1594.6560125">
            <text:p>1.595 </text:p>
          </table:table-cell>
          <table:table-cell table:style-name="ce718" table:formula="of:=SUM([.I27:.I29])" office:value-type="float" office:value="1594.6560125">
            <text:p>1.595 </text:p>
          </table:table-cell>
          <table:table-cell table:style-name="ce718" table:formula="of:=SUM([.J27:.J29])" office:value-type="float" office:value="35547.3060125">
            <text:p>35.547 </text:p>
          </table:table-cell>
          <table:table-cell table:style-name="ce718" table:formula="of:=SUM([.K27:.K29])" office:value-type="float" office:value="1594.6560125">
            <text:p>1.595 </text:p>
          </table:table-cell>
          <table:table-cell table:style-name="ce718" table:formula="of:=SUM([.L27:.L29])" office:value-type="float" office:value="1594.6560125">
            <text:p>1.595 </text:p>
          </table:table-cell>
          <table:table-cell table:style-name="ce718" table:formula="of:=SUM([.M27:.M29])" office:value-type="float" office:value="35547.3060125">
            <text:p>35.547 </text:p>
          </table:table-cell>
          <table:table-cell table:style-name="ce718" table:formula="of:=SUM([.N27:.N29])" office:value-type="float" office:value="1594.6560125">
            <text:p>1.595 </text:p>
          </table:table-cell>
          <table:table-cell table:style-name="ce752" table:formula="of:=SUM([.O27:.O29])" office:value-type="float" office:value="1595">
            <text:p>1.595 </text:p>
          </table:table-cell>
          <table:table-cell table:style-name="ce752" table:formula="of:=SUM([.P27:.P29])" office:value-type="float" office:value="35677.917">
            <text:p>35.678 </text:p>
          </table:table-cell>
          <table:table-cell table:style-name="ce772" table:number-columns-repeated="2"/>
          <table:table-cell table:style-name="ce780" table:formula="of:=[.S27]+[.S29]" office:value-type="float" office:value="153240.2161375">
            <text:p>153.240 <text:s text:c="3"/></text:p>
          </table:table-cell>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group table:display="false">
          <table:table-row table:style-name="ro2" table:visibility="collapse">
            <table:table-cell table:style-name="ce633" office:value-type="string" office:string-value="Indépendants">
              <text:p>Indépendants </text:p>
            </table:table-cell>
            <table:table-cell table:style-name="ce662" office:value-type="percentage" office:value="0">
              <office:annotation draw:style-name="gr2" draw:text-style-name="P2" svg:width="4.029cm" svg:height="1.244cm" svg:x="14.068cm" svg:y="10.001cm" draw:caption-point-x="-7.589cm" draw:caption-point-y="-0.546cm">
                <dc:date>2014-07-21T00:00:00</dc:date>
                <text:p text:style-name="P2"><text:span text:style-name="T1">Céline Decamp:</text:span></text:p>
                <text:p text:style-name="P2"><text:span text:style-name="T2">confiormation, hypo la plus pessimiste (on récupère moins avec un taux plus bas)</text:span></text:p>
              </office:annotation>
              <text:p>0%</text:p>
            </table:table-cell>
            <table:table-cell table:style-name="ce688"/>
            <table:table-cell table:style-name="ce709" table:formula="of:=([$'3. Personnel'.$F$55]-[$'3. Personnel'.$Q$67]-[$'3. Personnel'.$F$51])/4*(1+[.$B$27])" office:value-type="float" office:value="33526">
              <text:p>33.526 </text:p>
            </table:table-cell>
            <table:table-cell table:style-name="ce730"/>
            <table:table-cell table:style-name="ce734"/>
            <table:table-cell table:style-name="ce709" table:formula="of:=([$'3. Personnel'.$F$55]-[$'3. Personnel'.$Q$67]-[$'3. Personnel'.$F$51])/4*(1+[.$B$27])" office:value-type="float" office:value="33526">
              <text:p>33.526 </text:p>
            </table:table-cell>
            <table:table-cell table:style-name="ce709"/>
            <table:table-cell table:style-name="ce734"/>
            <table:table-cell table:style-name="ce709" table:formula="of:=([$'3. Personnel'.$F$55]-[$'3. Personnel'.$Q$67]-[$'3. Personnel'.$F$51])/4*(1+[.$B$27])" office:value-type="float" office:value="33526">
              <text:p>33.526 </text:p>
            </table:table-cell>
            <table:table-cell table:style-name="ce709"/>
            <table:table-cell table:style-name="ce734"/>
            <table:table-cell table:style-name="ce709" table:formula="of:=([$'3. Personnel'.$F$55]-[$'3. Personnel'.$Q$67]-[$'3. Personnel'.$F$51])/4*(1+[.$B$27])" office:value-type="float" office:value="33526">
              <text:p>33.526 </text:p>
            </table:table-cell>
            <table:table-cell table:style-name="ce709"/>
            <table:table-cell table:style-name="ce753"/>
            <table:table-cell table:style-name="ce768" table:formula="of:=([$'3. Personnel'.G55]-[$'3. Personnel'.G39]-[$'3. Personnel'.G51])/4*(1+[.$B$27])" office:value-type="float" office:value="34196.52">
              <text:p>34.197 </text:p>
            </table:table-cell>
            <table:table-cell table:style-name="ce772" table:number-columns-repeated="2"/>
            <table:table-cell table:style-name="ce780" table:formula="of:=SUM([.D27:.N27])" office:value-type="float" office:value="134104">
              <text:p>134.104 <text:s text:c="3"/></text:p>
            </table:table-cell>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 table:style-name="ro2" table:visibility="collapse">
            <table:table-cell table:style-name="ce633" office:value-type="string" office:string-value="Routage">
              <text:p>Routage </text:p>
            </table:table-cell>
            <table:table-cell table:style-name="ce663" office:value-type="percentage" office:value="0.06">
              <office:annotation draw:style-name="gr2" draw:text-style-name="P2" svg:width="4.057cm" svg:height="1.799cm" svg:x="20.919cm" svg:y="13.044cm" draw:caption-point-x="-14.44cm" draw:caption-point-y="-3.589cm">
                <dc:date>2014-07-21T00:00:00</dc:date>
                <text:p text:style-name="P2"><text:span text:style-name="T1">Céline Decamp:</text:span></text:p>
                <text:p text:style-name="P2"><text:span text:style-name="T2">A confirmer, hypothèse worst case</text:span></text:p>
              </office:annotation>
              <text:p>6%</text:p>
            </table:table-cell>
            <table:table-cell table:style-name="ce689"/>
            <table:table-cell table:style-name="ce709" table:formula="of:=[$'3. Personnel'.F50]*(1+[.B28])" office:value-type="float" office:value="426.65">
              <text:p>427 </text:p>
            </table:table-cell>
            <table:table-cell table:style-name="ce709"/>
            <table:table-cell table:style-name="ce734"/>
            <table:table-cell table:style-name="ce709" table:formula="of:=[.D28]" office:value-type="float" office:value="426.65">
              <text:p>427 </text:p>
            </table:table-cell>
            <table:table-cell table:style-name="ce709"/>
            <table:table-cell table:style-name="ce734"/>
            <table:table-cell table:style-name="ce709" table:formula="of:=[.G28]" office:value-type="float" office:value="426.65">
              <text:p>427 </text:p>
            </table:table-cell>
            <table:table-cell table:style-name="ce709"/>
            <table:table-cell table:style-name="ce734"/>
            <table:table-cell table:style-name="ce709" table:formula="of:=[.J28]" office:value-type="float" office:value="426.65">
              <text:p>427 </text:p>
            </table:table-cell>
            <table:table-cell table:style-name="ce709"/>
            <table:table-cell table:style-name="ce753"/>
            <table:table-cell table:style-name="ce751" table:formula="of:=[$'3. Personnel'.G50]*(1+[.B28])" office:value-type="float" office:value="435.183">
              <text:p>435 </text:p>
            </table:table-cell>
            <table:table-cell table:style-name="ce772" table:number-columns-repeated="2"/>
            <table:table-cell table:style-name="ce780"/>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 table:style-name="ro2" table:visibility="collapse">
            <table:table-cell table:style-name="ce633" office:value-type="string" office:string-value="Employé">
              <text:p>Employé </text:p>
            </table:table-cell>
            <table:table-cell table:style-name="ce664"/>
            <table:table-cell table:style-name="ce678"/>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51" office:value-type="float" office:value="1595">
              <text:p>1.595 </text:p>
            </table:table-cell>
            <table:table-cell table:style-name="ce751" table:formula="of:=[$'3. Personnel'.G38]" office:value-type="float" office:value="1046.214">
              <text:p>1.046 </text:p>
            </table:table-cell>
            <table:table-cell table:style-name="ce772" table:number-columns-repeated="2"/>
            <table:table-cell table:style-name="ce780" table:formula="of:=SUM([.D29:.O29])" office:value-type="float" office:value="19136.2161375">
              <text:p>19.136 <text:s text:c="3"/></text:p>
            </table:table-cell>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group>
        <table:table-row table:style-name="ro2">
          <table:table-cell table:style-name="ce631" office:value-type="string">
            <text:p>4. Charges fixes</text:p>
          </table:table-cell>
          <table:table-cell table:style-name="ce651"/>
          <table:table-cell table:style-name="ce690" table:formula="of:=SUM([.C31:.C46])" office:value-type="float" office:value="0">
            <text:p>0 </text:p>
          </table:table-cell>
          <table:table-cell table:style-name="ce707" table:formula="of:=SUM([.D31:.D46])" office:value-type="float" office:value="875.366666666667">
            <text:p>875 </text:p>
          </table:table-cell>
          <table:table-cell table:style-name="ce707" table:formula="of:=SUM([.E31:.E46])" office:value-type="float" office:value="875.366666666667">
            <text:p>875 </text:p>
          </table:table-cell>
          <table:table-cell table:style-name="ce707" table:formula="of:=SUM([.F31:.F46])" office:value-type="float" office:value="875.366666666667">
            <text:p>875 </text:p>
          </table:table-cell>
          <table:table-cell table:style-name="ce707" table:formula="of:=SUM([.G31:.G46])" office:value-type="float" office:value="875.366666666667">
            <text:p>875 </text:p>
          </table:table-cell>
          <table:table-cell table:style-name="ce707" table:formula="of:=SUM([.H31:.H46])" office:value-type="float" office:value="875.366666666667">
            <text:p>875 </text:p>
          </table:table-cell>
          <table:table-cell table:style-name="ce707" table:formula="of:=SUM([.I31:.I46])" office:value-type="float" office:value="875.366666666667">
            <text:p>875 </text:p>
          </table:table-cell>
          <table:table-cell table:style-name="ce707" table:formula="of:=SUM([.J31:.J46])" office:value-type="float" office:value="875.366666666667">
            <text:p>875 </text:p>
          </table:table-cell>
          <table:table-cell table:style-name="ce707" table:formula="of:=SUM([.K31:.K46])" office:value-type="float" office:value="875.366666666667">
            <text:p>875 </text:p>
          </table:table-cell>
          <table:table-cell table:style-name="ce707" table:formula="of:=SUM([.L31:.L46])" office:value-type="float" office:value="875.366666666667">
            <text:p>875 </text:p>
          </table:table-cell>
          <table:table-cell table:style-name="ce707" table:formula="of:=SUM([.M31:.M46])" office:value-type="float" office:value="875.366666666667">
            <text:p>875 </text:p>
          </table:table-cell>
          <table:table-cell table:style-name="ce707" table:formula="of:=SUM([.N31:.N46])" office:value-type="float" office:value="875.366666666667">
            <text:p>875 </text:p>
          </table:table-cell>
          <table:table-cell table:style-name="ce742" table:formula="of:=SUM([.O31:.O46])" office:value-type="float" office:value="875.366666666667">
            <text:p>875 </text:p>
          </table:table-cell>
          <table:table-cell table:style-name="ce742" table:formula="of:=[.O30]*1.02" office:value-type="float" office:value="892.874">
            <text:p>893 </text:p>
          </table:table-cell>
          <table:table-cell table:style-name="ce478" table:number-columns-repeated="2"/>
          <table:table-cell table:style-name="ce780" table:formula="of:=SUM([.C30:.P30])" office:value-type="float" office:value="11397.274">
            <text:p>11.397 <text:s text:c="3"/></text:p>
          </table:table-cell>
          <table:table-cell table:style-name="ce787" table:formula="of:=[.S30]/1.21" office:value-type="float" office:value="9419.2347107438">
            <text:p>9.419,23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display="false">
          <table:table-row table:style-name="ro2" table:visibility="collapse">
            <table:table-cell table:style-name="ce633" office:value-type="string" office:string-value="Loyer - précompte immobilier">
              <text:p>Loyer - précompte immobilier </text:p>
            </table:table-cell>
            <table:table-cell table:style-name="ce662" office:value-type="percentage" office:value="0">
              <text:p>0%</text:p>
            </table:table-cell>
            <table:table-cell table:style-name="ce678"/>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54" table:formula="of:=[$'2.2 CF'.$E5]" office:value-type="float" office:value="300">
              <text:p>300 </text:p>
            </table:table-cell>
            <table:table-cell table:style-name="ce754"/>
            <table:table-cell table:style-name="ce478" table:number-columns-repeated="2"/>
            <table:table-cell table:style-name="ce780" table:formula="of:=SUM([.C31:.O31])" office:value-type="float" office:value="3600">
              <text:p>3.600 <text:s text:c="3"/></text:p>
            </table:table-cell>
            <table:table-cell table:style-name="ce764" table:formula="of:=[.S31]" office:value-type="float" office:value="3600">
              <text:p>3.600,00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Eau">
              <text:p>Eau </text:p>
            </table:table-cell>
            <table:table-cell table:style-name="ce663"/>
            <table:table-cell table:style-name="ce678"/>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55" table:formula="of:=[$'2.2 CF'.$E6]" office:value-type="float" office:value="0">
              <text:p>0 </text:p>
            </table:table-cell>
            <table:table-cell table:style-name="ce755"/>
            <table:table-cell table:style-name="ce478" table:number-columns-repeated="2"/>
            <table:table-cell table:style-name="ce780" table:formula="of:=SUM([.C32:.O32])" office:value-type="float" office:value="0">
              <text:p>- <text:s text:c="3"/></text:p>
            </table:table-cell>
            <table:table-cell table:style-name="ce764" table:formula="of:=[.S32]/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Gaz">
              <text:p>Gaz </text:p>
            </table:table-cell>
            <table:table-cell table:style-name="ce660"/>
            <table:table-cell table:style-name="ce678"/>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55" table:formula="of:=[$'2.2 CF'.$E7]" office:value-type="float" office:value="0">
              <text:p>0 </text:p>
            </table:table-cell>
            <table:table-cell table:style-name="ce755"/>
            <table:table-cell table:style-name="ce478" table:number-columns-repeated="2"/>
            <table:table-cell table:style-name="ce780" table:formula="of:=SUM([.C33:.O33])" office:value-type="float" office:value="0">
              <text:p>- <text:s text:c="3"/></text:p>
            </table:table-cell>
            <table:table-cell table:style-name="ce764" table:formula="of:=[.S33]/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text:p>Electricité</text:p>
            </table:table-cell>
            <table:table-cell table:style-name="ce663"/>
            <table:table-cell table:style-name="ce678"/>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55" table:formula="of:=[$'2.2 CF'.$E8]" office:value-type="float" office:value="0">
              <text:p>0 </text:p>
            </table:table-cell>
            <table:table-cell table:style-name="ce755"/>
            <table:table-cell table:style-name="ce478" table:number-columns-repeated="2"/>
            <table:table-cell table:style-name="ce780" table:formula="of:=SUM([.C34:.O34])" office:value-type="float" office:value="0">
              <text:p>- <text:s text:c="3"/></text:p>
            </table:table-cell>
            <table:table-cell table:style-name="ce764" table:formula="of:=[.S34]/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Mazout">
              <text:p>Mazout </text:p>
            </table:table-cell>
            <table:table-cell table:style-name="ce660"/>
            <table:table-cell table:style-name="ce678"/>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55" table:formula="of:=[$'2.2 CF'.$E9]" office:value-type="float" office:value="0">
              <text:p>0 </text:p>
            </table:table-cell>
            <table:table-cell table:style-name="ce755"/>
            <table:table-cell table:style-name="ce478" table:number-columns-repeated="2"/>
            <table:table-cell table:style-name="ce780" table:formula="of:=SUM([.C35:.O35])" office:value-type="float" office:value="0">
              <text:p>- <text:s text:c="3"/></text:p>
            </table:table-cell>
            <table:table-cell table:style-name="ce764" table:formula="of:=[.S35]/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text:p>Téléphone, gsm, internet, bancontact, poste</text:p>
            </table:table-cell>
            <table:table-cell table:style-name="ce663" office:value-type="percentage" office:value="0.21">
              <text:p>21%</text:p>
            </table:table-cell>
            <table:table-cell table:style-name="ce678"/>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55" table:formula="of:=[$'2.2 CF'.$E10]" office:value-type="float" office:value="25">
              <text:p>25 </text:p>
            </table:table-cell>
            <table:table-cell table:style-name="ce755"/>
            <table:table-cell table:style-name="ce478" table:number-columns-repeated="2"/>
            <table:table-cell table:style-name="ce780" table:formula="of:=SUM([.C36:.O36])" office:value-type="float" office:value="300">
              <text:p>300 <text:s text:c="3"/></text:p>
            </table:table-cell>
            <table:table-cell table:style-name="ce764" table:formula="of:=[.S36]/1.21" office:value-type="float" office:value="247.933884297521">
              <text:p>247,93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Publicité et frais de fonctionnement">
              <text:p>Publicité et frais de fonctionnement </text:p>
            </table:table-cell>
            <table:table-cell table:style-name="ce660"/>
            <table:table-cell table:style-name="ce678"/>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55" table:formula="of:=[$'2.2 CF'.$E12]" office:value-type="float" office:value="0">
              <text:p>0 </text:p>
            </table:table-cell>
            <table:table-cell table:style-name="ce755"/>
            <table:table-cell table:style-name="ce478" table:number-columns-repeated="2"/>
            <table:table-cell table:style-name="ce780" table:formula="of:=SUM([.C37:.O37])" office:value-type="float" office:value="0">
              <text:p>- <text:s text:c="3"/></text:p>
            </table:table-cell>
            <table:table-cell table:style-name="ce764" table:formula="of:=[.S37]/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Poste">
              <text:p>Poste </text:p>
            </table:table-cell>
            <table:table-cell table:style-name="ce663" office:value-type="percentage" office:value="0.21">
              <text:p>21%</text:p>
            </table:table-cell>
            <table:table-cell table:style-name="ce678"/>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55" table:formula="of:=[$'2.2 CF'.$E$11]" office:value-type="float" office:value="15">
              <text:p>15 </text:p>
            </table:table-cell>
            <table:table-cell table:style-name="ce769"/>
            <table:table-cell table:style-name="ce478" table:number-columns-repeated="2"/>
            <table:table-cell table:style-name="ce780" table:formula="of:=SUM([.C38:.O38])" office:value-type="float" office:value="180">
              <text:p>18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Fournitures bureau, entretien">
              <text:p>Fournitures bureau, entretien </text:p>
            </table:table-cell>
            <table:table-cell table:style-name="ce660"/>
            <table:table-cell table:style-name="ce678"/>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55" table:formula="of:=[$'2.2 CF'.$E13]" office:value-type="float" office:value="0">
              <text:p>0 </text:p>
            </table:table-cell>
            <table:table-cell table:style-name="ce755"/>
            <table:table-cell table:style-name="ce478" table:number-columns-repeated="2"/>
            <table:table-cell table:style-name="ce780" table:formula="of:=SUM([.C39:.O39])" office:value-type="float" office:value="0">
              <text:p>- <text:s text:c="3"/></text:p>
            </table:table-cell>
            <table:table-cell table:style-name="ce764" table:formula="of:=[.S39]/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Assurances (RC, travail, vol, etc.)">
              <text:p>Assurances (RC, travail, vol, etc.) </text:p>
            </table:table-cell>
            <table:table-cell table:style-name="ce663" office:value-type="percentage" office:value="0">
              <text:p>0%</text:p>
            </table:table-cell>
            <table:table-cell table:style-name="ce678" office:value-type="float" office:value="0">
              <text:p>- <text:s text:c="3"/></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55" table:formula="of:=[$'2.2 CF'.$E15]" office:value-type="float" office:value="120">
              <text:p>120 </text:p>
            </table:table-cell>
            <table:table-cell table:style-name="ce755"/>
            <table:table-cell table:style-name="ce478" table:number-columns-repeated="2"/>
            <table:table-cell table:style-name="ce780" table:formula="of:=SUM([.C40:.O40])" office:value-type="float" office:value="1440">
              <text:p>1.440 <text:s text:c="3"/></text:p>
            </table:table-cell>
            <table:table-cell table:style-name="ce764" table:formula="of:=[.S40]" office:value-type="float" office:value="1440">
              <text:p>1.440,00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Frais de déplacement (carburant, réparation)">
              <text:p>Frais de déplacement (carburant, réparation) </text:p>
            </table:table-cell>
            <table:table-cell table:style-name="ce660" office:value-type="percentage" office:value="0.21">
              <text:p>21%</text:p>
            </table:table-cell>
            <table:table-cell table:style-name="ce678"/>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55" table:formula="of:=[$'2.2 CF'.$E16]" office:value-type="float" office:value="115.366666666667">
              <text:p>115 </text:p>
            </table:table-cell>
            <table:table-cell table:style-name="ce755"/>
            <table:table-cell table:style-name="ce478" table:number-columns-repeated="2"/>
            <table:table-cell table:style-name="ce780" table:formula="of:=SUM([.C41:.O41])" office:value-type="float" office:value="1384.4">
              <text:p>1.384 <text:s text:c="3"/></text:p>
            </table:table-cell>
            <table:table-cell table:style-name="ce764" table:formula="of:=[.S41]/1.21" office:value-type="float" office:value="1144.13223140496">
              <text:p>1.144,13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Outillage et petit matériel">
              <text:p>Outillage et petit matériel </text:p>
            </table:table-cell>
            <table:table-cell table:style-name="ce663"/>
            <table:table-cell table:style-name="ce678"/>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55" table:formula="of:=[$'2.2 CF'.$E17]" office:value-type="float" office:value="0">
              <text:p>0 </text:p>
            </table:table-cell>
            <table:table-cell table:style-name="ce755"/>
            <table:table-cell table:style-name="ce478" table:number-columns-repeated="2"/>
            <table:table-cell table:style-name="ce780" table:formula="of:=SUM([.C42:.O42])" office:value-type="float" office:value="0">
              <text:p>- <text:s text:c="3"/></text:p>
            </table:table-cell>
            <table:table-cell table:style-name="ce764" table:formula="of:=[.S42]/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Location de matériel">
              <text:p>Location de matériel </text:p>
            </table:table-cell>
            <table:table-cell table:style-name="ce660"/>
            <table:table-cell table:style-name="ce678"/>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55" table:formula="of:=[$'2.2 CF'.$E18]" office:value-type="float" office:value="0">
              <text:p>0 </text:p>
            </table:table-cell>
            <table:table-cell table:style-name="ce755"/>
            <table:table-cell table:style-name="ce478" table:number-columns-repeated="2"/>
            <table:table-cell table:style-name="ce780" table:formula="of:=SUM([.C43:.O43])" office:value-type="float" office:value="0">
              <text:p>- <text:s text:c="3"/></text:p>
            </table:table-cell>
            <table:table-cell table:style-name="ce764" table:formula="of:=[.S43]/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Formations, colloques, séminaires et documentation">
              <text:p>Formations, colloques, séminaires et documentation </text:p>
            </table:table-cell>
            <table:table-cell table:style-name="ce663"/>
            <table:table-cell table:style-name="ce678"/>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55" table:formula="of:=[$'2.2 CF'.$E19]" office:value-type="float" office:value="0">
              <text:p>0 </text:p>
            </table:table-cell>
            <table:table-cell table:style-name="ce755"/>
            <table:table-cell table:style-name="ce478" table:number-columns-repeated="2"/>
            <table:table-cell table:style-name="ce780" table:formula="of:=SUM([.C44:.O44])" office:value-type="float" office:value="0">
              <text:p>- <text:s text:c="3"/></text:p>
            </table:table-cell>
            <table:table-cell table:style-name="ce764" table:formula="of:=[.S44]"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Comptable">
              <text:p>Comptable </text:p>
            </table:table-cell>
            <table:table-cell table:style-name="ce660" office:value-type="percentage" office:value="0.21">
              <text:p>21%</text:p>
            </table:table-cell>
            <table:table-cell table:style-name="ce678"/>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55" table:formula="of:=[$'2.2 CF'.$E20]" office:value-type="float" office:value="200">
              <text:p>200 </text:p>
            </table:table-cell>
            <table:table-cell table:style-name="ce755"/>
            <table:table-cell table:style-name="ce478" table:number-columns-repeated="2"/>
            <table:table-cell table:style-name="ce780" table:formula="of:=SUM([.C45:.O45])" office:value-type="float" office:value="2400">
              <text:p>2.400 <text:s text:c="3"/></text:p>
            </table:table-cell>
            <table:table-cell table:style-name="ce764" table:formula="of:=[.S45]/1.21" office:value-type="float" office:value="1983.47107438017">
              <text:p>1.983,47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Divers">
              <text:p>Divers </text:p>
            </table:table-cell>
            <table:table-cell table:style-name="ce663" office:value-type="percentage" office:value="0.06">
              <text:p>6%</text:p>
            </table:table-cell>
            <table:table-cell table:style-name="ce678"/>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56" table:formula="of:=[$'2.2 CF'.$E21]" office:value-type="float" office:value="100">
              <text:p>100 </text:p>
            </table:table-cell>
            <table:table-cell table:style-name="ce756"/>
            <table:table-cell table:style-name="ce478" table:number-columns-repeated="2"/>
            <table:table-cell table:style-name="ce780" table:formula="of:=SUM([.C46:.O46])" office:value-type="float" office:value="1200">
              <text:p>1.200 <text:s text:c="3"/></text:p>
            </table:table-cell>
            <table:table-cell table:style-name="ce764" table:formula="of:=[.S46]" office:value-type="float" office:value="1200">
              <text:p>1.200,00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table-row table:style-name="ro2">
          <table:table-cell table:style-name="ce631" office:value-type="string">
            <text:p>5. Investissements</text:p>
          </table:table-cell>
          <table:table-cell table:style-name="ce665" office:value-type="percentage" office:value="0.06">
            <office:annotation draw:style-name="gr2" draw:text-style-name="P2" svg:width="4.029cm" svg:height="1.799cm" svg:x="6.937cm" svg:y="12.779cm" draw:caption-point-x="-0.458cm" draw:caption-point-y="-2.874cm">
              <dc:date>2014-07-21T00:00:00</dc:date>
              <text:p text:style-name="P2"><text:span text:style-name="T1">Céline Decamp:</text:span></text:p>
              <text:p text:style-name="P2"><text:span text:style-name="T2">A confirmer, hypothèse worst case</text:span></text:p>
            </office:annotation>
            <text:p>6%</text:p>
          </table:table-cell>
          <table:table-cell table:style-name="ce691" table:formula="of:=([$'1.1 Plan de financement '.D48]-[$'1.1 Plan de financement '.D40])*(1+[$'6. Trésorerie si préfin T'.$B$47])" office:value-type="float" office:value="22874.8">
            <text:p>22.875</text:p>
          </table:table-cell>
          <table:table-cell table:number-columns-repeated="11" table:style-name="ce707"/>
          <table:table-cell table:style-name="ce742"/>
          <table:table-cell table:style-name="ce742" table:formula="of:=[$'1.2 Amortissements'.C7]*(1+[.B47])" office:value-type="float" office:value="14840">
            <text:p>14.840 </text:p>
          </table:table-cell>
          <table:table-cell table:style-name="ce478" table:number-columns-repeated="2"/>
          <table:table-cell table:style-name="ce780" table:formula="of:=SUM([.C47:.O47])" office:value-type="float" office:value="22874.8">
            <text:p>22.875 <text:s text:c="3"/></text:p>
          </table:table-cell>
          <table:table-cell table:style-name="ce764" table:formula="of:=[.S47]/1.21" office:value-type="float" office:value="18904.7933884298">
            <text:p>18.904,79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8"/>
          <table:table-cell table:style-name="ce655"/>
          <table:table-cell table:style-name="ce692"/>
          <table:table-cell table:style-name="ce722" table:number-columns-repeated="11"/>
          <table:table-cell table:style-name="ce745" table:number-columns-repeated="2"/>
          <table:table-cell table:style-name="ce478" table:number-columns-repeated="2"/>
          <table:table-cell table:style-name="ce780" table:formula="of:=SUM([.C48:.O48])" office:value-type="float" office:value="0">
            <text:p>- <text:s text:c="3"/></text:p>
          </table:table-cell>
          <table:table-cell table:style-name="ce764"/>
          <table:table-cell table:style-name="ce478" table:number-columns-repeated="105"/>
          <table:table-cell table:style-name="ce771" table:number-columns-repeated="899"/>
        </table:table-row>
        <table:table-row table:style-name="ro2">
          <table:table-cell table:style-name="ce635" office:value-type="string">
            <text:p>Dont TVA à récupérer</text:p>
          </table:table-cell>
          <table:table-cell table:style-name="ce656"/>
          <table:table-cell table:style-name="ce693" table:formula="of:=SUMPRODUCT([.C21:.C25]*[.$B$21:.$B$25]/(1+[.$B$21:.$B$25]))+SUMPRODUCT([.C27:.C29]*[.$B$27:.$B$29]/(1+[.$B$27:.$B$29]))+SUMPRODUCT([.C31:.C47]*[.$B$31:.$B$47]/(1+[.$B$31:.$B$47]))" office:value-type="float" office:value="1770.84">
            <text:p>1.771 </text:p>
          </table:table-cell>
          <table:table-cell table:style-name="ce709" table:formula="of:=SUMPRODUCT([.D21:.D25]*[.$B$21:.$B$25]/(1+[.$B$21:.$B$25]))+SUMPRODUCT([.D27:.D29]*[.$B$27:.$B$29]/(1+[.$B$27:.$B$29]))+SUMPRODUCT([.D31:.D47]*[.$B$31:.$B$47]/(1+[.$B$31:.$B$47]))" office:value-type="float" office:value="199.485583970061">
            <office:annotation draw:style-name="gr2" draw:text-style-name="P2" svg:width="4.03cm" svg:height="2.117cm" svg:x="11.914cm" svg:y="8.307cm" draw:caption-point-x="-0.457cm" draw:caption-point-y="2.498cm">
              <dc:date>2014-07-21T00:00:00</dc:date>
              <text:p text:style-name="P2"><text:span text:style-name="T1">Céline Decamp:</text:span></text:p>
              <text:p text:style-name="P2"><text:span text:style-name="T2">p*1,21= ptvac, on veut les 21% -&gt; 1,21*x=0,21 -&gt; x=0,21/1,21</text:span></text:p>
              <text:p text:style-name="P2"><text:span text:style-name="T2"/></text:p>
            </office:annotation>
            <text:p>199 </text:p>
          </table:table-cell>
          <table:table-cell table:style-name="ce709" table:formula="of:=SUMPRODUCT([.E21:.E25]*[.$B$21:.$B$25]/(1+[.$B$21:.$B$25]))+SUMPRODUCT([.E27:.E29]*[.$B$27:.$B$29]/(1+[.$B$27:.$B$29]))+SUMPRODUCT([.E31:.E47]*[.$B$31:.$B$47]/(1+[.$B$31:.$B$47]))" office:value-type="float" office:value="67.3355839700608">
            <text:p>67 </text:p>
          </table:table-cell>
          <table:table-cell table:style-name="ce709" table:formula="of:=SUMPRODUCT([.F21:.F25]*[.$B$21:.$B$25]/(1+[.$B$21:.$B$25]))+SUMPRODUCT([.F27:.F29]*[.$B$27:.$B$29]/(1+[.$B$27:.$B$29]))+SUMPRODUCT([.F31:.F47]*[.$B$31:.$B$47]/(1+[.$B$31:.$B$47]))" office:value-type="float" office:value="543.375583970061">
            <text:p>543 </text:p>
          </table:table-cell>
          <table:table-cell table:style-name="ce709" table:formula="of:=SUMPRODUCT([.G21:.G25]*[.$B$21:.$B$25]/(1+[.$B$21:.$B$25]))+SUMPRODUCT([.G27:.G29]*[.$B$27:.$B$29]/(1+[.$B$27:.$B$29]))+SUMPRODUCT([.G31:.G47]*[.$B$31:.$B$47]/(1+[.$B$31:.$B$47]))" office:value-type="float" office:value="199.485583970061">
            <text:p>199 </text:p>
          </table:table-cell>
          <table:table-cell table:style-name="ce709" table:formula="of:=SUMPRODUCT([.H21:.H25]*[.$B$21:.$B$25]/(1+[.$B$21:.$B$25]))+SUMPRODUCT([.H27:.H29]*[.$B$27:.$B$29]/(1+[.$B$27:.$B$29]))+SUMPRODUCT([.H31:.H47]*[.$B$31:.$B$47]/(1+[.$B$31:.$B$47]))" office:value-type="float" office:value="67.3355839700608">
            <text:p>67 </text:p>
          </table:table-cell>
          <table:table-cell table:style-name="ce709" table:formula="of:=SUMPRODUCT([.I21:.I25]*[.$B$21:.$B$25]/(1+[.$B$21:.$B$25]))+SUMPRODUCT([.I27:.I29]*[.$B$27:.$B$29]/(1+[.$B$27:.$B$29]))+SUMPRODUCT([.I31:.I47]*[.$B$31:.$B$47]/(1+[.$B$31:.$B$47]))" office:value-type="float" office:value="543.375583970061">
            <text:p>543 </text:p>
          </table:table-cell>
          <table:table-cell table:style-name="ce709" table:formula="of:=SUMPRODUCT([.J21:.J25]*[.$B$21:.$B$25]/(1+[.$B$21:.$B$25]))+SUMPRODUCT([.J27:.J29]*[.$B$27:.$B$29]/(1+[.$B$27:.$B$29]))+SUMPRODUCT([.J31:.J47]*[.$B$31:.$B$47]/(1+[.$B$31:.$B$47]))" office:value-type="float" office:value="199.485583970061">
            <text:p>199 </text:p>
          </table:table-cell>
          <table:table-cell table:style-name="ce709" table:formula="of:=SUMPRODUCT([.K21:.K25]*[.$B$21:.$B$25]/(1+[.$B$21:.$B$25]))+SUMPRODUCT([.K27:.K29]*[.$B$27:.$B$29]/(1+[.$B$27:.$B$29]))+SUMPRODUCT([.K31:.K47]*[.$B$31:.$B$47]/(1+[.$B$31:.$B$47]))" office:value-type="float" office:value="67.3355839700608">
            <text:p>67 </text:p>
          </table:table-cell>
          <table:table-cell table:style-name="ce709" table:formula="of:=SUMPRODUCT([.L21:.L25]*[.$B$21:.$B$25]/(1+[.$B$21:.$B$25]))+SUMPRODUCT([.L27:.L29]*[.$B$27:.$B$29]/(1+[.$B$27:.$B$29]))+SUMPRODUCT([.L31:.L47]*[.$B$31:.$B$47]/(1+[.$B$31:.$B$47]))" office:value-type="float" office:value="543.375583970061">
            <text:p>543 </text:p>
          </table:table-cell>
          <table:table-cell table:style-name="ce709" table:formula="of:=SUMPRODUCT([.M21:.M25]*[.$B$21:.$B$25]/(1+[.$B$21:.$B$25]))+SUMPRODUCT([.M27:.M29]*[.$B$27:.$B$29]/(1+[.$B$27:.$B$29]))+SUMPRODUCT([.M31:.M47]*[.$B$31:.$B$47]/(1+[.$B$31:.$B$47]))" office:value-type="float" office:value="199.485583970061">
            <text:p>199 </text:p>
          </table:table-cell>
          <table:table-cell table:style-name="ce709" table:formula="of:=SUMPRODUCT([.N21:.N25]*[.$B$21:.$B$25]/(1+[.$B$21:.$B$25]))+SUMPRODUCT([.N27:.N29]*[.$B$27:.$B$29]/(1+[.$B$27:.$B$29]))+SUMPRODUCT([.N31:.N47]*[.$B$31:.$B$47]/(1+[.$B$31:.$B$47]))" office:value-type="float" office:value="67.3355839700608">
            <text:p>67 </text:p>
          </table:table-cell>
          <table:table-cell table:style-name="ce751" table:formula="of:=SUMPRODUCT([.O21:.O25]*[.$B$21:.$B$25]/(1+[.$B$21:.$B$25]))+SUMPRODUCT([.O27:.O29]*[.$B$27:.$B$29]/(1+[.$B$27:.$B$29]))+SUMPRODUCT([.O31:.O47]*[.$B$31:.$B$47]/(1+[.$B$31:.$B$47]))" office:value-type="float" office:value="591.306883970061">
            <text:p>591 </text:p>
          </table:table-cell>
          <table:table-cell table:style-name="ce693" table:formula="of:=SUMPRODUCT([.P21:.P25]*[.$B$21:.$B$25]/(1+[.$B$21:.$B$25]))+SUMPRODUCT([.P27:.P29]*[.$B$27:.$B$29]/(1+[.$B$27:.$B$29]))+SUMPRODUCT([.P31:.P47]*[.$B$31:.$B$47]/(1+[.$B$31:.$B$47]))" office:value-type="float" office:value="975.873">
            <text:p>976 </text:p>
          </table:table-cell>
          <table:table-cell table:style-name="ce478"/>
          <table:table-cell table:style-name="ce773" table:formula="of:=0.21/1.21" office:value-type="float" office:value="0.173553719008264">
            <text:p>0,174</text:p>
          </table:table-cell>
          <table:table-cell table:style-name="ce779" table:formula="of:=SUM([.C49:.O49])" office:value-type="float" office:value="5059.55830764073">
            <text:p>5.06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9" office:value-type="string">
            <office:annotation draw:style-name="gr4" draw:text-style-name="P2" svg:width="3.889cm" svg:height="0.768cm" svg:x="14.403cm" svg:y="12.144cm" draw:caption-point-x="-9.071cm" draw:caption-point-y="-0.89cm">
              <dc:date>2014-07-21T00:00:00</dc:date>
              <text:p text:style-name="P2"><text:span text:style-name="T4">choisir les bonnes dates</text:span></text:p>
            </office:annotation>
            <text:p>solde TVA à payer</text:p>
          </table:table-cell>
          <table:table-cell table:style-name="ce666"/>
          <table:table-cell table:style-name="ce694" table:formula="of:=[.C15]-[.C49]" office:value-type="float" office:value="11134.8203773585">
            <text:p>11.135 </text:p>
          </table:table-cell>
          <table:table-cell table:number-columns-repeated="3" table:style-name="ce723"/>
          <table:table-cell table:style-name="ce723" table:formula="of:=[.D15]+[.E15]+[.F15]-[.D49]-[.E49]-[.F49]" office:value-type="float" office:value="491.456140651801">
            <text:p>491 </text:p>
          </table:table-cell>
          <table:table-cell table:number-columns-repeated="2" table:style-name="ce723"/>
          <table:table-cell table:style-name="ce723" table:formula="of:=IF([.G50]&lt;0;[.G15]+[.H15]+[.I15]-[.G49]-[.H49]-[.I49]+[.G50];[.G15]+[.H15]+[.I15]-[.G49]-[.H49]-[.I49])" office:value-type="float" office:value="525.418404802744">
            <text:p>525 </text:p>
          </table:table-cell>
          <table:table-cell table:number-columns-repeated="2" table:style-name="ce723"/>
          <table:table-cell table:style-name="ce723" table:formula="of:=IF([.J50]&lt;0;[.J15]+[.K15]+[.L15]-[.J49]-[.K49]-[.L49]+[.J50];[.J15]+[.K15]+[.L15]-[.J49]-[.K49]-[.L49])" office:value-type="float" office:value="525.418404802744">
            <text:p>525 </text:p>
          </table:table-cell>
          <table:table-cell table:style-name="ce723"/>
          <table:table-cell table:style-name="ce757"/>
          <table:table-cell table:style-name="ce770" table:formula="of:=IF([.M50]&lt;0;[.M15]+[.N15]+[.O15]-[.M49]-[.N49]-[.O49]+[.M50];[.M15]+[.N15]+[.O15]-[.M49]-[.N49]-[.O49])" office:value-type="float" office:value="477.487104802744">
            <text:p>477 </text:p>
          </table:table-cell>
          <table:table-cell table:style-name="ce478" table:number-columns-repeated="2"/>
          <table:table-cell table:style-name="ce781" table:formula="of:=[.M15]+[.N15]+[.O15]-[.M49]-[.N49]-[.O49]" office:value-type="float" office:value="477.487104802744">
            <text:p>477 <text:s text:c="3"/></text:p>
          </table:table-cell>
          <table:table-cell table:style-name="ce764"/>
          <table:table-cell table:style-name="ce478"/>
          <table:table-cell table:style-name="ce478" office:value-type="string">
            <text:p>solde a payer trim suivant</text:p>
          </table:table-cell>
          <table:table-cell table:style-name="ce478" table:number-columns-repeated="103"/>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40" office:value-type="string">
            <text:p>Vérification solde TVA</text:p>
          </table:table-cell>
          <table:table-cell table:style-name="ce666"/>
          <table:table-cell table:style-name="ce695"/>
          <table:table-cell table:style-name="ce709" table:number-columns-repeated="11"/>
          <table:table-cell table:style-name="ce751" table:number-columns-repeated="2"/>
          <table:table-cell table:style-name="ce478" table:number-columns-repeated="2"/>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40"/>
          <table:table-cell table:style-name="ce666"/>
          <table:table-cell table:style-name="ce695"/>
          <table:table-cell table:style-name="ce709" table:number-columns-repeated="11"/>
          <table:table-cell table:style-name="ce751" table:number-columns-repeated="2"/>
          <table:table-cell table:style-name="ce773"/>
          <table:table-cell table:style-name="ce478"/>
          <table:table-cell table:style-name="ce781"/>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display="false">
          <table:table-row table:style-name="ro2" table:visibility="collapse">
            <table:table-cell table:style-name="ce641" office:value-type="string">
              <text:p>6. Remboursement Capital+intérêts</text:p>
            </table:table-cell>
            <table:table-cell table:style-name="ce667"/>
            <table:table-cell table:style-name="ce696"/>
            <table:table-cell table:style-name="ce707" table:formula="of:=SUM([.D54:.D55])" office:value-type="float" office:value="0">
              <text:p>0 </text:p>
            </table:table-cell>
            <table:table-cell table:style-name="ce707" table:formula="of:=SUM([.E54:.E55])" office:value-type="float" office:value="0">
              <text:p>0 </text:p>
            </table:table-cell>
            <table:table-cell table:style-name="ce707" table:formula="of:=SUM([.F54:.F55])" office:value-type="float" office:value="0">
              <text:p>0 </text:p>
            </table:table-cell>
            <table:table-cell table:style-name="ce707" table:formula="of:=SUM([.G54:.G55])" office:value-type="float" office:value="0">
              <text:p>0 </text:p>
            </table:table-cell>
            <table:table-cell table:style-name="ce707" table:formula="of:=SUM([.H54:.H55])" office:value-type="float" office:value="0">
              <text:p>0 </text:p>
            </table:table-cell>
            <table:table-cell table:style-name="ce707" table:formula="of:=SUM([.I54:.I55])" office:value-type="float" office:value="0">
              <text:p>0 </text:p>
            </table:table-cell>
            <table:table-cell table:style-name="ce707" table:formula="of:=SUM([.J54:.J55])" office:value-type="float" office:value="0">
              <text:p>0 </text:p>
            </table:table-cell>
            <table:table-cell table:style-name="ce707" table:formula="of:=SUM([.K54:.K55])" office:value-type="float" office:value="0">
              <text:p>0 </text:p>
            </table:table-cell>
            <table:table-cell table:style-name="ce707" table:formula="of:=SUM([.L54:.L55])" office:value-type="float" office:value="0">
              <text:p>0 </text:p>
            </table:table-cell>
            <table:table-cell table:style-name="ce707" table:formula="of:=SUM([.M54:.M55])" office:value-type="float" office:value="0">
              <text:p>0 </text:p>
            </table:table-cell>
            <table:table-cell table:style-name="ce707" table:formula="of:=SUM([.N54:.N55])" office:value-type="float" office:value="0">
              <text:p>0 </text:p>
            </table:table-cell>
            <table:table-cell table:style-name="ce742" table:formula="of:=SUM([.O54:.O55])" office:value-type="float" office:value="0">
              <text:p>0 </text:p>
            </table:table-cell>
            <table:table-cell table:style-name="ce742"/>
            <table:table-cell table:style-name="ce478" table:number-columns-repeated="2"/>
            <table:table-cell table:style-name="ce779" table:formula="of:=SUM([.D53:.O53])"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42" office:value-type="string" office:string-value="Remboursement prêt 1">
              <text:p>Remboursement prêt 1 </text:p>
            </table:table-cell>
            <table:table-cell table:style-name="ce668"/>
            <table:table-cell table:style-name="ce697"/>
            <table:table-cell table:number-columns-repeated="11" table:style-name="ce724"/>
            <table:table-cell table:number-columns-repeated="2" table:style-name="ce758"/>
            <table:table-cell table:style-name="ce478" table:number-columns-repeated="2"/>
            <table:table-cell table:style-name="ce779" table:formula="of:=SUM([.D54:.O54])"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42" office:value-type="string" office:string-value="Remboursement prêt 2">
              <text:p>Remboursement prêt 2 </text:p>
            </table:table-cell>
            <table:table-cell table:style-name="ce668"/>
            <table:table-cell table:style-name="ce697"/>
            <table:table-cell table:number-columns-repeated="11" table:style-name="ce725"/>
            <table:table-cell table:number-columns-repeated="2" table:style-name="ce759"/>
            <table:table-cell table:style-name="ce478" table:number-columns-repeated="2"/>
            <table:table-cell table:style-name="ce779" table:formula="of:=SUM([.D55:.O55])"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4"/>
            <table:table-cell table:style-name="ce655"/>
            <table:table-cell table:style-name="ce683"/>
            <table:table-cell table:style-name="ce709" table:number-columns-repeated="11"/>
            <table:table-cell table:style-name="ce751" table:number-columns-repeated="2"/>
            <table:table-cell table:style-name="ce771" table:number-columns-repeated="2"/>
            <table:table-cell table:style-name="ce782"/>
            <table:table-cell table:style-name="ce785"/>
            <table:table-cell table:style-name="ce771" table:number-columns-repeated="229"/>
            <table:table-cell table:style-name="ce708" table:number-columns-repeated="3"/>
            <table:table-cell table:style-name="ce771" table:number-columns-repeated="772"/>
          </table:table-row>
        </table:table-row-group>
        <table:table-row table:style-name="ro2">
          <table:table-cell table:style-name="ce636" office:value-type="string">
            <text:p>C. TOTAL SORTIES</text:p>
          </table:table-cell>
          <table:table-cell table:style-name="ce657"/>
          <table:table-cell table:style-name="ce684" table:formula="of:=[.C20]+[.C30]+[.C47]+[.C53]+IF([.C50]&lt;0;0;[.C50])+[.C26]" office:value-type="float" office:value="42419.6603773585">
            <text:p>42.420 </text:p>
          </table:table-cell>
          <table:table-cell table:style-name="ce714" table:formula="of:=[.D20]+[.D30]+[.D47]+[.D53]+IF([.D50]&lt;0;0;[.D50])+[.D26]" office:value-type="float" office:value="42514.4726791667">
            <text:p>42.514 </text:p>
          </table:table-cell>
          <table:table-cell table:style-name="ce714" table:formula="of:=[.E20]+[.E30]+[.E47]+[.E53]+IF([.E50]&lt;0;0;[.E50])+[.E26]" office:value-type="float" office:value="2470.02267916667">
            <text:p>2.470 </text:p>
          </table:table-cell>
          <table:table-cell table:style-name="ce714" table:formula="of:=[.F20]+[.F30]+[.F47]+[.F53]+IF([.F50]&lt;0;0;[.F50])+[.F26]" office:value-type="float" office:value="10880.0626791667">
            <text:p>10.880 </text:p>
          </table:table-cell>
          <table:table-cell table:style-name="ce714" table:formula="of:=[.G20]+[.G30]+[.G47]+[.G53]+IF([.G50]&lt;0;0;[.G50])+[.G26]" office:value-type="float" office:value="43005.9288198185">
            <text:p>43.006 </text:p>
          </table:table-cell>
          <table:table-cell table:style-name="ce714" table:formula="of:=[.H20]+[.H30]+[.H47]+[.H53]+IF([.H50]&lt;0;0;[.H50])+[.H26]" office:value-type="float" office:value="2470.02267916667">
            <text:p>2.470 </text:p>
          </table:table-cell>
          <table:table-cell table:style-name="ce714" table:formula="of:=[.I20]+[.I30]+[.I47]+[.I53]+IF([.I50]&lt;0;0;[.I50])+[.I26]" office:value-type="float" office:value="10880.0626791667">
            <text:p>10.880 </text:p>
          </table:table-cell>
          <table:table-cell table:style-name="ce714" table:formula="of:=[.J20]+[.J30]+[.J47]+[.J53]+IF([.J50]&lt;0;0;[.J50])+[.J26]" office:value-type="float" office:value="43039.8910839694">
            <text:p>43.040 </text:p>
          </table:table-cell>
          <table:table-cell table:style-name="ce714" table:formula="of:=[.K20]+[.K30]+[.K47]+[.K53]+IF([.K50]&lt;0;0;[.K50])+[.K26]" office:value-type="float" office:value="2470.02267916667">
            <text:p>2.470 </text:p>
          </table:table-cell>
          <table:table-cell table:style-name="ce714" table:formula="of:=[.L20]+[.L30]+[.L47]+[.L53]+IF([.L50]&lt;0;0;[.L50])+[.L26]" office:value-type="float" office:value="10880.0626791667">
            <text:p>10.880 </text:p>
          </table:table-cell>
          <table:table-cell table:style-name="ce714" table:formula="of:=[.M20]+[.M30]+[.M47]+[.M53]+IF([.M50]&lt;0;0;[.M50])+[.M26]" office:value-type="float" office:value="43039.8910839694">
            <text:p>43.040 </text:p>
          </table:table-cell>
          <table:table-cell table:style-name="ce714" table:formula="of:=[.N20]+[.N30]+[.N47]+[.N53]+IF([.N50]&lt;0;0;[.N50])+[.N26]" office:value-type="float" office:value="2470.02267916667">
            <text:p>2.470 </text:p>
          </table:table-cell>
          <table:table-cell table:style-name="ce748" table:formula="of:=[.O20]+[.O30]+[.O47]+[.O53]+IF([.O50]&lt;0;0;[.O50])+[.O26]" office:value-type="float" office:value="2470.36666666667">
            <text:p>2.470 </text:p>
          </table:table-cell>
          <table:table-cell table:style-name="ce748" table:formula="of:=[.P20]+[.P30]+[.P47]+[.P53]+IF([.P50]&lt;0;0;[.P50])+[.P26]" office:value-type="float" office:value="51888.2781048027">
            <text:p>51.888 </text:p>
          </table:table-cell>
          <table:table-cell table:style-name="ce478"/>
          <table:table-cell table:style-name="ce773"/>
          <table:table-cell table:style-name="ce783" table:formula="of:=SUM([.C57:.O57])-SUM([.C50:.O50])" office:value-type="float" office:value="246333.3761375">
            <text:p>246.333 <text:s text:c="3"/></text:p>
          </table:table-cell>
          <table:table-cell table:style-name="ce764"/>
          <table:table-cell table:style-name="ce478" table:formula="of:=[.S57]+[.S49]" office:value-type="float" office:value="251392.934445141">
            <text:p>251.393</text:p>
          </table:table-cell>
          <table:table-cell table:style-name="ce478" table:number-columns-repeated="104"/>
          <table:table-cell table:style-name="ce771" table:number-columns-repeated="124"/>
          <table:table-cell table:style-name="ce792" table:number-columns-repeated="3"/>
          <table:table-cell table:style-name="ce771" table:number-columns-repeated="772"/>
        </table:table-row>
        <table:table-row table:style-name="ro2">
          <table:table-cell table:style-name="ce630"/>
          <table:table-cell table:style-name="ce650"/>
          <table:table-cell table:style-name="ce676"/>
          <table:table-cell table:style-name="ce715" table:number-columns-repeated="7"/>
          <table:table-cell table:style-name="ce722" table:number-columns-repeated="4"/>
          <table:table-cell table:style-name="ce745" table:number-columns-repeated="2"/>
          <table:table-cell table:style-name="ce478"/>
          <table:table-cell table:style-name="ce771"/>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4" office:value-type="string">
            <text:p>D. Solde mensuel (B-C)</text:p>
          </table:table-cell>
          <table:table-cell table:style-name="ce655"/>
          <table:table-cell table:style-name="ce698" table:formula="of:=[.C17]-[.C57]" office:value-type="float" office:value="185580.339622642">
            <text:p>185.580 </text:p>
          </table:table-cell>
          <table:table-cell table:style-name="ce726" table:formula="of:=[.D17]-[.D57]" office:value-type="float" office:value="-42514.4726791667">
            <text:p>-42.514 </text:p>
          </table:table-cell>
          <table:table-cell table:style-name="ce731" table:formula="of:=[.E17]-[.E57]" office:value-type="float" office:value="5029.97732083333">
            <text:p>5.030 </text:p>
          </table:table-cell>
          <table:table-cell table:style-name="ce731" table:formula="of:=[.F17]-[.F57]" office:value-type="float" office:value="-10880.0626791667">
            <text:p>-10.880 </text:p>
          </table:table-cell>
          <table:table-cell table:style-name="ce731" table:formula="of:=[.G17]-[.G57]" office:value-type="float" office:value="-42405.9288198185">
            <text:p>-42.406 </text:p>
          </table:table-cell>
          <table:table-cell table:style-name="ce731" table:formula="of:=[.H17]-[.H57]" office:value-type="float" office:value="5029.97732083333">
            <text:p>5.030 </text:p>
          </table:table-cell>
          <table:table-cell table:style-name="ce731" table:formula="of:=[.I17]-[.I57]" office:value-type="float" office:value="-10880.0626791667">
            <text:p>-10.880 </text:p>
          </table:table-cell>
          <table:table-cell table:style-name="ce731" table:formula="of:=[.J17]-[.J57]" office:value-type="float" office:value="-42439.8910839694">
            <text:p>-42.440 </text:p>
          </table:table-cell>
          <table:table-cell table:style-name="ce731" table:formula="of:=[.K17]-[.K57]" office:value-type="float" office:value="5029.97732083333">
            <text:p>5.030 </text:p>
          </table:table-cell>
          <table:table-cell table:style-name="ce731" table:formula="of:=[.L17]-[.L57]" office:value-type="float" office:value="-10880.0626791667">
            <text:p>-10.880 </text:p>
          </table:table-cell>
          <table:table-cell table:style-name="ce731" table:formula="of:=[.M17]-[.M57]" office:value-type="float" office:value="-42439.8910839694">
            <text:p>-42.440 </text:p>
          </table:table-cell>
          <table:table-cell table:style-name="ce731" table:formula="of:=[.N17]-[.N57]" office:value-type="float" office:value="5029.97732083333">
            <text:p>5.030 </text:p>
          </table:table-cell>
          <table:table-cell table:style-name="ce760" table:formula="of:=[.O17]-[.O57]" office:value-type="float" office:value="-2470.36666666667">
            <text:p>-2.470 </text:p>
          </table:table-cell>
          <table:table-cell table:style-name="ce760" table:formula="of:=[.P17]-[.P57]" office:value-type="float" office:value="188711.721895197">
            <text:p>188.712 </text:p>
          </table:table-cell>
          <table:table-cell table:style-name="ce478" table:number-columns-repeated="2"/>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43" office:value-type="string">
            <text:p>SOLDE CUMULE (A+D)</text:p>
          </table:table-cell>
          <table:table-cell table:style-name="ce669"/>
          <table:table-cell table:style-name="ce699" table:formula="of:=[.C6]+[.C59]" office:value-type="float" office:value="185580.339622642">
            <text:p>185.580 </text:p>
          </table:table-cell>
          <table:table-cell table:style-name="ce727" table:formula="of:=[.D6]+[.D59]" office:value-type="float" office:value="143065.866943475">
            <text:p>143.066 </text:p>
          </table:table-cell>
          <table:table-cell table:style-name="ce732" table:formula="of:=[.E6]+[.E59]" office:value-type="float" office:value="148095.844264308">
            <text:p>148.096 </text:p>
          </table:table-cell>
          <table:table-cell table:style-name="ce732" table:formula="of:=[.F6]+[.F59]" office:value-type="float" office:value="137215.781585141">
            <text:p>137.216 </text:p>
          </table:table-cell>
          <table:table-cell table:style-name="ce732" table:formula="of:=[.G6]+[.G59]" office:value-type="float" office:value="94809.852765323">
            <text:p>94.810 </text:p>
          </table:table-cell>
          <table:table-cell table:style-name="ce732" table:formula="of:=[.H6]+[.H59]" office:value-type="float" office:value="99839.8300861563">
            <text:p>99.840 </text:p>
          </table:table-cell>
          <table:table-cell table:style-name="ce732" table:formula="of:=[.I6]+[.I59]" office:value-type="float" office:value="88959.7674069897">
            <text:p>88.960 </text:p>
          </table:table-cell>
          <table:table-cell table:style-name="ce732" table:formula="of:=[.J6]+[.J59]" office:value-type="float" office:value="46519.8763230203">
            <text:p>46.520 </text:p>
          </table:table-cell>
          <table:table-cell table:style-name="ce732" table:formula="of:=[.K6]+[.K59]" office:value-type="float" office:value="51549.8536438536">
            <text:p>51.550 </text:p>
          </table:table-cell>
          <table:table-cell table:style-name="ce732" table:formula="of:=[.L6]+[.L59]" office:value-type="float" office:value="40669.7909646869">
            <text:p>40.670 </text:p>
          </table:table-cell>
          <table:table-cell table:style-name="ce732" table:formula="of:=[.M6]+[.M59]" office:value-type="float" office:value="-1770.10011928249">
            <text:p>-1.770 </text:p>
          </table:table-cell>
          <table:table-cell table:style-name="ce732" table:formula="of:=[.N6]+[.N59]" office:value-type="float" office:value="3259.87720155084">
            <text:p>3.260 </text:p>
          </table:table-cell>
          <table:table-cell table:style-name="ce761" table:formula="of:=[.O6]+[.O59]" office:value-type="float" office:value="789.510534884174">
            <text:p>790 </text:p>
          </table:table-cell>
          <table:table-cell table:style-name="ce761" table:formula="of:=[.P6]+[.P59]" office:value-type="float" office:value="189501.232430081">
            <text:p>189.501 </text:p>
          </table:table-cell>
          <table:table-cell table:style-name="ce478"/>
          <table:table-cell table:style-name="ce771"/>
          <table:table-cell table:style-name="ce784" table:formula="of:=[.S8]+[.S13]-[.S20]-[.S26]-[.S30]" office:value-type="float" office:value="37155.1498625">
            <text:p>37.155 <text:s text:c="3"/></text:p>
          </table:table-cell>
          <table:table-cell table:style-name="ce785"/>
          <table:table-cell table:style-name="ce771" table:formula="of:=[.U17]-[.U57]" office:value-type="float" office:value="26621.2242949186">
            <text:p>26.621</text:p>
          </table:table-cell>
          <table:table-cell table:style-name="ce771" office:value-type="string">
            <text:p>hors payement et récup tva</text:p>
          </table:table-cell>
          <table:table-cell table:style-name="ce771" table:number-columns-repeated="227"/>
          <table:table-cell table:style-name="ce792" table:number-columns-repeated="3"/>
          <table:table-cell table:style-name="ce771" table:number-columns-repeated="772"/>
        </table:table-row>
        <table:table-row table:style-name="ro2">
          <table:table-cell/>
          <table:table-cell table:style-name="ce670" table:number-columns-repeated="2"/>
          <table:table-cell table:style-name="ce728" table:number-columns-repeated="4"/>
          <table:table-cell table:style-name="ce737" table:number-columns-repeated="7"/>
          <table:table-cell table:style-name="ce762"/>
          <table:table-cell table:style-name="ce381" table:number-columns-repeated="3"/>
          <table:table-cell table:style-name="ce782" table:formula="of:=[$'4. CdR'.F44]" office:value-type="float" office:value="-13962.5004144628">
            <text:p>-13.963 <text:s text:c="3"/></text:p>
          </table:table-cell>
          <table:table-cell table:style-name="ce785"/>
          <table:table-cell table:style-name="ce381"/>
          <table:table-cell table:style-name="ce381" office:value-type="string">
            <text:p>check</text:p>
          </table:table-cell>
          <table:table-cell table:style-name="ce381" table:number-columns-repeated="103"/>
          <table:table-cell table:number-columns-repeated="899"/>
        </table:table-row>
        <table:table-row table:style-name="ro2">
          <table:table-cell table:number-columns-repeated="2"/>
          <table:table-cell table:style-name="ce644"/>
          <table:table-cell table:style-name="ce729" office:value-type="string" office:string-value="besoin des abonnements de l'année suivante pour payer les rémunérations du numéro suivant">
            <text:p>besoin des abonnements de l'année suivante pour payer les rémunérations du numéro suivant </text:p>
          </table:table-cell>
          <table:table-cell table:number-columns-repeated="2"/>
          <table:table-cell table:style-name="ce700"/>
          <table:table-cell table:number-columns-repeated="7"/>
          <table:table-cell table:style-name="ce763"/>
          <table:table-cell table:number-columns-repeated="1009"/>
        </table:table-row>
        <table:table-row table:style-name="ro2">
          <table:table-cell table:number-columns-repeated="2"/>
          <table:table-cell table:style-name="ce644"/>
          <table:table-cell table:style-name="ce381"/>
          <table:table-cell table:number-columns-repeated="2"/>
          <table:table-cell table:style-name="ce700"/>
          <table:table-cell table:number-columns-repeated="7"/>
          <table:table-cell table:style-name="ce763"/>
          <table:table-cell table:number-columns-repeated="1009"/>
        </table:table-row>
        <table:table-row table:style-name="ro2">
          <table:table-cell table:number-columns-repeated="1024"/>
        </table:table-row>
        <table:table-row table:style-name="ro2">
          <table:table-cell table:style-name="ce645" office:value-type="string" table:number-columns-spanned="13" table:number-rows-spanned="25">
            <text:p><text:span text:style-name="T9"><text:a xlink:href="http://ccff02.minfin.fgov.be/KMWeb/document.do?method=view&amp;id=56d2ca96-c09e-4812-ad63-83d5e8d865d5#findHighlighted" xlink:type="simple">TAUX TVA JOURNAUX
http://ccff02.minfin.fgov.be/KMWeb/document.do?method=view&amp;id=56d2ca96-c09e-4812-ad63-83d5e8d865d5#findHighlighted
  En vertu de la rubrique XIX du tableau A de l'annexe à l'arrêté royal n° 20 du 20 juillet 1970 fixant les taux de la taxe sur la valeur ajoutée et déterminant la répartition des biens et des services selon ces taux, sont soumis au taux de 6 p.c. : 
    1. les livres, brochures et imprimés similaires, en ce compris les atlas ; 
    2. les journaux et publications périodiques imprimés, même illustrés ; 
    3. les albums et livres d'images et les albums à dessiner ou à colorier, brochés, cartonnés ou reliés, pour enfants ; 
    4. la musique manuscrite ou imprimée, illustrée ou non, même reliée. 
    Sont toutefois exclus de cette rubrique, les ouvrages qui sont édités dans un but de réclame ou qui sont consacrés surtout à la pub

mais taux de tva &gt;48 parutions/an=0%
http://ccff02.minfin.fgov.be/KMWeb/document.do?method=view&amp;id=20b31b7e-3c8c-439b-bd4c-80fa4de308a6#findHighlighted

attention: L'application du taux de 6 p.c. est en outre subordonnée à la condition que le fournisseur soit en possession, pour chaque livraison de photocopies pour laquelle le taux de 6 p.c. est appliqué, d'un bon de commande qui doit contenir les mentions suivantes : l'identité et l'adresse du client, la qualité (auteur ou éditeur) en laquelle il intervient, la nature (livre, brochure, thèse, cours,...) de l'ouvrage photocopié, ainsi que le nombre de photocopies de l'ouvrage et le fait que ce tirage porte, pour chacun des exemplaires commandés, sur la totalité de l'ouvrage. En outre, ce bon de commande doit être daté et signé par le client et, lorsqu'une facture doit être délivrée, elle doit faire référence aux énonciations du bon de commande.</text:a></text:span></text:p>
          </table:table-cell>
          <table:covered-table-cell table:number-columns-repeated="12"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number-rows-repeated="1048486">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6.bis Trésorerie si pas préfin'.$A$2:.$N$60" table:range-usable-as="print-range"/>
        </table:named-expressions>
        <calcext:conditional-formats>
          <calcext:conditional-format calcext:target-range-address="'6. Trésorerie si préfin T'.E59:'6. Trésorerie si préfin T'.P60">
            <calcext:condition calcext:apply-style-name="Excel_CondFormat_9_1_1" calcext:value="&lt;0" calcext:base-cell-address="'6. Trésorerie si préfin T'.E59"/>
            <calcext:condition calcext:apply-style-name="Excel_CondFormat_9_1_2" calcext:value="&gt;0" calcext:base-cell-address="'6. Trésorerie si préfin T'.E59"/>
            <calcext:condition calcext:apply-style-name="Excel_CondFormat_9_1_3" calcext:value="!=['6. Trésorerie si préfin T'.E$13]" calcext:base-cell-address="'6. Trésorerie si préfin T'.E59"/>
          </calcext:conditional-format>
          <calcext:conditional-format calcext:target-range-address="'6. Trésorerie si préfin T'.C59:'6. Trésorerie si préfin T'.D60">
            <calcext:condition calcext:apply-style-name="Excel_CondFormat_9_2_1" calcext:value="&lt;0" calcext:base-cell-address="'6. Trésorerie si préfin T'.C59"/>
            <calcext:condition calcext:apply-style-name="Excel_CondFormat_9_2_2" calcext:value="&gt;0" calcext:base-cell-address="'6. Trésorerie si préfin T'.C59"/>
            <calcext:condition calcext:apply-style-name="Excel_CondFormat_9_2_3" calcext:value="!=['6. Trésorerie si préfin T'.A$11]" calcext:base-cell-address="'6. Trésorerie si préfin T'.C59"/>
          </calcext:conditional-format>
          <calcext:conditional-format calcext:target-range-address="'6. Trésorerie si préfin T'.D50:'6. Trésorerie si préfin T'.O50">
            <calcext:condition calcext:apply-style-name="Excel_CondFormat_9_3_1" calcext:value="&lt;0" calcext:base-cell-address="'6. Trésorerie si préfin T'.D50"/>
          </calcext:conditional-format>
          <calcext:conditional-format calcext:target-range-address="'6. Trésorerie si préfin T'.P50:'6. Trésorerie si préfin T'.P50">
            <calcext:condition calcext:apply-style-name="Excel_CondFormat_9_4_1" calcext:value="&lt;0" calcext:base-cell-address="'6. Trésorerie si préfin T'.P50"/>
          </calcext:conditional-format>
          <calcext:conditional-format calcext:target-range-address="'6. Trésorerie si préfin T'.C50:'6. Trésorerie si préfin T'.P50">
            <calcext:condition calcext:apply-style-name="Excel_CondFormat_9_5_1" calcext:value="&gt;0" calcext:base-cell-address="'6. Trésorerie si préfin T'.C50"/>
            <calcext:condition calcext:apply-style-name="Excel_CondFormat_9_5_2" calcext:value="&lt;0" calcext:base-cell-address="'6. Trésorerie si préfin T'.C50"/>
            <calcext:condition calcext:apply-style-name="Excel_CondFormat_9_5_3" calcext:value="&gt;0" calcext:base-cell-address="'6. Trésorerie si préfin T'.C50"/>
          </calcext:conditional-format>
        </calcext:conditional-formats>
      </table:table>
      <table:table table:name="6.bis Trésorerie si pas préfin" table:style-name="ta10">
        <office:forms form:automatic-focus="false" form:apply-design-mode="false"/>
        <table:table-column table:style-name="co50" table:default-cell-style-name="ce644"/>
        <table:table-column table:style-name="co51" table:default-cell-style-name="ce644"/>
        <table:table-column table:style-name="co16" table:number-columns-repeated="4" table:default-cell-style-name="ce700"/>
        <table:table-column table:style-name="co16" table:number-columns-repeated="8" table:default-cell-style-name="ce729"/>
        <table:table-column table:style-name="co16" table:default-cell-style-name="ce764"/>
        <table:table-column table:style-name="co52" table:default-cell-style-name="ce14"/>
        <table:table-column table:style-name="co4" table:number-columns-repeated="1008" table:default-cell-style-name="Default"/>
        <table:table-row table:style-name="ro1">
          <table:table-cell table:style-name="ce625"/>
          <table:table-cell table:style-name="ce793"/>
          <table:table-cell table:style-name="ce625" table:number-columns-repeated="14"/>
          <table:table-cell table:style-name="ce813" table:number-columns-repeated="1008"/>
        </table:table-row>
        <table:table-row table:style-name="ro1">
          <table:table-cell table:style-name="ce3" table:formula="of:=[$'6. Trésorerie si préfin T'.A2]" office:value-type="string" office:string-value="PLAN DE TRESORERIE PREVISIONNNEL TVAC">
            <text:p>PLAN DE TRESORERIE PREVISIONNNEL TVAC</text:p>
          </table:table-cell>
          <table:table-cell table:style-name="ce3"/>
          <table:table-cell table:style-name="ce672"/>
          <table:table-cell table:style-name="ce701" table:number-columns-repeated="12"/>
          <table:table-cell table:style-name="ce3"/>
          <table:table-cell table:number-columns-repeated="1008"/>
        </table:table-row>
        <table:table-row table:style-name="ro1">
          <table:table-cell table:style-name="ce626" table:number-columns-repeated="2"/>
          <table:table-cell table:style-name="ce673"/>
          <table:table-cell table:style-name="ce702" table:number-columns-repeated="12"/>
          <table:table-cell table:style-name="ce765"/>
          <table:table-cell table:number-columns-repeated="1008"/>
        </table:table-row>
        <table:table-row table:style-name="ro1">
          <table:table-cell table:style-name="ce627"/>
          <table:table-cell table:style-name="ce647"/>
          <table:table-cell table:style-name="ce674" table:formula="of:=[$'6. Trésorerie si préfin T'.C4]" office:value-type="string" office:string-value="Pré ">
            <text:p>Pré </text:p>
          </table:table-cell>
          <table:table-cell table:style-name="ce703" table:formula="of:=[$'6. Trésorerie si préfin T'.D4]" office:value-type="string" office:string-value="Jan ">
            <text:p>Jan </text:p>
          </table:table-cell>
          <table:table-cell table:style-name="ce703" table:formula="of:=[$'6. Trésorerie si préfin T'.E4]" office:value-type="string" office:string-value="Fév ">
            <text:p>Fév </text:p>
          </table:table-cell>
          <table:table-cell table:style-name="ce703" table:formula="of:=[$'6. Trésorerie si préfin T'.F4]" office:value-type="string" office:string-value="Mars ">
            <text:p>Mars </text:p>
          </table:table-cell>
          <table:table-cell table:style-name="ce703" table:formula="of:=[$'6. Trésorerie si préfin T'.G4]" office:value-type="string" office:string-value="Avr ">
            <text:p>Avr </text:p>
          </table:table-cell>
          <table:table-cell table:style-name="ce703" table:formula="of:=[$'6. Trésorerie si préfin T'.H4]" office:value-type="string" office:string-value="Mai ">
            <text:p>Mai </text:p>
          </table:table-cell>
          <table:table-cell table:style-name="ce703" table:formula="of:=[$'6. Trésorerie si préfin T'.I4]" office:value-type="string" office:string-value="Juin ">
            <text:p>Juin </text:p>
          </table:table-cell>
          <table:table-cell table:style-name="ce703" table:formula="of:=[$'6. Trésorerie si préfin T'.J4]" office:value-type="string" office:string-value="Juil ">
            <text:p>Juil </text:p>
          </table:table-cell>
          <table:table-cell table:style-name="ce703" table:formula="of:=[$'6. Trésorerie si préfin T'.K4]" office:value-type="string" office:string-value="Août ">
            <text:p>Août </text:p>
          </table:table-cell>
          <table:table-cell table:style-name="ce703" table:formula="of:=[$'6. Trésorerie si préfin T'.L4]" office:value-type="string" office:string-value="Sept ">
            <text:p>Sept </text:p>
          </table:table-cell>
          <table:table-cell table:style-name="ce703" table:formula="of:=[$'6. Trésorerie si préfin T'.M4]" office:value-type="string" office:string-value="Oct ">
            <text:p>Oct </text:p>
          </table:table-cell>
          <table:table-cell table:style-name="ce703" table:formula="of:=[$'6. Trésorerie si préfin T'.N4]" office:value-type="string" office:string-value="Nov ">
            <text:p>Nov </text:p>
          </table:table-cell>
          <table:table-cell table:style-name="ce674" table:formula="of:=[$'6. Trésorerie si préfin T'.O4]" office:value-type="string" office:string-value="Dec ">
            <text:p>Dec </text:p>
          </table:table-cell>
          <table:table-cell table:style-name="ce674" table:formula="of:=[$'6. Trésorerie si préfin T'.P4]" office:value-type="string" office:string-value="Janvier ">
            <text:p>Janvier </text:p>
          </table:table-cell>
          <table:table-cell table:number-columns-repeated="1008"/>
        </table:table-row>
        <table:table-row table:style-name="ro1">
          <table:table-cell table:style-name="ce628"/>
          <table:table-cell table:style-name="ce648" table:number-columns-repeated="2"/>
          <table:table-cell table:style-name="ce704" table:formula="of:=[$'6. Trésorerie si préfin T'.D5]" office:value-type="string" office:string-value="numéro 1 ">
            <text:p>numéro 1 </text:p>
          </table:table-cell>
          <table:table-cell table:style-name="ce704" table:number-columns-repeated="2"/>
          <table:table-cell table:style-name="ce704" table:formula="of:=[$'6. Trésorerie si préfin T'.G5]" office:value-type="string" office:string-value="numéro 2 ">
            <text:p>numéro 2 </text:p>
          </table:table-cell>
          <table:table-cell table:style-name="ce704" table:number-columns-repeated="2"/>
          <table:table-cell table:style-name="ce704" table:formula="of:=[$'6. Trésorerie si préfin T'.J5]" office:value-type="string" office:string-value="numéro 3 ">
            <text:p>numéro 3 </text:p>
          </table:table-cell>
          <table:table-cell table:style-name="ce704" table:number-columns-repeated="2"/>
          <table:table-cell table:style-name="ce704" table:formula="of:=[$'6. Trésorerie si préfin T'.M5]" office:value-type="string" office:string-value="numéro 4 ">
            <text:p>numéro 4 </text:p>
          </table:table-cell>
          <table:table-cell table:style-name="ce738"/>
          <table:table-cell table:style-name="ce739" table:number-columns-repeated="2"/>
          <table:table-cell table:number-columns-repeated="1008"/>
        </table:table-row>
        <table:table-row table:style-name="ro1">
          <table:table-cell table:style-name="ce629" office:value-type="string">
            <text:p>A. DISPONIBLE</text:p>
          </table:table-cell>
          <table:table-cell table:style-name="ce649"/>
          <table:table-cell table:style-name="ce675"/>
          <table:table-cell table:style-name="ce705" table:formula="of:=[.C60]" office:value-type="float" office:value="-7078.74000000001">
            <text:p>-7.079 <text:s text:c="3"/></text:p>
          </table:table-cell>
          <table:table-cell table:style-name="ce705" table:formula="of:=[.D60]" office:value-type="float" office:value="7406.78732083333">
            <text:p>7.407 <text:s text:c="3"/></text:p>
          </table:table-cell>
          <table:table-cell table:style-name="ce705" table:formula="of:=[.E60]" office:value-type="float" office:value="12436.7646416667">
            <text:p>12.437 <text:s text:c="3"/></text:p>
          </table:table-cell>
          <table:table-cell table:style-name="ce705" table:formula="of:=[.F60]" office:value-type="float" office:value="1556.7019625">
            <text:p>1.557 <text:s text:c="3"/></text:p>
          </table:table-cell>
          <table:table-cell table:style-name="ce705" table:formula="of:=[.G60]" office:value-type="float" office:value="12924.3580483419">
            <text:p>12.924 <text:s text:c="3"/></text:p>
          </table:table-cell>
          <table:table-cell table:style-name="ce705" table:formula="of:=[.H60]" office:value-type="float" office:value="17954.3353691752">
            <text:p>17.954 <text:s text:c="3"/></text:p>
          </table:table-cell>
          <table:table-cell table:style-name="ce705" table:formula="of:=[.I60]" office:value-type="float" office:value="7074.27269000857">
            <text:p>7.074 <text:s text:c="3"/></text:p>
          </table:table-cell>
          <table:table-cell table:style-name="ce705" table:formula="of:=[.J60]" office:value-type="float" office:value="18407.9665116995">
            <text:p>18.408 <text:s text:c="3"/></text:p>
          </table:table-cell>
          <table:table-cell table:style-name="ce705" table:formula="of:=[.K60]" office:value-type="float" office:value="23437.9438325329">
            <text:p>23.438 <text:s text:c="3"/></text:p>
          </table:table-cell>
          <table:table-cell table:style-name="ce705" table:formula="of:=[.L60]" office:value-type="float" office:value="12557.8811533662">
            <text:p>12.558 <text:s text:c="3"/></text:p>
          </table:table-cell>
          <table:table-cell table:style-name="ce705" table:formula="of:=[.M60]" office:value-type="float" office:value="23891.5749750572">
            <text:p>23.892 <text:s text:c="3"/></text:p>
          </table:table-cell>
          <table:table-cell table:style-name="ce740" table:formula="of:=[.N60]" office:value-type="float" office:value="28921.5522958905">
            <text:p>28.922 <text:s text:c="3"/></text:p>
          </table:table-cell>
          <table:table-cell table:style-name="ce740" table:formula="of:=[.O60]" office:value-type="float" office:value="26451.1856292238">
            <text:p>26.451 <text:s text:c="3"/></text:p>
          </table:table-cell>
          <table:table-cell table:number-columns-repeated="1008"/>
        </table:table-row>
        <table:table-row table:style-name="ro1">
          <table:table-cell table:style-name="ce630" table:formula="of:=[$'6. Trésorerie si préfin T'.A7]" office:value-type="string" office:string-value="ENTREES">
            <text:p>ENTREES</text:p>
          </table:table-cell>
          <table:table-cell table:style-name="ce650"/>
          <table:table-cell table:style-name="ce676"/>
          <table:table-cell table:style-name="ce706" table:number-columns-repeated="11"/>
          <table:table-cell table:style-name="ce741" table:number-columns-repeated="2"/>
          <table:table-cell table:number-columns-repeated="1008"/>
        </table:table-row>
        <table:table-row table:style-name="ro1">
          <table:table-cell table:style-name="ce631" table:formula="of:=[$'6. Trésorerie si préfin T'.A8]" office:value-type="string" office:string-value="1. Ventes TVAC">
            <text:p>1. Ventes TVAC</text:p>
          </table:table-cell>
          <table:table-cell table:style-name="ce651" table:formula="of:=[$'6. Trésorerie si préfin T'.B8]" office:value-type="string" office:string-value="tx tva">
            <text:p>tx tva</text:p>
          </table:table-cell>
          <table:table-cell table:style-name="ce677" table:formula="of:=SUM([.C9:.C12])" office:value-type="float" office:value="0">
            <text:p>0 </text:p>
          </table:table-cell>
          <table:table-cell table:style-name="ce798" table:formula="of:=SUM([.D9:.D12])" office:value-type="float" office:value="57000">
            <text:p>57.000 </text:p>
          </table:table-cell>
          <table:table-cell table:style-name="ce685" table:formula="of:=SUM([.E9:.E12])" office:value-type="float" office:value="7500">
            <text:p>7.500 </text:p>
          </table:table-cell>
          <table:table-cell table:style-name="ce685" table:formula="of:=SUM([.F9:.F12])" office:value-type="float" office:value="0">
            <text:p>0 </text:p>
          </table:table-cell>
          <table:table-cell table:style-name="ce685" table:formula="of:=SUM([.G9:.G12])" office:value-type="float" office:value="57600">
            <text:p>57.600 </text:p>
          </table:table-cell>
          <table:table-cell table:style-name="ce685" table:formula="of:=SUM([.H9:.H12])" office:value-type="float" office:value="7500">
            <text:p>7.500 </text:p>
          </table:table-cell>
          <table:table-cell table:style-name="ce685" table:formula="of:=SUM([.I9:.I12])" office:value-type="float" office:value="0">
            <text:p>0 </text:p>
          </table:table-cell>
          <table:table-cell table:style-name="ce685" table:formula="of:=SUM([.J9:.J12])" office:value-type="float" office:value="57600">
            <text:p>57.600 </text:p>
          </table:table-cell>
          <table:table-cell table:style-name="ce685" table:formula="of:=SUM([.K9:.K12])" office:value-type="float" office:value="7500">
            <text:p>7.500 </text:p>
          </table:table-cell>
          <table:table-cell table:style-name="ce685" table:formula="of:=SUM([.L9:.L12])" office:value-type="float" office:value="0">
            <text:p>0 </text:p>
          </table:table-cell>
          <table:table-cell table:style-name="ce685" table:formula="of:=SUM([.M9:.M12])" office:value-type="float" office:value="57600">
            <text:p>57.600 </text:p>
          </table:table-cell>
          <table:table-cell table:style-name="ce685" table:formula="of:=SUM([.N9:.N12])" office:value-type="float" office:value="7500">
            <text:p>7.500 </text:p>
          </table:table-cell>
          <table:table-cell table:style-name="ce677" table:formula="of:=SUM([.O9:.O12])" office:value-type="float" office:value="0">
            <text:p>0 </text:p>
          </table:table-cell>
          <table:table-cell table:style-name="ce677" table:formula="of:=SUM([.P9:.P12])" office:value-type="float" office:value="60600">
            <text:p>60.600 </text:p>
          </table:table-cell>
          <table:table-cell table:number-columns-repeated="1008"/>
        </table:table-row>
        <table:table-row-group>
          <table:table-row table:style-name="ro2">
            <table:table-cell table:style-name="ce632" table:formula="of:=[$'6. Trésorerie si préfin T'.A9]" office:value-type="string" office:string-value="Papier présentoirs ">
              <text:p>Papier présentoirs </text:p>
            </table:table-cell>
            <table:table-cell table:style-name="ce652" table:formula="of:=[$'6. Trésorerie si préfin T'.B9]" office:value-type="percentage" office:value="0.06">
              <text:p>6%</text:p>
            </table:table-cell>
            <table:table-cell table:style-name="ce678" table:formula="of:=[$'6. Trésorerie si préfin T'.C9]" office:value-type="float" office:value="0">
              <text:p>- <text:s text:c="3"/></text:p>
            </table:table-cell>
            <table:table-cell table:style-name="ce709" table:formula="of:=[$'6. Trésorerie si préfin T'.D9]" office:value-type="float" office:value="0">
              <text:p>0 </text:p>
            </table:table-cell>
            <table:table-cell table:style-name="ce709" table:formula="of:=[$'6. Trésorerie si préfin T'.E9]" office:value-type="float" office:value="0">
              <text:p>0 </text:p>
            </table:table-cell>
            <table:table-cell table:style-name="ce709" table:formula="of:=[$'6. Trésorerie si préfin T'.F9]" office:value-type="float" office:value="0">
              <text:p>0 </text:p>
            </table:table-cell>
            <table:table-cell table:style-name="ce709" table:formula="of:=[$'6. Trésorerie si préfin T'.G9]" office:value-type="float" office:value="0">
              <text:p>0 </text:p>
            </table:table-cell>
            <table:table-cell table:style-name="ce709" table:formula="of:=[$'6. Trésorerie si préfin T'.H9]" office:value-type="float" office:value="0">
              <text:p>0 </text:p>
            </table:table-cell>
            <table:table-cell table:style-name="ce709" table:formula="of:=[$'6. Trésorerie si préfin T'.I9]" office:value-type="float" office:value="0">
              <text:p>0 </text:p>
            </table:table-cell>
            <table:table-cell table:style-name="ce709" table:formula="of:=[$'6. Trésorerie si préfin T'.J9]" office:value-type="float" office:value="0">
              <text:p>0 </text:p>
            </table:table-cell>
            <table:table-cell table:style-name="ce709" table:formula="of:=[$'6. Trésorerie si préfin T'.K9]" office:value-type="float" office:value="0">
              <text:p>0 </text:p>
            </table:table-cell>
            <table:table-cell table:style-name="ce709" table:formula="of:=[$'6. Trésorerie si préfin T'.L9]" office:value-type="float" office:value="0">
              <text:p>0 </text:p>
            </table:table-cell>
            <table:table-cell table:style-name="ce709" table:formula="of:=[$'6. Trésorerie si préfin T'.M9]" office:value-type="float" office:value="0">
              <text:p>0 </text:p>
            </table:table-cell>
            <table:table-cell table:style-name="ce709" table:formula="of:=[$'6. Trésorerie si préfin T'.N9]" office:value-type="float" office:value="0">
              <text:p>0 </text:p>
            </table:table-cell>
            <table:table-cell table:style-name="ce745" table:formula="of:=[$'6. Trésorerie si préfin T'.O9]" office:value-type="float" office:value="0">
              <text:p>0 </text:p>
            </table:table-cell>
            <table:table-cell table:style-name="ce743" table:formula="of:=[$'6. Trésorerie si préfin T'.P9]" office:value-type="float" office:value="0">
              <text:p>0 </text:p>
            </table:table-cell>
            <table:table-cell table:number-columns-repeated="1008"/>
          </table:table-row>
          <table:table-row table:style-name="ro2">
            <table:table-cell table:style-name="ce633" table:formula="of:=[$'6. Trésorerie si préfin T'.A10]" office:value-type="string" office:string-value="Papier librairies ">
              <text:p>Papier librairies </text:p>
            </table:table-cell>
            <table:table-cell table:style-name="ce653" table:formula="of:=[$'6. Trésorerie si préfin T'.B10]" office:value-type="percentage" office:value="0.06">
              <text:p>6%</text:p>
            </table:table-cell>
            <table:table-cell table:style-name="ce678" table:formula="of:=[$'6. Trésorerie si préfin T'.C10]" office:value-type="float" office:value="0">
              <text:p>- <text:s text:c="3"/></text:p>
            </table:table-cell>
            <table:table-cell table:style-name="ce709" table:formula="of:=[$'6. Trésorerie si préfin T'.D10]" office:value-type="float" office:value="0">
              <text:p>0 </text:p>
            </table:table-cell>
            <table:table-cell table:style-name="ce709" table:formula="of:=[$'6. Trésorerie si préfin T'.E10]" office:value-type="float" office:value="0">
              <text:p>0 </text:p>
            </table:table-cell>
            <table:table-cell table:style-name="ce709" table:formula="of:=[$'6. Trésorerie si préfin T'.F10]" office:value-type="float" office:value="0">
              <text:p>0 </text:p>
            </table:table-cell>
            <table:table-cell table:style-name="ce709" table:formula="of:=[$'6. Trésorerie si préfin T'.G10]" office:value-type="float" office:value="600">
              <text:p>600 </text:p>
            </table:table-cell>
            <table:table-cell table:style-name="ce709" table:formula="of:=[$'6. Trésorerie si préfin T'.H10]" office:value-type="float" office:value="0">
              <text:p>0 </text:p>
            </table:table-cell>
            <table:table-cell table:style-name="ce709" table:formula="of:=[$'6. Trésorerie si préfin T'.I10]" office:value-type="float" office:value="0">
              <text:p>0 </text:p>
            </table:table-cell>
            <table:table-cell table:style-name="ce709" table:formula="of:=[$'6. Trésorerie si préfin T'.J10]" office:value-type="float" office:value="600">
              <text:p>600 </text:p>
            </table:table-cell>
            <table:table-cell table:style-name="ce709" table:formula="of:=[$'6. Trésorerie si préfin T'.K10]" office:value-type="float" office:value="0">
              <text:p>0 </text:p>
            </table:table-cell>
            <table:table-cell table:style-name="ce709" table:formula="of:=[$'6. Trésorerie si préfin T'.L10]" office:value-type="float" office:value="0">
              <text:p>0 </text:p>
            </table:table-cell>
            <table:table-cell table:style-name="ce709" table:formula="of:=[$'6. Trésorerie si préfin T'.M10]" office:value-type="float" office:value="600">
              <text:p>600 </text:p>
            </table:table-cell>
            <table:table-cell table:style-name="ce709" table:formula="of:=[$'6. Trésorerie si préfin T'.N10]" office:value-type="float" office:value="0">
              <text:p>0 </text:p>
            </table:table-cell>
            <table:table-cell table:style-name="ce751" table:formula="of:=[$'6. Trésorerie si préfin T'.O10]" office:value-type="float" office:value="0">
              <text:p>0 </text:p>
            </table:table-cell>
            <table:table-cell table:style-name="ce744" table:formula="of:=[$'6. Trésorerie si préfin T'.P10]" office:value-type="float" office:value="600">
              <text:p>600 </text:p>
            </table:table-cell>
            <table:table-cell table:number-columns-repeated="1008"/>
          </table:table-row>
          <table:table-row table:style-name="ro2">
            <table:table-cell table:style-name="ce633" table:formula="of:=[$'6. Trésorerie si préfin T'.A11]" office:value-type="string" office:string-value="Papier abonnements ">
              <text:p>Papier abonnements </text:p>
            </table:table-cell>
            <table:table-cell table:style-name="ce653" table:formula="of:=[$'6. Trésorerie si préfin T'.B11]" office:value-type="percentage" office:value="0.06">
              <text:p>6%</text:p>
            </table:table-cell>
            <table:table-cell table:style-name="ce679"/>
            <table:table-cell table:style-name="ce799" table:formula="of:=[$'6. Trésorerie si préfin T'.C11]/4" office:value-type="float" office:value="57000">
              <text:p>57.000 </text:p>
            </table:table-cell>
            <table:table-cell table:number-columns-repeated="2" table:style-name="ce799"/>
            <table:table-cell table:style-name="ce799" table:formula="of:=[.D11]" office:value-type="float" office:value="57000">
              <text:p>57.000 </text:p>
            </table:table-cell>
            <table:table-cell table:number-columns-repeated="2" table:style-name="ce799"/>
            <table:table-cell table:style-name="ce799" table:formula="of:=[.G11]" office:value-type="float" office:value="57000">
              <text:p>57.000 </text:p>
            </table:table-cell>
            <table:table-cell table:number-columns-repeated="2" table:style-name="ce799"/>
            <table:table-cell table:style-name="ce799" table:formula="of:=[.J11]" office:value-type="float" office:value="57000">
              <text:p>57.000 </text:p>
            </table:table-cell>
            <table:table-cell table:style-name="ce799"/>
            <table:table-cell table:style-name="ce807"/>
            <table:table-cell table:style-name="ce766" table:formula="of:=[$'6. Trésorerie si préfin T'.P11]/4" office:value-type="float" office:value="60000">
              <text:p>60.000 </text:p>
            </table:table-cell>
            <table:table-cell table:number-columns-repeated="1008"/>
          </table:table-row>
          <table:table-row table:style-name="ro2">
            <table:table-cell table:style-name="ce633" table:formula="of:=[$'6. Trésorerie si préfin T'.A12]" office:value-type="string" office:string-value="Pub ">
              <text:p>Pub </text:p>
            </table:table-cell>
            <table:table-cell table:style-name="ce654" table:formula="of:=[$'6. Trésorerie si préfin T'.B12]" office:value-type="percentage" office:value="0.21">
              <text:p>21%</text:p>
            </table:table-cell>
            <table:table-cell table:style-name="ce678" table:formula="of:=[$'6. Trésorerie si préfin T'.C12]" office:value-type="float" office:value="0">
              <text:p>- <text:s text:c="3"/></text:p>
            </table:table-cell>
            <table:table-cell table:style-name="ce709" table:formula="of:=[$'6. Trésorerie si préfin T'.D12]" office:value-type="float" office:value="0">
              <text:p>0 </text:p>
            </table:table-cell>
            <table:table-cell table:style-name="ce709" table:formula="of:=[$'6. Trésorerie si préfin T'.E12]" office:value-type="float" office:value="7500">
              <text:p>7.500 </text:p>
            </table:table-cell>
            <table:table-cell table:style-name="ce709" table:formula="of:=[$'6. Trésorerie si préfin T'.F12]" office:value-type="float" office:value="0">
              <text:p>0 </text:p>
            </table:table-cell>
            <table:table-cell table:style-name="ce709" table:formula="of:=[$'6. Trésorerie si préfin T'.G12]" office:value-type="float" office:value="0">
              <text:p>0 </text:p>
            </table:table-cell>
            <table:table-cell table:style-name="ce709" table:formula="of:=[$'6. Trésorerie si préfin T'.H12]" office:value-type="float" office:value="7500">
              <text:p>7.500 </text:p>
            </table:table-cell>
            <table:table-cell table:style-name="ce709" table:formula="of:=[$'6. Trésorerie si préfin T'.I12]" office:value-type="float" office:value="0">
              <text:p>0 </text:p>
            </table:table-cell>
            <table:table-cell table:style-name="ce709" table:formula="of:=[$'6. Trésorerie si préfin T'.J12]" office:value-type="float" office:value="0">
              <text:p>0 </text:p>
            </table:table-cell>
            <table:table-cell table:style-name="ce709" table:formula="of:=[$'6. Trésorerie si préfin T'.K12]" office:value-type="float" office:value="7500">
              <text:p>7.500 </text:p>
            </table:table-cell>
            <table:table-cell table:style-name="ce709" table:formula="of:=[$'6. Trésorerie si préfin T'.L12]" office:value-type="float" office:value="0">
              <text:p>0 </text:p>
            </table:table-cell>
            <table:table-cell table:style-name="ce709" table:formula="of:=[$'6. Trésorerie si préfin T'.M12]" office:value-type="float" office:value="0">
              <text:p>0 </text:p>
            </table:table-cell>
            <table:table-cell table:style-name="ce709" table:formula="of:=[$'6. Trésorerie si préfin T'.N12]" office:value-type="float" office:value="7500">
              <text:p>7.500 </text:p>
            </table:table-cell>
            <table:table-cell table:style-name="ce747" table:formula="of:=[$'6. Trésorerie si préfin T'.O12]" office:value-type="float" office:value="0">
              <text:p>0 </text:p>
            </table:table-cell>
            <table:table-cell table:style-name="ce744" table:formula="of:=[$'6. Trésorerie si préfin T'.P12]" office:value-type="float" office:value="0">
              <text:p>0 </text:p>
            </table:table-cell>
            <table:table-cell table:number-columns-repeated="1008"/>
          </table:table-row>
        </table:table-row-group>
        <table:table-row table:style-name="ro1">
          <table:table-cell table:style-name="ce631" table:formula="of:=[$'6. Trésorerie si préfin T'.A13]" office:value-type="string" office:string-value="2. Autres entrées">
            <text:p>2. Autres entrées</text:p>
          </table:table-cell>
          <table:table-cell table:style-name="ce651" table:formula="of:=[$'6. Trésorerie si préfin T'.B13]" office:value-type="float" office:value="0.06">
            <text:p>0</text:p>
          </table:table-cell>
          <table:table-cell table:style-name="ce680" table:formula="of:=[$'1.1 Plan de financement '.D48]" office:value-type="float" office:value="24206.1">
            <text:p>24.206</text:p>
          </table:table-cell>
          <table:table-cell table:style-name="ce710" table:formula="of:=[$'6. Trésorerie si préfin T'.D13]" office:value-type="float" office:value="0">
            <text:p>0</text:p>
          </table:table-cell>
          <table:table-cell table:style-name="ce707" table:formula="of:=[$'6. Trésorerie si préfin T'.E13]" office:value-type="float" office:value="0">
            <text:p>0 </text:p>
          </table:table-cell>
          <table:table-cell table:style-name="ce733" table:formula="of:=[$'6. Trésorerie si préfin T'.F13]" office:value-type="float" office:value="0">
            <text:p>0 </text:p>
          </table:table-cell>
          <table:table-cell table:style-name="ce735" table:formula="of:=[$'6. Trésorerie si préfin T'.G13]" office:value-type="float" office:value="0">
            <text:p>0 </text:p>
          </table:table-cell>
          <table:table-cell table:style-name="ce707" table:formula="of:=[$'6. Trésorerie si préfin T'.H13]" office:value-type="float" office:value="0">
            <text:p>0 </text:p>
          </table:table-cell>
          <table:table-cell table:style-name="ce733" table:formula="of:=[$'6. Trésorerie si préfin T'.I13]" office:value-type="float" office:value="0">
            <text:p>0 </text:p>
          </table:table-cell>
          <table:table-cell table:style-name="ce707" table:formula="of:=[$'6. Trésorerie si préfin T'.J13]" office:value-type="float" office:value="0">
            <text:p>0 </text:p>
          </table:table-cell>
          <table:table-cell table:style-name="ce707" table:formula="of:=[$'6. Trésorerie si préfin T'.K13]" office:value-type="float" office:value="0">
            <text:p>0 </text:p>
          </table:table-cell>
          <table:table-cell table:style-name="ce707" table:formula="of:=[$'6. Trésorerie si préfin T'.L13]" office:value-type="float" office:value="0">
            <text:p>0 </text:p>
          </table:table-cell>
          <table:table-cell table:style-name="ce707" table:formula="of:=[$'6. Trésorerie si préfin T'.M13]" office:value-type="float" office:value="0">
            <text:p>0 </text:p>
          </table:table-cell>
          <table:table-cell table:style-name="ce707" table:formula="of:=[$'6. Trésorerie si préfin T'.N13]" office:value-type="float" office:value="0">
            <text:p>0 </text:p>
          </table:table-cell>
          <table:table-cell table:style-name="ce742" table:formula="of:=[$'6. Trésorerie si préfin T'.O13]" office:value-type="float" office:value="0">
            <text:p>0 </text:p>
          </table:table-cell>
          <table:table-cell table:style-name="ce742" table:formula="of:=[$'6. Trésorerie si préfin T'.P13]" office:value-type="float" office:value="0">
            <text:p>0 </text:p>
          </table:table-cell>
          <table:table-cell table:number-columns-repeated="1008"/>
        </table:table-row>
        <table:table-row table:style-name="ro1">
          <table:table-cell table:style-name="ce634"/>
          <table:table-cell table:style-name="ce655"/>
          <table:table-cell table:style-name="ce681"/>
          <table:table-cell table:style-name="ce711"/>
          <table:table-cell table:style-name="ce709" table:number-columns-repeated="10"/>
          <table:table-cell table:style-name="ce745" table:number-columns-repeated="2"/>
          <table:table-cell table:number-columns-repeated="1008"/>
        </table:table-row>
        <table:table-row table:style-name="ro1">
          <table:table-cell table:style-name="ce635" office:value-type="string">
            <text:p>Dont TVA à payer</text:p>
          </table:table-cell>
          <table:table-cell table:style-name="ce656"/>
          <table:table-cell table:style-name="ce682" table:formula="of:=([.C9]+[.C10]+[.C11]+[.C13])*(1-1/1.06)+[.C12]*(1-1/(1+[.$B$12]))" office:value-type="float" office:value="1370.15660377359">
            <text:p>1.370 </text:p>
          </table:table-cell>
          <table:table-cell table:style-name="ce712" table:formula="of:=([.D9]+[.D10]+[.D11]+[.D13])*(1-1/1.06)+[.D12]*(1-1/(1+[.$B$12]))" office:value-type="float" office:value="3226.41509433963">
            <text:p>3.226 </text:p>
          </table:table-cell>
          <table:table-cell table:style-name="ce712" table:formula="of:=([.E9]+[.E10]+[.E11]+[.E13])*(1-1/1.06)+[.E12]*(1-1/(1+[.$B$12]))" office:value-type="float" office:value="1301.65289256198">
            <text:p>1.302 </text:p>
          </table:table-cell>
          <table:table-cell table:style-name="ce712" table:formula="of:=([.F9]+[.F10]+[.F11]+[.F13])*(1-1/1.06)+[.F12]*(1-1/(1+[.$B$12]))" office:value-type="float" office:value="0">
            <text:p>0 </text:p>
          </table:table-cell>
          <table:table-cell table:style-name="ce712" table:formula="of:=([.G9]+[.G10]+[.G11]+[.G13])*(1-1/1.06)+[.G12]*(1-1/(1+[.$B$12]))" office:value-type="float" office:value="3260.37735849057">
            <text:p>3.260 </text:p>
          </table:table-cell>
          <table:table-cell table:style-name="ce712" table:formula="of:=([.H9]+[.H10]+[.H11]+[.H13])*(1-1/1.06)+[.H12]*(1-1/(1+[.$B$12]))" office:value-type="float" office:value="1301.65289256198">
            <text:p>1.302 </text:p>
          </table:table-cell>
          <table:table-cell table:style-name="ce712" table:formula="of:=([.I9]+[.I10]+[.I11]+[.I13])*(1-1/1.06)+[.I12]*(1-1/(1+[.$B$12]))" office:value-type="float" office:value="0">
            <text:p>0 </text:p>
          </table:table-cell>
          <table:table-cell table:style-name="ce712" table:formula="of:=([.J9]+[.J10]+[.J11]+[.J13])*(1-1/1.06)+[.J12]*(1-1/(1+[.$B$12]))" office:value-type="float" office:value="3260.37735849057">
            <text:p>3.260 </text:p>
          </table:table-cell>
          <table:table-cell table:style-name="ce712" table:formula="of:=([.K9]+[.K10]+[.K11]+[.K13])*(1-1/1.06)+[.K12]*(1-1/(1+[.$B$12]))" office:value-type="float" office:value="1301.65289256198">
            <text:p>1.302 </text:p>
          </table:table-cell>
          <table:table-cell table:style-name="ce712" table:formula="of:=([.L9]+[.L10]+[.L11]+[.L13])*(1-1/1.06)+[.L12]*(1-1/(1+[.$B$12]))" office:value-type="float" office:value="0">
            <text:p>0 </text:p>
          </table:table-cell>
          <table:table-cell table:style-name="ce712" table:formula="of:=([.M9]+[.M10]+[.M11]+[.M13])*(1-1/1.06)+[.M12]*(1-1/(1+[.$B$12]))" office:value-type="float" office:value="3260.37735849057">
            <text:p>3.260 </text:p>
          </table:table-cell>
          <table:table-cell table:style-name="ce712" table:formula="of:=([.N9]+[.N10]+[.N11]+[.N13])*(1-1/1.06)+[.N12]*(1-1/(1+[.$B$12]))" office:value-type="float" office:value="1301.65289256198">
            <text:p>1.302 </text:p>
          </table:table-cell>
          <table:table-cell table:style-name="ce746" table:formula="of:=([.O9]+[.O10]+[.O11]+[.O13])*(1-1/1.06)+[.O12]*(1-1/(1+[.$B$12]))" office:value-type="float" office:value="0">
            <text:p>0 </text:p>
          </table:table-cell>
          <table:table-cell table:style-name="ce682" table:formula="of:=([.P9]+[.P10]+[.P11]+[.P13])*(1-1/1.06)+[.P12]*(1-1/(1+[.$B$12]))" office:value-type="float" office:value="3430.18867924529">
            <text:p>3.430 </text:p>
          </table:table-cell>
          <table:table-cell table:number-columns-repeated="1008"/>
        </table:table-row>
        <table:table-row table:style-name="ro1">
          <table:table-cell table:style-name="ce634"/>
          <table:table-cell table:style-name="ce655"/>
          <table:table-cell table:style-name="ce683"/>
          <table:table-cell table:style-name="ce713" table:number-columns-repeated="11"/>
          <table:table-cell table:style-name="ce747" table:number-columns-repeated="2"/>
          <table:table-cell table:number-columns-repeated="1008"/>
        </table:table-row>
        <table:table-row table:style-name="ro1">
          <table:table-cell table:style-name="ce636" table:formula="of:=[$'6. Trésorerie si préfin T'.A17]" office:value-type="string" office:string-value="B. TOTAL ENTREES">
            <text:p>B. TOTAL ENTREES</text:p>
          </table:table-cell>
          <table:table-cell table:style-name="ce657" table:formula="of:=[$'6. Trésorerie si préfin T'.B17]" office:value-type="float" office:value="0">
            <text:p>0</text:p>
          </table:table-cell>
          <table:table-cell table:style-name="ce684" table:formula="of:=[.C8]+[.C13]" office:value-type="float" office:value="24206.1">
            <text:p>24.206 </text:p>
          </table:table-cell>
          <table:table-cell table:style-name="ce800" table:formula="of:=[.D8]+[.D13]" office:value-type="float" office:value="57000">
            <text:p>57.000 </text:p>
          </table:table-cell>
          <table:table-cell table:style-name="ce804" table:formula="of:=[.E8]+[.E13]" office:value-type="float" office:value="7500">
            <text:p>7.500 </text:p>
          </table:table-cell>
          <table:table-cell table:style-name="ce804" table:formula="of:=[.F8]+[.F13]" office:value-type="float" office:value="0">
            <text:p>0 </text:p>
          </table:table-cell>
          <table:table-cell table:style-name="ce804" table:formula="of:=[.G8]+[.G13]" office:value-type="float" office:value="57600">
            <text:p>57.600 </text:p>
          </table:table-cell>
          <table:table-cell table:style-name="ce804" table:formula="of:=[.H8]+[.H13]" office:value-type="float" office:value="7500">
            <text:p>7.500 </text:p>
          </table:table-cell>
          <table:table-cell table:style-name="ce804" table:formula="of:=[.I8]+[.I13]" office:value-type="float" office:value="0">
            <text:p>0 </text:p>
          </table:table-cell>
          <table:table-cell table:style-name="ce804" table:formula="of:=[.J8]+[.J13]" office:value-type="float" office:value="57600">
            <text:p>57.600 </text:p>
          </table:table-cell>
          <table:table-cell table:style-name="ce804" table:formula="of:=[.K8]+[.K13]" office:value-type="float" office:value="7500">
            <text:p>7.500 </text:p>
          </table:table-cell>
          <table:table-cell table:style-name="ce804" table:formula="of:=[.L8]+[.L13]" office:value-type="float" office:value="0">
            <text:p>0 </text:p>
          </table:table-cell>
          <table:table-cell table:style-name="ce804" table:formula="of:=[.M8]+[.M13]" office:value-type="float" office:value="57600">
            <text:p>57.600 </text:p>
          </table:table-cell>
          <table:table-cell table:style-name="ce804" table:formula="of:=[.N8]+[.N13]" office:value-type="float" office:value="7500">
            <text:p>7.500 </text:p>
          </table:table-cell>
          <table:table-cell table:style-name="ce684" table:formula="of:=[.O8]+[.O13]" office:value-type="float" office:value="0">
            <text:p>0 </text:p>
          </table:table-cell>
          <table:table-cell table:style-name="ce684" table:formula="of:=[.P8]+[.P13]" office:value-type="float" office:value="60600">
            <text:p>60.600 </text:p>
          </table:table-cell>
          <table:table-cell table:number-columns-repeated="1008"/>
        </table:table-row>
        <table:table-row table:style-name="ro1">
          <table:table-cell table:style-name="ce634"/>
          <table:table-cell table:style-name="ce655"/>
          <table:table-cell table:style-name="ce676"/>
          <table:table-cell table:style-name="ce715" table:number-columns-repeated="11"/>
          <table:table-cell table:style-name="ce749" table:number-columns-repeated="2"/>
          <table:table-cell table:number-columns-repeated="1008"/>
        </table:table-row>
        <table:table-row table:style-name="ro1">
          <table:table-cell table:style-name="ce630" table:formula="of:=[$'6. Trésorerie si préfin T'.A19]" office:value-type="string" office:string-value="SORTIES">
            <text:p>SORTIES</text:p>
          </table:table-cell>
          <table:table-cell table:style-name="ce650" table:formula="of:=[$'6. Trésorerie si préfin T'.B19]" office:value-type="float" office:value="0">
            <text:p>0</text:p>
          </table:table-cell>
          <table:table-cell table:style-name="ce676" table:formula="of:=[$'6. Trésorerie si préfin T'.C19]" office:value-type="float" office:value="0">
            <text:p>0</text:p>
          </table:table-cell>
          <table:table-cell table:style-name="ce715" table:formula="of:=[$'6. Trésorerie si préfin T'.D19]" office:value-type="float" office:value="0">
            <text:p>0 </text:p>
          </table:table-cell>
          <table:table-cell table:style-name="ce715" table:formula="of:=[$'6. Trésorerie si préfin T'.E19]" office:value-type="float" office:value="0">
            <text:p>0 </text:p>
          </table:table-cell>
          <table:table-cell table:style-name="ce715" table:formula="of:=[$'6. Trésorerie si préfin T'.F19]" office:value-type="float" office:value="0">
            <text:p>0 </text:p>
          </table:table-cell>
          <table:table-cell table:style-name="ce715" table:formula="of:=[$'6. Trésorerie si préfin T'.G19]" office:value-type="float" office:value="0">
            <text:p>0 </text:p>
          </table:table-cell>
          <table:table-cell table:style-name="ce715" table:formula="of:=[$'6. Trésorerie si préfin T'.H19]" office:value-type="float" office:value="0">
            <text:p>0 </text:p>
          </table:table-cell>
          <table:table-cell table:style-name="ce715" table:formula="of:=[$'6. Trésorerie si préfin T'.I19]" office:value-type="float" office:value="0">
            <text:p>0 </text:p>
          </table:table-cell>
          <table:table-cell table:style-name="ce715" table:formula="of:=[$'6. Trésorerie si préfin T'.J19]" office:value-type="float" office:value="0">
            <text:p>0 </text:p>
          </table:table-cell>
          <table:table-cell table:style-name="ce715" table:formula="of:=[$'6. Trésorerie si préfin T'.K19]" office:value-type="float" office:value="0">
            <text:p>0 </text:p>
          </table:table-cell>
          <table:table-cell table:style-name="ce715" table:formula="of:=[$'6. Trésorerie si préfin T'.L19]" office:value-type="float" office:value="0">
            <text:p>0 </text:p>
          </table:table-cell>
          <table:table-cell table:style-name="ce715" table:formula="of:=[$'6. Trésorerie si préfin T'.M19]" office:value-type="float" office:value="0">
            <text:p>0 </text:p>
          </table:table-cell>
          <table:table-cell table:style-name="ce715" table:formula="of:=[$'6. Trésorerie si préfin T'.N19]" office:value-type="float" office:value="0">
            <text:p>0 </text:p>
          </table:table-cell>
          <table:table-cell table:style-name="ce750" table:formula="of:=[$'6. Trésorerie si préfin T'.O19]" office:value-type="float" office:value="0">
            <text:p>0 </text:p>
          </table:table-cell>
          <table:table-cell table:style-name="ce750" table:formula="of:=[$'6. Trésorerie si préfin T'.P19]" office:value-type="float" office:value="0">
            <text:p>0 </text:p>
          </table:table-cell>
          <table:table-cell table:number-columns-repeated="1008"/>
        </table:table-row>
        <table:table-row table:style-name="ro1">
          <table:table-cell table:style-name="ce631" table:formula="of:=[$'6. Trésorerie si préfin T'.A20]" office:value-type="string" office:string-value="2. Charges variables, mat. 1ères (TVAC)">
            <text:p>2. Charges variables, mat. 1ères (TVAC)</text:p>
          </table:table-cell>
          <table:table-cell table:style-name="ce651" table:formula="of:=[$'6. Trésorerie si préfin T'.B20]" office:value-type="float" office:value="0">
            <text:p>0</text:p>
          </table:table-cell>
          <table:table-cell table:style-name="ce685" table:formula="of:=[$'6. Trésorerie si préfin T'.C20]" office:value-type="float" office:value="8410.04">
            <text:p>8.410 </text:p>
          </table:table-cell>
          <table:table-cell table:style-name="ce716" table:formula="of:=[$'6. Trésorerie si préfin T'.D20]" office:value-type="float" office:value="6091.8">
            <text:p>6.092 </text:p>
          </table:table-cell>
          <table:table-cell table:style-name="ce707" table:formula="of:=[$'6. Trésorerie si préfin T'.E20]" office:value-type="float" office:value="0">
            <text:p>0 </text:p>
          </table:table-cell>
          <table:table-cell table:style-name="ce707" table:formula="of:=[$'6. Trésorerie si préfin T'.F20]" office:value-type="float" office:value="8410.04">
            <text:p>8.410 </text:p>
          </table:table-cell>
          <table:table-cell table:style-name="ce707" table:formula="of:=[$'6. Trésorerie si préfin T'.G20]" office:value-type="float" office:value="6091.8">
            <text:p>6.092 </text:p>
          </table:table-cell>
          <table:table-cell table:style-name="ce707" table:formula="of:=[$'6. Trésorerie si préfin T'.H20]" office:value-type="float" office:value="0">
            <text:p>0 </text:p>
          </table:table-cell>
          <table:table-cell table:style-name="ce707" table:formula="of:=[$'6. Trésorerie si préfin T'.I20]" office:value-type="float" office:value="8410.04">
            <text:p>8.410 </text:p>
          </table:table-cell>
          <table:table-cell table:style-name="ce707" table:formula="of:=[$'6. Trésorerie si préfin T'.J20]" office:value-type="float" office:value="6091.8">
            <text:p>6.092 </text:p>
          </table:table-cell>
          <table:table-cell table:style-name="ce707" table:formula="of:=[$'6. Trésorerie si préfin T'.K20]" office:value-type="float" office:value="0">
            <text:p>0 </text:p>
          </table:table-cell>
          <table:table-cell table:style-name="ce707" table:formula="of:=[$'6. Trésorerie si préfin T'.L20]" office:value-type="float" office:value="8410.04">
            <text:p>8.410 </text:p>
          </table:table-cell>
          <table:table-cell table:style-name="ce707" table:formula="of:=[$'6. Trésorerie si préfin T'.M20]" office:value-type="float" office:value="6091.8">
            <text:p>6.092 </text:p>
          </table:table-cell>
          <table:table-cell table:style-name="ce707" table:formula="of:=[$'6. Trésorerie si préfin T'.N20]" office:value-type="float" office:value="0">
            <text:p>0 </text:p>
          </table:table-cell>
          <table:table-cell table:style-name="ce742" table:formula="of:=[$'6. Trésorerie si préfin T'.O20]" office:value-type="float" office:value="0">
            <text:p>0 </text:p>
          </table:table-cell>
          <table:table-cell table:style-name="ce742" table:formula="of:=[$'6. Trésorerie si préfin T'.P20]" office:value-type="float" office:value="0">
            <text:p>0 </text:p>
          </table:table-cell>
          <table:table-cell table:number-columns-repeated="1008"/>
        </table:table-row>
        <table:table-row-group table:display="false">
          <table:table-row table:style-name="ro2" table:visibility="collapse">
            <table:table-cell table:style-name="ce632" table:formula="of:=[$'6. Trésorerie si préfin T'.A21]" office:value-type="string" office:string-value="Impressions ">
              <text:p>Impressions </text:p>
            </table:table-cell>
            <table:table-cell table:style-name="ce658" table:formula="of:=[$'6. Trésorerie si préfin T'.B21]" office:value-type="percentage" office:value="0.06">
              <text:p>6%</text:p>
            </table:table-cell>
            <table:table-cell table:style-name="ce686" table:formula="of:=[$'6. Trésorerie si préfin T'.C21]" office:value-type="float" office:value="8410.04">
              <text:p>8.410 </text:p>
            </table:table-cell>
            <table:table-cell table:style-name="ce717" table:formula="of:=[$'6. Trésorerie si préfin T'.D21]" office:value-type="float" office:value="0">
              <text:p>0</text:p>
            </table:table-cell>
            <table:table-cell table:style-name="ce709" table:formula="of:=[$'6. Trésorerie si préfin T'.E21]" office:value-type="float" office:value="0">
              <text:p>0 </text:p>
            </table:table-cell>
            <table:table-cell table:style-name="ce709" table:formula="of:=[$'6. Trésorerie si préfin T'.F21]" office:value-type="float" office:value="8410.04">
              <text:p>8.410 </text:p>
            </table:table-cell>
            <table:table-cell table:style-name="ce709" table:formula="of:=[$'6. Trésorerie si préfin T'.G21]" office:value-type="float" office:value="0">
              <text:p>0 </text:p>
            </table:table-cell>
            <table:table-cell table:style-name="ce709" table:formula="of:=[$'6. Trésorerie si préfin T'.H21]" office:value-type="float" office:value="0">
              <text:p>0 </text:p>
            </table:table-cell>
            <table:table-cell table:style-name="ce709" table:formula="of:=[$'6. Trésorerie si préfin T'.I21]" office:value-type="float" office:value="8410.04">
              <text:p>8.410 </text:p>
            </table:table-cell>
            <table:table-cell table:style-name="ce709" table:formula="of:=[$'6. Trésorerie si préfin T'.J21]" office:value-type="float" office:value="0">
              <text:p>0 </text:p>
            </table:table-cell>
            <table:table-cell table:style-name="ce709" table:formula="of:=[$'6. Trésorerie si préfin T'.K21]" office:value-type="float" office:value="0">
              <text:p>0 </text:p>
            </table:table-cell>
            <table:table-cell table:style-name="ce709" table:formula="of:=[$'6. Trésorerie si préfin T'.L21]" office:value-type="float" office:value="8410.04">
              <text:p>8.410 </text:p>
            </table:table-cell>
            <table:table-cell table:style-name="ce709" table:formula="of:=[$'6. Trésorerie si préfin T'.M21]" office:value-type="float" office:value="0">
              <text:p>0 </text:p>
            </table:table-cell>
            <table:table-cell table:style-name="ce709" table:formula="of:=[$'6. Trésorerie si préfin T'.N21]" office:value-type="float" office:value="0">
              <text:p>0 </text:p>
            </table:table-cell>
            <table:table-cell table:style-name="ce745" table:formula="of:=[$'6. Trésorerie si préfin T'.O21]" office:value-type="float" office:value="9256.8263">
              <text:p>9.257 </text:p>
            </table:table-cell>
            <table:table-cell table:style-name="ce745" table:formula="of:=[$'6. Trésorerie si préfin T'.P21]" office:value-type="float" office:value="0">
              <text:p>0 </text:p>
            </table:table-cell>
            <table:table-cell table:number-columns-repeated="1008"/>
          </table:table-row>
          <table:table-row table:style-name="ro2" table:visibility="collapse">
            <table:table-cell table:style-name="ce633" table:formula="of:=[$'6. Trésorerie si préfin T'.A22]" office:value-type="string" office:string-value="Papier présentoirs ">
              <text:p>Papier présentoirs </text:p>
            </table:table-cell>
            <table:table-cell table:style-name="ce659" table:formula="of:=[$'6. Trésorerie si préfin T'.B22]" office:value-type="float" office:value="0">
              <text:p>- <text:s text:c="3"/></text:p>
            </table:table-cell>
            <table:table-cell table:style-name="ce678" table:formula="of:=[$'6. Trésorerie si préfin T'.C22]" office:value-type="float" office:value="0">
              <text:p>- <text:s text:c="3"/></text:p>
            </table:table-cell>
            <table:table-cell table:style-name="ce709" table:formula="of:=[$'6. Trésorerie si préfin T'.D22]" office:value-type="float" office:value="0">
              <text:p>0 </text:p>
            </table:table-cell>
            <table:table-cell table:style-name="ce709" table:formula="of:=[$'6. Trésorerie si préfin T'.E22]" office:value-type="float" office:value="0">
              <text:p>0 </text:p>
            </table:table-cell>
            <table:table-cell table:style-name="ce709" table:formula="of:=[$'6. Trésorerie si préfin T'.F22]" office:value-type="float" office:value="0">
              <text:p>0 </text:p>
            </table:table-cell>
            <table:table-cell table:style-name="ce709" table:formula="of:=[$'6. Trésorerie si préfin T'.G22]" office:value-type="float" office:value="0">
              <text:p>0 </text:p>
            </table:table-cell>
            <table:table-cell table:style-name="ce709" table:formula="of:=[$'6. Trésorerie si préfin T'.H22]" office:value-type="float" office:value="0">
              <text:p>0 </text:p>
            </table:table-cell>
            <table:table-cell table:style-name="ce709" table:formula="of:=[$'6. Trésorerie si préfin T'.I22]" office:value-type="float" office:value="0">
              <text:p>0 </text:p>
            </table:table-cell>
            <table:table-cell table:style-name="ce709" table:formula="of:=[$'6. Trésorerie si préfin T'.J22]" office:value-type="float" office:value="0">
              <text:p>0 </text:p>
            </table:table-cell>
            <table:table-cell table:style-name="ce709" table:formula="of:=[$'6. Trésorerie si préfin T'.K22]" office:value-type="float" office:value="0">
              <text:p>0 </text:p>
            </table:table-cell>
            <table:table-cell table:style-name="ce709" table:formula="of:=[$'6. Trésorerie si préfin T'.L22]" office:value-type="float" office:value="0">
              <text:p>0 </text:p>
            </table:table-cell>
            <table:table-cell table:style-name="ce709" table:formula="of:=[$'6. Trésorerie si préfin T'.M22]" office:value-type="float" office:value="0">
              <text:p>0 </text:p>
            </table:table-cell>
            <table:table-cell table:style-name="ce709" table:formula="of:=[$'6. Trésorerie si préfin T'.N22]" office:value-type="float" office:value="0">
              <text:p>0 </text:p>
            </table:table-cell>
            <table:table-cell table:style-name="ce751" table:formula="of:=[$'6. Trésorerie si préfin T'.O22]" office:value-type="float" office:value="0">
              <text:p>0 </text:p>
            </table:table-cell>
            <table:table-cell table:style-name="ce751" table:formula="of:=[$'6. Trésorerie si préfin T'.P22]" office:value-type="float" office:value="0">
              <text:p>0 </text:p>
            </table:table-cell>
            <table:table-cell table:number-columns-repeated="1008"/>
          </table:table-row>
          <table:table-row table:style-name="ro2" table:visibility="collapse">
            <table:table-cell table:style-name="ce633" table:formula="of:=[$'6. Trésorerie si préfin T'.A23]" office:value-type="string" office:string-value="Papier librairies ">
              <text:p>Papier librairies </text:p>
            </table:table-cell>
            <table:table-cell table:style-name="ce659" table:formula="of:=[$'6. Trésorerie si préfin T'.B23]" office:value-type="float" office:value="0">
              <text:p>- <text:s text:c="3"/></text:p>
            </table:table-cell>
            <table:table-cell table:style-name="ce678" table:formula="of:=[$'6. Trésorerie si préfin T'.C23]" office:value-type="float" office:value="0">
              <text:p>- <text:s text:c="3"/></text:p>
            </table:table-cell>
            <table:table-cell table:style-name="ce709" table:formula="of:=[$'6. Trésorerie si préfin T'.D23]" office:value-type="float" office:value="0">
              <text:p>0 </text:p>
            </table:table-cell>
            <table:table-cell table:style-name="ce709" table:formula="of:=[$'6. Trésorerie si préfin T'.E23]" office:value-type="float" office:value="0">
              <text:p>0 </text:p>
            </table:table-cell>
            <table:table-cell table:style-name="ce708" table:formula="of:=[$'6. Trésorerie si préfin T'.F23]" office:value-type="float" office:value="0">
              <text:p>0</text:p>
            </table:table-cell>
            <table:table-cell table:style-name="ce709" table:formula="of:=[$'6. Trésorerie si préfin T'.G23]" office:value-type="float" office:value="0">
              <text:p>0 </text:p>
            </table:table-cell>
            <table:table-cell table:style-name="ce709" table:formula="of:=[$'6. Trésorerie si préfin T'.H23]" office:value-type="float" office:value="0">
              <text:p>0 </text:p>
            </table:table-cell>
            <table:table-cell table:style-name="ce709" table:formula="of:=[$'6. Trésorerie si préfin T'.I23]" office:value-type="float" office:value="0">
              <text:p>0 </text:p>
            </table:table-cell>
            <table:table-cell table:style-name="ce709" table:formula="of:=[$'6. Trésorerie si préfin T'.J23]" office:value-type="float" office:value="0">
              <text:p>0 </text:p>
            </table:table-cell>
            <table:table-cell table:style-name="ce709" table:formula="of:=[$'6. Trésorerie si préfin T'.K23]" office:value-type="float" office:value="0">
              <text:p>0 </text:p>
            </table:table-cell>
            <table:table-cell table:style-name="ce709" table:formula="of:=[$'6. Trésorerie si préfin T'.L23]" office:value-type="float" office:value="0">
              <text:p>0 </text:p>
            </table:table-cell>
            <table:table-cell table:style-name="ce709" table:formula="of:=[$'6. Trésorerie si préfin T'.M23]" office:value-type="float" office:value="0">
              <text:p>0 </text:p>
            </table:table-cell>
            <table:table-cell table:style-name="ce709" table:formula="of:=[$'6. Trésorerie si préfin T'.N23]" office:value-type="float" office:value="0">
              <text:p>0 </text:p>
            </table:table-cell>
            <table:table-cell table:style-name="ce751" table:formula="of:=[$'6. Trésorerie si préfin T'.O23]" office:value-type="float" office:value="0">
              <text:p>0 </text:p>
            </table:table-cell>
            <table:table-cell table:style-name="ce751" table:formula="of:=[$'6. Trésorerie si préfin T'.P23]" office:value-type="float" office:value="0">
              <text:p>0 </text:p>
            </table:table-cell>
            <table:table-cell table:number-columns-repeated="1008"/>
          </table:table-row>
          <table:table-row table:style-name="ro2" table:visibility="collapse">
            <table:table-cell table:style-name="ce633" table:formula="of:=[$'6. Trésorerie si préfin T'.A24]" office:value-type="string" office:string-value="Papier abonnements ">
              <text:p>Papier abonnements </text:p>
            </table:table-cell>
            <table:table-cell table:style-name="ce660" table:formula="of:=[$'6. Trésorerie si préfin T'.B24]" office:value-type="percentage" office:value="0">
              <text:p>0%</text:p>
            </table:table-cell>
            <table:table-cell table:style-name="ce678" table:formula="of:=[$'6. Trésorerie si préfin T'.C24]" office:value-type="float" office:value="0">
              <text:p>- <text:s text:c="3"/></text:p>
            </table:table-cell>
            <table:table-cell table:style-name="ce709" table:formula="of:=[$'6. Trésorerie si préfin T'.D24]" office:value-type="float" office:value="4183.8">
              <text:p>4.184 </text:p>
            </table:table-cell>
            <table:table-cell table:style-name="ce709" table:formula="of:=[$'6. Trésorerie si préfin T'.E24]" office:value-type="float" office:value="0">
              <text:p>0 </text:p>
            </table:table-cell>
            <table:table-cell table:style-name="ce709" table:formula="of:=[$'6. Trésorerie si préfin T'.F24]" office:value-type="float" office:value="0">
              <text:p>0 </text:p>
            </table:table-cell>
            <table:table-cell table:style-name="ce709" table:formula="of:=[$'6. Trésorerie si préfin T'.G24]" office:value-type="float" office:value="4183.8">
              <text:p>4.184 </text:p>
            </table:table-cell>
            <table:table-cell table:style-name="ce709" table:formula="of:=[$'6. Trésorerie si préfin T'.H24]" office:value-type="float" office:value="0">
              <text:p>0 </text:p>
            </table:table-cell>
            <table:table-cell table:style-name="ce709" table:formula="of:=[$'6. Trésorerie si préfin T'.I24]" office:value-type="float" office:value="0">
              <text:p>0 </text:p>
            </table:table-cell>
            <table:table-cell table:style-name="ce709" table:formula="of:=[$'6. Trésorerie si préfin T'.J24]" office:value-type="float" office:value="4183.8">
              <text:p>4.184 </text:p>
            </table:table-cell>
            <table:table-cell table:style-name="ce709" table:formula="of:=[$'6. Trésorerie si préfin T'.K24]" office:value-type="float" office:value="0">
              <text:p>0 </text:p>
            </table:table-cell>
            <table:table-cell table:style-name="ce709" table:formula="of:=[$'6. Trésorerie si préfin T'.L24]" office:value-type="float" office:value="0">
              <text:p>0 </text:p>
            </table:table-cell>
            <table:table-cell table:style-name="ce709" table:formula="of:=[$'6. Trésorerie si préfin T'.M24]" office:value-type="float" office:value="4183.8">
              <text:p>4.184 </text:p>
            </table:table-cell>
            <table:table-cell table:style-name="ce709" table:formula="of:=[$'6. Trésorerie si préfin T'.N24]" office:value-type="float" office:value="0">
              <text:p>0 </text:p>
            </table:table-cell>
            <table:table-cell table:style-name="ce751" table:formula="of:=[$'6. Trésorerie si préfin T'.O24]" office:value-type="float" office:value="0">
              <text:p>0 </text:p>
            </table:table-cell>
            <table:table-cell table:style-name="ce693" table:formula="of:=[$'6. Trésorerie si préfin T'.P24]" office:value-type="float" office:value="4536.12">
              <text:p>4.536 </text:p>
            </table:table-cell>
            <table:table-cell table:number-columns-repeated="1008"/>
          </table:table-row>
          <table:table-row table:style-name="ro2" table:visibility="collapse">
            <table:table-cell table:style-name="ce633" table:formula="of:=[$'6. Trésorerie si préfin T'.A25]" office:value-type="string" office:string-value="Pub (flexible) ">
              <text:p>Pub (flexible) </text:p>
            </table:table-cell>
            <table:table-cell table:style-name="ce660" table:formula="of:=[$'6. Trésorerie si préfin T'.B25]" office:value-type="percentage" office:value="0.06">
              <text:p>6%</text:p>
            </table:table-cell>
            <table:table-cell table:style-name="ce678" table:formula="of:=[$'6. Trésorerie si préfin T'.C25]" office:value-type="float" office:value="0">
              <text:p>- <text:s text:c="3"/></text:p>
            </table:table-cell>
            <table:table-cell table:style-name="ce709" table:formula="of:=[$'6. Trésorerie si préfin T'.D25]" office:value-type="float" office:value="1908">
              <text:p>1.908 </text:p>
            </table:table-cell>
            <table:table-cell table:style-name="ce709" table:formula="of:=[$'6. Trésorerie si préfin T'.E25]" office:value-type="float" office:value="0">
              <text:p>0 </text:p>
            </table:table-cell>
            <table:table-cell table:style-name="ce709" table:formula="of:=[$'6. Trésorerie si préfin T'.F25]" office:value-type="float" office:value="0">
              <text:p>0 </text:p>
            </table:table-cell>
            <table:table-cell table:style-name="ce709" table:formula="of:=[$'6. Trésorerie si préfin T'.G25]" office:value-type="float" office:value="1908">
              <text:p>1.908 </text:p>
            </table:table-cell>
            <table:table-cell table:style-name="ce709" table:formula="of:=[$'6. Trésorerie si préfin T'.H25]" office:value-type="float" office:value="0">
              <text:p>0 </text:p>
            </table:table-cell>
            <table:table-cell table:style-name="ce709" table:formula="of:=[$'6. Trésorerie si préfin T'.I25]" office:value-type="float" office:value="0">
              <text:p>0 </text:p>
            </table:table-cell>
            <table:table-cell table:style-name="ce709" table:formula="of:=[$'6. Trésorerie si préfin T'.J25]" office:value-type="float" office:value="1908">
              <text:p>1.908 </text:p>
            </table:table-cell>
            <table:table-cell table:style-name="ce709" table:formula="of:=[$'6. Trésorerie si préfin T'.K25]" office:value-type="float" office:value="0">
              <text:p>0 </text:p>
            </table:table-cell>
            <table:table-cell table:style-name="ce709" table:formula="of:=[$'6. Trésorerie si préfin T'.L25]" office:value-type="float" office:value="0">
              <text:p>0 </text:p>
            </table:table-cell>
            <table:table-cell table:style-name="ce709" table:formula="of:=[$'6. Trésorerie si préfin T'.M25]" office:value-type="float" office:value="1908">
              <text:p>1.908 </text:p>
            </table:table-cell>
            <table:table-cell table:style-name="ce709" table:formula="of:=[$'6. Trésorerie si préfin T'.N25]" office:value-type="float" office:value="0">
              <text:p>0 </text:p>
            </table:table-cell>
            <table:table-cell table:style-name="ce751" table:formula="of:=[$'6. Trésorerie si préfin T'.O25]" office:value-type="float" office:value="0">
              <text:p>0 </text:p>
            </table:table-cell>
            <table:table-cell table:style-name="ce767" table:formula="of:=[$'6. Trésorerie si préfin T'.P25]" office:value-type="float" office:value="1965.24">
              <text:p>1.965 </text:p>
            </table:table-cell>
            <table:table-cell table:number-columns-repeated="1008"/>
          </table:table-row>
        </table:table-row-group>
        <table:table-row table:style-name="ro1">
          <table:table-cell table:style-name="ce637" table:formula="of:=[$'6. Trésorerie si préfin T'.A26]" office:value-type="string" office:string-value="3. Rémunérations">
            <text:p>3. Rémunérations</text:p>
          </table:table-cell>
          <table:table-cell table:style-name="ce661" table:formula="of:=[$'6. Trésorerie si préfin T'.B26]" office:value-type="float" office:value="0">
            <text:p>0</text:p>
          </table:table-cell>
          <table:table-cell table:style-name="ce687" table:formula="of:=[$'6. Trésorerie si préfin T'.C26]" office:value-type="float" office:value="0">
            <text:p>0 </text:p>
          </table:table-cell>
          <table:table-cell table:style-name="ce718" table:formula="of:=[$'6. Trésorerie si préfin T'.D26]" office:value-type="float" office:value="35547.3060125">
            <text:p>35.547 </text:p>
          </table:table-cell>
          <table:table-cell table:style-name="ce718" table:formula="of:=[$'6. Trésorerie si préfin T'.E26]" office:value-type="float" office:value="1594.6560125">
            <text:p>1.595 </text:p>
          </table:table-cell>
          <table:table-cell table:style-name="ce718" table:formula="of:=[$'6. Trésorerie si préfin T'.F26]" office:value-type="float" office:value="1594.6560125">
            <text:p>1.595 </text:p>
          </table:table-cell>
          <table:table-cell table:style-name="ce718" table:formula="of:=[$'6. Trésorerie si préfin T'.G26]" office:value-type="float" office:value="35547.3060125">
            <text:p>35.547 </text:p>
          </table:table-cell>
          <table:table-cell table:style-name="ce718" table:formula="of:=[$'6. Trésorerie si préfin T'.H26]" office:value-type="float" office:value="1594.6560125">
            <text:p>1.595 </text:p>
          </table:table-cell>
          <table:table-cell table:style-name="ce718" table:formula="of:=[$'6. Trésorerie si préfin T'.I26]" office:value-type="float" office:value="1594.6560125">
            <text:p>1.595 </text:p>
          </table:table-cell>
          <table:table-cell table:style-name="ce718" table:formula="of:=[$'6. Trésorerie si préfin T'.J26]" office:value-type="float" office:value="35547.3060125">
            <text:p>35.547 </text:p>
          </table:table-cell>
          <table:table-cell table:style-name="ce718" table:formula="of:=[$'6. Trésorerie si préfin T'.K26]" office:value-type="float" office:value="1594.6560125">
            <text:p>1.595 </text:p>
          </table:table-cell>
          <table:table-cell table:style-name="ce718" table:formula="of:=[$'6. Trésorerie si préfin T'.L26]" office:value-type="float" office:value="1594.6560125">
            <text:p>1.595 </text:p>
          </table:table-cell>
          <table:table-cell table:style-name="ce718" table:formula="of:=[$'6. Trésorerie si préfin T'.M26]" office:value-type="float" office:value="35547.3060125">
            <text:p>35.547 </text:p>
          </table:table-cell>
          <table:table-cell table:style-name="ce718" table:formula="of:=[$'6. Trésorerie si préfin T'.N26]" office:value-type="float" office:value="1594.6560125">
            <text:p>1.595 </text:p>
          </table:table-cell>
          <table:table-cell table:style-name="ce752" table:formula="of:=[$'6. Trésorerie si préfin T'.O26]" office:value-type="float" office:value="1595">
            <text:p>1.595 </text:p>
          </table:table-cell>
          <table:table-cell table:style-name="ce752" table:formula="of:=[$'6. Trésorerie si préfin T'.P26]" office:value-type="float" office:value="35677.917">
            <text:p>35.678 </text:p>
          </table:table-cell>
          <table:table-cell table:number-columns-repeated="1008"/>
        </table:table-row>
        <table:table-row-group table:display="false">
          <table:table-row table:style-name="ro2" table:visibility="collapse">
            <table:table-cell table:style-name="ce633" table:formula="of:=[$'6. Trésorerie si préfin T'.A27]" office:value-type="string" office:string-value="Indépendants ">
              <text:p>Indépendants </text:p>
            </table:table-cell>
            <table:table-cell table:style-name="ce662" table:formula="of:=[$'6. Trésorerie si préfin T'.B27]" office:value-type="percentage" office:value="0">
              <text:p>0%</text:p>
            </table:table-cell>
            <table:table-cell table:style-name="ce688" table:formula="of:=[$'6. Trésorerie si préfin T'.C27]" office:value-type="float" office:value="0">
              <text:p>0</text:p>
            </table:table-cell>
            <table:table-cell table:style-name="ce709" table:formula="of:=[$'6. Trésorerie si préfin T'.D27]" office:value-type="float" office:value="33526">
              <text:p>33.526 </text:p>
            </table:table-cell>
            <table:table-cell table:style-name="ce730" table:formula="of:=[$'6. Trésorerie si préfin T'.E27]" office:value-type="float" office:value="0">
              <text:p>0 </text:p>
            </table:table-cell>
            <table:table-cell table:style-name="ce734" table:formula="of:=[$'6. Trésorerie si préfin T'.F27]" office:value-type="float" office:value="0">
              <text:p>0</text:p>
            </table:table-cell>
            <table:table-cell table:style-name="ce709" table:formula="of:=[$'6. Trésorerie si préfin T'.G27]" office:value-type="float" office:value="33526">
              <text:p>33.526 </text:p>
            </table:table-cell>
            <table:table-cell table:style-name="ce709" table:formula="of:=[$'6. Trésorerie si préfin T'.H27]" office:value-type="float" office:value="0">
              <text:p>0 </text:p>
            </table:table-cell>
            <table:table-cell table:style-name="ce734" table:formula="of:=[$'6. Trésorerie si préfin T'.I27]" office:value-type="float" office:value="0">
              <text:p>0</text:p>
            </table:table-cell>
            <table:table-cell table:style-name="ce709" table:formula="of:=[$'6. Trésorerie si préfin T'.J27]" office:value-type="float" office:value="33526">
              <text:p>33.526 </text:p>
            </table:table-cell>
            <table:table-cell table:style-name="ce709" table:formula="of:=[$'6. Trésorerie si préfin T'.K27]" office:value-type="float" office:value="0">
              <text:p>0 </text:p>
            </table:table-cell>
            <table:table-cell table:style-name="ce734" table:formula="of:=[$'6. Trésorerie si préfin T'.L27]" office:value-type="float" office:value="0">
              <text:p>0</text:p>
            </table:table-cell>
            <table:table-cell table:style-name="ce709" table:formula="of:=[$'6. Trésorerie si préfin T'.M27]" office:value-type="float" office:value="33526">
              <text:p>33.526 </text:p>
            </table:table-cell>
            <table:table-cell table:style-name="ce709" table:formula="of:=[$'6. Trésorerie si préfin T'.N27]" office:value-type="float" office:value="0">
              <text:p>0 </text:p>
            </table:table-cell>
            <table:table-cell table:style-name="ce753" table:formula="of:=[$'6. Trésorerie si préfin T'.O27]" office:value-type="float" office:value="0">
              <text:p>0 </text:p>
            </table:table-cell>
            <table:table-cell table:style-name="ce768" table:formula="of:=[$'6. Trésorerie si préfin T'.P27]" office:value-type="float" office:value="34196.52">
              <text:p>34.197 </text:p>
            </table:table-cell>
            <table:table-cell table:number-columns-repeated="1008"/>
          </table:table-row>
          <table:table-row table:style-name="ro2" table:visibility="collapse">
            <table:table-cell table:style-name="ce633" table:formula="of:=[$'6. Trésorerie si préfin T'.A28]" office:value-type="string" office:string-value="Routage ">
              <text:p>Routage </text:p>
            </table:table-cell>
            <table:table-cell table:style-name="ce663" table:formula="of:=[$'6. Trésorerie si préfin T'.B28]" office:value-type="percentage" office:value="0.06">
              <text:p>6%</text:p>
            </table:table-cell>
            <table:table-cell table:style-name="ce689" table:formula="of:=[$'6. Trésorerie si préfin T'.C28]" office:value-type="float" office:value="0">
              <text:p>0</text:p>
            </table:table-cell>
            <table:table-cell table:style-name="ce709" table:formula="of:=[$'6. Trésorerie si préfin T'.D28]" office:value-type="float" office:value="426.65">
              <text:p>427 </text:p>
            </table:table-cell>
            <table:table-cell table:style-name="ce709" table:formula="of:=[$'6. Trésorerie si préfin T'.E28]" office:value-type="float" office:value="0">
              <text:p>0 </text:p>
            </table:table-cell>
            <table:table-cell table:style-name="ce734" table:formula="of:=[$'6. Trésorerie si préfin T'.F28]" office:value-type="float" office:value="0">
              <text:p>0</text:p>
            </table:table-cell>
            <table:table-cell table:style-name="ce709" table:formula="of:=[$'6. Trésorerie si préfin T'.G28]" office:value-type="float" office:value="426.65">
              <text:p>427 </text:p>
            </table:table-cell>
            <table:table-cell table:style-name="ce709" table:formula="of:=[$'6. Trésorerie si préfin T'.H28]" office:value-type="float" office:value="0">
              <text:p>0 </text:p>
            </table:table-cell>
            <table:table-cell table:style-name="ce734" table:formula="of:=[$'6. Trésorerie si préfin T'.I28]" office:value-type="float" office:value="0">
              <text:p>0</text:p>
            </table:table-cell>
            <table:table-cell table:style-name="ce709" table:formula="of:=[$'6. Trésorerie si préfin T'.J28]" office:value-type="float" office:value="426.65">
              <text:p>427 </text:p>
            </table:table-cell>
            <table:table-cell table:style-name="ce709" table:formula="of:=[$'6. Trésorerie si préfin T'.K28]" office:value-type="float" office:value="0">
              <text:p>0 </text:p>
            </table:table-cell>
            <table:table-cell table:style-name="ce734" table:formula="of:=[$'6. Trésorerie si préfin T'.L28]" office:value-type="float" office:value="0">
              <text:p>0</text:p>
            </table:table-cell>
            <table:table-cell table:style-name="ce709" table:formula="of:=[$'6. Trésorerie si préfin T'.M28]" office:value-type="float" office:value="426.65">
              <text:p>427 </text:p>
            </table:table-cell>
            <table:table-cell table:style-name="ce709" table:formula="of:=[$'6. Trésorerie si préfin T'.N28]" office:value-type="float" office:value="0">
              <text:p>0 </text:p>
            </table:table-cell>
            <table:table-cell table:style-name="ce753" table:formula="of:=[$'6. Trésorerie si préfin T'.O28]" office:value-type="float" office:value="0">
              <text:p>0 </text:p>
            </table:table-cell>
            <table:table-cell table:style-name="ce751" table:formula="of:=[$'6. Trésorerie si préfin T'.P28]" office:value-type="float" office:value="435.183">
              <text:p>435 </text:p>
            </table:table-cell>
            <table:table-cell table:number-columns-repeated="1008"/>
          </table:table-row>
          <table:table-row table:style-name="ro2" table:visibility="collapse">
            <table:table-cell table:style-name="ce633" table:formula="of:=[$'6. Trésorerie si préfin T'.A29]" office:value-type="string" office:string-value="Employé ">
              <text:p>Employé </text:p>
            </table:table-cell>
            <table:table-cell table:style-name="ce664" table:formula="of:=[$'6. Trésorerie si préfin T'.B29]" office:value-type="percentage" office:value="0">
              <text:p>0%</text:p>
            </table:table-cell>
            <table:table-cell table:style-name="ce678" table:formula="of:=[$'6. Trésorerie si préfin T'.C29]" office:value-type="float" office:value="0">
              <text:p>- <text:s text:c="3"/></text:p>
            </table:table-cell>
            <table:table-cell table:style-name="ce709" table:formula="of:=[$'6. Trésorerie si préfin T'.D29]" office:value-type="float" office:value="1594.6560125">
              <text:p>1.595 </text:p>
            </table:table-cell>
            <table:table-cell table:style-name="ce709" table:formula="of:=[$'6. Trésorerie si préfin T'.E29]" office:value-type="float" office:value="1594.6560125">
              <text:p>1.595 </text:p>
            </table:table-cell>
            <table:table-cell table:style-name="ce709" table:formula="of:=[$'6. Trésorerie si préfin T'.F29]" office:value-type="float" office:value="1594.6560125">
              <text:p>1.595 </text:p>
            </table:table-cell>
            <table:table-cell table:style-name="ce709" table:formula="of:=[$'6. Trésorerie si préfin T'.G29]" office:value-type="float" office:value="1594.6560125">
              <text:p>1.595 </text:p>
            </table:table-cell>
            <table:table-cell table:style-name="ce709" table:formula="of:=[$'6. Trésorerie si préfin T'.H29]" office:value-type="float" office:value="1594.6560125">
              <text:p>1.595 </text:p>
            </table:table-cell>
            <table:table-cell table:style-name="ce709" table:formula="of:=[$'6. Trésorerie si préfin T'.I29]" office:value-type="float" office:value="1594.6560125">
              <text:p>1.595 </text:p>
            </table:table-cell>
            <table:table-cell table:style-name="ce709" table:formula="of:=[$'6. Trésorerie si préfin T'.J29]" office:value-type="float" office:value="1594.6560125">
              <text:p>1.595 </text:p>
            </table:table-cell>
            <table:table-cell table:style-name="ce709" table:formula="of:=[$'6. Trésorerie si préfin T'.K29]" office:value-type="float" office:value="1594.6560125">
              <text:p>1.595 </text:p>
            </table:table-cell>
            <table:table-cell table:style-name="ce709" table:formula="of:=[$'6. Trésorerie si préfin T'.L29]" office:value-type="float" office:value="1594.6560125">
              <text:p>1.595 </text:p>
            </table:table-cell>
            <table:table-cell table:style-name="ce709" table:formula="of:=[$'6. Trésorerie si préfin T'.M29]" office:value-type="float" office:value="1594.6560125">
              <text:p>1.595 </text:p>
            </table:table-cell>
            <table:table-cell table:style-name="ce709" table:formula="of:=[$'6. Trésorerie si préfin T'.N29]" office:value-type="float" office:value="1594.6560125">
              <text:p>1.595 </text:p>
            </table:table-cell>
            <table:table-cell table:style-name="ce751" table:formula="of:=[$'6. Trésorerie si préfin T'.O29]" office:value-type="float" office:value="1595">
              <text:p>1.595 </text:p>
            </table:table-cell>
            <table:table-cell table:style-name="ce751" table:formula="of:=[$'6. Trésorerie si préfin T'.P29]" office:value-type="float" office:value="1046.214">
              <text:p>1.046 </text:p>
            </table:table-cell>
            <table:table-cell table:number-columns-repeated="1008"/>
          </table:table-row>
        </table:table-row-group>
        <table:table-row table:style-name="ro1">
          <table:table-cell table:style-name="ce631" table:formula="of:=[$'6. Trésorerie si préfin T'.A30]" office:value-type="string" office:string-value="4. Charges fixes">
            <text:p>4. Charges fixes</text:p>
          </table:table-cell>
          <table:table-cell table:style-name="ce651" table:formula="of:=[$'6. Trésorerie si préfin T'.B30]" office:value-type="float" office:value="0">
            <text:p>0</text:p>
          </table:table-cell>
          <table:table-cell table:style-name="ce690" table:formula="of:=[$'6. Trésorerie si préfin T'.C30]" office:value-type="float" office:value="0">
            <text:p>0 </text:p>
          </table:table-cell>
          <table:table-cell table:style-name="ce707" table:formula="of:=[$'6. Trésorerie si préfin T'.D30]" office:value-type="float" office:value="875.366666666667">
            <text:p>875 </text:p>
          </table:table-cell>
          <table:table-cell table:style-name="ce707" table:formula="of:=[$'6. Trésorerie si préfin T'.E30]" office:value-type="float" office:value="875.366666666667">
            <text:p>875 </text:p>
          </table:table-cell>
          <table:table-cell table:style-name="ce707" table:formula="of:=[$'6. Trésorerie si préfin T'.F30]" office:value-type="float" office:value="875.366666666667">
            <text:p>875 </text:p>
          </table:table-cell>
          <table:table-cell table:style-name="ce707" table:formula="of:=[$'6. Trésorerie si préfin T'.G30]" office:value-type="float" office:value="875.366666666667">
            <text:p>875 </text:p>
          </table:table-cell>
          <table:table-cell table:style-name="ce707" table:formula="of:=[$'6. Trésorerie si préfin T'.H30]" office:value-type="float" office:value="875.366666666667">
            <text:p>875 </text:p>
          </table:table-cell>
          <table:table-cell table:style-name="ce707" table:formula="of:=[$'6. Trésorerie si préfin T'.I30]" office:value-type="float" office:value="875.366666666667">
            <text:p>875 </text:p>
          </table:table-cell>
          <table:table-cell table:style-name="ce707" table:formula="of:=[$'6. Trésorerie si préfin T'.J30]" office:value-type="float" office:value="875.366666666667">
            <text:p>875 </text:p>
          </table:table-cell>
          <table:table-cell table:style-name="ce707" table:formula="of:=[$'6. Trésorerie si préfin T'.K30]" office:value-type="float" office:value="875.366666666667">
            <text:p>875 </text:p>
          </table:table-cell>
          <table:table-cell table:style-name="ce707" table:formula="of:=[$'6. Trésorerie si préfin T'.L30]" office:value-type="float" office:value="875.366666666667">
            <text:p>875 </text:p>
          </table:table-cell>
          <table:table-cell table:style-name="ce707" table:formula="of:=[$'6. Trésorerie si préfin T'.M30]" office:value-type="float" office:value="875.366666666667">
            <text:p>875 </text:p>
          </table:table-cell>
          <table:table-cell table:style-name="ce707" table:formula="of:=[$'6. Trésorerie si préfin T'.N30]" office:value-type="float" office:value="875.366666666667">
            <text:p>875 </text:p>
          </table:table-cell>
          <table:table-cell table:style-name="ce742" table:formula="of:=[$'6. Trésorerie si préfin T'.O30]" office:value-type="float" office:value="875.366666666667">
            <text:p>875 </text:p>
          </table:table-cell>
          <table:table-cell table:style-name="ce742" table:formula="of:=[$'6. Trésorerie si préfin T'.P30]" office:value-type="float" office:value="892.874">
            <text:p>893 </text:p>
          </table:table-cell>
          <table:table-cell table:number-columns-repeated="1008"/>
        </table:table-row>
        <table:table-row-group table:display="false">
          <table:table-row table:style-name="ro2" table:visibility="collapse">
            <table:table-cell table:style-name="ce633" table:formula="of:=[$'6. Trésorerie si préfin T'.A31]" office:value-type="string" office:string-value="Loyer - précompte immobilier ">
              <text:p>Loyer - précompte immobilier </text:p>
            </table:table-cell>
            <table:table-cell table:style-name="ce662" table:formula="of:=[$'6. Trésorerie si préfin T'.B31]" office:value-type="percentage" office:value="0">
              <text:p>0%</text:p>
            </table:table-cell>
            <table:table-cell table:style-name="ce678" table:formula="of:=[$'6. Trésorerie si préfin T'.C31]" office:value-type="float" office:value="0">
              <text:p>- <text:s text:c="3"/></text:p>
            </table:table-cell>
            <table:table-cell table:style-name="ce719" table:formula="of:=[$'6. Trésorerie si préfin T'.D31]" office:value-type="float" office:value="300">
              <text:p>300 </text:p>
            </table:table-cell>
            <table:table-cell table:style-name="ce719" table:formula="of:=[$'6. Trésorerie si préfin T'.E31]" office:value-type="float" office:value="300">
              <text:p>300 </text:p>
            </table:table-cell>
            <table:table-cell table:style-name="ce719" table:formula="of:=[$'6. Trésorerie si préfin T'.F31]" office:value-type="float" office:value="300">
              <text:p>300 </text:p>
            </table:table-cell>
            <table:table-cell table:style-name="ce719" table:formula="of:=[$'6. Trésorerie si préfin T'.G31]" office:value-type="float" office:value="300">
              <text:p>300 </text:p>
            </table:table-cell>
            <table:table-cell table:style-name="ce719" table:formula="of:=[$'6. Trésorerie si préfin T'.H31]" office:value-type="float" office:value="300">
              <text:p>300 </text:p>
            </table:table-cell>
            <table:table-cell table:style-name="ce719" table:formula="of:=[$'6. Trésorerie si préfin T'.I31]" office:value-type="float" office:value="300">
              <text:p>300 </text:p>
            </table:table-cell>
            <table:table-cell table:style-name="ce719" table:formula="of:=[$'6. Trésorerie si préfin T'.J31]" office:value-type="float" office:value="300">
              <text:p>300 </text:p>
            </table:table-cell>
            <table:table-cell table:style-name="ce719" table:formula="of:=[$'6. Trésorerie si préfin T'.K31]" office:value-type="float" office:value="300">
              <text:p>300 </text:p>
            </table:table-cell>
            <table:table-cell table:style-name="ce719" table:formula="of:=[$'6. Trésorerie si préfin T'.L31]" office:value-type="float" office:value="300">
              <text:p>300 </text:p>
            </table:table-cell>
            <table:table-cell table:style-name="ce719" table:formula="of:=[$'6. Trésorerie si préfin T'.M31]" office:value-type="float" office:value="300">
              <text:p>300 </text:p>
            </table:table-cell>
            <table:table-cell table:style-name="ce719" table:formula="of:=[$'6. Trésorerie si préfin T'.N31]" office:value-type="float" office:value="300">
              <text:p>300 </text:p>
            </table:table-cell>
            <table:table-cell table:style-name="ce754" table:formula="of:=[$'6. Trésorerie si préfin T'.O31]" office:value-type="float" office:value="300">
              <text:p>300 </text:p>
            </table:table-cell>
            <table:table-cell table:style-name="ce754" table:formula="of:=[$'6. Trésorerie si préfin T'.P31]" office:value-type="float" office:value="0">
              <text:p>0 </text:p>
            </table:table-cell>
            <table:table-cell table:number-columns-repeated="1008"/>
          </table:table-row>
          <table:table-row table:style-name="ro2" table:visibility="collapse">
            <table:table-cell table:style-name="ce633" table:formula="of:=[$'6. Trésorerie si préfin T'.A32]" office:value-type="string" office:string-value="Eau ">
              <text:p>Eau </text:p>
            </table:table-cell>
            <table:table-cell table:style-name="ce663" table:formula="of:=[$'6. Trésorerie si préfin T'.B32]" office:value-type="percentage" office:value="0">
              <text:p>0%</text:p>
            </table:table-cell>
            <table:table-cell table:style-name="ce678" table:formula="of:=[$'6. Trésorerie si préfin T'.C32]" office:value-type="float" office:value="0">
              <text:p>- <text:s text:c="3"/></text:p>
            </table:table-cell>
            <table:table-cell table:style-name="ce720" table:formula="of:=[$'6. Trésorerie si préfin T'.D32]" office:value-type="float" office:value="0">
              <text:p>0 </text:p>
            </table:table-cell>
            <table:table-cell table:style-name="ce720" table:formula="of:=[$'6. Trésorerie si préfin T'.E32]" office:value-type="float" office:value="0">
              <text:p>0 </text:p>
            </table:table-cell>
            <table:table-cell table:style-name="ce720" table:formula="of:=[$'6. Trésorerie si préfin T'.F32]" office:value-type="float" office:value="0">
              <text:p>0 </text:p>
            </table:table-cell>
            <table:table-cell table:style-name="ce720" table:formula="of:=[$'6. Trésorerie si préfin T'.G32]" office:value-type="float" office:value="0">
              <text:p>0 </text:p>
            </table:table-cell>
            <table:table-cell table:style-name="ce720" table:formula="of:=[$'6. Trésorerie si préfin T'.H32]" office:value-type="float" office:value="0">
              <text:p>0 </text:p>
            </table:table-cell>
            <table:table-cell table:style-name="ce720" table:formula="of:=[$'6. Trésorerie si préfin T'.I32]" office:value-type="float" office:value="0">
              <text:p>0 </text:p>
            </table:table-cell>
            <table:table-cell table:style-name="ce720" table:formula="of:=[$'6. Trésorerie si préfin T'.J32]" office:value-type="float" office:value="0">
              <text:p>0 </text:p>
            </table:table-cell>
            <table:table-cell table:style-name="ce720" table:formula="of:=[$'6. Trésorerie si préfin T'.K32]" office:value-type="float" office:value="0">
              <text:p>0 </text:p>
            </table:table-cell>
            <table:table-cell table:style-name="ce720" table:formula="of:=[$'6. Trésorerie si préfin T'.L32]" office:value-type="float" office:value="0">
              <text:p>0 </text:p>
            </table:table-cell>
            <table:table-cell table:style-name="ce720" table:formula="of:=[$'6. Trésorerie si préfin T'.M32]" office:value-type="float" office:value="0">
              <text:p>0 </text:p>
            </table:table-cell>
            <table:table-cell table:style-name="ce720" table:formula="of:=[$'6. Trésorerie si préfin T'.N32]" office:value-type="float" office:value="0">
              <text:p>0 </text:p>
            </table:table-cell>
            <table:table-cell table:style-name="ce755" table:formula="of:=[$'6. Trésorerie si préfin T'.O32]" office:value-type="float" office:value="0">
              <text:p>0 </text:p>
            </table:table-cell>
            <table:table-cell table:style-name="ce755" table:formula="of:=[$'6. Trésorerie si préfin T'.P32]" office:value-type="float" office:value="0">
              <text:p>0 </text:p>
            </table:table-cell>
            <table:table-cell table:number-columns-repeated="1008"/>
          </table:table-row>
          <table:table-row table:style-name="ro2" table:visibility="collapse">
            <table:table-cell table:style-name="ce633" table:formula="of:=[$'6. Trésorerie si préfin T'.A33]" office:value-type="string" office:string-value="Gaz ">
              <text:p>Gaz </text:p>
            </table:table-cell>
            <table:table-cell table:style-name="ce660" table:formula="of:=[$'6. Trésorerie si préfin T'.B33]" office:value-type="percentage" office:value="0">
              <text:p>0%</text:p>
            </table:table-cell>
            <table:table-cell table:style-name="ce678" table:formula="of:=[$'6. Trésorerie si préfin T'.C33]" office:value-type="float" office:value="0">
              <text:p>- <text:s text:c="3"/></text:p>
            </table:table-cell>
            <table:table-cell table:style-name="ce720" table:formula="of:=[$'6. Trésorerie si préfin T'.D33]" office:value-type="float" office:value="0">
              <text:p>0 </text:p>
            </table:table-cell>
            <table:table-cell table:style-name="ce720" table:formula="of:=[$'6. Trésorerie si préfin T'.E33]" office:value-type="float" office:value="0">
              <text:p>0 </text:p>
            </table:table-cell>
            <table:table-cell table:style-name="ce720" table:formula="of:=[$'6. Trésorerie si préfin T'.F33]" office:value-type="float" office:value="0">
              <text:p>0 </text:p>
            </table:table-cell>
            <table:table-cell table:style-name="ce720" table:formula="of:=[$'6. Trésorerie si préfin T'.G33]" office:value-type="float" office:value="0">
              <text:p>0 </text:p>
            </table:table-cell>
            <table:table-cell table:style-name="ce720" table:formula="of:=[$'6. Trésorerie si préfin T'.H33]" office:value-type="float" office:value="0">
              <text:p>0 </text:p>
            </table:table-cell>
            <table:table-cell table:style-name="ce720" table:formula="of:=[$'6. Trésorerie si préfin T'.I33]" office:value-type="float" office:value="0">
              <text:p>0 </text:p>
            </table:table-cell>
            <table:table-cell table:style-name="ce720" table:formula="of:=[$'6. Trésorerie si préfin T'.J33]" office:value-type="float" office:value="0">
              <text:p>0 </text:p>
            </table:table-cell>
            <table:table-cell table:style-name="ce720" table:formula="of:=[$'6. Trésorerie si préfin T'.K33]" office:value-type="float" office:value="0">
              <text:p>0 </text:p>
            </table:table-cell>
            <table:table-cell table:style-name="ce720" table:formula="of:=[$'6. Trésorerie si préfin T'.L33]" office:value-type="float" office:value="0">
              <text:p>0 </text:p>
            </table:table-cell>
            <table:table-cell table:style-name="ce720" table:formula="of:=[$'6. Trésorerie si préfin T'.M33]" office:value-type="float" office:value="0">
              <text:p>0 </text:p>
            </table:table-cell>
            <table:table-cell table:style-name="ce720" table:formula="of:=[$'6. Trésorerie si préfin T'.N33]" office:value-type="float" office:value="0">
              <text:p>0 </text:p>
            </table:table-cell>
            <table:table-cell table:style-name="ce755" table:formula="of:=[$'6. Trésorerie si préfin T'.O33]" office:value-type="float" office:value="0">
              <text:p>0 </text:p>
            </table:table-cell>
            <table:table-cell table:style-name="ce755" table:formula="of:=[$'6. Trésorerie si préfin T'.P33]" office:value-type="float" office:value="0">
              <text:p>0 </text:p>
            </table:table-cell>
            <table:table-cell table:number-columns-repeated="1008"/>
          </table:table-row>
          <table:table-row table:style-name="ro2" table:visibility="collapse">
            <table:table-cell table:style-name="ce633" table:formula="of:=[$'6. Trésorerie si préfin T'.A34]" office:value-type="string" office:string-value="Electricité ">
              <text:p>Electricité </text:p>
            </table:table-cell>
            <table:table-cell table:style-name="ce663" table:formula="of:=[$'6. Trésorerie si préfin T'.B34]" office:value-type="percentage" office:value="0">
              <text:p>0%</text:p>
            </table:table-cell>
            <table:table-cell table:style-name="ce678" table:formula="of:=[$'6. Trésorerie si préfin T'.C34]" office:value-type="float" office:value="0">
              <text:p>- <text:s text:c="3"/></text:p>
            </table:table-cell>
            <table:table-cell table:style-name="ce720" table:formula="of:=[$'6. Trésorerie si préfin T'.D34]" office:value-type="float" office:value="0">
              <text:p>0 </text:p>
            </table:table-cell>
            <table:table-cell table:style-name="ce720" table:formula="of:=[$'6. Trésorerie si préfin T'.E34]" office:value-type="float" office:value="0">
              <text:p>0 </text:p>
            </table:table-cell>
            <table:table-cell table:style-name="ce720" table:formula="of:=[$'6. Trésorerie si préfin T'.F34]" office:value-type="float" office:value="0">
              <text:p>0 </text:p>
            </table:table-cell>
            <table:table-cell table:style-name="ce720" table:formula="of:=[$'6. Trésorerie si préfin T'.G34]" office:value-type="float" office:value="0">
              <text:p>0 </text:p>
            </table:table-cell>
            <table:table-cell table:style-name="ce720" table:formula="of:=[$'6. Trésorerie si préfin T'.H34]" office:value-type="float" office:value="0">
              <text:p>0 </text:p>
            </table:table-cell>
            <table:table-cell table:style-name="ce720" table:formula="of:=[$'6. Trésorerie si préfin T'.I34]" office:value-type="float" office:value="0">
              <text:p>0 </text:p>
            </table:table-cell>
            <table:table-cell table:style-name="ce720" table:formula="of:=[$'6. Trésorerie si préfin T'.J34]" office:value-type="float" office:value="0">
              <text:p>0 </text:p>
            </table:table-cell>
            <table:table-cell table:style-name="ce720" table:formula="of:=[$'6. Trésorerie si préfin T'.K34]" office:value-type="float" office:value="0">
              <text:p>0 </text:p>
            </table:table-cell>
            <table:table-cell table:style-name="ce720" table:formula="of:=[$'6. Trésorerie si préfin T'.L34]" office:value-type="float" office:value="0">
              <text:p>0 </text:p>
            </table:table-cell>
            <table:table-cell table:style-name="ce720" table:formula="of:=[$'6. Trésorerie si préfin T'.M34]" office:value-type="float" office:value="0">
              <text:p>0 </text:p>
            </table:table-cell>
            <table:table-cell table:style-name="ce720" table:formula="of:=[$'6. Trésorerie si préfin T'.N34]" office:value-type="float" office:value="0">
              <text:p>0 </text:p>
            </table:table-cell>
            <table:table-cell table:style-name="ce755" table:formula="of:=[$'6. Trésorerie si préfin T'.O34]" office:value-type="float" office:value="0">
              <text:p>0 </text:p>
            </table:table-cell>
            <table:table-cell table:style-name="ce755" table:formula="of:=[$'6. Trésorerie si préfin T'.P34]" office:value-type="float" office:value="0">
              <text:p>0 </text:p>
            </table:table-cell>
            <table:table-cell table:number-columns-repeated="1008"/>
          </table:table-row>
          <table:table-row table:style-name="ro2" table:visibility="collapse">
            <table:table-cell table:style-name="ce633" table:formula="of:=[$'6. Trésorerie si préfin T'.A35]" office:value-type="string" office:string-value="Mazout ">
              <text:p>Mazout </text:p>
            </table:table-cell>
            <table:table-cell table:style-name="ce660" table:formula="of:=[$'6. Trésorerie si préfin T'.B35]" office:value-type="percentage" office:value="0">
              <text:p>0%</text:p>
            </table:table-cell>
            <table:table-cell table:style-name="ce678" table:formula="of:=[$'6. Trésorerie si préfin T'.C35]" office:value-type="float" office:value="0">
              <text:p>- <text:s text:c="3"/></text:p>
            </table:table-cell>
            <table:table-cell table:style-name="ce720" table:formula="of:=[$'6. Trésorerie si préfin T'.D35]" office:value-type="float" office:value="0">
              <text:p>0 </text:p>
            </table:table-cell>
            <table:table-cell table:style-name="ce720" table:formula="of:=[$'6. Trésorerie si préfin T'.E35]" office:value-type="float" office:value="0">
              <text:p>0 </text:p>
            </table:table-cell>
            <table:table-cell table:style-name="ce720" table:formula="of:=[$'6. Trésorerie si préfin T'.F35]" office:value-type="float" office:value="0">
              <text:p>0 </text:p>
            </table:table-cell>
            <table:table-cell table:style-name="ce720" table:formula="of:=[$'6. Trésorerie si préfin T'.G35]" office:value-type="float" office:value="0">
              <text:p>0 </text:p>
            </table:table-cell>
            <table:table-cell table:style-name="ce720" table:formula="of:=[$'6. Trésorerie si préfin T'.H35]" office:value-type="float" office:value="0">
              <text:p>0 </text:p>
            </table:table-cell>
            <table:table-cell table:style-name="ce720" table:formula="of:=[$'6. Trésorerie si préfin T'.I35]" office:value-type="float" office:value="0">
              <text:p>0 </text:p>
            </table:table-cell>
            <table:table-cell table:style-name="ce720" table:formula="of:=[$'6. Trésorerie si préfin T'.J35]" office:value-type="float" office:value="0">
              <text:p>0 </text:p>
            </table:table-cell>
            <table:table-cell table:style-name="ce720" table:formula="of:=[$'6. Trésorerie si préfin T'.K35]" office:value-type="float" office:value="0">
              <text:p>0 </text:p>
            </table:table-cell>
            <table:table-cell table:style-name="ce720" table:formula="of:=[$'6. Trésorerie si préfin T'.L35]" office:value-type="float" office:value="0">
              <text:p>0 </text:p>
            </table:table-cell>
            <table:table-cell table:style-name="ce720" table:formula="of:=[$'6. Trésorerie si préfin T'.M35]" office:value-type="float" office:value="0">
              <text:p>0 </text:p>
            </table:table-cell>
            <table:table-cell table:style-name="ce720" table:formula="of:=[$'6. Trésorerie si préfin T'.N35]" office:value-type="float" office:value="0">
              <text:p>0 </text:p>
            </table:table-cell>
            <table:table-cell table:style-name="ce755" table:formula="of:=[$'6. Trésorerie si préfin T'.O35]" office:value-type="float" office:value="0">
              <text:p>0 </text:p>
            </table:table-cell>
            <table:table-cell table:style-name="ce755" table:formula="of:=[$'6. Trésorerie si préfin T'.P35]" office:value-type="float" office:value="0">
              <text:p>0 </text:p>
            </table:table-cell>
            <table:table-cell table:number-columns-repeated="1008"/>
          </table:table-row>
          <table:table-row table:style-name="ro2" table:visibility="collapse">
            <table:table-cell table:style-name="ce633" table:formula="of:=[$'6. Trésorerie si préfin T'.A36]" office:value-type="string" office:string-value="Téléphone, gsm, internet, bancontact, poste ">
              <text:p>Téléphone, gsm, internet, bancontact, poste </text:p>
            </table:table-cell>
            <table:table-cell table:style-name="ce663" table:formula="of:=[$'6. Trésorerie si préfin T'.B36]" office:value-type="percentage" office:value="0.21">
              <text:p>21%</text:p>
            </table:table-cell>
            <table:table-cell table:style-name="ce678" table:formula="of:=[$'6. Trésorerie si préfin T'.C36]" office:value-type="float" office:value="0">
              <text:p>- <text:s text:c="3"/></text:p>
            </table:table-cell>
            <table:table-cell table:style-name="ce720" table:formula="of:=[$'6. Trésorerie si préfin T'.D36]" office:value-type="float" office:value="25">
              <text:p>25 </text:p>
            </table:table-cell>
            <table:table-cell table:style-name="ce720" table:formula="of:=[$'6. Trésorerie si préfin T'.E36]" office:value-type="float" office:value="25">
              <text:p>25 </text:p>
            </table:table-cell>
            <table:table-cell table:style-name="ce720" table:formula="of:=[$'6. Trésorerie si préfin T'.F36]" office:value-type="float" office:value="25">
              <text:p>25 </text:p>
            </table:table-cell>
            <table:table-cell table:style-name="ce720" table:formula="of:=[$'6. Trésorerie si préfin T'.G36]" office:value-type="float" office:value="25">
              <text:p>25 </text:p>
            </table:table-cell>
            <table:table-cell table:style-name="ce720" table:formula="of:=[$'6. Trésorerie si préfin T'.H36]" office:value-type="float" office:value="25">
              <text:p>25 </text:p>
            </table:table-cell>
            <table:table-cell table:style-name="ce720" table:formula="of:=[$'6. Trésorerie si préfin T'.I36]" office:value-type="float" office:value="25">
              <text:p>25 </text:p>
            </table:table-cell>
            <table:table-cell table:style-name="ce720" table:formula="of:=[$'6. Trésorerie si préfin T'.J36]" office:value-type="float" office:value="25">
              <text:p>25 </text:p>
            </table:table-cell>
            <table:table-cell table:style-name="ce720" table:formula="of:=[$'6. Trésorerie si préfin T'.K36]" office:value-type="float" office:value="25">
              <text:p>25 </text:p>
            </table:table-cell>
            <table:table-cell table:style-name="ce720" table:formula="of:=[$'6. Trésorerie si préfin T'.L36]" office:value-type="float" office:value="25">
              <text:p>25 </text:p>
            </table:table-cell>
            <table:table-cell table:style-name="ce720" table:formula="of:=[$'6. Trésorerie si préfin T'.M36]" office:value-type="float" office:value="25">
              <text:p>25 </text:p>
            </table:table-cell>
            <table:table-cell table:style-name="ce720" table:formula="of:=[$'6. Trésorerie si préfin T'.N36]" office:value-type="float" office:value="25">
              <text:p>25 </text:p>
            </table:table-cell>
            <table:table-cell table:style-name="ce755" table:formula="of:=[$'6. Trésorerie si préfin T'.O36]" office:value-type="float" office:value="25">
              <text:p>25 </text:p>
            </table:table-cell>
            <table:table-cell table:style-name="ce755" table:formula="of:=[$'6. Trésorerie si préfin T'.P36]" office:value-type="float" office:value="0">
              <text:p>0 </text:p>
            </table:table-cell>
            <table:table-cell table:number-columns-repeated="1008"/>
          </table:table-row>
          <table:table-row table:style-name="ro2" table:visibility="collapse">
            <table:table-cell table:style-name="ce633" table:formula="of:=[$'6. Trésorerie si préfin T'.A37]" office:value-type="string" office:string-value="Publicité et frais de fonctionnement ">
              <text:p>Publicité et frais de fonctionnement </text:p>
            </table:table-cell>
            <table:table-cell table:style-name="ce660" table:formula="of:=[$'6. Trésorerie si préfin T'.B37]" office:value-type="percentage" office:value="0">
              <text:p>0%</text:p>
            </table:table-cell>
            <table:table-cell table:style-name="ce678" table:formula="of:=[$'6. Trésorerie si préfin T'.C37]" office:value-type="float" office:value="0">
              <text:p>- <text:s text:c="3"/></text:p>
            </table:table-cell>
            <table:table-cell table:style-name="ce720" table:formula="of:=[$'6. Trésorerie si préfin T'.D37]" office:value-type="float" office:value="0">
              <text:p>0 </text:p>
            </table:table-cell>
            <table:table-cell table:style-name="ce720" table:formula="of:=[$'6. Trésorerie si préfin T'.E37]" office:value-type="float" office:value="0">
              <text:p>0 </text:p>
            </table:table-cell>
            <table:table-cell table:style-name="ce720" table:formula="of:=[$'6. Trésorerie si préfin T'.F37]" office:value-type="float" office:value="0">
              <text:p>0 </text:p>
            </table:table-cell>
            <table:table-cell table:style-name="ce720" table:formula="of:=[$'6. Trésorerie si préfin T'.G37]" office:value-type="float" office:value="0">
              <text:p>0 </text:p>
            </table:table-cell>
            <table:table-cell table:style-name="ce720" table:formula="of:=[$'6. Trésorerie si préfin T'.H37]" office:value-type="float" office:value="0">
              <text:p>0 </text:p>
            </table:table-cell>
            <table:table-cell table:style-name="ce720" table:formula="of:=[$'6. Trésorerie si préfin T'.I37]" office:value-type="float" office:value="0">
              <text:p>0 </text:p>
            </table:table-cell>
            <table:table-cell table:style-name="ce720" table:formula="of:=[$'6. Trésorerie si préfin T'.J37]" office:value-type="float" office:value="0">
              <text:p>0 </text:p>
            </table:table-cell>
            <table:table-cell table:style-name="ce720" table:formula="of:=[$'6. Trésorerie si préfin T'.K37]" office:value-type="float" office:value="0">
              <text:p>0 </text:p>
            </table:table-cell>
            <table:table-cell table:style-name="ce720" table:formula="of:=[$'6. Trésorerie si préfin T'.L37]" office:value-type="float" office:value="0">
              <text:p>0 </text:p>
            </table:table-cell>
            <table:table-cell table:style-name="ce720" table:formula="of:=[$'6. Trésorerie si préfin T'.M37]" office:value-type="float" office:value="0">
              <text:p>0 </text:p>
            </table:table-cell>
            <table:table-cell table:style-name="ce720" table:formula="of:=[$'6. Trésorerie si préfin T'.N37]" office:value-type="float" office:value="0">
              <text:p>0 </text:p>
            </table:table-cell>
            <table:table-cell table:style-name="ce755" table:formula="of:=[$'6. Trésorerie si préfin T'.O37]" office:value-type="float" office:value="0">
              <text:p>0 </text:p>
            </table:table-cell>
            <table:table-cell table:style-name="ce755" table:formula="of:=[$'6. Trésorerie si préfin T'.P37]" office:value-type="float" office:value="0">
              <text:p>0 </text:p>
            </table:table-cell>
            <table:table-cell table:number-columns-repeated="1008"/>
          </table:table-row>
          <table:table-row table:style-name="ro2" table:visibility="collapse">
            <table:table-cell table:style-name="ce633" table:formula="of:=[$'6. Trésorerie si préfin T'.A38]" office:value-type="string" office:string-value="Poste ">
              <text:p>Poste </text:p>
            </table:table-cell>
            <table:table-cell table:style-name="ce663" table:formula="of:=[$'6. Trésorerie si préfin T'.B38]" office:value-type="percentage" office:value="0.21">
              <text:p>21%</text:p>
            </table:table-cell>
            <table:table-cell table:style-name="ce678" table:formula="of:=[$'6. Trésorerie si préfin T'.C38]" office:value-type="float" office:value="0">
              <text:p>- <text:s text:c="3"/></text:p>
            </table:table-cell>
            <table:table-cell table:style-name="ce720" table:formula="of:=[$'6. Trésorerie si préfin T'.D38]" office:value-type="float" office:value="15">
              <text:p>15 </text:p>
            </table:table-cell>
            <table:table-cell table:style-name="ce720" table:formula="of:=[$'6. Trésorerie si préfin T'.E38]" office:value-type="float" office:value="15">
              <text:p>15 </text:p>
            </table:table-cell>
            <table:table-cell table:style-name="ce720" table:formula="of:=[$'6. Trésorerie si préfin T'.F38]" office:value-type="float" office:value="15">
              <text:p>15 </text:p>
            </table:table-cell>
            <table:table-cell table:style-name="ce720" table:formula="of:=[$'6. Trésorerie si préfin T'.G38]" office:value-type="float" office:value="15">
              <text:p>15 </text:p>
            </table:table-cell>
            <table:table-cell table:style-name="ce720" table:formula="of:=[$'6. Trésorerie si préfin T'.H38]" office:value-type="float" office:value="15">
              <text:p>15 </text:p>
            </table:table-cell>
            <table:table-cell table:style-name="ce720" table:formula="of:=[$'6. Trésorerie si préfin T'.I38]" office:value-type="float" office:value="15">
              <text:p>15 </text:p>
            </table:table-cell>
            <table:table-cell table:style-name="ce720" table:formula="of:=[$'6. Trésorerie si préfin T'.J38]" office:value-type="float" office:value="15">
              <text:p>15 </text:p>
            </table:table-cell>
            <table:table-cell table:style-name="ce720" table:formula="of:=[$'6. Trésorerie si préfin T'.K38]" office:value-type="float" office:value="15">
              <text:p>15 </text:p>
            </table:table-cell>
            <table:table-cell table:style-name="ce720" table:formula="of:=[$'6. Trésorerie si préfin T'.L38]" office:value-type="float" office:value="15">
              <text:p>15 </text:p>
            </table:table-cell>
            <table:table-cell table:style-name="ce720" table:formula="of:=[$'6. Trésorerie si préfin T'.M38]" office:value-type="float" office:value="15">
              <text:p>15 </text:p>
            </table:table-cell>
            <table:table-cell table:style-name="ce720" table:formula="of:=[$'6. Trésorerie si préfin T'.N38]" office:value-type="float" office:value="15">
              <text:p>15 </text:p>
            </table:table-cell>
            <table:table-cell table:style-name="ce755" table:formula="of:=[$'6. Trésorerie si préfin T'.O38]" office:value-type="float" office:value="15">
              <text:p>15 </text:p>
            </table:table-cell>
            <table:table-cell table:style-name="ce769" table:formula="of:=[$'6. Trésorerie si préfin T'.P38]" office:value-type="float" office:value="0">
              <text:p>0 </text:p>
            </table:table-cell>
            <table:table-cell table:number-columns-repeated="1008"/>
          </table:table-row>
          <table:table-row table:style-name="ro2" table:visibility="collapse">
            <table:table-cell table:style-name="ce633" table:formula="of:=[$'6. Trésorerie si préfin T'.A39]" office:value-type="string" office:string-value="Fournitures bureau, entretien ">
              <text:p>Fournitures bureau, entretien </text:p>
            </table:table-cell>
            <table:table-cell table:style-name="ce660" table:formula="of:=[$'6. Trésorerie si préfin T'.B39]" office:value-type="percentage" office:value="0">
              <text:p>0%</text:p>
            </table:table-cell>
            <table:table-cell table:style-name="ce678" table:formula="of:=[$'6. Trésorerie si préfin T'.C39]" office:value-type="float" office:value="0">
              <text:p>- <text:s text:c="3"/></text:p>
            </table:table-cell>
            <table:table-cell table:style-name="ce720" table:formula="of:=[$'6. Trésorerie si préfin T'.D39]" office:value-type="float" office:value="0">
              <text:p>0 </text:p>
            </table:table-cell>
            <table:table-cell table:style-name="ce720" table:formula="of:=[$'6. Trésorerie si préfin T'.E39]" office:value-type="float" office:value="0">
              <text:p>0 </text:p>
            </table:table-cell>
            <table:table-cell table:style-name="ce720" table:formula="of:=[$'6. Trésorerie si préfin T'.F39]" office:value-type="float" office:value="0">
              <text:p>0 </text:p>
            </table:table-cell>
            <table:table-cell table:style-name="ce720" table:formula="of:=[$'6. Trésorerie si préfin T'.G39]" office:value-type="float" office:value="0">
              <text:p>0 </text:p>
            </table:table-cell>
            <table:table-cell table:style-name="ce720" table:formula="of:=[$'6. Trésorerie si préfin T'.H39]" office:value-type="float" office:value="0">
              <text:p>0 </text:p>
            </table:table-cell>
            <table:table-cell table:style-name="ce720" table:formula="of:=[$'6. Trésorerie si préfin T'.I39]" office:value-type="float" office:value="0">
              <text:p>0 </text:p>
            </table:table-cell>
            <table:table-cell table:style-name="ce720" table:formula="of:=[$'6. Trésorerie si préfin T'.J39]" office:value-type="float" office:value="0">
              <text:p>0 </text:p>
            </table:table-cell>
            <table:table-cell table:style-name="ce720" table:formula="of:=[$'6. Trésorerie si préfin T'.K39]" office:value-type="float" office:value="0">
              <text:p>0 </text:p>
            </table:table-cell>
            <table:table-cell table:style-name="ce720" table:formula="of:=[$'6. Trésorerie si préfin T'.L39]" office:value-type="float" office:value="0">
              <text:p>0 </text:p>
            </table:table-cell>
            <table:table-cell table:style-name="ce720" table:formula="of:=[$'6. Trésorerie si préfin T'.M39]" office:value-type="float" office:value="0">
              <text:p>0 </text:p>
            </table:table-cell>
            <table:table-cell table:style-name="ce720" table:formula="of:=[$'6. Trésorerie si préfin T'.N39]" office:value-type="float" office:value="0">
              <text:p>0 </text:p>
            </table:table-cell>
            <table:table-cell table:style-name="ce755" table:formula="of:=[$'6. Trésorerie si préfin T'.O39]" office:value-type="float" office:value="0">
              <text:p>0 </text:p>
            </table:table-cell>
            <table:table-cell table:style-name="ce755" table:formula="of:=[$'6. Trésorerie si préfin T'.P39]" office:value-type="float" office:value="0">
              <text:p>0 </text:p>
            </table:table-cell>
            <table:table-cell table:number-columns-repeated="1008"/>
          </table:table-row>
          <table:table-row table:style-name="ro2" table:visibility="collapse">
            <table:table-cell table:style-name="ce633" table:formula="of:=[$'6. Trésorerie si préfin T'.A40]" office:value-type="string" office:string-value="Assurances (RC, travail, vol, etc.) ">
              <text:p>Assurances (RC, travail, vol, etc.) </text:p>
            </table:table-cell>
            <table:table-cell table:style-name="ce663" table:formula="of:=[$'6. Trésorerie si préfin T'.B40]" office:value-type="percentage" office:value="0">
              <text:p>0%</text:p>
            </table:table-cell>
            <table:table-cell table:style-name="ce678" table:formula="of:=[$'6. Trésorerie si préfin T'.C40]" office:value-type="float" office:value="0">
              <text:p>- <text:s text:c="3"/></text:p>
            </table:table-cell>
            <table:table-cell table:style-name="ce720" table:formula="of:=[$'6. Trésorerie si préfin T'.D40]" office:value-type="float" office:value="120">
              <text:p>120 </text:p>
            </table:table-cell>
            <table:table-cell table:style-name="ce720" table:formula="of:=[$'6. Trésorerie si préfin T'.E40]" office:value-type="float" office:value="120">
              <text:p>120 </text:p>
            </table:table-cell>
            <table:table-cell table:style-name="ce720" table:formula="of:=[$'6. Trésorerie si préfin T'.F40]" office:value-type="float" office:value="120">
              <text:p>120 </text:p>
            </table:table-cell>
            <table:table-cell table:style-name="ce720" table:formula="of:=[$'6. Trésorerie si préfin T'.G40]" office:value-type="float" office:value="120">
              <text:p>120 </text:p>
            </table:table-cell>
            <table:table-cell table:style-name="ce720" table:formula="of:=[$'6. Trésorerie si préfin T'.H40]" office:value-type="float" office:value="120">
              <text:p>120 </text:p>
            </table:table-cell>
            <table:table-cell table:style-name="ce720" table:formula="of:=[$'6. Trésorerie si préfin T'.I40]" office:value-type="float" office:value="120">
              <text:p>120 </text:p>
            </table:table-cell>
            <table:table-cell table:style-name="ce720" table:formula="of:=[$'6. Trésorerie si préfin T'.J40]" office:value-type="float" office:value="120">
              <text:p>120 </text:p>
            </table:table-cell>
            <table:table-cell table:style-name="ce720" table:formula="of:=[$'6. Trésorerie si préfin T'.K40]" office:value-type="float" office:value="120">
              <text:p>120 </text:p>
            </table:table-cell>
            <table:table-cell table:style-name="ce720" table:formula="of:=[$'6. Trésorerie si préfin T'.L40]" office:value-type="float" office:value="120">
              <text:p>120 </text:p>
            </table:table-cell>
            <table:table-cell table:style-name="ce720" table:formula="of:=[$'6. Trésorerie si préfin T'.M40]" office:value-type="float" office:value="120">
              <text:p>120 </text:p>
            </table:table-cell>
            <table:table-cell table:style-name="ce720" table:formula="of:=[$'6. Trésorerie si préfin T'.N40]" office:value-type="float" office:value="120">
              <text:p>120 </text:p>
            </table:table-cell>
            <table:table-cell table:style-name="ce755" table:formula="of:=[$'6. Trésorerie si préfin T'.O40]" office:value-type="float" office:value="120">
              <text:p>120 </text:p>
            </table:table-cell>
            <table:table-cell table:style-name="ce755" table:formula="of:=[$'6. Trésorerie si préfin T'.P40]" office:value-type="float" office:value="0">
              <text:p>0 </text:p>
            </table:table-cell>
            <table:table-cell table:number-columns-repeated="1008"/>
          </table:table-row>
          <table:table-row table:style-name="ro2" table:visibility="collapse">
            <table:table-cell table:style-name="ce633" table:formula="of:=[$'6. Trésorerie si préfin T'.A41]" office:value-type="string" office:string-value="Frais de déplacement (carburant, réparation) ">
              <text:p>Frais de déplacement (carburant, réparation) </text:p>
            </table:table-cell>
            <table:table-cell table:style-name="ce660" table:formula="of:=[$'6. Trésorerie si préfin T'.B41]" office:value-type="percentage" office:value="0.21">
              <text:p>21%</text:p>
            </table:table-cell>
            <table:table-cell table:style-name="ce678" table:formula="of:=[$'6. Trésorerie si préfin T'.C41]" office:value-type="float" office:value="0">
              <text:p>- <text:s text:c="3"/></text:p>
            </table:table-cell>
            <table:table-cell table:style-name="ce720" table:formula="of:=[$'6. Trésorerie si préfin T'.D41]" office:value-type="float" office:value="115.366666666667">
              <text:p>115 </text:p>
            </table:table-cell>
            <table:table-cell table:style-name="ce720" table:formula="of:=[$'6. Trésorerie si préfin T'.E41]" office:value-type="float" office:value="115.366666666667">
              <text:p>115 </text:p>
            </table:table-cell>
            <table:table-cell table:style-name="ce720" table:formula="of:=[$'6. Trésorerie si préfin T'.F41]" office:value-type="float" office:value="115.366666666667">
              <text:p>115 </text:p>
            </table:table-cell>
            <table:table-cell table:style-name="ce720" table:formula="of:=[$'6. Trésorerie si préfin T'.G41]" office:value-type="float" office:value="115.366666666667">
              <text:p>115 </text:p>
            </table:table-cell>
            <table:table-cell table:style-name="ce720" table:formula="of:=[$'6. Trésorerie si préfin T'.H41]" office:value-type="float" office:value="115.366666666667">
              <text:p>115 </text:p>
            </table:table-cell>
            <table:table-cell table:style-name="ce720" table:formula="of:=[$'6. Trésorerie si préfin T'.I41]" office:value-type="float" office:value="115.366666666667">
              <text:p>115 </text:p>
            </table:table-cell>
            <table:table-cell table:style-name="ce720" table:formula="of:=[$'6. Trésorerie si préfin T'.J41]" office:value-type="float" office:value="115.366666666667">
              <text:p>115 </text:p>
            </table:table-cell>
            <table:table-cell table:style-name="ce720" table:formula="of:=[$'6. Trésorerie si préfin T'.K41]" office:value-type="float" office:value="115.366666666667">
              <text:p>115 </text:p>
            </table:table-cell>
            <table:table-cell table:style-name="ce720" table:formula="of:=[$'6. Trésorerie si préfin T'.L41]" office:value-type="float" office:value="115.366666666667">
              <text:p>115 </text:p>
            </table:table-cell>
            <table:table-cell table:style-name="ce720" table:formula="of:=[$'6. Trésorerie si préfin T'.M41]" office:value-type="float" office:value="115.366666666667">
              <text:p>115 </text:p>
            </table:table-cell>
            <table:table-cell table:style-name="ce720" table:formula="of:=[$'6. Trésorerie si préfin T'.N41]" office:value-type="float" office:value="115.366666666667">
              <text:p>115 </text:p>
            </table:table-cell>
            <table:table-cell table:style-name="ce755" table:formula="of:=[$'6. Trésorerie si préfin T'.O41]" office:value-type="float" office:value="115.366666666667">
              <text:p>115 </text:p>
            </table:table-cell>
            <table:table-cell table:style-name="ce755" table:formula="of:=[$'6. Trésorerie si préfin T'.P41]" office:value-type="float" office:value="0">
              <text:p>0 </text:p>
            </table:table-cell>
            <table:table-cell table:number-columns-repeated="1008"/>
          </table:table-row>
          <table:table-row table:style-name="ro2" table:visibility="collapse">
            <table:table-cell table:style-name="ce633" table:formula="of:=[$'6. Trésorerie si préfin T'.A42]" office:value-type="string" office:string-value="Outillage et petit matériel ">
              <text:p>Outillage et petit matériel </text:p>
            </table:table-cell>
            <table:table-cell table:style-name="ce663" table:formula="of:=[$'6. Trésorerie si préfin T'.B42]" office:value-type="percentage" office:value="0">
              <text:p>0%</text:p>
            </table:table-cell>
            <table:table-cell table:style-name="ce678" table:formula="of:=[$'6. Trésorerie si préfin T'.C42]" office:value-type="float" office:value="0">
              <text:p>- <text:s text:c="3"/></text:p>
            </table:table-cell>
            <table:table-cell table:style-name="ce720" table:formula="of:=[$'6. Trésorerie si préfin T'.D42]" office:value-type="float" office:value="0">
              <text:p>0 </text:p>
            </table:table-cell>
            <table:table-cell table:style-name="ce720" table:formula="of:=[$'6. Trésorerie si préfin T'.E42]" office:value-type="float" office:value="0">
              <text:p>0 </text:p>
            </table:table-cell>
            <table:table-cell table:style-name="ce720" table:formula="of:=[$'6. Trésorerie si préfin T'.F42]" office:value-type="float" office:value="0">
              <text:p>0 </text:p>
            </table:table-cell>
            <table:table-cell table:style-name="ce720" table:formula="of:=[$'6. Trésorerie si préfin T'.G42]" office:value-type="float" office:value="0">
              <text:p>0 </text:p>
            </table:table-cell>
            <table:table-cell table:style-name="ce720" table:formula="of:=[$'6. Trésorerie si préfin T'.H42]" office:value-type="float" office:value="0">
              <text:p>0 </text:p>
            </table:table-cell>
            <table:table-cell table:style-name="ce720" table:formula="of:=[$'6. Trésorerie si préfin T'.I42]" office:value-type="float" office:value="0">
              <text:p>0 </text:p>
            </table:table-cell>
            <table:table-cell table:style-name="ce720" table:formula="of:=[$'6. Trésorerie si préfin T'.J42]" office:value-type="float" office:value="0">
              <text:p>0 </text:p>
            </table:table-cell>
            <table:table-cell table:style-name="ce720" table:formula="of:=[$'6. Trésorerie si préfin T'.K42]" office:value-type="float" office:value="0">
              <text:p>0 </text:p>
            </table:table-cell>
            <table:table-cell table:style-name="ce720" table:formula="of:=[$'6. Trésorerie si préfin T'.L42]" office:value-type="float" office:value="0">
              <text:p>0 </text:p>
            </table:table-cell>
            <table:table-cell table:style-name="ce720" table:formula="of:=[$'6. Trésorerie si préfin T'.M42]" office:value-type="float" office:value="0">
              <text:p>0 </text:p>
            </table:table-cell>
            <table:table-cell table:style-name="ce720" table:formula="of:=[$'6. Trésorerie si préfin T'.N42]" office:value-type="float" office:value="0">
              <text:p>0 </text:p>
            </table:table-cell>
            <table:table-cell table:style-name="ce755" table:formula="of:=[$'6. Trésorerie si préfin T'.O42]" office:value-type="float" office:value="0">
              <text:p>0 </text:p>
            </table:table-cell>
            <table:table-cell table:style-name="ce755" table:formula="of:=[$'6. Trésorerie si préfin T'.P42]" office:value-type="float" office:value="0">
              <text:p>0 </text:p>
            </table:table-cell>
            <table:table-cell table:number-columns-repeated="1008"/>
          </table:table-row>
          <table:table-row table:style-name="ro2" table:visibility="collapse">
            <table:table-cell table:style-name="ce633" table:formula="of:=[$'6. Trésorerie si préfin T'.A43]" office:value-type="string" office:string-value="Location de matériel ">
              <text:p>Location de matériel </text:p>
            </table:table-cell>
            <table:table-cell table:style-name="ce660" table:formula="of:=[$'6. Trésorerie si préfin T'.B43]" office:value-type="percentage" office:value="0">
              <text:p>0%</text:p>
            </table:table-cell>
            <table:table-cell table:style-name="ce678" table:formula="of:=[$'6. Trésorerie si préfin T'.C43]" office:value-type="float" office:value="0">
              <text:p>- <text:s text:c="3"/></text:p>
            </table:table-cell>
            <table:table-cell table:style-name="ce720" table:formula="of:=[$'6. Trésorerie si préfin T'.D43]" office:value-type="float" office:value="0">
              <text:p>0 </text:p>
            </table:table-cell>
            <table:table-cell table:style-name="ce720" table:formula="of:=[$'6. Trésorerie si préfin T'.E43]" office:value-type="float" office:value="0">
              <text:p>0 </text:p>
            </table:table-cell>
            <table:table-cell table:style-name="ce720" table:formula="of:=[$'6. Trésorerie si préfin T'.F43]" office:value-type="float" office:value="0">
              <text:p>0 </text:p>
            </table:table-cell>
            <table:table-cell table:style-name="ce720" table:formula="of:=[$'6. Trésorerie si préfin T'.G43]" office:value-type="float" office:value="0">
              <text:p>0 </text:p>
            </table:table-cell>
            <table:table-cell table:style-name="ce720" table:formula="of:=[$'6. Trésorerie si préfin T'.H43]" office:value-type="float" office:value="0">
              <text:p>0 </text:p>
            </table:table-cell>
            <table:table-cell table:style-name="ce720" table:formula="of:=[$'6. Trésorerie si préfin T'.I43]" office:value-type="float" office:value="0">
              <text:p>0 </text:p>
            </table:table-cell>
            <table:table-cell table:style-name="ce720" table:formula="of:=[$'6. Trésorerie si préfin T'.J43]" office:value-type="float" office:value="0">
              <text:p>0 </text:p>
            </table:table-cell>
            <table:table-cell table:style-name="ce720" table:formula="of:=[$'6. Trésorerie si préfin T'.K43]" office:value-type="float" office:value="0">
              <text:p>0 </text:p>
            </table:table-cell>
            <table:table-cell table:style-name="ce720" table:formula="of:=[$'6. Trésorerie si préfin T'.L43]" office:value-type="float" office:value="0">
              <text:p>0 </text:p>
            </table:table-cell>
            <table:table-cell table:style-name="ce720" table:formula="of:=[$'6. Trésorerie si préfin T'.M43]" office:value-type="float" office:value="0">
              <text:p>0 </text:p>
            </table:table-cell>
            <table:table-cell table:style-name="ce720" table:formula="of:=[$'6. Trésorerie si préfin T'.N43]" office:value-type="float" office:value="0">
              <text:p>0 </text:p>
            </table:table-cell>
            <table:table-cell table:style-name="ce755" table:formula="of:=[$'6. Trésorerie si préfin T'.O43]" office:value-type="float" office:value="0">
              <text:p>0 </text:p>
            </table:table-cell>
            <table:table-cell table:style-name="ce755" table:formula="of:=[$'6. Trésorerie si préfin T'.P43]" office:value-type="float" office:value="0">
              <text:p>0 </text:p>
            </table:table-cell>
            <table:table-cell table:number-columns-repeated="1008"/>
          </table:table-row>
          <table:table-row table:style-name="ro2" table:visibility="collapse">
            <table:table-cell table:style-name="ce633" table:formula="of:=[$'6. Trésorerie si préfin T'.A44]" office:value-type="string" office:string-value="Formations, colloques, séminaires et documentation ">
              <text:p>Formations, colloques, séminaires et documentation </text:p>
            </table:table-cell>
            <table:table-cell table:style-name="ce663" table:formula="of:=[$'6. Trésorerie si préfin T'.B44]" office:value-type="percentage" office:value="0">
              <text:p>0%</text:p>
            </table:table-cell>
            <table:table-cell table:style-name="ce678" table:formula="of:=[$'6. Trésorerie si préfin T'.C44]" office:value-type="float" office:value="0">
              <text:p>- <text:s text:c="3"/></text:p>
            </table:table-cell>
            <table:table-cell table:style-name="ce720" table:formula="of:=[$'6. Trésorerie si préfin T'.D44]" office:value-type="float" office:value="0">
              <text:p>0 </text:p>
            </table:table-cell>
            <table:table-cell table:style-name="ce720" table:formula="of:=[$'6. Trésorerie si préfin T'.E44]" office:value-type="float" office:value="0">
              <text:p>0 </text:p>
            </table:table-cell>
            <table:table-cell table:style-name="ce720" table:formula="of:=[$'6. Trésorerie si préfin T'.F44]" office:value-type="float" office:value="0">
              <text:p>0 </text:p>
            </table:table-cell>
            <table:table-cell table:style-name="ce720" table:formula="of:=[$'6. Trésorerie si préfin T'.G44]" office:value-type="float" office:value="0">
              <text:p>0 </text:p>
            </table:table-cell>
            <table:table-cell table:style-name="ce720" table:formula="of:=[$'6. Trésorerie si préfin T'.H44]" office:value-type="float" office:value="0">
              <text:p>0 </text:p>
            </table:table-cell>
            <table:table-cell table:style-name="ce720" table:formula="of:=[$'6. Trésorerie si préfin T'.I44]" office:value-type="float" office:value="0">
              <text:p>0 </text:p>
            </table:table-cell>
            <table:table-cell table:style-name="ce720" table:formula="of:=[$'6. Trésorerie si préfin T'.J44]" office:value-type="float" office:value="0">
              <text:p>0 </text:p>
            </table:table-cell>
            <table:table-cell table:style-name="ce720" table:formula="of:=[$'6. Trésorerie si préfin T'.K44]" office:value-type="float" office:value="0">
              <text:p>0 </text:p>
            </table:table-cell>
            <table:table-cell table:style-name="ce720" table:formula="of:=[$'6. Trésorerie si préfin T'.L44]" office:value-type="float" office:value="0">
              <text:p>0 </text:p>
            </table:table-cell>
            <table:table-cell table:style-name="ce720" table:formula="of:=[$'6. Trésorerie si préfin T'.M44]" office:value-type="float" office:value="0">
              <text:p>0 </text:p>
            </table:table-cell>
            <table:table-cell table:style-name="ce720" table:formula="of:=[$'6. Trésorerie si préfin T'.N44]" office:value-type="float" office:value="0">
              <text:p>0 </text:p>
            </table:table-cell>
            <table:table-cell table:style-name="ce755" table:formula="of:=[$'6. Trésorerie si préfin T'.O44]" office:value-type="float" office:value="0">
              <text:p>0 </text:p>
            </table:table-cell>
            <table:table-cell table:style-name="ce755" table:formula="of:=[$'6. Trésorerie si préfin T'.P44]" office:value-type="float" office:value="0">
              <text:p>0 </text:p>
            </table:table-cell>
            <table:table-cell table:number-columns-repeated="1008"/>
          </table:table-row>
          <table:table-row table:style-name="ro2" table:visibility="collapse">
            <table:table-cell table:style-name="ce633" table:formula="of:=[$'6. Trésorerie si préfin T'.A45]" office:value-type="string" office:string-value="Comptable ">
              <text:p>Comptable </text:p>
            </table:table-cell>
            <table:table-cell table:style-name="ce660" table:formula="of:=[$'6. Trésorerie si préfin T'.B45]" office:value-type="percentage" office:value="0.21">
              <text:p>21%</text:p>
            </table:table-cell>
            <table:table-cell table:style-name="ce678" table:formula="of:=[$'6. Trésorerie si préfin T'.C45]" office:value-type="float" office:value="0">
              <text:p>- <text:s text:c="3"/></text:p>
            </table:table-cell>
            <table:table-cell table:style-name="ce720" table:formula="of:=[$'6. Trésorerie si préfin T'.D45]" office:value-type="float" office:value="200">
              <text:p>200 </text:p>
            </table:table-cell>
            <table:table-cell table:style-name="ce720" table:formula="of:=[$'6. Trésorerie si préfin T'.E45]" office:value-type="float" office:value="200">
              <text:p>200 </text:p>
            </table:table-cell>
            <table:table-cell table:style-name="ce720" table:formula="of:=[$'6. Trésorerie si préfin T'.F45]" office:value-type="float" office:value="200">
              <text:p>200 </text:p>
            </table:table-cell>
            <table:table-cell table:style-name="ce720" table:formula="of:=[$'6. Trésorerie si préfin T'.G45]" office:value-type="float" office:value="200">
              <text:p>200 </text:p>
            </table:table-cell>
            <table:table-cell table:style-name="ce720" table:formula="of:=[$'6. Trésorerie si préfin T'.H45]" office:value-type="float" office:value="200">
              <text:p>200 </text:p>
            </table:table-cell>
            <table:table-cell table:style-name="ce720" table:formula="of:=[$'6. Trésorerie si préfin T'.I45]" office:value-type="float" office:value="200">
              <text:p>200 </text:p>
            </table:table-cell>
            <table:table-cell table:style-name="ce720" table:formula="of:=[$'6. Trésorerie si préfin T'.J45]" office:value-type="float" office:value="200">
              <text:p>200 </text:p>
            </table:table-cell>
            <table:table-cell table:style-name="ce720" table:formula="of:=[$'6. Trésorerie si préfin T'.K45]" office:value-type="float" office:value="200">
              <text:p>200 </text:p>
            </table:table-cell>
            <table:table-cell table:style-name="ce720" table:formula="of:=[$'6. Trésorerie si préfin T'.L45]" office:value-type="float" office:value="200">
              <text:p>200 </text:p>
            </table:table-cell>
            <table:table-cell table:style-name="ce720" table:formula="of:=[$'6. Trésorerie si préfin T'.M45]" office:value-type="float" office:value="200">
              <text:p>200 </text:p>
            </table:table-cell>
            <table:table-cell table:style-name="ce720" table:formula="of:=[$'6. Trésorerie si préfin T'.N45]" office:value-type="float" office:value="200">
              <text:p>200 </text:p>
            </table:table-cell>
            <table:table-cell table:style-name="ce755" table:formula="of:=[$'6. Trésorerie si préfin T'.O45]" office:value-type="float" office:value="200">
              <text:p>200 </text:p>
            </table:table-cell>
            <table:table-cell table:style-name="ce755" table:formula="of:=[$'6. Trésorerie si préfin T'.P45]" office:value-type="float" office:value="0">
              <text:p>0 </text:p>
            </table:table-cell>
            <table:table-cell table:number-columns-repeated="1008"/>
          </table:table-row>
          <table:table-row table:style-name="ro2" table:visibility="collapse">
            <table:table-cell table:style-name="ce633" table:formula="of:=[$'6. Trésorerie si préfin T'.A46]" office:value-type="string" office:string-value="Divers ">
              <text:p>Divers </text:p>
            </table:table-cell>
            <table:table-cell table:style-name="ce663" table:formula="of:=[$'6. Trésorerie si préfin T'.B46]" office:value-type="percentage" office:value="0.06">
              <text:p>6%</text:p>
            </table:table-cell>
            <table:table-cell table:style-name="ce678" table:formula="of:=[$'6. Trésorerie si préfin T'.C46]" office:value-type="float" office:value="0">
              <text:p>- <text:s text:c="3"/></text:p>
            </table:table-cell>
            <table:table-cell table:style-name="ce721" table:formula="of:=[$'6. Trésorerie si préfin T'.D46]" office:value-type="float" office:value="100">
              <text:p>100 </text:p>
            </table:table-cell>
            <table:table-cell table:style-name="ce721" table:formula="of:=[$'6. Trésorerie si préfin T'.E46]" office:value-type="float" office:value="100">
              <text:p>100 </text:p>
            </table:table-cell>
            <table:table-cell table:style-name="ce721" table:formula="of:=[$'6. Trésorerie si préfin T'.F46]" office:value-type="float" office:value="100">
              <text:p>100 </text:p>
            </table:table-cell>
            <table:table-cell table:style-name="ce721" table:formula="of:=[$'6. Trésorerie si préfin T'.G46]" office:value-type="float" office:value="100">
              <text:p>100 </text:p>
            </table:table-cell>
            <table:table-cell table:style-name="ce721" table:formula="of:=[$'6. Trésorerie si préfin T'.H46]" office:value-type="float" office:value="100">
              <text:p>100 </text:p>
            </table:table-cell>
            <table:table-cell table:style-name="ce721" table:formula="of:=[$'6. Trésorerie si préfin T'.I46]" office:value-type="float" office:value="100">
              <text:p>100 </text:p>
            </table:table-cell>
            <table:table-cell table:style-name="ce721" table:formula="of:=[$'6. Trésorerie si préfin T'.J46]" office:value-type="float" office:value="100">
              <text:p>100 </text:p>
            </table:table-cell>
            <table:table-cell table:style-name="ce721" table:formula="of:=[$'6. Trésorerie si préfin T'.K46]" office:value-type="float" office:value="100">
              <text:p>100 </text:p>
            </table:table-cell>
            <table:table-cell table:style-name="ce721" table:formula="of:=[$'6. Trésorerie si préfin T'.L46]" office:value-type="float" office:value="100">
              <text:p>100 </text:p>
            </table:table-cell>
            <table:table-cell table:style-name="ce721" table:formula="of:=[$'6. Trésorerie si préfin T'.M46]" office:value-type="float" office:value="100">
              <text:p>100 </text:p>
            </table:table-cell>
            <table:table-cell table:style-name="ce721" table:formula="of:=[$'6. Trésorerie si préfin T'.N46]" office:value-type="float" office:value="100">
              <text:p>100 </text:p>
            </table:table-cell>
            <table:table-cell table:style-name="ce756" table:formula="of:=[$'6. Trésorerie si préfin T'.O46]" office:value-type="float" office:value="100">
              <text:p>100 </text:p>
            </table:table-cell>
            <table:table-cell table:style-name="ce756" table:formula="of:=[$'6. Trésorerie si préfin T'.P46]" office:value-type="float" office:value="0">
              <text:p>0 </text:p>
            </table:table-cell>
            <table:table-cell table:number-columns-repeated="1008"/>
          </table:table-row>
        </table:table-row-group>
        <table:table-row table:style-name="ro1">
          <table:table-cell table:style-name="ce631" table:formula="of:=[$'6. Trésorerie si préfin T'.A47]" office:value-type="string" office:string-value="5. Investissements">
            <text:p>5. Investissements</text:p>
          </table:table-cell>
          <table:table-cell table:style-name="ce665" table:formula="of:=[$'6. Trésorerie si préfin T'.B47]" office:value-type="percentage" office:value="0.06">
            <text:p>6%</text:p>
          </table:table-cell>
          <table:table-cell table:style-name="ce691" table:formula="of:=[$'6. Trésorerie si préfin T'.C47]" office:value-type="float" office:value="22874.8">
            <text:p>22.875</text:p>
          </table:table-cell>
          <table:table-cell table:style-name="ce707" table:formula="of:=[$'6. Trésorerie si préfin T'.D47]" office:value-type="float" office:value="0">
            <text:p>0 </text:p>
          </table:table-cell>
          <table:table-cell table:style-name="ce707" table:formula="of:=[$'6. Trésorerie si préfin T'.E47]" office:value-type="float" office:value="0">
            <text:p>0 </text:p>
          </table:table-cell>
          <table:table-cell table:style-name="ce707" table:formula="of:=[$'6. Trésorerie si préfin T'.F47]" office:value-type="float" office:value="0">
            <text:p>0 </text:p>
          </table:table-cell>
          <table:table-cell table:style-name="ce707" table:formula="of:=[$'6. Trésorerie si préfin T'.G47]" office:value-type="float" office:value="0">
            <text:p>0 </text:p>
          </table:table-cell>
          <table:table-cell table:style-name="ce707" table:formula="of:=[$'6. Trésorerie si préfin T'.H47]" office:value-type="float" office:value="0">
            <text:p>0 </text:p>
          </table:table-cell>
          <table:table-cell table:style-name="ce707" table:formula="of:=[$'6. Trésorerie si préfin T'.I47]" office:value-type="float" office:value="0">
            <text:p>0 </text:p>
          </table:table-cell>
          <table:table-cell table:style-name="ce707" table:formula="of:=[$'6. Trésorerie si préfin T'.J47]" office:value-type="float" office:value="0">
            <text:p>0 </text:p>
          </table:table-cell>
          <table:table-cell table:style-name="ce707" table:formula="of:=[$'6. Trésorerie si préfin T'.K47]" office:value-type="float" office:value="0">
            <text:p>0 </text:p>
          </table:table-cell>
          <table:table-cell table:style-name="ce707" table:formula="of:=[$'6. Trésorerie si préfin T'.L47]" office:value-type="float" office:value="0">
            <text:p>0 </text:p>
          </table:table-cell>
          <table:table-cell table:style-name="ce707" table:formula="of:=[$'6. Trésorerie si préfin T'.M47]" office:value-type="float" office:value="0">
            <text:p>0 </text:p>
          </table:table-cell>
          <table:table-cell table:style-name="ce707" table:formula="of:=[$'6. Trésorerie si préfin T'.N47]" office:value-type="float" office:value="0">
            <text:p>0 </text:p>
          </table:table-cell>
          <table:table-cell table:style-name="ce742" table:formula="of:=[$'6. Trésorerie si préfin T'.O47]" office:value-type="float" office:value="0">
            <text:p>0 </text:p>
          </table:table-cell>
          <table:table-cell table:style-name="ce742" table:formula="of:=[$'6. Trésorerie si préfin T'.P47]" office:value-type="float" office:value="14840">
            <text:p>14.840 </text:p>
          </table:table-cell>
          <table:table-cell table:number-columns-repeated="1008"/>
        </table:table-row>
        <table:table-row table:style-name="ro1">
          <table:table-cell table:style-name="ce638"/>
          <table:table-cell table:style-name="ce655"/>
          <table:table-cell table:style-name="ce692"/>
          <table:table-cell table:style-name="ce722" table:number-columns-repeated="11"/>
          <table:table-cell table:style-name="ce745" table:number-columns-repeated="2"/>
          <table:table-cell table:number-columns-repeated="1008"/>
        </table:table-row>
        <table:table-row table:style-name="ro1">
          <table:table-cell table:style-name="ce635" office:value-type="string">
            <text:p>Dont TVA à récupérer</text:p>
          </table:table-cell>
          <table:table-cell table:style-name="ce656"/>
          <table:table-cell table:style-name="ce693" table:formula="of:=SUMPRODUCT([.C21:.C25]*[.$B$21:.$B$25]/(1+[.$B$21:.$B$25]))+SUMPRODUCT([.C27:.C29]*[.$B$27:.$B$29]/(1+[.$B$27:.$B$29]))+SUMPRODUCT([.C31:.C47]*[.$B$31:.$B$47]/(1+[.$B$31:.$B$47]))" office:value-type="float" office:value="1770.84">
            <text:p>1.771 </text:p>
          </table:table-cell>
          <table:table-cell table:style-name="ce709" table:formula="of:=SUMPRODUCT([.D21:.D25]*[.$B$21:.$B$25]/(1+[.$B$21:.$B$25]))+SUMPRODUCT([.D27:.D29]*[.$B$27:.$B$29]/(1+[.$B$27:.$B$29]))+SUMPRODUCT([.D31:.D47]*[.$B$31:.$B$47]/(1+[.$B$31:.$B$47]))" office:value-type="float" office:value="199.485583970061">
            <text:p>199 </text:p>
          </table:table-cell>
          <table:table-cell table:style-name="ce709" table:formula="of:=SUMPRODUCT([.E21:.E25]*[.$B$21:.$B$25]/(1+[.$B$21:.$B$25]))+SUMPRODUCT([.E27:.E29]*[.$B$27:.$B$29]/(1+[.$B$27:.$B$29]))+SUMPRODUCT([.E31:.E47]*[.$B$31:.$B$47]/(1+[.$B$31:.$B$47]))" office:value-type="float" office:value="67.3355839700608">
            <text:p>67 </text:p>
          </table:table-cell>
          <table:table-cell table:style-name="ce709" table:formula="of:=SUMPRODUCT([.F21:.F25]*[.$B$21:.$B$25]/(1+[.$B$21:.$B$25]))+SUMPRODUCT([.F27:.F29]*[.$B$27:.$B$29]/(1+[.$B$27:.$B$29]))+SUMPRODUCT([.F31:.F47]*[.$B$31:.$B$47]/(1+[.$B$31:.$B$47]))" office:value-type="float" office:value="543.375583970061">
            <text:p>543 </text:p>
          </table:table-cell>
          <table:table-cell table:style-name="ce709" table:formula="of:=SUMPRODUCT([.G21:.G25]*[.$B$21:.$B$25]/(1+[.$B$21:.$B$25]))+SUMPRODUCT([.G27:.G29]*[.$B$27:.$B$29]/(1+[.$B$27:.$B$29]))+SUMPRODUCT([.G31:.G47]*[.$B$31:.$B$47]/(1+[.$B$31:.$B$47]))" office:value-type="float" office:value="199.485583970061">
            <text:p>199 </text:p>
          </table:table-cell>
          <table:table-cell table:style-name="ce709" table:formula="of:=SUMPRODUCT([.H21:.H25]*[.$B$21:.$B$25]/(1+[.$B$21:.$B$25]))+SUMPRODUCT([.H27:.H29]*[.$B$27:.$B$29]/(1+[.$B$27:.$B$29]))+SUMPRODUCT([.H31:.H47]*[.$B$31:.$B$47]/(1+[.$B$31:.$B$47]))" office:value-type="float" office:value="67.3355839700608">
            <text:p>67 </text:p>
          </table:table-cell>
          <table:table-cell table:style-name="ce709" table:formula="of:=SUMPRODUCT([.I21:.I25]*[.$B$21:.$B$25]/(1+[.$B$21:.$B$25]))+SUMPRODUCT([.I27:.I29]*[.$B$27:.$B$29]/(1+[.$B$27:.$B$29]))+SUMPRODUCT([.I31:.I47]*[.$B$31:.$B$47]/(1+[.$B$31:.$B$47]))" office:value-type="float" office:value="543.375583970061">
            <text:p>543 </text:p>
          </table:table-cell>
          <table:table-cell table:style-name="ce709" table:formula="of:=SUMPRODUCT([.J21:.J25]*[.$B$21:.$B$25]/(1+[.$B$21:.$B$25]))+SUMPRODUCT([.J27:.J29]*[.$B$27:.$B$29]/(1+[.$B$27:.$B$29]))+SUMPRODUCT([.J31:.J47]*[.$B$31:.$B$47]/(1+[.$B$31:.$B$47]))" office:value-type="float" office:value="199.485583970061">
            <text:p>199 </text:p>
          </table:table-cell>
          <table:table-cell table:style-name="ce709" table:formula="of:=SUMPRODUCT([.K21:.K25]*[.$B$21:.$B$25]/(1+[.$B$21:.$B$25]))+SUMPRODUCT([.K27:.K29]*[.$B$27:.$B$29]/(1+[.$B$27:.$B$29]))+SUMPRODUCT([.K31:.K47]*[.$B$31:.$B$47]/(1+[.$B$31:.$B$47]))" office:value-type="float" office:value="67.3355839700608">
            <text:p>67 </text:p>
          </table:table-cell>
          <table:table-cell table:style-name="ce709" table:formula="of:=SUMPRODUCT([.L21:.L25]*[.$B$21:.$B$25]/(1+[.$B$21:.$B$25]))+SUMPRODUCT([.L27:.L29]*[.$B$27:.$B$29]/(1+[.$B$27:.$B$29]))+SUMPRODUCT([.L31:.L47]*[.$B$31:.$B$47]/(1+[.$B$31:.$B$47]))" office:value-type="float" office:value="543.375583970061">
            <text:p>543 </text:p>
          </table:table-cell>
          <table:table-cell table:style-name="ce709" table:formula="of:=SUMPRODUCT([.M21:.M25]*[.$B$21:.$B$25]/(1+[.$B$21:.$B$25]))+SUMPRODUCT([.M27:.M29]*[.$B$27:.$B$29]/(1+[.$B$27:.$B$29]))+SUMPRODUCT([.M31:.M47]*[.$B$31:.$B$47]/(1+[.$B$31:.$B$47]))" office:value-type="float" office:value="199.485583970061">
            <text:p>199 </text:p>
          </table:table-cell>
          <table:table-cell table:style-name="ce709" table:formula="of:=SUMPRODUCT([.N21:.N25]*[.$B$21:.$B$25]/(1+[.$B$21:.$B$25]))+SUMPRODUCT([.N27:.N29]*[.$B$27:.$B$29]/(1+[.$B$27:.$B$29]))+SUMPRODUCT([.N31:.N47]*[.$B$31:.$B$47]/(1+[.$B$31:.$B$47]))" office:value-type="float" office:value="67.3355839700608">
            <text:p>67 </text:p>
          </table:table-cell>
          <table:table-cell table:style-name="ce751" table:formula="of:=SUMPRODUCT([.O21:.O25]*[.$B$21:.$B$25]/(1+[.$B$21:.$B$25]))+SUMPRODUCT([.O27:.O29]*[.$B$27:.$B$29]/(1+[.$B$27:.$B$29]))+SUMPRODUCT([.O31:.O47]*[.$B$31:.$B$47]/(1+[.$B$31:.$B$47]))" office:value-type="float" office:value="591.306883970061">
            <text:p>591 </text:p>
          </table:table-cell>
          <table:table-cell table:style-name="ce693" table:formula="of:=SUMPRODUCT([.P21:.P25]*[.$B$21:.$B$25]/(1+[.$B$21:.$B$25]))+SUMPRODUCT([.P27:.P29]*[.$B$27:.$B$29]/(1+[.$B$27:.$B$29]))+SUMPRODUCT([.P31:.P47]*[.$B$31:.$B$47]/(1+[.$B$31:.$B$47]))" office:value-type="float" office:value="975.873">
            <text:p>976 </text:p>
          </table:table-cell>
          <table:table-cell table:number-columns-repeated="1008"/>
        </table:table-row>
        <table:table-row table:style-name="ro1">
          <table:table-cell table:style-name="ce639" office:value-type="string">
            <text:p>solde TVA à payer</text:p>
          </table:table-cell>
          <table:table-cell table:style-name="ce666"/>
          <table:table-cell table:style-name="ce794" table:formula="of:=[.C15]-[.C49]" office:value-type="float" office:value="-400.683396226413">
            <text:p>-401 </text:p>
          </table:table-cell>
          <table:table-cell table:number-columns-repeated="3" table:style-name="ce801"/>
          <table:table-cell table:style-name="ce801" table:formula="of:=[.D15]+[.E15]+[.F15]-[.D49]-[.E49]-[.F49]" office:value-type="float" office:value="3717.87123499143">
            <text:p>3.718 </text:p>
          </table:table-cell>
          <table:table-cell table:number-columns-repeated="2" table:style-name="ce801"/>
          <table:table-cell table:style-name="ce801" table:formula="of:=IF([.G50]&lt;0;[.G15]+[.H15]+[.I15]-[.G49]-[.H49]-[.I49]+[.G50];[.G15]+[.H15]+[.I15]-[.G49]-[.H49]-[.I49])" office:value-type="float" office:value="3751.83349914237">
            <text:p>3.752 </text:p>
          </table:table-cell>
          <table:table-cell table:number-columns-repeated="2" table:style-name="ce801"/>
          <table:table-cell table:style-name="ce801" table:formula="of:=IF([.J50]&lt;0;[.J15]+[.K15]+[.L15]-[.J49]-[.K49]-[.L49]+[.J50];[.J15]+[.K15]+[.L15]-[.J49]-[.K49]-[.L49])" office:value-type="float" office:value="3751.83349914237">
            <text:p>3.752 </text:p>
          </table:table-cell>
          <table:table-cell table:style-name="ce801"/>
          <table:table-cell table:style-name="ce808"/>
          <table:table-cell table:style-name="ce811" table:formula="of:=IF([.M50]&lt;0;[.M15]+[.N15]+[.O15]-[.M49]-[.N49]-[.O49]+[.M50];[.M15]+[.N15]+[.O15]-[.M49]-[.N49]-[.O49])" office:value-type="float" office:value="3703.90219914237">
            <text:p>3.704 </text:p>
          </table:table-cell>
          <table:table-cell table:number-columns-repeated="1008"/>
        </table:table-row>
        <table:table-row table:style-name="ro1">
          <table:table-cell table:style-name="ce639"/>
          <table:table-cell table:style-name="ce666"/>
          <table:table-cell table:style-name="ce795"/>
          <table:table-cell table:style-name="ce801" table:number-columns-repeated="11"/>
          <table:table-cell table:style-name="ce808"/>
          <table:table-cell table:style-name="ce812"/>
          <table:table-cell table:number-columns-repeated="1008"/>
        </table:table-row>
        <table:table-row table:style-name="ro1" table:visibility="collapse">
          <table:table-cell table:style-name="ce640"/>
          <table:table-cell table:style-name="ce666"/>
          <table:table-cell table:style-name="ce695"/>
          <table:table-cell table:style-name="ce709" table:number-columns-repeated="11"/>
          <table:table-cell table:style-name="ce751" table:number-columns-repeated="2"/>
          <table:table-cell table:number-columns-repeated="1008"/>
        </table:table-row>
        <table:table-row-group table:display="false">
          <table:table-row table:style-name="ro13" table:visibility="collapse">
            <table:table-cell table:style-name="ce641" table:formula="of:=[$'6. Trésorerie si préfin T'.A53]" office:value-type="string" office:string-value="6. Remboursement Capital+intérêts">
              <text:p>6. Remboursement Capital+intérêts</text:p>
            </table:table-cell>
            <table:table-cell table:style-name="ce667" table:formula="of:=[$'6. Trésorerie si préfin T'.B53]" office:value-type="float" office:value="0">
              <text:p>0</text:p>
            </table:table-cell>
            <table:table-cell table:style-name="ce696" table:formula="of:=[$'6. Trésorerie si préfin T'.C53]" office:value-type="float" office:value="0">
              <text:p>0</text:p>
            </table:table-cell>
            <table:table-cell table:style-name="ce707" table:formula="of:=[$'6. Trésorerie si préfin T'.D53]" office:value-type="float" office:value="0">
              <text:p>0 </text:p>
            </table:table-cell>
            <table:table-cell table:style-name="ce707" table:formula="of:=[$'6. Trésorerie si préfin T'.E53]" office:value-type="float" office:value="0">
              <text:p>0 </text:p>
            </table:table-cell>
            <table:table-cell table:style-name="ce707" table:formula="of:=[$'6. Trésorerie si préfin T'.F53]" office:value-type="float" office:value="0">
              <text:p>0 </text:p>
            </table:table-cell>
            <table:table-cell table:style-name="ce707" table:formula="of:=[$'6. Trésorerie si préfin T'.G53]" office:value-type="float" office:value="0">
              <text:p>0 </text:p>
            </table:table-cell>
            <table:table-cell table:style-name="ce707" table:formula="of:=[$'6. Trésorerie si préfin T'.H53]" office:value-type="float" office:value="0">
              <text:p>0 </text:p>
            </table:table-cell>
            <table:table-cell table:style-name="ce707" table:formula="of:=[$'6. Trésorerie si préfin T'.I53]" office:value-type="float" office:value="0">
              <text:p>0 </text:p>
            </table:table-cell>
            <table:table-cell table:style-name="ce707" table:formula="of:=[$'6. Trésorerie si préfin T'.J53]" office:value-type="float" office:value="0">
              <text:p>0 </text:p>
            </table:table-cell>
            <table:table-cell table:style-name="ce707" table:formula="of:=[$'6. Trésorerie si préfin T'.K53]" office:value-type="float" office:value="0">
              <text:p>0 </text:p>
            </table:table-cell>
            <table:table-cell table:style-name="ce707" table:formula="of:=[$'6. Trésorerie si préfin T'.L53]" office:value-type="float" office:value="0">
              <text:p>0 </text:p>
            </table:table-cell>
            <table:table-cell table:style-name="ce707" table:formula="of:=[$'6. Trésorerie si préfin T'.M53]" office:value-type="float" office:value="0">
              <text:p>0 </text:p>
            </table:table-cell>
            <table:table-cell table:style-name="ce707" table:formula="of:=[$'6. Trésorerie si préfin T'.N53]" office:value-type="float" office:value="0">
              <text:p>0 </text:p>
            </table:table-cell>
            <table:table-cell table:style-name="ce742" table:formula="of:=[$'6. Trésorerie si préfin T'.O53]" office:value-type="float" office:value="0">
              <text:p>0 </text:p>
            </table:table-cell>
            <table:table-cell table:style-name="ce742" table:formula="of:=[$'6. Trésorerie si préfin T'.P53]" office:value-type="float" office:value="0">
              <text:p>0 </text:p>
            </table:table-cell>
            <table:table-cell table:number-columns-repeated="1008"/>
          </table:table-row>
          <table:table-row table:style-name="ro2" table:visibility="collapse">
            <table:table-cell table:style-name="ce642" table:formula="of:=[$'6. Trésorerie si préfin T'.A54]" office:value-type="string" office:string-value="Remboursement prêt 1 ">
              <text:p>Remboursement prêt 1 </text:p>
            </table:table-cell>
            <table:table-cell table:style-name="ce668" table:formula="of:=[$'6. Trésorerie si préfin T'.B54]" office:value-type="float" office:value="0">
              <text:p>- <text:s text:c="3"/></text:p>
            </table:table-cell>
            <table:table-cell table:style-name="ce697" table:formula="of:=[$'6. Trésorerie si préfin T'.C54]" office:value-type="float" office:value="0">
              <text:p>- <text:s text:c="3"/></text:p>
            </table:table-cell>
            <table:table-cell table:style-name="ce724" table:formula="of:=[$'6. Trésorerie si préfin T'.D54]" office:value-type="float" office:value="0">
              <text:p>0 </text:p>
            </table:table-cell>
            <table:table-cell table:style-name="ce724" table:formula="of:=[$'6. Trésorerie si préfin T'.E54]" office:value-type="float" office:value="0">
              <text:p>0 </text:p>
            </table:table-cell>
            <table:table-cell table:style-name="ce724" table:formula="of:=[$'6. Trésorerie si préfin T'.F54]" office:value-type="float" office:value="0">
              <text:p>0 </text:p>
            </table:table-cell>
            <table:table-cell table:style-name="ce724" table:formula="of:=[$'6. Trésorerie si préfin T'.G54]" office:value-type="float" office:value="0">
              <text:p>0 </text:p>
            </table:table-cell>
            <table:table-cell table:style-name="ce724" table:formula="of:=[$'6. Trésorerie si préfin T'.H54]" office:value-type="float" office:value="0">
              <text:p>0 </text:p>
            </table:table-cell>
            <table:table-cell table:style-name="ce724" table:formula="of:=[$'6. Trésorerie si préfin T'.I54]" office:value-type="float" office:value="0">
              <text:p>0 </text:p>
            </table:table-cell>
            <table:table-cell table:style-name="ce724" table:formula="of:=[$'6. Trésorerie si préfin T'.J54]" office:value-type="float" office:value="0">
              <text:p>0 </text:p>
            </table:table-cell>
            <table:table-cell table:style-name="ce724" table:formula="of:=[$'6. Trésorerie si préfin T'.K54]" office:value-type="float" office:value="0">
              <text:p>0 </text:p>
            </table:table-cell>
            <table:table-cell table:style-name="ce724" table:formula="of:=[$'6. Trésorerie si préfin T'.L54]" office:value-type="float" office:value="0">
              <text:p>0 </text:p>
            </table:table-cell>
            <table:table-cell table:style-name="ce724" table:formula="of:=[$'6. Trésorerie si préfin T'.M54]" office:value-type="float" office:value="0">
              <text:p>0 </text:p>
            </table:table-cell>
            <table:table-cell table:style-name="ce724" table:formula="of:=[$'6. Trésorerie si préfin T'.N54]" office:value-type="float" office:value="0">
              <text:p>0 </text:p>
            </table:table-cell>
            <table:table-cell table:style-name="ce758" table:formula="of:=[$'6. Trésorerie si préfin T'.O54]" office:value-type="float" office:value="0">
              <text:p>0 </text:p>
            </table:table-cell>
            <table:table-cell table:style-name="ce758" table:formula="of:=[$'6. Trésorerie si préfin T'.P54]" office:value-type="float" office:value="0">
              <text:p>0 </text:p>
            </table:table-cell>
            <table:table-cell table:number-columns-repeated="1008"/>
          </table:table-row>
          <table:table-row table:style-name="ro2" table:visibility="collapse">
            <table:table-cell table:style-name="ce642" table:formula="of:=[$'6. Trésorerie si préfin T'.A55]" office:value-type="string" office:string-value="Remboursement prêt 2 ">
              <text:p>Remboursement prêt 2 </text:p>
            </table:table-cell>
            <table:table-cell table:style-name="ce668" table:formula="of:=[$'6. Trésorerie si préfin T'.B55]" office:value-type="float" office:value="0">
              <text:p>- <text:s text:c="3"/></text:p>
            </table:table-cell>
            <table:table-cell table:style-name="ce697" table:formula="of:=[$'6. Trésorerie si préfin T'.C55]" office:value-type="float" office:value="0">
              <text:p>- <text:s text:c="3"/></text:p>
            </table:table-cell>
            <table:table-cell table:style-name="ce725" table:formula="of:=[$'6. Trésorerie si préfin T'.D55]" office:value-type="float" office:value="0">
              <text:p>0 </text:p>
            </table:table-cell>
            <table:table-cell table:style-name="ce725" table:formula="of:=[$'6. Trésorerie si préfin T'.E55]" office:value-type="float" office:value="0">
              <text:p>0 </text:p>
            </table:table-cell>
            <table:table-cell table:style-name="ce725" table:formula="of:=[$'6. Trésorerie si préfin T'.F55]" office:value-type="float" office:value="0">
              <text:p>0 </text:p>
            </table:table-cell>
            <table:table-cell table:style-name="ce725" table:formula="of:=[$'6. Trésorerie si préfin T'.G55]" office:value-type="float" office:value="0">
              <text:p>0 </text:p>
            </table:table-cell>
            <table:table-cell table:style-name="ce725" table:formula="of:=[$'6. Trésorerie si préfin T'.H55]" office:value-type="float" office:value="0">
              <text:p>0 </text:p>
            </table:table-cell>
            <table:table-cell table:style-name="ce725" table:formula="of:=[$'6. Trésorerie si préfin T'.I55]" office:value-type="float" office:value="0">
              <text:p>0 </text:p>
            </table:table-cell>
            <table:table-cell table:style-name="ce725" table:formula="of:=[$'6. Trésorerie si préfin T'.J55]" office:value-type="float" office:value="0">
              <text:p>0 </text:p>
            </table:table-cell>
            <table:table-cell table:style-name="ce725" table:formula="of:=[$'6. Trésorerie si préfin T'.K55]" office:value-type="float" office:value="0">
              <text:p>0 </text:p>
            </table:table-cell>
            <table:table-cell table:style-name="ce725" table:formula="of:=[$'6. Trésorerie si préfin T'.L55]" office:value-type="float" office:value="0">
              <text:p>0 </text:p>
            </table:table-cell>
            <table:table-cell table:style-name="ce725" table:formula="of:=[$'6. Trésorerie si préfin T'.M55]" office:value-type="float" office:value="0">
              <text:p>0 </text:p>
            </table:table-cell>
            <table:table-cell table:style-name="ce725" table:formula="of:=[$'6. Trésorerie si préfin T'.N55]" office:value-type="float" office:value="0">
              <text:p>0 </text:p>
            </table:table-cell>
            <table:table-cell table:style-name="ce759" table:formula="of:=[$'6. Trésorerie si préfin T'.O55]" office:value-type="float" office:value="0">
              <text:p>0 </text:p>
            </table:table-cell>
            <table:table-cell table:style-name="ce759" table:formula="of:=[$'6. Trésorerie si préfin T'.P55]" office:value-type="float" office:value="0">
              <text:p>0 </text:p>
            </table:table-cell>
            <table:table-cell table:number-columns-repeated="1008"/>
          </table:table-row>
          <table:table-row table:style-name="ro2" table:visibility="collapse">
            <table:table-cell table:style-name="ce634"/>
            <table:table-cell table:style-name="ce655"/>
            <table:table-cell table:style-name="ce683"/>
            <table:table-cell table:style-name="ce709" table:number-columns-repeated="11"/>
            <table:table-cell table:style-name="ce751" table:number-columns-repeated="2"/>
            <table:table-cell table:number-columns-repeated="1008"/>
          </table:table-row>
        </table:table-row-group>
        <table:table-row table:style-name="ro1">
          <table:table-cell table:style-name="ce636" office:value-type="string">
            <text:p>C. TOTAL SORTIES</text:p>
          </table:table-cell>
          <table:table-cell table:style-name="ce657"/>
          <table:table-cell table:style-name="ce684" table:formula="of:=[.C20]+[.C30]+[.C47]+[.C53]+IF([.C50]&lt;0;0;[.C50])+[.C26]" office:value-type="float" office:value="31284.84">
            <text:p>31.285 </text:p>
          </table:table-cell>
          <table:table-cell table:style-name="ce714" table:formula="of:=[.D20]+[.D30]+[.D47]+[.D53]+IF([.D50]&lt;0;0;[.D50])+[.D26]" office:value-type="float" office:value="42514.4726791667">
            <text:p>42.514 </text:p>
          </table:table-cell>
          <table:table-cell table:style-name="ce714" table:formula="of:=[.E20]+[.E30]+[.E47]+[.E53]+IF([.E50]&lt;0;0;[.E50])+[.E26]" office:value-type="float" office:value="2470.02267916667">
            <text:p>2.470 </text:p>
          </table:table-cell>
          <table:table-cell table:style-name="ce714" table:formula="of:=[.F20]+[.F30]+[.F47]+[.F53]+IF([.F50]&lt;0;0;[.F50])+[.F26]" office:value-type="float" office:value="10880.0626791667">
            <text:p>10.880 </text:p>
          </table:table-cell>
          <table:table-cell table:style-name="ce714" table:formula="of:=[.G20]+[.G30]+[.G47]+[.G53]+IF([.G50]&lt;0;0;[.G50])+[.G26]" office:value-type="float" office:value="46232.3439141581">
            <text:p>46.232 </text:p>
          </table:table-cell>
          <table:table-cell table:style-name="ce714" table:formula="of:=[.H20]+[.H30]+[.H47]+[.H53]+IF([.H50]&lt;0;0;[.H50])+[.H26]" office:value-type="float" office:value="2470.02267916667">
            <text:p>2.470 </text:p>
          </table:table-cell>
          <table:table-cell table:style-name="ce714" table:formula="of:=[.I20]+[.I30]+[.I47]+[.I53]+IF([.I50]&lt;0;0;[.I50])+[.I26]" office:value-type="float" office:value="10880.0626791667">
            <text:p>10.880 </text:p>
          </table:table-cell>
          <table:table-cell table:style-name="ce714" table:formula="of:=[.J20]+[.J30]+[.J47]+[.J53]+IF([.J50]&lt;0;0;[.J50])+[.J26]" office:value-type="float" office:value="46266.306178309">
            <text:p>46.266 </text:p>
          </table:table-cell>
          <table:table-cell table:style-name="ce714" table:formula="of:=[.K20]+[.K30]+[.K47]+[.K53]+IF([.K50]&lt;0;0;[.K50])+[.K26]" office:value-type="float" office:value="2470.02267916667">
            <text:p>2.470 </text:p>
          </table:table-cell>
          <table:table-cell table:style-name="ce714" table:formula="of:=[.L20]+[.L30]+[.L47]+[.L53]+IF([.L50]&lt;0;0;[.L50])+[.L26]" office:value-type="float" office:value="10880.0626791667">
            <text:p>10.880 </text:p>
          </table:table-cell>
          <table:table-cell table:style-name="ce714" table:formula="of:=[.M20]+[.M30]+[.M47]+[.M53]+IF([.M50]&lt;0;0;[.M50])+[.M26]" office:value-type="float" office:value="46266.306178309">
            <text:p>46.266 </text:p>
          </table:table-cell>
          <table:table-cell table:style-name="ce714" table:formula="of:=[.N20]+[.N30]+[.N47]+[.N53]+IF([.N50]&lt;0;0;[.N50])+[.N26]" office:value-type="float" office:value="2470.02267916667">
            <text:p>2.470 </text:p>
          </table:table-cell>
          <table:table-cell table:style-name="ce748" table:formula="of:=[.O20]+[.O30]+[.O47]+[.O53]+IF([.O50]&lt;0;0;[.O50])+[.O26]" office:value-type="float" office:value="2470.36666666667">
            <text:p>2.470 </text:p>
          </table:table-cell>
          <table:table-cell table:style-name="ce748" table:formula="of:=[.P20]+[.P30]+[.P47]+[.P53]+IF([.P50]&lt;0;0;[.P50])+[.P26]" office:value-type="float" office:value="55114.6931991424">
            <text:p>55.115 </text:p>
          </table:table-cell>
          <table:table-cell table:number-columns-repeated="1008"/>
        </table:table-row>
        <table:table-row table:style-name="ro1">
          <table:table-cell table:style-name="ce630"/>
          <table:table-cell table:style-name="ce650"/>
          <table:table-cell table:style-name="ce676"/>
          <table:table-cell table:style-name="ce715" table:number-columns-repeated="7"/>
          <table:table-cell table:style-name="ce722" table:number-columns-repeated="4"/>
          <table:table-cell table:style-name="ce745" table:number-columns-repeated="2"/>
          <table:table-cell table:number-columns-repeated="1008"/>
        </table:table-row>
        <table:table-row table:style-name="ro1">
          <table:table-cell table:style-name="ce634" office:value-type="string">
            <text:p>D. Solde mensuel (B-C)</text:p>
          </table:table-cell>
          <table:table-cell table:style-name="ce655"/>
          <table:table-cell table:style-name="ce796" table:formula="of:=[.C17]-[.C57]" office:value-type="float" office:value="-7078.74000000001">
            <text:p>-7.079 </text:p>
          </table:table-cell>
          <table:table-cell table:style-name="ce802" table:formula="of:=[.D17]-[.D57]" office:value-type="float" office:value="14485.5273208333">
            <text:p>14.486 </text:p>
          </table:table-cell>
          <table:table-cell table:style-name="ce805" table:formula="of:=[.E17]-[.E57]" office:value-type="float" office:value="5029.97732083333">
            <text:p>5.030 </text:p>
          </table:table-cell>
          <table:table-cell table:style-name="ce805" table:formula="of:=[.F17]-[.F57]" office:value-type="float" office:value="-10880.0626791667">
            <text:p>-10.880 </text:p>
          </table:table-cell>
          <table:table-cell table:style-name="ce805" table:formula="of:=[.G17]-[.G57]" office:value-type="float" office:value="11367.6560858419">
            <text:p>11.368 </text:p>
          </table:table-cell>
          <table:table-cell table:style-name="ce805" table:formula="of:=[.H17]-[.H57]" office:value-type="float" office:value="5029.97732083333">
            <text:p>5.030 </text:p>
          </table:table-cell>
          <table:table-cell table:style-name="ce805" table:formula="of:=[.I17]-[.I57]" office:value-type="float" office:value="-10880.0626791667">
            <text:p>-10.880 </text:p>
          </table:table-cell>
          <table:table-cell table:style-name="ce805" table:formula="of:=[.J17]-[.J57]" office:value-type="float" office:value="11333.693821691">
            <text:p>11.334 </text:p>
          </table:table-cell>
          <table:table-cell table:style-name="ce805" table:formula="of:=[.K17]-[.K57]" office:value-type="float" office:value="5029.97732083333">
            <text:p>5.030 </text:p>
          </table:table-cell>
          <table:table-cell table:style-name="ce805" table:formula="of:=[.L17]-[.L57]" office:value-type="float" office:value="-10880.0626791667">
            <text:p>-10.880 </text:p>
          </table:table-cell>
          <table:table-cell table:style-name="ce805" table:formula="of:=[.M17]-[.M57]" office:value-type="float" office:value="11333.693821691">
            <text:p>11.334 </text:p>
          </table:table-cell>
          <table:table-cell table:style-name="ce805" table:formula="of:=[.N17]-[.N57]" office:value-type="float" office:value="5029.97732083333">
            <text:p>5.030 </text:p>
          </table:table-cell>
          <table:table-cell table:style-name="ce809" table:formula="of:=[.O17]-[.O57]" office:value-type="float" office:value="-2470.36666666667">
            <text:p>-2.470 </text:p>
          </table:table-cell>
          <table:table-cell table:style-name="ce809" table:formula="of:=[.P17]-[.P57]" office:value-type="float" office:value="5485.30680085764">
            <text:p>5.485 </text:p>
          </table:table-cell>
          <table:table-cell table:number-columns-repeated="1008"/>
        </table:table-row>
        <table:table-row table:style-name="ro1">
          <table:table-cell table:style-name="ce643" office:value-type="string">
            <text:p>SOLDE CUMULE (A+D)</text:p>
          </table:table-cell>
          <table:table-cell table:style-name="ce669"/>
          <table:table-cell table:style-name="ce797" table:formula="of:=[.C6]+[.C59]" office:value-type="float" office:value="-7078.74000000001">
            <text:p>-7.079 </text:p>
          </table:table-cell>
          <table:table-cell table:style-name="ce803" table:formula="of:=[.D6]+[.D59]" office:value-type="float" office:value="7406.78732083333">
            <text:p>7.407 </text:p>
          </table:table-cell>
          <table:table-cell table:style-name="ce806" table:formula="of:=[.E6]+[.E59]" office:value-type="float" office:value="12436.7646416667">
            <text:p>12.437 </text:p>
          </table:table-cell>
          <table:table-cell table:style-name="ce806" table:formula="of:=[.F6]+[.F59]" office:value-type="float" office:value="1556.7019625">
            <text:p>1.557 </text:p>
          </table:table-cell>
          <table:table-cell table:style-name="ce806" table:formula="of:=[.G6]+[.G59]" office:value-type="float" office:value="12924.3580483419">
            <text:p>12.924 </text:p>
          </table:table-cell>
          <table:table-cell table:style-name="ce806" table:formula="of:=[.H6]+[.H59]" office:value-type="float" office:value="17954.3353691752">
            <text:p>17.954 </text:p>
          </table:table-cell>
          <table:table-cell table:style-name="ce806" table:formula="of:=[.I6]+[.I59]" office:value-type="float" office:value="7074.27269000857">
            <text:p>7.074 </text:p>
          </table:table-cell>
          <table:table-cell table:style-name="ce806" table:formula="of:=[.J6]+[.J59]" office:value-type="float" office:value="18407.9665116995">
            <text:p>18.408 </text:p>
          </table:table-cell>
          <table:table-cell table:style-name="ce806" table:formula="of:=[.K6]+[.K59]" office:value-type="float" office:value="23437.9438325329">
            <text:p>23.438 </text:p>
          </table:table-cell>
          <table:table-cell table:style-name="ce806" table:formula="of:=[.L6]+[.L59]" office:value-type="float" office:value="12557.8811533662">
            <text:p>12.558 </text:p>
          </table:table-cell>
          <table:table-cell table:style-name="ce806" table:formula="of:=[.M6]+[.M59]" office:value-type="float" office:value="23891.5749750572">
            <text:p>23.892 </text:p>
          </table:table-cell>
          <table:table-cell table:style-name="ce806" table:formula="of:=[.N6]+[.N59]" office:value-type="float" office:value="28921.5522958905">
            <text:p>28.922 </text:p>
          </table:table-cell>
          <table:table-cell table:style-name="ce810" table:formula="of:=[.O6]+[.O59]" office:value-type="float" office:value="26451.1856292238">
            <text:p>26.451 </text:p>
          </table:table-cell>
          <table:table-cell table:style-name="ce810" table:formula="of:=[.P6]+[.P59]" office:value-type="float" office:value="31936.4924300815">
            <text:p>31.936 </text:p>
          </table:table-cell>
          <table:table-cell table:number-columns-repeated="1008"/>
        </table:table-row>
        <table:table-row table:style-name="ro1">
          <table:table-cell/>
          <table:table-cell table:style-name="ce670" table:number-columns-repeated="2"/>
          <table:table-cell table:style-name="ce728" table:number-columns-repeated="4"/>
          <table:table-cell table:style-name="ce737" table:number-columns-repeated="7"/>
          <table:table-cell table:style-name="ce762"/>
          <table:table-cell table:style-name="ce381"/>
          <table:table-cell table:number-columns-repeated="1008"/>
        </table:table-row>
        <table:table-row table:style-name="ro1">
          <table:table-cell table:number-columns-repeated="2"/>
          <table:table-cell table:style-name="ce644"/>
          <table:table-cell table:style-name="ce729"/>
          <table:table-cell table:number-columns-repeated="2"/>
          <table:table-cell table:style-name="ce700"/>
          <table:table-cell table:number-columns-repeated="7"/>
          <table:table-cell table:style-name="ce763"/>
          <table:table-cell table:number-columns-repeated="1009"/>
        </table:table-row>
        <table:table-row table:style-name="ro1">
          <table:table-cell table:number-columns-repeated="2"/>
          <table:table-cell table:style-name="ce644"/>
          <table:table-cell table:style-name="ce381"/>
          <table:table-cell table:number-columns-repeated="2"/>
          <table:table-cell table:style-name="ce700"/>
          <table:table-cell table:number-columns-repeated="7"/>
          <table:table-cell table:style-name="ce763"/>
          <table:table-cell table:number-columns-repeated="1009"/>
        </table:table-row>
        <table:table-row table:style-name="ro1">
          <table:table-cell table:number-columns-repeated="1024"/>
        </table:table-row>
        <table:table-row table:style-name="ro1">
          <table:table-cell table:style-name="ce645" table:number-columns-spanned="13" table:number-rows-spanned="25"/>
          <table:covered-table-cell table:number-columns-repeated="12"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number-rows-repeated="1048486">
          <table:table-cell table:number-columns-repeated="1024"/>
        </table:table-row>
        <table:table-row table:style-name="ro1">
          <table:table-cell table:number-columns-repeated="1024"/>
        </table:table-row>
        <calcext:conditional-formats>
          <calcext:conditional-format calcext:target-range-address="'6.bis Trésorerie si pas préfin'.D50:'6.bis Trésorerie si pas préfin'.O51">
            <calcext:condition calcext:apply-style-name="Excel_CondFormat_10_1_1" calcext:value="&lt;0" calcext:base-cell-address="'6.bis Trésorerie si pas préfin'.D50"/>
          </calcext:conditional-format>
          <calcext:conditional-format calcext:target-range-address="'6.bis Trésorerie si pas préfin'.P50:'6.bis Trésorerie si pas préfin'.P51">
            <calcext:condition calcext:apply-style-name="Excel_CondFormat_10_2_1" calcext:value="&lt;0" calcext:base-cell-address="'6.bis Trésorerie si pas préfin'.P50"/>
          </calcext:conditional-format>
          <calcext:conditional-format calcext:target-range-address="'6.bis Trésorerie si pas préfin'.C50:'6.bis Trésorerie si pas préfin'.P51">
            <calcext:condition calcext:apply-style-name="Excel_CondFormat_10_3_1" calcext:value="&gt;0" calcext:base-cell-address="'6.bis Trésorerie si pas préfin'.C50"/>
            <calcext:condition calcext:apply-style-name="Excel_CondFormat_10_3_2" calcext:value="&lt;0" calcext:base-cell-address="'6.bis Trésorerie si pas préfin'.C50"/>
            <calcext:condition calcext:apply-style-name="Excel_CondFormat_10_3_3" calcext:value="&gt;0" calcext:base-cell-address="'6.bis Trésorerie si pas préfin'.C50"/>
          </calcext:conditional-format>
          <calcext:conditional-format calcext:target-range-address="'6.bis Trésorerie si pas préfin'.E59:'6.bis Trésorerie si pas préfin'.P60">
            <calcext:condition calcext:apply-style-name="Excel_CondFormat_10_4_1" calcext:value="&lt;0" calcext:base-cell-address="'6.bis Trésorerie si pas préfin'.E59"/>
            <calcext:condition calcext:apply-style-name="Excel_CondFormat_10_4_2" calcext:value="&gt;0" calcext:base-cell-address="'6.bis Trésorerie si pas préfin'.E59"/>
            <calcext:condition calcext:apply-style-name="Excel_CondFormat_10_4_3" calcext:value="!=['6.bis Trésorerie si pas préfin'.E$13]" calcext:base-cell-address="'6.bis Trésorerie si pas préfin'.E59"/>
          </calcext:conditional-format>
          <calcext:conditional-format calcext:target-range-address="'6.bis Trésorerie si pas préfin'.C59:'6.bis Trésorerie si pas préfin'.D60">
            <calcext:condition calcext:apply-style-name="Excel_CondFormat_10_5_1" calcext:value="&lt;0" calcext:base-cell-address="'6.bis Trésorerie si pas préfin'.C59"/>
            <calcext:condition calcext:apply-style-name="Excel_CondFormat_10_5_2" calcext:value="&gt;0" calcext:base-cell-address="'6.bis Trésorerie si pas préfin'.C59"/>
            <calcext:condition calcext:apply-style-name="Excel_CondFormat_10_5_3" calcext:value="!=['6.bis Trésorerie si pas préfin'.A$11]" calcext:base-cell-address="'6.bis Trésorerie si pas préfin'.C59"/>
          </calcext:conditional-format>
        </calcext:conditional-formats>
      </table:table>
      <table:table table:name="7. bilan + ratio" table:style-name="ta11" table:print-ranges="'7. bilan + ratio'.A24:'7. bilan + ratio'.R98">
        <office:forms form:automatic-focus="false" form:apply-design-mode="false"/>
        <table:table-column table:style-name="co53" table:default-cell-style-name="ce814"/>
        <table:table-column table:style-name="co2" table:number-columns-repeated="2" table:default-cell-style-name="ce839"/>
        <table:table-column table:style-name="co2" table:default-cell-style-name="ce876"/>
        <table:table-column table:style-name="co54" table:default-cell-style-name="ce876"/>
        <table:table-column table:style-name="co9" table:default-cell-style-name="ce876"/>
        <table:table-column table:style-name="co9" table:number-columns-repeated="243" table:default-cell-style-name="ce839"/>
        <table:table-column table:style-name="co53" table:default-cell-style-name="ce839"/>
        <table:table-column table:style-name="co10" table:default-cell-style-name="ce839"/>
        <table:table-column table:style-name="co16" table:visibility="collapse" table:default-cell-style-name="ce839"/>
        <table:table-column table:style-name="co16" table:default-cell-style-name="ce839"/>
        <table:table-column table:style-name="co16" table:visibility="collapse" table:default-cell-style-name="ce839"/>
        <table:table-column table:style-name="co16" table:number-columns-repeated="3" table:default-cell-style-name="ce839"/>
        <table:table-column table:style-name="co16" table:number-columns-repeated="767" table:default-cell-style-name="Default"/>
        <table:table-row table:style-name="ro2">
          <table:table-cell>
            <draw:g table:end-cell-address="'7. bilan + ratio'.A1" table:end-x="-32.767cm" table:end-y="-32.767cm" draw:z-index="0" draw:name="Group 4">
              <draw:line draw:name="Line 1" draw:style-name="gr6" draw:text-style-name="P4" svg:x1="-18cm" svg:y1="-32.767cm" svg:x2="-32.767cm" svg:y2="0.449cm">
                <text:p/>
              </draw:line>
              <draw:line draw:name="Line 2" draw:style-name="gr6" draw:text-style-name="P4" svg:x1="-17.685cm" svg:y1="-32.767cm" svg:x2="0.224cm" svg:y2="0.449cm">
                <text:p/>
              </draw:line>
              <draw:line draw:name="Line 3" draw:style-name="gr6" draw:text-style-name="P4" svg:x1="-32.662cm" svg:y1="0.679cm" svg:x2="0.224cm" svg:y2="0.679cm">
                <text:p/>
              </draw:line>
            </draw:g>
          </table:table-cell>
          <table:table-cell table:number-columns-repeated="1023"/>
        </table:table-row>
        <table:table-row table:style-name="ro2">
          <table:table-cell table:style-name="ce815" office:value-type="string">
            <text:p>BILAN PREVISIONNEL</text:p>
          </table:table-cell>
          <table:table-cell table:style-name="ce815" table:number-columns-repeated="2"/>
          <table:table-cell table:style-name="ce877" table:number-columns-repeated="3"/>
          <table:table-cell table:style-name="ce815" table:number-columns-repeated="1018"/>
        </table:table-row>
        <table:table-row table:style-name="ro2">
          <table:table-cell table:number-columns-repeated="1024"/>
        </table:table-row>
        <table:table-row table:style-name="ro2">
          <table:table-cell table:style-name="ce816" office:value-type="string">
            <text:p>assujetti partiel TVA</text:p>
          </table:table-cell>
          <table:table-cell table:style-name="ce840" office:value-type="string">
            <text:p>2015</text:p>
          </table:table-cell>
          <table:table-cell table:style-name="ce867" office:value-type="string">
            <text:p>2016</text:p>
          </table:table-cell>
          <table:table-cell table:style-name="ce878" office:value-type="string">
            <text:p>2017</text:p>
          </table:table-cell>
          <table:table-cell table:style-name="ce891" table:number-columns-repeated="188"/>
          <table:table-cell table:style-name="ce923" table:number-columns-repeated="64"/>
          <table:table-cell table:style-name="ce891" table:number-columns-repeated="768"/>
        </table:table-row>
        <table:table-row table:style-name="ro2">
          <table:table-cell table:style-name="ce817" office:value-type="string">
            <text:p>ACTIF</text:p>
          </table:table-cell>
          <table:table-cell table:style-name="ce841"/>
          <table:table-cell table:style-name="ce868"/>
          <table:table-cell table:style-name="ce879"/>
          <table:table-cell table:style-name="ce817" office:value-type="string">
            <text:p>PASSIF</text:p>
          </table:table-cell>
          <table:table-cell table:style-name="ce841"/>
          <table:table-cell table:style-name="ce868"/>
          <table:table-cell table:style-name="ce879"/>
          <table:table-cell table:number-columns-repeated="1016"/>
        </table:table-row>
        <table:table-row table:style-name="ro2">
          <table:table-cell table:style-name="ce583" office:value-type="string">
            <text:p>Immobilisés / Cautions</text:p>
          </table:table-cell>
          <table:table-cell table:style-name="ce842" table:formula="of:=[$'1.2 Amortissements'.C6]-[$'1.2 Amortissements'.E6]" office:value-type="float" office:value="9885">
            <text:p>9.885 </text:p>
          </table:table-cell>
          <table:table-cell table:style-name="ce851" table:formula="of:=[.B6]-[$'1.2 Amortissements'.F6]+[$'1.2 Amortissements'.C7]-[$'1.2 Amortissements'.F7]" office:value-type="float" office:value="17090">
            <text:p>17.090 </text:p>
          </table:table-cell>
          <table:table-cell table:style-name="ce880" table:formula="of:=[.C6]-[$'1.2 Amortissements'.G6]-[$'1.2 Amortissements'.G7]" office:value-type="float" office:value="10295">
            <text:p>10.295 </text:p>
          </table:table-cell>
          <table:table-cell table:style-name="ce892" office:value-type="string">
            <text:p>Capital / Avoir social</text:p>
          </table:table-cell>
          <table:table-cell table:style-name="ce842" table:formula="of:=[$'1.1 Plan de financement '.G6]+[$'1.1 Plan de financement '.G11]" office:value-type="float" office:value="24206.1">
            <text:p>24.206 </text:p>
          </table:table-cell>
          <table:table-cell table:style-name="ce851" table:formula="of:=[.F6]" office:value-type="float" office:value="24206.1">
            <text:p>24.206 </text:p>
          </table:table-cell>
          <table:table-cell table:style-name="ce880" table:formula="of:=[.G6]" office:value-type="float" office:value="24206.1">
            <text:p>24.206 </text:p>
          </table:table-cell>
          <table:table-cell table:number-columns-repeated="2"/>
          <table:table-cell table:style-name="ce914" office:value-type="string">
            <text:p>Délais paiement</text:p>
          </table:table-cell>
          <table:table-cell table:style-name="ce920"/>
          <table:table-cell table:number-columns-repeated="1012"/>
        </table:table-row>
        <table:table-row table:style-name="ro2">
          <table:table-cell/>
          <table:table-cell table:style-name="ce843"/>
          <table:table-cell table:number-columns-repeated="2"/>
          <table:table-cell table:style-name="ce892" office:value-type="string">
            <text:p>Subsides en capital</text:p>
          </table:table-cell>
          <table:table-cell table:style-name="ce842" table:formula="of:=[$'1.1 Plan de financement '.G16]-[$'4. CdR'.I37]" office:value-type="float" office:value="0">
            <text:p>0 </text:p>
          </table:table-cell>
          <table:table-cell table:style-name="ce851" table:formula="of:=[.F7]-[$'4. CdR'.J37]" office:value-type="float" office:value="0">
            <text:p>0 </text:p>
          </table:table-cell>
          <table:table-cell table:style-name="ce910" table:formula="of:=[.G7]-[$'4. CdR'.K37]" office:value-type="float" office:value="0">
            <text:p>0 </text:p>
          </table:table-cell>
          <table:table-cell table:number-columns-repeated="2"/>
          <table:table-cell table:style-name="ce915" office:value-type="string">
            <text:p>Fournisseurs</text:p>
          </table:table-cell>
          <table:table-cell table:style-name="ce921"/>
          <table:table-cell table:number-columns-repeated="1012"/>
        </table:table-row>
        <table:table-row table:style-name="ro2">
          <table:table-cell/>
          <table:table-cell table:style-name="ce843"/>
          <table:table-cell table:number-columns-repeated="2"/>
          <table:table-cell table:style-name="ce583" office:value-type="string">
            <text:p>Réserves</text:p>
          </table:table-cell>
          <table:table-cell table:style-name="ce845"/>
          <table:table-cell table:style-name="ce869"/>
          <table:table-cell table:style-name="ce911"/>
          <table:table-cell table:number-columns-repeated="2"/>
          <table:table-cell table:style-name="ce916" office:value-type="string">
            <text:p><text:s text:c="4"/>Frais généraux</text:p>
          </table:table-cell>
          <table:table-cell table:style-name="ce922" office:value-type="float" office:value="30">
            <text:p>30</text:p>
          </table:table-cell>
          <table:table-cell table:number-columns-repeated="1012"/>
        </table:table-row>
        <table:table-row table:style-name="ro2">
          <table:table-cell/>
          <table:table-cell table:style-name="ce843"/>
          <table:table-cell table:number-columns-repeated="2"/>
          <table:table-cell table:style-name="ce583" office:value-type="string">
            <text:p>Résultat cumulé</text:p>
          </table:table-cell>
          <table:table-cell table:style-name="ce842"/>
          <table:table-cell table:style-name="ce851" table:formula="of:=[.F9]+[.F10]" office:value-type="float" office:value="-88.1507403633732">
            <text:p>-88 </text:p>
          </table:table-cell>
          <table:table-cell table:style-name="ce912" table:formula="of:=[.G9]+[.G10]" office:value-type="float" office:value="724.497765307642">
            <text:p>724 </text:p>
          </table:table-cell>
          <table:table-cell table:number-columns-repeated="2"/>
          <table:table-cell table:style-name="ce916" office:value-type="string">
            <text:p><text:s text:c="4"/>MP</text:p>
          </table:table-cell>
          <table:table-cell table:style-name="ce922" office:value-type="float" office:value="30">
            <text:p>30</text:p>
          </table:table-cell>
          <table:table-cell table:number-columns-repeated="1012"/>
        </table:table-row>
        <table:table-row table:style-name="ro2">
          <table:table-cell/>
          <table:table-cell table:style-name="ce843"/>
          <table:table-cell table:number-columns-repeated="2"/>
          <table:table-cell table:style-name="ce819" office:value-type="string">
            <text:p>Résultat année</text:p>
          </table:table-cell>
          <table:table-cell table:style-name="ce903" table:formula="of:=[.B47]" office:value-type="float" office:value="-88.1507403633732">
            <text:p>-88 </text:p>
          </table:table-cell>
          <table:table-cell table:style-name="ce904" table:formula="of:=[.C47]" office:value-type="float" office:value="812.648505671015">
            <text:p>813 </text:p>
          </table:table-cell>
          <table:table-cell table:style-name="ce913" table:formula="of:=[.D47]" office:value-type="float" office:value="462.149403990087">
            <text:p>462 </text:p>
          </table:table-cell>
          <table:table-cell table:number-columns-repeated="2"/>
          <table:table-cell table:style-name="ce917" office:value-type="string">
            <text:p>Clients</text:p>
          </table:table-cell>
          <table:table-cell table:style-name="ce922" office:value-type="float" office:value="90">
            <text:p>90</text:p>
          </table:table-cell>
          <table:table-cell table:number-columns-repeated="1012"/>
        </table:table-row>
        <table:table-row table:style-name="ro2">
          <table:table-cell/>
          <table:table-cell table:style-name="ce843"/>
          <table:table-cell table:number-columns-repeated="2"/>
          <table:table-cell table:style-name="ce893" office:value-type="string">
            <text:p>Total fonds propres</text:p>
          </table:table-cell>
          <table:table-cell table:style-name="ce842" table:formula="of:=SUM([.F6:.F10])" office:value-type="float" office:value="24117.9492596366">
            <text:p>24.118 </text:p>
          </table:table-cell>
          <table:table-cell table:style-name="ce851" table:formula="of:=SUM([.G6:.G10])" office:value-type="float" office:value="24930.5977653076">
            <text:p>24.931 </text:p>
          </table:table-cell>
          <table:table-cell table:style-name="ce912" table:formula="of:=SUM([.H6:.H10])" office:value-type="float" office:value="25392.7471692977">
            <text:p>25.393 </text:p>
          </table:table-cell>
          <table:table-cell table:number-columns-repeated="2"/>
          <table:table-cell table:style-name="ce918" office:value-type="string">
            <text:p>Délais Stock</text:p>
          </table:table-cell>
          <table:table-cell table:style-name="ce922" table:formula="of:=([.L13]+[.L14]+[.L15]+[.L16]+[.L17])/5" office:value-type="float" office:value="0">
            <text:p>0</text:p>
          </table:table-cell>
          <table:table-cell table:number-columns-repeated="1012"/>
        </table:table-row>
        <table:table-row table:style-name="ro2">
          <table:table-cell/>
          <table:table-cell table:style-name="ce843"/>
          <table:table-cell table:number-columns-repeated="2"/>
          <table:table-cell table:style-name="ce583" office:value-type="string">
            <text:p>Provisions</text:p>
          </table:table-cell>
          <table:table-cell table:style-name="ce845"/>
          <table:table-cell table:style-name="ce869"/>
          <table:table-cell table:style-name="ce911"/>
          <table:table-cell table:number-columns-repeated="2"/>
          <table:table-cell table:style-name="ce919"/>
          <table:table-cell table:number-columns-repeated="1013"/>
        </table:table-row>
        <table:table-row table:style-name="ro2">
          <table:table-cell/>
          <table:table-cell table:style-name="ce843"/>
          <table:table-cell table:number-columns-repeated="2"/>
          <table:table-cell table:style-name="ce583" office:value-type="string">
            <text:p>Dettes plus un an</text:p>
          </table:table-cell>
          <table:table-cell table:style-name="ce842" table:formula="of:=[$'1.1 Plan de financement '.G19]" office:value-type="float" office:value="0">
            <text:p>0 </text:p>
          </table:table-cell>
          <table:table-cell table:style-name="ce851" table:formula="of:=+[$'7. Plan rbt'.L135]" office:value-type="float" office:value="0">
            <text:p>0 </text:p>
          </table:table-cell>
          <table:table-cell table:style-name="ce912" table:formula="of:=+[$'7. Plan rbt'.M135]" office:value-type="float" office:value="0">
            <text:p>0 </text:p>
          </table:table-cell>
          <table:table-cell table:number-columns-repeated="3"/>
          <table:table-cell/>
          <table:table-cell table:number-columns-repeated="180"/>
          <table:table-cell table:style-name="ce924" table:number-columns-repeated="64"/>
          <table:table-cell table:number-columns-repeated="768"/>
        </table:table-row>
        <table:table-row table:style-name="ro2">
          <table:table-cell table:style-name="ce818"/>
          <table:table-cell table:style-name="ce844"/>
          <table:table-cell table:style-name="ce818" table:number-columns-repeated="2"/>
          <table:table-cell table:style-name="ce583" office:value-type="string">
            <text:p>Dettes financ. à - d'un an</text:p>
          </table:table-cell>
          <table:table-cell table:style-name="ce842" table:formula="of:=+[$'7. Plan rbt'.K134]" office:value-type="float" office:value="0">
            <text:p>0 </text:p>
          </table:table-cell>
          <table:table-cell table:style-name="ce851" table:formula="of:=+[$'7. Plan rbt'.K135]" office:value-type="float" office:value="0">
            <text:p>0 </text:p>
          </table:table-cell>
          <table:table-cell table:style-name="ce912" table:formula="of:=+[$'7. Plan rbt'.L135]" office:value-type="float" office:value="0">
            <text:p>0 </text:p>
          </table:table-cell>
          <table:table-cell table:style-name="ce818" table:number-columns-repeated="3"/>
          <table:table-cell table:style-name="ce818"/>
          <table:table-cell table:style-name="ce818" table:number-columns-repeated="180"/>
          <table:table-cell table:style-name="ce925" table:number-columns-repeated="64"/>
          <table:table-cell table:style-name="ce818" table:number-columns-repeated="768"/>
        </table:table-row>
        <table:table-row table:style-name="ro2">
          <table:table-cell table:style-name="ce583" office:value-type="string">
            <text:p>Stock</text:p>
          </table:table-cell>
          <table:table-cell table:style-name="ce842" table:formula="of:=[.B28]*[.$L$11]/365" office:value-type="float" office:value="0">
            <text:p>0 </text:p>
          </table:table-cell>
          <table:table-cell table:style-name="ce851" table:formula="of:=[.C28]*[.$L$11]/365" office:value-type="float" office:value="0">
            <text:p>0 </text:p>
          </table:table-cell>
          <table:table-cell table:style-name="ce851" table:formula="of:=[.D28]*[.$L$11]/365" office:value-type="float" office:value="0">
            <text:p>0 </text:p>
          </table:table-cell>
          <table:table-cell table:style-name="ce583" office:value-type="string">
            <text:p>Crédit caisse</text:p>
          </table:table-cell>
          <table:table-cell table:style-name="ce845"/>
          <table:table-cell table:style-name="ce869"/>
          <table:table-cell table:style-name="ce911"/>
          <table:table-cell table:number-columns-repeated="3"/>
          <table:table-cell/>
          <table:table-cell table:number-columns-repeated="1012"/>
        </table:table-row>
        <table:table-row table:style-name="ro2">
          <table:table-cell table:style-name="ce583" office:value-type="string">
            <text:p>Subsides à recevoir</text:p>
          </table:table-cell>
          <table:table-cell table:style-name="ce845"/>
          <table:table-cell table:style-name="ce869"/>
          <table:table-cell table:style-name="ce881"/>
          <table:table-cell table:style-name="ce583" office:value-type="string">
            <text:p>Dettes commerciales</text:p>
          </table:table-cell>
          <table:table-cell table:style-name="ce842" table:formula="of:=[.B29]*[.$L$8]/365+[.B28]*[.$L$9]/365" office:value-type="float" office:value="5361.14244311106">
            <text:p>5.361 </text:p>
          </table:table-cell>
          <table:table-cell table:style-name="ce851" table:formula="of:=[.C29]*[.$L$8]/365+[.C28]*[.$L$9]/365" office:value-type="float" office:value="5773.07290841164">
            <text:p>5.773 </text:p>
          </table:table-cell>
          <table:table-cell table:style-name="ce910" table:formula="of:=[.D29]*[.$L$8]/365+[.D28]*[.$L$9]/365" office:value-type="float" office:value="5976.65540986754">
            <text:p>5.977 </text:p>
          </table:table-cell>
          <table:table-cell table:number-columns-repeated="3"/>
          <table:table-cell/>
          <table:table-cell table:number-columns-repeated="1012"/>
        </table:table-row>
        <table:table-row table:style-name="ro2">
          <table:table-cell table:style-name="ce583" office:value-type="string">
            <text:p>Créances commerciales</text:p>
          </table:table-cell>
          <table:table-cell table:style-name="ce842" table:formula="of:=([$'4. CdR'.I8]+[$'4. CdR'.I7])*[.$L$10]/365" office:value-type="float" office:value="558.283794262083">
            <text:p>558 </text:p>
          </table:table-cell>
          <table:table-cell table:style-name="ce842" table:formula="of:=([$'4. CdR'.J8]+[$'4. CdR'.J7])*[.$L$10]/365" office:value-type="float" office:value="558.283794262083">
            <text:p>558 </text:p>
          </table:table-cell>
          <table:table-cell table:style-name="ce842" table:formula="of:=([$'4. CdR'.K8]+[$'4. CdR'.K7])*[.$L$10]/365" office:value-type="float" office:value="558.283794262083">
            <text:p>558 </text:p>
          </table:table-cell>
          <table:table-cell table:style-name="ce583" office:value-type="string">
            <text:p>Dettes fiscales, sal., sociales</text:p>
          </table:table-cell>
          <table:table-cell table:style-name="ce842" table:formula="of:=[$'3. Personnel'.F39]*0.1" office:value-type="float" office:value="1913.587215">
            <text:p>1.914 </text:p>
          </table:table-cell>
          <table:table-cell table:style-name="ce851" table:formula="of:=[$'3. Personnel'.G39]*0.1" office:value-type="float" office:value="1951.8589593">
            <text:p>1.952 </text:p>
          </table:table-cell>
          <table:table-cell table:style-name="ce910" table:formula="of:=[$'3. Personnel'.H39]*0.1" office:value-type="float" office:value="2027.54247658926">
            <text:p>2.028 </text:p>
          </table:table-cell>
          <table:table-cell table:number-columns-repeated="3"/>
          <table:table-cell/>
          <table:table-cell table:number-columns-repeated="1012"/>
        </table:table-row>
        <table:table-row table:style-name="ro2">
          <table:table-cell table:style-name="ce583" office:value-type="string">
            <text:p>Autres créances</text:p>
          </table:table-cell>
          <table:table-cell table:style-name="ce845"/>
          <table:table-cell table:style-name="ce869"/>
          <table:table-cell table:style-name="ce881"/>
          <table:table-cell table:style-name="ce583" office:value-type="string">
            <text:p>Provision pécule vacances</text:p>
          </table:table-cell>
          <table:table-cell table:style-name="ce842" table:formula="of:=[$'3. Personnel'.F39]*0.15" office:value-type="float" office:value="2870.3808225">
            <text:p>2.870 </text:p>
          </table:table-cell>
          <table:table-cell table:style-name="ce851" table:formula="of:=[$'3. Personnel'.G39]*0.15" office:value-type="float" office:value="2927.78843895">
            <text:p>2.928 </text:p>
          </table:table-cell>
          <table:table-cell table:style-name="ce910" table:formula="of:=[$'3. Personnel'.H39]*0.15" office:value-type="float" office:value="3041.31371488389">
            <text:p>3.041 </text:p>
          </table:table-cell>
          <table:table-cell table:number-columns-repeated="1016"/>
        </table:table-row>
        <table:table-row table:style-name="ro2">
          <table:table-cell table:style-name="ce583" office:value-type="string">
            <text:p>Disponible</text:p>
          </table:table-cell>
          <table:table-cell table:style-name="ce842" table:formula="of:=[.B21]-[.B6]-[.B15]-[.B16]-[.B17]-[.B18]-[.B20]" office:value-type="float" office:value="23819.7759459856">
            <text:p>23.820 </text:p>
          </table:table-cell>
          <table:table-cell table:style-name="ce851" table:formula="of:=[.C21]-[.C6]-[.C15]-[.C16]-[.C17]-[.C18]-[.C20]" office:value-type="float" office:value="17935.0342777072">
            <text:p>17.935 </text:p>
          </table:table-cell>
          <table:table-cell table:style-name="ce851" table:formula="of:=[.D21]-[.D6]-[.D15]-[.D16]-[.D17]-[.D18]-[.D20]" office:value-type="float" office:value="25584.9749763763">
            <text:p>25.585 </text:p>
          </table:table-cell>
          <table:table-cell table:style-name="ce894" office:value-type="string">
            <text:p>Autres dettes à - d'un an</text:p>
          </table:table-cell>
          <table:table-cell table:style-name="ce845"/>
          <table:table-cell table:style-name="ce869"/>
          <table:table-cell table:style-name="ce911"/>
          <table:table-cell table:number-columns-repeated="1016"/>
        </table:table-row>
        <table:table-row table:style-name="ro2">
          <table:table-cell table:style-name="ce819" office:value-type="string">
            <text:p>Divers</text:p>
          </table:table-cell>
          <table:table-cell table:style-name="ce845"/>
          <table:table-cell table:style-name="ce869"/>
          <table:table-cell table:style-name="ce881"/>
          <table:table-cell table:style-name="ce819" office:value-type="string">
            <text:p>Divers</text:p>
          </table:table-cell>
          <table:table-cell table:style-name="ce845"/>
          <table:table-cell table:style-name="ce869"/>
          <table:table-cell table:style-name="ce911"/>
          <table:table-cell table:number-columns-repeated="1016"/>
        </table:table-row>
        <table:table-row table:style-name="ro2">
          <table:table-cell table:style-name="ce820" office:value-type="string">
            <text:p>Total Actif</text:p>
          </table:table-cell>
          <table:table-cell table:style-name="ce846" table:formula="of:=[.F21]" office:value-type="float" office:value="34263.0597402477">
            <text:p>34.263 </text:p>
          </table:table-cell>
          <table:table-cell table:style-name="ce850" table:formula="of:=[.G21]" office:value-type="float" office:value="35583.3180719693">
            <text:p>35.583 </text:p>
          </table:table-cell>
          <table:table-cell table:style-name="ce850" table:formula="of:=[.H21]" office:value-type="float" office:value="36438.2587706384">
            <text:p>36.438 </text:p>
          </table:table-cell>
          <table:table-cell table:style-name="ce820" office:value-type="string">
            <text:p>Total Passif</text:p>
          </table:table-cell>
          <table:table-cell table:style-name="ce846" table:formula="of:=SUM([.F11:.F20])" office:value-type="float" office:value="34263.0597402477">
            <text:p>34.263 </text:p>
          </table:table-cell>
          <table:table-cell table:style-name="ce850" table:formula="of:=SUM([.G11:.G20])" office:value-type="float" office:value="35583.3180719693">
            <text:p>35.583 </text:p>
          </table:table-cell>
          <table:table-cell table:style-name="ce885" table:formula="of:=SUM([.H11:.H20])" office:value-type="float" office:value="36438.2587706384">
            <text:p>36.438 </text:p>
          </table:table-cell>
          <table:table-cell table:number-columns-repeated="1016"/>
        </table:table-row>
        <table:table-row table:style-name="ro2">
          <table:table-cell table:style-name="ce821" table:number-columns-repeated="4"/>
          <table:table-cell table:style-name="ce895" table:number-columns-repeated="2"/>
          <table:table-cell table:style-name="ce821" table:number-columns-repeated="1018"/>
        </table:table-row>
        <table:table-row table:style-name="ro2">
          <table:table-cell table:number-columns-repeated="1024"/>
        </table:table-row>
        <table:table-row table:style-name="ro2">
          <table:table-cell/>
          <table:table-cell table:style-name="ce847" table:number-columns-repeated="3"/>
          <table:table-cell table:number-columns-repeated="1020"/>
        </table:table-row>
        <table:table-row table:style-name="ro2">
          <table:table-cell table:style-name="ce815" office:value-type="string">
            <text:p>CDR simplifié HTVA</text:p>
          </table:table-cell>
          <table:table-cell table:style-name="ce815" table:number-columns-repeated="2"/>
          <table:table-cell table:style-name="ce877" table:number-columns-repeated="3"/>
          <table:table-cell table:style-name="ce815" table:number-columns-repeated="1018"/>
        </table:table-row>
        <table:table-row table:style-name="ro2">
          <table:table-cell/>
          <table:table-cell table:style-name="ce847" table:number-columns-repeated="3"/>
          <table:table-cell table:number-columns-repeated="1020"/>
        </table:table-row>
        <table:table-row table:style-name="ro2">
          <table:table-cell table:style-name="ce822" office:value-type="string">
            <text:p>CHARGES</text:p>
          </table:table-cell>
          <table:table-cell table:style-name="ce848"/>
          <table:table-cell table:style-name="ce870"/>
          <table:table-cell table:style-name="ce882"/>
          <table:table-cell table:number-columns-repeated="1020"/>
        </table:table-row>
        <table:table-row table:style-name="ro2">
          <table:table-cell table:style-name="ce583" office:value-type="string">
            <text:p>Fournitures / activités (p. 2.1)</text:p>
          </table:table-cell>
          <table:table-cell table:style-name="ce849" table:formula="of:=+[$'4. CdR'.C6]" office:value-type="float" office:value="55671.2">
            <text:p>55.671 <text:s text:c="3"/></text:p>
          </table:table-cell>
          <table:table-cell table:style-name="ce849" table:formula="of:=+[$'4. CdR'.D6]" office:value-type="float" office:value="60491.9">
            <text:p>60.492 <text:s text:c="3"/></text:p>
          </table:table-cell>
          <table:table-cell table:style-name="ce883" table:formula="of:=+[$'4. CdR'.E6]" office:value-type="float" office:value="62773.87736">
            <text:p>62.774 <text:s text:c="3"/></text:p>
          </table:table-cell>
          <table:table-cell/>
          <table:table-cell>
            <draw:frame table:end-cell-address="'7. bilan + ratio'.L48" table:end-x="1.343cm" table:end-y="0.239cm" draw:z-index="1" draw:name="Chart 8" draw:style-name="gr1" draw:text-style-name="P1" svg:width="14.006cm" svg:height="8.943cm" svg:x="0.757cm" svg:y="0.292cm">
              <draw:object draw:notify-on-update-of-ranges="'7. bilan + ratio'.B4:'7. bilan + ratio'.D4 '7. bilan + ratio'.A36:'7. bilan + ratio'.A36 '7. bilan + ratio'.B36:'7. bilan + ratio'.D36 '7. bilan + ratio'.A43:'7. bilan + ratio'.A43 '7. bilan + ratio'.B43:'7. bilan + ratio'.D43" xlink:href="./Object 4" xlink:type="simple" xlink:show="embed" xlink:actuate="onLoad"/>
              <draw:image xlink:href="./ObjectReplacements/Object 4" xlink:type="simple" xlink:show="embed" xlink:actuate="onLoad"/>
            </draw:frame>
          </table:table-cell>
          <table:table-cell table:number-columns-repeated="5"/>
          <table:table-cell>
            <draw:frame table:end-cell-address="'7. bilan + ratio'.R48" table:end-x="1.598cm" table:end-y="0.239cm" draw:z-index="2" draw:name="Chart 9" draw:style-name="gr1" draw:text-style-name="P1" svg:width="13.423cm" svg:height="8.943cm" svg:x="1.595cm" svg:y="0.292cm">
              <draw:object draw:notify-on-update-of-ranges="'7. bilan + ratio'.B4:'7. bilan + ratio'.D4 '7. bilan + ratio'.A28:'7. bilan + ratio'.A28 '7. bilan + ratio'.B28:'7. bilan + ratio'.D28 '7. bilan + ratio'.A29:'7. bilan + ratio'.A29 '7. bilan + ratio'.B29:'7. bilan + ratio'.D29 '7. bilan + ratio'.A30:'7. bilan + ratio'.A30 '7. bilan + ratio'.B30:'7. bilan + ratio'.D30 '7. bilan + ratio'.A31:'7. bilan + ratio'.A31 '7. bilan + ratio'.B31:'7. bilan + ratio'.D31 '7. bilan + ratio'.A32:'7. bilan + ratio'.A32 '7. bilan + ratio'.B32:'7. bilan + ratio'.D32 '7. bilan + ratio'.A33:'7. bilan + ratio'.A33 '7. bilan + ratio'.B33:'7. bilan + ratio'.D33 '7. bilan + ratio'.A34:'7. bilan + ratio'.A34 '7. bilan + ratio'.B34:'7. bilan + ratio'.D34 '7. bilan + ratio'.A35:'7. bilan + ratio'.A35 '7. bilan + ratio'.B35:'7. bilan + ratio'.D35" xlink:href="./Object 5" xlink:type="simple" xlink:show="embed" xlink:actuate="onLoad"/>
              <draw:image xlink:href="./ObjectReplacements/Object 5" xlink:type="simple" xlink:show="embed" xlink:actuate="onLoad"/>
            </draw:frame>
          </table:table-cell>
          <table:table-cell table:number-columns-repeated="6"/>
          <table:table-cell>
            <draw:frame table:end-cell-address="'7. bilan + ratio'.X48" table:end-x="1.737cm" table:end-y="0.079cm" draw:z-index="3" draw:name="Chart 10" draw:style-name="gr1" draw:text-style-name="P1" svg:width="12.921cm" svg:height="8.809cm" svg:x="0cm" svg:y="0.266cm">
              <draw:object draw:notify-on-update-of-ranges="'7. bilan + ratio'.B4:'7. bilan + ratio'.D4 '7. bilan + ratio'.A39:'7. bilan + ratio'.A39 '7. bilan + ratio'.B39:'7. bilan + ratio'.D39 '7. bilan + ratio'.A40:'7. bilan + ratio'.A40 '7. bilan + ratio'.B40:'7. bilan + ratio'.D40 '7. bilan + ratio'.A41:'7. bilan + ratio'.A41 '7. bilan + ratio'.B41:'7. bilan + ratio'.D41 '7. bilan + ratio'.A42:'7. bilan + ratio'.A42 '7. bilan + ratio'.B42:'7. bilan + ratio'.D42" xlink:href="./Object 6" xlink:type="simple" xlink:show="embed" xlink:actuate="onLoad"/>
              <draw:image xlink:href="./ObjectReplacements/Object 6" xlink:type="simple" xlink:show="embed" xlink:actuate="onLoad"/>
            </draw:frame>
          </table:table-cell>
          <table:table-cell table:number-columns-repeated="1005"/>
        </table:table-row>
        <table:table-row table:style-name="ro2">
          <table:table-cell table:style-name="ce583" office:value-type="string">
            <text:p>Frais généraux (P. 2.2.)</text:p>
          </table:table-cell>
          <table:table-cell table:style-name="ce849" table:formula="of:=+[$'4. CdR'.C10]" office:value-type="float" office:value="9556.03305785124">
            <text:p>9.556 <text:s text:c="3"/></text:p>
          </table:table-cell>
          <table:table-cell table:style-name="ce849" table:formula="of:=+[$'4. CdR'.D10]" office:value-type="float" office:value="9747.15371900827">
            <text:p>9.747 <text:s text:c="3"/></text:p>
          </table:table-cell>
          <table:table-cell table:style-name="ce883" table:formula="of:=+[$'4. CdR'.E10]" office:value-type="float" office:value="9942.09679338843">
            <text:p>9.942 <text:s text:c="3"/></text:p>
          </table:table-cell>
          <table:table-cell table:number-columns-repeated="1020"/>
        </table:table-row>
        <table:table-row table:style-name="ro2">
          <table:table-cell table:style-name="ce583" office:value-type="string">
            <text:p>Personnel (P.3)</text:p>
          </table:table-cell>
          <table:table-cell table:style-name="ce849" table:formula="of:=+[$'4. CdR'.C11]" office:value-type="float" office:value="154849.87215">
            <text:p>154.850 <text:s text:c="3"/></text:p>
          </table:table-cell>
          <table:table-cell table:style-name="ce849" table:formula="of:=+[$'4. CdR'.D11]" office:value-type="float" office:value="157946.869593">
            <text:p>157.947 <text:s text:c="3"/></text:p>
          </table:table-cell>
          <table:table-cell table:style-name="ce883" table:formula="of:=+[$'4. CdR'.E11]" office:value-type="float" office:value="161472.270365893">
            <text:p>161.472 <text:s text:c="3"/></text:p>
          </table:table-cell>
          <table:table-cell table:number-columns-repeated="1020"/>
        </table:table-row>
        <table:table-row table:style-name="ro2">
          <table:table-cell table:style-name="ce583" office:value-type="string">
            <text:p>Amortissements <text:s/>(P.1.1 et 1.2)</text:p>
          </table:table-cell>
          <table:table-cell table:style-name="ce849" table:formula="of:=+[$'4. CdR'.C30]" office:value-type="float" office:value="5895">
            <text:p>5.895 <text:s text:c="3"/></text:p>
          </table:table-cell>
          <table:table-cell table:style-name="ce849" table:formula="of:=+[$'4. CdR'.D30]" office:value-type="float" office:value="7095">
            <text:p>7.095 <text:s text:c="3"/></text:p>
          </table:table-cell>
          <table:table-cell table:style-name="ce883" table:formula="of:=+[$'4. CdR'.E30]" office:value-type="float" office:value="6795">
            <text:p>6.795 <text:s text:c="3"/></text:p>
          </table:table-cell>
          <table:table-cell table:number-columns-repeated="1020"/>
        </table:table-row>
        <table:table-row table:style-name="ro2">
          <table:table-cell table:style-name="ce823" office:value-type="string">
            <text:p><text:s text:c="5"/><text:span text:style-name="T5">+/- <text:s text:c="2"/>provision</text:span></text:p>
          </table:table-cell>
          <table:table-cell table:number-columns-repeated="2" table:style-name="ce849"/>
          <table:table-cell table:style-name="ce884"/>
          <table:table-cell table:number-columns-repeated="2"/>
          <table:table-cell table:style-name="ce905" table:number-columns-repeated="1018"/>
        </table:table-row>
        <table:table-row table:style-name="ro2">
          <table:table-cell table:style-name="ce583" office:value-type="string">
            <text:p>Divers</text:p>
          </table:table-cell>
          <table:table-cell table:style-name="ce849" table:formula="of:=+[$'4. CdR'.C32]" office:value-type="float" office:value="450">
            <text:p>450 <text:s text:c="3"/></text:p>
          </table:table-cell>
          <table:table-cell table:style-name="ce849" table:formula="of:=+[$'4. CdR'.D32]" office:value-type="float" office:value="459">
            <text:p>459 <text:s text:c="3"/></text:p>
          </table:table-cell>
          <table:table-cell table:style-name="ce883" table:formula="of:=+[$'4. CdR'.E32]" office:value-type="float" office:value="468.18">
            <text:p>468 <text:s text:c="3"/></text:p>
          </table:table-cell>
          <table:table-cell table:style-name="ce851"/>
          <table:table-cell table:number-columns-repeated="1019"/>
        </table:table-row>
        <table:table-row table:style-name="ro2">
          <table:table-cell table:style-name="ce583" office:value-type="string">
            <text:p>Financier</text:p>
          </table:table-cell>
          <table:table-cell table:style-name="ce849" table:formula="of:=+[$'4. CdR'.C37]" office:value-type="float" office:value="30">
            <text:p>30 <text:s text:c="3"/></text:p>
          </table:table-cell>
          <table:table-cell table:style-name="ce849" table:formula="of:=+[$'4. CdR'.D37]" office:value-type="float" office:value="30.6">
            <text:p>31 <text:s text:c="3"/></text:p>
          </table:table-cell>
          <table:table-cell table:style-name="ce883" table:formula="of:=+[$'4. CdR'.E37]" office:value-type="float" office:value="31.212">
            <text:p>31 <text:s text:c="3"/></text:p>
          </table:table-cell>
          <table:table-cell table:number-columns-repeated="1020"/>
        </table:table-row>
        <table:table-row table:style-name="ro2">
          <table:table-cell table:style-name="ce583" office:value-type="string">
            <text:p>Exceptionnel</text:p>
          </table:table-cell>
          <table:table-cell table:number-columns-repeated="2" table:style-name="ce849"/>
          <table:table-cell table:style-name="ce884"/>
          <table:table-cell table:number-columns-repeated="1020"/>
        </table:table-row>
        <table:table-row table:style-name="ro2">
          <table:table-cell table:style-name="ce820" office:value-type="string">
            <text:p>Total Charges</text:p>
          </table:table-cell>
          <table:table-cell table:style-name="ce850" table:formula="of:=SUM([.B28:.B35])" office:value-type="float" office:value="226452.105207851">
            <text:p>226.452 </text:p>
          </table:table-cell>
          <table:table-cell table:style-name="ce850" table:formula="of:=SUM([.C28:.C35])" office:value-type="float" office:value="235770.523312008">
            <text:p>235.771 </text:p>
          </table:table-cell>
          <table:table-cell table:style-name="ce885" table:formula="of:=SUM([.D28:.D35])" office:value-type="float" office:value="241482.636519281">
            <text:p>241.483 </text:p>
          </table:table-cell>
          <table:table-cell table:style-name="ce896" table:number-columns-repeated="2"/>
          <table:table-cell table:style-name="ce906"/>
          <table:table-cell table:style-name="ce818" table:number-columns-repeated="1017"/>
        </table:table-row>
        <table:table-row table:style-name="ro2">
          <table:table-cell table:style-name="ce583" office:value-type="string">
            <text:p><text:s/></text:p>
          </table:table-cell>
          <table:table-cell table:style-name="ce847" table:number-columns-repeated="2"/>
          <table:table-cell/>
          <table:table-cell table:style-name="ce851"/>
          <table:table-cell table:number-columns-repeated="1019"/>
        </table:table-row>
        <table:table-row table:style-name="ro2">
          <table:table-cell table:style-name="ce822" office:value-type="string">
            <text:p>PRODUITS</text:p>
          </table:table-cell>
          <table:table-cell table:style-name="ce848"/>
          <table:table-cell table:style-name="ce870"/>
          <table:table-cell table:style-name="ce882"/>
          <table:table-cell table:number-columns-repeated="1020"/>
        </table:table-row>
        <table:table-row table:style-name="ro2">
          <table:table-cell table:style-name="ce583" office:value-type="string">
            <text:p>Ventes (P.2.1)</text:p>
          </table:table-cell>
          <table:table-cell table:style-name="ce851" table:formula="of:=[$'4. CdR'.I6]" office:value-type="float" office:value="226363.954467488">
            <text:p>226.364 </text:p>
          </table:table-cell>
          <table:table-cell table:style-name="ce851" table:formula="of:=+[$'4. CdR'.J6]" office:value-type="float" office:value="236853.765788243">
            <text:p>236.854 </text:p>
          </table:table-cell>
          <table:table-cell table:style-name="ce851" table:formula="of:=[$'4. CdR'.K6]" office:value-type="float" office:value="242098.67144862">
            <text:p>242.099 </text:p>
          </table:table-cell>
          <table:table-cell table:number-columns-repeated="1020"/>
        </table:table-row>
        <table:table-row table:style-name="ro2">
          <table:table-cell table:style-name="ce583" office:value-type="string">
            <text:p>Subsides</text:p>
          </table:table-cell>
          <table:table-cell table:style-name="ce851" table:formula="of:=[$'4. CdR'.I32]" office:value-type="float" office:value="0">
            <text:p>0 </text:p>
          </table:table-cell>
          <table:table-cell table:style-name="ce851" table:formula="of:=[$'4. CdR'.J32]" office:value-type="float" office:value="0">
            <text:p>0 </text:p>
          </table:table-cell>
          <table:table-cell table:style-name="ce851" table:formula="of:=[$'4. CdR'.K32]" office:value-type="float" office:value="0">
            <text:p>0 </text:p>
          </table:table-cell>
          <table:table-cell table:number-columns-repeated="1020"/>
        </table:table-row>
        <table:table-row table:style-name="ro2">
          <table:table-cell table:style-name="ce583" office:value-type="string">
            <text:p>Financier</text:p>
          </table:table-cell>
          <table:table-cell table:style-name="ce851" table:formula="of:=[$'4. CdR'.I39]" office:value-type="float" office:value="0">
            <text:p>0 </text:p>
          </table:table-cell>
          <table:table-cell table:style-name="ce851" table:formula="of:=[$'4. CdR'.J39]" office:value-type="float" office:value="0">
            <text:p>0 </text:p>
          </table:table-cell>
          <table:table-cell table:style-name="ce851" table:formula="of:=[$'4. CdR'.K39]" office:value-type="float" office:value="0">
            <text:p>0 </text:p>
          </table:table-cell>
          <table:table-cell table:number-columns-repeated="1020"/>
        </table:table-row>
        <table:table-row table:style-name="ro2">
          <table:table-cell table:style-name="ce583" office:value-type="string">
            <text:p>Exceptionnel</text:p>
          </table:table-cell>
          <table:table-cell table:style-name="ce851" table:formula="of:=[$'4. CdR'.I40]" office:value-type="float" office:value="0">
            <text:p>0 </text:p>
          </table:table-cell>
          <table:table-cell table:style-name="ce851" table:formula="of:=[$'4. CdR'.J40]" office:value-type="float" office:value="0">
            <text:p>0 </text:p>
          </table:table-cell>
          <table:table-cell table:style-name="ce851" table:formula="of:=[$'4. CdR'.K40]" office:value-type="float" office:value="0">
            <text:p>0 </text:p>
          </table:table-cell>
          <table:table-cell table:number-columns-repeated="1020"/>
        </table:table-row>
        <table:table-row table:style-name="ro2">
          <table:table-cell table:style-name="ce820" office:value-type="string">
            <text:p>Total Produits</text:p>
          </table:table-cell>
          <table:table-cell table:style-name="ce852" table:formula="of:=SUM([.B39:.B42])" office:value-type="float" office:value="226363.954467488">
            <text:p>226.364 <text:s text:c="3"/></text:p>
          </table:table-cell>
          <table:table-cell table:style-name="ce852" table:formula="of:=SUM([.C39:.C42])" office:value-type="float" office:value="236853.765788243">
            <text:p>236.854 <text:s text:c="3"/></text:p>
          </table:table-cell>
          <table:table-cell table:style-name="ce852" table:formula="of:=SUM([.D39:.D42])" office:value-type="float" office:value="242098.67144862">
            <text:p>242.099 <text:s text:c="3"/></text:p>
          </table:table-cell>
          <table:table-cell table:number-columns-repeated="1020"/>
        </table:table-row>
        <table:table-row table:style-name="ro2">
          <table:table-cell table:style-name="ce583"/>
          <table:table-cell table:style-name="ce853" office:value-type="string">
            <text:p><text:s/></text:p>
          </table:table-cell>
          <table:table-cell table:style-name="ce847"/>
          <table:table-cell table:number-columns-repeated="1021"/>
        </table:table-row>
        <table:table-row table:style-name="ro2">
          <table:table-cell table:style-name="ce824" office:value-type="string">
            <text:p>RESULTAT avant impôts</text:p>
          </table:table-cell>
          <table:table-cell table:style-name="ce854" table:formula="of:=[.B43]-[.B36]" office:value-type="float" office:value="-88.1507403633732">
            <text:p>-88 </text:p>
          </table:table-cell>
          <table:table-cell table:style-name="ce871" table:formula="of:=[.C43]-[.C36]" office:value-type="float" office:value="1083.24247623436">
            <text:p>1.083 </text:p>
          </table:table-cell>
          <table:table-cell table:style-name="ce886" table:formula="of:=[.D43]-[.D36]" office:value-type="float" office:value="616.034929338959">
            <text:p>616 </text:p>
          </table:table-cell>
          <table:table-cell table:number-columns-repeated="1020"/>
        </table:table-row>
        <table:table-row table:style-name="ro2">
          <table:table-cell table:style-name="ce824" office:value-type="string">
            <text:p>Impôt sur le résultat</text:p>
          </table:table-cell>
          <table:table-cell table:style-name="ce855" table:formula="of:=+[$'5. Impôts'.N15]" office:value-type="float" office:value="0">
            <text:p>- </text:p>
          </table:table-cell>
          <table:table-cell table:style-name="ce872" table:formula="of:=+[$'5. Impôts'.O15]" office:value-type="float" office:value="270.593970563343">
            <text:p>271 </text:p>
          </table:table-cell>
          <table:table-cell table:style-name="ce887" table:formula="of:=+[$'5. Impôts'.P15]" office:value-type="float" office:value="153.885525348872">
            <text:p>154 </text:p>
          </table:table-cell>
          <table:table-cell table:number-columns-repeated="188"/>
          <table:table-cell table:style-name="ce924" table:number-columns-repeated="64"/>
          <table:table-cell table:number-columns-repeated="768"/>
        </table:table-row>
        <table:table-row table:style-name="ro2">
          <table:table-cell table:style-name="ce825" office:value-type="string">
            <text:p>RESULTAT après impôts</text:p>
          </table:table-cell>
          <table:table-cell table:style-name="ce856" table:formula="of:=[.B45]-[.B46]" office:value-type="float" office:value="-88.1507403633732">
            <text:p>-88 </text:p>
          </table:table-cell>
          <table:table-cell table:style-name="ce873" table:formula="of:=[.C45]-[.C46]" office:value-type="float" office:value="812.648505671015">
            <text:p>813 </text:p>
          </table:table-cell>
          <table:table-cell table:style-name="ce888" table:formula="of:=[.D45]-[.D46]" office:value-type="float" office:value="462.149403990087">
            <text:p>462 </text:p>
          </table:table-cell>
          <table:table-cell table:style-name="ce897" table:number-columns-repeated="2"/>
          <table:table-cell table:style-name="ce818" table:number-columns-repeated="1018"/>
        </table:table-row>
        <table:table-row table:style-name="ro2">
          <table:table-cell table:style-name="ce824" office:value-type="string">
            <text:p>Résultat exploitation</text:p>
          </table:table-cell>
          <table:table-cell table:style-name="ce857" table:formula="of:=SUM([.B39:.B40])+[$'4. CdR'.I38]-SUM([.B28:.B31])-[.B33]" office:value-type="float" office:value="-58.1507403633732">
            <text:p>-58 <text:s text:c="3"/></text:p>
          </table:table-cell>
          <table:table-cell table:style-name="ce871" table:formula="of:=SUM([.C39:.C40])-SUM([.C28:.C31])-[.C33]" office:value-type="float" office:value="1113.84247623436">
            <text:p>1.114 </text:p>
          </table:table-cell>
          <table:table-cell table:style-name="ce886" table:formula="of:=SUM([.D39:.D40])-SUM([.D28:.D31])-[.D33]" office:value-type="float" office:value="647.246929338952">
            <text:p>647 </text:p>
          </table:table-cell>
          <table:table-cell table:number-columns-repeated="1020"/>
        </table:table-row>
        <table:table-row table:style-name="ro2">
          <table:table-cell table:style-name="ce825" office:value-type="string">
            <text:p>CASH FLOW hors exc.</text:p>
          </table:table-cell>
          <table:table-cell table:style-name="ce854" table:formula="of:=SUM([.B47];[.B31];[.B32];[.B35])-[.B42]" office:value-type="float" office:value="5806.84925963663">
            <text:p>5.807 </text:p>
          </table:table-cell>
          <table:table-cell table:style-name="ce871" table:formula="of:=SUM([.C47];[.C31];[.C32];[.C35])-[.C42]" office:value-type="float" office:value="7907.64850567102">
            <text:p>7.908 </text:p>
          </table:table-cell>
          <table:table-cell table:style-name="ce886" table:formula="of:=SUM([.D47];[.D31];[.D32];[.D35])-[.D42]" office:value-type="float" office:value="7257.14940399009">
            <text:p>7.257 </text:p>
          </table:table-cell>
          <table:table-cell table:number-columns-repeated="188"/>
          <table:table-cell table:style-name="ce926" table:number-columns-repeated="64"/>
          <table:table-cell table:number-columns-repeated="768"/>
        </table:table-row>
        <table:table-row table:style-name="ro2">
          <table:table-cell table:style-name="ce825" office:value-type="string">
            <text:p>CASH FLOW TOTAL</text:p>
          </table:table-cell>
          <table:table-cell table:style-name="ce854" table:formula="of:=SUM([.B47];[.B31];[.B32])" office:value-type="float" office:value="5806.84925963663">
            <text:p>5.807 </text:p>
          </table:table-cell>
          <table:table-cell table:style-name="ce871" table:formula="of:=SUM([.C47];[.C31];[.C32])" office:value-type="float" office:value="7907.64850567102">
            <text:p>7.908 </text:p>
          </table:table-cell>
          <table:table-cell table:style-name="ce886" table:formula="of:=SUM([.D47];[.D31];[.D32])" office:value-type="float" office:value="7257.14940399009">
            <text:p>7.257 </text:p>
          </table:table-cell>
          <table:table-cell table:number-columns-repeated="1020"/>
        </table:table-row>
        <table:table-row table:style-name="ro2">
          <table:table-cell table:style-name="ce821" table:number-columns-repeated="4"/>
          <table:table-cell table:number-columns-repeated="2"/>
          <table:table-cell table:style-name="ce821" table:number-columns-repeated="1018"/>
        </table:table-row>
        <table:table-row table:style-name="ro2">
          <table:table-cell table:number-columns-repeated="1024"/>
        </table:table-row>
        <table:table-row table:style-name="ro2">
          <table:table-cell table:style-name="ce821" table:number-columns-repeated="4"/>
          <table:table-cell table:style-name="ce851" table:number-columns-repeated="2"/>
          <table:table-cell table:style-name="ce821" table:number-columns-repeated="1018"/>
        </table:table-row>
        <table:table-row table:style-name="ro2" table:visibility="collapse">
          <table:table-cell table:style-name="ce815" office:value-type="string">
            <text:p>Analyse</text:p>
          </table:table-cell>
          <table:table-cell table:style-name="ce815" table:number-columns-repeated="2"/>
          <table:table-cell table:style-name="ce877" table:number-columns-repeated="3"/>
          <table:table-cell table:style-name="ce815" table:number-columns-repeated="1018"/>
        </table:table-row>
        <table:table-row table:style-name="ro2" table:visibility="collapse">
          <table:table-cell table:style-name="ce826"/>
          <table:table-cell table:style-name="ce858"/>
          <table:table-cell table:style-name="ce874"/>
          <table:table-cell table:style-name="ce889"/>
          <table:table-cell table:style-name="ce898" table:number-columns-repeated="2"/>
          <table:table-cell table:style-name="ce907" table:number-columns-repeated="1018"/>
        </table:table-row>
        <table:table-row table:style-name="ro2" table:visibility="collapse">
          <table:table-cell table:style-name="ce827" office:value-type="string">
            <text:p>DONNEES DU BILAN</text:p>
          </table:table-cell>
          <table:table-cell table:style-name="ce817"/>
          <table:table-cell table:style-name="ce868"/>
          <table:table-cell table:style-name="ce879"/>
          <table:table-cell table:number-columns-repeated="1020"/>
        </table:table-row>
        <table:table-row table:style-name="ro2" table:visibility="collapse">
          <table:table-cell table:style-name="ce828" office:value-type="string">
            <text:p>Fonds propres</text:p>
          </table:table-cell>
          <table:table-cell table:style-name="ce859" table:formula="of:=[.F11]" office:value-type="float" office:value="24117.9492596366">
            <text:p>24.118</text:p>
          </table:table-cell>
          <table:table-cell table:style-name="ce859" table:formula="of:=[.G11]" office:value-type="float" office:value="24930.5977653076">
            <text:p>24.931</text:p>
          </table:table-cell>
          <table:table-cell table:style-name="ce859" table:formula="of:=[.H11]" office:value-type="float" office:value="25392.7471692977">
            <text:p>25.393</text:p>
          </table:table-cell>
          <table:table-cell table:number-columns-repeated="1020"/>
        </table:table-row>
        <table:table-row table:style-name="ro3" table:visibility="collapse">
          <table:table-cell table:style-name="ce829" office:value-type="string">
            <text:p>Provisions assimilables à des FP</text:p>
          </table:table-cell>
          <table:table-cell table:style-name="ce859" table:formula="of:=[.F12]" office:value-type="float" office:value="0">
            <text:p>0</text:p>
          </table:table-cell>
          <table:table-cell table:style-name="ce859" table:formula="of:=[.G12]" office:value-type="float" office:value="0">
            <text:p>0</text:p>
          </table:table-cell>
          <table:table-cell table:style-name="ce859" table:formula="of:=[.H12]" office:value-type="float" office:value="0">
            <text:p>0</text:p>
          </table:table-cell>
          <table:table-cell table:number-columns-repeated="1020"/>
        </table:table-row>
        <table:table-row table:style-name="ro2" table:visibility="collapse">
          <table:table-cell table:style-name="ce830" office:value-type="string">
            <text:p>Total des fonds propres</text:p>
          </table:table-cell>
          <table:table-cell table:style-name="ce859" table:formula="of:=[.B57]+[.B58]" office:value-type="float" office:value="24117.9492596366">
            <text:p>24.118</text:p>
          </table:table-cell>
          <table:table-cell table:style-name="ce859" table:formula="of:=[.C57]+[.C58]" office:value-type="float" office:value="24930.5977653076">
            <text:p>24.931</text:p>
          </table:table-cell>
          <table:table-cell table:style-name="ce859" table:formula="of:=[.D57]+[.D58]" office:value-type="float" office:value="25392.7471692977">
            <text:p>25.393</text:p>
          </table:table-cell>
          <table:table-cell table:number-columns-repeated="1020"/>
        </table:table-row>
        <table:table-row table:style-name="ro2" table:visibility="collapse">
          <table:table-cell table:style-name="ce831" office:value-type="string">
            <text:p>Fonds de roulement</text:p>
          </table:table-cell>
          <table:table-cell table:style-name="ce859" table:formula="of:=[.F11]+[.F13]-[.B6]" office:value-type="float" office:value="14232.9492596366">
            <text:p>14.233</text:p>
          </table:table-cell>
          <table:table-cell table:style-name="ce859" table:formula="of:=[.G11]+[.G13]-[.C6]" office:value-type="float" office:value="7840.59776530764">
            <text:p>7.841</text:p>
          </table:table-cell>
          <table:table-cell table:style-name="ce859" table:formula="of:=[.H11]+[.H13]-[.D6]" office:value-type="float" office:value="15097.7471692977">
            <text:p>15.098</text:p>
          </table:table-cell>
          <table:table-cell table:style-name="ce899" table:number-columns-repeated="2"/>
          <table:table-cell table:style-name="ce905" table:number-columns-repeated="1018"/>
        </table:table-row>
        <table:table-row table:style-name="ro2" table:visibility="collapse">
          <table:table-cell table:style-name="ce831" office:value-type="string">
            <text:p>Besoin en fonds de roulement</text:p>
          </table:table-cell>
          <table:table-cell table:style-name="ce859" table:formula="of:=(SUM([.B15:.B18]))+[.B20]-[.F14]-(SUM([.F15:.F19]))" office:value-type="float" office:value="-9586.82668634898">
            <text:p>-9.587</text:p>
          </table:table-cell>
          <table:table-cell table:style-name="ce859" table:formula="of:=(SUM([.C15:.C18]))+[.C20]-[.G14]-(SUM([.G15:.G19]))" office:value-type="float" office:value="-10094.4365123996">
            <text:p>-10.094</text:p>
          </table:table-cell>
          <table:table-cell table:style-name="ce859" table:formula="of:=(SUM([.D15:.D18]))+[.D20]-[.H14]-(SUM([.H15:.H19]))" office:value-type="float" office:value="-10487.2278070786">
            <text:p>-10.487</text:p>
          </table:table-cell>
          <table:table-cell table:number-columns-repeated="2"/>
          <table:table-cell table:style-name="ce905" table:number-columns-repeated="1018"/>
        </table:table-row>
        <table:table-row table:style-name="ro2" table:visibility="collapse">
          <table:table-cell table:style-name="ce831" office:value-type="string">
            <text:p>Endettement CT</text:p>
          </table:table-cell>
          <table:table-cell table:style-name="ce859" table:formula="of:=SUM([.F14:.F19])" office:value-type="float" office:value="10145.1104806111">
            <text:p>10.145</text:p>
          </table:table-cell>
          <table:table-cell table:style-name="ce859" table:formula="of:=SUM([.G14:.G19])" office:value-type="float" office:value="10652.7203066616">
            <text:p>10.653</text:p>
          </table:table-cell>
          <table:table-cell table:style-name="ce859" table:formula="of:=SUM([.H14:.H19])" office:value-type="float" office:value="11045.5116013407">
            <text:p>11.046</text:p>
          </table:table-cell>
          <table:table-cell table:number-columns-repeated="2"/>
          <table:table-cell table:style-name="ce905" table:number-columns-repeated="1018"/>
        </table:table-row>
        <table:table-row table:style-name="ro2" table:visibility="collapse">
          <table:table-cell table:style-name="ce831" office:value-type="string">
            <text:p>Endettement financier CT</text:p>
          </table:table-cell>
          <table:table-cell table:style-name="ce859" table:formula="of:=[.F14]" office:value-type="float" office:value="0">
            <text:p>0</text:p>
          </table:table-cell>
          <table:table-cell table:style-name="ce859" table:formula="of:=[.G14]" office:value-type="float" office:value="0">
            <text:p>0</text:p>
          </table:table-cell>
          <table:table-cell table:style-name="ce859" table:formula="of:=[.H14]" office:value-type="float" office:value="0">
            <text:p>0</text:p>
          </table:table-cell>
          <table:table-cell table:number-columns-repeated="2"/>
          <table:table-cell table:style-name="ce905" table:number-columns-repeated="1018"/>
        </table:table-row>
        <table:table-row table:style-name="ro2" table:visibility="collapse">
          <table:table-cell table:style-name="ce831" office:value-type="string">
            <text:p>Couverture immobilisés</text:p>
          </table:table-cell>
          <table:table-cell table:style-name="ce860" table:formula="of:=IF([.B6]=0;&quot;&quot;;([.F11]+[.F13])/[.B6])" office:value-type="float" office:value="2.439853238203">
            <text:p>2,44</text:p>
          </table:table-cell>
          <table:table-cell table:style-name="ce860" table:formula="of:=IF([.C6]=0;&quot;&quot;;([.G11]+[.G13])/[.C6])" office:value-type="float" office:value="1.45878278322455">
            <text:p>1,46</text:p>
          </table:table-cell>
          <table:table-cell table:style-name="ce860" table:formula="of:=IF([.D6]=0;&quot;&quot;;([.H11]+[.H13])/[.D6])" office:value-type="float" office:value="2.46651259536646">
            <text:p>2,47</text:p>
          </table:table-cell>
          <table:table-cell table:number-columns-repeated="2"/>
          <table:table-cell table:style-name="ce905" table:number-columns-repeated="1018"/>
        </table:table-row>
        <table:table-row table:style-name="ro2" table:visibility="collapse">
          <table:table-cell table:style-name="ce832" office:value-type="string">
            <text:p>Solvabilité</text:p>
          </table:table-cell>
          <table:table-cell table:style-name="ce860" table:formula="of:=IF(SUM([.F13:.F19])=0;&quot;&quot;;[.B59]/SUM([.F13:.F19]))" office:value-type="float" office:value="2.3772978427125">
            <text:p>2,38</text:p>
          </table:table-cell>
          <table:table-cell table:style-name="ce860" table:formula="of:=IF(SUM([.G13:.G19])=0;&quot;&quot;;[.C59]/SUM([.G13:.G19]))" office:value-type="float" office:value="2.34030341993654">
            <text:p>2,34</text:p>
          </table:table-cell>
          <table:table-cell table:style-name="ce860" table:formula="of:=IF(SUM([.H13:.H19])=0;&quot;&quot;;[.D59]/SUM([.H13:.H19]))" office:value-type="float" office:value="2.29891996729383">
            <text:p>2,30</text:p>
          </table:table-cell>
          <table:table-cell table:number-columns-repeated="2"/>
          <table:table-cell table:style-name="ce905" table:number-columns-repeated="1018"/>
        </table:table-row>
        <table:table-row table:style-name="ro2" table:visibility="collapse">
          <table:table-cell table:style-name="ce833" office:value-type="string">
            <text:p>Crédit Clients (jours)</text:p>
          </table:table-cell>
          <table:table-cell table:style-name="ce859" table:formula="of:=IF([.B39]=0;&quot;&quot;;IF(ISTEXT([.$A$4]);[.B17]/([.B39]*1.21)*365;([.B17]/[.B39])*365))" office:value-type="float" office:value="0.743969691666721">
            <text:p>1</text:p>
          </table:table-cell>
          <table:table-cell table:style-name="ce859" table:formula="of:=IF([.C39]=0;&quot;&quot;;IF(ISTEXT([.$A$4]);[.C17]/([.C39]*1.21)*365;([.C17]/[.C39])*365))" office:value-type="float" office:value="0.711020662260445">
            <text:p>1</text:p>
          </table:table-cell>
          <table:table-cell table:style-name="ce859" table:formula="of:=IF([.D39]=0;&quot;&quot;;IF(ISTEXT([.$A$4]);[.D17]/([.D39]*1.21)*365;([.D17]/[.D39])*365))" office:value-type="float" office:value="0.695616875557194">
            <text:p>1</text:p>
          </table:table-cell>
          <table:table-cell table:style-name="ce900" table:number-columns-repeated="2"/>
          <table:table-cell table:style-name="ce908" table:number-columns-repeated="1018"/>
        </table:table-row>
        <table:table-row table:style-name="ro2" table:visibility="collapse">
          <table:table-cell table:style-name="ce833" office:value-type="string">
            <text:p>Crédit Fournisseurs (jours)</text:p>
          </table:table-cell>
          <table:table-cell table:style-name="ce859" table:formula="of:=IF(([.B28]+[.B363])=0;&quot;&quot;;IF(ISTEXT([.$A$4]);[.F16]/(([.B28]+[.B29])*1.105)*365;[.F16]/([.B28]+[.B29])*365))" office:value-type="float" office:value="27.1493212669683">
            <text:p>27</text:p>
          </table:table-cell>
          <table:table-cell table:style-name="ce859" table:formula="of:=IF(([.C28]+[.C363])=0;&quot;&quot;;IF(ISTEXT([.$A$4]);[.G16]/(([.C28]+[.C29])*1.105)*365;[.G16]/([.C28]+[.C29])*365))" office:value-type="float" office:value="27.1493212669683">
            <text:p>27</text:p>
          </table:table-cell>
          <table:table-cell table:style-name="ce859" table:formula="of:=IF(([.D28]+[.D363])=0;&quot;&quot;;IF(ISTEXT([.$A$4]);[.H16]/(([.D28]+[.D29])*1.105)*365;[.H16]/([.D28]+[.D29])*365))" office:value-type="float" office:value="27.1493212669683">
            <text:p>27</text:p>
          </table:table-cell>
          <table:table-cell table:style-name="ce900" table:number-columns-repeated="2"/>
          <table:table-cell table:style-name="ce908" table:number-columns-repeated="1018"/>
        </table:table-row>
        <table:table-row table:style-name="ro2" table:visibility="collapse">
          <table:table-cell table:style-name="ce827" office:value-type="string">
            <text:p>DONNEES DU C.R.</text:p>
          </table:table-cell>
          <table:table-cell table:style-name="ce817"/>
          <table:table-cell table:style-name="ce868"/>
          <table:table-cell table:style-name="ce890"/>
          <table:table-cell table:number-columns-repeated="2"/>
          <table:table-cell table:style-name="ce905" table:number-columns-repeated="1018"/>
        </table:table-row>
        <table:table-row table:style-name="ro2" table:visibility="collapse">
          <table:table-cell table:style-name="ce834" office:value-type="string">
            <text:p>Résultat net (après impôts)</text:p>
          </table:table-cell>
          <table:table-cell table:style-name="ce861" table:formula="of:=[.B47]" office:value-type="float" office:value="-88.1507403633732">
            <text:p>-88 </text:p>
          </table:table-cell>
          <table:table-cell table:style-name="ce861" table:formula="of:=[.C47]" office:value-type="float" office:value="812.648505671015">
            <text:p>813 </text:p>
          </table:table-cell>
          <table:table-cell table:style-name="ce861" table:formula="of:=[.D47]" office:value-type="float" office:value="462.149403990087">
            <text:p>462 </text:p>
          </table:table-cell>
          <table:table-cell table:number-columns-repeated="2"/>
          <table:table-cell table:style-name="ce905" table:number-columns-repeated="1018"/>
        </table:table-row>
        <table:table-row table:style-name="ro2" table:visibility="collapse">
          <table:table-cell table:style-name="ce835" office:value-type="string">
            <text:p>Cash flow hors exceptionnel</text:p>
          </table:table-cell>
          <table:table-cell table:style-name="ce861" table:formula="of:=[.B49]" office:value-type="float" office:value="5806.84925963663">
            <text:p>5.807 </text:p>
          </table:table-cell>
          <table:table-cell table:style-name="ce861" table:formula="of:=[.C49]" office:value-type="float" office:value="7907.64850567102">
            <text:p>7.908 </text:p>
          </table:table-cell>
          <table:table-cell table:style-name="ce861" table:formula="of:=[.D49]" office:value-type="float" office:value="7257.14940399009">
            <text:p>7.257 </text:p>
          </table:table-cell>
          <table:table-cell table:number-columns-repeated="2"/>
          <table:table-cell table:style-name="ce905" table:number-columns-repeated="1018"/>
        </table:table-row>
        <table:table-row table:style-name="ro2" table:visibility="collapse">
          <table:table-cell table:style-name="ce831" office:value-type="string">
            <text:p>Subsides / Charges</text:p>
          </table:table-cell>
          <table:table-cell table:style-name="ce860" table:formula="of:=IF([.B36]=0;&quot;&quot;;[.B40]/[.B36])" office:value-type="float" office:value="0">
            <text:p>0,00</text:p>
          </table:table-cell>
          <table:table-cell table:style-name="ce860" table:formula="of:=IF([.C36]=0;&quot;&quot;;[.C40]/[.C36])" office:value-type="float" office:value="0">
            <text:p>0,00</text:p>
          </table:table-cell>
          <table:table-cell table:style-name="ce860" table:formula="of:=IF([.D36]=0;&quot;&quot;;[.D40]/[.D36])" office:value-type="float" office:value="0">
            <text:p>0,00</text:p>
          </table:table-cell>
          <table:table-cell table:number-columns-repeated="2"/>
          <table:table-cell table:style-name="ce905" table:number-columns-repeated="1018"/>
        </table:table-row>
        <table:table-row table:style-name="ro2" table:visibility="collapse">
          <table:table-cell table:style-name="ce831" office:value-type="string">
            <text:p>Achats / Ventes</text:p>
          </table:table-cell>
          <table:table-cell table:style-name="ce860" table:formula="of:=IF([.B39]&lt;&gt;0;([.B28])/[.B39];&quot; &quot;)" office:value-type="float" office:value="0.245936682503026">
            <text:p>0,25</text:p>
          </table:table-cell>
          <table:table-cell table:style-name="ce860" table:formula="of:=IF([.C39]&lt;&gt;0;([.C28])/[.C39];&quot; &quot;)" office:value-type="float" office:value="0.255397670367134">
            <text:p>0,26</text:p>
          </table:table-cell>
          <table:table-cell table:style-name="ce860" table:formula="of:=IF([.D39]&lt;&gt;0;([.D28])/[.D39];&quot; &quot;)" office:value-type="float" office:value="0.259290466091312">
            <text:p>0,26</text:p>
          </table:table-cell>
          <table:table-cell table:number-columns-repeated="2"/>
          <table:table-cell table:style-name="ce905" table:number-columns-repeated="1018"/>
        </table:table-row>
        <table:table-row table:style-name="ro2" table:visibility="collapse">
          <table:table-cell table:style-name="ce836" office:value-type="string">
            <text:p>Personnel</text:p>
          </table:table-cell>
          <table:table-cell table:style-name="ce859" table:formula="of:=SUM([.B30:.B30])" office:value-type="float" office:value="154849.87215">
            <text:p>154.850</text:p>
          </table:table-cell>
          <table:table-cell table:style-name="ce859" table:formula="of:=SUM([.C30:.C30])" office:value-type="float" office:value="157946.869593">
            <text:p>157.947</text:p>
          </table:table-cell>
          <table:table-cell table:style-name="ce859" table:formula="of:=SUM([.D30:.D30])" office:value-type="float" office:value="161472.270365893">
            <text:p>161.472</text:p>
          </table:table-cell>
          <table:table-cell table:style-name="ce901" table:number-columns-repeated="2"/>
          <table:table-cell table:style-name="ce909" table:number-columns-repeated="1018"/>
        </table:table-row>
        <table:table-row table:style-name="ro2" table:visibility="collapse">
          <table:table-cell table:style-name="ce583"/>
          <table:table-cell table:style-name="ce862" table:number-columns-repeated="2"/>
          <table:table-cell table:number-columns-repeated="1021"/>
        </table:table-row>
        <table:table-row table:style-name="ro2" table:visibility="collapse">
          <table:table-cell table:style-name="ce827" office:value-type="string">
            <text:p>COMPTE DE RESULTATS</text:p>
          </table:table-cell>
          <table:table-cell table:style-name="ce817"/>
          <table:table-cell table:style-name="ce868"/>
          <table:table-cell table:style-name="ce879"/>
          <table:table-cell table:number-columns-repeated="1020"/>
        </table:table-row>
        <table:table-row table:style-name="ro2" table:visibility="collapse">
          <table:table-cell table:style-name="ce834" office:value-type="string">
            <text:p>Ventes et prestations</text:p>
          </table:table-cell>
          <table:table-cell table:style-name="ce859" table:formula="of:=[.B77]+[.B78]" office:value-type="float" office:value="226363.954467488">
            <text:p>226.364</text:p>
          </table:table-cell>
          <table:table-cell table:style-name="ce859" table:formula="of:=[.C77]+[.C78]" office:value-type="float" office:value="236853.765788243">
            <text:p>236.854</text:p>
          </table:table-cell>
          <table:table-cell table:style-name="ce859" table:formula="of:=[.D77]+[.D78]" office:value-type="float" office:value="242098.67144862">
            <text:p>242.099</text:p>
          </table:table-cell>
          <table:table-cell table:number-columns-repeated="1020"/>
        </table:table-row>
        <table:table-row table:style-name="ro2" table:visibility="collapse">
          <table:table-cell table:style-name="ce837" office:value-type="string">
            <text:p>Chiffre d'affaires</text:p>
          </table:table-cell>
          <table:table-cell table:style-name="ce859" table:formula="of:=[.B39]" office:value-type="float" office:value="226363.954467488">
            <text:p>226.364</text:p>
          </table:table-cell>
          <table:table-cell table:style-name="ce859" table:formula="of:=[.C39]" office:value-type="float" office:value="236853.765788243">
            <text:p>236.854</text:p>
          </table:table-cell>
          <table:table-cell table:style-name="ce859" table:formula="of:=[.D39]" office:value-type="float" office:value="242098.67144862">
            <text:p>242.099</text:p>
          </table:table-cell>
          <table:table-cell table:number-columns-repeated="1020"/>
        </table:table-row>
        <table:table-row table:style-name="ro2" table:visibility="collapse">
          <table:table-cell table:style-name="ce837" office:value-type="string">
            <text:p>Subsides, dons et divers</text:p>
          </table:table-cell>
          <table:table-cell table:style-name="ce859" table:formula="of:=SUM([.B40:.B40])" office:value-type="float" office:value="0">
            <text:p>0</text:p>
          </table:table-cell>
          <table:table-cell table:style-name="ce859" table:formula="of:=SUM([.C40:.C40])" office:value-type="float" office:value="0">
            <text:p>0</text:p>
          </table:table-cell>
          <table:table-cell table:style-name="ce859" table:formula="of:=SUM([.D40:.D40])" office:value-type="float" office:value="0">
            <text:p>0</text:p>
          </table:table-cell>
          <table:table-cell table:number-columns-repeated="1020"/>
        </table:table-row>
        <table:table-row table:style-name="ro2" table:visibility="collapse">
          <table:table-cell table:style-name="ce831" office:value-type="string">
            <text:p>Marchandises et serv. &amp; biens divers</text:p>
          </table:table-cell>
          <table:table-cell table:style-name="ce859" table:formula="of:=SUM([.B28:.B29])" office:value-type="float" office:value="65227.2330578512">
            <text:p>65.227</text:p>
          </table:table-cell>
          <table:table-cell table:style-name="ce859" table:formula="of:=SUM([.C28:.C29])" office:value-type="float" office:value="70239.0537190083">
            <text:p>70.239</text:p>
          </table:table-cell>
          <table:table-cell table:style-name="ce859" table:formula="of:=SUM([.D28:.D29])" office:value-type="float" office:value="72715.9741533884">
            <text:p>72.716</text:p>
          </table:table-cell>
          <table:table-cell table:number-columns-repeated="1020"/>
        </table:table-row>
        <table:table-row table:style-name="ro2" table:visibility="collapse">
          <table:table-cell table:style-name="ce838" office:value-type="string">
            <text:p>Marge brute d'exploitation</text:p>
          </table:table-cell>
          <table:table-cell table:style-name="ce863" table:formula="of:=[.B76]-[.B79]" office:value-type="float" office:value="161136.721409637">
            <text:p>161.137</text:p>
          </table:table-cell>
          <table:table-cell table:style-name="ce863" table:formula="of:=[.C76]-[.C79]" office:value-type="float" office:value="166614.712069234">
            <text:p>166.615</text:p>
          </table:table-cell>
          <table:table-cell table:style-name="ce863" table:formula="of:=[.D76]-[.D79]" office:value-type="float" office:value="169382.697295232">
            <text:p>169.383</text:p>
          </table:table-cell>
          <table:table-cell table:number-columns-repeated="1020"/>
        </table:table-row>
        <table:table-row table:style-name="ro2" table:visibility="collapse">
          <table:table-cell table:style-name="ce831" office:value-type="string">
            <text:p>Rémunérations et défraiements</text:p>
          </table:table-cell>
          <table:table-cell table:style-name="ce859" table:formula="of:=SUM([.B30:.B30])" office:value-type="float" office:value="154849.87215">
            <text:p>154.850</text:p>
          </table:table-cell>
          <table:table-cell table:style-name="ce859" table:formula="of:=SUM([.C30:.C30])" office:value-type="float" office:value="157946.869593">
            <text:p>157.947</text:p>
          </table:table-cell>
          <table:table-cell table:style-name="ce859" table:formula="of:=SUM([.D30:.D30])" office:value-type="float" office:value="161472.270365893">
            <text:p>161.472</text:p>
          </table:table-cell>
          <table:table-cell table:number-columns-repeated="1020"/>
        </table:table-row>
        <table:table-row table:style-name="ro2" table:visibility="collapse">
          <table:table-cell table:style-name="ce831" office:value-type="string">
            <text:p>Amortissements et réd. valeur</text:p>
          </table:table-cell>
          <table:table-cell table:style-name="ce859" table:formula="of:=[.B31]" office:value-type="float" office:value="5895">
            <text:p>5.895</text:p>
          </table:table-cell>
          <table:table-cell table:style-name="ce859" table:formula="of:=[.C31]" office:value-type="float" office:value="7095">
            <text:p>7.095</text:p>
          </table:table-cell>
          <table:table-cell table:style-name="ce859" table:formula="of:=[.D31]" office:value-type="float" office:value="6795">
            <text:p>6.795</text:p>
          </table:table-cell>
          <table:table-cell table:number-columns-repeated="1020"/>
        </table:table-row>
        <table:table-row table:style-name="ro2" table:visibility="collapse">
          <table:table-cell table:style-name="ce831" office:value-type="string">
            <text:p>Provisions</text:p>
          </table:table-cell>
          <table:table-cell table:style-name="ce859" table:formula="of:=[.B32]" office:value-type="float" office:value="0">
            <text:p>0</text:p>
          </table:table-cell>
          <table:table-cell table:style-name="ce859" table:formula="of:=[.C32]" office:value-type="float" office:value="0">
            <text:p>0</text:p>
          </table:table-cell>
          <table:table-cell table:style-name="ce859" table:formula="of:=[.D32]" office:value-type="float" office:value="0">
            <text:p>0</text:p>
          </table:table-cell>
          <table:table-cell table:number-columns-repeated="1020"/>
        </table:table-row>
        <table:table-row table:style-name="ro2" table:visibility="collapse">
          <table:table-cell table:style-name="ce831" office:value-type="string">
            <text:p>Autres charges d'exploitation</text:p>
          </table:table-cell>
          <table:table-cell table:style-name="ce859" table:formula="of:=[.B33]" office:value-type="float" office:value="450">
            <text:p>450</text:p>
          </table:table-cell>
          <table:table-cell table:style-name="ce859" table:formula="of:=[.C33]" office:value-type="float" office:value="459">
            <text:p>459</text:p>
          </table:table-cell>
          <table:table-cell table:style-name="ce859" table:formula="of:=[.D33]" office:value-type="float" office:value="468.18">
            <text:p>468</text:p>
          </table:table-cell>
          <table:table-cell table:number-columns-repeated="1020"/>
        </table:table-row>
        <table:table-row table:style-name="ro2" table:visibility="collapse">
          <table:table-cell table:style-name="ce838" office:value-type="string">
            <text:p>Résultat d'exploitation</text:p>
          </table:table-cell>
          <table:table-cell table:style-name="ce863" table:formula="of:=[.B80]-SUM([.B81:.B84])" office:value-type="float" office:value="-58.1507403633441">
            <text:p>-58</text:p>
          </table:table-cell>
          <table:table-cell table:style-name="ce863" table:formula="of:=[.C80]-SUM([.C81:.C84])" office:value-type="float" office:value="1113.84247623433">
            <text:p>1.114</text:p>
          </table:table-cell>
          <table:table-cell table:style-name="ce863" table:formula="of:=[.D80]-SUM([.D81:.D84])" office:value-type="float" office:value="647.246929338929">
            <text:p>647</text:p>
          </table:table-cell>
          <table:table-cell table:number-columns-repeated="1020"/>
        </table:table-row>
        <table:table-row table:style-name="ro2" table:visibility="collapse">
          <table:table-cell table:style-name="ce831" office:value-type="string">
            <text:p>Produits financiers</text:p>
          </table:table-cell>
          <table:table-cell table:style-name="ce859" table:formula="of:=[.B41]" office:value-type="float" office:value="0">
            <text:p>0</text:p>
          </table:table-cell>
          <table:table-cell table:style-name="ce859" table:formula="of:=[.C41]" office:value-type="float" office:value="0">
            <text:p>0</text:p>
          </table:table-cell>
          <table:table-cell table:style-name="ce859" table:formula="of:=[.D41]" office:value-type="float" office:value="0">
            <text:p>0</text:p>
          </table:table-cell>
          <table:table-cell table:number-columns-repeated="1020"/>
        </table:table-row>
        <table:table-row table:style-name="ro2" table:visibility="collapse">
          <table:table-cell table:style-name="ce831" office:value-type="string">
            <text:p>Charges financières</text:p>
          </table:table-cell>
          <table:table-cell table:style-name="ce859" table:formula="of:=[.B34]" office:value-type="float" office:value="30">
            <text:p>30</text:p>
          </table:table-cell>
          <table:table-cell table:style-name="ce859" table:formula="of:=[.C34]" office:value-type="float" office:value="30.6">
            <text:p>31</text:p>
          </table:table-cell>
          <table:table-cell table:style-name="ce859" table:formula="of:=[.D34]" office:value-type="float" office:value="31.212">
            <text:p>31</text:p>
          </table:table-cell>
          <table:table-cell table:number-columns-repeated="1020"/>
        </table:table-row>
        <table:table-row table:style-name="ro2" table:visibility="collapse">
          <table:table-cell table:style-name="ce838" office:value-type="string">
            <text:p>Résultat courant</text:p>
          </table:table-cell>
          <table:table-cell table:style-name="ce863" table:formula="of:=[.B85]+[.B86]-[.B87]" office:value-type="float" office:value="-88.1507403633441">
            <text:p>-88</text:p>
          </table:table-cell>
          <table:table-cell table:style-name="ce863" table:formula="of:=[.C85]+[.C86]-[.C87]" office:value-type="float" office:value="1083.24247623434">
            <text:p>1.083</text:p>
          </table:table-cell>
          <table:table-cell table:style-name="ce863" table:formula="of:=[.D85]+[.D86]-[.D87]" office:value-type="float" office:value="616.03492933893">
            <text:p>616</text:p>
          </table:table-cell>
          <table:table-cell table:number-columns-repeated="1020"/>
        </table:table-row>
        <table:table-row table:style-name="ro2" table:visibility="collapse">
          <table:table-cell table:style-name="ce831" office:value-type="string">
            <text:p>Produits exceptionnels</text:p>
          </table:table-cell>
          <table:table-cell table:style-name="ce859" table:formula="of:=[.B42]" office:value-type="float" office:value="0">
            <text:p>0</text:p>
          </table:table-cell>
          <table:table-cell table:style-name="ce859" table:formula="of:=[.C42]" office:value-type="float" office:value="0">
            <text:p>0</text:p>
          </table:table-cell>
          <table:table-cell table:style-name="ce859" table:formula="of:=[.D42]" office:value-type="float" office:value="0">
            <text:p>0</text:p>
          </table:table-cell>
          <table:table-cell table:number-columns-repeated="1020"/>
        </table:table-row>
        <table:table-row table:style-name="ro2" table:visibility="collapse">
          <table:table-cell table:style-name="ce831" office:value-type="string">
            <text:p>Charges exceptionnelles</text:p>
          </table:table-cell>
          <table:table-cell table:style-name="ce859" table:formula="of:=[.B35]" office:value-type="float" office:value="0">
            <text:p>0</text:p>
          </table:table-cell>
          <table:table-cell table:style-name="ce859" table:formula="of:=[.C35]" office:value-type="float" office:value="0">
            <text:p>0</text:p>
          </table:table-cell>
          <table:table-cell table:style-name="ce859" table:formula="of:=[.D35]" office:value-type="float" office:value="0">
            <text:p>0</text:p>
          </table:table-cell>
          <table:table-cell table:number-columns-repeated="1020"/>
        </table:table-row>
        <table:table-row table:style-name="ro2" table:visibility="collapse">
          <table:table-cell table:style-name="ce838" office:value-type="string">
            <text:p>Résultat de l'exercice</text:p>
          </table:table-cell>
          <table:table-cell table:style-name="ce863" table:formula="of:=[.B88]+[.B89]-[.B90]" office:value-type="float" office:value="-88.1507403633441">
            <text:p>-88</text:p>
          </table:table-cell>
          <table:table-cell table:style-name="ce863" table:formula="of:=[.C88]+[.C89]-[.C90]" office:value-type="float" office:value="1083.24247623434">
            <text:p>1.083</text:p>
          </table:table-cell>
          <table:table-cell table:style-name="ce863" table:formula="of:=[.D88]+[.D89]-[.D90]" office:value-type="float" office:value="616.03492933893">
            <text:p>616</text:p>
          </table:table-cell>
          <table:table-cell table:number-columns-repeated="1020"/>
        </table:table-row>
        <table:table-row table:style-name="ro2" table:visibility="collapse">
          <table:table-cell table:style-name="ce831" office:value-type="string">
            <text:p>Impôt sur le résultat</text:p>
          </table:table-cell>
          <table:table-cell table:style-name="ce864" table:formula="of:=[.B46]" office:value-type="float" office:value="0">
            <text:p>0 </text:p>
          </table:table-cell>
          <table:table-cell table:style-name="ce864" table:formula="of:=[.C46]" office:value-type="float" office:value="270.593970563343">
            <text:p>271 </text:p>
          </table:table-cell>
          <table:table-cell table:style-name="ce864" table:formula="of:=[.D46]" office:value-type="float" office:value="153.885525348872">
            <text:p>154 </text:p>
          </table:table-cell>
          <table:table-cell table:number-columns-repeated="2"/>
          <table:table-cell table:style-name="ce821" table:number-columns-repeated="1018"/>
        </table:table-row>
        <table:table-row table:style-name="ro2" table:visibility="collapse">
          <table:table-cell table:style-name="ce838" office:value-type="string">
            <text:p>Résultat après impôts</text:p>
          </table:table-cell>
          <table:table-cell table:style-name="ce865" table:formula="of:=[.B91]-[.B92]" office:value-type="float" office:value="-88.1507403633441">
            <text:p>-88 </text:p>
          </table:table-cell>
          <table:table-cell table:style-name="ce865" table:formula="of:=[.C91]-[.C92]" office:value-type="float" office:value="812.648505670992">
            <text:p>813 </text:p>
          </table:table-cell>
          <table:table-cell table:style-name="ce865" table:formula="of:=[.D91]-[.D92]" office:value-type="float" office:value="462.149403990058">
            <text:p>462 </text:p>
          </table:table-cell>
          <table:table-cell table:number-columns-repeated="2"/>
          <table:table-cell table:style-name="ce821" table:number-columns-repeated="1018"/>
        </table:table-row>
        <table:table-row table:style-name="ro2" table:visibility="collapse">
          <table:table-cell table:style-name="ce583"/>
          <table:table-cell table:style-name="ce866" table:number-columns-repeated="2"/>
          <table:table-cell table:number-columns-repeated="1021"/>
        </table:table-row>
        <table:table-row table:style-name="ro2" table:visibility="collapse">
          <table:table-cell table:style-name="ce827" office:value-type="string">
            <text:p>AUTRES RATIOS</text:p>
          </table:table-cell>
          <table:table-cell table:style-name="ce817"/>
          <table:table-cell table:style-name="ce868"/>
          <table:table-cell table:style-name="ce890"/>
          <table:table-cell table:number-columns-repeated="1020"/>
        </table:table-row>
        <table:table-row table:style-name="ro2" table:visibility="collapse">
          <table:table-cell table:style-name="ce831" office:value-type="string">
            <text:p>Taux de marge brute sur ventes</text:p>
          </table:table-cell>
          <table:table-cell table:style-name="ce860" table:formula="of:=IF([.B76]=0;&quot;&quot;;([.B85]+[.B82]+[.B83])/[.B76])" office:value-type="float" office:value="0.0257852416183823">
            <text:p>0,03</text:p>
          </table:table-cell>
          <table:table-cell table:style-name="ce860" table:formula="of:=IF([.C76]=0;&quot;&quot;;([.C85]+[.C82]+[.C83])/[.C76])" office:value-type="float" office:value="0.0346578508005374">
            <text:p>0,03</text:p>
          </table:table-cell>
          <table:table-cell table:style-name="ce860" table:formula="of:=IF([.D76]=0;&quot;&quot;;([.D85]+[.D82]+[.D83])/[.D76])" office:value-type="float" office:value="0.0307405525392087">
            <text:p>0,03</text:p>
          </table:table-cell>
          <table:table-cell table:number-columns-repeated="1020"/>
        </table:table-row>
        <table:table-row table:style-name="ro2" table:visibility="collapse" table:number-rows-repeated="2">
          <table:table-cell table:number-columns-repeated="1024"/>
        </table:table-row>
        <table:table-row table:style-name="ro2" table:visibility="collapse">
          <table:table-cell table:number-columns-repeated="4"/>
          <table:table-cell table:style-name="ce851" table:number-columns-repeated="2"/>
          <table:table-cell table:number-columns-repeated="1018"/>
        </table:table-row>
        <table:table-row table:style-name="ro2" table:visibility="collapse" table:number-rows-repeated="6">
          <table:table-cell table:number-columns-repeated="1024"/>
        </table:table-row>
        <table:table-row table:style-name="ro2" table:visibility="collapse">
          <table:table-cell table:number-columns-repeated="192"/>
          <table:table-cell table:style-name="ce924" table:number-columns-repeated="64"/>
          <table:table-cell table:number-columns-repeated="768"/>
        </table:table-row>
        <table:table-row table:style-name="ro2" table:visibility="collapse">
          <table:table-cell table:style-name="ce818" table:number-columns-repeated="4"/>
          <table:table-cell table:style-name="ce902"/>
          <table:table-cell table:style-name="ce902" table:formula="of:=+[.F21]-[.B21]" office:value-type="float" office:value="0">
            <text:p>0 </text:p>
          </table:table-cell>
          <table:table-cell table:style-name="ce902" table:formula="of:=+[.G21]-[.C21]" office:value-type="float" office:value="0">
            <text:p>0 </text:p>
          </table:table-cell>
          <table:table-cell table:style-name="ce818" table:number-columns-repeated="185"/>
          <table:table-cell table:style-name="ce925" table:number-columns-repeated="64"/>
          <table:table-cell table:style-name="ce818" table:number-columns-repeated="768"/>
        </table:table-row>
        <table:table-row table:style-name="ro2" table:visibility="collapse">
          <table:table-cell table:style-name="ce583"/>
          <table:table-cell table:style-name="ce847" table:number-columns-repeated="3"/>
          <table:table-cell table:number-columns-repeated="1020"/>
        </table:table-row>
        <table:table-row table:style-name="ro2" table:visibility="collapse">
          <table:table-cell/>
          <table:table-cell table:style-name="ce847" table:number-columns-repeated="3"/>
          <table:table-cell table:number-columns-repeated="1020"/>
        </table:table-row>
        <table:table-row table:style-name="ro2" table:visibility="collapse" table:number-rows-repeated="31">
          <table:table-cell table:number-columns-repeated="2"/>
          <table:table-cell table:style-name="ce875"/>
          <table:table-cell table:number-columns-repeated="1021"/>
        </table:table-row>
        <table:table-row table:style-name="ro2" table:number-rows-repeated="16">
          <table:table-cell table:number-columns-repeated="2"/>
          <table:table-cell table:style-name="ce875"/>
          <table:table-cell table:number-columns-repeated="1021"/>
        </table:table-row>
        <table:table-row table:style-name="ro2" table:number-rows-repeated="206">
          <table:table-cell table:number-columns-repeated="1024"/>
        </table:table-row>
        <table:table-row table:style-name="ro2">
          <table:table-cell/>
          <table:table-cell table:number-columns-repeated="3"/>
          <table:table-cell table:number-columns-repeated="1020"/>
        </table:table-row>
        <table:table-row table:style-name="ro2" table:number-rows-repeated="1048212">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7. Plan rbt'.$A$24:.$R$98" table:range-usable-as="print-range"/>
        </table:named-expressions>
        <calcext:conditional-formats>
          <calcext:conditional-format calcext:target-range-address="'7. bilan + ratio'.B45:'7. bilan + ratio'.D45 '7. bilan + ratio'.B47:'7. bilan + ratio'.D50">
            <calcext:condition calcext:apply-style-name="Excel_CondFormat_11_1_1" calcext:value="&lt;0" calcext:base-cell-address="'7. bilan + ratio'.B45"/>
            <calcext:condition calcext:apply-style-name="Excel_CondFormat_11_1_2" calcext:value="&gt;0" calcext:base-cell-address="'7. bilan + ratio'.B45"/>
          </calcext:conditional-format>
          <calcext:conditional-format calcext:target-range-address="'7. bilan + ratio'.B45:'7. bilan + ratio'.D50">
            <calcext:condition calcext:apply-style-name="Excel_CondFormat_11_2_1" calcext:value="&lt;0" calcext:base-cell-address="'7. bilan + ratio'.B45"/>
            <calcext:condition calcext:apply-style-name="Excel_CondFormat_11_2_2" calcext:value="&lt;0" calcext:base-cell-address="'7. bilan + ratio'.B45"/>
          </calcext:conditional-format>
        </calcext:conditional-formats>
      </table:table>
      <table:table table:name="7. Plan rbt" table:style-name="ta12">
        <table:table-column table:style-name="co55" table:default-cell-style-name="ce927"/>
        <table:table-column table:style-name="co56" table:default-cell-style-name="ce927"/>
        <table:table-column table:style-name="co42" table:default-cell-style-name="ce927"/>
        <table:table-column table:style-name="co33" table:default-cell-style-name="ce927"/>
        <table:table-column table:style-name="co57" table:default-cell-style-name="ce945"/>
        <table:table-column table:style-name="co58" table:default-cell-style-name="ce927"/>
        <table:table-column table:style-name="co59" table:number-columns-repeated="6" table:default-cell-style-name="ce954"/>
        <table:table-column table:style-name="co9" table:number-columns-repeated="245" table:default-cell-style-name="ce927"/>
        <table:table-column table:style-name="co9" table:number-columns-repeated="767" table:default-cell-style-name="Default"/>
        <table:table-row table:style-name="ro2">
          <table:table-cell table:number-columns-repeated="1024"/>
        </table:table-row>
        <table:table-row table:style-name="ro2">
          <table:table-cell table:style-name="ce928" office:value-type="string">
            <text:p>PLAN DE REMBOURSEMENT</text:p>
          </table:table-cell>
          <table:table-cell table:style-name="ce928" table:number-columns-repeated="5"/>
          <table:table-cell table:style-name="ce955" table:number-columns-repeated="6"/>
          <table:table-cell table:style-name="ce928" table:number-columns-repeated="1012"/>
        </table:table-row>
        <table:table-row table:style-name="ro2">
          <table:table-cell table:number-columns-repeated="1024"/>
        </table:table-row>
        <table:table-row table:style-name="ro2">
          <table:table-cell/>
          <table:table-cell table:style-name="ce933"/>
          <table:table-cell table:style-name="ce943"/>
          <table:table-cell table:style-name="ce948" office:value-type="string">
            <text:p>Année</text:p>
          </table:table-cell>
          <table:table-cell table:style-name="ce948" office:value-type="string">
            <text:p>Solde début période </text:p>
          </table:table-cell>
          <table:table-cell table:style-name="ce948"/>
          <table:table-cell table:style-name="ce956" office:value-type="string" office:string-value="intérêts">
            <text:p>intérêts </text:p>
          </table:table-cell>
          <table:table-cell table:style-name="ce956" office:value-type="string" office:string-value="capital">
            <text:p>capital </text:p>
          </table:table-cell>
          <table:table-cell table:style-name="ce956" office:value-type="string" office:string-value="solde fin période">
            <text:p>solde fin période </text:p>
          </table:table-cell>
          <table:table-cell table:style-name="ce956" table:formula="of:=IF([.B9]=4;&quot;trimestrialités&quot;;IF([.B9]=12;&quot;mensualités&quot;;&quot;annuités&quot;))" office:value-type="string" office:string-value="trimestrialités ">
            <text:p>trimestrialités </text:p>
          </table:table-cell>
          <table:table-cell table:style-name="ce956" office:value-type="string">
            <text:p>dates rembt</text:p>
          </table:table-cell>
          <table:table-cell table:number-columns-repeated="1013"/>
        </table:table-row>
        <table:table-row table:style-name="ro2">
          <table:table-cell table:number-columns-repeated="2"/>
          <table:table-cell table:style-name="ce944" office:value-type="float" office:value="1">
            <text:p>1</text:p>
          </table:table-cell>
          <table:table-cell table:style-name="ce943" office:value-type="float" office:value="1">
            <text:p>1</text:p>
          </table:table-cell>
          <table:table-cell table:style-name="ce949" table:formula="of:=[.B7]" office:value-type="float" office:value="0">
            <text:p>0</text:p>
          </table:table-cell>
          <table:table-cell table:style-name="ce952"/>
          <table:table-cell table:style-name="ce957" table:formula="of:=ROUND([.$E5]*([.$B$6]/[.$B$9]);0)" office:value-type="float" office:value="0">
            <text:p>- </text:p>
          </table:table-cell>
          <table:table-cell table:style-name="ce964" table:formula="of:=IF([.$B$12]-[.$G5]&lt;[.$B$12];IF([.$E5]&gt;[.$B$12];IF([.E5]-([.$B$12]-[.$G5])&gt;[.$B$11]+1;[.$B$12]-[.$G5];[.E5]);[.E5]);0)" office:value-type="float" office:value="0">
            <text:p>- </text:p>
          </table:table-cell>
          <table:table-cell table:style-name="ce964" table:formula="of:=[.$E5]-[.$H5]" office:value-type="float" office:value="0">
            <text:p>- </text:p>
          </table:table-cell>
          <table:table-cell table:style-name="ce964" table:formula="of:=IF([.$E5]&gt;0;IF([.$I5]&gt;0;[.$B$12];[.$E5]+[.$G5]);&quot; &quot;)" office:value-type="string" office:string-value="  ">
            <text:p><text:s text:c="2"/></text:p>
          </table:table-cell>
          <table:table-cell table:style-name="ce968"/>
          <table:table-cell/>
          <table:table-cell table:style-name="ce972" table:formula="of:=+[.J5]/3" office:value-type="float" office:value="0">
            <text:p>#VALUE!</text:p>
          </table:table-cell>
          <table:table-cell table:number-columns-repeated="1011"/>
        </table:table-row>
        <table:table-row table:style-name="ro2">
          <table:table-cell table:style-name="ce929" office:value-type="string">
            <text:p>taux d'intérêt</text:p>
          </table:table-cell>
          <table:table-cell table:style-name="ce934" office:value-type="percentage" office:value="0.0475">
            <text:p>4,75%</text:p>
          </table:table-cell>
          <table:table-cell table:style-name="ce945" office:value-type="float" office:value="2">
            <text:p>2</text:p>
          </table:table-cell>
          <table:table-cell table:style-name="ce943" office:value-type="float" office:value="1">
            <text:p>1</text:p>
          </table:table-cell>
          <table:table-cell table:style-name="ce949" table:formula="of:=IF([.$I5]&gt;=0;ROUND([.$I5];0);0)" office:value-type="float" office:value="0">
            <text:p>0</text:p>
          </table:table-cell>
          <table:table-cell table:style-name="ce952"/>
          <table:table-cell table:style-name="ce957" table:formula="of:=ROUND([.$E6]*([.$B$6]/[.$B$9]);0)" office:value-type="float" office:value="0">
            <text:p>- </text:p>
          </table:table-cell>
          <table:table-cell table:style-name="ce964" table:formula="of:=IF([.$B$12]-[.$G6]&lt;[.$B$12];IF([.$E6]&gt;[.$B$12];IF([.E6]-([.$B$12]-[.$G6])&gt;[.$B$11]+1;[.$B$12]-[.$G6];[.E6]);[.E6]);0)" office:value-type="float" office:value="0">
            <text:p>- </text:p>
          </table:table-cell>
          <table:table-cell table:style-name="ce964" table:formula="of:=[.$E6]-[.$H6]" office:value-type="float" office:value="0">
            <text:p>- </text:p>
          </table:table-cell>
          <table:table-cell table:style-name="ce964" table:formula="of:=IF([.$E6]&gt;0;IF([.$I6]&gt;0;[.$B$12];[.$E6]+[.$G6]);&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investissement</text:p>
          </table:table-cell>
          <table:table-cell table:style-name="ce935" table:formula="of:=+[$'1.1 Plan de financement '.G19]" office:value-type="float" office:value="0">
            <text:p>0</text:p>
          </table:table-cell>
          <table:table-cell table:style-name="ce945" office:value-type="float" office:value="3">
            <text:p>3</text:p>
          </table:table-cell>
          <table:table-cell table:style-name="ce943" office:value-type="float" office:value="1">
            <text:p>1</text:p>
          </table:table-cell>
          <table:table-cell table:style-name="ce949" table:formula="of:=IF([.$I6]&gt;=0;ROUND([.$I6];0);0)" office:value-type="float" office:value="0">
            <text:p>0</text:p>
          </table:table-cell>
          <table:table-cell table:style-name="ce952"/>
          <table:table-cell table:style-name="ce957" table:formula="of:=ROUND([.$E7]*([.$B$6]/[.$B$9]);0)" office:value-type="float" office:value="0">
            <text:p>- </text:p>
          </table:table-cell>
          <table:table-cell table:style-name="ce964" table:formula="of:=IF([.$B$12]-[.$G7]&lt;[.$B$12];IF([.$E7]&gt;[.$B$12];IF([.E7]-([.$B$12]-[.$G7])&gt;[.$B$11]+1;[.$B$12]-[.$G7];[.E7]);[.E7]);0)" office:value-type="float" office:value="0">
            <text:p>- </text:p>
          </table:table-cell>
          <table:table-cell table:style-name="ce964" table:formula="of:=[.$E7]-[.$H7]" office:value-type="float" office:value="0">
            <text:p>- </text:p>
          </table:table-cell>
          <table:table-cell table:style-name="ce964" table:formula="of:=IF([.$E7]&gt;0;IF([.$I7]&gt;0;[.$B$12];[.$E7]+[.$G7]);&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nombre d'années</text:p>
          </table:table-cell>
          <table:table-cell table:style-name="ce936" office:value-type="float" office:value="25">
            <text:p>25</text:p>
          </table:table-cell>
          <table:table-cell table:style-name="ce945" office:value-type="float" office:value="4">
            <text:p>4</text:p>
          </table:table-cell>
          <table:table-cell table:style-name="ce943" office:value-type="float" office:value="1">
            <text:p>1</text:p>
          </table:table-cell>
          <table:table-cell table:style-name="ce949" table:formula="of:=IF([.$I7]&gt;=0;ROUND([.$I7];0);0)" office:value-type="float" office:value="0">
            <text:p>0</text:p>
          </table:table-cell>
          <table:table-cell table:style-name="ce952"/>
          <table:table-cell table:style-name="ce957" table:formula="of:=ROUND([.$E8]*([.$B$6]/[.$B$9]);0)" office:value-type="float" office:value="0">
            <text:p>- </text:p>
          </table:table-cell>
          <table:table-cell table:style-name="ce964" table:formula="of:=IF([.$B$12]-[.$G8]&lt;[.$B$12];IF([.$E8]&gt;[.$B$12];IF([.E8]-([.$B$12]-[.$G8])&gt;[.$B$11]+1;[.$B$12]-[.$G8];[.E8]);[.E8]);0)" office:value-type="float" office:value="0">
            <text:p>- </text:p>
          </table:table-cell>
          <table:table-cell table:style-name="ce964" table:formula="of:=[.$E8]-[.$H8]" office:value-type="float" office:value="0">
            <text:p>- </text:p>
          </table:table-cell>
          <table:table-cell table:style-name="ce964" table:formula="of:=IF([.$E8]&gt;0;IF([.$I8]&gt;0;[.$B$12];[.$E8]+[.$G8]);&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nb. de paiements par année</text:p>
          </table:table-cell>
          <table:table-cell office:value-type="float" office:value="4">
            <text:p>4</text:p>
          </table:table-cell>
          <table:table-cell table:style-name="ce945" office:value-type="float" office:value="5">
            <text:p>5</text:p>
          </table:table-cell>
          <table:table-cell table:style-name="ce943" office:value-type="float" office:value="2">
            <text:p>2</text:p>
          </table:table-cell>
          <table:table-cell table:style-name="ce949" table:formula="of:=IF([.$I8]&gt;=0;ROUND([.$I8];0);0)" office:value-type="float" office:value="0">
            <text:p>0</text:p>
          </table:table-cell>
          <table:table-cell table:style-name="ce952"/>
          <table:table-cell table:style-name="ce957" table:formula="of:=ROUND([.$E9]*([.$B$6]/[.$B$9]);0)" office:value-type="float" office:value="0">
            <text:p>- </text:p>
          </table:table-cell>
          <table:table-cell table:style-name="ce964" table:formula="of:=IF([.$B$12]-[.$G9]&lt;[.$B$12];IF([.$E9]&gt;[.$B$12];IF([.E9]-([.$B$12]-[.$G9])&gt;[.$B$11]+1;[.$B$12]-[.$G9];[.E9]);[.E9]);0)" office:value-type="float" office:value="0">
            <text:p>- </text:p>
          </table:table-cell>
          <table:table-cell table:style-name="ce964" table:formula="of:=[.$E9]-[.$H9]" office:value-type="float" office:value="0">
            <text:p>- </text:p>
          </table:table-cell>
          <table:table-cell table:style-name="ce964" table:formula="of:=IF([.$E9]&gt;0;IF([.$I9]&gt;0;[.$B$12];[.$E9]+[.$G9]);&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number-columns-repeated="2"/>
          <table:table-cell table:style-name="ce945" office:value-type="float" office:value="6">
            <text:p>6</text:p>
          </table:table-cell>
          <table:table-cell table:style-name="ce943" office:value-type="float" office:value="2">
            <text:p>2</text:p>
          </table:table-cell>
          <table:table-cell table:style-name="ce949" table:formula="of:=IF([.$I9]&gt;=0;ROUND([.$I9];0);0)" office:value-type="float" office:value="0">
            <text:p>0</text:p>
          </table:table-cell>
          <table:table-cell table:style-name="ce952"/>
          <table:table-cell table:style-name="ce957" table:formula="of:=ROUND([.$E10]*([.$B$6]/[.$B$9]);0)" office:value-type="float" office:value="0">
            <text:p>- </text:p>
          </table:table-cell>
          <table:table-cell table:style-name="ce964" table:formula="of:=IF([.$B$12]-[.$G10]&lt;[.$B$12];IF([.$E10]&gt;[.$B$12];IF([.E10]-([.$B$12]-[.$G10])&gt;[.$B$11]+1;[.$B$12]-[.$G10];[.E10]);[.E10]);0)" office:value-type="float" office:value="0">
            <text:p>- </text:p>
          </table:table-cell>
          <table:table-cell table:style-name="ce964" table:formula="of:=[.$E10]-[.$H10]" office:value-type="float" office:value="0">
            <text:p>- </text:p>
          </table:table-cell>
          <table:table-cell table:style-name="ce964" table:formula="of:=IF([.$E10]&gt;0;IF([.$I10]&gt;0;[.$B$12];[.$E10]+[.$G10]);&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nb. total de paiements</text:p>
          </table:table-cell>
          <table:table-cell table:formula="of:=+[.B8]*[.B9]" office:value-type="float" office:value="100">
            <text:p>100</text:p>
          </table:table-cell>
          <table:table-cell table:style-name="ce945" office:value-type="float" office:value="7">
            <text:p>7</text:p>
          </table:table-cell>
          <table:table-cell table:style-name="ce943" office:value-type="float" office:value="2">
            <text:p>2</text:p>
          </table:table-cell>
          <table:table-cell table:style-name="ce949" table:formula="of:=IF([.$I10]&gt;=0;ROUND([.$I10];0);0)" office:value-type="float" office:value="0">
            <text:p>0</text:p>
          </table:table-cell>
          <table:table-cell table:style-name="ce952"/>
          <table:table-cell table:style-name="ce957" table:formula="of:=ROUND([.$E11]*([.$B$6]/[.$B$9]);0)" office:value-type="float" office:value="0">
            <text:p>- </text:p>
          </table:table-cell>
          <table:table-cell table:style-name="ce964" table:formula="of:=IF([.$B$12]-[.$G11]&lt;[.$B$12];IF([.$E11]&gt;[.$B$12];IF([.E11]-([.$B$12]-[.$G11])&gt;[.$B$11]+1;[.$B$12]-[.$G11];[.E11]);[.E11]);0)" office:value-type="float" office:value="0">
            <text:p>- </text:p>
          </table:table-cell>
          <table:table-cell table:style-name="ce964" table:formula="of:=[.$E11]-[.$H11]" office:value-type="float" office:value="0">
            <text:p>- </text:p>
          </table:table-cell>
          <table:table-cell table:style-name="ce964" table:formula="of:=IF([.$E11]&gt;0;IF([.$I11]&gt;0;[.$B$12];[.$E11]+[.$G11]);&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style-name="ce929" table:formula="of:=[.J4]" office:value-type="string" office:string-value="trimestrialités">
            <text:p>trimestrialités</text:p>
          </table:table-cell>
          <table:table-cell table:style-name="ce937" table:formula="of:=ROUND(([.B6]*((1+([.B6]/[.B9]))^[.B11])/(((1+([.B6]/[.B9]))^[.B11])-1))*[.B7]/[.B9];0)" office:value-type="float" office:value="0">
            <text:p>0</text:p>
          </table:table-cell>
          <table:table-cell table:style-name="ce945" office:value-type="float" office:value="8">
            <text:p>8</text:p>
          </table:table-cell>
          <table:table-cell table:style-name="ce943" office:value-type="float" office:value="2">
            <text:p>2</text:p>
          </table:table-cell>
          <table:table-cell table:style-name="ce949" table:formula="of:=IF([.$I11]&gt;=0;ROUND([.$I11];0);0)" office:value-type="float" office:value="0">
            <text:p>0</text:p>
          </table:table-cell>
          <table:table-cell table:style-name="ce952"/>
          <table:table-cell table:style-name="ce957" table:formula="of:=ROUND([.$E12]*([.$B$6]/[.$B$9]);0)" office:value-type="float" office:value="0">
            <text:p>- </text:p>
          </table:table-cell>
          <table:table-cell table:style-name="ce964" table:formula="of:=IF([.$B$12]-[.$G12]&lt;[.$B$12];IF([.$E12]&gt;[.$B$12];IF([.E12]-([.$B$12]-[.$G12])&gt;[.$B$11]+1;[.$B$12]-[.$G12];[.E12]);[.E12]);0)" office:value-type="float" office:value="0">
            <text:p>- </text:p>
          </table:table-cell>
          <table:table-cell table:style-name="ce964" table:formula="of:=[.$E12]-[.$H12]" office:value-type="float" office:value="0">
            <text:p>- </text:p>
          </table:table-cell>
          <table:table-cell table:style-name="ce964" table:formula="of:=IF([.$E12]&gt;0;IF([.$I12]&gt;0;[.$B$12];[.$E12]+[.$G12]);&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office:value-type="string">
            <text:p>annuellement</text:p>
          </table:table-cell>
          <table:table-cell table:style-name="ce937" table:formula="of:=[.B9]*[.B12]" office:value-type="float" office:value="0">
            <text:p>0</text:p>
          </table:table-cell>
          <table:table-cell table:style-name="ce945" office:value-type="float" office:value="9">
            <text:p>9</text:p>
          </table:table-cell>
          <table:table-cell table:style-name="ce943" office:value-type="float" office:value="3">
            <text:p>3</text:p>
          </table:table-cell>
          <table:table-cell table:style-name="ce949" table:formula="of:=IF([.$I12]&gt;=0;ROUND([.$I12];0);0)" office:value-type="float" office:value="0">
            <text:p>0</text:p>
          </table:table-cell>
          <table:table-cell table:style-name="ce952"/>
          <table:table-cell table:style-name="ce957" table:formula="of:=ROUND([.$E13]*([.$B$6]/[.$B$9]);0)" office:value-type="float" office:value="0">
            <text:p>- </text:p>
          </table:table-cell>
          <table:table-cell table:style-name="ce964" table:formula="of:=IF([.$B$12]-[.$G13]&lt;[.$B$12];IF([.$E13]&gt;[.$B$12];IF([.E13]-([.$B$12]-[.$G13])&gt;[.$B$11]+1;[.$B$12]-[.$G13];[.E13]);[.E13]);0)" office:value-type="float" office:value="0">
            <text:p>- </text:p>
          </table:table-cell>
          <table:table-cell table:style-name="ce964" table:formula="of:=[.$E13]-[.$H13]" office:value-type="float" office:value="0">
            <text:p>- </text:p>
          </table:table-cell>
          <table:table-cell table:style-name="ce964" table:formula="of:=IF([.$E13]&gt;0;IF([.$I13]&gt;0;[.$B$12];[.$E13]+[.$G13]);&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table-cell table:style-name="ce938"/>
          <table:table-cell table:style-name="ce945" office:value-type="float" office:value="10">
            <text:p>10</text:p>
          </table:table-cell>
          <table:table-cell table:style-name="ce943" office:value-type="float" office:value="3">
            <text:p>3</text:p>
          </table:table-cell>
          <table:table-cell table:style-name="ce949" table:formula="of:=IF([.$I13]&gt;=0;ROUND([.$I13];0);0)" office:value-type="float" office:value="0">
            <text:p>0</text:p>
          </table:table-cell>
          <table:table-cell table:style-name="ce952"/>
          <table:table-cell table:style-name="ce957" table:formula="of:=ROUND([.$E14]*([.$B$6]/[.$B$9]);0)" office:value-type="float" office:value="0">
            <text:p>- </text:p>
          </table:table-cell>
          <table:table-cell table:style-name="ce964" table:formula="of:=IF([.$B$12]-[.$G14]&lt;[.$B$12];IF([.$E14]&gt;[.$B$12];IF([.E14]-([.$B$12]-[.$G14])&gt;[.$B$11]+1;[.$B$12]-[.$G14];[.E14]);[.E14]);0)" office:value-type="float" office:value="0">
            <text:p>- </text:p>
          </table:table-cell>
          <table:table-cell table:style-name="ce964" table:formula="of:=[.$E14]-[.$H14]" office:value-type="float" office:value="0">
            <text:p>- </text:p>
          </table:table-cell>
          <table:table-cell table:style-name="ce964" table:formula="of:=IF([.$E14]&gt;0;IF([.$I14]&gt;0;[.$B$12];[.$E14]+[.$G14]);&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style-name="ce930"/>
          <table:table-cell table:style-name="ce938"/>
          <table:table-cell table:style-name="ce945" office:value-type="float" office:value="11">
            <text:p>11</text:p>
          </table:table-cell>
          <table:table-cell table:style-name="ce943" office:value-type="float" office:value="3">
            <text:p>3</text:p>
          </table:table-cell>
          <table:table-cell table:style-name="ce949" table:formula="of:=IF([.$I14]&gt;=0;ROUND([.$I14];0);0)" office:value-type="float" office:value="0">
            <text:p>0</text:p>
          </table:table-cell>
          <table:table-cell table:style-name="ce952"/>
          <table:table-cell table:style-name="ce957" table:formula="of:=ROUND([.$E15]*([.$B$6]/[.$B$9]);0)" office:value-type="float" office:value="0">
            <text:p>- </text:p>
          </table:table-cell>
          <table:table-cell table:style-name="ce964" table:formula="of:=IF([.$B$12]-[.$G15]&lt;[.$B$12];IF([.$E15]&gt;[.$B$12];IF([.E15]-([.$B$12]-[.$G15])&gt;[.$B$11]+1;[.$B$12]-[.$G15];[.E15]);[.E15]);0)" office:value-type="float" office:value="0">
            <text:p>- </text:p>
          </table:table-cell>
          <table:table-cell table:style-name="ce964" table:formula="of:=[.$E15]-[.$H15]" office:value-type="float" office:value="0">
            <text:p>- </text:p>
          </table:table-cell>
          <table:table-cell table:style-name="ce964" table:formula="of:=IF([.$E15]&gt;0;IF([.$I15]&gt;0;[.$B$12];[.$E15]+[.$G15]);&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style-name="ce930"/>
          <table:table-cell table:style-name="ce938"/>
          <table:table-cell table:style-name="ce945" office:value-type="float" office:value="12">
            <text:p>12</text:p>
          </table:table-cell>
          <table:table-cell table:style-name="ce943" office:value-type="float" office:value="3">
            <text:p>3</text:p>
          </table:table-cell>
          <table:table-cell table:style-name="ce949" table:formula="of:=IF([.$I15]&gt;=0;ROUND([.$I15];0);0)" office:value-type="float" office:value="0">
            <text:p>0</text:p>
          </table:table-cell>
          <table:table-cell table:style-name="ce952"/>
          <table:table-cell table:style-name="ce957" table:formula="of:=ROUND([.$E16]*([.$B$6]/[.$B$9]);0)" office:value-type="float" office:value="0">
            <text:p>- </text:p>
          </table:table-cell>
          <table:table-cell table:style-name="ce964" table:formula="of:=IF([.$B$12]-[.$G16]&lt;[.$B$12];IF([.$E16]&gt;[.$B$12];IF([.E16]-([.$B$12]-[.$G16])&gt;[.$B$11]+1;[.$B$12]-[.$G16];[.E16]);[.E16]);0)" office:value-type="float" office:value="0">
            <text:p>- </text:p>
          </table:table-cell>
          <table:table-cell table:style-name="ce964" table:formula="of:=[.$E16]-[.$H16]" office:value-type="float" office:value="0">
            <text:p>- </text:p>
          </table:table-cell>
          <table:table-cell table:style-name="ce964" table:formula="of:=IF([.$E16]&gt;0;IF([.$I16]&gt;0;[.$B$12];[.$E16]+[.$G16]);&quot; &quot;)" office:value-type="string" office:string-value="  ">
            <text:p><text:s text:c="2"/></text:p>
          </table:table-cell>
          <table:table-cell table:style-name="ce968"/>
          <table:table-cell/>
          <table:table-cell table:style-name="ce973"/>
          <table:table-cell table:number-columns-repeated="1011"/>
        </table:table-row>
        <table:table-row table:style-name="ro2">
          <table:table-cell/>
          <table:table-cell table:style-name="ce939"/>
          <table:table-cell table:style-name="ce946" table:formula="of:=IF([.I16]&gt;[.B12];&quot;13&quot;;&quot; &quot;)" office:value-type="string" office:string-value=" ">
            <text:p><text:s/></text:p>
          </table:table-cell>
          <table:table-cell table:style-name="ce943" office:value-type="float" office:value="4">
            <text:p>4</text:p>
          </table:table-cell>
          <table:table-cell table:style-name="ce949" table:formula="of:=IF([.$I16]&gt;=0;ROUND([.$I16];0);0)" office:value-type="float" office:value="0">
            <text:p>0</text:p>
          </table:table-cell>
          <table:table-cell table:style-name="ce952"/>
          <table:table-cell table:style-name="ce957" table:formula="of:=ROUND([.$E17]*([.$B$6]/[.$B$9]);0)" office:value-type="float" office:value="0">
            <text:p>- </text:p>
          </table:table-cell>
          <table:table-cell table:style-name="ce964" table:formula="of:=IF([.$B$12]-[.$G17]&lt;[.$B$12];IF([.$E17]&gt;[.$B$12];IF([.E17]-([.$B$12]-[.$G17])&gt;[.$B$11]+1;[.$B$12]-[.$G17];[.E17]);[.E17]);0)" office:value-type="float" office:value="0">
            <text:p>- </text:p>
          </table:table-cell>
          <table:table-cell table:style-name="ce964" table:formula="of:=[.$E17]-[.$H17]" office:value-type="float" office:value="0">
            <text:p>- </text:p>
          </table:table-cell>
          <table:table-cell table:style-name="ce964" table:formula="of:=IF([.$E17]&gt;0;IF([.$I17]&gt;0;[.$B$12];[.$E17]+[.$G17]);&quot; &quot;)" office:value-type="string" office:string-value="  ">
            <text:p><text:s text:c="2"/></text:p>
          </table:table-cell>
          <table:table-cell table:style-name="ce968"/>
          <table:table-cell table:number-columns-repeated="1013"/>
        </table:table-row>
        <table:table-row table:style-name="ro2">
          <table:table-cell/>
          <table:table-cell table:style-name="ce940"/>
          <table:table-cell table:style-name="ce946" table:formula="of:=IF([.I17]&gt;[.$B$12];&quot;14&quot;;&quot; &quot;)" office:value-type="string" office:string-value=" ">
            <text:p><text:s/></text:p>
          </table:table-cell>
          <table:table-cell table:style-name="ce943" office:value-type="float" office:value="4">
            <text:p>4</text:p>
          </table:table-cell>
          <table:table-cell table:style-name="ce949" table:formula="of:=IF([.$I17]&gt;=0;ROUND([.$I17];0);0)" office:value-type="float" office:value="0">
            <text:p>0</text:p>
          </table:table-cell>
          <table:table-cell table:style-name="ce952"/>
          <table:table-cell table:style-name="ce957" table:formula="of:=ROUND([.$E18]*([.$B$6]/[.$B$9]);0)" office:value-type="float" office:value="0">
            <text:p>- </text:p>
          </table:table-cell>
          <table:table-cell table:style-name="ce964" table:formula="of:=IF([.$B$12]-[.$G18]&lt;[.$B$12];IF([.$E18]&gt;[.$B$12];IF([.E18]-([.$B$12]-[.$G18])&gt;[.$B$11]+1;[.$B$12]-[.$G18];[.E18]);[.E18]);0)" office:value-type="float" office:value="0">
            <text:p>- </text:p>
          </table:table-cell>
          <table:table-cell table:style-name="ce964" table:formula="of:=[.$E18]-[.$H18]" office:value-type="float" office:value="0">
            <text:p>- </text:p>
          </table:table-cell>
          <table:table-cell table:style-name="ce964" table:formula="of:=IF([.$E18]&gt;0;IF([.$I18]&gt;0;[.$B$12];[.$E18]+[.$G18]);&quot; &quot;)" office:value-type="string" office:string-value="  ">
            <text:p><text:s text:c="2"/></text:p>
          </table:table-cell>
          <table:table-cell table:style-name="ce968"/>
          <table:table-cell table:number-columns-repeated="1013"/>
        </table:table-row>
        <table:table-row table:style-name="ro2">
          <table:table-cell/>
          <table:table-cell table:style-name="ce940"/>
          <table:table-cell table:style-name="ce946" table:formula="of:=IF([.I18]&gt;[.$B$12];&quot;15&quot;;&quot; &quot;)" office:value-type="string" office:string-value=" ">
            <text:p><text:s/></text:p>
          </table:table-cell>
          <table:table-cell table:style-name="ce943" office:value-type="float" office:value="4">
            <text:p>4</text:p>
          </table:table-cell>
          <table:table-cell table:style-name="ce949" table:formula="of:=IF([.$I18]&gt;=0;ROUND([.$I18];0);0)" office:value-type="float" office:value="0">
            <text:p>0</text:p>
          </table:table-cell>
          <table:table-cell table:style-name="ce952"/>
          <table:table-cell table:style-name="ce957" table:formula="of:=ROUND([.$E19]*([.$B$6]/[.$B$9]);0)" office:value-type="float" office:value="0">
            <text:p>- </text:p>
          </table:table-cell>
          <table:table-cell table:style-name="ce964" table:formula="of:=IF([.$B$12]-[.$G19]&lt;[.$B$12];IF([.$E19]&gt;[.$B$12];IF([.E19]-([.$B$12]-[.$G19])&gt;[.$B$11]+1;[.$B$12]-[.$G19];[.E19]);[.E19]);0)" office:value-type="float" office:value="0">
            <text:p>- </text:p>
          </table:table-cell>
          <table:table-cell table:style-name="ce964" table:formula="of:=[.$E19]-[.$H19]" office:value-type="float" office:value="0">
            <text:p>- </text:p>
          </table:table-cell>
          <table:table-cell table:style-name="ce964" table:formula="of:=IF([.$E19]&gt;0;IF([.$I19]&gt;0;[.$B$12];[.$E19]+[.$G19]);&quot; &quot;)" office:value-type="string" office:string-value="  ">
            <text:p><text:s text:c="2"/></text:p>
          </table:table-cell>
          <table:table-cell table:style-name="ce968"/>
          <table:table-cell table:number-columns-repeated="1013"/>
        </table:table-row>
        <table:table-row table:style-name="ro2">
          <table:table-cell/>
          <table:table-cell table:style-name="ce940"/>
          <table:table-cell table:style-name="ce946" office:value-type="float" office:value="16">
            <text:p>16</text:p>
          </table:table-cell>
          <table:table-cell table:style-name="ce943" office:value-type="float" office:value="4">
            <text:p>4</text:p>
          </table:table-cell>
          <table:table-cell table:style-name="ce949" table:formula="of:=IF([.$I19]&gt;=0;ROUND([.$I19];0);0)" office:value-type="float" office:value="0">
            <text:p>0</text:p>
          </table:table-cell>
          <table:table-cell table:style-name="ce952"/>
          <table:table-cell table:style-name="ce957" table:formula="of:=ROUND([.$E20]*([.$B$6]/[.$B$9]);0)" office:value-type="float" office:value="0">
            <text:p>- </text:p>
          </table:table-cell>
          <table:table-cell table:style-name="ce964" table:formula="of:=IF([.$B$12]-[.$G20]&lt;[.$B$12];IF([.$E20]&gt;[.$B$12];IF([.E20]-([.$B$12]-[.$G20])&gt;[.$B$11]+1;[.$B$12]-[.$G20];[.E20]);[.E20]);0)" office:value-type="float" office:value="0">
            <text:p>- </text:p>
          </table:table-cell>
          <table:table-cell table:style-name="ce964" table:formula="of:=[.$E20]-[.$H20]" office:value-type="float" office:value="0">
            <text:p>- </text:p>
          </table:table-cell>
          <table:table-cell table:style-name="ce964" table:formula="of:=IF([.$E20]&gt;0;IF([.$I20]&gt;0;[.$B$12];[.$E20]+[.$G20]);&quot; &quot;)" office:value-type="string" office:string-value="  ">
            <text:p><text:s text:c="2"/></text:p>
          </table:table-cell>
          <table:table-cell table:style-name="ce968"/>
          <table:table-cell table:number-columns-repeated="1013"/>
        </table:table-row>
        <table:table-row table:style-name="ro2">
          <table:table-cell table:number-columns-repeated="2"/>
          <table:table-cell table:style-name="ce946" office:value-type="float" office:value="17">
            <text:p>17</text:p>
          </table:table-cell>
          <table:table-cell table:style-name="ce943" office:value-type="float" office:value="5">
            <text:p>5</text:p>
          </table:table-cell>
          <table:table-cell table:style-name="ce949" table:formula="of:=IF([.$I20]&gt;=0;ROUND([.$I20];0);0)" office:value-type="float" office:value="0">
            <text:p>0</text:p>
          </table:table-cell>
          <table:table-cell table:style-name="ce952"/>
          <table:table-cell table:style-name="ce957" table:formula="of:=ROUND([.$E21]*([.$B$6]/[.$B$9]);0)" office:value-type="float" office:value="0">
            <text:p>- </text:p>
          </table:table-cell>
          <table:table-cell table:style-name="ce964" table:formula="of:=IF([.$B$12]-[.$G21]&lt;[.$B$12];IF([.$E21]&gt;[.$B$12];IF([.E21]-([.$B$12]-[.$G21])&gt;[.$B$11]+1;[.$B$12]-[.$G21];[.E21]);[.E21]);0)" office:value-type="float" office:value="0">
            <text:p>- </text:p>
          </table:table-cell>
          <table:table-cell table:style-name="ce964" table:formula="of:=[.$E21]-[.$H21]" office:value-type="float" office:value="0">
            <text:p>- </text:p>
          </table:table-cell>
          <table:table-cell table:style-name="ce964" table:formula="of:=IF([.$E21]&gt;0;IF([.$I21]&gt;0;[.$B$12];[.$E21]+[.$G2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8">
            <text:p>18</text:p>
          </table:table-cell>
          <table:table-cell table:style-name="ce943" office:value-type="float" office:value="5">
            <text:p>5</text:p>
          </table:table-cell>
          <table:table-cell table:style-name="ce949" table:formula="of:=IF([.$I21]&gt;=0;ROUND([.$I21];0);0)" office:value-type="float" office:value="0">
            <text:p>0</text:p>
          </table:table-cell>
          <table:table-cell table:style-name="ce952"/>
          <table:table-cell table:style-name="ce957" table:formula="of:=ROUND([.$E22]*([.$B$6]/[.$B$9]);0)" office:value-type="float" office:value="0">
            <text:p>- </text:p>
          </table:table-cell>
          <table:table-cell table:style-name="ce964" table:formula="of:=IF([.$B$12]-[.$G22]&lt;[.$B$12];IF([.$E22]&gt;[.$B$12];IF([.E22]-([.$B$12]-[.$G22])&gt;[.$B$11]+1;[.$B$12]-[.$G22];[.E22]);[.E22]);0)" office:value-type="float" office:value="0">
            <text:p>- </text:p>
          </table:table-cell>
          <table:table-cell table:style-name="ce964" table:formula="of:=[.$E22]-[.$H22]" office:value-type="float" office:value="0">
            <text:p>- </text:p>
          </table:table-cell>
          <table:table-cell table:style-name="ce964" table:formula="of:=IF([.$E22]&gt;0;IF([.$I22]&gt;0;[.$B$12];[.$E22]+[.$G22]);&quot; &quot;)" office:value-type="string" office:string-value="  ">
            <text:p><text:s text:c="2"/></text:p>
          </table:table-cell>
          <table:table-cell table:style-name="ce968"/>
          <table:table-cell table:number-columns-repeated="1013"/>
        </table:table-row>
        <table:table-row table:style-name="ro2">
          <table:table-cell table:number-columns-repeated="2"/>
          <table:table-cell table:style-name="ce946" office:value-type="float" office:value="19">
            <text:p>19</text:p>
          </table:table-cell>
          <table:table-cell table:style-name="ce943" office:value-type="float" office:value="5">
            <text:p>5</text:p>
          </table:table-cell>
          <table:table-cell table:style-name="ce949" table:formula="of:=IF([.$I22]&gt;=0;ROUND([.$I22];0);0)" office:value-type="float" office:value="0">
            <text:p>0</text:p>
          </table:table-cell>
          <table:table-cell table:style-name="ce952"/>
          <table:table-cell table:style-name="ce957" table:formula="of:=ROUND([.$E23]*([.$B$6]/[.$B$9]);0)" office:value-type="float" office:value="0">
            <text:p>- </text:p>
          </table:table-cell>
          <table:table-cell table:style-name="ce964" table:formula="of:=IF([.$B$12]-[.$G23]&lt;[.$B$12];IF([.$E23]&gt;[.$B$12];IF([.E23]-([.$B$12]-[.$G23])&gt;[.$B$11]+1;[.$B$12]-[.$G23];[.E23]);[.E23]);0)" office:value-type="float" office:value="0">
            <text:p>- </text:p>
          </table:table-cell>
          <table:table-cell table:style-name="ce964" table:formula="of:=[.$E23]-[.$H23]" office:value-type="float" office:value="0">
            <text:p>- </text:p>
          </table:table-cell>
          <table:table-cell table:style-name="ce964" table:formula="of:=IF([.$E23]&gt;0;IF([.$I23]&gt;0;[.$B$12];[.$E23]+[.$G2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0">
            <text:p>20</text:p>
          </table:table-cell>
          <table:table-cell table:style-name="ce943" office:value-type="float" office:value="5">
            <text:p>5</text:p>
          </table:table-cell>
          <table:table-cell table:style-name="ce949" table:formula="of:=IF([.$I23]&gt;=0;ROUND([.$I23];0);0)" office:value-type="float" office:value="0">
            <text:p>0</text:p>
          </table:table-cell>
          <table:table-cell table:style-name="ce952"/>
          <table:table-cell table:style-name="ce957" table:formula="of:=ROUND([.$E24]*([.$B$6]/[.$B$9]);0)" office:value-type="float" office:value="0">
            <text:p>- </text:p>
          </table:table-cell>
          <table:table-cell table:style-name="ce964" table:formula="of:=IF([.$B$12]-[.$G24]&lt;[.$B$12];IF([.$E24]&gt;[.$B$12];IF([.E24]-([.$B$12]-[.$G24])&gt;[.$B$11]+1;[.$B$12]-[.$G24];[.E24]);[.E24]);0)" office:value-type="float" office:value="0">
            <text:p>- </text:p>
          </table:table-cell>
          <table:table-cell table:style-name="ce964" table:formula="of:=[.$E24]-[.$H24]" office:value-type="float" office:value="0">
            <text:p>- </text:p>
          </table:table-cell>
          <table:table-cell table:style-name="ce964" table:formula="of:=IF([.$E24]&gt;0;IF([.$I24]&gt;0;[.$B$12];[.$E24]+[.$G2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1">
            <text:p>21</text:p>
          </table:table-cell>
          <table:table-cell table:style-name="ce943" office:value-type="float" office:value="6">
            <text:p>6</text:p>
          </table:table-cell>
          <table:table-cell table:style-name="ce949" table:formula="of:=IF([.$I24]&gt;=0;ROUND([.$I24];0);0)" office:value-type="float" office:value="0">
            <text:p>0</text:p>
          </table:table-cell>
          <table:table-cell table:style-name="ce952"/>
          <table:table-cell table:style-name="ce957" table:formula="of:=ROUND([.$E25]*([.$B$6]/[.$B$9]);0)" office:value-type="float" office:value="0">
            <text:p>- </text:p>
          </table:table-cell>
          <table:table-cell table:style-name="ce964" table:formula="of:=IF([.$B$12]-[.$G25]&lt;[.$B$12];IF([.$E25]&gt;[.$B$12];IF([.E25]-([.$B$12]-[.$G25])&gt;[.$B$11]+1;[.$B$12]-[.$G25];[.E25]);[.E25]);0)" office:value-type="float" office:value="0">
            <text:p>- </text:p>
          </table:table-cell>
          <table:table-cell table:style-name="ce964" table:formula="of:=[.$E25]-[.$H25]" office:value-type="float" office:value="0">
            <text:p>- </text:p>
          </table:table-cell>
          <table:table-cell table:style-name="ce964" table:formula="of:=IF([.$E25]&gt;0;IF([.$I25]&gt;0;[.$B$12];[.$E25]+[.$G2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2">
            <text:p>22</text:p>
          </table:table-cell>
          <table:table-cell table:style-name="ce943" office:value-type="float" office:value="6">
            <text:p>6</text:p>
          </table:table-cell>
          <table:table-cell table:style-name="ce949" table:formula="of:=IF([.$I25]&gt;=0;ROUND([.$I25];0);0)" office:value-type="float" office:value="0">
            <text:p>0</text:p>
          </table:table-cell>
          <table:table-cell table:style-name="ce952"/>
          <table:table-cell table:style-name="ce957" table:formula="of:=ROUND([.$E26]*([.$B$6]/[.$B$9]);0)" office:value-type="float" office:value="0">
            <text:p>- </text:p>
          </table:table-cell>
          <table:table-cell table:style-name="ce964" table:formula="of:=IF([.$B$12]-[.$G26]&lt;[.$B$12];IF([.$E26]&gt;[.$B$12];IF([.E26]-([.$B$12]-[.$G26])&gt;[.$B$11]+1;[.$B$12]-[.$G26];[.E26]);[.E26]);0)" office:value-type="float" office:value="0">
            <text:p>- </text:p>
          </table:table-cell>
          <table:table-cell table:style-name="ce964" table:formula="of:=[.$E26]-[.$H26]" office:value-type="float" office:value="0">
            <text:p>- </text:p>
          </table:table-cell>
          <table:table-cell table:style-name="ce964" table:formula="of:=IF([.$E26]&gt;0;IF([.$I26]&gt;0;[.$B$12];[.$E26]+[.$G2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3">
            <text:p>23</text:p>
          </table:table-cell>
          <table:table-cell table:style-name="ce943" office:value-type="float" office:value="6">
            <text:p>6</text:p>
          </table:table-cell>
          <table:table-cell table:style-name="ce949" table:formula="of:=IF([.$I26]&gt;=0;ROUND([.$I26];0);0)" office:value-type="float" office:value="0">
            <text:p>0</text:p>
          </table:table-cell>
          <table:table-cell table:style-name="ce952"/>
          <table:table-cell table:style-name="ce957" table:formula="of:=ROUND([.$E27]*([.$B$6]/[.$B$9]);0)" office:value-type="float" office:value="0">
            <text:p>- </text:p>
          </table:table-cell>
          <table:table-cell table:style-name="ce964" table:formula="of:=IF([.$B$12]-[.$G27]&lt;[.$B$12];IF([.$E27]&gt;[.$B$12];IF([.E27]-([.$B$12]-[.$G27])&gt;[.$B$11]+1;[.$B$12]-[.$G27];[.E27]);[.E27]);0)" office:value-type="float" office:value="0">
            <text:p>- </text:p>
          </table:table-cell>
          <table:table-cell table:style-name="ce964" table:formula="of:=[.$E27]-[.$H27]" office:value-type="float" office:value="0">
            <text:p>- </text:p>
          </table:table-cell>
          <table:table-cell table:style-name="ce964" table:formula="of:=IF([.$E27]&gt;0;IF([.$I27]&gt;0;[.$B$12];[.$E27]+[.$G2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4">
            <text:p>24</text:p>
          </table:table-cell>
          <table:table-cell table:style-name="ce943" office:value-type="float" office:value="6">
            <text:p>6</text:p>
          </table:table-cell>
          <table:table-cell table:style-name="ce949" table:formula="of:=IF([.$I27]&gt;=0;ROUND([.$I27];0);0)" office:value-type="float" office:value="0">
            <text:p>0</text:p>
          </table:table-cell>
          <table:table-cell table:style-name="ce952"/>
          <table:table-cell table:style-name="ce957" table:formula="of:=ROUND([.$E28]*([.$B$6]/[.$B$9]);0)" office:value-type="float" office:value="0">
            <text:p>- </text:p>
          </table:table-cell>
          <table:table-cell table:style-name="ce964" table:formula="of:=IF([.$B$12]-[.$G28]&lt;[.$B$12];IF([.$E28]&gt;[.$B$12];IF([.E28]-([.$B$12]-[.$G28])&gt;[.$B$11]+1;[.$B$12]-[.$G28];[.E28]);[.E28]);0)" office:value-type="float" office:value="0">
            <text:p>- </text:p>
          </table:table-cell>
          <table:table-cell table:style-name="ce964" table:formula="of:=[.$E28]-[.$H28]" office:value-type="float" office:value="0">
            <text:p>- </text:p>
          </table:table-cell>
          <table:table-cell table:style-name="ce964" table:formula="of:=IF([.$E28]&gt;0;IF([.$I28]&gt;0;[.$B$12];[.$E28]+[.$G2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5">
            <text:p>25</text:p>
          </table:table-cell>
          <table:table-cell table:style-name="ce943" office:value-type="float" office:value="7">
            <text:p>7</text:p>
          </table:table-cell>
          <table:table-cell table:style-name="ce949" table:formula="of:=IF([.$I28]&gt;=0;ROUND([.$I28];0);0)" office:value-type="float" office:value="0">
            <text:p>0</text:p>
          </table:table-cell>
          <table:table-cell table:style-name="ce952"/>
          <table:table-cell table:style-name="ce957" table:formula="of:=ROUND([.$E29]*([.$B$6]/[.$B$9]);0)" office:value-type="float" office:value="0">
            <text:p>- </text:p>
          </table:table-cell>
          <table:table-cell table:style-name="ce964" table:formula="of:=IF([.$B$12]-[.$G29]&lt;[.$B$12];IF([.$E29]&gt;[.$B$12];IF([.E29]-([.$B$12]-[.$G29])&gt;[.$B$11]+1;[.$B$12]-[.$G29];[.E29]);[.E29]);0)" office:value-type="float" office:value="0">
            <text:p>- </text:p>
          </table:table-cell>
          <table:table-cell table:style-name="ce964" table:formula="of:=[.$E29]-[.$H29]" office:value-type="float" office:value="0">
            <text:p>- </text:p>
          </table:table-cell>
          <table:table-cell table:style-name="ce964" table:formula="of:=IF([.$E29]&gt;0;IF([.$I29]&gt;0;[.$B$12];[.$E29]+[.$G2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6">
            <text:p>26</text:p>
          </table:table-cell>
          <table:table-cell table:style-name="ce943" office:value-type="float" office:value="7">
            <text:p>7</text:p>
          </table:table-cell>
          <table:table-cell table:style-name="ce949" table:formula="of:=IF([.$I29]&gt;=0;ROUND([.$I29];0);0)" office:value-type="float" office:value="0">
            <text:p>0</text:p>
          </table:table-cell>
          <table:table-cell table:style-name="ce952"/>
          <table:table-cell table:style-name="ce957" table:formula="of:=ROUND([.$E30]*([.$B$6]/[.$B$9]);0)" office:value-type="float" office:value="0">
            <text:p>- </text:p>
          </table:table-cell>
          <table:table-cell table:style-name="ce964" table:formula="of:=IF([.$B$12]-[.$G30]&lt;[.$B$12];IF([.$E30]&gt;[.$B$12];IF([.E30]-([.$B$12]-[.$G30])&gt;[.$B$11]+1;[.$B$12]-[.$G30];[.E30]);[.E30]);0)" office:value-type="float" office:value="0">
            <text:p>- </text:p>
          </table:table-cell>
          <table:table-cell table:style-name="ce964" table:formula="of:=[.$E30]-[.$H30]" office:value-type="float" office:value="0">
            <text:p>- </text:p>
          </table:table-cell>
          <table:table-cell table:style-name="ce964" table:formula="of:=IF([.$E30]&gt;0;IF([.$I30]&gt;0;[.$B$12];[.$E30]+[.$G3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7">
            <text:p>27</text:p>
          </table:table-cell>
          <table:table-cell table:style-name="ce943" office:value-type="float" office:value="7">
            <text:p>7</text:p>
          </table:table-cell>
          <table:table-cell table:style-name="ce949" table:formula="of:=IF([.$I30]&gt;=0;ROUND([.$I30];0);0)" office:value-type="float" office:value="0">
            <text:p>0</text:p>
          </table:table-cell>
          <table:table-cell table:style-name="ce952"/>
          <table:table-cell table:style-name="ce957" table:formula="of:=ROUND([.$E31]*([.$B$6]/[.$B$9]);0)" office:value-type="float" office:value="0">
            <text:p>- </text:p>
          </table:table-cell>
          <table:table-cell table:style-name="ce964" table:formula="of:=IF([.$B$12]-[.$G31]&lt;[.$B$12];IF([.$E31]&gt;[.$B$12];IF([.E31]-([.$B$12]-[.$G31])&gt;[.$B$11]+1;[.$B$12]-[.$G31];[.E31]);[.E31]);0)" office:value-type="float" office:value="0">
            <text:p>- </text:p>
          </table:table-cell>
          <table:table-cell table:style-name="ce964" table:formula="of:=[.$E31]-[.$H31]" office:value-type="float" office:value="0">
            <text:p>- </text:p>
          </table:table-cell>
          <table:table-cell table:style-name="ce964" table:formula="of:=IF([.$E31]&gt;0;IF([.$I31]&gt;0;[.$B$12];[.$E31]+[.$G3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8">
            <text:p>28</text:p>
          </table:table-cell>
          <table:table-cell table:style-name="ce943" office:value-type="float" office:value="7">
            <text:p>7</text:p>
          </table:table-cell>
          <table:table-cell table:style-name="ce949" table:formula="of:=IF([.$I31]&gt;=0;ROUND([.$I31];0);0)" office:value-type="float" office:value="0">
            <text:p>0</text:p>
          </table:table-cell>
          <table:table-cell table:style-name="ce952"/>
          <table:table-cell table:style-name="ce957" table:formula="of:=ROUND([.$E32]*([.$B$6]/[.$B$9]);0)" office:value-type="float" office:value="0">
            <text:p>- </text:p>
          </table:table-cell>
          <table:table-cell table:style-name="ce964" table:formula="of:=IF([.$B$12]-[.$G32]&lt;[.$B$12];IF([.$E32]&gt;[.$B$12];IF([.E32]-([.$B$12]-[.$G32])&gt;[.$B$11]+1;[.$B$12]-[.$G32];[.E32]);[.E32]);0)" office:value-type="float" office:value="0">
            <text:p>- </text:p>
          </table:table-cell>
          <table:table-cell table:style-name="ce964" table:formula="of:=[.$E32]-[.$H32]" office:value-type="float" office:value="0">
            <text:p>- </text:p>
          </table:table-cell>
          <table:table-cell table:style-name="ce964" table:formula="of:=IF([.$E32]&gt;0;IF([.$I32]&gt;0;[.$B$12];[.$E32]+[.$G3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29">
            <text:p>29</text:p>
          </table:table-cell>
          <table:table-cell table:style-name="ce943" office:value-type="float" office:value="8">
            <text:p>8</text:p>
          </table:table-cell>
          <table:table-cell table:style-name="ce949" table:formula="of:=IF([.$I32]&gt;=0;ROUND([.$I32];0);0)" office:value-type="float" office:value="0">
            <text:p>0</text:p>
          </table:table-cell>
          <table:table-cell table:style-name="ce952"/>
          <table:table-cell table:style-name="ce957" table:formula="of:=ROUND([.$E33]*([.$B$6]/[.$B$9]);0)" office:value-type="float" office:value="0">
            <text:p>- </text:p>
          </table:table-cell>
          <table:table-cell table:style-name="ce964" table:formula="of:=IF([.$B$12]-[.$G33]&lt;[.$B$12];IF([.$E33]&gt;[.$B$12];IF([.E33]-([.$B$12]-[.$G33])&gt;[.$B$11]+1;[.$B$12]-[.$G33];[.E33]);[.E33]);0)" office:value-type="float" office:value="0">
            <text:p>- </text:p>
          </table:table-cell>
          <table:table-cell table:style-name="ce964" table:formula="of:=[.$E33]-[.$H33]" office:value-type="float" office:value="0">
            <text:p>- </text:p>
          </table:table-cell>
          <table:table-cell table:style-name="ce964" table:formula="of:=IF([.$E33]&gt;0;IF([.$I33]&gt;0;[.$B$12];[.$E33]+[.$G3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0">
            <text:p>30</text:p>
          </table:table-cell>
          <table:table-cell table:style-name="ce943" office:value-type="float" office:value="8">
            <text:p>8</text:p>
          </table:table-cell>
          <table:table-cell table:style-name="ce949" table:formula="of:=IF([.$I33]&gt;=0;ROUND([.$I33];0);0)" office:value-type="float" office:value="0">
            <text:p>0</text:p>
          </table:table-cell>
          <table:table-cell table:style-name="ce952"/>
          <table:table-cell table:style-name="ce957" table:formula="of:=ROUND([.$E34]*([.$B$6]/[.$B$9]);0)" office:value-type="float" office:value="0">
            <text:p>- </text:p>
          </table:table-cell>
          <table:table-cell table:style-name="ce964" table:formula="of:=IF([.$B$12]-[.$G34]&lt;[.$B$12];IF([.$E34]&gt;[.$B$12];IF([.E34]-([.$B$12]-[.$G34])&gt;[.$B$11]+1;[.$B$12]-[.$G34];[.E34]);[.E34]);0)" office:value-type="float" office:value="0">
            <text:p>- </text:p>
          </table:table-cell>
          <table:table-cell table:style-name="ce964" table:formula="of:=[.$E34]-[.$H34]" office:value-type="float" office:value="0">
            <text:p>- </text:p>
          </table:table-cell>
          <table:table-cell table:style-name="ce964" table:formula="of:=IF([.$E34]&gt;0;IF([.$I34]&gt;0;[.$B$12];[.$E34]+[.$G3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1">
            <text:p>31</text:p>
          </table:table-cell>
          <table:table-cell table:style-name="ce943" office:value-type="float" office:value="8">
            <text:p>8</text:p>
          </table:table-cell>
          <table:table-cell table:style-name="ce949" table:formula="of:=IF([.$I34]&gt;=0;ROUND([.$I34];0);0)" office:value-type="float" office:value="0">
            <text:p>0</text:p>
          </table:table-cell>
          <table:table-cell table:style-name="ce952"/>
          <table:table-cell table:style-name="ce957" table:formula="of:=ROUND([.$E35]*([.$B$6]/[.$B$9]);0)" office:value-type="float" office:value="0">
            <text:p>- </text:p>
          </table:table-cell>
          <table:table-cell table:style-name="ce964" table:formula="of:=IF([.$B$12]-[.$G35]&lt;[.$B$12];IF([.$E35]&gt;[.$B$12];IF([.E35]-([.$B$12]-[.$G35])&gt;[.$B$11]+1;[.$B$12]-[.$G35];[.E35]);[.E35]);0)" office:value-type="float" office:value="0">
            <text:p>- </text:p>
          </table:table-cell>
          <table:table-cell table:style-name="ce964" table:formula="of:=[.$E35]-[.$H35]" office:value-type="float" office:value="0">
            <text:p>- </text:p>
          </table:table-cell>
          <table:table-cell table:style-name="ce964" table:formula="of:=IF([.$E35]&gt;0;IF([.$I35]&gt;0;[.$B$12];[.$E35]+[.$G3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2">
            <text:p>32</text:p>
          </table:table-cell>
          <table:table-cell table:style-name="ce943" office:value-type="float" office:value="8">
            <text:p>8</text:p>
          </table:table-cell>
          <table:table-cell table:style-name="ce949" table:formula="of:=IF([.$I35]&gt;=0;ROUND([.$I35];0);0)" office:value-type="float" office:value="0">
            <text:p>0</text:p>
          </table:table-cell>
          <table:table-cell table:style-name="ce952"/>
          <table:table-cell table:style-name="ce957" table:formula="of:=ROUND([.$E36]*([.$B$6]/[.$B$9]);0)" office:value-type="float" office:value="0">
            <text:p>- </text:p>
          </table:table-cell>
          <table:table-cell table:style-name="ce964" table:formula="of:=IF([.$B$12]-[.$G36]&lt;[.$B$12];IF([.$E36]&gt;[.$B$12];IF([.E36]-([.$B$12]-[.$G36])&gt;[.$B$11]+1;[.$B$12]-[.$G36];[.E36]);[.E36]);0)" office:value-type="float" office:value="0">
            <text:p>- </text:p>
          </table:table-cell>
          <table:table-cell table:style-name="ce964" table:formula="of:=[.$E36]-[.$H36]" office:value-type="float" office:value="0">
            <text:p>- </text:p>
          </table:table-cell>
          <table:table-cell table:style-name="ce964" table:formula="of:=IF([.$E36]&gt;0;IF([.$I36]&gt;0;[.$B$12];[.$E36]+[.$G3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3">
            <text:p>33</text:p>
          </table:table-cell>
          <table:table-cell table:style-name="ce943" office:value-type="float" office:value="9">
            <text:p>9</text:p>
          </table:table-cell>
          <table:table-cell table:style-name="ce949" table:formula="of:=IF([.$I36]&gt;=0;ROUND([.$I36];0);0)" office:value-type="float" office:value="0">
            <text:p>0</text:p>
          </table:table-cell>
          <table:table-cell table:style-name="ce952"/>
          <table:table-cell table:style-name="ce957" table:formula="of:=ROUND([.$E37]*([.$B$6]/[.$B$9]);0)" office:value-type="float" office:value="0">
            <text:p>- </text:p>
          </table:table-cell>
          <table:table-cell table:style-name="ce964" table:formula="of:=IF([.$B$12]-[.$G37]&lt;[.$B$12];IF([.$E37]&gt;[.$B$12];IF([.E37]-([.$B$12]-[.$G37])&gt;[.$B$11]+1;[.$B$12]-[.$G37];[.E37]);[.E37]);0)" office:value-type="float" office:value="0">
            <text:p>- </text:p>
          </table:table-cell>
          <table:table-cell table:style-name="ce964" table:formula="of:=[.$E37]-[.$H37]" office:value-type="float" office:value="0">
            <text:p>- </text:p>
          </table:table-cell>
          <table:table-cell table:style-name="ce964" table:formula="of:=IF([.$E37]&gt;0;IF([.$I37]&gt;0;[.$B$12];[.$E37]+[.$G3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4">
            <text:p>34</text:p>
          </table:table-cell>
          <table:table-cell table:style-name="ce943" office:value-type="float" office:value="9">
            <text:p>9</text:p>
          </table:table-cell>
          <table:table-cell table:style-name="ce949" table:formula="of:=IF([.$I37]&gt;=0;ROUND([.$I37];0);0)" office:value-type="float" office:value="0">
            <text:p>0</text:p>
          </table:table-cell>
          <table:table-cell table:style-name="ce952"/>
          <table:table-cell table:style-name="ce957" table:formula="of:=ROUND([.$E38]*([.$B$6]/[.$B$9]);0)" office:value-type="float" office:value="0">
            <text:p>- </text:p>
          </table:table-cell>
          <table:table-cell table:style-name="ce964" table:formula="of:=IF([.$B$12]-[.$G38]&lt;[.$B$12];IF([.$E38]&gt;[.$B$12];IF([.E38]-([.$B$12]-[.$G38])&gt;[.$B$11]+1;[.$B$12]-[.$G38];[.E38]);[.E38]);0)" office:value-type="float" office:value="0">
            <text:p>- </text:p>
          </table:table-cell>
          <table:table-cell table:style-name="ce964" table:formula="of:=[.$E38]-[.$H38]" office:value-type="float" office:value="0">
            <text:p>- </text:p>
          </table:table-cell>
          <table:table-cell table:style-name="ce964" table:formula="of:=IF([.$E38]&gt;0;IF([.$I38]&gt;0;[.$B$12];[.$E38]+[.$G3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5">
            <text:p>35</text:p>
          </table:table-cell>
          <table:table-cell table:style-name="ce943" office:value-type="float" office:value="9">
            <text:p>9</text:p>
          </table:table-cell>
          <table:table-cell table:style-name="ce949" table:formula="of:=IF([.$I38]&gt;=0;ROUND([.$I38];0);0)" office:value-type="float" office:value="0">
            <text:p>0</text:p>
          </table:table-cell>
          <table:table-cell table:style-name="ce952"/>
          <table:table-cell table:style-name="ce957" table:formula="of:=ROUND([.$E39]*([.$B$6]/[.$B$9]);0)" office:value-type="float" office:value="0">
            <text:p>- </text:p>
          </table:table-cell>
          <table:table-cell table:style-name="ce964" table:formula="of:=IF([.$B$12]-[.$G39]&lt;[.$B$12];IF([.$E39]&gt;[.$B$12];IF([.E39]-([.$B$12]-[.$G39])&gt;[.$B$11]+1;[.$B$12]-[.$G39];[.E39]);[.E39]);0)" office:value-type="float" office:value="0">
            <text:p>- </text:p>
          </table:table-cell>
          <table:table-cell table:style-name="ce964" table:formula="of:=[.$E39]-[.$H39]" office:value-type="float" office:value="0">
            <text:p>- </text:p>
          </table:table-cell>
          <table:table-cell table:style-name="ce964" table:formula="of:=IF([.$E39]&gt;0;IF([.$I39]&gt;0;[.$B$12];[.$E39]+[.$G3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6">
            <text:p>36</text:p>
          </table:table-cell>
          <table:table-cell table:style-name="ce943" office:value-type="float" office:value="9">
            <text:p>9</text:p>
          </table:table-cell>
          <table:table-cell table:style-name="ce949" table:formula="of:=IF([.$I39]&gt;=0;ROUND([.$I39];0);0)" office:value-type="float" office:value="0">
            <text:p>0</text:p>
          </table:table-cell>
          <table:table-cell table:style-name="ce952"/>
          <table:table-cell table:style-name="ce957" table:formula="of:=ROUND([.$E40]*([.$B$6]/[.$B$9]);0)" office:value-type="float" office:value="0">
            <text:p>- </text:p>
          </table:table-cell>
          <table:table-cell table:style-name="ce964" table:formula="of:=IF([.$B$12]-[.$G40]&lt;[.$B$12];IF([.$E40]&gt;[.$B$12];IF([.E40]-([.$B$12]-[.$G40])&gt;[.$B$11]+1;[.$B$12]-[.$G40];[.E40]);[.E40]);0)" office:value-type="float" office:value="0">
            <text:p>- </text:p>
          </table:table-cell>
          <table:table-cell table:style-name="ce964" table:formula="of:=[.$E40]-[.$H40]" office:value-type="float" office:value="0">
            <text:p>- </text:p>
          </table:table-cell>
          <table:table-cell table:style-name="ce964" table:formula="of:=IF([.$E40]&gt;0;IF([.$I40]&gt;0;[.$B$12];[.$E40]+[.$G4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7">
            <text:p>37</text:p>
          </table:table-cell>
          <table:table-cell table:style-name="ce943" office:value-type="float" office:value="10">
            <text:p>10</text:p>
          </table:table-cell>
          <table:table-cell table:style-name="ce949" table:formula="of:=IF([.$I40]&gt;=0;ROUND([.$I40];0);0)" office:value-type="float" office:value="0">
            <text:p>0</text:p>
          </table:table-cell>
          <table:table-cell table:style-name="ce952"/>
          <table:table-cell table:style-name="ce957" table:formula="of:=ROUND([.$E41]*([.$B$6]/[.$B$9]);0)" office:value-type="float" office:value="0">
            <text:p>- </text:p>
          </table:table-cell>
          <table:table-cell table:style-name="ce964" table:formula="of:=IF([.$B$12]-[.$G41]&lt;[.$B$12];IF([.$E41]&gt;[.$B$12];IF([.E41]-([.$B$12]-[.$G41])&gt;[.$B$11]+1;[.$B$12]-[.$G41];[.E41]);[.E41]);0)" office:value-type="float" office:value="0">
            <text:p>- </text:p>
          </table:table-cell>
          <table:table-cell table:style-name="ce964" table:formula="of:=[.$E41]-[.$H41]" office:value-type="float" office:value="0">
            <text:p>- </text:p>
          </table:table-cell>
          <table:table-cell table:style-name="ce964" table:formula="of:=IF([.$E41]&gt;0;IF([.$I41]&gt;0;[.$B$12];[.$E41]+[.$G4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8">
            <text:p>38</text:p>
          </table:table-cell>
          <table:table-cell table:style-name="ce943" office:value-type="float" office:value="10">
            <text:p>10</text:p>
          </table:table-cell>
          <table:table-cell table:style-name="ce949" table:formula="of:=IF([.$I41]&gt;=0;ROUND([.$I41];0);0)" office:value-type="float" office:value="0">
            <text:p>0</text:p>
          </table:table-cell>
          <table:table-cell table:style-name="ce952"/>
          <table:table-cell table:style-name="ce957" table:formula="of:=ROUND([.$E42]*([.$B$6]/[.$B$9]);0)" office:value-type="float" office:value="0">
            <text:p>- </text:p>
          </table:table-cell>
          <table:table-cell table:style-name="ce964" table:formula="of:=IF([.$B$12]-[.$G42]&lt;[.$B$12];IF([.$E42]&gt;[.$B$12];IF([.E42]-([.$B$12]-[.$G42])&gt;[.$B$11]+1;[.$B$12]-[.$G42];[.E42]);[.E42]);0)" office:value-type="float" office:value="0">
            <text:p>- </text:p>
          </table:table-cell>
          <table:table-cell table:style-name="ce964" table:formula="of:=[.$E42]-[.$H42]" office:value-type="float" office:value="0">
            <text:p>- </text:p>
          </table:table-cell>
          <table:table-cell table:style-name="ce964" table:formula="of:=IF([.$E42]&gt;0;IF([.$I42]&gt;0;[.$B$12];[.$E42]+[.$G4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39">
            <text:p>39</text:p>
          </table:table-cell>
          <table:table-cell table:style-name="ce943" office:value-type="float" office:value="10">
            <text:p>10</text:p>
          </table:table-cell>
          <table:table-cell table:style-name="ce949" table:formula="of:=IF([.$I42]&gt;=0;ROUND([.$I42];0);0)" office:value-type="float" office:value="0">
            <text:p>0</text:p>
          </table:table-cell>
          <table:table-cell table:style-name="ce952"/>
          <table:table-cell table:style-name="ce957" table:formula="of:=ROUND([.$E43]*([.$B$6]/[.$B$9]);0)" office:value-type="float" office:value="0">
            <text:p>- </text:p>
          </table:table-cell>
          <table:table-cell table:style-name="ce964" table:formula="of:=IF([.$B$12]-[.$G43]&lt;[.$B$12];IF([.$E43]&gt;[.$B$12];IF([.E43]-([.$B$12]-[.$G43])&gt;[.$B$11]+1;[.$B$12]-[.$G43];[.E43]);[.E43]);0)" office:value-type="float" office:value="0">
            <text:p>- </text:p>
          </table:table-cell>
          <table:table-cell table:style-name="ce964" table:formula="of:=[.$E43]-[.$H43]" office:value-type="float" office:value="0">
            <text:p>- </text:p>
          </table:table-cell>
          <table:table-cell table:style-name="ce964" table:formula="of:=IF([.$E43]&gt;0;IF([.$I43]&gt;0;[.$B$12];[.$E43]+[.$G4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0">
            <text:p>40</text:p>
          </table:table-cell>
          <table:table-cell table:style-name="ce943" office:value-type="float" office:value="10">
            <text:p>10</text:p>
          </table:table-cell>
          <table:table-cell table:style-name="ce949" table:formula="of:=IF([.$I43]&gt;=0;ROUND([.$I43];0);0)" office:value-type="float" office:value="0">
            <text:p>0</text:p>
          </table:table-cell>
          <table:table-cell table:style-name="ce952"/>
          <table:table-cell table:style-name="ce957" table:formula="of:=ROUND([.$E44]*([.$B$6]/[.$B$9]);0)" office:value-type="float" office:value="0">
            <text:p>- </text:p>
          </table:table-cell>
          <table:table-cell table:style-name="ce964" table:formula="of:=IF([.$B$12]-[.$G44]&lt;[.$B$12];IF([.$E44]&gt;[.$B$12];IF([.E44]-([.$B$12]-[.$G44])&gt;[.$B$11]+1;[.$B$12]-[.$G44];[.E44]);[.E44]);0)" office:value-type="float" office:value="0">
            <text:p>- </text:p>
          </table:table-cell>
          <table:table-cell table:style-name="ce964" table:formula="of:=[.$E44]-[.$H44]" office:value-type="float" office:value="0">
            <text:p>- </text:p>
          </table:table-cell>
          <table:table-cell table:style-name="ce964" table:formula="of:=IF([.$E44]&gt;0;IF([.$I44]&gt;0;[.$B$12];[.$E44]+[.$G4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1">
            <text:p>41</text:p>
          </table:table-cell>
          <table:table-cell table:style-name="ce943" office:value-type="float" office:value="11">
            <text:p>11</text:p>
          </table:table-cell>
          <table:table-cell table:style-name="ce949" table:formula="of:=IF([.$I44]&gt;=0;ROUND([.$I44];0);0)" office:value-type="float" office:value="0">
            <text:p>0</text:p>
          </table:table-cell>
          <table:table-cell table:style-name="ce952"/>
          <table:table-cell table:style-name="ce957" table:formula="of:=ROUND([.$E45]*([.$B$6]/[.$B$9]);0)" office:value-type="float" office:value="0">
            <text:p>- </text:p>
          </table:table-cell>
          <table:table-cell table:style-name="ce964" table:formula="of:=IF([.$B$12]-[.$G45]&lt;[.$B$12];IF([.$E45]&gt;[.$B$12];IF([.E45]-([.$B$12]-[.$G45])&gt;[.$B$11]+1;[.$B$12]-[.$G45];[.E45]);[.E45]);0)" office:value-type="float" office:value="0">
            <text:p>- </text:p>
          </table:table-cell>
          <table:table-cell table:style-name="ce964" table:formula="of:=[.$E45]-[.$H45]" office:value-type="float" office:value="0">
            <text:p>- </text:p>
          </table:table-cell>
          <table:table-cell table:style-name="ce964" table:formula="of:=IF([.$E45]&gt;0;IF([.$I45]&gt;0;[.$B$12];[.$E45]+[.$G4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2">
            <text:p>42</text:p>
          </table:table-cell>
          <table:table-cell table:style-name="ce943" office:value-type="float" office:value="11">
            <text:p>11</text:p>
          </table:table-cell>
          <table:table-cell table:style-name="ce949" table:formula="of:=IF([.$I45]&gt;=0;ROUND([.$I45];0);0)" office:value-type="float" office:value="0">
            <text:p>0</text:p>
          </table:table-cell>
          <table:table-cell table:style-name="ce952"/>
          <table:table-cell table:style-name="ce957" table:formula="of:=ROUND([.$E46]*([.$B$6]/[.$B$9]);0)" office:value-type="float" office:value="0">
            <text:p>- </text:p>
          </table:table-cell>
          <table:table-cell table:style-name="ce964" table:formula="of:=IF([.$B$12]-[.$G46]&lt;[.$B$12];IF([.$E46]&gt;[.$B$12];IF([.E46]-([.$B$12]-[.$G46])&gt;[.$B$11]+1;[.$B$12]-[.$G46];[.E46]);[.E46]);0)" office:value-type="float" office:value="0">
            <text:p>- </text:p>
          </table:table-cell>
          <table:table-cell table:style-name="ce964" table:formula="of:=[.$E46]-[.$H46]" office:value-type="float" office:value="0">
            <text:p>- </text:p>
          </table:table-cell>
          <table:table-cell table:style-name="ce964" table:formula="of:=IF([.$E46]&gt;0;IF([.$I46]&gt;0;[.$B$12];[.$E46]+[.$G4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3">
            <text:p>43</text:p>
          </table:table-cell>
          <table:table-cell table:style-name="ce943" office:value-type="float" office:value="11">
            <text:p>11</text:p>
          </table:table-cell>
          <table:table-cell table:style-name="ce949" table:formula="of:=IF([.$I46]&gt;=0;ROUND([.$I46];0);0)" office:value-type="float" office:value="0">
            <text:p>0</text:p>
          </table:table-cell>
          <table:table-cell table:style-name="ce952"/>
          <table:table-cell table:style-name="ce957" table:formula="of:=ROUND([.$E47]*([.$B$6]/[.$B$9]);0)" office:value-type="float" office:value="0">
            <text:p>- </text:p>
          </table:table-cell>
          <table:table-cell table:style-name="ce964" table:formula="of:=IF([.$B$12]-[.$G47]&lt;[.$B$12];IF([.$E47]&gt;[.$B$12];IF([.E47]-([.$B$12]-[.$G47])&gt;[.$B$11]+1;[.$B$12]-[.$G47];[.E47]);[.E47]);0)" office:value-type="float" office:value="0">
            <text:p>- </text:p>
          </table:table-cell>
          <table:table-cell table:style-name="ce964" table:formula="of:=[.$E47]-[.$H47]" office:value-type="float" office:value="0">
            <text:p>- </text:p>
          </table:table-cell>
          <table:table-cell table:style-name="ce964" table:formula="of:=IF([.$E47]&gt;0;IF([.$I47]&gt;0;[.$B$12];[.$E47]+[.$G4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4">
            <text:p>44</text:p>
          </table:table-cell>
          <table:table-cell table:style-name="ce943" office:value-type="float" office:value="11">
            <text:p>11</text:p>
          </table:table-cell>
          <table:table-cell table:style-name="ce949" table:formula="of:=IF([.$I47]&gt;=0;ROUND([.$I47];0);0)" office:value-type="float" office:value="0">
            <text:p>0</text:p>
          </table:table-cell>
          <table:table-cell table:style-name="ce952"/>
          <table:table-cell table:style-name="ce957" table:formula="of:=ROUND([.$E48]*([.$B$6]/[.$B$9]);0)" office:value-type="float" office:value="0">
            <text:p>- </text:p>
          </table:table-cell>
          <table:table-cell table:style-name="ce964" table:formula="of:=IF([.$B$12]-[.$G48]&lt;[.$B$12];IF([.$E48]&gt;[.$B$12];IF([.E48]-([.$B$12]-[.$G48])&gt;[.$B$11]+1;[.$B$12]-[.$G48];[.E48]);[.E48]);0)" office:value-type="float" office:value="0">
            <text:p>- </text:p>
          </table:table-cell>
          <table:table-cell table:style-name="ce964" table:formula="of:=[.$E48]-[.$H48]" office:value-type="float" office:value="0">
            <text:p>- </text:p>
          </table:table-cell>
          <table:table-cell table:style-name="ce964" table:formula="of:=IF([.$E48]&gt;0;IF([.$I48]&gt;0;[.$B$12];[.$E48]+[.$G4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5">
            <text:p>45</text:p>
          </table:table-cell>
          <table:table-cell table:style-name="ce943" office:value-type="float" office:value="12">
            <text:p>12</text:p>
          </table:table-cell>
          <table:table-cell table:style-name="ce949" table:formula="of:=IF([.$I48]&gt;=0;ROUND([.$I48];0);0)" office:value-type="float" office:value="0">
            <text:p>0</text:p>
          </table:table-cell>
          <table:table-cell table:style-name="ce952"/>
          <table:table-cell table:style-name="ce957" table:formula="of:=ROUND([.$E49]*([.$B$6]/[.$B$9]);0)" office:value-type="float" office:value="0">
            <text:p>- </text:p>
          </table:table-cell>
          <table:table-cell table:style-name="ce964" table:formula="of:=IF([.$B$12]-[.$G49]&lt;[.$B$12];IF([.$E49]&gt;[.$B$12];IF([.E49]-([.$B$12]-[.$G49])&gt;[.$B$11]+1;[.$B$12]-[.$G49];[.E49]);[.E49]);0)" office:value-type="float" office:value="0">
            <text:p>- </text:p>
          </table:table-cell>
          <table:table-cell table:style-name="ce964" table:formula="of:=[.$E49]-[.$H49]" office:value-type="float" office:value="0">
            <text:p>- </text:p>
          </table:table-cell>
          <table:table-cell table:style-name="ce964" table:formula="of:=IF([.$E49]&gt;0;IF([.$I49]&gt;0;[.$B$12];[.$E49]+[.$G4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6">
            <text:p>46</text:p>
          </table:table-cell>
          <table:table-cell table:style-name="ce943" office:value-type="float" office:value="12">
            <text:p>12</text:p>
          </table:table-cell>
          <table:table-cell table:style-name="ce949" table:formula="of:=IF([.$I49]&gt;=0;ROUND([.$I49];0);0)" office:value-type="float" office:value="0">
            <text:p>0</text:p>
          </table:table-cell>
          <table:table-cell table:style-name="ce952"/>
          <table:table-cell table:style-name="ce957" table:formula="of:=ROUND([.$E50]*([.$B$6]/[.$B$9]);0)" office:value-type="float" office:value="0">
            <text:p>- </text:p>
          </table:table-cell>
          <table:table-cell table:style-name="ce964" table:formula="of:=IF([.$B$12]-[.$G50]&lt;[.$B$12];IF([.$E50]&gt;[.$B$12];IF([.E50]-([.$B$12]-[.$G50])&gt;[.$B$11]+1;[.$B$12]-[.$G50];[.E50]);[.E50]);0)" office:value-type="float" office:value="0">
            <text:p>- </text:p>
          </table:table-cell>
          <table:table-cell table:style-name="ce964" table:formula="of:=[.$E50]-[.$H50]" office:value-type="float" office:value="0">
            <text:p>- </text:p>
          </table:table-cell>
          <table:table-cell table:style-name="ce964" table:formula="of:=IF([.$E50]&gt;0;IF([.$I50]&gt;0;[.$B$12];[.$E50]+[.$G5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7">
            <text:p>47</text:p>
          </table:table-cell>
          <table:table-cell table:style-name="ce943" office:value-type="float" office:value="12">
            <text:p>12</text:p>
          </table:table-cell>
          <table:table-cell table:style-name="ce949" table:formula="of:=IF([.$I50]&gt;=0;ROUND([.$I50];0);0)" office:value-type="float" office:value="0">
            <text:p>0</text:p>
          </table:table-cell>
          <table:table-cell table:style-name="ce952"/>
          <table:table-cell table:style-name="ce957" table:formula="of:=ROUND([.$E51]*([.$B$6]/[.$B$9]);0)" office:value-type="float" office:value="0">
            <text:p>- </text:p>
          </table:table-cell>
          <table:table-cell table:style-name="ce964" table:formula="of:=IF([.$B$12]-[.$G51]&lt;[.$B$12];IF([.$E51]&gt;[.$B$12];IF([.E51]-([.$B$12]-[.$G51])&gt;[.$B$11]+1;[.$B$12]-[.$G51];[.E51]);[.E51]);0)" office:value-type="float" office:value="0">
            <text:p>- </text:p>
          </table:table-cell>
          <table:table-cell table:style-name="ce964" table:formula="of:=[.$E51]-[.$H51]" office:value-type="float" office:value="0">
            <text:p>- </text:p>
          </table:table-cell>
          <table:table-cell table:style-name="ce964" table:formula="of:=IF([.$E51]&gt;0;IF([.$I51]&gt;0;[.$B$12];[.$E51]+[.$G5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8">
            <text:p>48</text:p>
          </table:table-cell>
          <table:table-cell table:style-name="ce943" office:value-type="float" office:value="12">
            <text:p>12</text:p>
          </table:table-cell>
          <table:table-cell table:style-name="ce949" table:formula="of:=IF([.$I51]&gt;=0;ROUND([.$I51];0);0)" office:value-type="float" office:value="0">
            <text:p>0</text:p>
          </table:table-cell>
          <table:table-cell table:style-name="ce952"/>
          <table:table-cell table:style-name="ce957" table:formula="of:=ROUND([.$E52]*([.$B$6]/[.$B$9]);0)" office:value-type="float" office:value="0">
            <text:p>- </text:p>
          </table:table-cell>
          <table:table-cell table:style-name="ce964" table:formula="of:=IF([.$B$12]-[.$G52]&lt;[.$B$12];IF([.$E52]&gt;[.$B$12];IF([.E52]-([.$B$12]-[.$G52])&gt;[.$B$11]+1;[.$B$12]-[.$G52];[.E52]);[.E52]);0)" office:value-type="float" office:value="0">
            <text:p>- </text:p>
          </table:table-cell>
          <table:table-cell table:style-name="ce964" table:formula="of:=[.$E52]-[.$H52]" office:value-type="float" office:value="0">
            <text:p>- </text:p>
          </table:table-cell>
          <table:table-cell table:style-name="ce964" table:formula="of:=IF([.$E52]&gt;0;IF([.$I52]&gt;0;[.$B$12];[.$E52]+[.$G5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49">
            <text:p>49</text:p>
          </table:table-cell>
          <table:table-cell table:style-name="ce943" office:value-type="float" office:value="13">
            <text:p>13</text:p>
          </table:table-cell>
          <table:table-cell table:style-name="ce949" table:formula="of:=IF([.$I52]&gt;=0;ROUND([.$I52];0);0)" office:value-type="float" office:value="0">
            <text:p>0</text:p>
          </table:table-cell>
          <table:table-cell table:style-name="ce952"/>
          <table:table-cell table:style-name="ce957" table:formula="of:=ROUND([.$E53]*([.$B$6]/[.$B$9]);0)" office:value-type="float" office:value="0">
            <text:p>- </text:p>
          </table:table-cell>
          <table:table-cell table:style-name="ce964" table:formula="of:=IF([.$B$12]-[.$G53]&lt;[.$B$12];IF([.$E53]&gt;[.$B$12];IF([.E53]-([.$B$12]-[.$G53])&gt;[.$B$11]+1;[.$B$12]-[.$G53];[.E53]);[.E53]);0)" office:value-type="float" office:value="0">
            <text:p>- </text:p>
          </table:table-cell>
          <table:table-cell table:style-name="ce964" table:formula="of:=[.$E53]-[.$H53]" office:value-type="float" office:value="0">
            <text:p>- </text:p>
          </table:table-cell>
          <table:table-cell table:style-name="ce964" table:formula="of:=IF([.$E53]&gt;0;IF([.$I53]&gt;0;[.$B$12];[.$E53]+[.$G5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0">
            <text:p>50</text:p>
          </table:table-cell>
          <table:table-cell table:style-name="ce943" office:value-type="float" office:value="13">
            <text:p>13</text:p>
          </table:table-cell>
          <table:table-cell table:style-name="ce949" table:formula="of:=IF([.$I53]&gt;=0;ROUND([.$I53];0);0)" office:value-type="float" office:value="0">
            <text:p>0</text:p>
          </table:table-cell>
          <table:table-cell table:style-name="ce952"/>
          <table:table-cell table:style-name="ce957" table:formula="of:=ROUND([.$E54]*([.$B$6]/[.$B$9]);0)" office:value-type="float" office:value="0">
            <text:p>- </text:p>
          </table:table-cell>
          <table:table-cell table:style-name="ce964" table:formula="of:=IF([.$B$12]-[.$G54]&lt;[.$B$12];IF([.$E54]&gt;[.$B$12];IF([.E54]-([.$B$12]-[.$G54])&gt;[.$B$11]+1;[.$B$12]-[.$G54];[.E54]);[.E54]);0)" office:value-type="float" office:value="0">
            <text:p>- </text:p>
          </table:table-cell>
          <table:table-cell table:style-name="ce964" table:formula="of:=[.$E54]-[.$H54]" office:value-type="float" office:value="0">
            <text:p>- </text:p>
          </table:table-cell>
          <table:table-cell table:style-name="ce964" table:formula="of:=IF([.$E54]&gt;0;IF([.$I54]&gt;0;[.$B$12];[.$E54]+[.$G5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1">
            <text:p>51</text:p>
          </table:table-cell>
          <table:table-cell table:style-name="ce943" office:value-type="float" office:value="13">
            <text:p>13</text:p>
          </table:table-cell>
          <table:table-cell table:style-name="ce949" table:formula="of:=IF([.$I54]&gt;=0;ROUND([.$I54];0);0)" office:value-type="float" office:value="0">
            <text:p>0</text:p>
          </table:table-cell>
          <table:table-cell table:style-name="ce952"/>
          <table:table-cell table:style-name="ce957" table:formula="of:=ROUND([.$E55]*([.$B$6]/[.$B$9]);0)" office:value-type="float" office:value="0">
            <text:p>- </text:p>
          </table:table-cell>
          <table:table-cell table:style-name="ce964" table:formula="of:=IF([.$B$12]-[.$G55]&lt;[.$B$12];IF([.$E55]&gt;[.$B$12];IF([.E55]-([.$B$12]-[.$G55])&gt;[.$B$11]+1;[.$B$12]-[.$G55];[.E55]);[.E55]);0)" office:value-type="float" office:value="0">
            <text:p>- </text:p>
          </table:table-cell>
          <table:table-cell table:style-name="ce964" table:formula="of:=[.$E55]-[.$H55]" office:value-type="float" office:value="0">
            <text:p>- </text:p>
          </table:table-cell>
          <table:table-cell table:style-name="ce964" table:formula="of:=IF([.$E55]&gt;0;IF([.$I55]&gt;0;[.$B$12];[.$E55]+[.$G5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2">
            <text:p>52</text:p>
          </table:table-cell>
          <table:table-cell table:style-name="ce943" office:value-type="float" office:value="13">
            <text:p>13</text:p>
          </table:table-cell>
          <table:table-cell table:style-name="ce949" table:formula="of:=IF([.$I55]&gt;=0;ROUND([.$I55];0);0)" office:value-type="float" office:value="0">
            <text:p>0</text:p>
          </table:table-cell>
          <table:table-cell table:style-name="ce952"/>
          <table:table-cell table:style-name="ce957" table:formula="of:=ROUND([.$E56]*([.$B$6]/[.$B$9]);0)" office:value-type="float" office:value="0">
            <text:p>- </text:p>
          </table:table-cell>
          <table:table-cell table:style-name="ce964" table:formula="of:=IF([.$B$12]-[.$G56]&lt;[.$B$12];IF([.$E56]&gt;[.$B$12];IF([.E56]-([.$B$12]-[.$G56])&gt;[.$B$11]+1;[.$B$12]-[.$G56];[.E56]);[.E56]);0)" office:value-type="float" office:value="0">
            <text:p>- </text:p>
          </table:table-cell>
          <table:table-cell table:style-name="ce964" table:formula="of:=[.$E56]-[.$H56]" office:value-type="float" office:value="0">
            <text:p>- </text:p>
          </table:table-cell>
          <table:table-cell table:style-name="ce964" table:formula="of:=IF([.$E56]&gt;0;IF([.$I56]&gt;0;[.$B$12];[.$E56]+[.$G5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3">
            <text:p>53</text:p>
          </table:table-cell>
          <table:table-cell table:style-name="ce943" office:value-type="float" office:value="14">
            <text:p>14</text:p>
          </table:table-cell>
          <table:table-cell table:style-name="ce949" table:formula="of:=IF([.$I56]&gt;=0;ROUND([.$I56];0);0)" office:value-type="float" office:value="0">
            <text:p>0</text:p>
          </table:table-cell>
          <table:table-cell table:style-name="ce952"/>
          <table:table-cell table:style-name="ce957" table:formula="of:=ROUND([.$E57]*([.$B$6]/[.$B$9]);0)" office:value-type="float" office:value="0">
            <text:p>- </text:p>
          </table:table-cell>
          <table:table-cell table:style-name="ce964" table:formula="of:=IF([.$B$12]-[.$G57]&lt;[.$B$12];IF([.$E57]&gt;[.$B$12];IF([.E57]-([.$B$12]-[.$G57])&gt;[.$B$11]+1;[.$B$12]-[.$G57];[.E57]);[.E57]);0)" office:value-type="float" office:value="0">
            <text:p>- </text:p>
          </table:table-cell>
          <table:table-cell table:style-name="ce964" table:formula="of:=[.$E57]-[.$H57]" office:value-type="float" office:value="0">
            <text:p>- </text:p>
          </table:table-cell>
          <table:table-cell table:style-name="ce964" table:formula="of:=IF([.$E57]&gt;0;IF([.$I57]&gt;0;[.$B$12];[.$E57]+[.$G5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4">
            <text:p>54</text:p>
          </table:table-cell>
          <table:table-cell table:style-name="ce943" office:value-type="float" office:value="14">
            <text:p>14</text:p>
          </table:table-cell>
          <table:table-cell table:style-name="ce949" table:formula="of:=IF([.$I57]&gt;=0;ROUND([.$I57];0);0)" office:value-type="float" office:value="0">
            <text:p>0</text:p>
          </table:table-cell>
          <table:table-cell table:style-name="ce952"/>
          <table:table-cell table:style-name="ce957" table:formula="of:=ROUND([.$E58]*([.$B$6]/[.$B$9]);0)" office:value-type="float" office:value="0">
            <text:p>- </text:p>
          </table:table-cell>
          <table:table-cell table:style-name="ce964" table:formula="of:=IF([.$B$12]-[.$G58]&lt;[.$B$12];IF([.$E58]&gt;[.$B$12];IF([.E58]-([.$B$12]-[.$G58])&gt;[.$B$11]+1;[.$B$12]-[.$G58];[.E58]);[.E58]);0)" office:value-type="float" office:value="0">
            <text:p>- </text:p>
          </table:table-cell>
          <table:table-cell table:style-name="ce964" table:formula="of:=[.$E58]-[.$H58]" office:value-type="float" office:value="0">
            <text:p>- </text:p>
          </table:table-cell>
          <table:table-cell table:style-name="ce964" table:formula="of:=IF([.$E58]&gt;0;IF([.$I58]&gt;0;[.$B$12];[.$E58]+[.$G5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5">
            <text:p>55</text:p>
          </table:table-cell>
          <table:table-cell table:style-name="ce943" office:value-type="float" office:value="14">
            <text:p>14</text:p>
          </table:table-cell>
          <table:table-cell table:style-name="ce949" table:formula="of:=IF([.$I58]&gt;=0;ROUND([.$I58];0);0)" office:value-type="float" office:value="0">
            <text:p>0</text:p>
          </table:table-cell>
          <table:table-cell table:style-name="ce952"/>
          <table:table-cell table:style-name="ce957" table:formula="of:=ROUND([.$E59]*([.$B$6]/[.$B$9]);0)" office:value-type="float" office:value="0">
            <text:p>- </text:p>
          </table:table-cell>
          <table:table-cell table:style-name="ce964" table:formula="of:=IF([.$B$12]-[.$G59]&lt;[.$B$12];IF([.$E59]&gt;[.$B$12];IF([.E59]-([.$B$12]-[.$G59])&gt;[.$B$11]+1;[.$B$12]-[.$G59];[.E59]);[.E59]);0)" office:value-type="float" office:value="0">
            <text:p>- </text:p>
          </table:table-cell>
          <table:table-cell table:style-name="ce964" table:formula="of:=[.$E59]-[.$H59]" office:value-type="float" office:value="0">
            <text:p>- </text:p>
          </table:table-cell>
          <table:table-cell table:style-name="ce964" table:formula="of:=IF([.$E59]&gt;0;IF([.$I59]&gt;0;[.$B$12];[.$E59]+[.$G5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6">
            <text:p>56</text:p>
          </table:table-cell>
          <table:table-cell table:style-name="ce943" office:value-type="float" office:value="14">
            <text:p>14</text:p>
          </table:table-cell>
          <table:table-cell table:style-name="ce949" table:formula="of:=IF([.$I59]&gt;=0;ROUND([.$I59];0);0)" office:value-type="float" office:value="0">
            <text:p>0</text:p>
          </table:table-cell>
          <table:table-cell table:style-name="ce952"/>
          <table:table-cell table:style-name="ce957" table:formula="of:=ROUND([.$E60]*([.$B$6]/[.$B$9]);0)" office:value-type="float" office:value="0">
            <text:p>- </text:p>
          </table:table-cell>
          <table:table-cell table:style-name="ce964" table:formula="of:=IF([.$B$12]-[.$G60]&lt;[.$B$12];IF([.$E60]&gt;[.$B$12];IF([.E60]-([.$B$12]-[.$G60])&gt;[.$B$11]+1;[.$B$12]-[.$G60];[.E60]);[.E60]);0)" office:value-type="float" office:value="0">
            <text:p>- </text:p>
          </table:table-cell>
          <table:table-cell table:style-name="ce964" table:formula="of:=[.$E60]-[.$H60]" office:value-type="float" office:value="0">
            <text:p>- </text:p>
          </table:table-cell>
          <table:table-cell table:style-name="ce964" table:formula="of:=IF([.$E60]&gt;0;IF([.$I60]&gt;0;[.$B$12];[.$E60]+[.$G6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7">
            <text:p>57</text:p>
          </table:table-cell>
          <table:table-cell table:style-name="ce943" office:value-type="float" office:value="15">
            <text:p>15</text:p>
          </table:table-cell>
          <table:table-cell table:style-name="ce949" table:formula="of:=IF([.$I60]&gt;=0;ROUND([.$I60];0);0)" office:value-type="float" office:value="0">
            <text:p>0</text:p>
          </table:table-cell>
          <table:table-cell table:style-name="ce952"/>
          <table:table-cell table:style-name="ce957" table:formula="of:=ROUND([.$E61]*([.$B$6]/[.$B$9]);0)" office:value-type="float" office:value="0">
            <text:p>- </text:p>
          </table:table-cell>
          <table:table-cell table:style-name="ce964" table:formula="of:=IF([.$B$12]-[.$G61]&lt;[.$B$12];IF([.$E61]&gt;[.$B$12];IF([.E61]-([.$B$12]-[.$G61])&gt;[.$B$11]+1;[.$B$12]-[.$G61];[.E61]);[.E61]);0)" office:value-type="float" office:value="0">
            <text:p>- </text:p>
          </table:table-cell>
          <table:table-cell table:style-name="ce964" table:formula="of:=[.$E61]-[.$H61]" office:value-type="float" office:value="0">
            <text:p>- </text:p>
          </table:table-cell>
          <table:table-cell table:style-name="ce964" table:formula="of:=IF([.$E61]&gt;0;IF([.$I61]&gt;0;[.$B$12];[.$E61]+[.$G6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8">
            <text:p>58</text:p>
          </table:table-cell>
          <table:table-cell table:style-name="ce943" office:value-type="float" office:value="15">
            <text:p>15</text:p>
          </table:table-cell>
          <table:table-cell table:style-name="ce949" table:formula="of:=IF([.$I61]&gt;=0;ROUND([.$I61];0);0)" office:value-type="float" office:value="0">
            <text:p>0</text:p>
          </table:table-cell>
          <table:table-cell table:style-name="ce952"/>
          <table:table-cell table:style-name="ce957" table:formula="of:=ROUND([.$E62]*([.$B$6]/[.$B$9]);0)" office:value-type="float" office:value="0">
            <text:p>- </text:p>
          </table:table-cell>
          <table:table-cell table:style-name="ce964" table:formula="of:=IF([.$B$12]-[.$G62]&lt;[.$B$12];IF([.$E62]&gt;[.$B$12];IF([.E62]-([.$B$12]-[.$G62])&gt;[.$B$11]+1;[.$B$12]-[.$G62];[.E62]);[.E62]);0)" office:value-type="float" office:value="0">
            <text:p>- </text:p>
          </table:table-cell>
          <table:table-cell table:style-name="ce964" table:formula="of:=[.$E62]-[.$H62]" office:value-type="float" office:value="0">
            <text:p>- </text:p>
          </table:table-cell>
          <table:table-cell table:style-name="ce964" table:formula="of:=IF([.$E62]&gt;0;IF([.$I62]&gt;0;[.$B$12];[.$E62]+[.$G6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59">
            <text:p>59</text:p>
          </table:table-cell>
          <table:table-cell table:style-name="ce943" office:value-type="float" office:value="15">
            <text:p>15</text:p>
          </table:table-cell>
          <table:table-cell table:style-name="ce949" table:formula="of:=IF([.$I62]&gt;=0;ROUND([.$I62];0);0)" office:value-type="float" office:value="0">
            <text:p>0</text:p>
          </table:table-cell>
          <table:table-cell table:style-name="ce952"/>
          <table:table-cell table:style-name="ce957" table:formula="of:=ROUND([.$E63]*([.$B$6]/[.$B$9]);0)" office:value-type="float" office:value="0">
            <text:p>- </text:p>
          </table:table-cell>
          <table:table-cell table:style-name="ce964" table:formula="of:=IF([.$B$12]-[.$G63]&lt;[.$B$12];IF([.$E63]&gt;[.$B$12];IF([.E63]-([.$B$12]-[.$G63])&gt;[.$B$11]+1;[.$B$12]-[.$G63];[.E63]);[.E63]);0)" office:value-type="float" office:value="0">
            <text:p>- </text:p>
          </table:table-cell>
          <table:table-cell table:style-name="ce964" table:formula="of:=[.$E63]-[.$H63]" office:value-type="float" office:value="0">
            <text:p>- </text:p>
          </table:table-cell>
          <table:table-cell table:style-name="ce964" table:formula="of:=IF([.$E63]&gt;0;IF([.$I63]&gt;0;[.$B$12];[.$E63]+[.$G6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0">
            <text:p>60</text:p>
          </table:table-cell>
          <table:table-cell table:style-name="ce943" office:value-type="float" office:value="15">
            <text:p>15</text:p>
          </table:table-cell>
          <table:table-cell table:style-name="ce949" table:formula="of:=IF([.$I63]&gt;=0;ROUND([.$I63];0);0)" office:value-type="float" office:value="0">
            <text:p>0</text:p>
          </table:table-cell>
          <table:table-cell table:style-name="ce952"/>
          <table:table-cell table:style-name="ce957" table:formula="of:=ROUND([.$E64]*([.$B$6]/[.$B$9]);0)" office:value-type="float" office:value="0">
            <text:p>- </text:p>
          </table:table-cell>
          <table:table-cell table:style-name="ce964" table:formula="of:=IF([.$B$12]-[.$G64]&lt;[.$B$12];IF([.$E64]&gt;[.$B$12];IF([.E64]-([.$B$12]-[.$G64])&gt;[.$B$11]+1;[.$B$12]-[.$G64];[.E64]);[.E64]);0)" office:value-type="float" office:value="0">
            <text:p>- </text:p>
          </table:table-cell>
          <table:table-cell table:style-name="ce964" table:formula="of:=[.$E64]-[.$H64]" office:value-type="float" office:value="0">
            <text:p>- </text:p>
          </table:table-cell>
          <table:table-cell table:style-name="ce964" table:formula="of:=IF([.$E64]&gt;0;IF([.$I64]&gt;0;[.$B$12];[.$E64]+[.$G6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1">
            <text:p>61</text:p>
          </table:table-cell>
          <table:table-cell table:style-name="ce943" office:value-type="float" office:value="16">
            <text:p>16</text:p>
          </table:table-cell>
          <table:table-cell table:style-name="ce949" table:formula="of:=IF([.$I64]&gt;=0;ROUND([.$I64];0);0)" office:value-type="float" office:value="0">
            <text:p>0</text:p>
          </table:table-cell>
          <table:table-cell table:style-name="ce952"/>
          <table:table-cell table:style-name="ce957" table:formula="of:=ROUND([.$E65]*([.$B$6]/[.$B$9]);0)" office:value-type="float" office:value="0">
            <text:p>- </text:p>
          </table:table-cell>
          <table:table-cell table:style-name="ce964" table:formula="of:=IF([.$B$12]-[.$G65]&lt;[.$B$12];IF([.$E65]&gt;[.$B$12];IF([.E65]-([.$B$12]-[.$G65])&gt;[.$B$11]+1;[.$B$12]-[.$G65];[.E65]);[.E65]);0)" office:value-type="float" office:value="0">
            <text:p>- </text:p>
          </table:table-cell>
          <table:table-cell table:style-name="ce964" table:formula="of:=[.$E65]-[.$H65]" office:value-type="float" office:value="0">
            <text:p>- </text:p>
          </table:table-cell>
          <table:table-cell table:style-name="ce964" table:formula="of:=IF([.$E65]&gt;0;IF([.$I65]&gt;0;[.$B$12];[.$E65]+[.$G6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2">
            <text:p>62</text:p>
          </table:table-cell>
          <table:table-cell table:style-name="ce943" office:value-type="float" office:value="16">
            <text:p>16</text:p>
          </table:table-cell>
          <table:table-cell table:style-name="ce949" table:formula="of:=IF([.$I65]&gt;=0;ROUND([.$I65];0);0)" office:value-type="float" office:value="0">
            <text:p>0</text:p>
          </table:table-cell>
          <table:table-cell table:style-name="ce952"/>
          <table:table-cell table:style-name="ce957" table:formula="of:=ROUND([.$E66]*([.$B$6]/[.$B$9]);0)" office:value-type="float" office:value="0">
            <text:p>- </text:p>
          </table:table-cell>
          <table:table-cell table:style-name="ce964" table:formula="of:=IF([.$B$12]-[.$G66]&lt;[.$B$12];IF([.$E66]&gt;[.$B$12];IF([.E66]-([.$B$12]-[.$G66])&gt;[.$B$11]+1;[.$B$12]-[.$G66];[.E66]);[.E66]);0)" office:value-type="float" office:value="0">
            <text:p>- </text:p>
          </table:table-cell>
          <table:table-cell table:style-name="ce964" table:formula="of:=[.$E66]-[.$H66]" office:value-type="float" office:value="0">
            <text:p>- </text:p>
          </table:table-cell>
          <table:table-cell table:style-name="ce964" table:formula="of:=IF([.$E66]&gt;0;IF([.$I66]&gt;0;[.$B$12];[.$E66]+[.$G6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3">
            <text:p>63</text:p>
          </table:table-cell>
          <table:table-cell table:style-name="ce943" office:value-type="float" office:value="16">
            <text:p>16</text:p>
          </table:table-cell>
          <table:table-cell table:style-name="ce949" table:formula="of:=IF([.$I66]&gt;=0;ROUND([.$I66];0);0)" office:value-type="float" office:value="0">
            <text:p>0</text:p>
          </table:table-cell>
          <table:table-cell table:style-name="ce952"/>
          <table:table-cell table:style-name="ce957" table:formula="of:=ROUND([.$E67]*([.$B$6]/[.$B$9]);0)" office:value-type="float" office:value="0">
            <text:p>- </text:p>
          </table:table-cell>
          <table:table-cell table:style-name="ce964" table:formula="of:=IF([.$B$12]-[.$G67]&lt;[.$B$12];IF([.$E67]&gt;[.$B$12];IF([.E67]-([.$B$12]-[.$G67])&gt;[.$B$11]+1;[.$B$12]-[.$G67];[.E67]);[.E67]);0)" office:value-type="float" office:value="0">
            <text:p>- </text:p>
          </table:table-cell>
          <table:table-cell table:style-name="ce964" table:formula="of:=[.$E67]-[.$H67]" office:value-type="float" office:value="0">
            <text:p>- </text:p>
          </table:table-cell>
          <table:table-cell table:style-name="ce964" table:formula="of:=IF([.$E67]&gt;0;IF([.$I67]&gt;0;[.$B$12];[.$E67]+[.$G6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4">
            <text:p>64</text:p>
          </table:table-cell>
          <table:table-cell table:style-name="ce943" office:value-type="float" office:value="16">
            <text:p>16</text:p>
          </table:table-cell>
          <table:table-cell table:style-name="ce949" table:formula="of:=IF([.$I67]&gt;=0;ROUND([.$I67];0);0)" office:value-type="float" office:value="0">
            <text:p>0</text:p>
          </table:table-cell>
          <table:table-cell table:style-name="ce952"/>
          <table:table-cell table:style-name="ce957" table:formula="of:=ROUND([.$E68]*([.$B$6]/[.$B$9]);0)" office:value-type="float" office:value="0">
            <text:p>- </text:p>
          </table:table-cell>
          <table:table-cell table:style-name="ce964" table:formula="of:=IF([.$B$12]-[.$G68]&lt;[.$B$12];IF([.$E68]&gt;[.$B$12];IF([.E68]-([.$B$12]-[.$G68])&gt;[.$B$11]+1;[.$B$12]-[.$G68];[.E68]);[.E68]);0)" office:value-type="float" office:value="0">
            <text:p>- </text:p>
          </table:table-cell>
          <table:table-cell table:style-name="ce964" table:formula="of:=[.$E68]-[.$H68]" office:value-type="float" office:value="0">
            <text:p>- </text:p>
          </table:table-cell>
          <table:table-cell table:style-name="ce964" table:formula="of:=IF([.$E68]&gt;0;IF([.$I68]&gt;0;[.$B$12];[.$E68]+[.$G6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5">
            <text:p>65</text:p>
          </table:table-cell>
          <table:table-cell table:style-name="ce943" office:value-type="float" office:value="17">
            <text:p>17</text:p>
          </table:table-cell>
          <table:table-cell table:style-name="ce949" table:formula="of:=IF([.$I68]&gt;=0;ROUND([.$I68];0);0)" office:value-type="float" office:value="0">
            <text:p>0</text:p>
          </table:table-cell>
          <table:table-cell table:style-name="ce952"/>
          <table:table-cell table:style-name="ce957" table:formula="of:=ROUND([.$E69]*([.$B$6]/[.$B$9]);0)" office:value-type="float" office:value="0">
            <text:p>- </text:p>
          </table:table-cell>
          <table:table-cell table:style-name="ce964" table:formula="of:=IF([.$B$12]-[.$G69]&lt;[.$B$12];IF([.$E69]&gt;[.$B$12];IF([.E69]-([.$B$12]-[.$G69])&gt;[.$B$11]+1;[.$B$12]-[.$G69];[.E69]);[.E69]);0)" office:value-type="float" office:value="0">
            <text:p>- </text:p>
          </table:table-cell>
          <table:table-cell table:style-name="ce964" table:formula="of:=[.$E69]-[.$H69]" office:value-type="float" office:value="0">
            <text:p>- </text:p>
          </table:table-cell>
          <table:table-cell table:style-name="ce964" table:formula="of:=IF([.$E69]&gt;0;IF([.$I69]&gt;0;[.$B$12];[.$E69]+[.$G6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6">
            <text:p>66</text:p>
          </table:table-cell>
          <table:table-cell table:style-name="ce943" office:value-type="float" office:value="17">
            <text:p>17</text:p>
          </table:table-cell>
          <table:table-cell table:style-name="ce949" table:formula="of:=IF([.$I69]&gt;=0;ROUND([.$I69];0);0)" office:value-type="float" office:value="0">
            <text:p>0</text:p>
          </table:table-cell>
          <table:table-cell table:style-name="ce952"/>
          <table:table-cell table:style-name="ce957" table:formula="of:=ROUND([.$E70]*([.$B$6]/[.$B$9]);0)" office:value-type="float" office:value="0">
            <text:p>- </text:p>
          </table:table-cell>
          <table:table-cell table:style-name="ce964" table:formula="of:=IF([.$B$12]-[.$G70]&lt;[.$B$12];IF([.$E70]&gt;[.$B$12];IF([.E70]-([.$B$12]-[.$G70])&gt;[.$B$11]+1;[.$B$12]-[.$G70];[.E70]);[.E70]);0)" office:value-type="float" office:value="0">
            <text:p>- </text:p>
          </table:table-cell>
          <table:table-cell table:style-name="ce964" table:formula="of:=[.$E70]-[.$H70]" office:value-type="float" office:value="0">
            <text:p>- </text:p>
          </table:table-cell>
          <table:table-cell table:style-name="ce964" table:formula="of:=IF([.$E70]&gt;0;IF([.$I70]&gt;0;[.$B$12];[.$E70]+[.$G7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7">
            <text:p>67</text:p>
          </table:table-cell>
          <table:table-cell table:style-name="ce943" office:value-type="float" office:value="17">
            <text:p>17</text:p>
          </table:table-cell>
          <table:table-cell table:style-name="ce949" table:formula="of:=IF([.$I70]&gt;=0;ROUND([.$I70];0);0)" office:value-type="float" office:value="0">
            <text:p>0</text:p>
          </table:table-cell>
          <table:table-cell table:style-name="ce952"/>
          <table:table-cell table:style-name="ce957" table:formula="of:=ROUND([.$E71]*([.$B$6]/[.$B$9]);0)" office:value-type="float" office:value="0">
            <text:p>- </text:p>
          </table:table-cell>
          <table:table-cell table:style-name="ce964" table:formula="of:=IF([.$B$12]-[.$G71]&lt;[.$B$12];IF([.$E71]&gt;[.$B$12];IF([.E71]-([.$B$12]-[.$G71])&gt;[.$B$11]+1;[.$B$12]-[.$G71];[.E71]);[.E71]);0)" office:value-type="float" office:value="0">
            <text:p>- </text:p>
          </table:table-cell>
          <table:table-cell table:style-name="ce964" table:formula="of:=[.$E71]-[.$H71]" office:value-type="float" office:value="0">
            <text:p>- </text:p>
          </table:table-cell>
          <table:table-cell table:style-name="ce964" table:formula="of:=IF([.$E71]&gt;0;IF([.$I71]&gt;0;[.$B$12];[.$E71]+[.$G7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8">
            <text:p>68</text:p>
          </table:table-cell>
          <table:table-cell table:style-name="ce943" office:value-type="float" office:value="17">
            <text:p>17</text:p>
          </table:table-cell>
          <table:table-cell table:style-name="ce949" table:formula="of:=IF([.$I71]&gt;=0;ROUND([.$I71];0);0)" office:value-type="float" office:value="0">
            <text:p>0</text:p>
          </table:table-cell>
          <table:table-cell table:style-name="ce952"/>
          <table:table-cell table:style-name="ce957" table:formula="of:=ROUND([.$E72]*([.$B$6]/[.$B$9]);0)" office:value-type="float" office:value="0">
            <text:p>- </text:p>
          </table:table-cell>
          <table:table-cell table:style-name="ce964" table:formula="of:=IF([.$B$12]-[.$G72]&lt;[.$B$12];IF([.$E72]&gt;[.$B$12];IF([.E72]-([.$B$12]-[.$G72])&gt;[.$B$11]+1;[.$B$12]-[.$G72];[.E72]);[.E72]);0)" office:value-type="float" office:value="0">
            <text:p>- </text:p>
          </table:table-cell>
          <table:table-cell table:style-name="ce964" table:formula="of:=[.$E72]-[.$H72]" office:value-type="float" office:value="0">
            <text:p>- </text:p>
          </table:table-cell>
          <table:table-cell table:style-name="ce964" table:formula="of:=IF([.$E72]&gt;0;IF([.$I72]&gt;0;[.$B$12];[.$E72]+[.$G7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69">
            <text:p>69</text:p>
          </table:table-cell>
          <table:table-cell table:style-name="ce943" office:value-type="float" office:value="18">
            <text:p>18</text:p>
          </table:table-cell>
          <table:table-cell table:style-name="ce949" table:formula="of:=IF([.$I72]&gt;=0;ROUND([.$I72];0);0)" office:value-type="float" office:value="0">
            <text:p>0</text:p>
          </table:table-cell>
          <table:table-cell table:style-name="ce952"/>
          <table:table-cell table:style-name="ce957" table:formula="of:=ROUND([.$E73]*([.$B$6]/[.$B$9]);0)" office:value-type="float" office:value="0">
            <text:p>- </text:p>
          </table:table-cell>
          <table:table-cell table:style-name="ce964" table:formula="of:=IF([.$B$12]-[.$G73]&lt;[.$B$12];IF([.$E73]&gt;[.$B$12];IF([.E73]-([.$B$12]-[.$G73])&gt;[.$B$11]+1;[.$B$12]-[.$G73];[.E73]);[.E73]);0)" office:value-type="float" office:value="0">
            <text:p>- </text:p>
          </table:table-cell>
          <table:table-cell table:style-name="ce964" table:formula="of:=[.$E73]-[.$H73]" office:value-type="float" office:value="0">
            <text:p>- </text:p>
          </table:table-cell>
          <table:table-cell table:style-name="ce964" table:formula="of:=IF([.$E73]&gt;0;IF([.$I73]&gt;0;[.$B$12];[.$E73]+[.$G7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0">
            <text:p>70</text:p>
          </table:table-cell>
          <table:table-cell table:style-name="ce943" office:value-type="float" office:value="18">
            <text:p>18</text:p>
          </table:table-cell>
          <table:table-cell table:style-name="ce949" table:formula="of:=IF([.$I73]&gt;=0;ROUND([.$I73];0);0)" office:value-type="float" office:value="0">
            <text:p>0</text:p>
          </table:table-cell>
          <table:table-cell table:style-name="ce952"/>
          <table:table-cell table:style-name="ce957" table:formula="of:=ROUND([.$E74]*([.$B$6]/[.$B$9]);0)" office:value-type="float" office:value="0">
            <text:p>- </text:p>
          </table:table-cell>
          <table:table-cell table:style-name="ce964" table:formula="of:=IF([.$B$12]-[.$G74]&lt;[.$B$12];IF([.$E74]&gt;[.$B$12];IF([.E74]-([.$B$12]-[.$G74])&gt;[.$B$11]+1;[.$B$12]-[.$G74];[.E74]);[.E74]);0)" office:value-type="float" office:value="0">
            <text:p>- </text:p>
          </table:table-cell>
          <table:table-cell table:style-name="ce964" table:formula="of:=[.$E74]-[.$H74]" office:value-type="float" office:value="0">
            <text:p>- </text:p>
          </table:table-cell>
          <table:table-cell table:style-name="ce964" table:formula="of:=IF([.$E74]&gt;0;IF([.$I74]&gt;0;[.$B$12];[.$E74]+[.$G7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1">
            <text:p>71</text:p>
          </table:table-cell>
          <table:table-cell table:style-name="ce943" office:value-type="float" office:value="18">
            <text:p>18</text:p>
          </table:table-cell>
          <table:table-cell table:style-name="ce949" table:formula="of:=IF([.$I74]&gt;=0;ROUND([.$I74];0);0)" office:value-type="float" office:value="0">
            <text:p>0</text:p>
          </table:table-cell>
          <table:table-cell table:style-name="ce952"/>
          <table:table-cell table:style-name="ce957" table:formula="of:=ROUND([.$E75]*([.$B$6]/[.$B$9]);0)" office:value-type="float" office:value="0">
            <text:p>- </text:p>
          </table:table-cell>
          <table:table-cell table:style-name="ce964" table:formula="of:=IF([.$B$12]-[.$G75]&lt;[.$B$12];IF([.$E75]&gt;[.$B$12];IF([.E75]-([.$B$12]-[.$G75])&gt;[.$B$11]+1;[.$B$12]-[.$G75];[.E75]);[.E75]);0)" office:value-type="float" office:value="0">
            <text:p>- </text:p>
          </table:table-cell>
          <table:table-cell table:style-name="ce964" table:formula="of:=[.$E75]-[.$H75]" office:value-type="float" office:value="0">
            <text:p>- </text:p>
          </table:table-cell>
          <table:table-cell table:style-name="ce964" table:formula="of:=IF([.$E75]&gt;0;IF([.$I75]&gt;0;[.$B$12];[.$E75]+[.$G7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2">
            <text:p>72</text:p>
          </table:table-cell>
          <table:table-cell table:style-name="ce943" office:value-type="float" office:value="18">
            <text:p>18</text:p>
          </table:table-cell>
          <table:table-cell table:style-name="ce949" table:formula="of:=IF([.$I75]&gt;=0;ROUND([.$I75];0);0)" office:value-type="float" office:value="0">
            <text:p>0</text:p>
          </table:table-cell>
          <table:table-cell table:style-name="ce952"/>
          <table:table-cell table:style-name="ce957" table:formula="of:=ROUND([.$E76]*([.$B$6]/[.$B$9]);0)" office:value-type="float" office:value="0">
            <text:p>- </text:p>
          </table:table-cell>
          <table:table-cell table:style-name="ce964" table:formula="of:=IF([.$B$12]-[.$G76]&lt;[.$B$12];IF([.$E76]&gt;[.$B$12];IF([.E76]-([.$B$12]-[.$G76])&gt;[.$B$11]+1;[.$B$12]-[.$G76];[.E76]);[.E76]);0)" office:value-type="float" office:value="0">
            <text:p>- </text:p>
          </table:table-cell>
          <table:table-cell table:style-name="ce964" table:formula="of:=[.$E76]-[.$H76]" office:value-type="float" office:value="0">
            <text:p>- </text:p>
          </table:table-cell>
          <table:table-cell table:style-name="ce964" table:formula="of:=IF([.$E76]&gt;0;IF([.$I76]&gt;0;[.$B$12];[.$E76]+[.$G76]);&quot; &quot;)" office:value-type="string" office:string-value="  ">
            <text:p><text:s text:c="2"/></text:p>
          </table:table-cell>
          <table:table-cell table:style-name="ce968"/>
          <table:table-cell table:number-columns-repeated="1013"/>
        </table:table-row>
        <table:table-row table:style-name="ro2">
          <table:table-cell table:style-name="ce931"/>
          <table:table-cell table:style-name="ce941"/>
          <table:table-cell table:style-name="ce946" office:value-type="float" office:value="73">
            <text:p>73</text:p>
          </table:table-cell>
          <table:table-cell table:style-name="ce943" office:value-type="float" office:value="19">
            <text:p>19</text:p>
          </table:table-cell>
          <table:table-cell table:style-name="ce949" table:formula="of:=IF([.$I76]&gt;=0;ROUND([.$I76];0);0)" office:value-type="float" office:value="0">
            <text:p>0</text:p>
          </table:table-cell>
          <table:table-cell table:style-name="ce952"/>
          <table:table-cell table:style-name="ce957" table:formula="of:=ROUND([.$E77]*([.$B$6]/[.$B$9]);0)" office:value-type="float" office:value="0">
            <text:p>- </text:p>
          </table:table-cell>
          <table:table-cell table:style-name="ce964" table:formula="of:=IF([.$B$12]-[.$G77]&lt;[.$B$12];IF([.$E77]&gt;[.$B$12];IF([.E77]-([.$B$12]-[.$G77])&gt;[.$B$11]+1;[.$B$12]-[.$G77];[.E77]);[.E77]);0)" office:value-type="float" office:value="0">
            <text:p>- </text:p>
          </table:table-cell>
          <table:table-cell table:style-name="ce964" table:formula="of:=[.$E77]-[.$H77]" office:value-type="float" office:value="0">
            <text:p>- </text:p>
          </table:table-cell>
          <table:table-cell table:style-name="ce964" table:formula="of:=IF([.$E77]&gt;0;IF([.$I77]&gt;0;[.$B$12];[.$E77]+[.$G7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4">
            <text:p>74</text:p>
          </table:table-cell>
          <table:table-cell table:style-name="ce943" office:value-type="float" office:value="19">
            <text:p>19</text:p>
          </table:table-cell>
          <table:table-cell table:style-name="ce949" table:formula="of:=IF([.$I77]&gt;=0;ROUND([.$I77];0);0)" office:value-type="float" office:value="0">
            <text:p>0</text:p>
          </table:table-cell>
          <table:table-cell table:style-name="ce952"/>
          <table:table-cell table:style-name="ce957" table:formula="of:=ROUND([.$E78]*([.$B$6]/[.$B$9]);0)" office:value-type="float" office:value="0">
            <text:p>- </text:p>
          </table:table-cell>
          <table:table-cell table:style-name="ce964" table:formula="of:=IF([.$B$12]-[.$G78]&lt;[.$B$12];IF([.$E78]&gt;[.$B$12];IF([.E78]-([.$B$12]-[.$G78])&gt;[.$B$11]+1;[.$B$12]-[.$G78];[.E78]);[.E78]);0)" office:value-type="float" office:value="0">
            <text:p>- </text:p>
          </table:table-cell>
          <table:table-cell table:style-name="ce964" table:formula="of:=[.$E78]-[.$H78]" office:value-type="float" office:value="0">
            <text:p>- </text:p>
          </table:table-cell>
          <table:table-cell table:style-name="ce964" table:formula="of:=IF([.$E78]&gt;0;IF([.$I78]&gt;0;[.$B$12];[.$E78]+[.$G7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5">
            <text:p>75</text:p>
          </table:table-cell>
          <table:table-cell table:style-name="ce943" office:value-type="float" office:value="19">
            <text:p>19</text:p>
          </table:table-cell>
          <table:table-cell table:style-name="ce949" table:formula="of:=IF([.$I78]&gt;=0;ROUND([.$I78];0);0)" office:value-type="float" office:value="0">
            <text:p>0</text:p>
          </table:table-cell>
          <table:table-cell table:style-name="ce952"/>
          <table:table-cell table:style-name="ce957" table:formula="of:=ROUND([.$E79]*([.$B$6]/[.$B$9]);0)" office:value-type="float" office:value="0">
            <text:p>- </text:p>
          </table:table-cell>
          <table:table-cell table:style-name="ce964" table:formula="of:=IF([.$B$12]-[.$G79]&lt;[.$B$12];IF([.$E79]&gt;[.$B$12];IF([.E79]-([.$B$12]-[.$G79])&gt;[.$B$11]+1;[.$B$12]-[.$G79];[.E79]);[.E79]);0)" office:value-type="float" office:value="0">
            <text:p>- </text:p>
          </table:table-cell>
          <table:table-cell table:style-name="ce964" table:formula="of:=[.$E79]-[.$H79]" office:value-type="float" office:value="0">
            <text:p>- </text:p>
          </table:table-cell>
          <table:table-cell table:style-name="ce964" table:formula="of:=IF([.$E79]&gt;0;IF([.$I79]&gt;0;[.$B$12];[.$E79]+[.$G7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6">
            <text:p>76</text:p>
          </table:table-cell>
          <table:table-cell table:style-name="ce943" office:value-type="float" office:value="19">
            <text:p>19</text:p>
          </table:table-cell>
          <table:table-cell table:style-name="ce949" table:formula="of:=IF([.$I79]&gt;=0;ROUND([.$I79];0);0)" office:value-type="float" office:value="0">
            <text:p>0</text:p>
          </table:table-cell>
          <table:table-cell table:style-name="ce952"/>
          <table:table-cell table:style-name="ce957" table:formula="of:=ROUND([.$E80]*([.$B$6]/[.$B$9]);0)" office:value-type="float" office:value="0">
            <text:p>- </text:p>
          </table:table-cell>
          <table:table-cell table:style-name="ce964" table:formula="of:=IF([.$B$12]-[.$G80]&lt;[.$B$12];IF([.$E80]&gt;[.$B$12];IF([.E80]-([.$B$12]-[.$G80])&gt;[.$B$11]+1;[.$B$12]-[.$G80];[.E80]);[.E80]);0)" office:value-type="float" office:value="0">
            <text:p>- </text:p>
          </table:table-cell>
          <table:table-cell table:style-name="ce964" table:formula="of:=[.$E80]-[.$H80]" office:value-type="float" office:value="0">
            <text:p>- </text:p>
          </table:table-cell>
          <table:table-cell table:style-name="ce964" table:formula="of:=IF([.$E80]&gt;0;IF([.$I80]&gt;0;[.$B$12];[.$E80]+[.$G8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7">
            <text:p>77</text:p>
          </table:table-cell>
          <table:table-cell table:style-name="ce943" office:value-type="float" office:value="20">
            <text:p>20</text:p>
          </table:table-cell>
          <table:table-cell table:style-name="ce949" table:formula="of:=IF([.$I80]&gt;=0;ROUND([.$I80];0);0)" office:value-type="float" office:value="0">
            <text:p>0</text:p>
          </table:table-cell>
          <table:table-cell table:style-name="ce952"/>
          <table:table-cell table:style-name="ce957" table:formula="of:=ROUND([.$E81]*([.$B$6]/[.$B$9]);0)" office:value-type="float" office:value="0">
            <text:p>- </text:p>
          </table:table-cell>
          <table:table-cell table:style-name="ce964" table:formula="of:=IF([.$B$12]-[.$G81]&lt;[.$B$12];IF([.$E81]&gt;[.$B$12];IF([.E81]-([.$B$12]-[.$G81])&gt;[.$B$11]+1;[.$B$12]-[.$G81];[.E81]);[.E81]);0)" office:value-type="float" office:value="0">
            <text:p>- </text:p>
          </table:table-cell>
          <table:table-cell table:style-name="ce964" table:formula="of:=[.$E81]-[.$H81]" office:value-type="float" office:value="0">
            <text:p>- </text:p>
          </table:table-cell>
          <table:table-cell table:style-name="ce964" table:formula="of:=IF([.$E81]&gt;0;IF([.$I81]&gt;0;[.$B$12];[.$E81]+[.$G8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8">
            <text:p>78</text:p>
          </table:table-cell>
          <table:table-cell table:style-name="ce943" office:value-type="float" office:value="20">
            <text:p>20</text:p>
          </table:table-cell>
          <table:table-cell table:style-name="ce949" table:formula="of:=IF([.$I81]&gt;=0;ROUND([.$I81];0);0)" office:value-type="float" office:value="0">
            <text:p>0</text:p>
          </table:table-cell>
          <table:table-cell table:style-name="ce952"/>
          <table:table-cell table:style-name="ce957" table:formula="of:=ROUND([.$E82]*([.$B$6]/[.$B$9]);0)" office:value-type="float" office:value="0">
            <text:p>- </text:p>
          </table:table-cell>
          <table:table-cell table:style-name="ce964" table:formula="of:=IF([.$B$12]-[.$G82]&lt;[.$B$12];IF([.$E82]&gt;[.$B$12];IF([.E82]-([.$B$12]-[.$G82])&gt;[.$B$11]+1;[.$B$12]-[.$G82];[.E82]);[.E82]);0)" office:value-type="float" office:value="0">
            <text:p>- </text:p>
          </table:table-cell>
          <table:table-cell table:style-name="ce964" table:formula="of:=[.$E82]-[.$H82]" office:value-type="float" office:value="0">
            <text:p>- </text:p>
          </table:table-cell>
          <table:table-cell table:style-name="ce964" table:formula="of:=IF([.$E82]&gt;0;IF([.$I82]&gt;0;[.$B$12];[.$E82]+[.$G8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79">
            <text:p>79</text:p>
          </table:table-cell>
          <table:table-cell table:style-name="ce943" office:value-type="float" office:value="20">
            <text:p>20</text:p>
          </table:table-cell>
          <table:table-cell table:style-name="ce949" table:formula="of:=IF([.$I82]&gt;=0;ROUND([.$I82];0);0)" office:value-type="float" office:value="0">
            <text:p>0</text:p>
          </table:table-cell>
          <table:table-cell table:style-name="ce952"/>
          <table:table-cell table:style-name="ce957" table:formula="of:=ROUND([.$E83]*([.$B$6]/[.$B$9]);0)" office:value-type="float" office:value="0">
            <text:p>- </text:p>
          </table:table-cell>
          <table:table-cell table:style-name="ce964" table:formula="of:=IF([.$B$12]-[.$G83]&lt;[.$B$12];IF([.$E83]&gt;[.$B$12];IF([.E83]-([.$B$12]-[.$G83])&gt;[.$B$11]+1;[.$B$12]-[.$G83];[.E83]);[.E83]);0)" office:value-type="float" office:value="0">
            <text:p>- </text:p>
          </table:table-cell>
          <table:table-cell table:style-name="ce964" table:formula="of:=[.$E83]-[.$H83]" office:value-type="float" office:value="0">
            <text:p>- </text:p>
          </table:table-cell>
          <table:table-cell table:style-name="ce964" table:formula="of:=IF([.$E83]&gt;0;IF([.$I83]&gt;0;[.$B$12];[.$E83]+[.$G8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0">
            <text:p>80</text:p>
          </table:table-cell>
          <table:table-cell table:style-name="ce943" office:value-type="float" office:value="20">
            <text:p>20</text:p>
          </table:table-cell>
          <table:table-cell table:style-name="ce949" table:formula="of:=IF([.$I83]&gt;=0;ROUND([.$I83];0);0)" office:value-type="float" office:value="0">
            <text:p>0</text:p>
          </table:table-cell>
          <table:table-cell table:style-name="ce952"/>
          <table:table-cell table:style-name="ce957" table:formula="of:=ROUND([.$E84]*([.$B$6]/[.$B$9]);0)" office:value-type="float" office:value="0">
            <text:p>- </text:p>
          </table:table-cell>
          <table:table-cell table:style-name="ce964" table:formula="of:=IF([.$B$12]-[.$G84]&lt;[.$B$12];IF([.$E84]&gt;[.$B$12];IF([.E84]-([.$B$12]-[.$G84])&gt;[.$B$11]+1;[.$B$12]-[.$G84];[.E84]);[.E84]);0)" office:value-type="float" office:value="0">
            <text:p>- </text:p>
          </table:table-cell>
          <table:table-cell table:style-name="ce964" table:formula="of:=[.$E84]-[.$H84]" office:value-type="float" office:value="0">
            <text:p>- </text:p>
          </table:table-cell>
          <table:table-cell table:style-name="ce964" table:formula="of:=IF([.$E84]&gt;0;IF([.$I84]&gt;0;[.$B$12];[.$E84]+[.$G8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1">
            <text:p>81</text:p>
          </table:table-cell>
          <table:table-cell table:style-name="ce943" table:formula="of:=+[.D84]+1" office:value-type="float" office:value="21">
            <text:p>21</text:p>
          </table:table-cell>
          <table:table-cell table:style-name="ce949" table:formula="of:=IF([.$I84]&gt;=0;ROUND([.$I84];0);0)" office:value-type="float" office:value="0">
            <text:p>0</text:p>
          </table:table-cell>
          <table:table-cell table:style-name="ce952"/>
          <table:table-cell table:style-name="ce957" table:formula="of:=ROUND([.$E85]*([.$B$6]/[.$B$9]);0)" office:value-type="float" office:value="0">
            <text:p>- </text:p>
          </table:table-cell>
          <table:table-cell table:style-name="ce964" table:formula="of:=IF([.$B$12]-[.$G85]&lt;[.$B$12];IF([.$E85]&gt;[.$B$12];IF([.E85]-([.$B$12]-[.$G85])&gt;[.$B$11]+1;[.$B$12]-[.$G85];[.E85]);[.E85]);0)" office:value-type="float" office:value="0">
            <text:p>- </text:p>
          </table:table-cell>
          <table:table-cell table:style-name="ce964" table:formula="of:=[.$E85]-[.$H85]" office:value-type="float" office:value="0">
            <text:p>- </text:p>
          </table:table-cell>
          <table:table-cell table:style-name="ce964" table:formula="of:=IF([.$E85]&gt;0;IF([.$I85]&gt;0;[.$B$12];[.$E85]+[.$G8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2">
            <text:p>82</text:p>
          </table:table-cell>
          <table:table-cell table:style-name="ce943" table:formula="of:=+[.D85]" office:value-type="float" office:value="21">
            <text:p>21</text:p>
          </table:table-cell>
          <table:table-cell table:style-name="ce949" table:formula="of:=IF([.$I85]&gt;=0;ROUND([.$I85];0);0)" office:value-type="float" office:value="0">
            <text:p>0</text:p>
          </table:table-cell>
          <table:table-cell table:style-name="ce952"/>
          <table:table-cell table:style-name="ce957" table:formula="of:=ROUND([.$E86]*([.$B$6]/[.$B$9]);0)" office:value-type="float" office:value="0">
            <text:p>- </text:p>
          </table:table-cell>
          <table:table-cell table:style-name="ce964" table:formula="of:=IF([.$B$12]-[.$G86]&lt;[.$B$12];IF([.$E86]&gt;[.$B$12];IF([.E86]-([.$B$12]-[.$G86])&gt;[.$B$11]+1;[.$B$12]-[.$G86];[.E86]);[.E86]);0)" office:value-type="float" office:value="0">
            <text:p>- </text:p>
          </table:table-cell>
          <table:table-cell table:style-name="ce964" table:formula="of:=[.$E86]-[.$H86]" office:value-type="float" office:value="0">
            <text:p>- </text:p>
          </table:table-cell>
          <table:table-cell table:style-name="ce964" table:formula="of:=IF([.$E86]&gt;0;IF([.$I86]&gt;0;[.$B$12];[.$E86]+[.$G8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3">
            <text:p>83</text:p>
          </table:table-cell>
          <table:table-cell table:style-name="ce943" table:formula="of:=+[.D86]" office:value-type="float" office:value="21">
            <text:p>21</text:p>
          </table:table-cell>
          <table:table-cell table:style-name="ce949" table:formula="of:=IF([.$I86]&gt;=0;ROUND([.$I86];0);0)" office:value-type="float" office:value="0">
            <text:p>0</text:p>
          </table:table-cell>
          <table:table-cell table:style-name="ce952"/>
          <table:table-cell table:style-name="ce957" table:formula="of:=ROUND([.$E87]*([.$B$6]/[.$B$9]);0)" office:value-type="float" office:value="0">
            <text:p>- </text:p>
          </table:table-cell>
          <table:table-cell table:style-name="ce964" table:formula="of:=IF([.$B$12]-[.$G87]&lt;[.$B$12];IF([.$E87]&gt;[.$B$12];IF([.E87]-([.$B$12]-[.$G87])&gt;[.$B$11]+1;[.$B$12]-[.$G87];[.E87]);[.E87]);0)" office:value-type="float" office:value="0">
            <text:p>- </text:p>
          </table:table-cell>
          <table:table-cell table:style-name="ce964" table:formula="of:=[.$E87]-[.$H87]" office:value-type="float" office:value="0">
            <text:p>- </text:p>
          </table:table-cell>
          <table:table-cell table:style-name="ce964" table:formula="of:=IF([.$E87]&gt;0;IF([.$I87]&gt;0;[.$B$12];[.$E87]+[.$G8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4">
            <text:p>84</text:p>
          </table:table-cell>
          <table:table-cell table:style-name="ce943" table:formula="of:=+[.D87]" office:value-type="float" office:value="21">
            <text:p>21</text:p>
          </table:table-cell>
          <table:table-cell table:style-name="ce949" table:formula="of:=IF([.$I87]&gt;=0;ROUND([.$I87];0);0)" office:value-type="float" office:value="0">
            <text:p>0</text:p>
          </table:table-cell>
          <table:table-cell table:style-name="ce952"/>
          <table:table-cell table:style-name="ce957" table:formula="of:=ROUND([.$E88]*([.$B$6]/[.$B$9]);0)" office:value-type="float" office:value="0">
            <text:p>- </text:p>
          </table:table-cell>
          <table:table-cell table:style-name="ce964" table:formula="of:=IF([.$B$12]-[.$G88]&lt;[.$B$12];IF([.$E88]&gt;[.$B$12];IF([.E88]-([.$B$12]-[.$G88])&gt;[.$B$11]+1;[.$B$12]-[.$G88];[.E88]);[.E88]);0)" office:value-type="float" office:value="0">
            <text:p>- </text:p>
          </table:table-cell>
          <table:table-cell table:style-name="ce964" table:formula="of:=[.$E88]-[.$H88]" office:value-type="float" office:value="0">
            <text:p>- </text:p>
          </table:table-cell>
          <table:table-cell table:style-name="ce964" table:formula="of:=IF([.$E88]&gt;0;IF([.$I88]&gt;0;[.$B$12];[.$E88]+[.$G8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5">
            <text:p>85</text:p>
          </table:table-cell>
          <table:table-cell table:style-name="ce943" table:formula="of:=+[.D88]+1" office:value-type="float" office:value="22">
            <text:p>22</text:p>
          </table:table-cell>
          <table:table-cell table:style-name="ce949" table:formula="of:=IF([.$I88]&gt;=0;ROUND([.$I88];0);0)" office:value-type="float" office:value="0">
            <text:p>0</text:p>
          </table:table-cell>
          <table:table-cell table:style-name="ce952"/>
          <table:table-cell table:style-name="ce957" table:formula="of:=ROUND([.$E89]*([.$B$6]/[.$B$9]);0)" office:value-type="float" office:value="0">
            <text:p>- </text:p>
          </table:table-cell>
          <table:table-cell table:style-name="ce964" table:formula="of:=IF([.$B$12]-[.$G89]&lt;[.$B$12];IF([.$E89]&gt;[.$B$12];IF([.E89]-([.$B$12]-[.$G89])&gt;[.$B$11]+1;[.$B$12]-[.$G89];[.E89]);[.E89]);0)" office:value-type="float" office:value="0">
            <text:p>- </text:p>
          </table:table-cell>
          <table:table-cell table:style-name="ce964" table:formula="of:=[.$E89]-[.$H89]" office:value-type="float" office:value="0">
            <text:p>- </text:p>
          </table:table-cell>
          <table:table-cell table:style-name="ce964" table:formula="of:=IF([.$E89]&gt;0;IF([.$I89]&gt;0;[.$B$12];[.$E89]+[.$G8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6">
            <text:p>86</text:p>
          </table:table-cell>
          <table:table-cell table:style-name="ce943" table:formula="of:=+[.D89]" office:value-type="float" office:value="22">
            <text:p>22</text:p>
          </table:table-cell>
          <table:table-cell table:style-name="ce949" table:formula="of:=IF([.$I89]&gt;=0;ROUND([.$I89];0);0)" office:value-type="float" office:value="0">
            <text:p>0</text:p>
          </table:table-cell>
          <table:table-cell table:style-name="ce952"/>
          <table:table-cell table:style-name="ce957" table:formula="of:=ROUND([.$E90]*([.$B$6]/[.$B$9]);0)" office:value-type="float" office:value="0">
            <text:p>- </text:p>
          </table:table-cell>
          <table:table-cell table:style-name="ce964" table:formula="of:=IF([.$B$12]-[.$G90]&lt;[.$B$12];IF([.$E90]&gt;[.$B$12];IF([.E90]-([.$B$12]-[.$G90])&gt;[.$B$11]+1;[.$B$12]-[.$G90];[.E90]);[.E90]);0)" office:value-type="float" office:value="0">
            <text:p>- </text:p>
          </table:table-cell>
          <table:table-cell table:style-name="ce964" table:formula="of:=[.$E90]-[.$H90]" office:value-type="float" office:value="0">
            <text:p>- </text:p>
          </table:table-cell>
          <table:table-cell table:style-name="ce964" table:formula="of:=IF([.$E90]&gt;0;IF([.$I90]&gt;0;[.$B$12];[.$E90]+[.$G9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7">
            <text:p>87</text:p>
          </table:table-cell>
          <table:table-cell table:style-name="ce943" table:formula="of:=+[.D90]" office:value-type="float" office:value="22">
            <text:p>22</text:p>
          </table:table-cell>
          <table:table-cell table:style-name="ce949" table:formula="of:=IF([.$I90]&gt;=0;ROUND([.$I90];0);0)" office:value-type="float" office:value="0">
            <text:p>0</text:p>
          </table:table-cell>
          <table:table-cell table:style-name="ce952"/>
          <table:table-cell table:style-name="ce957" table:formula="of:=ROUND([.$E91]*([.$B$6]/[.$B$9]);0)" office:value-type="float" office:value="0">
            <text:p>- </text:p>
          </table:table-cell>
          <table:table-cell table:style-name="ce964" table:formula="of:=IF([.$B$12]-[.$G91]&lt;[.$B$12];IF([.$E91]&gt;[.$B$12];IF([.E91]-([.$B$12]-[.$G91])&gt;[.$B$11]+1;[.$B$12]-[.$G91];[.E91]);[.E91]);0)" office:value-type="float" office:value="0">
            <text:p>- </text:p>
          </table:table-cell>
          <table:table-cell table:style-name="ce964" table:formula="of:=[.$E91]-[.$H91]" office:value-type="float" office:value="0">
            <text:p>- </text:p>
          </table:table-cell>
          <table:table-cell table:style-name="ce964" table:formula="of:=IF([.$E91]&gt;0;IF([.$I91]&gt;0;[.$B$12];[.$E91]+[.$G9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8">
            <text:p>88</text:p>
          </table:table-cell>
          <table:table-cell table:style-name="ce943" table:formula="of:=+[.D91]" office:value-type="float" office:value="22">
            <text:p>22</text:p>
          </table:table-cell>
          <table:table-cell table:style-name="ce949" table:formula="of:=IF([.$I91]&gt;=0;ROUND([.$I91];0);0)" office:value-type="float" office:value="0">
            <text:p>0</text:p>
          </table:table-cell>
          <table:table-cell table:style-name="ce952"/>
          <table:table-cell table:style-name="ce957" table:formula="of:=ROUND([.$E92]*([.$B$6]/[.$B$9]);0)" office:value-type="float" office:value="0">
            <text:p>- </text:p>
          </table:table-cell>
          <table:table-cell table:style-name="ce964" table:formula="of:=IF([.$B$12]-[.$G92]&lt;[.$B$12];IF([.$E92]&gt;[.$B$12];IF([.E92]-([.$B$12]-[.$G92])&gt;[.$B$11]+1;[.$B$12]-[.$G92];[.E92]);[.E92]);0)" office:value-type="float" office:value="0">
            <text:p>- </text:p>
          </table:table-cell>
          <table:table-cell table:style-name="ce964" table:formula="of:=[.$E92]-[.$H92]" office:value-type="float" office:value="0">
            <text:p>- </text:p>
          </table:table-cell>
          <table:table-cell table:style-name="ce964" table:formula="of:=IF([.$E92]&gt;0;IF([.$I92]&gt;0;[.$B$12];[.$E92]+[.$G9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89">
            <text:p>89</text:p>
          </table:table-cell>
          <table:table-cell table:style-name="ce943" table:formula="of:=+[.D92]+1" office:value-type="float" office:value="23">
            <text:p>23</text:p>
          </table:table-cell>
          <table:table-cell table:style-name="ce949" table:formula="of:=IF([.$I92]&gt;=0;ROUND([.$I92];0);0)" office:value-type="float" office:value="0">
            <text:p>0</text:p>
          </table:table-cell>
          <table:table-cell table:style-name="ce952"/>
          <table:table-cell table:style-name="ce957" table:formula="of:=ROUND([.$E93]*([.$B$6]/[.$B$9]);0)" office:value-type="float" office:value="0">
            <text:p>- </text:p>
          </table:table-cell>
          <table:table-cell table:style-name="ce964" table:formula="of:=IF([.$B$12]-[.$G93]&lt;[.$B$12];IF([.$E93]&gt;[.$B$12];IF([.E93]-([.$B$12]-[.$G93])&gt;[.$B$11]+1;[.$B$12]-[.$G93];[.E93]);[.E93]);0)" office:value-type="float" office:value="0">
            <text:p>- </text:p>
          </table:table-cell>
          <table:table-cell table:style-name="ce964" table:formula="of:=[.$E93]-[.$H93]" office:value-type="float" office:value="0">
            <text:p>- </text:p>
          </table:table-cell>
          <table:table-cell table:style-name="ce964" table:formula="of:=IF([.$E93]&gt;0;IF([.$I93]&gt;0;[.$B$12];[.$E93]+[.$G9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0">
            <text:p>90</text:p>
          </table:table-cell>
          <table:table-cell table:style-name="ce943" table:formula="of:=+[.D93]" office:value-type="float" office:value="23">
            <text:p>23</text:p>
          </table:table-cell>
          <table:table-cell table:style-name="ce949" table:formula="of:=IF([.$I93]&gt;=0;ROUND([.$I93];0);0)" office:value-type="float" office:value="0">
            <text:p>0</text:p>
          </table:table-cell>
          <table:table-cell table:style-name="ce952"/>
          <table:table-cell table:style-name="ce957" table:formula="of:=ROUND([.$E94]*([.$B$6]/[.$B$9]);0)" office:value-type="float" office:value="0">
            <text:p>- </text:p>
          </table:table-cell>
          <table:table-cell table:style-name="ce964" table:formula="of:=IF([.$B$12]-[.$G94]&lt;[.$B$12];IF([.$E94]&gt;[.$B$12];IF([.E94]-([.$B$12]-[.$G94])&gt;[.$B$11]+1;[.$B$12]-[.$G94];[.E94]);[.E94]);0)" office:value-type="float" office:value="0">
            <text:p>- </text:p>
          </table:table-cell>
          <table:table-cell table:style-name="ce964" table:formula="of:=[.$E94]-[.$H94]" office:value-type="float" office:value="0">
            <text:p>- </text:p>
          </table:table-cell>
          <table:table-cell table:style-name="ce964" table:formula="of:=IF([.$E94]&gt;0;IF([.$I94]&gt;0;[.$B$12];[.$E94]+[.$G9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1">
            <text:p>91</text:p>
          </table:table-cell>
          <table:table-cell table:style-name="ce943" table:formula="of:=+[.D94]" office:value-type="float" office:value="23">
            <text:p>23</text:p>
          </table:table-cell>
          <table:table-cell table:style-name="ce949" table:formula="of:=IF([.$I94]&gt;=0;ROUND([.$I94];0);0)" office:value-type="float" office:value="0">
            <text:p>0</text:p>
          </table:table-cell>
          <table:table-cell table:style-name="ce952"/>
          <table:table-cell table:style-name="ce957" table:formula="of:=ROUND([.$E95]*([.$B$6]/[.$B$9]);0)" office:value-type="float" office:value="0">
            <text:p>- </text:p>
          </table:table-cell>
          <table:table-cell table:style-name="ce964" table:formula="of:=IF([.$B$12]-[.$G95]&lt;[.$B$12];IF([.$E95]&gt;[.$B$12];IF([.E95]-([.$B$12]-[.$G95])&gt;[.$B$11]+1;[.$B$12]-[.$G95];[.E95]);[.E95]);0)" office:value-type="float" office:value="0">
            <text:p>- </text:p>
          </table:table-cell>
          <table:table-cell table:style-name="ce964" table:formula="of:=[.$E95]-[.$H95]" office:value-type="float" office:value="0">
            <text:p>- </text:p>
          </table:table-cell>
          <table:table-cell table:style-name="ce964" table:formula="of:=IF([.$E95]&gt;0;IF([.$I95]&gt;0;[.$B$12];[.$E95]+[.$G9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2">
            <text:p>92</text:p>
          </table:table-cell>
          <table:table-cell table:style-name="ce943" table:formula="of:=+[.D95]" office:value-type="float" office:value="23">
            <text:p>23</text:p>
          </table:table-cell>
          <table:table-cell table:style-name="ce949" table:formula="of:=IF([.$I95]&gt;=0;ROUND([.$I95];0);0)" office:value-type="float" office:value="0">
            <text:p>0</text:p>
          </table:table-cell>
          <table:table-cell table:style-name="ce952"/>
          <table:table-cell table:style-name="ce957" table:formula="of:=ROUND([.$E96]*([.$B$6]/[.$B$9]);0)" office:value-type="float" office:value="0">
            <text:p>- </text:p>
          </table:table-cell>
          <table:table-cell table:style-name="ce964" table:formula="of:=IF([.$B$12]-[.$G96]&lt;[.$B$12];IF([.$E96]&gt;[.$B$12];IF([.E96]-([.$B$12]-[.$G96])&gt;[.$B$11]+1;[.$B$12]-[.$G96];[.E96]);[.E96]);0)" office:value-type="float" office:value="0">
            <text:p>- </text:p>
          </table:table-cell>
          <table:table-cell table:style-name="ce964" table:formula="of:=[.$E96]-[.$H96]" office:value-type="float" office:value="0">
            <text:p>- </text:p>
          </table:table-cell>
          <table:table-cell table:style-name="ce964" table:formula="of:=IF([.$E96]&gt;0;IF([.$I96]&gt;0;[.$B$12];[.$E96]+[.$G9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3">
            <text:p>93</text:p>
          </table:table-cell>
          <table:table-cell table:style-name="ce943" table:formula="of:=+[.D96]+1" office:value-type="float" office:value="24">
            <text:p>24</text:p>
          </table:table-cell>
          <table:table-cell table:style-name="ce949" table:formula="of:=IF([.$I96]&gt;=0;ROUND([.$I96];0);0)" office:value-type="float" office:value="0">
            <text:p>0</text:p>
          </table:table-cell>
          <table:table-cell table:style-name="ce952"/>
          <table:table-cell table:style-name="ce957" table:formula="of:=ROUND([.$E97]*([.$B$6]/[.$B$9]);0)" office:value-type="float" office:value="0">
            <text:p>- </text:p>
          </table:table-cell>
          <table:table-cell table:style-name="ce964" table:formula="of:=IF([.$B$12]-[.$G97]&lt;[.$B$12];IF([.$E97]&gt;[.$B$12];IF([.E97]-([.$B$12]-[.$G97])&gt;[.$B$11]+1;[.$B$12]-[.$G97];[.E97]);[.E97]);0)" office:value-type="float" office:value="0">
            <text:p>- </text:p>
          </table:table-cell>
          <table:table-cell table:style-name="ce964" table:formula="of:=[.$E97]-[.$H97]" office:value-type="float" office:value="0">
            <text:p>- </text:p>
          </table:table-cell>
          <table:table-cell table:style-name="ce964" table:formula="of:=IF([.$E97]&gt;0;IF([.$I97]&gt;0;[.$B$12];[.$E97]+[.$G9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4">
            <text:p>94</text:p>
          </table:table-cell>
          <table:table-cell table:style-name="ce943" table:formula="of:=+[.D97]" office:value-type="float" office:value="24">
            <text:p>24</text:p>
          </table:table-cell>
          <table:table-cell table:style-name="ce949" table:formula="of:=IF([.$I97]&gt;=0;ROUND([.$I97];0);0)" office:value-type="float" office:value="0">
            <text:p>0</text:p>
          </table:table-cell>
          <table:table-cell table:style-name="ce952"/>
          <table:table-cell table:style-name="ce957" table:formula="of:=ROUND([.$E98]*([.$B$6]/[.$B$9]);0)" office:value-type="float" office:value="0">
            <text:p>- </text:p>
          </table:table-cell>
          <table:table-cell table:style-name="ce964" table:formula="of:=IF([.$B$12]-[.$G98]&lt;[.$B$12];IF([.$E98]&gt;[.$B$12];IF([.E98]-([.$B$12]-[.$G98])&gt;[.$B$11]+1;[.$B$12]-[.$G98];[.E98]);[.E98]);0)" office:value-type="float" office:value="0">
            <text:p>- </text:p>
          </table:table-cell>
          <table:table-cell table:style-name="ce964" table:formula="of:=[.$E98]-[.$H98]" office:value-type="float" office:value="0">
            <text:p>- </text:p>
          </table:table-cell>
          <table:table-cell table:style-name="ce964" table:formula="of:=IF([.$E98]&gt;0;IF([.$I98]&gt;0;[.$B$12];[.$E98]+[.$G9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5">
            <text:p>95</text:p>
          </table:table-cell>
          <table:table-cell table:style-name="ce943" table:formula="of:=+[.D98]" office:value-type="float" office:value="24">
            <text:p>24</text:p>
          </table:table-cell>
          <table:table-cell table:style-name="ce949" table:formula="of:=IF([.$I98]&gt;=0;ROUND([.$I98];0);0)" office:value-type="float" office:value="0">
            <text:p>0</text:p>
          </table:table-cell>
          <table:table-cell table:style-name="ce952"/>
          <table:table-cell table:style-name="ce957" table:formula="of:=ROUND([.$E99]*([.$B$6]/[.$B$9]);0)" office:value-type="float" office:value="0">
            <text:p>- </text:p>
          </table:table-cell>
          <table:table-cell table:style-name="ce964" table:formula="of:=IF([.$B$12]-[.$G99]&lt;[.$B$12];IF([.$E99]&gt;[.$B$12];IF([.E99]-([.$B$12]-[.$G99])&gt;[.$B$11]+1;[.$B$12]-[.$G99];[.E99]);[.E99]);0)" office:value-type="float" office:value="0">
            <text:p>- </text:p>
          </table:table-cell>
          <table:table-cell table:style-name="ce964" table:formula="of:=[.$E99]-[.$H99]" office:value-type="float" office:value="0">
            <text:p>- </text:p>
          </table:table-cell>
          <table:table-cell table:style-name="ce964" table:formula="of:=IF([.$E99]&gt;0;IF([.$I99]&gt;0;[.$B$12];[.$E99]+[.$G9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6">
            <text:p>96</text:p>
          </table:table-cell>
          <table:table-cell table:style-name="ce943" table:formula="of:=+[.D99]" office:value-type="float" office:value="24">
            <text:p>24</text:p>
          </table:table-cell>
          <table:table-cell table:style-name="ce949" table:formula="of:=IF([.$I99]&gt;=0;ROUND([.$I99];0);0)" office:value-type="float" office:value="0">
            <text:p>0</text:p>
          </table:table-cell>
          <table:table-cell table:style-name="ce952"/>
          <table:table-cell table:style-name="ce957" table:formula="of:=ROUND([.$E100]*([.$B$6]/[.$B$9]);0)" office:value-type="float" office:value="0">
            <text:p>- </text:p>
          </table:table-cell>
          <table:table-cell table:style-name="ce964" table:formula="of:=IF([.$B$12]-[.$G100]&lt;[.$B$12];IF([.$E100]&gt;[.$B$12];IF([.E100]-([.$B$12]-[.$G100])&gt;[.$B$11]+1;[.$B$12]-[.$G100];[.E100]);[.E100]);0)" office:value-type="float" office:value="0">
            <text:p>- </text:p>
          </table:table-cell>
          <table:table-cell table:style-name="ce964" table:formula="of:=[.$E100]-[.$H100]" office:value-type="float" office:value="0">
            <text:p>- </text:p>
          </table:table-cell>
          <table:table-cell table:style-name="ce964" table:formula="of:=IF([.$E100]&gt;0;IF([.$I100]&gt;0;[.$B$12];[.$E100]+[.$G10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7">
            <text:p>97</text:p>
          </table:table-cell>
          <table:table-cell table:style-name="ce943" table:formula="of:=+[.D100]+1" office:value-type="float" office:value="25">
            <text:p>25</text:p>
          </table:table-cell>
          <table:table-cell table:style-name="ce949" table:formula="of:=IF([.$I100]&gt;=0;ROUND([.$I100];0);0)" office:value-type="float" office:value="0">
            <text:p>0</text:p>
          </table:table-cell>
          <table:table-cell table:style-name="ce952"/>
          <table:table-cell table:style-name="ce957" table:formula="of:=ROUND([.$E101]*([.$B$6]/[.$B$9]);0)" office:value-type="float" office:value="0">
            <text:p>- </text:p>
          </table:table-cell>
          <table:table-cell table:style-name="ce964" table:formula="of:=IF([.$B$12]-[.$G101]&lt;[.$B$12];IF([.$E101]&gt;[.$B$12];IF([.E101]-([.$B$12]-[.$G101])&gt;[.$B$11]+1;[.$B$12]-[.$G101];[.E101]);[.E101]);0)" office:value-type="float" office:value="0">
            <text:p>- </text:p>
          </table:table-cell>
          <table:table-cell table:style-name="ce964" table:formula="of:=[.$E101]-[.$H101]" office:value-type="float" office:value="0">
            <text:p>- </text:p>
          </table:table-cell>
          <table:table-cell table:style-name="ce964" table:formula="of:=IF([.$E101]&gt;0;IF([.$I101]&gt;0;[.$B$12];[.$E101]+[.$G10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8">
            <text:p>98</text:p>
          </table:table-cell>
          <table:table-cell table:style-name="ce943" table:formula="of:=+[.D101]" office:value-type="float" office:value="25">
            <text:p>25</text:p>
          </table:table-cell>
          <table:table-cell table:style-name="ce949" table:formula="of:=IF([.$I101]&gt;=0;ROUND([.$I101];0);0)" office:value-type="float" office:value="0">
            <text:p>0</text:p>
          </table:table-cell>
          <table:table-cell table:style-name="ce952"/>
          <table:table-cell table:style-name="ce957" table:formula="of:=ROUND([.$E102]*([.$B$6]/[.$B$9]);0)" office:value-type="float" office:value="0">
            <text:p>- </text:p>
          </table:table-cell>
          <table:table-cell table:style-name="ce964" table:formula="of:=IF([.$B$12]-[.$G102]&lt;[.$B$12];IF([.$E102]&gt;[.$B$12];IF([.E102]-([.$B$12]-[.$G102])&gt;[.$B$11]+1;[.$B$12]-[.$G102];[.E102]);[.E102]);0)" office:value-type="float" office:value="0">
            <text:p>- </text:p>
          </table:table-cell>
          <table:table-cell table:style-name="ce964" table:formula="of:=[.$E102]-[.$H102]" office:value-type="float" office:value="0">
            <text:p>- </text:p>
          </table:table-cell>
          <table:table-cell table:style-name="ce964" table:formula="of:=IF([.$E102]&gt;0;IF([.$I102]&gt;0;[.$B$12];[.$E102]+[.$G10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99">
            <text:p>99</text:p>
          </table:table-cell>
          <table:table-cell table:style-name="ce943" table:formula="of:=+[.D102]" office:value-type="float" office:value="25">
            <text:p>25</text:p>
          </table:table-cell>
          <table:table-cell table:style-name="ce949" table:formula="of:=IF([.$I102]&gt;=0;ROUND([.$I102];0);0)" office:value-type="float" office:value="0">
            <text:p>0</text:p>
          </table:table-cell>
          <table:table-cell table:style-name="ce952"/>
          <table:table-cell table:style-name="ce957" table:formula="of:=ROUND([.$E103]*([.$B$6]/[.$B$9]);0)" office:value-type="float" office:value="0">
            <text:p>- </text:p>
          </table:table-cell>
          <table:table-cell table:style-name="ce964" table:formula="of:=IF([.$B$12]-[.$G103]&lt;[.$B$12];IF([.$E103]&gt;[.$B$12];IF([.E103]-([.$B$12]-[.$G103])&gt;[.$B$11]+1;[.$B$12]-[.$G103];[.E103]);[.E103]);0)" office:value-type="float" office:value="0">
            <text:p>- </text:p>
          </table:table-cell>
          <table:table-cell table:style-name="ce964" table:formula="of:=[.$E103]-[.$H103]" office:value-type="float" office:value="0">
            <text:p>- </text:p>
          </table:table-cell>
          <table:table-cell table:style-name="ce964" table:formula="of:=IF([.$E103]&gt;0;IF([.$I103]&gt;0;[.$B$12];[.$E103]+[.$G10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0">
            <text:p>100</text:p>
          </table:table-cell>
          <table:table-cell table:style-name="ce943" table:formula="of:=+[.D103]" office:value-type="float" office:value="25">
            <text:p>25</text:p>
          </table:table-cell>
          <table:table-cell table:style-name="ce949" table:formula="of:=IF([.$I103]&gt;=0;ROUND([.$I103];0);0)" office:value-type="float" office:value="0">
            <text:p>0</text:p>
          </table:table-cell>
          <table:table-cell table:style-name="ce952"/>
          <table:table-cell table:style-name="ce957" table:formula="of:=ROUND([.$E104]*([.$B$6]/[.$B$9]);0)" office:value-type="float" office:value="0">
            <text:p>- </text:p>
          </table:table-cell>
          <table:table-cell table:style-name="ce964" table:formula="of:=IF([.$B$12]-[.$G104]&lt;[.$B$12];IF([.$E104]&gt;[.$B$12];IF([.E104]-([.$B$12]-[.$G104])&gt;[.$B$11]+1;[.$B$12]-[.$G104];[.E104]);[.E104]);0)" office:value-type="float" office:value="0">
            <text:p>- </text:p>
          </table:table-cell>
          <table:table-cell table:style-name="ce964" table:formula="of:=[.$E104]-[.$H104]" office:value-type="float" office:value="0">
            <text:p>- </text:p>
          </table:table-cell>
          <table:table-cell table:style-name="ce964" table:formula="of:=IF([.$E104]&gt;0;IF([.$I104]&gt;0;[.$B$12];[.$E104]+[.$G10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1">
            <text:p>101</text:p>
          </table:table-cell>
          <table:table-cell table:style-name="ce943" table:formula="of:=+[.D104]+1" office:value-type="float" office:value="26">
            <text:p>26</text:p>
          </table:table-cell>
          <table:table-cell table:style-name="ce949" table:formula="of:=IF([.$I104]&gt;=0;ROUND([.$I104];0);0)" office:value-type="float" office:value="0">
            <text:p>0</text:p>
          </table:table-cell>
          <table:table-cell table:style-name="ce952"/>
          <table:table-cell table:style-name="ce957" table:formula="of:=ROUND([.$E105]*([.$B$6]/[.$B$9]);0)" office:value-type="float" office:value="0">
            <text:p>- </text:p>
          </table:table-cell>
          <table:table-cell table:style-name="ce964" table:formula="of:=IF([.$B$12]-[.$G105]&lt;[.$B$12];IF([.$E105]&gt;[.$B$12];IF([.E105]-([.$B$12]-[.$G105])&gt;[.$B$11]+1;[.$B$12]-[.$G105];[.E105]);[.E105]);0)" office:value-type="float" office:value="0">
            <text:p>- </text:p>
          </table:table-cell>
          <table:table-cell table:style-name="ce964" table:formula="of:=[.$E105]-[.$H105]" office:value-type="float" office:value="0">
            <text:p>- </text:p>
          </table:table-cell>
          <table:table-cell table:style-name="ce964" table:formula="of:=IF([.$E105]&gt;0;IF([.$I105]&gt;0;[.$B$12];[.$E105]+[.$G10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2">
            <text:p>102</text:p>
          </table:table-cell>
          <table:table-cell table:style-name="ce943" table:formula="of:=+[.D105]" office:value-type="float" office:value="26">
            <text:p>26</text:p>
          </table:table-cell>
          <table:table-cell table:style-name="ce949" table:formula="of:=IF([.$I105]&gt;=0;ROUND([.$I105];0);0)" office:value-type="float" office:value="0">
            <text:p>0</text:p>
          </table:table-cell>
          <table:table-cell table:style-name="ce952"/>
          <table:table-cell table:style-name="ce957" table:formula="of:=ROUND([.$E106]*([.$B$6]/[.$B$9]);0)" office:value-type="float" office:value="0">
            <text:p>- </text:p>
          </table:table-cell>
          <table:table-cell table:style-name="ce964" table:formula="of:=IF([.$B$12]-[.$G106]&lt;[.$B$12];IF([.$E106]&gt;[.$B$12];IF([.E106]-([.$B$12]-[.$G106])&gt;[.$B$11]+1;[.$B$12]-[.$G106];[.E106]);[.E106]);0)" office:value-type="float" office:value="0">
            <text:p>- </text:p>
          </table:table-cell>
          <table:table-cell table:style-name="ce964" table:formula="of:=[.$E106]-[.$H106]" office:value-type="float" office:value="0">
            <text:p>- </text:p>
          </table:table-cell>
          <table:table-cell table:style-name="ce964" table:formula="of:=IF([.$E106]&gt;0;IF([.$I106]&gt;0;[.$B$12];[.$E106]+[.$G106]);&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3">
            <text:p>103</text:p>
          </table:table-cell>
          <table:table-cell table:style-name="ce943" table:formula="of:=+[.D106]" office:value-type="float" office:value="26">
            <text:p>26</text:p>
          </table:table-cell>
          <table:table-cell table:style-name="ce949" table:formula="of:=IF([.$I106]&gt;=0;ROUND([.$I106];0);0)" office:value-type="float" office:value="0">
            <text:p>0</text:p>
          </table:table-cell>
          <table:table-cell table:style-name="ce952"/>
          <table:table-cell table:style-name="ce957" table:formula="of:=ROUND([.$E107]*([.$B$6]/[.$B$9]);0)" office:value-type="float" office:value="0">
            <text:p>- </text:p>
          </table:table-cell>
          <table:table-cell table:style-name="ce964" table:formula="of:=IF([.$B$12]-[.$G107]&lt;[.$B$12];IF([.$E107]&gt;[.$B$12];IF([.E107]-([.$B$12]-[.$G107])&gt;[.$B$11]+1;[.$B$12]-[.$G107];[.E107]);[.E107]);0)" office:value-type="float" office:value="0">
            <text:p>- </text:p>
          </table:table-cell>
          <table:table-cell table:style-name="ce964" table:formula="of:=[.$E107]-[.$H107]" office:value-type="float" office:value="0">
            <text:p>- </text:p>
          </table:table-cell>
          <table:table-cell table:style-name="ce964" table:formula="of:=IF([.$E107]&gt;0;IF([.$I107]&gt;0;[.$B$12];[.$E107]+[.$G10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4">
            <text:p>104</text:p>
          </table:table-cell>
          <table:table-cell table:style-name="ce943" table:formula="of:=+[.D107]" office:value-type="float" office:value="26">
            <text:p>26</text:p>
          </table:table-cell>
          <table:table-cell table:style-name="ce949" table:formula="of:=IF([.$I107]&gt;=0;ROUND([.$I107];0);0)" office:value-type="float" office:value="0">
            <text:p>0</text:p>
          </table:table-cell>
          <table:table-cell table:style-name="ce952"/>
          <table:table-cell table:style-name="ce957" table:formula="of:=ROUND([.$E108]*([.$B$6]/[.$B$9]);0)" office:value-type="float" office:value="0">
            <text:p>- </text:p>
          </table:table-cell>
          <table:table-cell table:style-name="ce964" table:formula="of:=IF([.$B$12]-[.$G108]&lt;[.$B$12];IF([.$E108]&gt;[.$B$12];IF([.E108]-([.$B$12]-[.$G108])&gt;[.$B$11]+1;[.$B$12]-[.$G108];[.E108]);[.E108]);0)" office:value-type="float" office:value="0">
            <text:p>- </text:p>
          </table:table-cell>
          <table:table-cell table:style-name="ce964" table:formula="of:=[.$E108]-[.$H108]" office:value-type="float" office:value="0">
            <text:p>- </text:p>
          </table:table-cell>
          <table:table-cell table:style-name="ce964" table:formula="of:=IF([.$E108]&gt;0;IF([.$I108]&gt;0;[.$B$12];[.$E108]+[.$G10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5">
            <text:p>105</text:p>
          </table:table-cell>
          <table:table-cell table:style-name="ce943" table:formula="of:=+[.D108]+1" office:value-type="float" office:value="27">
            <text:p>27</text:p>
          </table:table-cell>
          <table:table-cell table:style-name="ce949" table:formula="of:=IF([.$I108]&gt;=0;ROUND([.$I108];0);0)" office:value-type="float" office:value="0">
            <text:p>0</text:p>
          </table:table-cell>
          <table:table-cell table:style-name="ce952"/>
          <table:table-cell table:style-name="ce957" table:formula="of:=ROUND([.$E109]*([.$B$6]/[.$B$9]);0)" office:value-type="float" office:value="0">
            <text:p>- </text:p>
          </table:table-cell>
          <table:table-cell table:style-name="ce964" table:formula="of:=IF([.$B$12]-[.$G109]&lt;[.$B$12];IF([.$E109]&gt;[.$B$12];IF([.E109]-([.$B$12]-[.$G109])&gt;[.$B$11]+1;[.$B$12]-[.$G109];[.E109]);[.E109]);0)" office:value-type="float" office:value="0">
            <text:p>- </text:p>
          </table:table-cell>
          <table:table-cell table:style-name="ce964" table:formula="of:=[.$E109]-[.$H109]" office:value-type="float" office:value="0">
            <text:p>- </text:p>
          </table:table-cell>
          <table:table-cell table:style-name="ce964" table:formula="of:=IF([.$E109]&gt;0;IF([.$I109]&gt;0;[.$B$12];[.$E109]+[.$G10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6">
            <text:p>106</text:p>
          </table:table-cell>
          <table:table-cell table:style-name="ce943" table:formula="of:=+[.D109]" office:value-type="float" office:value="27">
            <text:p>27</text:p>
          </table:table-cell>
          <table:table-cell table:style-name="ce949" table:formula="of:=IF([.$I109]&gt;=0;ROUND([.$I109];0);0)" office:value-type="float" office:value="0">
            <text:p>0</text:p>
          </table:table-cell>
          <table:table-cell table:style-name="ce952"/>
          <table:table-cell table:style-name="ce957" table:formula="of:=ROUND([.$E110]*([.$B$6]/[.$B$9]);0)" office:value-type="float" office:value="0">
            <text:p>- </text:p>
          </table:table-cell>
          <table:table-cell table:style-name="ce964" table:formula="of:=IF([.$B$12]-[.$G110]&lt;[.$B$12];IF([.$E110]&gt;[.$B$12];IF([.E110]-([.$B$12]-[.$G110])&gt;[.$B$11]+1;[.$B$12]-[.$G110];[.E110]);[.E110]);0)" office:value-type="float" office:value="0">
            <text:p>- </text:p>
          </table:table-cell>
          <table:table-cell table:style-name="ce964" table:formula="of:=[.$E110]-[.$H110]" office:value-type="float" office:value="0">
            <text:p>- </text:p>
          </table:table-cell>
          <table:table-cell table:style-name="ce964" table:formula="of:=IF([.$E110]&gt;0;IF([.$I110]&gt;0;[.$B$12];[.$E110]+[.$G11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7">
            <text:p>107</text:p>
          </table:table-cell>
          <table:table-cell table:style-name="ce943" table:formula="of:=+[.D110]" office:value-type="float" office:value="27">
            <text:p>27</text:p>
          </table:table-cell>
          <table:table-cell table:style-name="ce949" table:formula="of:=IF([.$I110]&gt;=0;ROUND([.$I110];0);0)" office:value-type="float" office:value="0">
            <text:p>0</text:p>
          </table:table-cell>
          <table:table-cell table:style-name="ce952"/>
          <table:table-cell table:style-name="ce957" table:formula="of:=ROUND([.$E111]*([.$B$6]/[.$B$9]);0)" office:value-type="float" office:value="0">
            <text:p>- </text:p>
          </table:table-cell>
          <table:table-cell table:style-name="ce964" table:formula="of:=IF([.$B$12]-[.$G111]&lt;[.$B$12];IF([.$E111]&gt;[.$B$12];IF([.E111]-([.$B$12]-[.$G111])&gt;[.$B$11]+1;[.$B$12]-[.$G111];[.E111]);[.E111]);0)" office:value-type="float" office:value="0">
            <text:p>- </text:p>
          </table:table-cell>
          <table:table-cell table:style-name="ce964" table:formula="of:=[.$E111]-[.$H111]" office:value-type="float" office:value="0">
            <text:p>- </text:p>
          </table:table-cell>
          <table:table-cell table:style-name="ce964" table:formula="of:=IF([.$E111]&gt;0;IF([.$I111]&gt;0;[.$B$12];[.$E111]+[.$G11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8">
            <text:p>108</text:p>
          </table:table-cell>
          <table:table-cell table:style-name="ce943" table:formula="of:=+[.D111]" office:value-type="float" office:value="27">
            <text:p>27</text:p>
          </table:table-cell>
          <table:table-cell table:style-name="ce949" table:formula="of:=IF([.$I111]&gt;=0;ROUND([.$I111];0);0)" office:value-type="float" office:value="0">
            <text:p>0</text:p>
          </table:table-cell>
          <table:table-cell table:style-name="ce952"/>
          <table:table-cell table:style-name="ce957" table:formula="of:=ROUND([.$E112]*([.$B$6]/[.$B$9]);0)" office:value-type="float" office:value="0">
            <text:p>- </text:p>
          </table:table-cell>
          <table:table-cell table:style-name="ce964" table:formula="of:=IF([.$B$12]-[.$G112]&lt;[.$B$12];IF([.$E112]&gt;[.$B$12];IF([.E112]-([.$B$12]-[.$G112])&gt;[.$B$11]+1;[.$B$12]-[.$G112];[.E112]);[.E112]);0)" office:value-type="float" office:value="0">
            <text:p>- </text:p>
          </table:table-cell>
          <table:table-cell table:style-name="ce964" table:formula="of:=[.$E112]-[.$H112]" office:value-type="float" office:value="0">
            <text:p>- </text:p>
          </table:table-cell>
          <table:table-cell table:style-name="ce964" table:formula="of:=IF([.$E112]&gt;0;IF([.$I112]&gt;0;[.$B$12];[.$E112]+[.$G11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09">
            <text:p>109</text:p>
          </table:table-cell>
          <table:table-cell table:style-name="ce943" table:formula="of:=+[.D112]+1" office:value-type="float" office:value="28">
            <text:p>28</text:p>
          </table:table-cell>
          <table:table-cell table:style-name="ce949" table:formula="of:=IF([.$I112]&gt;=0;ROUND([.$I112];0);0)" office:value-type="float" office:value="0">
            <text:p>0</text:p>
          </table:table-cell>
          <table:table-cell table:style-name="ce952"/>
          <table:table-cell table:style-name="ce957" table:formula="of:=ROUND([.$E113]*([.$B$6]/[.$B$9]);0)" office:value-type="float" office:value="0">
            <text:p>- </text:p>
          </table:table-cell>
          <table:table-cell table:style-name="ce964" table:formula="of:=IF([.$B$12]-[.$G113]&lt;[.$B$12];IF([.$E113]&gt;[.$B$12];IF([.E113]-([.$B$12]-[.$G113])&gt;[.$B$11]+1;[.$B$12]-[.$G113];[.E113]);[.E113]);0)" office:value-type="float" office:value="0">
            <text:p>- </text:p>
          </table:table-cell>
          <table:table-cell table:style-name="ce964" table:formula="of:=[.$E113]-[.$H113]" office:value-type="float" office:value="0">
            <text:p>- </text:p>
          </table:table-cell>
          <table:table-cell table:style-name="ce964" table:formula="of:=IF([.$E113]&gt;0;IF([.$I113]&gt;0;[.$B$12];[.$E113]+[.$G11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0">
            <text:p>110</text:p>
          </table:table-cell>
          <table:table-cell table:style-name="ce943" table:formula="of:=+[.D113]" office:value-type="float" office:value="28">
            <text:p>28</text:p>
          </table:table-cell>
          <table:table-cell table:style-name="ce949" table:formula="of:=IF([.$I113]&gt;=0;ROUND([.$I113];0);0)" office:value-type="float" office:value="0">
            <text:p>0</text:p>
          </table:table-cell>
          <table:table-cell table:style-name="ce952"/>
          <table:table-cell table:style-name="ce957" table:formula="of:=ROUND([.$E114]*([.$B$6]/[.$B$9]);0)" office:value-type="float" office:value="0">
            <text:p>- </text:p>
          </table:table-cell>
          <table:table-cell table:style-name="ce964" table:formula="of:=IF([.$B$12]-[.$G114]&lt;[.$B$12];IF([.$E114]&gt;[.$B$12];IF([.E114]-([.$B$12]-[.$G114])&gt;[.$B$11]+1;[.$B$12]-[.$G114];[.E114]);[.E114]);0)" office:value-type="float" office:value="0">
            <text:p>- </text:p>
          </table:table-cell>
          <table:table-cell table:style-name="ce964" table:formula="of:=[.$E114]-[.$H114]" office:value-type="float" office:value="0">
            <text:p>- </text:p>
          </table:table-cell>
          <table:table-cell table:style-name="ce964" table:formula="of:=IF([.$E114]&gt;0;IF([.$I114]&gt;0;[.$B$12];[.$E114]+[.$G114]);&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1">
            <text:p>111</text:p>
          </table:table-cell>
          <table:table-cell table:style-name="ce943" table:formula="of:=+[.D114]" office:value-type="float" office:value="28">
            <text:p>28</text:p>
          </table:table-cell>
          <table:table-cell table:style-name="ce949" table:formula="of:=IF([.$I114]&gt;=0;ROUND([.$I114];0);0)" office:value-type="float" office:value="0">
            <text:p>0</text:p>
          </table:table-cell>
          <table:table-cell table:style-name="ce952"/>
          <table:table-cell table:style-name="ce957" table:formula="of:=ROUND([.$E115]*([.$B$6]/[.$B$9]);0)" office:value-type="float" office:value="0">
            <text:p>- </text:p>
          </table:table-cell>
          <table:table-cell table:style-name="ce964" table:formula="of:=IF([.$B$12]-[.$G115]&lt;[.$B$12];IF([.$E115]&gt;[.$B$12];IF([.E115]-([.$B$12]-[.$G115])&gt;[.$B$11]+1;[.$B$12]-[.$G115];[.E115]);[.E115]);0)" office:value-type="float" office:value="0">
            <text:p>- </text:p>
          </table:table-cell>
          <table:table-cell table:style-name="ce964" table:formula="of:=[.$E115]-[.$H115]" office:value-type="float" office:value="0">
            <text:p>- </text:p>
          </table:table-cell>
          <table:table-cell table:style-name="ce964" table:formula="of:=IF([.$E115]&gt;0;IF([.$I115]&gt;0;[.$B$12];[.$E115]+[.$G115]);&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2">
            <text:p>112</text:p>
          </table:table-cell>
          <table:table-cell table:style-name="ce943" table:formula="of:=+[.D115]" office:value-type="float" office:value="28">
            <text:p>28</text:p>
          </table:table-cell>
          <table:table-cell table:style-name="ce949" table:formula="of:=IF([.$I115]&gt;=0;ROUND([.$I115];0);0)" office:value-type="float" office:value="0">
            <text:p>0</text:p>
          </table:table-cell>
          <table:table-cell table:style-name="ce952"/>
          <table:table-cell table:style-name="ce957" table:formula="of:=ROUND([.$E116]*([.$B$6]/[.$B$9]);0)" office:value-type="float" office:value="0">
            <text:p>- </text:p>
          </table:table-cell>
          <table:table-cell table:style-name="ce964" table:formula="of:=IF([.$B$12]-[.$G116]&lt;[.$B$12];IF([.$E116]&gt;[.$B$12];IF([.E116]-([.$B$12]-[.$G116])&gt;[.$B$11]+1;[.$B$12]-[.$G116];[.E116]);[.E116]);0)" office:value-type="float" office:value="0">
            <text:p>- </text:p>
          </table:table-cell>
          <table:table-cell table:style-name="ce964" table:formula="of:=[.$E116]-[.$H116]" office:value-type="float" office:value="0">
            <text:p>- </text:p>
          </table:table-cell>
          <table:table-cell table:style-name="ce964" table:formula="of:=IF([.$E116]&gt;0;IF([.$I116]&gt;0;[.$B$12];[.$E116]+[.$G116]);&quot; &quot;)" office:value-type="string" office:string-value="  ">
            <text:p><text:s text:c="2"/></text:p>
          </table:table-cell>
          <table:table-cell table:style-name="ce968"/>
          <table:table-cell table:number-columns-repeated="1013"/>
        </table:table-row>
        <table:table-row table:style-name="ro2">
          <table:table-cell table:style-name="ce931"/>
          <table:table-cell table:style-name="ce941"/>
          <table:table-cell table:style-name="ce946" office:value-type="float" office:value="113">
            <text:p>113</text:p>
          </table:table-cell>
          <table:table-cell table:style-name="ce943" table:formula="of:=+[.D116]+1" office:value-type="float" office:value="29">
            <text:p>29</text:p>
          </table:table-cell>
          <table:table-cell table:style-name="ce949" table:formula="of:=IF([.$I116]&gt;=0;ROUND([.$I116];0);0)" office:value-type="float" office:value="0">
            <text:p>0</text:p>
          </table:table-cell>
          <table:table-cell table:style-name="ce952"/>
          <table:table-cell table:style-name="ce957" table:formula="of:=ROUND([.$E117]*([.$B$6]/[.$B$9]);0)" office:value-type="float" office:value="0">
            <text:p>- </text:p>
          </table:table-cell>
          <table:table-cell table:style-name="ce964" table:formula="of:=IF([.$B$12]-[.$G117]&lt;[.$B$12];IF([.$E117]&gt;[.$B$12];IF([.E117]-([.$B$12]-[.$G117])&gt;[.$B$11]+1;[.$B$12]-[.$G117];[.E117]);[.E117]);0)" office:value-type="float" office:value="0">
            <text:p>- </text:p>
          </table:table-cell>
          <table:table-cell table:style-name="ce964" table:formula="of:=[.$E117]-[.$H117]" office:value-type="float" office:value="0">
            <text:p>- </text:p>
          </table:table-cell>
          <table:table-cell table:style-name="ce964" table:formula="of:=IF([.$E117]&gt;0;IF([.$I117]&gt;0;[.$B$12];[.$E117]+[.$G117]);&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4">
            <text:p>114</text:p>
          </table:table-cell>
          <table:table-cell table:style-name="ce943" table:formula="of:=+[.D117]" office:value-type="float" office:value="29">
            <text:p>29</text:p>
          </table:table-cell>
          <table:table-cell table:style-name="ce949" table:formula="of:=IF([.$I117]&gt;=0;ROUND([.$I117];0);0)" office:value-type="float" office:value="0">
            <text:p>0</text:p>
          </table:table-cell>
          <table:table-cell table:style-name="ce952"/>
          <table:table-cell table:style-name="ce957" table:formula="of:=ROUND([.$E118]*([.$B$6]/[.$B$9]);0)" office:value-type="float" office:value="0">
            <text:p>- </text:p>
          </table:table-cell>
          <table:table-cell table:style-name="ce964" table:formula="of:=IF([.$B$12]-[.$G118]&lt;[.$B$12];IF([.$E118]&gt;[.$B$12];IF([.E118]-([.$B$12]-[.$G118])&gt;[.$B$11]+1;[.$B$12]-[.$G118];[.E118]);[.E118]);0)" office:value-type="float" office:value="0">
            <text:p>- </text:p>
          </table:table-cell>
          <table:table-cell table:style-name="ce964" table:formula="of:=[.$E118]-[.$H118]" office:value-type="float" office:value="0">
            <text:p>- </text:p>
          </table:table-cell>
          <table:table-cell table:style-name="ce964" table:formula="of:=IF([.$E118]&gt;0;IF([.$I118]&gt;0;[.$B$12];[.$E118]+[.$G118]);&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5">
            <text:p>115</text:p>
          </table:table-cell>
          <table:table-cell table:style-name="ce943" table:formula="of:=+[.D118]" office:value-type="float" office:value="29">
            <text:p>29</text:p>
          </table:table-cell>
          <table:table-cell table:style-name="ce949" table:formula="of:=IF([.$I118]&gt;=0;ROUND([.$I118];0);0)" office:value-type="float" office:value="0">
            <text:p>0</text:p>
          </table:table-cell>
          <table:table-cell table:style-name="ce952"/>
          <table:table-cell table:style-name="ce957" table:formula="of:=ROUND([.$E119]*([.$B$6]/[.$B$9]);0)" office:value-type="float" office:value="0">
            <text:p>- </text:p>
          </table:table-cell>
          <table:table-cell table:style-name="ce964" table:formula="of:=IF([.$B$12]-[.$G119]&lt;[.$B$12];IF([.$E119]&gt;[.$B$12];IF([.E119]-([.$B$12]-[.$G119])&gt;[.$B$11]+1;[.$B$12]-[.$G119];[.E119]);[.E119]);0)" office:value-type="float" office:value="0">
            <text:p>- </text:p>
          </table:table-cell>
          <table:table-cell table:style-name="ce964" table:formula="of:=[.$E119]-[.$H119]" office:value-type="float" office:value="0">
            <text:p>- </text:p>
          </table:table-cell>
          <table:table-cell table:style-name="ce964" table:formula="of:=IF([.$E119]&gt;0;IF([.$I119]&gt;0;[.$B$12];[.$E119]+[.$G119]);&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6">
            <text:p>116</text:p>
          </table:table-cell>
          <table:table-cell table:style-name="ce943" table:formula="of:=+[.D119]" office:value-type="float" office:value="29">
            <text:p>29</text:p>
          </table:table-cell>
          <table:table-cell table:style-name="ce949" table:formula="of:=IF([.$I119]&gt;=0;ROUND([.$I119];0);0)" office:value-type="float" office:value="0">
            <text:p>0</text:p>
          </table:table-cell>
          <table:table-cell table:style-name="ce952"/>
          <table:table-cell table:style-name="ce957" table:formula="of:=ROUND([.$E120]*([.$B$6]/[.$B$9]);0)" office:value-type="float" office:value="0">
            <text:p>- </text:p>
          </table:table-cell>
          <table:table-cell table:style-name="ce964" table:formula="of:=IF([.$B$12]-[.$G120]&lt;[.$B$12];IF([.$E120]&gt;[.$B$12];IF([.E120]-([.$B$12]-[.$G120])&gt;[.$B$11]+1;[.$B$12]-[.$G120];[.E120]);[.E120]);0)" office:value-type="float" office:value="0">
            <text:p>- </text:p>
          </table:table-cell>
          <table:table-cell table:style-name="ce964" table:formula="of:=[.$E120]-[.$H120]" office:value-type="float" office:value="0">
            <text:p>- </text:p>
          </table:table-cell>
          <table:table-cell table:style-name="ce964" table:formula="of:=IF([.$E120]&gt;0;IF([.$I120]&gt;0;[.$B$12];[.$E120]+[.$G120]);&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7">
            <text:p>117</text:p>
          </table:table-cell>
          <table:table-cell table:style-name="ce943" table:formula="of:=+[.D120]+1" office:value-type="float" office:value="30">
            <text:p>30</text:p>
          </table:table-cell>
          <table:table-cell table:style-name="ce949" table:formula="of:=IF([.$I120]&gt;=0;ROUND([.$I120];0);0)" office:value-type="float" office:value="0">
            <text:p>0</text:p>
          </table:table-cell>
          <table:table-cell table:style-name="ce952"/>
          <table:table-cell table:style-name="ce957" table:formula="of:=ROUND([.$E121]*([.$B$6]/[.$B$9]);0)" office:value-type="float" office:value="0">
            <text:p>- </text:p>
          </table:table-cell>
          <table:table-cell table:style-name="ce964" table:formula="of:=IF([.$B$12]-[.$G121]&lt;[.$B$12];IF([.$E121]&gt;[.$B$12];IF([.E121]-([.$B$12]-[.$G121])&gt;[.$B$11]+1;[.$B$12]-[.$G121];[.E121]);[.E121]);0)" office:value-type="float" office:value="0">
            <text:p>- </text:p>
          </table:table-cell>
          <table:table-cell table:style-name="ce964" table:formula="of:=[.$E121]-[.$H121]" office:value-type="float" office:value="0">
            <text:p>- </text:p>
          </table:table-cell>
          <table:table-cell table:style-name="ce964" table:formula="of:=IF([.$E121]&gt;0;IF([.$I121]&gt;0;[.$B$12];[.$E121]+[.$G121]);&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8">
            <text:p>118</text:p>
          </table:table-cell>
          <table:table-cell table:style-name="ce943" table:formula="of:=+[.D121]" office:value-type="float" office:value="30">
            <text:p>30</text:p>
          </table:table-cell>
          <table:table-cell table:style-name="ce949" table:formula="of:=IF([.$I121]&gt;=0;ROUND([.$I121];0);0)" office:value-type="float" office:value="0">
            <text:p>0</text:p>
          </table:table-cell>
          <table:table-cell table:style-name="ce952"/>
          <table:table-cell table:style-name="ce957" table:formula="of:=ROUND([.$E122]*([.$B$6]/[.$B$9]);0)" office:value-type="float" office:value="0">
            <text:p>- </text:p>
          </table:table-cell>
          <table:table-cell table:style-name="ce964" table:formula="of:=IF([.$B$12]-[.$G122]&lt;[.$B$12];IF([.$E122]&gt;[.$B$12];IF([.E122]-([.$B$12]-[.$G122])&gt;[.$B$11]+1;[.$B$12]-[.$G122];[.E122]);[.E122]);0)" office:value-type="float" office:value="0">
            <text:p>- </text:p>
          </table:table-cell>
          <table:table-cell table:style-name="ce964" table:formula="of:=[.$E122]-[.$H122]" office:value-type="float" office:value="0">
            <text:p>- </text:p>
          </table:table-cell>
          <table:table-cell table:style-name="ce964" table:formula="of:=IF([.$E122]&gt;0;IF([.$I122]&gt;0;[.$B$12];[.$E122]+[.$G122]);&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19">
            <text:p>119</text:p>
          </table:table-cell>
          <table:table-cell table:style-name="ce943" table:formula="of:=+[.D122]" office:value-type="float" office:value="30">
            <text:p>30</text:p>
          </table:table-cell>
          <table:table-cell table:style-name="ce949" table:formula="of:=IF([.$I122]&gt;=0;ROUND([.$I122];0);0)" office:value-type="float" office:value="0">
            <text:p>0</text:p>
          </table:table-cell>
          <table:table-cell table:style-name="ce952"/>
          <table:table-cell table:style-name="ce957" table:formula="of:=ROUND([.$E123]*([.$B$6]/[.$B$9]);0)" office:value-type="float" office:value="0">
            <text:p>- </text:p>
          </table:table-cell>
          <table:table-cell table:style-name="ce964" table:formula="of:=IF([.$B$12]-[.$G123]&lt;[.$B$12];IF([.$E123]&gt;[.$B$12];IF([.E123]-([.$B$12]-[.$G123])&gt;[.$B$11]+1;[.$B$12]-[.$G123];[.E123]);[.E123]);0)" office:value-type="float" office:value="0">
            <text:p>- </text:p>
          </table:table-cell>
          <table:table-cell table:style-name="ce964" table:formula="of:=[.$E123]-[.$H123]" office:value-type="float" office:value="0">
            <text:p>- </text:p>
          </table:table-cell>
          <table:table-cell table:style-name="ce964" table:formula="of:=IF([.$E123]&gt;0;IF([.$I123]&gt;0;[.$B$12];[.$E123]+[.$G123]);&quot; &quot;)" office:value-type="string" office:string-value="  ">
            <text:p><text:s text:c="2"/></text:p>
          </table:table-cell>
          <table:table-cell table:style-name="ce968"/>
          <table:table-cell table:number-columns-repeated="1013"/>
        </table:table-row>
        <table:table-row table:style-name="ro2">
          <table:table-cell/>
          <table:table-cell table:style-name="ce941"/>
          <table:table-cell table:style-name="ce946" office:value-type="float" office:value="120">
            <text:p>120</text:p>
          </table:table-cell>
          <table:table-cell table:style-name="ce943" table:formula="of:=+[.D123]" office:value-type="float" office:value="30">
            <text:p>30</text:p>
          </table:table-cell>
          <table:table-cell table:style-name="ce949" table:formula="of:=IF([.$I123]&gt;=0;ROUND([.$I123];0);0)" office:value-type="float" office:value="0">
            <text:p>0</text:p>
          </table:table-cell>
          <table:table-cell table:style-name="ce952"/>
          <table:table-cell table:style-name="ce957" table:formula="of:=ROUND([.$E124]*([.$B$6]/[.$B$9]);0)" office:value-type="float" office:value="0">
            <text:p>- </text:p>
          </table:table-cell>
          <table:table-cell table:style-name="ce964" table:formula="of:=IF([.$B$12]-[.$G124]&lt;[.$B$12];IF([.$E124]&gt;[.$B$12];IF([.E124]-([.$B$12]-[.$G124])&gt;[.$B$11]+1;[.$B$12]-[.$G124];[.E124]);[.E124]);0)" office:value-type="float" office:value="0">
            <text:p>- </text:p>
          </table:table-cell>
          <table:table-cell table:style-name="ce964" table:formula="of:=[.$E124]-[.$H124]" office:value-type="float" office:value="0">
            <text:p>- </text:p>
          </table:table-cell>
          <table:table-cell table:style-name="ce964" table:formula="of:=IF([.$E124]&gt;0;IF([.$I124]&gt;0;[.$B$12];[.$E124]+[.$G124]);&quot; &quot;)" office:value-type="string" office:string-value="  ">
            <text:p><text:s text:c="2"/></text:p>
          </table:table-cell>
          <table:table-cell table:style-name="ce969"/>
          <table:table-cell table:number-columns-repeated="1013"/>
        </table:table-row>
        <table:table-row table:style-name="ro2">
          <table:table-cell/>
          <table:table-cell table:style-name="ce942"/>
          <table:table-cell table:style-name="ce947" table:number-columns-repeated="2"/>
          <table:table-cell table:style-name="ce950" office:value-type="string">
            <text:p>Total</text:p>
          </table:table-cell>
          <table:table-cell table:style-name="ce953"/>
          <table:table-cell table:style-name="ce958" table:formula="of:=SUM([.G5:.G124])" office:value-type="float" office:value="0">
            <text:p>- </text:p>
          </table:table-cell>
          <table:table-cell table:style-name="ce958" table:formula="of:=SUM([.H5:.H124])" office:value-type="float" office:value="0">
            <text:p>- </text:p>
          </table:table-cell>
          <table:table-cell table:style-name="ce958"/>
          <table:table-cell table:style-name="ce958" table:formula="of:=SUM([.J5:.J124])" office:value-type="float" office:value="0">
            <text:p>- </text:p>
          </table:table-cell>
          <table:table-cell table:style-name="ce970"/>
          <table:table-cell table:style-name="ce960"/>
          <table:table-cell table:style-name="ce931" table:number-columns-repeated="1012"/>
        </table:table-row>
        <table:table-row table:style-name="ro2">
          <table:table-cell/>
          <table:table-cell table:style-name="ce941"/>
          <table:table-cell table:style-name="ce946" table:number-columns-repeated="2"/>
          <table:table-cell table:style-name="ce951" table:number-columns-repeated="2"/>
          <table:table-cell table:style-name="ce959" table:number-columns-repeated="4"/>
          <table:table-cell table:number-columns-repeated="1014"/>
        </table:table-row>
        <table:table-row table:style-name="ro2">
          <table:table-cell/>
          <table:table-cell table:style-name="ce941"/>
          <table:table-cell table:number-columns-repeated="2"/>
          <table:table-cell office:value-type="string">
            <text:p>taux d'intérêt</text:p>
          </table:table-cell>
          <table:table-cell/>
          <table:table-cell table:formula="of:=[.B6]" office:value-type="float" office:value="0.0475">
            <text:p>0 </text:p>
          </table:table-cell>
          <table:table-cell table:number-columns-repeated="1017"/>
        </table:table-row>
        <table:table-row table:style-name="ro2">
          <table:table-cell table:number-columns-repeated="4"/>
          <table:table-cell office:value-type="string">
            <text:p>Investissement</text:p>
          </table:table-cell>
          <table:table-cell/>
          <table:table-cell table:formula="of:=[.B7]" office:value-type="float" office:value="0">
            <text:p>- </text:p>
          </table:table-cell>
          <table:table-cell table:number-columns-repeated="1017"/>
        </table:table-row>
        <table:table-row table:style-name="ro2">
          <table:table-cell table:number-columns-repeated="4"/>
          <table:table-cell office:value-type="string">
            <text:p>Nombre d'années</text:p>
          </table:table-cell>
          <table:table-cell/>
          <table:table-cell table:formula="of:=[.B8]" office:value-type="float" office:value="25">
            <text:p>25 </text:p>
          </table:table-cell>
          <table:table-cell table:number-columns-repeated="1017"/>
        </table:table-row>
        <table:table-row table:style-name="ro2">
          <table:table-cell table:number-columns-repeated="4"/>
          <table:table-cell office:value-type="string">
            <text:p>Nb paiements/année</text:p>
          </table:table-cell>
          <table:table-cell/>
          <table:table-cell table:formula="of:=[.B9]" office:value-type="float" office:value="4">
            <text:p>4 </text:p>
          </table:table-cell>
          <table:table-cell table:number-columns-repeated="1017"/>
        </table:table-row>
        <table:table-row table:style-name="ro2">
          <table:table-cell table:number-columns-repeated="10"/>
          <table:table-cell table:style-name="ce971" office:value-type="string" office:string-value="dont " table:number-columns-spanned="2" table:number-rows-spanned="1">
            <text:p>dont <text:s/></text:p>
          </table:table-cell>
          <table:covered-table-cell table:style-name="ce971"/>
          <table:table-cell table:number-columns-repeated="1012"/>
        </table:table-row>
        <table:table-row table:style-name="ro2">
          <table:table-cell table:number-columns-repeated="9"/>
          <table:table-cell table:style-name="ce966" office:value-type="string" office:string-value="Capital - Solde dû en fin d'année">
            <text:p>Capital - Solde dû en fin d'année </text:p>
          </table:table-cell>
          <table:table-cell table:style-name="ce966" office:value-type="string" office:string-value="Dette &lt;1an">
            <text:p>Dette &lt;1an </text:p>
          </table:table-cell>
          <table:table-cell table:style-name="ce966" office:value-type="string" office:string-value="Dette &gt;1an">
            <text:p>Dette &gt;1an </text:p>
          </table:table-cell>
          <table:table-cell table:number-columns-repeated="1012"/>
        </table:table-row>
        <table:table-row table:style-name="ro2">
          <table:table-cell table:style-name="ce932" office:value-type="string">
            <text:p>Récap</text:p>
          </table:table-cell>
          <table:table-cell table:number-columns-repeated="5"/>
          <table:table-cell table:style-name="ce960" office:value-type="string" office:string-value="Intérêts">
            <text:p>Intérêts </text:p>
          </table:table-cell>
          <table:table-cell table:style-name="ce960" office:value-type="string" office:string-value="Capital">
            <text:p>Capital </text:p>
          </table:table-cell>
          <table:table-cell/>
          <table:table-cell table:formula="of:=+[.H159]" office:value-type="float" office:value="0">
            <text:p>- </text:p>
          </table:table-cell>
          <table:table-cell table:formula="of:=+[.H134]" office:value-type="float" office:value="0">
            <text:p>- </text:p>
          </table:table-cell>
          <table:table-cell table:formula="of:=+[.J133]-[.K133]" office:value-type="float" office:value="0">
            <text:p>- </text:p>
          </table:table-cell>
          <table:table-cell table:number-columns-repeated="1012"/>
        </table:table-row>
        <table:table-row table:style-name="ro2">
          <table:table-cell table:style-name="ce929" office:value-type="float" office:value="1">
            <text:p>1</text:p>
          </table:table-cell>
          <table:table-cell table:number-columns-repeated="5"/>
          <table:table-cell table:style-name="ce961" table:formula="of:=SUMIF([.$D$5:.$D$124];[.A134];[.$G$5:.$G$124])" office:value-type="float" office:value="0">
            <text:p>- </text:p>
          </table:table-cell>
          <table:table-cell table:style-name="ce961" table:formula="of:=SUMIF([.$D$5:.$D$124];[.A134];[.$H$5:.$H$124])" office:value-type="float" office:value="0">
            <text:p>- </text:p>
          </table:table-cell>
          <table:table-cell table:style-name="ce965" table:formula="of:=SUM([.G134:.H134])" office:value-type="float" office:value="0">
            <text:p>- </text:p>
          </table:table-cell>
          <table:table-cell table:formula="of:=+[.J133]-[.H134]" office:value-type="float" office:value="0">
            <text:p>- </text:p>
          </table:table-cell>
          <table:table-cell table:formula="of:=+[.H135]" office:value-type="float" office:value="0">
            <text:p>- </text:p>
          </table:table-cell>
          <table:table-cell table:formula="of:=+[.J134]-[.K134]" office:value-type="float" office:value="0">
            <text:p>- </text:p>
          </table:table-cell>
          <table:table-cell table:style-name="ce954" table:formula="of:=+[.J134]-[.J133]" office:value-type="float" office:value="0">
            <text:p>- </text:p>
          </table:table-cell>
          <table:table-cell table:style-name="ce954" table:number-columns-repeated="3"/>
          <table:table-cell table:number-columns-repeated="1008"/>
        </table:table-row>
        <table:table-row table:style-name="ro2">
          <table:table-cell table:style-name="ce929" office:value-type="float" office:value="2">
            <text:p>2</text:p>
          </table:table-cell>
          <table:table-cell table:number-columns-repeated="5"/>
          <table:table-cell table:style-name="ce961" table:formula="of:=SUMIF([.$D$5:.$D$124];[.A135];[.$G$5:.$G$124])" office:value-type="float" office:value="0">
            <text:p>- </text:p>
          </table:table-cell>
          <table:table-cell table:style-name="ce961" table:formula="of:=SUMIF([.$D$5:.$D$124];[.A135];[.$H$5:.$H$124])" office:value-type="float" office:value="0">
            <text:p>- </text:p>
          </table:table-cell>
          <table:table-cell table:style-name="ce965" table:formula="of:=SUM([.G135:.H135])" office:value-type="float" office:value="0">
            <text:p>- </text:p>
          </table:table-cell>
          <table:table-cell table:formula="of:=+[.J134]-[.H135]" office:value-type="float" office:value="0">
            <text:p>- </text:p>
          </table:table-cell>
          <table:table-cell table:formula="of:=+[.H136]" office:value-type="float" office:value="0">
            <text:p>- </text:p>
          </table:table-cell>
          <table:table-cell table:formula="of:=+[.J135]-[.K135]" office:value-type="float" office:value="0">
            <text:p>- </text:p>
          </table:table-cell>
          <table:table-cell table:style-name="ce954" table:formula="of:=+[.J135]-[.J134]" office:value-type="float" office:value="0">
            <text:p>- </text:p>
          </table:table-cell>
          <table:table-cell table:number-columns-repeated="1011"/>
        </table:table-row>
        <table:table-row table:style-name="ro2">
          <table:table-cell table:style-name="ce929" office:value-type="float" office:value="3">
            <text:p>3</text:p>
          </table:table-cell>
          <table:table-cell table:number-columns-repeated="5"/>
          <table:table-cell table:style-name="ce961" table:formula="of:=SUMIF([.$D$5:.$D$124];[.A136];[.$G$5:.$G$124])" office:value-type="float" office:value="0">
            <text:p>- </text:p>
          </table:table-cell>
          <table:table-cell table:style-name="ce961" table:formula="of:=SUMIF([.$D$5:.$D$124];[.A136];[.$H$5:.$H$124])" office:value-type="float" office:value="0">
            <text:p>- </text:p>
          </table:table-cell>
          <table:table-cell table:style-name="ce965" table:formula="of:=SUM([.G136:.H136])" office:value-type="float" office:value="0">
            <text:p>- </text:p>
          </table:table-cell>
          <table:table-cell table:formula="of:=+[.J135]-[.H136]" office:value-type="float" office:value="0">
            <text:p>- </text:p>
          </table:table-cell>
          <table:table-cell table:formula="of:=+[.H137]" office:value-type="float" office:value="0">
            <text:p>- </text:p>
          </table:table-cell>
          <table:table-cell table:formula="of:=+[.J136]-[.K136]" office:value-type="float" office:value="0">
            <text:p>- </text:p>
          </table:table-cell>
          <table:table-cell table:number-columns-repeated="1012"/>
        </table:table-row>
        <table:table-row table:style-name="ro2">
          <table:table-cell table:style-name="ce929" office:value-type="float" office:value="4">
            <text:p>4</text:p>
          </table:table-cell>
          <table:table-cell table:number-columns-repeated="5"/>
          <table:table-cell table:style-name="ce961" table:formula="of:=SUMIF([.$D$5:.$D$124];[.A137];[.$G$5:.$G$124])" office:value-type="float" office:value="0">
            <text:p>- </text:p>
          </table:table-cell>
          <table:table-cell table:style-name="ce961" table:formula="of:=SUMIF([.$D$5:.$D$124];[.A137];[.$H$5:.$H$124])" office:value-type="float" office:value="0">
            <text:p>- </text:p>
          </table:table-cell>
          <table:table-cell table:style-name="ce965" table:formula="of:=SUM([.G137:.H137])" office:value-type="float" office:value="0">
            <text:p>- </text:p>
          </table:table-cell>
          <table:table-cell table:formula="of:=+[.J136]-[.H137]" office:value-type="float" office:value="0">
            <text:p>- </text:p>
          </table:table-cell>
          <table:table-cell table:formula="of:=+[.H138]" office:value-type="float" office:value="0">
            <text:p>- </text:p>
          </table:table-cell>
          <table:table-cell table:formula="of:=+[.J137]-[.K137]" office:value-type="float" office:value="0">
            <text:p>- </text:p>
          </table:table-cell>
          <table:table-cell table:number-columns-repeated="1012"/>
        </table:table-row>
        <table:table-row table:style-name="ro2">
          <table:table-cell table:style-name="ce929" office:value-type="float" office:value="5">
            <text:p>5</text:p>
          </table:table-cell>
          <table:table-cell table:number-columns-repeated="5"/>
          <table:table-cell table:style-name="ce961" table:formula="of:=SUMIF([.$D$5:.$D$124];[.A138];[.$G$5:.$G$124])" office:value-type="float" office:value="0">
            <text:p>- </text:p>
          </table:table-cell>
          <table:table-cell table:style-name="ce961" table:formula="of:=SUMIF([.$D$5:.$D$124];[.A138];[.$H$5:.$H$124])" office:value-type="float" office:value="0">
            <text:p>- </text:p>
          </table:table-cell>
          <table:table-cell table:style-name="ce965" table:formula="of:=SUM([.G138:.H138])" office:value-type="float" office:value="0">
            <text:p>- </text:p>
          </table:table-cell>
          <table:table-cell table:formula="of:=+[.J137]-[.H138]" office:value-type="float" office:value="0">
            <text:p>- </text:p>
          </table:table-cell>
          <table:table-cell table:formula="of:=+[.H139]" office:value-type="float" office:value="0">
            <text:p>- </text:p>
          </table:table-cell>
          <table:table-cell table:formula="of:=+[.J138]-[.K138]" office:value-type="float" office:value="0">
            <text:p>- </text:p>
          </table:table-cell>
          <table:table-cell table:number-columns-repeated="1012"/>
        </table:table-row>
        <table:table-row table:style-name="ro2">
          <table:table-cell table:style-name="ce929" office:value-type="float" office:value="6">
            <text:p>6</text:p>
          </table:table-cell>
          <table:table-cell table:number-columns-repeated="5"/>
          <table:table-cell table:style-name="ce961" table:formula="of:=SUMIF([.$D$5:.$D$124];[.A139];[.$G$5:.$G$124])" office:value-type="float" office:value="0">
            <text:p>- </text:p>
          </table:table-cell>
          <table:table-cell table:style-name="ce961" table:formula="of:=SUMIF([.$D$5:.$D$124];[.A139];[.$H$5:.$H$124])" office:value-type="float" office:value="0">
            <text:p>- </text:p>
          </table:table-cell>
          <table:table-cell table:style-name="ce965" table:formula="of:=SUM([.G139:.H139])" office:value-type="float" office:value="0">
            <text:p>- </text:p>
          </table:table-cell>
          <table:table-cell table:formula="of:=+[.J138]-[.H139]" office:value-type="float" office:value="0">
            <text:p>- </text:p>
          </table:table-cell>
          <table:table-cell table:formula="of:=+[.H140]" office:value-type="float" office:value="0">
            <text:p>- </text:p>
          </table:table-cell>
          <table:table-cell table:formula="of:=+[.J139]-[.K139]" office:value-type="float" office:value="0">
            <text:p>- </text:p>
          </table:table-cell>
          <table:table-cell table:number-columns-repeated="1012"/>
        </table:table-row>
        <table:table-row table:style-name="ro2">
          <table:table-cell table:style-name="ce929" office:value-type="float" office:value="7">
            <text:p>7</text:p>
          </table:table-cell>
          <table:table-cell table:number-columns-repeated="5"/>
          <table:table-cell table:style-name="ce961" table:formula="of:=SUMIF([.$D$5:.$D$124];[.A140];[.$G$5:.$G$124])" office:value-type="float" office:value="0">
            <text:p>- </text:p>
          </table:table-cell>
          <table:table-cell table:style-name="ce961" table:formula="of:=SUMIF([.$D$5:.$D$124];[.A140];[.$H$5:.$H$124])" office:value-type="float" office:value="0">
            <text:p>- </text:p>
          </table:table-cell>
          <table:table-cell table:style-name="ce965" table:formula="of:=SUM([.G140:.H140])" office:value-type="float" office:value="0">
            <text:p>- </text:p>
          </table:table-cell>
          <table:table-cell table:formula="of:=+[.J139]-[.H140]" office:value-type="float" office:value="0">
            <text:p>- </text:p>
          </table:table-cell>
          <table:table-cell table:formula="of:=+[.H141]" office:value-type="float" office:value="0">
            <text:p>- </text:p>
          </table:table-cell>
          <table:table-cell table:formula="of:=+[.J140]-[.K140]" office:value-type="float" office:value="0">
            <text:p>- </text:p>
          </table:table-cell>
          <table:table-cell table:number-columns-repeated="1012"/>
        </table:table-row>
        <table:table-row table:style-name="ro2">
          <table:table-cell table:style-name="ce929" office:value-type="float" office:value="8">
            <text:p>8</text:p>
          </table:table-cell>
          <table:table-cell table:number-columns-repeated="5"/>
          <table:table-cell table:style-name="ce961" table:formula="of:=SUMIF([.$D$5:.$D$124];[.A141];[.$G$5:.$G$124])" office:value-type="float" office:value="0">
            <text:p>- </text:p>
          </table:table-cell>
          <table:table-cell table:style-name="ce961" table:formula="of:=SUMIF([.$D$5:.$D$124];[.A141];[.$H$5:.$H$124])" office:value-type="float" office:value="0">
            <text:p>- </text:p>
          </table:table-cell>
          <table:table-cell table:style-name="ce965" table:formula="of:=SUM([.G141:.H141])" office:value-type="float" office:value="0">
            <text:p>- </text:p>
          </table:table-cell>
          <table:table-cell table:formula="of:=+[.J140]-[.H141]" office:value-type="float" office:value="0">
            <text:p>- </text:p>
          </table:table-cell>
          <table:table-cell table:formula="of:=+[.H142]" office:value-type="float" office:value="0">
            <text:p>- </text:p>
          </table:table-cell>
          <table:table-cell table:formula="of:=+[.J141]-[.K141]" office:value-type="float" office:value="0">
            <text:p>- </text:p>
          </table:table-cell>
          <table:table-cell table:number-columns-repeated="1012"/>
        </table:table-row>
        <table:table-row table:style-name="ro2">
          <table:table-cell table:style-name="ce929" office:value-type="float" office:value="9">
            <text:p>9</text:p>
          </table:table-cell>
          <table:table-cell table:number-columns-repeated="5"/>
          <table:table-cell table:style-name="ce961" table:formula="of:=SUMIF([.$D$5:.$D$124];[.A142];[.$G$5:.$G$124])" office:value-type="float" office:value="0">
            <text:p>- </text:p>
          </table:table-cell>
          <table:table-cell table:style-name="ce961" table:formula="of:=SUMIF([.$D$5:.$D$124];[.A142];[.$H$5:.$H$124])" office:value-type="float" office:value="0">
            <text:p>- </text:p>
          </table:table-cell>
          <table:table-cell table:style-name="ce965" table:formula="of:=SUM([.G142:.H142])" office:value-type="float" office:value="0">
            <text:p>- </text:p>
          </table:table-cell>
          <table:table-cell table:formula="of:=+[.J141]-[.H142]" office:value-type="float" office:value="0">
            <text:p>- </text:p>
          </table:table-cell>
          <table:table-cell table:formula="of:=+[.H143]" office:value-type="float" office:value="0">
            <text:p>- </text:p>
          </table:table-cell>
          <table:table-cell table:formula="of:=+[.J142]-[.K142]" office:value-type="float" office:value="0">
            <text:p>- </text:p>
          </table:table-cell>
          <table:table-cell table:number-columns-repeated="1012"/>
        </table:table-row>
        <table:table-row table:style-name="ro2">
          <table:table-cell table:style-name="ce929" office:value-type="float" office:value="10">
            <text:p>10</text:p>
          </table:table-cell>
          <table:table-cell table:number-columns-repeated="5"/>
          <table:table-cell table:style-name="ce961" table:formula="of:=SUMIF([.$D$5:.$D$124];[.A143];[.$G$5:.$G$124])" office:value-type="float" office:value="0">
            <text:p>- </text:p>
          </table:table-cell>
          <table:table-cell table:style-name="ce961" table:formula="of:=SUMIF([.$D$5:.$D$124];[.A143];[.$H$5:.$H$124])" office:value-type="float" office:value="0">
            <text:p>- </text:p>
          </table:table-cell>
          <table:table-cell table:style-name="ce965" table:formula="of:=SUM([.G143:.H143])" office:value-type="float" office:value="0">
            <text:p>- </text:p>
          </table:table-cell>
          <table:table-cell table:formula="of:=+[.J142]-[.H143]" office:value-type="float" office:value="0">
            <text:p>- </text:p>
          </table:table-cell>
          <table:table-cell table:formula="of:=+[.H144]" office:value-type="float" office:value="0">
            <text:p>- </text:p>
          </table:table-cell>
          <table:table-cell table:formula="of:=+[.J143]-[.K143]" office:value-type="float" office:value="0">
            <text:p>- </text:p>
          </table:table-cell>
          <table:table-cell table:number-columns-repeated="1012"/>
        </table:table-row>
        <table:table-row table:style-name="ro2">
          <table:table-cell table:style-name="ce929" office:value-type="float" office:value="11">
            <text:p>11</text:p>
          </table:table-cell>
          <table:table-cell table:number-columns-repeated="5"/>
          <table:table-cell table:style-name="ce961" table:formula="of:=SUMIF([.$D$5:.$D$124];[.A144];[.$G$5:.$G$124])" office:value-type="float" office:value="0">
            <text:p>- </text:p>
          </table:table-cell>
          <table:table-cell table:style-name="ce961" table:formula="of:=SUMIF([.$D$5:.$D$124];[.A144];[.$H$5:.$H$124])" office:value-type="float" office:value="0">
            <text:p>- </text:p>
          </table:table-cell>
          <table:table-cell table:style-name="ce965" table:formula="of:=SUM([.G144:.H144])" office:value-type="float" office:value="0">
            <text:p>- </text:p>
          </table:table-cell>
          <table:table-cell table:formula="of:=+[.J143]-[.H144]" office:value-type="float" office:value="0">
            <text:p>- </text:p>
          </table:table-cell>
          <table:table-cell table:formula="of:=+[.H145]" office:value-type="float" office:value="0">
            <text:p>- </text:p>
          </table:table-cell>
          <table:table-cell table:formula="of:=+[.J144]-[.K144]" office:value-type="float" office:value="0">
            <text:p>- </text:p>
          </table:table-cell>
          <table:table-cell table:number-columns-repeated="1012"/>
        </table:table-row>
        <table:table-row table:style-name="ro2">
          <table:table-cell table:style-name="ce929" office:value-type="float" office:value="12">
            <text:p>12</text:p>
          </table:table-cell>
          <table:table-cell table:number-columns-repeated="5"/>
          <table:table-cell table:style-name="ce961" table:formula="of:=SUMIF([.$D$5:.$D$124];[.A145];[.$G$5:.$G$124])" office:value-type="float" office:value="0">
            <text:p>- </text:p>
          </table:table-cell>
          <table:table-cell table:style-name="ce961" table:formula="of:=SUMIF([.$D$5:.$D$124];[.A145];[.$H$5:.$H$124])" office:value-type="float" office:value="0">
            <text:p>- </text:p>
          </table:table-cell>
          <table:table-cell table:style-name="ce965" table:formula="of:=SUM([.G145:.H145])" office:value-type="float" office:value="0">
            <text:p>- </text:p>
          </table:table-cell>
          <table:table-cell table:formula="of:=+[.J144]-[.H145]" office:value-type="float" office:value="0">
            <text:p>- </text:p>
          </table:table-cell>
          <table:table-cell table:formula="of:=+[.H146]" office:value-type="float" office:value="0">
            <text:p>- </text:p>
          </table:table-cell>
          <table:table-cell table:formula="of:=+[.J145]-[.K145]" office:value-type="float" office:value="0">
            <text:p>- </text:p>
          </table:table-cell>
          <table:table-cell table:number-columns-repeated="1012"/>
        </table:table-row>
        <table:table-row table:style-name="ro2">
          <table:table-cell table:style-name="ce929" office:value-type="float" office:value="13">
            <text:p>13</text:p>
          </table:table-cell>
          <table:table-cell table:number-columns-repeated="5"/>
          <table:table-cell table:style-name="ce961" table:formula="of:=SUMIF([.$D$5:.$D$124];[.A146];[.$G$5:.$G$124])" office:value-type="float" office:value="0">
            <text:p>- </text:p>
          </table:table-cell>
          <table:table-cell table:style-name="ce961" table:formula="of:=SUMIF([.$D$5:.$D$124];[.A146];[.$H$5:.$H$124])" office:value-type="float" office:value="0">
            <text:p>- </text:p>
          </table:table-cell>
          <table:table-cell table:style-name="ce965" table:formula="of:=SUM([.G146:.H146])" office:value-type="float" office:value="0">
            <text:p>- </text:p>
          </table:table-cell>
          <table:table-cell table:formula="of:=+[.J145]-[.H146]" office:value-type="float" office:value="0">
            <text:p>- </text:p>
          </table:table-cell>
          <table:table-cell table:formula="of:=+[.H147]" office:value-type="float" office:value="0">
            <text:p>- </text:p>
          </table:table-cell>
          <table:table-cell table:formula="of:=+[.J146]-[.K146]" office:value-type="float" office:value="0">
            <text:p>- </text:p>
          </table:table-cell>
          <table:table-cell table:number-columns-repeated="1012"/>
        </table:table-row>
        <table:table-row table:style-name="ro2">
          <table:table-cell table:style-name="ce929" office:value-type="float" office:value="14">
            <text:p>14</text:p>
          </table:table-cell>
          <table:table-cell table:number-columns-repeated="5"/>
          <table:table-cell table:style-name="ce961" table:formula="of:=SUMIF([.$D$5:.$D$124];[.A147];[.$G$5:.$G$124])" office:value-type="float" office:value="0">
            <text:p>- </text:p>
          </table:table-cell>
          <table:table-cell table:style-name="ce961" table:formula="of:=SUMIF([.$D$5:.$D$124];[.A147];[.$H$5:.$H$124])" office:value-type="float" office:value="0">
            <text:p>- </text:p>
          </table:table-cell>
          <table:table-cell table:style-name="ce965" table:formula="of:=SUM([.G147:.H147])" office:value-type="float" office:value="0">
            <text:p>- </text:p>
          </table:table-cell>
          <table:table-cell table:formula="of:=+[.J146]-[.H147]" office:value-type="float" office:value="0">
            <text:p>- </text:p>
          </table:table-cell>
          <table:table-cell table:formula="of:=+[.H148]" office:value-type="float" office:value="0">
            <text:p>- </text:p>
          </table:table-cell>
          <table:table-cell table:formula="of:=+[.J147]-[.K147]" office:value-type="float" office:value="0">
            <text:p>- </text:p>
          </table:table-cell>
          <table:table-cell table:number-columns-repeated="1012"/>
        </table:table-row>
        <table:table-row table:style-name="ro2">
          <table:table-cell table:style-name="ce929" office:value-type="float" office:value="15">
            <text:p>15</text:p>
          </table:table-cell>
          <table:table-cell table:number-columns-repeated="5"/>
          <table:table-cell table:style-name="ce961" table:formula="of:=SUMIF([.$D$5:.$D$124];[.A148];[.$G$5:.$G$124])" office:value-type="float" office:value="0">
            <text:p>- </text:p>
          </table:table-cell>
          <table:table-cell table:style-name="ce961" table:formula="of:=SUMIF([.$D$5:.$D$124];[.A148];[.$H$5:.$H$124])" office:value-type="float" office:value="0">
            <text:p>- </text:p>
          </table:table-cell>
          <table:table-cell table:style-name="ce965" table:formula="of:=SUM([.G148:.H148])" office:value-type="float" office:value="0">
            <text:p>- </text:p>
          </table:table-cell>
          <table:table-cell table:formula="of:=+[.J147]-[.H148]" office:value-type="float" office:value="0">
            <text:p>- </text:p>
          </table:table-cell>
          <table:table-cell table:formula="of:=+[.H149]" office:value-type="float" office:value="0">
            <text:p>- </text:p>
          </table:table-cell>
          <table:table-cell table:formula="of:=+[.J148]-[.K148]" office:value-type="float" office:value="0">
            <text:p>- </text:p>
          </table:table-cell>
          <table:table-cell table:number-columns-repeated="1012"/>
        </table:table-row>
        <table:table-row table:style-name="ro2">
          <table:table-cell table:style-name="ce929" office:value-type="float" office:value="16">
            <text:p>16</text:p>
          </table:table-cell>
          <table:table-cell table:number-columns-repeated="5"/>
          <table:table-cell table:style-name="ce961" table:formula="of:=SUMIF([.$D$5:.$D$124];[.A149];[.$G$5:.$G$124])" office:value-type="float" office:value="0">
            <text:p>- </text:p>
          </table:table-cell>
          <table:table-cell table:style-name="ce961" table:formula="of:=SUMIF([.$D$5:.$D$124];[.A149];[.$H$5:.$H$124])" office:value-type="float" office:value="0">
            <text:p>- </text:p>
          </table:table-cell>
          <table:table-cell table:style-name="ce965" table:formula="of:=SUM([.G149:.H149])" office:value-type="float" office:value="0">
            <text:p>- </text:p>
          </table:table-cell>
          <table:table-cell table:formula="of:=+[.J148]-[.H149]" office:value-type="float" office:value="0">
            <text:p>- </text:p>
          </table:table-cell>
          <table:table-cell table:formula="of:=+[.H150]" office:value-type="float" office:value="0">
            <text:p>- </text:p>
          </table:table-cell>
          <table:table-cell table:formula="of:=+[.J149]-[.K149]" office:value-type="float" office:value="0">
            <text:p>- </text:p>
          </table:table-cell>
          <table:table-cell table:number-columns-repeated="1012"/>
        </table:table-row>
        <table:table-row table:style-name="ro2">
          <table:table-cell table:style-name="ce929" office:value-type="float" office:value="17">
            <text:p>17</text:p>
          </table:table-cell>
          <table:table-cell table:number-columns-repeated="5"/>
          <table:table-cell table:style-name="ce961" table:formula="of:=SUMIF([.$D$5:.$D$124];[.A150];[.$G$5:.$G$124])" office:value-type="float" office:value="0">
            <text:p>- </text:p>
          </table:table-cell>
          <table:table-cell table:style-name="ce961" table:formula="of:=SUMIF([.$D$5:.$D$124];[.A150];[.$H$5:.$H$124])" office:value-type="float" office:value="0">
            <text:p>- </text:p>
          </table:table-cell>
          <table:table-cell table:style-name="ce965" table:formula="of:=SUM([.G150:.H150])" office:value-type="float" office:value="0">
            <text:p>- </text:p>
          </table:table-cell>
          <table:table-cell table:formula="of:=+[.J149]-[.H150]" office:value-type="float" office:value="0">
            <text:p>- </text:p>
          </table:table-cell>
          <table:table-cell table:formula="of:=+[.H151]" office:value-type="float" office:value="0">
            <text:p>- </text:p>
          </table:table-cell>
          <table:table-cell table:formula="of:=+[.J150]-[.K150]" office:value-type="float" office:value="0">
            <text:p>- </text:p>
          </table:table-cell>
          <table:table-cell table:number-columns-repeated="1012"/>
        </table:table-row>
        <table:table-row table:style-name="ro2">
          <table:table-cell table:style-name="ce929" office:value-type="float" office:value="18">
            <text:p>18</text:p>
          </table:table-cell>
          <table:table-cell table:number-columns-repeated="5"/>
          <table:table-cell table:style-name="ce961" table:formula="of:=SUMIF([.$D$5:.$D$124];[.A151];[.$G$5:.$G$124])" office:value-type="float" office:value="0">
            <text:p>- </text:p>
          </table:table-cell>
          <table:table-cell table:style-name="ce961" table:formula="of:=SUMIF([.$D$5:.$D$124];[.A151];[.$H$5:.$H$124])" office:value-type="float" office:value="0">
            <text:p>- </text:p>
          </table:table-cell>
          <table:table-cell table:style-name="ce965" table:formula="of:=SUM([.G151:.H151])" office:value-type="float" office:value="0">
            <text:p>- </text:p>
          </table:table-cell>
          <table:table-cell table:formula="of:=+[.J150]-[.H151]" office:value-type="float" office:value="0">
            <text:p>- </text:p>
          </table:table-cell>
          <table:table-cell table:formula="of:=+[.H152]" office:value-type="float" office:value="0">
            <text:p>- </text:p>
          </table:table-cell>
          <table:table-cell table:formula="of:=+[.J151]-[.K151]" office:value-type="float" office:value="0">
            <text:p>- </text:p>
          </table:table-cell>
          <table:table-cell table:number-columns-repeated="1012"/>
        </table:table-row>
        <table:table-row table:style-name="ro2">
          <table:table-cell table:style-name="ce929" office:value-type="float" office:value="19">
            <text:p>19</text:p>
          </table:table-cell>
          <table:table-cell table:number-columns-repeated="5"/>
          <table:table-cell table:style-name="ce961" table:formula="of:=SUMIF([.$D$5:.$D$124];[.A152];[.$G$5:.$G$124])" office:value-type="float" office:value="0">
            <text:p>- </text:p>
          </table:table-cell>
          <table:table-cell table:style-name="ce961" table:formula="of:=SUMIF([.$D$5:.$D$124];[.A152];[.$H$5:.$H$124])" office:value-type="float" office:value="0">
            <text:p>- </text:p>
          </table:table-cell>
          <table:table-cell table:style-name="ce965" table:formula="of:=SUM([.G152:.H152])" office:value-type="float" office:value="0">
            <text:p>- </text:p>
          </table:table-cell>
          <table:table-cell table:formula="of:=+[.J151]-[.H152]" office:value-type="float" office:value="0">
            <text:p>- </text:p>
          </table:table-cell>
          <table:table-cell table:formula="of:=+[.H153]" office:value-type="float" office:value="0">
            <text:p>- </text:p>
          </table:table-cell>
          <table:table-cell table:formula="of:=+[.J152]-[.K152]" office:value-type="float" office:value="0">
            <text:p>- </text:p>
          </table:table-cell>
          <table:table-cell table:number-columns-repeated="1012"/>
        </table:table-row>
        <table:table-row table:style-name="ro2">
          <table:table-cell table:style-name="ce929" office:value-type="float" office:value="20">
            <text:p>20</text:p>
          </table:table-cell>
          <table:table-cell table:number-columns-repeated="5"/>
          <table:table-cell table:style-name="ce961" table:formula="of:=SUMIF([.$D$5:.$D$124];[.A153];[.$G$5:.$G$124])" office:value-type="float" office:value="0">
            <text:p>- </text:p>
          </table:table-cell>
          <table:table-cell table:style-name="ce961" table:formula="of:=SUMIF([.$D$5:.$D$124];[.A153];[.$H$5:.$H$124])" office:value-type="float" office:value="0">
            <text:p>- </text:p>
          </table:table-cell>
          <table:table-cell table:style-name="ce965" table:formula="of:=SUM([.G153:.H153])" office:value-type="float" office:value="0">
            <text:p>- </text:p>
          </table:table-cell>
          <table:table-cell table:formula="of:=+[.J152]-[.H153]" office:value-type="float" office:value="0">
            <text:p>- </text:p>
          </table:table-cell>
          <table:table-cell table:formula="of:=+[.H154]" office:value-type="float" office:value="0">
            <text:p>- </text:p>
          </table:table-cell>
          <table:table-cell table:formula="of:=+[.J153]-[.K153]" office:value-type="float" office:value="0">
            <text:p>- </text:p>
          </table:table-cell>
          <table:table-cell table:number-columns-repeated="1012"/>
        </table:table-row>
        <table:table-row table:style-name="ro2">
          <table:table-cell table:style-name="ce929" office:value-type="float" office:value="21">
            <text:p>21</text:p>
          </table:table-cell>
          <table:table-cell table:number-columns-repeated="5"/>
          <table:table-cell table:style-name="ce961" table:formula="of:=SUMIF([.$D$5:.$D$124];[.A154];[.$G$5:.$G$124])" office:value-type="float" office:value="0">
            <text:p>- </text:p>
          </table:table-cell>
          <table:table-cell table:style-name="ce961" table:formula="of:=SUMIF([.$D$5:.$D$124];[.A154];[.$H$5:.$H$124])" office:value-type="float" office:value="0">
            <text:p>- </text:p>
          </table:table-cell>
          <table:table-cell table:style-name="ce965" table:formula="of:=SUM([.G154:.H154])" office:value-type="float" office:value="0">
            <text:p>- </text:p>
          </table:table-cell>
          <table:table-cell table:formula="of:=+[.J153]-[.H154]" office:value-type="float" office:value="0">
            <text:p>- </text:p>
          </table:table-cell>
          <table:table-cell table:formula="of:=+[.H155]" office:value-type="float" office:value="0">
            <text:p>- </text:p>
          </table:table-cell>
          <table:table-cell table:formula="of:=+[.J154]-[.K154]" office:value-type="float" office:value="0">
            <text:p>- </text:p>
          </table:table-cell>
          <table:table-cell table:number-columns-repeated="1012"/>
        </table:table-row>
        <table:table-row table:style-name="ro2">
          <table:table-cell table:style-name="ce929" office:value-type="float" office:value="22">
            <text:p>22</text:p>
          </table:table-cell>
          <table:table-cell table:number-columns-repeated="5"/>
          <table:table-cell table:style-name="ce961" table:formula="of:=SUMIF([.$D$5:.$D$124];[.A155];[.$G$5:.$G$124])" office:value-type="float" office:value="0">
            <text:p>- </text:p>
          </table:table-cell>
          <table:table-cell table:style-name="ce961" table:formula="of:=SUMIF([.$D$5:.$D$124];[.A155];[.$H$5:.$H$124])" office:value-type="float" office:value="0">
            <text:p>- </text:p>
          </table:table-cell>
          <table:table-cell table:style-name="ce965" table:formula="of:=SUM([.G155:.H155])" office:value-type="float" office:value="0">
            <text:p>- </text:p>
          </table:table-cell>
          <table:table-cell table:formula="of:=+[.J154]-[.H155]" office:value-type="float" office:value="0">
            <text:p>- </text:p>
          </table:table-cell>
          <table:table-cell table:formula="of:=+[.H156]" office:value-type="float" office:value="0">
            <text:p>- </text:p>
          </table:table-cell>
          <table:table-cell table:formula="of:=+[.J155]-[.K155]" office:value-type="float" office:value="0">
            <text:p>- </text:p>
          </table:table-cell>
          <table:table-cell table:number-columns-repeated="1012"/>
        </table:table-row>
        <table:table-row table:style-name="ro2">
          <table:table-cell table:style-name="ce929" office:value-type="float" office:value="23">
            <text:p>23</text:p>
          </table:table-cell>
          <table:table-cell table:number-columns-repeated="5"/>
          <table:table-cell table:style-name="ce961" table:formula="of:=SUMIF([.$D$5:.$D$124];[.A156];[.$G$5:.$G$124])" office:value-type="float" office:value="0">
            <text:p>- </text:p>
          </table:table-cell>
          <table:table-cell table:style-name="ce961" table:formula="of:=SUMIF([.$D$5:.$D$124];[.A156];[.$H$5:.$H$124])" office:value-type="float" office:value="0">
            <text:p>- </text:p>
          </table:table-cell>
          <table:table-cell table:style-name="ce965" table:formula="of:=SUM([.G156:.H156])" office:value-type="float" office:value="0">
            <text:p>- </text:p>
          </table:table-cell>
          <table:table-cell table:formula="of:=+[.J155]-[.H156]" office:value-type="float" office:value="0">
            <text:p>- </text:p>
          </table:table-cell>
          <table:table-cell table:formula="of:=+[.H157]" office:value-type="float" office:value="0">
            <text:p>- </text:p>
          </table:table-cell>
          <table:table-cell table:formula="of:=+[.J156]-[.K156]" office:value-type="float" office:value="0">
            <text:p>- </text:p>
          </table:table-cell>
          <table:table-cell table:number-columns-repeated="1012"/>
        </table:table-row>
        <table:table-row table:style-name="ro2">
          <table:table-cell table:style-name="ce929" office:value-type="float" office:value="24">
            <text:p>24</text:p>
          </table:table-cell>
          <table:table-cell table:number-columns-repeated="5"/>
          <table:table-cell table:style-name="ce961" table:formula="of:=SUMIF([.$D$5:.$D$124];[.A157];[.$G$5:.$G$124])" office:value-type="float" office:value="0">
            <text:p>- </text:p>
          </table:table-cell>
          <table:table-cell table:style-name="ce961" table:formula="of:=SUMIF([.$D$5:.$D$124];[.A157];[.$H$5:.$H$124])" office:value-type="float" office:value="0">
            <text:p>- </text:p>
          </table:table-cell>
          <table:table-cell table:style-name="ce965" table:formula="of:=SUM([.G157:.H157])" office:value-type="float" office:value="0">
            <text:p>- </text:p>
          </table:table-cell>
          <table:table-cell table:formula="of:=+[.J156]-[.H157]" office:value-type="float" office:value="0">
            <text:p>- </text:p>
          </table:table-cell>
          <table:table-cell table:formula="of:=+[.H158]" office:value-type="float" office:value="0">
            <text:p>- </text:p>
          </table:table-cell>
          <table:table-cell table:formula="of:=+[.J157]-[.K157]" office:value-type="float" office:value="0">
            <text:p>- </text:p>
          </table:table-cell>
          <table:table-cell table:number-columns-repeated="1012"/>
        </table:table-row>
        <table:table-row table:style-name="ro2">
          <table:table-cell table:style-name="ce929" office:value-type="float" office:value="25">
            <text:p>25</text:p>
          </table:table-cell>
          <table:table-cell table:number-columns-repeated="5"/>
          <table:table-cell table:style-name="ce961" table:formula="of:=SUMIF([.$D$5:.$D$124];[.A158];[.$G$5:.$G$124])" office:value-type="float" office:value="0">
            <text:p>- </text:p>
          </table:table-cell>
          <table:table-cell table:style-name="ce961" table:formula="of:=SUMIF([.$D$5:.$D$124];[.A158];[.$H$5:.$H$124])" office:value-type="float" office:value="0">
            <text:p>- </text:p>
          </table:table-cell>
          <table:table-cell table:style-name="ce965" table:formula="of:=SUM([.G158:.H158])" office:value-type="float" office:value="0">
            <text:p>- </text:p>
          </table:table-cell>
          <table:table-cell table:formula="of:=+[.J157]-[.H158]" office:value-type="float" office:value="0">
            <text:p>- </text:p>
          </table:table-cell>
          <table:table-cell table:number-columns-repeated="2" office:value-type="float" office:value="0">
            <text:p>- </text:p>
          </table:table-cell>
          <table:table-cell table:number-columns-repeated="1012"/>
        </table:table-row>
        <table:table-row table:style-name="ro2">
          <table:table-cell table:number-columns-repeated="6"/>
          <table:table-cell table:style-name="ce962" table:formula="of:=SUM([.G134:.G158])" office:value-type="float" office:value="0">
            <text:p>- </text:p>
          </table:table-cell>
          <table:table-cell table:style-name="ce962" table:formula="of:=SUM([.H134:.H158])" office:value-type="float" office:value="0">
            <text:p>- </text:p>
          </table:table-cell>
          <table:table-cell table:style-name="ce962" table:formula="of:=SUM([.G159:.H159])" office:value-type="float" office:value="0">
            <text:p>- </text:p>
          </table:table-cell>
          <table:table-cell table:style-name="ce967" table:formula="of:=IF([.I159]=[.J125];&quot;OK&quot;;&quot;PB&quot;)" office:value-type="string" office:string-value="OK ">
            <text:p>OK </text:p>
          </table:table-cell>
          <table:table-cell table:number-columns-repeated="1014"/>
        </table:table-row>
        <table:table-row table:style-name="ro2">
          <table:table-cell table:number-columns-repeated="6"/>
          <table:table-cell table:style-name="ce963" table:formula="of:=IF([.G159]=[.G125];&quot;OK&quot;;&quot;PB&quot;)" office:value-type="string" office:string-value="OK ">
            <text:p>OK </text:p>
          </table:table-cell>
          <table:table-cell table:style-name="ce963" table:formula="of:=IF([.H159]=[.H125];&quot;OK&quot;;&quot;PB&quot;)" office:value-type="string" office:string-value="OK ">
            <text:p>OK </text:p>
          </table:table-cell>
          <table:table-cell table:number-columns-repeated="1016"/>
        </table:table-row>
        <table:table-row table:style-name="ro2" table:number-rows-repeated="1048415">
          <table:table-cell table:number-columns-repeated="1024"/>
        </table:table-row>
        <table:table-row table:style-name="ro2">
          <table:table-cell table:number-columns-repeated="1024"/>
        </table:table-row>
        <calcext:conditional-formats>
          <calcext:conditional-format calcext:target-range-address="'7. Plan rbt'.J159:'7. Plan rbt'.J159">
            <calcext:condition calcext:apply-style-name="Excel_CondFormat_12_1_1" calcext:value="=&quot;PB&quot;" calcext:base-cell-address="'7. Plan rbt'.J159"/>
            <calcext:condition calcext:apply-style-name="Excel_CondFormat_12_1_2" calcext:value="=&quot;OK&quot;" calcext:base-cell-address="'7. Plan rbt'.J159"/>
          </calcext:conditional-format>
          <calcext:conditional-format calcext:target-range-address="'7. Plan rbt'.G160:'7. Plan rbt'.H160">
            <calcext:condition calcext:apply-style-name="Excel_CondFormat_12_2_1" calcext:value="=&quot;PB&quot;" calcext:base-cell-address="'7. Plan rbt'.G160"/>
            <calcext:condition calcext:apply-style-name="Excel_CondFormat_12_2_2" calcext:value="=&quot;OK&quot;" calcext:base-cell-address="'7. Plan rbt'.G160"/>
          </calcext:conditional-format>
        </calcext:conditional-formats>
      </table:table>
      <table:table table:name="plan A versus B" table:style-name="ta13">
        <table:table-column table:style-name="co60" table:default-cell-style-name="ce99"/>
        <table:table-column table:style-name="co16" table:number-columns-repeated="2" table:default-cell-style-name="ce251"/>
        <table:table-column table:style-name="co61" table:default-cell-style-name="ce2"/>
        <table:table-column table:style-name="co62" table:default-cell-style-name="ce1011"/>
        <table:table-column table:style-name="co60" table:default-cell-style-name="ce2"/>
        <table:table-column table:style-name="co16" table:number-columns-repeated="2" table:default-cell-style-name="ce2"/>
        <table:table-column table:style-name="co63" table:default-cell-style-name="ce2"/>
        <table:table-column table:style-name="co32" table:default-cell-style-name="ce2"/>
        <table:table-column table:style-name="co4" table:number-columns-repeated="1014" table:default-cell-style-name="Default"/>
        <table:table-row table:style-name="ro1">
          <table:table-cell table:number-columns-repeated="1024"/>
        </table:table-row>
        <table:table-row table:style-name="ro1">
          <table:table-cell table:style-name="ce3" office:value-type="string">
            <text:p>COMPARAISONPLAN A VERSUS B</text:p>
          </table:table-cell>
          <table:table-cell table:style-name="ce3" table:number-columns-repeated="3"/>
          <table:table-cell table:style-name="ce481"/>
          <table:table-cell table:style-name="ce3" table:number-columns-repeated="1019"/>
        </table:table-row>
        <table:table-row table:style-name="ro1">
          <table:table-cell table:style-name="ce545" table:formula="of:=[$'4. CdR'.A3]" office:value-type="float" office:value="0">
            <text:p>0</text:p>
          </table:table-cell>
          <table:table-cell table:style-name="ce545"/>
          <table:table-cell table:style-name="ce545" table:formula="of:=[$'4. CdR'.C3]" office:value-type="float" office:value="0">
            <text:p>0</text:p>
          </table:table-cell>
          <table:table-cell table:number-columns-repeated="1021"/>
        </table:table-row>
        <table:table-row table:style-name="ro1">
          <table:table-cell table:style-name="ce47" table:formula="of:=[$'4. CdR'.A4]" office:value-type="string" office:string-value="CHARGES" table:number-columns-spanned="4" table:number-rows-spanned="1">
            <text:p>CHARGES</text:p>
          </table:table-cell>
          <table:covered-table-cell table:number-columns-repeated="2" table:style-name="ce553"/>
          <table:covered-table-cell table:style-name="ce454"/>
          <table:table-cell/>
          <table:table-cell table:style-name="ce47" office:value-type="string" table:number-columns-spanned="4" table:number-rows-spanned="1">
            <text:p>PRODUITS</text:p>
          </table:table-cell>
          <table:covered-table-cell table:number-columns-repeated="2" table:style-name="ce553"/>
          <table:covered-table-cell table:style-name="ce454"/>
          <table:table-cell table:number-columns-repeated="1015"/>
        </table:table-row>
        <table:table-row table:style-name="ro1">
          <table:table-cell table:style-name="ce974"/>
          <table:table-cell table:style-name="ce976" office:value-type="string">
            <text:p>PLAN A 2014</text:p>
          </table:table-cell>
          <table:table-cell table:style-name="ce990" office:value-type="string">
            <text:p>PLAN B 2014</text:p>
          </table:table-cell>
          <table:table-cell table:style-name="ce1003" office:value-type="string">
            <text:p>Différence</text:p>
          </table:table-cell>
          <table:table-cell/>
          <table:table-cell table:style-name="ce1014"/>
          <table:table-cell table:style-name="ce976" table:formula="of:=[.B5]" office:value-type="string" office:string-value="PLAN A 2014">
            <text:p>PLAN A 2014</text:p>
          </table:table-cell>
          <table:table-cell table:style-name="ce1014" table:formula="of:=[.C5]" office:value-type="string" office:string-value="PLAN B 2014">
            <text:p>PLAN B 2014</text:p>
          </table:table-cell>
          <table:table-cell table:style-name="ce1014" table:formula="of:=[.D5]" office:value-type="string" office:string-value="Différence">
            <text:p>Différence</text:p>
          </table:table-cell>
          <table:table-cell table:style-name="ce1011"/>
          <table:table-cell table:number-columns-repeated="1014"/>
        </table:table-row>
        <table:table-row table:style-name="ro1">
          <table:table-cell table:style-name="ce577" table:formula="of:=[$'4. CdR'.A6]" office:value-type="string" office:string-value="60 Approvisions et Marchandises">
            <text:p>60 Approvisions et Marchandises</text:p>
          </table:table-cell>
          <table:table-cell table:style-name="ce977" office:value-type="float" office:value="57239.9">
            <text:p>57.240 <text:s text:c="3"/></text:p>
          </table:table-cell>
          <table:table-cell table:style-name="ce991" table:formula="of:=[$'4. CdR'.C6]" office:value-type="float" office:value="55671.2">
            <text:p>55.671 <text:s text:c="3"/></text:p>
          </table:table-cell>
          <table:table-cell table:style-name="ce1004" table:formula="of:=([.C6]-[.B6])/[.B6]" office:value-type="percentage" office:value="-0.0274057082559544">
            <text:p>-3%</text:p>
          </table:table-cell>
          <table:table-cell table:style-name="ce1012" table:formula="of:=[.C6]-[.B6]" office:value-type="float" office:value="-1568.7">
            <text:p>-€ 1.568,70</text:p>
          </table:table-cell>
          <table:table-cell table:style-name="ce1015" table:formula="of:=[$'4. CdR'.G6]" office:value-type="string" office:string-value="70 Chiffres d'Affaire">
            <text:p>70 Chiffres d'Affaire</text:p>
          </table:table-cell>
          <table:table-cell table:style-name="ce977" office:value-type="float" office:value="260840">
            <text:p>260.840 <text:s text:c="3"/></text:p>
          </table:table-cell>
          <table:table-cell table:style-name="ce1019" table:formula="of:=[$'4. CdR'.I6]" office:value-type="float" office:value="226363.954467488">
            <text:p>226.364 <text:s text:c="3"/></text:p>
          </table:table-cell>
          <table:table-cell table:style-name="ce1028" table:formula="of:=([.H6]-[.G6])/[.G6]" office:value-type="percentage" office:value="-0.132173154165435">
            <text:p>-13%</text:p>
          </table:table-cell>
          <table:table-cell table:style-name="ce1012" table:formula="of:=[.H6]-[.G6]" office:value-type="float" office:value="-34476.0455325121">
            <text:p>-€ 34.476,05</text:p>
          </table:table-cell>
          <table:table-cell table:number-columns-repeated="1014"/>
        </table:table-row>
        <table:table-row table:style-name="ro1">
          <table:table-cell table:style-name="ce578" table:formula="of:=[$'4. CdR'.A7]" office:value-type="string" office:string-value="Impression ">
            <text:p>Impression </text:p>
          </table:table-cell>
          <table:table-cell table:style-name="ce978" office:value-type="float" office:value="41400">
            <text:p>41.400 <text:s text:c="3"/></text:p>
          </table:table-cell>
          <table:table-cell table:style-name="ce992" table:formula="of:=[$'4. CdR'.C7]" office:value-type="float" office:value="31736">
            <text:p>31.736 <text:s text:c="3"/></text:p>
          </table:table-cell>
          <table:table-cell table:style-name="ce1004" table:formula="of:=([.C7]-[.B7])/[.B7]" office:value-type="percentage" office:value="-0.233429951690821">
            <text:p>-23%</text:p>
          </table:table-cell>
          <table:table-cell office:value-type="string">
            <text:p><text:s/>dim. P et dim. Q</text:p>
          </table:table-cell>
          <table:table-cell table:style-name="ce578" table:formula="of:=[$'4. CdR'.G7]" office:value-type="string" office:string-value="Papier présentoirs ">
            <text:p>Papier présentoirs </text:p>
          </table:table-cell>
          <table:table-cell table:style-name="ce978" office:value-type="float" office:value="3000">
            <text:p>3.000 <text:s text:c="3"/></text:p>
          </table:table-cell>
          <table:table-cell table:style-name="ce1020" table:formula="of:=[$'4. CdR'.I7]" office:value-type="float" office:value="0">
            <text:p>- <text:s text:c="3"/></text:p>
          </table:table-cell>
          <table:table-cell table:style-name="ce1028" table:formula="of:=([.H7]-[.G7])/[.G7]" office:value-type="percentage" office:value="-1">
            <text:p>-100%</text:p>
          </table:table-cell>
          <table:table-cell table:style-name="ce1011" office:value-type="string">
            <text:p>abandonnés</text:p>
          </table:table-cell>
          <table:table-cell table:number-columns-repeated="1014"/>
        </table:table-row>
        <table:table-row table:style-name="ro1">
          <table:table-cell table:style-name="ce578" table:formula="of:=[$'4. CdR'.A8]" office:value-type="string" office:string-value="Distribution ">
            <text:p>Distribution </text:p>
          </table:table-cell>
          <table:table-cell table:style-name="ce978" office:value-type="float" office:value="15839.9">
            <text:p>15.840 <text:s text:c="3"/></text:p>
          </table:table-cell>
          <table:table-cell table:style-name="ce992" table:formula="of:=[$'4. CdR'.C8]" office:value-type="float" office:value="16735.2">
            <text:p>16.735 <text:s text:c="3"/></text:p>
          </table:table-cell>
          <table:table-cell table:style-name="ce1004" table:formula="of:=([.C8]-[.B8])/[.B8]" office:value-type="percentage" office:value="0.0565218214761458">
            <text:p>6%</text:p>
          </table:table-cell>
          <table:table-cell office:value-type="string">
            <text:p><text:span text:style-name="T10">/!/</text:span><text:span text:style-name="T9"> Les frais de ports ne sont pas pris en compte</text:span></text:p>
          </table:table-cell>
          <table:table-cell table:style-name="ce578" table:formula="of:=[$'4. CdR'.G8]" office:value-type="string" office:string-value="Papier librairies ">
            <text:p>Papier librairies </text:p>
          </table:table-cell>
          <table:table-cell table:style-name="ce978" office:value-type="float" office:value="3000">
            <text:p>3.000 <text:s text:c="3"/></text:p>
          </table:table-cell>
          <table:table-cell table:style-name="ce1020" table:formula="of:=[$'4. CdR'.I8]" office:value-type="float" office:value="2264.15094339623">
            <text:p>2.264 <text:s text:c="3"/></text:p>
          </table:table-cell>
          <table:table-cell table:style-name="ce1028" table:formula="of:=([.H8]-[.G8])/[.G8]" office:value-type="percentage" office:value="-0.245283018867924">
            <text:p>-25%</text:p>
          </table:table-cell>
          <table:table-cell table:style-name="ce1011" office:value-type="string">
            <text:p>augm. Q</text:p>
          </table:table-cell>
          <table:table-cell table:number-columns-repeated="1014"/>
        </table:table-row>
        <table:table-row table:style-name="ro1">
          <table:table-cell table:style-name="ce578" table:formula="of:=[$'4. CdR'.A9]" office:value-type="string" office:string-value="Pub ">
            <text:p>Pub </text:p>
          </table:table-cell>
          <table:table-cell table:style-name="ce979"/>
          <table:table-cell table:style-name="ce993" table:formula="of:=[$'4. CdR'.C9]" office:value-type="float" office:value="7200">
            <text:p>7.200 <text:s text:c="3"/></text:p>
          </table:table-cell>
          <table:table-cell table:style-name="ce1005"/>
          <table:table-cell/>
          <table:table-cell table:style-name="ce578" table:formula="of:=[$'4. CdR'.G9]" office:value-type="string" office:string-value="Papier abonnements ">
            <text:p>Papier abonnements </text:p>
          </table:table-cell>
          <table:table-cell table:style-name="ce979" office:value-type="float" office:value="224840">
            <text:p>224.840 <text:s text:c="3"/></text:p>
          </table:table-cell>
          <table:table-cell table:style-name="ce1021" table:formula="of:=[$'4. CdR'.I9]" office:value-type="float" office:value="199306.41509434">
            <text:p>199.306 <text:s text:c="3"/></text:p>
          </table:table-cell>
          <table:table-cell table:style-name="ce1028" table:formula="of:=([.H9]-[.G9])/[.G9]" office:value-type="percentage" office:value="-0.113563355744798">
            <text:p>-11%</text:p>
          </table:table-cell>
          <table:table-cell table:style-name="ce1011" office:value-type="string">
            <text:p>dim. Q, + raisonable</text:p>
          </table:table-cell>
          <table:table-cell table:number-columns-repeated="1014"/>
        </table:table-row>
        <table:table-row table:style-name="ro1">
          <table:table-cell table:style-name="ce577" table:formula="of:=[$'4. CdR'.A10]" office:value-type="string" office:string-value="61 Frs Généraux">
            <text:p>61 Frs Généraux</text:p>
          </table:table-cell>
          <table:table-cell table:style-name="ce980" office:value-type="float" office:value="4565.61983471074">
            <text:p>4.566 <text:s text:c="3"/></text:p>
          </table:table-cell>
          <table:table-cell table:style-name="ce994" table:formula="of:=[$'4. CdR'.C10]" office:value-type="float" office:value="9556.03305785124">
            <text:p>9.556 <text:s text:c="3"/></text:p>
          </table:table-cell>
          <table:table-cell table:style-name="ce1004" table:formula="of:=([.C10]-[.B10])/[.B10]" office:value-type="percentage" office:value="1.09304177829267">
            <text:p>109%</text:p>
          </table:table-cell>
          <table:table-cell office:value-type="string">
            <text:p>erreur corrigée</text:p>
          </table:table-cell>
          <table:table-cell table:style-name="ce1015" table:formula="of:=[$'4. CdR'.G10]" office:value-type="string" office:string-value="Pub">
            <text:p>Pub</text:p>
          </table:table-cell>
          <table:table-cell table:style-name="ce980" office:value-type="float" office:value="30000">
            <text:p>30.000 <text:s text:c="3"/></text:p>
          </table:table-cell>
          <table:table-cell table:style-name="ce1022" table:formula="of:=[$'4. CdR'.I10]" office:value-type="float" office:value="24793.3884297521">
            <text:p>24.793 <text:s text:c="3"/></text:p>
          </table:table-cell>
          <table:table-cell table:style-name="ce1028" table:formula="of:=([.H10]-[.G10])/[.G10]" office:value-type="percentage" office:value="-0.173553719008265">
            <text:p>-17%</text:p>
          </table:table-cell>
          <table:table-cell table:style-name="ce1011" office:value-type="string">
            <text:p>dim Q. </text:p>
          </table:table-cell>
          <table:table-cell table:number-columns-repeated="1014"/>
        </table:table-row>
        <table:table-row table:style-name="ro1">
          <table:table-cell table:style-name="ce581" table:formula="of:=[$'4. CdR'.A11]" office:value-type="string" office:string-value="62 rémunérations et charges sociales">
            <text:p>62 rémunérations et charges sociales</text:p>
          </table:table-cell>
          <table:table-cell table:style-name="ce977" office:value-type="float" office:value="176417.749316">
            <text:p>176.418 <text:s text:c="3"/></text:p>
          </table:table-cell>
          <table:table-cell table:style-name="ce991" table:formula="of:=[$'4. CdR'.C11]" office:value-type="float" office:value="154849.87215">
            <text:p>154.850 <text:s text:c="3"/></text:p>
          </table:table-cell>
          <table:table-cell table:style-name="ce1006" table:formula="of:=([.C11]-[.B11])/[.B11]" office:value-type="percentage" office:value="-0.122254576138864">
            <text:p>-12%</text:p>
          </table:table-cell>
          <table:table-cell table:style-name="ce1013" table:formula="of:=[.C11]-[.B11]" office:value-type="float" office:value="-21567.877166">
            <text:p>-€ 21.567,88</text:p>
          </table:table-cell>
          <table:table-cell table:style-name="ce1016" table:formula="of:=[$'4. CdR'.G11]" office:value-type="string" office:string-value="Net à l'article">
            <text:p>Net à l'article</text:p>
          </table:table-cell>
          <table:table-cell table:style-name="ce977" office:value-type="float" office:value="0">
            <text:p>- <text:s text:c="3"/></text:p>
          </table:table-cell>
          <table:table-cell table:style-name="ce1019" table:formula="of:=[$'4. CdR'.I11]" office:value-type="float" office:value="0">
            <text:p>- <text:s text:c="3"/></text:p>
          </table:table-cell>
          <table:table-cell table:style-name="ce1028"/>
          <table:table-cell table:style-name="ce1011"/>
          <table:table-cell table:number-columns-repeated="1014"/>
        </table:table-row>
        <table:table-row table:style-name="ro1">
          <table:table-cell table:style-name="ce578" table:formula="of:=[$'4. CdR'.A12]" office:value-type="string" office:string-value="Journalistes grandes enquêtes ">
            <text:p>Journalistes grandes enquêtes </text:p>
          </table:table-cell>
          <table:table-cell table:style-name="ce981" office:value-type="float" office:value="32000">
            <text:p>32.000 <text:s text:c="3"/></text:p>
          </table:table-cell>
          <table:table-cell table:style-name="ce995" table:formula="of:=[$'4. CdR'.C12]" office:value-type="float" office:value="24000">
            <text:p>24.000 <text:s text:c="3"/></text:p>
          </table:table-cell>
          <table:table-cell table:style-name="ce1004" table:formula="of:=([.C12]-[.B12])/[.B12]" office:value-type="percentage" office:value="-0.25">
            <text:p>-25%</text:p>
          </table:table-cell>
          <table:table-cell office:value-type="string">
            <text:p>B: 175/page</text:p>
          </table:table-cell>
          <table:table-cell table:style-name="ce578" table:formula="of:=[$'4. CdR'.G32]" office:value-type="string" office:string-value="73 Cotisations, Dons, Legs et Subsides ">
            <text:p>73 Cotisations, Dons, Legs et Subsides </text:p>
          </table:table-cell>
          <table:table-cell table:style-name="ce981" office:value-type="float" office:value="20000">
            <text:p>20.000 <text:s text:c="3"/></text:p>
          </table:table-cell>
          <table:table-cell table:style-name="ce1023" table:formula="of:=[$'4. CdR'.I32]" office:value-type="float" office:value="0">
            <text:p>- <text:s text:c="3"/></text:p>
          </table:table-cell>
          <table:table-cell table:style-name="ce1028" table:formula="of:=([.H12]-[.G12])/[.G12]" office:value-type="percentage" office:value="-1">
            <text:p>-100%</text:p>
          </table:table-cell>
          <table:table-cell table:style-name="ce1011"/>
          <table:table-cell table:number-columns-repeated="1014"/>
        </table:table-row>
        <table:table-row table:style-name="ro1">
          <table:table-cell table:style-name="ce578" table:formula="of:=[$'4. CdR'.A13]" office:value-type="string" office:string-value="Journalistes petites enquêtes ">
            <text:p>Journalistes petites enquêtes </text:p>
          </table:table-cell>
          <table:table-cell table:style-name="ce981" office:value-type="float" office:value="24000">
            <text:p>24.000 <text:s text:c="3"/></text:p>
          </table:table-cell>
          <table:table-cell table:style-name="ce995" table:formula="of:=[$'4. CdR'.C13]" office:value-type="float" office:value="18000">
            <text:p>18.000 <text:s text:c="3"/></text:p>
          </table:table-cell>
          <table:table-cell table:style-name="ce1004" table:formula="of:=([.C13]-[.B13])/[.B13]" office:value-type="percentage" office:value="-0.25">
            <text:p>-25%</text:p>
          </table:table-cell>
          <table:table-cell office:value-type="string">
            <text:p>B: 167/page</text:p>
          </table:table-cell>
          <table:table-cell table:style-name="ce578" table:formula="of:=#REF!" office:value-type="float" office:value="0">
            <text:p>#REF !</text:p>
          </table:table-cell>
          <table:table-cell table:style-name="ce981"/>
          <table:table-cell table:style-name="ce1023"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14]" office:value-type="string" office:string-value="Journalistes rubriques ">
            <text:p>Journalistes rubriques </text:p>
          </table:table-cell>
          <table:table-cell table:style-name="ce981" office:value-type="float" office:value="9600">
            <text:p>9.600 <text:s text:c="3"/></text:p>
          </table:table-cell>
          <table:table-cell table:style-name="ce995" table:formula="of:=[$'4. CdR'.C14]" office:value-type="float" office:value="9960">
            <text:p>9.960 <text:s text:c="3"/></text:p>
          </table:table-cell>
          <table:table-cell table:style-name="ce1004" table:formula="of:=([.C14]-[.B14])/[.B14]" office:value-type="percentage" office:value="0.0375000000000002">
            <text:p>4%</text:p>
          </table:table-cell>
          <table:table-cell office:value-type="string">
            <text:p>B: 100/page -&gt; ???</text:p>
          </table:table-cell>
          <table:table-cell table:style-name="ce578" table:formula="of:=#REF!" office:value-type="float" office:value="0">
            <text:p>#REF !</text:p>
          </table:table-cell>
          <table:table-cell table:style-name="ce981"/>
          <table:table-cell table:style-name="ce1023"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16]" office:value-type="string" office:string-value="Reportage photo ">
            <text:p>Reportage photo </text:p>
          </table:table-cell>
          <table:table-cell table:style-name="ce981" office:value-type="float" office:value="12000">
            <text:p>12.000 <text:s text:c="3"/></text:p>
          </table:table-cell>
          <table:table-cell table:style-name="ce995" table:formula="of:=[$'4. CdR'.C16]" office:value-type="float" office:value="9960">
            <text:p>9.960 <text:s text:c="3"/></text:p>
          </table:table-cell>
          <table:table-cell table:style-name="ce1007" table:formula="of:=([.C15]-[.B15])/[.B15]" office:value-type="percentage" office:value="-0.17">
            <text:p>-17%</text:p>
          </table:table-cell>
          <table:table-cell office:value-type="string">
            <text:p>12 pages</text:p>
          </table:table-cell>
          <table:table-cell table:style-name="ce578" table:formula="of:=[$'4. CdR'.G33]" office:value-type="string" office:string-value="Crowdfunding kisskissbankbank ">
            <text:p>Crowdfunding kisskissbankbank </text:p>
          </table:table-cell>
          <table:table-cell table:style-name="ce981" office:value-type="float" office:value="10000">
            <text:p>10.000 <text:s text:c="3"/></text:p>
          </table:table-cell>
          <table:table-cell table:style-name="ce1023" table:formula="of:=[$'4. CdR'.I33]" office:value-type="float" office:value="0">
            <text:p>- <text:s text:c="3"/></text:p>
          </table:table-cell>
          <table:table-cell table:style-name="ce1030" table:formula="of:=([.H15]-[.G15])/[.G15]" office:value-type="percentage" office:value="-1">
            <text:p>-100%</text:p>
          </table:table-cell>
          <table:table-cell table:style-name="ce1011" office:value-type="string">
            <text:p>H+ prudente</text:p>
          </table:table-cell>
          <table:table-cell table:number-columns-repeated="1014"/>
        </table:table-row>
        <table:table-row table:style-name="ro1">
          <table:table-cell table:style-name="ce578" table:formula="of:=[$'4. CdR'.A18]" office:value-type="string" office:string-value="Apport visuel ">
            <text:p>Apport visuel </text:p>
          </table:table-cell>
          <table:table-cell table:style-name="ce981" office:value-type="float" office:value="12000">
            <text:p>12.000 <text:s text:c="3"/></text:p>
          </table:table-cell>
          <table:table-cell table:style-name="ce995" table:formula="of:=[$'4. CdR'.C18]" office:value-type="float" office:value="9960">
            <text:p>9.960 <text:s text:c="3"/></text:p>
          </table:table-cell>
          <table:table-cell table:style-name="ce1007" table:formula="of:=([.C16]-[.B16])/[.B16]" office:value-type="percentage" office:value="-0.17">
            <text:p>-17%</text:p>
          </table:table-cell>
          <table:table-cell/>
          <table:table-cell table:style-name="ce578" table:formula="of:=[$'4. CdR'.G34]" office:value-type="string" office:string-value="Subsides personnel ">
            <text:p>Subsides personnel </text:p>
          </table:table-cell>
          <table:table-cell table:style-name="ce981" office:value-type="float" office:value="10000">
            <text:p>10.000 <text:s text:c="3"/></text:p>
          </table:table-cell>
          <table:table-cell table:style-name="ce1023" table:formula="of:=[$'4. CdR'.I34]" office:value-type="float" office:value="0">
            <text:p>- <text:s text:c="3"/></text:p>
          </table:table-cell>
          <table:table-cell table:style-name="ce1030" table:formula="of:=([.H16]-[.G16])/[.G16]" office:value-type="percentage" office:value="-1">
            <text:p>-100%</text:p>
          </table:table-cell>
          <table:table-cell table:style-name="ce1011" office:value-type="string">
            <text:p>H+ prudente</text:p>
          </table:table-cell>
          <table:table-cell table:number-columns-repeated="1014"/>
        </table:table-row>
        <table:table-row table:style-name="ro1">
          <table:table-cell table:style-name="ce578" table:formula="of:=[$'4. CdR'.A19]" office:value-type="string" office:string-value="Secrétaire de rédaction ">
            <text:p>Secrétaire de rédaction </text:p>
          </table:table-cell>
          <table:table-cell table:style-name="ce981" office:value-type="float" office:value="16000">
            <text:p>16.000 <text:s text:c="3"/></text:p>
          </table:table-cell>
          <table:table-cell table:style-name="ce995" table:formula="of:=[$'4. CdR'.C19]" office:value-type="float" office:value="9960">
            <text:p>9.960 <text:s text:c="3"/></text:p>
          </table:table-cell>
          <table:table-cell table:style-name="ce1004" table:formula="of:=([.C17]-[.B17])/[.B17]" office:value-type="percentage" office:value="-0.3775">
            <text:p>-38%</text:p>
          </table:table-cell>
          <table:table-cell office:value-type="string">
            <text:p>B: ???</text:p>
          </table:table-cell>
          <table:table-cell table:style-name="ce578" table:formula="of:=[$'4. CdR'.G36]" office:value-type="string" office:string-value="Autres Subsides ">
            <text:p>Autres Subsides </text:p>
          </table:table-cell>
          <table:table-cell table:style-name="ce981"/>
          <table:table-cell table:style-name="ce1023" table:formula="of:=[$'4. CdR'.I36]"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0]" office:value-type="string" office:string-value="Rédacteur en chef (tournant) ">
            <text:p>Rédacteur en chef (tournant) </text:p>
          </table:table-cell>
          <table:table-cell table:style-name="ce981" office:value-type="float" office:value="16000">
            <text:p>16.000 <text:s text:c="3"/></text:p>
          </table:table-cell>
          <table:table-cell table:style-name="ce995" table:formula="of:=[$'4. CdR'.C20]" office:value-type="float" office:value="9960">
            <text:p>9.960 <text:s text:c="3"/></text:p>
          </table:table-cell>
          <table:table-cell table:style-name="ce1004" table:formula="of:=([.C18]-[.B18])/[.B18]" office:value-type="percentage" office:value="-0.3775">
            <text:p>-38%</text:p>
          </table:table-cell>
          <table:table-cell office:value-type="string">
            <text:p>B: ???</text:p>
          </table:table-cell>
          <table:table-cell table:style-name="ce578" table:formula="of:=[$'4. CdR'.G37]" office:value-type="string" office:string-value="Amort. subsides en capital ">
            <text:p>Amort. subsides en capital </text:p>
          </table:table-cell>
          <table:table-cell table:style-name="ce981"/>
          <table:table-cell table:style-name="ce1023" table:formula="of:=[$'4. CdR'.I37]"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1]" office:value-type="string" office:string-value="Graphiste et mise en page ">
            <text:p>Graphiste et mise en page </text:p>
          </table:table-cell>
          <table:table-cell table:style-name="ce981" office:value-type="float" office:value="20000">
            <text:p>20.000 <text:s text:c="3"/></text:p>
          </table:table-cell>
          <table:table-cell table:style-name="ce995" table:formula="of:=[$'4. CdR'.C21]" office:value-type="float" office:value="16600">
            <text:p>16.600 <text:s text:c="3"/></text:p>
          </table:table-cell>
          <table:table-cell table:style-name="ce1004" table:formula="of:=([.C19]-[.B19])/[.B19]" office:value-type="percentage" office:value="-0.17">
            <text:p>-17%</text:p>
          </table:table-cell>
          <table:table-cell office:value-type="string">
            <text:p>B: correct?</text:p>
          </table:table-cell>
          <table:table-cell table:style-name="ce578" table:formula="of:=[$'4. CdR'.G38]" office:value-type="string" office:string-value="74 Autres produits d'exploitation ">
            <text:p>74 Autres produits d'exploitation </text:p>
          </table:table-cell>
          <table:table-cell table:style-name="ce981"/>
          <table:table-cell table:style-name="ce1023" table:formula="of:=[$'4. CdR'.I38]"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2]" office:value-type="string" office:string-value="Responsable admin. ">
            <text:p>Responsable admin. </text:p>
          </table:table-cell>
          <table:table-cell table:style-name="ce981" office:value-type="float" office:value="14817.749316">
            <text:p>14.818 <text:s text:c="3"/></text:p>
          </table:table-cell>
          <table:table-cell table:style-name="ce995" table:formula="of:=[$'4. CdR'.C22]" office:value-type="float" office:value="19135.87215">
            <text:p>19.136 <text:s text:c="3"/></text:p>
          </table:table-cell>
          <table:table-cell table:style-name="ce1004" table:formula="of:=([.C20]-[.B20])/[.B20]" office:value-type="percentage" office:value="0.291415568040239">
            <text:p>29%</text:p>
          </table:table-cell>
          <table:table-cell office:value-type="string">
            <text:p>B: a augmenter</text:p>
          </table:table-cell>
          <table:table-cell table:style-name="ce578" table:formula="of:=[$'4. CdR'.G39]" office:value-type="string" office:string-value="75 Produits financiers ">
            <text:p>75 Produits financiers </text:p>
          </table:table-cell>
          <table:table-cell table:style-name="ce981"/>
          <table:table-cell table:style-name="ce1023" table:formula="of:=[$'4. CdR'.I39]"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6]" office:value-type="string" office:string-value="Routeur (devis demandé aux Pilifs) ">
            <text:p>Routeur (devis demandé aux Pilifs) </text:p>
          </table:table-cell>
          <table:table-cell table:style-name="ce981" office:value-type="float" office:value="20000">
            <text:p>20.000 <text:s text:c="3"/></text:p>
          </table:table-cell>
          <table:table-cell table:style-name="ce995" table:formula="of:=[$'4. CdR'.C26]" office:value-type="float" office:value="1610">
            <text:p>1.610 <text:s text:c="3"/></text:p>
          </table:table-cell>
          <table:table-cell table:style-name="ce1004" table:formula="of:=([.C21]-[.B21])/[.B21]" office:value-type="percentage" office:value="-0.9195">
            <text:p>-92%</text:p>
          </table:table-cell>
          <table:table-cell office:value-type="string">
            <text:p>B: correct? (2000 par numéro)</text:p>
          </table:table-cell>
          <table:table-cell table:style-name="ce578" table:formula="of:=#REF!" office:value-type="float" office:value="0">
            <text:p>#REF !</text:p>
          </table:table-cell>
          <table:table-cell table:style-name="ce981"/>
          <table:table-cell table:style-name="ce1023" table:formula="of:=[$'4. CdR'.I40]" office:value-type="float" office:value="0">
            <text:p>- <text:s text:c="3"/></text:p>
          </table:table-cell>
          <table:table-cell table:style-name="ce1029"/>
          <table:table-cell table:style-name="ce1011"/>
          <table:table-cell table:number-columns-repeated="1014"/>
        </table:table-row>
        <table:table-row table:style-name="ro1">
          <table:table-cell table:style-name="ce581" table:formula="of:=[$'4. CdR'.A30]" office:value-type="string" office:string-value="63 amort., rdv et provision">
            <text:p>63 amort., rdv et provision</text:p>
          </table:table-cell>
          <table:table-cell table:style-name="ce980" office:value-type="float" office:value="7543.80165289256">
            <text:p>7.544 <text:s text:c="3"/></text:p>
          </table:table-cell>
          <table:table-cell table:style-name="ce994" table:formula="of:=[$'4. CdR'.C30]" office:value-type="float" office:value="5895">
            <text:p>5.895 <text:s text:c="3"/></text:p>
          </table:table-cell>
          <table:table-cell table:style-name="ce1008"/>
          <table:table-cell/>
          <table:table-cell table:style-name="ce1016" table:formula="of:=[$'4. CdR'.G40]" office:value-type="string" office:string-value="76 Produits exceptionnels">
            <text:p>76 Produits exceptionnels</text:p>
          </table:table-cell>
          <table:table-cell table:style-name="ce980"/>
          <table:table-cell table:style-name="ce1022"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1]" office:value-type="string" office:string-value="Immobilisations  ">
            <text:p>Immobilisations <text:s/></text:p>
          </table:table-cell>
          <table:table-cell table:style-name="ce982" office:value-type="float" office:value="7543.80165289256">
            <text:p>7.544 <text:s text:c="3"/></text:p>
          </table:table-cell>
          <table:table-cell table:style-name="ce996" table:formula="of:=[$'4. CdR'.C31]" office:value-type="float" office:value="5895">
            <text:p>5.895 <text:s text:c="3"/></text:p>
          </table:table-cell>
          <table:table-cell table:style-name="ce1004" table:formula="of:=([.C23]-[.B23])/[.B23]" office:value-type="percentage" office:value="-0.218563759859772">
            <text:p>-22%</text:p>
          </table:table-cell>
          <table:table-cell office:value-type="string">
            <text:p>ok</text:p>
          </table:table-cell>
          <table:table-cell table:style-name="ce578" table:formula="of:=#REF!" office:value-type="float" office:value="0">
            <text:p>#REF !</text:p>
          </table:table-cell>
          <table:table-cell table:style-name="ce982"/>
          <table:table-cell table:style-name="ce1024" table:formula="of:=#REF!" office:value-type="float" office:value="0">
            <text:p>#REF !</text:p>
          </table:table-cell>
          <table:table-cell table:style-name="ce1029"/>
          <table:table-cell table:style-name="ce1011"/>
          <table:table-cell table:number-columns-repeated="1014"/>
        </table:table-row>
        <table:table-row table:style-name="ro1">
          <table:table-cell table:style-name="ce581" table:formula="of:=[$'4. CdR'.A32]" office:value-type="string" office:string-value="64 Autres charges">
            <text:p>64 Autres charges</text:p>
          </table:table-cell>
          <table:table-cell table:style-name="ce980" office:value-type="float" office:value="0">
            <text:p>- <text:s text:c="3"/></text:p>
          </table:table-cell>
          <table:table-cell table:style-name="ce994" table:formula="of:=[$'4. CdR'.C32]" office:value-type="float" office:value="450">
            <text:p>450 <text:s text:c="3"/></text:p>
          </table:table-cell>
          <table:table-cell table:style-name="ce1008"/>
          <table:table-cell/>
          <table:table-cell table:style-name="ce1016" table:formula="of:=#REF!" office:value-type="float" office:value="0">
            <text:p>#REF !</text:p>
          </table:table-cell>
          <table:table-cell table:style-name="ce980"/>
          <table:table-cell table:style-name="ce1022"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3]" office:value-type="string" office:string-value="Cotisation INASTI société ">
            <text:p>Cotisation INASTI société </text:p>
          </table:table-cell>
          <table:table-cell table:style-name="ce981"/>
          <table:table-cell table:style-name="ce993" table:formula="of:=[$'4. CdR'.C33]" office:value-type="float" office:value="350">
            <text:p>350 <text:s text:c="3"/></text:p>
          </table:table-cell>
          <table:table-cell table:style-name="ce1008"/>
          <table:table-cell/>
          <table:table-cell table:style-name="ce578" table:formula="of:=#REF!" office:value-type="float" office:value="0">
            <text:p>#REF !</text:p>
          </table:table-cell>
          <table:table-cell table:style-name="ce981"/>
          <table:table-cell table:style-name="ce1023"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4]" office:value-type="string" office:string-value="Taxes régionales ">
            <text:p>Taxes régionales </text:p>
          </table:table-cell>
          <table:table-cell table:style-name="ce983"/>
          <table:table-cell table:style-name="ce993" table:formula="of:=[$'4. CdR'.C34]" office:value-type="float" office:value="100">
            <text:p>100 <text:s text:c="3"/></text:p>
          </table:table-cell>
          <table:table-cell table:style-name="ce1008"/>
          <table:table-cell/>
          <table:table-cell table:style-name="ce578" table:formula="of:=#REF!" office:value-type="float" office:value="0">
            <text:p>#REF !</text:p>
          </table:table-cell>
          <table:table-cell table:style-name="ce983"/>
          <table:table-cell table:style-name="ce1025"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5]" office:value-type="string" office:string-value="Taxes communales ">
            <text:p>Taxes communales </text:p>
          </table:table-cell>
          <table:table-cell table:style-name="ce983"/>
          <table:table-cell table:style-name="ce993" table:formula="of:=[$'4. CdR'.C35]" office:value-type="float" office:value="0">
            <text:p>- <text:s text:c="3"/></text:p>
          </table:table-cell>
          <table:table-cell table:style-name="ce1008"/>
          <table:table-cell/>
          <table:table-cell table:style-name="ce578" table:formula="of:=#REF!" office:value-type="float" office:value="0">
            <text:p>#REF !</text:p>
          </table:table-cell>
          <table:table-cell table:style-name="ce983"/>
          <table:table-cell table:style-name="ce1025"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6]" office:value-type="string" office:string-value="Précompte Immobilier ">
            <text:p>Précompte Immobilier </text:p>
          </table:table-cell>
          <table:table-cell table:style-name="ce983"/>
          <table:table-cell table:style-name="ce993" table:formula="of:=[$'4. CdR'.C36]" office:value-type="float" office:value="0">
            <text:p>- <text:s text:c="3"/></text:p>
          </table:table-cell>
          <table:table-cell table:style-name="ce1008"/>
          <table:table-cell/>
          <table:table-cell table:style-name="ce578" table:formula="of:=#REF!" office:value-type="float" office:value="0">
            <text:p>#REF !</text:p>
          </table:table-cell>
          <table:table-cell table:style-name="ce983"/>
          <table:table-cell table:style-name="ce1025"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7" table:formula="of:=[$'4. CdR'.A37]" office:value-type="string" office:string-value="65 charges financières">
            <text:p>65 charges financières</text:p>
          </table:table-cell>
          <table:table-cell table:style-name="ce980" office:value-type="float" office:value="0">
            <text:p>- <text:s text:c="3"/></text:p>
          </table:table-cell>
          <table:table-cell table:style-name="ce994" table:formula="of:=[$'4. CdR'.C37]" office:value-type="float" office:value="30">
            <text:p>30 <text:s text:c="3"/></text:p>
          </table:table-cell>
          <table:table-cell table:style-name="ce1008"/>
          <table:table-cell/>
          <table:table-cell table:style-name="ce1015" table:formula="of:=#REF!" office:value-type="float" office:value="0">
            <text:p>#REF !</text:p>
          </table:table-cell>
          <table:table-cell table:style-name="ce980"/>
          <table:table-cell table:style-name="ce1022"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8]" office:value-type="string" office:string-value="Charges financières d'emprunt ">
            <text:p>Charges financières d'emprunt </text:p>
          </table:table-cell>
          <table:table-cell table:style-name="ce982" office:value-type="float" office:value="0">
            <text:p>- <text:s text:c="3"/></text:p>
          </table:table-cell>
          <table:table-cell table:style-name="ce996" table:formula="of:=[$'4. CdR'.C38]" office:value-type="float" office:value="0">
            <text:p>- <text:s text:c="3"/></text:p>
          </table:table-cell>
          <table:table-cell table:style-name="ce1008"/>
          <table:table-cell/>
          <table:table-cell table:style-name="ce578" table:formula="of:=#REF!" office:value-type="float" office:value="0">
            <text:p>#REF !</text:p>
          </table:table-cell>
          <table:table-cell table:style-name="ce982"/>
          <table:table-cell table:style-name="ce1024" table:formula="of:=#REF!" office:value-type="float" office:value="0">
            <text:p>#REF !</text:p>
          </table:table-cell>
          <table:table-cell table:style-name="ce1029"/>
          <table:table-cell table:style-name="ce1011"/>
          <table:table-cell table:number-columns-repeated="1014"/>
        </table:table-row>
        <table:table-row table:style-name="ro1">
          <table:table-cell table:style-name="ce578" table:formula="of:=[$'4. CdR'.A39]" office:value-type="string" office:string-value="Frais bancaires ">
            <text:p>Frais bancaires </text:p>
          </table:table-cell>
          <table:table-cell table:style-name="ce984"/>
          <table:table-cell table:style-name="ce997" table:formula="of:=[$'4. CdR'.C39]" office:value-type="float" office:value="30">
            <text:p>30 <text:s text:c="3"/></text:p>
          </table:table-cell>
          <table:table-cell table:style-name="ce1008"/>
          <table:table-cell table:style-name="ce1012"/>
          <table:table-cell table:style-name="ce578" table:formula="of:=#REF!" office:value-type="float" office:value="0">
            <text:p>#REF !</text:p>
          </table:table-cell>
          <table:table-cell table:style-name="ce984"/>
          <table:table-cell table:style-name="ce1026" table:formula="of:=#REF!" office:value-type="float" office:value="0">
            <text:p>#REF !</text:p>
          </table:table-cell>
          <table:table-cell table:style-name="ce1029"/>
          <table:table-cell table:style-name="ce1011"/>
          <table:table-cell table:number-columns-repeated="1014"/>
        </table:table-row>
        <table:table-row table:style-name="ro1">
          <table:table-cell table:style-name="ce975" table:formula="of:=[$'4. CdR'.A40]" office:value-type="string" office:string-value="charges exceptionelles">
            <text:p>charges exceptionelles</text:p>
          </table:table-cell>
          <table:table-cell table:style-name="ce984"/>
          <table:table-cell table:style-name="ce998" table:formula="of:=[$'4. CdR'.C40]" office:value-type="float" office:value="0">
            <text:p>- <text:s text:c="3"/></text:p>
          </table:table-cell>
          <table:table-cell table:style-name="ce1008"/>
          <table:table-cell/>
          <table:table-cell table:style-name="ce1017" table:formula="of:=#REF!" office:value-type="float" office:value="0">
            <text:p>#REF !</text:p>
          </table:table-cell>
          <table:table-cell table:style-name="ce984"/>
          <table:table-cell table:style-name="ce1027" table:formula="of:=#REF!" office:value-type="float" office:value="0">
            <text:p>#REF !</text:p>
          </table:table-cell>
          <table:table-cell table:style-name="ce1031"/>
          <table:table-cell table:style-name="ce1011"/>
          <table:table-cell table:number-columns-repeated="1014"/>
        </table:table-row>
        <table:table-row table:style-name="ro1">
          <table:table-cell table:style-name="ce119" table:formula="of:=[$'4. CdR'.A41]" office:value-type="string" office:string-value="TOTAL CHARGES">
            <text:p>TOTAL CHARGES</text:p>
          </table:table-cell>
          <table:table-cell table:style-name="ce985" office:value-type="float" office:value="245767.070803603">
            <text:p>245.767 <text:s text:c="3"/></text:p>
          </table:table-cell>
          <table:table-cell table:style-name="ce999" table:formula="of:=[$'4. CdR'.C41]" office:value-type="float" office:value="226452.105207851">
            <text:p>226.452 <text:s text:c="3"/></text:p>
          </table:table-cell>
          <table:table-cell table:style-name="ce1009" table:formula="of:=([.C33]-[.B33])/[.B33]" office:value-type="percentage" office:value="-0.0785905350647511">
            <text:p>-8%</text:p>
          </table:table-cell>
          <table:table-cell table:style-name="ce1012" table:formula="of:=[.C33]-[.B33]" office:value-type="float" office:value="-19314.9655957517">
            <text:p>-€ 19.314,97</text:p>
          </table:table-cell>
          <table:table-cell table:style-name="ce1018" table:formula="of:=[$'4. CdR'.G41]" office:value-type="string" office:string-value="TOTAL PRODUITS">
            <text:p>TOTAL PRODUITS</text:p>
          </table:table-cell>
          <table:table-cell table:style-name="ce985" office:value-type="float" office:value="280840">
            <text:p>280.840 <text:s text:c="3"/></text:p>
          </table:table-cell>
          <table:table-cell table:style-name="ce985" table:formula="of:=[$'4. CdR'.I41]" office:value-type="float" office:value="226363.954467488">
            <text:p>226.364 <text:s text:c="3"/></text:p>
          </table:table-cell>
          <table:table-cell table:style-name="ce1032" table:formula="of:=([.H33]-[.G33])/[.G33]" office:value-type="percentage" office:value="-0.193975379335252">
            <text:p>-19%</text:p>
          </table:table-cell>
          <table:table-cell table:style-name="ce1011"/>
          <table:table-cell table:number-columns-repeated="1014"/>
        </table:table-row>
        <table:table-row table:style-name="ro1">
          <table:table-cell table:style-name="ce119"/>
          <table:table-cell table:style-name="ce986"/>
          <table:table-cell table:style-name="ce1000"/>
          <table:table-cell table:style-name="ce1008"/>
          <table:table-cell/>
          <table:table-cell table:style-name="ce1011" table:number-columns-repeated="5"/>
          <table:table-cell table:number-columns-repeated="1014"/>
        </table:table-row>
        <table:table-row table:style-name="ro1">
          <table:table-cell table:style-name="ce7" table:formula="of:=[$'4. CdR'.A45]" office:value-type="string" office:string-value="Resultat hors subsides ">
            <text:p>Resultat hors subsides </text:p>
          </table:table-cell>
          <table:table-cell table:style-name="ce987" office:value-type="currency" office:currency="EUR" office:value="15072.9291963967">
            <text:p>15.073 € </text:p>
          </table:table-cell>
          <table:table-cell table:style-name="ce1001" table:formula="of:=[$'4. CdR'.C45]" office:value-type="currency" office:currency="EUR" office:value="-88.1507403633732">
            <text:p>-88 € </text:p>
          </table:table-cell>
          <table:table-cell table:style-name="ce1010" table:formula="of:=([.C35]-[.B35])/[.B35]" office:value-type="percentage" office:value="-1.0058482819905">
            <text:p>-101%</text:p>
          </table:table-cell>
          <table:table-cell office:value-type="string">
            <text:p>mais Q + raisonable</text:p>
          </table:table-cell>
          <table:table-cell table:style-name="ce1011" table:number-columns-repeated="5"/>
          <table:table-cell table:number-columns-repeated="1014"/>
        </table:table-row>
        <table:table-row table:style-name="ro1">
          <table:table-cell table:style-name="ce7" office:value-type="string">
            <text:p>Resultat avec subsides</text:p>
          </table:table-cell>
          <table:table-cell table:style-name="ce988" office:value-type="currency" office:currency="EUR" office:value="35073">
            <text:p>35.073 € </text:p>
          </table:table-cell>
          <table:table-cell table:style-name="ce1001" table:formula="of:=[.C35]" office:value-type="currency" office:currency="EUR" office:value="-88.1507403633732">
            <text:p>-88 € </text:p>
          </table:table-cell>
          <table:table-cell table:style-name="ce1010" table:formula="of:=([.C36]-[.B36])/[.B36]" office:value-type="percentage" office:value="-1.00251335045087">
            <text:p>-100%</text:p>
          </table:table-cell>
          <table:table-cell/>
          <table:table-cell table:style-name="ce1011" table:number-columns-repeated="5"/>
          <table:table-cell table:number-columns-repeated="1014"/>
        </table:table-row>
        <table:table-row table:style-name="ro1">
          <table:table-cell table:style-name="ce7" table:formula="of:=[$'7. bilan + ratio'.A47]" office:value-type="string" office:string-value="RESULTAT après impôts ">
            <text:p>RESULTAT après impôts </text:p>
          </table:table-cell>
          <table:table-cell table:style-name="ce989" office:value-type="currency" office:currency="EUR" office:value="25612">
            <text:p>25.612 € </text:p>
          </table:table-cell>
          <table:table-cell table:style-name="ce1002" table:formula="of:=[$'7. bilan + ratio'.B47]" office:value-type="currency" office:currency="EUR" office:value="-88.1507403633732">
            <text:p>-88 € </text:p>
          </table:table-cell>
          <table:table-cell table:style-name="ce1010" table:formula="of:=([.C37]-[.B37])/[.B37]" office:value-type="percentage" office:value="-1.00344177496343">
            <text:p>-100%</text:p>
          </table:table-cell>
          <table:table-cell/>
          <table:table-cell table:style-name="ce1011" table:number-columns-repeated="5"/>
          <table:table-cell table:number-columns-repeated="1014"/>
        </table:table-row>
        <table:table-row table:style-name="ro1">
          <table:table-cell table:style-name="ce251"/>
          <table:table-cell table:number-columns-repeated="1023"/>
        </table:table-row>
        <table:table-row table:style-name="ro1" table:number-rows-repeated="1048537">
          <table:table-cell table:number-columns-repeated="1024"/>
        </table:table-row>
        <table:table-row table:style-name="ro1">
          <table:table-cell table:number-columns-repeated="1024"/>
        </table:table-row>
        <calcext:conditional-formats>
          <calcext:conditional-format calcext:target-range-address="'plan A versus B'.C35:'plan A versus B'.C36">
            <calcext:condition calcext:apply-style-name="Excel_CondFormat_13_1_1" calcext:value="&lt;=0" calcext:base-cell-address="'plan A versus B'.C35"/>
            <calcext:condition calcext:apply-style-name="Excel_CondFormat_13_1_2" calcext:value="&gt;0" calcext:base-cell-address="'plan A versus B'.C35"/>
          </calcext:conditional-format>
          <calcext:conditional-format calcext:target-range-address="'plan A versus B'.D6:'plan A versus B'.D8 'plan A versus B'.D10:'plan A versus B'.D21 'plan A versus B'.D33:'plan A versus B'.D33 'plan A versus B'.D23:'plan A versus B'.D23">
            <calcext:condition calcext:apply-style-name="Excel_CondFormat_13_2_1" calcext:value="&gt;0" calcext:base-cell-address="'plan A versus B'.D6"/>
            <calcext:condition calcext:apply-style-name="Excel_CondFormat_13_2_2" calcext:value="&lt;0" calcext:base-cell-address="'plan A versus B'.D6"/>
            <calcext:condition calcext:apply-style-name="Excel_CondFormat_13_2_3" calcext:value="&gt;0" calcext:base-cell-address="'plan A versus B'.D6"/>
          </calcext:conditional-format>
          <calcext:conditional-format calcext:target-range-address="'plan A versus B'.B35:'plan A versus B'.B36">
            <calcext:condition calcext:apply-style-name="Excel_CondFormat_13_3_1" calcext:value="&lt;=0" calcext:base-cell-address="'plan A versus B'.B35"/>
            <calcext:condition calcext:apply-style-name="Excel_CondFormat_13_3_2" calcext:value="&gt;0" calcext:base-cell-address="'plan A versus B'.B35"/>
          </calcext:conditional-format>
          <calcext:conditional-format calcext:target-range-address="'plan A versus B'.D6:'plan A versus B'.D8 'plan A versus B'.D10:'plan A versus B'.D21 'plan A versus B'.D33:'plan A versus B'.D33 'plan A versus B'.D23:'plan A versus B'.D23">
            <calcext:condition calcext:apply-style-name="Excel_CondFormat_13_4_1" calcext:value="=0" calcext:base-cell-address="'plan A versus B'.D6"/>
          </calcext:conditional-format>
          <calcext:conditional-format calcext:target-range-address="'plan A versus B'.D15:'plan A versus B'.D16">
            <calcext:condition calcext:apply-style-name="Excel_CondFormat_13_5_1" calcext:value="=0" calcext:base-cell-address="'plan A versus B'.D15"/>
          </calcext:conditional-format>
          <calcext:conditional-format calcext:target-range-address="'plan A versus B'.I33:'plan A versus B'.I33 'plan A versus B'.I6:'plan A versus B'.I12 'plan A versus B'.I15:'plan A versus B'.I16">
            <calcext:condition calcext:apply-style-name="Excel_CondFormat_13_6_1" calcext:value="&gt;0" calcext:base-cell-address="'plan A versus B'.I33"/>
            <calcext:condition calcext:apply-style-name="Excel_CondFormat_13_6_2" calcext:value="&lt;0" calcext:base-cell-address="'plan A versus B'.I33"/>
            <calcext:condition calcext:apply-style-name="Excel_CondFormat_13_6_3" calcext:value="&gt;0" calcext:base-cell-address="'plan A versus B'.I33"/>
          </calcext:conditional-format>
          <calcext:conditional-format calcext:target-range-address="'plan A versus B'.I33:'plan A versus B'.I33 'plan A versus B'.I6:'plan A versus B'.I12 'plan A versus B'.I15:'plan A versus B'.I16">
            <calcext:condition calcext:apply-style-name="Excel_CondFormat_13_7_1" calcext:value="=0" calcext:base-cell-address="'plan A versus B'.I33"/>
          </calcext:conditional-format>
          <calcext:conditional-format calcext:target-range-address="'plan A versus B'.I15:'plan A versus B'.I16">
            <calcext:condition calcext:apply-style-name="Excel_CondFormat_13_8_1" calcext:value="=0" calcext:base-cell-address="'plan A versus B'.I15"/>
          </calcext:conditional-format>
          <calcext:conditional-format calcext:target-range-address="'plan A versus B'.I6:'plan A versus B'.I33">
            <calcext:condition calcext:apply-style-name="Excel_CondFormat_13_9_1" calcext:value="&lt;0" calcext:base-cell-address="'plan A versus B'.I6"/>
            <calcext:condition calcext:apply-style-name="Excel_CondFormat_13_9_2" calcext:value="&gt;0" calcext:base-cell-address="'plan A versus B'.I6"/>
          </calcext:conditional-format>
          <calcext:conditional-format calcext:target-range-address="'plan A versus B'.D35:'plan A versus B'.D37">
            <calcext:condition calcext:apply-style-name="Excel_CondFormat_13_10_1" calcext:value="&gt;0" calcext:base-cell-address="'plan A versus B'.D35"/>
            <calcext:condition calcext:apply-style-name="Excel_CondFormat_13_10_2" calcext:value="&lt;0" calcext:base-cell-address="'plan A versus B'.D35"/>
            <calcext:condition calcext:apply-style-name="Excel_CondFormat_13_10_3" calcext:value="&gt;0" calcext:base-cell-address="'plan A versus B'.D35"/>
          </calcext:conditional-format>
          <calcext:conditional-format calcext:target-range-address="'plan A versus B'.D35:'plan A versus B'.D37">
            <calcext:condition calcext:apply-style-name="Excel_CondFormat_13_11_1" calcext:value="=0" calcext:base-cell-address="'plan A versus B'.D35"/>
          </calcext:conditional-format>
          <calcext:conditional-format calcext:target-range-address="'plan A versus B'.D35:'plan A versus B'.D37">
            <calcext:condition calcext:apply-style-name="Excel_CondFormat_13_12_1" calcext:value="&lt;0" calcext:base-cell-address="'plan A versus B'.D35"/>
            <calcext:condition calcext:apply-style-name="Excel_CondFormat_13_12_2" calcext:value="&gt;0" calcext:base-cell-address="'plan A versus B'.D35"/>
          </calcext:conditional-format>
          <calcext:conditional-format calcext:target-range-address="'plan A versus B'.C37:'plan A versus B'.C37">
            <calcext:condition calcext:apply-style-name="Excel_CondFormat_13_13_1" calcext:value="&lt;=0" calcext:base-cell-address="'plan A versus B'.C37"/>
            <calcext:condition calcext:apply-style-name="Excel_CondFormat_13_13_2" calcext:value="&gt;0" calcext:base-cell-address="'plan A versus B'.C37"/>
          </calcext:conditional-format>
          <calcext:conditional-format calcext:target-range-address="'plan A versus B'.B37:'plan A versus B'.B37">
            <calcext:condition calcext:apply-style-name="Excel_CondFormat_13_14_1" calcext:value="&lt;=0" calcext:base-cell-address="'plan A versus B'.B37"/>
            <calcext:condition calcext:apply-style-name="Excel_CondFormat_13_14_2" calcext:value="&gt;0" calcext:base-cell-address="'plan A versus B'.B37"/>
          </calcext:conditional-format>
        </calcext:conditional-formats>
      </table:table>
      <table:table table:name="Feuil1" table:style-name="ta14">
        <table:table-column table:style-name="co60" table:default-cell-style-name="ce99"/>
        <table:table-column table:style-name="co2" table:default-cell-style-name="ce251"/>
        <table:table-column table:style-name="co2" table:visibility="collapse" table:number-columns-repeated="2" table:default-cell-style-name="ce251"/>
        <table:table-column table:style-name="co2" table:default-cell-style-name="ce251"/>
        <table:table-column table:style-name="co60" table:default-cell-style-name="ce99"/>
        <table:table-column table:style-name="co2" table:default-cell-style-name="ce99"/>
        <table:table-column table:style-name="co2" table:visibility="collapse" table:number-columns-repeated="2" table:default-cell-style-name="ce99"/>
        <table:table-column table:style-name="co9" table:default-cell-style-name="ce99"/>
        <table:table-column table:style-name="co4" table:number-columns-repeated="1014" table:default-cell-style-name="Default"/>
        <table:table-row table:style-name="ro1">
          <table:table-cell table:number-columns-repeated="1024"/>
        </table:table-row>
        <table:table-row table:style-name="ro1">
          <table:table-cell table:style-name="ce3" office:value-type="string">
            <text:p>COMPTE DE RESULTATS TVAC</text:p>
          </table:table-cell>
          <table:table-cell table:style-name="ce3" table:number-columns-repeated="3"/>
          <table:table-cell table:style-name="ce8"/>
          <table:table-cell table:style-name="ce3" table:number-columns-repeated="5"/>
          <table:table-cell table:number-columns-repeated="1014"/>
        </table:table-row>
        <table:table-row table:style-name="ro1">
          <table:table-cell table:style-name="ce545" office:value-type="string">
            <text:p>tvac</text:p>
          </table:table-cell>
          <table:table-cell table:style-name="ce545" table:number-columns-repeated="3"/>
          <table:table-cell table:style-name="ce8"/>
          <table:table-cell table:style-name="ce545" table:number-columns-repeated="5"/>
          <table:table-cell table:number-columns-repeated="1014"/>
        </table:table-row>
        <table:table-row table:style-name="ro1">
          <table:table-cell table:style-name="ce388" office:value-type="string" table:number-columns-spanned="4" table:number-rows-spanned="1">
            <text:p>CHARGES</text:p>
          </table:table-cell>
          <table:covered-table-cell table:number-columns-repeated="3" table:style-name="ce388"/>
          <table:table-cell table:style-name="ce568"/>
          <table:table-cell table:style-name="ce47" office:value-type="string" table:number-columns-spanned="4" table:number-rows-spanned="1">
            <text:p>PRODUITS</text:p>
          </table:table-cell>
          <table:covered-table-cell table:number-columns-repeated="3" table:style-name="ce47"/>
          <table:table-cell table:number-columns-repeated="1015"/>
        </table:table-row>
        <table:table-row table:style-name="ro1">
          <table:table-cell table:style-name="ce546" office:value-type="string">
            <text:p>HTVA</text:p>
          </table:table-cell>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table:style-name="ce1040"/>
          <table:table-cell table:style-name="ce576"/>
          <table:table-cell table:style-name="ce554" office:value-type="float" office:value="2015">
            <text:p>2015</text:p>
          </table:table-cell>
          <table:table-cell table:style-name="ce554" office:value-type="float" office:value="2016">
            <text:p>2016</text:p>
          </table:table-cell>
          <table:table-cell table:style-name="ce1049" office:value-type="float" office:value="2017">
            <text:p>2017</text:p>
          </table:table-cell>
          <table:table-cell table:number-columns-repeated="1015"/>
        </table:table-row>
        <table:table-row table:style-name="ro1">
          <table:table-cell table:style-name="ce547" office:value-type="string">
            <text:p>60 Approvisions et Marchandises</text:p>
          </table:table-cell>
          <table:table-cell table:style-name="ce1033" table:formula="of:=SUM([.B7:.B9])" office:value-type="float" office:value="66228.152">
            <text:p>66.228 <text:s text:c="3"/></text:p>
          </table:table-cell>
          <table:table-cell table:style-name="ce1033" table:formula="of:=SUM([.C7:.C9])" office:value-type="float" office:value="60491.9">
            <text:p>60.492 <text:s text:c="3"/></text:p>
          </table:table-cell>
          <table:table-cell table:style-name="ce1033" table:formula="of:=SUM([.D7:.D9])" office:value-type="float" office:value="62773.87736">
            <text:p>62.774 <text:s text:c="3"/></text:p>
          </table:table-cell>
          <table:table-cell table:style-name="ce295"/>
          <table:table-cell table:style-name="ce577" office:value-type="string">
            <text:p>70 Chiffres d'Affaire</text:p>
          </table:table-cell>
          <table:table-cell table:style-name="ce295" table:formula="of:=SUM([.G7:.G11])" office:value-type="float" office:value="237331.622641509">
            <text:p>237.332 <text:s text:c="3"/></text:p>
          </table:table-cell>
          <table:table-cell table:style-name="ce295" table:formula="of:=SUM([.H7:.H11])" office:value-type="float" office:value="236853.765788243">
            <text:p>236.854 <text:s text:c="3"/></text:p>
          </table:table-cell>
          <table:table-cell table:style-name="ce600" table:formula="of:=SUM([.I7:.I11])" office:value-type="float" office:value="242098.67144862">
            <text:p>242.099 <text:s text:c="3"/></text:p>
          </table:table-cell>
          <table:table-cell table:style-name="ce587"/>
          <table:table-cell table:number-columns-repeated="1014"/>
        </table:table-row>
        <table:table-row table:style-name="ro1">
          <table:table-cell table:style-name="ce548" office:value-type="string" office:string-value="Impression">
            <text:p>Impression </text:p>
          </table:table-cell>
          <table:table-cell table:style-name="ce1034" table:formula="of:=SUM([$'2.1 CA, CV'.B6:.B9])*1.21" office:value-type="float" office:value="38400.56">
            <text:p>38.401 <text:s text:c="3"/></text:p>
          </table:table-cell>
          <table:table-cell table:style-name="ce555" table:formula="of:=SUM([$'2.1 CA, CV'.B10:.B13])" office:value-type="float" office:value="34931.42">
            <text:p>34.931 <text:s text:c="3"/></text:p>
          </table:table-cell>
          <table:table-cell table:style-name="ce555" table:formula="of:=SUM([$'2.1 CA, CV'.B14:.B17])" office:value-type="float" office:value="35979.3626">
            <text:p>35.979 <text:s text:c="3"/></text:p>
          </table:table-cell>
          <table:table-cell table:style-name="ce295"/>
          <table:table-cell table:style-name="ce578" table:formula="of:=[$'2.1 CA, CV'.B100]" office:value-type="string" office:string-value="Papier présentoirs ">
            <text:p>Papier présentoirs </text:p>
          </table:table-cell>
          <table:table-cell table:style-name="ce555" table:formula="of:=+[$'2.1 CA, CV'.B39]*1.21" office:value-type="float" office:value="0">
            <text:p>- <text:s text:c="3"/></text:p>
          </table:table-cell>
          <table:table-cell table:style-name="ce555" table:formula="of:=+[$'2.1 CA, CV'.B69]" office:value-type="float" office:value="0">
            <text:p>- <text:s text:c="3"/></text:p>
          </table:table-cell>
          <table:table-cell table:style-name="ce601" table:formula="of:=+[$'2.1 CA, CV'.B90]" office:value-type="float" office:value="0">
            <text:p>- <text:s text:c="3"/></text:p>
          </table:table-cell>
          <table:table-cell table:style-name="ce587"/>
          <table:table-cell table:number-columns-repeated="1014"/>
        </table:table-row>
        <table:table-row table:style-name="ro1">
          <table:table-cell table:style-name="ce548" office:value-type="string" office:string-value="Distribution">
            <text:p>Distribution </text:p>
          </table:table-cell>
          <table:table-cell table:style-name="ce1034" table:formula="of:=SUM([$'2.1 CA, CV'.H6:$'2.1 CA, CV'.H9])*1.21" office:value-type="float" office:value="20249.592">
            <text:p>20.250 <text:s text:c="3"/></text:p>
          </table:table-cell>
          <table:table-cell table:style-name="ce555" table:formula="of:=SUM([$'2.1 CA, CV'.H10:$'2.1 CA, CV'.H13])" office:value-type="float" office:value="18144.48">
            <text:p>18.144 <text:s text:c="3"/></text:p>
          </table:table-cell>
          <table:table-cell table:style-name="ce555" table:formula="of:=SUM([$'2.1 CA, CV'.H14:$'2.1 CA, CV'.H17])" office:value-type="float" office:value="19156.03476">
            <text:p>19.156 <text:s text:c="3"/></text:p>
          </table:table-cell>
          <table:table-cell table:style-name="ce295"/>
          <table:table-cell table:style-name="ce578" table:formula="of:=[$'2.1 CA, CV'.C100]" office:value-type="string" office:string-value="Papier librairies ">
            <text:p>Papier librairies </text:p>
          </table:table-cell>
          <table:table-cell table:style-name="ce555" table:formula="of:=+[$'2.1 CA, CV'.C39]*1.21" office:value-type="float" office:value="2739.62264150943">
            <text:p>2.740 <text:s text:c="3"/></text:p>
          </table:table-cell>
          <table:table-cell table:style-name="ce555" table:formula="of:=+[$'2.1 CA, CV'.C69]" office:value-type="float" office:value="2264.15094339623">
            <text:p>2.264 <text:s text:c="3"/></text:p>
          </table:table-cell>
          <table:table-cell table:style-name="ce601" table:formula="of:=+[$'2.1 CA, CV'.C90]" office:value-type="float" office:value="2264.15094339623">
            <text:p>2.264 <text:s text:c="3"/></text:p>
          </table:table-cell>
          <table:table-cell table:style-name="ce587"/>
          <table:table-cell table:number-columns-repeated="1014"/>
        </table:table-row>
        <table:table-row table:style-name="ro1">
          <table:table-cell table:style-name="ce548" office:value-type="string" office:string-value="Pub">
            <text:p>Pub </text:p>
          </table:table-cell>
          <table:table-cell table:style-name="ce295" table:formula="of:=[$'2.1 CA, CV'.E101]+[$'2.1 CA, CV'.E104]+[$'2.1 CA, CV'.E107]+[$'2.1 CA, CV'.E110]*1.21" office:value-type="float" office:value="7578">
            <text:p>7.578 <text:s text:c="3"/></text:p>
          </table:table-cell>
          <table:table-cell table:style-name="ce555" table:formula="of:=[$'2.1 CA, CV'.E122]+[$'2.1 CA, CV'.E125]+[$'2.1 CA, CV'.E128]+[$'2.1 CA, CV'.E131]" office:value-type="float" office:value="7416">
            <text:p>7.416 <text:s text:c="3"/></text:p>
          </table:table-cell>
          <table:table-cell table:style-name="ce555" table:formula="of:=[$'2.1 CA, CV'.E143]+[$'2.1 CA, CV'.E146]+[$'2.1 CA, CV'.E149]+[$'2.1 CA, CV'.E152]" office:value-type="float" office:value="7638.48">
            <text:p>7.638 <text:s text:c="3"/></text:p>
          </table:table-cell>
          <table:table-cell table:style-name="ce295"/>
          <table:table-cell table:style-name="ce578" table:formula="of:=[$'2.1 CA, CV'.D100]" office:value-type="string" office:string-value="Papier abonnements ">
            <text:p>Papier abonnements </text:p>
          </table:table-cell>
          <table:table-cell table:style-name="ce555" table:formula="of:=[$'2.1 CA, CV'.P39]*12.4+1.06*[$'2.1 CA, CV'.P39]" office:value-type="float" office:value="204592">
            <text:p>204.592 <text:s text:c="3"/></text:p>
          </table:table-cell>
          <table:table-cell table:style-name="ce555" table:formula="of:=+[$'2.1 CA, CV'.D69]" office:value-type="float" office:value="209796.226415094">
            <text:p>209.796 <text:s text:c="3"/></text:p>
          </table:table-cell>
          <table:table-cell table:style-name="ce601" table:formula="of:=+[$'2.1 CA, CV'.D90]" office:value-type="float" office:value="215041.132075472">
            <text:p>215.041 <text:s text:c="3"/></text:p>
          </table:table-cell>
          <table:table-cell table:style-name="ce587"/>
          <table:table-cell table:number-columns-repeated="1014"/>
        </table:table-row>
        <table:table-row table:style-name="ro1">
          <table:table-cell table:style-name="ce547" office:value-type="string">
            <text:p>61 Frs Généraux</text:p>
          </table:table-cell>
          <table:table-cell table:style-name="ce295" table:formula="of:=[$'2.2 CF'.B23]-[$'2.2 CF'.B22]" office:value-type="float" office:value="9556.03305785124">
            <text:p>9.556 <text:s text:c="3"/></text:p>
          </table:table-cell>
          <table:table-cell table:style-name="ce295" table:formula="of:=[.B10]*(1+[.C42])" office:value-type="float" office:value="9842.71404958678">
            <text:p>9.843 <text:s text:c="3"/></text:p>
          </table:table-cell>
          <table:table-cell table:style-name="ce295" table:formula="of:=[.C10]*(1+[.D42])" office:value-type="float" office:value="10137.9954710744">
            <text:p>10.138 <text:s text:c="3"/></text:p>
          </table:table-cell>
          <table:table-cell table:style-name="ce295"/>
          <table:table-cell table:style-name="ce578" table:formula="of:=[$'2.1 CA, CV'.E100]" office:value-type="string" office:string-value="Pub ">
            <text:p>Pub </text:p>
          </table:table-cell>
          <table:table-cell table:style-name="ce555" table:formula="of:=+[$'2.1 CA, CV'.E39]*1.21" office:value-type="float" office:value="30000">
            <text:p>30.000 <text:s text:c="3"/></text:p>
          </table:table-cell>
          <table:table-cell table:style-name="ce555" table:formula="of:=+[$'2.1 CA, CV'.E69]" office:value-type="float" office:value="24793.3884297521">
            <text:p>24.793 <text:s text:c="3"/></text:p>
          </table:table-cell>
          <table:table-cell table:style-name="ce601" table:formula="of:=+[$'2.1 CA, CV'.E90]" office:value-type="float" office:value="24793.3884297521">
            <text:p>24.793 <text:s text:c="3"/></text:p>
          </table:table-cell>
          <table:table-cell table:style-name="ce587"/>
          <table:table-cell table:number-columns-repeated="1014"/>
        </table:table-row>
        <table:table-row table:style-name="ro1">
          <table:table-cell table:style-name="ce549" office:value-type="string">
            <text:p>62 rémunérations et charges sociales</text:p>
          </table:table-cell>
          <table:table-cell table:style-name="ce1033" table:formula="of:=SUM([.B12:.B29])" office:value-type="float" office:value="154570.450662397">
            <text:p>154.570 <text:s text:c="3"/></text:p>
          </table:table-cell>
          <table:table-cell table:style-name="ce1033" table:formula="of:=SUM([.C12:.C29])" office:value-type="float" office:value="133922.126783083">
            <text:p>133.922 <text:s text:c="3"/></text:p>
          </table:table-cell>
          <table:table-cell table:style-name="ce1033" table:formula="of:=SUM([.D12:.D29])" office:value-type="float" office:value="136967.032699777">
            <text:p>136.967 <text:s text:c="3"/></text:p>
          </table:table-cell>
          <table:table-cell table:style-name="ce295"/>
          <table:table-cell table:style-name="ce578" table:formula="of:=[$'2.1 CA, CV'.F100]" office:value-type="string" office:string-value="Net à l'article ">
            <text:p>Net à l'article </text:p>
          </table:table-cell>
          <table:table-cell table:style-name="ce555" table:formula="of:=+[$'2.1 CA, CV'.F39]" office:value-type="float" office:value="0">
            <text:p>- <text:s text:c="3"/></text:p>
          </table:table-cell>
          <table:table-cell table:style-name="ce555" table:formula="of:=+[$'2.1 CA, CV'.F69]" office:value-type="float" office:value="0">
            <text:p>- <text:s text:c="3"/></text:p>
          </table:table-cell>
          <table:table-cell table:style-name="ce601" table:formula="of:=+[$'2.1 CA, CV'.F90]" office:value-type="float" office:value="0">
            <text:p>- <text:s text:c="3"/></text:p>
          </table:table-cell>
          <table:table-cell table:number-columns-repeated="1015"/>
        </table:table-row>
        <table:table-row-group table:display="false">
          <table:table-row table:style-name="ro1" table:visibility="collapse">
            <table:table-cell table:style-name="ce548" table:formula="of:=[$'3. Personnel'.A7]" office:value-type="string" office:string-value="Journalistes grandes enquêtes ">
              <text:p>Journalistes grandes enquêtes </text:p>
            </table:table-cell>
            <table:table-cell table:style-name="ce555" table:formula="of:=[$'3. Personnel'.F9]" office:value-type="float" office:value="24000">
              <text:p>24.000 <text:s text:c="3"/></text:p>
            </table:table-cell>
            <table:table-cell table:style-name="ce555" table:formula="of:=[$'3. Personnel'.G9]/1.21" office:value-type="float" office:value="20231.4049586777">
              <text:p>20.231 <text:s text:c="3"/></text:p>
            </table:table-cell>
            <table:table-cell table:style-name="ce555" table:formula="of:=[$'3. Personnel'.H9]/1.21" office:value-type="float" office:value="20636.0330578512">
              <text:p>20.636 <text:s text:c="3"/></text:p>
            </table:table-cell>
            <table:table-cell table:style-name="ce295" table:formula="of:=[.B12]*1.21" office:value-type="float" office:value="29040">
              <text:p>29.040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10]" office:value-type="string" office:string-value="Journalistes petites enquêtes ">
              <text:p>Journalistes petites enquêtes </text:p>
            </table:table-cell>
            <table:table-cell table:style-name="ce555" table:formula="of:=[$'3. Personnel'.F12]" office:value-type="float" office:value="18000">
              <text:p>18.000 <text:s text:c="3"/></text:p>
            </table:table-cell>
            <table:table-cell table:style-name="ce555" table:formula="of:=[$'3. Personnel'.G12]/1.21" office:value-type="float" office:value="15173.5537190083">
              <text:p>15.174 <text:s text:c="3"/></text:p>
            </table:table-cell>
            <table:table-cell table:style-name="ce555" table:formula="of:=[$'3. Personnel'.H12]/1.21" office:value-type="float" office:value="15477.0247933884">
              <text:p>15.477 <text:s text:c="3"/></text:p>
            </table:table-cell>
            <table:table-cell table:style-name="ce295" table:formula="of:=[.B13]*1.21" office:value-type="float" office:value="21780">
              <text:p>21.780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13]" office:value-type="string" office:string-value="Journalistes rubriques ">
              <text:p>Journalistes rubriques </text:p>
            </table:table-cell>
            <table:table-cell table:style-name="ce555" table:formula="of:=[$'3. Personnel'.F15]" office:value-type="float" office:value="9960">
              <text:p>9.960 <text:s text:c="3"/></text:p>
            </table:table-cell>
            <table:table-cell table:style-name="ce555" table:formula="of:=[$'3. Personnel'.G15]/1.21" office:value-type="float" office:value="8396.03305785124">
              <text:p>8.396 <text:s text:c="3"/></text:p>
            </table:table-cell>
            <table:table-cell table:style-name="ce555" table:formula="of:=[$'3. Personnel'.H15]/1.21" office:value-type="float" office:value="8563.95371900827">
              <text:p>8.564 <text:s text:c="3"/></text:p>
            </table:table-cell>
            <table:table-cell table:style-name="ce295" table:formula="of:=[.B14]*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16]" office:value-type="string" office:string-value="Super Entretien (1 journaliste) ">
              <text:p>Super Entretien (1 journaliste) </text:p>
            </table:table-cell>
            <table:table-cell table:style-name="ce555" table:formula="of:=[$'3. Personnel'.F18]" office:value-type="float" office:value="3320">
              <text:p>3.320 <text:s text:c="3"/></text:p>
            </table:table-cell>
            <table:table-cell table:style-name="ce555" table:formula="of:=[$'3. Personnel'.G18]/1.21" office:value-type="float" office:value="2798.67768595041">
              <text:p>2.799 <text:s text:c="3"/></text:p>
            </table:table-cell>
            <table:table-cell table:style-name="ce555" table:formula="of:=[$'3. Personnel'.H18]/1.21" office:value-type="float" office:value="2854.65123966942">
              <text:p>2.855 <text:s text:c="3"/></text:p>
            </table:table-cell>
            <table:table-cell table:style-name="ce295" table:formula="of:=[.B15]*1.21" office:value-type="float" office:value="4017.2">
              <text:p>4.017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19]" office:value-type="string" office:string-value="Reportage photo ">
              <text:p>Reportage photo </text:p>
            </table:table-cell>
            <table:table-cell table:style-name="ce555" table:formula="of:=[$'3. Personnel'.F21]" office:value-type="float" office:value="9960">
              <text:p>9.960 <text:s text:c="3"/></text:p>
            </table:table-cell>
            <table:table-cell table:style-name="ce555" table:formula="of:=[$'3. Personnel'.G21]/1.21" office:value-type="float" office:value="8396.03305785124">
              <text:p>8.396 <text:s text:c="3"/></text:p>
            </table:table-cell>
            <table:table-cell table:style-name="ce555" table:formula="of:=[$'3. Personnel'.H21]/1.21" office:value-type="float" office:value="8563.95371900826">
              <text:p>8.564 <text:s text:c="3"/></text:p>
            </table:table-cell>
            <table:table-cell table:style-name="ce295" table:formula="of:=[.B16]*1.21" office:value-type="float" office:value="12051.6">
              <text:p>12.052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22]" office:value-type="string" office:string-value="Traduction article NL &gt; FR ">
              <text:p>Traduction article NL &gt; FR </text:p>
            </table:table-cell>
            <table:table-cell table:style-name="ce555" table:formula="of:=[$'3. Personnel'.F24]" office:value-type="float" office:value="1800">
              <text:p>1.800 <text:s text:c="3"/></text:p>
            </table:table-cell>
            <table:table-cell table:style-name="ce555" table:formula="of:=[$'3. Personnel'.G24]/1.21" office:value-type="float" office:value="1517.35537190083">
              <text:p>1.517 <text:s text:c="3"/></text:p>
            </table:table-cell>
            <table:table-cell table:style-name="ce555" table:formula="of:=[$'3. Personnel'.H24]/1.21" office:value-type="float" office:value="1547.70247933884">
              <text:p>1.548 <text:s text:c="3"/></text:p>
            </table:table-cell>
            <table:table-cell table:style-name="ce295" table:formula="of:=[.B17]*1.21" office:value-type="float" office:value="2178">
              <text:p>2.178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25]" office:value-type="string" office:string-value="Apport visuel ">
              <text:p>Apport visuel </text:p>
            </table:table-cell>
            <table:table-cell table:style-name="ce555" table:formula="of:=[$'3. Personnel'.F27]" office:value-type="float" office:value="9960">
              <text:p>9.960 <text:s text:c="3"/></text:p>
            </table:table-cell>
            <table:table-cell table:style-name="ce555" table:formula="of:=[$'3. Personnel'.G27]/1.21" office:value-type="float" office:value="8396.03305785124">
              <text:p>8.396 <text:s text:c="3"/></text:p>
            </table:table-cell>
            <table:table-cell table:style-name="ce555" table:formula="of:=[$'3. Personnel'.H27]/1.21" office:value-type="float" office:value="8563.95371900826">
              <text:p>8.564 <text:s text:c="3"/></text:p>
            </table:table-cell>
            <table:table-cell table:style-name="ce295" table:formula="of:=[.B18]*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28]" office:value-type="string" office:string-value="Secrétaire de rédaction ">
              <text:p>Secrétaire de rédaction </text:p>
            </table:table-cell>
            <table:table-cell table:style-name="ce555" table:formula="of:=[$'3. Personnel'.F30]" office:value-type="float" office:value="9960">
              <text:p>9.960 <text:s text:c="3"/></text:p>
            </table:table-cell>
            <table:table-cell table:style-name="ce555" table:formula="of:=[$'3. Personnel'.G30]/1.21" office:value-type="float" office:value="8396.03305785124">
              <text:p>8.396 <text:s text:c="3"/></text:p>
            </table:table-cell>
            <table:table-cell table:style-name="ce555" table:formula="of:=[$'3. Personnel'.H30]/1.21" office:value-type="float" office:value="8563.95371900826">
              <text:p>8.564 <text:s text:c="3"/></text:p>
            </table:table-cell>
            <table:table-cell table:style-name="ce295" table:formula="of:=[.B19]*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31]" office:value-type="string" office:string-value="Rédacteur en chef (tournant) ">
              <text:p>Rédacteur en chef (tournant) </text:p>
            </table:table-cell>
            <table:table-cell table:style-name="ce555" table:formula="of:=[$'3. Personnel'.F33]" office:value-type="float" office:value="9960">
              <text:p>9.960 <text:s text:c="3"/></text:p>
            </table:table-cell>
            <table:table-cell table:style-name="ce555" table:formula="of:=[$'3. Personnel'.G33]/1.21" office:value-type="float" office:value="8396.03305785124">
              <text:p>8.396 <text:s text:c="3"/></text:p>
            </table:table-cell>
            <table:table-cell table:style-name="ce555" table:formula="of:=[$'3. Personnel'.H33]/1.21" office:value-type="float" office:value="8563.95371900826">
              <text:p>8.564 <text:s text:c="3"/></text:p>
            </table:table-cell>
            <table:table-cell table:style-name="ce295" table:formula="of:=[.B20]*1.21" office:value-type="float" office:value="12051.6">
              <text:p>12.052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34]" office:value-type="string" office:string-value="Graphiste et mise en page ">
              <text:p>Graphiste et mise en page </text:p>
            </table:table-cell>
            <table:table-cell table:style-name="ce555" table:formula="of:=[$'3. Personnel'.F36]" office:value-type="float" office:value="16600">
              <text:p>16.600 <text:s text:c="3"/></text:p>
            </table:table-cell>
            <table:table-cell table:style-name="ce555" table:formula="of:=[$'3. Personnel'.G36]/1.21" office:value-type="float" office:value="13993.3884297521">
              <text:p>13.993 <text:s text:c="3"/></text:p>
            </table:table-cell>
            <table:table-cell table:style-name="ce555" table:formula="of:=[$'3. Personnel'.H36]/1.21" office:value-type="float" office:value="14273.2561983471">
              <text:p>14.273 <text:s text:c="3"/></text:p>
            </table:table-cell>
            <table:table-cell table:style-name="ce295" table:formula="of:=[.B21]*1.21" office:value-type="float" office:value="20086">
              <text:p>20.086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37]" office:value-type="string" office:string-value="Responsable admin. ">
              <text:p>Responsable admin. </text:p>
            </table:table-cell>
            <table:table-cell table:style-name="ce555" table:formula="of:=[$'3. Personnel'.F39]" office:value-type="float" office:value="19135.87215">
              <text:p>19.136 <text:s text:c="3"/></text:p>
            </table:table-cell>
            <table:table-cell table:style-name="ce555" table:formula="of:=[$'3. Personnel'.G39]" office:value-type="float" office:value="19518.589593">
              <text:p>19.519 <text:s text:c="3"/></text:p>
            </table:table-cell>
            <table:table-cell table:style-name="ce555" table:formula="of:=[$'3. Personnel'.H39]" office:value-type="float" office:value="20275.4247658926">
              <text:p>20.275 <text:s text:c="3"/></text:p>
            </table:table-cell>
            <table:table-cell table:style-name="ce295" table:formula="of:=[.B22]*1.21" office:value-type="float" office:value="23154.4053015">
              <text:p>23.154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40]" office:value-type="string" office:string-value="Responsable diffusion. ">
              <text:p>Responsable diffusion. </text:p>
            </table:table-cell>
            <table:table-cell table:style-name="ce555" table:formula="of:=[$'3. Personnel'.F42]" office:value-type="float" office:value="9960">
              <text:p>9.960 <text:s text:c="3"/></text:p>
            </table:table-cell>
            <table:table-cell table:style-name="ce555" table:formula="of:=[$'3. Personnel'.G42]/1.21" office:value-type="float" office:value="8396.03305785124">
              <text:p>8.396 <text:s text:c="3"/></text:p>
            </table:table-cell>
            <table:table-cell table:style-name="ce555" table:formula="of:=[$'3. Personnel'.H42]/1.21" office:value-type="float" office:value="8563.95371900826">
              <text:p>8.564 <text:s text:c="3"/></text:p>
            </table:table-cell>
            <table:table-cell table:style-name="ce295" table:formula="of:=[.B23]*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43]" office:value-type="string" office:string-value="Responsable pub (fixe) ">
              <text:p>Responsable pub (fixe) </text:p>
            </table:table-cell>
            <table:table-cell table:style-name="ce555" table:formula="of:=[$'3. Personnel'.F45]" office:value-type="float" office:value="3984">
              <text:p>3.984 <text:s text:c="3"/></text:p>
            </table:table-cell>
            <table:table-cell table:style-name="ce555" table:formula="of:=[$'3. Personnel'.G45]/1.21" office:value-type="float" office:value="3358.4132231405">
              <text:p>3.358 <text:s text:c="3"/></text:p>
            </table:table-cell>
            <table:table-cell table:style-name="ce555" table:formula="of:=[$'3. Personnel'.H45]/1.21" office:value-type="float" office:value="3425.58148760331">
              <text:p>3.426 <text:s text:c="3"/></text:p>
            </table:table-cell>
            <table:table-cell table:style-name="ce295" table:formula="of:=[.B24]*1.21" office:value-type="float" office:value="4820.64">
              <text:p>4.821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46]" office:value-type="string" office:string-value="Correcteur ">
              <text:p>Correcteur </text:p>
            </table:table-cell>
            <table:table-cell table:style-name="ce555" table:formula="of:=[$'3. Personnel'.F48]" office:value-type="float" office:value="6640">
              <text:p>6.640 <text:s text:c="3"/></text:p>
            </table:table-cell>
            <table:table-cell table:style-name="ce555" table:formula="of:=[$'3. Personnel'.G48]/1.21" office:value-type="float" office:value="5597.35537190083">
              <text:p>5.597 <text:s text:c="3"/></text:p>
            </table:table-cell>
            <table:table-cell table:style-name="ce555" table:formula="of:=[$'3. Personnel'.H48]/1.21" office:value-type="float" office:value="5709.30247933884">
              <text:p>5.709 <text:s text:c="3"/></text:p>
            </table:table-cell>
            <table:table-cell table:style-name="ce295" table:formula="of:=[.B25]*1.21" office:value-type="float" office:value="8034.4">
              <text:p>8.034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49]" office:value-type="string" office:string-value="Routeur (devis demandé aux Pilifs) ">
              <text:p>Routeur (devis demandé aux Pilifs) </text:p>
            </table:table-cell>
            <table:table-cell table:style-name="ce555" table:formula="of:=[$'3. Personnel'.F51]/1.21" office:value-type="float" office:value="1330.57851239669">
              <text:p>1.331 <text:s text:c="3"/></text:p>
            </table:table-cell>
            <table:table-cell table:style-name="ce555" table:formula="of:=[$'3. Personnel'.G51]/1.21" office:value-type="float" office:value="1357.19008264463">
              <text:p>1.357 <text:s text:c="3"/></text:p>
            </table:table-cell>
            <table:table-cell table:style-name="ce555" table:formula="of:=[$'3. Personnel'.H51]/1.21" office:value-type="float" office:value="1384.33388429752">
              <text:p>1.384 <text:s text:c="3"/></text:p>
            </table:table-cell>
            <table:table-cell table:style-name="ce295" table:formula="of:=[.B26]*1.21" office:value-type="float" office:value="1610">
              <text:p>1.610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52]" office:value-type="string" office:string-value="Parrains ">
              <text:p>Parrains </text:p>
            </table:table-cell>
            <table:table-cell table:style-name="ce555" table:formula="of:=[$'3. Personnel'.F52]/1.21" office:value-type="float" office:value="0">
              <text:p>- <text:s text:c="3"/></text:p>
            </table:table-cell>
            <table:table-cell table:style-name="ce555" table:formula="of:=[$'3. Personnel'.G52]/1.21" office:value-type="float" office:value="0">
              <text:p>- <text:s text:c="3"/></text:p>
            </table:table-cell>
            <table:table-cell table:style-name="ce555" table:formula="of:=[$'3. Personnel'.H52]/1.21" office:value-type="float" office:value="0">
              <text:p>- <text:s text:c="3"/></text:p>
            </table:table-cell>
            <table:table-cell table:style-name="ce295" table:formula="of:=[.B27]*1.21" office:value-type="float" office:value="0">
              <text:p>-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53]" office:value-type="string" office:string-value="Distributeurs ">
              <text:p>Distributeurs </text:p>
            </table:table-cell>
            <table:table-cell table:style-name="ce555" table:formula="of:=[$'3. Personnel'.F53]/1.21" office:value-type="float" office:value="0">
              <text:p>- <text:s text:c="3"/></text:p>
            </table:table-cell>
            <table:table-cell table:style-name="ce555" table:formula="of:=[$'3. Personnel'.G53]/1.21" office:value-type="float" office:value="0">
              <text:p>- <text:s text:c="3"/></text:p>
            </table:table-cell>
            <table:table-cell table:style-name="ce555" table:formula="of:=[$'3. Personnel'.H53]/1.21" office:value-type="float" office:value="0">
              <text:p>- <text:s text:c="3"/></text:p>
            </table:table-cell>
            <table:table-cell table:style-name="ce295" table:formula="of:=[.B28]*1.21" office:value-type="float" office:value="0">
              <text:p>-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54]" office:value-type="string" office:string-value="CA ">
              <text:p>CA </text:p>
            </table:table-cell>
            <table:table-cell table:style-name="ce555" table:formula="of:=[$'3. Personnel'.F54]/1.21" office:value-type="float" office:value="0">
              <text:p>- <text:s text:c="3"/></text:p>
            </table:table-cell>
            <table:table-cell table:style-name="ce555" table:formula="of:=[$'3. Personnel'.G54]/1.21" office:value-type="float" office:value="0">
              <text:p>- <text:s text:c="3"/></text:p>
            </table:table-cell>
            <table:table-cell table:style-name="ce555" table:formula="of:=[$'3. Personnel'.H54]/1.21" office:value-type="float" office:value="0">
              <text:p>- <text:s text:c="3"/></text:p>
            </table:table-cell>
            <table:table-cell table:style-name="ce295" table:formula="of:=[.B29]*1.21" office:value-type="float" office:value="0">
              <text:p>- <text:s text:c="3"/></text:p>
            </table:table-cell>
            <table:table-cell table:style-name="ce580"/>
            <table:table-cell table:style-name="ce587" table:number-columns-repeated="2"/>
            <table:table-cell table:style-name="ce602"/>
            <table:table-cell table:number-columns-repeated="1015"/>
          </table:table-row>
        </table:table-row-group>
        <table:table-row table:style-name="ro1">
          <table:table-cell table:style-name="ce549" office:value-type="string">
            <text:p>63 amort., rdv et provision</text:p>
          </table:table-cell>
          <table:table-cell table:style-name="ce295" table:formula="of:=+[.B31]*1.21" office:value-type="float" office:value="7132.95">
            <text:p>7.133 <text:s text:c="3"/></text:p>
          </table:table-cell>
          <table:table-cell table:style-name="ce295" table:formula="of:=[$'1.2 Amortissements'.F16]" office:value-type="float" office:value="7095">
            <text:p>7.095 <text:s text:c="3"/></text:p>
          </table:table-cell>
          <table:table-cell table:style-name="ce295" table:formula="of:=+[.D31]" office:value-type="float" office:value="6795">
            <text:p>6.795 <text:s text:c="3"/></text:p>
          </table:table-cell>
          <table:table-cell table:style-name="ce295"/>
          <table:table-cell table:style-name="ce581" office:value-type="string">
            <text:p>73 Cotisations, Dons, Legs et Subsides</text:p>
          </table:table-cell>
          <table:table-cell table:style-name="ce295" table:formula="of:=SUM([.G31:.G34])" office:value-type="float" office:value="20000">
            <text:p>20.000 <text:s text:c="3"/></text:p>
          </table:table-cell>
          <table:table-cell table:style-name="ce295" table:formula="of:=SUM([.H31:.H34])" office:value-type="float" office:value="20000">
            <text:p>20.000 <text:s text:c="3"/></text:p>
          </table:table-cell>
          <table:table-cell table:style-name="ce600" table:formula="of:=SUM([.I31:.I34])" office:value-type="float" office:value="20000">
            <text:p>20.000 <text:s text:c="3"/></text:p>
          </table:table-cell>
          <table:table-cell table:number-columns-repeated="1015"/>
        </table:table-row>
        <table:table-row table:style-name="ro1">
          <table:table-cell table:style-name="ce548" office:value-type="string" office:string-value="Immobilisations corporelles">
            <text:p>Immobilisations corporelles </text:p>
          </table:table-cell>
          <table:table-cell table:style-name="ce558" table:formula="of:=[$'1.2 Amortissements'.E16]" office:value-type="float" office:value="5895">
            <text:p>5.895 <text:s text:c="3"/></text:p>
          </table:table-cell>
          <table:table-cell table:style-name="ce558" table:formula="of:=[$'1.2 Amortissements'.F16]" office:value-type="float" office:value="7095">
            <text:p>7.095 <text:s text:c="3"/></text:p>
          </table:table-cell>
          <table:table-cell table:style-name="ce558" table:formula="of:=[$'1.2 Amortissements'.G16]" office:value-type="float" office:value="6795">
            <text:p>6.795 <text:s text:c="3"/></text:p>
          </table:table-cell>
          <table:table-cell table:style-name="ce295"/>
          <table:table-cell table:style-name="ce578" office:value-type="string">
            <text:p>Crowdfunding kisskissbankbank</text:p>
          </table:table-cell>
          <table:table-cell table:style-name="ce588" office:value-type="float" office:value="10000">
            <text:p>10.000 <text:s text:c="3"/></text:p>
          </table:table-cell>
          <table:table-cell table:style-name="ce1047" table:formula="of:=[.G31]" office:value-type="float" office:value="10000">
            <text:p>10.000 <text:s text:c="3"/></text:p>
          </table:table-cell>
          <table:table-cell table:style-name="ce1050" table:formula="of:=[.H31]" office:value-type="float" office:value="10000">
            <text:p>10.000 <text:s text:c="3"/></text:p>
          </table:table-cell>
          <table:table-cell table:number-columns-repeated="1015"/>
        </table:table-row>
        <table:table-row table:style-name="ro1">
          <table:table-cell table:style-name="ce549" office:value-type="string">
            <text:p>64 Autres charges</text:p>
          </table:table-cell>
          <table:table-cell table:style-name="ce295" table:formula="of:=SUM([.B33:.B35])" office:value-type="float" office:value="350">
            <text:p>350 <text:s text:c="3"/></text:p>
          </table:table-cell>
          <table:table-cell table:style-name="ce295" table:formula="of:=SUM([.C33:.C35])" office:value-type="float" office:value="360.5">
            <text:p>361 <text:s text:c="3"/></text:p>
          </table:table-cell>
          <table:table-cell table:style-name="ce295" table:formula="of:=SUM([.D33:.D35])" office:value-type="float" office:value="371.315">
            <text:p>371 <text:s text:c="3"/></text:p>
          </table:table-cell>
          <table:table-cell table:style-name="ce295"/>
          <table:table-cell table:style-name="ce582" office:value-type="string" office:string-value="Subsides personnel">
            <text:p>Subsides personnel </text:p>
          </table:table-cell>
          <table:table-cell table:style-name="ce1044" office:value-type="float" office:value="0">
            <text:p>- <text:s text:c="3"/></text:p>
          </table:table-cell>
          <table:table-cell table:style-name="ce1047" office:value-type="float" office:value="0">
            <text:p>- <text:s text:c="3"/></text:p>
          </table:table-cell>
          <table:table-cell table:style-name="ce1050"/>
          <table:table-cell table:number-columns-repeated="1015"/>
        </table:table-row>
        <table:table-row table:style-name="ro1">
          <table:table-cell table:style-name="ce548" office:value-type="string" office:string-value="Cotisation INASTI société">
            <text:p>Cotisation INASTI société </text:p>
          </table:table-cell>
          <table:table-cell table:style-name="ce559" office:value-type="float" office:value="350">
            <text:p>350 <text:s text:c="3"/></text:p>
          </table:table-cell>
          <table:table-cell table:style-name="ce555" table:formula="of:=+[.B33]*(1+[.$C$42])" office:value-type="float" office:value="360.5">
            <text:p>361 <text:s text:c="3"/></text:p>
          </table:table-cell>
          <table:table-cell table:style-name="ce555" table:formula="of:=+[.C33]*(1+[.$D$42])" office:value-type="float" office:value="371.315">
            <text:p>371 <text:s text:c="3"/></text:p>
          </table:table-cell>
          <table:table-cell table:style-name="ce295"/>
          <table:table-cell table:style-name="ce582" office:value-type="string" office:string-value="Fond journalisme">
            <text:p>Fond journalisme </text:p>
          </table:table-cell>
          <table:table-cell table:style-name="ce1045" office:value-type="float" office:value="10000">
            <text:p>10.000 <text:s text:c="3"/></text:p>
          </table:table-cell>
          <table:table-cell table:style-name="ce1048" table:formula="of:=[.G33]" office:value-type="float" office:value="10000">
            <office:annotation office:display="true" draw:style-name="gr2" draw:text-style-name="P2" svg:width="4.82cm" svg:height="1.826cm" svg:x="30.667cm" svg:y="14.128cm" draw:caption-point-x="-9.423cm" draw:caption-point-y="-7.821cm">
              <dc:date>2014-07-21T00:00:00</dc:date>
              <text:p text:style-name="P3"><text:span text:style-name="T1">Céline Decamp:</text:span></text:p>
              <text:p text:style-name="P3"><text:span text:style-name="T2">attention, l'équilibre financier de 2016 est uniquement possible grâce à ces hypothèses</text:span></text:p>
            </office:annotation>
            <text:p>10.000 <text:s text:c="3"/></text:p>
          </table:table-cell>
          <table:table-cell table:style-name="ce1051" table:formula="of:=[.H33]" office:value-type="float" office:value="10000">
            <text:p>10.000 <text:s text:c="3"/></text:p>
          </table:table-cell>
          <table:table-cell table:number-columns-repeated="1015"/>
        </table:table-row>
        <table:table-row table:style-name="ro1">
          <table:table-cell table:style-name="ce548" office:value-type="string" office:string-value="Taxes régionales">
            <text:p>Taxes régionales </text:p>
          </table:table-cell>
          <table:table-cell table:style-name="ce560"/>
          <table:table-cell table:style-name="ce559" table:number-columns-repeated="2"/>
          <table:table-cell table:style-name="ce555"/>
          <table:table-cell table:style-name="ce582" office:value-type="string" office:string-value="Autres Subsides">
            <text:p>Autres Subsides </text:p>
          </table:table-cell>
          <table:table-cell table:style-name="ce1044"/>
          <table:table-cell table:style-name="ce588"/>
          <table:table-cell table:style-name="ce1050"/>
          <table:table-cell table:number-columns-repeated="1015"/>
        </table:table-row>
        <table:table-row table:style-name="ro1">
          <table:table-cell table:style-name="ce548" office:value-type="string" office:string-value="Taxes communales">
            <text:p>Taxes communales </text:p>
          </table:table-cell>
          <table:table-cell table:style-name="ce560"/>
          <table:table-cell table:style-name="ce559" table:number-columns-repeated="2"/>
          <table:table-cell table:style-name="ce555"/>
          <table:table-cell table:style-name="ce583" office:value-type="string">
            <text:p>Amort. subsides en capital</text:p>
          </table:table-cell>
          <table:table-cell table:style-name="ce1046"/>
          <table:table-cell table:style-name="ce590"/>
          <table:table-cell table:style-name="ce1052"/>
          <table:table-cell table:number-columns-repeated="1015"/>
        </table:table-row>
        <table:table-row table:style-name="ro1">
          <table:table-cell table:style-name="ce548" office:value-type="string" office:string-value="Précompte Immobilier">
            <text:p>Précompte Immobilier </text:p>
          </table:table-cell>
          <table:table-cell table:style-name="ce560"/>
          <table:table-cell table:style-name="ce559" table:number-columns-repeated="2"/>
          <table:table-cell table:style-name="ce555"/>
          <table:table-cell table:style-name="ce584" office:value-type="string">
            <text:p>74 Autres produits d'exploitation</text:p>
          </table:table-cell>
          <table:table-cell table:style-name="ce597"/>
          <table:table-cell table:style-name="ce560"/>
          <table:table-cell table:style-name="ce605"/>
          <table:table-cell table:number-columns-repeated="1015"/>
        </table:table-row>
        <table:table-row table:style-name="ro1">
          <table:table-cell table:style-name="ce547" office:value-type="string">
            <text:p>65 charges financières</text:p>
          </table:table-cell>
          <table:table-cell table:style-name="ce295" table:formula="of:=SUM([.B38:.B39])" office:value-type="float" office:value="0">
            <text:p>- <text:s text:c="3"/></text:p>
          </table:table-cell>
          <table:table-cell table:style-name="ce295" table:formula="of:=SUM([.C38:.C39])" office:value-type="float" office:value="0">
            <text:p>- <text:s text:c="3"/></text:p>
          </table:table-cell>
          <table:table-cell table:style-name="ce295" table:formula="of:=SUM([.D38:.D39])" office:value-type="float" office:value="0">
            <text:p>- <text:s text:c="3"/></text:p>
          </table:table-cell>
          <table:table-cell table:style-name="ce295"/>
          <table:table-cell table:style-name="ce584" office:value-type="string">
            <text:p>75 Produits financiers</text:p>
          </table:table-cell>
          <table:table-cell table:style-name="ce597"/>
          <table:table-cell table:style-name="ce560"/>
          <table:table-cell table:style-name="ce605"/>
          <table:table-cell table:number-columns-repeated="1015"/>
        </table:table-row>
        <table:table-row table:style-name="ro1">
          <table:table-cell table:style-name="ce548" office:value-type="string" office:string-value="Charges financières d'emprunt">
            <text:p>Charges financières d'emprunt </text:p>
          </table:table-cell>
          <table:table-cell table:style-name="ce558" table:formula="of:=+[$'7. Plan rbt'.G134]" office:value-type="float" office:value="0">
            <text:p>- <text:s text:c="3"/></text:p>
          </table:table-cell>
          <table:table-cell table:style-name="ce558" table:formula="of:=+[$'7. Plan rbt'.G135]" office:value-type="float" office:value="0">
            <text:p>- <text:s text:c="3"/></text:p>
          </table:table-cell>
          <table:table-cell table:style-name="ce558" table:formula="of:=+[$'7. Plan rbt'.G136]" office:value-type="float" office:value="0">
            <text:p>- <text:s text:c="3"/></text:p>
          </table:table-cell>
          <table:table-cell table:style-name="ce558"/>
          <table:table-cell table:style-name="ce584" office:value-type="string">
            <text:p>76 Produits exceptionnels</text:p>
          </table:table-cell>
          <table:table-cell table:style-name="ce597"/>
          <table:table-cell table:style-name="ce560"/>
          <table:table-cell table:style-name="ce605"/>
          <table:table-cell table:number-columns-repeated="1015"/>
        </table:table-row>
        <table:table-row table:style-name="ro1">
          <table:table-cell table:style-name="ce548" office:value-type="string" office:string-value="Frais bancaires">
            <text:p>Frais bancaires </text:p>
          </table:table-cell>
          <table:table-cell table:style-name="ce562"/>
          <table:table-cell table:style-name="ce564"/>
          <table:table-cell table:style-name="ce564" table:formula="of:=+[.C39]*(1+[.$D$42])" office:value-type="float" office:value="0">
            <text:p>- <text:s text:c="3"/></text:p>
          </table:table-cell>
          <table:table-cell table:style-name="ce572"/>
          <table:table-cell table:style-name="ce577"/>
          <table:table-cell table:style-name="ce587" table:number-columns-repeated="2"/>
          <table:table-cell table:style-name="ce1053"/>
          <table:table-cell table:number-columns-repeated="1015"/>
        </table:table-row>
        <table:table-row table:style-name="ro1">
          <table:table-cell table:style-name="ce550" office:value-type="string">
            <text:p>charges exceptionelles</text:p>
          </table:table-cell>
          <table:table-cell table:style-name="ce562"/>
          <table:table-cell table:number-columns-repeated="2" table:style-name="ce564"/>
          <table:table-cell table:style-name="ce572"/>
          <table:table-cell table:style-name="ce577"/>
          <table:table-cell table:style-name="ce587" table:number-columns-repeated="2"/>
          <table:table-cell table:style-name="ce1054"/>
          <table:table-cell table:number-columns-repeated="1015"/>
        </table:table-row>
        <table:table-row table:style-name="ro1">
          <table:table-cell table:style-name="ce551" office:value-type="string">
            <text:p>TOTAL CHARGES</text:p>
          </table:table-cell>
          <table:table-cell table:style-name="ce563" table:formula="of:=SUM([.B6];[.B10];[.B11];[.B30];[.B32];[.B37];[.B40])" office:value-type="float" office:value="237837.585720248">
            <text:p>237.838 <text:s text:c="3"/></text:p>
          </table:table-cell>
          <table:table-cell table:style-name="ce563" table:formula="of:=SUM([.C6];[.C10];[.C11];[.C30];[.C32];[.C37];[.C40])" office:value-type="float" office:value="211712.240832669">
            <text:p>211.712 <text:s text:c="3"/></text:p>
          </table:table-cell>
          <table:table-cell table:style-name="ce563" table:formula="of:=SUM([.D6];[.D10];[.D11];[.D30];[.D32];[.D37];[.D40])" office:value-type="float" office:value="217045.220530851">
            <text:p>217.045 <text:s text:c="3"/></text:p>
          </table:table-cell>
          <table:table-cell table:style-name="ce563"/>
          <table:table-cell table:style-name="ce119" office:value-type="string">
            <text:p>TOTAL PRODUITS</text:p>
          </table:table-cell>
          <table:table-cell table:style-name="ce591" table:formula="of:=SUM([.G6];[.G30];[.G35];[.G36];[.G37];[.G38])" office:value-type="float" office:value="257331.622641509">
            <text:p>257.332 <text:s text:c="3"/></text:p>
          </table:table-cell>
          <table:table-cell table:style-name="ce591" table:formula="of:=SUM([.H6];[.H30];[.H35];[.H36];[.H37];[.H38])" office:value-type="float" office:value="256853.765788243">
            <text:p>256.854 <text:s text:c="3"/></text:p>
          </table:table-cell>
          <table:table-cell table:style-name="ce606" table:formula="of:=SUM([.I6];[.I30];[.I35];[.I36];[.I37];[.I38])" office:value-type="float" office:value="262098.67144862">
            <text:p>262.099 <text:s text:c="3"/></text:p>
          </table:table-cell>
          <table:table-cell table:number-columns-repeated="1015"/>
        </table:table-row>
        <table:table-row table:style-name="ro1">
          <table:table-cell table:style-name="ce552" office:value-type="string">
            <text:p>Inflation des charges</text:p>
          </table:table-cell>
          <table:table-cell table:style-name="ce556"/>
          <table:table-cell table:style-name="ce1038" office:value-type="percentage" office:value="0.03">
            <text:p>3%</text:p>
          </table:table-cell>
          <table:table-cell table:style-name="ce1039" office:value-type="percentage" office:value="0.03">
            <text:p>3%</text:p>
          </table:table-cell>
          <table:table-cell table:style-name="ce566"/>
          <table:table-cell table:style-name="ce585"/>
          <table:table-cell table:style-name="ce592" table:number-columns-repeated="3"/>
          <table:table-cell table:number-columns-repeated="1015"/>
        </table:table-row>
        <table:table-row table:style-name="ro1">
          <table:table-cell table:style-name="ce251"/>
          <table:table-cell/>
          <table:table-cell table:style-name="ce566" table:number-columns-repeated="3"/>
          <table:table-cell table:style-name="ce585"/>
          <table:table-cell table:style-name="ce592" table:number-columns-repeated="3"/>
          <table:table-cell table:number-columns-repeated="1015"/>
        </table:table-row>
        <table:table-row table:style-name="ro1">
          <table:table-cell table:style-name="ce7" office:value-type="string">
            <text:p>Resultat hors subsides</text:p>
          </table:table-cell>
          <table:table-cell table:style-name="ce1035" table:formula="of:=[.G41]-[.G30]-[.B41]" office:value-type="currency" office:currency="EUR" office:value="-505.963078738539">
            <text:p>-506 € </text:p>
          </table:table-cell>
          <table:table-cell table:style-name="ce1035" table:formula="of:=[.H41]-[.H30]-[.C41]" office:value-type="currency" office:currency="EUR" office:value="25141.5249555732">
            <text:p>25.142 € </text:p>
          </table:table-cell>
          <table:table-cell table:style-name="ce1035" table:formula="of:=[.I41]-[.I30]-[.D41]" office:value-type="currency" office:currency="EUR" office:value="25053.4509177687">
            <text:p>25.053 € </text:p>
          </table:table-cell>
          <table:table-cell table:style-name="ce1041" table:formula="of:=[.B44]+[.B30]+[.B32]" office:value-type="currency" office:currency="EUR" office:value="6976.98692126146">
            <office:annotation office:display="true" draw:style-name="gr2" draw:text-style-name="P2" svg:width="4.029cm" svg:height="2.117cm" svg:x="18.737cm" svg:y="19.076cm" draw:caption-point-x="-6.582cm" draw:caption-point-y="-7.822cm">
              <dc:date>2014-07-21T00:00:00</dc:date>
              <text:p text:style-name="P3"><text:span text:style-name="T1">Hélène Huysmans:</text:span></text:p>
              <text:p text:style-name="P3"><text:span text:style-name="T2">tvac 2015</text:span></text:p>
              <text:p text:style-name="P3"><text:span text:style-name="T2">difference 10000 tva 10000 amortissements</text:span></text:p>
            </office:annotation>
            <text:p>6.977 € </text:p>
          </table:table-cell>
          <table:table-cell table:number-columns-repeated="1019"/>
        </table:table-row>
        <table:table-row table:style-name="ro1">
          <table:table-cell table:style-name="ce7" office:value-type="string" office:string-value="RESULTAT AVANT IMPOTS">
            <text:p>RESULTAT AVANT IMPOTS </text:p>
          </table:table-cell>
          <table:table-cell table:style-name="ce1036" table:formula="of:=[.G41]-[.B41]" office:value-type="currency" office:currency="EUR" office:value="19494.0369212615">
            <text:p>19.494 € </text:p>
          </table:table-cell>
          <table:table-cell table:style-name="ce1036" table:formula="of:=[.H41]-[.C41]" office:value-type="currency" office:currency="EUR" office:value="45141.5249555732">
            <text:p>45.142 € </text:p>
          </table:table-cell>
          <table:table-cell table:style-name="ce1036" table:formula="of:=[.I41]-[.D41]" office:value-type="currency" office:currency="EUR" office:value="45053.4509177687">
            <text:p>45.053 € </text:p>
          </table:table-cell>
          <table:table-cell table:style-name="ce1042"/>
          <table:table-cell table:number-columns-repeated="1019"/>
        </table:table-row>
        <table:table-row table:style-name="ro1">
          <table:table-cell table:style-name="ce7" table:formula="of:=[$'7. bilan + ratio'.A47]" office:value-type="string" office:string-value="RESULTAT après impôts ">
            <text:p>RESULTAT après impôts </text:p>
          </table:table-cell>
          <table:table-cell table:style-name="ce1037" table:formula="of:=[$'7. bilan + ratio'.B47]" office:value-type="currency" office:currency="EUR" office:value="-88.1507403633732">
            <text:p>-88 € </text:p>
          </table:table-cell>
          <table:table-cell table:style-name="ce1037" table:formula="of:=[$'7. bilan + ratio'.C47]" office:value-type="currency" office:currency="EUR" office:value="812.648505671015">
            <text:p>813 € </text:p>
          </table:table-cell>
          <table:table-cell table:style-name="ce1037" table:formula="of:=[$'7. bilan + ratio'.D47]" office:value-type="currency" office:currency="EUR" office:value="462.149403990087">
            <text:p>462 € </text:p>
          </table:table-cell>
          <table:table-cell table:style-name="ce1043"/>
          <table:table-cell office:value-type="string">
            <text:p>CF année 1 comprennant les invest</text:p>
          </table:table-cell>
          <table:table-cell table:number-columns-repeated="1018"/>
        </table:table-row>
        <table:table-row table:style-name="ro1">
          <table:table-cell table:number-columns-repeated="1024"/>
        </table:table-row>
        <table:table-row table:style-name="ro1">
          <table:table-cell>
            <draw:frame table:end-cell-address="Feuil1.B70" table:end-x="3.076cm" table:end-y="0.266cm" draw:z-index="2" draw:name="Chart 9" draw:style-name="gr1" draw:text-style-name="P1" svg:width="9.06cm" svg:height="9.789cm" svg:x="0.029cm" svg:y="0.373cm">
              <draw:object draw:notify-on-update-of-ranges="'7. bilan + ratio'.B4:'7. bilan + ratio'.D4 '7. bilan + ratio'.A28:'7. bilan + ratio'.A28 '7. bilan + ratio'.B28:'7. bilan + ratio'.D28 '7. bilan + ratio'.A29:'7. bilan + ratio'.A29 '7. bilan + ratio'.B29:'7. bilan + ratio'.D29 '7. bilan + ratio'.A30:'7. bilan + ratio'.A30 '7. bilan + ratio'.B30:'7. bilan + ratio'.D30 '7. bilan + ratio'.A31:'7. bilan + ratio'.A31 '7. bilan + ratio'.B31:'7. bilan + ratio'.D31 '7. bilan + ratio'.A32:'7. bilan + ratio'.A32 '7. bilan + ratio'.B32:'7. bilan + ratio'.D32 '7. bilan + ratio'.A33:'7. bilan + ratio'.A33 '7. bilan + ratio'.B33:'7. bilan + ratio'.D33 '7. bilan + ratio'.A34:'7. bilan + ratio'.A34 '7. bilan + ratio'.B34:'7. bilan + ratio'.D34 '7. bilan + ratio'.A35:'7. bilan + ratio'.A35 '7. bilan + ratio'.B35:'7. bilan + ratio'.D35" xlink:href="./Object 7" xlink:type="simple" xlink:show="embed" xlink:actuate="onLoad"/>
              <draw:image xlink:href="./ObjectReplacements/Object 7" xlink:type="simple" xlink:show="embed" xlink:actuate="onLoad"/>
            </draw:frame>
          </table:table-cell>
          <table:table-cell table:number-columns-repeated="4"/>
          <table:table-cell>
            <draw:frame table:end-cell-address="Feuil1.G70" table:end-x="3.077cm" table:end-y="0.371cm" draw:z-index="3" draw:name="Graphique 2" draw:style-name="gr1" draw:text-style-name="P1" svg:width="9.03cm" svg:height="9.921cm" svg:x="0.06cm" svg:y="0.346cm">
              <draw:object draw:notify-on-update-of-ranges="'4. CdR'.I5:'4. CdR'.K5 '4. CdR'.G7:'4. CdR'.G7 '4. CdR'.I7:'4. CdR'.K7 '4. CdR'.G8:'4. CdR'.G8 '4. CdR'.I8:'4. CdR'.K8 '4. CdR'.G9:'4. CdR'.G9 '4. CdR'.I9:'4. CdR'.K9 '4. CdR'.G10:'4. CdR'.G10 '4. CdR'.I10:'4. CdR'.K10 '4. CdR'.G11:'4. CdR'.G11 '4. CdR'.I11:'4. CdR'.K11 '4. CdR'.G12:'4. CdR'.G12 '4. CdR'.I12:'4. CdR'.K12 '4. CdR'.G13:'4. CdR'.G13 '4. CdR'.I13:'4. CdR'.K13 '4. CdR'.G14:'4. CdR'.G14 '4. CdR'.I14:'4. CdR'.K14 '4. CdR'.G15:'4. CdR'.G15 '4. CdR'.I15:'4. CdR'.K15 '4. CdR'.G16:'4. CdR'.G16 '4. CdR'.I16:'4. CdR'.K16 '4. CdR'.G17:'4. CdR'.G17 '4. CdR'.I17:'4. CdR'.K17 '4. CdR'.G18:'4. CdR'.G18 '4. CdR'.I18:'4. CdR'.K18 '4. CdR'.G19:'4. CdR'.G19 '4. CdR'.I19:'4. CdR'.K19 '4. CdR'.G20:'4. CdR'.G20 '4. CdR'.I20:'4. CdR'.K20 '4. CdR'.G21:'4. CdR'.G21 '4. CdR'.I21:'4. CdR'.K21 '4. CdR'.G22:'4. CdR'.G22 '4. CdR'.I22:'4. CdR'.K22 '4. CdR'.G23:'4. CdR'.G23 '4. CdR'.I23:'4. CdR'.K23 '4. CdR'.G24:'4. CdR'.G24 '4. CdR'.I24:'4. CdR'.K24 '4. CdR'.G25:'4. CdR'.G25 '4. CdR'.I25:'4. CdR'.K25 '4. CdR'.G26:'4. CdR'.G26 '4. CdR'.I26:'4. CdR'.K26 '4. CdR'.G27:'4. CdR'.G27 '4. CdR'.I27:'4. CdR'.K27 '4. CdR'.G28:'4. CdR'.G28 '4. CdR'.I28:'4. CdR'.K28 '4. CdR'.G29:'4. CdR'.G29 '4. CdR'.I29:'4. CdR'.K29 '4. CdR'.G32:'4. CdR'.G32 '4. CdR'.I32:'4. CdR'.K32 '4. CdR'.G38:'4. CdR'.G38 '4. CdR'.I38:'4. CdR'.K38 '4. CdR'.G39:'4. CdR'.G39 '4. CdR'.I39:'4. CdR'.K39 '4. CdR'.G40:'4. CdR'.G40 '4. CdR'.I40:'4. CdR'.K40" xlink:href="./Object 8" xlink:type="simple" xlink:show="embed" xlink:actuate="onLoad"/>
              <draw:image xlink:href="./ObjectReplacements/Object 8" xlink:type="simple" xlink:show="embed" xlink:actuate="onLoad"/>
            </draw:frame>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calcext:conditional-formats>
          <calcext:conditional-format calcext:target-range-address="Feuil1.B45:Feuil1.E45">
            <calcext:condition calcext:apply-style-name="Excel_CondFormat_14_1_1" calcext:value="&lt;=0" calcext:base-cell-address="Feuil1.B45"/>
            <calcext:condition calcext:apply-style-name="Excel_CondFormat_14_1_2" calcext:value="&gt;0" calcext:base-cell-address="Feuil1.B45"/>
          </calcext:conditional-format>
          <calcext:conditional-format calcext:target-range-address="Feuil1.B44:Feuil1.E44">
            <calcext:condition calcext:apply-style-name="Excel_CondFormat_14_2_1" calcext:value="&lt;=0" calcext:base-cell-address="Feuil1.B44"/>
            <calcext:condition calcext:apply-style-name="Excel_CondFormat_14_2_2" calcext:value="&gt;0" calcext:base-cell-address="Feuil1.B44"/>
          </calcext:conditional-format>
          <calcext:conditional-format calcext:target-range-address="Feuil1.B46:Feuil1.E46">
            <calcext:condition calcext:apply-style-name="Excel_CondFormat_14_3_1" calcext:value="&lt;=0" calcext:base-cell-address="Feuil1.B46"/>
            <calcext:condition calcext:apply-style-name="Excel_CondFormat_14_3_2" calcext:value="&gt;0" calcext:base-cell-address="Feuil1.B46"/>
          </calcext:conditional-format>
        </calcext:conditional-formats>
      </table:table>
      <table:table table:name="Rapport sur la compatibilité" table:style-name="ta15">
        <table:table-column table:style-name="co64" table:default-cell-style-name="ce2"/>
        <table:table-column table:style-name="co65" table:default-cell-style-name="ce2"/>
        <table:table-column table:style-name="co66" table:default-cell-style-name="ce2"/>
        <table:table-column table:style-name="co67" table:default-cell-style-name="ce2"/>
        <table:table-column table:style-name="co68" table:number-columns-repeated="2" table:default-cell-style-name="ce2"/>
        <table:table-column table:style-name="co4" table:number-columns-repeated="1018" table:default-cell-style-name="Default"/>
        <table:table-row table:style-name="ro1">
          <table:table-cell/>
          <table:table-cell table:style-name="ce1055" office:value-type="string">
            <text:p>Rapport sur la compatibilité concernant 140624 PF Médor.xls</text:p>
          </table:table-cell>
          <table:table-cell table:style-name="ce1055"/>
          <table:table-cell table:style-name="ce1064" table:number-columns-repeated="3"/>
          <table:table-cell table:number-columns-repeated="1018"/>
        </table:table-row>
        <table:table-row table:style-name="ro1">
          <table:table-cell/>
          <table:table-cell table:style-name="ce1055" office:value-type="string">
            <text:p>Exécuté le 24/06/2014 14:03</text:p>
          </table:table-cell>
          <table:table-cell table:style-name="ce1055"/>
          <table:table-cell table:style-name="ce1064" table:number-columns-repeated="3"/>
          <table:table-cell table:number-columns-repeated="1018"/>
        </table:table-row>
        <table:table-row table:style-name="ro1">
          <table:table-cell/>
          <table:table-cell table:style-name="ce1056" table:number-columns-repeated="2"/>
          <table:table-cell table:style-name="ce1065" table:number-columns-repeated="3"/>
          <table:table-cell table:number-columns-repeated="1018"/>
        </table:table-row>
        <table:table-row table:style-name="ro17">
          <table:table-cell/>
          <table:table-cell table:style-name="ce1056" office:value-type="string">
            <text:p>Les fonctionnalités suivantes de ce classeur ne sont pas prises en charge dans les versions antérieures d’Excel. Ces fonctionnalités seront peut-être perdues ou dégradées si vous ouvrez le classeur dans une version antérieure du programme ou si vous l’enregistrez dans un format de fichier antérieur.</text:p>
          </table:table-cell>
          <table:table-cell table:style-name="ce1056"/>
          <table:table-cell table:style-name="ce1065" table:number-columns-repeated="3"/>
          <table:table-cell table:number-columns-repeated="1018"/>
        </table:table-row>
        <table:table-row table:style-name="ro1">
          <table:table-cell/>
          <table:table-cell table:style-name="ce1056" table:number-columns-repeated="2"/>
          <table:table-cell table:style-name="ce1065" table:number-columns-repeated="3"/>
          <table:table-cell table:number-columns-repeated="1018"/>
        </table:table-row>
        <table:table-row table:style-name="ro18">
          <table:table-cell/>
          <table:table-cell table:style-name="ce1055" office:value-type="string">
            <text:p>Perte significative de fonctionnalité</text:p>
          </table:table-cell>
          <table:table-cell table:style-name="ce1055"/>
          <table:table-cell table:style-name="ce1064"/>
          <table:table-cell table:style-name="ce1064" office:value-type="string">
            <text:p>Nb d'occurrences</text:p>
          </table:table-cell>
          <table:table-cell table:style-name="ce1064" office:value-type="string">
            <text:p>Version</text:p>
          </table:table-cell>
          <table:table-cell table:number-columns-repeated="1018"/>
        </table:table-row>
        <table:table-row table:style-name="ro19">
          <table:table-cell/>
          <table:table-cell table:style-name="ce1056" table:number-columns-repeated="2"/>
          <table:table-cell table:style-name="ce1065" table:number-columns-repeated="3"/>
          <table:table-cell table:number-columns-repeated="1018"/>
        </table:table-row>
        <table:table-row table:style-name="ro20">
          <table:table-cell/>
          <table:table-cell table:style-name="ce1057" office:value-type="string">
            <text:p>Certaines cellules ont plus de formats conditionnels que ce qui est pris en charge par le format de fichier sélectionné. Seules les trois premières conditions seront affichées dans les versions antérieures d'Excel.</text:p>
          </table:table-cell>
          <table:table-cell table:style-name="ce1061"/>
          <table:table-cell table:style-name="ce1066"/>
          <table:table-cell table:style-name="ce1066" office:value-type="float" office:value="20">
            <text:p>20</text:p>
          </table:table-cell>
          <table:table-cell table:style-name="ce1070"/>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6. Trésorerie si préfin T.C59:P60" xlink:type="simple">6. Trésorerie si préfin T'!C59:P60</text:a></text:span></text:p>
          </table:table-cell>
          <table:table-cell table:style-name="ce1071" office:value-type="string">
            <text:p>Excel 97-2003</text:p>
          </table:table-cell>
          <table:table-cell table:number-columns-repeated="1018"/>
        </table:table-row>
        <table:table-row table:style-name="ro20">
          <table:table-cell/>
          <table:table-cell table:style-name="ce1058"/>
          <table:table-cell table:style-name="ce1056"/>
          <table:table-cell table:style-name="ce1065"/>
          <table:table-cell table:style-name="ce1069" office:value-type="string">
            <text:p><text:span text:style-name="T11"><text:a xlink:href="#6.bis Trésorerie si pas préfin.C59:P60" xlink:type="simple">6.bis Trésorerie si pas préfin'!C59:P60</text:a></text:span></text:p>
          </table:table-cell>
          <table:table-cell table:style-name="ce1071" office:value-type="string">
            <text:p>Excel 97-2003</text:p>
          </table:table-cell>
          <table:table-cell table:number-columns-repeated="1018"/>
        </table:table-row>
        <table:table-row table:style-name="ro1">
          <table:table-cell/>
          <table:table-cell table:style-name="ce1058"/>
          <table:table-cell table:style-name="ce1056"/>
          <table:table-cell table:style-name="ce1065" table:number-columns-repeated="2"/>
          <table:table-cell table:style-name="ce1071" office:value-type="string">
            <text:p>Excel 97-2003</text:p>
          </table:table-cell>
          <table:table-cell table:number-columns-repeated="1018"/>
        </table:table-row>
        <table:table-row table:style-name="ro1" table:number-rows-repeated="6">
          <table:table-cell/>
          <table:table-cell table:style-name="ce1058"/>
          <table:table-cell table:style-name="ce1056"/>
          <table:table-cell table:style-name="ce1065" table:number-columns-repeated="2"/>
          <table:table-cell table:style-name="ce1071"/>
          <table:table-cell table:number-columns-repeated="1018"/>
        </table:table-row>
        <table:table-row table:style-name="ro19">
          <table:table-cell/>
          <table:table-cell table:style-name="ce1059"/>
          <table:table-cell table:style-name="ce1062"/>
          <table:table-cell table:style-name="ce1067" table:number-columns-repeated="2"/>
          <table:table-cell table:style-name="ce1072"/>
          <table:table-cell table:number-columns-repeated="1018"/>
        </table:table-row>
        <table:table-row table:style-name="ro19">
          <table:table-cell/>
          <table:table-cell table:style-name="ce1056" table:number-columns-repeated="2"/>
          <table:table-cell table:style-name="ce1065" table:number-columns-repeated="3"/>
          <table:table-cell table:number-columns-repeated="1018"/>
        </table:table-row>
        <table:table-row table:style-name="ro21">
          <table:table-cell/>
          <table:table-cell table:style-name="ce1057" office:value-type="string">
            <text:p>Certaines cellules ont des plages de mise en forme conditionnelle qui se chevauchent. Les versions antérieures d'Excel n'évalueront pas toutes les règles de mise en forme conditionnelle sur les cellules qui se chevauchent. Ces cellules auront une mise en forme conditionnelle différente.</text:p>
          </table:table-cell>
          <table:table-cell table:style-name="ce1061"/>
          <table:table-cell table:style-name="ce1066"/>
          <table:table-cell table:style-name="ce1066" office:value-type="float" office:value="14">
            <text:p>14</text:p>
          </table:table-cell>
          <table:table-cell table:style-name="ce1070"/>
          <table:table-cell table:number-columns-repeated="1018"/>
        </table:table-row>
        <table:table-row table:style-name="ro1">
          <table:table-cell/>
          <table:table-cell table:style-name="ce1058"/>
          <table:table-cell table:style-name="ce1056"/>
          <table:table-cell table:style-name="ce1065"/>
          <table:table-cell table:style-name="ce1069" office:value-type="string">
            <text:p><text:span text:style-name="T11"><text:a xlink:href="#4. CdR.B47:E47" xlink:type="simple">4. CdR'!B47:E47</text:a></text:span></text:p>
          </table:table-cell>
          <table:table-cell table:style-name="ce1071" office:value-type="string">
            <text:p>Excel 97-2003</text:p>
          </table:table-cell>
          <table:table-cell table:number-columns-repeated="1018"/>
        </table:table-row>
        <table:table-row table:style-name="ro1">
          <table:table-cell/>
          <table:table-cell table:style-name="ce1058"/>
          <table:table-cell table:style-name="ce1056"/>
          <table:table-cell table:style-name="ce1065"/>
          <table:table-cell table:style-name="ce1069" office:value-type="string">
            <text:p><text:span text:style-name="T11"><text:a xlink:href="#4. CdR.B45:E45" xlink:type="simple">4. CdR'!B45:E45</text:a></text:span></text:p>
          </table:table-cell>
          <table:table-cell table:style-name="ce1071"/>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6. Trésorerie si préfin T.D50:P50" xlink:type="simple">6. Trésorerie si préfin T'!D50:P50</text:a></text:span></text:p>
          </table:table-cell>
          <table:table-cell table:style-name="ce1071" office:value-type="string">
            <text:p>Excel 97-2003</text:p>
          </table:table-cell>
          <table:table-cell table:number-columns-repeated="1018"/>
        </table:table-row>
        <table:table-row table:style-name="ro20">
          <table:table-cell/>
          <table:table-cell table:style-name="ce1058"/>
          <table:table-cell table:style-name="ce1056"/>
          <table:table-cell table:style-name="ce1065"/>
          <table:table-cell table:style-name="ce1069" office:value-type="string">
            <text:p><text:span text:style-name="T11"><text:a xlink:href="#6.bis Trésorerie si pas préfin.D50:P51" xlink:type="simple">6.bis Trésorerie si pas préfin'!D50:P51</text:a></text:span></text:p>
          </table:table-cell>
          <table:table-cell table:style-name="ce1071" office:value-type="string">
            <text:p>Excel 97-2003</text:p>
          </table:table-cell>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7. bilan + ratio.B47:D50" xlink:type="simple">7. bilan + ratio'!B47:D50</text:a></text:span></text:p>
          </table:table-cell>
          <table:table-cell table:style-name="ce1071" office:value-type="string">
            <text:p>Excel 97-2003</text:p>
          </table:table-cell>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7. bilan + ratio.B45:D45" xlink:type="simple">7. bilan + ratio'!B45:D45</text:a></text:span></text:p>
          </table:table-cell>
          <table:table-cell table:style-name="ce1071"/>
          <table:table-cell table:number-columns-repeated="1018"/>
        </table:table-row>
        <table:table-row table:style-name="ro1">
          <table:table-cell/>
          <table:table-cell table:style-name="ce1058"/>
          <table:table-cell table:style-name="ce1056"/>
          <table:table-cell table:style-name="ce1065" table:number-columns-repeated="2"/>
          <table:table-cell table:style-name="ce1071" office:value-type="string">
            <text:p>Excel 97-2003</text:p>
          </table:table-cell>
          <table:table-cell table:number-columns-repeated="1018"/>
        </table:table-row>
        <table:table-row table:style-name="ro1" table:number-rows-repeated="2">
          <table:table-cell/>
          <table:table-cell table:style-name="ce1058"/>
          <table:table-cell table:style-name="ce1056"/>
          <table:table-cell table:style-name="ce1065" table:number-columns-repeated="2"/>
          <table:table-cell table:style-name="ce1071"/>
          <table:table-cell table:number-columns-repeated="1018"/>
        </table:table-row>
        <table:table-row table:style-name="ro19">
          <table:table-cell/>
          <table:table-cell table:style-name="ce1059"/>
          <table:table-cell table:style-name="ce1062"/>
          <table:table-cell table:style-name="ce1067" table:number-columns-repeated="2"/>
          <table:table-cell table:style-name="ce1072"/>
          <table:table-cell table:number-columns-repeated="1018"/>
        </table:table-row>
        <table:table-row table:style-name="ro1" table:number-rows-repeated="2">
          <table:table-cell/>
          <table:table-cell table:style-name="ce1056" table:number-columns-repeated="2"/>
          <table:table-cell table:style-name="ce1065" table:number-columns-repeated="3"/>
          <table:table-cell table:number-columns-repeated="1018"/>
        </table:table-row>
        <table:table-row table:style-name="ro1">
          <table:table-cell/>
          <table:table-cell table:style-name="ce1055" office:value-type="string">
            <text:p>Perte mineure de fidélité</text:p>
          </table:table-cell>
          <table:table-cell table:style-name="ce1055"/>
          <table:table-cell table:style-name="ce1064" table:number-columns-repeated="3"/>
          <table:table-cell table:number-columns-repeated="1018"/>
        </table:table-row>
        <table:table-row table:style-name="ro19">
          <table:table-cell/>
          <table:table-cell table:style-name="ce1056" table:number-columns-repeated="2"/>
          <table:table-cell table:style-name="ce1065" table:number-columns-repeated="3"/>
          <table:table-cell table:number-columns-repeated="1018"/>
        </table:table-row>
        <table:table-row table:style-name="ro22">
          <table:table-cell/>
          <table:table-cell table:style-name="ce1060" office:value-type="string">
            <text:p>Certaines cellules ou certains styles de ce classeur contiennent une mise en forme qui n'est pas prise en charge par le format de fichier sélectionné. Ces formats seront convertis au format le plus proche disponible.</text:p>
          </table:table-cell>
          <table:table-cell table:style-name="ce1063"/>
          <table:table-cell table:style-name="ce1068"/>
          <table:table-cell table:style-name="ce1068" office:value-type="float" office:value="37">
            <text:p>37</text:p>
          </table:table-cell>
          <table:table-cell table:style-name="ce1073" office:value-type="string">
            <text:p>Excel 97-2003</text:p>
          </table:table-cell>
          <table:table-cell table:number-columns-repeated="1018"/>
        </table:table-row>
        <table:table-row table:style-name="ro1">
          <table:table-cell/>
          <table:table-cell table:style-name="ce1056" table:number-columns-repeated="2"/>
          <table:table-cell table:style-name="ce1065" table:number-columns-repeated="3"/>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Synthèse par numéro" table:style-name="ta16">
        <office:forms form:automatic-focus="false" form:apply-design-mode="false"/>
        <table:table-column table:style-name="co69" table:default-cell-style-name="ce1074"/>
        <table:table-column table:style-name="co70" table:default-cell-style-name="ce1078"/>
        <table:table-column table:style-name="co71" table:default-cell-style-name="ce1074"/>
        <table:table-column table:style-name="co72" table:default-cell-style-name="ce1074"/>
        <table:table-column table:style-name="co70" table:number-columns-repeated="1020" table:default-cell-style-name="ce1074"/>
        <table:table-row table:style-name="ro23">
          <table:table-cell office:value-type="string">
            <text:p>Fabriquer un numéro de Médor coûte 16 euros.</text:p>
          </table:table-cell>
          <table:table-cell/>
          <table:table-cell office:value-type="string">
            <text:p>Tout ces chiffres sont à <text:s/>vérifier, surtout les investissements</text:p>
          </table:table-cell>
          <table:table-cell table:number-columns-repeated="1021"/>
        </table:table-row>
        <table:table-row table:style-name="ro23">
          <table:table-cell office:value-type="string">
            <text:p>Vous payez 15 euros, la pub 1 euro.</text:p>
          </table:table-cell>
          <table:table-cell table:number-columns-repeated="1023"/>
        </table:table-row>
        <table:table-row table:style-name="ro23">
          <table:table-cell table:number-columns-repeated="1024"/>
        </table:table-row>
        <table:table-row table:style-name="ro23">
          <table:table-cell table:style-name="ce1075" office:value-type="string">
            <text:p>Outils de démarrage</text:p>
          </table:table-cell>
          <table:table-cell table:style-name="ce1079" office:value-type="currency" office:currency="EUR" office:value="0.6">
            <text:p>0,60 €</text:p>
          </table:table-cell>
          <table:table-cell table:style-name="ce1075" table:number-columns-repeated="1022"/>
        </table:table-row>
        <table:table-row table:style-name="ro23">
          <table:table-cell table:style-name="ce1075" office:value-type="string">
            <text:p>Rémunérations</text:p>
          </table:table-cell>
          <table:table-cell table:style-name="ce1079" office:value-type="currency" office:currency="EUR" office:value="10.05">
            <text:p>10,05 €</text:p>
          </table:table-cell>
          <table:table-cell table:style-name="ce1075" table:number-columns-repeated="1022"/>
        </table:table-row>
        <table:table-row table:style-name="ro23">
          <table:table-cell table:style-name="ce1075" office:value-type="string">
            <text:p>Impression</text:p>
          </table:table-cell>
          <table:table-cell table:style-name="ce1079" office:value-type="currency" office:currency="EUR" office:value="2">
            <text:p>2,00 €</text:p>
          </table:table-cell>
          <table:table-cell table:style-name="ce1075" table:number-columns-repeated="1022"/>
        </table:table-row>
        <table:table-row table:style-name="ro23">
          <table:table-cell table:style-name="ce1075" office:value-type="string">
            <text:p>Distribution</text:p>
          </table:table-cell>
          <table:table-cell table:style-name="ce1079" office:value-type="currency" office:currency="EUR" office:value="1.1">
            <text:p>1,10 €</text:p>
          </table:table-cell>
          <table:table-cell table:style-name="ce1075" table:number-columns-repeated="1022"/>
        </table:table-row>
        <table:table-row table:style-name="ro23">
          <table:table-cell table:style-name="ce1075" office:value-type="string">
            <text:p>Frais de fonctionnement</text:p>
          </table:table-cell>
          <table:table-cell table:style-name="ce1079" office:value-type="currency" office:currency="EUR" office:value="0.4">
            <text:p>0,40 €</text:p>
          </table:table-cell>
          <table:table-cell table:style-name="ce1075" table:number-columns-repeated="1022"/>
        </table:table-row>
        <table:table-row table:style-name="ro23">
          <table:table-cell table:style-name="ce1075" office:value-type="string">
            <text:p>Tva</text:p>
          </table:table-cell>
          <table:table-cell table:style-name="ce1079" office:value-type="currency" office:currency="EUR" office:value="0.85">
            <text:p>0,85 €</text:p>
          </table:table-cell>
          <table:table-cell table:style-name="ce1075" table:number-columns-repeated="1022"/>
        </table:table-row>
        <table:table-row table:style-name="ro23">
          <table:table-cell table:style-name="ce1075"/>
          <table:table-cell table:style-name="ce1079"/>
          <table:table-cell table:style-name="ce1075" table:number-columns-repeated="1022"/>
        </table:table-row>
        <table:table-row table:style-name="ro23">
          <table:table-cell table:style-name="ce1075" office:value-type="string">
            <text:p>Vous payez</text:p>
          </table:table-cell>
          <table:table-cell table:style-name="ce1079" office:value-type="currency" office:currency="EUR" office:value="15">
            <text:p>15,00 €</text:p>
          </table:table-cell>
          <table:table-cell table:style-name="ce1075" table:number-columns-repeated="1022"/>
        </table:table-row>
        <table:table-row table:style-name="ro23">
          <table:table-cell table:style-name="ce1075" office:value-type="string">
            <text:p>La pub paye</text:p>
          </table:table-cell>
          <table:table-cell table:style-name="ce1079" office:value-type="currency" office:currency="EUR" office:value="1">
            <text:p>1,00 €</text:p>
          </table:table-cell>
          <table:table-cell table:style-name="ce1075" table:number-columns-repeated="1022"/>
        </table:table-row>
        <table:table-row table:style-name="ro23">
          <table:table-cell table:style-name="ce1075" office:value-type="string">
            <text:p>Un numéro coûte</text:p>
          </table:table-cell>
          <table:table-cell table:style-name="ce1079" office:value-type="currency" office:currency="EUR" office:value="16">
            <text:p>16,00 €</text:p>
          </table:table-cell>
          <table:table-cell table:style-name="ce1075" table:number-columns-repeated="1022"/>
        </table:table-row>
        <table:table-row table:style-name="ro23">
          <table:table-cell table:style-name="ce1075"/>
          <table:table-cell table:style-name="ce1079"/>
          <table:table-cell table:style-name="ce1075" table:number-columns-repeated="1022"/>
        </table:table-row>
        <table:table-row table:style-name="ro23">
          <table:table-cell table:style-name="ce1075" office:value-type="string">
            <text:p>Outils de démarrage et investissements à long terme</text:p>
          </table:table-cell>
          <table:table-cell table:style-name="ce1079" table:formula="of:=SUM([.B16:.B20])" office:value-type="currency" office:currency="EUR" office:value="0.6">
            <text:p>0,60 €</text:p>
          </table:table-cell>
          <table:table-cell table:style-name="ce1075" office:value-type="string">
            <text:p>Les coopérateurs nous aident à avancer cet argent sans avoir besoin des banques</text:p>
          </table:table-cell>
          <table:table-cell table:style-name="ce1075" table:number-columns-repeated="1021"/>
        </table:table-row>
        <table:table-row table:style-name="ro23">
          <table:table-cell office:value-type="string">
            <text:p>Consultance de constitution par le Crédal</text:p>
          </table:table-cell>
          <table:table-cell office:value-type="currency" office:currency="EUR" office:value="0.06">
            <text:p>0,06 €</text:p>
          </table:table-cell>
          <table:table-cell office:value-type="string">
            <text:p>En partie payé par les subsides xxxxx</text:p>
          </table:table-cell>
          <table:table-cell table:style-name="ce1075" table:number-columns-repeated="1021"/>
        </table:table-row>
        <table:table-row table:style-name="ro23">
          <table:table-cell office:value-type="string">
            <text:p>Constitution de la coopérative</text:p>
          </table:table-cell>
          <table:table-cell office:value-type="currency" office:currency="EUR" office:value="0.02">
            <text:p>0,02 €</text:p>
          </table:table-cell>
          <table:table-cell table:number-columns-repeated="1022"/>
        </table:table-row>
        <table:table-row table:style-name="ro23">
          <table:table-cell office:value-type="string">
            <text:p>Identité graphique et maquette</text:p>
          </table:table-cell>
          <table:table-cell office:value-type="currency" office:currency="EUR" office:value="0.12">
            <text:p>0,12 €</text:p>
          </table:table-cell>
          <table:table-cell table:number-columns-repeated="1022"/>
        </table:table-row>
        <table:table-row table:style-name="ro23">
          <table:table-cell office:value-type="string">
            <text:p>Appel à souscription, supports de promotion et évenements</text:p>
          </table:table-cell>
          <table:table-cell office:value-type="currency" office:currency="EUR" office:value="0.08">
            <text:p>0,08 €</text:p>
          </table:table-cell>
          <table:table-cell table:number-columns-repeated="1022"/>
        </table:table-row>
        <table:table-row table:style-name="ro23">
          <table:table-cell office:value-type="string">
            <text:p>Plate-forme de collaboration web</text:p>
          </table:table-cell>
          <table:table-cell office:value-type="currency" office:currency="EUR" office:value="0.32">
            <text:p>0,32 €</text:p>
          </table:table-cell>
          <table:table-cell table:number-columns-repeated="1022"/>
        </table:table-row>
        <table:table-row table:style-name="ro23">
          <table:table-cell table:number-columns-repeated="1024"/>
        </table:table-row>
        <table:table-row table:style-name="ro23">
          <table:table-cell table:style-name="ce1075" office:value-type="string">
            <text:p>Rémunérations</text:p>
          </table:table-cell>
          <table:table-cell table:style-name="ce1079" table:formula="of:=SUM([.B23:.B40])" office:value-type="currency" office:currency="EUR" office:value="10.05">
            <text:p>10,05 €</text:p>
          </table:table-cell>
          <table:table-cell table:style-name="ce1075" table:number-columns-repeated="1022"/>
        </table:table-row>
        <table:table-row table:style-name="ro23">
          <table:table-cell table:style-name="ce1076" office:value-type="string">
            <text:p>Journalistes grandes enquêtes</text:p>
          </table:table-cell>
          <table:table-cell table:style-name="ce1080" office:value-type="currency" office:currency="EUR" office:value="0.972376759711673">
            <text:p>0,97 €</text:p>
          </table:table-cell>
          <table:table-cell table:style-name="ce1076" office:value-type="string">
            <text:p>2 × 18 pages</text:p>
          </table:table-cell>
          <table:table-cell table:style-name="ce1075" table:number-columns-repeated="1021"/>
        </table:table-row>
        <table:table-row table:style-name="ro23">
          <table:table-cell table:style-name="ce1076" office:value-type="string">
            <text:p>Journalistes petites enquêtes</text:p>
          </table:table-cell>
          <table:table-cell table:style-name="ce1080" office:value-type="currency" office:currency="EUR" office:value="0.486188379855837">
            <text:p>0,49 €</text:p>
          </table:table-cell>
          <table:table-cell table:style-name="ce1076" office:value-type="string">
            <text:p>3 × 10 pages</text:p>
          </table:table-cell>
          <table:table-cell table:style-name="ce1075" table:number-columns-repeated="1021"/>
        </table:table-row>
        <table:table-row table:style-name="ro23">
          <table:table-cell table:style-name="ce1076" office:value-type="string">
            <text:p>Journalistes rubriques</text:p>
          </table:table-cell>
          <table:table-cell table:style-name="ce1080" office:value-type="currency" office:currency="EUR" office:value="0.807072710560689">
            <text:p>0,81 €</text:p>
          </table:table-cell>
          <table:table-cell table:style-name="ce1076" office:value-type="string">
            <text:p>20 × 1 page</text:p>
          </table:table-cell>
          <table:table-cell table:style-name="ce1075" table:number-columns-repeated="1021"/>
        </table:table-row>
        <table:table-row table:style-name="ro23">
          <table:table-cell table:style-name="ce1076" office:value-type="string">
            <text:p>Entretien (1 journaliste)</text:p>
          </table:table-cell>
          <table:table-cell table:style-name="ce1080" office:value-type="currency" office:currency="EUR" office:value="0.269024236853563">
            <text:p>0,27 €</text:p>
          </table:table-cell>
          <table:table-cell table:style-name="ce1076" office:value-type="string">
            <text:p>8 pages</text:p>
          </table:table-cell>
          <table:table-cell table:style-name="ce1075" table:number-columns-repeated="1021"/>
        </table:table-row>
        <table:table-row table:style-name="ro23">
          <table:table-cell table:style-name="ce1076" office:value-type="string">
            <text:p>Reportage photo</text:p>
          </table:table-cell>
          <table:table-cell table:style-name="ce1080" office:value-type="currency" office:currency="EUR" office:value="0.807072710560689">
            <text:p>0,81 €</text:p>
          </table:table-cell>
          <table:table-cell table:style-name="ce1076" office:value-type="string">
            <text:p>12 pages</text:p>
          </table:table-cell>
          <table:table-cell table:style-name="ce1075" table:number-columns-repeated="1021"/>
        </table:table-row>
        <table:table-row table:style-name="ro23">
          <table:table-cell table:style-name="ce1076" office:value-type="string">
            <text:p>Traduction néerlandais vers français</text:p>
          </table:table-cell>
          <table:table-cell table:style-name="ce1080" office:value-type="currency" office:currency="EUR" office:value="0.145856513956751">
            <text:p>0,15 €</text:p>
          </table:table-cell>
          <table:table-cell table:style-name="ce1076" office:value-type="string">
            <text:p>8 pages</text:p>
          </table:table-cell>
          <table:table-cell table:style-name="ce1075" table:number-columns-repeated="1021"/>
        </table:table-row>
        <table:table-row table:style-name="ro23">
          <table:table-cell table:style-name="ce1076" office:value-type="string">
            <text:p>Illustrations et schématique</text:p>
          </table:table-cell>
          <table:table-cell table:style-name="ce1080" office:value-type="currency" office:currency="EUR" office:value="0.807072710560689">
            <text:p>0,81 €</text:p>
          </table:table-cell>
          <table:table-cell table:style-name="ce1076" office:value-type="string">
            <text:p>60 visuels</text:p>
          </table:table-cell>
          <table:table-cell table:style-name="ce1075" table:number-columns-repeated="1021"/>
        </table:table-row>
        <table:table-row table:style-name="ro23">
          <table:table-cell table:style-name="ce1076" office:value-type="string">
            <text:p>Secrétaire de rédaction</text:p>
          </table:table-cell>
          <table:table-cell table:style-name="ce1080" office:value-type="currency" office:currency="EUR" office:value="0.807072710560689">
            <text:p>0,81 €</text:p>
          </table:table-cell>
          <table:table-cell table:style-name="ce1076" office:value-type="string">
            <text:p>Coordonne la relecture avec le rédacteur en chef. Responsable impression. Expérience nécessaire</text:p>
          </table:table-cell>
          <table:table-cell table:style-name="ce1075" table:number-columns-repeated="1021"/>
        </table:table-row>
        <table:table-row table:style-name="ro23">
          <table:table-cell table:style-name="ce1076" office:value-type="string">
            <text:p>Rédacteur en chef (tournant)</text:p>
          </table:table-cell>
          <table:table-cell table:style-name="ce1080" office:value-type="currency" office:currency="EUR" office:value="0.807072710560689">
            <text:p>0,81 €</text:p>
          </table:table-cell>
          <table:table-cell table:style-name="ce1076" office:value-type="string">
            <text:p>Suivi quotidien, "contrôle", représentation</text:p>
          </table:table-cell>
          <table:table-cell table:style-name="ce1075" table:number-columns-repeated="1021"/>
        </table:table-row>
        <table:table-row table:style-name="ro23">
          <table:table-cell table:style-name="ce1076" office:value-type="string">
            <text:p>Graphistes</text:p>
          </table:table-cell>
          <table:table-cell table:style-name="ce1080" office:value-type="currency" office:currency="EUR" office:value="1.34512118426781">
            <text:p>1,35 €</text:p>
          </table:table-cell>
          <table:table-cell table:style-name="ce1076" office:value-type="string">
            <text:p>3 graphistes, mise en page, responsable impression</text:p>
          </table:table-cell>
          <table:table-cell table:style-name="ce1075" table:number-columns-repeated="1021"/>
        </table:table-row>
        <table:table-row table:style-name="ro23">
          <table:table-cell table:style-name="ce1076" office:value-type="string">
            <text:p>Correcteur</text:p>
          </table:table-cell>
          <table:table-cell table:style-name="ce1080" office:value-type="currency" office:currency="EUR" office:value="0.538048473707126">
            <text:p>0,54 €</text:p>
          </table:table-cell>
          <table:table-cell table:style-name="ce1076" office:value-type="string">
            <text:p>Parce que xxx</text:p>
          </table:table-cell>
          <table:table-cell table:style-name="ce1075" table:number-columns-repeated="1021"/>
        </table:table-row>
        <table:table-row table:style-name="ro23">
          <table:table-cell table:style-name="ce1076" office:value-type="string">
            <text:p>Responsable administratif</text:p>
          </table:table-cell>
          <table:table-cell table:style-name="ce1080" office:value-type="currency" office:currency="EUR" office:value="0.997658555464177">
            <text:p>1,00 €</text:p>
          </table:table-cell>
          <table:table-cell table:style-name="ce1076" office:value-type="string">
            <text:p>S'occupe de la coordination avec le rédacteur en chef, de lien avec la publicité, prépa travail comptable, payements, gestion coop, factures, notes de frais, demandes d'infos,etc</text:p>
          </table:table-cell>
          <table:table-cell table:style-name="ce1075" table:number-columns-repeated="1021"/>
        </table:table-row>
        <table:table-row table:style-name="ro23">
          <table:table-cell table:style-name="ce1076" office:value-type="string">
            <text:p>Responsable de diffusion</text:p>
          </table:table-cell>
          <table:table-cell table:style-name="ce1080" office:value-type="currency" office:currency="EUR" office:value="0.807072710560689">
            <text:p>0,81 €</text:p>
          </table:table-cell>
          <table:table-cell table:style-name="ce1082" office:value-type="string">
            <text:p><text:span text:style-name="T12">Parce que xxx</text:span></text:p>
          </table:table-cell>
          <table:table-cell table:style-name="ce1075" table:number-columns-repeated="1021"/>
        </table:table-row>
        <table:table-row table:style-name="ro23">
          <table:table-cell table:style-name="ce1076" office:value-type="string">
            <text:p>Responsable de la publicité</text:p>
          </table:table-cell>
          <table:table-cell table:style-name="ce1080" office:value-type="currency" office:currency="EUR" office:value="0.322829084224276">
            <text:p>0,32 €</text:p>
          </table:table-cell>
          <table:table-cell table:style-name="ce1076" office:value-type="string">
            <text:p>Fixe à 996 et 300€ pris sur chaque pub (vendue à 1250€), charges variables</text:p>
          </table:table-cell>
          <table:table-cell table:style-name="ce1075" table:number-columns-repeated="1021"/>
        </table:table-row>
        <table:table-row table:style-name="ro23">
          <table:table-cell table:style-name="ce1076" office:value-type="string">
            <text:p>Routeur </text:p>
          </table:table-cell>
          <table:table-cell table:style-name="ce1080" office:value-type="currency" office:currency="EUR" office:value="0.13046054859465">
            <text:p>0,13 €</text:p>
          </table:table-cell>
          <table:table-cell table:style-name="ce1076" office:value-type="string">
            <text:p>Pilifs</text:p>
          </table:table-cell>
          <table:table-cell table:style-name="ce1075" table:number-columns-repeated="1021"/>
        </table:table-row>
        <table:table-row table:style-name="ro23">
          <table:table-cell table:style-name="ce1076" office:value-type="string">
            <text:p>Parrains</text:p>
          </table:table-cell>
          <table:table-cell table:style-name="ce1080" office:value-type="currency" office:currency="EUR" office:value="0">
            <text:p>0,00 €</text:p>
          </table:table-cell>
          <table:table-cell table:style-name="ce1076" office:value-type="string">
            <text:p>2 parrains par enquête, en peer review, bénévoles</text:p>
          </table:table-cell>
          <table:table-cell table:style-name="ce1075" table:number-columns-repeated="1021"/>
        </table:table-row>
        <table:table-row table:style-name="ro23">
          <table:table-cell table:style-name="ce1076" office:value-type="string">
            <text:p>Distributeurs</text:p>
          </table:table-cell>
          <table:table-cell table:style-name="ce1080" office:value-type="currency" office:currency="EUR" office:value="0">
            <text:p>0,00 €</text:p>
          </table:table-cell>
          <table:table-cell table:style-name="ce1076" office:value-type="string">
            <text:p>Trajets, dépôt chez les partenaires de vente, bénévoles défrayés</text:p>
          </table:table-cell>
          <table:table-cell table:style-name="ce1075" table:number-columns-repeated="1021"/>
        </table:table-row>
        <table:table-row table:style-name="ro23">
          <table:table-cell table:style-name="ce1076" office:value-type="string">
            <text:p>Membres du conseil d'administration</text:p>
          </table:table-cell>
          <table:table-cell table:style-name="ce1080" office:value-type="currency" office:currency="EUR" office:value="0">
            <text:p>0,00 €</text:p>
          </table:table-cell>
          <table:table-cell table:style-name="ce1076" office:value-type="string">
            <text:p>Bénévoles</text:p>
          </table:table-cell>
          <table:table-cell table:number-columns-repeated="1021"/>
        </table:table-row>
        <table:table-row table:style-name="ro23">
          <table:table-cell table:number-columns-repeated="1024"/>
        </table:table-row>
        <table:table-row table:style-name="ro23">
          <table:table-cell table:style-name="ce1075" office:value-type="string">
            <text:p>Impression</text:p>
          </table:table-cell>
          <table:table-cell table:style-name="ce1079" table:formula="of:=SUM([.B43:.B50])" office:value-type="currency" office:currency="EUR" office:value="2">
            <text:p>2,00 €</text:p>
          </table:table-cell>
          <table:table-cell table:style-name="ce1075" table:number-columns-repeated="1022"/>
        </table:table-row>
        <table:table-row table:style-name="ro23">
          <table:table-cell office:value-type="string">
            <text:p>Papier</text:p>
          </table:table-cell>
          <table:table-cell office:value-type="currency" office:currency="EUR" office:value="0.8">
            <text:p>0,80 €</text:p>
          </table:table-cell>
          <table:table-cell office:value-type="string">
            <text:p>Produit en xxx blabla</text:p>
          </table:table-cell>
          <table:table-cell table:number-columns-repeated="1021"/>
        </table:table-row>
        <table:table-row table:style-name="ro23">
          <table:table-cell office:value-type="string">
            <text:p>Encres</text:p>
          </table:table-cell>
          <table:table-cell office:value-type="currency" office:currency="EUR" office:value="0.1">
            <text:p>0,10 €</text:p>
          </table:table-cell>
          <table:table-cell office:value-type="string">
            <text:p>Fabriquées</text:p>
          </table:table-cell>
          <table:table-cell table:number-columns-repeated="1021"/>
        </table:table-row>
        <table:table-row table:style-name="ro23">
          <table:table-cell office:value-type="string">
            <text:p>Salaire de l'offsettiste</text:p>
          </table:table-cell>
          <table:table-cell office:value-type="currency" office:currency="EUR" office:value="0.3">
            <text:p>0,30 €</text:p>
          </table:table-cell>
          <table:table-cell office:value-type="string">
            <text:p>Manu est offsetiste depuis</text:p>
          </table:table-cell>
          <table:table-cell table:number-columns-repeated="1021"/>
        </table:table-row>
        <table:table-row table:style-name="ro23">
          <table:table-cell office:value-type="string">
            <text:p>Salaire de l'ouvrier relieur</text:p>
          </table:table-cell>
          <table:table-cell office:value-type="currency" office:currency="EUR" office:value="0.1">
            <text:p>0,10 €</text:p>
          </table:table-cell>
          <table:table-cell office:value-type="string">
            <text:p>Roland travaille chez Xxxx</text:p>
          </table:table-cell>
          <table:table-cell table:number-columns-repeated="1021"/>
        </table:table-row>
        <table:table-row table:style-name="ro23">
          <table:table-cell office:value-type="string">
            <text:p>Amortissement de la presse</text:p>
          </table:table-cell>
          <table:table-cell office:value-type="currency" office:currency="EUR" office:value="0.3">
            <text:p>0,30 €</text:p>
          </table:table-cell>
          <table:table-cell office:value-type="string">
            <text:p>Fabriquée par Komori au Japon, la presse Xxxx</text:p>
          </table:table-cell>
          <table:table-cell table:number-columns-repeated="1021"/>
        </table:table-row>
        <table:table-row table:style-name="ro23">
          <table:table-cell office:value-type="string">
            <text:p>Amortissement des machines de reliures</text:p>
          </table:table-cell>
          <table:table-cell office:value-type="currency" office:currency="EUR" office:value="0.1">
            <text:p>0,10 €</text:p>
          </table:table-cell>
          <table:table-cell office:value-type="string">
            <text:p>Les machines de reliure SchXxx</text:p>
          </table:table-cell>
          <table:table-cell table:number-columns-repeated="1021"/>
        </table:table-row>
        <table:table-row table:style-name="ro23">
          <table:table-cell office:value-type="string">
            <text:p>Autres coûts</text:p>
          </table:table-cell>
          <table:table-cell office:value-type="currency" office:currency="EUR" office:value="0.25">
            <text:p>0,25 €</text:p>
          </table:table-cell>
          <table:table-cell office:value-type="string">
            <text:p>La gestion, le transport, la xxx</text:p>
          </table:table-cell>
          <table:table-cell table:number-columns-repeated="1021"/>
        </table:table-row>
        <table:table-row table:style-name="ro23">
          <table:table-cell office:value-type="string">
            <text:p>Marge bénéficiaire de l'imprimeur et du relieur</text:p>
          </table:table-cell>
          <table:table-cell office:value-type="currency" office:currency="EUR" office:value="0.05">
            <text:p>0,05 €</text:p>
          </table:table-cell>
          <table:table-cell table:style-name="ce1083" office:value-type="string">
            <text:p><text:span text:style-name="T12">Parce que xxx</text:span></text:p>
          </table:table-cell>
          <table:table-cell table:number-columns-repeated="1021"/>
        </table:table-row>
        <table:table-row table:style-name="ro23">
          <table:table-cell table:number-columns-repeated="1024"/>
        </table:table-row>
        <table:table-row table:style-name="ro23">
          <table:table-cell table:style-name="ce1075" office:value-type="string">
            <text:p>Frais de fonctionnement</text:p>
          </table:table-cell>
          <table:table-cell table:style-name="ce1079" table:formula="of:=SUM([.B53:.B56])" office:value-type="currency" office:currency="EUR" office:value="0.402684854323939">
            <text:p>0,40 €</text:p>
          </table:table-cell>
          <table:table-cell table:style-name="ce1075" table:number-columns-repeated="1022"/>
        </table:table-row>
        <table:table-row table:style-name="ro23">
          <table:table-cell table:style-name="ce1077" office:value-type="string">
            <text:p>Bureau de rédaction</text:p>
          </table:table-cell>
          <table:table-cell table:style-name="ce1081" office:value-type="currency" office:currency="EUR" office:value="0.15">
            <text:p>0,15 €</text:p>
          </table:table-cell>
          <table:table-cell table:style-name="ce1083" office:value-type="string">
            <text:p><text:span text:style-name="T12">Parce que xxx</text:span></text:p>
          </table:table-cell>
          <table:table-cell table:number-columns-repeated="1021"/>
        </table:table-row>
        <table:table-row table:style-name="ro23">
          <table:table-cell table:style-name="ce1077" office:value-type="string">
            <text:p>Communications, déplacements et divers</text:p>
          </table:table-cell>
          <table:table-cell table:style-name="ce1081" office:value-type="currency" office:currency="EUR" office:value="0.1">
            <text:p>0,10 €</text:p>
          </table:table-cell>
          <table:table-cell table:style-name="ce1083" office:value-type="string">
            <text:p><text:span text:style-name="T12">Parce que xxx</text:span></text:p>
          </table:table-cell>
          <table:table-cell table:number-columns-repeated="1021"/>
        </table:table-row>
        <table:table-row table:style-name="ro23">
          <table:table-cell table:style-name="ce1077" office:value-type="string">
            <text:p>Assurances</text:p>
          </table:table-cell>
          <table:table-cell table:style-name="ce1081" office:value-type="currency" office:currency="EUR" office:value="0.0526848543239387">
            <text:p>0,05 €</text:p>
          </table:table-cell>
          <table:table-cell table:style-name="ce1083" office:value-type="string">
            <text:p><text:span text:style-name="T12">Parce que xxx</text:span></text:p>
          </table:table-cell>
          <table:table-cell table:number-columns-repeated="1021"/>
        </table:table-row>
        <table:table-row table:style-name="ro23">
          <table:table-cell table:style-name="ce1077" office:value-type="string">
            <text:p>Comptabilité</text:p>
          </table:table-cell>
          <table:table-cell table:style-name="ce1081" office:value-type="currency" office:currency="EUR" office:value="0.1">
            <text:p>0,10 €</text:p>
          </table:table-cell>
          <table:table-cell table:style-name="ce1083" office:value-type="string">
            <text:p><text:span text:style-name="T12">Parce que xxx</text:span></text:p>
          </table:table-cell>
          <table:table-cell table:number-columns-repeated="1021"/>
        </table:table-row>
        <table:table-row table:style-name="ro23">
          <table:table-cell table:number-columns-repeated="1024"/>
        </table:table-row>
        <table:table-row table:style-name="ro23">
          <table:table-cell table:style-name="ce1075" office:value-type="string">
            <text:p>Taxe sur la valeur ajoutée</text:p>
          </table:table-cell>
          <table:table-cell table:style-name="ce1079" office:value-type="currency" office:currency="EUR" office:value="0.85">
            <text:p>0,85 €</text:p>
          </table:table-cell>
          <table:table-cell office:value-type="string">
            <text:p>Parce que Médor apporte une réelle valeur ajoutée, en qu'on est d'accord que cette valeur profite aussi à tous pour construire des piscines et payer des instituteurs.</text:p>
          </table:table-cell>
          <table:table-cell table:number-columns-repeated="1021"/>
        </table:table-row>
        <table:table-row table:style-name="ro23">
          <table:table-cell table:number-columns-repeated="1024"/>
        </table:table-row>
        <table:table-row table:style-name="ro23">
          <table:table-cell table:style-name="ce1075" office:value-type="string">
            <text:p>Publicité</text:p>
          </table:table-cell>
          <table:table-cell table:style-name="ce1079" office:value-type="currency" office:currency="EUR" office:value="1">
            <text:p>1,00 €</text:p>
          </table:table-cell>
          <table:table-cell office:value-type="string">
            <text:p>X pages de pub par numéro, que de la bonne xxxx</text:p>
          </table:table-cell>
          <table:table-cell table:number-columns-repeated="1021"/>
        </table:table-row>
        <table:table-row table:style-name="ro23" table:number-rows-repeated="1048515">
          <table:table-cell table:number-columns-repeated="1024"/>
        </table:table-row>
        <table:table-row table:style-name="ro24">
          <table:table-cell table:number-columns-repeated="1024"/>
        </table:table-row>
      </table:table>
      <table:table table:name="3. Personnel_2" table:style-name="ta6">
        <office:forms form:automatic-focus="false" form:apply-design-mode="false"/>
        <table:table-column table:style-name="co73" table:default-cell-style-name="ce1085"/>
        <table:table-column table:style-name="co74" table:default-cell-style-name="ce1087"/>
        <table:table-column table:style-name="co75" table:default-cell-style-name="ce1087"/>
        <table:table-column table:style-name="co76" table:default-cell-style-name="ce1085"/>
        <table:table-column table:style-name="co16" table:number-columns-repeated="2" table:default-cell-style-name="ce1085"/>
        <table:table-column table:style-name="co29" table:default-cell-style-name="ce1085"/>
        <table:table-column table:style-name="co30" table:number-columns-repeated="2" table:default-cell-style-name="ce1085"/>
        <table:table-column table:style-name="co19" table:default-cell-style-name="ce1085"/>
        <table:table-column table:style-name="co31" table:default-cell-style-name="ce1085"/>
        <table:table-column table:style-name="co32" table:default-cell-style-name="ce1085"/>
        <table:table-column table:style-name="co33" table:default-cell-style-name="ce1085"/>
        <table:table-column table:style-name="co15" table:default-cell-style-name="ce1085"/>
        <table:table-column table:style-name="co34" table:default-cell-style-name="ce1085"/>
        <table:table-column table:style-name="co35" table:default-cell-style-name="ce1085"/>
        <table:table-column table:style-name="co36" table:number-columns-repeated="66" table:default-cell-style-name="ce1085"/>
        <table:table-column table:style-name="co37" table:default-cell-style-name="ce1085"/>
        <table:table-column table:style-name="co38" table:default-cell-style-name="ce1085"/>
        <table:table-column table:style-name="co39" table:default-cell-style-name="ce1085"/>
        <table:table-column table:style-name="co25" table:default-cell-style-name="ce1085"/>
        <table:table-column table:style-name="co40" table:default-cell-style-name="ce1085"/>
        <table:table-column table:style-name="co41" table:number-columns-repeated="2" table:default-cell-style-name="ce1085"/>
        <table:table-column table:style-name="co34" table:default-cell-style-name="ce1085"/>
        <table:table-column table:style-name="co42" table:default-cell-style-name="ce1085"/>
        <table:table-column table:style-name="co43" table:default-cell-style-name="ce1085"/>
        <table:table-column table:style-name="co44" table:default-cell-style-name="ce1085"/>
        <table:table-column table:style-name="co30" table:default-cell-style-name="ce1085"/>
        <table:table-column table:style-name="co45" table:default-cell-style-name="ce1085"/>
        <table:table-column table:style-name="co46" table:default-cell-style-name="ce1085"/>
        <table:table-column table:style-name="co38" table:default-cell-style-name="ce1085"/>
        <table:table-column table:style-name="co41" table:default-cell-style-name="ce1085"/>
        <table:table-column table:style-name="co10" table:default-cell-style-name="ce1085"/>
        <table:table-column table:style-name="co36" table:number-columns-repeated="925" table:default-cell-style-name="ce1085"/>
        <table:table-row table:style-name="ro23">
          <table:table-cell table:style-name="ce1084" office:value-type="string">
            <text:p>Rémunération (htva), au numéro</text:p>
          </table:table-cell>
          <table:table-cell table:style-name="ce1086" table:formula="of:=SUM([.B2:.B19])" office:value-type="currency" office:currency="EUR" office:value="31006.5">
            <text:p>31.006,50 €</text:p>
          </table:table-cell>
          <table:table-cell table:style-name="Default" table:formula="of:=10.05/[.B1]" office:value-type="float" office:value="0.000324125586570558">
            <text:p>0,0003241256</text:p>
          </table:table-cell>
          <table:table-cell table:style-name="ce1084" table:number-columns-repeated="1021"/>
        </table:table-row>
        <table:table-row table:style-name="ro23">
          <table:table-cell office:value-type="string">
            <text:p>Journalistes grandes enquêtes</text:p>
          </table:table-cell>
          <table:table-cell office:value-type="currency" office:currency="EUR" office:value="3000">
            <text:p>3.000,00 €</text:p>
          </table:table-cell>
          <table:table-cell table:formula="of:=[.B2]*[.$C$1]" office:value-type="currency" office:currency="EUR" office:value="0.972376759711673">
            <text:p>0,97 €</text:p>
          </table:table-cell>
          <table:table-cell office:value-type="string">
            <text:p>2 × 18 pages</text:p>
          </table:table-cell>
          <table:table-cell table:number-columns-repeated="1014"/>
          <table:table-cell table:number-columns-repeated="2"/>
          <table:table-cell/>
          <table:table-cell table:number-columns-repeated="2"/>
          <table:table-cell/>
        </table:table-row>
        <table:table-row table:style-name="ro23">
          <table:table-cell office:value-type="string">
            <text:p>Journalistes petites enquêtes</text:p>
          </table:table-cell>
          <table:table-cell office:value-type="currency" office:currency="EUR" office:value="1500">
            <text:p>1.500,00 €</text:p>
          </table:table-cell>
          <table:table-cell table:formula="of:=[.B3]*[.$C$1]" office:value-type="currency" office:currency="EUR" office:value="0.486188379855837">
            <text:p>0,49 €</text:p>
          </table:table-cell>
          <table:table-cell office:value-type="string">
            <text:p>3 × 10 pages</text:p>
          </table:table-cell>
          <table:table-cell table:number-columns-repeated="1014"/>
          <table:table-cell table:number-columns-repeated="2"/>
          <table:table-cell/>
          <table:table-cell table:number-columns-repeated="2"/>
          <table:table-cell/>
        </table:table-row>
        <table:table-row table:style-name="ro23">
          <table:table-cell office:value-type="string">
            <text:p>Journalistes rubriques</text:p>
          </table:table-cell>
          <table:table-cell table:formula="of:=150*0.83*20" office:value-type="currency" office:currency="EUR" office:value="2490">
            <text:p>2.490,00 €</text:p>
          </table:table-cell>
          <table:table-cell table:formula="of:=[.B4]*[.$C$1]" office:value-type="currency" office:currency="EUR" office:value="0.807072710560689">
            <text:p>0,81 €</text:p>
          </table:table-cell>
          <table:table-cell office:value-type="string">
            <text:p>20 × 1 page</text:p>
          </table:table-cell>
          <table:table-cell table:number-columns-repeated="1014"/>
          <table:table-cell table:number-columns-repeated="2"/>
          <table:table-cell/>
          <table:table-cell table:number-columns-repeated="2"/>
          <table:table-cell/>
        </table:table-row>
        <table:table-row table:style-name="ro23">
          <table:table-cell office:value-type="string">
            <text:p>Entretien (1 journaliste)</text:p>
          </table:table-cell>
          <table:table-cell table:formula="of:=1000*0.83" office:value-type="currency" office:currency="EUR" office:value="830">
            <text:p>830,00 €</text:p>
          </table:table-cell>
          <table:table-cell table:formula="of:=[.B5]*[.$C$1]" office:value-type="currency" office:currency="EUR" office:value="0.269024236853563">
            <text:p>0,27 €</text:p>
          </table:table-cell>
          <table:table-cell table:style-name="ce1089" office:value-type="string">
            <text:p>8 pages</text:p>
          </table:table-cell>
          <table:table-cell table:number-columns-repeated="1014"/>
          <table:table-cell table:number-columns-repeated="2"/>
          <table:table-cell/>
          <table:table-cell table:number-columns-repeated="2"/>
          <table:table-cell/>
        </table:table-row>
        <table:table-row table:style-name="ro23">
          <table:table-cell office:value-type="string">
            <text:p>Reportage photo</text:p>
          </table:table-cell>
          <table:table-cell table:formula="of:=3000*0.83" office:value-type="currency" office:currency="EUR" office:value="2490">
            <text:p>2.490,00 €</text:p>
          </table:table-cell>
          <table:table-cell table:formula="of:=[.B6]*[.$C$1]" office:value-type="currency" office:currency="EUR" office:value="0.807072710560689">
            <text:p>0,81 €</text:p>
          </table:table-cell>
          <table:table-cell table:style-name="ce1089" office:value-type="string">
            <text:p>12 pages</text:p>
          </table:table-cell>
          <table:table-cell table:number-columns-repeated="1014"/>
          <table:table-cell table:number-columns-repeated="2"/>
          <table:table-cell/>
          <table:table-cell table:number-columns-repeated="2"/>
          <table:table-cell/>
        </table:table-row>
        <table:table-row table:style-name="ro23">
          <table:table-cell office:value-type="string">
            <text:p>Traduction néerlandais vers français</text:p>
          </table:table-cell>
          <table:table-cell office:value-type="currency" office:currency="EUR" office:value="450">
            <text:p>450,00 €</text:p>
          </table:table-cell>
          <table:table-cell table:formula="of:=[.B7]*[.$C$1]" office:value-type="currency" office:currency="EUR" office:value="0.145856513956751">
            <text:p>0,15 €</text:p>
          </table:table-cell>
          <table:table-cell table:style-name="ce1089" office:value-type="string">
            <text:p>8 pages</text:p>
          </table:table-cell>
          <table:table-cell table:number-columns-repeated="1014"/>
          <table:table-cell table:number-columns-repeated="2"/>
          <table:table-cell/>
          <table:table-cell table:number-columns-repeated="2"/>
          <table:table-cell/>
        </table:table-row>
        <table:table-row table:style-name="ro23">
          <table:table-cell office:value-type="string">
            <text:p>Illistrations et schématique</text:p>
          </table:table-cell>
          <table:table-cell table:formula="of:=3000*0.83" office:value-type="currency" office:currency="EUR" office:value="2490">
            <text:p>2.490,00 €</text:p>
          </table:table-cell>
          <table:table-cell table:formula="of:=[.B8]*[.$C$1]" office:value-type="currency" office:currency="EUR" office:value="0.807072710560689">
            <text:p>0,81 €</text:p>
          </table:table-cell>
          <table:table-cell office:value-type="string">
            <text:p>60 visuels</text:p>
          </table:table-cell>
          <table:table-cell table:style-name="ce1089"/>
          <table:table-cell table:number-columns-repeated="1013"/>
          <table:table-cell table:number-columns-repeated="2"/>
          <table:table-cell table:number-columns-repeated="4"/>
        </table:table-row>
        <table:table-row table:style-name="ro23">
          <table:table-cell office:value-type="string">
            <text:p>Secrétaire de rédaction</text:p>
          </table:table-cell>
          <table:table-cell table:formula="of:=3000*0.83" office:value-type="currency" office:currency="EUR" office:value="2490">
            <text:p>2.490,00 €</text:p>
          </table:table-cell>
          <table:table-cell table:formula="of:=[.B9]*[.$C$1]" office:value-type="currency" office:currency="EUR" office:value="0.807072710560689">
            <text:p>0,81 €</text:p>
          </table:table-cell>
          <table:table-cell table:style-name="ce1089" office:value-type="string">
            <text:p>Coordonne la relecture avec le rédacteur en chef. Responsable impression. Expérience nécessaire</text:p>
          </table:table-cell>
          <table:table-cell table:style-name="ce1089"/>
          <table:table-cell table:number-columns-repeated="1013"/>
          <table:table-cell table:number-columns-repeated="2"/>
          <table:table-cell table:number-columns-repeated="4"/>
        </table:table-row>
        <table:table-row table:style-name="ro23">
          <table:table-cell office:value-type="string">
            <text:p>Rédacteur en chef (tournant)</text:p>
          </table:table-cell>
          <table:table-cell table:formula="of:=3000*0.83" office:value-type="currency" office:currency="EUR" office:value="2490">
            <text:p>2.490,00 €</text:p>
          </table:table-cell>
          <table:table-cell table:formula="of:=[.B10]*[.$C$1]" office:value-type="currency" office:currency="EUR" office:value="0.807072710560689">
            <text:p>0,81 €</text:p>
          </table:table-cell>
          <table:table-cell table:style-name="ce1089" office:value-type="string">
            <text:p>Suivi quotidien, "contrôle", représentation</text:p>
          </table:table-cell>
          <table:table-cell table:number-columns-repeated="1014"/>
          <table:table-cell table:number-columns-repeated="2"/>
          <table:table-cell table:number-columns-repeated="2"/>
          <table:table-cell/>
          <table:table-cell/>
        </table:table-row>
        <table:table-row table:style-name="ro23">
          <table:table-cell office:value-type="string">
            <text:p>Graphistes</text:p>
          </table:table-cell>
          <table:table-cell table:formula="of:=5000*0.83" office:value-type="currency" office:currency="EUR" office:value="4150">
            <text:p>4.150,00 €</text:p>
          </table:table-cell>
          <table:table-cell table:formula="of:=[.B11]*[.$C$1]" office:value-type="currency" office:currency="EUR" office:value="1.34512118426781">
            <text:p>1,35 €</text:p>
          </table:table-cell>
          <table:table-cell table:style-name="ce1089" office:value-type="string">
            <text:p>3 graphistes, mise en page, responsable impression</text:p>
          </table:table-cell>
          <table:table-cell table:number-columns-repeated="1014"/>
          <table:table-cell table:number-columns-repeated="2"/>
          <table:table-cell table:number-columns-repeated="2"/>
          <table:table-cell/>
          <table:table-cell/>
        </table:table-row>
        <table:table-row table:style-name="ro23">
          <table:table-cell office:value-type="string">
            <text:p>Correcteur</text:p>
          </table:table-cell>
          <table:table-cell table:formula="of:=2000*0.83" office:value-type="currency" office:currency="EUR" office:value="1660">
            <text:p>1.660,00 €</text:p>
          </table:table-cell>
          <table:table-cell table:formula="of:=[.B12]*[.$C$1]" office:value-type="currency" office:currency="EUR" office:value="0.538048473707126">
            <text:p>0,54 €</text:p>
          </table:table-cell>
          <table:table-cell table:style-name="ce1089"/>
          <table:table-cell table:number-columns-repeated="1020"/>
        </table:table-row>
        <table:table-row table:style-name="ro23">
          <table:table-cell office:value-type="string">
            <text:p>Responsable administratif</text:p>
          </table:table-cell>
          <table:table-cell table:formula="of:=1026*3" office:value-type="currency" office:currency="EUR" office:value="3078">
            <text:p>3.078,00 €</text:p>
          </table:table-cell>
          <table:table-cell table:formula="of:=[.B13]*[.$C$1]" office:value-type="currency" office:currency="EUR" office:value="0.997658555464177">
            <text:p>1,00 €</text:p>
          </table:table-cell>
          <table:table-cell table:style-name="ce1089" office:value-type="string">
            <text:p>S'occupe de la coordination avec le rédacteur en chef, de lien avec la publicité, prépa travail comptable, payements, gestion coop, factures, notes de frais, demandes d'infos,etc</text:p>
          </table:table-cell>
          <table:table-cell table:number-columns-repeated="1020"/>
        </table:table-row>
        <table:table-row table:style-name="ro23">
          <table:table-cell office:value-type="string">
            <text:p>Responsable de diffusion</text:p>
          </table:table-cell>
          <table:table-cell table:formula="of:=3000*0.83" office:value-type="currency" office:currency="EUR" office:value="2490">
            <text:p>2.490,00 €</text:p>
          </table:table-cell>
          <table:table-cell table:formula="of:=[.B14]*[.$C$1]" office:value-type="currency" office:currency="EUR" office:value="0.807072710560689">
            <text:p>0,81 €</text:p>
          </table:table-cell>
          <table:table-cell table:style-name="ce1089"/>
          <table:table-cell/>
          <table:table-cell table:style-name="ce1089"/>
          <table:table-cell table:number-columns-repeated="4"/>
          <table:table-cell table:style-name="ce1089" table:number-columns-repeated="2"/>
          <table:table-cell table:number-columns-repeated="1006"/>
          <table:table-cell table:number-columns-repeated="2"/>
          <table:table-cell table:number-columns-repeated="4"/>
        </table:table-row>
        <table:table-row table:style-name="ro23">
          <table:table-cell office:value-type="string">
            <text:p>Responsable de la publicité</text:p>
          </table:table-cell>
          <table:table-cell table:formula="of:=1200*0.83" office:value-type="currency" office:currency="EUR" office:value="996">
            <text:p>996,00 €</text:p>
          </table:table-cell>
          <table:table-cell table:formula="of:=[.B15]*[.$C$1]" office:value-type="currency" office:currency="EUR" office:value="0.322829084224276">
            <text:p>0,32 €</text:p>
          </table:table-cell>
          <table:table-cell table:style-name="ce1089" office:value-type="string">
            <text:p>Fixe à 996 et 300€ pris sur chaque pub (vendue à 1250€), charges variables</text:p>
          </table:table-cell>
          <table:table-cell/>
          <table:table-cell table:style-name="ce1089"/>
          <table:table-cell table:number-columns-repeated="4"/>
          <table:table-cell table:style-name="ce1089" table:number-columns-repeated="2"/>
          <table:table-cell table:number-columns-repeated="1006"/>
          <table:table-cell table:number-columns-repeated="2"/>
          <table:table-cell table:number-columns-repeated="4"/>
        </table:table-row>
        <table:table-row table:style-name="ro23">
          <table:table-cell office:value-type="string">
            <text:p>Routeur </text:p>
          </table:table-cell>
          <table:table-cell table:formula="of:=85*4+30+32.5" office:value-type="currency" office:currency="EUR" office:value="402.5">
            <text:p>402,50 €</text:p>
          </table:table-cell>
          <table:table-cell table:formula="of:=[.B16]*[.$C$1]" office:value-type="currency" office:currency="EUR" office:value="0.13046054859465">
            <text:p>0,13 €</text:p>
          </table:table-cell>
          <table:table-cell office:value-type="string">
            <text:p>Pilifs</text:p>
          </table:table-cell>
          <table:table-cell table:number-columns-repeated="1014"/>
          <table:table-cell table:number-columns-repeated="2"/>
          <table:table-cell table:number-columns-repeated="4"/>
        </table:table-row>
        <table:table-row table:style-name="ro23">
          <table:table-cell office:value-type="string">
            <text:p>Parrains</text:p>
          </table:table-cell>
          <table:table-cell table:style-name="ce1088" office:value-type="currency" office:currency="EUR" office:value="0">
            <text:p>0,00 €</text:p>
          </table:table-cell>
          <table:table-cell table:formula="of:=[.B17]*[.$C$1]" office:value-type="currency" office:currency="EUR" office:value="0">
            <text:p>0,00 €</text:p>
          </table:table-cell>
          <table:table-cell table:style-name="ce1089" office:value-type="string">
            <text:p>2 parrains par enquête, en peer review, bénévoles</text:p>
          </table:table-cell>
          <table:table-cell table:style-name="ce1089"/>
          <table:table-cell table:number-columns-repeated="1019"/>
        </table:table-row>
        <table:table-row table:style-name="ro23">
          <table:table-cell office:value-type="string">
            <text:p>Distributeurs</text:p>
          </table:table-cell>
          <table:table-cell table:style-name="ce1088" office:value-type="currency" office:currency="EUR" office:value="0">
            <text:p>0,00 €</text:p>
          </table:table-cell>
          <table:table-cell table:formula="of:=[.B18]*[.$C$1]" office:value-type="currency" office:currency="EUR" office:value="0">
            <text:p>0,00 €</text:p>
          </table:table-cell>
          <table:table-cell table:style-name="ce1089" office:value-type="string">
            <text:p>Trajets, dépôt chez les partenaires de vente, bénévoles défrayés</text:p>
          </table:table-cell>
          <table:table-cell table:number-columns-repeated="1020"/>
        </table:table-row>
        <table:table-row table:style-name="ro23">
          <table:table-cell office:value-type="string">
            <text:p>Membres du conseil d'administration</text:p>
          </table:table-cell>
          <table:table-cell table:style-name="ce1088" office:value-type="currency" office:currency="EUR" office:value="0">
            <text:p>0,00 €</text:p>
          </table:table-cell>
          <table:table-cell table:formula="of:=[.B19]*[.$C$1]" office:value-type="currency" office:currency="EUR" office:value="0">
            <text:p>0,00 €</text:p>
          </table:table-cell>
          <table:table-cell table:style-name="ce1089" office:value-type="string">
            <text:p>Bénévoles</text:p>
          </table:table-cell>
          <table:table-cell table:number-columns-repeated="7"/>
          <table:table-cell table:style-name="ce1089"/>
          <table:table-cell table:number-columns-repeated="1012"/>
        </table:table-row>
        <table:table-row table:style-name="ro23" table:number-rows-repeated="1048556">
          <table:table-cell table:number-columns-repeated="1024"/>
        </table:table-row>
        <table:table-row table:style-name="ro23">
          <table:table-cell table:number-columns-repeated="1024"/>
        </table:table-row>
      </table:table>
      <table:named-expressions>
        <table:named-range table:name="SHARED_FORMULA_10_102_10_102_3" table:base-cell-address="$'2.1 CA, CV'.$K$103" table:cell-range-address=".K102"/>
        <table:named-range table:name="SHARED_FORMULA_10_122_10_122_3" table:base-cell-address="$'2.1 CA, CV'.$K$123" table:cell-range-address=".K122"/>
        <table:named-expression table:name="SHARED_FORMULA_10_133_10_133_11" table:base-cell-address="$'7. Plan rbt'.$K$134" table:expression="+[.H135]"/>
        <table:named-range table:name="SHARED_FORMULA_10_143_10_143_3" table:base-cell-address="$'2.1 CA, CV'.$K$144" table:cell-range-address=".K143"/>
        <table:named-range table:name="SHARED_FORMULA_10_28_10_28_3" table:base-cell-address="$'2.1 CA, CV'.$K$29" table:cell-range-address=".K28"/>
        <table:named-range table:name="SHARED_FORMULA_10_58_10_58_3" table:base-cell-address="$'2.1 CA, CV'.$K$59" table:cell-range-address=".K58"/>
        <table:named-range table:name="SHARED_FORMULA_11_102_11_102_3" table:base-cell-address="$'2.1 CA, CV'.$L$103" table:cell-range-address=".L102"/>
        <table:named-range table:name="SHARED_FORMULA_11_122_11_122_3" table:base-cell-address="$'2.1 CA, CV'.$L$123" table:cell-range-address=".L122"/>
        <table:named-expression table:name="SHARED_FORMULA_11_133_11_133_11" table:base-cell-address="$'7. Plan rbt'.$L$134" table:expression="+[.J134]-[.K134]"/>
        <table:named-range table:name="SHARED_FORMULA_11_143_11_143_3" table:base-cell-address="$'2.1 CA, CV'.$L$144" table:cell-range-address=".L143"/>
        <table:named-range table:name="SHARED_FORMULA_11_58_11_58_3" table:base-cell-address="$'2.1 CA, CV'.$L$59" table:cell-range-address=".L58"/>
        <table:named-range table:name="SHARED_FORMULA_12_102_12_102_3" table:base-cell-address="$'2.1 CA, CV'.$M$103" table:cell-range-address=".M102"/>
        <table:named-range table:name="SHARED_FORMULA_12_122_12_122_3" table:base-cell-address="$'2.1 CA, CV'.$M$123" table:cell-range-address=".M122"/>
        <table:named-range table:name="SHARED_FORMULA_12_143_12_143_3" table:base-cell-address="$'2.1 CA, CV'.$M$144" table:cell-range-address=".M143"/>
        <table:named-range table:name="SHARED_FORMULA_12_79_12_79_3" table:base-cell-address="$'2.1 CA, CV'.$M$80" table:cell-range-address=".M79"/>
        <table:named-range table:name="SHARED_FORMULA_13_100_13_100_3" table:base-cell-address="$'2.1 CA, CV'.$N$101" table:cell-range-address=".N27"/>
        <table:named-range table:name="SHARED_FORMULA_13_121_13_121_3" table:base-cell-address="$'2.1 CA, CV'.$N$122" table:cell-range-address=".N57"/>
        <table:named-range table:name="SHARED_FORMULA_13_142_13_142_3" table:base-cell-address="$'2.1 CA, CV'.$N$143" table:cell-range-address=".N78"/>
        <table:named-expression table:name="SHARED_FORMULA_13_30_13_30_3" table:base-cell-address="$'2.1 CA, CV'.$N$31" table:expression="[.N28]*[.$E$7]"/>
        <table:named-expression table:name="SHARED_FORMULA_13_33_13_33_3" table:base-cell-address="$'2.1 CA, CV'.$N$34" table:expression="[.N28]*[.$E$8]"/>
        <table:named-expression table:name="SHARED_FORMULA_13_36_13_36_3" table:base-cell-address="$'2.1 CA, CV'.$N$37" table:expression="[.N28]*[.$E$9]"/>
        <table:named-expression table:name="SHARED_FORMULA_13_57_13_57_3" table:base-cell-address="$'2.1 CA, CV'.$N$58" table:expression="[.N28]*[.$E$10]"/>
        <table:named-expression table:name="SHARED_FORMULA_13_60_13_60_3" table:base-cell-address="$'2.1 CA, CV'.$N$61" table:expression="[.N28]*[.$E$11]"/>
        <table:named-expression table:name="SHARED_FORMULA_13_63_13_63_3" table:base-cell-address="$'2.1 CA, CV'.$N$64" table:expression="[.N28]*[.$E$12]"/>
        <table:named-expression table:name="SHARED_FORMULA_13_66_13_66_3" table:base-cell-address="$'2.1 CA, CV'.$N$67" table:expression="[.N28]*[.$E$13]"/>
        <table:named-expression table:name="SHARED_FORMULA_13_78_13_78_3" table:base-cell-address="$'2.1 CA, CV'.$N$79" table:expression="[.N28]*[.$E$14]"/>
        <table:named-expression table:name="SHARED_FORMULA_13_81_13_81_3" table:base-cell-address="$'2.1 CA, CV'.$N$82" table:expression="[.N28]*[.$E$15]"/>
        <table:named-expression table:name="SHARED_FORMULA_13_84_13_84_3" table:base-cell-address="$'2.1 CA, CV'.$N$85" table:expression="[.N28]*[.$E$16]"/>
        <table:named-expression table:name="SHARED_FORMULA_13_87_13_87_3" table:base-cell-address="$'2.1 CA, CV'.$N$88" table:expression="[.N28]*[.$E$17]"/>
        <table:named-expression table:name="SHARED_FORMULA_18_30_18_30_8" table:base-cell-address="$'6. Trésorerie si préfin T'.$S$31" table:expression="SUM([.C31:.O31])"/>
        <table:named-expression table:name="SHARED_FORMULA_18_7_18_7_8" table:base-cell-address="$'6. Trésorerie si préfin T'.$S$8" table:expression="SUM([.C8:.O8])"/>
        <table:named-expression table:name="SHARED_FORMULA_19_31_19_31_8" table:base-cell-address="$'6. Trésorerie si préfin T'.$T$32" table:expression="[.S32]/1.21"/>
        <table:named-expression table:name="SHARED_FORMULA_1_101_1_101_3" table:base-cell-address="$'2.1 CA, CV'.$B$102" table:expression="+[.I102]*[.N102]"/>
        <table:named-expression table:name="SHARED_FORMULA_1_112_1_112_3" table:base-cell-address="$'2.1 CA, CV'.$B$113" table:expression="SUM([.B101:.B112])"/>
        <table:named-expression table:name="SHARED_FORMULA_1_113_1_113_3" table:base-cell-address="$'2.1 CA, CV'.$B$114" table:expression="[.B113]/12"/>
        <table:named-expression table:name="SHARED_FORMULA_1_11_1_11_4" table:base-cell-address="$'2.2 CF'.$B$12" table:expression="[.C12]*12"/>
        <table:named-expression table:name="SHARED_FORMULA_1_122_1_122_3" table:base-cell-address="$'2.1 CA, CV'.$B$123" table:expression="+[.I123]*[.N123]"/>
        <table:named-expression table:name="SHARED_FORMULA_1_12_1_12_6" table:base-cell-address="$'4. CdR'.$B$13" table:expression="[.C13]/[.$I$44]"/>
        <table:named-expression table:name="SHARED_FORMULA_1_133_1_133_3" table:base-cell-address="$'2.1 CA, CV'.$B$134" table:expression="SUM([.B122:.B133])"/>
        <table:named-expression table:name="SHARED_FORMULA_1_134_1_134_3" table:base-cell-address="$'2.1 CA, CV'.$B$135" table:expression="[.B134]/12"/>
        <table:named-expression table:name="SHARED_FORMULA_1_143_1_143_3" table:base-cell-address="$'2.1 CA, CV'.$B$144" table:expression="+[.I144]*[.N144]"/>
        <table:named-expression table:name="SHARED_FORMULA_1_154_1_154_3" table:base-cell-address="$'2.1 CA, CV'.$B$155" table:expression="SUM([.B143:.B154])"/>
        <table:named-expression table:name="SHARED_FORMULA_1_155_1_155_3" table:base-cell-address="$'2.1 CA, CV'.$B$156" table:expression="[.B155]/12"/>
        <table:named-expression table:name="SHARED_FORMULA_1_27_1_27_3" table:base-cell-address="$'2.1 CA, CV'.$B$28" table:expression="[.I28]*[.N28]"/>
        <table:named-expression table:name="SHARED_FORMULA_1_38_1_38_3" table:base-cell-address="$'2.1 CA, CV'.$B$39" table:expression="SUM([.B27:.B38])"/>
        <table:named-expression table:name="SHARED_FORMULA_1_39_1_39_3" table:base-cell-address="$'2.1 CA, CV'.$B$40" table:expression="[.B39]/12"/>
        <table:named-range table:name="SHARED_FORMULA_1_56_1_56_10" table:base-cell-address="$'7. bilan + ratio'.$B$57" table:cell-range-address=".F11"/>
        <table:named-expression table:name="SHARED_FORMULA_1_58_1_58_3" table:base-cell-address="$'2.1 CA, CV'.$B$59" table:expression="[.I59]*[.N59]"/>
        <table:named-expression table:name="SHARED_FORMULA_1_5_1_5_4" table:base-cell-address="$'2.2 CF'.$B$6" table:expression="[.C6]*12"/>
        <table:named-expression table:name="SHARED_FORMULA_1_5_1_5_6" table:base-cell-address="$'4. CdR'.$B$6" table:expression="[.C6]/[.$I$44]"/>
        <table:named-expression table:name="SHARED_FORMULA_1_68_1_68_3" table:base-cell-address="$'2.1 CA, CV'.$B$69" table:expression="SUM([.B57:.B68])"/>
        <table:named-expression table:name="SHARED_FORMULA_1_69_1_69_3" table:base-cell-address="$'2.1 CA, CV'.$B$70" table:expression="[.B69]/12"/>
        <table:named-expression table:name="SHARED_FORMULA_1_78_1_78_3" table:base-cell-address="$'2.1 CA, CV'.$B$79" table:expression="[.I79]*[.N79]"/>
        <table:named-range table:name="SHARED_FORMULA_1_81_1_81_10" table:base-cell-address="$'7. bilan + ratio'.$B$82" table:cell-range-address=".B31"/>
        <table:named-expression table:name="SHARED_FORMULA_1_89_1_89_3" table:base-cell-address="$'2.1 CA, CV'.$B$90" table:expression="SUM([.B78:.B89])"/>
        <table:named-expression table:name="SHARED_FORMULA_1_90_1_90_3" table:base-cell-address="$'2.1 CA, CV'.$B$91" table:expression="[.B90]/12"/>
        <table:named-expression table:name="SHARED_FORMULA_2_101_2_101_3" table:base-cell-address="$'2.1 CA, CV'.$C$102" table:expression="+[.J102]*[.O102]"/>
        <table:named-expression table:name="SHARED_FORMULA_2_11_2_11_4" table:base-cell-address="$'2.2 CF'.$C$12" table:expression="[.E12]/1.21"/>
        <table:named-expression table:name="SHARED_FORMULA_2_121_2_121_3" table:base-cell-address="$'2.1 CA, CV'.$C$122" table:expression="+[.J122]*[.O122]"/>
        <table:named-expression table:name="SHARED_FORMULA_2_142_2_142_3" table:base-cell-address="$'2.1 CA, CV'.$C$143" table:expression="+[.J143]*[.O143]"/>
        <table:named-expression table:name="SHARED_FORMULA_2_19_2_19_8" table:base-cell-address="$'6. Trésorerie si préfin T'.$C$20" table:expression="SUM([.C21:.C25])"/>
        <table:named-expression table:name="SHARED_FORMULA_2_27_2_27_3" table:base-cell-address="$'2.1 CA, CV'.$C$28" table:expression="[.J28]*[.O28]"/>
        <table:named-expression table:name="SHARED_FORMULA_2_56_2_56_8" table:base-cell-address="$'6. Trésorerie si préfin T'.$C$57" table:expression="[.C20]+[.C30]+[.C47]+[.C53]+IF([.C50]&lt;0;0;[.C50])+[.C26]"/>
        <table:named-expression table:name="SHARED_FORMULA_2_56_2_56_9" table:base-cell-address="$'6.bis Trésorerie si pas préfin'.$C$57" table:expression="[.C20]+[.C30]+[.C47]+[.C53]+IF([.C50]&lt;0;0;[.C50])+[.C26]"/>
        <table:named-expression table:name="SHARED_FORMULA_2_58_2_58_3" table:base-cell-address="$'2.1 CA, CV'.$C$59" table:expression="[.J59]*[.O59]"/>
        <table:named-expression table:name="SHARED_FORMULA_2_58_2_58_8" table:base-cell-address="$'6. Trésorerie si préfin T'.$C$59" table:expression="[.C17]-[.C57]"/>
        <table:named-expression table:name="SHARED_FORMULA_2_58_2_58_9" table:base-cell-address="$'6.bis Trésorerie si pas préfin'.$C$59" table:expression="[.C17]-[.C57]"/>
        <table:named-expression table:name="SHARED_FORMULA_2_59_2_59_8" table:base-cell-address="$'6. Trésorerie si préfin T'.$C$60" table:expression="[.C6]+[.C59]"/>
        <table:named-expression table:name="SHARED_FORMULA_2_59_2_59_9" table:base-cell-address="$'6.bis Trésorerie si pas préfin'.$C$60" table:expression="[.C6]+[.C59]"/>
        <table:named-expression table:name="SHARED_FORMULA_2_5_2_5_4" table:base-cell-address="$'2.2 CF'.$C$6" table:expression="[.E6]/1.21"/>
        <table:named-expression table:name="SHARED_FORMULA_2_78_2_78_3" table:base-cell-address="$'2.1 CA, CV'.$C$79" table:expression="[.J79]*[.O79]"/>
        <table:named-expression table:name="SHARED_FORMULA_2_7_2_7_8" table:base-cell-address="$'6. Trésorerie si préfin T'.$C$8" table:expression="SUM([.C9:.C12])"/>
        <table:named-expression table:name="SHARED_FORMULA_3_101_3_101_3" table:base-cell-address="$'2.1 CA, CV'.$D$102" table:expression="+[.K102]*[.P102]"/>
        <table:named-expression table:name="SHARED_FORMULA_3_11_3_11_4" table:base-cell-address="$'2.2 CF'.$D$12" table:expression="[.E12]*12"/>
        <table:named-expression table:name="SHARED_FORMULA_3_121_3_121_3" table:base-cell-address="$'2.1 CA, CV'.$D$122" table:expression="+[.K122]*[.P122]"/>
        <table:named-expression table:name="SHARED_FORMULA_3_142_3_142_3" table:base-cell-address="$'2.1 CA, CV'.$D$143" table:expression="+[.K143]*[.P143]"/>
        <table:named-expression table:name="SHARED_FORMULA_3_14_3_14_8" table:base-cell-address="$'6. Trésorerie si préfin T'.$D$15" table:expression="([.D9]+[.D10]+[.D11]+[.D13])*(1-1/1.06)+[.D12]*(1-1/(1+[.$B$12]))"/>
        <table:named-expression table:name="SHARED_FORMULA_3_14_3_14_9" table:base-cell-address="$'6.bis Trésorerie si pas préfin'.$D$15" table:expression="([.D9]+[.D10]+[.D11]+[.D13])*(1-1/1.06)+[.D12]*(1-1/(1+[.$B$12]))"/>
        <table:named-expression table:name="SHARED_FORMULA_3_16_3_16_8" table:base-cell-address="$'6. Trésorerie si préfin T'.$D$17" table:expression="SUM([.D8]+[.D13])"/>
        <table:named-expression table:name="SHARED_FORMULA_3_16_3_16_9" table:base-cell-address="$'6.bis Trésorerie si pas préfin'.$D$17" table:expression="[.D8]+[.D13]"/>
        <table:named-expression table:name="SHARED_FORMULA_3_27_3_27_3" table:base-cell-address="$'2.1 CA, CV'.$D$28" table:expression="[.K28]*[.P28]"/>
        <table:named-expression table:name="SHARED_FORMULA_3_52_3_52_8" table:base-cell-address="$'6. Trésorerie si préfin T'.$D$53" table:expression="SUM([.D54:.D55])"/>
        <table:named-expression table:name="SHARED_FORMULA_3_57_3_57_3" table:base-cell-address="$'2.1 CA, CV'.$D$58" table:expression="[.K58]*[.P58]"/>
        <table:named-expression table:name="SHARED_FORMULA_3_5_3_5_4" table:base-cell-address="$'2.2 CF'.$D$6" table:expression="[.E6]*12"/>
        <table:named-range table:name="SHARED_FORMULA_3_5_3_5_8" table:base-cell-address="$'6. Trésorerie si préfin T'.$D$6" table:cell-range-address=".C60"/>
        <table:named-range table:name="SHARED_FORMULA_3_5_3_5_9" table:base-cell-address="$'6.bis Trésorerie si pas préfin'.$D$6" table:cell-range-address=".C60"/>
        <table:named-expression table:name="SHARED_FORMULA_3_6_3_6_12" table:base-cell-address="$'plan A versus B'.$D$7" table:expression="([.C7]-[.B7])/[.B7]"/>
        <table:named-expression table:name="SHARED_FORMULA_3_78_3_78_3" table:base-cell-address="$'2.1 CA, CV'.$D$79" table:expression="[.K79]*[.P79]"/>
        <table:named-expression table:name="SHARED_FORMULA_3_7_3_7_9" table:base-cell-address="$'6.bis Trésorerie si pas préfin'.$D$8" table:expression="SUM([.D9:.D12])"/>
        <table:named-expression table:name="SHARED_FORMULA_4_101_4_101_11" table:base-cell-address="$'7. Plan rbt'.$E$102" table:expression="IF([.$I101]&gt;=0;ROUND([.$I101];0);0)"/>
        <table:named-expression table:name="SHARED_FORMULA_4_101_4_101_3" table:base-cell-address="$'2.1 CA, CV'.$E$102" table:expression="+[.L102]*[.Q102]"/>
        <table:named-expression table:name="SHARED_FORMULA_4_11_4_11_13" table:base-cell-address="$Feuil1.$E$12" table:expression="[.B12]*1.21"/>
        <table:named-expression table:name="SHARED_FORMULA_4_121_4_121_3" table:base-cell-address="$'2.1 CA, CV'.$E$122" table:expression="+[.L122]*[.Q122]"/>
        <table:named-expression table:name="SHARED_FORMULA_4_142_4_142_3" table:base-cell-address="$'2.1 CA, CV'.$E$143" table:expression="+[.L143]*[.Q143]"/>
        <table:named-expression table:name="SHARED_FORMULA_4_25_4_25_8" table:base-cell-address="$'6. Trésorerie si préfin T'.$E$26" table:expression="SUM([.E27:.E29])"/>
        <table:named-expression table:name="SHARED_FORMULA_4_27_4_27_3" table:base-cell-address="$'2.1 CA, CV'.$E$28" table:expression="[.L28]*[.Q28]"/>
        <table:named-expression table:name="SHARED_FORMULA_4_29_4_29_8" table:base-cell-address="$'6. Trésorerie si préfin T'.$E$30" table:expression="SUM([.E31:.E46])"/>
        <table:named-expression table:name="SHARED_FORMULA_4_37_4_37_11" table:base-cell-address="$'7. Plan rbt'.$E$38" table:expression="IF([.$I37]&gt;=0;ROUND([.$I37];0);0)"/>
        <table:named-expression table:name="SHARED_FORMULA_4_48_4_48_8" table:base-cell-address="$'6. Trésorerie si préfin T'.$E$49" table:expression="SUMPRODUCT([.E21:.E25]*[.$B$21:.$B$25]/(1+[.$B$21:.$B$25]))+SUMPRODUCT([.E27:.E29]*[.$B$27:.$B$29]/(1+[.$B$27:.$B$29]))+SUMPRODUCT([.E31:.E47]*[.$B$31:.$B$47]/(1+[.$B$31:.$B$47]))"/>
        <table:named-expression table:name="SHARED_FORMULA_4_48_4_48_9" table:base-cell-address="$'6.bis Trésorerie si pas préfin'.$E$49" table:expression="SUMPRODUCT([.E21:.E25]*[.$B$21:.$B$25]/(1+[.$B$21:.$B$25]))+SUMPRODUCT([.E27:.E29]*[.$B$27:.$B$29]/(1+[.$B$27:.$B$29]))+SUMPRODUCT([.E31:.E47]*[.$B$31:.$B$47]/(1+[.$B$31:.$B$47]))"/>
        <table:named-expression table:name="SHARED_FORMULA_4_4_4_4_2" table:base-cell-address="$'1.2 Amortissements'.$E$5" table:expression="IF([.$B5]&gt;[.E$4];0;IF(([.$B5]+[.$D5])&lt;=[.E$4];0;([.$C5]/[.$D5])))"/>
        <table:named-expression table:name="SHARED_FORMULA_4_58_4_58_3" table:base-cell-address="$'2.1 CA, CV'.$E$59" table:expression="[.L59]*[.Q59]"/>
        <table:named-expression table:name="SHARED_FORMULA_4_5_4_5_11" table:base-cell-address="$'7. Plan rbt'.$E$6" table:expression="IF([.$I5]&gt;=0;ROUND([.$I5];0);0)"/>
        <table:named-expression table:name="SHARED_FORMULA_4_69_4_69_11" table:base-cell-address="$'7. Plan rbt'.$E$70" table:expression="IF([.$I69]&gt;=0;ROUND([.$I69];0);0)"/>
        <table:named-expression table:name="SHARED_FORMULA_4_78_4_78_3" table:base-cell-address="$'2.1 CA, CV'.$E$79" table:expression="[.L79]*[.Q79]"/>
        <table:named-expression table:name="SHARED_FORMULA_5_101_5_101_3" table:base-cell-address="$'2.1 CA, CV'.$F$102" table:expression="+[.M102]*[.R102]"/>
        <table:named-expression table:name="SHARED_FORMULA_5_121_5_121_3" table:base-cell-address="$'2.1 CA, CV'.$F$122" table:expression="+[.M122]*[.R122]"/>
        <table:named-expression table:name="SHARED_FORMULA_5_142_5_142_3" table:base-cell-address="$'2.1 CA, CV'.$F$143" table:expression="+[.M143]*[.R143]"/>
        <table:named-expression table:name="SHARED_FORMULA_5_27_5_27_3" table:base-cell-address="$'2.1 CA, CV'.$F$28" table:expression="[.M28]*[.R28]"/>
        <table:named-expression table:name="SHARED_FORMULA_5_57_5_57_3" table:base-cell-address="$'2.1 CA, CV'.$F$58" table:expression="[.M58]*[.R58]"/>
        <table:named-expression table:name="SHARED_FORMULA_5_78_5_78_3" table:base-cell-address="$'2.1 CA, CV'.$F$79" table:expression="[.M79]*[.R79]"/>
        <table:named-expression table:name="SHARED_FORMULA_6_100_6_100_11" table:base-cell-address="$'7. Plan rbt'.$G$101" table:expression="ROUND([.$E101]*([.$B$6]/[.$B$9]);0)"/>
        <table:named-expression table:name="SHARED_FORMULA_6_100_6_100_3" table:base-cell-address="$'2.1 CA, CV'.$G$101" table:expression="SUM([.B101:.F101])"/>
        <table:named-expression table:name="SHARED_FORMULA_6_121_6_121_3" table:base-cell-address="$'2.1 CA, CV'.$G$122" table:expression="SUM([.B122:.F122])"/>
        <table:named-expression table:name="SHARED_FORMULA_6_134_6_134_11" table:base-cell-address="$'7. Plan rbt'.$G$135" table:expression="SUMIF([.$D$5:.$D$124];[.A135];[.$G$5:.$G$124])"/>
        <table:named-expression table:name="SHARED_FORMULA_6_142_6_142_3" table:base-cell-address="$'2.1 CA, CV'.$G$143" table:expression="SUM([.B143:.F143])"/>
        <table:named-expression table:name="SHARED_FORMULA_6_26_6_26_3" table:base-cell-address="$'2.1 CA, CV'.$G$27" table:expression="SUM([.B27:.F27])"/>
        <table:named-expression table:name="SHARED_FORMULA_6_36_6_36_11" table:base-cell-address="$'7. Plan rbt'.$G$37" table:expression="ROUND([.$E37]*([.$B$6]/[.$B$9]);0)"/>
        <table:named-expression table:name="SHARED_FORMULA_6_4_6_4_11" table:base-cell-address="$'7. Plan rbt'.$G$5" table:expression="ROUND([.$E5]*([.$B$6]/[.$B$9]);0)"/>
        <table:named-expression table:name="SHARED_FORMULA_6_56_6_56_3" table:base-cell-address="$'2.1 CA, CV'.$G$57" table:expression="SUM([.B57:.F57])"/>
        <table:named-expression table:name="SHARED_FORMULA_6_68_6_68_11" table:base-cell-address="$'7. Plan rbt'.$G$69" table:expression="ROUND([.$E69]*([.$B$6]/[.$B$9]);0)"/>
        <table:named-expression table:name="SHARED_FORMULA_6_77_6_77_3" table:base-cell-address="$'2.1 CA, CV'.$G$78" table:expression="SUM([.B78:.F78])"/>
        <table:named-expression table:name="SHARED_FORMULA_6_8_6_8_5" table:base-cell-address="$'3. Personnel'.$G$9" table:expression="[.F9]*(1+[.G$6])"/>
        <table:named-expression table:name="SHARED_FORMULA_7_100_7_100_11" table:base-cell-address="$'7. Plan rbt'.$H$101" table:expression="IF([.$B$12]-[.$G101]&lt;[.$B$12];IF([.$E101]&gt;[.$B$12];IF([.E101]-([.$B$12]-[.$G101])&gt;[.$B$11]+1;[.$B$12]-[.$G101];[.E101]);[.E101]);0)"/>
        <table:named-expression table:name="SHARED_FORMULA_7_134_7_134_11" table:base-cell-address="$'7. Plan rbt'.$H$135" table:expression="SUMIF([.$D$5:.$D$124];[.A135];[.$H$5:.$H$124])"/>
        <table:named-expression table:name="SHARED_FORMULA_7_36_7_36_11" table:base-cell-address="$'7. Plan rbt'.$H$37" table:expression="IF([.$B$12]-[.$G37]&lt;[.$B$12];IF([.$E37]&gt;[.$B$12];IF([.E37]-([.$B$12]-[.$G37])&gt;[.$B$11]+1;[.$B$12]-[.$G37];[.E37]);[.E37]);0)"/>
        <table:named-expression table:name="SHARED_FORMULA_7_4_7_4_11" table:base-cell-address="$'7. Plan rbt'.$H$5" table:expression="IF([.$B$12]-[.$G5]&lt;[.$B$12];IF([.$E5]&gt;[.$B$12];IF([.E5]-([.$B$12]-[.$G5])&gt;[.$B$11]+1;[.$B$12]-[.$G5];[.E5]);[.E5]);0)"/>
        <table:named-expression table:name="SHARED_FORMULA_7_68_7_68_11" table:base-cell-address="$'7. Plan rbt'.$H$69" table:expression="IF([.$B$12]-[.$G69]&lt;[.$B$12];IF([.$E69]&gt;[.$B$12];IF([.E69]-([.$B$12]-[.$G69])&gt;[.$B$11]+1;[.$B$12]-[.$G69];[.E69]);[.E69]);0)"/>
        <table:named-expression table:name="SHARED_FORMULA_8_100_8_100_11" table:base-cell-address="$'7. Plan rbt'.$I$101" table:expression="[.$E101]-[.$H101]"/>
        <table:named-range table:name="SHARED_FORMULA_8_102_8_102_3" table:base-cell-address="$'2.1 CA, CV'.$I$103" table:cell-range-address=".I102"/>
        <table:named-range table:name="SHARED_FORMULA_8_123_8_123_3" table:base-cell-address="$'2.1 CA, CV'.$I$124" table:cell-range-address=".I123"/>
        <table:named-expression table:name="SHARED_FORMULA_8_134_8_134_11" table:base-cell-address="$'7. Plan rbt'.$I$135" table:expression="SUM([.G135:.H135])"/>
        <table:named-range table:name="SHARED_FORMULA_8_144_8_144_3" table:base-cell-address="$'2.1 CA, CV'.$I$145" table:cell-range-address=".I144"/>
        <table:named-range table:name="SHARED_FORMULA_8_28_8_28_3" table:base-cell-address="$'2.1 CA, CV'.$I$29" table:cell-range-address=".I28"/>
        <table:named-expression table:name="SHARED_FORMULA_8_36_8_36_11" table:base-cell-address="$'7. Plan rbt'.$I$37" table:expression="[.$E37]-[.$H37]"/>
        <table:named-expression table:name="SHARED_FORMULA_8_4_8_4_11" table:base-cell-address="$'7. Plan rbt'.$I$5" table:expression="[.$E5]-[.$H5]"/>
        <table:named-range table:name="SHARED_FORMULA_8_58_8_58_3" table:base-cell-address="$'2.1 CA, CV'.$I$59" table:cell-range-address=".I58"/>
        <table:named-expression table:name="SHARED_FORMULA_8_68_8_68_11" table:base-cell-address="$'7. Plan rbt'.$I$69" table:expression="[.$E69]-[.$H69]"/>
        <table:named-range table:name="SHARED_FORMULA_8_79_8_79_3" table:base-cell-address="$'2.1 CA, CV'.$I$80" table:cell-range-address=".I79"/>
        <table:named-expression table:name="SHARED_FORMULA_9_100_9_100_11" table:base-cell-address="$'7. Plan rbt'.$J$101" table:expression="IF([.$E101]&gt;0;IF([.$I101]&gt;0;[.$B$12];[.$E101]+[.$G101]);&quot; &quot;)"/>
        <table:named-range table:name="SHARED_FORMULA_9_122_9_122_3" table:base-cell-address="$'2.1 CA, CV'.$J$123" table:cell-range-address=".J122"/>
        <table:named-expression table:name="SHARED_FORMULA_9_134_9_134_11" table:base-cell-address="$'7. Plan rbt'.$J$135" table:expression="+[.J134]-[.H135]"/>
        <table:named-range table:name="SHARED_FORMULA_9_143_9_143_3" table:base-cell-address="$'2.1 CA, CV'.$J$144" table:cell-range-address=".J143"/>
        <table:named-range table:name="SHARED_FORMULA_9_30_9_30_3" table:base-cell-address="$'2.1 CA, CV'.$J$31" table:cell-range-address=".J30"/>
        <table:named-expression table:name="SHARED_FORMULA_9_36_9_36_11" table:base-cell-address="$'7. Plan rbt'.$J$37" table:expression="IF([.$E37]&gt;0;IF([.$I37]&gt;0;[.$B$12];[.$E37]+[.$G37]);&quot; &quot;)"/>
        <table:named-expression table:name="SHARED_FORMULA_9_4_9_4_11" table:base-cell-address="$'7. Plan rbt'.$J$5" table:expression="IF([.$E5]&gt;0;IF([.$I5]&gt;0;[.$B$12];[.$E5]+[.$G5]);&quot; &quot;)"/>
        <table:named-range table:name="SHARED_FORMULA_9_57_9_57_3" table:base-cell-address="$'2.1 CA, CV'.$J$58" table:cell-range-address=".J28"/>
        <table:named-expression table:name="SHARED_FORMULA_9_68_9_68_11" table:base-cell-address="$'7. Plan rbt'.$J$69" table:expression="IF([.$E69]&gt;0;IF([.$I69]&gt;0;[.$B$12];[.$E69]+[.$G69]);&quot; &quot;)"/>
        <table:named-range table:name="SHARED_FORMULA_9_78_9_78_3" table:base-cell-address="$'2.1 CA, CV'.$J$79" table:cell-range-address=".J58"/>
        <table:named-range table:name="_xlnm_Print_Area_1" table:base-cell-address="$Hypothèses.$A$1" table:cell-range-address="$'1.1 Plan de financement '.$A$1:.$H$118"/>
        <table:named-range table:name="_xlnm_Print_Area_10" table:base-cell-address="$Hypothèses.$A$1" table:cell-range-address="$'6. Trésorerie si préfin T'.$A$2:.$N$60"/>
        <table:named-range table:name="_xlnm_Print_Area_2" table:base-cell-address="$Hypothèses.$A$1" table:cell-range-address="$'1.2 Amortissements'.$A$1:.$J$25"/>
        <table:named-range table:name="_xlnm_Print_Area_3" table:base-cell-address="$Hypothèses.$A$1" table:cell-range-address="$'2.1 CA, CV'.$A$1:.$R$157"/>
        <table:named-range table:name="_xlnm_Print_Area_4" table:base-cell-address="$Hypothèses.$A$1" table:cell-range-address="$'2.2 CF'.$A$1:.$G$39"/>
        <table:named-range table:name="_xlnm_Print_Area_5" table:base-cell-address="$Hypothèses.$A$1" table:cell-range-address="$'3. Personnel'.$A$1:.A1"/>
        <table:named-range table:name="_xlnm_Print_Area_6" table:base-cell-address="$Hypothèses.$A$1" table:cell-range-address="$'4. CdR'.$A$1:.$K$47"/>
        <table:named-range table:name="_xlnm_Print_Area_9" table:base-cell-address="$Hypothèses.$A$1" table:cell-range-address="$'7. bilan + ratio'.$A$24:.$R$9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Comic Sans MS" svg:font-family="'Comic Sans MS'" style:font-family-generic="swiss"/>
    <style:font-face style:name="MS Sans Serif" svg:font-family="'MS Sans Serif'" style:font-family-generic="swiss"/>
    <style:font-face style:name="Mangal" svg:font-family="Mangal" style:font-family-generic="swiss"/>
    <style:font-face style:name="Tahoma" svg:font-family="Tahoma" style:font-family-generic="swiss"/>
    <style:font-face style:name="Trebuchet MS" svg:font-family="'Trebuchet MS'"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BE" style:letter-kerning="true"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number:currency-symbol>
      <number:fill-character> </number:fill-character>
      <number:number number:decimal-places="2" number:min-integer-digits="1" number:grouping="true"/>
      <number:text> </number:text>
    </number:currency-style>
    <number:currency-style style:name="N109P1" style:volatile="true">
      <number:currency-symbol>€</number:currency-symbol>
      <number:fill-character> </number:fill-character>
      <number:text>(</number:text>
      <number:number number:decimal-places="2" number:min-integer-digits="1" number:grouping="true"/>
      <number:text>)</number:text>
    </number:currency-style>
    <number:currency-style style:name="N109P2" style:volatile="true">
      <number:currency-symbol>€</number:currency-symbol>
      <number:fill-character> </number:fill-character>
      <number:text>-</number:text>
      <number:number number:decimal-places="0" number:min-integer-digits="0"/>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fill-character> </number:fill-character>
      <number:number number:decimal-places="2" number:min-integer-digits="1" number:grouping="true"/>
      <number:text> € </number:text>
    </number:number-style>
    <number:number-style style:name="N113P1" style:volatile="true">
      <number:text>-</number:text>
      <number:fill-character> </number:fill-character>
      <number:number number:decimal-places="2" number:min-integer-digits="1" number:grouping="true"/>
      <number:text> € </number:text>
    </number:number-style>
    <number:number-style style:name="N113P2" style:volatile="true">
      <number:fill-character> </number:fill-character>
      <number:text>-</number:text>
      <number:number number:decimal-places="0" number:min-integer-digits="0"/>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7P0" style:volatile="true">
      <number:fill-character> </number:fill-character>
      <number:number number:decimal-places="2" number:min-integer-digits="1" number:grouping="true"/>
      <number:text> </number:text>
    </number:number-style>
    <number:number-style style:name="N117P1" style:volatile="true">
      <number:fill-character> </number:fill-character>
      <number:text>-</number:text>
      <number:number number:decimal-places="2" number:min-integer-digits="1" number:grouping="true"/>
      <number:text> </number:text>
    </number:number-style>
    <number:number-style style:name="N117P2" style:volatile="true">
      <number:fill-character> </number:fill-character>
      <number:text>-</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fill-character> </number:fill-character>
      <number:number number:decimal-places="2" number:min-integer-digits="1" number:grouping="true"/>
      <number:text>    </number:text>
    </number:number-style>
    <number:number-style style:name="N121P1" style:volatile="true">
      <number:text>-</number:text>
      <number:fill-character> </number:fill-character>
      <number:number number:decimal-places="2" number:min-integer-digits="1" number:grouping="true"/>
      <number:text>    </number:text>
    </number:number-style>
    <number:number-style style:name="N121P2" style:volatile="true">
      <number:fill-character> </number:fill-character>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5P0" style:volatile="true">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   </number:text>
      <style:map style:condition="value()&gt;=0" style:apply-style-name="N125P0"/>
    </number:number-style>
    <number:number-style style:name="N129P0" style:volatile="true">
      <number:text> € </number:text>
      <number:fill-character> </number:fill-character>
      <number:number number:decimal-places="2" number:min-integer-digits="1" number:grouping="true"/>
      <number:text> </number:text>
    </number:number-style>
    <number:number-style style:name="N129P1" style:volatile="true">
      <number:text> € </number:text>
      <number:fill-character> </number:fill-character>
      <number:text>-</number:text>
      <number:number number:decimal-places="2" number:min-integer-digits="1" number:grouping="true"/>
      <number:text> </number:text>
    </number:number-style>
    <number:number-style style:name="N129P2" style:volatile="true">
      <number:text> € </number:text>
      <number:fill-character> </number: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fill-character> </number:fill-character>
      <number:number number:decimal-places="2" number:min-integer-digits="1" number:grouping="true"/>
      <number:text> F </number:text>
    </number:number-style>
    <number:number-style style:name="N133P1" style:volatile="true">
      <number:text>-</number:text>
      <number:fill-character> </number:fill-character>
      <number:number number:decimal-places="2" number:min-integer-digits="1" number:grouping="true"/>
      <number:text> F </number:text>
    </number:number-style>
    <number:number-style style:name="N133P2" style:volatile="true">
      <number:fill-character> </number:fill-character>
      <number:text>-</number:text>
      <number:number number:decimal-places="0" number:min-integer-digits="0"/>
      <number:text> F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fill-character> </number:fill-character>
      <number:number number:decimal-places="2" number:min-integer-digits="1" number:grouping="true"/>
      <number:text> </number:text>
    </number:number-style>
    <number:number-style style:name="N135P1" style:volatile="true">
      <number:fill-character> </number:fill-character>
      <number:text>(</number:text>
      <number:number number:decimal-places="2" number:min-integer-digits="1" number:grouping="true"/>
      <number:text>)</number:text>
    </number:number-style>
    <number:number-style style:name="N135P2" style:volatile="true">
      <number:fill-character> </number:fill-character>
      <number:text>-</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currency-style style:name="N137P0" style:volatile="true">
      <number:number number:decimal-places="2" number:min-integer-digits="1" number:grouping="true"/>
      <number:text> </number:text>
      <number:currency-symbol number:language="fr" number:country="BE">€</number:currency-symbol>
    </number:currency-style>
    <number:currency-style style:name="N13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37P0"/>
    </number:currency-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style:map style:condition="value()&gt;=0" style:apply-style-name="N140P0"/>
    </number:number-style>
    <number:number-style style:name="N141">
      <number:text>€ </number:text>
      <number:number number:decimal-places="2" number:min-integer-digits="1" number:grouping="true"/>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7P0" style:volatile="true">
      <number:fill-character> </number:fill-character>
      <number:number number:decimal-places="0" number:min-integer-digits="1" number:grouping="true"/>
      <number:text> </number:text>
    </number:number-style>
    <number:number-style style:name="N147P1" style:volatile="true">
      <number:fill-character> </number:fill-character>
      <number:text>-</number:text>
      <number:number number:decimal-places="0" number:min-integer-digits="1" number:grouping="true"/>
      <number:text> </number:text>
    </number:number-style>
    <number:number-style style:name="N147P2" style:volatile="true">
      <number:fill-character> </number:fill-character>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 </number:text>
      <number:fill-character> </number:fill-character>
      <number:number number:decimal-places="0" number:min-integer-digits="1" number:grouping="true"/>
      <number:text> </number:text>
    </number:number-style>
    <number:number-style style:name="N151P1" style:volatile="true">
      <number:text> € </number:text>
      <number:fill-character> </number:fill-character>
      <number:text>-</number:text>
      <number:number number:decimal-places="0" number:min-integer-digits="1" number:grouping="true"/>
      <number:text> </number:text>
    </number:number-style>
    <number:number-style style:name="N151P2" style:volatile="true">
      <number:text> € </number:text>
      <number:fill-character> </number: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9P0" style:volatile="true">
      <number:fill-character> </number:fill-character>
      <number:number number:decimal-places="0" number:min-integer-digits="1" number:grouping="true"/>
      <number:text>€ </number:text>
    </number:number-style>
    <number:number-style style:name="N159P1" style:volatile="true">
      <number:text>-</number:text>
      <number:fill-character> </number:fill-character>
      <number:number number:decimal-places="0" number:min-integer-digits="1" number:grouping="true"/>
      <number:text>€ </number:text>
    </number:number-style>
    <number:number-style style:name="N159P2" style:volatile="true">
      <number:fill-character> </number:fill-character>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fill-character> </number:fill-character>
      <number:number number:decimal-places="0" number:min-integer-digits="1" number:grouping="true"/>
      <number:text>   </number:text>
    </number:number-style>
    <number:number-style style:name="N163P1" style:volatile="true">
      <number:text>-</number:text>
      <number:fill-character> </number:fill-character>
      <number:number number:decimal-places="0" number:min-integer-digits="1" number:grouping="true"/>
      <number:text>   </number:text>
    </number:number-style>
    <number:number-style style:name="N163P2" style:volatile="true">
      <number:fill-character> </number:fill-character>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0" number:min-integer-digits="1" number:grouping="true"/>
      <number:text> </number:text>
    </number:number-style>
    <number:number-style style:name="N165">
      <style:text-properties fo:color="#ff0000"/>
      <number:text>-</number:text>
      <number:number number:decimal-places="0" number:min-integer-digits="1" number:grouping="true"/>
      <number:text> </number:text>
      <style:map style:condition="value()&gt;=0" style:apply-style-name="N165P0"/>
    </number:number-style>
    <number:currency-style style:name="N166">
      <number:currency-symbol>€</number:currency-symbol>
      <number:text> </number:text>
      <number:number number:decimal-places="2" number:min-integer-digits="1" number:grouping="true"/>
    </number:currency-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2P0" style:volatile="true">
      <number:fill-character> </number:fill-character>
      <number:number number:decimal-places="1" number:min-integer-digits="1" number:grouping="true"/>
      <number:text> </number:text>
    </number:number-style>
    <number:number-style style:name="N172P1" style:volatile="true">
      <number:fill-character> </number:fill-character>
      <number:text>(</number:text>
      <number:number number:decimal-places="1" number:min-integer-digits="1" number:grouping="true"/>
      <number:text>)</number:text>
    </number:number-style>
    <number:number-style style:name="N172P2" style:volatile="true">
      <number:fill-character> </number: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fill-character> </number:fill-character>
      <number:number number:decimal-places="0" number:min-integer-digits="1" number:grouping="true"/>
      <number:text> </number:text>
    </number:number-style>
    <number:number-style style:name="N174P1" style:volatile="true">
      <number:fill-character> </number:fill-character>
      <number:text>(</number:text>
      <number:number number:decimal-places="0" number:min-integer-digits="1" number:grouping="true"/>
      <number:text>)</number:text>
    </number:number-style>
    <number:number-style style:name="N174P2" style:volatile="true">
      <number:fill-character> </number:fill-character>
      <number:text>-</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fill-character> </number:fill-character>
      <number:number number:decimal-places="0" number:min-integer-digits="1" number:grouping="true"/>
      <number:text>    </number:text>
    </number:number-style>
    <number:number-style style:name="N176P1" style:volatile="true">
      <number:text>-</number:text>
      <number:fill-character> </number:fill-character>
      <number:number number:decimal-places="0" number:min-integer-digits="1" number:grouping="true"/>
      <number:text>    </number:text>
    </number:number-style>
    <number:number-style style:name="N176P2" style:volatile="true">
      <number:fill-character> </number:fill-character>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number:number number:decimal-places="0" number:min-integer-digits="1" number:grouping="true"/>
      <number:text> </number:text>
    </number:number-style>
    <number:number-style style:name="N177">
      <number:text>-</number:text>
      <number:number number:decimal-places="0" number:min-integer-digits="1" number:grouping="true"/>
      <number:text> </number:text>
      <style:map style:condition="value()&gt;=0" style:apply-style-name="N177P0"/>
    </number:number-style>
    <number:number-style style:name="N178P0" style:volatile="true">
      <number:fill-character> </number:fill-character>
      <number:number number:decimal-places="0" number:min-integer-digits="1" number:grouping="true"/>
      <number:text> </number:text>
    </number:number-style>
    <number:number-style style:name="N178P1" style:volatile="true">
      <number:fill-character> </number:fill-character>
      <number:text>-</number:text>
      <number:number number:decimal-places="0" number:min-integer-digits="1" number:grouping="true"/>
      <number:text> </number:text>
    </number:number-style>
    <number:number-style style:name="N178P2" style:volatile="true">
      <number:fill-character> </number:fill-character>
      <number:text>-</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number number:decimal-places="2" number:min-integer-digits="1" number:grouping="true"/>
      <number:text> </number:text>
    </number:number-style>
    <number:number-style style:name="N180">
      <number:text>-</number:text>
      <number:number number:decimal-places="2" number:min-integer-digits="1" number:grouping="true"/>
      <number:text> </number:text>
      <style:map style:condition="value()&gt;=0" style:apply-style-name="N180P0"/>
    </number:number-style>
    <number:number-style style:name="N181">
      <number:number number:decimal-places="4" number:min-integer-digits="1"/>
    </number:number-style>
    <number:percentage-style style:name="N182">
      <number:number number:decimal-places="1" number:min-integer-digits="1"/>
      <number:text>%</number:text>
    </number:percentage-style>
    <number:currency-style style:name="N183">
      <number:currency-symbol>€</number:currency-symbol>
      <number:text> </number:text>
      <number:number number:decimal-places="1" number:min-integer-digits="1" number:grouping="true"/>
    </number:currency-style>
    <number:number-style style:name="N184">
      <number:number number:decimal-places="3" number:min-integer-digits="1" number:grouping="true"/>
    </number:number-style>
    <number:number-style style:name="N185P0" style:volatile="true">
      <number:number number:decimal-places="3" number:min-integer-digits="1" number:grouping="true"/>
    </number:number-style>
    <number:number-style style:name="N185">
      <style:text-properties fo:color="#ff0000"/>
      <number:text>-</number:text>
      <number:number number:decimal-places="3" number:min-integer-digits="1" number:grouping="true"/>
      <style:map style:condition="value()&gt;=0" style:apply-style-name="N185P0"/>
    </number:number-style>
    <number:currency-style style:name="N189P0" style:volatile="true">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1" style:volatile="true">
      <number:text>-</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2" style:volatile="true">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0P0" style:volatile="true">
      <number:text> € </number:text>
      <number:fill-character> </number:fill-character>
      <number:number number:decimal-places="0" number:min-integer-digits="1" number:grouping="true"/>
      <number:text> </number:text>
    </number:number-style>
    <number:number-style style:name="N190P1" style:volatile="true">
      <number:text> € </number:text>
      <number:fill-character> </number:fill-character>
      <number:text>-</number:text>
      <number:number number:decimal-places="0" number:min-integer-digits="1" number:grouping="true"/>
      <number:text> </number:text>
    </number:number-style>
    <number:number-style style:name="N190P2" style:volatile="true">
      <number:text> € </number:text>
      <number:fill-character> </number:fill-character>
      <number:text>-</number:text>
      <number:number number: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 number:min-integer-digits="1" number:grouping="true"/>
    </number:number-style>
    <number:number-style style:name="N192P0" style:volatile="true">
      <number:number number:decimal-places="1" number:min-integer-digits="1" number:grouping="true"/>
    </number:number-style>
    <number:number-style style:name="N192">
      <style:text-properties fo:color="#ff0000"/>
      <number:text>-</number:text>
      <number:number number:decimal-places="1" number:min-integer-digits="1" number:grouping="true"/>
      <style:map style:condition="value()&gt;=0" style:apply-style-name="N192P0"/>
    </number:number-style>
    <number:number-style style:name="N195P0" style:volatile="true">
      <number:fill-character> </number:fill-character>
      <number:number number:decimal-places="18" number:min-integer-digits="1" number:grouping="true"/>
      <number:text> </number:text>
    </number:number-style>
    <number:number-style style:name="N195P1" style:volatile="true">
      <number:fill-character> </number:fill-character>
      <number:text>(</number:text>
      <number:number number:decimal-places="18" number:min-integer-digits="1" number:grouping="true"/>
      <number:text>)</number:text>
    </number:number-style>
    <number:number-style style:name="N195P2" style:volatile="true">
      <number:fill-character> </number:fill-character>
      <number:text>-</number:text>
      <number:number number:decimal-places="0" number:min-integer-digits="0"/>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5" number:min-integer-digits="1" number:grouping="true"/>
    </number:number-style>
    <number:number-style style:name="N197">
      <number:number number:decimal-places="6" number:min-integer-digits="1" number:grouping="true"/>
    </number:number-style>
    <number:number-style style:name="N198">
      <number:number number:decimal-places="4" number:min-integer-digits="1" number:grouping="true"/>
    </number:number-style>
    <number:number-style style:name="N199">
      <number:number number:decimal-places="3" number:min-integer-digits="1"/>
    </number:number-style>
    <number:currency-style style:name="N202P0" style:volatile="true">
      <number:fill-character> </number:fill-character>
      <number:number number:decimal-places="1" number:min-integer-digits="1" number:grouping="true"/>
      <number:text> </number:text>
      <number:currency-symbol number:language="fr" number:country="BE">€</number:currency-symbol>
      <number:text> </number:text>
    </number:currency-style>
    <number:currency-style style:name="N202P1" style:volatile="true">
      <number:text>-</number:text>
      <number:fill-character> </number:fill-character>
      <number:number number:decimal-places="1" number:min-integer-digits="1" number:grouping="true"/>
      <number:text> </number:text>
      <number:currency-symbol number:language="fr" number:country="BE">€</number:currency-symbol>
      <number:text> </number:text>
    </number:currency-style>
    <number:currency-style style:name="N202P2" style:volatile="true">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number number:decimal-places="3" number:min-integer-digits="1" number:grouping="true"/>
      <number:text> </number:text>
    </number:number-style>
    <number:number-style style:name="N204">
      <style:text-properties fo:color="#ff0000"/>
      <number:text>-</number:text>
      <number:number number:decimal-places="3" number:min-integer-digits="1" number:grouping="true"/>
      <number:text> </number:text>
      <style:map style:condition="value()&gt;=0" style:apply-style-name="N204P0"/>
    </number:number-style>
    <number:number-style style:name="N206P0" style:volatile="true">
      <number:fill-character> </number:fill-character>
      <number:number number:decimal-places="1" number:min-integer-digits="1" number:grouping="true"/>
      <number:text> </number:text>
    </number:number-style>
    <number:number-style style:name="N206P1" style:volatile="true">
      <number:fill-character> </number:fill-character>
      <number:text>-</number:text>
      <number:number number:decimal-places="1" number:min-integer-digits="1" number:grouping="true"/>
      <number:text> </number:text>
    </number:number-style>
    <number:number-style style:name="N206P2" style:volatile="true">
      <number:fill-character> </number:fill-character>
      <number:text>-</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fo:padding="0.071cm"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_20_2" style:display-name="20% - Accent1 2"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a0__25__20_-_20_Accent1_20_2" style:display-name="20 % - Accent1 2" style:family="table-cell" style:parent-style-name="Default">
      <style:table-cell-properties fo:background-color="#ccccff"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_32_0_a0__25__20_-_20_Accent1_20_2_20_2" style:display-name="20 % - Accent1 2 2" style:family="table-cell" style:parent-style-name="Default">
      <style:table-cell-properties fo:background-color="#dce6f2"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_32_0_a0__25__20_-_20_Accent1_20_3" style:display-name="20 % - Accent1 3"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a0__25__20_-_20_Accent3_20_2" style:display-name="20 % - Accent3 2" style:family="table-cell" style:parent-style-name="Default">
      <style:table-cell-properties fo:background-color="#ccff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_20_2" style:display-name="60% - Accent4 2"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_20_2" style:display-name="60% - Accent6 2" style:family="table-cell" style:parent-style-name="Default">
      <style:table-cell-properties fo:background-color="#ff99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_20_2" style:display-name="Accent4 2"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uro" style:family="table-cell" style:parent-style-name="Default" style:data-style-name="N10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2" style:display-name="Euro 2"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3" style:display-name="Euro 3"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4" style:display-name="Euro 4"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5f_Modèle_20_Officiel_20_-_20_Plan_20_Financier_20_-_20_8.0" style:display-name="Euro_Modèle Officiel - Plan Financier - 8.0"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Total" style:display-name="Excel Built-in Total" style:family="table-cell" style:parent-style-name="Default">
      <style:table-cell-properties fo:border-bottom="0.2pt double #4f81bd" style:border-line-width-bottom="0.002cm 0.004cm 0.002cm" style:diagonal-bl-tr="none" style:diagonal-tl-br="none" fo:border-left="none" fo:padding="0.071cm" fo:border-right="none" style:rotation-align="none" fo:border-top="0.2pt solid #4f81bd"/>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Lien_20_hypertexte_20_2" style:display-name="Lien hypertexte 2"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illiers_20_2" style:display-name="Milliers 2" style:family="table-cell" style:parent-style-name="Default" style:data-style-name="N117">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2_20_2" style:display-name="Milliers 2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2_5f_Modèle_20_Officiel_20_-_20_Plan_20_Financier_20_-_20_8.0" style:display-name="Milliers 2_Modèle Officiel - Plan Financier - 8.0"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3" style:display-name="Milliers 3"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3_20_2" style:display-name="Milliers 3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4" style:display-name="Milliers 4" style:family="table-cell" style:parent-style-name="Default" style:data-style-name="N12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4_20_2" style:display-name="Milliers 4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_5b_0_5d__5f_Feuil1" style:display-name="Milliers [0]_Feuil1" style:family="table-cell" style:parent-style-name="Default" style:data-style-name="N12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_5b_0_5d__5f_Remboursement_20_FRB" style:display-name="Milliers [0]_Remboursement FRB" style:family="table-cell" style:parent-style-name="Default" style:data-style-name="N12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5f_Modèle_20_Officiel_20_-_20_Plan_20_Financier_20_-_20_8.0" style:display-name="Milliers_Modèle Officiel - Plan Financier - 8.0"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2" style:display-name="Monétaire 2" style:family="table-cell" style:parent-style-name="Default" style:data-style-name="N12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3" style:display-name="Monétaire 3" style:family="table-cell" style:parent-style-name="Default" style:data-style-name="N13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4" style:display-name="Monétaire 4" style:family="table-cell" style:parent-style-name="Default" style:data-style-name="N13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5f_Feuil1" style:display-name="Normal_Feuil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Normal_5f_Remboursement_20_FRB" style:display-name="Normal_Remboursement FRB"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Pourcentage_20_2" style:display-name="Pourcentage 2"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3" style:display-name="Pourcentage 3"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3_20_2" style:display-name="Pourcentage 3 2"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4" style:display-name="Pourcentage 4"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Satisfaisant_20_2" style:display-name="Satisfaisant 2" style:family="table-cell" style:parent-style-name="Default">
      <style:table-cell-properties fo:background-color="#ccffcc" fo:padding="0.071cm"/>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itre_20_1" style:display-name="Titre 1" style:family="table-cell" style:parent-style-name="Default">
      <style:table-cell-properties fo:padding="0.071cm"/>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al_20_2" style:display-name="Totaal 2" style:family="table-cell" style:parent-style-name="Default">
      <style:table-cell-properties fo:border-bottom="0.2pt double #333399" style:border-line-width-bottom="0.002cm 0.004cm 0.002cm" style:diagonal-bl-tr="none" style:diagonal-tl-br="none" fo:border-left="none" fo:padding="0.071cm" fo:border-right="none" style:rotation-align="none" fo:border-top="0.2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otal_20_2" style:display-name="Total 2" style:family="table-cell" style:parent-style-name="Default">
      <style:table-cell-properties fo:border-bottom="0.2pt double #4f81bd" style:border-line-width-bottom="0.002cm 0.004cm 0.002cm" style:diagonal-bl-tr="none" style:diagonal-tl-br="none" fo:border-left="none" fo:padding="0.071cm" fo:border-right="none" style:rotation-align="none" fo:border-top="0.2pt solid #4f81bd"/>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otal_20_3" style:display-name="Total 3" style:family="table-cell" style:parent-style-name="Default">
      <style:table-cell-properties fo:border-bottom="0.2pt double #333399" style:border-line-width-bottom="0.002cm 0.004cm 0.002cm" style:diagonal-bl-tr="none" style:diagonal-tl-br="none" fo:border-left="none" fo:padding="0.071cm" fo:border-right="none" style:rotation-align="none" fo:border-top="0.2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CondFormat_5f_1_5f_1_5f_1" style:display-name="Excel_CondFormat_1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1_5f_2" style:display-name="Excel_CondFormat_1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2_5f_2" style:display-name="Excel_CondFormat_1_2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ffc7ce"/>
      <style:text-properties fo:color="#9c0006"/>
    </style:style>
    <style:style style:name="Excel_5f_CondFormat_5f_1_5f_4_5f_1" style:display-name="Excel_CondFormat_1_4_1" style:family="table-cell" style:parent-style-name="Default">
      <style:text-properties fo:color="#ff0000"/>
    </style:style>
    <style:style style:name="Excel_5f_CondFormat_5f_1_5f_4_5f_2" style:display-name="Excel_CondFormat_1_4_2" style:family="table-cell" style:parent-style-name="Default">
      <style:text-properties fo:color="#9c0006"/>
    </style:style>
    <style:style style:name="Excel_5f_CondFormat_5f_1_5f_4_5f_3" style:display-name="Excel_CondFormat_1_4_3" style:family="table-cell" style:parent-style-name="Default">
      <style:text-properties fo:color="#00b050"/>
    </style:style>
    <style:style style:name="Excel_5f_CondFormat_5f_1_5f_5_5f_1" style:display-name="Excel_CondFormat_1_5_1" style:family="table-cell" style:parent-style-name="Default">
      <style:text-properties fo:color="#ff0000"/>
    </style:style>
    <style:style style:name="Excel_5f_CondFormat_5f_1_5f_5_5f_2" style:display-name="Excel_CondFormat_1_5_2" style:family="table-cell" style:parent-style-name="Default">
      <style:text-properties fo:color="#9c0006"/>
    </style:style>
    <style:style style:name="Excel_5f_CondFormat_5f_1_5f_5_5f_3" style:display-name="Excel_CondFormat_1_5_3" style:family="table-cell" style:parent-style-name="Default">
      <style:text-properties fo:color="#00b050"/>
    </style:style>
    <style:style style:name="Excel_5f_CondFormat_5f_1_5f_6_5f_1" style:display-name="Excel_CondFormat_1_6_1" style:family="table-cell" style:parent-style-name="Default">
      <style:text-properties fo:color="#ff0000"/>
    </style:style>
    <style:style style:name="Excel_5f_CondFormat_5f_1_5f_6_5f_2" style:display-name="Excel_CondFormat_1_6_2" style:family="table-cell" style:parent-style-name="Default">
      <style:text-properties fo:color="#9c0006"/>
    </style:style>
    <style:style style:name="Excel_5f_CondFormat_5f_1_5f_6_5f_3" style:display-name="Excel_CondFormat_1_6_3" style:family="table-cell" style:parent-style-name="Default">
      <style:text-properties fo:color="#00b050"/>
    </style:style>
    <style:style style:name="Excel_5f_CondFormat_5f_1_5f_7_5f_1" style:display-name="Excel_CondFormat_1_7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7_5f_2" style:display-name="Excel_CondFormat_1_7_2" style:family="table-cell" style:parent-style-name="Default">
      <style:text-properties fo:color="#008000" fo:font-style="normal" fo:font-weight="bold" style:font-style-asian="normal" style:font-weight-asian="bold" style:font-style-complex="normal" style:font-weight-complex="bold"/>
    </style:style>
    <style:style style:name="Excel_5f_BuiltIn_5f_Percent" style:display-name="Excel_BuiltIn_Percent"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BuiltIn_5f_Comma" style:display-name="Excel_BuiltIn_Comma" style:family="table-cell" style:parent-style-name="Default" style:data-style-name="N13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ffc7ce"/>
      <style:text-properties fo:color="#9c0006"/>
    </style:style>
    <style:style style:name="Excel_5f_CondFormat_5f_2_5f_1_5f_2" style:display-name="Excel_CondFormat_2_1_2" style:family="table-cell" style:parent-style-name="Default">
      <style:table-cell-properties fo:background-color="#c6efce"/>
      <style:text-properties fo:color="#006100"/>
    </style:style>
    <style:style style:name="Excel_5f_CondFormat_5f_4_5f_1_5f_1" style:display-name="Excel_CondFormat_4_1_1" style:family="table-cell" style:parent-style-name="Default">
      <style:table-cell-properties fo:background-color="#ffc7ce"/>
      <style:text-properties fo:color="#9c0006"/>
    </style:style>
    <style:style style:name="Excel_5f_CondFormat_5f_4_5f_1_5f_2" style:display-name="Excel_CondFormat_4_1_2" style:family="table-cell" style:parent-style-name="Default">
      <style:table-cell-properties fo:background-color="#c6efce"/>
      <style:text-properties fo:color="#006100"/>
    </style:style>
    <style:style style:name="Excel_5f_CondFormat_5f_4_5f_2_5f_1" style:display-name="Excel_CondFormat_4_2_1" style:family="table-cell" style:parent-style-name="Default">
      <style:table-cell-properties fo:background-color="#ffc7ce"/>
      <style:text-properties fo:color="#9c0006"/>
    </style:style>
    <style:style style:name="Excel_5f_CondFormat_5f_4_5f_2_5f_2" style:display-name="Excel_CondFormat_4_2_2" style:family="table-cell" style:parent-style-name="Default">
      <style:table-cell-properties fo:background-color="#c6efce"/>
      <style:text-properties fo:color="#006100"/>
    </style:style>
    <style:style style:name="Excel_5f_CondFormat_5f_4_5f_3_5f_1" style:display-name="Excel_CondFormat_4_3_1" style:family="table-cell" style:parent-style-name="Default">
      <style:table-cell-properties fo:background-color="#ffc7ce"/>
      <style:text-properties fo:color="#9c0006"/>
    </style:style>
    <style:style style:name="Excel_5f_CondFormat_5f_4_5f_3_5f_2" style:display-name="Excel_CondFormat_4_3_2" style:family="table-cell" style:parent-style-name="Default">
      <style:table-cell-properties fo:background-color="#c6efce"/>
      <style:text-properties fo:color="#006100"/>
    </style:style>
    <style:style style:name="Excel_5f_CondFormat_5f_4_5f_4_5f_1" style:display-name="Excel_CondFormat_4_4_1" style:family="table-cell" style:parent-style-name="Default">
      <style:table-cell-properties fo:background-color="#ffc7ce"/>
      <style:text-properties fo:color="#9c0006"/>
    </style:style>
    <style:style style:name="Excel_5f_CondFormat_5f_4_5f_4_5f_2" style:display-name="Excel_CondFormat_4_4_2" style:family="table-cell" style:parent-style-name="Default">
      <style:table-cell-properties fo:background-color="#c6efce"/>
      <style:text-properties fo:color="#006100"/>
    </style:style>
    <style:style style:name="Excel_5f_CondFormat_5f_4_5f_5_5f_1" style:display-name="Excel_CondFormat_4_5_1" style:family="table-cell" style:parent-style-name="Default">
      <style:table-cell-properties fo:background-color="#ffc7ce"/>
      <style:text-properties fo:color="#9c0006"/>
    </style:style>
    <style:style style:name="Excel_5f_CondFormat_5f_4_5f_5_5f_2" style:display-name="Excel_CondFormat_4_5_2" style:family="table-cell" style:parent-style-name="Default">
      <style:table-cell-properties fo:background-color="#c6efce"/>
      <style:text-properties fo:color="#006100"/>
    </style:style>
    <style:style style:name="Excel_5f_CondFormat_5f_4_5f_6_5f_1" style:display-name="Excel_CondFormat_4_6_1" style:family="table-cell" style:parent-style-name="Default">
      <style:table-cell-properties fo:background-color="#ffc7ce"/>
      <style:text-properties fo:color="#9c0006"/>
    </style:style>
    <style:style style:name="Excel_5f_CondFormat_5f_4_5f_6_5f_2" style:display-name="Excel_CondFormat_4_6_2" style:family="table-cell" style:parent-style-name="Default">
      <style:table-cell-properties fo:background-color="#c6efce"/>
      <style:text-properties fo:color="#00610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Excel_5f_CondFormat_5f_7_5f_1_5f_1" style:display-name="Excel_CondFormat_7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7_5f_1_5f_2" style:display-name="Excel_CondFormat_7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7_5f_2_5f_1" style:display-name="Excel_CondFormat_7_2_1" style:family="table-cell" style:parent-style-name="Default">
      <style:text-properties fo:color="#00b050"/>
    </style:style>
    <style:style style:name="Excel_5f_BuiltIn_5f_Currency" style:display-name="Excel_BuiltIn_Currency" style:family="table-cell" style:parent-style-name="Default" style:data-style-name="N12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CondFormat_5f_9_5f_1_5f_1" style:display-name="Excel_CondFormat_9_1_1" style:family="table-cell" style:parent-style-name="Default">
      <style:table-cell-properties fo:background-color="#ffc7ce"/>
      <style:text-properties fo:color="#9c0006"/>
    </style:style>
    <style:style style:name="Excel_5f_CondFormat_5f_9_5f_1_5f_2" style:display-name="Excel_CondFormat_9_1_2" style:family="table-cell" style:parent-style-name="Default">
      <style:table-cell-properties fo:background-color="#c6efce"/>
      <style:text-properties fo:color="#006100"/>
    </style:style>
    <style:style style:name="Excel_5f_CondFormat_5f_9_5f_1_5f_3" style:display-name="Excel_CondFormat_9_1_3" style:family="table-cell" style:parent-style-name="Default">
      <style:table-cell-properties fo:background-color="#ff7c80"/>
      <style:text-properties fo:color="#ff0000"/>
    </style:style>
    <style:style style:name="Excel_5f_CondFormat_5f_9_5f_2_5f_1" style:display-name="Excel_CondFormat_9_2_1" style:family="table-cell" style:parent-style-name="Default">
      <style:table-cell-properties fo:background-color="#ffc7ce"/>
      <style:text-properties fo:color="#9c0006"/>
    </style:style>
    <style:style style:name="Excel_5f_CondFormat_5f_9_5f_2_5f_2" style:display-name="Excel_CondFormat_9_2_2" style:family="table-cell" style:parent-style-name="Default">
      <style:table-cell-properties fo:background-color="#c6efce"/>
      <style:text-properties fo:color="#006100"/>
    </style:style>
    <style:style style:name="Excel_5f_CondFormat_5f_9_5f_2_5f_3" style:display-name="Excel_CondFormat_9_2_3" style:family="table-cell" style:parent-style-name="Default">
      <style:table-cell-properties fo:background-color="#ff7c80"/>
      <style:text-properties fo:color="#ff0000"/>
    </style:style>
    <style:style style:name="Excel_5f_CondFormat_5f_9_5f_3_5f_1" style:display-name="Excel_CondFormat_9_3_1" style:family="table-cell" style:parent-style-name="Default">
      <style:text-properties fo:color="#00b050"/>
    </style:style>
    <style:style style:name="Excel_5f_CondFormat_5f_9_5f_4_5f_1" style:display-name="Excel_CondFormat_9_4_1" style:family="table-cell" style:parent-style-name="Default">
      <style:text-properties fo:color="#00b050"/>
    </style:style>
    <style:style style:name="Excel_5f_CondFormat_5f_9_5f_5_5f_1" style:display-name="Excel_CondFormat_9_5_1" style:family="table-cell" style:parent-style-name="Default">
      <style:text-properties fo:color="#ff0000"/>
    </style:style>
    <style:style style:name="Excel_5f_CondFormat_5f_9_5f_5_5f_2" style:display-name="Excel_CondFormat_9_5_2" style:family="table-cell" style:parent-style-name="Default">
      <style:text-properties fo:color="#00b050"/>
    </style:style>
    <style:style style:name="Excel_5f_CondFormat_5f_9_5f_5_5f_3" style:display-name="Excel_CondFormat_9_5_3" style:family="table-cell" style:parent-style-name="Default">
      <style:text-properties fo:color="#9c0006"/>
    </style:style>
    <style:style style:name="Excel_5f_CondFormat_5f_10_5f_1_5f_1" style:display-name="Excel_CondFormat_10_1_1" style:family="table-cell" style:parent-style-name="Default">
      <style:text-properties fo:color="#00b050"/>
    </style:style>
    <style:style style:name="Excel_5f_CondFormat_5f_10_5f_2_5f_1" style:display-name="Excel_CondFormat_10_2_1" style:family="table-cell" style:parent-style-name="Default">
      <style:text-properties fo:color="#00b050"/>
    </style:style>
    <style:style style:name="Excel_5f_CondFormat_5f_10_5f_3_5f_1" style:display-name="Excel_CondFormat_10_3_1" style:family="table-cell" style:parent-style-name="Default">
      <style:text-properties fo:color="#ff0000"/>
    </style:style>
    <style:style style:name="Excel_5f_CondFormat_5f_10_5f_3_5f_2" style:display-name="Excel_CondFormat_10_3_2" style:family="table-cell" style:parent-style-name="Default">
      <style:text-properties fo:color="#00b050"/>
    </style:style>
    <style:style style:name="Excel_5f_CondFormat_5f_10_5f_3_5f_3" style:display-name="Excel_CondFormat_10_3_3" style:family="table-cell" style:parent-style-name="Default">
      <style:text-properties fo:color="#9c0006"/>
    </style:style>
    <style:style style:name="Excel_5f_CondFormat_5f_10_5f_4_5f_1" style:display-name="Excel_CondFormat_10_4_1" style:family="table-cell" style:parent-style-name="Default">
      <style:table-cell-properties fo:background-color="#ffc7ce"/>
      <style:text-properties fo:color="#9c0006"/>
    </style:style>
    <style:style style:name="Excel_5f_CondFormat_5f_10_5f_4_5f_2" style:display-name="Excel_CondFormat_10_4_2" style:family="table-cell" style:parent-style-name="Default">
      <style:table-cell-properties fo:background-color="#c6efce"/>
      <style:text-properties fo:color="#006100"/>
    </style:style>
    <style:style style:name="Excel_5f_CondFormat_5f_10_5f_4_5f_3" style:display-name="Excel_CondFormat_10_4_3" style:family="table-cell" style:parent-style-name="Default">
      <style:table-cell-properties fo:background-color="#ff7c80"/>
      <style:text-properties fo:color="#ff0000"/>
    </style:style>
    <style:style style:name="Excel_5f_CondFormat_5f_10_5f_5_5f_1" style:display-name="Excel_CondFormat_10_5_1" style:family="table-cell" style:parent-style-name="Default">
      <style:table-cell-properties fo:background-color="#ffc7ce"/>
      <style:text-properties fo:color="#9c0006"/>
    </style:style>
    <style:style style:name="Excel_5f_CondFormat_5f_10_5f_5_5f_2" style:display-name="Excel_CondFormat_10_5_2" style:family="table-cell" style:parent-style-name="Default">
      <style:table-cell-properties fo:background-color="#c6efce"/>
      <style:text-properties fo:color="#006100"/>
    </style:style>
    <style:style style:name="Excel_5f_CondFormat_5f_10_5f_5_5f_3" style:display-name="Excel_CondFormat_10_5_3" style:family="table-cell" style:parent-style-name="Default">
      <style:table-cell-properties fo:background-color="#ff7c80"/>
      <style:text-properties fo:color="#ff0000"/>
    </style:style>
    <style:style style:name="Excel_5f_CondFormat_5f_11_5f_1_5f_1" style:display-name="Excel_CondFormat_11_1_1" style:family="table-cell" style:parent-style-name="Default">
      <style:text-properties fo:color="#9c0006"/>
    </style:style>
    <style:style style:name="Excel_5f_CondFormat_5f_11_5f_1_5f_2" style:display-name="Excel_CondFormat_11_1_2" style:family="table-cell" style:parent-style-name="Default">
      <style:text-properties fo:color="#00b050"/>
    </style:style>
    <style:style style:name="Excel_5f_CondFormat_5f_11_5f_2_5f_1" style:display-name="Excel_CondFormat_11_2_1" style:family="table-cell" style:parent-style-name="Default">
      <style:text-properties fo:color="#ff0000"/>
    </style:style>
    <style:style style:name="Excel_5f_CondFormat_5f_11_5f_2_5f_2" style:display-name="Excel_CondFormat_11_2_2" style:family="table-cell" style:parent-style-name="Default">
      <style:text-properties fo:color="#9c0006"/>
    </style:style>
    <style:style style:name="Excel_5f_CondFormat_5f_12_5f_1_5f_1" style:display-name="Excel_CondFormat_12_1_1" style:family="table-cell" style:parent-style-name="Default">
      <style:table-cell-properties fo:background-color="#ffc7ce"/>
      <style:text-properties fo:color="#9c0006"/>
    </style:style>
    <style:style style:name="Excel_5f_CondFormat_5f_12_5f_1_5f_2" style:display-name="Excel_CondFormat_12_1_2" style:family="table-cell" style:parent-style-name="Default">
      <style:table-cell-properties fo:background-color="#c6efce"/>
      <style:text-properties fo:color="#006100"/>
    </style:style>
    <style:style style:name="Excel_5f_CondFormat_5f_12_5f_2_5f_1" style:display-name="Excel_CondFormat_12_2_1" style:family="table-cell" style:parent-style-name="Default">
      <style:table-cell-properties fo:background-color="#ffc7ce"/>
      <style:text-properties fo:color="#9c0006"/>
    </style:style>
    <style:style style:name="Excel_5f_CondFormat_5f_12_5f_2_5f_2" style:display-name="Excel_CondFormat_12_2_2" style:family="table-cell" style:parent-style-name="Default">
      <style:table-cell-properties fo:background-color="#c6efce"/>
      <style:text-properties fo:color="#006100"/>
    </style:style>
    <style:style style:name="Excel_5f_CondFormat_5f_13_5f_1_5f_1" style:display-name="Excel_CondFormat_13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_5f_2" style:display-name="Excel_CondFormat_13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2_5f_1" style:display-name="Excel_CondFormat_13_2_1" style:family="table-cell" style:parent-style-name="Default">
      <style:table-cell-properties fo:background-color="#ffc7ce"/>
      <style:text-properties fo:color="#9c0006"/>
    </style:style>
    <style:style style:name="Excel_5f_CondFormat_5f_13_5f_2_5f_2" style:display-name="Excel_CondFormat_13_2_2" style:family="table-cell" style:parent-style-name="Default">
      <style:table-cell-properties fo:background-color="#c6efce"/>
      <style:text-properties fo:color="#006100"/>
    </style:style>
    <style:style style:name="Excel_5f_CondFormat_5f_13_5f_2_5f_3" style:display-name="Excel_CondFormat_13_2_3" style:family="table-cell" style:parent-style-name="Default">
      <style:table-cell-properties fo:background-color="#c6efce"/>
      <style:text-properties fo:color="#006100"/>
    </style:style>
    <style:style style:name="Excel_5f_CondFormat_5f_13_5f_3_5f_1" style:display-name="Excel_CondFormat_13_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3_5f_2" style:display-name="Excel_CondFormat_13_3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4_5f_1" style:display-name="Excel_CondFormat_13_4_1" style:family="table-cell" style:parent-style-name="Default">
      <style:table-cell-properties fo:background-color="#ccffcc"/>
      <style:text-properties fo:color="#993300"/>
    </style:style>
    <style:style style:name="Excel_5f_CondFormat_5f_13_5f_5_5f_1" style:display-name="Excel_CondFormat_13_5_1" style:family="table-cell" style:parent-style-name="Default">
      <style:table-cell-properties fo:background-color="#ccffcc"/>
      <style:text-properties fo:color="#993300"/>
    </style:style>
    <style:style style:name="Excel_5f_CondFormat_5f_13_5f_6_5f_1" style:display-name="Excel_CondFormat_13_6_1" style:family="table-cell" style:parent-style-name="Default">
      <style:table-cell-properties fo:background-color="#ffc7ce"/>
      <style:text-properties fo:color="#9c0006"/>
    </style:style>
    <style:style style:name="Excel_5f_CondFormat_5f_13_5f_6_5f_2" style:display-name="Excel_CondFormat_13_6_2" style:family="table-cell" style:parent-style-name="Default">
      <style:table-cell-properties fo:background-color="#c6efce"/>
      <style:text-properties fo:color="#006100"/>
    </style:style>
    <style:style style:name="Excel_5f_CondFormat_5f_13_5f_6_5f_3" style:display-name="Excel_CondFormat_13_6_3" style:family="table-cell" style:parent-style-name="Default">
      <style:table-cell-properties fo:background-color="#c6efce"/>
      <style:text-properties fo:color="#006100"/>
    </style:style>
    <style:style style:name="Excel_5f_CondFormat_5f_13_5f_7_5f_1" style:display-name="Excel_CondFormat_13_7_1" style:family="table-cell" style:parent-style-name="Default">
      <style:table-cell-properties fo:background-color="#ccffcc"/>
      <style:text-properties fo:color="#993300"/>
    </style:style>
    <style:style style:name="Excel_5f_CondFormat_5f_13_5f_8_5f_1" style:display-name="Excel_CondFormat_13_8_1" style:family="table-cell" style:parent-style-name="Default">
      <style:table-cell-properties fo:background-color="#ccffcc"/>
      <style:text-properties fo:color="#993300"/>
    </style:style>
    <style:style style:name="Excel_5f_CondFormat_5f_13_5f_9_5f_1" style:display-name="Excel_CondFormat_13_9_1" style:family="table-cell" style:parent-style-name="Default">
      <style:table-cell-properties fo:background-color="#ffc7ce"/>
      <style:text-properties fo:color="#9c0006"/>
    </style:style>
    <style:style style:name="Excel_5f_CondFormat_5f_13_5f_9_5f_2" style:display-name="Excel_CondFormat_13_9_2" style:family="table-cell" style:parent-style-name="Default">
      <style:table-cell-properties fo:background-color="#c6efce"/>
      <style:text-properties fo:color="#006100"/>
    </style:style>
    <style:style style:name="Excel_5f_CondFormat_5f_13_5f_10_5f_1" style:display-name="Excel_CondFormat_13_10_1" style:family="table-cell" style:parent-style-name="Default">
      <style:table-cell-properties fo:background-color="#ffc7ce"/>
      <style:text-properties fo:color="#9c0006"/>
    </style:style>
    <style:style style:name="Excel_5f_CondFormat_5f_13_5f_10_5f_2" style:display-name="Excel_CondFormat_13_10_2" style:family="table-cell" style:parent-style-name="Default">
      <style:table-cell-properties fo:background-color="#c6efce"/>
      <style:text-properties fo:color="#006100"/>
    </style:style>
    <style:style style:name="Excel_5f_CondFormat_5f_13_5f_10_5f_3" style:display-name="Excel_CondFormat_13_10_3" style:family="table-cell" style:parent-style-name="Default">
      <style:table-cell-properties fo:background-color="#c6efce"/>
      <style:text-properties fo:color="#006100"/>
    </style:style>
    <style:style style:name="Excel_5f_CondFormat_5f_13_5f_11_5f_1" style:display-name="Excel_CondFormat_13_11_1" style:family="table-cell" style:parent-style-name="Default">
      <style:table-cell-properties fo:background-color="#ccffcc"/>
      <style:text-properties fo:color="#993300"/>
    </style:style>
    <style:style style:name="Excel_5f_CondFormat_5f_13_5f_12_5f_1" style:display-name="Excel_CondFormat_13_12_1" style:family="table-cell" style:parent-style-name="Default">
      <style:table-cell-properties fo:background-color="#ffc7ce"/>
      <style:text-properties fo:color="#9c0006"/>
    </style:style>
    <style:style style:name="Excel_5f_CondFormat_5f_13_5f_12_5f_2" style:display-name="Excel_CondFormat_13_12_2" style:family="table-cell" style:parent-style-name="Default">
      <style:table-cell-properties fo:background-color="#c6efce"/>
      <style:text-properties fo:color="#006100"/>
    </style:style>
    <style:style style:name="Excel_5f_CondFormat_5f_13_5f_13_5f_1" style:display-name="Excel_CondFormat_13_1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3_5f_2" style:display-name="Excel_CondFormat_13_13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14_5f_1" style:display-name="Excel_CondFormat_13_14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4_5f_2" style:display-name="Excel_CondFormat_13_14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1_5f_1" style:display-name="Excel_CondFormat_14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1_5f_2" style:display-name="Excel_CondFormat_14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2_5f_1" style:display-name="Excel_CondFormat_14_2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2_5f_2" style:display-name="Excel_CondFormat_14_2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3_5f_1" style:display-name="Excel_CondFormat_14_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3_5f_2" style:display-name="Excel_CondFormat_14_3_2" style:family="table-cell" style:parent-style-name="Default">
      <style:text-properties fo:color="#008000" fo:font-style="normal" fo:font-weight="bold" style:font-style-asian="normal" style:font-weight-asian="bold" style:font-style-complex="normal" style:font-weight-complex="bold"/>
    </style:style>
    <draw:marker draw:name="Extrémités_20_de_20_flèche_20_1" draw:display-name="Extrémités de flèche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9.7cm" fo:page-height="21.001cm" style:num-format="1" style:print-orientation="landscape" fo:margin-top="0.991cm" fo:margin-bottom="0.406cm" fo:margin-left="1.194cm" fo:margin-right="2.007cm" style:first-page-number="continue" style:scale-to="100%"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434cm"/>
      </style:footer-style>
    </style:page-layout>
    <style:page-layout style:name="Mpm5">
      <style:page-layout-properties fo:page-width="29.7cm" fo:page-height="21.001cm" style:num-format="1" style:print-orientation="landscape"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6">
      <style:page-layout-properties fo:page-width="29.7cm" fo:page-height="21.001cm" style:num-format="1" style:print-orientation="landscape" fo:margin-top="0.991cm" fo:margin-bottom="0.406cm" fo:margin-left="1.194cm" fo:margin-right="2.007cm" style:first-page-number="continue" style:scale-to="50%"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434cm"/>
      </style:footer-style>
    </style:page-layout>
    <style:page-layout style:name="Mpm7">
      <style:page-layout-properties fo:page-width="29.7cm" fo:page-height="21.001cm" style:num-format="1" style:print-orientation="landscape"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8cm"/>
      </style:header-style>
      <style:footer-style>
        <style:header-footer-properties fo:min-height="0.75cm" fo:margin-left="0.7cm" fo:margin-right="0cm" fo:margin-top="0.448cm"/>
      </style:footer-style>
    </style:page-layout>
    <style:page-layout style:name="Mpm8">
      <style:page-layout-properties style:num-format="1" style:print-orientation="portrait"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9">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10">
      <style:page-layout-properties fo:page-width="29.7cm" fo:page-height="21.001cm" style:num-format="1" style:print-orientation="landscape" fo:margin-top="0.991cm" fo:margin-bottom="1.194cm" fo:margin-left="1.194cm" fo:margin-right="2.007cm" style:first-page-number="continue" style:scale-to-X="1" style:scale-to-Y="3"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cm"/>
      </style:footer-style>
    </style:page-layout>
    <style:page-layout style:name="Mpm11">
      <style:page-layout-properties style:num-format="1" style:print-orientation="portrait" fo:margin-top="1cm" fo:margin-bottom="0.4cm" fo:margin-left="1.199cm" fo:margin-right="2cm" style:first-page-number="continue" style:scale-to-X="1" style:scale-to-Y="2"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12">
      <style:page-layout-properties fo:page-width="29.7cm" fo:page-height="21.001cm" style:num-format="1" style:print-orientation="landscape" fo:margin-top="1.9cm" fo:margin-bottom="0.801cm" fo:margin-left="1.799cm" fo:margin-right="1.799cm" style:first-page-number="continue" style:scale-to-X="1" style:scale-to-Y="1" style:writing-mode="lr-tb"/>
      <style:header-style>
        <style:header-footer-properties fo:min-height="0.75cm" fo:margin-left="0.101cm" fo:margin-right="0.101cm" fo:margin-bottom="0cm"/>
      </style:header-style>
      <style:footer-style>
        <style:header-footer-properties fo:min-height="0.75cm" fo:margin-left="0.101cm" fo:margin-right="0.101cm" fo:margin-top="0.748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style:use-window-font-color="true" style:text-outline="false" style:text-line-through-style="none" style:text-position="0% 100%" style:font-name="Comic Sans MS" fo:font-size="10pt" fo:font-style="normal" fo:text-shadow="none" style:text-underline-style="none" fo:font-weight="normal" style:font-size-asian="10pt" style:font-style-asian="normal" style:font-weight-asian="normal" style:font-name-complex="Comic Sans MS"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1">00/00/0000</text:date>, <text:time style:data-style-name="N2" text:time-value="0000-00-00T11:46:40">00:00:00</text:time></text:p>
        </style:region-right>
      </style:header>
      <style:header-left style:display="false"/>
      <style:footer>
        <text:p>Page <text:page-number>1</text:page-number> / <text:page-count>99</text:page-count></text:p>
      </style:footer>
      <style:footer-left style:display="false"/>
    </style:master-page>
    <style:master-page style:name="PageStyle_5f_Hypothèses" style:display-name="PageStyle_Hypothèses" style:page-layout-name="Mpm3">
      <style:header style:display="false"/>
      <style:header-left style:display="false"/>
      <style:footer style:display="false"/>
      <style:footer-left style:display="false"/>
    </style:master-page>
    <style:master-page style:name="PageStyle_5f_1.1_20_Plan_20_de_20_financement_20_" style:display-name="PageStyle_1.1 Plan de financement "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1.2_20_Amortissements" style:display-name="PageStyle_1.2 Amortissement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2.1_20_CA_2c__20_CV" style:display-name="PageStyle_2.1 CA, CV"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2.2_20_CF" style:display-name="PageStyle_2.2 CF"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3._20_Personnel" style:display-name="PageStyle_3. Personnel" style:page-layout-name="Mpm3">
      <style:header style:display="false"/>
      <style:header-left style:display="false"/>
      <style:footer style:display="false"/>
      <style:footer-left style:display="false"/>
    </style:master-page>
    <style:master-page style:name="PageStyle_5f_4._20_CdR" style:display-name="PageStyle_4. CdR" style:page-layout-name="Mpm7">
      <style:header>
        <text:p><text:span text:style-name="MT1"><text:sheet-name>???</text:sheet-name></text:span></text:p>
      </style:header>
      <style:header-left style:display="false">
        <text:p><text:span text:style-name="MT1"><text:sheet-name>???</text:sheet-name></text:span></text:p>
      </style:header-left>
      <style:footer>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
      <style:footer-left style:display="false">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left>
    </style:master-page>
    <style:master-page style:name="PageStyle_5f_5._20_Impôts" style:display-name="PageStyle_5. Impôt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6._20_Trésorerie_20_si_20_préfin_20_T" style:display-name="PageStyle_6. Trésorerie si préfin T" style:page-layout-name="Mpm8">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6.bis_20_Trésorerie_20_si_20_pas_20_préfin" style:display-name="PageStyle_6.bis Trésorerie si pas préfin" style:page-layout-name="Mpm9">
      <style:header style:display="false"/>
      <style:header-left style:display="false"/>
      <style:footer style:display="false"/>
      <style:footer-left style:display="false"/>
    </style:master-page>
    <style:master-page style:name="PageStyle_5f_7._20_bilan_20__2b__20_ratio" style:display-name="PageStyle_7. bilan + ratio" style:page-layout-name="Mpm10">
      <style:header>
        <text:p><text:span text:style-name="MT1"><text:sheet-name>???</text:sheet-name></text:span></text:p>
      </style:header>
      <style:header-left style:display="false">
        <text:p><text:span text:style-name="MT1"><text:sheet-name>???</text:sheet-name></text:span></text:p>
      </style:header-left>
      <style:footer style:display="false"/>
      <style:footer-left style:display="false"/>
    </style:master-page>
    <style:master-page style:name="PageStyle_5f_7._20_Plan_20_rbt" style:display-name="PageStyle_7. Plan rbt" style:page-layout-name="Mpm11">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plan_20_A_20_versus_20_B" style:display-name="PageStyle_plan A versus B" style:page-layout-name="Mpm12">
      <style:header style:display="false"/>
      <style:header-left style:display="false"/>
      <style:footer>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
      <style:footer-left style:display="false">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left>
    </style:master-page>
    <style:master-page style:name="PageStyle_5f_Feuil1" style:display-name="PageStyle_Feuil1" style:page-layout-name="Mpm9">
      <style:header style:display="false"/>
      <style:header-left style:display="false"/>
      <style:footer style:display="false"/>
      <style:footer-left style:display="false"/>
    </style:master-page>
    <style:master-page style:name="PageStyle_5f_Rapport_20_sur_20_la_20_compatibilité" style:display-name="PageStyle_Rapport sur la compatibilité"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Decamp</meta:initial-creator>
    <meta:creation-date>2013-09-10T21:49:08</meta:creation-date>
    <dc:date>2014-07-21T15:00:24</dc:date>
    <meta:print-date>2013-10-29T13:15:38</meta:print-date>
    <meta:generator>LibreOffice/4.0.2.2$Linux_X86_64 LibreOffice_project/400m0$Build-2</meta:generator>
    <meta:editing-duration>PT1H59M24S</meta:editing-duration>
    <meta:editing-cycles>9</meta:editing-cycles>
    <meta:document-statistic meta:table-count="17" meta:cell-count="6739" meta:object-count="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currency-style style:name="N189P0" style:volatile="true">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1" style:volatile="true">
      <number:text>-</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2" style:volatile="true">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189">
      <number:text-content/>
      <number:text> </number:text>
      <style:map style:condition="value()&gt;0" style:apply-style-name="N189P0"/>
      <style:map style:condition="value()&lt;0" style:apply-style-name="N189P1"/>
      <style:map style:condition="value()=0" style:apply-style-name="N18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189">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2">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2">
      <style:graphic-properties draw:stroke="none" svg:stroke-color="#3c3c3c" draw:fill-color="#4572a7"/>
      <style:text-properties fo:font-size="10pt" style:font-size-asian="10pt" style:font-size-complex="10pt"/>
    </style:style>
    <style:style style:name="ch9" style:family="chart" style:data-style-name="N2">
      <style:graphic-properties draw:stroke="none" svg:stroke-color="#3c3c3c" draw:fill-color="#aa4643"/>
      <style:text-properties fo:font-size="10pt" style:font-size-asian="10pt" style:font-size-complex="10pt"/>
    </style:style>
    <style:style style:name="ch10" style:family="chart" style:data-style-name="N2">
      <style:graphic-properties draw:stroke="none" svg:stroke-color="#3c3c3c" draw:fill-color="#89a54e"/>
      <style:text-properties fo:font-size="10pt" style:font-size-asian="10pt" style:font-size-complex="10pt"/>
    </style:style>
    <style:style style:name="ch11" style:family="chart" style:data-style-name="N2">
      <style:graphic-properties draw:stroke="none" svg:stroke-color="#3c3c3c" draw:fill-color="#71588f"/>
      <style:text-properties fo:font-size="10pt" style:font-size-asian="10pt" style:font-size-complex="10pt"/>
    </style:style>
    <style:style style:name="ch12" style:family="chart" style:data-style-name="N2">
      <style:graphic-properties draw:stroke="none" svg:stroke-color="#3c3c3c" draw:fill-color="#4198af"/>
      <style:text-properties fo:font-size="10pt" style:font-size-asian="10pt" style:font-size-complex="10pt"/>
    </style:style>
    <style:style style:name="ch13" style:family="chart" style:data-style-name="N2">
      <style:graphic-properties draw:stroke="none" svg:stroke-color="#3c3c3c" draw:fill-color="#db843d"/>
      <style:text-properties fo:font-size="10pt" style:font-size-asian="10pt" style:font-size-complex="10pt"/>
    </style:style>
    <style:style style:name="ch14" style:family="chart" style:data-style-name="N2">
      <style:graphic-properties draw:stroke="none" svg:stroke-color="#3c3c3c" draw:fill-color="#93a9cf"/>
      <style:text-properties fo:font-size="10pt" style:font-size-asian="10pt" style:font-size-complex="10pt"/>
    </style:style>
    <style:style style:name="ch15" style:family="chart" style:data-style-name="N2">
      <style:graphic-properties draw:stroke="none" svg:stroke-color="#3c3c3c" draw:fill-color="#d19392"/>
      <style:text-properties fo:font-size="10pt" style:font-size-asian="10pt" style:font-size-complex="10pt"/>
    </style:style>
    <style:style style:name="ch16" style:family="chart" style:data-style-name="N2">
      <style:graphic-properties draw:stroke="none" svg:stroke-color="#3c3c3c" draw:fill-color="#b9cd96"/>
      <style:text-properties fo:font-size="10pt" style:font-size-asian="10pt" style:font-size-complex="10pt"/>
    </style:style>
    <style:style style:name="ch17" style:family="chart">
      <style:graphic-properties svg:stroke-color="#3c3c3c" draw:fill="solid" draw:fill-color="#ffffff"/>
    </style:style>
    <style:style style:name="ch18" style:family="chart">
      <style:graphic-properties draw:fill-color="#d9d9d9"/>
    </style:style>
  </office:automatic-styles>
  <office:body>
    <office:chart>
      <chart:chart svg:width="23.469cm" svg:height="8.183cm" xlink:href=".." xlink:type="simple" chart:class="chart:bar" chart:style-name="ch1">
        <chart:title svg:x="7.981cm" svg:y="0.35cm" chart:style-name="ch2">
          <text:p>Dans un médor</text:p>
        </chart:title>
        <chart:legend svg:x="16.412cm" svg:y="0.4cm" style:legend-expansion="custom" chartooo:width="6.299cm" chartooo:height="7.815cm" style:legend-expansion-aspect-ratio="0.806014075495841" chart:style-name="ch3"/>
        <chart:plot-area chart:style-name="ch4" table:cell-range-address="Hypothèses.A30:Hypothèses.C39" chart:data-source-has-labels="both" svg:x="1.486cm" svg:y="1.331cm" svg:width="13.279cm" svg:height="6.804cm">
          <chartooo:coordinate-region svg:x="2.761cm" svg:y="1.521cm" svg:width="12.004cm" svg:height="5.985cm"/>
          <chart:axis chart:dimension="x" chart:name="primary-x" chart:style-name="ch5" chartooo:axis-type="auto">
            <chartooo:date-scale/>
            <chart:categories table:cell-range-address="Hypothèses.B30:Hypothèses.C30"/>
          </chart:axis>
          <chart:axis chart:dimension="y" chart:name="primary-y" chart:style-name="ch6">
            <chart:grid chart:style-name="ch7" chart:class="major"/>
          </chart:axis>
          <chart:series chart:style-name="ch8" chart:values-cell-range-address="Hypothèses.B31:Hypothèses.C31" chart:label-cell-address="Hypothèses.A31:Hypothèses.A31" chart:class="chart:bar">
            <chart:data-point chart:repeated="2"/>
          </chart:series>
          <chart:series chart:style-name="ch9" chart:values-cell-range-address="Hypothèses.B32:Hypothèses.C32" chart:label-cell-address="Hypothèses.A32:Hypothèses.A32" chart:class="chart:bar">
            <chart:data-point chart:repeated="2"/>
          </chart:series>
          <chart:series chart:style-name="ch10" chart:values-cell-range-address="Hypothèses.B33:Hypothèses.C33" chart:label-cell-address="Hypothèses.A33:Hypothèses.A33" chart:class="chart:bar">
            <chart:data-point chart:repeated="2"/>
          </chart:series>
          <chart:series chart:style-name="ch11" chart:values-cell-range-address="Hypothèses.B34:Hypothèses.C34" chart:label-cell-address="Hypothèses.A34:Hypothèses.A34" chart:class="chart:bar">
            <chart:data-point chart:repeated="2"/>
          </chart:series>
          <chart:series chart:style-name="ch12" chart:values-cell-range-address="Hypothèses.B35:Hypothèses.C35" chart:label-cell-address="Hypothèses.A35:Hypothèses.A35" chart:class="chart:bar">
            <chart:data-point chart:repeated="2"/>
          </chart:series>
          <chart:series chart:style-name="ch13" chart:values-cell-range-address="Hypothèses.B36:Hypothèses.C36" chart:label-cell-address="Hypothèses.A36:Hypothèses.A36" chart:class="chart:bar">
            <chart:data-point chart:repeated="2"/>
          </chart:series>
          <chart:series chart:style-name="ch14" chart:values-cell-range-address="Hypothèses.B37:Hypothèses.C37" chart:label-cell-address="Hypothèses.A37:Hypothèses.A37" chart:class="chart:bar">
            <chart:data-point chart:repeated="2"/>
          </chart:series>
          <chart:series chart:style-name="ch15" chart:values-cell-range-address="Hypothèses.B38:Hypothèses.C38" chart:label-cell-address="Hypothèses.A38:Hypothèses.A38" chart:class="chart:bar">
            <chart:data-point chart:repeated="2"/>
          </chart:series>
          <chart:series chart:style-name="ch16" chart:values-cell-range-address="Hypothèses.B39:Hypothèses.C39" chart:label-cell-address="Hypothèses.A39:Hypothèses.A39"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on dépense </text:p>
                <draw:g>
                  <svg:desc>Hypothèses.B30:Hypothèses.C30</svg:desc>
                </draw:g>
              </table:table-cell>
              <table:table-cell office:value-type="string">
                <text:p> on gagne </text:p>
              </table:table-cell>
            </table:table-row>
          </table:table-header-rows>
          <table:table-rows>
            <table:table-row>
              <table:table-cell office:value-type="string">
                <text:p>Impression</text:p>
                <draw:g>
                  <svg:desc>Hypothèses.A31:Hypothèses.A31</svg:desc>
                </draw:g>
              </table:table-cell>
              <table:table-cell office:value-type="float" office:value="2.06077922077922">
                <text:p>2.06077922077922</text:p>
                <draw:g>
                  <svg:desc>Hypothèses.B31:Hypothèses.C31</svg:desc>
                </draw:g>
              </table:table-cell>
              <table:table-cell office:value-type="float" office:value="NaN">
                <text:p>NaN</text:p>
              </table:table-cell>
            </table:table-row>
            <table:table-row>
              <table:table-cell office:value-type="string">
                <text:p>Distribution</text:p>
                <draw:g>
                  <svg:desc>Hypothèses.A32:Hypothèses.A32</svg:desc>
                </draw:g>
              </table:table-cell>
              <table:table-cell office:value-type="float" office:value="1.0867012987013">
                <text:p>1.0867012987013</text:p>
                <draw:g>
                  <svg:desc>Hypothèses.B32:Hypothèses.C32</svg:desc>
                </draw:g>
              </table:table-cell>
              <table:table-cell office:value-type="float" office:value="NaN">
                <text:p>NaN</text:p>
              </table:table-cell>
            </table:table-row>
            <table:table-row>
              <table:table-cell office:value-type="string">
                <text:p>Pub</text:p>
                <draw:g>
                  <svg:desc>Hypothèses.A33:Hypothèses.A33</svg:desc>
                </draw:g>
              </table:table-cell>
              <table:table-cell office:value-type="float" office:value="0.467532467532468">
                <text:p>0.467532467532468</text:p>
                <draw:g>
                  <svg:desc>Hypothèses.B33:Hypothèses.C33</svg:desc>
                </draw:g>
              </table:table-cell>
              <table:table-cell office:value-type="float" office:value="NaN">
                <text:p>NaN</text:p>
              </table:table-cell>
            </table:table-row>
            <table:table-row>
              <table:table-cell office:value-type="string">
                <text:p>61 Frs Généraux</text:p>
                <draw:g>
                  <svg:desc>Hypothèses.A34:Hypothèses.A34</svg:desc>
                </draw:g>
              </table:table-cell>
              <table:table-cell office:value-type="float" office:value="0.620521627133198">
                <text:p>0.620521627133198</text:p>
                <draw:g>
                  <svg:desc>Hypothèses.B34:Hypothèses.C34</svg:desc>
                </draw:g>
              </table:table-cell>
              <table:table-cell office:value-type="float" office:value="NaN">
                <text:p>NaN</text:p>
              </table:table-cell>
            </table:table-row>
            <table:table-row>
              <table:table-cell office:value-type="string">
                <text:p>62 rémunérations et charges sociales</text:p>
                <draw:g>
                  <svg:desc>Hypothèses.A35:Hypothèses.A35</svg:desc>
                </draw:g>
              </table:table-cell>
              <table:table-cell office:value-type="float" office:value="10.0551865032468">
                <text:p>10.0551865032468</text:p>
                <draw:g>
                  <svg:desc>Hypothèses.B35:Hypothèses.C35</svg:desc>
                </draw:g>
              </table:table-cell>
              <table:table-cell office:value-type="float" office:value="NaN">
                <text:p>NaN</text:p>
              </table:table-cell>
            </table:table-row>
            <table:table-row>
              <table:table-cell office:value-type="string">
                <text:p>63 amort., rdv et provision</text:p>
                <draw:g>
                  <svg:desc>Hypothèses.A36:Hypothèses.A36</svg:desc>
                </draw:g>
              </table:table-cell>
              <table:table-cell office:value-type="float" office:value="0.382792207792208">
                <text:p>0.382792207792208</text:p>
                <draw:g>
                  <svg:desc>Hypothèses.B36:Hypothèses.C36</svg:desc>
                </draw:g>
              </table:table-cell>
              <table:table-cell office:value-type="float" office:value="NaN">
                <text:p>NaN</text:p>
              </table:table-cell>
            </table:table-row>
            <table:table-row>
              <table:table-cell office:value-type="string">
                <text:p>64 Autres charges</text:p>
                <draw:g>
                  <svg:desc>Hypothèses.A37:Hypothèses.A37</svg:desc>
                </draw:g>
              </table:table-cell>
              <table:table-cell office:value-type="float" office:value="0.0292207792207792">
                <text:p>0.0292207792207792</text:p>
                <draw:g>
                  <svg:desc>Hypothèses.B37:Hypothèses.C37</svg:desc>
                </draw:g>
              </table:table-cell>
              <table:table-cell office:value-type="float" office:value="NaN">
                <text:p>NaN</text:p>
              </table:table-cell>
            </table:table-row>
            <table:table-row>
              <table:table-cell office:value-type="string">
                <text:p>Ventes</text:p>
                <draw:g>
                  <svg:desc>Hypothèses.A38:Hypothèses.A38</svg:desc>
                </draw:g>
              </table:table-cell>
              <table:table-cell office:value-type="float" office:value="NaN">
                <text:p>NaN</text:p>
                <draw:g>
                  <svg:desc>Hypothèses.B38:Hypothèses.C38</svg:desc>
                </draw:g>
              </table:table-cell>
              <table:table-cell office:value-type="float" office:value="13.0889977946582">
                <text:p>13.0889977946582</text:p>
              </table:table-cell>
            </table:table-row>
            <table:table-row>
              <table:table-cell office:value-type="string">
                <text:p>Pub</text:p>
                <draw:g>
                  <svg:desc>Hypothèses.A39:Hypothèses.A39</svg:desc>
                </draw:g>
              </table:table-cell>
              <table:table-cell office:value-type="float" office:value="NaN">
                <text:p>NaN</text:p>
                <draw:g>
                  <svg:desc>Hypothèses.B39:Hypothèses.C39</svg:desc>
                </draw:g>
              </table:table-cell>
              <table:table-cell office:value-type="float" office:value="1.60996028764624">
                <text:p>1.609960287646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69">
      <style:graphic-properties draw:stroke="none" svg:stroke-color="#3c3c3c" draw:fill-color="#39608e"/>
      <style:text-properties fo:font-size="10pt" style:font-size-asian="10pt" style:font-size-complex="10pt"/>
    </style:style>
    <style:style style:name="ch9" style:family="chart" style:data-style-name="N169">
      <style:graphic-properties draw:stroke="none" svg:stroke-color="#3c3c3c" draw:fill-color="#903a38"/>
      <style:text-properties fo:font-size="10pt" style:font-size-asian="10pt" style:font-size-complex="10pt"/>
    </style:style>
    <style:style style:name="ch10" style:family="chart" style:data-style-name="N169">
      <style:graphic-properties draw:stroke="none" svg:stroke-color="#3c3c3c" draw:fill-color="#748c41"/>
      <style:text-properties fo:font-size="10pt" style:font-size-asian="10pt" style:font-size-complex="10pt"/>
    </style:style>
    <style:style style:name="ch11" style:family="chart" style:data-style-name="N169">
      <style:graphic-properties draw:stroke="none" svg:stroke-color="#3c3c3c" draw:fill-color="#5f4979"/>
      <style:text-properties fo:font-size="10pt" style:font-size-asian="10pt" style:font-size-complex="10pt"/>
    </style:style>
    <style:style style:name="ch12" style:family="chart" style:data-style-name="N169">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0">
      <style:graphic-properties draw:stroke="none" svg:stroke-color="#3c3c3c" draw:fill-color="#a99bbd"/>
      <style:text-properties fo:font-size="10pt" style:font-size-asian="10pt" style:font-size-complex="10pt"/>
    </style:style>
    <style:style style:name="ch30" style:family="chart" style:data-style-name="N0">
      <style:graphic-properties draw:stroke="none" svg:stroke-color="#3c3c3c" draw:fill-color="#91c3d5"/>
      <style:text-properties fo:font-size="10pt" style:font-size-asian="10pt" style:font-size-complex="10pt"/>
    </style:style>
    <style:style style:name="ch31" style:family="chart" style:data-style-name="N169">
      <style:graphic-properties draw:stroke="none" svg:stroke-color="#3c3c3c" draw:fill-color="#f9b590"/>
      <style:text-properties fo:font-size="10pt" style:font-size-asian="10pt" style:font-size-complex="10pt"/>
    </style:style>
    <style:style style:name="ch32" style:family="chart" style:data-style-name="N169">
      <style:graphic-properties draw:stroke="none" svg:stroke-color="#3c3c3c" draw:fill-color="#bcc8df"/>
      <style:text-properties fo:font-size="10pt" style:font-size-asian="10pt" style:font-size-complex="10pt"/>
    </style:style>
    <style:style style:name="ch33" style:family="chart" style:data-style-name="N169">
      <style:graphic-properties draw:stroke="none" svg:stroke-color="#3c3c3c" draw:fill-color="#e0bcbc"/>
      <style:text-properties fo:font-size="10pt" style:font-size-asian="10pt" style:font-size-complex="10pt"/>
    </style:style>
    <style:style style:name="ch34" style:family="chart" style:data-style-name="N169">
      <style:graphic-properties draw:stroke="none" svg:stroke-color="#3c3c3c" draw:fill-color="#d1debe"/>
      <style:text-properties fo:font-size="10pt" style:font-size-asian="10pt" style:font-size-complex="10pt"/>
    </style:style>
    <style:style style:name="ch35" style:family="chart">
      <style:graphic-properties svg:stroke-color="#3c3c3c" draw:fill="solid" draw:fill-color="#ffffff"/>
    </style:style>
    <style:style style:name="ch36" style:family="chart">
      <style:graphic-properties draw:fill-color="#d9d9d9"/>
    </style:style>
  </office:automatic-styles>
  <office:body>
    <office:chart>
      <chart:chart svg:width="15.994cm" svg:height="10.054cm" xlink:href=".." xlink:type="simple" chart:class="chart:bar" chart:style-name="ch1">
        <chart:title svg:x="4.692cm" svg:y="0.326cm" chart:style-name="ch2">
          <text:p>Montant des produits</text:p>
        </chart:title>
        <chart:legend svg:x="10.897cm" svg:y="0.607cm" style:legend-expansion="custom" chartooo:width="4.52cm" chartooo:height="8.959cm" style:legend-expansion-aspect-ratio="0.504520593816274" chart:style-name="ch3"/>
        <chart:plot-area chart:style-name="ch4" table:cell-range-address="'4. CdR'.I5:'4. CdR'.K5 '4. CdR'.G7:'4. CdR'.G29 '4. CdR'.I7:'4. CdR'.K29 '4. CdR'.G32:'4. CdR'.G32 '4. CdR'.I32:'4. CdR'.K32 '4. CdR'.G38:'4. CdR'.G40 '4. CdR'.I38:'4. CdR'.K40" chart:data-source-has-labels="both" svg:x="0.266cm" svg:y="1.213cm" svg:width="10.982cm" svg:height="8.719cm">
          <chartooo:coordinate-region svg:x="1.882cm" svg:y="1.403cm" svg:width="9.366cm" svg:height="7.9cm"/>
          <chart:axis chart:dimension="x" chart:name="primary-x" chart:style-name="ch5" chartooo:axis-type="auto">
            <chartooo:date-scale/>
            <chart:categories table:cell-range-address="'4. CdR'.I5:'4. CdR'.K5"/>
          </chart:axis>
          <chart:axis chart:dimension="y" chart:name="primary-y" chart:style-name="ch6">
            <chart:grid chart:style-name="ch7" chart:class="major"/>
          </chart:axis>
          <chart:series chart:style-name="ch8" chart:values-cell-range-address="'4. CdR'.I7:'4. CdR'.K7" chart:label-cell-address="'4. CdR'.G7:'4. CdR'.G7" chart:class="chart:bar">
            <chart:data-point chart:repeated="3"/>
          </chart:series>
          <chart:series chart:style-name="ch9" chart:values-cell-range-address="'4. CdR'.I8:'4. CdR'.K8" chart:label-cell-address="'4. CdR'.G8:'4. CdR'.G8" chart:class="chart:bar">
            <chart:data-point chart:repeated="3"/>
          </chart:series>
          <chart:series chart:style-name="ch10" chart:values-cell-range-address="'4. CdR'.I9:'4. CdR'.K9" chart:label-cell-address="'4. CdR'.G9:'4. CdR'.G9" chart:class="chart:bar">
            <chart:data-point chart:repeated="3"/>
          </chart:series>
          <chart:series chart:style-name="ch11" chart:values-cell-range-address="'4. CdR'.I10:'4. CdR'.K10" chart:label-cell-address="'4. CdR'.G10:'4. CdR'.G10" chart:class="chart:bar">
            <chart:data-point chart:repeated="3"/>
          </chart:series>
          <chart:series chart:style-name="ch12" chart:values-cell-range-address="'4. CdR'.I11:'4. CdR'.K11" chart:label-cell-address="'4. CdR'.G11:'4. CdR'.G11" chart:class="chart:bar">
            <chart:data-point chart:repeated="3"/>
          </chart:series>
          <chart:series chart:style-name="ch13" chart:values-cell-range-address="'4. CdR'.I12:'4. CdR'.K12" chart:label-cell-address="'4. CdR'.G12:'4. CdR'.G12" chart:class="chart:bar">
            <chart:data-point/>
          </chart:series>
          <chart:series chart:style-name="ch14" chart:values-cell-range-address="'4. CdR'.I13:'4. CdR'.K13" chart:label-cell-address="'4. CdR'.G13:'4. CdR'.G13" chart:class="chart:bar">
            <chart:data-point/>
          </chart:series>
          <chart:series chart:style-name="ch15" chart:values-cell-range-address="'4. CdR'.I14:'4. CdR'.K14" chart:label-cell-address="'4. CdR'.G14:'4. CdR'.G14" chart:class="chart:bar">
            <chart:data-point/>
          </chart:series>
          <chart:series chart:style-name="ch16" chart:values-cell-range-address="'4. CdR'.I15:'4. CdR'.K15" chart:label-cell-address="'4. CdR'.G15:'4. CdR'.G15" chart:class="chart:bar">
            <chart:data-point/>
          </chart:series>
          <chart:series chart:style-name="ch17" chart:values-cell-range-address="'4. CdR'.I16:'4. CdR'.K16" chart:label-cell-address="'4. CdR'.G16:'4. CdR'.G16" chart:class="chart:bar">
            <chart:data-point/>
          </chart:series>
          <chart:series chart:style-name="ch18" chart:values-cell-range-address="'4. CdR'.I17:'4. CdR'.K17" chart:label-cell-address="'4. CdR'.G17:'4. CdR'.G17" chart:class="chart:bar">
            <chart:data-point/>
          </chart:series>
          <chart:series chart:style-name="ch19" chart:values-cell-range-address="'4. CdR'.I18:'4. CdR'.K18" chart:label-cell-address="'4. CdR'.G18:'4. CdR'.G18" chart:class="chart:bar">
            <chart:data-point/>
          </chart:series>
          <chart:series chart:style-name="ch20" chart:values-cell-range-address="'4. CdR'.I19:'4. CdR'.K19" chart:label-cell-address="'4. CdR'.G19:'4. CdR'.G19" chart:class="chart:bar">
            <chart:data-point/>
          </chart:series>
          <chart:series chart:style-name="ch21" chart:values-cell-range-address="'4. CdR'.I20:'4. CdR'.K20" chart:label-cell-address="'4. CdR'.G20:'4. CdR'.G20" chart:class="chart:bar">
            <chart:data-point/>
          </chart:series>
          <chart:series chart:style-name="ch22" chart:values-cell-range-address="'4. CdR'.I21:'4. CdR'.K21" chart:label-cell-address="'4. CdR'.G21:'4. CdR'.G21" chart:class="chart:bar">
            <chart:data-point/>
          </chart:series>
          <chart:series chart:style-name="ch23" chart:values-cell-range-address="'4. CdR'.I22:'4. CdR'.K22" chart:label-cell-address="'4. CdR'.G22:'4. CdR'.G22" chart:class="chart:bar">
            <chart:data-point/>
          </chart:series>
          <chart:series chart:style-name="ch24" chart:values-cell-range-address="'4. CdR'.I23:'4. CdR'.K23" chart:label-cell-address="'4. CdR'.G23:'4. CdR'.G23" chart:class="chart:bar">
            <chart:data-point/>
          </chart:series>
          <chart:series chart:style-name="ch25" chart:values-cell-range-address="'4. CdR'.I24:'4. CdR'.K24" chart:label-cell-address="'4. CdR'.G24:'4. CdR'.G24" chart:class="chart:bar">
            <chart:data-point/>
          </chart:series>
          <chart:series chart:style-name="ch26" chart:values-cell-range-address="'4. CdR'.I25:'4. CdR'.K25" chart:label-cell-address="'4. CdR'.G25:'4. CdR'.G25" chart:class="chart:bar">
            <chart:data-point/>
          </chart:series>
          <chart:series chart:style-name="ch27" chart:values-cell-range-address="'4. CdR'.I26:'4. CdR'.K26" chart:label-cell-address="'4. CdR'.G26:'4. CdR'.G26" chart:class="chart:bar">
            <chart:data-point/>
          </chart:series>
          <chart:series chart:style-name="ch28" chart:values-cell-range-address="'4. CdR'.I27:'4. CdR'.K27" chart:label-cell-address="'4. CdR'.G27:'4. CdR'.G27" chart:class="chart:bar">
            <chart:data-point/>
          </chart:series>
          <chart:series chart:style-name="ch29" chart:values-cell-range-address="'4. CdR'.I28:'4. CdR'.K28" chart:label-cell-address="'4. CdR'.G28:'4. CdR'.G28" chart:class="chart:bar">
            <chart:data-point/>
          </chart:series>
          <chart:series chart:style-name="ch30" chart:values-cell-range-address="'4. CdR'.I29:'4. CdR'.K29" chart:label-cell-address="'4. CdR'.G29:'4. CdR'.G29" chart:class="chart:bar">
            <chart:data-point/>
          </chart:series>
          <chart:series chart:style-name="ch31" chart:values-cell-range-address="'4. CdR'.I32:'4. CdR'.K32" chart:label-cell-address="'4. CdR'.G32:'4. CdR'.G32" chart:class="chart:bar">
            <chart:data-point chart:repeated="3"/>
          </chart:series>
          <chart:series chart:style-name="ch32" chart:values-cell-range-address="'4. CdR'.I38:'4. CdR'.K38" chart:label-cell-address="'4. CdR'.G38:'4. CdR'.G38" chart:class="chart:bar">
            <chart:data-point chart:repeated="3"/>
          </chart:series>
          <chart:series chart:style-name="ch33" chart:values-cell-range-address="'4. CdR'.I39:'4. CdR'.K39" chart:label-cell-address="'4. CdR'.G39:'4. CdR'.G39" chart:class="chart:bar">
            <chart:data-point chart:repeated="3"/>
          </chart:series>
          <chart:series chart:style-name="ch34" chart:values-cell-range-address="'4. CdR'.I40:'4. CdR'.K40" chart:label-cell-address="'4. CdR'.G40:'4. CdR'.G40" chart:class="chart:bar">
            <chart:data-point chart:repeated="3"/>
          </chart:series>
          <chart:wall chart:style-name="ch35"/>
          <chart:floor chart:style-name="ch36"/>
        </chart:plot-area>
        <table:table table:name="local-table">
          <table:table-header-columns>
            <table:table-column/>
          </table:table-header-columns>
          <table:table-columns>
            <table:table-column table:number-columns-repeated="5"/>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I5:'4. CdR'.K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Papier présentoirs</text:p>
                <draw:g>
                  <svg:desc>'4. CdR'.G7:'4. CdR'.G7</svg:desc>
                </draw:g>
              </table:table-cell>
              <table:table-cell office:value-type="float" office:value="0">
                <text:p>0</text:p>
                <draw:g>
                  <svg:desc>'4. CdR'.I7:'4. CdR'.K7</svg:desc>
                </draw:g>
              </table:table-cell>
              <table:table-cell office:value-type="float" office:value="0">
                <text:p>0</text:p>
              </table:table-cell>
              <table:table-cell office:value-type="float" office:value="0">
                <text:p>0</text:p>
              </table:table-cell>
            </table:table-row>
            <table:table-row>
              <table:table-cell office:value-type="string">
                <text:p>Papier librairies</text:p>
                <draw:g>
                  <svg:desc>'4. CdR'.G8:'4. CdR'.G8</svg:desc>
                </draw:g>
              </table:table-cell>
              <table:table-cell office:value-type="float" office:value="2264.15094339623">
                <text:p>2264.15094339623</text:p>
                <draw:g>
                  <svg:desc>'4. CdR'.I8:'4. CdR'.K8</svg:desc>
                </draw:g>
              </table:table-cell>
              <table:table-cell office:value-type="float" office:value="2264.15094339623">
                <text:p>2264.15094339623</text:p>
              </table:table-cell>
              <table:table-cell office:value-type="float" office:value="2264.15094339623">
                <text:p>2264.15094339623</text:p>
              </table:table-cell>
            </table:table-row>
            <table:table-row>
              <table:table-cell office:value-type="string">
                <text:p>Papier abonnements</text:p>
                <draw:g>
                  <svg:desc>'4. CdR'.G9:'4. CdR'.G9</svg:desc>
                </draw:g>
              </table:table-cell>
              <table:table-cell office:value-type="float" office:value="199306.41509434">
                <text:p>199306.41509434</text:p>
                <draw:g>
                  <svg:desc>'4. CdR'.I9:'4. CdR'.K9</svg:desc>
                </draw:g>
              </table:table-cell>
              <table:table-cell office:value-type="float" office:value="209796.226415094">
                <text:p>209796.226415094</text:p>
              </table:table-cell>
              <table:table-cell office:value-type="float" office:value="215041.132075472">
                <text:p>215041.132075472</text:p>
              </table:table-cell>
            </table:table-row>
            <table:table-row>
              <table:table-cell office:value-type="string">
                <text:p>Pub</text:p>
                <draw:g>
                  <svg:desc>'4. CdR'.G10:'4. CdR'.G10</svg:desc>
                </draw:g>
              </table:table-cell>
              <table:table-cell office:value-type="float" office:value="24793.3884297521">
                <text:p>24793.3884297521</text:p>
                <draw:g>
                  <svg:desc>'4. CdR'.I10:'4. CdR'.K10</svg:desc>
                </draw:g>
              </table:table-cell>
              <table:table-cell office:value-type="float" office:value="24793.3884297521">
                <text:p>24793.3884297521</text:p>
              </table:table-cell>
              <table:table-cell office:value-type="float" office:value="24793.3884297521">
                <text:p>24793.3884297521</text:p>
              </table:table-cell>
            </table:table-row>
            <table:table-row>
              <table:table-cell office:value-type="string">
                <text:p>Net à l'article</text:p>
                <draw:g>
                  <svg:desc>'4. CdR'.G11:'4. CdR'.G11</svg:desc>
                </draw:g>
              </table:table-cell>
              <table:table-cell office:value-type="float" office:value="0">
                <text:p>0</text:p>
                <draw:g>
                  <svg:desc>'4. CdR'.I11:'4. CdR'.K11</svg:desc>
                </draw:g>
              </table:table-cell>
              <table:table-cell office:value-type="float" office:value="0">
                <text:p>0</text:p>
              </table:table-cell>
              <table:table-cell office:value-type="float" office:value="0">
                <text:p>0</text:p>
              </table:table-cell>
            </table:table-row>
            <table:table-row>
              <table:table-cell office:value-type="string">
                <text:p/>
                <draw:g>
                  <svg:desc>'4. CdR'.G12:'4. CdR'.G12</svg:desc>
                </draw:g>
              </table:table-cell>
            </table:table-row>
            <table:table-row>
              <table:table-cell office:value-type="string">
                <text:p/>
                <draw:g>
                  <svg:desc>'4. CdR'.G13:'4. CdR'.G13</svg:desc>
                </draw:g>
              </table:table-cell>
            </table:table-row>
            <table:table-row>
              <table:table-cell office:value-type="string">
                <text:p/>
                <draw:g>
                  <svg:desc>'4. CdR'.G14:'4. CdR'.G14</svg:desc>
                </draw:g>
              </table:table-cell>
            </table:table-row>
            <table:table-row>
              <table:table-cell office:value-type="string">
                <text:p/>
                <draw:g>
                  <svg:desc>'4. CdR'.G15:'4. CdR'.G15</svg:desc>
                </draw:g>
              </table:table-cell>
            </table:table-row>
            <table:table-row>
              <table:table-cell office:value-type="string">
                <text:p/>
                <draw:g>
                  <svg:desc>'4. CdR'.G16:'4. CdR'.G16</svg:desc>
                </draw:g>
              </table:table-cell>
            </table:table-row>
            <table:table-row>
              <table:table-cell office:value-type="string">
                <text:p/>
                <draw:g>
                  <svg:desc>'4. CdR'.G17:'4. CdR'.G17</svg:desc>
                </draw:g>
              </table:table-cell>
            </table:table-row>
            <table:table-row>
              <table:table-cell office:value-type="string">
                <text:p/>
                <draw:g>
                  <svg:desc>'4. CdR'.G18:'4. CdR'.G18</svg:desc>
                </draw:g>
              </table:table-cell>
            </table:table-row>
            <table:table-row>
              <table:table-cell office:value-type="string">
                <text:p/>
                <draw:g>
                  <svg:desc>'4. CdR'.G19:'4. CdR'.G19</svg:desc>
                </draw:g>
              </table:table-cell>
            </table:table-row>
            <table:table-row>
              <table:table-cell office:value-type="string">
                <text:p/>
                <draw:g>
                  <svg:desc>'4. CdR'.G20:'4. CdR'.G20</svg:desc>
                </draw:g>
              </table:table-cell>
            </table:table-row>
            <table:table-row>
              <table:table-cell office:value-type="string">
                <text:p/>
                <draw:g>
                  <svg:desc>'4. CdR'.G21:'4. CdR'.G21</svg:desc>
                </draw:g>
              </table:table-cell>
            </table:table-row>
            <table:table-row>
              <table:table-cell office:value-type="string">
                <text:p/>
                <draw:g>
                  <svg:desc>'4. CdR'.G22:'4. CdR'.G22</svg:desc>
                </draw:g>
              </table:table-cell>
            </table:table-row>
            <table:table-row>
              <table:table-cell office:value-type="string">
                <text:p/>
                <draw:g>
                  <svg:desc>'4. CdR'.G23:'4. CdR'.G23</svg:desc>
                </draw:g>
              </table:table-cell>
            </table:table-row>
            <table:table-row>
              <table:table-cell office:value-type="string">
                <text:p/>
                <draw:g>
                  <svg:desc>'4. CdR'.G24:'4. CdR'.G24</svg:desc>
                </draw:g>
              </table:table-cell>
            </table:table-row>
            <table:table-row>
              <table:table-cell office:value-type="string">
                <text:p/>
                <draw:g>
                  <svg:desc>'4. CdR'.G25:'4. CdR'.G25</svg:desc>
                </draw:g>
              </table:table-cell>
            </table:table-row>
            <table:table-row>
              <table:table-cell office:value-type="string">
                <text:p/>
                <draw:g>
                  <svg:desc>'4. CdR'.G26:'4. CdR'.G26</svg:desc>
                </draw:g>
              </table:table-cell>
            </table:table-row>
            <table:table-row>
              <table:table-cell office:value-type="string">
                <text:p/>
                <draw:g>
                  <svg:desc>'4. CdR'.G27:'4. CdR'.G27</svg:desc>
                </draw:g>
              </table:table-cell>
            </table:table-row>
            <table:table-row>
              <table:table-cell office:value-type="string">
                <text:p/>
                <draw:g>
                  <svg:desc>'4. CdR'.G28:'4. CdR'.G28</svg:desc>
                </draw:g>
              </table:table-cell>
            </table:table-row>
            <table:table-row>
              <table:table-cell office:value-type="string">
                <text:p/>
                <draw:g>
                  <svg:desc>'4. CdR'.G29:'4. CdR'.G29</svg:desc>
                </draw:g>
              </table:table-cell>
            </table:table-row>
            <table:table-row>
              <table:table-cell office:value-type="string">
                <text:p>73 Cotisations, Dons, Legs et Subsides</text:p>
                <draw:g>
                  <svg:desc>'4. CdR'.G32:'4. CdR'.G32</svg:desc>
                </draw:g>
              </table:table-cell>
              <table:table-cell office:value-type="float" office:value="0">
                <text:p>0</text:p>
                <draw:g>
                  <svg:desc>'4. CdR'.I12:'4. CdR'.K12</svg:desc>
                </draw:g>
              </table:table-cell>
              <table:table-cell office:value-type="float" office:value="0">
                <text:p>0</text:p>
              </table:table-cell>
              <table:table-cell office:value-type="float" office:value="0">
                <text:p>0</text:p>
              </table:table-cell>
            </table:table-row>
            <table:table-row>
              <table:table-cell office:value-type="string">
                <text:p>74 Autres produits d'exploitation</text:p>
                <draw:g>
                  <svg:desc>'4. CdR'.G38:'4. CdR'.G38</svg:desc>
                </draw:g>
              </table:table-cell>
              <table:table-cell office:value-type="float" office:value="0">
                <text:p>0</text:p>
                <draw:g>
                  <svg:desc>'4. CdR'.I13:'4. CdR'.K13</svg:desc>
                </draw:g>
              </table:table-cell>
              <table:table-cell office:value-type="float" office:value="NaN">
                <text:p>NaN</text:p>
              </table:table-cell>
              <table:table-cell office:value-type="float" office:value="NaN">
                <text:p>NaN</text:p>
              </table:table-cell>
            </table:table-row>
            <table:table-row>
              <table:table-cell office:value-type="string">
                <text:p>75 Produits financiers</text:p>
                <draw:g>
                  <svg:desc>'4. CdR'.G39:'4. CdR'.G39</svg:desc>
                </draw:g>
              </table:table-cell>
              <table:table-cell office:value-type="float" office:value="NaN">
                <text:p>NaN</text:p>
                <draw:g>
                  <svg:desc>'4. CdR'.I14:'4. CdR'.K14</svg:desc>
                </draw:g>
              </table:table-cell>
              <table:table-cell office:value-type="float" office:value="NaN">
                <text:p>NaN</text:p>
              </table:table-cell>
              <table:table-cell office:value-type="float" office:value="NaN">
                <text:p>NaN</text:p>
              </table:table-cell>
            </table:table-row>
            <table:table-row>
              <table:table-cell office:value-type="string">
                <text:p>76 Produits exceptionnels</text:p>
                <draw:g>
                  <svg:desc>'4. CdR'.G40:'4. CdR'.G40</svg:desc>
                </draw:g>
              </table:table-cell>
              <table:table-cell office:value-type="float" office:value="NaN">
                <text:p>NaN</text:p>
                <draw:g>
                  <svg:desc>'4. CdR'.I15:'4. CdR'.K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69">
      <style:graphic-properties draw:stroke="none" svg:stroke-color="#3c3c3c" draw:fill-color="#39608e"/>
      <style:text-properties fo:font-size="10pt" style:font-size-asian="10pt" style:font-size-complex="10pt"/>
    </style:style>
    <style:style style:name="ch9" style:family="chart" style:data-style-name="N169">
      <style:graphic-properties draw:stroke="none" svg:stroke-color="#3c3c3c" draw:fill-color="#903a38"/>
      <style:text-properties fo:font-size="10pt" style:font-size-asian="10pt" style:font-size-complex="10pt"/>
    </style:style>
    <style:style style:name="ch10" style:family="chart" style:data-style-name="N169">
      <style:graphic-properties draw:stroke="none" svg:stroke-color="#3c3c3c" draw:fill-color="#748c41"/>
      <style:text-properties fo:font-size="10pt" style:font-size-asian="10pt" style:font-size-complex="10pt"/>
    </style:style>
    <style:style style:name="ch11" style:family="chart" style:data-style-name="N0">
      <style:graphic-properties draw:stroke="none" svg:stroke-color="#3c3c3c" draw:fill-color="#5f4979"/>
      <style:text-properties fo:font-size="10pt" style:font-size-asian="10pt" style:font-size-complex="10pt"/>
    </style:style>
    <style:style style:name="ch12" style:family="chart" style:data-style-name="N0">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169">
      <style:graphic-properties draw:stroke="none" svg:stroke-color="#3c3c3c" draw:fill-color="#a99bbd"/>
      <style:text-properties fo:font-size="10pt" style:font-size-asian="10pt" style:font-size-complex="10pt"/>
    </style:style>
    <style:style style:name="ch30" style:family="chart" style:data-style-name="N169">
      <style:graphic-properties draw:stroke="none" svg:stroke-color="#3c3c3c" draw:fill-color="#91c3d5"/>
      <style:text-properties fo:font-size="10pt" style:font-size-asian="10pt" style:font-size-complex="10pt"/>
    </style:style>
    <style:style style:name="ch31" style:family="chart" style:data-style-name="N169">
      <style:graphic-properties draw:stroke="none" svg:stroke-color="#3c3c3c" draw:fill-color="#f9b590"/>
      <style:text-properties fo:font-size="10pt" style:font-size-asian="10pt" style:font-size-complex="10pt"/>
    </style:style>
    <style:style style:name="ch32" style:family="chart" style:data-style-name="N169">
      <style:graphic-properties draw:stroke="none" svg:stroke-color="#3c3c3c" draw:fill-color="#bcc8df"/>
      <style:text-properties fo:font-size="10pt" style:font-size-asian="10pt" style:font-size-complex="10pt"/>
    </style:style>
    <style:style style:name="ch33" style:family="chart">
      <style:graphic-properties svg:stroke-color="#3c3c3c" draw:fill="solid" draw:fill-color="#ffffff"/>
    </style:style>
    <style:style style:name="ch34" style:family="chart">
      <style:graphic-properties draw:fill-color="#d9d9d9"/>
    </style:style>
  </office:automatic-styles>
  <office:body>
    <office:chart>
      <chart:chart svg:width="17.167cm" svg:height="10.054cm" xlink:href=".." xlink:type="simple" chart:class="chart:bar" chart:style-name="ch1">
        <chart:title svg:x="5.222cm" svg:y="0.326cm" chart:style-name="ch2">
          <text:p>Montant des charges</text:p>
        </chart:title>
        <chart:legend svg:x="11.236cm" svg:y="1.386cm" style:legend-expansion="custom" chartooo:width="5.302cm" chartooo:height="7.407cm" style:legend-expansion-aspect-ratio="0.715809369515323" chart:style-name="ch3"/>
        <chart:plot-area chart:style-name="ch4" table:cell-range-address="'4. CdR'.C5:'4. CdR'.E6 '4. CdR'.A6:'4. CdR'.A6 '4. CdR'.A10:'4. CdR'.A30 '4. CdR'.C10:'4. CdR'.E30 '4. CdR'.A32:'4. CdR'.A32 '4. CdR'.C32:'4. CdR'.E32 '4. CdR'.A37:'4. CdR'.A37 '4. CdR'.C37:'4. CdR'.E37 '4. CdR'.A40:'4. CdR'.A40 '4. CdR'.C40:'4. CdR'.E40" chart:data-source-has-labels="both" svg:x="0.75cm" svg:y="1.216cm" svg:width="10.205cm" svg:height="8.836cm">
          <chartooo:coordinate-region svg:x="2.366cm" svg:y="1.406cm" svg:width="8.589cm" svg:height="8.017cm"/>
          <chart:axis chart:dimension="x" chart:name="primary-x" chart:style-name="ch5" chartooo:axis-type="auto">
            <chartooo:date-scale/>
            <chart:categories table:cell-range-address="'4. CdR'.C5:'4. CdR'.E5"/>
          </chart:axis>
          <chart:axis chart:dimension="y" chart:name="primary-y" chart:style-name="ch6">
            <chart:grid chart:style-name="ch7" chart:class="major"/>
          </chart:axis>
          <chart:series chart:style-name="ch8" chart:values-cell-range-address="'4. CdR'.C6:'4. CdR'.E6" chart:label-cell-address="'4. CdR'.A6:'4. CdR'.A6" chart:class="chart:bar">
            <chart:data-point chart:repeated="3"/>
          </chart:series>
          <chart:series chart:style-name="ch9" chart:values-cell-range-address="'4. CdR'.C10:'4. CdR'.E10" chart:label-cell-address="'4. CdR'.A10:'4. CdR'.A10" chart:class="chart:bar">
            <chart:data-point chart:repeated="3"/>
          </chart:series>
          <chart:series chart:style-name="ch10" chart:values-cell-range-address="'4. CdR'.C11:'4. CdR'.E11" chart:label-cell-address="'4. CdR'.A11:'4. CdR'.A11" chart:class="chart:bar">
            <chart:data-point chart:repeated="3"/>
          </chart:series>
          <chart:series chart:style-name="ch11" chart:values-cell-range-address="'4. CdR'.C12:'4. CdR'.E12" chart:label-cell-address="'4. CdR'.A12:'4. CdR'.A12" chart:class="chart:bar">
            <chart:data-point/>
          </chart:series>
          <chart:series chart:style-name="ch12" chart:values-cell-range-address="'4. CdR'.C13:'4. CdR'.E13" chart:label-cell-address="'4. CdR'.A13:'4. CdR'.A13" chart:class="chart:bar">
            <chart:data-point/>
          </chart:series>
          <chart:series chart:style-name="ch13" chart:values-cell-range-address="'4. CdR'.C14:'4. CdR'.E14" chart:label-cell-address="'4. CdR'.A14:'4. CdR'.A14" chart:class="chart:bar">
            <chart:data-point/>
          </chart:series>
          <chart:series chart:style-name="ch14" chart:values-cell-range-address="'4. CdR'.C15:'4. CdR'.E15" chart:label-cell-address="'4. CdR'.A15:'4. CdR'.A15" chart:class="chart:bar">
            <chart:data-point/>
          </chart:series>
          <chart:series chart:style-name="ch15" chart:values-cell-range-address="'4. CdR'.C16:'4. CdR'.E16" chart:label-cell-address="'4. CdR'.A16:'4. CdR'.A16" chart:class="chart:bar">
            <chart:data-point/>
          </chart:series>
          <chart:series chart:style-name="ch16" chart:values-cell-range-address="'4. CdR'.C17:'4. CdR'.E17" chart:label-cell-address="'4. CdR'.A17:'4. CdR'.A17" chart:class="chart:bar">
            <chart:data-point/>
          </chart:series>
          <chart:series chart:style-name="ch17" chart:values-cell-range-address="'4. CdR'.C18:'4. CdR'.E18" chart:label-cell-address="'4. CdR'.A18:'4. CdR'.A18" chart:class="chart:bar">
            <chart:data-point/>
          </chart:series>
          <chart:series chart:style-name="ch18" chart:values-cell-range-address="'4. CdR'.C19:'4. CdR'.E19" chart:label-cell-address="'4. CdR'.A19:'4. CdR'.A19" chart:class="chart:bar">
            <chart:data-point/>
          </chart:series>
          <chart:series chart:style-name="ch19" chart:values-cell-range-address="'4. CdR'.C20:'4. CdR'.E20" chart:label-cell-address="'4. CdR'.A20:'4. CdR'.A20" chart:class="chart:bar">
            <chart:data-point/>
          </chart:series>
          <chart:series chart:style-name="ch20" chart:values-cell-range-address="'4. CdR'.C21:'4. CdR'.E21" chart:label-cell-address="'4. CdR'.A21:'4. CdR'.A21" chart:class="chart:bar">
            <chart:data-point/>
          </chart:series>
          <chart:series chart:style-name="ch21" chart:values-cell-range-address="'4. CdR'.C22:'4. CdR'.E22" chart:label-cell-address="'4. CdR'.A22:'4. CdR'.A22" chart:class="chart:bar">
            <chart:data-point/>
          </chart:series>
          <chart:series chart:style-name="ch22" chart:values-cell-range-address="'4. CdR'.C23:'4. CdR'.E23" chart:label-cell-address="'4. CdR'.A23:'4. CdR'.A23" chart:class="chart:bar">
            <chart:data-point/>
          </chart:series>
          <chart:series chart:style-name="ch23" chart:values-cell-range-address="'4. CdR'.C24:'4. CdR'.E24" chart:label-cell-address="'4. CdR'.A24:'4. CdR'.A24" chart:class="chart:bar">
            <chart:data-point/>
          </chart:series>
          <chart:series chart:style-name="ch24" chart:values-cell-range-address="'4. CdR'.C25:'4. CdR'.E25" chart:label-cell-address="'4. CdR'.A25:'4. CdR'.A25" chart:class="chart:bar">
            <chart:data-point/>
          </chart:series>
          <chart:series chart:style-name="ch25" chart:values-cell-range-address="'4. CdR'.C26:'4. CdR'.E26" chart:label-cell-address="'4. CdR'.A26:'4. CdR'.A26" chart:class="chart:bar">
            <chart:data-point/>
          </chart:series>
          <chart:series chart:style-name="ch26" chart:values-cell-range-address="'4. CdR'.C27:'4. CdR'.E27" chart:label-cell-address="'4. CdR'.A27:'4. CdR'.A27" chart:class="chart:bar">
            <chart:data-point/>
          </chart:series>
          <chart:series chart:style-name="ch27" chart:values-cell-range-address="'4. CdR'.C28:'4. CdR'.E28" chart:label-cell-address="'4. CdR'.A28:'4. CdR'.A28" chart:class="chart:bar">
            <chart:data-point/>
          </chart:series>
          <chart:series chart:style-name="ch28" chart:values-cell-range-address="'4. CdR'.C29:'4. CdR'.E29" chart:label-cell-address="'4. CdR'.A29:'4. CdR'.A29" chart:class="chart:bar">
            <chart:data-point/>
          </chart:series>
          <chart:series chart:style-name="ch29" chart:values-cell-range-address="'4. CdR'.C30:'4. CdR'.E30" chart:label-cell-address="'4. CdR'.A30:'4. CdR'.A30" chart:class="chart:bar">
            <chart:data-point chart:repeated="3"/>
          </chart:series>
          <chart:series chart:style-name="ch30" chart:values-cell-range-address="'4. CdR'.C32:'4. CdR'.E32" chart:label-cell-address="'4. CdR'.A32:'4. CdR'.A32" chart:class="chart:bar">
            <chart:data-point chart:repeated="3"/>
          </chart:series>
          <chart:series chart:style-name="ch31" chart:values-cell-range-address="'4. CdR'.C37:'4. CdR'.E37" chart:label-cell-address="'4. CdR'.A37:'4. CdR'.A37" chart:class="chart:bar">
            <chart:data-point chart:repeated="3"/>
          </chart:series>
          <chart:series chart:style-name="ch32" chart:values-cell-range-address="'4. CdR'.C40:'4. CdR'.E40" chart:label-cell-address="'4. CdR'.A40:'4. CdR'.A40" chart:class="chart:bar">
            <chart:data-point chart:repeated="3"/>
          </chart:series>
          <chart:wall chart:style-name="ch33"/>
          <chart:floor chart:style-name="ch34"/>
        </chart:plot-area>
        <table:table table:name="local-table">
          <table:table-header-columns>
            <table:table-column/>
          </table:table-header-columns>
          <table:table-columns>
            <table:table-column table:number-columns-repeated="3"/>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C5:'4. CdR'.E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60 Approvisions et Marchandises</text:p>
                <draw:g>
                  <svg:desc>'4. CdR'.A6:'4. CdR'.A6</svg:desc>
                </draw:g>
              </table:table-cell>
              <table:table-cell office:value-type="float" office:value="55671.2">
                <text:p>55671.2</text:p>
                <draw:g>
                  <svg:desc>'4. CdR'.C6:'4. CdR'.E6</svg:desc>
                </draw:g>
              </table:table-cell>
              <table:table-cell office:value-type="float" office:value="60491.9">
                <text:p>60491.9</text:p>
              </table:table-cell>
              <table:table-cell office:value-type="float" office:value="62773.87736">
                <text:p>62773.87736</text:p>
              </table:table-cell>
            </table:table-row>
            <table:table-row>
              <table:table-cell office:value-type="string">
                <text:p>61 Frs Généraux</text:p>
                <draw:g>
                  <svg:desc>'4. CdR'.A10:'4. CdR'.A10</svg:desc>
                </draw:g>
              </table:table-cell>
              <table:table-cell office:value-type="float" office:value="9556.03305785124">
                <text:p>9556.03305785124</text:p>
                <draw:g>
                  <svg:desc>'4. CdR'.C10:'4. CdR'.E10</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62 rémunérations et charges sociales</text:p>
                <draw:g>
                  <svg:desc>'4. CdR'.A11:'4. CdR'.A11</svg:desc>
                </draw:g>
              </table:table-cell>
              <table:table-cell office:value-type="float" office:value="154849.87215">
                <text:p>154849.87215</text:p>
                <draw:g>
                  <svg:desc>'4. CdR'.C11:'4. CdR'.E11</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
                <draw:g>
                  <svg:desc>'4. CdR'.A12:'4. CdR'.A12</svg:desc>
                </draw:g>
              </table:table-cell>
            </table:table-row>
            <table:table-row>
              <table:table-cell office:value-type="string">
                <text:p/>
                <draw:g>
                  <svg:desc>'4. CdR'.A13:'4. CdR'.A13</svg:desc>
                </draw:g>
              </table:table-cell>
            </table:table-row>
            <table:table-row>
              <table:table-cell office:value-type="string">
                <text:p/>
                <draw:g>
                  <svg:desc>'4. CdR'.A14:'4. CdR'.A14</svg:desc>
                </draw:g>
              </table:table-cell>
            </table:table-row>
            <table:table-row>
              <table:table-cell office:value-type="string">
                <text:p/>
                <draw:g>
                  <svg:desc>'4. CdR'.A15:'4. CdR'.A15</svg:desc>
                </draw:g>
              </table:table-cell>
            </table:table-row>
            <table:table-row>
              <table:table-cell office:value-type="string">
                <text:p/>
                <draw:g>
                  <svg:desc>'4. CdR'.A16:'4. CdR'.A16</svg:desc>
                </draw:g>
              </table:table-cell>
            </table:table-row>
            <table:table-row>
              <table:table-cell office:value-type="string">
                <text:p/>
                <draw:g>
                  <svg:desc>'4. CdR'.A17:'4. CdR'.A17</svg:desc>
                </draw:g>
              </table:table-cell>
            </table:table-row>
            <table:table-row>
              <table:table-cell office:value-type="string">
                <text:p/>
                <draw:g>
                  <svg:desc>'4. CdR'.A18:'4. CdR'.A18</svg:desc>
                </draw:g>
              </table:table-cell>
            </table:table-row>
            <table:table-row>
              <table:table-cell office:value-type="string">
                <text:p/>
                <draw:g>
                  <svg:desc>'4. CdR'.A19:'4. CdR'.A19</svg:desc>
                </draw:g>
              </table:table-cell>
            </table:table-row>
            <table:table-row>
              <table:table-cell office:value-type="string">
                <text:p/>
                <draw:g>
                  <svg:desc>'4. CdR'.A20:'4. CdR'.A20</svg:desc>
                </draw:g>
              </table:table-cell>
            </table:table-row>
            <table:table-row>
              <table:table-cell office:value-type="string">
                <text:p/>
                <draw:g>
                  <svg:desc>'4. CdR'.A21:'4. CdR'.A21</svg:desc>
                </draw:g>
              </table:table-cell>
            </table:table-row>
            <table:table-row>
              <table:table-cell office:value-type="string">
                <text:p/>
                <draw:g>
                  <svg:desc>'4. CdR'.A22:'4. CdR'.A22</svg:desc>
                </draw:g>
              </table:table-cell>
            </table:table-row>
            <table:table-row>
              <table:table-cell office:value-type="string">
                <text:p/>
                <draw:g>
                  <svg:desc>'4. CdR'.A23:'4. CdR'.A23</svg:desc>
                </draw:g>
              </table:table-cell>
            </table:table-row>
            <table:table-row>
              <table:table-cell office:value-type="string">
                <text:p/>
                <draw:g>
                  <svg:desc>'4. CdR'.A24:'4. CdR'.A24</svg:desc>
                </draw:g>
              </table:table-cell>
            </table:table-row>
            <table:table-row>
              <table:table-cell office:value-type="string">
                <text:p/>
                <draw:g>
                  <svg:desc>'4. CdR'.A25:'4. CdR'.A25</svg:desc>
                </draw:g>
              </table:table-cell>
            </table:table-row>
            <table:table-row>
              <table:table-cell office:value-type="string">
                <text:p/>
                <draw:g>
                  <svg:desc>'4. CdR'.A26:'4. CdR'.A26</svg:desc>
                </draw:g>
              </table:table-cell>
            </table:table-row>
            <table:table-row>
              <table:table-cell office:value-type="string">
                <text:p/>
                <draw:g>
                  <svg:desc>'4. CdR'.A27:'4. CdR'.A27</svg:desc>
                </draw:g>
              </table:table-cell>
            </table:table-row>
            <table:table-row>
              <table:table-cell office:value-type="string">
                <text:p/>
                <draw:g>
                  <svg:desc>'4. CdR'.A28:'4. CdR'.A28</svg:desc>
                </draw:g>
              </table:table-cell>
            </table:table-row>
            <table:table-row>
              <table:table-cell office:value-type="string">
                <text:p/>
                <draw:g>
                  <svg:desc>'4. CdR'.A29:'4. CdR'.A29</svg:desc>
                </draw:g>
              </table:table-cell>
            </table:table-row>
            <table:table-row>
              <table:table-cell office:value-type="string">
                <text:p>63 amort., rdv et provision</text:p>
                <draw:g>
                  <svg:desc>'4. CdR'.A30:'4. CdR'.A30</svg:desc>
                </draw:g>
              </table:table-cell>
              <table:table-cell office:value-type="float" office:value="5895">
                <text:p>5895</text:p>
                <draw:g>
                  <svg:desc>'4. CdR'.C12:'4. CdR'.E12</svg:desc>
                </draw:g>
              </table:table-cell>
              <table:table-cell office:value-type="float" office:value="7095">
                <text:p>7095</text:p>
              </table:table-cell>
              <table:table-cell office:value-type="float" office:value="6795">
                <text:p>6795</text:p>
              </table:table-cell>
            </table:table-row>
            <table:table-row>
              <table:table-cell office:value-type="string">
                <text:p>64 Autres charges</text:p>
                <draw:g>
                  <svg:desc>'4. CdR'.A32:'4. CdR'.A32</svg:desc>
                </draw:g>
              </table:table-cell>
              <table:table-cell office:value-type="float" office:value="450">
                <text:p>450</text:p>
                <draw:g>
                  <svg:desc>'4. CdR'.C13:'4. CdR'.E13</svg:desc>
                </draw:g>
              </table:table-cell>
              <table:table-cell office:value-type="float" office:value="459">
                <text:p>459</text:p>
              </table:table-cell>
              <table:table-cell office:value-type="float" office:value="468.18">
                <text:p>468.18</text:p>
              </table:table-cell>
            </table:table-row>
            <table:table-row>
              <table:table-cell office:value-type="string">
                <text:p>65 charges financières</text:p>
                <draw:g>
                  <svg:desc>'4. CdR'.A37:'4. CdR'.A37</svg:desc>
                </draw:g>
              </table:table-cell>
              <table:table-cell office:value-type="float" office:value="30">
                <text:p>30</text:p>
                <draw:g>
                  <svg:desc>'4. CdR'.C14:'4. CdR'.E14</svg:desc>
                </draw:g>
              </table:table-cell>
              <table:table-cell office:value-type="float" office:value="30.6">
                <text:p>30.6</text:p>
              </table:table-cell>
              <table:table-cell office:value-type="float" office:value="31.212">
                <text:p>31.212</text:p>
              </table:table-cell>
            </table:table-row>
            <table:table-row>
              <table:table-cell office:value-type="string">
                <text:p>charges exceptionelles</text:p>
                <draw:g>
                  <svg:desc>'4. CdR'.A40:'4. CdR'.A40</svg:desc>
                </draw:g>
              </table:table-cell>
              <table:table-cell office:value-type="float" office:value="NaN">
                <text:p>NaN</text:p>
                <draw:g>
                  <svg:desc>'4. CdR'.C15:'4. CdR'.E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5P0" style:volatile="true">
      <number:number number:decimal-places="0" number:min-integer-digits="1" number:grouping="true"/>
      <number:text> </number:text>
    </number:number-style>
    <number:number-style style:name="N165">
      <style:text-properties fo:color="#ff0000"/>
      <number:text>-</number:text>
      <number:number number:decimal-places="0" number:min-integer-digits="1" number:grouping="true"/>
      <number:text> </number:text>
      <style:map style:condition="value()&gt;=0" style:apply-style-name="N165P0"/>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5">
      <style:chart-properties chart:display-label="true" chart:logarithmic="false"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5">
      <style:chart-properties chart:symbol-type="none"/>
      <style:graphic-properties svg:stroke-width="0.105cm" svg:stroke-color="#4a7ebb" draw:fill-color="#4a7ebb"/>
      <style:text-properties fo:font-size="10pt" style:font-size-asian="10pt" style:font-size-complex="10pt"/>
    </style:style>
    <style:style style:name="ch9" style:family="chart" style:data-style-name="N169">
      <style:chart-properties chart:symbol-type="none"/>
      <style:graphic-properties svg:stroke-width="0.105cm" svg:stroke-color="#be4b48" draw:fill-color="#be4b48"/>
      <style:text-properties fo:font-size="10pt" style:font-size-asian="10pt" style:font-size-complex="10pt"/>
    </style:style>
    <style:style style:name="ch10" style:family="chart">
      <style:graphic-properties svg:stroke-color="#3c3c3c" draw:fill="solid" draw:fill-color="#ffffff"/>
    </style:style>
    <style:style style:name="ch11" style:family="chart">
      <style:graphic-properties draw:fill-color="#d9d9d9"/>
    </style:style>
  </office:automatic-styles>
  <office:body>
    <office:chart>
      <chart:chart svg:width="14.008cm" svg:height="8.944cm" xlink:href=".." xlink:type="simple" chart:class="chart:line" chart:style-name="ch1">
        <chart:title svg:x="3.794cm" svg:y="0.586cm" chart:style-name="ch2">
          <text:p>Total charges et produits</text:p>
        </chart:title>
        <chart:legend svg:x="10.381cm" svg:y="5.048cm" style:legend-expansion="custom" chartooo:width="3.245cm" chartooo:height="2.54cm" style:legend-expansion-aspect-ratio="1.27755905511811" chart:style-name="ch3"/>
        <chart:plot-area chart:style-name="ch4" table:cell-range-address="'7. bilan + ratio'.B4:'7. bilan + ratio'.D4 '7. bilan + ratio'.A36:'7. bilan + ratio'.D36 '7. bilan + ratio'.A43:'7. bilan + ratio'.D43" chart:data-source-has-labels="both" svg:x="0.496cm" svg:y="1.257cm" svg:width="10.411cm" svg:height="7.066cm">
          <chartooo:coordinate-region svg:x="2.339cm" svg:y="1.447cm" svg:width="8.111cm" svg:height="6.247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36:'7. bilan + ratio'.D36" chart:label-cell-address="'7. bilan + ratio'.A36:'7. bilan + ratio'.A36" chart:class="chart:line">
            <chart:data-point chart:repeated="3"/>
          </chart:series>
          <chart:series chart:style-name="ch9" chart:values-cell-range-address="'7. bilan + ratio'.B43:'7. bilan + ratio'.D43" chart:label-cell-address="'7. bilan + ratio'.A43:'7. bilan + ratio'.A43"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Total Charges</text:p>
                <draw:g>
                  <svg:desc>'7. bilan + ratio'.A36:'7. bilan + ratio'.A36</svg:desc>
                </draw:g>
              </table:table-cell>
              <table:table-cell office:value-type="float" office:value="226452.105207851">
                <text:p>226452.105207851</text:p>
                <draw:g>
                  <svg:desc>'7. bilan + ratio'.B36:'7. bilan + ratio'.D36</svg:desc>
                </draw:g>
              </table:table-cell>
              <table:table-cell office:value-type="float" office:value="235770.523312008">
                <text:p>235770.523312008</text:p>
              </table:table-cell>
              <table:table-cell office:value-type="float" office:value="241482.636519281">
                <text:p>241482.636519281</text:p>
              </table:table-cell>
            </table:table-row>
            <table:table-row>
              <table:table-cell office:value-type="string">
                <text:p>Total Produits</text:p>
                <draw:g>
                  <svg:desc>'7. bilan + ratio'.A43:'7. bilan + ratio'.A43</svg:desc>
                </draw:g>
              </table:table-cell>
              <table:table-cell office:value-type="float" office:value="226363.954467488">
                <text:p>226363.954467488</text:p>
                <draw:g>
                  <svg:desc>'7. bilan + ratio'.B43:'7. bilan + ratio'.D43</svg:desc>
                </draw:g>
              </table:table-cell>
              <table:table-cell office:value-type="float" office:value="236853.765788243">
                <text:p>236853.765788243</text:p>
              </table:table-cell>
              <table:table-cell office:value-type="float" office:value="242098.67144862">
                <text:p>242098.671448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9">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9">
      <style:graphic-properties draw:stroke="none" svg:stroke-color="#3c3c3c" draw:fill-color="#4672a8"/>
      <style:text-properties fo:font-size="10pt" style:font-size-asian="10pt" style:font-size-complex="10pt"/>
    </style:style>
    <style:style style:name="ch9" style:family="chart" style:data-style-name="N169">
      <style:graphic-properties draw:stroke="none" svg:stroke-color="#3c3c3c" draw:fill-color="#ab4744"/>
      <style:text-properties fo:font-size="10pt" style:font-size-asian="10pt" style:font-size-complex="10pt"/>
    </style:style>
    <style:style style:name="ch10" style:family="chart" style:data-style-name="N169">
      <style:graphic-properties draw:stroke="none" svg:stroke-color="#3c3c3c" draw:fill-color="#8aa64f"/>
      <style:text-properties fo:font-size="10pt" style:font-size-asian="10pt" style:font-size-complex="10pt"/>
    </style:style>
    <style:style style:name="ch11" style:family="chart" style:data-style-name="N169">
      <style:graphic-properties draw:stroke="none" svg:stroke-color="#3c3c3c" draw:fill-color="#725990"/>
      <style:text-properties fo:font-size="10pt" style:font-size-asian="10pt" style:font-size-complex="10pt"/>
    </style:style>
    <style:style style:name="ch12" style:family="chart" style:data-style-name="N169">
      <style:graphic-properties draw:stroke="none" svg:stroke-color="#3c3c3c" draw:fill-color="#4299b0"/>
      <style:text-properties fo:font-size="10pt" style:font-size-asian="10pt" style:font-size-complex="10pt"/>
    </style:style>
    <style:style style:name="ch13" style:family="chart" style:data-style-name="N169">
      <style:graphic-properties draw:stroke="none" svg:stroke-color="#3c3c3c" draw:fill-color="#dc853e"/>
      <style:text-properties fo:font-size="10pt" style:font-size-asian="10pt" style:font-size-complex="10pt"/>
    </style:style>
    <style:style style:name="ch14" style:family="chart" style:data-style-name="N169">
      <style:graphic-properties draw:stroke="none" svg:stroke-color="#3c3c3c" draw:fill-color="#93a9ce"/>
      <style:text-properties fo:font-size="10pt" style:font-size-asian="10pt" style:font-size-complex="10pt"/>
    </style:style>
    <style:style style:name="ch15" style:family="chart" style:data-style-name="N169">
      <style:graphic-properties draw:stroke="none" svg:stroke-color="#3c3c3c" draw:fill-color="#d09493"/>
      <style:text-properties fo:font-size="10pt" style:font-size-asian="10pt" style:font-size-complex="10pt"/>
    </style:style>
    <style:style style:name="ch16" style:family="chart">
      <style:graphic-properties svg:stroke-color="#3c3c3c" draw:fill="solid" draw:fill-color="#ffffff"/>
    </style:style>
    <style:style style:name="ch17" style:family="chart">
      <style:graphic-properties draw:fill-color="#d9d9d9"/>
    </style:style>
  </office:automatic-styles>
  <office:body>
    <office:chart>
      <chart:chart svg:width="13.423cm" svg:height="8.944cm" xlink:href=".." xlink:type="simple" chart:class="chart:bar" chart:style-name="ch1">
        <chart:title svg:x="4.119cm" svg:y="0.431cm" chart:style-name="ch2">
          <text:p>Montant des charges</text:p>
        </chart:title>
        <chart:legend svg:x="9.031cm" svg:y="2.127cm" style:legend-expansion="custom" chartooo:width="4.092cm" chartooo:height="6.738cm" style:legend-expansion-aspect-ratio="0.607301869991095" chart:style-name="ch3"/>
        <chart:plot-area chart:style-name="ch4" table:cell-range-address="'7. bilan + ratio'.B4:'7. bilan + ratio'.D4 '7. bilan + ratio'.A28:'7. bilan + ratio'.D35" chart:data-source-has-labels="both" svg:x="0.354cm" svg:y="2.196cm" svg:width="9.168cm" svg:height="6.262cm">
          <chartooo:coordinate-region svg:x="2.538cm" svg:y="2.386cm" svg:width="6.984cm" svg:height="5.443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28:'7. bilan + ratio'.D28" chart:label-cell-address="'7. bilan + ratio'.A28:'7. bilan + ratio'.A28" chart:class="chart:bar">
            <chart:data-point chart:repeated="3"/>
          </chart:series>
          <chart:series chart:style-name="ch9" chart:values-cell-range-address="'7. bilan + ratio'.B29:'7. bilan + ratio'.D29" chart:label-cell-address="'7. bilan + ratio'.A29:'7. bilan + ratio'.A29" chart:class="chart:bar">
            <chart:data-point chart:repeated="3"/>
          </chart:series>
          <chart:series chart:style-name="ch10" chart:values-cell-range-address="'7. bilan + ratio'.B30:'7. bilan + ratio'.D30" chart:label-cell-address="'7. bilan + ratio'.A30:'7. bilan + ratio'.A30" chart:class="chart:bar">
            <chart:data-point chart:repeated="3"/>
          </chart:series>
          <chart:series chart:style-name="ch11" chart:values-cell-range-address="'7. bilan + ratio'.B31:'7. bilan + ratio'.D31" chart:label-cell-address="'7. bilan + ratio'.A31:'7. bilan + ratio'.A31" chart:class="chart:bar">
            <chart:data-point chart:repeated="3"/>
          </chart:series>
          <chart:series chart:style-name="ch12" chart:values-cell-range-address="'7. bilan + ratio'.B32:'7. bilan + ratio'.D32" chart:label-cell-address="'7. bilan + ratio'.A32:'7. bilan + ratio'.A32" chart:class="chart:bar">
            <chart:data-point chart:repeated="3"/>
          </chart:series>
          <chart:series chart:style-name="ch13" chart:values-cell-range-address="'7. bilan + ratio'.B33:'7. bilan + ratio'.D33" chart:label-cell-address="'7. bilan + ratio'.A33:'7. bilan + ratio'.A33" chart:class="chart:bar">
            <chart:data-point chart:repeated="3"/>
          </chart:series>
          <chart:series chart:style-name="ch14" chart:values-cell-range-address="'7. bilan + ratio'.B34:'7. bilan + ratio'.D34" chart:label-cell-address="'7. bilan + ratio'.A34:'7. bilan + ratio'.A34" chart:class="chart:bar">
            <chart:data-point chart:repeated="3"/>
          </chart:series>
          <chart:series chart:style-name="ch15" chart:values-cell-range-address="'7. bilan + ratio'.B35:'7. bilan + ratio'.D35" chart:label-cell-address="'7. bilan + ratio'.A35:'7. bilan + ratio'.A35"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Fournitures / activités (p. 2.1)</text:p>
                <draw:g>
                  <svg:desc>'7. bilan + ratio'.A28:'7. bilan + ratio'.A28</svg:desc>
                </draw:g>
              </table:table-cell>
              <table:table-cell office:value-type="float" office:value="55671.2">
                <text:p>55671.2</text:p>
                <draw:g>
                  <svg:desc>'7. bilan + ratio'.B28:'7. bilan + ratio'.D28</svg:desc>
                </draw:g>
              </table:table-cell>
              <table:table-cell office:value-type="float" office:value="60491.9">
                <text:p>60491.9</text:p>
              </table:table-cell>
              <table:table-cell office:value-type="float" office:value="62773.87736">
                <text:p>62773.87736</text:p>
              </table:table-cell>
            </table:table-row>
            <table:table-row>
              <table:table-cell office:value-type="string">
                <text:p>Frais généraux (P. 2.2.)</text:p>
                <draw:g>
                  <svg:desc>'7. bilan + ratio'.A29:'7. bilan + ratio'.A29</svg:desc>
                </draw:g>
              </table:table-cell>
              <table:table-cell office:value-type="float" office:value="9556.03305785124">
                <text:p>9556.03305785124</text:p>
                <draw:g>
                  <svg:desc>'7. bilan + ratio'.B29:'7. bilan + ratio'.D29</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Personnel (P.3)</text:p>
                <draw:g>
                  <svg:desc>'7. bilan + ratio'.A30:'7. bilan + ratio'.A30</svg:desc>
                </draw:g>
              </table:table-cell>
              <table:table-cell office:value-type="float" office:value="154849.87215">
                <text:p>154849.87215</text:p>
                <draw:g>
                  <svg:desc>'7. bilan + ratio'.B30:'7. bilan + ratio'.D30</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Amortissements  (P.1.1 et 1.2)</text:p>
                <draw:g>
                  <svg:desc>'7. bilan + ratio'.A31:'7. bilan + ratio'.A31</svg:desc>
                </draw:g>
              </table:table-cell>
              <table:table-cell office:value-type="float" office:value="5895">
                <text:p>5895</text:p>
                <draw:g>
                  <svg:desc>'7. bilan + ratio'.B31:'7. bilan + ratio'.D31</svg:desc>
                </draw:g>
              </table:table-cell>
              <table:table-cell office:value-type="float" office:value="7095">
                <text:p>7095</text:p>
              </table:table-cell>
              <table:table-cell office:value-type="float" office:value="6795">
                <text:p>6795</text:p>
              </table:table-cell>
            </table:table-row>
            <table:table-row>
              <table:table-cell office:value-type="string">
                <text:p>     +/-   provision</text:p>
                <draw:g>
                  <svg:desc>'7. bilan + ratio'.A32:'7. bilan + ratio'.A32</svg:desc>
                </draw:g>
              </table:table-cell>
              <table:table-cell office:value-type="float" office:value="NaN">
                <text:p>NaN</text:p>
                <draw:g>
                  <svg:desc>'7. bilan + ratio'.B32:'7. bilan + ratio'.D32</svg:desc>
                </draw:g>
              </table:table-cell>
              <table:table-cell office:value-type="float" office:value="NaN">
                <text:p>NaN</text:p>
              </table:table-cell>
              <table:table-cell office:value-type="float" office:value="NaN">
                <text:p>NaN</text:p>
              </table:table-cell>
            </table:table-row>
            <table:table-row>
              <table:table-cell office:value-type="string">
                <text:p>Divers</text:p>
                <draw:g>
                  <svg:desc>'7. bilan + ratio'.A33:'7. bilan + ratio'.A33</svg:desc>
                </draw:g>
              </table:table-cell>
              <table:table-cell office:value-type="float" office:value="450">
                <text:p>450</text:p>
                <draw:g>
                  <svg:desc>'7. bilan + ratio'.B33:'7. bilan + ratio'.D33</svg:desc>
                </draw:g>
              </table:table-cell>
              <table:table-cell office:value-type="float" office:value="459">
                <text:p>459</text:p>
              </table:table-cell>
              <table:table-cell office:value-type="float" office:value="468.18">
                <text:p>468.18</text:p>
              </table:table-cell>
            </table:table-row>
            <table:table-row>
              <table:table-cell office:value-type="string">
                <text:p>Financier</text:p>
                <draw:g>
                  <svg:desc>'7. bilan + ratio'.A34:'7. bilan + ratio'.A34</svg:desc>
                </draw:g>
              </table:table-cell>
              <table:table-cell office:value-type="float" office:value="30">
                <text:p>30</text:p>
                <draw:g>
                  <svg:desc>'7. bilan + ratio'.B34:'7. bilan + ratio'.D34</svg:desc>
                </draw:g>
              </table:table-cell>
              <table:table-cell office:value-type="float" office:value="30.6">
                <text:p>30.6</text:p>
              </table:table-cell>
              <table:table-cell office:value-type="float" office:value="31.212">
                <text:p>31.212</text:p>
              </table:table-cell>
            </table:table-row>
            <table:table-row>
              <table:table-cell office:value-type="string">
                <text:p>Exceptionnel</text:p>
                <draw:g>
                  <svg:desc>'7. bilan + ratio'.A35:'7. bilan + ratio'.A35</svg:desc>
                </draw:g>
              </table:table-cell>
              <table:table-cell office:value-type="float" office:value="NaN">
                <text:p>NaN</text:p>
                <draw:g>
                  <svg:desc>'7. bilan + ratio'.B35:'7. bilan + ratio'.D3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5P0" style:volatile="true">
      <number:number number:decimal-places="0" number:min-integer-digits="1" number:grouping="true"/>
      <number:text> </number:text>
    </number:number-style>
    <number:number-style style:name="N165">
      <style:text-properties fo:color="#ff0000"/>
      <number:text>-</number:text>
      <number:number number:decimal-places="0" number:min-integer-digits="1" number:grouping="true"/>
      <number:text> </number:text>
      <style:map style:condition="value()&gt;=0" style:apply-style-name="N165P0"/>
    </number:number-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5">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5">
      <style:graphic-properties draw:stroke="none" svg:stroke-color="#3c3c3c" draw:fill-color="#4672a8"/>
      <style:text-properties fo:font-size="10pt" style:font-size-asian="10pt" style:font-size-complex="10pt"/>
    </style:style>
    <style:style style:name="ch9" style:family="chart" style:data-style-name="N165">
      <style:graphic-properties draw:stroke="none" svg:stroke-color="#3c3c3c" draw:fill-color="#ab4744"/>
      <style:text-properties fo:font-size="10pt" style:font-size-asian="10pt" style:font-size-complex="10pt"/>
    </style:style>
    <style:style style:name="ch10" style:family="chart" style:data-style-name="N165">
      <style:graphic-properties draw:stroke="none" svg:stroke-color="#3c3c3c" draw:fill-color="#d09493"/>
      <style:text-properties fo:font-size="10pt" style:font-size-asian="10pt" style:font-size-complex="10pt"/>
    </style:style>
    <style:style style:name="ch11" style:family="chart" style:data-style-name="N165">
      <style:graphic-properties draw:stroke="none" svg:stroke-color="#3c3c3c" draw:fill-color="#b8cd97"/>
      <style:text-properties fo:font-size="10pt" style:font-size-asian="10pt" style:font-size-complex="10pt"/>
    </style:style>
    <style:style style:name="ch12" style:family="chart">
      <style:graphic-properties svg:stroke-color="#3c3c3c" draw:fill="solid" draw:fill-color="#ffffff"/>
    </style:style>
    <style:style style:name="ch13" style:family="chart">
      <style:graphic-properties draw:fill-color="#d9d9d9"/>
    </style:style>
  </office:automatic-styles>
  <office:body>
    <office:chart>
      <chart:chart svg:width="12.921cm" svg:height="8.81cm" xlink:href=".." xlink:type="simple" chart:class="chart:bar" chart:style-name="ch1">
        <chart:title svg:x="3.873cm" svg:y="0.458cm" chart:style-name="ch2">
          <text:p>Montant des produits</text:p>
        </chart:title>
        <chart:legend svg:x="10.15cm" svg:y="2.506cm" style:legend-expansion="custom" chartooo:width="2.398cm" chartooo:height="6.208cm" style:legend-expansion-aspect-ratio="0.386275773195876" chart:style-name="ch3"/>
        <chart:plot-area chart:style-name="ch4" table:cell-range-address="'7. bilan + ratio'.B4:'7. bilan + ratio'.D4 '7. bilan + ratio'.A39:'7. bilan + ratio'.D42" chart:data-source-has-labels="both" svg:x="0.141cm" svg:y="1.463cm" svg:width="9.274cm" svg:height="6.94cm">
          <chartooo:coordinate-region svg:x="1.984cm" svg:y="1.654cm" svg:width="7.431cm" svg:height="6.121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39:'7. bilan + ratio'.D39" chart:label-cell-address="'7. bilan + ratio'.A39:'7. bilan + ratio'.A39" chart:class="chart:bar">
            <chart:data-point chart:repeated="3"/>
          </chart:series>
          <chart:series chart:style-name="ch9" chart:values-cell-range-address="'7. bilan + ratio'.B40:'7. bilan + ratio'.D40" chart:label-cell-address="'7. bilan + ratio'.A40:'7. bilan + ratio'.A40" chart:class="chart:bar">
            <chart:data-point chart:repeated="3"/>
          </chart:series>
          <chart:series chart:style-name="ch10" chart:values-cell-range-address="'7. bilan + ratio'.B41:'7. bilan + ratio'.D41" chart:label-cell-address="'7. bilan + ratio'.A41:'7. bilan + ratio'.A41" chart:class="chart:bar">
            <chart:data-point chart:repeated="3"/>
          </chart:series>
          <chart:series chart:style-name="ch11" chart:values-cell-range-address="'7. bilan + ratio'.B42:'7. bilan + ratio'.D42" chart:label-cell-address="'7. bilan + ratio'.A42:'7. bilan + ratio'.A42"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Ventes (P.2.1)</text:p>
                <draw:g>
                  <svg:desc>'7. bilan + ratio'.A39:'7. bilan + ratio'.A39</svg:desc>
                </draw:g>
              </table:table-cell>
              <table:table-cell office:value-type="float" office:value="226363.954467488">
                <text:p>226363.954467488</text:p>
                <draw:g>
                  <svg:desc>'7. bilan + ratio'.B39:'7. bilan + ratio'.D39</svg:desc>
                </draw:g>
              </table:table-cell>
              <table:table-cell office:value-type="float" office:value="236853.765788243">
                <text:p>236853.765788243</text:p>
              </table:table-cell>
              <table:table-cell office:value-type="float" office:value="242098.67144862">
                <text:p>242098.67144862</text:p>
              </table:table-cell>
            </table:table-row>
            <table:table-row>
              <table:table-cell office:value-type="string">
                <text:p>Subsides</text:p>
                <draw:g>
                  <svg:desc>'7. bilan + ratio'.A40:'7. bilan + ratio'.A40</svg:desc>
                </draw:g>
              </table:table-cell>
              <table:table-cell office:value-type="float" office:value="0">
                <text:p>0</text:p>
                <draw:g>
                  <svg:desc>'7. bilan + ratio'.B40:'7. bilan + ratio'.D40</svg:desc>
                </draw:g>
              </table:table-cell>
              <table:table-cell office:value-type="float" office:value="0">
                <text:p>0</text:p>
              </table:table-cell>
              <table:table-cell office:value-type="float" office:value="0">
                <text:p>0</text:p>
              </table:table-cell>
            </table:table-row>
            <table:table-row>
              <table:table-cell office:value-type="string">
                <text:p>Financier</text:p>
                <draw:g>
                  <svg:desc>'7. bilan + ratio'.A41:'7. bilan + ratio'.A41</svg:desc>
                </draw:g>
              </table:table-cell>
              <table:table-cell office:value-type="float" office:value="0">
                <text:p>0</text:p>
                <draw:g>
                  <svg:desc>'7. bilan + ratio'.B41:'7. bilan + ratio'.D41</svg:desc>
                </draw:g>
              </table:table-cell>
              <table:table-cell office:value-type="float" office:value="0">
                <text:p>0</text:p>
              </table:table-cell>
              <table:table-cell office:value-type="float" office:value="0">
                <text:p>0</text:p>
              </table:table-cell>
            </table:table-row>
            <table:table-row>
              <table:table-cell office:value-type="string">
                <text:p>Exceptionnel</text:p>
                <draw:g>
                  <svg:desc>'7. bilan + ratio'.A42:'7. bilan + ratio'.A42</svg:desc>
                </draw:g>
              </table:table-cell>
              <table:table-cell office:value-type="float" office:value="0">
                <text:p>0</text:p>
                <draw:g>
                  <svg:desc>'7. bilan + ratio'.B42:'7. bilan + ratio'.D42</svg:desc>
                </draw:g>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width="0.035cm"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9">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9">
      <style:graphic-properties draw:stroke="none" svg:stroke-color="#3c3c3c" draw:fill-color="#4672a8"/>
      <style:text-properties fo:font-size="10pt" style:font-size-asian="10pt" style:font-size-complex="10pt"/>
    </style:style>
    <style:style style:name="ch9" style:family="chart" style:data-style-name="N169">
      <style:graphic-properties draw:stroke="none" svg:stroke-color="#3c3c3c" draw:fill-color="#ab4744"/>
      <style:text-properties fo:font-size="10pt" style:font-size-asian="10pt" style:font-size-complex="10pt"/>
    </style:style>
    <style:style style:name="ch10" style:family="chart" style:data-style-name="N169">
      <style:graphic-properties draw:stroke="none" svg:stroke-color="#3c3c3c" draw:fill-color="#8aa64f"/>
      <style:text-properties fo:font-size="10pt" style:font-size-asian="10pt" style:font-size-complex="10pt"/>
    </style:style>
    <style:style style:name="ch11" style:family="chart" style:data-style-name="N169">
      <style:graphic-properties draw:stroke="none" svg:stroke-color="#3c3c3c" draw:fill-color="#725990"/>
      <style:text-properties fo:font-size="10pt" style:font-size-asian="10pt" style:font-size-complex="10pt"/>
    </style:style>
    <style:style style:name="ch12" style:family="chart" style:data-style-name="N169">
      <style:graphic-properties draw:stroke="none" svg:stroke-color="#3c3c3c" draw:fill-color="#4299b0"/>
      <style:text-properties fo:font-size="10pt" style:font-size-asian="10pt" style:font-size-complex="10pt"/>
    </style:style>
    <style:style style:name="ch13" style:family="chart" style:data-style-name="N169">
      <style:graphic-properties draw:stroke="none" svg:stroke-color="#3c3c3c" draw:fill-color="#dc853e"/>
      <style:text-properties fo:font-size="10pt" style:font-size-asian="10pt" style:font-size-complex="10pt"/>
    </style:style>
    <style:style style:name="ch14" style:family="chart" style:data-style-name="N169">
      <style:graphic-properties draw:stroke="none" svg:stroke-color="#3c3c3c" draw:fill-color="#93a9ce"/>
      <style:text-properties fo:font-size="10pt" style:font-size-asian="10pt" style:font-size-complex="10pt"/>
    </style:style>
    <style:style style:name="ch15" style:family="chart" style:data-style-name="N169">
      <style:graphic-properties draw:stroke="none" svg:stroke-color="#3c3c3c" draw:fill-color="#d09493"/>
      <style:text-properties fo:font-size="10pt" style:font-size-asian="10pt" style:font-size-complex="10pt"/>
    </style:style>
    <style:style style:name="ch16" style:family="chart">
      <style:graphic-properties svg:stroke-color="#3c3c3c" draw:fill="solid" draw:fill-color="#ffffff"/>
    </style:style>
    <style:style style:name="ch17" style:family="chart">
      <style:graphic-properties draw:fill-color="#d9d9d9"/>
    </style:style>
  </office:automatic-styles>
  <office:body>
    <office:chart>
      <chart:chart svg:width="9.061cm" svg:height="9.791cm" xlink:href=".." xlink:type="simple" chart:class="chart:bar" chart:style-name="ch1">
        <chart:title svg:x="2.78cm" svg:y="0.459cm" chart:style-name="ch2">
          <text:p>Montant des charges</text:p>
        </chart:title>
        <chart:legend svg:x="6.065cm" svg:y="2.31cm" style:legend-expansion="custom" chartooo:width="2.751cm" chartooo:height="7.373cm" style:legend-expansion-aspect-ratio="0.373118133731181" chart:style-name="ch3"/>
        <chart:plot-area chart:style-name="ch4" table:cell-range-address="'7. bilan + ratio'.B4:'7. bilan + ratio'.D4 '7. bilan + ratio'.A28:'7. bilan + ratio'.D35" chart:data-source-has-labels="both" svg:x="0.114cm" svg:y="1.295cm" svg:width="7.038cm" svg:height="8.349cm">
          <chartooo:coordinate-region svg:x="2.298cm" svg:y="1.485cm" svg:width="4.854cm" svg:height="7.53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28:'7. bilan + ratio'.D28" chart:label-cell-address="'7. bilan + ratio'.A28:'7. bilan + ratio'.A28" chart:class="chart:bar">
            <chart:data-point chart:repeated="3"/>
          </chart:series>
          <chart:series chart:style-name="ch9" chart:values-cell-range-address="'7. bilan + ratio'.B29:'7. bilan + ratio'.D29" chart:label-cell-address="'7. bilan + ratio'.A29:'7. bilan + ratio'.A29" chart:class="chart:bar">
            <chart:data-point chart:repeated="3"/>
          </chart:series>
          <chart:series chart:style-name="ch10" chart:values-cell-range-address="'7. bilan + ratio'.B30:'7. bilan + ratio'.D30" chart:label-cell-address="'7. bilan + ratio'.A30:'7. bilan + ratio'.A30" chart:class="chart:bar">
            <chart:data-point chart:repeated="3"/>
          </chart:series>
          <chart:series chart:style-name="ch11" chart:values-cell-range-address="'7. bilan + ratio'.B31:'7. bilan + ratio'.D31" chart:label-cell-address="'7. bilan + ratio'.A31:'7. bilan + ratio'.A31" chart:class="chart:bar">
            <chart:data-point chart:repeated="3"/>
          </chart:series>
          <chart:series chart:style-name="ch12" chart:values-cell-range-address="'7. bilan + ratio'.B32:'7. bilan + ratio'.D32" chart:label-cell-address="'7. bilan + ratio'.A32:'7. bilan + ratio'.A32" chart:class="chart:bar">
            <chart:data-point chart:repeated="3"/>
          </chart:series>
          <chart:series chart:style-name="ch13" chart:values-cell-range-address="'7. bilan + ratio'.B33:'7. bilan + ratio'.D33" chart:label-cell-address="'7. bilan + ratio'.A33:'7. bilan + ratio'.A33" chart:class="chart:bar">
            <chart:data-point chart:repeated="3"/>
          </chart:series>
          <chart:series chart:style-name="ch14" chart:values-cell-range-address="'7. bilan + ratio'.B34:'7. bilan + ratio'.D34" chart:label-cell-address="'7. bilan + ratio'.A34:'7. bilan + ratio'.A34" chart:class="chart:bar">
            <chart:data-point chart:repeated="3"/>
          </chart:series>
          <chart:series chart:style-name="ch15" chart:values-cell-range-address="'7. bilan + ratio'.B35:'7. bilan + ratio'.D35" chart:label-cell-address="'7. bilan + ratio'.A35:'7. bilan + ratio'.A35"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Fournitures / activités (p. 2.1)</text:p>
                <draw:g>
                  <svg:desc>'7. bilan + ratio'.A28:'7. bilan + ratio'.A28</svg:desc>
                </draw:g>
              </table:table-cell>
              <table:table-cell office:value-type="float" office:value="55671.2">
                <text:p>55671.2</text:p>
                <draw:g>
                  <svg:desc>'7. bilan + ratio'.B28:'7. bilan + ratio'.D28</svg:desc>
                </draw:g>
              </table:table-cell>
              <table:table-cell office:value-type="float" office:value="60491.9">
                <text:p>60491.9</text:p>
              </table:table-cell>
              <table:table-cell office:value-type="float" office:value="62773.87736">
                <text:p>62773.87736</text:p>
              </table:table-cell>
            </table:table-row>
            <table:table-row>
              <table:table-cell office:value-type="string">
                <text:p>Frais généraux (P. 2.2.)</text:p>
                <draw:g>
                  <svg:desc>'7. bilan + ratio'.A29:'7. bilan + ratio'.A29</svg:desc>
                </draw:g>
              </table:table-cell>
              <table:table-cell office:value-type="float" office:value="9556.03305785124">
                <text:p>9556.03305785124</text:p>
                <draw:g>
                  <svg:desc>'7. bilan + ratio'.B29:'7. bilan + ratio'.D29</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Personnel (P.3)</text:p>
                <draw:g>
                  <svg:desc>'7. bilan + ratio'.A30:'7. bilan + ratio'.A30</svg:desc>
                </draw:g>
              </table:table-cell>
              <table:table-cell office:value-type="float" office:value="154849.87215">
                <text:p>154849.87215</text:p>
                <draw:g>
                  <svg:desc>'7. bilan + ratio'.B30:'7. bilan + ratio'.D30</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Amortissements  (P.1.1 et 1.2)</text:p>
                <draw:g>
                  <svg:desc>'7. bilan + ratio'.A31:'7. bilan + ratio'.A31</svg:desc>
                </draw:g>
              </table:table-cell>
              <table:table-cell office:value-type="float" office:value="5895">
                <text:p>5895</text:p>
                <draw:g>
                  <svg:desc>'7. bilan + ratio'.B31:'7. bilan + ratio'.D31</svg:desc>
                </draw:g>
              </table:table-cell>
              <table:table-cell office:value-type="float" office:value="7095">
                <text:p>7095</text:p>
              </table:table-cell>
              <table:table-cell office:value-type="float" office:value="6795">
                <text:p>6795</text:p>
              </table:table-cell>
            </table:table-row>
            <table:table-row>
              <table:table-cell office:value-type="string">
                <text:p>     +/-   provision</text:p>
                <draw:g>
                  <svg:desc>'7. bilan + ratio'.A32:'7. bilan + ratio'.A32</svg:desc>
                </draw:g>
              </table:table-cell>
              <table:table-cell office:value-type="float" office:value="NaN">
                <text:p>NaN</text:p>
                <draw:g>
                  <svg:desc>'7. bilan + ratio'.B32:'7. bilan + ratio'.D32</svg:desc>
                </draw:g>
              </table:table-cell>
              <table:table-cell office:value-type="float" office:value="NaN">
                <text:p>NaN</text:p>
              </table:table-cell>
              <table:table-cell office:value-type="float" office:value="NaN">
                <text:p>NaN</text:p>
              </table:table-cell>
            </table:table-row>
            <table:table-row>
              <table:table-cell office:value-type="string">
                <text:p>Divers</text:p>
                <draw:g>
                  <svg:desc>'7. bilan + ratio'.A33:'7. bilan + ratio'.A33</svg:desc>
                </draw:g>
              </table:table-cell>
              <table:table-cell office:value-type="float" office:value="450">
                <text:p>450</text:p>
                <draw:g>
                  <svg:desc>'7. bilan + ratio'.B33:'7. bilan + ratio'.D33</svg:desc>
                </draw:g>
              </table:table-cell>
              <table:table-cell office:value-type="float" office:value="459">
                <text:p>459</text:p>
              </table:table-cell>
              <table:table-cell office:value-type="float" office:value="468.18">
                <text:p>468.18</text:p>
              </table:table-cell>
            </table:table-row>
            <table:table-row>
              <table:table-cell office:value-type="string">
                <text:p>Financier</text:p>
                <draw:g>
                  <svg:desc>'7. bilan + ratio'.A34:'7. bilan + ratio'.A34</svg:desc>
                </draw:g>
              </table:table-cell>
              <table:table-cell office:value-type="float" office:value="30">
                <text:p>30</text:p>
                <draw:g>
                  <svg:desc>'7. bilan + ratio'.B34:'7. bilan + ratio'.D34</svg:desc>
                </draw:g>
              </table:table-cell>
              <table:table-cell office:value-type="float" office:value="30.6">
                <text:p>30.6</text:p>
              </table:table-cell>
              <table:table-cell office:value-type="float" office:value="31.212">
                <text:p>31.212</text:p>
              </table:table-cell>
            </table:table-row>
            <table:table-row>
              <table:table-cell office:value-type="string">
                <text:p>Exceptionnel</text:p>
                <draw:g>
                  <svg:desc>'7. bilan + ratio'.A35:'7. bilan + ratio'.A35</svg:desc>
                </draw:g>
              </table:table-cell>
              <table:table-cell office:value-type="float" office:value="NaN">
                <text:p>NaN</text:p>
                <draw:g>
                  <svg:desc>'7. bilan + ratio'.B35:'7. bilan + ratio'.D3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69">
      <style:graphic-properties draw:stroke="none" svg:stroke-color="#3c3c3c" draw:fill-color="#39608e"/>
      <style:text-properties fo:font-size="10pt" style:font-size-asian="10pt" style:font-size-complex="10pt"/>
    </style:style>
    <style:style style:name="ch9" style:family="chart" style:data-style-name="N169">
      <style:graphic-properties draw:stroke="none" svg:stroke-color="#3c3c3c" draw:fill-color="#903a38"/>
      <style:text-properties fo:font-size="10pt" style:font-size-asian="10pt" style:font-size-complex="10pt"/>
    </style:style>
    <style:style style:name="ch10" style:family="chart" style:data-style-name="N169">
      <style:graphic-properties draw:stroke="none" svg:stroke-color="#3c3c3c" draw:fill-color="#748c41"/>
      <style:text-properties fo:font-size="10pt" style:font-size-asian="10pt" style:font-size-complex="10pt"/>
    </style:style>
    <style:style style:name="ch11" style:family="chart" style:data-style-name="N169">
      <style:graphic-properties draw:stroke="none" svg:stroke-color="#3c3c3c" draw:fill-color="#5f4979"/>
      <style:text-properties fo:font-size="10pt" style:font-size-asian="10pt" style:font-size-complex="10pt"/>
    </style:style>
    <style:style style:name="ch12" style:family="chart" style:data-style-name="N169">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0">
      <style:graphic-properties draw:stroke="none" svg:stroke-color="#3c3c3c" draw:fill-color="#a99bbd"/>
      <style:text-properties fo:font-size="10pt" style:font-size-asian="10pt" style:font-size-complex="10pt"/>
    </style:style>
    <style:style style:name="ch30" style:family="chart" style:data-style-name="N0">
      <style:graphic-properties draw:stroke="none" svg:stroke-color="#3c3c3c" draw:fill-color="#91c3d5"/>
      <style:text-properties fo:font-size="10pt" style:font-size-asian="10pt" style:font-size-complex="10pt"/>
    </style:style>
    <style:style style:name="ch31" style:family="chart" style:data-style-name="N169">
      <style:graphic-properties draw:stroke="none" svg:stroke-color="#3c3c3c" draw:fill-color="#f9b590"/>
      <style:text-properties fo:font-size="10pt" style:font-size-asian="10pt" style:font-size-complex="10pt"/>
    </style:style>
    <style:style style:name="ch32" style:family="chart" style:data-style-name="N169">
      <style:graphic-properties draw:stroke="none" svg:stroke-color="#3c3c3c" draw:fill-color="#bcc8df"/>
      <style:text-properties fo:font-size="10pt" style:font-size-asian="10pt" style:font-size-complex="10pt"/>
    </style:style>
    <style:style style:name="ch33" style:family="chart" style:data-style-name="N169">
      <style:graphic-properties draw:stroke="none" svg:stroke-color="#3c3c3c" draw:fill-color="#e0bcbc"/>
      <style:text-properties fo:font-size="10pt" style:font-size-asian="10pt" style:font-size-complex="10pt"/>
    </style:style>
    <style:style style:name="ch34" style:family="chart" style:data-style-name="N169">
      <style:graphic-properties draw:stroke="none" svg:stroke-color="#3c3c3c" draw:fill-color="#d1debe"/>
      <style:text-properties fo:font-size="10pt" style:font-size-asian="10pt" style:font-size-complex="10pt"/>
    </style:style>
    <style:style style:name="ch35" style:family="chart">
      <style:graphic-properties svg:stroke-color="#3c3c3c" draw:fill="solid" draw:fill-color="#ffffff"/>
    </style:style>
    <style:style style:name="ch36" style:family="chart">
      <style:graphic-properties draw:fill-color="#d9d9d9"/>
    </style:style>
  </office:automatic-styles>
  <office:body>
    <office:chart>
      <chart:chart svg:width="9.032cm" svg:height="9.923cm" xlink:href=".." xlink:type="simple" chart:class="chart:bar" chart:style-name="ch1">
        <chart:title svg:x="1.449cm" svg:y="0.33cm" chart:style-name="ch2">
          <text:p>Montant des produits</text:p>
        </chart:title>
        <chart:legend svg:x="6.12cm" svg:y="0.61cm" style:legend-expansion="custom" chartooo:width="2.54cm" chartooo:height="8.854cm" style:legend-expansion-aspect-ratio="0.286875988253897" chart:style-name="ch3"/>
        <chart:plot-area chart:style-name="ch4" table:cell-range-address="'4. CdR'.I5:'4. CdR'.K5 '4. CdR'.G7:'4. CdR'.G29 '4. CdR'.I7:'4. CdR'.K29 '4. CdR'.G32:'4. CdR'.G32 '4. CdR'.I32:'4. CdR'.K32 '4. CdR'.G38:'4. CdR'.G40 '4. CdR'.I38:'4. CdR'.K40" chart:data-source-has-labels="both" svg:x="0cm" svg:y="0.12cm" svg:width="6.99cm" svg:height="9.661cm">
          <chartooo:coordinate-region svg:x="1.616cm" svg:y="0.31cm" svg:width="5.374cm" svg:height="8.842cm"/>
          <chart:axis chart:dimension="x" chart:name="primary-x" chart:style-name="ch5" chartooo:axis-type="auto">
            <chartooo:date-scale/>
            <chart:categories table:cell-range-address="'4. CdR'.I5:'4. CdR'.K5"/>
          </chart:axis>
          <chart:axis chart:dimension="y" chart:name="primary-y" chart:style-name="ch6">
            <chart:grid chart:style-name="ch7" chart:class="major"/>
          </chart:axis>
          <chart:series chart:style-name="ch8" chart:values-cell-range-address="'4. CdR'.I7:'4. CdR'.K7" chart:label-cell-address="'4. CdR'.G7:'4. CdR'.G7" chart:class="chart:bar">
            <chart:data-point chart:repeated="3"/>
          </chart:series>
          <chart:series chart:style-name="ch9" chart:values-cell-range-address="'4. CdR'.I8:'4. CdR'.K8" chart:label-cell-address="'4. CdR'.G8:'4. CdR'.G8" chart:class="chart:bar">
            <chart:data-point chart:repeated="3"/>
          </chart:series>
          <chart:series chart:style-name="ch10" chart:values-cell-range-address="'4. CdR'.I9:'4. CdR'.K9" chart:label-cell-address="'4. CdR'.G9:'4. CdR'.G9" chart:class="chart:bar">
            <chart:data-point chart:repeated="3"/>
          </chart:series>
          <chart:series chart:style-name="ch11" chart:values-cell-range-address="'4. CdR'.I10:'4. CdR'.K10" chart:label-cell-address="'4. CdR'.G10:'4. CdR'.G10" chart:class="chart:bar">
            <chart:data-point chart:repeated="3"/>
          </chart:series>
          <chart:series chart:style-name="ch12" chart:values-cell-range-address="'4. CdR'.I11:'4. CdR'.K11" chart:label-cell-address="'4. CdR'.G11:'4. CdR'.G11" chart:class="chart:bar">
            <chart:data-point chart:repeated="3"/>
          </chart:series>
          <chart:series chart:style-name="ch13" chart:values-cell-range-address="'4. CdR'.I12:'4. CdR'.K12" chart:label-cell-address="'4. CdR'.G12:'4. CdR'.G12" chart:class="chart:bar">
            <chart:data-point/>
          </chart:series>
          <chart:series chart:style-name="ch14" chart:values-cell-range-address="'4. CdR'.I13:'4. CdR'.K13" chart:label-cell-address="'4. CdR'.G13:'4. CdR'.G13" chart:class="chart:bar">
            <chart:data-point/>
          </chart:series>
          <chart:series chart:style-name="ch15" chart:values-cell-range-address="'4. CdR'.I14:'4. CdR'.K14" chart:label-cell-address="'4. CdR'.G14:'4. CdR'.G14" chart:class="chart:bar">
            <chart:data-point/>
          </chart:series>
          <chart:series chart:style-name="ch16" chart:values-cell-range-address="'4. CdR'.I15:'4. CdR'.K15" chart:label-cell-address="'4. CdR'.G15:'4. CdR'.G15" chart:class="chart:bar">
            <chart:data-point/>
          </chart:series>
          <chart:series chart:style-name="ch17" chart:values-cell-range-address="'4. CdR'.I16:'4. CdR'.K16" chart:label-cell-address="'4. CdR'.G16:'4. CdR'.G16" chart:class="chart:bar">
            <chart:data-point/>
          </chart:series>
          <chart:series chart:style-name="ch18" chart:values-cell-range-address="'4. CdR'.I17:'4. CdR'.K17" chart:label-cell-address="'4. CdR'.G17:'4. CdR'.G17" chart:class="chart:bar">
            <chart:data-point/>
          </chart:series>
          <chart:series chart:style-name="ch19" chart:values-cell-range-address="'4. CdR'.I18:'4. CdR'.K18" chart:label-cell-address="'4. CdR'.G18:'4. CdR'.G18" chart:class="chart:bar">
            <chart:data-point/>
          </chart:series>
          <chart:series chart:style-name="ch20" chart:values-cell-range-address="'4. CdR'.I19:'4. CdR'.K19" chart:label-cell-address="'4. CdR'.G19:'4. CdR'.G19" chart:class="chart:bar">
            <chart:data-point/>
          </chart:series>
          <chart:series chart:style-name="ch21" chart:values-cell-range-address="'4. CdR'.I20:'4. CdR'.K20" chart:label-cell-address="'4. CdR'.G20:'4. CdR'.G20" chart:class="chart:bar">
            <chart:data-point/>
          </chart:series>
          <chart:series chart:style-name="ch22" chart:values-cell-range-address="'4. CdR'.I21:'4. CdR'.K21" chart:label-cell-address="'4. CdR'.G21:'4. CdR'.G21" chart:class="chart:bar">
            <chart:data-point/>
          </chart:series>
          <chart:series chart:style-name="ch23" chart:values-cell-range-address="'4. CdR'.I22:'4. CdR'.K22" chart:label-cell-address="'4. CdR'.G22:'4. CdR'.G22" chart:class="chart:bar">
            <chart:data-point/>
          </chart:series>
          <chart:series chart:style-name="ch24" chart:values-cell-range-address="'4. CdR'.I23:'4. CdR'.K23" chart:label-cell-address="'4. CdR'.G23:'4. CdR'.G23" chart:class="chart:bar">
            <chart:data-point/>
          </chart:series>
          <chart:series chart:style-name="ch25" chart:values-cell-range-address="'4. CdR'.I24:'4. CdR'.K24" chart:label-cell-address="'4. CdR'.G24:'4. CdR'.G24" chart:class="chart:bar">
            <chart:data-point/>
          </chart:series>
          <chart:series chart:style-name="ch26" chart:values-cell-range-address="'4. CdR'.I25:'4. CdR'.K25" chart:label-cell-address="'4. CdR'.G25:'4. CdR'.G25" chart:class="chart:bar">
            <chart:data-point/>
          </chart:series>
          <chart:series chart:style-name="ch27" chart:values-cell-range-address="'4. CdR'.I26:'4. CdR'.K26" chart:label-cell-address="'4. CdR'.G26:'4. CdR'.G26" chart:class="chart:bar">
            <chart:data-point/>
          </chart:series>
          <chart:series chart:style-name="ch28" chart:values-cell-range-address="'4. CdR'.I27:'4. CdR'.K27" chart:label-cell-address="'4. CdR'.G27:'4. CdR'.G27" chart:class="chart:bar">
            <chart:data-point/>
          </chart:series>
          <chart:series chart:style-name="ch29" chart:values-cell-range-address="'4. CdR'.I28:'4. CdR'.K28" chart:label-cell-address="'4. CdR'.G28:'4. CdR'.G28" chart:class="chart:bar">
            <chart:data-point/>
          </chart:series>
          <chart:series chart:style-name="ch30" chart:values-cell-range-address="'4. CdR'.I29:'4. CdR'.K29" chart:label-cell-address="'4. CdR'.G29:'4. CdR'.G29" chart:class="chart:bar">
            <chart:data-point/>
          </chart:series>
          <chart:series chart:style-name="ch31" chart:values-cell-range-address="'4. CdR'.I32:'4. CdR'.K32" chart:label-cell-address="'4. CdR'.G32:'4. CdR'.G32" chart:class="chart:bar">
            <chart:data-point chart:repeated="3"/>
          </chart:series>
          <chart:series chart:style-name="ch32" chart:values-cell-range-address="'4. CdR'.I38:'4. CdR'.K38" chart:label-cell-address="'4. CdR'.G38:'4. CdR'.G38" chart:class="chart:bar">
            <chart:data-point chart:repeated="3"/>
          </chart:series>
          <chart:series chart:style-name="ch33" chart:values-cell-range-address="'4. CdR'.I39:'4. CdR'.K39" chart:label-cell-address="'4. CdR'.G39:'4. CdR'.G39" chart:class="chart:bar">
            <chart:data-point chart:repeated="3"/>
          </chart:series>
          <chart:series chart:style-name="ch34" chart:values-cell-range-address="'4. CdR'.I40:'4. CdR'.K40" chart:label-cell-address="'4. CdR'.G40:'4. CdR'.G40" chart:class="chart:bar">
            <chart:data-point chart:repeated="3"/>
          </chart:series>
          <chart:wall chart:style-name="ch35"/>
          <chart:floor chart:style-name="ch36"/>
        </chart:plot-area>
        <table:table table:name="local-table">
          <table:table-header-columns>
            <table:table-column/>
          </table:table-header-columns>
          <table:table-columns>
            <table:table-column table:number-columns-repeated="5"/>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I5:'4. CdR'.K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Papier présentoirs</text:p>
                <draw:g>
                  <svg:desc>'4. CdR'.G7:'4. CdR'.G7</svg:desc>
                </draw:g>
              </table:table-cell>
              <table:table-cell office:value-type="float" office:value="0">
                <text:p>0</text:p>
                <draw:g>
                  <svg:desc>'4. CdR'.I7:'4. CdR'.K7</svg:desc>
                </draw:g>
              </table:table-cell>
              <table:table-cell office:value-type="float" office:value="0">
                <text:p>0</text:p>
              </table:table-cell>
              <table:table-cell office:value-type="float" office:value="0">
                <text:p>0</text:p>
              </table:table-cell>
            </table:table-row>
            <table:table-row>
              <table:table-cell office:value-type="string">
                <text:p>Papier librairies</text:p>
                <draw:g>
                  <svg:desc>'4. CdR'.G8:'4. CdR'.G8</svg:desc>
                </draw:g>
              </table:table-cell>
              <table:table-cell office:value-type="float" office:value="2264.15094339623">
                <text:p>2264.15094339623</text:p>
                <draw:g>
                  <svg:desc>'4. CdR'.I8:'4. CdR'.K8</svg:desc>
                </draw:g>
              </table:table-cell>
              <table:table-cell office:value-type="float" office:value="2264.15094339623">
                <text:p>2264.15094339623</text:p>
              </table:table-cell>
              <table:table-cell office:value-type="float" office:value="2264.15094339623">
                <text:p>2264.15094339623</text:p>
              </table:table-cell>
            </table:table-row>
            <table:table-row>
              <table:table-cell office:value-type="string">
                <text:p>Papier abonnements</text:p>
                <draw:g>
                  <svg:desc>'4. CdR'.G9:'4. CdR'.G9</svg:desc>
                </draw:g>
              </table:table-cell>
              <table:table-cell office:value-type="float" office:value="199306.41509434">
                <text:p>199306.41509434</text:p>
                <draw:g>
                  <svg:desc>'4. CdR'.I9:'4. CdR'.K9</svg:desc>
                </draw:g>
              </table:table-cell>
              <table:table-cell office:value-type="float" office:value="209796.226415094">
                <text:p>209796.226415094</text:p>
              </table:table-cell>
              <table:table-cell office:value-type="float" office:value="215041.132075472">
                <text:p>215041.132075472</text:p>
              </table:table-cell>
            </table:table-row>
            <table:table-row>
              <table:table-cell office:value-type="string">
                <text:p>Pub</text:p>
                <draw:g>
                  <svg:desc>'4. CdR'.G10:'4. CdR'.G10</svg:desc>
                </draw:g>
              </table:table-cell>
              <table:table-cell office:value-type="float" office:value="24793.3884297521">
                <text:p>24793.3884297521</text:p>
                <draw:g>
                  <svg:desc>'4. CdR'.I10:'4. CdR'.K10</svg:desc>
                </draw:g>
              </table:table-cell>
              <table:table-cell office:value-type="float" office:value="24793.3884297521">
                <text:p>24793.3884297521</text:p>
              </table:table-cell>
              <table:table-cell office:value-type="float" office:value="24793.3884297521">
                <text:p>24793.3884297521</text:p>
              </table:table-cell>
            </table:table-row>
            <table:table-row>
              <table:table-cell office:value-type="string">
                <text:p>Net à l'article</text:p>
                <draw:g>
                  <svg:desc>'4. CdR'.G11:'4. CdR'.G11</svg:desc>
                </draw:g>
              </table:table-cell>
              <table:table-cell office:value-type="float" office:value="0">
                <text:p>0</text:p>
                <draw:g>
                  <svg:desc>'4. CdR'.I11:'4. CdR'.K11</svg:desc>
                </draw:g>
              </table:table-cell>
              <table:table-cell office:value-type="float" office:value="0">
                <text:p>0</text:p>
              </table:table-cell>
              <table:table-cell office:value-type="float" office:value="0">
                <text:p>0</text:p>
              </table:table-cell>
            </table:table-row>
            <table:table-row>
              <table:table-cell office:value-type="string">
                <text:p/>
                <draw:g>
                  <svg:desc>'4. CdR'.G12:'4. CdR'.G12</svg:desc>
                </draw:g>
              </table:table-cell>
            </table:table-row>
            <table:table-row>
              <table:table-cell office:value-type="string">
                <text:p/>
                <draw:g>
                  <svg:desc>'4. CdR'.G13:'4. CdR'.G13</svg:desc>
                </draw:g>
              </table:table-cell>
            </table:table-row>
            <table:table-row>
              <table:table-cell office:value-type="string">
                <text:p/>
                <draw:g>
                  <svg:desc>'4. CdR'.G14:'4. CdR'.G14</svg:desc>
                </draw:g>
              </table:table-cell>
            </table:table-row>
            <table:table-row>
              <table:table-cell office:value-type="string">
                <text:p/>
                <draw:g>
                  <svg:desc>'4. CdR'.G15:'4. CdR'.G15</svg:desc>
                </draw:g>
              </table:table-cell>
            </table:table-row>
            <table:table-row>
              <table:table-cell office:value-type="string">
                <text:p/>
                <draw:g>
                  <svg:desc>'4. CdR'.G16:'4. CdR'.G16</svg:desc>
                </draw:g>
              </table:table-cell>
            </table:table-row>
            <table:table-row>
              <table:table-cell office:value-type="string">
                <text:p/>
                <draw:g>
                  <svg:desc>'4. CdR'.G17:'4. CdR'.G17</svg:desc>
                </draw:g>
              </table:table-cell>
            </table:table-row>
            <table:table-row>
              <table:table-cell office:value-type="string">
                <text:p/>
                <draw:g>
                  <svg:desc>'4. CdR'.G18:'4. CdR'.G18</svg:desc>
                </draw:g>
              </table:table-cell>
            </table:table-row>
            <table:table-row>
              <table:table-cell office:value-type="string">
                <text:p/>
                <draw:g>
                  <svg:desc>'4. CdR'.G19:'4. CdR'.G19</svg:desc>
                </draw:g>
              </table:table-cell>
            </table:table-row>
            <table:table-row>
              <table:table-cell office:value-type="string">
                <text:p/>
                <draw:g>
                  <svg:desc>'4. CdR'.G20:'4. CdR'.G20</svg:desc>
                </draw:g>
              </table:table-cell>
            </table:table-row>
            <table:table-row>
              <table:table-cell office:value-type="string">
                <text:p/>
                <draw:g>
                  <svg:desc>'4. CdR'.G21:'4. CdR'.G21</svg:desc>
                </draw:g>
              </table:table-cell>
            </table:table-row>
            <table:table-row>
              <table:table-cell office:value-type="string">
                <text:p/>
                <draw:g>
                  <svg:desc>'4. CdR'.G22:'4. CdR'.G22</svg:desc>
                </draw:g>
              </table:table-cell>
            </table:table-row>
            <table:table-row>
              <table:table-cell office:value-type="string">
                <text:p/>
                <draw:g>
                  <svg:desc>'4. CdR'.G23:'4. CdR'.G23</svg:desc>
                </draw:g>
              </table:table-cell>
            </table:table-row>
            <table:table-row>
              <table:table-cell office:value-type="string">
                <text:p/>
                <draw:g>
                  <svg:desc>'4. CdR'.G24:'4. CdR'.G24</svg:desc>
                </draw:g>
              </table:table-cell>
            </table:table-row>
            <table:table-row>
              <table:table-cell office:value-type="string">
                <text:p/>
                <draw:g>
                  <svg:desc>'4. CdR'.G25:'4. CdR'.G25</svg:desc>
                </draw:g>
              </table:table-cell>
            </table:table-row>
            <table:table-row>
              <table:table-cell office:value-type="string">
                <text:p/>
                <draw:g>
                  <svg:desc>'4. CdR'.G26:'4. CdR'.G26</svg:desc>
                </draw:g>
              </table:table-cell>
            </table:table-row>
            <table:table-row>
              <table:table-cell office:value-type="string">
                <text:p/>
                <draw:g>
                  <svg:desc>'4. CdR'.G27:'4. CdR'.G27</svg:desc>
                </draw:g>
              </table:table-cell>
            </table:table-row>
            <table:table-row>
              <table:table-cell office:value-type="string">
                <text:p/>
                <draw:g>
                  <svg:desc>'4. CdR'.G28:'4. CdR'.G28</svg:desc>
                </draw:g>
              </table:table-cell>
            </table:table-row>
            <table:table-row>
              <table:table-cell office:value-type="string">
                <text:p/>
                <draw:g>
                  <svg:desc>'4. CdR'.G29:'4. CdR'.G29</svg:desc>
                </draw:g>
              </table:table-cell>
            </table:table-row>
            <table:table-row>
              <table:table-cell office:value-type="string">
                <text:p>73 Cotisations, Dons, Legs et Subsides</text:p>
                <draw:g>
                  <svg:desc>'4. CdR'.G32:'4. CdR'.G32</svg:desc>
                </draw:g>
              </table:table-cell>
              <table:table-cell office:value-type="float" office:value="0">
                <text:p>0</text:p>
                <draw:g>
                  <svg:desc>'4. CdR'.I12:'4. CdR'.K12</svg:desc>
                </draw:g>
              </table:table-cell>
              <table:table-cell office:value-type="float" office:value="0">
                <text:p>0</text:p>
              </table:table-cell>
              <table:table-cell office:value-type="float" office:value="0">
                <text:p>0</text:p>
              </table:table-cell>
            </table:table-row>
            <table:table-row>
              <table:table-cell office:value-type="string">
                <text:p>74 Autres produits d'exploitation</text:p>
                <draw:g>
                  <svg:desc>'4. CdR'.G38:'4. CdR'.G38</svg:desc>
                </draw:g>
              </table:table-cell>
              <table:table-cell office:value-type="float" office:value="0">
                <text:p>0</text:p>
                <draw:g>
                  <svg:desc>'4. CdR'.I13:'4. CdR'.K13</svg:desc>
                </draw:g>
              </table:table-cell>
              <table:table-cell office:value-type="float" office:value="NaN">
                <text:p>NaN</text:p>
              </table:table-cell>
              <table:table-cell office:value-type="float" office:value="NaN">
                <text:p>NaN</text:p>
              </table:table-cell>
            </table:table-row>
            <table:table-row>
              <table:table-cell office:value-type="string">
                <text:p>75 Produits financiers</text:p>
                <draw:g>
                  <svg:desc>'4. CdR'.G39:'4. CdR'.G39</svg:desc>
                </draw:g>
              </table:table-cell>
              <table:table-cell office:value-type="float" office:value="NaN">
                <text:p>NaN</text:p>
                <draw:g>
                  <svg:desc>'4. CdR'.I14:'4. CdR'.K14</svg:desc>
                </draw:g>
              </table:table-cell>
              <table:table-cell office:value-type="float" office:value="NaN">
                <text:p>NaN</text:p>
              </table:table-cell>
              <table:table-cell office:value-type="float" office:value="NaN">
                <text:p>NaN</text:p>
              </table:table-cell>
            </table:table-row>
            <table:table-row>
              <table:table-cell office:value-type="string">
                <text:p>76 Produits exceptionnels</text:p>
                <draw:g>
                  <svg:desc>'4. CdR'.G40:'4. CdR'.G40</svg:desc>
                </draw:g>
              </table:table-cell>
              <table:table-cell office:value-type="float" office:value="NaN">
                <text:p>NaN</text:p>
                <draw:g>
                  <svg:desc>'4. CdR'.I15:'4. CdR'.K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